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6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769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1.5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fo:color="#ff0000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color="#ff0000"/>
    </style:style>
    <style:style style:name="ce6" style:family="table-cell" style:parent-style-name="Default">
      <style:table-cell-properties fo:border-bottom="0.74pt solid #000000" fo:border-left="0.74pt solid #000000" fo:border-right="none" fo:border-top="none"/>
      <style:text-properties fo:color="#ff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color="#ff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order-left="none" fo:border-right="0.74pt solid #000000" fo:border-top="0.74pt solid #000000"/>
      <style:text-properties fo:color="#ff0000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fo:color="#ff0000"/>
    </style:style>
    <style:style style:name="ce51" style:family="table-cell" style:parent-style-name="Default">
      <style:table-cell-properties fo:background-color="#ffff00" style:text-align-source="fix" style:repeat-content="false" fo:border="2.01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3" style:family="table-cell" style:parent-style-name="Default">
      <style:table-cell-properties fo:background-color="#fff5ce"/>
      <style:text-properties fo:color="#00a933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47" style:family="table-cell" style:parent-style-name="Default">
      <style:table-cell-properties fo:background-color="#fff5ce"/>
    </style:style>
    <style:style style:name="ce57" style:family="table-cell" style:parent-style-name="Default">
      <style:table-cell-properties fo:background-color="#fff5ce"/>
      <style:text-properties fo:color="#00a933" fo:font-style="normal" style:font-style-asian="normal" style:font-style-complex="normal"/>
    </style:style>
    <style:style style:name="ce58" style:family="table-cell" style:parent-style-name="Default">
      <style:table-cell-properties fo:background-color="#fff5ce"/>
      <style:text-properties fo:font-style="normal" style:font-style-asian="normal" style:font-style-complex="normal"/>
    </style:style>
    <style:style style:name="ce50" style:family="table-cell" style:parent-style-name="Default">
      <style:text-properties fo:font-style="italic" style:font-style-asian="italic" style:font-style-complex="italic"/>
    </style:style>
    <style:style style:name="ce56" style:family="table-cell" style:parent-style-name="Default">
      <style:table-cell-properties fo:background-color="#999999"/>
    </style:style>
    <style:style style:name="ce44" style:family="table-cell" style:parent-style-name="Default">
      <style:text-properties style:use-window-font-color="true"/>
    </style:style>
    <style:style style:name="ce52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5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textarea-horizontal-align="justify" draw:textarea-vertical-align="middle" draw:auto-grow-height="false" fo:min-height="1.175cm" fo:min-width="4.086cm"/>
    </style:style>
    <style:style style:name="gr2" style:family="graphic">
      <style:graphic-properties draw:textarea-horizontal-align="justify" draw:textarea-vertical-align="middle" draw:auto-grow-height="false" fo:min-height="1.2cm" fo:min-width="4.114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ART" table:style-name="ta1">
        <office:forms form:automatic-focus="false" form:apply-design-mode="false"/>
        <table:shapes>
          <draw:custom-shape draw:z-index="0" draw:name="Export" draw:style-name="gr1" draw:text-style-name="P1" svg:width="4.212cm" svg:height="1.301cm" svg:x="1.06cm" svg:y="0.452cm">
            <office:event-listeners>
              <script:event-listener script:language="ooo:script" script:event-name="dom:click" xlink:href="vnd.sun.star.script:Standard.Module1.Main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40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I</text:p>
          </table:table-cell>
          <table:table-cell table:number-columns-repeated="5"/>
          <table:table-cell office:value-type="string" calcext:value-type="string">
            <text:p>II</text:p>
          </table:table-cell>
          <table:table-cell table:number-columns-repeated="5"/>
          <table:table-cell office:value-type="string" calcext:value-type="string">
            <text:p>III</text:p>
          </table:table-cell>
          <table:table-cell table:number-columns-repeated="5"/>
          <table:table-cell office:value-type="string" calcext:value-type="string">
            <text:p>IV</text:p>
          </table:table-cell>
          <table:table-cell table:number-columns-repeated="5"/>
          <table:table-cell office:value-type="string" calcext:value-type="string">
            <text:p>V</text:p>
          </table:table-cell>
          <table:table-cell table:number-columns-repeated="5"/>
          <table:table-cell office:value-type="string" calcext:value-type="string">
            <text:p>VI</text:p>
          </table:table-cell>
          <table:table-cell table:number-columns-repeated="5"/>
          <table:table-cell office:value-type="string" calcext:value-type="string">
            <text:p>VII</text:p>
          </table:table-cell>
          <table:table-cell table:number-columns-repeated="5"/>
          <table:table-cell office:value-type="string" calcext:value-type="string">
            <text:p>VIII</text:p>
          </table:table-cell>
          <table:table-cell table:number-columns-repeated="5"/>
          <table:table-cell office:value-type="string" calcext:value-type="string">
            <text:p>I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I</text:p>
          </table:table-cell>
          <table:table-cell table:number-columns-repeated="5"/>
          <table:table-cell office:value-type="string" calcext:value-type="string">
            <text:p>XII</text:p>
          </table:table-cell>
          <table:table-cell table:number-columns-repeated="5"/>
          <table:table-cell office:value-type="string" calcext:value-type="string">
            <text:p>XIII</text:p>
          </table:table-cell>
          <table:table-cell table:number-columns-repeated="5"/>
          <table:table-cell office:value-type="string" calcext:value-type="string">
            <text:p>XIV</text:p>
          </table:table-cell>
          <table:table-cell table:number-columns-repeated="5"/>
          <table:table-cell office:value-type="string" calcext:value-type="string">
            <text:p>XV</text:p>
          </table:table-cell>
          <table:table-cell table:number-columns-repeated="5"/>
          <table:table-cell office:value-type="string" calcext:value-type="string">
            <text:p>XVI</text:p>
          </table:table-cell>
          <table:table-cell table:number-columns-repeated="5"/>
          <table:table-cell office:value-type="string" calcext:value-type="string">
            <text:p>XVII</text:p>
          </table:table-cell>
          <table:table-cell table:number-columns-repeated="5"/>
          <table:table-cell office:value-type="string" calcext:value-type="string">
            <text:p>XVIII</text:p>
          </table:table-cell>
          <table:table-cell table:number-columns-repeated="5"/>
          <table:table-cell office:value-type="string" calcext:value-type="string">
            <text:p>XIX</text:p>
          </table:table-cell>
          <table:table-cell table:number-columns-repeated="5"/>
          <table:table-cell office:value-type="string" calcext:value-type="string">
            <text:p>XX</text:p>
          </table:table-cell>
          <table:table-cell table:number-columns-repeated="5"/>
          <table:table-cell office:value-type="string" calcext:value-type="string">
            <text:p>XXI</text:p>
          </table:table-cell>
          <table:table-cell table:number-columns-repeated="5"/>
          <table:table-cell office:value-type="string" calcext:value-type="string">
            <text:p>XXII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8" office:value-type="float" office:value="0" calcext:value-type="float">
            <text:p>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2.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 office:value-type="float" office:value="432" calcext:value-type="float">
            <text:p>432</text:p>
          </table:table-cell>
          <table:table-cell table:style-name="ce7" office:value-type="string" calcext:value-type="string">
            <text:p>s1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float" office:value="85" calcext:value-type="float">
            <text:p>85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7" calcext:value-type="float">
            <text:p>87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Voice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89" calcext:value-type="float">
            <text:p>89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89" calcext:value-type="float">
            <text:p>289</text:p>
          </table:table-cell>
          <table:table-cell table:style-name="ce17" office:value-type="string" calcext:value-type="string">
            <text:p>s2.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Path</text:p>
          </table:table-cell>
          <table:table-cell table:style-name="Default" office:value-type="string" calcext:value-type="string">
            <text:p>/media/Documents/Partitions/lilypond/18-BrahmsDouble/00-Common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1" calcext:value-type="float">
            <text:p>291</text:p>
          </table:table-cell>
          <table:table-cell table:style-name="ce17" office:value-type="string" calcext:value-type="string">
            <text:p>s1</text:p>
          </table:table-cell>
          <table:table-cell table:number-columns-repeated="134"/>
        </table:table-row>
        <table:table-row table:style-name="ro1">
          <table:table-cell office:value-type="string" calcext:value-type="string">
            <text:p>File</text:p>
          </table:table-cell>
          <table:table-cell table:style-name="Default" office:value-type="string" calcext:value-type="string">
            <text:p>DoubleConcerto_Format_temp.ly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9"/>
          <table:table-cell table:style-name="ce7" table:number-columns-repeated="3"/>
          <table:table-cell table:style-name="ce7" office:value-type="float" office:value="293" calcext:value-type="float">
            <text:p>293</text:p>
          </table:table-cell>
          <table:table-cell table:style-name="ce17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ce10"/>
          <table:table-cell table:style-name="ce15" table:number-columns-repeated="3"/>
          <table:table-cell table:style-name="ce15" office:value-type="float" office:value="341" calcext:value-type="float">
            <text:p>341</text:p>
          </table:table-cell>
          <table:table-cell table:style-name="ce18" office:value-type="string" calcext:value-type="string">
            <text:p>s2</text:p>
          </table:table-cell>
          <table:table-cell table:number-columns-repeated="13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 office:value-type="string" calcext:value-type="string">
            <text:p>commande sed pour remettre en forme le fichier :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1"/>
          <table:table-cell office:value-type="string" calcext:value-type="string">
            <text:p>Flute I</text:p>
          </table:table-cell>
          <table:table-cell table:number-columns-repeated="5"/>
          <table:table-cell office:value-type="string" calcext:value-type="string">
            <text:p>Flute II</text:p>
          </table:table-cell>
          <table:table-cell table:number-columns-repeated="5"/>
          <table:table-cell office:value-type="string" calcext:value-type="string">
            <text:p>Oboe I</text:p>
          </table:table-cell>
          <table:table-cell table:number-columns-repeated="5"/>
          <table:table-cell office:value-type="string" calcext:value-type="string">
            <text:p>Oboe II</text:p>
          </table:table-cell>
          <table:table-cell table:number-columns-repeated="5"/>
          <table:table-cell office:value-type="string" calcext:value-type="string">
            <text:p>Klarinet I</text:p>
          </table:table-cell>
          <table:table-cell table:number-columns-repeated="5"/>
          <table:table-cell office:value-type="string" calcext:value-type="string">
            <text:p>Klarinet II</text:p>
          </table:table-cell>
          <table:table-cell table:number-columns-repeated="5"/>
          <table:table-cell office:value-type="string" calcext:value-type="string">
            <text:p>Faggott I</text:p>
          </table:table-cell>
          <table:table-cell table:number-columns-repeated="5"/>
          <table:table-cell office:value-type="string" calcext:value-type="string">
            <text:p>Faggot II</text:p>
          </table:table-cell>
          <table:table-cell table:number-columns-repeated="5"/>
          <table:table-cell office:value-type="string" calcext:value-type="string">
            <text:p>Horn I</text:p>
          </table:table-cell>
          <table:table-cell table:number-columns-repeated="5"/>
          <table:table-cell office:value-type="string" calcext:value-type="string">
            <text:p>Horn II</text:p>
          </table:table-cell>
          <table:table-cell table:number-columns-repeated="5"/>
          <table:table-cell office:value-type="string" calcext:value-type="string">
            <text:p>Horn III</text:p>
          </table:table-cell>
          <table:table-cell table:number-columns-repeated="5"/>
          <table:table-cell office:value-type="string" calcext:value-type="string">
            <text:p>Horn IV</text:p>
          </table:table-cell>
          <table:table-cell table:number-columns-repeated="5"/>
          <table:table-cell office:value-type="string" calcext:value-type="string">
            <text:p>Trumpet I</text:p>
          </table:table-cell>
          <table:table-cell table:number-columns-repeated="5"/>
          <table:table-cell office:value-type="string" calcext:value-type="string">
            <text:p>Trumpet II</text:p>
          </table:table-cell>
          <table:table-cell table:number-columns-repeated="5"/>
          <table:table-cell office:value-type="string" calcext:value-type="string">
            <text:p>Pauken</text:p>
          </table:table-cell>
          <table:table-cell table:number-columns-repeated="5"/>
          <table:table-cell office:value-type="string" calcext:value-type="string">
            <text:p>Solo-Viol</text:p>
          </table:table-cell>
          <table:table-cell table:number-columns-repeated="5"/>
          <table:table-cell office:value-type="string" calcext:value-type="string">
            <text:p>Solo-Vlc</text:p>
          </table:table-cell>
          <table:table-cell table:number-columns-repeated="5"/>
          <table:table-cell office:value-type="string" calcext:value-type="string">
            <text:p>Violin I</text:p>
          </table:table-cell>
          <table:table-cell table:number-columns-repeated="5"/>
          <table:table-cell office:value-type="string" calcext:value-type="string">
            <text:p>Violin II</text:p>
          </table:table-cell>
          <table:table-cell table:number-columns-repeated="5"/>
          <table:table-cell office:value-type="string" calcext:value-type="string">
            <text:p>Bratsche</text:p>
          </table:table-cell>
          <table:table-cell table:number-columns-repeated="5"/>
          <table:table-cell office:value-type="string" calcext:value-type="string">
            <text:p>Violoncello</text:p>
          </table:table-cell>
          <table:table-cell table:number-columns-repeated="5"/>
          <table:table-cell office:value-type="string" calcext:value-type="string">
            <text:p>Kontrab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d -r '/^[s ]/ {N;N;N;s/\n/ /g};s/ format/\nformat/g;s/ }/\n}/g;s/ \\override/\n\\override/g' 00_DoubleConcerto_Format_Klarinetten.ly | sed -r 's/^([\\s ])/\t&amp;/g' &gt; res.ly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office:value-type="string" calcext:value-type="string">
            <text:p>Active</text:p>
          </table:table-cell>
          <table:table-cell table:style-name="ce3" office:value-type="string" calcext:value-type="string">
            <text:p>Voice</text:p>
          </table:table-cell>
          <table:table-cell table:style-name="ce3" table:number-columns-repeated="4"/>
          <table:table-cell table:number-columns-repeated="2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  <table:table-cell office:value-type="string" calcext:value-type="string">
            <text:p>Act</text:p>
          </table:table-cell>
          <table:table-cell office:value-type="string" calcext:value-type="string">
            <text:p>Voice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6:.$ET16];MATCH([.$B$7];[.$S$1:.$ET$1];0)+[.K$1])=&quot;&quot;;&quot;&quot;;INDEX([.$S16:.$ET16];MATCH([.$B$7];[.$S$1:.$ET$1];0)+[.K$1]))" office:value-type="string" office:string-value="Y" calcext:value-type="string">
            <text:p>Y</text:p>
          </table:table-cell>
          <table:table-cell table:style-name="ce3" table:formula="of:=IF(INDEX([.$S16:.$ET16];MATCH([.$B$7];[.$S$1:.$ET$1];0)+[.L$1])=&quot;&quot;;&quot;&quot;;INDEX([.$S16:.$ET16];MATCH([.$B$7];[.$S$1:.$ET$1];0)+[.L$1]))" office:value-type="string" office:string-value="formatMvtIVoiceV" calcext:value-type="string">
            <text:p>formatMvt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Voice&quot;&amp;[.S$2]" office:value-type="string" office:string-value="formatMvtIVoiceI" calcext:value-type="string">
            <text:p>formatMvt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Y$2]" office:value-type="string" office:string-value="formatMvtIVoiceII" calcext:value-type="string">
            <text:p>formatMvt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E$2]" office:value-type="string" office:string-value="formatMvtIVoiceIII" calcext:value-type="string">
            <text:p>formatMvt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K$2]" office:value-type="string" office:string-value="formatMvtIVoiceIV" calcext:value-type="string">
            <text:p>formatMvt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Q$2]" office:value-type="string" office:string-value="formatMvtIVoiceV" calcext:value-type="string">
            <text:p>formatMvt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AW$2]" office:value-type="string" office:string-value="formatMvtIVoiceVI" calcext:value-type="string">
            <text:p>formatMvt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C$2]" office:value-type="string" office:string-value="formatMvtIVoiceVII" calcext:value-type="string">
            <text:p>formatMvt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I$2]" office:value-type="string" office:string-value="formatMvtIVoiceVIII" calcext:value-type="string">
            <text:p>formatMvt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O$2]" office:value-type="string" office:string-value="formatMvtIVoiceIX" calcext:value-type="string">
            <text:p>formatMvt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BU$2]" office:value-type="string" office:string-value="formatMvtIVoiceX" calcext:value-type="string">
            <text:p>formatMvt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A$2]" office:value-type="string" office:string-value="formatMvtIVoiceXI" calcext:value-type="string">
            <text:p>formatMvt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G$2]" office:value-type="string" office:string-value="formatMvtIVoiceXII" calcext:value-type="string">
            <text:p>formatMvt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M$2]" office:value-type="string" office:string-value="formatMvtIVoiceXIII" calcext:value-type="string">
            <text:p>formatMvt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S$2]" office:value-type="string" office:string-value="formatMvtIVoiceXIV" calcext:value-type="string">
            <text:p>formatMvt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CY$2]" office:value-type="string" office:string-value="formatMvtIVoiceXV" calcext:value-type="string">
            <text:p>formatMvt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E$2]" office:value-type="string" office:string-value="formatMvtIVoiceXVI" calcext:value-type="string">
            <text:p>formatMvt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K$2]" office:value-type="string" office:string-value="formatMvtIVoiceXVII" calcext:value-type="string">
            <text:p>formatMvt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Q$2]" office:value-type="string" office:string-value="formatMvtIVoiceXVIII" calcext:value-type="string">
            <text:p>formatMvt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DW$2]" office:value-type="string" office:string-value="formatMvtIVoiceXIX" calcext:value-type="string">
            <text:p>formatMvt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C$2]" office:value-type="string" office:string-value="formatMvtIVoiceXX" calcext:value-type="string">
            <text:p>formatMvt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I$2]" office:value-type="string" office:string-value="formatMvtIVoiceXXI" calcext:value-type="string">
            <text:p>formatMvt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Voice&quot;&amp;[.EO$2]" office:value-type="string" office:string-value="formatMvtIVoiceXXII" calcext:value-type="string">
            <text:p>formatMvt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7:.$ET17];MATCH([.$B$7];[.$S$1:.$ET$1];0)+[.K$1])=&quot;&quot;;&quot;&quot;;INDEX([.$S17:.$ET17];MATCH([.$B$7];[.$S$1:.$ET$1];0)+[.K$1]))" office:value-type="string" office:string-value="Y" calcext:value-type="string">
            <text:p>Y</text:p>
          </table:table-cell>
          <table:table-cell table:style-name="ce3" table:formula="of:=IF(INDEX([.$S17:.$ET17];MATCH([.$B$7];[.$S$1:.$ET$1];0)+[.L$1])=&quot;&quot;;&quot;&quot;;INDEX([.$S17:.$ET17];MATCH([.$B$7];[.$S$1:.$ET$1];0)+[.L$1]))" office:value-type="string" office:string-value="formatMvtIIVoiceV" calcext:value-type="string">
            <text:p>formatMvt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Voice&quot;&amp;[.S$2]" office:value-type="string" office:string-value="formatMvtIIVoiceI" calcext:value-type="string">
            <text:p>formatMvt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Y$2]" office:value-type="string" office:string-value="formatMvtIIVoiceII" calcext:value-type="string">
            <text:p>formatMvt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E$2]" office:value-type="string" office:string-value="formatMvtIIVoiceIII" calcext:value-type="string">
            <text:p>formatMvt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K$2]" office:value-type="string" office:string-value="formatMvtIIVoiceIV" calcext:value-type="string">
            <text:p>formatMvt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Q$2]" office:value-type="string" office:string-value="formatMvtIIVoiceV" calcext:value-type="string">
            <text:p>formatMvt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AW$2]" office:value-type="string" office:string-value="formatMvtIIVoiceVI" calcext:value-type="string">
            <text:p>formatMvt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C$2]" office:value-type="string" office:string-value="formatMvtIIVoiceVII" calcext:value-type="string">
            <text:p>formatMvt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I$2]" office:value-type="string" office:string-value="formatMvtIIVoiceVIII" calcext:value-type="string">
            <text:p>formatMvt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O$2]" office:value-type="string" office:string-value="formatMvtIIVoiceIX" calcext:value-type="string">
            <text:p>formatMvt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BU$2]" office:value-type="string" office:string-value="formatMvtIIVoiceX" calcext:value-type="string">
            <text:p>formatMvt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A$2]" office:value-type="string" office:string-value="formatMvtIIVoiceXI" calcext:value-type="string">
            <text:p>formatMvt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G$2]" office:value-type="string" office:string-value="formatMvtIIVoiceXII" calcext:value-type="string">
            <text:p>formatMvt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M$2]" office:value-type="string" office:string-value="formatMvtIIVoiceXIII" calcext:value-type="string">
            <text:p>formatMvt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CS$2]" office:value-type="string" office:string-value="formatMvtIIVoiceXIV" calcext:value-type="string">
            <text:p>formatMvtIIVoiceXIV</text:p>
          </table:table-cell>
          <table:table-cell table:number-columns-repeated="4"/>
          <table:table-cell table:style-name="ce7" office:value-type="string" calcext:value-type="string">
            <text:p>N</text:p>
          </table:table-cell>
          <table:table-cell table:formula="of:=&quot;formatMvtIIVoice&quot;&amp;[.CY$2]" office:value-type="string" office:string-value="formatMvtIIVoiceXV" calcext:value-type="string">
            <text:p>formatMvt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E$2]" office:value-type="string" office:string-value="formatMvtIIVoiceXVI" calcext:value-type="string">
            <text:p>formatMvt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K$2]" office:value-type="string" office:string-value="formatMvtIIVoiceXVII" calcext:value-type="string">
            <text:p>formatMvt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Q$2]" office:value-type="string" office:string-value="formatMvtIIVoiceXVIII" calcext:value-type="string">
            <text:p>formatMvt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DW$2]" office:value-type="string" office:string-value="formatMvtIIVoiceXIX" calcext:value-type="string">
            <text:p>formatMvt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C$2]" office:value-type="string" office:string-value="formatMvtIIVoiceXX" calcext:value-type="string">
            <text:p>formatMvt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I$2]" office:value-type="string" office:string-value="formatMvtIIVoiceXXI" calcext:value-type="string">
            <text:p>formatMvt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Voice&quot;&amp;[.EO$2]" office:value-type="string" office:string-value="formatMvtIIVoiceXXII" calcext:value-type="string">
            <text:p>formatMvt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/>
          <table:table-cell table:style-name="ce3" table:formula="of:=IF(INDEX([.$S18:.$ET18];MATCH([.$B$7];[.$S$1:.$ET$1];0)+[.K$1])=&quot;&quot;;&quot;&quot;;INDEX([.$S18:.$ET18];MATCH([.$B$7];[.$S$1:.$ET$1];0)+[.K$1]))" office:value-type="string" office:string-value="Y" calcext:value-type="string">
            <text:p>Y</text:p>
          </table:table-cell>
          <table:table-cell table:style-name="ce3" table:formula="of:=IF(INDEX([.$S18:.$ET18];MATCH([.$B$7];[.$S$1:.$ET$1];0)+[.L$1])=&quot;&quot;;&quot;&quot;;INDEX([.$S18:.$ET18];MATCH([.$B$7];[.$S$1:.$ET$1];0)+[.L$1]))" office:value-type="string" office:string-value="formatMvtIIIVoiceV" calcext:value-type="string">
            <text:p>formatMvtIIIVoiceV</text:p>
          </table:table-cell>
          <table:table-cell table:style-name="ce3" table:number-columns-repeated="4"/>
          <table:table-cell table:number-columns-repeated="2"/>
          <table:table-cell table:style-name="ce7" office:value-type="string" calcext:value-type="string">
            <text:p>Y</text:p>
          </table:table-cell>
          <table:table-cell table:formula="of:=&quot;formatMvtIIIVoice&quot;&amp;[.S$2]" office:value-type="string" office:string-value="formatMvtIIIVoiceI" calcext:value-type="string">
            <text:p>formatMvtIIIVoice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Y$2]" office:value-type="string" office:string-value="formatMvtIIIVoiceII" calcext:value-type="string">
            <text:p>formatMvtIIIVoice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E$2]" office:value-type="string" office:string-value="formatMvtIIIVoiceIII" calcext:value-type="string">
            <text:p>formatMvtIIIVoice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K$2]" office:value-type="string" office:string-value="formatMvtIIIVoiceIV" calcext:value-type="string">
            <text:p>formatMvtIIIVoice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Q$2]" office:value-type="string" office:string-value="formatMvtIIIVoiceV" calcext:value-type="string">
            <text:p>formatMvtIIIVoice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AW$2]" office:value-type="string" office:string-value="formatMvtIIIVoiceVI" calcext:value-type="string">
            <text:p>formatMvtIIIVoice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C$2]" office:value-type="string" office:string-value="formatMvtIIIVoiceVII" calcext:value-type="string">
            <text:p>formatMvtIIIVoice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I$2]" office:value-type="string" office:string-value="formatMvtIIIVoiceVIII" calcext:value-type="string">
            <text:p>formatMvtIIIVoice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O$2]" office:value-type="string" office:string-value="formatMvtIIIVoiceIX" calcext:value-type="string">
            <text:p>formatMvtIIIVoice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BU$2]" office:value-type="string" office:string-value="formatMvtIIIVoiceX" calcext:value-type="string">
            <text:p>formatMvtIIIVoice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A$2]" office:value-type="string" office:string-value="formatMvtIIIVoiceXI" calcext:value-type="string">
            <text:p>formatMvtIIIVoice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G$2]" office:value-type="string" office:string-value="formatMvtIIIVoiceXII" calcext:value-type="string">
            <text:p>formatMvtIIIVoiceX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M$2]" office:value-type="string" office:string-value="formatMvtIIIVoiceXIII" calcext:value-type="string">
            <text:p>formatMvtIIIVoiceX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S$2]" office:value-type="string" office:string-value="formatMvtIIIVoiceXIV" calcext:value-type="string">
            <text:p>formatMvtIIIVoiceXI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CY$2]" office:value-type="string" office:string-value="formatMvtIIIVoiceXV" calcext:value-type="string">
            <text:p>formatMvtIIIVoiceXV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E$2]" office:value-type="string" office:string-value="formatMvtIIIVoiceXVI" calcext:value-type="string">
            <text:p>formatMvtIIIVoiceXV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K$2]" office:value-type="string" office:string-value="formatMvtIIIVoiceXVII" calcext:value-type="string">
            <text:p>formatMvtIIIVoiceXV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Q$2]" office:value-type="string" office:string-value="formatMvtIIIVoiceXVIII" calcext:value-type="string">
            <text:p>formatMvtIIIVoiceXVII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DW$2]" office:value-type="string" office:string-value="formatMvtIIIVoiceXIX" calcext:value-type="string">
            <text:p>formatMvtIIIVoiceXI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C$2]" office:value-type="string" office:string-value="formatMvtIIIVoiceXX" calcext:value-type="string">
            <text:p>formatMvtIIIVoiceXX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I$2]" office:value-type="string" office:string-value="formatMvtIIIVoiceXXI" calcext:value-type="string">
            <text:p>formatMvtIIIVoiceXXI</text:p>
          </table:table-cell>
          <table:table-cell table:number-columns-repeated="4"/>
          <table:table-cell table:style-name="ce7" office:value-type="string" calcext:value-type="string">
            <text:p>Y</text:p>
          </table:table-cell>
          <table:table-cell table:formula="of:=&quot;formatMvtIIIVoice&quot;&amp;[.EO$2]" office:value-type="string" office:string-value="formatMvtIIIVoiceXXII" calcext:value-type="string">
            <text:p>formatMvtIIIVoiceXXII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  <table:table-cell table:style-name="ce3" table:number-columns-repeated="7"/>
          <table:table-cell table:number-columns-repeated="13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2"/>
          <table:table-cell table:style-name="ce4"/>
          <table:table-cell table:style-name="ce11" table:formula="of:=IF(INDEX([.$S20:.$ET20];MATCH([.$B$7];[.$S$1:.$ET$1];0)+[.K$1])=&quot;&quot;;&quot;&quot;;INDEX([.$S20:.$ET20];MATCH([.$B$7];[.$S$1:.$ET$1];0)+[.K$1]))" office:value-type="string" office:string-value="Mvt 1" calcext:value-type="string">
            <text:p>Mvt 1</text:p>
          </table:table-cell>
          <table:table-cell table:style-name="ce11" table:formula="of:=IF(INDEX([.$S20:.$ET20];MATCH([.$B$7];[.$S$1:.$ET$1];0)+[.L$1])=&quot;&quot;;&quot;&quot;;INDEX([.$S20:.$ET20];MATCH([.$B$7];[.$S$1:.$ET$1];0)+[.L$1]))">
            <text:p/>
          </table:table-cell>
          <table:table-cell table:style-name="ce11" table:formula="of:=IF(INDEX([.$S20:.$ET20];MATCH([.$B$7];[.$S$1:.$ET$1];0)+[.M$1])=&quot;&quot;;&quot;&quot;;INDEX([.$S20:.$ET20];MATCH([.$B$7];[.$S$1:.$ET$1];0)+[.M$1]))" office:value-type="string" office:string-value="Mvt 2" calcext:value-type="string">
            <text:p>Mvt 2</text:p>
          </table:table-cell>
          <table:table-cell table:style-name="ce11" table:formula="of:=IF(INDEX([.$S20:.$ET20];MATCH([.$B$7];[.$S$1:.$ET$1];0)+[.N$1])=&quot;&quot;;&quot;&quot;;INDEX([.$S20:.$ET20];MATCH([.$B$7];[.$S$1:.$ET$1];0)+[.N$1]))">
            <text:p/>
          </table:table-cell>
          <table:table-cell table:style-name="ce11" table:formula="of:=IF(INDEX([.$S20:.$ET20];MATCH([.$B$7];[.$S$1:.$ET$1];0)+[.O$1])=&quot;&quot;;&quot;&quot;;INDEX([.$S20:.$ET20];MATCH([.$B$7];[.$S$1:.$ET$1];0)+[.O$1]))" office:value-type="string" office:string-value="Mvt 3" calcext:value-type="string">
            <text:p>Mvt 3</text:p>
          </table:table-cell>
          <table:table-cell table:style-name="ce19" table:formula="of:=IF(INDEX([.$S20:.$ET20];MATCH([.$B$7];[.$S$1:.$ET$1];0)+[.P$1])=&quot;&quot;;&quot;&quot;;INDEX([.$S20:.$ET20];MATCH([.$B$7];[.$S$1:.$ET$1];0)+[.P$1]))">
            <text:p/>
          </table:table-cell>
          <table:table-cell table:number-columns-repeated="2"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  <table:table-cell office:value-type="string" calcext:value-type="string">
            <text:p>Mvt 1</text:p>
          </table:table-cell>
          <table:table-cell/>
          <table:table-cell office:value-type="string" calcext:value-type="string">
            <text:p>Mvt 2</text:p>
          </table:table-cell>
          <table:table-cell/>
          <table:table-cell office:value-type="string" calcext:value-type="string">
            <text:p>Mvt 3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6]&amp;&quot; = {&quot;" office:value-type="string" office:string-value="formatMvtIVoiceV = {" calcext:value-type="string">
            <text:p>formatMvtIVoiceV = {</text:p>
          </table:table-cell>
          <table:table-cell table:number-columns-repeated="2"/>
          <table:table-cell table:style-name="ce4"/>
          <table:table-cell table:style-name="ce11" table:number-columns-repeated="5"/>
          <table:table-cell table:style-name="ce19"/>
          <table:table-cell table:number-columns-repeated="1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K$4:.$K$101];[.A22]));&quot;&quot;;SMALL([.$K$4:.$K$101];[.A22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6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2" table:formula="of:=IF(INDEX([.$S22:.$ET22];MATCH([.$B$7];[.$S$1:.$ET$1];0)+[.K$1])=&quot;&quot;;&quot;&quot;;INDEX([.$S22:.$ET22];MATCH([.$B$7];[.$S$1:.$ET$1];0)+[.K$1]))" office:value-type="float" office:value="1" calcext:value-type="float">
            <text:p>1</text:p>
          </table:table-cell>
          <table:table-cell table:style-name="ce12" table:formula="of:=IF(INDEX([.$S22:.$ET22];MATCH([.$B$7];[.$S$1:.$ET$1];0)+[.L$1])=&quot;&quot;;&quot;&quot;;INDEX([.$S22:.$ET22];MATCH([.$B$7];[.$S$1:.$ET$1];0)+[.L$1]))">
            <text:p/>
          </table:table-cell>
          <table:table-cell table:style-name="ce12" table:formula="of:=IF(INDEX([.$S22:.$ET22];MATCH([.$B$7];[.$S$1:.$ET$1];0)+[.M$1])=&quot;&quot;;&quot;&quot;;INDEX([.$S22:.$ET22];MATCH([.$B$7];[.$S$1:.$ET$1];0)+[.M$1]))" office:value-type="float" office:value="1" calcext:value-type="float">
            <text:p>1</text:p>
          </table:table-cell>
          <table:table-cell table:style-name="ce12" table:formula="of:=IF(INDEX([.$S22:.$ET22];MATCH([.$B$7];[.$S$1:.$ET$1];0)+[.N$1])=&quot;&quot;;&quot;&quot;;INDEX([.$S22:.$ET22];MATCH([.$B$7];[.$S$1:.$ET$1];0)+[.N$1]))">
            <text:p/>
          </table:table-cell>
          <table:table-cell table:style-name="ce12" table:formula="of:=IF(INDEX([.$S22:.$ET22];MATCH([.$B$7];[.$S$1:.$ET$1];0)+[.O$1])=&quot;&quot;;&quot;&quot;;INDEX([.$S22:.$ET22];MATCH([.$B$7];[.$S$1:.$ET$1];0)+[.O$1]))" office:value-type="float" office:value="1" calcext:value-type="float">
            <text:p>1</text:p>
          </table:table-cell>
          <table:table-cell table:style-name="ce20" table:formula="of:=IF(INDEX([.$S22:.$ET22];MATCH([.$B$7];[.$S$1:.$ET$1];0)+[.P$1])=&quot;&quot;;&quot;&quot;;INDEX([.$S22:.$ET22];MATCH([.$B$7];[.$S$1:.$ET$1];0)+[.P$1]))">
            <text:p/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K$4:.$K$101];[.A23]));&quot;&quot;;SMALL([.$K$4:.$K$101];[.A23]))" office:value-type="float" office:value="1" calcext:value-type="float">
            <text:p>1</text:p>
          </table:table-cell>
          <table:table-cell table:style-name="Default" table:formula="of:=IF([.B23]=&quot;&quot;;&quot;&quot;;[.B23]-[.B22])" office:value-type="float" office:value="1" calcext:value-type="float">
            <text:p>1</text:p>
          </table:table-cell>
          <table:table-cell table:formula="of:=IF([.B23]=&quot;&quot;;&quot;&quot;;IF(ISNUMBER(MATCH([.B23];[.$K$4:.$K$11];0));&quot;&quot;;INDEX([.$L$22:.$L$101];MATCH([.B23];[.$K$22:.$K$101];1))))">
            <text:p/>
          </table:table-cell>
          <table:table-cell table:style-name="ce2" table:formula="of:=IF([.B23]=&quot;&quot;;&quot;&quot;;IF([.B22]&lt;[.$K$4];INDEX([.$L$4:.$L$11];MATCH([.B22];[.$K$4:.$K$11];-1));INDEX([.$L$4:.$L$11];MATCH([.B22];[.$K$4:.$K$11];1))))" office:value-type="string" office:string-value="s1" calcext:value-type="string">
            <text:p>s1</text:p>
          </table:table-cell>
          <table:table-cell table:style-name="ce2"/>
          <table:table-cell table:style-name="Default" table:formula="of:=IF([.K16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2" table:formula="of:=IF(INDEX([.$S23:.$ET23];MATCH([.$B$7];[.$S$1:.$ET$1];0)+[.K$1])=&quot;&quot;;&quot;&quot;;INDEX([.$S23:.$ET23];MATCH([.$B$7];[.$S$1:.$ET$1];0)+[.K$1]))" office:value-type="float" office:value="24" calcext:value-type="float">
            <text:p>24</text:p>
          </table:table-cell>
          <table:table-cell table:style-name="ce12" table:formula="of:=IF(INDEX([.$S23:.$ET23];MATCH([.$B$7];[.$S$1:.$ET$1];0)+[.L$1])=&quot;&quot;;&quot;&quot;;INDEX([.$S23:.$ET23];MATCH([.$B$7];[.$S$1:.$ET$1];0)+[.L$1]))" office:value-type="string" office:string-value="b" calcext:value-type="string">
            <text:p>b</text:p>
          </table:table-cell>
          <table:table-cell table:style-name="ce12" table:formula="of:=IF(INDEX([.$S23:.$ET23];MATCH([.$B$7];[.$S$1:.$ET$1];0)+[.M$1])=&quot;&quot;;&quot;&quot;;INDEX([.$S23:.$ET23];MATCH([.$B$7];[.$S$1:.$ET$1];0)+[.M$1]))" office:value-type="float" office:value="27" calcext:value-type="float">
            <text:p>27</text:p>
          </table:table-cell>
          <table:table-cell table:style-name="ce12" table:formula="of:=IF(INDEX([.$S23:.$ET23];MATCH([.$B$7];[.$S$1:.$ET$1];0)+[.N$1])=&quot;&quot;;&quot;&quot;;INDEX([.$S23:.$ET23];MATCH([.$B$7];[.$S$1:.$ET$1];0)+[.N$1]))" office:value-type="string" office:string-value="b" calcext:value-type="string">
            <text:p>b</text:p>
          </table:table-cell>
          <table:table-cell table:style-name="ce12" table:formula="of:=IF(INDEX([.$S23:.$ET23];MATCH([.$B$7];[.$S$1:.$ET$1];0)+[.O$1])=&quot;&quot;;&quot;&quot;;INDEX([.$S23:.$ET23];MATCH([.$B$7];[.$S$1:.$ET$1];0)+[.O$1]))" office:value-type="float" office:value="27" calcext:value-type="float">
            <text:p>27</text:p>
          </table:table-cell>
          <table:table-cell table:style-name="ce20" table:formula="of:=IF(INDEX([.$S23:.$ET23];MATCH([.$B$7];[.$S$1:.$ET$1];0)+[.P$1])=&quot;&quot;;&quot;&quot;;INDEX([.$S23:.$ET2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K$4:.$K$101];[.A24]));&quot;&quot;;SMALL([.$K$4:.$K$101];[.A24]))" office:value-type="float" office:value="24" calcext:value-type="float">
            <text:p>24</text:p>
          </table:table-cell>
          <table:table-cell table:formula="of:=IF([.B24]=&quot;&quot;;&quot;&quot;;[.B24]-[.B23])" office:value-type="float" office:value="23" calcext:value-type="float">
            <text:p>23</text:p>
          </table:table-cell>
          <table:table-cell table:formula="of:=IF([.B24]=&quot;&quot;;&quot;&quot;;IF(ISNUMBER(MATCH([.B24];[.$K$4:.$K$11];0));&quot;&quot;;INDEX([.$L$22:.$L$101];MATCH([.B24];[.$K$22:.$K$101];1))))" office:value-type="string" office:string-value="b" calcext:value-type="string">
            <text:p>b</text:p>
          </table:table-cell>
          <table:table-cell table:formula="of:=IF([.B24]=&quot;&quot;;&quot;&quot;;IF([.B23]&lt;[.$K$4];INDEX([.$L$4:.$L$11];MATCH([.B23];[.$K$4:.$K$11];-1));INDEX([.$L$4:.$L$11];MATCH([.B23];[.$K$4:.$K$11];1))))" office:value-type="string" office:string-value="s1" calcext:value-type="string">
            <text:p>s1</text:p>
          </table:table-cell>
          <table:table-cell table:formula="of:=IF([.D24]=&quot;b&quot;;&quot;\break&quot;;IF([.D24]=&quot;pb&quot;;&quot;\pageBreak&quot;;IF(AND([.D24]=&quot;&quot;;[.C24]&lt;&gt;0);&quot;&quot;;IF(AND([.C24]=0;[.D24]=&quot;&quot;);IF(INDEX([.$L$22:.$L$101];MATCH([.B2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4]=&quot;&quot;;&quot;&quot;;IF([.$K$16]=&quot;Y&quot;;IF([.C24]=0;&quot; &quot;&amp;[.F24];[.E24]&amp;&quot;*&quot;&amp;[.C24]&amp;&quot; &quot;&amp;[.F24]);&quot;&quot;))" office:value-type="string" office:string-value="s1*23 \break" calcext:value-type="string">
            <text:p>s1*23 \break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2" table:formula="of:=IF(INDEX([.$S24:.$ET24];MATCH([.$B$7];[.$S$1:.$ET$1];0)+[.K$1])=&quot;&quot;;&quot;&quot;;INDEX([.$S24:.$ET24];MATCH([.$B$7];[.$S$1:.$ET$1];0)+[.K$1]))" office:value-type="float" office:value="52" calcext:value-type="float">
            <text:p>52</text:p>
          </table:table-cell>
          <table:table-cell table:style-name="ce12" table:formula="of:=IF(INDEX([.$S24:.$ET24];MATCH([.$B$7];[.$S$1:.$ET$1];0)+[.L$1])=&quot;&quot;;&quot;&quot;;INDEX([.$S24:.$ET24];MATCH([.$B$7];[.$S$1:.$ET$1];0)+[.L$1]))" office:value-type="string" office:string-value="b" calcext:value-type="string">
            <text:p>b</text:p>
          </table:table-cell>
          <table:table-cell table:style-name="ce12" table:formula="of:=IF(INDEX([.$S24:.$ET24];MATCH([.$B$7];[.$S$1:.$ET$1];0)+[.M$1])=&quot;&quot;;&quot;&quot;;INDEX([.$S24:.$ET24];MATCH([.$B$7];[.$S$1:.$ET$1];0)+[.M$1]))" office:value-type="float" office:value="36" calcext:value-type="float">
            <text:p>36</text:p>
          </table:table-cell>
          <table:table-cell table:style-name="ce12" table:formula="of:=IF(INDEX([.$S24:.$ET24];MATCH([.$B$7];[.$S$1:.$ET$1];0)+[.N$1])=&quot;&quot;;&quot;&quot;;INDEX([.$S24:.$ET24];MATCH([.$B$7];[.$S$1:.$ET$1];0)+[.N$1]))" office:value-type="string" office:string-value="b" calcext:value-type="string">
            <text:p>b</text:p>
          </table:table-cell>
          <table:table-cell table:style-name="ce12" table:formula="of:=IF(INDEX([.$S24:.$ET24];MATCH([.$B$7];[.$S$1:.$ET$1];0)+[.O$1])=&quot;&quot;;&quot;&quot;;INDEX([.$S24:.$ET24];MATCH([.$B$7];[.$S$1:.$ET$1];0)+[.O$1]))" office:value-type="float" office:value="41" calcext:value-type="float">
            <text:p>41</text:p>
          </table:table-cell>
          <table:table-cell table:style-name="ce20" table:formula="of:=IF(INDEX([.$S24:.$ET24];MATCH([.$B$7];[.$S$1:.$ET$1];0)+[.P$1])=&quot;&quot;;&quot;&quot;;INDEX([.$S24:.$ET2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K$4:.$K$101];[.A25]));&quot;&quot;;SMALL([.$K$4:.$K$101];[.A25]))" office:value-type="float" office:value="52" calcext:value-type="float">
            <text:p>52</text:p>
          </table:table-cell>
          <table:table-cell table:formula="of:=IF([.B25]=&quot;&quot;;&quot;&quot;;[.B25]-[.B24])" office:value-type="float" office:value="28" calcext:value-type="float">
            <text:p>28</text:p>
          </table:table-cell>
          <table:table-cell table:formula="of:=IF([.B25]=&quot;&quot;;&quot;&quot;;IF(ISNUMBER(MATCH([.B25];[.$K$4:.$K$11];0));&quot;&quot;;INDEX([.$L$22:.$L$101];MATCH([.B25];[.$K$22:.$K$101];1))))" office:value-type="string" office:string-value="b" calcext:value-type="string">
            <text:p>b</text:p>
          </table:table-cell>
          <table:table-cell table:formula="of:=IF([.B25]=&quot;&quot;;&quot;&quot;;IF([.B24]&lt;[.$K$4];INDEX([.$L$4:.$L$11];MATCH([.B24];[.$K$4:.$K$11];-1));INDEX([.$L$4:.$L$11];MATCH([.B24];[.$K$4:.$K$11];1))))" office:value-type="string" office:string-value="s1" calcext:value-type="string">
            <text:p>s1</text:p>
          </table:table-cell>
          <table:table-cell table:formula="of:=IF([.D25]=&quot;b&quot;;&quot;\break&quot;;IF([.D25]=&quot;pb&quot;;&quot;\pageBreak&quot;;IF(AND([.D25]=&quot;&quot;;[.C25]&lt;&gt;0);&quot;&quot;;IF(AND([.C25]=0;[.D25]=&quot;&quot;);IF(INDEX([.$L$22:.$L$101];MATCH([.B2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5]=&quot;&quot;;&quot;&quot;;IF([.$K$16]=&quot;Y&quot;;IF([.C25]=0;&quot; &quot;&amp;[.F25];[.E25]&amp;&quot;*&quot;&amp;[.C25]&amp;&quot; &quot;&amp;[.F25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2" table:formula="of:=IF(INDEX([.$S25:.$ET25];MATCH([.$B$7];[.$S$1:.$ET$1];0)+[.K$1])=&quot;&quot;;&quot;&quot;;INDEX([.$S25:.$ET25];MATCH([.$B$7];[.$S$1:.$ET$1];0)+[.K$1]))" office:value-type="float" office:value="57" calcext:value-type="float">
            <text:p>57</text:p>
          </table:table-cell>
          <table:table-cell table:style-name="ce12" table:formula="of:=IF(INDEX([.$S25:.$ET25];MATCH([.$B$7];[.$S$1:.$ET$1];0)+[.L$1])=&quot;&quot;;&quot;&quot;;INDEX([.$S25:.$ET25];MATCH([.$B$7];[.$S$1:.$ET$1];0)+[.L$1]))" office:value-type="string" office:string-value="b" calcext:value-type="string">
            <text:p>b</text:p>
          </table:table-cell>
          <table:table-cell table:style-name="ce12" table:formula="of:=IF(INDEX([.$S25:.$ET25];MATCH([.$B$7];[.$S$1:.$ET$1];0)+[.M$1])=&quot;&quot;;&quot;&quot;;INDEX([.$S25:.$ET25];MATCH([.$B$7];[.$S$1:.$ET$1];0)+[.M$1]))" office:value-type="float" office:value="45" calcext:value-type="float">
            <text:p>45</text:p>
          </table:table-cell>
          <table:table-cell table:style-name="ce12" table:formula="of:=IF(INDEX([.$S25:.$ET25];MATCH([.$B$7];[.$S$1:.$ET$1];0)+[.N$1])=&quot;&quot;;&quot;&quot;;INDEX([.$S25:.$ET25];MATCH([.$B$7];[.$S$1:.$ET$1];0)+[.N$1]))" office:value-type="string" office:string-value="b" calcext:value-type="string">
            <text:p>b</text:p>
          </table:table-cell>
          <table:table-cell table:style-name="ce12" table:formula="of:=IF(INDEX([.$S25:.$ET25];MATCH([.$B$7];[.$S$1:.$ET$1];0)+[.O$1])=&quot;&quot;;&quot;&quot;;INDEX([.$S25:.$ET25];MATCH([.$B$7];[.$S$1:.$ET$1];0)+[.O$1]))" office:value-type="float" office:value="51" calcext:value-type="float">
            <text:p>51</text:p>
          </table:table-cell>
          <table:table-cell table:style-name="ce20" table:formula="of:=IF(INDEX([.$S25:.$ET25];MATCH([.$B$7];[.$S$1:.$ET$1];0)+[.P$1])=&quot;&quot;;&quot;&quot;;INDEX([.$S25:.$ET2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K$4:.$K$101];[.A26]));&quot;&quot;;SMALL([.$K$4:.$K$101];[.A26]))" office:value-type="float" office:value="57" calcext:value-type="float">
            <text:p>57</text:p>
          </table:table-cell>
          <table:table-cell table:formula="of:=IF([.B26]=&quot;&quot;;&quot;&quot;;[.B26]-[.B25])" office:value-type="float" office:value="5" calcext:value-type="float">
            <text:p>5</text:p>
          </table:table-cell>
          <table:table-cell table:formula="of:=IF([.B26]=&quot;&quot;;&quot;&quot;;IF(ISNUMBER(MATCH([.B26];[.$K$4:.$K$11];0));&quot;&quot;;INDEX([.$L$22:.$L$101];MATCH([.B26];[.$K$22:.$K$101];1))))" office:value-type="string" office:string-value="b" calcext:value-type="string">
            <text:p>b</text:p>
          </table:table-cell>
          <table:table-cell table:formula="of:=IF([.B26]=&quot;&quot;;&quot;&quot;;IF([.B25]&lt;[.$K$4];INDEX([.$L$4:.$L$11];MATCH([.B25];[.$K$4:.$K$11];-1));INDEX([.$L$4:.$L$11];MATCH([.B25];[.$K$4:.$K$11];1))))" office:value-type="string" office:string-value="s1" calcext:value-type="string">
            <text:p>s1</text:p>
          </table:table-cell>
          <table:table-cell table:formula="of:=IF([.D26]=&quot;b&quot;;&quot;\break&quot;;IF([.D26]=&quot;pb&quot;;&quot;\pageBreak&quot;;IF(AND([.D26]=&quot;&quot;;[.C26]&lt;&gt;0);&quot;&quot;;IF(AND([.C26]=0;[.D26]=&quot;&quot;);IF(INDEX([.$L$22:.$L$101];MATCH([.B2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6]=&quot;&quot;;&quot;&quot;;IF([.$K$16]=&quot;Y&quot;;IF([.C26]=0;&quot; &quot;&amp;[.F26];[.E26]&amp;&quot;*&quot;&amp;[.C26]&amp;&quot; &quot;&amp;[.F26]);&quot;&quot;))" office:value-type="string" office:string-value="s1*5 \break" calcext:value-type="string">
            <text:p>s1*5 \break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2" table:formula="of:=IF(INDEX([.$S26:.$ET26];MATCH([.$B$7];[.$S$1:.$ET$1];0)+[.K$1])=&quot;&quot;;&quot;&quot;;INDEX([.$S26:.$ET26];MATCH([.$B$7];[.$S$1:.$ET$1];0)+[.K$1]))" office:value-type="float" office:value="65" calcext:value-type="float">
            <text:p>65</text:p>
          </table:table-cell>
          <table:table-cell table:style-name="ce12" table:formula="of:=IF(INDEX([.$S26:.$ET26];MATCH([.$B$7];[.$S$1:.$ET$1];0)+[.L$1])=&quot;&quot;;&quot;&quot;;INDEX([.$S26:.$ET26];MATCH([.$B$7];[.$S$1:.$ET$1];0)+[.L$1]))" office:value-type="string" office:string-value="b" calcext:value-type="string">
            <text:p>b</text:p>
          </table:table-cell>
          <table:table-cell table:style-name="ce12" table:formula="of:=IF(INDEX([.$S26:.$ET26];MATCH([.$B$7];[.$S$1:.$ET$1];0)+[.M$1])=&quot;&quot;;&quot;&quot;;INDEX([.$S26:.$ET26];MATCH([.$B$7];[.$S$1:.$ET$1];0)+[.M$1]))" office:value-type="float" office:value="60" calcext:value-type="float">
            <text:p>60</text:p>
          </table:table-cell>
          <table:table-cell table:style-name="ce12" table:formula="of:=IF(INDEX([.$S26:.$ET26];MATCH([.$B$7];[.$S$1:.$ET$1];0)+[.N$1])=&quot;&quot;;&quot;&quot;;INDEX([.$S26:.$ET26];MATCH([.$B$7];[.$S$1:.$ET$1];0)+[.N$1]))" office:value-type="string" office:string-value="b" calcext:value-type="string">
            <text:p>b</text:p>
          </table:table-cell>
          <table:table-cell table:style-name="ce12" table:formula="of:=IF(INDEX([.$S26:.$ET26];MATCH([.$B$7];[.$S$1:.$ET$1];0)+[.O$1])=&quot;&quot;;&quot;&quot;;INDEX([.$S26:.$ET26];MATCH([.$B$7];[.$S$1:.$ET$1];0)+[.O$1]))" office:value-type="float" office:value="82" calcext:value-type="float">
            <text:p>82</text:p>
          </table:table-cell>
          <table:table-cell table:style-name="ce20" table:formula="of:=IF(INDEX([.$S26:.$ET26];MATCH([.$B$7];[.$S$1:.$ET$1];0)+[.P$1])=&quot;&quot;;&quot;&quot;;INDEX([.$S26:.$ET2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5" calcext:value-type="float">
            <text:p>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K$4:.$K$101];[.A27]));&quot;&quot;;SMALL([.$K$4:.$K$101];[.A27]))" office:value-type="float" office:value="65" calcext:value-type="float">
            <text:p>65</text:p>
          </table:table-cell>
          <table:table-cell table:formula="of:=IF([.B27]=&quot;&quot;;&quot;&quot;;[.B27]-[.B26])" office:value-type="float" office:value="8" calcext:value-type="float">
            <text:p>8</text:p>
          </table:table-cell>
          <table:table-cell table:formula="of:=IF([.B27]=&quot;&quot;;&quot;&quot;;IF(ISNUMBER(MATCH([.B27];[.$K$4:.$K$11];0));&quot;&quot;;INDEX([.$L$22:.$L$101];MATCH([.B27];[.$K$22:.$K$101];1))))" office:value-type="string" office:string-value="b" calcext:value-type="string">
            <text:p>b</text:p>
          </table:table-cell>
          <table:table-cell table:formula="of:=IF([.B27]=&quot;&quot;;&quot;&quot;;IF([.B26]&lt;[.$K$4];INDEX([.$L$4:.$L$11];MATCH([.B26];[.$K$4:.$K$11];-1));INDEX([.$L$4:.$L$11];MATCH([.B26];[.$K$4:.$K$11];1))))" office:value-type="string" office:string-value="s1" calcext:value-type="string">
            <text:p>s1</text:p>
          </table:table-cell>
          <table:table-cell table:formula="of:=IF([.D27]=&quot;b&quot;;&quot;\break&quot;;IF([.D27]=&quot;pb&quot;;&quot;\pageBreak&quot;;IF(AND([.D27]=&quot;&quot;;[.C27]&lt;&gt;0);&quot;&quot;;IF(AND([.C27]=0;[.D27]=&quot;&quot;);IF(INDEX([.$L$22:.$L$101];MATCH([.B2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7]=&quot;&quot;;&quot;&quot;;IF([.$K$16]=&quot;Y&quot;;IF([.C27]=0;&quot; &quot;&amp;[.F27];[.E27]&amp;&quot;*&quot;&amp;[.C27]&amp;&quot; &quot;&amp;[.F2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2" table:formula="of:=IF(INDEX([.$S27:.$ET27];MATCH([.$B$7];[.$S$1:.$ET$1];0)+[.K$1])=&quot;&quot;;&quot;&quot;;INDEX([.$S27:.$ET27];MATCH([.$B$7];[.$S$1:.$ET$1];0)+[.K$1]))" office:value-type="float" office:value="73" calcext:value-type="float">
            <text:p>73</text:p>
          </table:table-cell>
          <table:table-cell table:style-name="ce12" table:formula="of:=IF(INDEX([.$S27:.$ET27];MATCH([.$B$7];[.$S$1:.$ET$1];0)+[.L$1])=&quot;&quot;;&quot;&quot;;INDEX([.$S27:.$ET27];MATCH([.$B$7];[.$S$1:.$ET$1];0)+[.L$1]))" office:value-type="string" office:string-value="b" calcext:value-type="string">
            <text:p>b</text:p>
          </table:table-cell>
          <table:table-cell table:style-name="ce12" table:formula="of:=IF(INDEX([.$S27:.$ET27];MATCH([.$B$7];[.$S$1:.$ET$1];0)+[.M$1])=&quot;&quot;;&quot;&quot;;INDEX([.$S27:.$ET27];MATCH([.$B$7];[.$S$1:.$ET$1];0)+[.M$1]))" office:value-type="float" office:value="73" calcext:value-type="float">
            <text:p>73</text:p>
          </table:table-cell>
          <table:table-cell table:style-name="ce12" table:formula="of:=IF(INDEX([.$S27:.$ET27];MATCH([.$B$7];[.$S$1:.$ET$1];0)+[.N$1])=&quot;&quot;;&quot;&quot;;INDEX([.$S27:.$ET27];MATCH([.$B$7];[.$S$1:.$ET$1];0)+[.N$1]))" office:value-type="string" office:string-value="b" calcext:value-type="string">
            <text:p>b</text:p>
          </table:table-cell>
          <table:table-cell table:style-name="ce12" table:formula="of:=IF(INDEX([.$S27:.$ET27];MATCH([.$B$7];[.$S$1:.$ET$1];0)+[.O$1])=&quot;&quot;;&quot;&quot;;INDEX([.$S27:.$ET27];MATCH([.$B$7];[.$S$1:.$ET$1];0)+[.O$1]))" office:value-type="float" office:value="89" calcext:value-type="float">
            <text:p>89</text:p>
          </table:table-cell>
          <table:table-cell table:style-name="ce20" table:formula="of:=IF(INDEX([.$S27:.$ET27];MATCH([.$B$7];[.$S$1:.$ET$1];0)+[.P$1])=&quot;&quot;;&quot;&quot;;INDEX([.$S27:.$ET2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6" calcext:value-type="float">
            <text:p>6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K$4:.$K$101];[.A28]));&quot;&quot;;SMALL([.$K$4:.$K$101];[.A28]))" office:value-type="float" office:value="73" calcext:value-type="float">
            <text:p>73</text:p>
          </table:table-cell>
          <table:table-cell table:formula="of:=IF([.B28]=&quot;&quot;;&quot;&quot;;[.B28]-[.B27])" office:value-type="float" office:value="8" calcext:value-type="float">
            <text:p>8</text:p>
          </table:table-cell>
          <table:table-cell table:formula="of:=IF([.B28]=&quot;&quot;;&quot;&quot;;IF(ISNUMBER(MATCH([.B28];[.$K$4:.$K$11];0));&quot;&quot;;INDEX([.$L$22:.$L$101];MATCH([.B28];[.$K$22:.$K$101];1))))" office:value-type="string" office:string-value="b" calcext:value-type="string">
            <text:p>b</text:p>
          </table:table-cell>
          <table:table-cell table:formula="of:=IF([.B28]=&quot;&quot;;&quot;&quot;;IF([.B27]&lt;[.$K$4];INDEX([.$L$4:.$L$11];MATCH([.B27];[.$K$4:.$K$11];-1));INDEX([.$L$4:.$L$11];MATCH([.B27];[.$K$4:.$K$11];1))))" office:value-type="string" office:string-value="s1" calcext:value-type="string">
            <text:p>s1</text:p>
          </table:table-cell>
          <table:table-cell table:formula="of:=IF([.D28]=&quot;b&quot;;&quot;\break&quot;;IF([.D28]=&quot;pb&quot;;&quot;\pageBreak&quot;;IF(AND([.D28]=&quot;&quot;;[.C28]&lt;&gt;0);&quot;&quot;;IF(AND([.C28]=0;[.D28]=&quot;&quot;);IF(INDEX([.$L$22:.$L$101];MATCH([.B2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8]=&quot;&quot;;&quot;&quot;;IF([.$K$16]=&quot;Y&quot;;IF([.C28]=0;&quot; &quot;&amp;[.F28];[.E28]&amp;&quot;*&quot;&amp;[.C28]&amp;&quot; &quot;&amp;[.F2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2" table:formula="of:=IF(INDEX([.$S28:.$ET28];MATCH([.$B$7];[.$S$1:.$ET$1];0)+[.K$1])=&quot;&quot;;&quot;&quot;;INDEX([.$S28:.$ET28];MATCH([.$B$7];[.$S$1:.$ET$1];0)+[.K$1]))" office:value-type="float" office:value="82" calcext:value-type="float">
            <text:p>82</text:p>
          </table:table-cell>
          <table:table-cell table:style-name="ce12" table:formula="of:=IF(INDEX([.$S28:.$ET28];MATCH([.$B$7];[.$S$1:.$ET$1];0)+[.L$1])=&quot;&quot;;&quot;&quot;;INDEX([.$S28:.$ET28];MATCH([.$B$7];[.$S$1:.$ET$1];0)+[.L$1]))" office:value-type="string" office:string-value="b" calcext:value-type="string">
            <text:p>b</text:p>
          </table:table-cell>
          <table:table-cell table:style-name="ce12" table:formula="of:=IF(INDEX([.$S28:.$ET28];MATCH([.$B$7];[.$S$1:.$ET$1];0)+[.M$1])=&quot;&quot;;&quot;&quot;;INDEX([.$S28:.$ET28];MATCH([.$B$7];[.$S$1:.$ET$1];0)+[.M$1]))" office:value-type="float" office:value="87" calcext:value-type="float">
            <text:p>87</text:p>
          </table:table-cell>
          <table:table-cell table:style-name="ce12" table:formula="of:=IF(INDEX([.$S28:.$ET28];MATCH([.$B$7];[.$S$1:.$ET$1];0)+[.N$1])=&quot;&quot;;&quot;&quot;;INDEX([.$S28:.$ET28];MATCH([.$B$7];[.$S$1:.$ET$1];0)+[.N$1]))" office:value-type="string" office:string-value="b" calcext:value-type="string">
            <text:p>b</text:p>
          </table:table-cell>
          <table:table-cell table:style-name="ce12" table:formula="of:=IF(INDEX([.$S28:.$ET28];MATCH([.$B$7];[.$S$1:.$ET$1];0)+[.O$1])=&quot;&quot;;&quot;&quot;;INDEX([.$S28:.$ET28];MATCH([.$B$7];[.$S$1:.$ET$1];0)+[.O$1]))" office:value-type="float" office:value="108" calcext:value-type="float">
            <text:p>108</text:p>
          </table:table-cell>
          <table:table-cell table:style-name="ce20" table:formula="of:=IF(INDEX([.$S28:.$ET28];MATCH([.$B$7];[.$S$1:.$ET$1];0)+[.P$1])=&quot;&quot;;&quot;&quot;;INDEX([.$S28:.$ET2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K$4:.$K$101];[.A29]));&quot;&quot;;SMALL([.$K$4:.$K$101];[.A29]))" office:value-type="float" office:value="82" calcext:value-type="float">
            <text:p>82</text:p>
          </table:table-cell>
          <table:table-cell table:formula="of:=IF([.B29]=&quot;&quot;;&quot;&quot;;[.B29]-[.B28])" office:value-type="float" office:value="9" calcext:value-type="float">
            <text:p>9</text:p>
          </table:table-cell>
          <table:table-cell table:formula="of:=IF([.B29]=&quot;&quot;;&quot;&quot;;IF(ISNUMBER(MATCH([.B29];[.$K$4:.$K$11];0));&quot;&quot;;INDEX([.$L$22:.$L$101];MATCH([.B29];[.$K$22:.$K$101];1))))" office:value-type="string" office:string-value="b" calcext:value-type="string">
            <text:p>b</text:p>
          </table:table-cell>
          <table:table-cell table:formula="of:=IF([.B29]=&quot;&quot;;&quot;&quot;;IF([.B28]&lt;[.$K$4];INDEX([.$L$4:.$L$11];MATCH([.B28];[.$K$4:.$K$11];-1));INDEX([.$L$4:.$L$11];MATCH([.B28];[.$K$4:.$K$11];1))))" office:value-type="string" office:string-value="s1" calcext:value-type="string">
            <text:p>s1</text:p>
          </table:table-cell>
          <table:table-cell table:formula="of:=IF([.D29]=&quot;b&quot;;&quot;\break&quot;;IF([.D29]=&quot;pb&quot;;&quot;\pageBreak&quot;;IF(AND([.D29]=&quot;&quot;;[.C29]&lt;&gt;0);&quot;&quot;;IF(AND([.C29]=0;[.D29]=&quot;&quot;);IF(INDEX([.$L$22:.$L$101];MATCH([.B2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9]=&quot;&quot;;&quot;&quot;;IF([.$K$16]=&quot;Y&quot;;IF([.C29]=0;&quot; &quot;&amp;[.F29];[.E29]&amp;&quot;*&quot;&amp;[.C29]&amp;&quot; &quot;&amp;[.F29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2" table:formula="of:=IF(INDEX([.$S29:.$ET29];MATCH([.$B$7];[.$S$1:.$ET$1];0)+[.K$1])=&quot;&quot;;&quot;&quot;;INDEX([.$S29:.$ET29];MATCH([.$B$7];[.$S$1:.$ET$1];0)+[.K$1]))" office:value-type="float" office:value="89" calcext:value-type="float">
            <text:p>89</text:p>
          </table:table-cell>
          <table:table-cell table:style-name="ce12" table:formula="of:=IF(INDEX([.$S29:.$ET29];MATCH([.$B$7];[.$S$1:.$ET$1];0)+[.L$1])=&quot;&quot;;&quot;&quot;;INDEX([.$S29:.$ET29];MATCH([.$B$7];[.$S$1:.$ET$1];0)+[.L$1]))" office:value-type="string" office:string-value="b" calcext:value-type="string">
            <text:p>b</text:p>
          </table:table-cell>
          <table:table-cell table:style-name="ce12" table:formula="of:=IF(INDEX([.$S29:.$ET29];MATCH([.$B$7];[.$S$1:.$ET$1];0)+[.M$1])=&quot;&quot;;&quot;&quot;;INDEX([.$S29:.$ET29];MATCH([.$B$7];[.$S$1:.$ET$1];0)+[.M$1]))" office:value-type="float" office:value="103" calcext:value-type="float">
            <text:p>103</text:p>
          </table:table-cell>
          <table:table-cell table:style-name="ce12" table:formula="of:=IF(INDEX([.$S29:.$ET29];MATCH([.$B$7];[.$S$1:.$ET$1];0)+[.N$1])=&quot;&quot;;&quot;&quot;;INDEX([.$S29:.$ET29];MATCH([.$B$7];[.$S$1:.$ET$1];0)+[.N$1]))" office:value-type="string" office:string-value="b" calcext:value-type="string">
            <text:p>b</text:p>
          </table:table-cell>
          <table:table-cell table:style-name="ce12" table:formula="of:=IF(INDEX([.$S29:.$ET29];MATCH([.$B$7];[.$S$1:.$ET$1];0)+[.O$1])=&quot;&quot;;&quot;&quot;;INDEX([.$S29:.$ET29];MATCH([.$B$7];[.$S$1:.$ET$1];0)+[.O$1]))" office:value-type="float" office:value="121" calcext:value-type="float">
            <text:p>121</text:p>
          </table:table-cell>
          <table:table-cell table:style-name="ce20" table:formula="of:=IF(INDEX([.$S29:.$ET29];MATCH([.$B$7];[.$S$1:.$ET$1];0)+[.P$1])=&quot;&quot;;&quot;&quot;;INDEX([.$S29:.$ET2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8" calcext:value-type="float">
            <text:p>8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1" calcext:value-type="float">
            <text:p>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K$4:.$K$101];[.A30]));&quot;&quot;;SMALL([.$K$4:.$K$101];[.A30]))" office:value-type="float" office:value="89" calcext:value-type="float">
            <text:p>89</text:p>
          </table:table-cell>
          <table:table-cell table:formula="of:=IF([.B30]=&quot;&quot;;&quot;&quot;;[.B30]-[.B29])" office:value-type="float" office:value="7" calcext:value-type="float">
            <text:p>7</text:p>
          </table:table-cell>
          <table:table-cell table:formula="of:=IF([.B30]=&quot;&quot;;&quot;&quot;;IF(ISNUMBER(MATCH([.B30];[.$K$4:.$K$11];0));&quot;&quot;;INDEX([.$L$22:.$L$101];MATCH([.B30];[.$K$22:.$K$101];1))))" office:value-type="string" office:string-value="b" calcext:value-type="string">
            <text:p>b</text:p>
          </table:table-cell>
          <table:table-cell table:formula="of:=IF([.B30]=&quot;&quot;;&quot;&quot;;IF([.B29]&lt;[.$K$4];INDEX([.$L$4:.$L$11];MATCH([.B29];[.$K$4:.$K$11];-1));INDEX([.$L$4:.$L$11];MATCH([.B29];[.$K$4:.$K$11];1))))" office:value-type="string" office:string-value="s1" calcext:value-type="string">
            <text:p>s1</text:p>
          </table:table-cell>
          <table:table-cell table:formula="of:=IF([.D30]=&quot;b&quot;;&quot;\break&quot;;IF([.D30]=&quot;pb&quot;;&quot;\pageBreak&quot;;IF(AND([.D30]=&quot;&quot;;[.C30]&lt;&gt;0);&quot;&quot;;IF(AND([.C30]=0;[.D30]=&quot;&quot;);IF(INDEX([.$L$22:.$L$101];MATCH([.B3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0]=&quot;&quot;;&quot;&quot;;IF([.$K$16]=&quot;Y&quot;;IF([.C30]=0;&quot; &quot;&amp;[.F30];[.E30]&amp;&quot;*&quot;&amp;[.C30]&amp;&quot; &quot;&amp;[.F30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2" table:formula="of:=IF(INDEX([.$S30:.$ET30];MATCH([.$B$7];[.$S$1:.$ET$1];0)+[.K$1])=&quot;&quot;;&quot;&quot;;INDEX([.$S30:.$ET30];MATCH([.$B$7];[.$S$1:.$ET$1];0)+[.K$1]))" office:value-type="float" office:value="96" calcext:value-type="float">
            <text:p>96</text:p>
          </table:table-cell>
          <table:table-cell table:style-name="ce12" table:formula="of:=IF(INDEX([.$S30:.$ET30];MATCH([.$B$7];[.$S$1:.$ET$1];0)+[.L$1])=&quot;&quot;;&quot;&quot;;INDEX([.$S30:.$ET30];MATCH([.$B$7];[.$S$1:.$ET$1];0)+[.L$1]))" office:value-type="string" office:string-value="b" calcext:value-type="string">
            <text:p>b</text:p>
          </table:table-cell>
          <table:table-cell table:style-name="ce12" table:formula="of:=IF(INDEX([.$S30:.$ET30];MATCH([.$B$7];[.$S$1:.$ET$1];0)+[.M$1])=&quot;&quot;;&quot;&quot;;INDEX([.$S30:.$ET30];MATCH([.$B$7];[.$S$1:.$ET$1];0)+[.M$1]))">
            <text:p/>
          </table:table-cell>
          <table:table-cell table:style-name="ce12" table:formula="of:=IF(INDEX([.$S30:.$ET30];MATCH([.$B$7];[.$S$1:.$ET$1];0)+[.N$1])=&quot;&quot;;&quot;&quot;;INDEX([.$S30:.$ET30];MATCH([.$B$7];[.$S$1:.$ET$1];0)+[.N$1]))">
            <text:p/>
          </table:table-cell>
          <table:table-cell table:style-name="ce12" table:formula="of:=IF(INDEX([.$S30:.$ET30];MATCH([.$B$7];[.$S$1:.$ET$1];0)+[.O$1])=&quot;&quot;;&quot;&quot;;INDEX([.$S30:.$ET30];MATCH([.$B$7];[.$S$1:.$ET$1];0)+[.O$1]))" office:value-type="float" office:value="144" calcext:value-type="float">
            <text:p>144</text:p>
          </table:table-cell>
          <table:table-cell table:style-name="ce20" table:formula="of:=IF(INDEX([.$S30:.$ET30];MATCH([.$B$7];[.$S$1:.$ET$1];0)+[.P$1])=&quot;&quot;;&quot;&quot;;INDEX([.$S30:.$ET3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9" calcext:value-type="float">
            <text:p>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K$4:.$K$101];[.A31]));&quot;&quot;;SMALL([.$K$4:.$K$101];[.A31]))" office:value-type="float" office:value="96" calcext:value-type="float">
            <text:p>96</text:p>
          </table:table-cell>
          <table:table-cell table:formula="of:=IF([.B31]=&quot;&quot;;&quot;&quot;;[.B31]-[.B30])" office:value-type="float" office:value="7" calcext:value-type="float">
            <text:p>7</text:p>
          </table:table-cell>
          <table:table-cell table:formula="of:=IF([.B31]=&quot;&quot;;&quot;&quot;;IF(ISNUMBER(MATCH([.B31];[.$K$4:.$K$11];0));&quot;&quot;;INDEX([.$L$22:.$L$101];MATCH([.B31];[.$K$22:.$K$101];1))))" office:value-type="string" office:string-value="b" calcext:value-type="string">
            <text:p>b</text:p>
          </table:table-cell>
          <table:table-cell table:formula="of:=IF([.B31]=&quot;&quot;;&quot;&quot;;IF([.B30]&lt;[.$K$4];INDEX([.$L$4:.$L$11];MATCH([.B30];[.$K$4:.$K$11];-1));INDEX([.$L$4:.$L$11];MATCH([.B30];[.$K$4:.$K$11];1))))" office:value-type="string" office:string-value="s1" calcext:value-type="string">
            <text:p>s1</text:p>
          </table:table-cell>
          <table:table-cell table:formula="of:=IF([.D31]=&quot;b&quot;;&quot;\break&quot;;IF([.D31]=&quot;pb&quot;;&quot;\pageBreak&quot;;IF(AND([.D31]=&quot;&quot;;[.C31]&lt;&gt;0);&quot;&quot;;IF(AND([.C31]=0;[.D31]=&quot;&quot;);IF(INDEX([.$L$22:.$L$101];MATCH([.B3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1]=&quot;&quot;;&quot;&quot;;IF([.$K$16]=&quot;Y&quot;;IF([.C31]=0;&quot; &quot;&amp;[.F31];[.E31]&amp;&quot;*&quot;&amp;[.C31]&amp;&quot; &quot;&amp;[.F31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2" table:formula="of:=IF(INDEX([.$S31:.$ET31];MATCH([.$B$7];[.$S$1:.$ET$1];0)+[.K$1])=&quot;&quot;;&quot;&quot;;INDEX([.$S31:.$ET31];MATCH([.$B$7];[.$S$1:.$ET$1];0)+[.K$1]))" office:value-type="float" office:value="103" calcext:value-type="float">
            <text:p>103</text:p>
          </table:table-cell>
          <table:table-cell table:style-name="ce12" table:formula="of:=IF(INDEX([.$S31:.$ET31];MATCH([.$B$7];[.$S$1:.$ET$1];0)+[.L$1])=&quot;&quot;;&quot;&quot;;INDEX([.$S31:.$ET31];MATCH([.$B$7];[.$S$1:.$ET$1];0)+[.L$1]))" office:value-type="string" office:string-value="b" calcext:value-type="string">
            <text:p>b</text:p>
          </table:table-cell>
          <table:table-cell table:style-name="ce12" table:formula="of:=IF(INDEX([.$S31:.$ET31];MATCH([.$B$7];[.$S$1:.$ET$1];0)+[.M$1])=&quot;&quot;;&quot;&quot;;INDEX([.$S31:.$ET31];MATCH([.$B$7];[.$S$1:.$ET$1];0)+[.M$1]))">
            <text:p/>
          </table:table-cell>
          <table:table-cell table:style-name="ce12" table:formula="of:=IF(INDEX([.$S31:.$ET31];MATCH([.$B$7];[.$S$1:.$ET$1];0)+[.N$1])=&quot;&quot;;&quot;&quot;;INDEX([.$S31:.$ET31];MATCH([.$B$7];[.$S$1:.$ET$1];0)+[.N$1]))">
            <text:p/>
          </table:table-cell>
          <table:table-cell table:style-name="ce12" table:formula="of:=IF(INDEX([.$S31:.$ET31];MATCH([.$B$7];[.$S$1:.$ET$1];0)+[.O$1])=&quot;&quot;;&quot;&quot;;INDEX([.$S31:.$ET31];MATCH([.$B$7];[.$S$1:.$ET$1];0)+[.O$1]))" office:value-type="float" office:value="155" calcext:value-type="float">
            <text:p>155</text:p>
          </table:table-cell>
          <table:table-cell table:style-name="ce20" table:formula="of:=IF(INDEX([.$S31:.$ET31];MATCH([.$B$7];[.$S$1:.$ET$1];0)+[.P$1])=&quot;&quot;;&quot;&quot;;INDEX([.$S31:.$ET3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K$4:.$K$101];[.A32]));&quot;&quot;;SMALL([.$K$4:.$K$101];[.A32]))" office:value-type="float" office:value="103" calcext:value-type="float">
            <text:p>103</text:p>
          </table:table-cell>
          <table:table-cell table:formula="of:=IF([.B32]=&quot;&quot;;&quot;&quot;;[.B32]-[.B31])" office:value-type="float" office:value="7" calcext:value-type="float">
            <text:p>7</text:p>
          </table:table-cell>
          <table:table-cell table:formula="of:=IF([.B32]=&quot;&quot;;&quot;&quot;;IF(ISNUMBER(MATCH([.B32];[.$K$4:.$K$11];0));&quot;&quot;;INDEX([.$L$22:.$L$101];MATCH([.B32];[.$K$22:.$K$101];1))))" office:value-type="string" office:string-value="b" calcext:value-type="string">
            <text:p>b</text:p>
          </table:table-cell>
          <table:table-cell table:formula="of:=IF([.B32]=&quot;&quot;;&quot;&quot;;IF([.B31]&lt;[.$K$4];INDEX([.$L$4:.$L$11];MATCH([.B31];[.$K$4:.$K$11];-1));INDEX([.$L$4:.$L$11];MATCH([.B31];[.$K$4:.$K$11];1))))" office:value-type="string" office:string-value="s1" calcext:value-type="string">
            <text:p>s1</text:p>
          </table:table-cell>
          <table:table-cell table:formula="of:=IF([.D32]=&quot;b&quot;;&quot;\break&quot;;IF([.D32]=&quot;pb&quot;;&quot;\pageBreak&quot;;IF(AND([.D32]=&quot;&quot;;[.C32]&lt;&gt;0);&quot;&quot;;IF(AND([.C32]=0;[.D32]=&quot;&quot;);IF(INDEX([.$L$22:.$L$101];MATCH([.B3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2]=&quot;&quot;;&quot;&quot;;IF([.$K$16]=&quot;Y&quot;;IF([.C32]=0;&quot; &quot;&amp;[.F32];[.E32]&amp;&quot;*&quot;&amp;[.C32]&amp;&quot; &quot;&amp;[.F32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2" table:formula="of:=IF(INDEX([.$S32:.$ET32];MATCH([.$B$7];[.$S$1:.$ET$1];0)+[.K$1])=&quot;&quot;;&quot;&quot;;INDEX([.$S32:.$ET32];MATCH([.$B$7];[.$S$1:.$ET$1];0)+[.K$1]))" office:value-type="float" office:value="110" calcext:value-type="float">
            <text:p>110</text:p>
          </table:table-cell>
          <table:table-cell table:style-name="ce12" table:formula="of:=IF(INDEX([.$S32:.$ET32];MATCH([.$B$7];[.$S$1:.$ET$1];0)+[.L$1])=&quot;&quot;;&quot;&quot;;INDEX([.$S32:.$ET32];MATCH([.$B$7];[.$S$1:.$ET$1];0)+[.L$1]))" office:value-type="string" office:string-value="b" calcext:value-type="string">
            <text:p>b</text:p>
          </table:table-cell>
          <table:table-cell table:style-name="ce12" table:formula="of:=IF(INDEX([.$S32:.$ET32];MATCH([.$B$7];[.$S$1:.$ET$1];0)+[.M$1])=&quot;&quot;;&quot;&quot;;INDEX([.$S32:.$ET32];MATCH([.$B$7];[.$S$1:.$ET$1];0)+[.M$1]))">
            <text:p/>
          </table:table-cell>
          <table:table-cell table:style-name="ce12" table:formula="of:=IF(INDEX([.$S32:.$ET32];MATCH([.$B$7];[.$S$1:.$ET$1];0)+[.N$1])=&quot;&quot;;&quot;&quot;;INDEX([.$S32:.$ET32];MATCH([.$B$7];[.$S$1:.$ET$1];0)+[.N$1]))">
            <text:p/>
          </table:table-cell>
          <table:table-cell table:style-name="ce12" table:formula="of:=IF(INDEX([.$S32:.$ET32];MATCH([.$B$7];[.$S$1:.$ET$1];0)+[.O$1])=&quot;&quot;;&quot;&quot;;INDEX([.$S32:.$ET32];MATCH([.$B$7];[.$S$1:.$ET$1];0)+[.O$1]))" office:value-type="float" office:value="164" calcext:value-type="float">
            <text:p>164</text:p>
          </table:table-cell>
          <table:table-cell table:style-name="ce20" table:formula="of:=IF(INDEX([.$S32:.$ET32];MATCH([.$B$7];[.$S$1:.$ET$1];0)+[.P$1])=&quot;&quot;;&quot;&quot;;INDEX([.$S32:.$ET3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4" calcext:value-type="float">
            <text:p>1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K$4:.$K$101];[.A33]));&quot;&quot;;SMALL([.$K$4:.$K$101];[.A33]))" office:value-type="float" office:value="110" calcext:value-type="float">
            <text:p>110</text:p>
          </table:table-cell>
          <table:table-cell table:formula="of:=IF([.B33]=&quot;&quot;;&quot;&quot;;[.B33]-[.B32])" office:value-type="float" office:value="7" calcext:value-type="float">
            <text:p>7</text:p>
          </table:table-cell>
          <table:table-cell table:formula="of:=IF([.B33]=&quot;&quot;;&quot;&quot;;IF(ISNUMBER(MATCH([.B33];[.$K$4:.$K$11];0));&quot;&quot;;INDEX([.$L$22:.$L$101];MATCH([.B33];[.$K$22:.$K$101];1))))" office:value-type="string" office:string-value="b" calcext:value-type="string">
            <text:p>b</text:p>
          </table:table-cell>
          <table:table-cell table:formula="of:=IF([.B33]=&quot;&quot;;&quot;&quot;;IF([.B32]&lt;[.$K$4];INDEX([.$L$4:.$L$11];MATCH([.B32];[.$K$4:.$K$11];-1));INDEX([.$L$4:.$L$11];MATCH([.B32];[.$K$4:.$K$11];1))))" office:value-type="string" office:string-value="s1" calcext:value-type="string">
            <text:p>s1</text:p>
          </table:table-cell>
          <table:table-cell table:formula="of:=IF([.D33]=&quot;b&quot;;&quot;\break&quot;;IF([.D33]=&quot;pb&quot;;&quot;\pageBreak&quot;;IF(AND([.D33]=&quot;&quot;;[.C33]&lt;&gt;0);&quot;&quot;;IF(AND([.C33]=0;[.D33]=&quot;&quot;);IF(INDEX([.$L$22:.$L$101];MATCH([.B3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3]=&quot;&quot;;&quot;&quot;;IF([.$K$16]=&quot;Y&quot;;IF([.C33]=0;&quot; &quot;&amp;[.F33];[.E33]&amp;&quot;*&quot;&amp;[.C33]&amp;&quot; &quot;&amp;[.F33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2" table:formula="of:=IF(INDEX([.$S33:.$ET33];MATCH([.$B$7];[.$S$1:.$ET$1];0)+[.K$1])=&quot;&quot;;&quot;&quot;;INDEX([.$S33:.$ET33];MATCH([.$B$7];[.$S$1:.$ET$1];0)+[.K$1]))" office:value-type="float" office:value="121" calcext:value-type="float">
            <text:p>121</text:p>
          </table:table-cell>
          <table:table-cell table:style-name="ce12" table:formula="of:=IF(INDEX([.$S33:.$ET33];MATCH([.$B$7];[.$S$1:.$ET$1];0)+[.L$1])=&quot;&quot;;&quot;&quot;;INDEX([.$S33:.$ET33];MATCH([.$B$7];[.$S$1:.$ET$1];0)+[.L$1]))" office:value-type="string" office:string-value="b" calcext:value-type="string">
            <text:p>b</text:p>
          </table:table-cell>
          <table:table-cell table:style-name="ce12" table:formula="of:=IF(INDEX([.$S33:.$ET33];MATCH([.$B$7];[.$S$1:.$ET$1];0)+[.M$1])=&quot;&quot;;&quot;&quot;;INDEX([.$S33:.$ET33];MATCH([.$B$7];[.$S$1:.$ET$1];0)+[.M$1]))">
            <text:p/>
          </table:table-cell>
          <table:table-cell table:style-name="ce12" table:formula="of:=IF(INDEX([.$S33:.$ET33];MATCH([.$B$7];[.$S$1:.$ET$1];0)+[.N$1])=&quot;&quot;;&quot;&quot;;INDEX([.$S33:.$ET33];MATCH([.$B$7];[.$S$1:.$ET$1];0)+[.N$1]))">
            <text:p/>
          </table:table-cell>
          <table:table-cell table:style-name="ce12" table:formula="of:=IF(INDEX([.$S33:.$ET33];MATCH([.$B$7];[.$S$1:.$ET$1];0)+[.O$1])=&quot;&quot;;&quot;&quot;;INDEX([.$S33:.$ET33];MATCH([.$B$7];[.$S$1:.$ET$1];0)+[.O$1]))" office:value-type="float" office:value="196" calcext:value-type="float">
            <text:p>196</text:p>
          </table:table-cell>
          <table:table-cell table:style-name="ce20" table:formula="of:=IF(INDEX([.$S33:.$ET33];MATCH([.$B$7];[.$S$1:.$ET$1];0)+[.P$1])=&quot;&quot;;&quot;&quot;;INDEX([.$S33:.$ET33];MATCH([.$B$7];[.$S$1:.$ET$1];0)+[.P$1]))" office:value-type="string" office:string-value="pb" calcext:value-type="string">
            <text:p>pb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K$4:.$K$101];[.A34]));&quot;&quot;;SMALL([.$K$4:.$K$101];[.A34]))" office:value-type="float" office:value="121" calcext:value-type="float">
            <text:p>121</text:p>
          </table:table-cell>
          <table:table-cell table:formula="of:=IF([.B34]=&quot;&quot;;&quot;&quot;;[.B34]-[.B33])" office:value-type="float" office:value="11" calcext:value-type="float">
            <text:p>11</text:p>
          </table:table-cell>
          <table:table-cell table:formula="of:=IF([.B34]=&quot;&quot;;&quot;&quot;;IF(ISNUMBER(MATCH([.B34];[.$K$4:.$K$11];0));&quot;&quot;;INDEX([.$L$22:.$L$101];MATCH([.B34];[.$K$22:.$K$101];1))))" office:value-type="string" office:string-value="b" calcext:value-type="string">
            <text:p>b</text:p>
          </table:table-cell>
          <table:table-cell table:formula="of:=IF([.B34]=&quot;&quot;;&quot;&quot;;IF([.B33]&lt;[.$K$4];INDEX([.$L$4:.$L$11];MATCH([.B33];[.$K$4:.$K$11];-1));INDEX([.$L$4:.$L$11];MATCH([.B33];[.$K$4:.$K$11];1))))" office:value-type="string" office:string-value="s1" calcext:value-type="string">
            <text:p>s1</text:p>
          </table:table-cell>
          <table:table-cell table:formula="of:=IF([.D34]=&quot;b&quot;;&quot;\break&quot;;IF([.D34]=&quot;pb&quot;;&quot;\pageBreak&quot;;IF(AND([.D34]=&quot;&quot;;[.C34]&lt;&gt;0);&quot;&quot;;IF(AND([.C34]=0;[.D34]=&quot;&quot;);IF(INDEX([.$L$22:.$L$101];MATCH([.B3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4]=&quot;&quot;;&quot;&quot;;IF([.$K$16]=&quot;Y&quot;;IF([.C34]=0;&quot; &quot;&amp;[.F34];[.E34]&amp;&quot;*&quot;&amp;[.C34]&amp;&quot; &quot;&amp;[.F34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2" table:formula="of:=IF(INDEX([.$S34:.$ET34];MATCH([.$B$7];[.$S$1:.$ET$1];0)+[.K$1])=&quot;&quot;;&quot;&quot;;INDEX([.$S34:.$ET34];MATCH([.$B$7];[.$S$1:.$ET$1];0)+[.K$1]))" office:value-type="float" office:value="134" calcext:value-type="float">
            <text:p>134</text:p>
          </table:table-cell>
          <table:table-cell table:style-name="ce12" table:formula="of:=IF(INDEX([.$S34:.$ET34];MATCH([.$B$7];[.$S$1:.$ET$1];0)+[.L$1])=&quot;&quot;;&quot;&quot;;INDEX([.$S34:.$ET34];MATCH([.$B$7];[.$S$1:.$ET$1];0)+[.L$1]))" office:value-type="string" office:string-value="pb" calcext:value-type="string">
            <text:p>pb</text:p>
          </table:table-cell>
          <table:table-cell table:style-name="ce12" table:formula="of:=IF(INDEX([.$S34:.$ET34];MATCH([.$B$7];[.$S$1:.$ET$1];0)+[.M$1])=&quot;&quot;;&quot;&quot;;INDEX([.$S34:.$ET34];MATCH([.$B$7];[.$S$1:.$ET$1];0)+[.M$1]))">
            <text:p/>
          </table:table-cell>
          <table:table-cell table:style-name="ce12" table:formula="of:=IF(INDEX([.$S34:.$ET34];MATCH([.$B$7];[.$S$1:.$ET$1];0)+[.N$1])=&quot;&quot;;&quot;&quot;;INDEX([.$S34:.$ET34];MATCH([.$B$7];[.$S$1:.$ET$1];0)+[.N$1]))">
            <text:p/>
          </table:table-cell>
          <table:table-cell table:style-name="ce12" table:formula="of:=IF(INDEX([.$S34:.$ET34];MATCH([.$B$7];[.$S$1:.$ET$1];0)+[.O$1])=&quot;&quot;;&quot;&quot;;INDEX([.$S34:.$ET34];MATCH([.$B$7];[.$S$1:.$ET$1];0)+[.O$1]))" office:value-type="float" office:value="206" calcext:value-type="float">
            <text:p>206</text:p>
          </table:table-cell>
          <table:table-cell table:style-name="ce20" table:formula="of:=IF(INDEX([.$S34:.$ET34];MATCH([.$B$7];[.$S$1:.$ET$1];0)+[.P$1])=&quot;&quot;;&quot;&quot;;INDEX([.$S34:.$ET3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7" office:value-type="float" office:value="137" calcext:value-type="float">
            <text:p>1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0" calcext:value-type="float">
            <text:p>1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9" calcext:value-type="float">
            <text:p>1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8" calcext:value-type="float">
            <text:p>1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32" calcext:value-type="float">
            <text:p>1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7" calcext:value-type="float">
            <text:p>12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p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K$4:.$K$101];[.A35]));&quot;&quot;;SMALL([.$K$4:.$K$101];[.A35]))" office:value-type="float" office:value="134" calcext:value-type="float">
            <text:p>134</text:p>
          </table:table-cell>
          <table:table-cell table:formula="of:=IF([.B35]=&quot;&quot;;&quot;&quot;;[.B35]-[.B34])" office:value-type="float" office:value="13" calcext:value-type="float">
            <text:p>13</text:p>
          </table:table-cell>
          <table:table-cell table:formula="of:=IF([.B35]=&quot;&quot;;&quot;&quot;;IF(ISNUMBER(MATCH([.B35];[.$K$4:.$K$11];0));&quot;&quot;;INDEX([.$L$22:.$L$101];MATCH([.B35];[.$K$22:.$K$101];1))))" office:value-type="string" office:string-value="pb" calcext:value-type="string">
            <text:p>pb</text:p>
          </table:table-cell>
          <table:table-cell table:formula="of:=IF([.B35]=&quot;&quot;;&quot;&quot;;IF([.B34]&lt;[.$K$4];INDEX([.$L$4:.$L$11];MATCH([.B34];[.$K$4:.$K$11];-1));INDEX([.$L$4:.$L$11];MATCH([.B34];[.$K$4:.$K$11];1))))" office:value-type="string" office:string-value="s1" calcext:value-type="string">
            <text:p>s1</text:p>
          </table:table-cell>
          <table:table-cell table:formula="of:=IF([.D35]=&quot;b&quot;;&quot;\break&quot;;IF([.D35]=&quot;pb&quot;;&quot;\pageBreak&quot;;IF(AND([.D35]=&quot;&quot;;[.C35]&lt;&gt;0);&quot;&quot;;IF(AND([.C35]=0;[.D35]=&quot;&quot;);IF(INDEX([.$L$22:.$L$101];MATCH([.B35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35]=&quot;&quot;;&quot;&quot;;IF([.$K$16]=&quot;Y&quot;;IF([.C35]=0;&quot; &quot;&amp;[.F35];[.E35]&amp;&quot;*&quot;&amp;[.C35]&amp;&quot; &quot;&amp;[.F35]);&quot;&quot;))" office:value-type="string" office:string-value="s1*13 \pageBreak" calcext:value-type="string">
            <text:p>s1*13 \pageBreak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2" table:formula="of:=IF(INDEX([.$S35:.$ET35];MATCH([.$B$7];[.$S$1:.$ET$1];0)+[.K$1])=&quot;&quot;;&quot;&quot;;INDEX([.$S35:.$ET35];MATCH([.$B$7];[.$S$1:.$ET$1];0)+[.K$1]))" office:value-type="float" office:value="144" calcext:value-type="float">
            <text:p>144</text:p>
          </table:table-cell>
          <table:table-cell table:style-name="ce12" table:formula="of:=IF(INDEX([.$S35:.$ET35];MATCH([.$B$7];[.$S$1:.$ET$1];0)+[.L$1])=&quot;&quot;;&quot;&quot;;INDEX([.$S35:.$ET35];MATCH([.$B$7];[.$S$1:.$ET$1];0)+[.L$1]))" office:value-type="string" office:string-value="b" calcext:value-type="string">
            <text:p>b</text:p>
          </table:table-cell>
          <table:table-cell table:style-name="ce12" table:formula="of:=IF(INDEX([.$S35:.$ET35];MATCH([.$B$7];[.$S$1:.$ET$1];0)+[.M$1])=&quot;&quot;;&quot;&quot;;INDEX([.$S35:.$ET35];MATCH([.$B$7];[.$S$1:.$ET$1];0)+[.M$1]))">
            <text:p/>
          </table:table-cell>
          <table:table-cell table:style-name="ce12" table:formula="of:=IF(INDEX([.$S35:.$ET35];MATCH([.$B$7];[.$S$1:.$ET$1];0)+[.N$1])=&quot;&quot;;&quot;&quot;;INDEX([.$S35:.$ET35];MATCH([.$B$7];[.$S$1:.$ET$1];0)+[.N$1]))">
            <text:p/>
          </table:table-cell>
          <table:table-cell table:style-name="ce12" table:formula="of:=IF(INDEX([.$S35:.$ET35];MATCH([.$B$7];[.$S$1:.$ET$1];0)+[.O$1])=&quot;&quot;;&quot;&quot;;INDEX([.$S35:.$ET35];MATCH([.$B$7];[.$S$1:.$ET$1];0)+[.O$1]))" office:value-type="float" office:value="215" calcext:value-type="float">
            <text:p>215</text:p>
          </table:table-cell>
          <table:table-cell table:style-name="ce20" table:formula="of:=IF(INDEX([.$S35:.$ET35];MATCH([.$B$7];[.$S$1:.$ET$1];0)+[.P$1])=&quot;&quot;;&quot;&quot;;INDEX([.$S35:.$ET35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3" calcext:value-type="float">
            <text:p>2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5" calcext:value-type="float">
            <text:p>2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8" calcext:value-type="float">
            <text:p>17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2" calcext:value-type="float">
            <text:p>2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4" calcext:value-type="float">
            <text:p>1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K$4:.$K$101];[.A36]));&quot;&quot;;SMALL([.$K$4:.$K$101];[.A36]))" office:value-type="float" office:value="144" calcext:value-type="float">
            <text:p>144</text:p>
          </table:table-cell>
          <table:table-cell table:formula="of:=IF([.B36]=&quot;&quot;;&quot;&quot;;[.B36]-[.B35])" office:value-type="float" office:value="10" calcext:value-type="float">
            <text:p>10</text:p>
          </table:table-cell>
          <table:table-cell table:formula="of:=IF([.B36]=&quot;&quot;;&quot;&quot;;IF(ISNUMBER(MATCH([.B36];[.$K$4:.$K$11];0));&quot;&quot;;INDEX([.$L$22:.$L$101];MATCH([.B36];[.$K$22:.$K$101];1))))" office:value-type="string" office:string-value="b" calcext:value-type="string">
            <text:p>b</text:p>
          </table:table-cell>
          <table:table-cell table:formula="of:=IF([.B36]=&quot;&quot;;&quot;&quot;;IF([.B35]&lt;[.$K$4];INDEX([.$L$4:.$L$11];MATCH([.B35];[.$K$4:.$K$11];-1));INDEX([.$L$4:.$L$11];MATCH([.B35];[.$K$4:.$K$11];1))))" office:value-type="string" office:string-value="s1" calcext:value-type="string">
            <text:p>s1</text:p>
          </table:table-cell>
          <table:table-cell table:formula="of:=IF([.D36]=&quot;b&quot;;&quot;\break&quot;;IF([.D36]=&quot;pb&quot;;&quot;\pageBreak&quot;;IF(AND([.D36]=&quot;&quot;;[.C36]&lt;&gt;0);&quot;&quot;;IF(AND([.C36]=0;[.D36]=&quot;&quot;);IF(INDEX([.$L$22:.$L$101];MATCH([.B3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6]=&quot;&quot;;&quot;&quot;;IF([.$K$16]=&quot;Y&quot;;IF([.C36]=0;&quot; &quot;&amp;[.F36];[.E36]&amp;&quot;*&quot;&amp;[.C36]&amp;&quot; &quot;&amp;[.F36]);&quot;&quot;))" office:value-type="string" office:string-value="s1*10 \break" calcext:value-type="string">
            <text:p>s1*10 \break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2" table:formula="of:=IF(INDEX([.$S36:.$ET36];MATCH([.$B$7];[.$S$1:.$ET$1];0)+[.K$1])=&quot;&quot;;&quot;&quot;;INDEX([.$S36:.$ET36];MATCH([.$B$7];[.$S$1:.$ET$1];0)+[.K$1]))" office:value-type="float" office:value="161" calcext:value-type="float">
            <text:p>161</text:p>
          </table:table-cell>
          <table:table-cell table:style-name="ce12" table:formula="of:=IF(INDEX([.$S36:.$ET36];MATCH([.$B$7];[.$S$1:.$ET$1];0)+[.L$1])=&quot;&quot;;&quot;&quot;;INDEX([.$S36:.$ET36];MATCH([.$B$7];[.$S$1:.$ET$1];0)+[.L$1]))" office:value-type="string" office:string-value="b" calcext:value-type="string">
            <text:p>b</text:p>
          </table:table-cell>
          <table:table-cell table:style-name="ce12" table:formula="of:=IF(INDEX([.$S36:.$ET36];MATCH([.$B$7];[.$S$1:.$ET$1];0)+[.M$1])=&quot;&quot;;&quot;&quot;;INDEX([.$S36:.$ET36];MATCH([.$B$7];[.$S$1:.$ET$1];0)+[.M$1]))">
            <text:p/>
          </table:table-cell>
          <table:table-cell table:style-name="ce12" table:formula="of:=IF(INDEX([.$S36:.$ET36];MATCH([.$B$7];[.$S$1:.$ET$1];0)+[.N$1])=&quot;&quot;;&quot;&quot;;INDEX([.$S36:.$ET36];MATCH([.$B$7];[.$S$1:.$ET$1];0)+[.N$1]))">
            <text:p/>
          </table:table-cell>
          <table:table-cell table:style-name="ce12" table:formula="of:=IF(INDEX([.$S36:.$ET36];MATCH([.$B$7];[.$S$1:.$ET$1];0)+[.O$1])=&quot;&quot;;&quot;&quot;;INDEX([.$S36:.$ET36];MATCH([.$B$7];[.$S$1:.$ET$1];0)+[.O$1]))" office:value-type="float" office:value="232" calcext:value-type="float">
            <text:p>232</text:p>
          </table:table-cell>
          <table:table-cell table:style-name="ce20" table:formula="of:=IF(INDEX([.$S36:.$ET36];MATCH([.$B$7];[.$S$1:.$ET$1];0)+[.P$1])=&quot;&quot;;&quot;&quot;;INDEX([.$S36:.$ET36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7" calcext:value-type="float">
            <text:p>26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6" calcext:value-type="float">
            <text:p>1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4" calcext:value-type="float">
            <text:p>1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4" calcext:value-type="float">
            <text:p>1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5" calcext:value-type="float">
            <text:p>1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K$4:.$K$101];[.A37]));&quot;&quot;;SMALL([.$K$4:.$K$101];[.A37]))" office:value-type="float" office:value="161" calcext:value-type="float">
            <text:p>161</text:p>
          </table:table-cell>
          <table:table-cell table:formula="of:=IF([.B37]=&quot;&quot;;&quot;&quot;;[.B37]-[.B36])" office:value-type="float" office:value="17" calcext:value-type="float">
            <text:p>17</text:p>
          </table:table-cell>
          <table:table-cell table:formula="of:=IF([.B37]=&quot;&quot;;&quot;&quot;;IF(ISNUMBER(MATCH([.B37];[.$K$4:.$K$11];0));&quot;&quot;;INDEX([.$L$22:.$L$101];MATCH([.B37];[.$K$22:.$K$101];1))))" office:value-type="string" office:string-value="b" calcext:value-type="string">
            <text:p>b</text:p>
          </table:table-cell>
          <table:table-cell table:formula="of:=IF([.B37]=&quot;&quot;;&quot;&quot;;IF([.B36]&lt;[.$K$4];INDEX([.$L$4:.$L$11];MATCH([.B36];[.$K$4:.$K$11];-1));INDEX([.$L$4:.$L$11];MATCH([.B36];[.$K$4:.$K$11];1))))" office:value-type="string" office:string-value="s1" calcext:value-type="string">
            <text:p>s1</text:p>
          </table:table-cell>
          <table:table-cell table:formula="of:=IF([.D37]=&quot;b&quot;;&quot;\break&quot;;IF([.D37]=&quot;pb&quot;;&quot;\pageBreak&quot;;IF(AND([.D37]=&quot;&quot;;[.C37]&lt;&gt;0);&quot;&quot;;IF(AND([.C37]=0;[.D37]=&quot;&quot;);IF(INDEX([.$L$22:.$L$101];MATCH([.B3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7]=&quot;&quot;;&quot;&quot;;IF([.$K$16]=&quot;Y&quot;;IF([.C37]=0;&quot; &quot;&amp;[.F37];[.E37]&amp;&quot;*&quot;&amp;[.C37]&amp;&quot; &quot;&amp;[.F37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2" table:formula="of:=IF(INDEX([.$S37:.$ET37];MATCH([.$B$7];[.$S$1:.$ET$1];0)+[.K$1])=&quot;&quot;;&quot;&quot;;INDEX([.$S37:.$ET37];MATCH([.$B$7];[.$S$1:.$ET$1];0)+[.K$1]))" office:value-type="float" office:value="169" calcext:value-type="float">
            <text:p>169</text:p>
          </table:table-cell>
          <table:table-cell table:style-name="ce12" table:formula="of:=IF(INDEX([.$S37:.$ET37];MATCH([.$B$7];[.$S$1:.$ET$1];0)+[.L$1])=&quot;&quot;;&quot;&quot;;INDEX([.$S37:.$ET37];MATCH([.$B$7];[.$S$1:.$ET$1];0)+[.L$1]))" office:value-type="string" office:string-value="b" calcext:value-type="string">
            <text:p>b</text:p>
          </table:table-cell>
          <table:table-cell table:style-name="ce12" table:formula="of:=IF(INDEX([.$S37:.$ET37];MATCH([.$B$7];[.$S$1:.$ET$1];0)+[.M$1])=&quot;&quot;;&quot;&quot;;INDEX([.$S37:.$ET37];MATCH([.$B$7];[.$S$1:.$ET$1];0)+[.M$1]))">
            <text:p/>
          </table:table-cell>
          <table:table-cell table:style-name="ce12" table:formula="of:=IF(INDEX([.$S37:.$ET37];MATCH([.$B$7];[.$S$1:.$ET$1];0)+[.N$1])=&quot;&quot;;&quot;&quot;;INDEX([.$S37:.$ET37];MATCH([.$B$7];[.$S$1:.$ET$1];0)+[.N$1]))">
            <text:p/>
          </table:table-cell>
          <table:table-cell table:style-name="ce12" table:formula="of:=IF(INDEX([.$S37:.$ET37];MATCH([.$B$7];[.$S$1:.$ET$1];0)+[.O$1])=&quot;&quot;;&quot;&quot;;INDEX([.$S37:.$ET37];MATCH([.$B$7];[.$S$1:.$ET$1];0)+[.O$1]))" office:value-type="float" office:value="244" calcext:value-type="float">
            <text:p>244</text:p>
          </table:table-cell>
          <table:table-cell table:style-name="ce20" table:formula="of:=IF(INDEX([.$S37:.$ET37];MATCH([.$B$7];[.$S$1:.$ET$1];0)+[.P$1])=&quot;&quot;;&quot;&quot;;INDEX([.$S37:.$ET37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1" calcext:value-type="float">
            <text:p>1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6" calcext:value-type="float">
            <text:p>1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K$4:.$K$101];[.A38]));&quot;&quot;;SMALL([.$K$4:.$K$101];[.A38]))" office:value-type="float" office:value="169" calcext:value-type="float">
            <text:p>169</text:p>
          </table:table-cell>
          <table:table-cell table:formula="of:=IF([.B38]=&quot;&quot;;&quot;&quot;;[.B38]-[.B37])" office:value-type="float" office:value="8" calcext:value-type="float">
            <text:p>8</text:p>
          </table:table-cell>
          <table:table-cell table:formula="of:=IF([.B38]=&quot;&quot;;&quot;&quot;;IF(ISNUMBER(MATCH([.B38];[.$K$4:.$K$11];0));&quot;&quot;;INDEX([.$L$22:.$L$101];MATCH([.B38];[.$K$22:.$K$101];1))))" office:value-type="string" office:string-value="b" calcext:value-type="string">
            <text:p>b</text:p>
          </table:table-cell>
          <table:table-cell table:formula="of:=IF([.B38]=&quot;&quot;;&quot;&quot;;IF([.B37]&lt;[.$K$4];INDEX([.$L$4:.$L$11];MATCH([.B37];[.$K$4:.$K$11];-1));INDEX([.$L$4:.$L$11];MATCH([.B37];[.$K$4:.$K$11];1))))" office:value-type="string" office:string-value="s1" calcext:value-type="string">
            <text:p>s1</text:p>
          </table:table-cell>
          <table:table-cell table:formula="of:=IF([.D38]=&quot;b&quot;;&quot;\break&quot;;IF([.D38]=&quot;pb&quot;;&quot;\pageBreak&quot;;IF(AND([.D38]=&quot;&quot;;[.C38]&lt;&gt;0);&quot;&quot;;IF(AND([.C38]=0;[.D38]=&quot;&quot;);IF(INDEX([.$L$22:.$L$101];MATCH([.B3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8]=&quot;&quot;;&quot;&quot;;IF([.$K$16]=&quot;Y&quot;;IF([.C38]=0;&quot; &quot;&amp;[.F38];[.E38]&amp;&quot;*&quot;&amp;[.C38]&amp;&quot; &quot;&amp;[.F38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2" table:formula="of:=IF(INDEX([.$S38:.$ET38];MATCH([.$B$7];[.$S$1:.$ET$1];0)+[.K$1])=&quot;&quot;;&quot;&quot;;INDEX([.$S38:.$ET38];MATCH([.$B$7];[.$S$1:.$ET$1];0)+[.K$1]))" office:value-type="float" office:value="182" calcext:value-type="float">
            <text:p>182</text:p>
          </table:table-cell>
          <table:table-cell table:style-name="ce12" table:formula="of:=IF(INDEX([.$S38:.$ET38];MATCH([.$B$7];[.$S$1:.$ET$1];0)+[.L$1])=&quot;&quot;;&quot;&quot;;INDEX([.$S38:.$ET38];MATCH([.$B$7];[.$S$1:.$ET$1];0)+[.L$1]))" office:value-type="string" office:string-value="b" calcext:value-type="string">
            <text:p>b</text:p>
          </table:table-cell>
          <table:table-cell table:style-name="ce12" table:formula="of:=IF(INDEX([.$S38:.$ET38];MATCH([.$B$7];[.$S$1:.$ET$1];0)+[.M$1])=&quot;&quot;;&quot;&quot;;INDEX([.$S38:.$ET38];MATCH([.$B$7];[.$S$1:.$ET$1];0)+[.M$1]))">
            <text:p/>
          </table:table-cell>
          <table:table-cell table:style-name="ce12" table:formula="of:=IF(INDEX([.$S38:.$ET38];MATCH([.$B$7];[.$S$1:.$ET$1];0)+[.N$1])=&quot;&quot;;&quot;&quot;;INDEX([.$S38:.$ET38];MATCH([.$B$7];[.$S$1:.$ET$1];0)+[.N$1]))">
            <text:p/>
          </table:table-cell>
          <table:table-cell table:style-name="ce12" table:formula="of:=IF(INDEX([.$S38:.$ET38];MATCH([.$B$7];[.$S$1:.$ET$1];0)+[.O$1])=&quot;&quot;;&quot;&quot;;INDEX([.$S38:.$ET38];MATCH([.$B$7];[.$S$1:.$ET$1];0)+[.O$1]))" office:value-type="float" office:value="256" calcext:value-type="float">
            <text:p>256</text:p>
          </table:table-cell>
          <table:table-cell table:style-name="ce20" table:formula="of:=IF(INDEX([.$S38:.$ET38];MATCH([.$B$7];[.$S$1:.$ET$1];0)+[.P$1])=&quot;&quot;;&quot;&quot;;INDEX([.$S38:.$ET38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29" calcext:value-type="float">
            <text:p>1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7" calcext:value-type="float">
            <text:p>1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K$4:.$K$101];[.A39]));&quot;&quot;;SMALL([.$K$4:.$K$101];[.A39]))" office:value-type="float" office:value="182" calcext:value-type="float">
            <text:p>182</text:p>
          </table:table-cell>
          <table:table-cell table:formula="of:=IF([.B39]=&quot;&quot;;&quot;&quot;;[.B39]-[.B38])" office:value-type="float" office:value="13" calcext:value-type="float">
            <text:p>13</text:p>
          </table:table-cell>
          <table:table-cell table:formula="of:=IF([.B39]=&quot;&quot;;&quot;&quot;;IF(ISNUMBER(MATCH([.B39];[.$K$4:.$K$11];0));&quot;&quot;;INDEX([.$L$22:.$L$101];MATCH([.B39];[.$K$22:.$K$101];1))))" office:value-type="string" office:string-value="b" calcext:value-type="string">
            <text:p>b</text:p>
          </table:table-cell>
          <table:table-cell table:formula="of:=IF([.B39]=&quot;&quot;;&quot;&quot;;IF([.B38]&lt;[.$K$4];INDEX([.$L$4:.$L$11];MATCH([.B38];[.$K$4:.$K$11];-1));INDEX([.$L$4:.$L$11];MATCH([.B38];[.$K$4:.$K$11];1))))" office:value-type="string" office:string-value="s1" calcext:value-type="string">
            <text:p>s1</text:p>
          </table:table-cell>
          <table:table-cell table:formula="of:=IF([.D39]=&quot;b&quot;;&quot;\break&quot;;IF([.D39]=&quot;pb&quot;;&quot;\pageBreak&quot;;IF(AND([.D39]=&quot;&quot;;[.C39]&lt;&gt;0);&quot;&quot;;IF(AND([.C39]=0;[.D39]=&quot;&quot;);IF(INDEX([.$L$22:.$L$101];MATCH([.B3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39]=&quot;&quot;;&quot;&quot;;IF([.$K$16]=&quot;Y&quot;;IF([.C39]=0;&quot; &quot;&amp;[.F39];[.E39]&amp;&quot;*&quot;&amp;[.C39]&amp;&quot; &quot;&amp;[.F39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2" table:formula="of:=IF(INDEX([.$S39:.$ET39];MATCH([.$B$7];[.$S$1:.$ET$1];0)+[.K$1])=&quot;&quot;;&quot;&quot;;INDEX([.$S39:.$ET39];MATCH([.$B$7];[.$S$1:.$ET$1];0)+[.K$1]))" office:value-type="float" office:value="196" calcext:value-type="float">
            <text:p>196</text:p>
          </table:table-cell>
          <table:table-cell table:style-name="ce12" table:formula="of:=IF(INDEX([.$S39:.$ET39];MATCH([.$B$7];[.$S$1:.$ET$1];0)+[.L$1])=&quot;&quot;;&quot;&quot;;INDEX([.$S39:.$ET39];MATCH([.$B$7];[.$S$1:.$ET$1];0)+[.L$1]))" office:value-type="string" office:string-value="b" calcext:value-type="string">
            <text:p>b</text:p>
          </table:table-cell>
          <table:table-cell table:style-name="ce12" table:formula="of:=IF(INDEX([.$S39:.$ET39];MATCH([.$B$7];[.$S$1:.$ET$1];0)+[.M$1])=&quot;&quot;;&quot;&quot;;INDEX([.$S39:.$ET39];MATCH([.$B$7];[.$S$1:.$ET$1];0)+[.M$1]))">
            <text:p/>
          </table:table-cell>
          <table:table-cell table:style-name="ce12" table:formula="of:=IF(INDEX([.$S39:.$ET39];MATCH([.$B$7];[.$S$1:.$ET$1];0)+[.N$1])=&quot;&quot;;&quot;&quot;;INDEX([.$S39:.$ET39];MATCH([.$B$7];[.$S$1:.$ET$1];0)+[.N$1]))">
            <text:p/>
          </table:table-cell>
          <table:table-cell table:style-name="ce12" table:formula="of:=IF(INDEX([.$S39:.$ET39];MATCH([.$B$7];[.$S$1:.$ET$1];0)+[.O$1])=&quot;&quot;;&quot;&quot;;INDEX([.$S39:.$ET39];MATCH([.$B$7];[.$S$1:.$ET$1];0)+[.O$1]))" office:value-type="float" office:value="266" calcext:value-type="float">
            <text:p>266</text:p>
          </table:table-cell>
          <table:table-cell table:style-name="ce20" table:formula="of:=IF(INDEX([.$S39:.$ET39];MATCH([.$B$7];[.$S$1:.$ET$1];0)+[.P$1])=&quot;&quot;;&quot;&quot;;INDEX([.$S39:.$ET39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7" office:value-type="float" office:value="202" calcext:value-type="float">
            <text:p>2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6" calcext:value-type="float">
            <text:p>1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25" calcext:value-type="float">
            <text:p>12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7" calcext:value-type="float">
            <text:p>1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0" calcext:value-type="float">
            <text:p>1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1" calcext:value-type="float">
            <text:p>1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4" calcext:value-type="float">
            <text:p>17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7" calcext:value-type="float">
            <text:p>1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K$4:.$K$101];[.A40]));&quot;&quot;;SMALL([.$K$4:.$K$101];[.A40]))" office:value-type="float" office:value="196" calcext:value-type="float">
            <text:p>196</text:p>
          </table:table-cell>
          <table:table-cell table:formula="of:=IF([.B40]=&quot;&quot;;&quot;&quot;;[.B40]-[.B39])" office:value-type="float" office:value="14" calcext:value-type="float">
            <text:p>14</text:p>
          </table:table-cell>
          <table:table-cell table:formula="of:=IF([.B40]=&quot;&quot;;&quot;&quot;;IF(ISNUMBER(MATCH([.B40];[.$K$4:.$K$11];0));&quot;&quot;;INDEX([.$L$22:.$L$101];MATCH([.B40];[.$K$22:.$K$101];1))))" office:value-type="string" office:string-value="b" calcext:value-type="string">
            <text:p>b</text:p>
          </table:table-cell>
          <table:table-cell table:formula="of:=IF([.B40]=&quot;&quot;;&quot;&quot;;IF([.B39]&lt;[.$K$4];INDEX([.$L$4:.$L$11];MATCH([.B39];[.$K$4:.$K$11];-1));INDEX([.$L$4:.$L$11];MATCH([.B39];[.$K$4:.$K$11];1))))" office:value-type="string" office:string-value="s1" calcext:value-type="string">
            <text:p>s1</text:p>
          </table:table-cell>
          <table:table-cell table:formula="of:=IF([.D40]=&quot;b&quot;;&quot;\break&quot;;IF([.D40]=&quot;pb&quot;;&quot;\pageBreak&quot;;IF(AND([.D40]=&quot;&quot;;[.C40]&lt;&gt;0);&quot;&quot;;IF(AND([.C40]=0;[.D40]=&quot;&quot;);IF(INDEX([.$L$22:.$L$101];MATCH([.B4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0]=&quot;&quot;;&quot;&quot;;IF([.$K$16]=&quot;Y&quot;;IF([.C40]=0;&quot; &quot;&amp;[.F40];[.E40]&amp;&quot;*&quot;&amp;[.C40]&amp;&quot; &quot;&amp;[.F40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2" table:formula="of:=IF(INDEX([.$S40:.$ET40];MATCH([.$B$7];[.$S$1:.$ET$1];0)+[.K$1])=&quot;&quot;;&quot;&quot;;INDEX([.$S40:.$ET40];MATCH([.$B$7];[.$S$1:.$ET$1];0)+[.K$1]))" office:value-type="float" office:value="204" calcext:value-type="float">
            <text:p>204</text:p>
          </table:table-cell>
          <table:table-cell table:style-name="ce12" table:formula="of:=IF(INDEX([.$S40:.$ET40];MATCH([.$B$7];[.$S$1:.$ET$1];0)+[.L$1])=&quot;&quot;;&quot;&quot;;INDEX([.$S40:.$ET40];MATCH([.$B$7];[.$S$1:.$ET$1];0)+[.L$1]))" office:value-type="string" office:string-value="b" calcext:value-type="string">
            <text:p>b</text:p>
          </table:table-cell>
          <table:table-cell table:style-name="ce12" table:formula="of:=IF(INDEX([.$S40:.$ET40];MATCH([.$B$7];[.$S$1:.$ET$1];0)+[.M$1])=&quot;&quot;;&quot;&quot;;INDEX([.$S40:.$ET40];MATCH([.$B$7];[.$S$1:.$ET$1];0)+[.M$1]))">
            <text:p/>
          </table:table-cell>
          <table:table-cell table:style-name="ce12" table:formula="of:=IF(INDEX([.$S40:.$ET40];MATCH([.$B$7];[.$S$1:.$ET$1];0)+[.N$1])=&quot;&quot;;&quot;&quot;;INDEX([.$S40:.$ET40];MATCH([.$B$7];[.$S$1:.$ET$1];0)+[.N$1]))">
            <text:p/>
          </table:table-cell>
          <table:table-cell table:style-name="ce12" table:formula="of:=IF(INDEX([.$S40:.$ET40];MATCH([.$B$7];[.$S$1:.$ET$1];0)+[.O$1])=&quot;&quot;;&quot;&quot;;INDEX([.$S40:.$ET40];MATCH([.$B$7];[.$S$1:.$ET$1];0)+[.O$1]))" office:value-type="float" office:value="285" calcext:value-type="float">
            <text:p>285</text:p>
          </table:table-cell>
          <table:table-cell table:style-name="ce20" table:formula="of:=IF(INDEX([.$S40:.$ET40];MATCH([.$B$7];[.$S$1:.$ET$1];0)+[.P$1])=&quot;&quot;;&quot;&quot;;INDEX([.$S40:.$ET40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6" calcext:value-type="float">
            <text:p>1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0" calcext:value-type="float">
            <text:p>13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5" calcext:value-type="float">
            <text:p>1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2" calcext:value-type="float">
            <text:p>1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5" calcext:value-type="float">
            <text:p>19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1" calcext:value-type="float">
            <text:p>2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K$4:.$K$101];[.A41]));&quot;&quot;;SMALL([.$K$4:.$K$101];[.A41]))" office:value-type="float" office:value="204" calcext:value-type="float">
            <text:p>204</text:p>
          </table:table-cell>
          <table:table-cell table:formula="of:=IF([.B41]=&quot;&quot;;&quot;&quot;;[.B41]-[.B40])" office:value-type="float" office:value="8" calcext:value-type="float">
            <text:p>8</text:p>
          </table:table-cell>
          <table:table-cell table:formula="of:=IF([.B41]=&quot;&quot;;&quot;&quot;;IF(ISNUMBER(MATCH([.B41];[.$K$4:.$K$11];0));&quot;&quot;;INDEX([.$L$22:.$L$101];MATCH([.B41];[.$K$22:.$K$101];1))))" office:value-type="string" office:string-value="b" calcext:value-type="string">
            <text:p>b</text:p>
          </table:table-cell>
          <table:table-cell table:formula="of:=IF([.B41]=&quot;&quot;;&quot;&quot;;IF([.B40]&lt;[.$K$4];INDEX([.$L$4:.$L$11];MATCH([.B40];[.$K$4:.$K$11];-1));INDEX([.$L$4:.$L$11];MATCH([.B40];[.$K$4:.$K$11];1))))" office:value-type="string" office:string-value="s1" calcext:value-type="string">
            <text:p>s1</text:p>
          </table:table-cell>
          <table:table-cell table:formula="of:=IF([.D41]=&quot;b&quot;;&quot;\break&quot;;IF([.D41]=&quot;pb&quot;;&quot;\pageBreak&quot;;IF(AND([.D41]=&quot;&quot;;[.C41]&lt;&gt;0);&quot;&quot;;IF(AND([.C41]=0;[.D41]=&quot;&quot;);IF(INDEX([.$L$22:.$L$101];MATCH([.B4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1]=&quot;&quot;;&quot;&quot;;IF([.$K$16]=&quot;Y&quot;;IF([.C41]=0;&quot; &quot;&amp;[.F41];[.E41]&amp;&quot;*&quot;&amp;[.C41]&amp;&quot; &quot;&amp;[.F41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2" table:formula="of:=IF(INDEX([.$S41:.$ET41];MATCH([.$B$7];[.$S$1:.$ET$1];0)+[.K$1])=&quot;&quot;;&quot;&quot;;INDEX([.$S41:.$ET41];MATCH([.$B$7];[.$S$1:.$ET$1];0)+[.K$1]))" office:value-type="float" office:value="212" calcext:value-type="float">
            <text:p>212</text:p>
          </table:table-cell>
          <table:table-cell table:style-name="ce12" table:formula="of:=IF(INDEX([.$S41:.$ET41];MATCH([.$B$7];[.$S$1:.$ET$1];0)+[.L$1])=&quot;&quot;;&quot;&quot;;INDEX([.$S41:.$ET41];MATCH([.$B$7];[.$S$1:.$ET$1];0)+[.L$1]))" office:value-type="string" office:string-value="b" calcext:value-type="string">
            <text:p>b</text:p>
          </table:table-cell>
          <table:table-cell table:style-name="ce12" table:formula="of:=IF(INDEX([.$S41:.$ET41];MATCH([.$B$7];[.$S$1:.$ET$1];0)+[.M$1])=&quot;&quot;;&quot;&quot;;INDEX([.$S41:.$ET41];MATCH([.$B$7];[.$S$1:.$ET$1];0)+[.M$1]))">
            <text:p/>
          </table:table-cell>
          <table:table-cell table:style-name="ce12" table:formula="of:=IF(INDEX([.$S41:.$ET41];MATCH([.$B$7];[.$S$1:.$ET$1];0)+[.N$1])=&quot;&quot;;&quot;&quot;;INDEX([.$S41:.$ET41];MATCH([.$B$7];[.$S$1:.$ET$1];0)+[.N$1]))">
            <text:p/>
          </table:table-cell>
          <table:table-cell table:style-name="ce12" table:formula="of:=IF(INDEX([.$S41:.$ET41];MATCH([.$B$7];[.$S$1:.$ET$1];0)+[.O$1])=&quot;&quot;;&quot;&quot;;INDEX([.$S41:.$ET41];MATCH([.$B$7];[.$S$1:.$ET$1];0)+[.O$1]))" office:value-type="float" office:value="293" calcext:value-type="float">
            <text:p>293</text:p>
          </table:table-cell>
          <table:table-cell table:style-name="ce20" table:formula="of:=IF(INDEX([.$S41:.$ET41];MATCH([.$B$7];[.$S$1:.$ET$1];0)+[.P$1])=&quot;&quot;;&quot;&quot;;INDEX([.$S41:.$ET41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4" calcext:value-type="float">
            <text:p>23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9" calcext:value-type="float">
            <text:p>3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0" calcext:value-type="float">
            <text:p>1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39" calcext:value-type="float">
            <text:p>1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35" calcext:value-type="float">
            <text:p>1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1" calcext:value-type="float">
            <text:p>2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8" calcext:value-type="float">
            <text:p>1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9" calcext:value-type="float">
            <text:p>2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0" calcext:value-type="float">
            <text:p>28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K$4:.$K$101];[.A42]));&quot;&quot;;SMALL([.$K$4:.$K$101];[.A42]))" office:value-type="float" office:value="212" calcext:value-type="float">
            <text:p>212</text:p>
          </table:table-cell>
          <table:table-cell table:formula="of:=IF([.B42]=&quot;&quot;;&quot;&quot;;[.B42]-[.B41])" office:value-type="float" office:value="8" calcext:value-type="float">
            <text:p>8</text:p>
          </table:table-cell>
          <table:table-cell table:formula="of:=IF([.B42]=&quot;&quot;;&quot;&quot;;IF(ISNUMBER(MATCH([.B42];[.$K$4:.$K$11];0));&quot;&quot;;INDEX([.$L$22:.$L$101];MATCH([.B42];[.$K$22:.$K$101];1))))" office:value-type="string" office:string-value="b" calcext:value-type="string">
            <text:p>b</text:p>
          </table:table-cell>
          <table:table-cell table:formula="of:=IF([.B42]=&quot;&quot;;&quot;&quot;;IF([.B41]&lt;[.$K$4];INDEX([.$L$4:.$L$11];MATCH([.B41];[.$K$4:.$K$11];-1));INDEX([.$L$4:.$L$11];MATCH([.B41];[.$K$4:.$K$11];1))))" office:value-type="string" office:string-value="s1" calcext:value-type="string">
            <text:p>s1</text:p>
          </table:table-cell>
          <table:table-cell table:formula="of:=IF([.D42]=&quot;b&quot;;&quot;\break&quot;;IF([.D42]=&quot;pb&quot;;&quot;\pageBreak&quot;;IF(AND([.D42]=&quot;&quot;;[.C42]&lt;&gt;0);&quot;&quot;;IF(AND([.C42]=0;[.D42]=&quot;&quot;);IF(INDEX([.$L$22:.$L$101];MATCH([.B4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2]=&quot;&quot;;&quot;&quot;;IF([.$K$16]=&quot;Y&quot;;IF([.C42]=0;&quot; &quot;&amp;[.F42];[.E42]&amp;&quot;*&quot;&amp;[.C42]&amp;&quot; &quot;&amp;[.F42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2" table:formula="of:=IF(INDEX([.$S42:.$ET42];MATCH([.$B$7];[.$S$1:.$ET$1];0)+[.K$1])=&quot;&quot;;&quot;&quot;;INDEX([.$S42:.$ET42];MATCH([.$B$7];[.$S$1:.$ET$1];0)+[.K$1]))" office:value-type="float" office:value="218" calcext:value-type="float">
            <text:p>218</text:p>
          </table:table-cell>
          <table:table-cell table:style-name="ce12" table:formula="of:=IF(INDEX([.$S42:.$ET42];MATCH([.$B$7];[.$S$1:.$ET$1];0)+[.L$1])=&quot;&quot;;&quot;&quot;;INDEX([.$S42:.$ET42];MATCH([.$B$7];[.$S$1:.$ET$1];0)+[.L$1]))" office:value-type="string" office:string-value="b" calcext:value-type="string">
            <text:p>b</text:p>
          </table:table-cell>
          <table:table-cell table:style-name="ce12" table:formula="of:=IF(INDEX([.$S42:.$ET42];MATCH([.$B$7];[.$S$1:.$ET$1];0)+[.M$1])=&quot;&quot;;&quot;&quot;;INDEX([.$S42:.$ET42];MATCH([.$B$7];[.$S$1:.$ET$1];0)+[.M$1]))">
            <text:p/>
          </table:table-cell>
          <table:table-cell table:style-name="ce12" table:formula="of:=IF(INDEX([.$S42:.$ET42];MATCH([.$B$7];[.$S$1:.$ET$1];0)+[.N$1])=&quot;&quot;;&quot;&quot;;INDEX([.$S42:.$ET42];MATCH([.$B$7];[.$S$1:.$ET$1];0)+[.N$1]))">
            <text:p/>
          </table:table-cell>
          <table:table-cell table:style-name="ce12" table:formula="of:=IF(INDEX([.$S42:.$ET42];MATCH([.$B$7];[.$S$1:.$ET$1];0)+[.O$1])=&quot;&quot;;&quot;&quot;;INDEX([.$S42:.$ET42];MATCH([.$B$7];[.$S$1:.$ET$1];0)+[.O$1]))" office:value-type="float" office:value="304" calcext:value-type="float">
            <text:p>304</text:p>
          </table:table-cell>
          <table:table-cell table:style-name="ce20" table:formula="of:=IF(INDEX([.$S42:.$ET42];MATCH([.$B$7];[.$S$1:.$ET$1];0)+[.P$1])=&quot;&quot;;&quot;&quot;;INDEX([.$S42:.$ET42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6" calcext:value-type="float">
            <text:p>2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8" calcext:value-type="float">
            <text:p>26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8" calcext:value-type="float">
            <text:p>1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9" calcext:value-type="float">
            <text:p>1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3" calcext:value-type="float">
            <text:p>1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K$4:.$K$101];[.A43]));&quot;&quot;;SMALL([.$K$4:.$K$101];[.A43]))" office:value-type="float" office:value="218" calcext:value-type="float">
            <text:p>218</text:p>
          </table:table-cell>
          <table:table-cell table:formula="of:=IF([.B43]=&quot;&quot;;&quot;&quot;;[.B43]-[.B42])" office:value-type="float" office:value="6" calcext:value-type="float">
            <text:p>6</text:p>
          </table:table-cell>
          <table:table-cell table:formula="of:=IF([.B43]=&quot;&quot;;&quot;&quot;;IF(ISNUMBER(MATCH([.B43];[.$K$4:.$K$11];0));&quot;&quot;;INDEX([.$L$22:.$L$101];MATCH([.B43];[.$K$22:.$K$101];1))))" office:value-type="string" office:string-value="b" calcext:value-type="string">
            <text:p>b</text:p>
          </table:table-cell>
          <table:table-cell table:formula="of:=IF([.B43]=&quot;&quot;;&quot;&quot;;IF([.B42]&lt;[.$K$4];INDEX([.$L$4:.$L$11];MATCH([.B42];[.$K$4:.$K$11];-1));INDEX([.$L$4:.$L$11];MATCH([.B42];[.$K$4:.$K$11];1))))" office:value-type="string" office:string-value="s1" calcext:value-type="string">
            <text:p>s1</text:p>
          </table:table-cell>
          <table:table-cell table:formula="of:=IF([.D43]=&quot;b&quot;;&quot;\break&quot;;IF([.D43]=&quot;pb&quot;;&quot;\pageBreak&quot;;IF(AND([.D43]=&quot;&quot;;[.C43]&lt;&gt;0);&quot;&quot;;IF(AND([.C43]=0;[.D43]=&quot;&quot;);IF(INDEX([.$L$22:.$L$101];MATCH([.B4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3]=&quot;&quot;;&quot;&quot;;IF([.$K$16]=&quot;Y&quot;;IF([.C43]=0;&quot; &quot;&amp;[.F43];[.E43]&amp;&quot;*&quot;&amp;[.C43]&amp;&quot; &quot;&amp;[.F43]);&quot;&quot;))" office:value-type="string" office:string-value="s1*6 \break" calcext:value-type="string">
            <text:p>s1*6 \break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2" table:formula="of:=IF(INDEX([.$S43:.$ET43];MATCH([.$B$7];[.$S$1:.$ET$1];0)+[.K$1])=&quot;&quot;;&quot;&quot;;INDEX([.$S43:.$ET43];MATCH([.$B$7];[.$S$1:.$ET$1];0)+[.K$1]))" office:value-type="float" office:value="235" calcext:value-type="float">
            <text:p>235</text:p>
          </table:table-cell>
          <table:table-cell table:style-name="ce12" table:formula="of:=IF(INDEX([.$S43:.$ET43];MATCH([.$B$7];[.$S$1:.$ET$1];0)+[.L$1])=&quot;&quot;;&quot;&quot;;INDEX([.$S43:.$ET43];MATCH([.$B$7];[.$S$1:.$ET$1];0)+[.L$1]))" office:value-type="string" office:string-value="b" calcext:value-type="string">
            <text:p>b</text:p>
          </table:table-cell>
          <table:table-cell table:style-name="ce12" table:formula="of:=IF(INDEX([.$S43:.$ET43];MATCH([.$B$7];[.$S$1:.$ET$1];0)+[.M$1])=&quot;&quot;;&quot;&quot;;INDEX([.$S43:.$ET43];MATCH([.$B$7];[.$S$1:.$ET$1];0)+[.M$1]))">
            <text:p/>
          </table:table-cell>
          <table:table-cell table:style-name="ce12" table:formula="of:=IF(INDEX([.$S43:.$ET43];MATCH([.$B$7];[.$S$1:.$ET$1];0)+[.N$1])=&quot;&quot;;&quot;&quot;;INDEX([.$S43:.$ET43];MATCH([.$B$7];[.$S$1:.$ET$1];0)+[.N$1]))">
            <text:p/>
          </table:table-cell>
          <table:table-cell table:style-name="ce12" table:formula="of:=IF(INDEX([.$S43:.$ET43];MATCH([.$B$7];[.$S$1:.$ET$1];0)+[.O$1])=&quot;&quot;;&quot;&quot;;INDEX([.$S43:.$ET43];MATCH([.$B$7];[.$S$1:.$ET$1];0)+[.O$1]))" office:value-type="float" office:value="314" calcext:value-type="float">
            <text:p>314</text:p>
          </table:table-cell>
          <table:table-cell table:style-name="ce20" table:formula="of:=IF(INDEX([.$S43:.$ET43];MATCH([.$B$7];[.$S$1:.$ET$1];0)+[.P$1])=&quot;&quot;;&quot;&quot;;INDEX([.$S43:.$ET43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" office:value-type="float" office:value="252" calcext:value-type="float">
            <text:p>25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5" calcext:value-type="float">
            <text:p>1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53" calcext:value-type="float">
            <text:p>15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03" calcext:value-type="float">
            <text:p>2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2" calcext:value-type="float">
            <text:p>1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5" calcext:value-type="float">
            <text:p>2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5" calcext:value-type="float">
            <text:p>305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K$4:.$K$101];[.A44]));&quot;&quot;;SMALL([.$K$4:.$K$101];[.A44]))" office:value-type="float" office:value="235" calcext:value-type="float">
            <text:p>235</text:p>
          </table:table-cell>
          <table:table-cell table:formula="of:=IF([.B44]=&quot;&quot;;&quot;&quot;;[.B44]-[.B43])" office:value-type="float" office:value="17" calcext:value-type="float">
            <text:p>17</text:p>
          </table:table-cell>
          <table:table-cell table:formula="of:=IF([.B44]=&quot;&quot;;&quot;&quot;;IF(ISNUMBER(MATCH([.B44];[.$K$4:.$K$11];0));&quot;&quot;;INDEX([.$L$22:.$L$101];MATCH([.B44];[.$K$22:.$K$101];1))))" office:value-type="string" office:string-value="b" calcext:value-type="string">
            <text:p>b</text:p>
          </table:table-cell>
          <table:table-cell table:formula="of:=IF([.B44]=&quot;&quot;;&quot;&quot;;IF([.B43]&lt;[.$K$4];INDEX([.$L$4:.$L$11];MATCH([.B43];[.$K$4:.$K$11];-1));INDEX([.$L$4:.$L$11];MATCH([.B43];[.$K$4:.$K$11];1))))" office:value-type="string" office:string-value="s1" calcext:value-type="string">
            <text:p>s1</text:p>
          </table:table-cell>
          <table:table-cell table:formula="of:=IF([.D44]=&quot;b&quot;;&quot;\break&quot;;IF([.D44]=&quot;pb&quot;;&quot;\pageBreak&quot;;IF(AND([.D44]=&quot;&quot;;[.C44]&lt;&gt;0);&quot;&quot;;IF(AND([.C44]=0;[.D44]=&quot;&quot;);IF(INDEX([.$L$22:.$L$101];MATCH([.B4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4]=&quot;&quot;;&quot;&quot;;IF([.$K$16]=&quot;Y&quot;;IF([.C44]=0;&quot; &quot;&amp;[.F44];[.E44]&amp;&quot;*&quot;&amp;[.C44]&amp;&quot; &quot;&amp;[.F44]);&quot;&quot;))" office:value-type="string" office:string-value="s1*17 \break" calcext:value-type="string">
            <text:p>s1*17 \break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2" table:formula="of:=IF(INDEX([.$S44:.$ET44];MATCH([.$B$7];[.$S$1:.$ET$1];0)+[.K$1])=&quot;&quot;;&quot;&quot;;INDEX([.$S44:.$ET44];MATCH([.$B$7];[.$S$1:.$ET$1];0)+[.K$1]))" office:value-type="float" office:value="244" calcext:value-type="float">
            <text:p>244</text:p>
          </table:table-cell>
          <table:table-cell table:style-name="ce12" table:formula="of:=IF(INDEX([.$S44:.$ET44];MATCH([.$B$7];[.$S$1:.$ET$1];0)+[.L$1])=&quot;&quot;;&quot;&quot;;INDEX([.$S44:.$ET44];MATCH([.$B$7];[.$S$1:.$ET$1];0)+[.L$1]))" office:value-type="string" office:string-value="b" calcext:value-type="string">
            <text:p>b</text:p>
          </table:table-cell>
          <table:table-cell table:style-name="ce12" table:formula="of:=IF(INDEX([.$S44:.$ET44];MATCH([.$B$7];[.$S$1:.$ET$1];0)+[.M$1])=&quot;&quot;;&quot;&quot;;INDEX([.$S44:.$ET44];MATCH([.$B$7];[.$S$1:.$ET$1];0)+[.M$1]))">
            <text:p/>
          </table:table-cell>
          <table:table-cell table:style-name="ce12" table:formula="of:=IF(INDEX([.$S44:.$ET44];MATCH([.$B$7];[.$S$1:.$ET$1];0)+[.N$1])=&quot;&quot;;&quot;&quot;;INDEX([.$S44:.$ET44];MATCH([.$B$7];[.$S$1:.$ET$1];0)+[.N$1]))">
            <text:p/>
          </table:table-cell>
          <table:table-cell table:style-name="ce12" table:formula="of:=IF(INDEX([.$S44:.$ET44];MATCH([.$B$7];[.$S$1:.$ET$1];0)+[.O$1])=&quot;&quot;;&quot;&quot;;INDEX([.$S44:.$ET44];MATCH([.$B$7];[.$S$1:.$ET$1];0)+[.O$1]))" office:value-type="float" office:value="325" calcext:value-type="float">
            <text:p>325</text:p>
          </table:table-cell>
          <table:table-cell table:style-name="ce20" table:formula="of:=IF(INDEX([.$S44:.$ET44];MATCH([.$B$7];[.$S$1:.$ET$1];0)+[.P$1])=&quot;&quot;;&quot;&quot;;INDEX([.$S44:.$ET44];MATCH([.$B$7];[.$S$1:.$ET$1];0)+[.P$1]))" office:value-type="string" office:string-value="b" calcext:value-type="string">
            <text:p>b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9" calcext:value-type="float">
            <text:p>3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1" calcext:value-type="float">
            <text:p>15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60" calcext:value-type="float">
            <text:p>16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5" calcext:value-type="float">
            <text:p>2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86" calcext:value-type="float">
            <text:p>1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19" calcext:value-type="float">
            <text:p>2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K$4:.$K$101];[.A45]));&quot;&quot;;SMALL([.$K$4:.$K$101];[.A45]))" office:value-type="float" office:value="244" calcext:value-type="float">
            <text:p>244</text:p>
          </table:table-cell>
          <table:table-cell table:formula="of:=IF([.B45]=&quot;&quot;;&quot;&quot;;[.B45]-[.B44])" office:value-type="float" office:value="9" calcext:value-type="float">
            <text:p>9</text:p>
          </table:table-cell>
          <table:table-cell table:formula="of:=IF([.B45]=&quot;&quot;;&quot;&quot;;IF(ISNUMBER(MATCH([.B45];[.$K$4:.$K$11];0));&quot;&quot;;INDEX([.$L$22:.$L$101];MATCH([.B45];[.$K$22:.$K$101];1))))" office:value-type="string" office:string-value="b" calcext:value-type="string">
            <text:p>b</text:p>
          </table:table-cell>
          <table:table-cell table:formula="of:=IF([.B45]=&quot;&quot;;&quot;&quot;;IF([.B44]&lt;[.$K$4];INDEX([.$L$4:.$L$11];MATCH([.B44];[.$K$4:.$K$11];-1));INDEX([.$L$4:.$L$11];MATCH([.B44];[.$K$4:.$K$11];1))))" office:value-type="string" office:string-value="s1" calcext:value-type="string">
            <text:p>s1</text:p>
          </table:table-cell>
          <table:table-cell table:formula="of:=IF([.D45]=&quot;b&quot;;&quot;\break&quot;;IF([.D45]=&quot;pb&quot;;&quot;\pageBreak&quot;;IF(AND([.D45]=&quot;&quot;;[.C45]&lt;&gt;0);&quot;&quot;;IF(AND([.C45]=0;[.D45]=&quot;&quot;);IF(INDEX([.$L$22:.$L$101];MATCH([.B4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5]=&quot;&quot;;&quot;&quot;;IF([.$K$16]=&quot;Y&quot;;IF([.C45]=0;&quot; &quot;&amp;[.F45];[.E45]&amp;&quot;*&quot;&amp;[.C45]&amp;&quot; &quot;&amp;[.F45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2" table:formula="of:=IF(INDEX([.$S45:.$ET45];MATCH([.$B$7];[.$S$1:.$ET$1];0)+[.K$1])=&quot;&quot;;&quot;&quot;;INDEX([.$S45:.$ET45];MATCH([.$B$7];[.$S$1:.$ET$1];0)+[.K$1]))" office:value-type="float" office:value="253" calcext:value-type="float">
            <text:p>253</text:p>
          </table:table-cell>
          <table:table-cell table:style-name="ce12" table:formula="of:=IF(INDEX([.$S45:.$ET45];MATCH([.$B$7];[.$S$1:.$ET$1];0)+[.L$1])=&quot;&quot;;&quot;&quot;;INDEX([.$S45:.$ET45];MATCH([.$B$7];[.$S$1:.$ET$1];0)+[.L$1]))" office:value-type="string" office:string-value="pb" calcext:value-type="string">
            <text:p>pb</text:p>
          </table:table-cell>
          <table:table-cell table:style-name="ce12" table:formula="of:=IF(INDEX([.$S45:.$ET45];MATCH([.$B$7];[.$S$1:.$ET$1];0)+[.M$1])=&quot;&quot;;&quot;&quot;;INDEX([.$S45:.$ET45];MATCH([.$B$7];[.$S$1:.$ET$1];0)+[.M$1]))">
            <text:p/>
          </table:table-cell>
          <table:table-cell table:style-name="ce12" table:formula="of:=IF(INDEX([.$S45:.$ET45];MATCH([.$B$7];[.$S$1:.$ET$1];0)+[.N$1])=&quot;&quot;;&quot;&quot;;INDEX([.$S45:.$ET45];MATCH([.$B$7];[.$S$1:.$ET$1];0)+[.N$1]))">
            <text:p/>
          </table:table-cell>
          <table:table-cell table:style-name="ce12" table:formula="of:=IF(INDEX([.$S45:.$ET45];MATCH([.$B$7];[.$S$1:.$ET$1];0)+[.O$1])=&quot;&quot;;&quot;&quot;;INDEX([.$S45:.$ET45];MATCH([.$B$7];[.$S$1:.$ET$1];0)+[.O$1]))">
            <text:p/>
          </table:table-cell>
          <table:table-cell table:style-name="ce20" table:formula="of:=IF(INDEX([.$S45:.$ET45];MATCH([.$B$7];[.$S$1:.$ET$1];0)+[.P$1])=&quot;&quot;;&quot;&quot;;INDEX([.$S45:.$ET45];MATCH([.$B$7];[.$S$1:.$ET$1];0)+[.P$1]))">
            <text:p/>
          </table:table-cell>
          <table:table-cell/>
          <table:table-cell office:value-type="float" office:value="24" calcext:value-type="float">
            <text:p>24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3" calcext:value-type="float">
            <text:p>2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9" calcext:value-type="float">
            <text:p>1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69" calcext:value-type="float">
            <text:p>16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0" calcext:value-type="float">
            <text:p>2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1" calcext:value-type="float">
            <text:p>2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0" calcext:value-type="float">
            <text:p>330</text:p>
          </table:table-cell>
          <table:table-cell table:style-name="ce7" office:value-type="string" calcext:value-type="string">
            <text:p>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K$4:.$K$101];[.A46]));&quot;&quot;;SMALL([.$K$4:.$K$101];[.A46]))" office:value-type="float" office:value="253" calcext:value-type="float">
            <text:p>253</text:p>
          </table:table-cell>
          <table:table-cell table:formula="of:=IF([.B46]=&quot;&quot;;&quot;&quot;;[.B46]-[.B45])" office:value-type="float" office:value="9" calcext:value-type="float">
            <text:p>9</text:p>
          </table:table-cell>
          <table:table-cell table:formula="of:=IF([.B46]=&quot;&quot;;&quot;&quot;;IF(ISNUMBER(MATCH([.B46];[.$K$4:.$K$11];0));&quot;&quot;;INDEX([.$L$22:.$L$101];MATCH([.B46];[.$K$22:.$K$101];1))))" office:value-type="string" office:string-value="pb" calcext:value-type="string">
            <text:p>pb</text:p>
          </table:table-cell>
          <table:table-cell table:formula="of:=IF([.B46]=&quot;&quot;;&quot;&quot;;IF([.B45]&lt;[.$K$4];INDEX([.$L$4:.$L$11];MATCH([.B45];[.$K$4:.$K$11];-1));INDEX([.$L$4:.$L$11];MATCH([.B45];[.$K$4:.$K$11];1))))" office:value-type="string" office:string-value="s1" calcext:value-type="string">
            <text:p>s1</text:p>
          </table:table-cell>
          <table:table-cell table:formula="of:=IF([.D46]=&quot;b&quot;;&quot;\break&quot;;IF([.D46]=&quot;pb&quot;;&quot;\pageBreak&quot;;IF(AND([.D46]=&quot;&quot;;[.C46]&lt;&gt;0);&quot;&quot;;IF(AND([.C46]=0;[.D46]=&quot;&quot;);IF(INDEX([.$L$22:.$L$101];MATCH([.B46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46]=&quot;&quot;;&quot;&quot;;IF([.$K$16]=&quot;Y&quot;;IF([.C46]=0;&quot; &quot;&amp;[.F46];[.E46]&amp;&quot;*&quot;&amp;[.C46]&amp;&quot; &quot;&amp;[.F46]);&quot;&quot;))" office:value-type="string" office:string-value="s1*9 \pageBreak" calcext:value-type="string">
            <text:p>s1*9 \pageBreak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2" table:formula="of:=IF(INDEX([.$S46:.$ET46];MATCH([.$B$7];[.$S$1:.$ET$1];0)+[.K$1])=&quot;&quot;;&quot;&quot;;INDEX([.$S46:.$ET46];MATCH([.$B$7];[.$S$1:.$ET$1];0)+[.K$1]))" office:value-type="float" office:value="261" calcext:value-type="float">
            <text:p>261</text:p>
          </table:table-cell>
          <table:table-cell table:style-name="ce12" table:formula="of:=IF(INDEX([.$S46:.$ET46];MATCH([.$B$7];[.$S$1:.$ET$1];0)+[.L$1])=&quot;&quot;;&quot;&quot;;INDEX([.$S46:.$ET46];MATCH([.$B$7];[.$S$1:.$ET$1];0)+[.L$1]))" office:value-type="string" office:string-value="b" calcext:value-type="string">
            <text:p>b</text:p>
          </table:table-cell>
          <table:table-cell table:style-name="ce12" table:formula="of:=IF(INDEX([.$S46:.$ET46];MATCH([.$B$7];[.$S$1:.$ET$1];0)+[.M$1])=&quot;&quot;;&quot;&quot;;INDEX([.$S46:.$ET46];MATCH([.$B$7];[.$S$1:.$ET$1];0)+[.M$1]))">
            <text:p/>
          </table:table-cell>
          <table:table-cell table:style-name="ce12" table:formula="of:=IF(INDEX([.$S46:.$ET46];MATCH([.$B$7];[.$S$1:.$ET$1];0)+[.N$1])=&quot;&quot;;&quot;&quot;;INDEX([.$S46:.$ET46];MATCH([.$B$7];[.$S$1:.$ET$1];0)+[.N$1]))">
            <text:p/>
          </table:table-cell>
          <table:table-cell table:style-name="ce12" table:formula="of:=IF(INDEX([.$S46:.$ET46];MATCH([.$B$7];[.$S$1:.$ET$1];0)+[.O$1])=&quot;&quot;;&quot;&quot;;INDEX([.$S46:.$ET46];MATCH([.$B$7];[.$S$1:.$ET$1];0)+[.O$1]))">
            <text:p/>
          </table:table-cell>
          <table:table-cell table:style-name="ce20" table:formula="of:=IF(INDEX([.$S46:.$ET46];MATCH([.$B$7];[.$S$1:.$ET$1];0)+[.P$1])=&quot;&quot;;&quot;&quot;;INDEX([.$S46:.$ET46];MATCH([.$B$7];[.$S$1:.$ET$1];0)+[.P$1])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1" calcext:value-type="float">
            <text:p>2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/>
          <table:table-cell table:style-name="ce7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0" calcext:value-type="float">
            <text:p>420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0" calcext:value-type="float">
            <text:p>3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2"/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183" calcext:value-type="float">
            <text:p>1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2" calcext:value-type="float">
            <text:p>1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76" calcext:value-type="float">
            <text:p>17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0" calcext:value-type="float">
            <text:p>25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K$4:.$K$101];[.A47]));&quot;&quot;;SMALL([.$K$4:.$K$101];[.A47]))" office:value-type="float" office:value="261" calcext:value-type="float">
            <text:p>261</text:p>
          </table:table-cell>
          <table:table-cell table:formula="of:=IF([.B47]=&quot;&quot;;&quot;&quot;;[.B47]-[.B46])" office:value-type="float" office:value="8" calcext:value-type="float">
            <text:p>8</text:p>
          </table:table-cell>
          <table:table-cell table:formula="of:=IF([.B47]=&quot;&quot;;&quot;&quot;;IF(ISNUMBER(MATCH([.B47];[.$K$4:.$K$11];0));&quot;&quot;;INDEX([.$L$22:.$L$101];MATCH([.B47];[.$K$22:.$K$101];1))))" office:value-type="string" office:string-value="b" calcext:value-type="string">
            <text:p>b</text:p>
          </table:table-cell>
          <table:table-cell table:formula="of:=IF([.B47]=&quot;&quot;;&quot;&quot;;IF([.B46]&lt;[.$K$4];INDEX([.$L$4:.$L$11];MATCH([.B46];[.$K$4:.$K$11];-1));INDEX([.$L$4:.$L$11];MATCH([.B46];[.$K$4:.$K$11];1))))" office:value-type="string" office:string-value="s1" calcext:value-type="string">
            <text:p>s1</text:p>
          </table:table-cell>
          <table:table-cell table:formula="of:=IF([.D47]=&quot;b&quot;;&quot;\break&quot;;IF([.D47]=&quot;pb&quot;;&quot;\pageBreak&quot;;IF(AND([.D47]=&quot;&quot;;[.C47]&lt;&gt;0);&quot;&quot;;IF(AND([.C47]=0;[.D47]=&quot;&quot;);IF(INDEX([.$L$22:.$L$101];MATCH([.B4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7]=&quot;&quot;;&quot;&quot;;IF([.$K$16]=&quot;Y&quot;;IF([.C47]=0;&quot; &quot;&amp;[.F47];[.E47]&amp;&quot;*&quot;&amp;[.C47]&amp;&quot; &quot;&amp;[.F47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2" table:formula="of:=IF(INDEX([.$S47:.$ET47];MATCH([.$B$7];[.$S$1:.$ET$1];0)+[.K$1])=&quot;&quot;;&quot;&quot;;INDEX([.$S47:.$ET47];MATCH([.$B$7];[.$S$1:.$ET$1];0)+[.K$1]))" office:value-type="float" office:value="270" calcext:value-type="float">
            <text:p>270</text:p>
          </table:table-cell>
          <table:table-cell table:style-name="ce12" table:formula="of:=IF(INDEX([.$S47:.$ET47];MATCH([.$B$7];[.$S$1:.$ET$1];0)+[.L$1])=&quot;&quot;;&quot;&quot;;INDEX([.$S47:.$ET47];MATCH([.$B$7];[.$S$1:.$ET$1];0)+[.L$1]))" office:value-type="string" office:string-value="b" calcext:value-type="string">
            <text:p>b</text:p>
          </table:table-cell>
          <table:table-cell table:style-name="ce12" table:formula="of:=IF(INDEX([.$S47:.$ET47];MATCH([.$B$7];[.$S$1:.$ET$1];0)+[.M$1])=&quot;&quot;;&quot;&quot;;INDEX([.$S47:.$ET47];MATCH([.$B$7];[.$S$1:.$ET$1];0)+[.M$1]))">
            <text:p/>
          </table:table-cell>
          <table:table-cell table:style-name="ce12" table:formula="of:=IF(INDEX([.$S47:.$ET47];MATCH([.$B$7];[.$S$1:.$ET$1];0)+[.N$1])=&quot;&quot;;&quot;&quot;;INDEX([.$S47:.$ET47];MATCH([.$B$7];[.$S$1:.$ET$1];0)+[.N$1]))">
            <text:p/>
          </table:table-cell>
          <table:table-cell table:style-name="ce12" table:formula="of:=IF(INDEX([.$S47:.$ET47];MATCH([.$B$7];[.$S$1:.$ET$1];0)+[.O$1])=&quot;&quot;;&quot;&quot;;INDEX([.$S47:.$ET47];MATCH([.$B$7];[.$S$1:.$ET$1];0)+[.O$1]))">
            <text:p/>
          </table:table-cell>
          <table:table-cell table:style-name="ce20" table:formula="of:=IF(INDEX([.$S47:.$ET47];MATCH([.$B$7];[.$S$1:.$ET$1];0)+[.P$1])=&quot;&quot;;&quot;&quot;;INDEX([.$S47:.$ET47];MATCH([.$B$7];[.$S$1:.$ET$1];0)+[.P$1]))">
            <text:p/>
          </table:table-cell>
          <table:table-cell/>
          <table:table-cell office:value-type="float" office:value="26" calcext:value-type="float">
            <text:p>26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66" calcext:value-type="float">
            <text:p>3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1" calcext:value-type="float">
            <text:p>18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8" calcext:value-type="float">
            <text:p>25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4" calcext:value-type="float">
            <text:p>2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8" calcext:value-type="float">
            <text:p>24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K$4:.$K$101];[.A48]));&quot;&quot;;SMALL([.$K$4:.$K$101];[.A48]))" office:value-type="float" office:value="270" calcext:value-type="float">
            <text:p>270</text:p>
          </table:table-cell>
          <table:table-cell table:formula="of:=IF([.B48]=&quot;&quot;;&quot;&quot;;[.B48]-[.B47])" office:value-type="float" office:value="9" calcext:value-type="float">
            <text:p>9</text:p>
          </table:table-cell>
          <table:table-cell table:formula="of:=IF([.B48]=&quot;&quot;;&quot;&quot;;IF(ISNUMBER(MATCH([.B48];[.$K$4:.$K$11];0));&quot;&quot;;INDEX([.$L$22:.$L$101];MATCH([.B48];[.$K$22:.$K$101];1))))" office:value-type="string" office:string-value="b" calcext:value-type="string">
            <text:p>b</text:p>
          </table:table-cell>
          <table:table-cell table:formula="of:=IF([.B48]=&quot;&quot;;&quot;&quot;;IF([.B47]&lt;[.$K$4];INDEX([.$L$4:.$L$11];MATCH([.B47];[.$K$4:.$K$11];-1));INDEX([.$L$4:.$L$11];MATCH([.B47];[.$K$4:.$K$11];1))))" office:value-type="string" office:string-value="s1" calcext:value-type="string">
            <text:p>s1</text:p>
          </table:table-cell>
          <table:table-cell table:formula="of:=IF([.D48]=&quot;b&quot;;&quot;\break&quot;;IF([.D48]=&quot;pb&quot;;&quot;\pageBreak&quot;;IF(AND([.D48]=&quot;&quot;;[.C48]&lt;&gt;0);&quot;&quot;;IF(AND([.C48]=0;[.D48]=&quot;&quot;);IF(INDEX([.$L$22:.$L$101];MATCH([.B48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8]=&quot;&quot;;&quot;&quot;;IF([.$K$16]=&quot;Y&quot;;IF([.C48]=0;&quot; &quot;&amp;[.F48];[.E48]&amp;&quot;*&quot;&amp;[.C48]&amp;&quot; &quot;&amp;[.F48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2" table:formula="of:=IF(INDEX([.$S48:.$ET48];MATCH([.$B$7];[.$S$1:.$ET$1];0)+[.K$1])=&quot;&quot;;&quot;&quot;;INDEX([.$S48:.$ET48];MATCH([.$B$7];[.$S$1:.$ET$1];0)+[.K$1]))" office:value-type="float" office:value="286" calcext:value-type="float">
            <text:p>286</text:p>
          </table:table-cell>
          <table:table-cell table:style-name="ce12" table:formula="of:=IF(INDEX([.$S48:.$ET48];MATCH([.$B$7];[.$S$1:.$ET$1];0)+[.L$1])=&quot;&quot;;&quot;&quot;;INDEX([.$S48:.$ET48];MATCH([.$B$7];[.$S$1:.$ET$1];0)+[.L$1]))" office:value-type="string" office:string-value="b" calcext:value-type="string">
            <text:p>b</text:p>
          </table:table-cell>
          <table:table-cell table:style-name="ce12" table:formula="of:=IF(INDEX([.$S48:.$ET48];MATCH([.$B$7];[.$S$1:.$ET$1];0)+[.M$1])=&quot;&quot;;&quot;&quot;;INDEX([.$S48:.$ET48];MATCH([.$B$7];[.$S$1:.$ET$1];0)+[.M$1]))">
            <text:p/>
          </table:table-cell>
          <table:table-cell table:style-name="ce12" table:formula="of:=IF(INDEX([.$S48:.$ET48];MATCH([.$B$7];[.$S$1:.$ET$1];0)+[.N$1])=&quot;&quot;;&quot;&quot;;INDEX([.$S48:.$ET48];MATCH([.$B$7];[.$S$1:.$ET$1];0)+[.N$1]))">
            <text:p/>
          </table:table-cell>
          <table:table-cell table:style-name="ce12" table:formula="of:=IF(INDEX([.$S48:.$ET48];MATCH([.$B$7];[.$S$1:.$ET$1];0)+[.O$1])=&quot;&quot;;&quot;&quot;;INDEX([.$S48:.$ET48];MATCH([.$B$7];[.$S$1:.$ET$1];0)+[.O$1]))">
            <text:p/>
          </table:table-cell>
          <table:table-cell table:style-name="ce20" table:formula="of:=IF(INDEX([.$S48:.$ET48];MATCH([.$B$7];[.$S$1:.$ET$1];0)+[.P$1])=&quot;&quot;;&quot;&quot;;INDEX([.$S48:.$ET48];MATCH([.$B$7];[.$S$1:.$ET$1];0)+[.P$1]))">
            <text:p/>
          </table:table-cell>
          <table:table-cell/>
          <table:table-cell office:value-type="float" office:value="27" calcext:value-type="float">
            <text:p>27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7" calcext:value-type="float">
            <text:p>3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86" calcext:value-type="float">
            <text:p>2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28" calcext:value-type="float">
            <text:p>2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2" calcext:value-type="float">
            <text:p>1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73" calcext:value-type="float">
            <text:p>1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5" calcext:value-type="float">
            <text:p>1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08" calcext:value-type="float">
            <text:p>2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6" calcext:value-type="float">
            <text:p>2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K$4:.$K$101];[.A49]));&quot;&quot;;SMALL([.$K$4:.$K$101];[.A49]))" office:value-type="float" office:value="286" calcext:value-type="float">
            <text:p>286</text:p>
          </table:table-cell>
          <table:table-cell table:formula="of:=IF([.B49]=&quot;&quot;;&quot;&quot;;[.B49]-[.B48])" office:value-type="float" office:value="16" calcext:value-type="float">
            <text:p>16</text:p>
          </table:table-cell>
          <table:table-cell table:formula="of:=IF([.B49]=&quot;&quot;;&quot;&quot;;IF(ISNUMBER(MATCH([.B49];[.$K$4:.$K$11];0));&quot;&quot;;INDEX([.$L$22:.$L$101];MATCH([.B49];[.$K$22:.$K$101];1))))" office:value-type="string" office:string-value="b" calcext:value-type="string">
            <text:p>b</text:p>
          </table:table-cell>
          <table:table-cell table:formula="of:=IF([.B49]=&quot;&quot;;&quot;&quot;;IF([.B48]&lt;[.$K$4];INDEX([.$L$4:.$L$11];MATCH([.B48];[.$K$4:.$K$11];-1));INDEX([.$L$4:.$L$11];MATCH([.B48];[.$K$4:.$K$11];1))))" office:value-type="string" office:string-value="s1" calcext:value-type="string">
            <text:p>s1</text:p>
          </table:table-cell>
          <table:table-cell table:formula="of:=IF([.D49]=&quot;b&quot;;&quot;\break&quot;;IF([.D49]=&quot;pb&quot;;&quot;\pageBreak&quot;;IF(AND([.D49]=&quot;&quot;;[.C49]&lt;&gt;0);&quot;&quot;;IF(AND([.C49]=0;[.D49]=&quot;&quot;);IF(INDEX([.$L$22:.$L$101];MATCH([.B4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49]=&quot;&quot;;&quot;&quot;;IF([.$K$16]=&quot;Y&quot;;IF([.C49]=0;&quot; &quot;&amp;[.F49];[.E49]&amp;&quot;*&quot;&amp;[.C49]&amp;&quot; &quot;&amp;[.F49]);&quot;&quot;))" office:value-type="string" office:string-value="s1*16 \break" calcext:value-type="string">
            <text:p>s1*16 \break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2" table:formula="of:=IF(INDEX([.$S49:.$ET49];MATCH([.$B$7];[.$S$1:.$ET$1];0)+[.K$1])=&quot;&quot;;&quot;&quot;;INDEX([.$S49:.$ET49];MATCH([.$B$7];[.$S$1:.$ET$1];0)+[.K$1]))" office:value-type="float" office:value="295" calcext:value-type="float">
            <text:p>295</text:p>
          </table:table-cell>
          <table:table-cell table:style-name="ce12" table:formula="of:=IF(INDEX([.$S49:.$ET49];MATCH([.$B$7];[.$S$1:.$ET$1];0)+[.L$1])=&quot;&quot;;&quot;&quot;;INDEX([.$S49:.$ET49];MATCH([.$B$7];[.$S$1:.$ET$1];0)+[.L$1]))" office:value-type="string" office:string-value="b" calcext:value-type="string">
            <text:p>b</text:p>
          </table:table-cell>
          <table:table-cell table:style-name="ce12" table:formula="of:=IF(INDEX([.$S49:.$ET49];MATCH([.$B$7];[.$S$1:.$ET$1];0)+[.M$1])=&quot;&quot;;&quot;&quot;;INDEX([.$S49:.$ET49];MATCH([.$B$7];[.$S$1:.$ET$1];0)+[.M$1]))">
            <text:p/>
          </table:table-cell>
          <table:table-cell table:style-name="ce12" table:formula="of:=IF(INDEX([.$S49:.$ET49];MATCH([.$B$7];[.$S$1:.$ET$1];0)+[.N$1])=&quot;&quot;;&quot;&quot;;INDEX([.$S49:.$ET49];MATCH([.$B$7];[.$S$1:.$ET$1];0)+[.N$1]))">
            <text:p/>
          </table:table-cell>
          <table:table-cell table:style-name="ce12" table:formula="of:=IF(INDEX([.$S49:.$ET49];MATCH([.$B$7];[.$S$1:.$ET$1];0)+[.O$1])=&quot;&quot;;&quot;&quot;;INDEX([.$S49:.$ET49];MATCH([.$B$7];[.$S$1:.$ET$1];0)+[.O$1]))">
            <text:p/>
          </table:table-cell>
          <table:table-cell table:style-name="ce20" table:formula="of:=IF(INDEX([.$S49:.$ET49];MATCH([.$B$7];[.$S$1:.$ET$1];0)+[.P$1])=&quot;&quot;;&quot;&quot;;INDEX([.$S49:.$ET49];MATCH([.$B$7];[.$S$1:.$ET$1];0)+[.P$1]))">
            <text:p/>
          </table:table-cell>
          <table:table-cell/>
          <table:table-cell office:value-type="float" office:value="28" calcext:value-type="float">
            <text:p>28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4" calcext:value-type="float">
            <text:p>3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5" calcext:value-type="float">
            <text:p>2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9" calcext:value-type="float">
            <text:p>3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2" calcext:value-type="float">
            <text:p>2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177" calcext:value-type="float">
            <text:p>1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89" calcext:value-type="float">
            <text:p>18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0" calcext:value-type="float">
            <text:p>2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2" calcext:value-type="float">
            <text:p>27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3" calcext:value-type="float">
            <text:p>2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K$4:.$K$101];[.A50]));&quot;&quot;;SMALL([.$K$4:.$K$101];[.A50]))" office:value-type="float" office:value="295" calcext:value-type="float">
            <text:p>295</text:p>
          </table:table-cell>
          <table:table-cell table:formula="of:=IF([.B50]=&quot;&quot;;&quot;&quot;;[.B50]-[.B49])" office:value-type="float" office:value="9" calcext:value-type="float">
            <text:p>9</text:p>
          </table:table-cell>
          <table:table-cell table:formula="of:=IF([.B50]=&quot;&quot;;&quot;&quot;;IF(ISNUMBER(MATCH([.B50];[.$K$4:.$K$11];0));&quot;&quot;;INDEX([.$L$22:.$L$101];MATCH([.B50];[.$K$22:.$K$101];1))))" office:value-type="string" office:string-value="b" calcext:value-type="string">
            <text:p>b</text:p>
          </table:table-cell>
          <table:table-cell table:formula="of:=IF([.B50]=&quot;&quot;;&quot;&quot;;IF([.B49]&lt;[.$K$4];INDEX([.$L$4:.$L$11];MATCH([.B49];[.$K$4:.$K$11];-1));INDEX([.$L$4:.$L$11];MATCH([.B49];[.$K$4:.$K$11];1))))" office:value-type="string" office:string-value="s1" calcext:value-type="string">
            <text:p>s1</text:p>
          </table:table-cell>
          <table:table-cell table:formula="of:=IF([.D50]=&quot;b&quot;;&quot;\break&quot;;IF([.D50]=&quot;pb&quot;;&quot;\pageBreak&quot;;IF(AND([.D50]=&quot;&quot;;[.C50]&lt;&gt;0);&quot;&quot;;IF(AND([.C50]=0;[.D50]=&quot;&quot;);IF(INDEX([.$L$22:.$L$101];MATCH([.B5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0]=&quot;&quot;;&quot;&quot;;IF([.$K$16]=&quot;Y&quot;;IF([.C50]=0;&quot; &quot;&amp;[.F50];[.E50]&amp;&quot;*&quot;&amp;[.C50]&amp;&quot; &quot;&amp;[.F50]);&quot;&quot;))" office:value-type="string" office:string-value="s1*9 \break" calcext:value-type="string">
            <text:p>s1*9 \break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2" table:formula="of:=IF(INDEX([.$S50:.$ET50];MATCH([.$B$7];[.$S$1:.$ET$1];0)+[.K$1])=&quot;&quot;;&quot;&quot;;INDEX([.$S50:.$ET50];MATCH([.$B$7];[.$S$1:.$ET$1];0)+[.K$1]))" office:value-type="float" office:value="308" calcext:value-type="float">
            <text:p>308</text:p>
          </table:table-cell>
          <table:table-cell table:style-name="ce12" table:formula="of:=IF(INDEX([.$S50:.$ET50];MATCH([.$B$7];[.$S$1:.$ET$1];0)+[.L$1])=&quot;&quot;;&quot;&quot;;INDEX([.$S50:.$ET50];MATCH([.$B$7];[.$S$1:.$ET$1];0)+[.L$1]))" office:value-type="string" office:string-value="b" calcext:value-type="string">
            <text:p>b</text:p>
          </table:table-cell>
          <table:table-cell table:style-name="ce12" table:formula="of:=IF(INDEX([.$S50:.$ET50];MATCH([.$B$7];[.$S$1:.$ET$1];0)+[.M$1])=&quot;&quot;;&quot;&quot;;INDEX([.$S50:.$ET50];MATCH([.$B$7];[.$S$1:.$ET$1];0)+[.M$1]))">
            <text:p/>
          </table:table-cell>
          <table:table-cell table:style-name="ce12" table:formula="of:=IF(INDEX([.$S50:.$ET50];MATCH([.$B$7];[.$S$1:.$ET$1];0)+[.N$1])=&quot;&quot;;&quot;&quot;;INDEX([.$S50:.$ET50];MATCH([.$B$7];[.$S$1:.$ET$1];0)+[.N$1]))">
            <text:p/>
          </table:table-cell>
          <table:table-cell table:style-name="ce12" table:formula="of:=IF(INDEX([.$S50:.$ET50];MATCH([.$B$7];[.$S$1:.$ET$1];0)+[.O$1])=&quot;&quot;;&quot;&quot;;INDEX([.$S50:.$ET50];MATCH([.$B$7];[.$S$1:.$ET$1];0)+[.O$1]))">
            <text:p/>
          </table:table-cell>
          <table:table-cell table:style-name="ce20" table:formula="of:=IF(INDEX([.$S50:.$ET50];MATCH([.$B$7];[.$S$1:.$ET$1];0)+[.P$1])=&quot;&quot;;&quot;&quot;;INDEX([.$S50:.$ET50];MATCH([.$B$7];[.$S$1:.$ET$1];0)+[.P$1]))">
            <text:p/>
          </table:table-cell>
          <table:table-cell/>
          <table:table-cell office:value-type="float" office:value="29" calcext:value-type="float">
            <text:p>29</text:p>
          </table:table-cell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1" calcext:value-type="float">
            <text:p>37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8" calcext:value-type="float">
            <text:p>3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4" calcext:value-type="float">
            <text:p>2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193" calcext:value-type="float">
            <text:p>19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2" calcext:value-type="float">
            <text:p>28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9" calcext:value-type="float">
            <text:p>2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K$4:.$K$101];[.A51]));&quot;&quot;;SMALL([.$K$4:.$K$101];[.A51]))" office:value-type="float" office:value="308" calcext:value-type="float">
            <text:p>308</text:p>
          </table:table-cell>
          <table:table-cell table:formula="of:=IF([.B51]=&quot;&quot;;&quot;&quot;;[.B51]-[.B50])" office:value-type="float" office:value="13" calcext:value-type="float">
            <text:p>13</text:p>
          </table:table-cell>
          <table:table-cell table:formula="of:=IF([.B51]=&quot;&quot;;&quot;&quot;;IF(ISNUMBER(MATCH([.B51];[.$K$4:.$K$11];0));&quot;&quot;;INDEX([.$L$22:.$L$101];MATCH([.B51];[.$K$22:.$K$101];1))))" office:value-type="string" office:string-value="b" calcext:value-type="string">
            <text:p>b</text:p>
          </table:table-cell>
          <table:table-cell table:formula="of:=IF([.B51]=&quot;&quot;;&quot;&quot;;IF([.B50]&lt;[.$K$4];INDEX([.$L$4:.$L$11];MATCH([.B50];[.$K$4:.$K$11];-1));INDEX([.$L$4:.$L$11];MATCH([.B50];[.$K$4:.$K$11];1))))" office:value-type="string" office:string-value="s1" calcext:value-type="string">
            <text:p>s1</text:p>
          </table:table-cell>
          <table:table-cell table:formula="of:=IF([.D51]=&quot;b&quot;;&quot;\break&quot;;IF([.D51]=&quot;pb&quot;;&quot;\pageBreak&quot;;IF(AND([.D51]=&quot;&quot;;[.C51]&lt;&gt;0);&quot;&quot;;IF(AND([.C51]=0;[.D51]=&quot;&quot;);IF(INDEX([.$L$22:.$L$101];MATCH([.B51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1]=&quot;&quot;;&quot;&quot;;IF([.$K$16]=&quot;Y&quot;;IF([.C51]=0;&quot; &quot;&amp;[.F51];[.E51]&amp;&quot;*&quot;&amp;[.C51]&amp;&quot; &quot;&amp;[.F51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2" table:formula="of:=IF(INDEX([.$S51:.$ET51];MATCH([.$B$7];[.$S$1:.$ET$1];0)+[.K$1])=&quot;&quot;;&quot;&quot;;INDEX([.$S51:.$ET51];MATCH([.$B$7];[.$S$1:.$ET$1];0)+[.K$1]))" office:value-type="float" office:value="319" calcext:value-type="float">
            <text:p>319</text:p>
          </table:table-cell>
          <table:table-cell table:style-name="ce12" table:formula="of:=IF(INDEX([.$S51:.$ET51];MATCH([.$B$7];[.$S$1:.$ET$1];0)+[.L$1])=&quot;&quot;;&quot;&quot;;INDEX([.$S51:.$ET51];MATCH([.$B$7];[.$S$1:.$ET$1];0)+[.L$1]))" office:value-type="string" office:string-value="b" calcext:value-type="string">
            <text:p>b</text:p>
          </table:table-cell>
          <table:table-cell table:style-name="ce12" table:formula="of:=IF(INDEX([.$S51:.$ET51];MATCH([.$B$7];[.$S$1:.$ET$1];0)+[.M$1])=&quot;&quot;;&quot;&quot;;INDEX([.$S51:.$ET51];MATCH([.$B$7];[.$S$1:.$ET$1];0)+[.M$1]))">
            <text:p/>
          </table:table-cell>
          <table:table-cell table:style-name="ce12" table:formula="of:=IF(INDEX([.$S51:.$ET51];MATCH([.$B$7];[.$S$1:.$ET$1];0)+[.N$1])=&quot;&quot;;&quot;&quot;;INDEX([.$S51:.$ET51];MATCH([.$B$7];[.$S$1:.$ET$1];0)+[.N$1]))">
            <text:p/>
          </table:table-cell>
          <table:table-cell table:style-name="ce12" table:formula="of:=IF(INDEX([.$S51:.$ET51];MATCH([.$B$7];[.$S$1:.$ET$1];0)+[.O$1])=&quot;&quot;;&quot;&quot;;INDEX([.$S51:.$ET51];MATCH([.$B$7];[.$S$1:.$ET$1];0)+[.O$1]))">
            <text:p/>
          </table:table-cell>
          <table:table-cell table:style-name="ce20" table:formula="of:=IF(INDEX([.$S51:.$ET51];MATCH([.$B$7];[.$S$1:.$ET$1];0)+[.P$1])=&quot;&quot;;&quot;&quot;;INDEX([.$S51:.$ET51];MATCH([.$B$7];[.$S$1:.$ET$1];0)+[.P$1]))">
            <text:p/>
          </table:table-cell>
          <table:table-cell/>
          <table:table-cell office:value-type="float" office:value="30" calcext:value-type="float">
            <text:p>30</text:p>
          </table:table-cell>
          <table:table-cell table:style-name="ce7" office:value-type="float" office:value="344" calcext:value-type="float">
            <text:p>3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8" calcext:value-type="float">
            <text:p>36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9" calcext:value-type="float">
            <text:p>3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238" calcext:value-type="float">
            <text:p>23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4" calcext:value-type="float">
            <text:p>1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06" calcext:value-type="float">
            <text:p>206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77" calcext:value-type="float">
            <text:p>27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8" calcext:value-type="float">
            <text:p>29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0" calcext:value-type="float">
            <text:p>29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8" calcext:value-type="float">
            <text:p>2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K$4:.$K$101];[.A52]));&quot;&quot;;SMALL([.$K$4:.$K$101];[.A52]))" office:value-type="float" office:value="319" calcext:value-type="float">
            <text:p>319</text:p>
          </table:table-cell>
          <table:table-cell table:formula="of:=IF([.B52]=&quot;&quot;;&quot;&quot;;[.B52]-[.B51])" office:value-type="float" office:value="11" calcext:value-type="float">
            <text:p>11</text:p>
          </table:table-cell>
          <table:table-cell table:formula="of:=IF([.B52]=&quot;&quot;;&quot;&quot;;IF(ISNUMBER(MATCH([.B52];[.$K$4:.$K$11];0));&quot;&quot;;INDEX([.$L$22:.$L$101];MATCH([.B52];[.$K$22:.$K$101];1))))" office:value-type="string" office:string-value="b" calcext:value-type="string">
            <text:p>b</text:p>
          </table:table-cell>
          <table:table-cell table:formula="of:=IF([.B52]=&quot;&quot;;&quot;&quot;;IF([.B51]&lt;[.$K$4];INDEX([.$L$4:.$L$11];MATCH([.B51];[.$K$4:.$K$11];-1));INDEX([.$L$4:.$L$11];MATCH([.B51];[.$K$4:.$K$11];1))))" office:value-type="string" office:string-value="s1" calcext:value-type="string">
            <text:p>s1</text:p>
          </table:table-cell>
          <table:table-cell table:formula="of:=IF([.D52]=&quot;b&quot;;&quot;\break&quot;;IF([.D52]=&quot;pb&quot;;&quot;\pageBreak&quot;;IF(AND([.D52]=&quot;&quot;;[.C52]&lt;&gt;0);&quot;&quot;;IF(AND([.C52]=0;[.D52]=&quot;&quot;);IF(INDEX([.$L$22:.$L$101];MATCH([.B52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2]=&quot;&quot;;&quot;&quot;;IF([.$K$16]=&quot;Y&quot;;IF([.C52]=0;&quot; &quot;&amp;[.F52];[.E52]&amp;&quot;*&quot;&amp;[.C52]&amp;&quot; &quot;&amp;[.F52]);&quot;&quot;))" office:value-type="string" office:string-value="s1*11 \break" calcext:value-type="string">
            <text:p>s1*11 \break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2" table:formula="of:=IF(INDEX([.$S52:.$ET52];MATCH([.$B$7];[.$S$1:.$ET$1];0)+[.K$1])=&quot;&quot;;&quot;&quot;;INDEX([.$S52:.$ET52];MATCH([.$B$7];[.$S$1:.$ET$1];0)+[.K$1]))" office:value-type="float" office:value="347" calcext:value-type="float">
            <text:p>347</text:p>
          </table:table-cell>
          <table:table-cell table:style-name="ce12" table:formula="of:=IF(INDEX([.$S52:.$ET52];MATCH([.$B$7];[.$S$1:.$ET$1];0)+[.L$1])=&quot;&quot;;&quot;&quot;;INDEX([.$S52:.$ET52];MATCH([.$B$7];[.$S$1:.$ET$1];0)+[.L$1]))" office:value-type="string" office:string-value="b" calcext:value-type="string">
            <text:p>b</text:p>
          </table:table-cell>
          <table:table-cell table:style-name="ce12" table:formula="of:=IF(INDEX([.$S52:.$ET52];MATCH([.$B$7];[.$S$1:.$ET$1];0)+[.M$1])=&quot;&quot;;&quot;&quot;;INDEX([.$S52:.$ET52];MATCH([.$B$7];[.$S$1:.$ET$1];0)+[.M$1]))">
            <text:p/>
          </table:table-cell>
          <table:table-cell table:style-name="ce12" table:formula="of:=IF(INDEX([.$S52:.$ET52];MATCH([.$B$7];[.$S$1:.$ET$1];0)+[.N$1])=&quot;&quot;;&quot;&quot;;INDEX([.$S52:.$ET52];MATCH([.$B$7];[.$S$1:.$ET$1];0)+[.N$1]))">
            <text:p/>
          </table:table-cell>
          <table:table-cell table:style-name="ce12" table:formula="of:=IF(INDEX([.$S52:.$ET52];MATCH([.$B$7];[.$S$1:.$ET$1];0)+[.O$1])=&quot;&quot;;&quot;&quot;;INDEX([.$S52:.$ET52];MATCH([.$B$7];[.$S$1:.$ET$1];0)+[.O$1]))">
            <text:p/>
          </table:table-cell>
          <table:table-cell table:style-name="ce20" table:formula="of:=IF(INDEX([.$S52:.$ET52];MATCH([.$B$7];[.$S$1:.$ET$1];0)+[.P$1])=&quot;&quot;;&quot;&quot;;INDEX([.$S52:.$ET52];MATCH([.$B$7];[.$S$1:.$ET$1];0)+[.P$1]))">
            <text:p/>
          </table:table-cell>
          <table:table-cell/>
          <table:table-cell office:value-type="float" office:value="31" calcext:value-type="float">
            <text:p>31</text:p>
          </table:table-cell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7" calcext:value-type="float">
            <text:p>3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0" calcext:value-type="float">
            <text:p>24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88" calcext:value-type="float">
            <text:p>1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2" calcext:value-type="float">
            <text:p>21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9" calcext:value-type="float">
            <text:p>2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8" calcext:value-type="float">
            <text:p>2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42" calcext:value-type="float">
            <text:p>34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K$4:.$K$101];[.A53]));&quot;&quot;;SMALL([.$K$4:.$K$101];[.A53]))" office:value-type="float" office:value="347" calcext:value-type="float">
            <text:p>347</text:p>
          </table:table-cell>
          <table:table-cell table:formula="of:=IF([.B53]=&quot;&quot;;&quot;&quot;;[.B53]-[.B52])" office:value-type="float" office:value="28" calcext:value-type="float">
            <text:p>28</text:p>
          </table:table-cell>
          <table:table-cell table:formula="of:=IF([.B53]=&quot;&quot;;&quot;&quot;;IF(ISNUMBER(MATCH([.B53];[.$K$4:.$K$11];0));&quot;&quot;;INDEX([.$L$22:.$L$101];MATCH([.B53];[.$K$22:.$K$101];1))))" office:value-type="string" office:string-value="b" calcext:value-type="string">
            <text:p>b</text:p>
          </table:table-cell>
          <table:table-cell table:formula="of:=IF([.B53]=&quot;&quot;;&quot;&quot;;IF([.B52]&lt;[.$K$4];INDEX([.$L$4:.$L$11];MATCH([.B52];[.$K$4:.$K$11];-1));INDEX([.$L$4:.$L$11];MATCH([.B52];[.$K$4:.$K$11];1))))" office:value-type="string" office:string-value="s1" calcext:value-type="string">
            <text:p>s1</text:p>
          </table:table-cell>
          <table:table-cell table:formula="of:=IF([.D53]=&quot;b&quot;;&quot;\break&quot;;IF([.D53]=&quot;pb&quot;;&quot;\pageBreak&quot;;IF(AND([.D53]=&quot;&quot;;[.C53]&lt;&gt;0);&quot;&quot;;IF(AND([.C53]=0;[.D53]=&quot;&quot;);IF(INDEX([.$L$22:.$L$101];MATCH([.B53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3]=&quot;&quot;;&quot;&quot;;IF([.$K$16]=&quot;Y&quot;;IF([.C53]=0;&quot; &quot;&amp;[.F53];[.E53]&amp;&quot;*&quot;&amp;[.C53]&amp;&quot; &quot;&amp;[.F53]);&quot;&quot;))" office:value-type="string" office:string-value="s1*28 \break" calcext:value-type="string">
            <text:p>s1*28 \break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2" table:formula="of:=IF(INDEX([.$S53:.$ET53];MATCH([.$B$7];[.$S$1:.$ET$1];0)+[.K$1])=&quot;&quot;;&quot;&quot;;INDEX([.$S53:.$ET53];MATCH([.$B$7];[.$S$1:.$ET$1];0)+[.K$1]))" office:value-type="float" office:value="360" calcext:value-type="float">
            <text:p>360</text:p>
          </table:table-cell>
          <table:table-cell table:style-name="ce12" table:formula="of:=IF(INDEX([.$S53:.$ET53];MATCH([.$B$7];[.$S$1:.$ET$1];0)+[.L$1])=&quot;&quot;;&quot;&quot;;INDEX([.$S53:.$ET53];MATCH([.$B$7];[.$S$1:.$ET$1];0)+[.L$1]))" office:value-type="string" office:string-value="b" calcext:value-type="string">
            <text:p>b</text:p>
          </table:table-cell>
          <table:table-cell table:style-name="ce12" table:formula="of:=IF(INDEX([.$S53:.$ET53];MATCH([.$B$7];[.$S$1:.$ET$1];0)+[.M$1])=&quot;&quot;;&quot;&quot;;INDEX([.$S53:.$ET53];MATCH([.$B$7];[.$S$1:.$ET$1];0)+[.M$1]))">
            <text:p/>
          </table:table-cell>
          <table:table-cell table:style-name="ce12" table:formula="of:=IF(INDEX([.$S53:.$ET53];MATCH([.$B$7];[.$S$1:.$ET$1];0)+[.N$1])=&quot;&quot;;&quot;&quot;;INDEX([.$S53:.$ET53];MATCH([.$B$7];[.$S$1:.$ET$1];0)+[.N$1]))">
            <text:p/>
          </table:table-cell>
          <table:table-cell table:style-name="ce12" table:formula="of:=IF(INDEX([.$S53:.$ET53];MATCH([.$B$7];[.$S$1:.$ET$1];0)+[.O$1])=&quot;&quot;;&quot;&quot;;INDEX([.$S53:.$ET53];MATCH([.$B$7];[.$S$1:.$ET$1];0)+[.O$1]))">
            <text:p/>
          </table:table-cell>
          <table:table-cell table:style-name="ce20" table:formula="of:=IF(INDEX([.$S53:.$ET53];MATCH([.$B$7];[.$S$1:.$ET$1];0)+[.P$1])=&quot;&quot;;&quot;&quot;;INDEX([.$S53:.$ET53];MATCH([.$B$7];[.$S$1:.$ET$1];0)+[.P$1]))">
            <text:p/>
          </table:table-cell>
          <table:table-cell/>
          <table:table-cell office:value-type="float" office:value="32" calcext:value-type="float">
            <text:p>32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1" calcext:value-type="float">
            <text:p>3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5" calcext:value-type="float">
            <text:p>3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44" calcext:value-type="float">
            <text:p>24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18" calcext:value-type="float">
            <text:p>218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K$4:.$K$101];[.A54]));&quot;&quot;;SMALL([.$K$4:.$K$101];[.A54]))" office:value-type="float" office:value="360" calcext:value-type="float">
            <text:p>360</text:p>
          </table:table-cell>
          <table:table-cell table:formula="of:=IF([.B54]=&quot;&quot;;&quot;&quot;;[.B54]-[.B53])" office:value-type="float" office:value="13" calcext:value-type="float">
            <text:p>13</text:p>
          </table:table-cell>
          <table:table-cell table:formula="of:=IF([.B54]=&quot;&quot;;&quot;&quot;;IF(ISNUMBER(MATCH([.B54];[.$K$4:.$K$11];0));&quot;&quot;;INDEX([.$L$22:.$L$101];MATCH([.B54];[.$K$22:.$K$101];1))))" office:value-type="string" office:string-value="b" calcext:value-type="string">
            <text:p>b</text:p>
          </table:table-cell>
          <table:table-cell table:formula="of:=IF([.B54]=&quot;&quot;;&quot;&quot;;IF([.B53]&lt;[.$K$4];INDEX([.$L$4:.$L$11];MATCH([.B53];[.$K$4:.$K$11];-1));INDEX([.$L$4:.$L$11];MATCH([.B53];[.$K$4:.$K$11];1))))" office:value-type="string" office:string-value="s1" calcext:value-type="string">
            <text:p>s1</text:p>
          </table:table-cell>
          <table:table-cell table:formula="of:=IF([.D54]=&quot;b&quot;;&quot;\break&quot;;IF([.D54]=&quot;pb&quot;;&quot;\pageBreak&quot;;IF(AND([.D54]=&quot;&quot;;[.C54]&lt;&gt;0);&quot;&quot;;IF(AND([.C54]=0;[.D54]=&quot;&quot;);IF(INDEX([.$L$22:.$L$101];MATCH([.B54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4]=&quot;&quot;;&quot;&quot;;IF([.$K$16]=&quot;Y&quot;;IF([.C54]=0;&quot; &quot;&amp;[.F54];[.E54]&amp;&quot;*&quot;&amp;[.C54]&amp;&quot; &quot;&amp;[.F54]);&quot;&quot;))" office:value-type="string" office:string-value="s1*13 \break" calcext:value-type="string">
            <text:p>s1*13 \break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2" table:formula="of:=IF(INDEX([.$S54:.$ET54];MATCH([.$B$7];[.$S$1:.$ET$1];0)+[.K$1])=&quot;&quot;;&quot;&quot;;INDEX([.$S54:.$ET54];MATCH([.$B$7];[.$S$1:.$ET$1];0)+[.K$1]))" office:value-type="float" office:value="372" calcext:value-type="float">
            <text:p>372</text:p>
          </table:table-cell>
          <table:table-cell table:style-name="ce12" table:formula="of:=IF(INDEX([.$S54:.$ET54];MATCH([.$B$7];[.$S$1:.$ET$1];0)+[.L$1])=&quot;&quot;;&quot;&quot;;INDEX([.$S54:.$ET54];MATCH([.$B$7];[.$S$1:.$ET$1];0)+[.L$1]))" office:value-type="string" office:string-value="b" calcext:value-type="string">
            <text:p>b</text:p>
          </table:table-cell>
          <table:table-cell table:style-name="ce12" table:formula="of:=IF(INDEX([.$S54:.$ET54];MATCH([.$B$7];[.$S$1:.$ET$1];0)+[.M$1])=&quot;&quot;;&quot;&quot;;INDEX([.$S54:.$ET54];MATCH([.$B$7];[.$S$1:.$ET$1];0)+[.M$1]))">
            <text:p/>
          </table:table-cell>
          <table:table-cell table:style-name="ce12" table:formula="of:=IF(INDEX([.$S54:.$ET54];MATCH([.$B$7];[.$S$1:.$ET$1];0)+[.N$1])=&quot;&quot;;&quot;&quot;;INDEX([.$S54:.$ET54];MATCH([.$B$7];[.$S$1:.$ET$1];0)+[.N$1]))">
            <text:p/>
          </table:table-cell>
          <table:table-cell table:style-name="ce12" table:formula="of:=IF(INDEX([.$S54:.$ET54];MATCH([.$B$7];[.$S$1:.$ET$1];0)+[.O$1])=&quot;&quot;;&quot;&quot;;INDEX([.$S54:.$ET54];MATCH([.$B$7];[.$S$1:.$ET$1];0)+[.O$1]))">
            <text:p/>
          </table:table-cell>
          <table:table-cell table:style-name="ce20" table:formula="of:=IF(INDEX([.$S54:.$ET54];MATCH([.$B$7];[.$S$1:.$ET$1];0)+[.P$1])=&quot;&quot;;&quot;&quot;;INDEX([.$S54:.$ET54];MATCH([.$B$7];[.$S$1:.$ET$1];0)+[.P$1]))">
            <text:p/>
          </table:table-cell>
          <table:table-cell/>
          <table:table-cell office:value-type="float" office:value="33" calcext:value-type="float">
            <text:p>33</text:p>
          </table:table-cell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2" calcext:value-type="float">
            <text:p>37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5" calcext:value-type="float">
            <text:p>24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194" calcext:value-type="float">
            <text:p>1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23" calcext:value-type="float">
            <text:p>22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7" calcext:value-type="float">
            <text:p>29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3" calcext:value-type="float">
            <text:p>33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K$4:.$K$101];[.A55]));&quot;&quot;;SMALL([.$K$4:.$K$101];[.A55]))" office:value-type="float" office:value="372" calcext:value-type="float">
            <text:p>372</text:p>
          </table:table-cell>
          <table:table-cell table:formula="of:=IF([.B55]=&quot;&quot;;&quot;&quot;;[.B55]-[.B54])" office:value-type="float" office:value="12" calcext:value-type="float">
            <text:p>12</text:p>
          </table:table-cell>
          <table:table-cell table:formula="of:=IF([.B55]=&quot;&quot;;&quot;&quot;;IF(ISNUMBER(MATCH([.B55];[.$K$4:.$K$11];0));&quot;&quot;;INDEX([.$L$22:.$L$101];MATCH([.B55];[.$K$22:.$K$101];1))))" office:value-type="string" office:string-value="b" calcext:value-type="string">
            <text:p>b</text:p>
          </table:table-cell>
          <table:table-cell table:formula="of:=IF([.B55]=&quot;&quot;;&quot;&quot;;IF([.B54]&lt;[.$K$4];INDEX([.$L$4:.$L$11];MATCH([.B54];[.$K$4:.$K$11];-1));INDEX([.$L$4:.$L$11];MATCH([.B54];[.$K$4:.$K$11];1))))" office:value-type="string" office:string-value="s1" calcext:value-type="string">
            <text:p>s1</text:p>
          </table:table-cell>
          <table:table-cell table:formula="of:=IF([.D55]=&quot;b&quot;;&quot;\break&quot;;IF([.D55]=&quot;pb&quot;;&quot;\pageBreak&quot;;IF(AND([.D55]=&quot;&quot;;[.C55]&lt;&gt;0);&quot;&quot;;IF(AND([.C55]=0;[.D55]=&quot;&quot;);IF(INDEX([.$L$22:.$L$101];MATCH([.B55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5]=&quot;&quot;;&quot;&quot;;IF([.$K$16]=&quot;Y&quot;;IF([.C55]=0;&quot; &quot;&amp;[.F55];[.E55]&amp;&quot;*&quot;&amp;[.C55]&amp;&quot; &quot;&amp;[.F55]);&quot;&quot;))" office:value-type="string" office:string-value="s1*12 \break" calcext:value-type="string">
            <text:p>s1*12 \break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2" table:formula="of:=IF(INDEX([.$S55:.$ET55];MATCH([.$B$7];[.$S$1:.$ET$1];0)+[.K$1])=&quot;&quot;;&quot;&quot;;INDEX([.$S55:.$ET55];MATCH([.$B$7];[.$S$1:.$ET$1];0)+[.K$1]))" office:value-type="float" office:value="380" calcext:value-type="float">
            <text:p>380</text:p>
          </table:table-cell>
          <table:table-cell table:style-name="ce12" table:formula="of:=IF(INDEX([.$S55:.$ET55];MATCH([.$B$7];[.$S$1:.$ET$1];0)+[.L$1])=&quot;&quot;;&quot;&quot;;INDEX([.$S55:.$ET55];MATCH([.$B$7];[.$S$1:.$ET$1];0)+[.L$1]))" office:value-type="string" office:string-value="b" calcext:value-type="string">
            <text:p>b</text:p>
          </table:table-cell>
          <table:table-cell table:style-name="ce12" table:formula="of:=IF(INDEX([.$S55:.$ET55];MATCH([.$B$7];[.$S$1:.$ET$1];0)+[.M$1])=&quot;&quot;;&quot;&quot;;INDEX([.$S55:.$ET55];MATCH([.$B$7];[.$S$1:.$ET$1];0)+[.M$1]))">
            <text:p/>
          </table:table-cell>
          <table:table-cell table:style-name="ce12" table:formula="of:=IF(INDEX([.$S55:.$ET55];MATCH([.$B$7];[.$S$1:.$ET$1];0)+[.N$1])=&quot;&quot;;&quot;&quot;;INDEX([.$S55:.$ET55];MATCH([.$B$7];[.$S$1:.$ET$1];0)+[.N$1]))">
            <text:p/>
          </table:table-cell>
          <table:table-cell table:style-name="ce12" table:formula="of:=IF(INDEX([.$S55:.$ET55];MATCH([.$B$7];[.$S$1:.$ET$1];0)+[.O$1])=&quot;&quot;;&quot;&quot;;INDEX([.$S55:.$ET55];MATCH([.$B$7];[.$S$1:.$ET$1];0)+[.O$1]))">
            <text:p/>
          </table:table-cell>
          <table:table-cell table:style-name="ce20" table:formula="of:=IF(INDEX([.$S55:.$ET55];MATCH([.$B$7];[.$S$1:.$ET$1];0)+[.P$1])=&quot;&quot;;&quot;&quot;;INDEX([.$S55:.$ET55];MATCH([.$B$7];[.$S$1:.$ET$1];0)+[.P$1]))">
            <text:p/>
          </table:table-cell>
          <table:table-cell/>
          <table:table-cell office:value-type="float" office:value="34" calcext:value-type="float">
            <text:p>34</text:p>
          </table:table-cell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3" calcext:value-type="float">
            <text:p>38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57" calcext:value-type="float">
            <text:p>2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9" calcext:value-type="float">
            <text:p>24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16" calcext:value-type="float">
            <text:p>2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35" calcext:value-type="float">
            <text:p>23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13" calcext:value-type="float">
            <text:p>3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K$4:.$K$101];[.A56]));&quot;&quot;;SMALL([.$K$4:.$K$101];[.A56]))" office:value-type="float" office:value="380" calcext:value-type="float">
            <text:p>380</text:p>
          </table:table-cell>
          <table:table-cell table:formula="of:=IF([.B56]=&quot;&quot;;&quot;&quot;;[.B56]-[.B55])" office:value-type="float" office:value="8" calcext:value-type="float">
            <text:p>8</text:p>
          </table:table-cell>
          <table:table-cell table:formula="of:=IF([.B56]=&quot;&quot;;&quot;&quot;;IF(ISNUMBER(MATCH([.B56];[.$K$4:.$K$11];0));&quot;&quot;;INDEX([.$L$22:.$L$101];MATCH([.B56];[.$K$22:.$K$101];1))))" office:value-type="string" office:string-value="b" calcext:value-type="string">
            <text:p>b</text:p>
          </table:table-cell>
          <table:table-cell table:formula="of:=IF([.B56]=&quot;&quot;;&quot;&quot;;IF([.B55]&lt;[.$K$4];INDEX([.$L$4:.$L$11];MATCH([.B55];[.$K$4:.$K$11];-1));INDEX([.$L$4:.$L$11];MATCH([.B55];[.$K$4:.$K$11];1))))" office:value-type="string" office:string-value="s1" calcext:value-type="string">
            <text:p>s1</text:p>
          </table:table-cell>
          <table:table-cell table:formula="of:=IF([.D56]=&quot;b&quot;;&quot;\break&quot;;IF([.D56]=&quot;pb&quot;;&quot;\pageBreak&quot;;IF(AND([.D56]=&quot;&quot;;[.C56]&lt;&gt;0);&quot;&quot;;IF(AND([.C56]=0;[.D56]=&quot;&quot;);IF(INDEX([.$L$22:.$L$101];MATCH([.B56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6]=&quot;&quot;;&quot;&quot;;IF([.$K$16]=&quot;Y&quot;;IF([.C56]=0;&quot; &quot;&amp;[.F56];[.E56]&amp;&quot;*&quot;&amp;[.C56]&amp;&quot; &quot;&amp;[.F56]);&quot;&quot;))" office:value-type="string" office:string-value="s1*8 \break" calcext:value-type="string">
            <text:p>s1*8 \break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2" table:formula="of:=IF(INDEX([.$S56:.$ET56];MATCH([.$B$7];[.$S$1:.$ET$1];0)+[.K$1])=&quot;&quot;;&quot;&quot;;INDEX([.$S56:.$ET56];MATCH([.$B$7];[.$S$1:.$ET$1];0)+[.K$1]))" office:value-type="float" office:value="387" calcext:value-type="float">
            <text:p>387</text:p>
          </table:table-cell>
          <table:table-cell table:style-name="ce12" table:formula="of:=IF(INDEX([.$S56:.$ET56];MATCH([.$B$7];[.$S$1:.$ET$1];0)+[.L$1])=&quot;&quot;;&quot;&quot;;INDEX([.$S56:.$ET56];MATCH([.$B$7];[.$S$1:.$ET$1];0)+[.L$1]))" office:value-type="string" office:string-value="b" calcext:value-type="string">
            <text:p>b</text:p>
          </table:table-cell>
          <table:table-cell table:style-name="ce12" table:formula="of:=IF(INDEX([.$S56:.$ET56];MATCH([.$B$7];[.$S$1:.$ET$1];0)+[.M$1])=&quot;&quot;;&quot;&quot;;INDEX([.$S56:.$ET56];MATCH([.$B$7];[.$S$1:.$ET$1];0)+[.M$1]))">
            <text:p/>
          </table:table-cell>
          <table:table-cell table:style-name="ce12" table:formula="of:=IF(INDEX([.$S56:.$ET56];MATCH([.$B$7];[.$S$1:.$ET$1];0)+[.N$1])=&quot;&quot;;&quot;&quot;;INDEX([.$S56:.$ET56];MATCH([.$B$7];[.$S$1:.$ET$1];0)+[.N$1]))">
            <text:p/>
          </table:table-cell>
          <table:table-cell table:style-name="ce12" table:formula="of:=IF(INDEX([.$S56:.$ET56];MATCH([.$B$7];[.$S$1:.$ET$1];0)+[.O$1])=&quot;&quot;;&quot;&quot;;INDEX([.$S56:.$ET56];MATCH([.$B$7];[.$S$1:.$ET$1];0)+[.O$1]))">
            <text:p/>
          </table:table-cell>
          <table:table-cell table:style-name="ce20" table:formula="of:=IF(INDEX([.$S56:.$ET56];MATCH([.$B$7];[.$S$1:.$ET$1];0)+[.P$1])=&quot;&quot;;&quot;&quot;;INDEX([.$S56:.$ET56];MATCH([.$B$7];[.$S$1:.$ET$1];0)+[.P$1]))">
            <text:p/>
          </table:table-cell>
          <table:table-cell/>
          <table:table-cell office:value-type="float" office:value="35" calcext:value-type="float">
            <text:p>35</text:p>
          </table:table-cell>
          <table:table-cell table:style-name="ce7" office:value-type="float" office:value="390" calcext:value-type="float">
            <text:p>39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6"/>
          <table:table-cell table:style-name="ce7" office:value-type="float" office:value="387" calcext:value-type="float">
            <text:p>3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9" calcext:value-type="float">
            <text:p>38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6"/>
          <table:table-cell table:style-name="ce7" office:value-type="float" office:value="262" calcext:value-type="float">
            <text:p>2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4" calcext:value-type="float">
            <text:p>25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4" calcext:value-type="float">
            <text:p>3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K$4:.$K$101];[.A57]));&quot;&quot;;SMALL([.$K$4:.$K$101];[.A57]))" office:value-type="float" office:value="387" calcext:value-type="float">
            <text:p>387</text:p>
          </table:table-cell>
          <table:table-cell table:formula="of:=IF([.B57]=&quot;&quot;;&quot;&quot;;[.B57]-[.B56])" office:value-type="float" office:value="7" calcext:value-type="float">
            <text:p>7</text:p>
          </table:table-cell>
          <table:table-cell table:formula="of:=IF([.B57]=&quot;&quot;;&quot;&quot;;IF(ISNUMBER(MATCH([.B57];[.$K$4:.$K$11];0));&quot;&quot;;INDEX([.$L$22:.$L$101];MATCH([.B57];[.$K$22:.$K$101];1))))" office:value-type="string" office:string-value="b" calcext:value-type="string">
            <text:p>b</text:p>
          </table:table-cell>
          <table:table-cell table:formula="of:=IF([.B57]=&quot;&quot;;&quot;&quot;;IF([.B56]&lt;[.$K$4];INDEX([.$L$4:.$L$11];MATCH([.B56];[.$K$4:.$K$11];-1));INDEX([.$L$4:.$L$11];MATCH([.B56];[.$K$4:.$K$11];1))))" office:value-type="string" office:string-value="s1" calcext:value-type="string">
            <text:p>s1</text:p>
          </table:table-cell>
          <table:table-cell table:formula="of:=IF([.D57]=&quot;b&quot;;&quot;\break&quot;;IF([.D57]=&quot;pb&quot;;&quot;\pageBreak&quot;;IF(AND([.D57]=&quot;&quot;;[.C57]&lt;&gt;0);&quot;&quot;;IF(AND([.C57]=0;[.D57]=&quot;&quot;);IF(INDEX([.$L$22:.$L$101];MATCH([.B57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7]=&quot;&quot;;&quot;&quot;;IF([.$K$16]=&quot;Y&quot;;IF([.C57]=0;&quot; &quot;&amp;[.F57];[.E57]&amp;&quot;*&quot;&amp;[.C57]&amp;&quot; &quot;&amp;[.F57]);&quot;&quot;))" office:value-type="string" office:string-value="s1*7 \break" calcext:value-type="string">
            <text:p>s1*7 \break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2" table:formula="of:=IF(INDEX([.$S57:.$ET57];MATCH([.$B$7];[.$S$1:.$ET$1];0)+[.K$1])=&quot;&quot;;&quot;&quot;;INDEX([.$S57:.$ET57];MATCH([.$B$7];[.$S$1:.$ET$1];0)+[.K$1]))" office:value-type="float" office:value="394" calcext:value-type="float">
            <text:p>394</text:p>
          </table:table-cell>
          <table:table-cell table:style-name="ce12" table:formula="of:=IF(INDEX([.$S57:.$ET57];MATCH([.$B$7];[.$S$1:.$ET$1];0)+[.L$1])=&quot;&quot;;&quot;&quot;;INDEX([.$S57:.$ET57];MATCH([.$B$7];[.$S$1:.$ET$1];0)+[.L$1]))" office:value-type="string" office:string-value="pb" calcext:value-type="string">
            <text:p>pb</text:p>
          </table:table-cell>
          <table:table-cell table:style-name="ce12" table:formula="of:=IF(INDEX([.$S57:.$ET57];MATCH([.$B$7];[.$S$1:.$ET$1];0)+[.M$1])=&quot;&quot;;&quot;&quot;;INDEX([.$S57:.$ET57];MATCH([.$B$7];[.$S$1:.$ET$1];0)+[.M$1]))">
            <text:p/>
          </table:table-cell>
          <table:table-cell table:style-name="ce12" table:formula="of:=IF(INDEX([.$S57:.$ET57];MATCH([.$B$7];[.$S$1:.$ET$1];0)+[.N$1])=&quot;&quot;;&quot;&quot;;INDEX([.$S57:.$ET57];MATCH([.$B$7];[.$S$1:.$ET$1];0)+[.N$1]))">
            <text:p/>
          </table:table-cell>
          <table:table-cell table:style-name="ce12" table:formula="of:=IF(INDEX([.$S57:.$ET57];MATCH([.$B$7];[.$S$1:.$ET$1];0)+[.O$1])=&quot;&quot;;&quot;&quot;;INDEX([.$S57:.$ET57];MATCH([.$B$7];[.$S$1:.$ET$1];0)+[.O$1]))">
            <text:p/>
          </table:table-cell>
          <table:table-cell table:style-name="ce20" table:formula="of:=IF(INDEX([.$S57:.$ET57];MATCH([.$B$7];[.$S$1:.$ET$1];0)+[.P$1])=&quot;&quot;;&quot;&quot;;INDEX([.$S57:.$ET57];MATCH([.$B$7];[.$S$1:.$ET$1];0)+[.P$1]))">
            <text:p/>
          </table:table-cell>
          <table:table-cell/>
          <table:table-cell office:value-type="float" office:value="36" calcext:value-type="float">
            <text:p>36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10"/>
          <table:table-cell table:style-name="ce7" office:value-type="float" office:value="396" calcext:value-type="float">
            <text:p>39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265" calcext:value-type="float">
            <text:p>26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46" calcext:value-type="float">
            <text:p>24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38" calcext:value-type="float">
            <text:p>338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74" calcext:value-type="float">
            <text:p>2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6" calcext:value-type="float">
            <text:p>33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3" calcext:value-type="float">
            <text:p>393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K$4:.$K$101];[.A58]));&quot;&quot;;SMALL([.$K$4:.$K$101];[.A58]))" office:value-type="float" office:value="394" calcext:value-type="float">
            <text:p>394</text:p>
          </table:table-cell>
          <table:table-cell table:formula="of:=IF([.B58]=&quot;&quot;;&quot;&quot;;[.B58]-[.B57])" office:value-type="float" office:value="7" calcext:value-type="float">
            <text:p>7</text:p>
          </table:table-cell>
          <table:table-cell table:formula="of:=IF([.B58]=&quot;&quot;;&quot;&quot;;IF(ISNUMBER(MATCH([.B58];[.$K$4:.$K$11];0));&quot;&quot;;INDEX([.$L$22:.$L$101];MATCH([.B58];[.$K$22:.$K$101];1))))" office:value-type="string" office:string-value="pb" calcext:value-type="string">
            <text:p>pb</text:p>
          </table:table-cell>
          <table:table-cell table:formula="of:=IF([.B58]=&quot;&quot;;&quot;&quot;;IF([.B57]&lt;[.$K$4];INDEX([.$L$4:.$L$11];MATCH([.B57];[.$K$4:.$K$11];-1));INDEX([.$L$4:.$L$11];MATCH([.B57];[.$K$4:.$K$11];1))))" office:value-type="string" office:string-value="s1" calcext:value-type="string">
            <text:p>s1</text:p>
          </table:table-cell>
          <table:table-cell table:formula="of:=IF([.D58]=&quot;b&quot;;&quot;\break&quot;;IF([.D58]=&quot;pb&quot;;&quot;\pageBreak&quot;;IF(AND([.D58]=&quot;&quot;;[.C58]&lt;&gt;0);&quot;&quot;;IF(AND([.C58]=0;[.D58]=&quot;&quot;);IF(INDEX([.$L$22:.$L$101];MATCH([.B58];[.$K$22:.$K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58]=&quot;&quot;;&quot;&quot;;IF([.$K$16]=&quot;Y&quot;;IF([.C58]=0;&quot; &quot;&amp;[.F58];[.E58]&amp;&quot;*&quot;&amp;[.C58]&amp;&quot; &quot;&amp;[.F58]);&quot;&quot;))" office:value-type="string" office:string-value="s1*7 \pageBreak" calcext:value-type="string">
            <text:p>s1*7 \pageBreak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2" table:formula="of:=IF(INDEX([.$S58:.$ET58];MATCH([.$B$7];[.$S$1:.$ET$1];0)+[.K$1])=&quot;&quot;;&quot;&quot;;INDEX([.$S58:.$ET58];MATCH([.$B$7];[.$S$1:.$ET$1];0)+[.K$1]))" office:value-type="float" office:value="408" calcext:value-type="float">
            <text:p>408</text:p>
          </table:table-cell>
          <table:table-cell table:style-name="ce12" table:formula="of:=IF(INDEX([.$S58:.$ET58];MATCH([.$B$7];[.$S$1:.$ET$1];0)+[.L$1])=&quot;&quot;;&quot;&quot;;INDEX([.$S58:.$ET58];MATCH([.$B$7];[.$S$1:.$ET$1];0)+[.L$1]))" office:value-type="string" office:string-value="b" calcext:value-type="string">
            <text:p>b</text:p>
          </table:table-cell>
          <table:table-cell table:style-name="ce12" table:formula="of:=IF(INDEX([.$S58:.$ET58];MATCH([.$B$7];[.$S$1:.$ET$1];0)+[.M$1])=&quot;&quot;;&quot;&quot;;INDEX([.$S58:.$ET58];MATCH([.$B$7];[.$S$1:.$ET$1];0)+[.M$1]))">
            <text:p/>
          </table:table-cell>
          <table:table-cell table:style-name="ce12" table:formula="of:=IF(INDEX([.$S58:.$ET58];MATCH([.$B$7];[.$S$1:.$ET$1];0)+[.N$1])=&quot;&quot;;&quot;&quot;;INDEX([.$S58:.$ET58];MATCH([.$B$7];[.$S$1:.$ET$1];0)+[.N$1]))">
            <text:p/>
          </table:table-cell>
          <table:table-cell table:style-name="ce12" table:formula="of:=IF(INDEX([.$S58:.$ET58];MATCH([.$B$7];[.$S$1:.$ET$1];0)+[.O$1])=&quot;&quot;;&quot;&quot;;INDEX([.$S58:.$ET58];MATCH([.$B$7];[.$S$1:.$ET$1];0)+[.O$1]))">
            <text:p/>
          </table:table-cell>
          <table:table-cell table:style-name="ce20" table:formula="of:=IF(INDEX([.$S58:.$ET58];MATCH([.$B$7];[.$S$1:.$ET$1];0)+[.P$1])=&quot;&quot;;&quot;&quot;;INDEX([.$S58:.$ET58];MATCH([.$B$7];[.$S$1:.$ET$1];0)+[.P$1]))">
            <text:p/>
          </table:table-cell>
          <table:table-cell/>
          <table:table-cell office:value-type="float" office:value="37" calcext:value-type="float">
            <text:p>37</text:p>
          </table:table-cell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52"/>
          <table:table-cell table:style-name="ce7" office:value-type="float" office:value="275" calcext:value-type="float">
            <text:p>2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3" calcext:value-type="float">
            <text:p>23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1" calcext:value-type="float">
            <text:p>25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51" calcext:value-type="float">
            <text:p>35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1" calcext:value-type="float">
            <text:p>34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5" calcext:value-type="float">
            <text:p>40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K$4:.$K$101];[.A59]));&quot;&quot;;SMALL([.$K$4:.$K$101];[.A59]))" office:value-type="float" office:value="408" calcext:value-type="float">
            <text:p>408</text:p>
          </table:table-cell>
          <table:table-cell table:formula="of:=IF([.B59]=&quot;&quot;;&quot;&quot;;[.B59]-[.B58])" office:value-type="float" office:value="14" calcext:value-type="float">
            <text:p>14</text:p>
          </table:table-cell>
          <table:table-cell table:formula="of:=IF([.B59]=&quot;&quot;;&quot;&quot;;IF(ISNUMBER(MATCH([.B59];[.$K$4:.$K$11];0));&quot;&quot;;INDEX([.$L$22:.$L$101];MATCH([.B59];[.$K$22:.$K$101];1))))" office:value-type="string" office:string-value="b" calcext:value-type="string">
            <text:p>b</text:p>
          </table:table-cell>
          <table:table-cell table:formula="of:=IF([.B59]=&quot;&quot;;&quot;&quot;;IF([.B58]&lt;[.$K$4];INDEX([.$L$4:.$L$11];MATCH([.B58];[.$K$4:.$K$11];-1));INDEX([.$L$4:.$L$11];MATCH([.B58];[.$K$4:.$K$11];1))))" office:value-type="string" office:string-value="s1" calcext:value-type="string">
            <text:p>s1</text:p>
          </table:table-cell>
          <table:table-cell table:formula="of:=IF([.D59]=&quot;b&quot;;&quot;\break&quot;;IF([.D59]=&quot;pb&quot;;&quot;\pageBreak&quot;;IF(AND([.D59]=&quot;&quot;;[.C59]&lt;&gt;0);&quot;&quot;;IF(AND([.C59]=0;[.D59]=&quot;&quot;);IF(INDEX([.$L$22:.$L$101];MATCH([.B59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59]=&quot;&quot;;&quot;&quot;;IF([.$K$16]=&quot;Y&quot;;IF([.C59]=0;&quot; &quot;&amp;[.F59];[.E59]&amp;&quot;*&quot;&amp;[.C59]&amp;&quot; &quot;&amp;[.F59]);&quot;&quot;))" office:value-type="string" office:string-value="s1*14 \break" calcext:value-type="string">
            <text:p>s1*14 \break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2" table:formula="of:=IF(INDEX([.$S59:.$ET59];MATCH([.$B$7];[.$S$1:.$ET$1];0)+[.K$1])=&quot;&quot;;&quot;&quot;;INDEX([.$S59:.$ET59];MATCH([.$B$7];[.$S$1:.$ET$1];0)+[.K$1]))" office:value-type="float" office:value="423" calcext:value-type="float">
            <text:p>423</text:p>
          </table:table-cell>
          <table:table-cell table:style-name="ce12" table:formula="of:=IF(INDEX([.$S59:.$ET59];MATCH([.$B$7];[.$S$1:.$ET$1];0)+[.L$1])=&quot;&quot;;&quot;&quot;;INDEX([.$S59:.$ET59];MATCH([.$B$7];[.$S$1:.$ET$1];0)+[.L$1]))" office:value-type="string" office:string-value="b" calcext:value-type="string">
            <text:p>b</text:p>
          </table:table-cell>
          <table:table-cell table:style-name="ce12" table:formula="of:=IF(INDEX([.$S59:.$ET59];MATCH([.$B$7];[.$S$1:.$ET$1];0)+[.M$1])=&quot;&quot;;&quot;&quot;;INDEX([.$S59:.$ET59];MATCH([.$B$7];[.$S$1:.$ET$1];0)+[.M$1]))">
            <text:p/>
          </table:table-cell>
          <table:table-cell table:style-name="ce12" table:formula="of:=IF(INDEX([.$S59:.$ET59];MATCH([.$B$7];[.$S$1:.$ET$1];0)+[.N$1])=&quot;&quot;;&quot;&quot;;INDEX([.$S59:.$ET59];MATCH([.$B$7];[.$S$1:.$ET$1];0)+[.N$1]))">
            <text:p/>
          </table:table-cell>
          <table:table-cell table:style-name="ce12" table:formula="of:=IF(INDEX([.$S59:.$ET59];MATCH([.$B$7];[.$S$1:.$ET$1];0)+[.O$1])=&quot;&quot;;&quot;&quot;;INDEX([.$S59:.$ET59];MATCH([.$B$7];[.$S$1:.$ET$1];0)+[.O$1]))">
            <text:p/>
          </table:table-cell>
          <table:table-cell table:style-name="ce20" table:formula="of:=IF(INDEX([.$S59:.$ET59];MATCH([.$B$7];[.$S$1:.$ET$1];0)+[.P$1])=&quot;&quot;;&quot;&quot;;INDEX([.$S59:.$ET59];MATCH([.$B$7];[.$S$1:.$ET$1];0)+[.P$1]))">
            <text:p/>
          </table:table-cell>
          <table:table-cell/>
          <table:table-cell office:value-type="float" office:value="38" calcext:value-type="float">
            <text:p>38</text:p>
          </table:table-cell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2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5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3" calcext:value-type="float">
            <text:p>283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37" calcext:value-type="float">
            <text:p>2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55" calcext:value-type="float">
            <text:p>255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292" calcext:value-type="float">
            <text:p>2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5" calcext:value-type="float">
            <text:p>35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K$4:.$K$101];[.A60]));&quot;&quot;;SMALL([.$K$4:.$K$101];[.A60]))" office:value-type="float" office:value="423" calcext:value-type="float">
            <text:p>423</text:p>
          </table:table-cell>
          <table:table-cell table:formula="of:=IF([.B60]=&quot;&quot;;&quot;&quot;;[.B60]-[.B59])" office:value-type="float" office:value="15" calcext:value-type="float">
            <text:p>15</text:p>
          </table:table-cell>
          <table:table-cell table:formula="of:=IF([.B60]=&quot;&quot;;&quot;&quot;;IF(ISNUMBER(MATCH([.B60];[.$K$4:.$K$11];0));&quot;&quot;;INDEX([.$L$22:.$L$101];MATCH([.B60];[.$K$22:.$K$101];1))))" office:value-type="string" office:string-value="b" calcext:value-type="string">
            <text:p>b</text:p>
          </table:table-cell>
          <table:table-cell table:formula="of:=IF([.B60]=&quot;&quot;;&quot;&quot;;IF([.B59]&lt;[.$K$4];INDEX([.$L$4:.$L$11];MATCH([.B59];[.$K$4:.$K$11];-1));INDEX([.$L$4:.$L$11];MATCH([.B59];[.$K$4:.$K$11];1))))" office:value-type="string" office:string-value="s1" calcext:value-type="string">
            <text:p>s1</text:p>
          </table:table-cell>
          <table:table-cell table:formula="of:=IF([.D60]=&quot;b&quot;;&quot;\break&quot;;IF([.D60]=&quot;pb&quot;;&quot;\pageBreak&quot;;IF(AND([.D60]=&quot;&quot;;[.C60]&lt;&gt;0);&quot;&quot;;IF(AND([.C60]=0;[.D60]=&quot;&quot;);IF(INDEX([.$L$22:.$L$101];MATCH([.B60];[.$K$22:.$K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60]=&quot;&quot;;&quot;&quot;;IF([.$K$16]=&quot;Y&quot;;IF([.C60]=0;&quot; &quot;&amp;[.F60];[.E60]&amp;&quot;*&quot;&amp;[.C60]&amp;&quot; &quot;&amp;[.F60]);&quot;&quot;))" office:value-type="string" office:string-value="s1*15 \break" calcext:value-type="string">
            <text:p>s1*15 \break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2" table:formula="of:=IF(INDEX([.$S60:.$ET60];MATCH([.$B$7];[.$S$1:.$ET$1];0)+[.K$1])=&quot;&quot;;&quot;&quot;;INDEX([.$S60:.$ET60];MATCH([.$B$7];[.$S$1:.$ET$1];0)+[.K$1]))">
            <text:p/>
          </table:table-cell>
          <table:table-cell table:style-name="ce12" table:formula="of:=IF(INDEX([.$S60:.$ET60];MATCH([.$B$7];[.$S$1:.$ET$1];0)+[.L$1])=&quot;&quot;;&quot;&quot;;INDEX([.$S60:.$ET60];MATCH([.$B$7];[.$S$1:.$ET$1];0)+[.L$1]))">
            <text:p/>
          </table:table-cell>
          <table:table-cell table:style-name="ce12" table:formula="of:=IF(INDEX([.$S60:.$ET60];MATCH([.$B$7];[.$S$1:.$ET$1];0)+[.M$1])=&quot;&quot;;&quot;&quot;;INDEX([.$S60:.$ET60];MATCH([.$B$7];[.$S$1:.$ET$1];0)+[.M$1]))">
            <text:p/>
          </table:table-cell>
          <table:table-cell table:style-name="ce12" table:formula="of:=IF(INDEX([.$S60:.$ET60];MATCH([.$B$7];[.$S$1:.$ET$1];0)+[.N$1])=&quot;&quot;;&quot;&quot;;INDEX([.$S60:.$ET60];MATCH([.$B$7];[.$S$1:.$ET$1];0)+[.N$1]))">
            <text:p/>
          </table:table-cell>
          <table:table-cell table:style-name="ce12" table:formula="of:=IF(INDEX([.$S60:.$ET60];MATCH([.$B$7];[.$S$1:.$ET$1];0)+[.O$1])=&quot;&quot;;&quot;&quot;;INDEX([.$S60:.$ET60];MATCH([.$B$7];[.$S$1:.$ET$1];0)+[.O$1]))">
            <text:p/>
          </table:table-cell>
          <table:table-cell table:style-name="ce20" table:formula="of:=IF(INDEX([.$S60:.$ET60];MATCH([.$B$7];[.$S$1:.$ET$1];0)+[.P$1])=&quot;&quot;;&quot;&quot;;INDEX([.$S60:.$ET60];MATCH([.$B$7];[.$S$1:.$ET$1];0)+[.P$1]))">
            <text:p/>
          </table:table-cell>
          <table:table-cell/>
          <table:table-cell office:value-type="float" office:value="39" calcext:value-type="float">
            <text:p>39</text:p>
          </table:table-cell>
          <table:table-cell table:style-name="ce7" table:number-columns-repeated="90"/>
          <table:table-cell table:style-name="ce7" office:value-type="float" office:value="284" calcext:value-type="float">
            <text:p>2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241" calcext:value-type="float">
            <text:p>24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66" calcext:value-type="float">
            <text:p>26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69" calcext:value-type="float">
            <text:p>36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2" calcext:value-type="float">
            <text:p>36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K$4:.$K$101];[.A61]));&quot;&quot;;SMALL([.$K$4:.$K$101];[.A61]))" office:value-type="float" office:value="432" calcext:value-type="float">
            <text:p>432</text:p>
          </table:table-cell>
          <table:table-cell table:formula="of:=IF([.B61]=&quot;&quot;;&quot;&quot;;[.B61]-[.B60])" office:value-type="float" office:value="9" calcext:value-type="float">
            <text:p>9</text:p>
          </table:table-cell>
          <table:table-cell table:formula="of:=IF([.B61]=&quot;&quot;;&quot;&quot;;IF(ISNUMBER(MATCH([.B61];[.$K$4:.$K$11];0));&quot;&quot;;INDEX([.$L$22:.$L$101];MATCH([.B61];[.$K$22:.$K$101];1))))">
            <text:p/>
          </table:table-cell>
          <table:table-cell table:formula="of:=IF([.B61]=&quot;&quot;;&quot;&quot;;IF([.B60]&lt;[.$K$4];INDEX([.$L$4:.$L$11];MATCH([.B60];[.$K$4:.$K$11];-1));INDEX([.$L$4:.$L$11];MATCH([.B60];[.$K$4:.$K$11];1))))" office:value-type="string" office:string-value="s1" calcext:value-type="string">
            <text:p>s1</text:p>
          </table:table-cell>
          <table:table-cell table:formula="of:=IF([.D61]=&quot;b&quot;;&quot;\break&quot;;IF([.D61]=&quot;pb&quot;;&quot;\pageBreak&quot;;IF(AND([.D61]=&quot;&quot;;[.C61]&lt;&gt;0);&quot;&quot;;IF(AND([.C61]=0;[.D61]=&quot;&quot;);IF(INDEX([.$L$22:.$L$101];MATCH([.B61];[.$K$22:.$K$101];0))=&quot;b&quot;;&quot;\break&quot;;&quot;\pageBreak&quot;);&quot;&quot;))))">
            <text:p/>
          </table:table-cell>
          <table:table-cell table:formula="of:=IF([.B61]=&quot;&quot;;&quot;&quot;;IF([.$K$16]=&quot;Y&quot;;IF([.C61]=0;&quot; &quot;&amp;[.F61];[.E61]&amp;&quot;*&quot;&amp;[.C61]&amp;&quot; &quot;&amp;[.F61]);&quot;&quot;))" office:value-type="string" office:string-value="s1*9 " calcext:value-type="string">
            <text:p>s1*9 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2" table:formula="of:=IF(INDEX([.$S61:.$ET61];MATCH([.$B$7];[.$S$1:.$ET$1];0)+[.K$1])=&quot;&quot;;&quot;&quot;;INDEX([.$S61:.$ET61];MATCH([.$B$7];[.$S$1:.$ET$1];0)+[.K$1]))">
            <text:p/>
          </table:table-cell>
          <table:table-cell table:style-name="ce12" table:formula="of:=IF(INDEX([.$S61:.$ET61];MATCH([.$B$7];[.$S$1:.$ET$1];0)+[.L$1])=&quot;&quot;;&quot;&quot;;INDEX([.$S61:.$ET61];MATCH([.$B$7];[.$S$1:.$ET$1];0)+[.L$1]))">
            <text:p/>
          </table:table-cell>
          <table:table-cell table:style-name="ce12" table:formula="of:=IF(INDEX([.$S61:.$ET61];MATCH([.$B$7];[.$S$1:.$ET$1];0)+[.M$1])=&quot;&quot;;&quot;&quot;;INDEX([.$S61:.$ET61];MATCH([.$B$7];[.$S$1:.$ET$1];0)+[.M$1]))">
            <text:p/>
          </table:table-cell>
          <table:table-cell table:style-name="ce12" table:formula="of:=IF(INDEX([.$S61:.$ET61];MATCH([.$B$7];[.$S$1:.$ET$1];0)+[.N$1])=&quot;&quot;;&quot;&quot;;INDEX([.$S61:.$ET61];MATCH([.$B$7];[.$S$1:.$ET$1];0)+[.N$1]))">
            <text:p/>
          </table:table-cell>
          <table:table-cell table:style-name="ce12" table:formula="of:=IF(INDEX([.$S61:.$ET61];MATCH([.$B$7];[.$S$1:.$ET$1];0)+[.O$1])=&quot;&quot;;&quot;&quot;;INDEX([.$S61:.$ET61];MATCH([.$B$7];[.$S$1:.$ET$1];0)+[.O$1]))">
            <text:p/>
          </table:table-cell>
          <table:table-cell table:style-name="ce20" table:formula="of:=IF(INDEX([.$S61:.$ET61];MATCH([.$B$7];[.$S$1:.$ET$1];0)+[.P$1])=&quot;&quot;;&quot;&quot;;INDEX([.$S61:.$ET61];MATCH([.$B$7];[.$S$1:.$ET$1];0)+[.P$1]))">
            <text:p/>
          </table:table-cell>
          <table:table-cell/>
          <table:table-cell office:value-type="float" office:value="40" calcext:value-type="float">
            <text:p>40</text:p>
          </table:table-cell>
          <table:table-cell table:style-name="ce7" table:number-columns-repeated="90"/>
          <table:table-cell table:style-name="ce7" office:value-type="float" office:value="287" calcext:value-type="float">
            <text:p>28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1" calcext:value-type="float">
            <text:p>27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K$4:.$K$101];[.A62]));&quot;&quot;;SMALL([.$K$4:.$K$101];[.A62]))">
            <text:p/>
          </table:table-cell>
          <table:table-cell table:formula="of:=IF([.B62]=&quot;&quot;;&quot;&quot;;[.B62]-[.B61])">
            <text:p/>
          </table:table-cell>
          <table:table-cell table:formula="of:=IF([.B62]=&quot;&quot;;&quot;&quot;;IF(ISNUMBER(MATCH([.B62];[.$K$4:.$K$11];0));&quot;&quot;;INDEX([.$L$22:.$L$101];MATCH([.B62];[.$K$22:.$K$101];1))))">
            <text:p/>
          </table:table-cell>
          <table:table-cell table:formula="of:=IF([.B62]=&quot;&quot;;&quot;&quot;;IF([.B61]&lt;[.$K$4];INDEX([.$L$4:.$L$11];MATCH([.B61];[.$K$4:.$K$11];-1));INDEX([.$L$4:.$L$11];MATCH([.B61];[.$K$4:.$K$11];1))))">
            <text:p/>
          </table:table-cell>
          <table:table-cell table:formula="of:=IF([.D62]=&quot;b&quot;;&quot;\break&quot;;IF([.D62]=&quot;pb&quot;;&quot;\pageBreak&quot;;IF(AND([.D62]=&quot;&quot;;[.C62]&lt;&gt;0);&quot;&quot;;IF(AND([.C62]=0;[.D62]=&quot;&quot;);IF(INDEX([.$L$22:.$L$101];MATCH([.B62];[.$K$22:.$K$101];0))=&quot;b&quot;;&quot;\break&quot;;&quot;\pageBreak&quot;);&quot;&quot;))))">
            <text:p/>
          </table:table-cell>
          <table:table-cell table:formula="of:=IF([.B62]=&quot;&quot;;&quot;&quot;;IF([.$K$16]=&quot;Y&quot;;IF([.C62]=0;&quot; &quot;&amp;[.F62];[.E62]&amp;&quot;*&quot;&amp;[.C62]&amp;&quot; &quot;&amp;[.F62]);&quot;&quot;))">
            <text:p/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2" table:formula="of:=IF(INDEX([.$S62:.$ET62];MATCH([.$B$7];[.$S$1:.$ET$1];0)+[.K$1])=&quot;&quot;;&quot;&quot;;INDEX([.$S62:.$ET62];MATCH([.$B$7];[.$S$1:.$ET$1];0)+[.K$1]))">
            <text:p/>
          </table:table-cell>
          <table:table-cell table:style-name="ce12" table:formula="of:=IF(INDEX([.$S62:.$ET62];MATCH([.$B$7];[.$S$1:.$ET$1];0)+[.L$1])=&quot;&quot;;&quot;&quot;;INDEX([.$S62:.$ET62];MATCH([.$B$7];[.$S$1:.$ET$1];0)+[.L$1]))">
            <text:p/>
          </table:table-cell>
          <table:table-cell table:style-name="ce12" table:formula="of:=IF(INDEX([.$S62:.$ET62];MATCH([.$B$7];[.$S$1:.$ET$1];0)+[.M$1])=&quot;&quot;;&quot;&quot;;INDEX([.$S62:.$ET62];MATCH([.$B$7];[.$S$1:.$ET$1];0)+[.M$1]))">
            <text:p/>
          </table:table-cell>
          <table:table-cell table:style-name="ce12" table:formula="of:=IF(INDEX([.$S62:.$ET62];MATCH([.$B$7];[.$S$1:.$ET$1];0)+[.N$1])=&quot;&quot;;&quot;&quot;;INDEX([.$S62:.$ET62];MATCH([.$B$7];[.$S$1:.$ET$1];0)+[.N$1]))">
            <text:p/>
          </table:table-cell>
          <table:table-cell table:style-name="ce12" table:formula="of:=IF(INDEX([.$S62:.$ET62];MATCH([.$B$7];[.$S$1:.$ET$1];0)+[.O$1])=&quot;&quot;;&quot;&quot;;INDEX([.$S62:.$ET62];MATCH([.$B$7];[.$S$1:.$ET$1];0)+[.O$1]))">
            <text:p/>
          </table:table-cell>
          <table:table-cell table:style-name="ce20" table:formula="of:=IF(INDEX([.$S62:.$ET62];MATCH([.$B$7];[.$S$1:.$ET$1];0)+[.P$1])=&quot;&quot;;&quot;&quot;;INDEX([.$S62:.$ET62];MATCH([.$B$7];[.$S$1:.$ET$1];0)+[.P$1]))">
            <text:p/>
          </table:table-cell>
          <table:table-cell/>
          <table:table-cell office:value-type="float" office:value="41" calcext:value-type="float">
            <text:p>41</text:p>
          </table:table-cell>
          <table:table-cell table:style-name="ce7" table:number-columns-repeated="90"/>
          <table:table-cell table:style-name="ce7" office:value-type="float" office:value="299" calcext:value-type="float">
            <text:p>2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3" calcext:value-type="float">
            <text:p>2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79" calcext:value-type="float">
            <text:p>27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79" calcext:value-type="float">
            <text:p>37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1" calcext:value-type="float">
            <text:p>3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8" calcext:value-type="float">
            <text:p>37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K$4:.$K$101];[.A63]));&quot;&quot;;SMALL([.$K$4:.$K$101];[.A63]))">
            <text:p/>
          </table:table-cell>
          <table:table-cell table:formula="of:=IF([.B63]=&quot;&quot;;&quot;&quot;;[.B63]-[.B62])">
            <text:p/>
          </table:table-cell>
          <table:table-cell table:formula="of:=IF([.B63]=&quot;&quot;;&quot;&quot;;IF(ISNUMBER(MATCH([.B63];[.$K$4:.$K$11];0));&quot;&quot;;INDEX([.$L$22:.$L$101];MATCH([.B63];[.$K$22:.$K$101];1))))">
            <text:p/>
          </table:table-cell>
          <table:table-cell table:formula="of:=IF([.B63]=&quot;&quot;;&quot;&quot;;IF([.B62]&lt;[.$K$4];INDEX([.$L$4:.$L$11];MATCH([.B62];[.$K$4:.$K$11];-1));INDEX([.$L$4:.$L$11];MATCH([.B62];[.$K$4:.$K$11];1))))">
            <text:p/>
          </table:table-cell>
          <table:table-cell table:formula="of:=IF([.D63]=&quot;b&quot;;&quot;\break&quot;;IF([.D63]=&quot;pb&quot;;&quot;\pageBreak&quot;;IF(AND([.D63]=&quot;&quot;;[.C63]&lt;&gt;0);&quot;&quot;;IF(AND([.C63]=0;[.D63]=&quot;&quot;);IF(INDEX([.$L$22:.$L$101];MATCH([.B63];[.$K$22:.$K$101];0))=&quot;b&quot;;&quot;\break&quot;;&quot;\pageBreak&quot;);&quot;&quot;))))">
            <text:p/>
          </table:table-cell>
          <table:table-cell table:formula="of:=IF([.B63]=&quot;&quot;;&quot;&quot;;IF([.$K$16]=&quot;Y&quot;;IF([.C63]=0;&quot; &quot;&amp;[.F63];[.E63]&amp;&quot;*&quot;&amp;[.C63]&amp;&quot; &quot;&amp;[.F63]);&quot;&quot;))">
            <text:p/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12" table:formula="of:=IF(INDEX([.$S63:.$ET63];MATCH([.$B$7];[.$S$1:.$ET$1];0)+[.K$1])=&quot;&quot;;&quot;&quot;;INDEX([.$S63:.$ET63];MATCH([.$B$7];[.$S$1:.$ET$1];0)+[.K$1]))">
            <text:p/>
          </table:table-cell>
          <table:table-cell table:style-name="ce12" table:formula="of:=IF(INDEX([.$S63:.$ET63];MATCH([.$B$7];[.$S$1:.$ET$1];0)+[.L$1])=&quot;&quot;;&quot;&quot;;INDEX([.$S63:.$ET63];MATCH([.$B$7];[.$S$1:.$ET$1];0)+[.L$1]))">
            <text:p/>
          </table:table-cell>
          <table:table-cell table:style-name="ce12" table:formula="of:=IF(INDEX([.$S63:.$ET63];MATCH([.$B$7];[.$S$1:.$ET$1];0)+[.M$1])=&quot;&quot;;&quot;&quot;;INDEX([.$S63:.$ET63];MATCH([.$B$7];[.$S$1:.$ET$1];0)+[.M$1]))">
            <text:p/>
          </table:table-cell>
          <table:table-cell table:style-name="ce12" table:formula="of:=IF(INDEX([.$S63:.$ET63];MATCH([.$B$7];[.$S$1:.$ET$1];0)+[.N$1])=&quot;&quot;;&quot;&quot;;INDEX([.$S63:.$ET63];MATCH([.$B$7];[.$S$1:.$ET$1];0)+[.N$1]))">
            <text:p/>
          </table:table-cell>
          <table:table-cell table:style-name="ce12" table:formula="of:=IF(INDEX([.$S63:.$ET63];MATCH([.$B$7];[.$S$1:.$ET$1];0)+[.O$1])=&quot;&quot;;&quot;&quot;;INDEX([.$S63:.$ET63];MATCH([.$B$7];[.$S$1:.$ET$1];0)+[.O$1]))">
            <text:p/>
          </table:table-cell>
          <table:table-cell table:style-name="ce20" table:formula="of:=IF(INDEX([.$S63:.$ET63];MATCH([.$B$7];[.$S$1:.$ET$1];0)+[.P$1])=&quot;&quot;;&quot;&quot;;INDEX([.$S63:.$ET63];MATCH([.$B$7];[.$S$1:.$ET$1];0)+[.P$1]))">
            <text:p/>
          </table:table-cell>
          <table:table-cell/>
          <table:table-cell office:value-type="float" office:value="42" calcext:value-type="float">
            <text:p>42</text:p>
          </table:table-cell>
          <table:table-cell table:style-name="ce7" table:number-columns-repeated="90"/>
          <table:table-cell table:style-name="ce7" office:value-type="float" office:value="303" calcext:value-type="float">
            <text:p>30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6" calcext:value-type="float">
            <text:p>30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59" calcext:value-type="float">
            <text:p>25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pb</text:p>
          </table:table-cell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6" calcext:value-type="float">
            <text:p>37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2" calcext:value-type="float">
            <text:p>38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K$4:.$K$101];[.A64]));&quot;&quot;;SMALL([.$K$4:.$K$101];[.A64]))">
            <text:p/>
          </table:table-cell>
          <table:table-cell table:formula="of:=IF([.B64]=&quot;&quot;;&quot;&quot;;[.B64]-[.B63])">
            <text:p/>
          </table:table-cell>
          <table:table-cell table:formula="of:=IF([.B64]=&quot;&quot;;&quot;&quot;;IF(ISNUMBER(MATCH([.B64];[.$K$4:.$K$11];0));&quot;&quot;;INDEX([.$L$22:.$L$101];MATCH([.B64];[.$K$22:.$K$101];1))))">
            <text:p/>
          </table:table-cell>
          <table:table-cell table:formula="of:=IF([.B64]=&quot;&quot;;&quot;&quot;;IF([.B63]&lt;[.$K$4];INDEX([.$L$4:.$L$11];MATCH([.B63];[.$K$4:.$K$11];-1));INDEX([.$L$4:.$L$11];MATCH([.B63];[.$K$4:.$K$11];1))))">
            <text:p/>
          </table:table-cell>
          <table:table-cell table:formula="of:=IF([.D64]=&quot;b&quot;;&quot;\break&quot;;IF([.D64]=&quot;pb&quot;;&quot;\pageBreak&quot;;IF(AND([.D64]=&quot;&quot;;[.C64]&lt;&gt;0);&quot;&quot;;IF(AND([.C64]=0;[.D64]=&quot;&quot;);IF(INDEX([.$L$22:.$L$101];MATCH([.B64];[.$K$22:.$K$101];0))=&quot;b&quot;;&quot;\break&quot;;&quot;\pageBreak&quot;);&quot;&quot;))))">
            <text:p/>
          </table:table-cell>
          <table:table-cell table:formula="of:=IF([.B64]=&quot;&quot;;&quot;&quot;;IF([.$K$16]=&quot;Y&quot;;IF([.C64]=0;&quot; &quot;&amp;[.F64];[.E64]&amp;&quot;*&quot;&amp;[.C64]&amp;&quot; &quot;&amp;[.F64]);&quot;&quot;))">
            <text:p/>
          </table:table-cell>
          <table:table-cell table:number-columns-repeated="2"/>
          <table:table-cell table:style-name="ce5" office:value-type="float" office:value="43" calcext:value-type="float">
            <text:p>43</text:p>
          </table:table-cell>
          <table:table-cell table:style-name="ce12" table:formula="of:=IF(INDEX([.$S64:.$ET64];MATCH([.$B$7];[.$S$1:.$ET$1];0)+[.K$1])=&quot;&quot;;&quot;&quot;;INDEX([.$S64:.$ET64];MATCH([.$B$7];[.$S$1:.$ET$1];0)+[.K$1]))">
            <text:p/>
          </table:table-cell>
          <table:table-cell table:style-name="ce12" table:formula="of:=IF(INDEX([.$S64:.$ET64];MATCH([.$B$7];[.$S$1:.$ET$1];0)+[.L$1])=&quot;&quot;;&quot;&quot;;INDEX([.$S64:.$ET64];MATCH([.$B$7];[.$S$1:.$ET$1];0)+[.L$1]))">
            <text:p/>
          </table:table-cell>
          <table:table-cell table:style-name="ce12" table:formula="of:=IF(INDEX([.$S64:.$ET64];MATCH([.$B$7];[.$S$1:.$ET$1];0)+[.M$1])=&quot;&quot;;&quot;&quot;;INDEX([.$S64:.$ET64];MATCH([.$B$7];[.$S$1:.$ET$1];0)+[.M$1]))">
            <text:p/>
          </table:table-cell>
          <table:table-cell table:style-name="ce12" table:formula="of:=IF(INDEX([.$S64:.$ET64];MATCH([.$B$7];[.$S$1:.$ET$1];0)+[.N$1])=&quot;&quot;;&quot;&quot;;INDEX([.$S64:.$ET64];MATCH([.$B$7];[.$S$1:.$ET$1];0)+[.N$1]))">
            <text:p/>
          </table:table-cell>
          <table:table-cell table:style-name="ce12" table:formula="of:=IF(INDEX([.$S64:.$ET64];MATCH([.$B$7];[.$S$1:.$ET$1];0)+[.O$1])=&quot;&quot;;&quot;&quot;;INDEX([.$S64:.$ET64];MATCH([.$B$7];[.$S$1:.$ET$1];0)+[.O$1]))">
            <text:p/>
          </table:table-cell>
          <table:table-cell table:style-name="ce20" table:formula="of:=IF(INDEX([.$S64:.$ET64];MATCH([.$B$7];[.$S$1:.$ET$1];0)+[.P$1])=&quot;&quot;;&quot;&quot;;INDEX([.$S64:.$ET64];MATCH([.$B$7];[.$S$1:.$ET$1];0)+[.P$1]))">
            <text:p/>
          </table:table-cell>
          <table:table-cell/>
          <table:table-cell office:value-type="float" office:value="43" calcext:value-type="float">
            <text:p>43</text:p>
          </table:table-cell>
          <table:table-cell table:style-name="ce7" table:number-columns-repeated="90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0" calcext:value-type="float">
            <text:p>310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64" calcext:value-type="float">
            <text:p>26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1" calcext:value-type="float">
            <text:p>29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1" calcext:value-type="float">
            <text:p>3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7" calcext:value-type="float">
            <text:p>33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K$4:.$K$101];[.A65]));&quot;&quot;;SMALL([.$K$4:.$K$101];[.A65]))">
            <text:p/>
          </table:table-cell>
          <table:table-cell table:formula="of:=IF([.B65]=&quot;&quot;;&quot;&quot;;[.B65]-[.B64])">
            <text:p/>
          </table:table-cell>
          <table:table-cell table:formula="of:=IF([.B65]=&quot;&quot;;&quot;&quot;;IF(ISNUMBER(MATCH([.B65];[.$K$4:.$K$11];0));&quot;&quot;;INDEX([.$L$22:.$L$101];MATCH([.B65];[.$K$22:.$K$101];1))))">
            <text:p/>
          </table:table-cell>
          <table:table-cell table:formula="of:=IF([.B65]=&quot;&quot;;&quot;&quot;;IF([.B64]&lt;[.$K$4];INDEX([.$L$4:.$L$11];MATCH([.B64];[.$K$4:.$K$11];-1));INDEX([.$L$4:.$L$11];MATCH([.B64];[.$K$4:.$K$11];1))))">
            <text:p/>
          </table:table-cell>
          <table:table-cell table:formula="of:=IF([.D65]=&quot;b&quot;;&quot;\break&quot;;IF([.D65]=&quot;pb&quot;;&quot;\pageBreak&quot;;IF(AND([.D65]=&quot;&quot;;[.C65]&lt;&gt;0);&quot;&quot;;IF(AND([.C65]=0;[.D65]=&quot;&quot;);IF(INDEX([.$L$22:.$L$101];MATCH([.B65];[.$K$22:.$K$101];0))=&quot;b&quot;;&quot;\break&quot;;&quot;\pageBreak&quot;);&quot;&quot;))))">
            <text:p/>
          </table:table-cell>
          <table:table-cell table:formula="of:=IF([.B65]=&quot;&quot;;&quot;&quot;;IF([.$K$16]=&quot;Y&quot;;IF([.C65]=0;&quot; &quot;&amp;[.F65];[.E65]&amp;&quot;*&quot;&amp;[.C65]&amp;&quot; &quot;&amp;[.F65]);&quot;&quot;))">
            <text:p/>
          </table:table-cell>
          <table:table-cell table:number-columns-repeated="2"/>
          <table:table-cell table:style-name="ce5" office:value-type="float" office:value="44" calcext:value-type="float">
            <text:p>44</text:p>
          </table:table-cell>
          <table:table-cell table:style-name="ce12" table:formula="of:=IF(INDEX([.$S65:.$ET65];MATCH([.$B$7];[.$S$1:.$ET$1];0)+[.K$1])=&quot;&quot;;&quot;&quot;;INDEX([.$S65:.$ET65];MATCH([.$B$7];[.$S$1:.$ET$1];0)+[.K$1]))">
            <text:p/>
          </table:table-cell>
          <table:table-cell table:style-name="ce12" table:formula="of:=IF(INDEX([.$S65:.$ET65];MATCH([.$B$7];[.$S$1:.$ET$1];0)+[.L$1])=&quot;&quot;;&quot;&quot;;INDEX([.$S65:.$ET65];MATCH([.$B$7];[.$S$1:.$ET$1];0)+[.L$1]))">
            <text:p/>
          </table:table-cell>
          <table:table-cell table:style-name="ce12" table:formula="of:=IF(INDEX([.$S65:.$ET65];MATCH([.$B$7];[.$S$1:.$ET$1];0)+[.M$1])=&quot;&quot;;&quot;&quot;;INDEX([.$S65:.$ET65];MATCH([.$B$7];[.$S$1:.$ET$1];0)+[.M$1]))">
            <text:p/>
          </table:table-cell>
          <table:table-cell table:style-name="ce12" table:formula="of:=IF(INDEX([.$S65:.$ET65];MATCH([.$B$7];[.$S$1:.$ET$1];0)+[.N$1])=&quot;&quot;;&quot;&quot;;INDEX([.$S65:.$ET65];MATCH([.$B$7];[.$S$1:.$ET$1];0)+[.N$1]))">
            <text:p/>
          </table:table-cell>
          <table:table-cell table:style-name="ce12" table:formula="of:=IF(INDEX([.$S65:.$ET65];MATCH([.$B$7];[.$S$1:.$ET$1];0)+[.O$1])=&quot;&quot;;&quot;&quot;;INDEX([.$S65:.$ET65];MATCH([.$B$7];[.$S$1:.$ET$1];0)+[.O$1]))">
            <text:p/>
          </table:table-cell>
          <table:table-cell table:style-name="ce20" table:formula="of:=IF(INDEX([.$S65:.$ET65];MATCH([.$B$7];[.$S$1:.$ET$1];0)+[.P$1])=&quot;&quot;;&quot;&quot;;INDEX([.$S65:.$ET65];MATCH([.$B$7];[.$S$1:.$ET$1];0)+[.P$1]))">
            <text:p/>
          </table:table-cell>
          <table:table-cell/>
          <table:table-cell office:value-type="float" office:value="44" calcext:value-type="float">
            <text:p>44</text:p>
          </table:table-cell>
          <table:table-cell table:style-name="ce7" table:number-columns-repeated="90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73" calcext:value-type="float">
            <text:p>2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296" calcext:value-type="float">
            <text:p>296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4" calcext:value-type="float">
            <text:p>38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4" calcext:value-type="float">
            <text:p>39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K$4:.$K$101];[.A66]));&quot;&quot;;SMALL([.$K$4:.$K$101];[.A66]))">
            <text:p/>
          </table:table-cell>
          <table:table-cell table:formula="of:=IF([.B66]=&quot;&quot;;&quot;&quot;;[.B66]-[.B65])">
            <text:p/>
          </table:table-cell>
          <table:table-cell table:formula="of:=IF([.B66]=&quot;&quot;;&quot;&quot;;IF(ISNUMBER(MATCH([.B66];[.$K$4:.$K$11];0));&quot;&quot;;INDEX([.$L$22:.$L$101];MATCH([.B66];[.$K$22:.$K$101];1))))">
            <text:p/>
          </table:table-cell>
          <table:table-cell table:formula="of:=IF([.B66]=&quot;&quot;;&quot;&quot;;IF([.B65]&lt;[.$K$4];INDEX([.$L$4:.$L$11];MATCH([.B65];[.$K$4:.$K$11];-1));INDEX([.$L$4:.$L$11];MATCH([.B65];[.$K$4:.$K$11];1))))">
            <text:p/>
          </table:table-cell>
          <table:table-cell table:formula="of:=IF([.D66]=&quot;b&quot;;&quot;\break&quot;;IF([.D66]=&quot;pb&quot;;&quot;\pageBreak&quot;;IF(AND([.D66]=&quot;&quot;;[.C66]&lt;&gt;0);&quot;&quot;;IF(AND([.C66]=0;[.D66]=&quot;&quot;);IF(INDEX([.$L$22:.$L$101];MATCH([.B66];[.$K$22:.$K$101];0))=&quot;b&quot;;&quot;\break&quot;;&quot;\pageBreak&quot;);&quot;&quot;))))">
            <text:p/>
          </table:table-cell>
          <table:table-cell table:formula="of:=IF([.B66]=&quot;&quot;;&quot;&quot;;IF([.$K$16]=&quot;Y&quot;;IF([.C66]=0;&quot; &quot;&amp;[.F66];[.E66]&amp;&quot;*&quot;&amp;[.C66]&amp;&quot; &quot;&amp;[.F66]);&quot;&quot;))">
            <text:p/>
          </table:table-cell>
          <table:table-cell table:number-columns-repeated="2"/>
          <table:table-cell table:style-name="ce5" office:value-type="float" office:value="45" calcext:value-type="float">
            <text:p>45</text:p>
          </table:table-cell>
          <table:table-cell table:style-name="ce12" table:formula="of:=IF(INDEX([.$S66:.$ET66];MATCH([.$B$7];[.$S$1:.$ET$1];0)+[.K$1])=&quot;&quot;;&quot;&quot;;INDEX([.$S66:.$ET66];MATCH([.$B$7];[.$S$1:.$ET$1];0)+[.K$1]))">
            <text:p/>
          </table:table-cell>
          <table:table-cell table:style-name="ce12" table:formula="of:=IF(INDEX([.$S66:.$ET66];MATCH([.$B$7];[.$S$1:.$ET$1];0)+[.L$1])=&quot;&quot;;&quot;&quot;;INDEX([.$S66:.$ET66];MATCH([.$B$7];[.$S$1:.$ET$1];0)+[.L$1]))">
            <text:p/>
          </table:table-cell>
          <table:table-cell table:style-name="ce12" table:formula="of:=IF(INDEX([.$S66:.$ET66];MATCH([.$B$7];[.$S$1:.$ET$1];0)+[.M$1])=&quot;&quot;;&quot;&quot;;INDEX([.$S66:.$ET66];MATCH([.$B$7];[.$S$1:.$ET$1];0)+[.M$1]))">
            <text:p/>
          </table:table-cell>
          <table:table-cell table:style-name="ce12" table:formula="of:=IF(INDEX([.$S66:.$ET66];MATCH([.$B$7];[.$S$1:.$ET$1];0)+[.N$1])=&quot;&quot;;&quot;&quot;;INDEX([.$S66:.$ET66];MATCH([.$B$7];[.$S$1:.$ET$1];0)+[.N$1]))">
            <text:p/>
          </table:table-cell>
          <table:table-cell table:style-name="ce12" table:formula="of:=IF(INDEX([.$S66:.$ET66];MATCH([.$B$7];[.$S$1:.$ET$1];0)+[.O$1])=&quot;&quot;;&quot;&quot;;INDEX([.$S66:.$ET66];MATCH([.$B$7];[.$S$1:.$ET$1];0)+[.O$1]))">
            <text:p/>
          </table:table-cell>
          <table:table-cell table:style-name="ce20" table:formula="of:=IF(INDEX([.$S66:.$ET66];MATCH([.$B$7];[.$S$1:.$ET$1];0)+[.P$1])=&quot;&quot;;&quot;&quot;;INDEX([.$S66:.$ET66];MATCH([.$B$7];[.$S$1:.$ET$1];0)+[.P$1]))">
            <text:p/>
          </table:table-cell>
          <table:table-cell/>
          <table:table-cell office:value-type="float" office:value="45" calcext:value-type="float">
            <text:p>45</text:p>
          </table:table-cell>
          <table:table-cell table:style-name="ce7" table:number-columns-repeated="90"/>
          <table:table-cell table:style-name="ce7" office:value-type="float" office:value="314" calcext:value-type="float">
            <text:p>31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1" calcext:value-type="float">
            <text:p>28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2" calcext:value-type="float">
            <text:p>30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02" calcext:value-type="float">
            <text:p>40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1" calcext:value-type="float">
            <text:p>4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K$4:.$K$101];[.A67]));&quot;&quot;;SMALL([.$K$4:.$K$101];[.A67]))">
            <text:p/>
          </table:table-cell>
          <table:table-cell table:formula="of:=IF([.B67]=&quot;&quot;;&quot;&quot;;[.B67]-[.B66])">
            <text:p/>
          </table:table-cell>
          <table:table-cell table:formula="of:=IF([.B67]=&quot;&quot;;&quot;&quot;;IF(ISNUMBER(MATCH([.B67];[.$K$4:.$K$11];0));&quot;&quot;;INDEX([.$L$22:.$L$101];MATCH([.B67];[.$K$22:.$K$101];1))))">
            <text:p/>
          </table:table-cell>
          <table:table-cell table:formula="of:=IF([.B67]=&quot;&quot;;&quot;&quot;;IF([.B66]&lt;[.$K$4];INDEX([.$L$4:.$L$11];MATCH([.B66];[.$K$4:.$K$11];-1));INDEX([.$L$4:.$L$11];MATCH([.B66];[.$K$4:.$K$11];1))))">
            <text:p/>
          </table:table-cell>
          <table:table-cell table:formula="of:=IF([.D67]=&quot;b&quot;;&quot;\break&quot;;IF([.D67]=&quot;pb&quot;;&quot;\pageBreak&quot;;IF(AND([.D67]=&quot;&quot;;[.C67]&lt;&gt;0);&quot;&quot;;IF(AND([.C67]=0;[.D67]=&quot;&quot;);IF(INDEX([.$L$22:.$L$101];MATCH([.B67];[.$K$22:.$K$101];0))=&quot;b&quot;;&quot;\break&quot;;&quot;\pageBreak&quot;);&quot;&quot;))))">
            <text:p/>
          </table:table-cell>
          <table:table-cell table:formula="of:=IF([.B67]=&quot;&quot;;&quot;&quot;;IF([.$K$16]=&quot;Y&quot;;IF([.C67]=0;&quot; &quot;&amp;[.F67];[.E67]&amp;&quot;*&quot;&amp;[.C67]&amp;&quot; &quot;&amp;[.F67]);&quot;&quot;))">
            <text:p/>
          </table:table-cell>
          <table:table-cell table:number-columns-repeated="2"/>
          <table:table-cell table:style-name="ce5" office:value-type="float" office:value="46" calcext:value-type="float">
            <text:p>46</text:p>
          </table:table-cell>
          <table:table-cell table:style-name="ce12" table:formula="of:=IF(INDEX([.$S67:.$ET67];MATCH([.$B$7];[.$S$1:.$ET$1];0)+[.K$1])=&quot;&quot;;&quot;&quot;;INDEX([.$S67:.$ET67];MATCH([.$B$7];[.$S$1:.$ET$1];0)+[.K$1]))">
            <text:p/>
          </table:table-cell>
          <table:table-cell table:style-name="ce12" table:formula="of:=IF(INDEX([.$S67:.$ET67];MATCH([.$B$7];[.$S$1:.$ET$1];0)+[.L$1])=&quot;&quot;;&quot;&quot;;INDEX([.$S67:.$ET67];MATCH([.$B$7];[.$S$1:.$ET$1];0)+[.L$1]))">
            <text:p/>
          </table:table-cell>
          <table:table-cell table:style-name="ce12" table:formula="of:=IF(INDEX([.$S67:.$ET67];MATCH([.$B$7];[.$S$1:.$ET$1];0)+[.M$1])=&quot;&quot;;&quot;&quot;;INDEX([.$S67:.$ET67];MATCH([.$B$7];[.$S$1:.$ET$1];0)+[.M$1]))">
            <text:p/>
          </table:table-cell>
          <table:table-cell table:style-name="ce12" table:formula="of:=IF(INDEX([.$S67:.$ET67];MATCH([.$B$7];[.$S$1:.$ET$1];0)+[.N$1])=&quot;&quot;;&quot;&quot;;INDEX([.$S67:.$ET67];MATCH([.$B$7];[.$S$1:.$ET$1];0)+[.N$1]))">
            <text:p/>
          </table:table-cell>
          <table:table-cell table:style-name="ce12" table:formula="of:=IF(INDEX([.$S67:.$ET67];MATCH([.$B$7];[.$S$1:.$ET$1];0)+[.O$1])=&quot;&quot;;&quot;&quot;;INDEX([.$S67:.$ET67];MATCH([.$B$7];[.$S$1:.$ET$1];0)+[.O$1]))">
            <text:p/>
          </table:table-cell>
          <table:table-cell table:style-name="ce20" table:formula="of:=IF(INDEX([.$S67:.$ET67];MATCH([.$B$7];[.$S$1:.$ET$1];0)+[.P$1])=&quot;&quot;;&quot;&quot;;INDEX([.$S67:.$ET67];MATCH([.$B$7];[.$S$1:.$ET$1];0)+[.P$1]))">
            <text:p/>
          </table:table-cell>
          <table:table-cell/>
          <table:table-cell office:value-type="float" office:value="46" calcext:value-type="float">
            <text:p>46</text:p>
          </table:table-cell>
          <table:table-cell table:style-name="ce7" table:number-columns-repeated="90"/>
          <table:table-cell table:style-name="ce7" office:value-type="float" office:value="318" calcext:value-type="float">
            <text:p>3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85" calcext:value-type="float">
            <text:p>28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12" calcext:value-type="float">
            <text:p>4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7" calcext:value-type="float">
            <text:p>367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409" calcext:value-type="float">
            <text:p>40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K$4:.$K$101];[.A68]));&quot;&quot;;SMALL([.$K$4:.$K$101];[.A68]))">
            <text:p/>
          </table:table-cell>
          <table:table-cell table:formula="of:=IF([.B68]=&quot;&quot;;&quot;&quot;;[.B68]-[.B67])">
            <text:p/>
          </table:table-cell>
          <table:table-cell table:formula="of:=IF([.B68]=&quot;&quot;;&quot;&quot;;IF(ISNUMBER(MATCH([.B68];[.$K$4:.$K$11];0));&quot;&quot;;INDEX([.$L$22:.$L$101];MATCH([.B68];[.$K$22:.$K$101];1))))">
            <text:p/>
          </table:table-cell>
          <table:table-cell table:formula="of:=IF([.B68]=&quot;&quot;;&quot;&quot;;IF([.B67]&lt;[.$K$4];INDEX([.$L$4:.$L$11];MATCH([.B67];[.$K$4:.$K$11];-1));INDEX([.$L$4:.$L$11];MATCH([.B67];[.$K$4:.$K$11];1))))">
            <text:p/>
          </table:table-cell>
          <table:table-cell table:formula="of:=IF([.D68]=&quot;b&quot;;&quot;\break&quot;;IF([.D68]=&quot;pb&quot;;&quot;\pageBreak&quot;;IF(AND([.D68]=&quot;&quot;;[.C68]&lt;&gt;0);&quot;&quot;;IF(AND([.C68]=0;[.D68]=&quot;&quot;);IF(INDEX([.$L$22:.$L$101];MATCH([.B68];[.$K$22:.$K$101];0))=&quot;b&quot;;&quot;\break&quot;;&quot;\pageBreak&quot;);&quot;&quot;))))">
            <text:p/>
          </table:table-cell>
          <table:table-cell table:formula="of:=IF([.B68]=&quot;&quot;;&quot;&quot;;IF([.$K$16]=&quot;Y&quot;;IF([.C68]=0;&quot; &quot;&amp;[.F68];[.E68]&amp;&quot;*&quot;&amp;[.C68]&amp;&quot; &quot;&amp;[.F68]);&quot;&quot;))">
            <text:p/>
          </table:table-cell>
          <table:table-cell table:number-columns-repeated="2"/>
          <table:table-cell table:style-name="ce5" office:value-type="float" office:value="47" calcext:value-type="float">
            <text:p>47</text:p>
          </table:table-cell>
          <table:table-cell table:style-name="ce12" table:formula="of:=IF(INDEX([.$S68:.$ET68];MATCH([.$B$7];[.$S$1:.$ET$1];0)+[.K$1])=&quot;&quot;;&quot;&quot;;INDEX([.$S68:.$ET68];MATCH([.$B$7];[.$S$1:.$ET$1];0)+[.K$1]))">
            <text:p/>
          </table:table-cell>
          <table:table-cell table:style-name="ce12" table:formula="of:=IF(INDEX([.$S68:.$ET68];MATCH([.$B$7];[.$S$1:.$ET$1];0)+[.L$1])=&quot;&quot;;&quot;&quot;;INDEX([.$S68:.$ET68];MATCH([.$B$7];[.$S$1:.$ET$1];0)+[.L$1]))">
            <text:p/>
          </table:table-cell>
          <table:table-cell table:style-name="ce12" table:formula="of:=IF(INDEX([.$S68:.$ET68];MATCH([.$B$7];[.$S$1:.$ET$1];0)+[.M$1])=&quot;&quot;;&quot;&quot;;INDEX([.$S68:.$ET68];MATCH([.$B$7];[.$S$1:.$ET$1];0)+[.M$1]))">
            <text:p/>
          </table:table-cell>
          <table:table-cell table:style-name="ce12" table:formula="of:=IF(INDEX([.$S68:.$ET68];MATCH([.$B$7];[.$S$1:.$ET$1];0)+[.N$1])=&quot;&quot;;&quot;&quot;;INDEX([.$S68:.$ET68];MATCH([.$B$7];[.$S$1:.$ET$1];0)+[.N$1]))">
            <text:p/>
          </table:table-cell>
          <table:table-cell table:style-name="ce12" table:formula="of:=IF(INDEX([.$S68:.$ET68];MATCH([.$B$7];[.$S$1:.$ET$1];0)+[.O$1])=&quot;&quot;;&quot;&quot;;INDEX([.$S68:.$ET68];MATCH([.$B$7];[.$S$1:.$ET$1];0)+[.O$1]))">
            <text:p/>
          </table:table-cell>
          <table:table-cell table:style-name="ce20" table:formula="of:=IF(INDEX([.$S68:.$ET68];MATCH([.$B$7];[.$S$1:.$ET$1];0)+[.P$1])=&quot;&quot;;&quot;&quot;;INDEX([.$S68:.$ET68];MATCH([.$B$7];[.$S$1:.$ET$1];0)+[.P$1]))">
            <text:p/>
          </table:table-cell>
          <table:table-cell/>
          <table:table-cell office:value-type="float" office:value="47" calcext:value-type="float">
            <text:p>47</text:p>
          </table:table-cell>
          <table:table-cell table:style-name="ce7" table:number-columns-repeated="90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27" calcext:value-type="float">
            <text:p>327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294" calcext:value-type="float">
            <text:p>294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2"/>
          <table:table-cell table:style-name="ce7" office:value-type="float" office:value="311" calcext:value-type="float">
            <text:p>31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0" calcext:value-type="float">
            <text:p>37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7" calcext:value-type="float">
            <text:p>41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K$4:.$K$101];[.A69]));&quot;&quot;;SMALL([.$K$4:.$K$101];[.A69]))">
            <text:p/>
          </table:table-cell>
          <table:table-cell table:formula="of:=IF([.B69]=&quot;&quot;;&quot;&quot;;[.B69]-[.B68])">
            <text:p/>
          </table:table-cell>
          <table:table-cell table:formula="of:=IF([.B69]=&quot;&quot;;&quot;&quot;;IF(ISNUMBER(MATCH([.B69];[.$K$4:.$K$11];0));&quot;&quot;;INDEX([.$L$22:.$L$101];MATCH([.B69];[.$K$22:.$K$101];1))))">
            <text:p/>
          </table:table-cell>
          <table:table-cell table:formula="of:=IF([.B69]=&quot;&quot;;&quot;&quot;;IF([.B68]&lt;[.$K$4];INDEX([.$L$4:.$L$11];MATCH([.B68];[.$K$4:.$K$11];-1));INDEX([.$L$4:.$L$11];MATCH([.B68];[.$K$4:.$K$11];1))))">
            <text:p/>
          </table:table-cell>
          <table:table-cell table:formula="of:=IF([.D69]=&quot;b&quot;;&quot;\break&quot;;IF([.D69]=&quot;pb&quot;;&quot;\pageBreak&quot;;IF(AND([.D69]=&quot;&quot;;[.C69]&lt;&gt;0);&quot;&quot;;IF(AND([.C69]=0;[.D69]=&quot;&quot;);IF(INDEX([.$L$22:.$L$101];MATCH([.B69];[.$K$22:.$K$101];0))=&quot;b&quot;;&quot;\break&quot;;&quot;\pageBreak&quot;);&quot;&quot;))))">
            <text:p/>
          </table:table-cell>
          <table:table-cell table:formula="of:=IF([.B69]=&quot;&quot;;&quot;&quot;;IF([.$K$16]=&quot;Y&quot;;IF([.C69]=0;&quot; &quot;&amp;[.F69];[.E69]&amp;&quot;*&quot;&amp;[.C69]&amp;&quot; &quot;&amp;[.F69]);&quot;&quot;))">
            <text:p/>
          </table:table-cell>
          <table:table-cell table:number-columns-repeated="2"/>
          <table:table-cell table:style-name="ce5" office:value-type="float" office:value="48" calcext:value-type="float">
            <text:p>48</text:p>
          </table:table-cell>
          <table:table-cell table:style-name="ce12" table:formula="of:=IF(INDEX([.$S69:.$ET69];MATCH([.$B$7];[.$S$1:.$ET$1];0)+[.K$1])=&quot;&quot;;&quot;&quot;;INDEX([.$S69:.$ET69];MATCH([.$B$7];[.$S$1:.$ET$1];0)+[.K$1]))">
            <text:p/>
          </table:table-cell>
          <table:table-cell table:style-name="ce12" table:formula="of:=IF(INDEX([.$S69:.$ET69];MATCH([.$B$7];[.$S$1:.$ET$1];0)+[.L$1])=&quot;&quot;;&quot;&quot;;INDEX([.$S69:.$ET69];MATCH([.$B$7];[.$S$1:.$ET$1];0)+[.L$1]))">
            <text:p/>
          </table:table-cell>
          <table:table-cell table:style-name="ce12" table:formula="of:=IF(INDEX([.$S69:.$ET69];MATCH([.$B$7];[.$S$1:.$ET$1];0)+[.M$1])=&quot;&quot;;&quot;&quot;;INDEX([.$S69:.$ET69];MATCH([.$B$7];[.$S$1:.$ET$1];0)+[.M$1]))">
            <text:p/>
          </table:table-cell>
          <table:table-cell table:style-name="ce12" table:formula="of:=IF(INDEX([.$S69:.$ET69];MATCH([.$B$7];[.$S$1:.$ET$1];0)+[.N$1])=&quot;&quot;;&quot;&quot;;INDEX([.$S69:.$ET69];MATCH([.$B$7];[.$S$1:.$ET$1];0)+[.N$1]))">
            <text:p/>
          </table:table-cell>
          <table:table-cell table:style-name="ce12" table:formula="of:=IF(INDEX([.$S69:.$ET69];MATCH([.$B$7];[.$S$1:.$ET$1];0)+[.O$1])=&quot;&quot;;&quot;&quot;;INDEX([.$S69:.$ET69];MATCH([.$B$7];[.$S$1:.$ET$1];0)+[.O$1]))">
            <text:p/>
          </table:table-cell>
          <table:table-cell table:style-name="ce20" table:formula="of:=IF(INDEX([.$S69:.$ET69];MATCH([.$B$7];[.$S$1:.$ET$1];0)+[.P$1])=&quot;&quot;;&quot;&quot;;INDEX([.$S69:.$ET69];MATCH([.$B$7];[.$S$1:.$ET$1];0)+[.P$1]))">
            <text:p/>
          </table:table-cell>
          <table:table-cell/>
          <table:table-cell office:value-type="float" office:value="48" calcext:value-type="float">
            <text:p>48</text:p>
          </table:table-cell>
          <table:table-cell table:style-name="ce7" table:number-columns-repeated="90"/>
          <table:table-cell table:style-name="ce7" office:value-type="float" office:value="328" calcext:value-type="float">
            <text:p>3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1" calcext:value-type="float">
            <text:p>30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5" calcext:value-type="float">
            <text:p>3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3" calcext:value-type="float">
            <text:p>37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K$4:.$K$101];[.A70]));&quot;&quot;;SMALL([.$K$4:.$K$101];[.A70]))">
            <text:p/>
          </table:table-cell>
          <table:table-cell table:formula="of:=IF([.B70]=&quot;&quot;;&quot;&quot;;[.B70]-[.B69])">
            <text:p/>
          </table:table-cell>
          <table:table-cell table:formula="of:=IF([.B70]=&quot;&quot;;&quot;&quot;;IF(ISNUMBER(MATCH([.B70];[.$K$4:.$K$11];0));&quot;&quot;;INDEX([.$L$22:.$L$101];MATCH([.B70];[.$K$22:.$K$101];1))))">
            <text:p/>
          </table:table-cell>
          <table:table-cell table:formula="of:=IF([.B70]=&quot;&quot;;&quot;&quot;;IF([.B69]&lt;[.$K$4];INDEX([.$L$4:.$L$11];MATCH([.B69];[.$K$4:.$K$11];-1));INDEX([.$L$4:.$L$11];MATCH([.B69];[.$K$4:.$K$11];1))))">
            <text:p/>
          </table:table-cell>
          <table:table-cell table:formula="of:=IF([.D70]=&quot;b&quot;;&quot;\break&quot;;IF([.D70]=&quot;pb&quot;;&quot;\pageBreak&quot;;IF(AND([.D70]=&quot;&quot;;[.C70]&lt;&gt;0);&quot;&quot;;IF(AND([.C70]=0;[.D70]=&quot;&quot;);IF(INDEX([.$L$22:.$L$101];MATCH([.B70];[.$K$22:.$K$101];0))=&quot;b&quot;;&quot;\break&quot;;&quot;\pageBreak&quot;);&quot;&quot;))))">
            <text:p/>
          </table:table-cell>
          <table:table-cell table:formula="of:=IF([.B70]=&quot;&quot;;&quot;&quot;;IF([.$K$16]=&quot;Y&quot;;IF([.C70]=0;&quot; &quot;&amp;[.F70];[.E70]&amp;&quot;*&quot;&amp;[.C70]&amp;&quot; &quot;&amp;[.F70]);&quot;&quot;))">
            <text:p/>
          </table:table-cell>
          <table:table-cell table:number-columns-repeated="2"/>
          <table:table-cell table:style-name="ce5" office:value-type="float" office:value="49" calcext:value-type="float">
            <text:p>49</text:p>
          </table:table-cell>
          <table:table-cell table:style-name="ce12" table:formula="of:=IF(INDEX([.$S70:.$ET70];MATCH([.$B$7];[.$S$1:.$ET$1];0)+[.K$1])=&quot;&quot;;&quot;&quot;;INDEX([.$S70:.$ET70];MATCH([.$B$7];[.$S$1:.$ET$1];0)+[.K$1]))">
            <text:p/>
          </table:table-cell>
          <table:table-cell table:style-name="ce12" table:formula="of:=IF(INDEX([.$S70:.$ET70];MATCH([.$B$7];[.$S$1:.$ET$1];0)+[.L$1])=&quot;&quot;;&quot;&quot;;INDEX([.$S70:.$ET70];MATCH([.$B$7];[.$S$1:.$ET$1];0)+[.L$1]))">
            <text:p/>
          </table:table-cell>
          <table:table-cell table:style-name="ce12" table:formula="of:=IF(INDEX([.$S70:.$ET70];MATCH([.$B$7];[.$S$1:.$ET$1];0)+[.M$1])=&quot;&quot;;&quot;&quot;;INDEX([.$S70:.$ET70];MATCH([.$B$7];[.$S$1:.$ET$1];0)+[.M$1]))">
            <text:p/>
          </table:table-cell>
          <table:table-cell table:style-name="ce12" table:formula="of:=IF(INDEX([.$S70:.$ET70];MATCH([.$B$7];[.$S$1:.$ET$1];0)+[.N$1])=&quot;&quot;;&quot;&quot;;INDEX([.$S70:.$ET70];MATCH([.$B$7];[.$S$1:.$ET$1];0)+[.N$1]))">
            <text:p/>
          </table:table-cell>
          <table:table-cell table:style-name="ce12" table:formula="of:=IF(INDEX([.$S70:.$ET70];MATCH([.$B$7];[.$S$1:.$ET$1];0)+[.O$1])=&quot;&quot;;&quot;&quot;;INDEX([.$S70:.$ET70];MATCH([.$B$7];[.$S$1:.$ET$1];0)+[.O$1]))">
            <text:p/>
          </table:table-cell>
          <table:table-cell table:style-name="ce20" table:formula="of:=IF(INDEX([.$S70:.$ET70];MATCH([.$B$7];[.$S$1:.$ET$1];0)+[.P$1])=&quot;&quot;;&quot;&quot;;INDEX([.$S70:.$ET70];MATCH([.$B$7];[.$S$1:.$ET$1];0)+[.P$1]))">
            <text:p/>
          </table:table-cell>
          <table:table-cell/>
          <table:table-cell office:value-type="float" office:value="49" calcext:value-type="float">
            <text:p>49</text:p>
          </table:table-cell>
          <table:table-cell table:style-name="ce7" table:number-columns-repeated="90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4" calcext:value-type="float">
            <text:p>334</text:p>
          </table:table-cell>
          <table:table-cell table:style-name="ce7" office:value-type="string" calcext:value-type="string">
            <text:p>b</text:p>
          </table:table-cell>
          <table:table-cell table:style-name="ce7" office:value-type="float" office:value="307" calcext:value-type="float">
            <text:p>3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19" calcext:value-type="float">
            <text:p>3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6"/>
          <table:table-cell table:style-name="ce7" office:value-type="float" office:value="423" calcext:value-type="float">
            <text:p>4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75" calcext:value-type="float">
            <text:p>37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K$4:.$K$101];[.A71]));&quot;&quot;;SMALL([.$K$4:.$K$101];[.A71]))">
            <text:p/>
          </table:table-cell>
          <table:table-cell table:formula="of:=IF([.B71]=&quot;&quot;;&quot;&quot;;[.B71]-[.B70])">
            <text:p/>
          </table:table-cell>
          <table:table-cell table:formula="of:=IF([.B71]=&quot;&quot;;&quot;&quot;;IF(ISNUMBER(MATCH([.B71];[.$K$4:.$K$11];0));&quot;&quot;;INDEX([.$L$22:.$L$101];MATCH([.B71];[.$K$22:.$K$101];1))))">
            <text:p/>
          </table:table-cell>
          <table:table-cell table:formula="of:=IF([.B71]=&quot;&quot;;&quot;&quot;;IF([.B70]&lt;[.$K$4];INDEX([.$L$4:.$L$11];MATCH([.B70];[.$K$4:.$K$11];-1));INDEX([.$L$4:.$L$11];MATCH([.B70];[.$K$4:.$K$11];1))))">
            <text:p/>
          </table:table-cell>
          <table:table-cell table:formula="of:=IF([.D71]=&quot;b&quot;;&quot;\break&quot;;IF([.D71]=&quot;pb&quot;;&quot;\pageBreak&quot;;IF(AND([.D71]=&quot;&quot;;[.C71]&lt;&gt;0);&quot;&quot;;IF(AND([.C71]=0;[.D71]=&quot;&quot;);IF(INDEX([.$L$22:.$L$101];MATCH([.B71];[.$K$22:.$K$101];0))=&quot;b&quot;;&quot;\break&quot;;&quot;\pageBreak&quot;);&quot;&quot;))))">
            <text:p/>
          </table:table-cell>
          <table:table-cell table:formula="of:=IF([.B71]=&quot;&quot;;&quot;&quot;;IF([.$K$16]=&quot;Y&quot;;IF([.C71]=0;&quot; &quot;&amp;[.F71];[.E71]&amp;&quot;*&quot;&amp;[.C71]&amp;&quot; &quot;&amp;[.F71]);&quot;&quot;))">
            <text:p/>
          </table:table-cell>
          <table:table-cell table:number-columns-repeated="2"/>
          <table:table-cell table:style-name="ce5" office:value-type="float" office:value="50" calcext:value-type="float">
            <text:p>50</text:p>
          </table:table-cell>
          <table:table-cell table:style-name="ce12" table:formula="of:=IF(INDEX([.$S71:.$ET71];MATCH([.$B$7];[.$S$1:.$ET$1];0)+[.K$1])=&quot;&quot;;&quot;&quot;;INDEX([.$S71:.$ET71];MATCH([.$B$7];[.$S$1:.$ET$1];0)+[.K$1]))">
            <text:p/>
          </table:table-cell>
          <table:table-cell table:style-name="ce12" table:formula="of:=IF(INDEX([.$S71:.$ET71];MATCH([.$B$7];[.$S$1:.$ET$1];0)+[.L$1])=&quot;&quot;;&quot;&quot;;INDEX([.$S71:.$ET71];MATCH([.$B$7];[.$S$1:.$ET$1];0)+[.L$1]))">
            <text:p/>
          </table:table-cell>
          <table:table-cell table:style-name="ce12" table:formula="of:=IF(INDEX([.$S71:.$ET71];MATCH([.$B$7];[.$S$1:.$ET$1];0)+[.M$1])=&quot;&quot;;&quot;&quot;;INDEX([.$S71:.$ET71];MATCH([.$B$7];[.$S$1:.$ET$1];0)+[.M$1]))">
            <text:p/>
          </table:table-cell>
          <table:table-cell table:style-name="ce12" table:formula="of:=IF(INDEX([.$S71:.$ET71];MATCH([.$B$7];[.$S$1:.$ET$1];0)+[.N$1])=&quot;&quot;;&quot;&quot;;INDEX([.$S71:.$ET71];MATCH([.$B$7];[.$S$1:.$ET$1];0)+[.N$1]))">
            <text:p/>
          </table:table-cell>
          <table:table-cell table:style-name="ce12" table:formula="of:=IF(INDEX([.$S71:.$ET71];MATCH([.$B$7];[.$S$1:.$ET$1];0)+[.O$1])=&quot;&quot;;&quot;&quot;;INDEX([.$S71:.$ET71];MATCH([.$B$7];[.$S$1:.$ET$1];0)+[.O$1]))">
            <text:p/>
          </table:table-cell>
          <table:table-cell table:style-name="ce20" table:formula="of:=IF(INDEX([.$S71:.$ET71];MATCH([.$B$7];[.$S$1:.$ET$1];0)+[.P$1])=&quot;&quot;;&quot;&quot;;INDEX([.$S71:.$ET71];MATCH([.$B$7];[.$S$1:.$ET$1];0)+[.P$1]))">
            <text:p/>
          </table:table-cell>
          <table:table-cell/>
          <table:table-cell office:value-type="float" office:value="50" calcext:value-type="float">
            <text:p>50</text:p>
          </table:table-cell>
          <table:table-cell table:style-name="ce7" table:number-columns-repeated="90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2" calcext:value-type="float">
            <text:p>31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2" calcext:value-type="float">
            <text:p>3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0" calcext:value-type="float">
            <text:p>38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K$4:.$K$101];[.A72]));&quot;&quot;;SMALL([.$K$4:.$K$101];[.A72]))">
            <text:p/>
          </table:table-cell>
          <table:table-cell table:formula="of:=IF([.B72]=&quot;&quot;;&quot;&quot;;[.B72]-[.B71])">
            <text:p/>
          </table:table-cell>
          <table:table-cell table:formula="of:=IF([.B72]=&quot;&quot;;&quot;&quot;;IF(ISNUMBER(MATCH([.B72];[.$K$4:.$K$11];0));&quot;&quot;;INDEX([.$L$22:.$L$101];MATCH([.B72];[.$K$22:.$K$101];1))))">
            <text:p/>
          </table:table-cell>
          <table:table-cell table:formula="of:=IF([.B72]=&quot;&quot;;&quot;&quot;;IF([.B71]&lt;[.$K$4];INDEX([.$L$4:.$L$11];MATCH([.B71];[.$K$4:.$K$11];-1));INDEX([.$L$4:.$L$11];MATCH([.B71];[.$K$4:.$K$11];1))))">
            <text:p/>
          </table:table-cell>
          <table:table-cell table:formula="of:=IF([.D72]=&quot;b&quot;;&quot;\break&quot;;IF([.D72]=&quot;pb&quot;;&quot;\pageBreak&quot;;IF(AND([.D72]=&quot;&quot;;[.C72]&lt;&gt;0);&quot;&quot;;IF(AND([.C72]=0;[.D72]=&quot;&quot;);IF(INDEX([.$L$22:.$L$101];MATCH([.B72];[.$K$22:.$K$101];0))=&quot;b&quot;;&quot;\break&quot;;&quot;\pageBreak&quot;);&quot;&quot;))))">
            <text:p/>
          </table:table-cell>
          <table:table-cell table:formula="of:=IF([.B72]=&quot;&quot;;&quot;&quot;;IF([.$K$16]=&quot;Y&quot;;IF([.C72]=0;&quot; &quot;&amp;[.F72];[.E72]&amp;&quot;*&quot;&amp;[.C72]&amp;&quot; &quot;&amp;[.F72]);&quot;&quot;))">
            <text:p/>
          </table:table-cell>
          <table:table-cell table:number-columns-repeated="2"/>
          <table:table-cell table:style-name="ce5" office:value-type="float" office:value="51" calcext:value-type="float">
            <text:p>51</text:p>
          </table:table-cell>
          <table:table-cell table:style-name="ce12" table:formula="of:=IF(INDEX([.$S72:.$ET72];MATCH([.$B$7];[.$S$1:.$ET$1];0)+[.K$1])=&quot;&quot;;&quot;&quot;;INDEX([.$S72:.$ET72];MATCH([.$B$7];[.$S$1:.$ET$1];0)+[.K$1]))">
            <text:p/>
          </table:table-cell>
          <table:table-cell table:style-name="ce12" table:formula="of:=IF(INDEX([.$S72:.$ET72];MATCH([.$B$7];[.$S$1:.$ET$1];0)+[.L$1])=&quot;&quot;;&quot;&quot;;INDEX([.$S72:.$ET72];MATCH([.$B$7];[.$S$1:.$ET$1];0)+[.L$1]))">
            <text:p/>
          </table:table-cell>
          <table:table-cell table:style-name="ce12" table:formula="of:=IF(INDEX([.$S72:.$ET72];MATCH([.$B$7];[.$S$1:.$ET$1];0)+[.M$1])=&quot;&quot;;&quot;&quot;;INDEX([.$S72:.$ET72];MATCH([.$B$7];[.$S$1:.$ET$1];0)+[.M$1]))">
            <text:p/>
          </table:table-cell>
          <table:table-cell table:style-name="ce12" table:formula="of:=IF(INDEX([.$S72:.$ET72];MATCH([.$B$7];[.$S$1:.$ET$1];0)+[.N$1])=&quot;&quot;;&quot;&quot;;INDEX([.$S72:.$ET72];MATCH([.$B$7];[.$S$1:.$ET$1];0)+[.N$1]))">
            <text:p/>
          </table:table-cell>
          <table:table-cell table:style-name="ce12" table:formula="of:=IF(INDEX([.$S72:.$ET72];MATCH([.$B$7];[.$S$1:.$ET$1];0)+[.O$1])=&quot;&quot;;&quot;&quot;;INDEX([.$S72:.$ET72];MATCH([.$B$7];[.$S$1:.$ET$1];0)+[.O$1]))">
            <text:p/>
          </table:table-cell>
          <table:table-cell table:style-name="ce20" table:formula="of:=IF(INDEX([.$S72:.$ET72];MATCH([.$B$7];[.$S$1:.$ET$1];0)+[.P$1])=&quot;&quot;;&quot;&quot;;INDEX([.$S72:.$ET72];MATCH([.$B$7];[.$S$1:.$ET$1];0)+[.P$1]))">
            <text:p/>
          </table:table-cell>
          <table:table-cell/>
          <table:table-cell office:value-type="float" office:value="51" calcext:value-type="float">
            <text:p>51</text:p>
          </table:table-cell>
          <table:table-cell table:style-name="ce7" table:number-columns-repeated="90"/>
          <table:table-cell table:style-name="ce7" office:value-type="float" office:value="343" calcext:value-type="float">
            <text:p>34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16" calcext:value-type="float">
            <text:p>3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25" calcext:value-type="float">
            <text:p>3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86" calcext:value-type="float">
            <text:p>38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K$4:.$K$101];[.A73]));&quot;&quot;;SMALL([.$K$4:.$K$101];[.A73]))">
            <text:p/>
          </table:table-cell>
          <table:table-cell table:formula="of:=IF([.B73]=&quot;&quot;;&quot;&quot;;[.B73]-[.B72])">
            <text:p/>
          </table:table-cell>
          <table:table-cell table:formula="of:=IF([.B73]=&quot;&quot;;&quot;&quot;;IF(ISNUMBER(MATCH([.B73];[.$K$4:.$K$11];0));&quot;&quot;;INDEX([.$L$22:.$L$101];MATCH([.B73];[.$K$22:.$K$101];1))))">
            <text:p/>
          </table:table-cell>
          <table:table-cell table:formula="of:=IF([.B73]=&quot;&quot;;&quot;&quot;;IF([.B72]&lt;[.$K$4];INDEX([.$L$4:.$L$11];MATCH([.B72];[.$K$4:.$K$11];-1));INDEX([.$L$4:.$L$11];MATCH([.B72];[.$K$4:.$K$11];1))))">
            <text:p/>
          </table:table-cell>
          <table:table-cell table:formula="of:=IF([.D73]=&quot;b&quot;;&quot;\break&quot;;IF([.D73]=&quot;pb&quot;;&quot;\pageBreak&quot;;IF(AND([.D73]=&quot;&quot;;[.C73]&lt;&gt;0);&quot;&quot;;IF(AND([.C73]=0;[.D73]=&quot;&quot;);IF(INDEX([.$L$22:.$L$101];MATCH([.B73];[.$K$22:.$K$101];0))=&quot;b&quot;;&quot;\break&quot;;&quot;\pageBreak&quot;);&quot;&quot;))))">
            <text:p/>
          </table:table-cell>
          <table:table-cell table:formula="of:=IF([.B73]=&quot;&quot;;&quot;&quot;;IF([.$K$16]=&quot;Y&quot;;IF([.C73]=0;&quot; &quot;&amp;[.F73];[.E73]&amp;&quot;*&quot;&amp;[.C73]&amp;&quot; &quot;&amp;[.F73]);&quot;&quot;))">
            <text:p/>
          </table:table-cell>
          <table:table-cell table:number-columns-repeated="2"/>
          <table:table-cell table:style-name="ce5" office:value-type="float" office:value="52" calcext:value-type="float">
            <text:p>52</text:p>
          </table:table-cell>
          <table:table-cell table:style-name="ce12" table:formula="of:=IF(INDEX([.$S73:.$ET73];MATCH([.$B$7];[.$S$1:.$ET$1];0)+[.K$1])=&quot;&quot;;&quot;&quot;;INDEX([.$S73:.$ET73];MATCH([.$B$7];[.$S$1:.$ET$1];0)+[.K$1]))">
            <text:p/>
          </table:table-cell>
          <table:table-cell table:style-name="ce12" table:formula="of:=IF(INDEX([.$S73:.$ET73];MATCH([.$B$7];[.$S$1:.$ET$1];0)+[.L$1])=&quot;&quot;;&quot;&quot;;INDEX([.$S73:.$ET73];MATCH([.$B$7];[.$S$1:.$ET$1];0)+[.L$1]))">
            <text:p/>
          </table:table-cell>
          <table:table-cell table:style-name="ce12" table:formula="of:=IF(INDEX([.$S73:.$ET73];MATCH([.$B$7];[.$S$1:.$ET$1];0)+[.M$1])=&quot;&quot;;&quot;&quot;;INDEX([.$S73:.$ET73];MATCH([.$B$7];[.$S$1:.$ET$1];0)+[.M$1]))">
            <text:p/>
          </table:table-cell>
          <table:table-cell table:style-name="ce12" table:formula="of:=IF(INDEX([.$S73:.$ET73];MATCH([.$B$7];[.$S$1:.$ET$1];0)+[.N$1])=&quot;&quot;;&quot;&quot;;INDEX([.$S73:.$ET73];MATCH([.$B$7];[.$S$1:.$ET$1];0)+[.N$1]))">
            <text:p/>
          </table:table-cell>
          <table:table-cell table:style-name="ce12" table:formula="of:=IF(INDEX([.$S73:.$ET73];MATCH([.$B$7];[.$S$1:.$ET$1];0)+[.O$1])=&quot;&quot;;&quot;&quot;;INDEX([.$S73:.$ET73];MATCH([.$B$7];[.$S$1:.$ET$1];0)+[.O$1]))">
            <text:p/>
          </table:table-cell>
          <table:table-cell table:style-name="ce20" table:formula="of:=IF(INDEX([.$S73:.$ET73];MATCH([.$B$7];[.$S$1:.$ET$1];0)+[.P$1])=&quot;&quot;;&quot;&quot;;INDEX([.$S73:.$ET73];MATCH([.$B$7];[.$S$1:.$ET$1];0)+[.P$1]))">
            <text:p/>
          </table:table-cell>
          <table:table-cell/>
          <table:table-cell office:value-type="float" office:value="52" calcext:value-type="float">
            <text:p>52</text:p>
          </table:table-cell>
          <table:table-cell table:style-name="ce7" table:number-columns-repeated="90"/>
          <table:table-cell table:style-name="ce7" office:value-type="float" office:value="346" calcext:value-type="float">
            <text:p>34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0" calcext:value-type="float">
            <text:p>32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1" calcext:value-type="float">
            <text:p>33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2" calcext:value-type="float">
            <text:p>39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K$4:.$K$101];[.A74]));&quot;&quot;;SMALL([.$K$4:.$K$101];[.A74]))">
            <text:p/>
          </table:table-cell>
          <table:table-cell table:formula="of:=IF([.B74]=&quot;&quot;;&quot;&quot;;[.B74]-[.B73])">
            <text:p/>
          </table:table-cell>
          <table:table-cell table:formula="of:=IF([.B74]=&quot;&quot;;&quot;&quot;;IF(ISNUMBER(MATCH([.B74];[.$K$4:.$K$11];0));&quot;&quot;;INDEX([.$L$22:.$L$101];MATCH([.B74];[.$K$22:.$K$101];1))))">
            <text:p/>
          </table:table-cell>
          <table:table-cell table:formula="of:=IF([.B74]=&quot;&quot;;&quot;&quot;;IF([.B73]&lt;[.$K$4];INDEX([.$L$4:.$L$11];MATCH([.B73];[.$K$4:.$K$11];-1));INDEX([.$L$4:.$L$11];MATCH([.B73];[.$K$4:.$K$11];1))))">
            <text:p/>
          </table:table-cell>
          <table:table-cell table:formula="of:=IF([.D74]=&quot;b&quot;;&quot;\break&quot;;IF([.D74]=&quot;pb&quot;;&quot;\pageBreak&quot;;IF(AND([.D74]=&quot;&quot;;[.C74]&lt;&gt;0);&quot;&quot;;IF(AND([.C74]=0;[.D74]=&quot;&quot;);IF(INDEX([.$L$22:.$L$101];MATCH([.B74];[.$K$22:.$K$101];0))=&quot;b&quot;;&quot;\break&quot;;&quot;\pageBreak&quot;);&quot;&quot;))))">
            <text:p/>
          </table:table-cell>
          <table:table-cell table:formula="of:=IF([.B74]=&quot;&quot;;&quot;&quot;;IF([.$K$16]=&quot;Y&quot;;IF([.C74]=0;&quot; &quot;&amp;[.F74];[.E74]&amp;&quot;*&quot;&amp;[.C74]&amp;&quot; &quot;&amp;[.F74]);&quot;&quot;))">
            <text:p/>
          </table:table-cell>
          <table:table-cell table:number-columns-repeated="2"/>
          <table:table-cell table:style-name="ce5" office:value-type="float" office:value="53" calcext:value-type="float">
            <text:p>53</text:p>
          </table:table-cell>
          <table:table-cell table:style-name="ce12" table:formula="of:=IF(INDEX([.$S74:.$ET74];MATCH([.$B$7];[.$S$1:.$ET$1];0)+[.K$1])=&quot;&quot;;&quot;&quot;;INDEX([.$S74:.$ET74];MATCH([.$B$7];[.$S$1:.$ET$1];0)+[.K$1]))">
            <text:p/>
          </table:table-cell>
          <table:table-cell table:style-name="ce12" table:formula="of:=IF(INDEX([.$S74:.$ET74];MATCH([.$B$7];[.$S$1:.$ET$1];0)+[.L$1])=&quot;&quot;;&quot;&quot;;INDEX([.$S74:.$ET74];MATCH([.$B$7];[.$S$1:.$ET$1];0)+[.L$1]))">
            <text:p/>
          </table:table-cell>
          <table:table-cell table:style-name="ce12" table:formula="of:=IF(INDEX([.$S74:.$ET74];MATCH([.$B$7];[.$S$1:.$ET$1];0)+[.M$1])=&quot;&quot;;&quot;&quot;;INDEX([.$S74:.$ET74];MATCH([.$B$7];[.$S$1:.$ET$1];0)+[.M$1]))">
            <text:p/>
          </table:table-cell>
          <table:table-cell table:style-name="ce12" table:formula="of:=IF(INDEX([.$S74:.$ET74];MATCH([.$B$7];[.$S$1:.$ET$1];0)+[.N$1])=&quot;&quot;;&quot;&quot;;INDEX([.$S74:.$ET74];MATCH([.$B$7];[.$S$1:.$ET$1];0)+[.N$1]))">
            <text:p/>
          </table:table-cell>
          <table:table-cell table:style-name="ce12" table:formula="of:=IF(INDEX([.$S74:.$ET74];MATCH([.$B$7];[.$S$1:.$ET$1];0)+[.O$1])=&quot;&quot;;&quot;&quot;;INDEX([.$S74:.$ET74];MATCH([.$B$7];[.$S$1:.$ET$1];0)+[.O$1]))">
            <text:p/>
          </table:table-cell>
          <table:table-cell table:style-name="ce20" table:formula="of:=IF(INDEX([.$S74:.$ET74];MATCH([.$B$7];[.$S$1:.$ET$1];0)+[.P$1])=&quot;&quot;;&quot;&quot;;INDEX([.$S74:.$ET74];MATCH([.$B$7];[.$S$1:.$ET$1];0)+[.P$1]))">
            <text:p/>
          </table:table-cell>
          <table:table-cell/>
          <table:table-cell office:value-type="float" office:value="53" calcext:value-type="float">
            <text:p>53</text:p>
          </table:table-cell>
          <table:table-cell table:style-name="ce7" table:number-columns-repeated="90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3" calcext:value-type="float">
            <text:p>32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2"/>
          <table:table-cell table:style-name="ce7" office:value-type="float" office:value="335" calcext:value-type="float">
            <text:p>33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2"/>
          <table:table-cell table:style-name="ce7" office:value-type="float" office:value="398" calcext:value-type="float">
            <text:p>39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K$4:.$K$101];[.A75]));&quot;&quot;;SMALL([.$K$4:.$K$101];[.A75]))">
            <text:p/>
          </table:table-cell>
          <table:table-cell table:formula="of:=IF([.B75]=&quot;&quot;;&quot;&quot;;[.B75]-[.B74])">
            <text:p/>
          </table:table-cell>
          <table:table-cell table:formula="of:=IF([.B75]=&quot;&quot;;&quot;&quot;;IF(ISNUMBER(MATCH([.B75];[.$K$4:.$K$11];0));&quot;&quot;;INDEX([.$L$22:.$L$101];MATCH([.B75];[.$K$22:.$K$101];1))))">
            <text:p/>
          </table:table-cell>
          <table:table-cell table:formula="of:=IF([.B75]=&quot;&quot;;&quot;&quot;;IF([.B74]&lt;[.$K$4];INDEX([.$L$4:.$L$11];MATCH([.B74];[.$K$4:.$K$11];-1));INDEX([.$L$4:.$L$11];MATCH([.B74];[.$K$4:.$K$11];1))))">
            <text:p/>
          </table:table-cell>
          <table:table-cell table:formula="of:=IF([.D75]=&quot;b&quot;;&quot;\break&quot;;IF([.D75]=&quot;pb&quot;;&quot;\pageBreak&quot;;IF(AND([.D75]=&quot;&quot;;[.C75]&lt;&gt;0);&quot;&quot;;IF(AND([.C75]=0;[.D75]=&quot;&quot;);IF(INDEX([.$L$22:.$L$101];MATCH([.B75];[.$K$22:.$K$101];0))=&quot;b&quot;;&quot;\break&quot;;&quot;\pageBreak&quot;);&quot;&quot;))))">
            <text:p/>
          </table:table-cell>
          <table:table-cell table:formula="of:=IF([.B75]=&quot;&quot;;&quot;&quot;;IF([.$K$16]=&quot;Y&quot;;IF([.C75]=0;&quot; &quot;&amp;[.F75];[.E75]&amp;&quot;*&quot;&amp;[.C75]&amp;&quot; &quot;&amp;[.F75]);&quot;&quot;))">
            <text:p/>
          </table:table-cell>
          <table:table-cell table:number-columns-repeated="2"/>
          <table:table-cell table:style-name="ce5" office:value-type="float" office:value="54" calcext:value-type="float">
            <text:p>54</text:p>
          </table:table-cell>
          <table:table-cell table:style-name="ce12" table:formula="of:=IF(INDEX([.$S75:.$ET75];MATCH([.$B$7];[.$S$1:.$ET$1];0)+[.K$1])=&quot;&quot;;&quot;&quot;;INDEX([.$S75:.$ET75];MATCH([.$B$7];[.$S$1:.$ET$1];0)+[.K$1]))">
            <text:p/>
          </table:table-cell>
          <table:table-cell table:style-name="ce12" table:formula="of:=IF(INDEX([.$S75:.$ET75];MATCH([.$B$7];[.$S$1:.$ET$1];0)+[.L$1])=&quot;&quot;;&quot;&quot;;INDEX([.$S75:.$ET75];MATCH([.$B$7];[.$S$1:.$ET$1];0)+[.L$1]))">
            <text:p/>
          </table:table-cell>
          <table:table-cell table:style-name="ce12" table:formula="of:=IF(INDEX([.$S75:.$ET75];MATCH([.$B$7];[.$S$1:.$ET$1];0)+[.M$1])=&quot;&quot;;&quot;&quot;;INDEX([.$S75:.$ET75];MATCH([.$B$7];[.$S$1:.$ET$1];0)+[.M$1]))">
            <text:p/>
          </table:table-cell>
          <table:table-cell table:style-name="ce12" table:formula="of:=IF(INDEX([.$S75:.$ET75];MATCH([.$B$7];[.$S$1:.$ET$1];0)+[.N$1])=&quot;&quot;;&quot;&quot;;INDEX([.$S75:.$ET75];MATCH([.$B$7];[.$S$1:.$ET$1];0)+[.N$1]))">
            <text:p/>
          </table:table-cell>
          <table:table-cell table:style-name="ce12" table:formula="of:=IF(INDEX([.$S75:.$ET75];MATCH([.$B$7];[.$S$1:.$ET$1];0)+[.O$1])=&quot;&quot;;&quot;&quot;;INDEX([.$S75:.$ET75];MATCH([.$B$7];[.$S$1:.$ET$1];0)+[.O$1]))">
            <text:p/>
          </table:table-cell>
          <table:table-cell table:style-name="ce20" table:formula="of:=IF(INDEX([.$S75:.$ET75];MATCH([.$B$7];[.$S$1:.$ET$1];0)+[.P$1])=&quot;&quot;;&quot;&quot;;INDEX([.$S75:.$ET75];MATCH([.$B$7];[.$S$1:.$ET$1];0)+[.P$1]))">
            <text:p/>
          </table:table-cell>
          <table:table-cell/>
          <table:table-cell office:value-type="float" office:value="54" calcext:value-type="float">
            <text:p>54</text:p>
          </table:table-cell>
          <table:table-cell table:style-name="ce7" table:number-columns-repeated="90"/>
          <table:table-cell table:style-name="ce7" office:value-type="float" office:value="350" calcext:value-type="float">
            <text:p>35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26" calcext:value-type="float">
            <text:p>32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K$4:.$K$101];[.A76]));&quot;&quot;;SMALL([.$K$4:.$K$101];[.A76]))">
            <text:p/>
          </table:table-cell>
          <table:table-cell table:formula="of:=IF([.B76]=&quot;&quot;;&quot;&quot;;[.B76]-[.B75])">
            <text:p/>
          </table:table-cell>
          <table:table-cell table:formula="of:=IF([.B76]=&quot;&quot;;&quot;&quot;;IF(ISNUMBER(MATCH([.B76];[.$K$4:.$K$11];0));&quot;&quot;;INDEX([.$L$22:.$L$101];MATCH([.B76];[.$K$22:.$K$101];1))))">
            <text:p/>
          </table:table-cell>
          <table:table-cell table:formula="of:=IF([.B76]=&quot;&quot;;&quot;&quot;;IF([.B75]&lt;[.$K$4];INDEX([.$L$4:.$L$11];MATCH([.B75];[.$K$4:.$K$11];-1));INDEX([.$L$4:.$L$11];MATCH([.B75];[.$K$4:.$K$11];1))))">
            <text:p/>
          </table:table-cell>
          <table:table-cell table:formula="of:=IF([.D76]=&quot;b&quot;;&quot;\break&quot;;IF([.D76]=&quot;pb&quot;;&quot;\pageBreak&quot;;IF(AND([.D76]=&quot;&quot;;[.C76]&lt;&gt;0);&quot;&quot;;IF(AND([.C76]=0;[.D76]=&quot;&quot;);IF(INDEX([.$L$22:.$L$101];MATCH([.B76];[.$K$22:.$K$101];0))=&quot;b&quot;;&quot;\break&quot;;&quot;\pageBreak&quot;);&quot;&quot;))))">
            <text:p/>
          </table:table-cell>
          <table:table-cell table:formula="of:=IF([.B76]=&quot;&quot;;&quot;&quot;;IF([.$K$16]=&quot;Y&quot;;IF([.C76]=0;&quot; &quot;&amp;[.F76];[.E76]&amp;&quot;*&quot;&amp;[.C76]&amp;&quot; &quot;&amp;[.F76]);&quot;&quot;))">
            <text:p/>
          </table:table-cell>
          <table:table-cell table:number-columns-repeated="2"/>
          <table:table-cell table:style-name="ce5" office:value-type="float" office:value="55" calcext:value-type="float">
            <text:p>55</text:p>
          </table:table-cell>
          <table:table-cell table:style-name="ce12" table:formula="of:=IF(INDEX([.$S76:.$ET76];MATCH([.$B$7];[.$S$1:.$ET$1];0)+[.K$1])=&quot;&quot;;&quot;&quot;;INDEX([.$S76:.$ET76];MATCH([.$B$7];[.$S$1:.$ET$1];0)+[.K$1]))">
            <text:p/>
          </table:table-cell>
          <table:table-cell table:style-name="ce12" table:formula="of:=IF(INDEX([.$S76:.$ET76];MATCH([.$B$7];[.$S$1:.$ET$1];0)+[.L$1])=&quot;&quot;;&quot;&quot;;INDEX([.$S76:.$ET76];MATCH([.$B$7];[.$S$1:.$ET$1];0)+[.L$1]))">
            <text:p/>
          </table:table-cell>
          <table:table-cell table:style-name="ce12" table:formula="of:=IF(INDEX([.$S76:.$ET76];MATCH([.$B$7];[.$S$1:.$ET$1];0)+[.M$1])=&quot;&quot;;&quot;&quot;;INDEX([.$S76:.$ET76];MATCH([.$B$7];[.$S$1:.$ET$1];0)+[.M$1]))">
            <text:p/>
          </table:table-cell>
          <table:table-cell table:style-name="ce12" table:formula="of:=IF(INDEX([.$S76:.$ET76];MATCH([.$B$7];[.$S$1:.$ET$1];0)+[.N$1])=&quot;&quot;;&quot;&quot;;INDEX([.$S76:.$ET76];MATCH([.$B$7];[.$S$1:.$ET$1];0)+[.N$1]))">
            <text:p/>
          </table:table-cell>
          <table:table-cell table:style-name="ce12" table:formula="of:=IF(INDEX([.$S76:.$ET76];MATCH([.$B$7];[.$S$1:.$ET$1];0)+[.O$1])=&quot;&quot;;&quot;&quot;;INDEX([.$S76:.$ET76];MATCH([.$B$7];[.$S$1:.$ET$1];0)+[.O$1]))">
            <text:p/>
          </table:table-cell>
          <table:table-cell table:style-name="ce20" table:formula="of:=IF(INDEX([.$S76:.$ET76];MATCH([.$B$7];[.$S$1:.$ET$1];0)+[.P$1])=&quot;&quot;;&quot;&quot;;INDEX([.$S76:.$ET76];MATCH([.$B$7];[.$S$1:.$ET$1];0)+[.P$1]))">
            <text:p/>
          </table:table-cell>
          <table:table-cell/>
          <table:table-cell office:value-type="float" office:value="55" calcext:value-type="float">
            <text:p>55</text:p>
          </table:table-cell>
          <table:table-cell table:style-name="ce7" table:number-columns-repeated="90"/>
          <table:table-cell table:style-name="ce7" office:value-type="float" office:value="353" calcext:value-type="float">
            <text:p>35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2" calcext:value-type="float">
            <text:p>33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16" calcext:value-type="float">
            <text:p>41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K$4:.$K$101];[.A77]));&quot;&quot;;SMALL([.$K$4:.$K$101];[.A77]))">
            <text:p/>
          </table:table-cell>
          <table:table-cell table:formula="of:=IF([.B77]=&quot;&quot;;&quot;&quot;;[.B77]-[.B76])">
            <text:p/>
          </table:table-cell>
          <table:table-cell table:formula="of:=IF([.B77]=&quot;&quot;;&quot;&quot;;IF(ISNUMBER(MATCH([.B77];[.$K$4:.$K$11];0));&quot;&quot;;INDEX([.$L$22:.$L$101];MATCH([.B77];[.$K$22:.$K$101];1))))">
            <text:p/>
          </table:table-cell>
          <table:table-cell table:formula="of:=IF([.B77]=&quot;&quot;;&quot;&quot;;IF([.B76]&lt;[.$K$4];INDEX([.$L$4:.$L$11];MATCH([.B76];[.$K$4:.$K$11];-1));INDEX([.$L$4:.$L$11];MATCH([.B76];[.$K$4:.$K$11];1))))">
            <text:p/>
          </table:table-cell>
          <table:table-cell table:formula="of:=IF([.D77]=&quot;b&quot;;&quot;\break&quot;;IF([.D77]=&quot;pb&quot;;&quot;\pageBreak&quot;;IF(AND([.D77]=&quot;&quot;;[.C77]&lt;&gt;0);&quot;&quot;;IF(AND([.C77]=0;[.D77]=&quot;&quot;);IF(INDEX([.$L$22:.$L$101];MATCH([.B77];[.$K$22:.$K$101];0))=&quot;b&quot;;&quot;\break&quot;;&quot;\pageBreak&quot;);&quot;&quot;))))">
            <text:p/>
          </table:table-cell>
          <table:table-cell table:formula="of:=IF([.B77]=&quot;&quot;;&quot;&quot;;IF([.$K$16]=&quot;Y&quot;;IF([.C77]=0;&quot; &quot;&amp;[.F77];[.E77]&amp;&quot;*&quot;&amp;[.C77]&amp;&quot; &quot;&amp;[.F77]);&quot;&quot;))">
            <text:p/>
          </table:table-cell>
          <table:table-cell table:number-columns-repeated="2"/>
          <table:table-cell table:style-name="ce5" office:value-type="float" office:value="56" calcext:value-type="float">
            <text:p>56</text:p>
          </table:table-cell>
          <table:table-cell table:style-name="ce12" table:formula="of:=IF(INDEX([.$S77:.$ET77];MATCH([.$B$7];[.$S$1:.$ET$1];0)+[.K$1])=&quot;&quot;;&quot;&quot;;INDEX([.$S77:.$ET77];MATCH([.$B$7];[.$S$1:.$ET$1];0)+[.K$1]))">
            <text:p/>
          </table:table-cell>
          <table:table-cell table:style-name="ce12" table:formula="of:=IF(INDEX([.$S77:.$ET77];MATCH([.$B$7];[.$S$1:.$ET$1];0)+[.L$1])=&quot;&quot;;&quot;&quot;;INDEX([.$S77:.$ET77];MATCH([.$B$7];[.$S$1:.$ET$1];0)+[.L$1]))">
            <text:p/>
          </table:table-cell>
          <table:table-cell table:style-name="ce12" table:formula="of:=IF(INDEX([.$S77:.$ET77];MATCH([.$B$7];[.$S$1:.$ET$1];0)+[.M$1])=&quot;&quot;;&quot;&quot;;INDEX([.$S77:.$ET77];MATCH([.$B$7];[.$S$1:.$ET$1];0)+[.M$1]))">
            <text:p/>
          </table:table-cell>
          <table:table-cell table:style-name="ce12" table:formula="of:=IF(INDEX([.$S77:.$ET77];MATCH([.$B$7];[.$S$1:.$ET$1];0)+[.N$1])=&quot;&quot;;&quot;&quot;;INDEX([.$S77:.$ET77];MATCH([.$B$7];[.$S$1:.$ET$1];0)+[.N$1]))">
            <text:p/>
          </table:table-cell>
          <table:table-cell table:style-name="ce12" table:formula="of:=IF(INDEX([.$S77:.$ET77];MATCH([.$B$7];[.$S$1:.$ET$1];0)+[.O$1])=&quot;&quot;;&quot;&quot;;INDEX([.$S77:.$ET77];MATCH([.$B$7];[.$S$1:.$ET$1];0)+[.O$1]))">
            <text:p/>
          </table:table-cell>
          <table:table-cell table:style-name="ce20" table:formula="of:=IF(INDEX([.$S77:.$ET77];MATCH([.$B$7];[.$S$1:.$ET$1];0)+[.P$1])=&quot;&quot;;&quot;&quot;;INDEX([.$S77:.$ET77];MATCH([.$B$7];[.$S$1:.$ET$1];0)+[.P$1]))">
            <text:p/>
          </table:table-cell>
          <table:table-cell/>
          <table:table-cell office:value-type="float" office:value="56" calcext:value-type="float">
            <text:p>56</text:p>
          </table:table-cell>
          <table:table-cell table:style-name="ce7" table:number-columns-repeated="90"/>
          <table:table-cell table:style-name="ce7" office:value-type="float" office:value="356" calcext:value-type="float">
            <text:p>356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39" calcext:value-type="float">
            <text:p>33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K$4:.$K$101];[.A78]));&quot;&quot;;SMALL([.$K$4:.$K$101];[.A78]))">
            <text:p/>
          </table:table-cell>
          <table:table-cell table:formula="of:=IF([.B78]=&quot;&quot;;&quot;&quot;;[.B78]-[.B77])">
            <text:p/>
          </table:table-cell>
          <table:table-cell table:formula="of:=IF([.B78]=&quot;&quot;;&quot;&quot;;IF(ISNUMBER(MATCH([.B78];[.$K$4:.$K$11];0));&quot;&quot;;INDEX([.$L$22:.$L$101];MATCH([.B78];[.$K$22:.$K$101];1))))">
            <text:p/>
          </table:table-cell>
          <table:table-cell table:formula="of:=IF([.B78]=&quot;&quot;;&quot;&quot;;IF([.B77]&lt;[.$K$4];INDEX([.$L$4:.$L$11];MATCH([.B77];[.$K$4:.$K$11];-1));INDEX([.$L$4:.$L$11];MATCH([.B77];[.$K$4:.$K$11];1))))">
            <text:p/>
          </table:table-cell>
          <table:table-cell table:formula="of:=IF([.D78]=&quot;b&quot;;&quot;\break&quot;;IF([.D78]=&quot;pb&quot;;&quot;\pageBreak&quot;;IF(AND([.D78]=&quot;&quot;;[.C78]&lt;&gt;0);&quot;&quot;;IF(AND([.C78]=0;[.D78]=&quot;&quot;);IF(INDEX([.$L$22:.$L$101];MATCH([.B78];[.$K$22:.$K$101];0))=&quot;b&quot;;&quot;\break&quot;;&quot;\pageBreak&quot;);&quot;&quot;))))">
            <text:p/>
          </table:table-cell>
          <table:table-cell table:formula="of:=IF([.B78]=&quot;&quot;;&quot;&quot;;IF([.$K$16]=&quot;Y&quot;;IF([.C78]=0;&quot; &quot;&amp;[.F78];[.E78]&amp;&quot;*&quot;&amp;[.C78]&amp;&quot; &quot;&amp;[.F78]);&quot;&quot;))">
            <text:p/>
          </table:table-cell>
          <table:table-cell table:number-columns-repeated="2"/>
          <table:table-cell table:style-name="ce5" office:value-type="float" office:value="57" calcext:value-type="float">
            <text:p>57</text:p>
          </table:table-cell>
          <table:table-cell table:style-name="ce12" table:formula="of:=IF(INDEX([.$S78:.$ET78];MATCH([.$B$7];[.$S$1:.$ET$1];0)+[.K$1])=&quot;&quot;;&quot;&quot;;INDEX([.$S78:.$ET78];MATCH([.$B$7];[.$S$1:.$ET$1];0)+[.K$1]))">
            <text:p/>
          </table:table-cell>
          <table:table-cell table:style-name="ce12" table:formula="of:=IF(INDEX([.$S78:.$ET78];MATCH([.$B$7];[.$S$1:.$ET$1];0)+[.L$1])=&quot;&quot;;&quot;&quot;;INDEX([.$S78:.$ET78];MATCH([.$B$7];[.$S$1:.$ET$1];0)+[.L$1]))">
            <text:p/>
          </table:table-cell>
          <table:table-cell table:style-name="ce12" table:formula="of:=IF(INDEX([.$S78:.$ET78];MATCH([.$B$7];[.$S$1:.$ET$1];0)+[.M$1])=&quot;&quot;;&quot;&quot;;INDEX([.$S78:.$ET78];MATCH([.$B$7];[.$S$1:.$ET$1];0)+[.M$1]))">
            <text:p/>
          </table:table-cell>
          <table:table-cell table:style-name="ce12" table:formula="of:=IF(INDEX([.$S78:.$ET78];MATCH([.$B$7];[.$S$1:.$ET$1];0)+[.N$1])=&quot;&quot;;&quot;&quot;;INDEX([.$S78:.$ET78];MATCH([.$B$7];[.$S$1:.$ET$1];0)+[.N$1]))">
            <text:p/>
          </table:table-cell>
          <table:table-cell table:style-name="ce12" table:formula="of:=IF(INDEX([.$S78:.$ET78];MATCH([.$B$7];[.$S$1:.$ET$1];0)+[.O$1])=&quot;&quot;;&quot;&quot;;INDEX([.$S78:.$ET78];MATCH([.$B$7];[.$S$1:.$ET$1];0)+[.O$1]))">
            <text:p/>
          </table:table-cell>
          <table:table-cell table:style-name="ce20" table:formula="of:=IF(INDEX([.$S78:.$ET78];MATCH([.$B$7];[.$S$1:.$ET$1];0)+[.P$1])=&quot;&quot;;&quot;&quot;;INDEX([.$S78:.$ET78];MATCH([.$B$7];[.$S$1:.$ET$1];0)+[.P$1]))">
            <text:p/>
          </table:table-cell>
          <table:table-cell/>
          <table:table-cell office:value-type="float" office:value="57" calcext:value-type="float">
            <text:p>57</text:p>
          </table:table-cell>
          <table:table-cell table:style-name="ce7" table:number-columns-repeated="90"/>
          <table:table-cell table:style-name="ce7" office:value-type="float" office:value="358" calcext:value-type="float">
            <text:p>35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45" calcext:value-type="float">
            <text:p>34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K$4:.$K$101];[.A79]));&quot;&quot;;SMALL([.$K$4:.$K$101];[.A79]))">
            <text:p/>
          </table:table-cell>
          <table:table-cell table:formula="of:=IF([.B79]=&quot;&quot;;&quot;&quot;;[.B79]-[.B78])">
            <text:p/>
          </table:table-cell>
          <table:table-cell table:formula="of:=IF([.B79]=&quot;&quot;;&quot;&quot;;IF(ISNUMBER(MATCH([.B79];[.$K$4:.$K$11];0));&quot;&quot;;INDEX([.$L$22:.$L$101];MATCH([.B79];[.$K$22:.$K$101];1))))">
            <text:p/>
          </table:table-cell>
          <table:table-cell table:formula="of:=IF([.B79]=&quot;&quot;;&quot;&quot;;IF([.B78]&lt;[.$K$4];INDEX([.$L$4:.$L$11];MATCH([.B78];[.$K$4:.$K$11];-1));INDEX([.$L$4:.$L$11];MATCH([.B78];[.$K$4:.$K$11];1))))">
            <text:p/>
          </table:table-cell>
          <table:table-cell table:formula="of:=IF([.D79]=&quot;b&quot;;&quot;\break&quot;;IF([.D79]=&quot;pb&quot;;&quot;\pageBreak&quot;;IF(AND([.D79]=&quot;&quot;;[.C79]&lt;&gt;0);&quot;&quot;;IF(AND([.C79]=0;[.D79]=&quot;&quot;);IF(INDEX([.$L$22:.$L$101];MATCH([.B79];[.$K$22:.$K$101];0))=&quot;b&quot;;&quot;\break&quot;;&quot;\pageBreak&quot;);&quot;&quot;))))">
            <text:p/>
          </table:table-cell>
          <table:table-cell table:formula="of:=IF([.B79]=&quot;&quot;;&quot;&quot;;IF([.$K$16]=&quot;Y&quot;;IF([.C79]=0;&quot; &quot;&amp;[.F79];[.E79]&amp;&quot;*&quot;&amp;[.C79]&amp;&quot; &quot;&amp;[.F79]);&quot;&quot;))">
            <text:p/>
          </table:table-cell>
          <table:table-cell table:number-columns-repeated="2"/>
          <table:table-cell table:style-name="ce5" office:value-type="float" office:value="58" calcext:value-type="float">
            <text:p>58</text:p>
          </table:table-cell>
          <table:table-cell table:style-name="ce12" table:formula="of:=IF(INDEX([.$S79:.$ET79];MATCH([.$B$7];[.$S$1:.$ET$1];0)+[.K$1])=&quot;&quot;;&quot;&quot;;INDEX([.$S79:.$ET79];MATCH([.$B$7];[.$S$1:.$ET$1];0)+[.K$1]))">
            <text:p/>
          </table:table-cell>
          <table:table-cell table:style-name="ce12" table:formula="of:=IF(INDEX([.$S79:.$ET79];MATCH([.$B$7];[.$S$1:.$ET$1];0)+[.L$1])=&quot;&quot;;&quot;&quot;;INDEX([.$S79:.$ET79];MATCH([.$B$7];[.$S$1:.$ET$1];0)+[.L$1]))">
            <text:p/>
          </table:table-cell>
          <table:table-cell table:style-name="ce12" table:formula="of:=IF(INDEX([.$S79:.$ET79];MATCH([.$B$7];[.$S$1:.$ET$1];0)+[.M$1])=&quot;&quot;;&quot;&quot;;INDEX([.$S79:.$ET79];MATCH([.$B$7];[.$S$1:.$ET$1];0)+[.M$1]))">
            <text:p/>
          </table:table-cell>
          <table:table-cell table:style-name="ce12" table:formula="of:=IF(INDEX([.$S79:.$ET79];MATCH([.$B$7];[.$S$1:.$ET$1];0)+[.N$1])=&quot;&quot;;&quot;&quot;;INDEX([.$S79:.$ET79];MATCH([.$B$7];[.$S$1:.$ET$1];0)+[.N$1]))">
            <text:p/>
          </table:table-cell>
          <table:table-cell table:style-name="ce12" table:formula="of:=IF(INDEX([.$S79:.$ET79];MATCH([.$B$7];[.$S$1:.$ET$1];0)+[.O$1])=&quot;&quot;;&quot;&quot;;INDEX([.$S79:.$ET79];MATCH([.$B$7];[.$S$1:.$ET$1];0)+[.O$1]))">
            <text:p/>
          </table:table-cell>
          <table:table-cell table:style-name="ce20" table:formula="of:=IF(INDEX([.$S79:.$ET79];MATCH([.$B$7];[.$S$1:.$ET$1];0)+[.P$1])=&quot;&quot;;&quot;&quot;;INDEX([.$S79:.$ET79];MATCH([.$B$7];[.$S$1:.$ET$1];0)+[.P$1]))">
            <text:p/>
          </table:table-cell>
          <table:table-cell/>
          <table:table-cell office:value-type="float" office:value="58" calcext:value-type="float">
            <text:p>58</text:p>
          </table:table-cell>
          <table:table-cell table:style-name="ce7" table:number-columns-repeated="90"/>
          <table:table-cell table:style-name="ce7" office:value-type="float" office:value="361" calcext:value-type="float">
            <text:p>361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4"/>
          <table:table-cell table:style-name="ce7" office:value-type="float" office:value="348" calcext:value-type="float">
            <text:p>34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K$4:.$K$101];[.A80]));&quot;&quot;;SMALL([.$K$4:.$K$101];[.A80]))">
            <text:p/>
          </table:table-cell>
          <table:table-cell table:formula="of:=IF([.B80]=&quot;&quot;;&quot;&quot;;[.B80]-[.B79])">
            <text:p/>
          </table:table-cell>
          <table:table-cell table:formula="of:=IF([.B80]=&quot;&quot;;&quot;&quot;;IF(ISNUMBER(MATCH([.B80];[.$K$4:.$K$11];0));&quot;&quot;;INDEX([.$L$22:.$L$101];MATCH([.B80];[.$K$22:.$K$101];1))))">
            <text:p/>
          </table:table-cell>
          <table:table-cell table:formula="of:=IF([.B80]=&quot;&quot;;&quot;&quot;;IF([.B79]&lt;[.$K$4];INDEX([.$L$4:.$L$11];MATCH([.B79];[.$K$4:.$K$11];-1));INDEX([.$L$4:.$L$11];MATCH([.B79];[.$K$4:.$K$11];1))))">
            <text:p/>
          </table:table-cell>
          <table:table-cell table:formula="of:=IF([.D80]=&quot;b&quot;;&quot;\break&quot;;IF([.D80]=&quot;pb&quot;;&quot;\pageBreak&quot;;IF(AND([.D80]=&quot;&quot;;[.C80]&lt;&gt;0);&quot;&quot;;IF(AND([.C80]=0;[.D80]=&quot;&quot;);IF(INDEX([.$L$22:.$L$101];MATCH([.B80];[.$K$22:.$K$101];0))=&quot;b&quot;;&quot;\break&quot;;&quot;\pageBreak&quot;);&quot;&quot;))))">
            <text:p/>
          </table:table-cell>
          <table:table-cell table:formula="of:=IF([.B80]=&quot;&quot;;&quot;&quot;;IF([.$K$16]=&quot;Y&quot;;IF([.C80]=0;&quot; &quot;&amp;[.F80];[.E80]&amp;&quot;*&quot;&amp;[.C80]&amp;&quot; &quot;&amp;[.F80]);&quot;&quot;))">
            <text:p/>
          </table:table-cell>
          <table:table-cell table:number-columns-repeated="2"/>
          <table:table-cell table:style-name="ce5" office:value-type="float" office:value="59" calcext:value-type="float">
            <text:p>59</text:p>
          </table:table-cell>
          <table:table-cell table:style-name="ce12" table:formula="of:=IF(INDEX([.$S80:.$ET80];MATCH([.$B$7];[.$S$1:.$ET$1];0)+[.K$1])=&quot;&quot;;&quot;&quot;;INDEX([.$S80:.$ET80];MATCH([.$B$7];[.$S$1:.$ET$1];0)+[.K$1]))">
            <text:p/>
          </table:table-cell>
          <table:table-cell table:style-name="ce12" table:formula="of:=IF(INDEX([.$S80:.$ET80];MATCH([.$B$7];[.$S$1:.$ET$1];0)+[.L$1])=&quot;&quot;;&quot;&quot;;INDEX([.$S80:.$ET80];MATCH([.$B$7];[.$S$1:.$ET$1];0)+[.L$1]))">
            <text:p/>
          </table:table-cell>
          <table:table-cell table:style-name="ce12" table:formula="of:=IF(INDEX([.$S80:.$ET80];MATCH([.$B$7];[.$S$1:.$ET$1];0)+[.M$1])=&quot;&quot;;&quot;&quot;;INDEX([.$S80:.$ET80];MATCH([.$B$7];[.$S$1:.$ET$1];0)+[.M$1]))">
            <text:p/>
          </table:table-cell>
          <table:table-cell table:style-name="ce12" table:formula="of:=IF(INDEX([.$S80:.$ET80];MATCH([.$B$7];[.$S$1:.$ET$1];0)+[.N$1])=&quot;&quot;;&quot;&quot;;INDEX([.$S80:.$ET80];MATCH([.$B$7];[.$S$1:.$ET$1];0)+[.N$1]))">
            <text:p/>
          </table:table-cell>
          <table:table-cell table:style-name="ce12" table:formula="of:=IF(INDEX([.$S80:.$ET80];MATCH([.$B$7];[.$S$1:.$ET$1];0)+[.O$1])=&quot;&quot;;&quot;&quot;;INDEX([.$S80:.$ET80];MATCH([.$B$7];[.$S$1:.$ET$1];0)+[.O$1]))">
            <text:p/>
          </table:table-cell>
          <table:table-cell table:style-name="ce20" table:formula="of:=IF(INDEX([.$S80:.$ET80];MATCH([.$B$7];[.$S$1:.$ET$1];0)+[.P$1])=&quot;&quot;;&quot;&quot;;INDEX([.$S80:.$ET80];MATCH([.$B$7];[.$S$1:.$ET$1];0)+[.P$1]))">
            <text:p/>
          </table:table-cell>
          <table:table-cell/>
          <table:table-cell office:value-type="float" office:value="59" calcext:value-type="float">
            <text:p>59</text:p>
          </table:table-cell>
          <table:table-cell table:style-name="ce7" table:number-columns-repeated="90"/>
          <table:table-cell table:style-name="ce7" office:value-type="float" office:value="365" calcext:value-type="float">
            <text:p>36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pb</text:p>
          </table:table-cell>
          <table:table-cell table:style-name="ce7"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K$4:.$K$101];[.A81]));&quot;&quot;;SMALL([.$K$4:.$K$101];[.A81]))">
            <text:p/>
          </table:table-cell>
          <table:table-cell table:formula="of:=IF([.B81]=&quot;&quot;;&quot;&quot;;[.B81]-[.B80])">
            <text:p/>
          </table:table-cell>
          <table:table-cell table:formula="of:=IF([.B81]=&quot;&quot;;&quot;&quot;;IF(ISNUMBER(MATCH([.B81];[.$K$4:.$K$11];0));&quot;&quot;;INDEX([.$L$22:.$L$101];MATCH([.B81];[.$K$22:.$K$101];1))))">
            <text:p/>
          </table:table-cell>
          <table:table-cell table:formula="of:=IF([.B81]=&quot;&quot;;&quot;&quot;;IF([.B80]&lt;[.$K$4];INDEX([.$L$4:.$L$11];MATCH([.B80];[.$K$4:.$K$11];-1));INDEX([.$L$4:.$L$11];MATCH([.B80];[.$K$4:.$K$11];1))))">
            <text:p/>
          </table:table-cell>
          <table:table-cell table:formula="of:=IF([.D81]=&quot;b&quot;;&quot;\break&quot;;IF([.D81]=&quot;pb&quot;;&quot;\pageBreak&quot;;IF(AND([.D81]=&quot;&quot;;[.C81]&lt;&gt;0);&quot;&quot;;IF(AND([.C81]=0;[.D81]=&quot;&quot;);IF(INDEX([.$L$22:.$L$101];MATCH([.B81];[.$K$22:.$K$101];0))=&quot;b&quot;;&quot;\break&quot;;&quot;\pageBreak&quot;);&quot;&quot;))))">
            <text:p/>
          </table:table-cell>
          <table:table-cell table:formula="of:=IF([.B81]=&quot;&quot;;&quot;&quot;;IF([.$K$16]=&quot;Y&quot;;IF([.C81]=0;&quot; &quot;&amp;[.F81];[.E81]&amp;&quot;*&quot;&amp;[.C81]&amp;&quot; &quot;&amp;[.F81]);&quot;&quot;))">
            <text:p/>
          </table:table-cell>
          <table:table-cell table:number-columns-repeated="2"/>
          <table:table-cell table:style-name="ce5" office:value-type="float" office:value="60" calcext:value-type="float">
            <text:p>60</text:p>
          </table:table-cell>
          <table:table-cell table:style-name="ce12" table:formula="of:=IF(INDEX([.$S81:.$ET81];MATCH([.$B$7];[.$S$1:.$ET$1];0)+[.K$1])=&quot;&quot;;&quot;&quot;;INDEX([.$S81:.$ET81];MATCH([.$B$7];[.$S$1:.$ET$1];0)+[.K$1]))">
            <text:p/>
          </table:table-cell>
          <table:table-cell table:style-name="ce12" table:formula="of:=IF(INDEX([.$S81:.$ET81];MATCH([.$B$7];[.$S$1:.$ET$1];0)+[.L$1])=&quot;&quot;;&quot;&quot;;INDEX([.$S81:.$ET81];MATCH([.$B$7];[.$S$1:.$ET$1];0)+[.L$1]))">
            <text:p/>
          </table:table-cell>
          <table:table-cell table:style-name="ce12" table:formula="of:=IF(INDEX([.$S81:.$ET81];MATCH([.$B$7];[.$S$1:.$ET$1];0)+[.M$1])=&quot;&quot;;&quot;&quot;;INDEX([.$S81:.$ET81];MATCH([.$B$7];[.$S$1:.$ET$1];0)+[.M$1]))">
            <text:p/>
          </table:table-cell>
          <table:table-cell table:style-name="ce12" table:formula="of:=IF(INDEX([.$S81:.$ET81];MATCH([.$B$7];[.$S$1:.$ET$1];0)+[.N$1])=&quot;&quot;;&quot;&quot;;INDEX([.$S81:.$ET81];MATCH([.$B$7];[.$S$1:.$ET$1];0)+[.N$1]))">
            <text:p/>
          </table:table-cell>
          <table:table-cell table:style-name="ce12" table:formula="of:=IF(INDEX([.$S81:.$ET81];MATCH([.$B$7];[.$S$1:.$ET$1];0)+[.O$1])=&quot;&quot;;&quot;&quot;;INDEX([.$S81:.$ET81];MATCH([.$B$7];[.$S$1:.$ET$1];0)+[.O$1]))">
            <text:p/>
          </table:table-cell>
          <table:table-cell table:style-name="ce20" table:formula="of:=IF(INDEX([.$S81:.$ET81];MATCH([.$B$7];[.$S$1:.$ET$1];0)+[.P$1])=&quot;&quot;;&quot;&quot;;INDEX([.$S81:.$ET81];MATCH([.$B$7];[.$S$1:.$ET$1];0)+[.P$1]))">
            <text:p/>
          </table:table-cell>
          <table:table-cell/>
          <table:table-cell office:value-type="float" office:value="60" calcext:value-type="float">
            <text:p>60</text:p>
          </table:table-cell>
          <table:table-cell table:style-name="ce7" table:number-columns-repeated="90"/>
          <table:table-cell table:style-name="ce7" office:value-type="float" office:value="395" calcext:value-type="float">
            <text:p>39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57" calcext:value-type="float">
            <text:p>35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K$4:.$K$101];[.A82]));&quot;&quot;;SMALL([.$K$4:.$K$101];[.A82]))">
            <text:p/>
          </table:table-cell>
          <table:table-cell table:formula="of:=IF([.B82]=&quot;&quot;;&quot;&quot;;[.B82]-[.B81])">
            <text:p/>
          </table:table-cell>
          <table:table-cell table:formula="of:=IF([.B82]=&quot;&quot;;&quot;&quot;;IF(ISNUMBER(MATCH([.B82];[.$K$4:.$K$11];0));&quot;&quot;;INDEX([.$L$22:.$L$101];MATCH([.B82];[.$K$22:.$K$101];1))))">
            <text:p/>
          </table:table-cell>
          <table:table-cell table:formula="of:=IF([.B82]=&quot;&quot;;&quot;&quot;;IF([.B81]&lt;[.$K$4];INDEX([.$L$4:.$L$11];MATCH([.B81];[.$K$4:.$K$11];-1));INDEX([.$L$4:.$L$11];MATCH([.B81];[.$K$4:.$K$11];1))))">
            <text:p/>
          </table:table-cell>
          <table:table-cell table:formula="of:=IF([.D82]=&quot;b&quot;;&quot;\break&quot;;IF([.D82]=&quot;pb&quot;;&quot;\pageBreak&quot;;IF(AND([.D82]=&quot;&quot;;[.C82]&lt;&gt;0);&quot;&quot;;IF(AND([.C82]=0;[.D82]=&quot;&quot;);IF(INDEX([.$L$22:.$L$101];MATCH([.B82];[.$K$22:.$K$101];0))=&quot;b&quot;;&quot;\break&quot;;&quot;\pageBreak&quot;);&quot;&quot;))))">
            <text:p/>
          </table:table-cell>
          <table:table-cell table:formula="of:=IF([.B82]=&quot;&quot;;&quot;&quot;;IF([.$K$16]=&quot;Y&quot;;IF([.C82]=0;&quot; &quot;&amp;[.F82];[.E82]&amp;&quot;*&quot;&amp;[.C82]&amp;&quot; &quot;&amp;[.F82]);&quot;&quot;))">
            <text:p/>
          </table:table-cell>
          <table:table-cell table:number-columns-repeated="2"/>
          <table:table-cell table:style-name="ce5" office:value-type="float" office:value="61" calcext:value-type="float">
            <text:p>61</text:p>
          </table:table-cell>
          <table:table-cell table:style-name="ce12" table:formula="of:=IF(INDEX([.$S82:.$ET82];MATCH([.$B$7];[.$S$1:.$ET$1];0)+[.K$1])=&quot;&quot;;&quot;&quot;;INDEX([.$S82:.$ET82];MATCH([.$B$7];[.$S$1:.$ET$1];0)+[.K$1]))">
            <text:p/>
          </table:table-cell>
          <table:table-cell table:style-name="ce12" table:formula="of:=IF(INDEX([.$S82:.$ET82];MATCH([.$B$7];[.$S$1:.$ET$1];0)+[.L$1])=&quot;&quot;;&quot;&quot;;INDEX([.$S82:.$ET82];MATCH([.$B$7];[.$S$1:.$ET$1];0)+[.L$1]))">
            <text:p/>
          </table:table-cell>
          <table:table-cell table:style-name="ce12" table:formula="of:=IF(INDEX([.$S82:.$ET82];MATCH([.$B$7];[.$S$1:.$ET$1];0)+[.M$1])=&quot;&quot;;&quot;&quot;;INDEX([.$S82:.$ET82];MATCH([.$B$7];[.$S$1:.$ET$1];0)+[.M$1]))">
            <text:p/>
          </table:table-cell>
          <table:table-cell table:style-name="ce12" table:formula="of:=IF(INDEX([.$S82:.$ET82];MATCH([.$B$7];[.$S$1:.$ET$1];0)+[.N$1])=&quot;&quot;;&quot;&quot;;INDEX([.$S82:.$ET82];MATCH([.$B$7];[.$S$1:.$ET$1];0)+[.N$1]))">
            <text:p/>
          </table:table-cell>
          <table:table-cell table:style-name="ce12" table:formula="of:=IF(INDEX([.$S82:.$ET82];MATCH([.$B$7];[.$S$1:.$ET$1];0)+[.O$1])=&quot;&quot;;&quot;&quot;;INDEX([.$S82:.$ET82];MATCH([.$B$7];[.$S$1:.$ET$1];0)+[.O$1]))">
            <text:p/>
          </table:table-cell>
          <table:table-cell table:style-name="ce20" table:formula="of:=IF(INDEX([.$S82:.$ET82];MATCH([.$B$7];[.$S$1:.$ET$1];0)+[.P$1])=&quot;&quot;;&quot;&quot;;INDEX([.$S82:.$ET82];MATCH([.$B$7];[.$S$1:.$ET$1];0)+[.P$1]))">
            <text:p/>
          </table:table-cell>
          <table:table-cell/>
          <table:table-cell office:value-type="float" office:value="61" calcext:value-type="float">
            <text:p>61</text:p>
          </table:table-cell>
          <table:table-cell table:style-name="ce7" table:number-columns-repeated="90"/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0" calcext:value-type="float">
            <text:p>36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K$4:.$K$101];[.A83]));&quot;&quot;;SMALL([.$K$4:.$K$101];[.A83]))">
            <text:p/>
          </table:table-cell>
          <table:table-cell table:formula="of:=IF([.B83]=&quot;&quot;;&quot;&quot;;[.B83]-[.B82])">
            <text:p/>
          </table:table-cell>
          <table:table-cell table:formula="of:=IF([.B83]=&quot;&quot;;&quot;&quot;;IF(ISNUMBER(MATCH([.B83];[.$K$4:.$K$11];0));&quot;&quot;;INDEX([.$L$22:.$L$101];MATCH([.B83];[.$K$22:.$K$101];1))))">
            <text:p/>
          </table:table-cell>
          <table:table-cell table:formula="of:=IF([.B83]=&quot;&quot;;&quot;&quot;;IF([.B82]&lt;[.$K$4];INDEX([.$L$4:.$L$11];MATCH([.B82];[.$K$4:.$K$11];-1));INDEX([.$L$4:.$L$11];MATCH([.B82];[.$K$4:.$K$11];1))))">
            <text:p/>
          </table:table-cell>
          <table:table-cell table:formula="of:=IF([.D83]=&quot;b&quot;;&quot;\break&quot;;IF([.D83]=&quot;pb&quot;;&quot;\pageBreak&quot;;IF(AND([.D83]=&quot;&quot;;[.C83]&lt;&gt;0);&quot;&quot;;IF(AND([.C83]=0;[.D83]=&quot;&quot;);IF(INDEX([.$L$22:.$L$101];MATCH([.B83];[.$K$22:.$K$101];0))=&quot;b&quot;;&quot;\break&quot;;&quot;\pageBreak&quot;);&quot;&quot;))))">
            <text:p/>
          </table:table-cell>
          <table:table-cell table:formula="of:=IF([.B83]=&quot;&quot;;&quot;&quot;;IF([.$K$16]=&quot;Y&quot;;IF([.C83]=0;&quot; &quot;&amp;[.F83];[.E83]&amp;&quot;*&quot;&amp;[.C83]&amp;&quot; &quot;&amp;[.F83]);&quot;&quot;))">
            <text:p/>
          </table:table-cell>
          <table:table-cell table:number-columns-repeated="2"/>
          <table:table-cell table:style-name="ce5" office:value-type="float" office:value="62" calcext:value-type="float">
            <text:p>62</text:p>
          </table:table-cell>
          <table:table-cell table:style-name="ce12" table:formula="of:=IF(INDEX([.$S83:.$ET83];MATCH([.$B$7];[.$S$1:.$ET$1];0)+[.K$1])=&quot;&quot;;&quot;&quot;;INDEX([.$S83:.$ET83];MATCH([.$B$7];[.$S$1:.$ET$1];0)+[.K$1]))">
            <text:p/>
          </table:table-cell>
          <table:table-cell table:style-name="ce12" table:formula="of:=IF(INDEX([.$S83:.$ET83];MATCH([.$B$7];[.$S$1:.$ET$1];0)+[.L$1])=&quot;&quot;;&quot;&quot;;INDEX([.$S83:.$ET83];MATCH([.$B$7];[.$S$1:.$ET$1];0)+[.L$1]))">
            <text:p/>
          </table:table-cell>
          <table:table-cell table:style-name="ce12" table:formula="of:=IF(INDEX([.$S83:.$ET83];MATCH([.$B$7];[.$S$1:.$ET$1];0)+[.M$1])=&quot;&quot;;&quot;&quot;;INDEX([.$S83:.$ET83];MATCH([.$B$7];[.$S$1:.$ET$1];0)+[.M$1]))">
            <text:p/>
          </table:table-cell>
          <table:table-cell table:style-name="ce12" table:formula="of:=IF(INDEX([.$S83:.$ET83];MATCH([.$B$7];[.$S$1:.$ET$1];0)+[.N$1])=&quot;&quot;;&quot;&quot;;INDEX([.$S83:.$ET83];MATCH([.$B$7];[.$S$1:.$ET$1];0)+[.N$1]))">
            <text:p/>
          </table:table-cell>
          <table:table-cell table:style-name="ce12" table:formula="of:=IF(INDEX([.$S83:.$ET83];MATCH([.$B$7];[.$S$1:.$ET$1];0)+[.O$1])=&quot;&quot;;&quot;&quot;;INDEX([.$S83:.$ET83];MATCH([.$B$7];[.$S$1:.$ET$1];0)+[.O$1]))">
            <text:p/>
          </table:table-cell>
          <table:table-cell table:style-name="ce20" table:formula="of:=IF(INDEX([.$S83:.$ET83];MATCH([.$B$7];[.$S$1:.$ET$1];0)+[.P$1])=&quot;&quot;;&quot;&quot;;INDEX([.$S83:.$ET83];MATCH([.$B$7];[.$S$1:.$ET$1];0)+[.P$1]))">
            <text:p/>
          </table:table-cell>
          <table:table-cell/>
          <table:table-cell office:value-type="float" office:value="62" calcext:value-type="float">
            <text:p>62</text:p>
          </table:table-cell>
          <table:table-cell table:style-name="ce7" table:number-columns-repeated="90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63" calcext:value-type="float">
            <text:p>36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ISERR(SMALL([.$K$4:.$K$101];[.A84]));&quot;&quot;;SMALL([.$K$4:.$K$101];[.A84]))">
            <text:p/>
          </table:table-cell>
          <table:table-cell table:formula="of:=IF([.B84]=&quot;&quot;;&quot;&quot;;[.B84]-[.B83])">
            <text:p/>
          </table:table-cell>
          <table:table-cell table:formula="of:=IF([.B84]=&quot;&quot;;&quot;&quot;;IF(ISNUMBER(MATCH([.B84];[.$K$4:.$K$11];0));&quot;&quot;;INDEX([.$L$22:.$L$101];MATCH([.B84];[.$K$22:.$K$101];1))))">
            <text:p/>
          </table:table-cell>
          <table:table-cell table:formula="of:=IF([.B84]=&quot;&quot;;&quot;&quot;;IF([.B83]&lt;[.$K$4];INDEX([.$L$4:.$L$11];MATCH([.B83];[.$K$4:.$K$11];-1));INDEX([.$L$4:.$L$11];MATCH([.B83];[.$K$4:.$K$11];1))))">
            <text:p/>
          </table:table-cell>
          <table:table-cell table:formula="of:=IF([.D84]=&quot;b&quot;;&quot;\break&quot;;IF([.D84]=&quot;pb&quot;;&quot;\pageBreak&quot;;IF(AND([.D84]=&quot;&quot;;[.C84]&lt;&gt;0);&quot;&quot;;IF(AND([.C84]=0;[.D84]=&quot;&quot;);IF(INDEX([.$L$22:.$L$101];MATCH([.B84];[.$K$22:.$K$101];0))=&quot;b&quot;;&quot;\break&quot;;&quot;\pageBreak&quot;);&quot;&quot;))))">
            <text:p/>
          </table:table-cell>
          <table:table-cell table:formula="of:=IF([.B84]=&quot;&quot;;&quot;&quot;;IF([.$K$16]=&quot;Y&quot;;IF([.C84]=0;&quot; &quot;&amp;[.F84];[.E84]&amp;&quot;*&quot;&amp;[.C84]&amp;&quot; &quot;&amp;[.F84]);&quot;&quot;))">
            <text:p/>
          </table:table-cell>
          <table:table-cell table:number-columns-repeated="2"/>
          <table:table-cell table:style-name="ce5" office:value-type="float" office:value="63" calcext:value-type="float">
            <text:p>63</text:p>
          </table:table-cell>
          <table:table-cell table:style-name="ce12" table:formula="of:=IF(INDEX([.$S84:.$ET84];MATCH([.$B$7];[.$S$1:.$ET$1];0)+[.K$1])=&quot;&quot;;&quot;&quot;;INDEX([.$S84:.$ET84];MATCH([.$B$7];[.$S$1:.$ET$1];0)+[.K$1]))">
            <text:p/>
          </table:table-cell>
          <table:table-cell table:style-name="ce12" table:formula="of:=IF(INDEX([.$S84:.$ET84];MATCH([.$B$7];[.$S$1:.$ET$1];0)+[.L$1])=&quot;&quot;;&quot;&quot;;INDEX([.$S84:.$ET84];MATCH([.$B$7];[.$S$1:.$ET$1];0)+[.L$1]))">
            <text:p/>
          </table:table-cell>
          <table:table-cell table:style-name="ce12" table:formula="of:=IF(INDEX([.$S84:.$ET84];MATCH([.$B$7];[.$S$1:.$ET$1];0)+[.M$1])=&quot;&quot;;&quot;&quot;;INDEX([.$S84:.$ET84];MATCH([.$B$7];[.$S$1:.$ET$1];0)+[.M$1]))">
            <text:p/>
          </table:table-cell>
          <table:table-cell table:style-name="ce12" table:formula="of:=IF(INDEX([.$S84:.$ET84];MATCH([.$B$7];[.$S$1:.$ET$1];0)+[.N$1])=&quot;&quot;;&quot;&quot;;INDEX([.$S84:.$ET84];MATCH([.$B$7];[.$S$1:.$ET$1];0)+[.N$1]))">
            <text:p/>
          </table:table-cell>
          <table:table-cell table:style-name="ce12" table:formula="of:=IF(INDEX([.$S84:.$ET84];MATCH([.$B$7];[.$S$1:.$ET$1];0)+[.O$1])=&quot;&quot;;&quot;&quot;;INDEX([.$S84:.$ET84];MATCH([.$B$7];[.$S$1:.$ET$1];0)+[.O$1]))">
            <text:p/>
          </table:table-cell>
          <table:table-cell table:style-name="ce20" table:formula="of:=IF(INDEX([.$S84:.$ET84];MATCH([.$B$7];[.$S$1:.$ET$1];0)+[.P$1])=&quot;&quot;;&quot;&quot;;INDEX([.$S84:.$ET84];MATCH([.$B$7];[.$S$1:.$ET$1];0)+[.P$1]))">
            <text:p/>
          </table:table-cell>
          <table:table-cell/>
          <table:table-cell office:value-type="float" office:value="63" calcext:value-type="float">
            <text:p>63</text:p>
          </table:table-cell>
          <table:table-cell table:style-name="ce7" table:number-columns-repeated="90"/>
          <table:table-cell table:style-name="ce7" office:value-type="float" office:value="407" calcext:value-type="float">
            <text:p>40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88" calcext:value-type="float">
            <text:p>38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ISERR(SMALL([.$K$4:.$K$101];[.A85]));&quot;&quot;;SMALL([.$K$4:.$K$101];[.A85]))">
            <text:p/>
          </table:table-cell>
          <table:table-cell table:formula="of:=IF([.B85]=&quot;&quot;;&quot;&quot;;[.B85]-[.B84])">
            <text:p/>
          </table:table-cell>
          <table:table-cell table:formula="of:=IF([.B85]=&quot;&quot;;&quot;&quot;;IF(ISNUMBER(MATCH([.B85];[.$K$4:.$K$11];0));&quot;&quot;;INDEX([.$L$22:.$L$101];MATCH([.B85];[.$K$22:.$K$101];1))))">
            <text:p/>
          </table:table-cell>
          <table:table-cell table:formula="of:=IF([.B85]=&quot;&quot;;&quot;&quot;;IF([.B84]&lt;[.$K$4];INDEX([.$L$4:.$L$11];MATCH([.B84];[.$K$4:.$K$11];-1));INDEX([.$L$4:.$L$11];MATCH([.B84];[.$K$4:.$K$11];1))))">
            <text:p/>
          </table:table-cell>
          <table:table-cell table:formula="of:=IF([.D85]=&quot;b&quot;;&quot;\break&quot;;IF([.D85]=&quot;pb&quot;;&quot;\pageBreak&quot;;IF(AND([.D85]=&quot;&quot;;[.C85]&lt;&gt;0);&quot;&quot;;IF(AND([.C85]=0;[.D85]=&quot;&quot;);IF(INDEX([.$L$22:.$L$101];MATCH([.B85];[.$K$22:.$K$101];0))=&quot;b&quot;;&quot;\break&quot;;&quot;\pageBreak&quot;);&quot;&quot;))))">
            <text:p/>
          </table:table-cell>
          <table:table-cell table:formula="of:=IF([.B85]=&quot;&quot;;&quot;&quot;;IF([.$K$16]=&quot;Y&quot;;IF([.C85]=0;&quot; &quot;&amp;[.F85];[.E85]&amp;&quot;*&quot;&amp;[.C85]&amp;&quot; &quot;&amp;[.F85]);&quot;&quot;))">
            <text:p/>
          </table:table-cell>
          <table:table-cell table:number-columns-repeated="2"/>
          <table:table-cell table:style-name="ce5" office:value-type="float" office:value="64" calcext:value-type="float">
            <text:p>64</text:p>
          </table:table-cell>
          <table:table-cell table:style-name="ce12" table:formula="of:=IF(INDEX([.$S85:.$ET85];MATCH([.$B$7];[.$S$1:.$ET$1];0)+[.K$1])=&quot;&quot;;&quot;&quot;;INDEX([.$S85:.$ET85];MATCH([.$B$7];[.$S$1:.$ET$1];0)+[.K$1]))">
            <text:p/>
          </table:table-cell>
          <table:table-cell table:style-name="ce12" table:formula="of:=IF(INDEX([.$S85:.$ET85];MATCH([.$B$7];[.$S$1:.$ET$1];0)+[.L$1])=&quot;&quot;;&quot;&quot;;INDEX([.$S85:.$ET85];MATCH([.$B$7];[.$S$1:.$ET$1];0)+[.L$1]))">
            <text:p/>
          </table:table-cell>
          <table:table-cell table:style-name="ce12" table:formula="of:=IF(INDEX([.$S85:.$ET85];MATCH([.$B$7];[.$S$1:.$ET$1];0)+[.M$1])=&quot;&quot;;&quot;&quot;;INDEX([.$S85:.$ET85];MATCH([.$B$7];[.$S$1:.$ET$1];0)+[.M$1]))">
            <text:p/>
          </table:table-cell>
          <table:table-cell table:style-name="ce12" table:formula="of:=IF(INDEX([.$S85:.$ET85];MATCH([.$B$7];[.$S$1:.$ET$1];0)+[.N$1])=&quot;&quot;;&quot;&quot;;INDEX([.$S85:.$ET85];MATCH([.$B$7];[.$S$1:.$ET$1];0)+[.N$1]))">
            <text:p/>
          </table:table-cell>
          <table:table-cell table:style-name="ce12" table:formula="of:=IF(INDEX([.$S85:.$ET85];MATCH([.$B$7];[.$S$1:.$ET$1];0)+[.O$1])=&quot;&quot;;&quot;&quot;;INDEX([.$S85:.$ET85];MATCH([.$B$7];[.$S$1:.$ET$1];0)+[.O$1]))">
            <text:p/>
          </table:table-cell>
          <table:table-cell table:style-name="ce20" table:formula="of:=IF(INDEX([.$S85:.$ET85];MATCH([.$B$7];[.$S$1:.$ET$1];0)+[.P$1])=&quot;&quot;;&quot;&quot;;INDEX([.$S85:.$ET85];MATCH([.$B$7];[.$S$1:.$ET$1];0)+[.P$1]))">
            <text:p/>
          </table:table-cell>
          <table:table-cell/>
          <table:table-cell office:value-type="float" office:value="64" calcext:value-type="float">
            <text:p>64</text:p>
          </table:table-cell>
          <table:table-cell table:style-name="ce7" table:number-columns-repeated="90"/>
          <table:table-cell table:style-name="ce7" office:value-type="float" office:value="410" calcext:value-type="float">
            <text:p>410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399" calcext:value-type="float">
            <text:p>39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ISERR(SMALL([.$K$4:.$K$101];[.A86]));&quot;&quot;;SMALL([.$K$4:.$K$101];[.A86]))">
            <text:p/>
          </table:table-cell>
          <table:table-cell table:formula="of:=IF([.B86]=&quot;&quot;;&quot;&quot;;[.B86]-[.B85])">
            <text:p/>
          </table:table-cell>
          <table:table-cell table:formula="of:=IF([.B86]=&quot;&quot;;&quot;&quot;;IF(ISNUMBER(MATCH([.B86];[.$K$4:.$K$11];0));&quot;&quot;;INDEX([.$L$22:.$L$101];MATCH([.B86];[.$K$22:.$K$101];1))))">
            <text:p/>
          </table:table-cell>
          <table:table-cell table:formula="of:=IF([.B86]=&quot;&quot;;&quot;&quot;;IF([.B85]&lt;[.$K$4];INDEX([.$L$4:.$L$11];MATCH([.B85];[.$K$4:.$K$11];-1));INDEX([.$L$4:.$L$11];MATCH([.B85];[.$K$4:.$K$11];1))))">
            <text:p/>
          </table:table-cell>
          <table:table-cell table:formula="of:=IF([.D86]=&quot;b&quot;;&quot;\break&quot;;IF([.D86]=&quot;pb&quot;;&quot;\pageBreak&quot;;IF(AND([.D86]=&quot;&quot;;[.C86]&lt;&gt;0);&quot;&quot;;IF(AND([.C86]=0;[.D86]=&quot;&quot;);IF(INDEX([.$L$22:.$L$101];MATCH([.B86];[.$K$22:.$K$101];0))=&quot;b&quot;;&quot;\break&quot;;&quot;\pageBreak&quot;);&quot;&quot;))))">
            <text:p/>
          </table:table-cell>
          <table:table-cell table:formula="of:=IF([.B86]=&quot;&quot;;&quot;&quot;;IF([.$K$16]=&quot;Y&quot;;IF([.C86]=0;&quot; &quot;&amp;[.F86];[.E86]&amp;&quot;*&quot;&amp;[.C86]&amp;&quot; &quot;&amp;[.F86]);&quot;&quot;))">
            <text:p/>
          </table:table-cell>
          <table:table-cell table:number-columns-repeated="2"/>
          <table:table-cell table:style-name="ce5" office:value-type="float" office:value="65" calcext:value-type="float">
            <text:p>65</text:p>
          </table:table-cell>
          <table:table-cell table:style-name="ce12" table:formula="of:=IF(INDEX([.$S86:.$ET86];MATCH([.$B$7];[.$S$1:.$ET$1];0)+[.K$1])=&quot;&quot;;&quot;&quot;;INDEX([.$S86:.$ET86];MATCH([.$B$7];[.$S$1:.$ET$1];0)+[.K$1]))">
            <text:p/>
          </table:table-cell>
          <table:table-cell table:style-name="ce12" table:formula="of:=IF(INDEX([.$S86:.$ET86];MATCH([.$B$7];[.$S$1:.$ET$1];0)+[.L$1])=&quot;&quot;;&quot;&quot;;INDEX([.$S86:.$ET86];MATCH([.$B$7];[.$S$1:.$ET$1];0)+[.L$1]))">
            <text:p/>
          </table:table-cell>
          <table:table-cell table:style-name="ce12" table:formula="of:=IF(INDEX([.$S86:.$ET86];MATCH([.$B$7];[.$S$1:.$ET$1];0)+[.M$1])=&quot;&quot;;&quot;&quot;;INDEX([.$S86:.$ET86];MATCH([.$B$7];[.$S$1:.$ET$1];0)+[.M$1]))">
            <text:p/>
          </table:table-cell>
          <table:table-cell table:style-name="ce12" table:formula="of:=IF(INDEX([.$S86:.$ET86];MATCH([.$B$7];[.$S$1:.$ET$1];0)+[.N$1])=&quot;&quot;;&quot;&quot;;INDEX([.$S86:.$ET86];MATCH([.$B$7];[.$S$1:.$ET$1];0)+[.N$1]))">
            <text:p/>
          </table:table-cell>
          <table:table-cell table:style-name="ce12" table:formula="of:=IF(INDEX([.$S86:.$ET86];MATCH([.$B$7];[.$S$1:.$ET$1];0)+[.O$1])=&quot;&quot;;&quot;&quot;;INDEX([.$S86:.$ET86];MATCH([.$B$7];[.$S$1:.$ET$1];0)+[.O$1]))">
            <text:p/>
          </table:table-cell>
          <table:table-cell table:style-name="ce20" table:formula="of:=IF(INDEX([.$S86:.$ET86];MATCH([.$B$7];[.$S$1:.$ET$1];0)+[.P$1])=&quot;&quot;;&quot;&quot;;INDEX([.$S86:.$ET86];MATCH([.$B$7];[.$S$1:.$ET$1];0)+[.P$1]))">
            <text:p/>
          </table:table-cell>
          <table:table-cell/>
          <table:table-cell office:value-type="float" office:value="65" calcext:value-type="float">
            <text:p>65</text:p>
          </table:table-cell>
          <table:table-cell table:style-name="ce7" table:number-columns-repeated="90"/>
          <table:table-cell table:style-name="ce7" office:value-type="float" office:value="415" calcext:value-type="float">
            <text:p>41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4" calcext:value-type="float">
            <text:p>40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ISERR(SMALL([.$K$4:.$K$101];[.A87]));&quot;&quot;;SMALL([.$K$4:.$K$101];[.A87]))">
            <text:p/>
          </table:table-cell>
          <table:table-cell table:formula="of:=IF([.B87]=&quot;&quot;;&quot;&quot;;[.B87]-[.B86])">
            <text:p/>
          </table:table-cell>
          <table:table-cell table:formula="of:=IF([.B87]=&quot;&quot;;&quot;&quot;;IF(ISNUMBER(MATCH([.B87];[.$K$4:.$K$11];0));&quot;&quot;;INDEX([.$L$22:.$L$101];MATCH([.B87];[.$K$22:.$K$101];1))))">
            <text:p/>
          </table:table-cell>
          <table:table-cell table:formula="of:=IF([.B87]=&quot;&quot;;&quot;&quot;;IF([.B86]&lt;[.$K$4];INDEX([.$L$4:.$L$11];MATCH([.B86];[.$K$4:.$K$11];-1));INDEX([.$L$4:.$L$11];MATCH([.B86];[.$K$4:.$K$11];1))))">
            <text:p/>
          </table:table-cell>
          <table:table-cell table:formula="of:=IF([.D87]=&quot;b&quot;;&quot;\break&quot;;IF([.D87]=&quot;pb&quot;;&quot;\pageBreak&quot;;IF(AND([.D87]=&quot;&quot;;[.C87]&lt;&gt;0);&quot;&quot;;IF(AND([.C87]=0;[.D87]=&quot;&quot;);IF(INDEX([.$L$22:.$L$101];MATCH([.B87];[.$K$22:.$K$101];0))=&quot;b&quot;;&quot;\break&quot;;&quot;\pageBreak&quot;);&quot;&quot;))))">
            <text:p/>
          </table:table-cell>
          <table:table-cell table:formula="of:=IF([.B87]=&quot;&quot;;&quot;&quot;;IF([.$K$16]=&quot;Y&quot;;IF([.C87]=0;&quot; &quot;&amp;[.F87];[.E87]&amp;&quot;*&quot;&amp;[.C87]&amp;&quot; &quot;&amp;[.F87]);&quot;&quot;))">
            <text:p/>
          </table:table-cell>
          <table:table-cell table:number-columns-repeated="2"/>
          <table:table-cell table:style-name="ce5" office:value-type="float" office:value="66" calcext:value-type="float">
            <text:p>66</text:p>
          </table:table-cell>
          <table:table-cell table:style-name="ce12" table:formula="of:=IF(INDEX([.$S87:.$ET87];MATCH([.$B$7];[.$S$1:.$ET$1];0)+[.K$1])=&quot;&quot;;&quot;&quot;;INDEX([.$S87:.$ET87];MATCH([.$B$7];[.$S$1:.$ET$1];0)+[.K$1]))">
            <text:p/>
          </table:table-cell>
          <table:table-cell table:style-name="ce12" table:formula="of:=IF(INDEX([.$S87:.$ET87];MATCH([.$B$7];[.$S$1:.$ET$1];0)+[.L$1])=&quot;&quot;;&quot;&quot;;INDEX([.$S87:.$ET87];MATCH([.$B$7];[.$S$1:.$ET$1];0)+[.L$1]))">
            <text:p/>
          </table:table-cell>
          <table:table-cell table:style-name="ce12" table:formula="of:=IF(INDEX([.$S87:.$ET87];MATCH([.$B$7];[.$S$1:.$ET$1];0)+[.M$1])=&quot;&quot;;&quot;&quot;;INDEX([.$S87:.$ET87];MATCH([.$B$7];[.$S$1:.$ET$1];0)+[.M$1]))">
            <text:p/>
          </table:table-cell>
          <table:table-cell table:style-name="ce12" table:formula="of:=IF(INDEX([.$S87:.$ET87];MATCH([.$B$7];[.$S$1:.$ET$1];0)+[.N$1])=&quot;&quot;;&quot;&quot;;INDEX([.$S87:.$ET87];MATCH([.$B$7];[.$S$1:.$ET$1];0)+[.N$1]))">
            <text:p/>
          </table:table-cell>
          <table:table-cell table:style-name="ce12" table:formula="of:=IF(INDEX([.$S87:.$ET87];MATCH([.$B$7];[.$S$1:.$ET$1];0)+[.O$1])=&quot;&quot;;&quot;&quot;;INDEX([.$S87:.$ET87];MATCH([.$B$7];[.$S$1:.$ET$1];0)+[.O$1]))">
            <text:p/>
          </table:table-cell>
          <table:table-cell table:style-name="ce20" table:formula="of:=IF(INDEX([.$S87:.$ET87];MATCH([.$B$7];[.$S$1:.$ET$1];0)+[.P$1])=&quot;&quot;;&quot;&quot;;INDEX([.$S87:.$ET87];MATCH([.$B$7];[.$S$1:.$ET$1];0)+[.P$1]))">
            <text:p/>
          </table:table-cell>
          <table:table-cell/>
          <table:table-cell office:value-type="float" office:value="66" calcext:value-type="float">
            <text:p>66</text:p>
          </table:table-cell>
          <table:table-cell table:style-name="ce7" table:number-columns-repeated="90"/>
          <table:table-cell table:style-name="ce7" office:value-type="float" office:value="419" calcext:value-type="float">
            <text:p>419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08" calcext:value-type="float">
            <text:p>40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ISERR(SMALL([.$K$4:.$K$101];[.A88]));&quot;&quot;;SMALL([.$K$4:.$K$101];[.A88]))">
            <text:p/>
          </table:table-cell>
          <table:table-cell table:formula="of:=IF([.B88]=&quot;&quot;;&quot;&quot;;[.B88]-[.B87])">
            <text:p/>
          </table:table-cell>
          <table:table-cell table:formula="of:=IF([.B88]=&quot;&quot;;&quot;&quot;;IF(ISNUMBER(MATCH([.B88];[.$K$4:.$K$11];0));&quot;&quot;;INDEX([.$L$22:.$L$101];MATCH([.B88];[.$K$22:.$K$101];1))))">
            <text:p/>
          </table:table-cell>
          <table:table-cell table:formula="of:=IF([.B88]=&quot;&quot;;&quot;&quot;;IF([.B87]&lt;[.$K$4];INDEX([.$L$4:.$L$11];MATCH([.B87];[.$K$4:.$K$11];-1));INDEX([.$L$4:.$L$11];MATCH([.B87];[.$K$4:.$K$11];1))))">
            <text:p/>
          </table:table-cell>
          <table:table-cell table:formula="of:=IF([.D88]=&quot;b&quot;;&quot;\break&quot;;IF([.D88]=&quot;pb&quot;;&quot;\pageBreak&quot;;IF(AND([.D88]=&quot;&quot;;[.C88]&lt;&gt;0);&quot;&quot;;IF(AND([.C88]=0;[.D88]=&quot;&quot;);IF(INDEX([.$L$22:.$L$101];MATCH([.B88];[.$K$22:.$K$101];0))=&quot;b&quot;;&quot;\break&quot;;&quot;\pageBreak&quot;);&quot;&quot;))))">
            <text:p/>
          </table:table-cell>
          <table:table-cell table:formula="of:=IF([.B88]=&quot;&quot;;&quot;&quot;;IF([.$K$16]=&quot;Y&quot;;IF([.C88]=0;&quot; &quot;&amp;[.F88];[.E88]&amp;&quot;*&quot;&amp;[.C88]&amp;&quot; &quot;&amp;[.F88]);&quot;&quot;))">
            <text:p/>
          </table:table-cell>
          <table:table-cell table:number-columns-repeated="2"/>
          <table:table-cell table:style-name="ce5" office:value-type="float" office:value="67" calcext:value-type="float">
            <text:p>67</text:p>
          </table:table-cell>
          <table:table-cell table:style-name="ce12" table:formula="of:=IF(INDEX([.$S88:.$ET88];MATCH([.$B$7];[.$S$1:.$ET$1];0)+[.K$1])=&quot;&quot;;&quot;&quot;;INDEX([.$S88:.$ET88];MATCH([.$B$7];[.$S$1:.$ET$1];0)+[.K$1]))">
            <text:p/>
          </table:table-cell>
          <table:table-cell table:style-name="ce12" table:formula="of:=IF(INDEX([.$S88:.$ET88];MATCH([.$B$7];[.$S$1:.$ET$1];0)+[.L$1])=&quot;&quot;;&quot;&quot;;INDEX([.$S88:.$ET88];MATCH([.$B$7];[.$S$1:.$ET$1];0)+[.L$1]))">
            <text:p/>
          </table:table-cell>
          <table:table-cell table:style-name="ce12" table:formula="of:=IF(INDEX([.$S88:.$ET88];MATCH([.$B$7];[.$S$1:.$ET$1];0)+[.M$1])=&quot;&quot;;&quot;&quot;;INDEX([.$S88:.$ET88];MATCH([.$B$7];[.$S$1:.$ET$1];0)+[.M$1]))">
            <text:p/>
          </table:table-cell>
          <table:table-cell table:style-name="ce12" table:formula="of:=IF(INDEX([.$S88:.$ET88];MATCH([.$B$7];[.$S$1:.$ET$1];0)+[.N$1])=&quot;&quot;;&quot;&quot;;INDEX([.$S88:.$ET88];MATCH([.$B$7];[.$S$1:.$ET$1];0)+[.N$1]))">
            <text:p/>
          </table:table-cell>
          <table:table-cell table:style-name="ce12" table:formula="of:=IF(INDEX([.$S88:.$ET88];MATCH([.$B$7];[.$S$1:.$ET$1];0)+[.O$1])=&quot;&quot;;&quot;&quot;;INDEX([.$S88:.$ET88];MATCH([.$B$7];[.$S$1:.$ET$1];0)+[.O$1]))">
            <text:p/>
          </table:table-cell>
          <table:table-cell table:style-name="ce20" table:formula="of:=IF(INDEX([.$S88:.$ET88];MATCH([.$B$7];[.$S$1:.$ET$1];0)+[.P$1])=&quot;&quot;;&quot;&quot;;INDEX([.$S88:.$ET88];MATCH([.$B$7];[.$S$1:.$ET$1];0)+[.P$1]))">
            <text:p/>
          </table:table-cell>
          <table:table-cell/>
          <table:table-cell office:value-type="float" office:value="67" calcext:value-type="float">
            <text:p>67</text:p>
          </table:table-cell>
          <table:table-cell table:style-name="ce7" table:number-columns-repeated="90"/>
          <table:table-cell table:style-name="ce7" office:value-type="float" office:value="422" calcext:value-type="float">
            <text:p>422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3" calcext:value-type="float">
            <text:p>413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ISERR(SMALL([.$K$4:.$K$101];[.A89]));&quot;&quot;;SMALL([.$K$4:.$K$101];[.A89]))">
            <text:p/>
          </table:table-cell>
          <table:table-cell table:formula="of:=IF([.B89]=&quot;&quot;;&quot;&quot;;[.B89]-[.B88])">
            <text:p/>
          </table:table-cell>
          <table:table-cell table:formula="of:=IF([.B89]=&quot;&quot;;&quot;&quot;;IF(ISNUMBER(MATCH([.B89];[.$K$4:.$K$11];0));&quot;&quot;;INDEX([.$L$22:.$L$101];MATCH([.B89];[.$K$22:.$K$101];1))))">
            <text:p/>
          </table:table-cell>
          <table:table-cell table:formula="of:=IF([.B89]=&quot;&quot;;&quot;&quot;;IF([.B88]&lt;[.$K$4];INDEX([.$L$4:.$L$11];MATCH([.B88];[.$K$4:.$K$11];-1));INDEX([.$L$4:.$L$11];MATCH([.B88];[.$K$4:.$K$11];1))))">
            <text:p/>
          </table:table-cell>
          <table:table-cell table:formula="of:=IF([.D89]=&quot;b&quot;;&quot;\break&quot;;IF([.D89]=&quot;pb&quot;;&quot;\pageBreak&quot;;IF(AND([.D89]=&quot;&quot;;[.C89]&lt;&gt;0);&quot;&quot;;IF(AND([.C89]=0;[.D89]=&quot;&quot;);IF(INDEX([.$L$22:.$L$101];MATCH([.B89];[.$K$22:.$K$101];0))=&quot;b&quot;;&quot;\break&quot;;&quot;\pageBreak&quot;);&quot;&quot;))))">
            <text:p/>
          </table:table-cell>
          <table:table-cell table:formula="of:=IF([.B89]=&quot;&quot;;&quot;&quot;;IF([.$K$16]=&quot;Y&quot;;IF([.C89]=0;&quot; &quot;&amp;[.F89];[.E89]&amp;&quot;*&quot;&amp;[.C89]&amp;&quot; &quot;&amp;[.F89]);&quot;&quot;))">
            <text:p/>
          </table:table-cell>
          <table:table-cell table:number-columns-repeated="2"/>
          <table:table-cell table:style-name="ce5" office:value-type="float" office:value="68" calcext:value-type="float">
            <text:p>68</text:p>
          </table:table-cell>
          <table:table-cell table:style-name="ce12" table:formula="of:=IF(INDEX([.$S89:.$ET89];MATCH([.$B$7];[.$S$1:.$ET$1];0)+[.K$1])=&quot;&quot;;&quot;&quot;;INDEX([.$S89:.$ET89];MATCH([.$B$7];[.$S$1:.$ET$1];0)+[.K$1]))">
            <text:p/>
          </table:table-cell>
          <table:table-cell table:style-name="ce12" table:formula="of:=IF(INDEX([.$S89:.$ET89];MATCH([.$B$7];[.$S$1:.$ET$1];0)+[.L$1])=&quot;&quot;;&quot;&quot;;INDEX([.$S89:.$ET89];MATCH([.$B$7];[.$S$1:.$ET$1];0)+[.L$1]))">
            <text:p/>
          </table:table-cell>
          <table:table-cell table:style-name="ce12" table:formula="of:=IF(INDEX([.$S89:.$ET89];MATCH([.$B$7];[.$S$1:.$ET$1];0)+[.M$1])=&quot;&quot;;&quot;&quot;;INDEX([.$S89:.$ET89];MATCH([.$B$7];[.$S$1:.$ET$1];0)+[.M$1]))">
            <text:p/>
          </table:table-cell>
          <table:table-cell table:style-name="ce12" table:formula="of:=IF(INDEX([.$S89:.$ET89];MATCH([.$B$7];[.$S$1:.$ET$1];0)+[.N$1])=&quot;&quot;;&quot;&quot;;INDEX([.$S89:.$ET89];MATCH([.$B$7];[.$S$1:.$ET$1];0)+[.N$1]))">
            <text:p/>
          </table:table-cell>
          <table:table-cell table:style-name="ce12" table:formula="of:=IF(INDEX([.$S89:.$ET89];MATCH([.$B$7];[.$S$1:.$ET$1];0)+[.O$1])=&quot;&quot;;&quot;&quot;;INDEX([.$S89:.$ET89];MATCH([.$B$7];[.$S$1:.$ET$1];0)+[.O$1]))">
            <text:p/>
          </table:table-cell>
          <table:table-cell table:style-name="ce20" table:formula="of:=IF(INDEX([.$S89:.$ET89];MATCH([.$B$7];[.$S$1:.$ET$1];0)+[.P$1])=&quot;&quot;;&quot;&quot;;INDEX([.$S89:.$ET89];MATCH([.$B$7];[.$S$1:.$ET$1];0)+[.P$1]))">
            <text:p/>
          </table:table-cell>
          <table:table-cell/>
          <table:table-cell office:value-type="float" office:value="68" calcext:value-type="float">
            <text:p>68</text:p>
          </table:table-cell>
          <table:table-cell table:style-name="ce7" table:number-columns-repeated="90"/>
          <table:table-cell table:style-name="ce7" office:value-type="float" office:value="425" calcext:value-type="float">
            <text:p>425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18" calcext:value-type="float">
            <text:p>41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ISERR(SMALL([.$K$4:.$K$101];[.A90]));&quot;&quot;;SMALL([.$K$4:.$K$101];[.A90]))">
            <text:p/>
          </table:table-cell>
          <table:table-cell table:formula="of:=IF([.B90]=&quot;&quot;;&quot;&quot;;[.B90]-[.B89])">
            <text:p/>
          </table:table-cell>
          <table:table-cell table:formula="of:=IF([.B90]=&quot;&quot;;&quot;&quot;;IF(ISNUMBER(MATCH([.B90];[.$K$4:.$K$11];0));&quot;&quot;;INDEX([.$L$22:.$L$101];MATCH([.B90];[.$K$22:.$K$101];1))))">
            <text:p/>
          </table:table-cell>
          <table:table-cell table:formula="of:=IF([.B90]=&quot;&quot;;&quot;&quot;;IF([.B89]&lt;[.$K$4];INDEX([.$L$4:.$L$11];MATCH([.B89];[.$K$4:.$K$11];-1));INDEX([.$L$4:.$L$11];MATCH([.B89];[.$K$4:.$K$11];1))))">
            <text:p/>
          </table:table-cell>
          <table:table-cell table:formula="of:=IF([.D90]=&quot;b&quot;;&quot;\break&quot;;IF([.D90]=&quot;pb&quot;;&quot;\pageBreak&quot;;IF(AND([.D90]=&quot;&quot;;[.C90]&lt;&gt;0);&quot;&quot;;IF(AND([.C90]=0;[.D90]=&quot;&quot;);IF(INDEX([.$L$22:.$L$101];MATCH([.B90];[.$K$22:.$K$101];0))=&quot;b&quot;;&quot;\break&quot;;&quot;\pageBreak&quot;);&quot;&quot;))))">
            <text:p/>
          </table:table-cell>
          <table:table-cell table:formula="of:=IF([.B90]=&quot;&quot;;&quot;&quot;;IF([.$K$16]=&quot;Y&quot;;IF([.C90]=0;&quot; &quot;&amp;[.F90];[.E90]&amp;&quot;*&quot;&amp;[.C90]&amp;&quot; &quot;&amp;[.F90]);&quot;&quot;))">
            <text:p/>
          </table:table-cell>
          <table:table-cell table:number-columns-repeated="2"/>
          <table:table-cell table:style-name="ce5" office:value-type="float" office:value="69" calcext:value-type="float">
            <text:p>69</text:p>
          </table:table-cell>
          <table:table-cell table:style-name="ce12" table:formula="of:=IF(INDEX([.$S90:.$ET90];MATCH([.$B$7];[.$S$1:.$ET$1];0)+[.K$1])=&quot;&quot;;&quot;&quot;;INDEX([.$S90:.$ET90];MATCH([.$B$7];[.$S$1:.$ET$1];0)+[.K$1]))">
            <text:p/>
          </table:table-cell>
          <table:table-cell table:style-name="ce12" table:formula="of:=IF(INDEX([.$S90:.$ET90];MATCH([.$B$7];[.$S$1:.$ET$1];0)+[.L$1])=&quot;&quot;;&quot;&quot;;INDEX([.$S90:.$ET90];MATCH([.$B$7];[.$S$1:.$ET$1];0)+[.L$1]))">
            <text:p/>
          </table:table-cell>
          <table:table-cell table:style-name="ce12" table:formula="of:=IF(INDEX([.$S90:.$ET90];MATCH([.$B$7];[.$S$1:.$ET$1];0)+[.M$1])=&quot;&quot;;&quot;&quot;;INDEX([.$S90:.$ET90];MATCH([.$B$7];[.$S$1:.$ET$1];0)+[.M$1]))">
            <text:p/>
          </table:table-cell>
          <table:table-cell table:style-name="ce12" table:formula="of:=IF(INDEX([.$S90:.$ET90];MATCH([.$B$7];[.$S$1:.$ET$1];0)+[.N$1])=&quot;&quot;;&quot;&quot;;INDEX([.$S90:.$ET90];MATCH([.$B$7];[.$S$1:.$ET$1];0)+[.N$1]))">
            <text:p/>
          </table:table-cell>
          <table:table-cell table:style-name="ce12" table:formula="of:=IF(INDEX([.$S90:.$ET90];MATCH([.$B$7];[.$S$1:.$ET$1];0)+[.O$1])=&quot;&quot;;&quot;&quot;;INDEX([.$S90:.$ET90];MATCH([.$B$7];[.$S$1:.$ET$1];0)+[.O$1]))">
            <text:p/>
          </table:table-cell>
          <table:table-cell table:style-name="ce20" table:formula="of:=IF(INDEX([.$S90:.$ET90];MATCH([.$B$7];[.$S$1:.$ET$1];0)+[.P$1])=&quot;&quot;;&quot;&quot;;INDEX([.$S90:.$ET90];MATCH([.$B$7];[.$S$1:.$ET$1];0)+[.P$1]))">
            <text:p/>
          </table:table-cell>
          <table:table-cell/>
          <table:table-cell office:value-type="float" office:value="69" calcext:value-type="float">
            <text:p>69</text:p>
          </table:table-cell>
          <table:table-cell table:style-name="ce7" table:number-columns-repeated="90"/>
          <table:table-cell table:style-name="ce7" office:value-type="float" office:value="428" calcext:value-type="float">
            <text:p>428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4"/>
          <table:table-cell table:style-name="ce7" office:value-type="float" office:value="421" calcext:value-type="float">
            <text:p>421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ISERR(SMALL([.$K$4:.$K$101];[.A91]));&quot;&quot;;SMALL([.$K$4:.$K$101];[.A91]))">
            <text:p/>
          </table:table-cell>
          <table:table-cell table:formula="of:=IF([.B91]=&quot;&quot;;&quot;&quot;;[.B91]-[.B90])">
            <text:p/>
          </table:table-cell>
          <table:table-cell table:formula="of:=IF([.B91]=&quot;&quot;;&quot;&quot;;IF(ISNUMBER(MATCH([.B91];[.$K$4:.$K$11];0));&quot;&quot;;INDEX([.$L$22:.$L$101];MATCH([.B91];[.$K$22:.$K$101];1))))">
            <text:p/>
          </table:table-cell>
          <table:table-cell table:formula="of:=IF([.B91]=&quot;&quot;;&quot;&quot;;IF([.B90]&lt;[.$K$4];INDEX([.$L$4:.$L$11];MATCH([.B90];[.$K$4:.$K$11];-1));INDEX([.$L$4:.$L$11];MATCH([.B90];[.$K$4:.$K$11];1))))">
            <text:p/>
          </table:table-cell>
          <table:table-cell table:formula="of:=IF([.D91]=&quot;b&quot;;&quot;\break&quot;;IF([.D91]=&quot;pb&quot;;&quot;\pageBreak&quot;;IF(AND([.D91]=&quot;&quot;;[.C91]&lt;&gt;0);&quot;&quot;;IF(AND([.C91]=0;[.D91]=&quot;&quot;);IF(INDEX([.$L$22:.$L$101];MATCH([.B91];[.$K$22:.$K$101];0))=&quot;b&quot;;&quot;\break&quot;;&quot;\pageBreak&quot;);&quot;&quot;))))">
            <text:p/>
          </table:table-cell>
          <table:table-cell table:formula="of:=IF([.B91]=&quot;&quot;;&quot;&quot;;IF([.$K$16]=&quot;Y&quot;;IF([.C91]=0;&quot; &quot;&amp;[.F91];[.E91]&amp;&quot;*&quot;&amp;[.C91]&amp;&quot; &quot;&amp;[.F91]);&quot;&quot;))">
            <text:p/>
          </table:table-cell>
          <table:table-cell table:number-columns-repeated="2"/>
          <table:table-cell table:style-name="ce5" office:value-type="float" office:value="70" calcext:value-type="float">
            <text:p>70</text:p>
          </table:table-cell>
          <table:table-cell table:style-name="ce12" table:formula="of:=IF(INDEX([.$S91:.$ET91];MATCH([.$B$7];[.$S$1:.$ET$1];0)+[.K$1])=&quot;&quot;;&quot;&quot;;INDEX([.$S91:.$ET91];MATCH([.$B$7];[.$S$1:.$ET$1];0)+[.K$1]))">
            <text:p/>
          </table:table-cell>
          <table:table-cell table:style-name="ce12" table:formula="of:=IF(INDEX([.$S91:.$ET91];MATCH([.$B$7];[.$S$1:.$ET$1];0)+[.L$1])=&quot;&quot;;&quot;&quot;;INDEX([.$S91:.$ET91];MATCH([.$B$7];[.$S$1:.$ET$1];0)+[.L$1]))">
            <text:p/>
          </table:table-cell>
          <table:table-cell table:style-name="ce12" table:formula="of:=IF(INDEX([.$S91:.$ET91];MATCH([.$B$7];[.$S$1:.$ET$1];0)+[.M$1])=&quot;&quot;;&quot;&quot;;INDEX([.$S91:.$ET91];MATCH([.$B$7];[.$S$1:.$ET$1];0)+[.M$1]))">
            <text:p/>
          </table:table-cell>
          <table:table-cell table:style-name="ce12" table:formula="of:=IF(INDEX([.$S91:.$ET91];MATCH([.$B$7];[.$S$1:.$ET$1];0)+[.N$1])=&quot;&quot;;&quot;&quot;;INDEX([.$S91:.$ET91];MATCH([.$B$7];[.$S$1:.$ET$1];0)+[.N$1]))">
            <text:p/>
          </table:table-cell>
          <table:table-cell table:style-name="ce12" table:formula="of:=IF(INDEX([.$S91:.$ET91];MATCH([.$B$7];[.$S$1:.$ET$1];0)+[.O$1])=&quot;&quot;;&quot;&quot;;INDEX([.$S91:.$ET91];MATCH([.$B$7];[.$S$1:.$ET$1];0)+[.O$1]))">
            <text:p/>
          </table:table-cell>
          <table:table-cell table:style-name="ce20" table:formula="of:=IF(INDEX([.$S91:.$ET91];MATCH([.$B$7];[.$S$1:.$ET$1];0)+[.P$1])=&quot;&quot;;&quot;&quot;;INDEX([.$S91:.$ET91];MATCH([.$B$7];[.$S$1:.$ET$1];0)+[.P$1]))">
            <text:p/>
          </table:table-cell>
          <table:table-cell/>
          <table:table-cell office:value-type="float" office:value="70" calcext:value-type="float">
            <text:p>70</text:p>
          </table:table-cell>
          <table:table-cell table:style-name="ce7" table:number-columns-repeated="96"/>
          <table:table-cell table:style-name="ce7" office:value-type="float" office:value="424" calcext:value-type="float">
            <text:p>424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3"/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ISERR(SMALL([.$K$4:.$K$101];[.A92]));&quot;&quot;;SMALL([.$K$4:.$K$101];[.A92]))">
            <text:p/>
          </table:table-cell>
          <table:table-cell table:formula="of:=IF([.B92]=&quot;&quot;;&quot;&quot;;[.B92]-[.B91])">
            <text:p/>
          </table:table-cell>
          <table:table-cell table:formula="of:=IF([.B92]=&quot;&quot;;&quot;&quot;;IF(ISNUMBER(MATCH([.B92];[.$K$4:.$K$11];0));&quot;&quot;;INDEX([.$L$22:.$L$101];MATCH([.B92];[.$K$22:.$K$101];1))))">
            <text:p/>
          </table:table-cell>
          <table:table-cell table:formula="of:=IF([.B92]=&quot;&quot;;&quot;&quot;;IF([.B91]&lt;[.$K$4];INDEX([.$L$4:.$L$11];MATCH([.B91];[.$K$4:.$K$11];-1));INDEX([.$L$4:.$L$11];MATCH([.B91];[.$K$4:.$K$11];1))))">
            <text:p/>
          </table:table-cell>
          <table:table-cell table:formula="of:=IF([.D92]=&quot;b&quot;;&quot;\break&quot;;IF([.D92]=&quot;pb&quot;;&quot;\pageBreak&quot;;IF(AND([.D92]=&quot;&quot;;[.C92]&lt;&gt;0);&quot;&quot;;IF(AND([.C92]=0;[.D92]=&quot;&quot;);IF(INDEX([.$L$22:.$L$101];MATCH([.B92];[.$K$22:.$K$101];0))=&quot;b&quot;;&quot;\break&quot;;&quot;\pageBreak&quot;);&quot;&quot;))))">
            <text:p/>
          </table:table-cell>
          <table:table-cell table:formula="of:=IF([.B92]=&quot;&quot;;&quot;&quot;;IF([.$K$16]=&quot;Y&quot;;IF([.C92]=0;&quot; &quot;&amp;[.F92];[.E92]&amp;&quot;*&quot;&amp;[.C92]&amp;&quot; &quot;&amp;[.F92]);&quot;&quot;))">
            <text:p/>
          </table:table-cell>
          <table:table-cell table:number-columns-repeated="2"/>
          <table:table-cell table:style-name="ce5" office:value-type="float" office:value="71" calcext:value-type="float">
            <text:p>71</text:p>
          </table:table-cell>
          <table:table-cell table:style-name="ce12" table:formula="of:=IF(INDEX([.$S92:.$ET92];MATCH([.$B$7];[.$S$1:.$ET$1];0)+[.K$1])=&quot;&quot;;&quot;&quot;;INDEX([.$S92:.$ET92];MATCH([.$B$7];[.$S$1:.$ET$1];0)+[.K$1]))">
            <text:p/>
          </table:table-cell>
          <table:table-cell table:style-name="ce12" table:formula="of:=IF(INDEX([.$S92:.$ET92];MATCH([.$B$7];[.$S$1:.$ET$1];0)+[.L$1])=&quot;&quot;;&quot;&quot;;INDEX([.$S92:.$ET92];MATCH([.$B$7];[.$S$1:.$ET$1];0)+[.L$1]))">
            <text:p/>
          </table:table-cell>
          <table:table-cell table:style-name="ce12" table:formula="of:=IF(INDEX([.$S92:.$ET92];MATCH([.$B$7];[.$S$1:.$ET$1];0)+[.M$1])=&quot;&quot;;&quot;&quot;;INDEX([.$S92:.$ET92];MATCH([.$B$7];[.$S$1:.$ET$1];0)+[.M$1]))">
            <text:p/>
          </table:table-cell>
          <table:table-cell table:style-name="ce12" table:formula="of:=IF(INDEX([.$S92:.$ET92];MATCH([.$B$7];[.$S$1:.$ET$1];0)+[.N$1])=&quot;&quot;;&quot;&quot;;INDEX([.$S92:.$ET92];MATCH([.$B$7];[.$S$1:.$ET$1];0)+[.N$1]))">
            <text:p/>
          </table:table-cell>
          <table:table-cell table:style-name="ce12" table:formula="of:=IF(INDEX([.$S92:.$ET92];MATCH([.$B$7];[.$S$1:.$ET$1];0)+[.O$1])=&quot;&quot;;&quot;&quot;;INDEX([.$S92:.$ET92];MATCH([.$B$7];[.$S$1:.$ET$1];0)+[.O$1]))">
            <text:p/>
          </table:table-cell>
          <table:table-cell table:style-name="ce20" table:formula="of:=IF(INDEX([.$S92:.$ET92];MATCH([.$B$7];[.$S$1:.$ET$1];0)+[.P$1])=&quot;&quot;;&quot;&quot;;INDEX([.$S92:.$ET92];MATCH([.$B$7];[.$S$1:.$ET$1];0)+[.P$1]))">
            <text:p/>
          </table:table-cell>
          <table:table-cell/>
          <table:table-cell office:value-type="float" office:value="71" calcext:value-type="float">
            <text:p>71</text:p>
          </table:table-cell>
          <table:table-cell table:style-name="ce7" table:number-columns-repeated="96"/>
          <table:table-cell table:style-name="ce7" office:value-type="float" office:value="427" calcext:value-type="float">
            <text:p>427</text:p>
          </table:table-cell>
          <table:table-cell table:style-name="ce7" office:value-type="string" calcext:value-type="string">
            <text:p>b</text:p>
          </table:table-cell>
          <table:table-cell table:style-name="ce7" table:number-columns-repeated="30"/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ISERR(SMALL([.$K$4:.$K$101];[.A93]));&quot;&quot;;SMALL([.$K$4:.$K$101];[.A93]))">
            <text:p/>
          </table:table-cell>
          <table:table-cell table:formula="of:=IF([.B93]=&quot;&quot;;&quot;&quot;;[.B93]-[.B92])">
            <text:p/>
          </table:table-cell>
          <table:table-cell table:formula="of:=IF([.B93]=&quot;&quot;;&quot;&quot;;IF(ISNUMBER(MATCH([.B93];[.$K$4:.$K$11];0));&quot;&quot;;INDEX([.$L$22:.$L$101];MATCH([.B93];[.$K$22:.$K$101];1))))">
            <text:p/>
          </table:table-cell>
          <table:table-cell table:formula="of:=IF([.B93]=&quot;&quot;;&quot;&quot;;IF([.B92]&lt;[.$K$4];INDEX([.$L$4:.$L$11];MATCH([.B92];[.$K$4:.$K$11];-1));INDEX([.$L$4:.$L$11];MATCH([.B92];[.$K$4:.$K$11];1))))">
            <text:p/>
          </table:table-cell>
          <table:table-cell table:formula="of:=IF([.D93]=&quot;b&quot;;&quot;\break&quot;;IF([.D93]=&quot;pb&quot;;&quot;\pageBreak&quot;;IF(AND([.D93]=&quot;&quot;;[.C93]&lt;&gt;0);&quot;&quot;;IF(AND([.C93]=0;[.D93]=&quot;&quot;);IF(INDEX([.$L$22:.$L$101];MATCH([.B93];[.$K$22:.$K$101];0))=&quot;b&quot;;&quot;\break&quot;;&quot;\pageBreak&quot;);&quot;&quot;))))">
            <text:p/>
          </table:table-cell>
          <table:table-cell table:formula="of:=IF([.B93]=&quot;&quot;;&quot;&quot;;IF([.$K$16]=&quot;Y&quot;;IF([.C93]=0;&quot; &quot;&amp;[.F93];[.E93]&amp;&quot;*&quot;&amp;[.C93]&amp;&quot; &quot;&amp;[.F93]);&quot;&quot;))">
            <text:p/>
          </table:table-cell>
          <table:table-cell table:number-columns-repeated="2"/>
          <table:table-cell table:style-name="ce5" office:value-type="float" office:value="72" calcext:value-type="float">
            <text:p>72</text:p>
          </table:table-cell>
          <table:table-cell table:style-name="ce12" table:formula="of:=IF(INDEX([.$S93:.$ET93];MATCH([.$B$7];[.$S$1:.$ET$1];0)+[.K$1])=&quot;&quot;;&quot;&quot;;INDEX([.$S93:.$ET93];MATCH([.$B$7];[.$S$1:.$ET$1];0)+[.K$1]))">
            <text:p/>
          </table:table-cell>
          <table:table-cell table:style-name="ce12" table:formula="of:=IF(INDEX([.$S93:.$ET93];MATCH([.$B$7];[.$S$1:.$ET$1];0)+[.L$1])=&quot;&quot;;&quot;&quot;;INDEX([.$S93:.$ET93];MATCH([.$B$7];[.$S$1:.$ET$1];0)+[.L$1]))">
            <text:p/>
          </table:table-cell>
          <table:table-cell table:style-name="ce12" table:formula="of:=IF(INDEX([.$S93:.$ET93];MATCH([.$B$7];[.$S$1:.$ET$1];0)+[.M$1])=&quot;&quot;;&quot;&quot;;INDEX([.$S93:.$ET93];MATCH([.$B$7];[.$S$1:.$ET$1];0)+[.M$1]))">
            <text:p/>
          </table:table-cell>
          <table:table-cell table:style-name="ce12" table:formula="of:=IF(INDEX([.$S93:.$ET93];MATCH([.$B$7];[.$S$1:.$ET$1];0)+[.N$1])=&quot;&quot;;&quot;&quot;;INDEX([.$S93:.$ET93];MATCH([.$B$7];[.$S$1:.$ET$1];0)+[.N$1]))">
            <text:p/>
          </table:table-cell>
          <table:table-cell table:style-name="ce12" table:formula="of:=IF(INDEX([.$S93:.$ET93];MATCH([.$B$7];[.$S$1:.$ET$1];0)+[.O$1])=&quot;&quot;;&quot;&quot;;INDEX([.$S93:.$ET93];MATCH([.$B$7];[.$S$1:.$ET$1];0)+[.O$1]))">
            <text:p/>
          </table:table-cell>
          <table:table-cell table:style-name="ce20" table:formula="of:=IF(INDEX([.$S93:.$ET93];MATCH([.$B$7];[.$S$1:.$ET$1];0)+[.P$1])=&quot;&quot;;&quot;&quot;;INDEX([.$S93:.$ET93];MATCH([.$B$7];[.$S$1:.$ET$1];0)+[.P$1]))">
            <text:p/>
          </table:table-cell>
          <table:table-cell/>
          <table:table-cell office:value-type="float" office:value="72" calcext:value-type="float">
            <text:p>72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ISERR(SMALL([.$K$4:.$K$101];[.A94]));&quot;&quot;;SMALL([.$K$4:.$K$101];[.A94]))">
            <text:p/>
          </table:table-cell>
          <table:table-cell table:formula="of:=IF([.B94]=&quot;&quot;;&quot;&quot;;[.B94]-[.B93])">
            <text:p/>
          </table:table-cell>
          <table:table-cell table:formula="of:=IF([.B94]=&quot;&quot;;&quot;&quot;;IF(ISNUMBER(MATCH([.B94];[.$K$4:.$K$11];0));&quot;&quot;;INDEX([.$L$22:.$L$101];MATCH([.B94];[.$K$22:.$K$101];1))))">
            <text:p/>
          </table:table-cell>
          <table:table-cell table:formula="of:=IF([.B94]=&quot;&quot;;&quot;&quot;;IF([.B93]&lt;[.$K$4];INDEX([.$L$4:.$L$11];MATCH([.B93];[.$K$4:.$K$11];-1));INDEX([.$L$4:.$L$11];MATCH([.B93];[.$K$4:.$K$11];1))))">
            <text:p/>
          </table:table-cell>
          <table:table-cell table:formula="of:=IF([.D94]=&quot;b&quot;;&quot;\break&quot;;IF([.D94]=&quot;pb&quot;;&quot;\pageBreak&quot;;IF(AND([.D94]=&quot;&quot;;[.C94]&lt;&gt;0);&quot;&quot;;IF(AND([.C94]=0;[.D94]=&quot;&quot;);IF(INDEX([.$L$22:.$L$101];MATCH([.B94];[.$K$22:.$K$101];0))=&quot;b&quot;;&quot;\break&quot;;&quot;\pageBreak&quot;);&quot;&quot;))))">
            <text:p/>
          </table:table-cell>
          <table:table-cell table:formula="of:=IF([.B94]=&quot;&quot;;&quot;&quot;;IF([.$K$16]=&quot;Y&quot;;IF([.C94]=0;&quot; &quot;&amp;[.F94];[.E94]&amp;&quot;*&quot;&amp;[.C94]&amp;&quot; &quot;&amp;[.F94]);&quot;&quot;))">
            <text:p/>
          </table:table-cell>
          <table:table-cell table:number-columns-repeated="2"/>
          <table:table-cell table:style-name="ce5" office:value-type="float" office:value="73" calcext:value-type="float">
            <text:p>73</text:p>
          </table:table-cell>
          <table:table-cell table:style-name="ce12" table:formula="of:=IF(INDEX([.$S94:.$ET94];MATCH([.$B$7];[.$S$1:.$ET$1];0)+[.K$1])=&quot;&quot;;&quot;&quot;;INDEX([.$S94:.$ET94];MATCH([.$B$7];[.$S$1:.$ET$1];0)+[.K$1]))">
            <text:p/>
          </table:table-cell>
          <table:table-cell table:style-name="ce12" table:formula="of:=IF(INDEX([.$S94:.$ET94];MATCH([.$B$7];[.$S$1:.$ET$1];0)+[.L$1])=&quot;&quot;;&quot;&quot;;INDEX([.$S94:.$ET94];MATCH([.$B$7];[.$S$1:.$ET$1];0)+[.L$1]))">
            <text:p/>
          </table:table-cell>
          <table:table-cell table:style-name="ce12" table:formula="of:=IF(INDEX([.$S94:.$ET94];MATCH([.$B$7];[.$S$1:.$ET$1];0)+[.M$1])=&quot;&quot;;&quot;&quot;;INDEX([.$S94:.$ET94];MATCH([.$B$7];[.$S$1:.$ET$1];0)+[.M$1]))">
            <text:p/>
          </table:table-cell>
          <table:table-cell table:style-name="ce12" table:formula="of:=IF(INDEX([.$S94:.$ET94];MATCH([.$B$7];[.$S$1:.$ET$1];0)+[.N$1])=&quot;&quot;;&quot;&quot;;INDEX([.$S94:.$ET94];MATCH([.$B$7];[.$S$1:.$ET$1];0)+[.N$1]))">
            <text:p/>
          </table:table-cell>
          <table:table-cell table:style-name="ce12" table:formula="of:=IF(INDEX([.$S94:.$ET94];MATCH([.$B$7];[.$S$1:.$ET$1];0)+[.O$1])=&quot;&quot;;&quot;&quot;;INDEX([.$S94:.$ET94];MATCH([.$B$7];[.$S$1:.$ET$1];0)+[.O$1]))">
            <text:p/>
          </table:table-cell>
          <table:table-cell table:style-name="ce20" table:formula="of:=IF(INDEX([.$S94:.$ET94];MATCH([.$B$7];[.$S$1:.$ET$1];0)+[.P$1])=&quot;&quot;;&quot;&quot;;INDEX([.$S94:.$ET94];MATCH([.$B$7];[.$S$1:.$ET$1];0)+[.P$1]))">
            <text:p/>
          </table:table-cell>
          <table:table-cell/>
          <table:table-cell office:value-type="float" office:value="73" calcext:value-type="float">
            <text:p>73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ISERR(SMALL([.$K$4:.$K$101];[.A95]));&quot;&quot;;SMALL([.$K$4:.$K$101];[.A95]))">
            <text:p/>
          </table:table-cell>
          <table:table-cell table:formula="of:=IF([.B95]=&quot;&quot;;&quot;&quot;;[.B95]-[.B94])">
            <text:p/>
          </table:table-cell>
          <table:table-cell table:formula="of:=IF([.B95]=&quot;&quot;;&quot;&quot;;IF(ISNUMBER(MATCH([.B95];[.$K$4:.$K$11];0));&quot;&quot;;INDEX([.$L$22:.$L$101];MATCH([.B95];[.$K$22:.$K$101];1))))">
            <text:p/>
          </table:table-cell>
          <table:table-cell table:formula="of:=IF([.B95]=&quot;&quot;;&quot;&quot;;IF([.B94]&lt;[.$K$4];INDEX([.$L$4:.$L$11];MATCH([.B94];[.$K$4:.$K$11];-1));INDEX([.$L$4:.$L$11];MATCH([.B94];[.$K$4:.$K$11];1))))">
            <text:p/>
          </table:table-cell>
          <table:table-cell table:formula="of:=IF([.D95]=&quot;b&quot;;&quot;\break&quot;;IF([.D95]=&quot;pb&quot;;&quot;\pageBreak&quot;;IF(AND([.D95]=&quot;&quot;;[.C95]&lt;&gt;0);&quot;&quot;;IF(AND([.C95]=0;[.D95]=&quot;&quot;);IF(INDEX([.$L$22:.$L$101];MATCH([.B95];[.$K$22:.$K$101];0))=&quot;b&quot;;&quot;\break&quot;;&quot;\pageBreak&quot;);&quot;&quot;))))">
            <text:p/>
          </table:table-cell>
          <table:table-cell table:formula="of:=IF([.B95]=&quot;&quot;;&quot;&quot;;IF([.$K$16]=&quot;Y&quot;;IF([.C95]=0;&quot; &quot;&amp;[.F95];[.E95]&amp;&quot;*&quot;&amp;[.C95]&amp;&quot; &quot;&amp;[.F95]);&quot;&quot;))">
            <text:p/>
          </table:table-cell>
          <table:table-cell table:number-columns-repeated="2"/>
          <table:table-cell table:style-name="ce5" office:value-type="float" office:value="74" calcext:value-type="float">
            <text:p>74</text:p>
          </table:table-cell>
          <table:table-cell table:style-name="ce12" table:formula="of:=IF(INDEX([.$S95:.$ET95];MATCH([.$B$7];[.$S$1:.$ET$1];0)+[.K$1])=&quot;&quot;;&quot;&quot;;INDEX([.$S95:.$ET95];MATCH([.$B$7];[.$S$1:.$ET$1];0)+[.K$1]))">
            <text:p/>
          </table:table-cell>
          <table:table-cell table:style-name="ce12" table:formula="of:=IF(INDEX([.$S95:.$ET95];MATCH([.$B$7];[.$S$1:.$ET$1];0)+[.L$1])=&quot;&quot;;&quot;&quot;;INDEX([.$S95:.$ET95];MATCH([.$B$7];[.$S$1:.$ET$1];0)+[.L$1]))">
            <text:p/>
          </table:table-cell>
          <table:table-cell table:style-name="ce12" table:formula="of:=IF(INDEX([.$S95:.$ET95];MATCH([.$B$7];[.$S$1:.$ET$1];0)+[.M$1])=&quot;&quot;;&quot;&quot;;INDEX([.$S95:.$ET95];MATCH([.$B$7];[.$S$1:.$ET$1];0)+[.M$1]))">
            <text:p/>
          </table:table-cell>
          <table:table-cell table:style-name="ce12" table:formula="of:=IF(INDEX([.$S95:.$ET95];MATCH([.$B$7];[.$S$1:.$ET$1];0)+[.N$1])=&quot;&quot;;&quot;&quot;;INDEX([.$S95:.$ET95];MATCH([.$B$7];[.$S$1:.$ET$1];0)+[.N$1]))">
            <text:p/>
          </table:table-cell>
          <table:table-cell table:style-name="ce12" table:formula="of:=IF(INDEX([.$S95:.$ET95];MATCH([.$B$7];[.$S$1:.$ET$1];0)+[.O$1])=&quot;&quot;;&quot;&quot;;INDEX([.$S95:.$ET95];MATCH([.$B$7];[.$S$1:.$ET$1];0)+[.O$1]))">
            <text:p/>
          </table:table-cell>
          <table:table-cell table:style-name="ce20" table:formula="of:=IF(INDEX([.$S95:.$ET95];MATCH([.$B$7];[.$S$1:.$ET$1];0)+[.P$1])=&quot;&quot;;&quot;&quot;;INDEX([.$S95:.$ET95];MATCH([.$B$7];[.$S$1:.$ET$1];0)+[.P$1]))">
            <text:p/>
          </table:table-cell>
          <table:table-cell/>
          <table:table-cell office:value-type="float" office:value="74" calcext:value-type="float">
            <text:p>74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K$4:.$K$101];[.A96]));&quot;&quot;;SMALL([.$K$4:.$K$101];[.A96]))">
            <text:p/>
          </table:table-cell>
          <table:table-cell table:style-name="Default" table:formula="of:=IF([.B96]=&quot;&quot;;&quot;&quot;;[.B96]-[.B95])">
            <text:p/>
          </table:table-cell>
          <table:table-cell table:formula="of:=IF([.B96]=&quot;&quot;;&quot;&quot;;IF(ISNUMBER(MATCH([.B96];[.$K$4:.$K$11];0));&quot;&quot;;INDEX([.$L$22:.$L$101];MATCH([.B96];[.$K$22:.$K$101];1))))">
            <text:p/>
          </table:table-cell>
          <table:table-cell table:formula="of:=IF([.B96]=&quot;&quot;;&quot;&quot;;IF([.B95]&lt;[.$K$4];INDEX([.$L$4:.$L$11];MATCH([.B95];[.$K$4:.$K$11];-1));INDEX([.$L$4:.$L$11];MATCH([.B95];[.$K$4:.$K$11];1))))">
            <text:p/>
          </table:table-cell>
          <table:table-cell table:formula="of:=IF([.D96]=&quot;b&quot;;&quot;\break&quot;;IF([.D96]=&quot;pb&quot;;&quot;\pageBreak&quot;;IF(AND([.D96]=&quot;&quot;;[.C96]&lt;&gt;0);&quot;&quot;;IF(AND([.C96]=0;[.D96]=&quot;&quot;);IF(INDEX([.$L$22:.$L$101];MATCH([.B96];[.$K$22:.$K$101];0))=&quot;b&quot;;&quot;\break&quot;;&quot;\pageBreak&quot;);&quot;&quot;))))">
            <text:p/>
          </table:table-cell>
          <table:table-cell table:formula="of:=IF([.B96]=&quot;&quot;;&quot;&quot;;IF([.$K$16]=&quot;Y&quot;;IF([.C96]=0;&quot; &quot;&amp;[.F96];[.E96]&amp;&quot;*&quot;&amp;[.C96]&amp;&quot; &quot;&amp;[.F96]);&quot;&quot;))">
            <text:p/>
          </table:table-cell>
          <table:table-cell table:number-columns-repeated="2"/>
          <table:table-cell table:style-name="ce5" office:value-type="float" office:value="75" calcext:value-type="float">
            <text:p>75</text:p>
          </table:table-cell>
          <table:table-cell table:style-name="ce12" table:formula="of:=IF(INDEX([.$S96:.$ET96];MATCH([.$B$7];[.$S$1:.$ET$1];0)+[.K$1])=&quot;&quot;;&quot;&quot;;INDEX([.$S96:.$ET96];MATCH([.$B$7];[.$S$1:.$ET$1];0)+[.K$1]))">
            <text:p/>
          </table:table-cell>
          <table:table-cell table:style-name="ce12" table:formula="of:=IF(INDEX([.$S96:.$ET96];MATCH([.$B$7];[.$S$1:.$ET$1];0)+[.L$1])=&quot;&quot;;&quot;&quot;;INDEX([.$S96:.$ET96];MATCH([.$B$7];[.$S$1:.$ET$1];0)+[.L$1]))">
            <text:p/>
          </table:table-cell>
          <table:table-cell table:style-name="ce12" table:formula="of:=IF(INDEX([.$S96:.$ET96];MATCH([.$B$7];[.$S$1:.$ET$1];0)+[.M$1])=&quot;&quot;;&quot;&quot;;INDEX([.$S96:.$ET96];MATCH([.$B$7];[.$S$1:.$ET$1];0)+[.M$1]))">
            <text:p/>
          </table:table-cell>
          <table:table-cell table:style-name="ce12" table:formula="of:=IF(INDEX([.$S96:.$ET96];MATCH([.$B$7];[.$S$1:.$ET$1];0)+[.N$1])=&quot;&quot;;&quot;&quot;;INDEX([.$S96:.$ET96];MATCH([.$B$7];[.$S$1:.$ET$1];0)+[.N$1]))">
            <text:p/>
          </table:table-cell>
          <table:table-cell table:style-name="ce12" table:formula="of:=IF(INDEX([.$S96:.$ET96];MATCH([.$B$7];[.$S$1:.$ET$1];0)+[.O$1])=&quot;&quot;;&quot;&quot;;INDEX([.$S96:.$ET96];MATCH([.$B$7];[.$S$1:.$ET$1];0)+[.O$1]))">
            <text:p/>
          </table:table-cell>
          <table:table-cell table:style-name="ce20" table:formula="of:=IF(INDEX([.$S96:.$ET96];MATCH([.$B$7];[.$S$1:.$ET$1];0)+[.P$1])=&quot;&quot;;&quot;&quot;;INDEX([.$S96:.$ET96];MATCH([.$B$7];[.$S$1:.$ET$1];0)+[.P$1]))">
            <text:p/>
          </table:table-cell>
          <table:table-cell/>
          <table:table-cell office:value-type="float" office:value="75" calcext:value-type="float">
            <text:p>75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K$4:.$K$101];[.A97]));&quot;&quot;;SMALL([.$K$4:.$K$101];[.A97]))">
            <text:p/>
          </table:table-cell>
          <table:table-cell table:style-name="Default" table:formula="of:=IF([.B97]=&quot;&quot;;&quot;&quot;;[.B97]-[.B96])">
            <text:p/>
          </table:table-cell>
          <table:table-cell table:formula="of:=IF([.B97]=&quot;&quot;;&quot;&quot;;IF(ISNUMBER(MATCH([.B97];[.$K$4:.$K$11];0));&quot;&quot;;INDEX([.$L$22:.$L$101];MATCH([.B97];[.$K$22:.$K$101];1))))">
            <text:p/>
          </table:table-cell>
          <table:table-cell table:formula="of:=IF([.B97]=&quot;&quot;;&quot;&quot;;IF([.B96]&lt;[.$K$4];INDEX([.$L$4:.$L$11];MATCH([.B96];[.$K$4:.$K$11];-1));INDEX([.$L$4:.$L$11];MATCH([.B96];[.$K$4:.$K$11];1))))">
            <text:p/>
          </table:table-cell>
          <table:table-cell table:formula="of:=IF([.D97]=&quot;b&quot;;&quot;\break&quot;;IF([.D97]=&quot;pb&quot;;&quot;\pageBreak&quot;;IF(AND([.D97]=&quot;&quot;;[.C97]&lt;&gt;0);&quot;&quot;;IF(AND([.C97]=0;[.D97]=&quot;&quot;);IF(INDEX([.$L$22:.$L$101];MATCH([.B97];[.$K$22:.$K$101];0))=&quot;b&quot;;&quot;\break&quot;;&quot;\pageBreak&quot;);&quot;&quot;))))">
            <text:p/>
          </table:table-cell>
          <table:table-cell table:formula="of:=IF([.B97]=&quot;&quot;;&quot;&quot;;IF([.$K$16]=&quot;Y&quot;;IF([.C97]=0;&quot; &quot;&amp;[.F97];[.E97]&amp;&quot;*&quot;&amp;[.C97]&amp;&quot; &quot;&amp;[.F97]);&quot;&quot;))">
            <text:p/>
          </table:table-cell>
          <table:table-cell table:number-columns-repeated="2"/>
          <table:table-cell table:style-name="ce5" office:value-type="float" office:value="76" calcext:value-type="float">
            <text:p>76</text:p>
          </table:table-cell>
          <table:table-cell table:style-name="ce12" table:formula="of:=IF(INDEX([.$S97:.$ET97];MATCH([.$B$7];[.$S$1:.$ET$1];0)+[.K$1])=&quot;&quot;;&quot;&quot;;INDEX([.$S97:.$ET97];MATCH([.$B$7];[.$S$1:.$ET$1];0)+[.K$1]))">
            <text:p/>
          </table:table-cell>
          <table:table-cell table:style-name="ce12" table:formula="of:=IF(INDEX([.$S97:.$ET97];MATCH([.$B$7];[.$S$1:.$ET$1];0)+[.L$1])=&quot;&quot;;&quot;&quot;;INDEX([.$S97:.$ET97];MATCH([.$B$7];[.$S$1:.$ET$1];0)+[.L$1]))">
            <text:p/>
          </table:table-cell>
          <table:table-cell table:style-name="ce12" table:formula="of:=IF(INDEX([.$S97:.$ET97];MATCH([.$B$7];[.$S$1:.$ET$1];0)+[.M$1])=&quot;&quot;;&quot;&quot;;INDEX([.$S97:.$ET97];MATCH([.$B$7];[.$S$1:.$ET$1];0)+[.M$1]))">
            <text:p/>
          </table:table-cell>
          <table:table-cell table:style-name="ce12" table:formula="of:=IF(INDEX([.$S97:.$ET97];MATCH([.$B$7];[.$S$1:.$ET$1];0)+[.N$1])=&quot;&quot;;&quot;&quot;;INDEX([.$S97:.$ET97];MATCH([.$B$7];[.$S$1:.$ET$1];0)+[.N$1]))">
            <text:p/>
          </table:table-cell>
          <table:table-cell table:style-name="ce12" table:formula="of:=IF(INDEX([.$S97:.$ET97];MATCH([.$B$7];[.$S$1:.$ET$1];0)+[.O$1])=&quot;&quot;;&quot;&quot;;INDEX([.$S97:.$ET97];MATCH([.$B$7];[.$S$1:.$ET$1];0)+[.O$1]))">
            <text:p/>
          </table:table-cell>
          <table:table-cell table:style-name="ce20" table:formula="of:=IF(INDEX([.$S97:.$ET97];MATCH([.$B$7];[.$S$1:.$ET$1];0)+[.P$1])=&quot;&quot;;&quot;&quot;;INDEX([.$S97:.$ET97];MATCH([.$B$7];[.$S$1:.$ET$1];0)+[.P$1]))">
            <text:p/>
          </table:table-cell>
          <table:table-cell/>
          <table:table-cell office:value-type="float" office:value="76" calcext:value-type="float">
            <text:p>76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K$4:.$K$101];[.A98]));&quot;&quot;;SMALL([.$K$4:.$K$101];[.A98]))">
            <text:p/>
          </table:table-cell>
          <table:table-cell table:style-name="Default" table:formula="of:=IF([.B98]=&quot;&quot;;&quot;&quot;;[.B98]-[.B97])">
            <text:p/>
          </table:table-cell>
          <table:table-cell table:formula="of:=IF([.B98]=&quot;&quot;;&quot;&quot;;IF(ISNUMBER(MATCH([.B98];[.$K$4:.$K$11];0));&quot;&quot;;INDEX([.$L$22:.$L$101];MATCH([.B98];[.$K$22:.$K$101];1))))">
            <text:p/>
          </table:table-cell>
          <table:table-cell table:formula="of:=IF([.B98]=&quot;&quot;;&quot;&quot;;IF([.B97]&lt;[.$K$4];INDEX([.$L$4:.$L$11];MATCH([.B97];[.$K$4:.$K$11];-1));INDEX([.$L$4:.$L$11];MATCH([.B97];[.$K$4:.$K$11];1))))">
            <text:p/>
          </table:table-cell>
          <table:table-cell table:formula="of:=IF([.D98]=&quot;b&quot;;&quot;\break&quot;;IF([.D98]=&quot;pb&quot;;&quot;\pageBreak&quot;;IF(AND([.D98]=&quot;&quot;;[.C98]&lt;&gt;0);&quot;&quot;;IF(AND([.C98]=0;[.D98]=&quot;&quot;);IF(INDEX([.$L$22:.$L$101];MATCH([.B98];[.$K$22:.$K$101];0))=&quot;b&quot;;&quot;\break&quot;;&quot;\pageBreak&quot;);&quot;&quot;))))">
            <text:p/>
          </table:table-cell>
          <table:table-cell table:formula="of:=IF([.B98]=&quot;&quot;;&quot;&quot;;IF([.$K$16]=&quot;Y&quot;;IF([.C98]=0;&quot; &quot;&amp;[.F98];[.E98]&amp;&quot;*&quot;&amp;[.C98]&amp;&quot; &quot;&amp;[.F98]);&quot;&quot;))">
            <text:p/>
          </table:table-cell>
          <table:table-cell table:number-columns-repeated="2"/>
          <table:table-cell table:style-name="ce5" office:value-type="float" office:value="77" calcext:value-type="float">
            <text:p>77</text:p>
          </table:table-cell>
          <table:table-cell table:style-name="ce12" table:formula="of:=IF(INDEX([.$S98:.$ET98];MATCH([.$B$7];[.$S$1:.$ET$1];0)+[.K$1])=&quot;&quot;;&quot;&quot;;INDEX([.$S98:.$ET98];MATCH([.$B$7];[.$S$1:.$ET$1];0)+[.K$1]))">
            <text:p/>
          </table:table-cell>
          <table:table-cell table:style-name="ce12" table:formula="of:=IF(INDEX([.$S98:.$ET98];MATCH([.$B$7];[.$S$1:.$ET$1];0)+[.L$1])=&quot;&quot;;&quot;&quot;;INDEX([.$S98:.$ET98];MATCH([.$B$7];[.$S$1:.$ET$1];0)+[.L$1]))">
            <text:p/>
          </table:table-cell>
          <table:table-cell table:style-name="ce12" table:formula="of:=IF(INDEX([.$S98:.$ET98];MATCH([.$B$7];[.$S$1:.$ET$1];0)+[.M$1])=&quot;&quot;;&quot;&quot;;INDEX([.$S98:.$ET98];MATCH([.$B$7];[.$S$1:.$ET$1];0)+[.M$1]))">
            <text:p/>
          </table:table-cell>
          <table:table-cell table:style-name="ce12" table:formula="of:=IF(INDEX([.$S98:.$ET98];MATCH([.$B$7];[.$S$1:.$ET$1];0)+[.N$1])=&quot;&quot;;&quot;&quot;;INDEX([.$S98:.$ET98];MATCH([.$B$7];[.$S$1:.$ET$1];0)+[.N$1]))">
            <text:p/>
          </table:table-cell>
          <table:table-cell table:style-name="ce12" table:formula="of:=IF(INDEX([.$S98:.$ET98];MATCH([.$B$7];[.$S$1:.$ET$1];0)+[.O$1])=&quot;&quot;;&quot;&quot;;INDEX([.$S98:.$ET98];MATCH([.$B$7];[.$S$1:.$ET$1];0)+[.O$1]))">
            <text:p/>
          </table:table-cell>
          <table:table-cell table:style-name="ce20" table:formula="of:=IF(INDEX([.$S98:.$ET98];MATCH([.$B$7];[.$S$1:.$ET$1];0)+[.P$1])=&quot;&quot;;&quot;&quot;;INDEX([.$S98:.$ET98];MATCH([.$B$7];[.$S$1:.$ET$1];0)+[.P$1]))">
            <text:p/>
          </table:table-cell>
          <table:table-cell/>
          <table:table-cell office:value-type="float" office:value="77" calcext:value-type="float">
            <text:p>77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K$4:.$K$101];[.A99]));&quot;&quot;;SMALL([.$K$4:.$K$101];[.A99]))">
            <text:p/>
          </table:table-cell>
          <table:table-cell table:style-name="Default" table:formula="of:=IF([.B99]=&quot;&quot;;&quot;&quot;;[.B99]-[.B98])">
            <text:p/>
          </table:table-cell>
          <table:table-cell table:formula="of:=IF([.B99]=&quot;&quot;;&quot;&quot;;IF(ISNUMBER(MATCH([.B99];[.$K$4:.$K$11];0));&quot;&quot;;INDEX([.$L$22:.$L$101];MATCH([.B99];[.$K$22:.$K$101];1))))">
            <text:p/>
          </table:table-cell>
          <table:table-cell table:formula="of:=IF([.B99]=&quot;&quot;;&quot;&quot;;IF([.B98]&lt;[.$K$4];INDEX([.$L$4:.$L$11];MATCH([.B98];[.$K$4:.$K$11];-1));INDEX([.$L$4:.$L$11];MATCH([.B98];[.$K$4:.$K$11];1))))">
            <text:p/>
          </table:table-cell>
          <table:table-cell table:formula="of:=IF([.D99]=&quot;b&quot;;&quot;\break&quot;;IF([.D99]=&quot;pb&quot;;&quot;\pageBreak&quot;;IF(AND([.D99]=&quot;&quot;;[.C99]&lt;&gt;0);&quot;&quot;;IF(AND([.C99]=0;[.D99]=&quot;&quot;);IF(INDEX([.$L$22:.$L$101];MATCH([.B99];[.$K$22:.$K$101];0))=&quot;b&quot;;&quot;\break&quot;;&quot;\pageBreak&quot;);&quot;&quot;))))">
            <text:p/>
          </table:table-cell>
          <table:table-cell table:formula="of:=IF([.B99]=&quot;&quot;;&quot;&quot;;IF([.$K$16]=&quot;Y&quot;;IF([.C99]=0;&quot; &quot;&amp;[.F99];[.E99]&amp;&quot;*&quot;&amp;[.C99]&amp;&quot; &quot;&amp;[.F99]);&quot;&quot;))">
            <text:p/>
          </table:table-cell>
          <table:table-cell table:number-columns-repeated="2"/>
          <table:table-cell table:style-name="ce5" office:value-type="float" office:value="78" calcext:value-type="float">
            <text:p>78</text:p>
          </table:table-cell>
          <table:table-cell table:style-name="ce12" table:formula="of:=IF(INDEX([.$S99:.$ET99];MATCH([.$B$7];[.$S$1:.$ET$1];0)+[.K$1])=&quot;&quot;;&quot;&quot;;INDEX([.$S99:.$ET99];MATCH([.$B$7];[.$S$1:.$ET$1];0)+[.K$1]))">
            <text:p/>
          </table:table-cell>
          <table:table-cell table:style-name="ce12" table:formula="of:=IF(INDEX([.$S99:.$ET99];MATCH([.$B$7];[.$S$1:.$ET$1];0)+[.L$1])=&quot;&quot;;&quot;&quot;;INDEX([.$S99:.$ET99];MATCH([.$B$7];[.$S$1:.$ET$1];0)+[.L$1]))">
            <text:p/>
          </table:table-cell>
          <table:table-cell table:style-name="ce12" table:formula="of:=IF(INDEX([.$S99:.$ET99];MATCH([.$B$7];[.$S$1:.$ET$1];0)+[.M$1])=&quot;&quot;;&quot;&quot;;INDEX([.$S99:.$ET99];MATCH([.$B$7];[.$S$1:.$ET$1];0)+[.M$1]))">
            <text:p/>
          </table:table-cell>
          <table:table-cell table:style-name="ce12" table:formula="of:=IF(INDEX([.$S99:.$ET99];MATCH([.$B$7];[.$S$1:.$ET$1];0)+[.N$1])=&quot;&quot;;&quot;&quot;;INDEX([.$S99:.$ET99];MATCH([.$B$7];[.$S$1:.$ET$1];0)+[.N$1]))">
            <text:p/>
          </table:table-cell>
          <table:table-cell table:style-name="ce12" table:formula="of:=IF(INDEX([.$S99:.$ET99];MATCH([.$B$7];[.$S$1:.$ET$1];0)+[.O$1])=&quot;&quot;;&quot;&quot;;INDEX([.$S99:.$ET99];MATCH([.$B$7];[.$S$1:.$ET$1];0)+[.O$1]))">
            <text:p/>
          </table:table-cell>
          <table:table-cell table:style-name="ce20" table:formula="of:=IF(INDEX([.$S99:.$ET99];MATCH([.$B$7];[.$S$1:.$ET$1];0)+[.P$1])=&quot;&quot;;&quot;&quot;;INDEX([.$S99:.$ET99];MATCH([.$B$7];[.$S$1:.$ET$1];0)+[.P$1]))">
            <text:p/>
          </table:table-cell>
          <table:table-cell/>
          <table:table-cell office:value-type="float" office:value="78" calcext:value-type="float">
            <text:p>78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K$4:.$K$101];[.A100]));&quot;&quot;;SMALL([.$K$4:.$K$101];[.A100]))">
            <text:p/>
          </table:table-cell>
          <table:table-cell table:style-name="Default" table:formula="of:=IF([.B100]=&quot;&quot;;&quot;&quot;;[.B100]-[.B99])">
            <text:p/>
          </table:table-cell>
          <table:table-cell table:formula="of:=IF([.B100]=&quot;&quot;;&quot;&quot;;IF(ISNUMBER(MATCH([.B100];[.$K$4:.$K$11];0));&quot;&quot;;INDEX([.$L$22:.$L$101];MATCH([.B100];[.$K$22:.$K$101];1))))">
            <text:p/>
          </table:table-cell>
          <table:table-cell table:formula="of:=IF([.B100]=&quot;&quot;;&quot;&quot;;IF([.B99]&lt;[.$K$4];INDEX([.$L$4:.$L$11];MATCH([.B99];[.$K$4:.$K$11];-1));INDEX([.$L$4:.$L$11];MATCH([.B99];[.$K$4:.$K$11];1))))">
            <text:p/>
          </table:table-cell>
          <table:table-cell table:formula="of:=IF([.D100]=&quot;b&quot;;&quot;\break&quot;;IF([.D100]=&quot;pb&quot;;&quot;\pageBreak&quot;;IF(AND([.D100]=&quot;&quot;;[.C100]&lt;&gt;0);&quot;&quot;;IF(AND([.C100]=0;[.D100]=&quot;&quot;);IF(INDEX([.$L$22:.$L$101];MATCH([.B100];[.$K$22:.$K$101];0))=&quot;b&quot;;&quot;\break&quot;;&quot;\pageBreak&quot;);&quot;&quot;))))">
            <text:p/>
          </table:table-cell>
          <table:table-cell table:formula="of:=IF([.B100]=&quot;&quot;;&quot;&quot;;IF([.$K$16]=&quot;Y&quot;;IF([.C100]=0;&quot; &quot;&amp;[.F100];[.E100]&amp;&quot;*&quot;&amp;[.C100]&amp;&quot; &quot;&amp;[.F100]);&quot;&quot;))">
            <text:p/>
          </table:table-cell>
          <table:table-cell table:number-columns-repeated="2"/>
          <table:table-cell table:style-name="ce5" office:value-type="float" office:value="79" calcext:value-type="float">
            <text:p>79</text:p>
          </table:table-cell>
          <table:table-cell table:style-name="ce12" table:formula="of:=IF(INDEX([.$S100:.$ET100];MATCH([.$B$7];[.$S$1:.$ET$1];0)+[.K$1])=&quot;&quot;;&quot;&quot;;INDEX([.$S100:.$ET100];MATCH([.$B$7];[.$S$1:.$ET$1];0)+[.K$1]))">
            <text:p/>
          </table:table-cell>
          <table:table-cell table:style-name="ce12" table:formula="of:=IF(INDEX([.$S100:.$ET100];MATCH([.$B$7];[.$S$1:.$ET$1];0)+[.L$1])=&quot;&quot;;&quot;&quot;;INDEX([.$S100:.$ET100];MATCH([.$B$7];[.$S$1:.$ET$1];0)+[.L$1]))">
            <text:p/>
          </table:table-cell>
          <table:table-cell table:style-name="ce12" table:formula="of:=IF(INDEX([.$S100:.$ET100];MATCH([.$B$7];[.$S$1:.$ET$1];0)+[.M$1])=&quot;&quot;;&quot;&quot;;INDEX([.$S100:.$ET100];MATCH([.$B$7];[.$S$1:.$ET$1];0)+[.M$1]))">
            <text:p/>
          </table:table-cell>
          <table:table-cell table:style-name="ce12" table:formula="of:=IF(INDEX([.$S100:.$ET100];MATCH([.$B$7];[.$S$1:.$ET$1];0)+[.N$1])=&quot;&quot;;&quot;&quot;;INDEX([.$S100:.$ET100];MATCH([.$B$7];[.$S$1:.$ET$1];0)+[.N$1]))">
            <text:p/>
          </table:table-cell>
          <table:table-cell table:style-name="ce12" table:formula="of:=IF(INDEX([.$S100:.$ET100];MATCH([.$B$7];[.$S$1:.$ET$1];0)+[.O$1])=&quot;&quot;;&quot;&quot;;INDEX([.$S100:.$ET100];MATCH([.$B$7];[.$S$1:.$ET$1];0)+[.O$1]))">
            <text:p/>
          </table:table-cell>
          <table:table-cell table:style-name="ce20" table:formula="of:=IF(INDEX([.$S100:.$ET100];MATCH([.$B$7];[.$S$1:.$ET$1];0)+[.P$1])=&quot;&quot;;&quot;&quot;;INDEX([.$S100:.$ET100];MATCH([.$B$7];[.$S$1:.$ET$1];0)+[.P$1]))">
            <text:p/>
          </table:table-cell>
          <table:table-cell/>
          <table:table-cell office:value-type="float" office:value="79" calcext:value-type="float">
            <text:p>79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K$4:.$K$101];[.A101]));&quot;&quot;;SMALL([.$K$4:.$K$101];[.A101]))">
            <text:p/>
          </table:table-cell>
          <table:table-cell table:style-name="Default" table:formula="of:=IF([.B101]=&quot;&quot;;&quot;&quot;;[.B101]-[.B100])">
            <text:p/>
          </table:table-cell>
          <table:table-cell table:formula="of:=IF([.B101]=&quot;&quot;;&quot;&quot;;IF(ISNUMBER(MATCH([.B101];[.$K$4:.$K$11];0));&quot;&quot;;INDEX([.$L$22:.$L$101];MATCH([.B101];[.$K$22:.$K$101];1))))">
            <text:p/>
          </table:table-cell>
          <table:table-cell table:formula="of:=IF([.B101]=&quot;&quot;;&quot;&quot;;IF([.B100]&lt;[.$K$4];INDEX([.$L$4:.$L$11];MATCH([.B100];[.$K$4:.$K$11];-1));INDEX([.$L$4:.$L$11];MATCH([.B100];[.$K$4:.$K$11];1))))">
            <text:p/>
          </table:table-cell>
          <table:table-cell table:formula="of:=IF([.D101]=&quot;b&quot;;&quot;\break&quot;;IF([.D101]=&quot;pb&quot;;&quot;\pageBreak&quot;;IF(AND([.D101]=&quot;&quot;;[.C101]&lt;&gt;0);&quot;&quot;;IF(AND([.C101]=0;[.D101]=&quot;&quot;);IF(INDEX([.$L$22:.$L$101];MATCH([.B101];[.$K$22:.$K$101];0))=&quot;b&quot;;&quot;\break&quot;;&quot;\pageBreak&quot;);&quot;&quot;))))">
            <text:p/>
          </table:table-cell>
          <table:table-cell table:formula="of:=IF([.B101]=&quot;&quot;;&quot;&quot;;IF([.$K$16]=&quot;Y&quot;;IF([.C101]=0;&quot; &quot;&amp;[.F101];[.E101]&amp;&quot;*&quot;&amp;[.C101]&amp;&quot; &quot;&amp;[.F101]);&quot;&quot;))">
            <text:p/>
          </table:table-cell>
          <table:table-cell table:number-columns-repeated="2"/>
          <table:table-cell table:style-name="ce6" office:value-type="float" office:value="80" calcext:value-type="float">
            <text:p>80</text:p>
          </table:table-cell>
          <table:table-cell table:style-name="ce13" table:formula="of:=IF(INDEX([.$S101:.$ET101];MATCH([.$B$7];[.$S$1:.$ET$1];0)+[.K$1])=&quot;&quot;;&quot;&quot;;INDEX([.$S101:.$ET101];MATCH([.$B$7];[.$S$1:.$ET$1];0)+[.K$1]))">
            <text:p/>
          </table:table-cell>
          <table:table-cell table:style-name="ce13" table:formula="of:=IF(INDEX([.$S101:.$ET101];MATCH([.$B$7];[.$S$1:.$ET$1];0)+[.L$1])=&quot;&quot;;&quot;&quot;;INDEX([.$S101:.$ET101];MATCH([.$B$7];[.$S$1:.$ET$1];0)+[.L$1]))">
            <text:p/>
          </table:table-cell>
          <table:table-cell table:style-name="ce13" table:formula="of:=IF(INDEX([.$S101:.$ET101];MATCH([.$B$7];[.$S$1:.$ET$1];0)+[.M$1])=&quot;&quot;;&quot;&quot;;INDEX([.$S101:.$ET101];MATCH([.$B$7];[.$S$1:.$ET$1];0)+[.M$1]))">
            <text:p/>
          </table:table-cell>
          <table:table-cell table:style-name="ce13" table:formula="of:=IF(INDEX([.$S101:.$ET101];MATCH([.$B$7];[.$S$1:.$ET$1];0)+[.N$1])=&quot;&quot;;&quot;&quot;;INDEX([.$S101:.$ET101];MATCH([.$B$7];[.$S$1:.$ET$1];0)+[.N$1]))">
            <text:p/>
          </table:table-cell>
          <table:table-cell table:style-name="ce13" table:formula="of:=IF(INDEX([.$S101:.$ET101];MATCH([.$B$7];[.$S$1:.$ET$1];0)+[.O$1])=&quot;&quot;;&quot;&quot;;INDEX([.$S101:.$ET101];MATCH([.$B$7];[.$S$1:.$ET$1];0)+[.O$1]))">
            <text:p/>
          </table:table-cell>
          <table:table-cell table:style-name="ce21" table:formula="of:=IF(INDEX([.$S101:.$ET101];MATCH([.$B$7];[.$S$1:.$ET$1];0)+[.P$1])=&quot;&quot;;&quot;&quot;;INDEX([.$S101:.$ET101];MATCH([.$B$7];[.$S$1:.$ET$1];0)+[.P$1]))">
            <text:p/>
          </table:table-cell>
          <table:table-cell/>
          <table:table-cell office:value-type="float" office:value="80" calcext:value-type="float">
            <text:p>80</text:p>
          </table:table-cell>
          <table:table-cell table:style-name="ce7" table:number-columns-repeated="128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3"/>
          <table:table-cell table:formula="of:=IF(INDEX([.$S102:.$ET102];MATCH([.$B$7];[.$S$1:.$ET$1];0)+[.K$1])=&quot;&quot;;&quot;&quot;;INDEX([.$S102:.$ET102];MATCH([.$B$7];[.$S$1:.$ET$1];0)+[.K$1]))">
            <text:p/>
          </table:table-cell>
          <table:table-cell table:formula="of:=IF(INDEX([.$S102:.$ET102];MATCH([.$B$7];[.$S$1:.$ET$1];0)+[.L$1])=&quot;&quot;;&quot;&quot;;INDEX([.$S102:.$ET102];MATCH([.$B$7];[.$S$1:.$ET$1];0)+[.L$1]))">
            <text:p/>
          </table:table-cell>
          <table:table-cell table:formula="of:=IF(INDEX([.$S102:.$ET102];MATCH([.$B$7];[.$S$1:.$ET$1];0)+[.M$1])=&quot;&quot;;&quot;&quot;;INDEX([.$S102:.$ET102];MATCH([.$B$7];[.$S$1:.$ET$1];0)+[.M$1]))">
            <text:p/>
          </table:table-cell>
          <table:table-cell table:formula="of:=IF(INDEX([.$S102:.$ET102];MATCH([.$B$7];[.$S$1:.$ET$1];0)+[.N$1])=&quot;&quot;;&quot;&quot;;INDEX([.$S102:.$ET102];MATCH([.$B$7];[.$S$1:.$ET$1];0)+[.N$1]))">
            <text:p/>
          </table:table-cell>
          <table:table-cell table:formula="of:=IF(INDEX([.$S102:.$ET102];MATCH([.$B$7];[.$S$1:.$ET$1];0)+[.O$1])=&quot;&quot;;&quot;&quot;;INDEX([.$S102:.$ET102];MATCH([.$B$7];[.$S$1:.$ET$1];0)+[.O$1]))">
            <text:p/>
          </table:table-cell>
          <table:table-cell table:formula="of:=IF(INDEX([.$S102:.$ET102];MATCH([.$B$7];[.$S$1:.$ET$1];0)+[.P$1])=&quot;&quot;;&quot;&quot;;INDEX([.$S102:.$ET102];MATCH([.$B$7];[.$S$1:.$ET$1];0)+[.P$1]))">
            <text:p/>
          </table:table-cell>
          <table:table-cell table:number-columns-repeated="13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7]&amp;&quot; = {&quot;" office:value-type="string" office:string-value="formatMvtIIVoiceV = {" calcext:value-type="string">
            <text:p>formatMvt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M$4:.$M$101];[.A108]));&quot;&quot;;SMALL([.$M$4:.$M$101];[.A108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7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M$4:.$M$101];[.A109]));&quot;&quot;;SMALL([.$M$4:.$M$101];[.A109]))" office:value-type="float" office:value="1" calcext:value-type="float">
            <text:p>1</text:p>
          </table:table-cell>
          <table:table-cell table:style-name="Default" table:formula="of:=IF([.B109]=&quot;&quot;;&quot;&quot;;[.B109]-[.B108])" office:value-type="float" office:value="1" calcext:value-type="float">
            <text:p>1</text:p>
          </table:table-cell>
          <table:table-cell table:formula="of:=IF([.B109]=&quot;&quot;;&quot;&quot;;IF(ISNUMBER(MATCH([.B109];[.$M$4:.$M$11];0));&quot;&quot;;INDEX([.$N$22:.$N$101];MATCH([.B109];[.$M$22:.$M$101];1))))">
            <text:p/>
          </table:table-cell>
          <table:table-cell table:formula="of:=IF([.B109]=&quot;&quot;;&quot;&quot;;IF([.B108]&lt;[.$M$4];INDEX([.$N$4:.$N$11];MATCH([.B108];[.$M$4:.$M$11];-1));INDEX([.$N$4:.$N$11];MATCH([.B108];[.$M$4:.$M$11];1))))" office:value-type="string" office:string-value="s2." calcext:value-type="string">
            <text:p>s2.</text:p>
          </table:table-cell>
          <table:table-cell/>
          <table:table-cell table:style-name="Default" table:formula="of:=IF([.K17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ISERR(SMALL([.$M$4:.$M$101];[.A110]));&quot;&quot;;SMALL([.$M$4:.$M$101];[.A110]))" office:value-type="float" office:value="27" calcext:value-type="float">
            <text:p>27</text:p>
          </table:table-cell>
          <table:table-cell table:formula="of:=IF([.B110]=&quot;&quot;;&quot;&quot;;[.B110]-[.B109])" office:value-type="float" office:value="26" calcext:value-type="float">
            <text:p>26</text:p>
          </table:table-cell>
          <table:table-cell table:formula="of:=IF([.B110]=&quot;&quot;;&quot;&quot;;IF(ISNUMBER(MATCH([.B110];[.$M$4:.$M$11];0));&quot;&quot;;INDEX([.$N$22:.$N$101];MATCH([.B110];[.$M$22:.$M$101];1))))" office:value-type="string" office:string-value="b" calcext:value-type="string">
            <text:p>b</text:p>
          </table:table-cell>
          <table:table-cell table:formula="of:=IF([.B110]=&quot;&quot;;&quot;&quot;;IF([.B109]&lt;[.$M$4];INDEX([.$N$4:.$N$11];MATCH([.B109];[.$M$4:.$M$11];-1));INDEX([.$N$4:.$N$11];MATCH([.B109];[.$M$4:.$M$11];1))))" office:value-type="string" office:string-value="s2." calcext:value-type="string">
            <text:p>s2.</text:p>
          </table:table-cell>
          <table:table-cell table:formula="of:=IF([.D110]=&quot;b&quot;;&quot;\break&quot;;IF([.D110]=&quot;pb&quot;;&quot;\pageBreak&quot;;IF(AND([.D110]=&quot;&quot;;[.C110]&lt;&gt;0);&quot;&quot;;IF(AND([.C110]=0;[.D110]=&quot;&quot;);IF(INDEX([.$N$22:.$N$101];MATCH([.B110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0]=&quot;&quot;;&quot;&quot;;IF([.$K$17]=&quot;Y&quot;;IF([.C110]=0;&quot; &quot;&amp;[.F110];[.E110]&amp;&quot;*&quot;&amp;[.C110]&amp;&quot; &quot;&amp;[.F110]);&quot;&quot;))" office:value-type="string" office:string-value="s2.*26 \break" calcext:value-type="string">
            <text:p>s2.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ISERR(SMALL([.$M$4:.$M$101];[.A111]));&quot;&quot;;SMALL([.$M$4:.$M$101];[.A111]))" office:value-type="float" office:value="36" calcext:value-type="float">
            <text:p>36</text:p>
          </table:table-cell>
          <table:table-cell table:formula="of:=IF([.B111]=&quot;&quot;;&quot;&quot;;[.B111]-[.B110])" office:value-type="float" office:value="9" calcext:value-type="float">
            <text:p>9</text:p>
          </table:table-cell>
          <table:table-cell table:formula="of:=IF([.B111]=&quot;&quot;;&quot;&quot;;IF(ISNUMBER(MATCH([.B111];[.$M$4:.$M$11];0));&quot;&quot;;INDEX([.$N$22:.$N$101];MATCH([.B111];[.$M$22:.$M$101];1))))" office:value-type="string" office:string-value="b" calcext:value-type="string">
            <text:p>b</text:p>
          </table:table-cell>
          <table:table-cell table:formula="of:=IF([.B111]=&quot;&quot;;&quot;&quot;;IF([.B110]&lt;[.$M$4];INDEX([.$N$4:.$N$11];MATCH([.B110];[.$M$4:.$M$11];-1));INDEX([.$N$4:.$N$11];MATCH([.B110];[.$M$4:.$M$11];1))))" office:value-type="string" office:string-value="s2." calcext:value-type="string">
            <text:p>s2.</text:p>
          </table:table-cell>
          <table:table-cell table:formula="of:=IF([.D111]=&quot;b&quot;;&quot;\break&quot;;IF([.D111]=&quot;pb&quot;;&quot;\pageBreak&quot;;IF(AND([.D111]=&quot;&quot;;[.C111]&lt;&gt;0);&quot;&quot;;IF(AND([.C111]=0;[.D111]=&quot;&quot;);IF(INDEX([.$N$22:.$N$101];MATCH([.B111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1]=&quot;&quot;;&quot;&quot;;IF([.$K$17]=&quot;Y&quot;;IF([.C111]=0;&quot; &quot;&amp;[.F111];[.E111]&amp;&quot;*&quot;&amp;[.C111]&amp;&quot; &quot;&amp;[.F111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ISERR(SMALL([.$M$4:.$M$101];[.A112]));&quot;&quot;;SMALL([.$M$4:.$M$101];[.A112]))" office:value-type="float" office:value="45" calcext:value-type="float">
            <text:p>45</text:p>
          </table:table-cell>
          <table:table-cell table:formula="of:=IF([.B112]=&quot;&quot;;&quot;&quot;;[.B112]-[.B111])" office:value-type="float" office:value="9" calcext:value-type="float">
            <text:p>9</text:p>
          </table:table-cell>
          <table:table-cell table:formula="of:=IF([.B112]=&quot;&quot;;&quot;&quot;;IF(ISNUMBER(MATCH([.B112];[.$M$4:.$M$11];0));&quot;&quot;;INDEX([.$N$22:.$N$101];MATCH([.B112];[.$M$22:.$M$101];1))))" office:value-type="string" office:string-value="b" calcext:value-type="string">
            <text:p>b</text:p>
          </table:table-cell>
          <table:table-cell table:formula="of:=IF([.B112]=&quot;&quot;;&quot;&quot;;IF([.B111]&lt;[.$M$4];INDEX([.$N$4:.$N$11];MATCH([.B111];[.$M$4:.$M$11];-1));INDEX([.$N$4:.$N$11];MATCH([.B111];[.$M$4:.$M$11];1))))" office:value-type="string" office:string-value="s2." calcext:value-type="string">
            <text:p>s2.</text:p>
          </table:table-cell>
          <table:table-cell table:formula="of:=IF([.D112]=&quot;b&quot;;&quot;\break&quot;;IF([.D112]=&quot;pb&quot;;&quot;\pageBreak&quot;;IF(AND([.D112]=&quot;&quot;;[.C112]&lt;&gt;0);&quot;&quot;;IF(AND([.C112]=0;[.D112]=&quot;&quot;);IF(INDEX([.$N$22:.$N$101];MATCH([.B112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2]=&quot;&quot;;&quot;&quot;;IF([.$K$17]=&quot;Y&quot;;IF([.C112]=0;&quot; &quot;&amp;[.F112];[.E112]&amp;&quot;*&quot;&amp;[.C112]&amp;&quot; &quot;&amp;[.F112]);&quot;&quot;))" office:value-type="string" office:string-value="s2.*9 \break" calcext:value-type="string">
            <text:p>s2.*9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(ISERR(SMALL([.$M$4:.$M$101];[.A113]));&quot;&quot;;SMALL([.$M$4:.$M$101];[.A113]))" office:value-type="float" office:value="60" calcext:value-type="float">
            <text:p>60</text:p>
          </table:table-cell>
          <table:table-cell table:formula="of:=IF([.B113]=&quot;&quot;;&quot;&quot;;[.B113]-[.B112])" office:value-type="float" office:value="15" calcext:value-type="float">
            <text:p>15</text:p>
          </table:table-cell>
          <table:table-cell table:formula="of:=IF([.B113]=&quot;&quot;;&quot;&quot;;IF(ISNUMBER(MATCH([.B113];[.$M$4:.$M$11];0));&quot;&quot;;INDEX([.$N$22:.$N$101];MATCH([.B113];[.$M$22:.$M$101];1))))" office:value-type="string" office:string-value="b" calcext:value-type="string">
            <text:p>b</text:p>
          </table:table-cell>
          <table:table-cell table:formula="of:=IF([.B113]=&quot;&quot;;&quot;&quot;;IF([.B112]&lt;[.$M$4];INDEX([.$N$4:.$N$11];MATCH([.B112];[.$M$4:.$M$11];-1));INDEX([.$N$4:.$N$11];MATCH([.B112];[.$M$4:.$M$11];1))))" office:value-type="string" office:string-value="s2." calcext:value-type="string">
            <text:p>s2.</text:p>
          </table:table-cell>
          <table:table-cell table:formula="of:=IF([.D113]=&quot;b&quot;;&quot;\break&quot;;IF([.D113]=&quot;pb&quot;;&quot;\pageBreak&quot;;IF(AND([.D113]=&quot;&quot;;[.C113]&lt;&gt;0);&quot;&quot;;IF(AND([.C113]=0;[.D113]=&quot;&quot;);IF(INDEX([.$N$22:.$N$101];MATCH([.B113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3]=&quot;&quot;;&quot;&quot;;IF([.$K$17]=&quot;Y&quot;;IF([.C113]=0;&quot; &quot;&amp;[.F113];[.E113]&amp;&quot;*&quot;&amp;[.C113]&amp;&quot; &quot;&amp;[.F113]);&quot;&quot;))" office:value-type="string" office:string-value="s2.*15 \break" calcext:value-type="string">
            <text:p>s2.*15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ISERR(SMALL([.$M$4:.$M$101];[.A114]));&quot;&quot;;SMALL([.$M$4:.$M$101];[.A114]))" office:value-type="float" office:value="73" calcext:value-type="float">
            <text:p>73</text:p>
          </table:table-cell>
          <table:table-cell table:formula="of:=IF([.B114]=&quot;&quot;;&quot;&quot;;[.B114]-[.B113])" office:value-type="float" office:value="13" calcext:value-type="float">
            <text:p>13</text:p>
          </table:table-cell>
          <table:table-cell table:formula="of:=IF([.B114]=&quot;&quot;;&quot;&quot;;IF(ISNUMBER(MATCH([.B114];[.$M$4:.$M$11];0));&quot;&quot;;INDEX([.$N$22:.$N$101];MATCH([.B114];[.$M$22:.$M$101];1))))" office:value-type="string" office:string-value="b" calcext:value-type="string">
            <text:p>b</text:p>
          </table:table-cell>
          <table:table-cell table:formula="of:=IF([.B114]=&quot;&quot;;&quot;&quot;;IF([.B113]&lt;[.$M$4];INDEX([.$N$4:.$N$11];MATCH([.B113];[.$M$4:.$M$11];-1));INDEX([.$N$4:.$N$11];MATCH([.B113];[.$M$4:.$M$11];1))))" office:value-type="string" office:string-value="s2." calcext:value-type="string">
            <text:p>s2.</text:p>
          </table:table-cell>
          <table:table-cell table:formula="of:=IF([.D114]=&quot;b&quot;;&quot;\break&quot;;IF([.D114]=&quot;pb&quot;;&quot;\pageBreak&quot;;IF(AND([.D114]=&quot;&quot;;[.C114]&lt;&gt;0);&quot;&quot;;IF(AND([.C114]=0;[.D114]=&quot;&quot;);IF(INDEX([.$N$22:.$N$101];MATCH([.B114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4]=&quot;&quot;;&quot;&quot;;IF([.$K$17]=&quot;Y&quot;;IF([.C114]=0;&quot; &quot;&amp;[.F114];[.E114]&amp;&quot;*&quot;&amp;[.C114]&amp;&quot; &quot;&amp;[.F114]);&quot;&quot;))" office:value-type="string" office:string-value="s2.*13 \break" calcext:value-type="string">
            <text:p>s2.*13 \break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ISERR(SMALL([.$M$4:.$M$101];[.A115]));&quot;&quot;;SMALL([.$M$4:.$M$101];[.A115]))" office:value-type="float" office:value="87" calcext:value-type="float">
            <text:p>87</text:p>
          </table:table-cell>
          <table:table-cell table:formula="of:=IF([.B115]=&quot;&quot;;&quot;&quot;;[.B115]-[.B114])" office:value-type="float" office:value="14" calcext:value-type="float">
            <text:p>14</text:p>
          </table:table-cell>
          <table:table-cell table:formula="of:=IF([.B115]=&quot;&quot;;&quot;&quot;;IF(ISNUMBER(MATCH([.B115];[.$M$4:.$M$11];0));&quot;&quot;;INDEX([.$N$22:.$N$101];MATCH([.B115];[.$M$22:.$M$101];1))))" office:value-type="string" office:string-value="b" calcext:value-type="string">
            <text:p>b</text:p>
          </table:table-cell>
          <table:table-cell table:formula="of:=IF([.B115]=&quot;&quot;;&quot;&quot;;IF([.B114]&lt;[.$M$4];INDEX([.$N$4:.$N$11];MATCH([.B114];[.$M$4:.$M$11];-1));INDEX([.$N$4:.$N$11];MATCH([.B114];[.$M$4:.$M$11];1))))" office:value-type="string" office:string-value="s2." calcext:value-type="string">
            <text:p>s2.</text:p>
          </table:table-cell>
          <table:table-cell table:formula="of:=IF([.D115]=&quot;b&quot;;&quot;\break&quot;;IF([.D115]=&quot;pb&quot;;&quot;\pageBreak&quot;;IF(AND([.D115]=&quot;&quot;;[.C115]&lt;&gt;0);&quot;&quot;;IF(AND([.C115]=0;[.D115]=&quot;&quot;);IF(INDEX([.$N$22:.$N$101];MATCH([.B115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5]=&quot;&quot;;&quot;&quot;;IF([.$K$17]=&quot;Y&quot;;IF([.C115]=0;&quot; &quot;&amp;[.F115];[.E115]&amp;&quot;*&quot;&amp;[.C115]&amp;&quot; &quot;&amp;[.F115]);&quot;&quot;))" office:value-type="string" office:string-value="s2.*14 \break" calcext:value-type="string">
            <text:p>s2.*14 \break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M$4:.$M$101];[.A116]));&quot;&quot;;SMALL([.$M$4:.$M$101];[.A116]))" office:value-type="float" office:value="103" calcext:value-type="float">
            <text:p>103</text:p>
          </table:table-cell>
          <table:table-cell table:formula="of:=IF([.B116]=&quot;&quot;;&quot;&quot;;[.B116]-[.B115])" office:value-type="float" office:value="16" calcext:value-type="float">
            <text:p>16</text:p>
          </table:table-cell>
          <table:table-cell table:formula="of:=IF([.B116]=&quot;&quot;;&quot;&quot;;IF(ISNUMBER(MATCH([.B116];[.$M$4:.$M$11];0));&quot;&quot;;INDEX([.$N$22:.$N$101];MATCH([.B116];[.$M$22:.$M$101];1))))" office:value-type="string" office:string-value="b" calcext:value-type="string">
            <text:p>b</text:p>
          </table:table-cell>
          <table:table-cell table:formula="of:=IF([.B116]=&quot;&quot;;&quot;&quot;;IF([.B115]&lt;[.$M$4];INDEX([.$N$4:.$N$11];MATCH([.B115];[.$M$4:.$M$11];-1));INDEX([.$N$4:.$N$11];MATCH([.B115];[.$M$4:.$M$11];1))))" office:value-type="string" office:string-value="s2." calcext:value-type="string">
            <text:p>s2.</text:p>
          </table:table-cell>
          <table:table-cell table:formula="of:=IF([.D116]=&quot;b&quot;;&quot;\break&quot;;IF([.D116]=&quot;pb&quot;;&quot;\pageBreak&quot;;IF(AND([.D116]=&quot;&quot;;[.C116]&lt;&gt;0);&quot;&quot;;IF(AND([.C116]=0;[.D116]=&quot;&quot;);IF(INDEX([.$N$22:.$N$101];MATCH([.B116];[.$M$22:.$M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16]=&quot;&quot;;&quot;&quot;;IF([.$K$17]=&quot;Y&quot;;IF([.C116]=0;&quot; &quot;&amp;[.F116];[.E116]&amp;&quot;*&quot;&amp;[.C116]&amp;&quot; &quot;&amp;[.F116]);&quot;&quot;))" office:value-type="string" office:string-value="s2.*16 \break" calcext:value-type="string">
            <text:p>s2.*16 \break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M$4:.$M$101];[.A117]));&quot;&quot;;SMALL([.$M$4:.$M$101];[.A117]))" office:value-type="float" office:value="119" calcext:value-type="float">
            <text:p>119</text:p>
          </table:table-cell>
          <table:table-cell table:formula="of:=IF([.B117]=&quot;&quot;;&quot;&quot;;[.B117]-[.B116])" office:value-type="float" office:value="16" calcext:value-type="float">
            <text:p>16</text:p>
          </table:table-cell>
          <table:table-cell table:formula="of:=IF([.B117]=&quot;&quot;;&quot;&quot;;IF(ISNUMBER(MATCH([.B117];[.$M$4:.$M$11];0));&quot;&quot;;INDEX([.$N$22:.$N$101];MATCH([.B117];[.$M$22:.$M$101];1))))">
            <text:p/>
          </table:table-cell>
          <table:table-cell table:formula="of:=IF([.B117]=&quot;&quot;;&quot;&quot;;IF([.B116]&lt;[.$M$4];INDEX([.$N$4:.$N$11];MATCH([.B116];[.$M$4:.$M$11];-1));INDEX([.$N$4:.$N$11];MATCH([.B116];[.$M$4:.$M$11];1))))" office:value-type="string" office:string-value="s2." calcext:value-type="string">
            <text:p>s2.</text:p>
          </table:table-cell>
          <table:table-cell table:formula="of:=IF([.D117]=&quot;b&quot;;&quot;\break&quot;;IF([.D117]=&quot;pb&quot;;&quot;\pageBreak&quot;;IF(AND([.D117]=&quot;&quot;;[.C117]&lt;&gt;0);&quot;&quot;;IF(AND([.C117]=0;[.D117]=&quot;&quot;);IF(INDEX([.$N$22:.$N$101];MATCH([.B117];[.$M$22:.$M$101];0))=&quot;b&quot;;&quot;\break&quot;;&quot;\pageBreak&quot;);&quot;&quot;))))">
            <text:p/>
          </table:table-cell>
          <table:table-cell table:formula="of:=IF([.B117]=&quot;&quot;;&quot;&quot;;IF([.$K$17]=&quot;Y&quot;;IF([.C117]=0;&quot; &quot;&amp;[.F117];[.E117]&amp;&quot;*&quot;&amp;[.C117]&amp;&quot; &quot;&amp;[.F117]);&quot;&quot;))" office:value-type="string" office:string-value="s2.*16 " calcext:value-type="string">
            <text:p>s2.*16 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M$4:.$M$101];[.A118]));&quot;&quot;;SMALL([.$M$4:.$M$101];[.A118]))">
            <text:p/>
          </table:table-cell>
          <table:table-cell table:formula="of:=IF([.B118]=&quot;&quot;;&quot;&quot;;[.B118]-[.B117])">
            <text:p/>
          </table:table-cell>
          <table:table-cell table:formula="of:=IF([.B118]=&quot;&quot;;&quot;&quot;;IF(ISNUMBER(MATCH([.B118];[.$M$4:.$M$11];0));&quot;&quot;;INDEX([.$N$22:.$N$101];MATCH([.B118];[.$M$22:.$M$101];1))))">
            <text:p/>
          </table:table-cell>
          <table:table-cell table:formula="of:=IF([.B118]=&quot;&quot;;&quot;&quot;;IF([.B117]&lt;[.$M$4];INDEX([.$N$4:.$N$11];MATCH([.B117];[.$M$4:.$M$11];-1));INDEX([.$N$4:.$N$11];MATCH([.B117];[.$M$4:.$M$11];1))))">
            <text:p/>
          </table:table-cell>
          <table:table-cell table:formula="of:=IF([.D118]=&quot;b&quot;;&quot;\break&quot;;IF([.D118]=&quot;pb&quot;;&quot;\pageBreak&quot;;IF(AND([.D118]=&quot;&quot;;[.C118]&lt;&gt;0);&quot;&quot;;IF(AND([.C118]=0;[.D118]=&quot;&quot;);IF(INDEX([.$N$22:.$N$101];MATCH([.B118];[.$M$22:.$M$101];0))=&quot;b&quot;;&quot;\break&quot;;&quot;\pageBreak&quot;);&quot;&quot;))))">
            <text:p/>
          </table:table-cell>
          <table:table-cell table:formula="of:=IF([.B118]=&quot;&quot;;&quot;&quot;;IF([.$K$17]=&quot;Y&quot;;IF([.C118]=0;&quot; &quot;&amp;[.F118];[.E118]&amp;&quot;*&quot;&amp;[.C118]&amp;&quot; &quot;&amp;[.F11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M$4:.$M$101];[.A119]));&quot;&quot;;SMALL([.$M$4:.$M$101];[.A119]))">
            <text:p/>
          </table:table-cell>
          <table:table-cell table:formula="of:=IF([.B119]=&quot;&quot;;&quot;&quot;;[.B119]-[.B118])">
            <text:p/>
          </table:table-cell>
          <table:table-cell table:formula="of:=IF([.B119]=&quot;&quot;;&quot;&quot;;IF(ISNUMBER(MATCH([.B119];[.$M$4:.$M$11];0));&quot;&quot;;INDEX([.$N$22:.$N$101];MATCH([.B119];[.$M$22:.$M$101];1))))">
            <text:p/>
          </table:table-cell>
          <table:table-cell table:formula="of:=IF([.B119]=&quot;&quot;;&quot;&quot;;IF([.B118]&lt;[.$M$4];INDEX([.$N$4:.$N$11];MATCH([.B118];[.$M$4:.$M$11];-1));INDEX([.$N$4:.$N$11];MATCH([.B118];[.$M$4:.$M$11];1))))">
            <text:p/>
          </table:table-cell>
          <table:table-cell table:formula="of:=IF([.D119]=&quot;b&quot;;&quot;\break&quot;;IF([.D119]=&quot;pb&quot;;&quot;\pageBreak&quot;;IF(AND([.D119]=&quot;&quot;;[.C119]&lt;&gt;0);&quot;&quot;;IF(AND([.C119]=0;[.D119]=&quot;&quot;);IF(INDEX([.$N$22:.$N$101];MATCH([.B119];[.$M$22:.$M$101];0))=&quot;b&quot;;&quot;\break&quot;;&quot;\pageBreak&quot;);&quot;&quot;))))">
            <text:p/>
          </table:table-cell>
          <table:table-cell table:formula="of:=IF([.B119]=&quot;&quot;;&quot;&quot;;IF([.$K$17]=&quot;Y&quot;;IF([.C119]=0;&quot; &quot;&amp;[.F119];[.E119]&amp;&quot;*&quot;&amp;[.C119]&amp;&quot; &quot;&amp;[.F11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M$4:.$M$101];[.A120]));&quot;&quot;;SMALL([.$M$4:.$M$101];[.A120]))">
            <text:p/>
          </table:table-cell>
          <table:table-cell table:formula="of:=IF([.B120]=&quot;&quot;;&quot;&quot;;[.B120]-[.B119])">
            <text:p/>
          </table:table-cell>
          <table:table-cell table:formula="of:=IF([.B120]=&quot;&quot;;&quot;&quot;;IF(ISNUMBER(MATCH([.B120];[.$M$4:.$M$11];0));&quot;&quot;;INDEX([.$N$22:.$N$101];MATCH([.B120];[.$M$22:.$M$101];1))))">
            <text:p/>
          </table:table-cell>
          <table:table-cell table:formula="of:=IF([.B120]=&quot;&quot;;&quot;&quot;;IF([.B119]&lt;[.$M$4];INDEX([.$N$4:.$N$11];MATCH([.B119];[.$M$4:.$M$11];-1));INDEX([.$N$4:.$N$11];MATCH([.B119];[.$M$4:.$M$11];1))))">
            <text:p/>
          </table:table-cell>
          <table:table-cell table:formula="of:=IF([.D120]=&quot;b&quot;;&quot;\break&quot;;IF([.D120]=&quot;pb&quot;;&quot;\pageBreak&quot;;IF(AND([.D120]=&quot;&quot;;[.C120]&lt;&gt;0);&quot;&quot;;IF(AND([.C120]=0;[.D120]=&quot;&quot;);IF(INDEX([.$N$22:.$N$101];MATCH([.B120];[.$M$22:.$M$101];0))=&quot;b&quot;;&quot;\break&quot;;&quot;\pageBreak&quot;);&quot;&quot;))))">
            <text:p/>
          </table:table-cell>
          <table:table-cell table:formula="of:=IF([.B120]=&quot;&quot;;&quot;&quot;;IF([.$K$17]=&quot;Y&quot;;IF([.C120]=0;&quot; &quot;&amp;[.F120];[.E120]&amp;&quot;*&quot;&amp;[.C120]&amp;&quot; &quot;&amp;[.F12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M$4:.$M$101];[.A121]));&quot;&quot;;SMALL([.$M$4:.$M$101];[.A121]))">
            <text:p/>
          </table:table-cell>
          <table:table-cell table:formula="of:=IF([.B121]=&quot;&quot;;&quot;&quot;;[.B121]-[.B120])">
            <text:p/>
          </table:table-cell>
          <table:table-cell table:formula="of:=IF([.B121]=&quot;&quot;;&quot;&quot;;IF(ISNUMBER(MATCH([.B121];[.$M$4:.$M$11];0));&quot;&quot;;INDEX([.$N$22:.$N$101];MATCH([.B121];[.$M$22:.$M$101];1))))">
            <text:p/>
          </table:table-cell>
          <table:table-cell table:formula="of:=IF([.B121]=&quot;&quot;;&quot;&quot;;IF([.B120]&lt;[.$M$4];INDEX([.$N$4:.$N$11];MATCH([.B120];[.$M$4:.$M$11];-1));INDEX([.$N$4:.$N$11];MATCH([.B120];[.$M$4:.$M$11];1))))">
            <text:p/>
          </table:table-cell>
          <table:table-cell table:formula="of:=IF([.D121]=&quot;b&quot;;&quot;\break&quot;;IF([.D121]=&quot;pb&quot;;&quot;\pageBreak&quot;;IF(AND([.D121]=&quot;&quot;;[.C121]&lt;&gt;0);&quot;&quot;;IF(AND([.C121]=0;[.D121]=&quot;&quot;);IF(INDEX([.$N$22:.$N$101];MATCH([.B121];[.$M$22:.$M$101];0))=&quot;b&quot;;&quot;\break&quot;;&quot;\pageBreak&quot;);&quot;&quot;))))">
            <text:p/>
          </table:table-cell>
          <table:table-cell table:formula="of:=IF([.B121]=&quot;&quot;;&quot;&quot;;IF([.$K$17]=&quot;Y&quot;;IF([.C121]=0;&quot; &quot;&amp;[.F121];[.E121]&amp;&quot;*&quot;&amp;[.C121]&amp;&quot; &quot;&amp;[.F12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M$4:.$M$101];[.A122]));&quot;&quot;;SMALL([.$M$4:.$M$101];[.A122]))">
            <text:p/>
          </table:table-cell>
          <table:table-cell table:formula="of:=IF([.B122]=&quot;&quot;;&quot;&quot;;[.B122]-[.B121])">
            <text:p/>
          </table:table-cell>
          <table:table-cell table:formula="of:=IF([.B122]=&quot;&quot;;&quot;&quot;;IF(ISNUMBER(MATCH([.B122];[.$M$4:.$M$11];0));&quot;&quot;;INDEX([.$N$22:.$N$101];MATCH([.B122];[.$M$22:.$M$101];1))))">
            <text:p/>
          </table:table-cell>
          <table:table-cell table:formula="of:=IF([.B122]=&quot;&quot;;&quot;&quot;;IF([.B121]&lt;[.$M$4];INDEX([.$N$4:.$N$11];MATCH([.B121];[.$M$4:.$M$11];-1));INDEX([.$N$4:.$N$11];MATCH([.B121];[.$M$4:.$M$11];1))))">
            <text:p/>
          </table:table-cell>
          <table:table-cell table:formula="of:=IF([.D122]=&quot;b&quot;;&quot;\break&quot;;IF([.D122]=&quot;pb&quot;;&quot;\pageBreak&quot;;IF(AND([.D122]=&quot;&quot;;[.C122]&lt;&gt;0);&quot;&quot;;IF(AND([.C122]=0;[.D122]=&quot;&quot;);IF(INDEX([.$N$22:.$N$101];MATCH([.B122];[.$M$22:.$M$101];0))=&quot;b&quot;;&quot;\break&quot;;&quot;\pageBreak&quot;);&quot;&quot;))))">
            <text:p/>
          </table:table-cell>
          <table:table-cell table:formula="of:=IF([.B122]=&quot;&quot;;&quot;&quot;;IF([.$K$17]=&quot;Y&quot;;IF([.C122]=0;&quot; &quot;&amp;[.F122];[.E122]&amp;&quot;*&quot;&amp;[.C122]&amp;&quot; &quot;&amp;[.F12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M$4:.$M$101];[.A123]));&quot;&quot;;SMALL([.$M$4:.$M$101];[.A123]))">
            <text:p/>
          </table:table-cell>
          <table:table-cell table:formula="of:=IF([.B123]=&quot;&quot;;&quot;&quot;;[.B123]-[.B122])">
            <text:p/>
          </table:table-cell>
          <table:table-cell table:formula="of:=IF([.B123]=&quot;&quot;;&quot;&quot;;IF(ISNUMBER(MATCH([.B123];[.$M$4:.$M$11];0));&quot;&quot;;INDEX([.$N$22:.$N$101];MATCH([.B123];[.$M$22:.$M$101];1))))">
            <text:p/>
          </table:table-cell>
          <table:table-cell table:formula="of:=IF([.B123]=&quot;&quot;;&quot;&quot;;IF([.B122]&lt;[.$M$4];INDEX([.$N$4:.$N$11];MATCH([.B122];[.$M$4:.$M$11];-1));INDEX([.$N$4:.$N$11];MATCH([.B122];[.$M$4:.$M$11];1))))">
            <text:p/>
          </table:table-cell>
          <table:table-cell table:formula="of:=IF([.D123]=&quot;b&quot;;&quot;\break&quot;;IF([.D123]=&quot;pb&quot;;&quot;\pageBreak&quot;;IF(AND([.D123]=&quot;&quot;;[.C123]&lt;&gt;0);&quot;&quot;;IF(AND([.C123]=0;[.D123]=&quot;&quot;);IF(INDEX([.$N$22:.$N$101];MATCH([.B123];[.$M$22:.$M$101];0))=&quot;b&quot;;&quot;\break&quot;;&quot;\pageBreak&quot;);&quot;&quot;))))">
            <text:p/>
          </table:table-cell>
          <table:table-cell table:formula="of:=IF([.B123]=&quot;&quot;;&quot;&quot;;IF([.$K$17]=&quot;Y&quot;;IF([.C123]=0;&quot; &quot;&amp;[.F123];[.E123]&amp;&quot;*&quot;&amp;[.C123]&amp;&quot; &quot;&amp;[.F12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M$4:.$M$101];[.A124]));&quot;&quot;;SMALL([.$M$4:.$M$101];[.A124]))">
            <text:p/>
          </table:table-cell>
          <table:table-cell table:formula="of:=IF([.B124]=&quot;&quot;;&quot;&quot;;[.B124]-[.B123])">
            <text:p/>
          </table:table-cell>
          <table:table-cell table:formula="of:=IF([.B124]=&quot;&quot;;&quot;&quot;;IF(ISNUMBER(MATCH([.B124];[.$M$4:.$M$11];0));&quot;&quot;;INDEX([.$N$22:.$N$101];MATCH([.B124];[.$M$22:.$M$101];1))))">
            <text:p/>
          </table:table-cell>
          <table:table-cell table:formula="of:=IF([.B124]=&quot;&quot;;&quot;&quot;;IF([.B123]&lt;[.$M$4];INDEX([.$N$4:.$N$11];MATCH([.B123];[.$M$4:.$M$11];-1));INDEX([.$N$4:.$N$11];MATCH([.B123];[.$M$4:.$M$11];1))))">
            <text:p/>
          </table:table-cell>
          <table:table-cell table:formula="of:=IF([.D124]=&quot;b&quot;;&quot;\break&quot;;IF([.D124]=&quot;pb&quot;;&quot;\pageBreak&quot;;IF(AND([.D124]=&quot;&quot;;[.C124]&lt;&gt;0);&quot;&quot;;IF(AND([.C124]=0;[.D124]=&quot;&quot;);IF(INDEX([.$N$22:.$N$101];MATCH([.B124];[.$M$22:.$M$101];0))=&quot;b&quot;;&quot;\break&quot;;&quot;\pageBreak&quot;);&quot;&quot;))))">
            <text:p/>
          </table:table-cell>
          <table:table-cell table:formula="of:=IF([.B124]=&quot;&quot;;&quot;&quot;;IF([.$K$17]=&quot;Y&quot;;IF([.C124]=0;&quot; &quot;&amp;[.F124];[.E124]&amp;&quot;*&quot;&amp;[.C124]&amp;&quot; &quot;&amp;[.F12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M$4:.$M$101];[.A125]));&quot;&quot;;SMALL([.$M$4:.$M$101];[.A125]))">
            <text:p/>
          </table:table-cell>
          <table:table-cell table:formula="of:=IF([.B125]=&quot;&quot;;&quot;&quot;;[.B125]-[.B124])">
            <text:p/>
          </table:table-cell>
          <table:table-cell table:formula="of:=IF([.B125]=&quot;&quot;;&quot;&quot;;IF(ISNUMBER(MATCH([.B125];[.$M$4:.$M$11];0));&quot;&quot;;INDEX([.$N$22:.$N$101];MATCH([.B125];[.$M$22:.$M$101];1))))">
            <text:p/>
          </table:table-cell>
          <table:table-cell table:formula="of:=IF([.B125]=&quot;&quot;;&quot;&quot;;IF([.B124]&lt;[.$M$4];INDEX([.$N$4:.$N$11];MATCH([.B124];[.$M$4:.$M$11];-1));INDEX([.$N$4:.$N$11];MATCH([.B124];[.$M$4:.$M$11];1))))">
            <text:p/>
          </table:table-cell>
          <table:table-cell table:formula="of:=IF([.D125]=&quot;b&quot;;&quot;\break&quot;;IF([.D125]=&quot;pb&quot;;&quot;\pageBreak&quot;;IF(AND([.D125]=&quot;&quot;;[.C125]&lt;&gt;0);&quot;&quot;;IF(AND([.C125]=0;[.D125]=&quot;&quot;);IF(INDEX([.$N$22:.$N$101];MATCH([.B125];[.$M$22:.$M$101];0))=&quot;b&quot;;&quot;\break&quot;;&quot;\pageBreak&quot;);&quot;&quot;))))">
            <text:p/>
          </table:table-cell>
          <table:table-cell table:formula="of:=IF([.B125]=&quot;&quot;;&quot;&quot;;IF([.$K$17]=&quot;Y&quot;;IF([.C125]=0;&quot; &quot;&amp;[.F125];[.E125]&amp;&quot;*&quot;&amp;[.C125]&amp;&quot; &quot;&amp;[.F12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M$4:.$M$101];[.A126]));&quot;&quot;;SMALL([.$M$4:.$M$101];[.A126]))">
            <text:p/>
          </table:table-cell>
          <table:table-cell table:formula="of:=IF([.B126]=&quot;&quot;;&quot;&quot;;[.B126]-[.B125])">
            <text:p/>
          </table:table-cell>
          <table:table-cell table:formula="of:=IF([.B126]=&quot;&quot;;&quot;&quot;;IF(ISNUMBER(MATCH([.B126];[.$M$4:.$M$11];0));&quot;&quot;;INDEX([.$N$22:.$N$101];MATCH([.B126];[.$M$22:.$M$101];1))))">
            <text:p/>
          </table:table-cell>
          <table:table-cell table:formula="of:=IF([.B126]=&quot;&quot;;&quot;&quot;;IF([.B125]&lt;[.$M$4];INDEX([.$N$4:.$N$11];MATCH([.B125];[.$M$4:.$M$11];-1));INDEX([.$N$4:.$N$11];MATCH([.B125];[.$M$4:.$M$11];1))))">
            <text:p/>
          </table:table-cell>
          <table:table-cell table:formula="of:=IF([.D126]=&quot;b&quot;;&quot;\break&quot;;IF([.D126]=&quot;pb&quot;;&quot;\pageBreak&quot;;IF(AND([.D126]=&quot;&quot;;[.C126]&lt;&gt;0);&quot;&quot;;IF(AND([.C126]=0;[.D126]=&quot;&quot;);IF(INDEX([.$N$22:.$N$101];MATCH([.B126];[.$M$22:.$M$101];0))=&quot;b&quot;;&quot;\break&quot;;&quot;\pageBreak&quot;);&quot;&quot;))))">
            <text:p/>
          </table:table-cell>
          <table:table-cell table:formula="of:=IF([.B126]=&quot;&quot;;&quot;&quot;;IF([.$K$17]=&quot;Y&quot;;IF([.C126]=0;&quot; &quot;&amp;[.F126];[.E126]&amp;&quot;*&quot;&amp;[.C126]&amp;&quot; &quot;&amp;[.F1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table:formula="of:=IF(ISERR(SMALL([.$M$4:.$M$101];[.A127]));&quot;&quot;;SMALL([.$M$4:.$M$101];[.A127]))">
            <text:p/>
          </table:table-cell>
          <table:table-cell table:style-name="Default" table:formula="of:=IF([.B127]=&quot;&quot;;&quot;&quot;;[.B127]-[.B126])">
            <text:p/>
          </table:table-cell>
          <table:table-cell table:formula="of:=IF([.B127]=&quot;&quot;;&quot;&quot;;IF(ISNUMBER(MATCH([.B127];[.$M$4:.$M$11];0));&quot;&quot;;INDEX([.$N$22:.$N$101];MATCH([.B127];[.$M$22:.$M$101];1))))">
            <text:p/>
          </table:table-cell>
          <table:table-cell table:formula="of:=IF([.B127]=&quot;&quot;;&quot;&quot;;IF([.B126]&lt;[.$M$4];INDEX([.$N$4:.$N$11];MATCH([.B126];[.$M$4:.$M$11];-1));INDEX([.$N$4:.$N$11];MATCH([.B126];[.$M$4:.$M$11];1))))">
            <text:p/>
          </table:table-cell>
          <table:table-cell table:formula="of:=IF([.D127]=&quot;b&quot;;&quot;\break&quot;;IF([.D127]=&quot;pb&quot;;&quot;\pageBreak&quot;;IF(AND([.D127]=&quot;&quot;;[.C127]&lt;&gt;0);&quot;&quot;;IF(AND([.C127]=0;[.D127]=&quot;&quot;);IF(INDEX([.$N$22:.$N$101];MATCH([.B127];[.$M$22:.$M$101];0))=&quot;b&quot;;&quot;\break&quot;;&quot;\pageBreak&quot;);&quot;&quot;))))">
            <text:p/>
          </table:table-cell>
          <table:table-cell table:formula="of:=IF([.B127]=&quot;&quot;;&quot;&quot;;IF([.$K$17]=&quot;Y&quot;;IF([.C127]=0;&quot; &quot;&amp;[.F127];[.E127]&amp;&quot;*&quot;&amp;[.C127]&amp;&quot; &quot;&amp;[.F1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table:formula="of:=IF(ISERR(SMALL([.$M$4:.$M$101];[.A128]));&quot;&quot;;SMALL([.$M$4:.$M$101];[.A128]))">
            <text:p/>
          </table:table-cell>
          <table:table-cell table:style-name="Default" table:formula="of:=IF([.B128]=&quot;&quot;;&quot;&quot;;[.B128]-[.B127])">
            <text:p/>
          </table:table-cell>
          <table:table-cell table:formula="of:=IF([.B128]=&quot;&quot;;&quot;&quot;;IF(ISNUMBER(MATCH([.B128];[.$M$4:.$M$11];0));&quot;&quot;;INDEX([.$N$22:.$N$101];MATCH([.B128];[.$M$22:.$M$101];1))))">
            <text:p/>
          </table:table-cell>
          <table:table-cell table:formula="of:=IF([.B128]=&quot;&quot;;&quot;&quot;;IF([.B127]&lt;[.$M$4];INDEX([.$N$4:.$N$11];MATCH([.B127];[.$M$4:.$M$11];-1));INDEX([.$N$4:.$N$11];MATCH([.B127];[.$M$4:.$M$11];1))))">
            <text:p/>
          </table:table-cell>
          <table:table-cell table:formula="of:=IF([.D128]=&quot;b&quot;;&quot;\break&quot;;IF([.D128]=&quot;pb&quot;;&quot;\pageBreak&quot;;IF(AND([.D128]=&quot;&quot;;[.C128]&lt;&gt;0);&quot;&quot;;IF(AND([.C128]=0;[.D128]=&quot;&quot;);IF(INDEX([.$N$22:.$N$101];MATCH([.B128];[.$M$22:.$M$101];0))=&quot;b&quot;;&quot;\break&quot;;&quot;\pageBreak&quot;);&quot;&quot;))))">
            <text:p/>
          </table:table-cell>
          <table:table-cell table:formula="of:=IF([.B128]=&quot;&quot;;&quot;&quot;;IF([.$K$17]=&quot;Y&quot;;IF([.C128]=0;&quot; &quot;&amp;[.F128];[.E128]&amp;&quot;*&quot;&amp;[.C128]&amp;&quot; &quot;&amp;[.F1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table:formula="of:=IF(ISERR(SMALL([.$M$4:.$M$101];[.A129]));&quot;&quot;;SMALL([.$M$4:.$M$101];[.A129]))">
            <text:p/>
          </table:table-cell>
          <table:table-cell table:style-name="Default" table:formula="of:=IF([.B129]=&quot;&quot;;&quot;&quot;;[.B129]-[.B128])">
            <text:p/>
          </table:table-cell>
          <table:table-cell table:formula="of:=IF([.B129]=&quot;&quot;;&quot;&quot;;IF(ISNUMBER(MATCH([.B129];[.$M$4:.$M$11];0));&quot;&quot;;INDEX([.$N$22:.$N$101];MATCH([.B129];[.$M$22:.$M$101];1))))">
            <text:p/>
          </table:table-cell>
          <table:table-cell table:formula="of:=IF([.B129]=&quot;&quot;;&quot;&quot;;IF([.B128]&lt;[.$M$4];INDEX([.$N$4:.$N$11];MATCH([.B128];[.$M$4:.$M$11];-1));INDEX([.$N$4:.$N$11];MATCH([.B128];[.$M$4:.$M$11];1))))">
            <text:p/>
          </table:table-cell>
          <table:table-cell table:formula="of:=IF([.D129]=&quot;b&quot;;&quot;\break&quot;;IF([.D129]=&quot;pb&quot;;&quot;\pageBreak&quot;;IF(AND([.D129]=&quot;&quot;;[.C129]&lt;&gt;0);&quot;&quot;;IF(AND([.C129]=0;[.D129]=&quot;&quot;);IF(INDEX([.$N$22:.$N$101];MATCH([.B129];[.$M$22:.$M$101];0))=&quot;b&quot;;&quot;\break&quot;;&quot;\pageBreak&quot;);&quot;&quot;))))">
            <text:p/>
          </table:table-cell>
          <table:table-cell table:formula="of:=IF([.B129]=&quot;&quot;;&quot;&quot;;IF([.$K$17]=&quot;Y&quot;;IF([.C129]=0;&quot; &quot;&amp;[.F129];[.E129]&amp;&quot;*&quot;&amp;[.C129]&amp;&quot; &quot;&amp;[.F1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Default" table:formula="of:=IF(ISERR(SMALL([.$M$4:.$M$101];[.A130]));&quot;&quot;;SMALL([.$M$4:.$M$101];[.A130]))">
            <text:p/>
          </table:table-cell>
          <table:table-cell table:style-name="Default" table:formula="of:=IF([.B130]=&quot;&quot;;&quot;&quot;;[.B130]-[.B129])">
            <text:p/>
          </table:table-cell>
          <table:table-cell table:formula="of:=IF([.B130]=&quot;&quot;;&quot;&quot;;IF(ISNUMBER(MATCH([.B130];[.$M$4:.$M$11];0));&quot;&quot;;INDEX([.$N$22:.$N$101];MATCH([.B130];[.$M$22:.$M$101];1))))">
            <text:p/>
          </table:table-cell>
          <table:table-cell table:formula="of:=IF([.B130]=&quot;&quot;;&quot;&quot;;IF([.B129]&lt;[.$M$4];INDEX([.$N$4:.$N$11];MATCH([.B129];[.$M$4:.$M$11];-1));INDEX([.$N$4:.$N$11];MATCH([.B129];[.$M$4:.$M$11];1))))">
            <text:p/>
          </table:table-cell>
          <table:table-cell table:formula="of:=IF([.D130]=&quot;b&quot;;&quot;\break&quot;;IF([.D130]=&quot;pb&quot;;&quot;\pageBreak&quot;;IF(AND([.D130]=&quot;&quot;;[.C130]&lt;&gt;0);&quot;&quot;;IF(AND([.C130]=0;[.D130]=&quot;&quot;);IF(INDEX([.$N$22:.$N$101];MATCH([.B130];[.$M$22:.$M$101];0))=&quot;b&quot;;&quot;\break&quot;;&quot;\pageBreak&quot;);&quot;&quot;))))">
            <text:p/>
          </table:table-cell>
          <table:table-cell table:formula="of:=IF([.B130]=&quot;&quot;;&quot;&quot;;IF([.$K$17]=&quot;Y&quot;;IF([.C130]=0;&quot; &quot;&amp;[.F130];[.E130]&amp;&quot;*&quot;&amp;[.C130]&amp;&quot; &quot;&amp;[.F1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table:formula="of:=IF(ISERR(SMALL([.$M$4:.$M$101];[.A131]));&quot;&quot;;SMALL([.$M$4:.$M$101];[.A131]))">
            <text:p/>
          </table:table-cell>
          <table:table-cell table:style-name="Default" table:formula="of:=IF([.B131]=&quot;&quot;;&quot;&quot;;[.B131]-[.B130])">
            <text:p/>
          </table:table-cell>
          <table:table-cell table:formula="of:=IF([.B131]=&quot;&quot;;&quot;&quot;;IF(ISNUMBER(MATCH([.B131];[.$M$4:.$M$11];0));&quot;&quot;;INDEX([.$N$22:.$N$101];MATCH([.B131];[.$M$22:.$M$101];1))))">
            <text:p/>
          </table:table-cell>
          <table:table-cell table:formula="of:=IF([.B131]=&quot;&quot;;&quot;&quot;;IF([.B130]&lt;[.$M$4];INDEX([.$N$4:.$N$11];MATCH([.B130];[.$M$4:.$M$11];-1));INDEX([.$N$4:.$N$11];MATCH([.B130];[.$M$4:.$M$11];1))))">
            <text:p/>
          </table:table-cell>
          <table:table-cell table:formula="of:=IF([.D131]=&quot;b&quot;;&quot;\break&quot;;IF([.D131]=&quot;pb&quot;;&quot;\pageBreak&quot;;IF(AND([.D131]=&quot;&quot;;[.C131]&lt;&gt;0);&quot;&quot;;IF(AND([.C131]=0;[.D131]=&quot;&quot;);IF(INDEX([.$N$22:.$N$101];MATCH([.B131];[.$M$22:.$M$101];0))=&quot;b&quot;;&quot;\break&quot;;&quot;\pageBreak&quot;);&quot;&quot;))))">
            <text:p/>
          </table:table-cell>
          <table:table-cell table:formula="of:=IF([.B131]=&quot;&quot;;&quot;&quot;;IF([.$K$17]=&quot;Y&quot;;IF([.C131]=0;&quot; &quot;&amp;[.F131];[.E131]&amp;&quot;*&quot;&amp;[.C131]&amp;&quot; &quot;&amp;[.F1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table:formula="of:=IF(ISERR(SMALL([.$M$4:.$M$101];[.A132]));&quot;&quot;;SMALL([.$M$4:.$M$101];[.A132]))">
            <text:p/>
          </table:table-cell>
          <table:table-cell table:style-name="Default" table:formula="of:=IF([.B132]=&quot;&quot;;&quot;&quot;;[.B132]-[.B131])">
            <text:p/>
          </table:table-cell>
          <table:table-cell table:formula="of:=IF([.B132]=&quot;&quot;;&quot;&quot;;IF(ISNUMBER(MATCH([.B132];[.$M$4:.$M$11];0));&quot;&quot;;INDEX([.$N$22:.$N$101];MATCH([.B132];[.$M$22:.$M$101];1))))">
            <text:p/>
          </table:table-cell>
          <table:table-cell table:formula="of:=IF([.B132]=&quot;&quot;;&quot;&quot;;IF([.B131]&lt;[.$M$4];INDEX([.$N$4:.$N$11];MATCH([.B131];[.$M$4:.$M$11];-1));INDEX([.$N$4:.$N$11];MATCH([.B131];[.$M$4:.$M$11];1))))">
            <text:p/>
          </table:table-cell>
          <table:table-cell table:formula="of:=IF([.D132]=&quot;b&quot;;&quot;\break&quot;;IF([.D132]=&quot;pb&quot;;&quot;\pageBreak&quot;;IF(AND([.D132]=&quot;&quot;;[.C132]&lt;&gt;0);&quot;&quot;;IF(AND([.C132]=0;[.D132]=&quot;&quot;);IF(INDEX([.$N$22:.$N$101];MATCH([.B132];[.$M$22:.$M$101];0))=&quot;b&quot;;&quot;\break&quot;;&quot;\pageBreak&quot;);&quot;&quot;))))">
            <text:p/>
          </table:table-cell>
          <table:table-cell table:formula="of:=IF([.B132]=&quot;&quot;;&quot;&quot;;IF([.$K$17]=&quot;Y&quot;;IF([.C132]=0;&quot; &quot;&amp;[.F132];[.E132]&amp;&quot;*&quot;&amp;[.C132]&amp;&quot; &quot;&amp;[.F1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Default" table:formula="of:=IF(ISERR(SMALL([.$M$4:.$M$101];[.A133]));&quot;&quot;;SMALL([.$M$4:.$M$101];[.A133]))">
            <text:p/>
          </table:table-cell>
          <table:table-cell table:style-name="Default" table:formula="of:=IF([.B133]=&quot;&quot;;&quot;&quot;;[.B133]-[.B132])">
            <text:p/>
          </table:table-cell>
          <table:table-cell table:formula="of:=IF([.B133]=&quot;&quot;;&quot;&quot;;IF(ISNUMBER(MATCH([.B133];[.$M$4:.$M$11];0));&quot;&quot;;INDEX([.$N$22:.$N$101];MATCH([.B133];[.$M$22:.$M$101];1))))">
            <text:p/>
          </table:table-cell>
          <table:table-cell table:formula="of:=IF([.B133]=&quot;&quot;;&quot;&quot;;IF([.B132]&lt;[.$M$4];INDEX([.$N$4:.$N$11];MATCH([.B132];[.$M$4:.$M$11];-1));INDEX([.$N$4:.$N$11];MATCH([.B132];[.$M$4:.$M$11];1))))">
            <text:p/>
          </table:table-cell>
          <table:table-cell table:formula="of:=IF([.D133]=&quot;b&quot;;&quot;\break&quot;;IF([.D133]=&quot;pb&quot;;&quot;\pageBreak&quot;;IF(AND([.D133]=&quot;&quot;;[.C133]&lt;&gt;0);&quot;&quot;;IF(AND([.C133]=0;[.D133]=&quot;&quot;);IF(INDEX([.$N$22:.$N$101];MATCH([.B133];[.$M$22:.$M$101];0))=&quot;b&quot;;&quot;\break&quot;;&quot;\pageBreak&quot;);&quot;&quot;))))">
            <text:p/>
          </table:table-cell>
          <table:table-cell table:formula="of:=IF([.B133]=&quot;&quot;;&quot;&quot;;IF([.$K$17]=&quot;Y&quot;;IF([.C133]=0;&quot; &quot;&amp;[.F133];[.E133]&amp;&quot;*&quot;&amp;[.C133]&amp;&quot; &quot;&amp;[.F1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table:formula="of:=IF(ISERR(SMALL([.$M$4:.$M$101];[.A134]));&quot;&quot;;SMALL([.$M$4:.$M$101];[.A134]))">
            <text:p/>
          </table:table-cell>
          <table:table-cell table:style-name="Default" table:formula="of:=IF([.B134]=&quot;&quot;;&quot;&quot;;[.B134]-[.B133])">
            <text:p/>
          </table:table-cell>
          <table:table-cell table:formula="of:=IF([.B134]=&quot;&quot;;&quot;&quot;;IF(ISNUMBER(MATCH([.B134];[.$M$4:.$M$11];0));&quot;&quot;;INDEX([.$N$22:.$N$101];MATCH([.B134];[.$M$22:.$M$101];1))))">
            <text:p/>
          </table:table-cell>
          <table:table-cell table:formula="of:=IF([.B134]=&quot;&quot;;&quot;&quot;;IF([.B133]&lt;[.$M$4];INDEX([.$N$4:.$N$11];MATCH([.B133];[.$M$4:.$M$11];-1));INDEX([.$N$4:.$N$11];MATCH([.B133];[.$M$4:.$M$11];1))))">
            <text:p/>
          </table:table-cell>
          <table:table-cell table:formula="of:=IF([.D134]=&quot;b&quot;;&quot;\break&quot;;IF([.D134]=&quot;pb&quot;;&quot;\pageBreak&quot;;IF(AND([.D134]=&quot;&quot;;[.C134]&lt;&gt;0);&quot;&quot;;IF(AND([.C134]=0;[.D134]=&quot;&quot;);IF(INDEX([.$N$22:.$N$101];MATCH([.B134];[.$M$22:.$M$101];0))=&quot;b&quot;;&quot;\break&quot;;&quot;\pageBreak&quot;);&quot;&quot;))))">
            <text:p/>
          </table:table-cell>
          <table:table-cell table:formula="of:=IF([.B134]=&quot;&quot;;&quot;&quot;;IF([.$K$17]=&quot;Y&quot;;IF([.C134]=0;&quot; &quot;&amp;[.F134];[.E134]&amp;&quot;*&quot;&amp;[.C134]&amp;&quot; &quot;&amp;[.F1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table:formula="of:=IF(ISERR(SMALL([.$M$4:.$M$101];[.A135]));&quot;&quot;;SMALL([.$M$4:.$M$101];[.A135]))">
            <text:p/>
          </table:table-cell>
          <table:table-cell table:style-name="Default" table:formula="of:=IF([.B135]=&quot;&quot;;&quot;&quot;;[.B135]-[.B134])">
            <text:p/>
          </table:table-cell>
          <table:table-cell table:formula="of:=IF([.B135]=&quot;&quot;;&quot;&quot;;IF(ISNUMBER(MATCH([.B135];[.$M$4:.$M$11];0));&quot;&quot;;INDEX([.$N$22:.$N$101];MATCH([.B135];[.$M$22:.$M$101];1))))">
            <text:p/>
          </table:table-cell>
          <table:table-cell table:formula="of:=IF([.B135]=&quot;&quot;;&quot;&quot;;IF([.B134]&lt;[.$M$4];INDEX([.$N$4:.$N$11];MATCH([.B134];[.$M$4:.$M$11];-1));INDEX([.$N$4:.$N$11];MATCH([.B134];[.$M$4:.$M$11];1))))">
            <text:p/>
          </table:table-cell>
          <table:table-cell table:formula="of:=IF([.D135]=&quot;b&quot;;&quot;\break&quot;;IF([.D135]=&quot;pb&quot;;&quot;\pageBreak&quot;;IF(AND([.D135]=&quot;&quot;;[.C135]&lt;&gt;0);&quot;&quot;;IF(AND([.C135]=0;[.D135]=&quot;&quot;);IF(INDEX([.$N$22:.$N$101];MATCH([.B135];[.$M$22:.$M$101];0))=&quot;b&quot;;&quot;\break&quot;;&quot;\pageBreak&quot;);&quot;&quot;))))">
            <text:p/>
          </table:table-cell>
          <table:table-cell table:formula="of:=IF([.B135]=&quot;&quot;;&quot;&quot;;IF([.$K$17]=&quot;Y&quot;;IF([.C135]=0;&quot; &quot;&amp;[.F135];[.E135]&amp;&quot;*&quot;&amp;[.C135]&amp;&quot; &quot;&amp;[.F1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formula="of:=IF(ISERR(SMALL([.$M$4:.$M$101];[.A136]));&quot;&quot;;SMALL([.$M$4:.$M$101];[.A136]))">
            <text:p/>
          </table:table-cell>
          <table:table-cell table:style-name="Default" table:formula="of:=IF([.B136]=&quot;&quot;;&quot;&quot;;[.B136]-[.B135])">
            <text:p/>
          </table:table-cell>
          <table:table-cell table:formula="of:=IF([.B136]=&quot;&quot;;&quot;&quot;;IF(ISNUMBER(MATCH([.B136];[.$M$4:.$M$11];0));&quot;&quot;;INDEX([.$N$22:.$N$101];MATCH([.B136];[.$M$22:.$M$101];1))))">
            <text:p/>
          </table:table-cell>
          <table:table-cell table:formula="of:=IF([.B136]=&quot;&quot;;&quot;&quot;;IF([.B135]&lt;[.$M$4];INDEX([.$N$4:.$N$11];MATCH([.B135];[.$M$4:.$M$11];-1));INDEX([.$N$4:.$N$11];MATCH([.B135];[.$M$4:.$M$11];1))))">
            <text:p/>
          </table:table-cell>
          <table:table-cell table:formula="of:=IF([.D136]=&quot;b&quot;;&quot;\break&quot;;IF([.D136]=&quot;pb&quot;;&quot;\pageBreak&quot;;IF(AND([.D136]=&quot;&quot;;[.C136]&lt;&gt;0);&quot;&quot;;IF(AND([.C136]=0;[.D136]=&quot;&quot;);IF(INDEX([.$N$22:.$N$101];MATCH([.B136];[.$M$22:.$M$101];0))=&quot;b&quot;;&quot;\break&quot;;&quot;\pageBreak&quot;);&quot;&quot;))))">
            <text:p/>
          </table:table-cell>
          <table:table-cell table:formula="of:=IF([.B136]=&quot;&quot;;&quot;&quot;;IF([.$K$17]=&quot;Y&quot;;IF([.C136]=0;&quot; &quot;&amp;[.F136];[.E136]&amp;&quot;*&quot;&amp;[.C136]&amp;&quot; &quot;&amp;[.F1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formula="of:=IF(ISERR(SMALL([.$M$4:.$M$101];[.A137]));&quot;&quot;;SMALL([.$M$4:.$M$101];[.A137]))">
            <text:p/>
          </table:table-cell>
          <table:table-cell table:style-name="Default" table:formula="of:=IF([.B137]=&quot;&quot;;&quot;&quot;;[.B137]-[.B136])">
            <text:p/>
          </table:table-cell>
          <table:table-cell table:formula="of:=IF([.B137]=&quot;&quot;;&quot;&quot;;IF(ISNUMBER(MATCH([.B137];[.$M$4:.$M$11];0));&quot;&quot;;INDEX([.$N$22:.$N$101];MATCH([.B137];[.$M$22:.$M$101];1))))">
            <text:p/>
          </table:table-cell>
          <table:table-cell table:formula="of:=IF([.B137]=&quot;&quot;;&quot;&quot;;IF([.B136]&lt;[.$M$4];INDEX([.$N$4:.$N$11];MATCH([.B136];[.$M$4:.$M$11];-1));INDEX([.$N$4:.$N$11];MATCH([.B136];[.$M$4:.$M$11];1))))">
            <text:p/>
          </table:table-cell>
          <table:table-cell table:formula="of:=IF([.D137]=&quot;b&quot;;&quot;\break&quot;;IF([.D137]=&quot;pb&quot;;&quot;\pageBreak&quot;;IF(AND([.D137]=&quot;&quot;;[.C137]&lt;&gt;0);&quot;&quot;;IF(AND([.C137]=0;[.D137]=&quot;&quot;);IF(INDEX([.$N$22:.$N$101];MATCH([.B137];[.$M$22:.$M$101];0))=&quot;b&quot;;&quot;\break&quot;;&quot;\pageBreak&quot;);&quot;&quot;))))">
            <text:p/>
          </table:table-cell>
          <table:table-cell table:formula="of:=IF([.B137]=&quot;&quot;;&quot;&quot;;IF([.$K$17]=&quot;Y&quot;;IF([.C137]=0;&quot; &quot;&amp;[.F137];[.E137]&amp;&quot;*&quot;&amp;[.C137]&amp;&quot; &quot;&amp;[.F1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formula="of:=IF(ISERR(SMALL([.$M$4:.$M$101];[.A138]));&quot;&quot;;SMALL([.$M$4:.$M$101];[.A138]))">
            <text:p/>
          </table:table-cell>
          <table:table-cell table:style-name="Default" table:formula="of:=IF([.B138]=&quot;&quot;;&quot;&quot;;[.B138]-[.B137])">
            <text:p/>
          </table:table-cell>
          <table:table-cell table:formula="of:=IF([.B138]=&quot;&quot;;&quot;&quot;;IF(ISNUMBER(MATCH([.B138];[.$M$4:.$M$11];0));&quot;&quot;;INDEX([.$N$22:.$N$101];MATCH([.B138];[.$M$22:.$M$101];1))))">
            <text:p/>
          </table:table-cell>
          <table:table-cell table:formula="of:=IF([.B138]=&quot;&quot;;&quot;&quot;;IF([.B137]&lt;[.$M$4];INDEX([.$N$4:.$N$11];MATCH([.B137];[.$M$4:.$M$11];-1));INDEX([.$N$4:.$N$11];MATCH([.B137];[.$M$4:.$M$11];1))))">
            <text:p/>
          </table:table-cell>
          <table:table-cell table:formula="of:=IF([.D138]=&quot;b&quot;;&quot;\break&quot;;IF([.D138]=&quot;pb&quot;;&quot;\pageBreak&quot;;IF(AND([.D138]=&quot;&quot;;[.C138]&lt;&gt;0);&quot;&quot;;IF(AND([.C138]=0;[.D138]=&quot;&quot;);IF(INDEX([.$N$22:.$N$101];MATCH([.B138];[.$M$22:.$M$101];0))=&quot;b&quot;;&quot;\break&quot;;&quot;\pageBreak&quot;);&quot;&quot;))))">
            <text:p/>
          </table:table-cell>
          <table:table-cell table:formula="of:=IF([.B138]=&quot;&quot;;&quot;&quot;;IF([.$K$17]=&quot;Y&quot;;IF([.C138]=0;&quot; &quot;&amp;[.F138];[.E138]&amp;&quot;*&quot;&amp;[.C138]&amp;&quot; &quot;&amp;[.F1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formula="of:=IF(ISERR(SMALL([.$M$4:.$M$101];[.A139]));&quot;&quot;;SMALL([.$M$4:.$M$101];[.A139]))">
            <text:p/>
          </table:table-cell>
          <table:table-cell table:style-name="Default" table:formula="of:=IF([.B139]=&quot;&quot;;&quot;&quot;;[.B139]-[.B138])">
            <text:p/>
          </table:table-cell>
          <table:table-cell table:formula="of:=IF([.B139]=&quot;&quot;;&quot;&quot;;IF(ISNUMBER(MATCH([.B139];[.$M$4:.$M$11];0));&quot;&quot;;INDEX([.$N$22:.$N$101];MATCH([.B139];[.$M$22:.$M$101];1))))">
            <text:p/>
          </table:table-cell>
          <table:table-cell table:formula="of:=IF([.B139]=&quot;&quot;;&quot;&quot;;IF([.B138]&lt;[.$M$4];INDEX([.$N$4:.$N$11];MATCH([.B138];[.$M$4:.$M$11];-1));INDEX([.$N$4:.$N$11];MATCH([.B138];[.$M$4:.$M$11];1))))">
            <text:p/>
          </table:table-cell>
          <table:table-cell table:formula="of:=IF([.D139]=&quot;b&quot;;&quot;\break&quot;;IF([.D139]=&quot;pb&quot;;&quot;\pageBreak&quot;;IF(AND([.D139]=&quot;&quot;;[.C139]&lt;&gt;0);&quot;&quot;;IF(AND([.C139]=0;[.D139]=&quot;&quot;);IF(INDEX([.$N$22:.$N$101];MATCH([.B139];[.$M$22:.$M$101];0))=&quot;b&quot;;&quot;\break&quot;;&quot;\pageBreak&quot;);&quot;&quot;))))">
            <text:p/>
          </table:table-cell>
          <table:table-cell table:formula="of:=IF([.B139]=&quot;&quot;;&quot;&quot;;IF([.$K$17]=&quot;Y&quot;;IF([.C139]=0;&quot; &quot;&amp;[.F139];[.E139]&amp;&quot;*&quot;&amp;[.C139]&amp;&quot; &quot;&amp;[.F1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formula="of:=IF(ISERR(SMALL([.$M$4:.$M$101];[.A140]));&quot;&quot;;SMALL([.$M$4:.$M$101];[.A140]))">
            <text:p/>
          </table:table-cell>
          <table:table-cell table:style-name="Default" table:formula="of:=IF([.B140]=&quot;&quot;;&quot;&quot;;[.B140]-[.B139])">
            <text:p/>
          </table:table-cell>
          <table:table-cell table:formula="of:=IF([.B140]=&quot;&quot;;&quot;&quot;;IF(ISNUMBER(MATCH([.B140];[.$M$4:.$M$11];0));&quot;&quot;;INDEX([.$N$22:.$N$101];MATCH([.B140];[.$M$22:.$M$101];1))))">
            <text:p/>
          </table:table-cell>
          <table:table-cell table:formula="of:=IF([.B140]=&quot;&quot;;&quot;&quot;;IF([.B139]&lt;[.$M$4];INDEX([.$N$4:.$N$11];MATCH([.B139];[.$M$4:.$M$11];-1));INDEX([.$N$4:.$N$11];MATCH([.B139];[.$M$4:.$M$11];1))))">
            <text:p/>
          </table:table-cell>
          <table:table-cell table:formula="of:=IF([.D140]=&quot;b&quot;;&quot;\break&quot;;IF([.D140]=&quot;pb&quot;;&quot;\pageBreak&quot;;IF(AND([.D140]=&quot;&quot;;[.C140]&lt;&gt;0);&quot;&quot;;IF(AND([.C140]=0;[.D140]=&quot;&quot;);IF(INDEX([.$N$22:.$N$101];MATCH([.B140];[.$M$22:.$M$101];0))=&quot;b&quot;;&quot;\break&quot;;&quot;\pageBreak&quot;);&quot;&quot;))))">
            <text:p/>
          </table:table-cell>
          <table:table-cell table:formula="of:=IF([.B140]=&quot;&quot;;&quot;&quot;;IF([.$K$17]=&quot;Y&quot;;IF([.C140]=0;&quot; &quot;&amp;[.F140];[.E140]&amp;&quot;*&quot;&amp;[.C140]&amp;&quot; &quot;&amp;[.F1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formula="of:=IF(ISERR(SMALL([.$M$4:.$M$101];[.A141]));&quot;&quot;;SMALL([.$M$4:.$M$101];[.A141]))">
            <text:p/>
          </table:table-cell>
          <table:table-cell table:style-name="Default" table:formula="of:=IF([.B141]=&quot;&quot;;&quot;&quot;;[.B141]-[.B140])">
            <text:p/>
          </table:table-cell>
          <table:table-cell table:formula="of:=IF([.B141]=&quot;&quot;;&quot;&quot;;IF(ISNUMBER(MATCH([.B141];[.$M$4:.$M$11];0));&quot;&quot;;INDEX([.$N$22:.$N$101];MATCH([.B141];[.$M$22:.$M$101];1))))">
            <text:p/>
          </table:table-cell>
          <table:table-cell table:formula="of:=IF([.B141]=&quot;&quot;;&quot;&quot;;IF([.B140]&lt;[.$M$4];INDEX([.$N$4:.$N$11];MATCH([.B140];[.$M$4:.$M$11];-1));INDEX([.$N$4:.$N$11];MATCH([.B140];[.$M$4:.$M$11];1))))">
            <text:p/>
          </table:table-cell>
          <table:table-cell table:formula="of:=IF([.D141]=&quot;b&quot;;&quot;\break&quot;;IF([.D141]=&quot;pb&quot;;&quot;\pageBreak&quot;;IF(AND([.D141]=&quot;&quot;;[.C141]&lt;&gt;0);&quot;&quot;;IF(AND([.C141]=0;[.D141]=&quot;&quot;);IF(INDEX([.$N$22:.$N$101];MATCH([.B141];[.$M$22:.$M$101];0))=&quot;b&quot;;&quot;\break&quot;;&quot;\pageBreak&quot;);&quot;&quot;))))">
            <text:p/>
          </table:table-cell>
          <table:table-cell table:formula="of:=IF([.B141]=&quot;&quot;;&quot;&quot;;IF([.$K$17]=&quot;Y&quot;;IF([.C141]=0;&quot; &quot;&amp;[.F141];[.E141]&amp;&quot;*&quot;&amp;[.C141]&amp;&quot; &quot;&amp;[.F1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formula="of:=IF(ISERR(SMALL([.$M$4:.$M$101];[.A142]));&quot;&quot;;SMALL([.$M$4:.$M$101];[.A142]))">
            <text:p/>
          </table:table-cell>
          <table:table-cell table:style-name="Default" table:formula="of:=IF([.B142]=&quot;&quot;;&quot;&quot;;[.B142]-[.B141])">
            <text:p/>
          </table:table-cell>
          <table:table-cell table:formula="of:=IF([.B142]=&quot;&quot;;&quot;&quot;;IF(ISNUMBER(MATCH([.B142];[.$M$4:.$M$11];0));&quot;&quot;;INDEX([.$N$22:.$N$101];MATCH([.B142];[.$M$22:.$M$101];1))))">
            <text:p/>
          </table:table-cell>
          <table:table-cell table:formula="of:=IF([.B142]=&quot;&quot;;&quot;&quot;;IF([.B141]&lt;[.$M$4];INDEX([.$N$4:.$N$11];MATCH([.B141];[.$M$4:.$M$11];-1));INDEX([.$N$4:.$N$11];MATCH([.B141];[.$M$4:.$M$11];1))))">
            <text:p/>
          </table:table-cell>
          <table:table-cell table:formula="of:=IF([.D142]=&quot;b&quot;;&quot;\break&quot;;IF([.D142]=&quot;pb&quot;;&quot;\pageBreak&quot;;IF(AND([.D142]=&quot;&quot;;[.C142]&lt;&gt;0);&quot;&quot;;IF(AND([.C142]=0;[.D142]=&quot;&quot;);IF(INDEX([.$N$22:.$N$101];MATCH([.B142];[.$M$22:.$M$101];0))=&quot;b&quot;;&quot;\break&quot;;&quot;\pageBreak&quot;);&quot;&quot;))))">
            <text:p/>
          </table:table-cell>
          <table:table-cell table:formula="of:=IF([.B142]=&quot;&quot;;&quot;&quot;;IF([.$K$17]=&quot;Y&quot;;IF([.C142]=0;&quot; &quot;&amp;[.F142];[.E142]&amp;&quot;*&quot;&amp;[.C142]&amp;&quot; &quot;&amp;[.F1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formula="of:=IF(ISERR(SMALL([.$M$4:.$M$101];[.A143]));&quot;&quot;;SMALL([.$M$4:.$M$101];[.A143]))">
            <text:p/>
          </table:table-cell>
          <table:table-cell table:style-name="Default" table:formula="of:=IF([.B143]=&quot;&quot;;&quot;&quot;;[.B143]-[.B142])">
            <text:p/>
          </table:table-cell>
          <table:table-cell table:formula="of:=IF([.B143]=&quot;&quot;;&quot;&quot;;IF(ISNUMBER(MATCH([.B143];[.$M$4:.$M$11];0));&quot;&quot;;INDEX([.$N$22:.$N$101];MATCH([.B143];[.$M$22:.$M$101];1))))">
            <text:p/>
          </table:table-cell>
          <table:table-cell table:formula="of:=IF([.B143]=&quot;&quot;;&quot;&quot;;IF([.B142]&lt;[.$M$4];INDEX([.$N$4:.$N$11];MATCH([.B142];[.$M$4:.$M$11];-1));INDEX([.$N$4:.$N$11];MATCH([.B142];[.$M$4:.$M$11];1))))">
            <text:p/>
          </table:table-cell>
          <table:table-cell table:formula="of:=IF([.D143]=&quot;b&quot;;&quot;\break&quot;;IF([.D143]=&quot;pb&quot;;&quot;\pageBreak&quot;;IF(AND([.D143]=&quot;&quot;;[.C143]&lt;&gt;0);&quot;&quot;;IF(AND([.C143]=0;[.D143]=&quot;&quot;);IF(INDEX([.$N$22:.$N$101];MATCH([.B143];[.$M$22:.$M$101];0))=&quot;b&quot;;&quot;\break&quot;;&quot;\pageBreak&quot;);&quot;&quot;))))">
            <text:p/>
          </table:table-cell>
          <table:table-cell table:formula="of:=IF([.B143]=&quot;&quot;;&quot;&quot;;IF([.$K$17]=&quot;Y&quot;;IF([.C143]=0;&quot; &quot;&amp;[.F143];[.E143]&amp;&quot;*&quot;&amp;[.C143]&amp;&quot; &quot;&amp;[.F1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formula="of:=IF(ISERR(SMALL([.$M$4:.$M$101];[.A144]));&quot;&quot;;SMALL([.$M$4:.$M$101];[.A144]))">
            <text:p/>
          </table:table-cell>
          <table:table-cell table:style-name="Default" table:formula="of:=IF([.B144]=&quot;&quot;;&quot;&quot;;[.B144]-[.B143])">
            <text:p/>
          </table:table-cell>
          <table:table-cell table:formula="of:=IF([.B144]=&quot;&quot;;&quot;&quot;;IF(ISNUMBER(MATCH([.B144];[.$M$4:.$M$11];0));&quot;&quot;;INDEX([.$N$22:.$N$101];MATCH([.B144];[.$M$22:.$M$101];1))))">
            <text:p/>
          </table:table-cell>
          <table:table-cell table:formula="of:=IF([.B144]=&quot;&quot;;&quot;&quot;;IF([.B143]&lt;[.$M$4];INDEX([.$N$4:.$N$11];MATCH([.B143];[.$M$4:.$M$11];-1));INDEX([.$N$4:.$N$11];MATCH([.B143];[.$M$4:.$M$11];1))))">
            <text:p/>
          </table:table-cell>
          <table:table-cell table:formula="of:=IF([.D144]=&quot;b&quot;;&quot;\break&quot;;IF([.D144]=&quot;pb&quot;;&quot;\pageBreak&quot;;IF(AND([.D144]=&quot;&quot;;[.C144]&lt;&gt;0);&quot;&quot;;IF(AND([.C144]=0;[.D144]=&quot;&quot;);IF(INDEX([.$N$22:.$N$101];MATCH([.B144];[.$M$22:.$M$101];0))=&quot;b&quot;;&quot;\break&quot;;&quot;\pageBreak&quot;);&quot;&quot;))))">
            <text:p/>
          </table:table-cell>
          <table:table-cell table:formula="of:=IF([.B144]=&quot;&quot;;&quot;&quot;;IF([.$K$17]=&quot;Y&quot;;IF([.C144]=0;&quot; &quot;&amp;[.F144];[.E144]&amp;&quot;*&quot;&amp;[.C144]&amp;&quot; &quot;&amp;[.F1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formula="of:=IF(ISERR(SMALL([.$M$4:.$M$101];[.A145]));&quot;&quot;;SMALL([.$M$4:.$M$101];[.A145]))">
            <text:p/>
          </table:table-cell>
          <table:table-cell table:style-name="Default" table:formula="of:=IF([.B145]=&quot;&quot;;&quot;&quot;;[.B145]-[.B144])">
            <text:p/>
          </table:table-cell>
          <table:table-cell table:formula="of:=IF([.B145]=&quot;&quot;;&quot;&quot;;IF(ISNUMBER(MATCH([.B145];[.$M$4:.$M$11];0));&quot;&quot;;INDEX([.$N$22:.$N$101];MATCH([.B145];[.$M$22:.$M$101];1))))">
            <text:p/>
          </table:table-cell>
          <table:table-cell table:formula="of:=IF([.B145]=&quot;&quot;;&quot;&quot;;IF([.B144]&lt;[.$M$4];INDEX([.$N$4:.$N$11];MATCH([.B144];[.$M$4:.$M$11];-1));INDEX([.$N$4:.$N$11];MATCH([.B144];[.$M$4:.$M$11];1))))">
            <text:p/>
          </table:table-cell>
          <table:table-cell table:formula="of:=IF([.D145]=&quot;b&quot;;&quot;\break&quot;;IF([.D145]=&quot;pb&quot;;&quot;\pageBreak&quot;;IF(AND([.D145]=&quot;&quot;;[.C145]&lt;&gt;0);&quot;&quot;;IF(AND([.C145]=0;[.D145]=&quot;&quot;);IF(INDEX([.$N$22:.$N$101];MATCH([.B145];[.$M$22:.$M$101];0))=&quot;b&quot;;&quot;\break&quot;;&quot;\pageBreak&quot;);&quot;&quot;))))">
            <text:p/>
          </table:table-cell>
          <table:table-cell table:formula="of:=IF([.B145]=&quot;&quot;;&quot;&quot;;IF([.$K$17]=&quot;Y&quot;;IF([.C145]=0;&quot; &quot;&amp;[.F145];[.E145]&amp;&quot;*&quot;&amp;[.C145]&amp;&quot; &quot;&amp;[.F1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formula="of:=IF(ISERR(SMALL([.$M$4:.$M$101];[.A146]));&quot;&quot;;SMALL([.$M$4:.$M$101];[.A146]))">
            <text:p/>
          </table:table-cell>
          <table:table-cell table:style-name="Default" table:formula="of:=IF([.B146]=&quot;&quot;;&quot;&quot;;[.B146]-[.B145])">
            <text:p/>
          </table:table-cell>
          <table:table-cell table:formula="of:=IF([.B146]=&quot;&quot;;&quot;&quot;;IF(ISNUMBER(MATCH([.B146];[.$M$4:.$M$11];0));&quot;&quot;;INDEX([.$N$22:.$N$101];MATCH([.B146];[.$M$22:.$M$101];1))))">
            <text:p/>
          </table:table-cell>
          <table:table-cell table:formula="of:=IF([.B146]=&quot;&quot;;&quot;&quot;;IF([.B145]&lt;[.$M$4];INDEX([.$N$4:.$N$11];MATCH([.B145];[.$M$4:.$M$11];-1));INDEX([.$N$4:.$N$11];MATCH([.B145];[.$M$4:.$M$11];1))))">
            <text:p/>
          </table:table-cell>
          <table:table-cell table:formula="of:=IF([.D146]=&quot;b&quot;;&quot;\break&quot;;IF([.D146]=&quot;pb&quot;;&quot;\pageBreak&quot;;IF(AND([.D146]=&quot;&quot;;[.C146]&lt;&gt;0);&quot;&quot;;IF(AND([.C146]=0;[.D146]=&quot;&quot;);IF(INDEX([.$N$22:.$N$101];MATCH([.B146];[.$M$22:.$M$101];0))=&quot;b&quot;;&quot;\break&quot;;&quot;\pageBreak&quot;);&quot;&quot;))))">
            <text:p/>
          </table:table-cell>
          <table:table-cell table:formula="of:=IF([.B146]=&quot;&quot;;&quot;&quot;;IF([.$K$17]=&quot;Y&quot;;IF([.C146]=0;&quot; &quot;&amp;[.F146];[.E146]&amp;&quot;*&quot;&amp;[.C146]&amp;&quot; &quot;&amp;[.F1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formula="of:=IF(ISERR(SMALL([.$M$4:.$M$101];[.A147]));&quot;&quot;;SMALL([.$M$4:.$M$101];[.A147]))">
            <text:p/>
          </table:table-cell>
          <table:table-cell table:style-name="Default" table:formula="of:=IF([.B147]=&quot;&quot;;&quot;&quot;;[.B147]-[.B146])">
            <text:p/>
          </table:table-cell>
          <table:table-cell table:formula="of:=IF([.B147]=&quot;&quot;;&quot;&quot;;IF(ISNUMBER(MATCH([.B147];[.$M$4:.$M$11];0));&quot;&quot;;INDEX([.$N$22:.$N$101];MATCH([.B147];[.$M$22:.$M$101];1))))">
            <text:p/>
          </table:table-cell>
          <table:table-cell table:formula="of:=IF([.B147]=&quot;&quot;;&quot;&quot;;IF([.B146]&lt;[.$M$4];INDEX([.$N$4:.$N$11];MATCH([.B146];[.$M$4:.$M$11];-1));INDEX([.$N$4:.$N$11];MATCH([.B146];[.$M$4:.$M$11];1))))">
            <text:p/>
          </table:table-cell>
          <table:table-cell table:formula="of:=IF([.D147]=&quot;b&quot;;&quot;\break&quot;;IF([.D147]=&quot;pb&quot;;&quot;\pageBreak&quot;;IF(AND([.D147]=&quot;&quot;;[.C147]&lt;&gt;0);&quot;&quot;;IF(AND([.C147]=0;[.D147]=&quot;&quot;);IF(INDEX([.$N$22:.$N$101];MATCH([.B147];[.$M$22:.$M$101];0))=&quot;b&quot;;&quot;\break&quot;;&quot;\pageBreak&quot;);&quot;&quot;))))">
            <text:p/>
          </table:table-cell>
          <table:table-cell table:formula="of:=IF([.B147]=&quot;&quot;;&quot;&quot;;IF([.$K$17]=&quot;Y&quot;;IF([.C147]=0;&quot; &quot;&amp;[.F147];[.E147]&amp;&quot;*&quot;&amp;[.C147]&amp;&quot; &quot;&amp;[.F1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formula="of:=IF(ISERR(SMALL([.$M$4:.$M$101];[.A148]));&quot;&quot;;SMALL([.$M$4:.$M$101];[.A148]))">
            <text:p/>
          </table:table-cell>
          <table:table-cell table:style-name="Default" table:formula="of:=IF([.B148]=&quot;&quot;;&quot;&quot;;[.B148]-[.B147])">
            <text:p/>
          </table:table-cell>
          <table:table-cell table:formula="of:=IF([.B148]=&quot;&quot;;&quot;&quot;;IF(ISNUMBER(MATCH([.B148];[.$M$4:.$M$11];0));&quot;&quot;;INDEX([.$N$22:.$N$101];MATCH([.B148];[.$M$22:.$M$101];1))))">
            <text:p/>
          </table:table-cell>
          <table:table-cell table:formula="of:=IF([.B148]=&quot;&quot;;&quot;&quot;;IF([.B147]&lt;[.$M$4];INDEX([.$N$4:.$N$11];MATCH([.B147];[.$M$4:.$M$11];-1));INDEX([.$N$4:.$N$11];MATCH([.B147];[.$M$4:.$M$11];1))))">
            <text:p/>
          </table:table-cell>
          <table:table-cell table:formula="of:=IF([.D148]=&quot;b&quot;;&quot;\break&quot;;IF([.D148]=&quot;pb&quot;;&quot;\pageBreak&quot;;IF(AND([.D148]=&quot;&quot;;[.C148]&lt;&gt;0);&quot;&quot;;IF(AND([.C148]=0;[.D148]=&quot;&quot;);IF(INDEX([.$N$22:.$N$101];MATCH([.B148];[.$M$22:.$M$101];0))=&quot;b&quot;;&quot;\break&quot;;&quot;\pageBreak&quot;);&quot;&quot;))))">
            <text:p/>
          </table:table-cell>
          <table:table-cell table:formula="of:=IF([.B148]=&quot;&quot;;&quot;&quot;;IF([.$K$17]=&quot;Y&quot;;IF([.C148]=0;&quot; &quot;&amp;[.F148];[.E148]&amp;&quot;*&quot;&amp;[.C148]&amp;&quot; &quot;&amp;[.F1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formula="of:=IF(ISERR(SMALL([.$M$4:.$M$101];[.A149]));&quot;&quot;;SMALL([.$M$4:.$M$101];[.A149]))">
            <text:p/>
          </table:table-cell>
          <table:table-cell table:style-name="Default" table:formula="of:=IF([.B149]=&quot;&quot;;&quot;&quot;;[.B149]-[.B148])">
            <text:p/>
          </table:table-cell>
          <table:table-cell table:formula="of:=IF([.B149]=&quot;&quot;;&quot;&quot;;IF(ISNUMBER(MATCH([.B149];[.$M$4:.$M$11];0));&quot;&quot;;INDEX([.$N$22:.$N$101];MATCH([.B149];[.$M$22:.$M$101];1))))">
            <text:p/>
          </table:table-cell>
          <table:table-cell table:formula="of:=IF([.B149]=&quot;&quot;;&quot;&quot;;IF([.B148]&lt;[.$M$4];INDEX([.$N$4:.$N$11];MATCH([.B148];[.$M$4:.$M$11];-1));INDEX([.$N$4:.$N$11];MATCH([.B148];[.$M$4:.$M$11];1))))">
            <text:p/>
          </table:table-cell>
          <table:table-cell table:formula="of:=IF([.D149]=&quot;b&quot;;&quot;\break&quot;;IF([.D149]=&quot;pb&quot;;&quot;\pageBreak&quot;;IF(AND([.D149]=&quot;&quot;;[.C149]&lt;&gt;0);&quot;&quot;;IF(AND([.C149]=0;[.D149]=&quot;&quot;);IF(INDEX([.$N$22:.$N$101];MATCH([.B149];[.$M$22:.$M$101];0))=&quot;b&quot;;&quot;\break&quot;;&quot;\pageBreak&quot;);&quot;&quot;))))">
            <text:p/>
          </table:table-cell>
          <table:table-cell table:formula="of:=IF([.B149]=&quot;&quot;;&quot;&quot;;IF([.$K$17]=&quot;Y&quot;;IF([.C149]=0;&quot; &quot;&amp;[.F149];[.E149]&amp;&quot;*&quot;&amp;[.C149]&amp;&quot; &quot;&amp;[.F1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formula="of:=IF(ISERR(SMALL([.$M$4:.$M$101];[.A150]));&quot;&quot;;SMALL([.$M$4:.$M$101];[.A150]))">
            <text:p/>
          </table:table-cell>
          <table:table-cell table:style-name="Default" table:formula="of:=IF([.B150]=&quot;&quot;;&quot;&quot;;[.B150]-[.B149])">
            <text:p/>
          </table:table-cell>
          <table:table-cell table:formula="of:=IF([.B150]=&quot;&quot;;&quot;&quot;;IF(ISNUMBER(MATCH([.B150];[.$M$4:.$M$11];0));&quot;&quot;;INDEX([.$N$22:.$N$101];MATCH([.B150];[.$M$22:.$M$101];1))))">
            <text:p/>
          </table:table-cell>
          <table:table-cell table:formula="of:=IF([.B150]=&quot;&quot;;&quot;&quot;;IF([.B149]&lt;[.$M$4];INDEX([.$N$4:.$N$11];MATCH([.B149];[.$M$4:.$M$11];-1));INDEX([.$N$4:.$N$11];MATCH([.B149];[.$M$4:.$M$11];1))))">
            <text:p/>
          </table:table-cell>
          <table:table-cell table:formula="of:=IF([.D150]=&quot;b&quot;;&quot;\break&quot;;IF([.D150]=&quot;pb&quot;;&quot;\pageBreak&quot;;IF(AND([.D150]=&quot;&quot;;[.C150]&lt;&gt;0);&quot;&quot;;IF(AND([.C150]=0;[.D150]=&quot;&quot;);IF(INDEX([.$N$22:.$N$101];MATCH([.B150];[.$M$22:.$M$101];0))=&quot;b&quot;;&quot;\break&quot;;&quot;\pageBreak&quot;);&quot;&quot;))))">
            <text:p/>
          </table:table-cell>
          <table:table-cell table:formula="of:=IF([.B150]=&quot;&quot;;&quot;&quot;;IF([.$K$17]=&quot;Y&quot;;IF([.C150]=0;&quot; &quot;&amp;[.F150];[.E150]&amp;&quot;*&quot;&amp;[.C150]&amp;&quot; &quot;&amp;[.F1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formula="of:=IF(ISERR(SMALL([.$M$4:.$M$101];[.A151]));&quot;&quot;;SMALL([.$M$4:.$M$101];[.A151]))">
            <text:p/>
          </table:table-cell>
          <table:table-cell table:style-name="Default" table:formula="of:=IF([.B151]=&quot;&quot;;&quot;&quot;;[.B151]-[.B150])">
            <text:p/>
          </table:table-cell>
          <table:table-cell table:formula="of:=IF([.B151]=&quot;&quot;;&quot;&quot;;IF(ISNUMBER(MATCH([.B151];[.$M$4:.$M$11];0));&quot;&quot;;INDEX([.$N$22:.$N$101];MATCH([.B151];[.$M$22:.$M$101];1))))">
            <text:p/>
          </table:table-cell>
          <table:table-cell table:formula="of:=IF([.B151]=&quot;&quot;;&quot;&quot;;IF([.B150]&lt;[.$M$4];INDEX([.$N$4:.$N$11];MATCH([.B150];[.$M$4:.$M$11];-1));INDEX([.$N$4:.$N$11];MATCH([.B150];[.$M$4:.$M$11];1))))">
            <text:p/>
          </table:table-cell>
          <table:table-cell table:formula="of:=IF([.D151]=&quot;b&quot;;&quot;\break&quot;;IF([.D151]=&quot;pb&quot;;&quot;\pageBreak&quot;;IF(AND([.D151]=&quot;&quot;;[.C151]&lt;&gt;0);&quot;&quot;;IF(AND([.C151]=0;[.D151]=&quot;&quot;);IF(INDEX([.$N$22:.$N$101];MATCH([.B151];[.$M$22:.$M$101];0))=&quot;b&quot;;&quot;\break&quot;;&quot;\pageBreak&quot;);&quot;&quot;))))">
            <text:p/>
          </table:table-cell>
          <table:table-cell table:formula="of:=IF([.B151]=&quot;&quot;;&quot;&quot;;IF([.$K$17]=&quot;Y&quot;;IF([.C151]=0;&quot; &quot;&amp;[.F151];[.E151]&amp;&quot;*&quot;&amp;[.C151]&amp;&quot; &quot;&amp;[.F1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formula="of:=IF(ISERR(SMALL([.$M$4:.$M$101];[.A152]));&quot;&quot;;SMALL([.$M$4:.$M$101];[.A152]))">
            <text:p/>
          </table:table-cell>
          <table:table-cell table:style-name="Default" table:formula="of:=IF([.B152]=&quot;&quot;;&quot;&quot;;[.B152]-[.B151])">
            <text:p/>
          </table:table-cell>
          <table:table-cell table:formula="of:=IF([.B152]=&quot;&quot;;&quot;&quot;;IF(ISNUMBER(MATCH([.B152];[.$M$4:.$M$11];0));&quot;&quot;;INDEX([.$N$22:.$N$101];MATCH([.B152];[.$M$22:.$M$101];1))))">
            <text:p/>
          </table:table-cell>
          <table:table-cell table:formula="of:=IF([.B152]=&quot;&quot;;&quot;&quot;;IF([.B151]&lt;[.$M$4];INDEX([.$N$4:.$N$11];MATCH([.B151];[.$M$4:.$M$11];-1));INDEX([.$N$4:.$N$11];MATCH([.B151];[.$M$4:.$M$11];1))))">
            <text:p/>
          </table:table-cell>
          <table:table-cell table:formula="of:=IF([.D152]=&quot;b&quot;;&quot;\break&quot;;IF([.D152]=&quot;pb&quot;;&quot;\pageBreak&quot;;IF(AND([.D152]=&quot;&quot;;[.C152]&lt;&gt;0);&quot;&quot;;IF(AND([.C152]=0;[.D152]=&quot;&quot;);IF(INDEX([.$N$22:.$N$101];MATCH([.B152];[.$M$22:.$M$101];0))=&quot;b&quot;;&quot;\break&quot;;&quot;\pageBreak&quot;);&quot;&quot;))))">
            <text:p/>
          </table:table-cell>
          <table:table-cell table:formula="of:=IF([.B152]=&quot;&quot;;&quot;&quot;;IF([.$K$17]=&quot;Y&quot;;IF([.C152]=0;&quot; &quot;&amp;[.F152];[.E152]&amp;&quot;*&quot;&amp;[.C152]&amp;&quot; &quot;&amp;[.F1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formula="of:=IF(ISERR(SMALL([.$M$4:.$M$101];[.A153]));&quot;&quot;;SMALL([.$M$4:.$M$101];[.A153]))">
            <text:p/>
          </table:table-cell>
          <table:table-cell table:style-name="Default" table:formula="of:=IF([.B153]=&quot;&quot;;&quot;&quot;;[.B153]-[.B152])">
            <text:p/>
          </table:table-cell>
          <table:table-cell table:formula="of:=IF([.B153]=&quot;&quot;;&quot;&quot;;IF(ISNUMBER(MATCH([.B153];[.$M$4:.$M$11];0));&quot;&quot;;INDEX([.$N$22:.$N$101];MATCH([.B153];[.$M$22:.$M$101];1))))">
            <text:p/>
          </table:table-cell>
          <table:table-cell table:formula="of:=IF([.B153]=&quot;&quot;;&quot;&quot;;IF([.B152]&lt;[.$M$4];INDEX([.$N$4:.$N$11];MATCH([.B152];[.$M$4:.$M$11];-1));INDEX([.$N$4:.$N$11];MATCH([.B152];[.$M$4:.$M$11];1))))">
            <text:p/>
          </table:table-cell>
          <table:table-cell table:formula="of:=IF([.D153]=&quot;b&quot;;&quot;\break&quot;;IF([.D153]=&quot;pb&quot;;&quot;\pageBreak&quot;;IF(AND([.D153]=&quot;&quot;;[.C153]&lt;&gt;0);&quot;&quot;;IF(AND([.C153]=0;[.D153]=&quot;&quot;);IF(INDEX([.$N$22:.$N$101];MATCH([.B153];[.$M$22:.$M$101];0))=&quot;b&quot;;&quot;\break&quot;;&quot;\pageBreak&quot;);&quot;&quot;))))">
            <text:p/>
          </table:table-cell>
          <table:table-cell table:formula="of:=IF([.B153]=&quot;&quot;;&quot;&quot;;IF([.$K$17]=&quot;Y&quot;;IF([.C153]=0;&quot; &quot;&amp;[.F153];[.E153]&amp;&quot;*&quot;&amp;[.C153]&amp;&quot; &quot;&amp;[.F1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formula="of:=IF(ISERR(SMALL([.$M$4:.$M$101];[.A154]));&quot;&quot;;SMALL([.$M$4:.$M$101];[.A154]))">
            <text:p/>
          </table:table-cell>
          <table:table-cell table:style-name="Default" table:formula="of:=IF([.B154]=&quot;&quot;;&quot;&quot;;[.B154]-[.B153])">
            <text:p/>
          </table:table-cell>
          <table:table-cell table:formula="of:=IF([.B154]=&quot;&quot;;&quot;&quot;;IF(ISNUMBER(MATCH([.B154];[.$M$4:.$M$11];0));&quot;&quot;;INDEX([.$N$22:.$N$101];MATCH([.B154];[.$M$22:.$M$101];1))))">
            <text:p/>
          </table:table-cell>
          <table:table-cell table:formula="of:=IF([.B154]=&quot;&quot;;&quot;&quot;;IF([.B153]&lt;[.$M$4];INDEX([.$N$4:.$N$11];MATCH([.B153];[.$M$4:.$M$11];-1));INDEX([.$N$4:.$N$11];MATCH([.B153];[.$M$4:.$M$11];1))))">
            <text:p/>
          </table:table-cell>
          <table:table-cell table:formula="of:=IF([.D154]=&quot;b&quot;;&quot;\break&quot;;IF([.D154]=&quot;pb&quot;;&quot;\pageBreak&quot;;IF(AND([.D154]=&quot;&quot;;[.C154]&lt;&gt;0);&quot;&quot;;IF(AND([.C154]=0;[.D154]=&quot;&quot;);IF(INDEX([.$N$22:.$N$101];MATCH([.B154];[.$M$22:.$M$101];0))=&quot;b&quot;;&quot;\break&quot;;&quot;\pageBreak&quot;);&quot;&quot;))))">
            <text:p/>
          </table:table-cell>
          <table:table-cell table:formula="of:=IF([.B154]=&quot;&quot;;&quot;&quot;;IF([.$K$17]=&quot;Y&quot;;IF([.C154]=0;&quot; &quot;&amp;[.F154];[.E154]&amp;&quot;*&quot;&amp;[.C154]&amp;&quot; &quot;&amp;[.F1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formula="of:=IF(ISERR(SMALL([.$M$4:.$M$101];[.A155]));&quot;&quot;;SMALL([.$M$4:.$M$101];[.A155]))">
            <text:p/>
          </table:table-cell>
          <table:table-cell table:style-name="Default" table:formula="of:=IF([.B155]=&quot;&quot;;&quot;&quot;;[.B155]-[.B154])">
            <text:p/>
          </table:table-cell>
          <table:table-cell table:formula="of:=IF([.B155]=&quot;&quot;;&quot;&quot;;IF(ISNUMBER(MATCH([.B155];[.$M$4:.$M$11];0));&quot;&quot;;INDEX([.$N$22:.$N$101];MATCH([.B155];[.$M$22:.$M$101];1))))">
            <text:p/>
          </table:table-cell>
          <table:table-cell table:formula="of:=IF([.B155]=&quot;&quot;;&quot;&quot;;IF([.B154]&lt;[.$M$4];INDEX([.$N$4:.$N$11];MATCH([.B154];[.$M$4:.$M$11];-1));INDEX([.$N$4:.$N$11];MATCH([.B154];[.$M$4:.$M$11];1))))">
            <text:p/>
          </table:table-cell>
          <table:table-cell table:formula="of:=IF([.D155]=&quot;b&quot;;&quot;\break&quot;;IF([.D155]=&quot;pb&quot;;&quot;\pageBreak&quot;;IF(AND([.D155]=&quot;&quot;;[.C155]&lt;&gt;0);&quot;&quot;;IF(AND([.C155]=0;[.D155]=&quot;&quot;);IF(INDEX([.$N$22:.$N$101];MATCH([.B155];[.$M$22:.$M$101];0))=&quot;b&quot;;&quot;\break&quot;;&quot;\pageBreak&quot;);&quot;&quot;))))">
            <text:p/>
          </table:table-cell>
          <table:table-cell table:formula="of:=IF([.B155]=&quot;&quot;;&quot;&quot;;IF([.$K$17]=&quot;Y&quot;;IF([.C155]=0;&quot; &quot;&amp;[.F155];[.E155]&amp;&quot;*&quot;&amp;[.C155]&amp;&quot; &quot;&amp;[.F1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formula="of:=IF(ISERR(SMALL([.$M$4:.$M$101];[.A156]));&quot;&quot;;SMALL([.$M$4:.$M$101];[.A156]))">
            <text:p/>
          </table:table-cell>
          <table:table-cell table:style-name="Default" table:formula="of:=IF([.B156]=&quot;&quot;;&quot;&quot;;[.B156]-[.B155])">
            <text:p/>
          </table:table-cell>
          <table:table-cell table:formula="of:=IF([.B156]=&quot;&quot;;&quot;&quot;;IF(ISNUMBER(MATCH([.B156];[.$M$4:.$M$11];0));&quot;&quot;;INDEX([.$N$22:.$N$101];MATCH([.B156];[.$M$22:.$M$101];1))))">
            <text:p/>
          </table:table-cell>
          <table:table-cell table:formula="of:=IF([.B156]=&quot;&quot;;&quot;&quot;;IF([.B155]&lt;[.$M$4];INDEX([.$N$4:.$N$11];MATCH([.B155];[.$M$4:.$M$11];-1));INDEX([.$N$4:.$N$11];MATCH([.B155];[.$M$4:.$M$11];1))))">
            <text:p/>
          </table:table-cell>
          <table:table-cell table:formula="of:=IF([.D156]=&quot;b&quot;;&quot;\break&quot;;IF([.D156]=&quot;pb&quot;;&quot;\pageBreak&quot;;IF(AND([.D156]=&quot;&quot;;[.C156]&lt;&gt;0);&quot;&quot;;IF(AND([.C156]=0;[.D156]=&quot;&quot;);IF(INDEX([.$N$22:.$N$101];MATCH([.B156];[.$M$22:.$M$101];0))=&quot;b&quot;;&quot;\break&quot;;&quot;\pageBreak&quot;);&quot;&quot;))))">
            <text:p/>
          </table:table-cell>
          <table:table-cell table:formula="of:=IF([.B156]=&quot;&quot;;&quot;&quot;;IF([.$K$17]=&quot;Y&quot;;IF([.C156]=0;&quot; &quot;&amp;[.F156];[.E156]&amp;&quot;*&quot;&amp;[.C156]&amp;&quot; &quot;&amp;[.F1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formula="of:=IF(ISERR(SMALL([.$M$4:.$M$101];[.A157]));&quot;&quot;;SMALL([.$M$4:.$M$101];[.A157]))">
            <text:p/>
          </table:table-cell>
          <table:table-cell table:style-name="Default" table:formula="of:=IF([.B157]=&quot;&quot;;&quot;&quot;;[.B157]-[.B156])">
            <text:p/>
          </table:table-cell>
          <table:table-cell table:formula="of:=IF([.B157]=&quot;&quot;;&quot;&quot;;IF(ISNUMBER(MATCH([.B157];[.$M$4:.$M$11];0));&quot;&quot;;INDEX([.$N$22:.$N$101];MATCH([.B157];[.$M$22:.$M$101];1))))">
            <text:p/>
          </table:table-cell>
          <table:table-cell table:formula="of:=IF([.B157]=&quot;&quot;;&quot;&quot;;IF([.B156]&lt;[.$M$4];INDEX([.$N$4:.$N$11];MATCH([.B156];[.$M$4:.$M$11];-1));INDEX([.$N$4:.$N$11];MATCH([.B156];[.$M$4:.$M$11];1))))">
            <text:p/>
          </table:table-cell>
          <table:table-cell table:formula="of:=IF([.D157]=&quot;b&quot;;&quot;\break&quot;;IF([.D157]=&quot;pb&quot;;&quot;\pageBreak&quot;;IF(AND([.D157]=&quot;&quot;;[.C157]&lt;&gt;0);&quot;&quot;;IF(AND([.C157]=0;[.D157]=&quot;&quot;);IF(INDEX([.$N$22:.$N$101];MATCH([.B157];[.$M$22:.$M$101];0))=&quot;b&quot;;&quot;\break&quot;;&quot;\pageBreak&quot;);&quot;&quot;))))">
            <text:p/>
          </table:table-cell>
          <table:table-cell table:formula="of:=IF([.B157]=&quot;&quot;;&quot;&quot;;IF([.$K$17]=&quot;Y&quot;;IF([.C157]=0;&quot; &quot;&amp;[.F157];[.E157]&amp;&quot;*&quot;&amp;[.C157]&amp;&quot; &quot;&amp;[.F1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formula="of:=IF(ISERR(SMALL([.$M$4:.$M$101];[.A158]));&quot;&quot;;SMALL([.$M$4:.$M$101];[.A158]))">
            <text:p/>
          </table:table-cell>
          <table:table-cell table:style-name="Default" table:formula="of:=IF([.B158]=&quot;&quot;;&quot;&quot;;[.B158]-[.B157])">
            <text:p/>
          </table:table-cell>
          <table:table-cell table:formula="of:=IF([.B158]=&quot;&quot;;&quot;&quot;;IF(ISNUMBER(MATCH([.B158];[.$M$4:.$M$11];0));&quot;&quot;;INDEX([.$N$22:.$N$101];MATCH([.B158];[.$M$22:.$M$101];1))))">
            <text:p/>
          </table:table-cell>
          <table:table-cell table:formula="of:=IF([.B158]=&quot;&quot;;&quot;&quot;;IF([.B157]&lt;[.$M$4];INDEX([.$N$4:.$N$11];MATCH([.B157];[.$M$4:.$M$11];-1));INDEX([.$N$4:.$N$11];MATCH([.B157];[.$M$4:.$M$11];1))))">
            <text:p/>
          </table:table-cell>
          <table:table-cell table:formula="of:=IF([.D158]=&quot;b&quot;;&quot;\break&quot;;IF([.D158]=&quot;pb&quot;;&quot;\pageBreak&quot;;IF(AND([.D158]=&quot;&quot;;[.C158]&lt;&gt;0);&quot;&quot;;IF(AND([.C158]=0;[.D158]=&quot;&quot;);IF(INDEX([.$N$22:.$N$101];MATCH([.B158];[.$M$22:.$M$101];0))=&quot;b&quot;;&quot;\break&quot;;&quot;\pageBreak&quot;);&quot;&quot;))))">
            <text:p/>
          </table:table-cell>
          <table:table-cell table:formula="of:=IF([.B158]=&quot;&quot;;&quot;&quot;;IF([.$K$17]=&quot;Y&quot;;IF([.C158]=0;&quot; &quot;&amp;[.F158];[.E158]&amp;&quot;*&quot;&amp;[.C158]&amp;&quot; &quot;&amp;[.F1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formula="of:=IF(ISERR(SMALL([.$M$4:.$M$101];[.A159]));&quot;&quot;;SMALL([.$M$4:.$M$101];[.A159]))">
            <text:p/>
          </table:table-cell>
          <table:table-cell table:style-name="Default" table:formula="of:=IF([.B159]=&quot;&quot;;&quot;&quot;;[.B159]-[.B158])">
            <text:p/>
          </table:table-cell>
          <table:table-cell table:formula="of:=IF([.B159]=&quot;&quot;;&quot;&quot;;IF(ISNUMBER(MATCH([.B159];[.$M$4:.$M$11];0));&quot;&quot;;INDEX([.$N$22:.$N$101];MATCH([.B159];[.$M$22:.$M$101];1))))">
            <text:p/>
          </table:table-cell>
          <table:table-cell table:formula="of:=IF([.B159]=&quot;&quot;;&quot;&quot;;IF([.B158]&lt;[.$M$4];INDEX([.$N$4:.$N$11];MATCH([.B158];[.$M$4:.$M$11];-1));INDEX([.$N$4:.$N$11];MATCH([.B158];[.$M$4:.$M$11];1))))">
            <text:p/>
          </table:table-cell>
          <table:table-cell table:formula="of:=IF([.D159]=&quot;b&quot;;&quot;\break&quot;;IF([.D159]=&quot;pb&quot;;&quot;\pageBreak&quot;;IF(AND([.D159]=&quot;&quot;;[.C159]&lt;&gt;0);&quot;&quot;;IF(AND([.C159]=0;[.D159]=&quot;&quot;);IF(INDEX([.$N$22:.$N$101];MATCH([.B159];[.$M$22:.$M$101];0))=&quot;b&quot;;&quot;\break&quot;;&quot;\pageBreak&quot;);&quot;&quot;))))">
            <text:p/>
          </table:table-cell>
          <table:table-cell table:formula="of:=IF([.B159]=&quot;&quot;;&quot;&quot;;IF([.$K$17]=&quot;Y&quot;;IF([.C159]=0;&quot; &quot;&amp;[.F159];[.E159]&amp;&quot;*&quot;&amp;[.C159]&amp;&quot; &quot;&amp;[.F1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formula="of:=IF(ISERR(SMALL([.$M$4:.$M$101];[.A160]));&quot;&quot;;SMALL([.$M$4:.$M$101];[.A160]))">
            <text:p/>
          </table:table-cell>
          <table:table-cell table:style-name="Default" table:formula="of:=IF([.B160]=&quot;&quot;;&quot;&quot;;[.B160]-[.B159])">
            <text:p/>
          </table:table-cell>
          <table:table-cell table:formula="of:=IF([.B160]=&quot;&quot;;&quot;&quot;;IF(ISNUMBER(MATCH([.B160];[.$M$4:.$M$11];0));&quot;&quot;;INDEX([.$N$22:.$N$101];MATCH([.B160];[.$M$22:.$M$101];1))))">
            <text:p/>
          </table:table-cell>
          <table:table-cell table:formula="of:=IF([.B160]=&quot;&quot;;&quot;&quot;;IF([.B159]&lt;[.$M$4];INDEX([.$N$4:.$N$11];MATCH([.B159];[.$M$4:.$M$11];-1));INDEX([.$N$4:.$N$11];MATCH([.B159];[.$M$4:.$M$11];1))))">
            <text:p/>
          </table:table-cell>
          <table:table-cell table:formula="of:=IF([.D160]=&quot;b&quot;;&quot;\break&quot;;IF([.D160]=&quot;pb&quot;;&quot;\pageBreak&quot;;IF(AND([.D160]=&quot;&quot;;[.C160]&lt;&gt;0);&quot;&quot;;IF(AND([.C160]=0;[.D160]=&quot;&quot;);IF(INDEX([.$N$22:.$N$101];MATCH([.B160];[.$M$22:.$M$101];0))=&quot;b&quot;;&quot;\break&quot;;&quot;\pageBreak&quot;);&quot;&quot;))))">
            <text:p/>
          </table:table-cell>
          <table:table-cell table:formula="of:=IF([.B160]=&quot;&quot;;&quot;&quot;;IF([.$K$17]=&quot;Y&quot;;IF([.C160]=0;&quot; &quot;&amp;[.F160];[.E160]&amp;&quot;*&quot;&amp;[.C160]&amp;&quot; &quot;&amp;[.F1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formula="of:=IF(ISERR(SMALL([.$M$4:.$M$101];[.A161]));&quot;&quot;;SMALL([.$M$4:.$M$101];[.A161]))">
            <text:p/>
          </table:table-cell>
          <table:table-cell table:style-name="Default" table:formula="of:=IF([.B161]=&quot;&quot;;&quot;&quot;;[.B161]-[.B160])">
            <text:p/>
          </table:table-cell>
          <table:table-cell table:formula="of:=IF([.B161]=&quot;&quot;;&quot;&quot;;IF(ISNUMBER(MATCH([.B161];[.$M$4:.$M$11];0));&quot;&quot;;INDEX([.$N$22:.$N$101];MATCH([.B161];[.$M$22:.$M$101];1))))">
            <text:p/>
          </table:table-cell>
          <table:table-cell table:formula="of:=IF([.B161]=&quot;&quot;;&quot;&quot;;IF([.B160]&lt;[.$M$4];INDEX([.$N$4:.$N$11];MATCH([.B160];[.$M$4:.$M$11];-1));INDEX([.$N$4:.$N$11];MATCH([.B160];[.$M$4:.$M$11];1))))">
            <text:p/>
          </table:table-cell>
          <table:table-cell table:formula="of:=IF([.D161]=&quot;b&quot;;&quot;\break&quot;;IF([.D161]=&quot;pb&quot;;&quot;\pageBreak&quot;;IF(AND([.D161]=&quot;&quot;;[.C161]&lt;&gt;0);&quot;&quot;;IF(AND([.C161]=0;[.D161]=&quot;&quot;);IF(INDEX([.$N$22:.$N$101];MATCH([.B161];[.$M$22:.$M$101];0))=&quot;b&quot;;&quot;\break&quot;;&quot;\pageBreak&quot;);&quot;&quot;))))">
            <text:p/>
          </table:table-cell>
          <table:table-cell table:formula="of:=IF([.B161]=&quot;&quot;;&quot;&quot;;IF([.$K$17]=&quot;Y&quot;;IF([.C161]=0;&quot; &quot;&amp;[.F161];[.E161]&amp;&quot;*&quot;&amp;[.C161]&amp;&quot; &quot;&amp;[.F1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formula="of:=IF(ISERR(SMALL([.$M$4:.$M$101];[.A162]));&quot;&quot;;SMALL([.$M$4:.$M$101];[.A162]))">
            <text:p/>
          </table:table-cell>
          <table:table-cell table:style-name="Default" table:formula="of:=IF([.B162]=&quot;&quot;;&quot;&quot;;[.B162]-[.B161])">
            <text:p/>
          </table:table-cell>
          <table:table-cell table:formula="of:=IF([.B162]=&quot;&quot;;&quot;&quot;;IF(ISNUMBER(MATCH([.B162];[.$M$4:.$M$11];0));&quot;&quot;;INDEX([.$N$22:.$N$101];MATCH([.B162];[.$M$22:.$M$101];1))))">
            <text:p/>
          </table:table-cell>
          <table:table-cell table:formula="of:=IF([.B162]=&quot;&quot;;&quot;&quot;;IF([.B161]&lt;[.$M$4];INDEX([.$N$4:.$N$11];MATCH([.B161];[.$M$4:.$M$11];-1));INDEX([.$N$4:.$N$11];MATCH([.B161];[.$M$4:.$M$11];1))))">
            <text:p/>
          </table:table-cell>
          <table:table-cell table:formula="of:=IF([.D162]=&quot;b&quot;;&quot;\break&quot;;IF([.D162]=&quot;pb&quot;;&quot;\pageBreak&quot;;IF(AND([.D162]=&quot;&quot;;[.C162]&lt;&gt;0);&quot;&quot;;IF(AND([.C162]=0;[.D162]=&quot;&quot;);IF(INDEX([.$N$22:.$N$101];MATCH([.B162];[.$M$22:.$M$101];0))=&quot;b&quot;;&quot;\break&quot;;&quot;\pageBreak&quot;);&quot;&quot;))))">
            <text:p/>
          </table:table-cell>
          <table:table-cell table:formula="of:=IF([.B162]=&quot;&quot;;&quot;&quot;;IF([.$K$17]=&quot;Y&quot;;IF([.C162]=0;&quot; &quot;&amp;[.F162];[.E162]&amp;&quot;*&quot;&amp;[.C162]&amp;&quot; &quot;&amp;[.F1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formula="of:=IF(ISERR(SMALL([.$M$4:.$M$101];[.A163]));&quot;&quot;;SMALL([.$M$4:.$M$101];[.A163]))">
            <text:p/>
          </table:table-cell>
          <table:table-cell table:style-name="Default" table:formula="of:=IF([.B163]=&quot;&quot;;&quot;&quot;;[.B163]-[.B162])">
            <text:p/>
          </table:table-cell>
          <table:table-cell table:formula="of:=IF([.B163]=&quot;&quot;;&quot;&quot;;IF(ISNUMBER(MATCH([.B163];[.$M$4:.$M$11];0));&quot;&quot;;INDEX([.$N$22:.$N$101];MATCH([.B163];[.$M$22:.$M$101];1))))">
            <text:p/>
          </table:table-cell>
          <table:table-cell table:formula="of:=IF([.B163]=&quot;&quot;;&quot;&quot;;IF([.B162]&lt;[.$M$4];INDEX([.$N$4:.$N$11];MATCH([.B162];[.$M$4:.$M$11];-1));INDEX([.$N$4:.$N$11];MATCH([.B162];[.$M$4:.$M$11];1))))">
            <text:p/>
          </table:table-cell>
          <table:table-cell table:formula="of:=IF([.D163]=&quot;b&quot;;&quot;\break&quot;;IF([.D163]=&quot;pb&quot;;&quot;\pageBreak&quot;;IF(AND([.D163]=&quot;&quot;;[.C163]&lt;&gt;0);&quot;&quot;;IF(AND([.C163]=0;[.D163]=&quot;&quot;);IF(INDEX([.$N$22:.$N$101];MATCH([.B163];[.$M$22:.$M$101];0))=&quot;b&quot;;&quot;\break&quot;;&quot;\pageBreak&quot;);&quot;&quot;))))">
            <text:p/>
          </table:table-cell>
          <table:table-cell table:formula="of:=IF([.B163]=&quot;&quot;;&quot;&quot;;IF([.$K$17]=&quot;Y&quot;;IF([.C163]=0;&quot; &quot;&amp;[.F163];[.E163]&amp;&quot;*&quot;&amp;[.C163]&amp;&quot; &quot;&amp;[.F1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formula="of:=IF(ISERR(SMALL([.$M$4:.$M$101];[.A164]));&quot;&quot;;SMALL([.$M$4:.$M$101];[.A164]))">
            <text:p/>
          </table:table-cell>
          <table:table-cell table:style-name="Default" table:formula="of:=IF([.B164]=&quot;&quot;;&quot;&quot;;[.B164]-[.B163])">
            <text:p/>
          </table:table-cell>
          <table:table-cell table:formula="of:=IF([.B164]=&quot;&quot;;&quot;&quot;;IF(ISNUMBER(MATCH([.B164];[.$M$4:.$M$11];0));&quot;&quot;;INDEX([.$N$22:.$N$101];MATCH([.B164];[.$M$22:.$M$101];1))))">
            <text:p/>
          </table:table-cell>
          <table:table-cell table:formula="of:=IF([.B164]=&quot;&quot;;&quot;&quot;;IF([.B163]&lt;[.$M$4];INDEX([.$N$4:.$N$11];MATCH([.B163];[.$M$4:.$M$11];-1));INDEX([.$N$4:.$N$11];MATCH([.B163];[.$M$4:.$M$11];1))))">
            <text:p/>
          </table:table-cell>
          <table:table-cell table:formula="of:=IF([.D164]=&quot;b&quot;;&quot;\break&quot;;IF([.D164]=&quot;pb&quot;;&quot;\pageBreak&quot;;IF(AND([.D164]=&quot;&quot;;[.C164]&lt;&gt;0);&quot;&quot;;IF(AND([.C164]=0;[.D164]=&quot;&quot;);IF(INDEX([.$N$22:.$N$101];MATCH([.B164];[.$M$22:.$M$101];0))=&quot;b&quot;;&quot;\break&quot;;&quot;\pageBreak&quot;);&quot;&quot;))))">
            <text:p/>
          </table:table-cell>
          <table:table-cell table:formula="of:=IF([.B164]=&quot;&quot;;&quot;&quot;;IF([.$K$17]=&quot;Y&quot;;IF([.C164]=0;&quot; &quot;&amp;[.F164];[.E164]&amp;&quot;*&quot;&amp;[.C164]&amp;&quot; &quot;&amp;[.F1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formula="of:=IF(ISERR(SMALL([.$M$4:.$M$101];[.A165]));&quot;&quot;;SMALL([.$M$4:.$M$101];[.A165]))">
            <text:p/>
          </table:table-cell>
          <table:table-cell table:style-name="Default" table:formula="of:=IF([.B165]=&quot;&quot;;&quot;&quot;;[.B165]-[.B164])">
            <text:p/>
          </table:table-cell>
          <table:table-cell table:formula="of:=IF([.B165]=&quot;&quot;;&quot;&quot;;IF(ISNUMBER(MATCH([.B165];[.$M$4:.$M$11];0));&quot;&quot;;INDEX([.$N$22:.$N$101];MATCH([.B165];[.$M$22:.$M$101];1))))">
            <text:p/>
          </table:table-cell>
          <table:table-cell table:formula="of:=IF([.B165]=&quot;&quot;;&quot;&quot;;IF([.B164]&lt;[.$M$4];INDEX([.$N$4:.$N$11];MATCH([.B164];[.$M$4:.$M$11];-1));INDEX([.$N$4:.$N$11];MATCH([.B164];[.$M$4:.$M$11];1))))">
            <text:p/>
          </table:table-cell>
          <table:table-cell table:formula="of:=IF([.D165]=&quot;b&quot;;&quot;\break&quot;;IF([.D165]=&quot;pb&quot;;&quot;\pageBreak&quot;;IF(AND([.D165]=&quot;&quot;;[.C165]&lt;&gt;0);&quot;&quot;;IF(AND([.C165]=0;[.D165]=&quot;&quot;);IF(INDEX([.$N$22:.$N$101];MATCH([.B165];[.$M$22:.$M$101];0))=&quot;b&quot;;&quot;\break&quot;;&quot;\pageBreak&quot;);&quot;&quot;))))">
            <text:p/>
          </table:table-cell>
          <table:table-cell table:formula="of:=IF([.B165]=&quot;&quot;;&quot;&quot;;IF([.$K$17]=&quot;Y&quot;;IF([.C165]=0;&quot; &quot;&amp;[.F165];[.E165]&amp;&quot;*&quot;&amp;[.C165]&amp;&quot; &quot;&amp;[.F1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formula="of:=IF(ISERR(SMALL([.$M$4:.$M$101];[.A166]));&quot;&quot;;SMALL([.$M$4:.$M$101];[.A166]))">
            <text:p/>
          </table:table-cell>
          <table:table-cell table:style-name="Default" table:formula="of:=IF([.B166]=&quot;&quot;;&quot;&quot;;[.B166]-[.B165])">
            <text:p/>
          </table:table-cell>
          <table:table-cell table:formula="of:=IF([.B166]=&quot;&quot;;&quot;&quot;;IF(ISNUMBER(MATCH([.B166];[.$M$4:.$M$11];0));&quot;&quot;;INDEX([.$N$22:.$N$101];MATCH([.B166];[.$M$22:.$M$101];1))))">
            <text:p/>
          </table:table-cell>
          <table:table-cell table:formula="of:=IF([.B166]=&quot;&quot;;&quot;&quot;;IF([.B165]&lt;[.$M$4];INDEX([.$N$4:.$N$11];MATCH([.B165];[.$M$4:.$M$11];-1));INDEX([.$N$4:.$N$11];MATCH([.B165];[.$M$4:.$M$11];1))))">
            <text:p/>
          </table:table-cell>
          <table:table-cell table:formula="of:=IF([.D166]=&quot;b&quot;;&quot;\break&quot;;IF([.D166]=&quot;pb&quot;;&quot;\pageBreak&quot;;IF(AND([.D166]=&quot;&quot;;[.C166]&lt;&gt;0);&quot;&quot;;IF(AND([.C166]=0;[.D166]=&quot;&quot;);IF(INDEX([.$N$22:.$N$101];MATCH([.B166];[.$M$22:.$M$101];0))=&quot;b&quot;;&quot;\break&quot;;&quot;\pageBreak&quot;);&quot;&quot;))))">
            <text:p/>
          </table:table-cell>
          <table:table-cell table:formula="of:=IF([.B166]=&quot;&quot;;&quot;&quot;;IF([.$K$17]=&quot;Y&quot;;IF([.C166]=0;&quot; &quot;&amp;[.F166];[.E166]&amp;&quot;*&quot;&amp;[.C166]&amp;&quot; &quot;&amp;[.F1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formula="of:=IF(ISERR(SMALL([.$M$4:.$M$101];[.A167]));&quot;&quot;;SMALL([.$M$4:.$M$101];[.A167]))">
            <text:p/>
          </table:table-cell>
          <table:table-cell table:style-name="Default" table:formula="of:=IF([.B167]=&quot;&quot;;&quot;&quot;;[.B167]-[.B166])">
            <text:p/>
          </table:table-cell>
          <table:table-cell table:formula="of:=IF([.B167]=&quot;&quot;;&quot;&quot;;IF(ISNUMBER(MATCH([.B167];[.$M$4:.$M$11];0));&quot;&quot;;INDEX([.$N$22:.$N$101];MATCH([.B167];[.$M$22:.$M$101];1))))">
            <text:p/>
          </table:table-cell>
          <table:table-cell table:formula="of:=IF([.B167]=&quot;&quot;;&quot;&quot;;IF([.B166]&lt;[.$M$4];INDEX([.$N$4:.$N$11];MATCH([.B166];[.$M$4:.$M$11];-1));INDEX([.$N$4:.$N$11];MATCH([.B166];[.$M$4:.$M$11];1))))">
            <text:p/>
          </table:table-cell>
          <table:table-cell table:formula="of:=IF([.D167]=&quot;b&quot;;&quot;\break&quot;;IF([.D167]=&quot;pb&quot;;&quot;\pageBreak&quot;;IF(AND([.D167]=&quot;&quot;;[.C167]&lt;&gt;0);&quot;&quot;;IF(AND([.C167]=0;[.D167]=&quot;&quot;);IF(INDEX([.$N$22:.$N$101];MATCH([.B167];[.$M$22:.$M$101];0))=&quot;b&quot;;&quot;\break&quot;;&quot;\pageBreak&quot;);&quot;&quot;))))">
            <text:p/>
          </table:table-cell>
          <table:table-cell table:formula="of:=IF([.B167]=&quot;&quot;;&quot;&quot;;IF([.$K$17]=&quot;Y&quot;;IF([.C167]=0;&quot; &quot;&amp;[.F167];[.E167]&amp;&quot;*&quot;&amp;[.C167]&amp;&quot; &quot;&amp;[.F1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formula="of:=IF(ISERR(SMALL([.$M$4:.$M$101];[.A168]));&quot;&quot;;SMALL([.$M$4:.$M$101];[.A168]))">
            <text:p/>
          </table:table-cell>
          <table:table-cell table:style-name="Default" table:formula="of:=IF([.B168]=&quot;&quot;;&quot;&quot;;[.B168]-[.B167])">
            <text:p/>
          </table:table-cell>
          <table:table-cell table:formula="of:=IF([.B168]=&quot;&quot;;&quot;&quot;;IF(ISNUMBER(MATCH([.B168];[.$M$4:.$M$11];0));&quot;&quot;;INDEX([.$N$22:.$N$101];MATCH([.B168];[.$M$22:.$M$101];1))))">
            <text:p/>
          </table:table-cell>
          <table:table-cell table:formula="of:=IF([.B168]=&quot;&quot;;&quot;&quot;;IF([.B167]&lt;[.$M$4];INDEX([.$N$4:.$N$11];MATCH([.B167];[.$M$4:.$M$11];-1));INDEX([.$N$4:.$N$11];MATCH([.B167];[.$M$4:.$M$11];1))))">
            <text:p/>
          </table:table-cell>
          <table:table-cell table:formula="of:=IF([.D168]=&quot;b&quot;;&quot;\break&quot;;IF([.D168]=&quot;pb&quot;;&quot;\pageBreak&quot;;IF(AND([.D168]=&quot;&quot;;[.C168]&lt;&gt;0);&quot;&quot;;IF(AND([.C168]=0;[.D168]=&quot;&quot;);IF(INDEX([.$N$22:.$N$101];MATCH([.B168];[.$M$22:.$M$101];0))=&quot;b&quot;;&quot;\break&quot;;&quot;\pageBreak&quot;);&quot;&quot;))))">
            <text:p/>
          </table:table-cell>
          <table:table-cell table:formula="of:=IF([.B168]=&quot;&quot;;&quot;&quot;;IF([.$K$17]=&quot;Y&quot;;IF([.C168]=0;&quot; &quot;&amp;[.F168];[.E168]&amp;&quot;*&quot;&amp;[.C168]&amp;&quot; &quot;&amp;[.F1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formula="of:=IF(ISERR(SMALL([.$M$4:.$M$101];[.A169]));&quot;&quot;;SMALL([.$M$4:.$M$101];[.A169]))">
            <text:p/>
          </table:table-cell>
          <table:table-cell table:style-name="Default" table:formula="of:=IF([.B169]=&quot;&quot;;&quot;&quot;;[.B169]-[.B168])">
            <text:p/>
          </table:table-cell>
          <table:table-cell table:formula="of:=IF([.B169]=&quot;&quot;;&quot;&quot;;IF(ISNUMBER(MATCH([.B169];[.$M$4:.$M$11];0));&quot;&quot;;INDEX([.$N$22:.$N$101];MATCH([.B169];[.$M$22:.$M$101];1))))">
            <text:p/>
          </table:table-cell>
          <table:table-cell table:formula="of:=IF([.B169]=&quot;&quot;;&quot;&quot;;IF([.B168]&lt;[.$M$4];INDEX([.$N$4:.$N$11];MATCH([.B168];[.$M$4:.$M$11];-1));INDEX([.$N$4:.$N$11];MATCH([.B168];[.$M$4:.$M$11];1))))">
            <text:p/>
          </table:table-cell>
          <table:table-cell table:formula="of:=IF([.D169]=&quot;b&quot;;&quot;\break&quot;;IF([.D169]=&quot;pb&quot;;&quot;\pageBreak&quot;;IF(AND([.D169]=&quot;&quot;;[.C169]&lt;&gt;0);&quot;&quot;;IF(AND([.C169]=0;[.D169]=&quot;&quot;);IF(INDEX([.$N$22:.$N$101];MATCH([.B169];[.$M$22:.$M$101];0))=&quot;b&quot;;&quot;\break&quot;;&quot;\pageBreak&quot;);&quot;&quot;))))">
            <text:p/>
          </table:table-cell>
          <table:table-cell table:formula="of:=IF([.B169]=&quot;&quot;;&quot;&quot;;IF([.$K$17]=&quot;Y&quot;;IF([.C169]=0;&quot; &quot;&amp;[.F169];[.E169]&amp;&quot;*&quot;&amp;[.C169]&amp;&quot; &quot;&amp;[.F1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M$4:.$M$101];[.A170]));&quot;&quot;;SMALL([.$M$4:.$M$101];[.A170]))">
            <text:p/>
          </table:table-cell>
          <table:table-cell table:style-name="Default" table:formula="of:=IF([.B170]=&quot;&quot;;&quot;&quot;;[.B170]-[.B169])">
            <text:p/>
          </table:table-cell>
          <table:table-cell table:formula="of:=IF([.B170]=&quot;&quot;;&quot;&quot;;IF(ISNUMBER(MATCH([.B170];[.$M$4:.$M$11];0));&quot;&quot;;INDEX([.$N$22:.$N$101];MATCH([.B170];[.$M$22:.$M$101];1))))">
            <text:p/>
          </table:table-cell>
          <table:table-cell table:formula="of:=IF([.B170]=&quot;&quot;;&quot;&quot;;IF([.B169]&lt;[.$M$4];INDEX([.$N$4:.$N$11];MATCH([.B169];[.$M$4:.$M$11];-1));INDEX([.$N$4:.$N$11];MATCH([.B169];[.$M$4:.$M$11];1))))">
            <text:p/>
          </table:table-cell>
          <table:table-cell table:formula="of:=IF([.D170]=&quot;b&quot;;&quot;\break&quot;;IF([.D170]=&quot;pb&quot;;&quot;\pageBreak&quot;;IF(AND([.D170]=&quot;&quot;;[.C170]&lt;&gt;0);&quot;&quot;;IF(AND([.C170]=0;[.D170]=&quot;&quot;);IF(INDEX([.$N$22:.$N$101];MATCH([.B170];[.$M$22:.$M$101];0))=&quot;b&quot;;&quot;\break&quot;;&quot;\pageBreak&quot;);&quot;&quot;))))">
            <text:p/>
          </table:table-cell>
          <table:table-cell table:formula="of:=IF([.B170]=&quot;&quot;;&quot;&quot;;IF([.$K$17]=&quot;Y&quot;;IF([.C170]=0;&quot; &quot;&amp;[.F170];[.E170]&amp;&quot;*&quot;&amp;[.C170]&amp;&quot; &quot;&amp;[.F1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M$4:.$M$101];[.A171]));&quot;&quot;;SMALL([.$M$4:.$M$101];[.A171]))">
            <text:p/>
          </table:table-cell>
          <table:table-cell table:style-name="Default" table:formula="of:=IF([.B171]=&quot;&quot;;&quot;&quot;;[.B171]-[.B170])">
            <text:p/>
          </table:table-cell>
          <table:table-cell table:formula="of:=IF([.B171]=&quot;&quot;;&quot;&quot;;IF(ISNUMBER(MATCH([.B171];[.$M$4:.$M$11];0));&quot;&quot;;INDEX([.$N$22:.$N$101];MATCH([.B171];[.$M$22:.$M$101];1))))">
            <text:p/>
          </table:table-cell>
          <table:table-cell table:formula="of:=IF([.B171]=&quot;&quot;;&quot;&quot;;IF([.B170]&lt;[.$M$4];INDEX([.$N$4:.$N$11];MATCH([.B170];[.$M$4:.$M$11];-1));INDEX([.$N$4:.$N$11];MATCH([.B170];[.$M$4:.$M$11];1))))">
            <text:p/>
          </table:table-cell>
          <table:table-cell table:formula="of:=IF([.D171]=&quot;b&quot;;&quot;\break&quot;;IF([.D171]=&quot;pb&quot;;&quot;\pageBreak&quot;;IF(AND([.D171]=&quot;&quot;;[.C171]&lt;&gt;0);&quot;&quot;;IF(AND([.C171]=0;[.D171]=&quot;&quot;);IF(INDEX([.$N$22:.$N$101];MATCH([.B171];[.$M$22:.$M$101];0))=&quot;b&quot;;&quot;\break&quot;;&quot;\pageBreak&quot;);&quot;&quot;))))">
            <text:p/>
          </table:table-cell>
          <table:table-cell table:formula="of:=IF([.B171]=&quot;&quot;;&quot;&quot;;IF([.$K$17]=&quot;Y&quot;;IF([.C171]=0;&quot; &quot;&amp;[.F171];[.E171]&amp;&quot;*&quot;&amp;[.C171]&amp;&quot; &quot;&amp;[.F1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M$4:.$M$101];[.A172]));&quot;&quot;;SMALL([.$M$4:.$M$101];[.A172]))">
            <text:p/>
          </table:table-cell>
          <table:table-cell table:style-name="Default" table:formula="of:=IF([.B172]=&quot;&quot;;&quot;&quot;;[.B172]-[.B171])">
            <text:p/>
          </table:table-cell>
          <table:table-cell table:formula="of:=IF([.B172]=&quot;&quot;;&quot;&quot;;IF(ISNUMBER(MATCH([.B172];[.$M$4:.$M$11];0));&quot;&quot;;INDEX([.$N$22:.$N$101];MATCH([.B172];[.$M$22:.$M$101];1))))">
            <text:p/>
          </table:table-cell>
          <table:table-cell table:formula="of:=IF([.B172]=&quot;&quot;;&quot;&quot;;IF([.B171]&lt;[.$M$4];INDEX([.$N$4:.$N$11];MATCH([.B171];[.$M$4:.$M$11];-1));INDEX([.$N$4:.$N$11];MATCH([.B171];[.$M$4:.$M$11];1))))">
            <text:p/>
          </table:table-cell>
          <table:table-cell table:formula="of:=IF([.D172]=&quot;b&quot;;&quot;\break&quot;;IF([.D172]=&quot;pb&quot;;&quot;\pageBreak&quot;;IF(AND([.D172]=&quot;&quot;;[.C172]&lt;&gt;0);&quot;&quot;;IF(AND([.C172]=0;[.D172]=&quot;&quot;);IF(INDEX([.$N$22:.$N$101];MATCH([.B172];[.$M$22:.$M$101];0))=&quot;b&quot;;&quot;\break&quot;;&quot;\pageBreak&quot;);&quot;&quot;))))">
            <text:p/>
          </table:table-cell>
          <table:table-cell table:formula="of:=IF([.B172]=&quot;&quot;;&quot;&quot;;IF([.$K$17]=&quot;Y&quot;;IF([.C172]=0;&quot; &quot;&amp;[.F172];[.E172]&amp;&quot;*&quot;&amp;[.C172]&amp;&quot; &quot;&amp;[.F1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M$4:.$M$101];[.A173]));&quot;&quot;;SMALL([.$M$4:.$M$101];[.A173]))">
            <text:p/>
          </table:table-cell>
          <table:table-cell table:style-name="Default" table:formula="of:=IF([.B173]=&quot;&quot;;&quot;&quot;;[.B173]-[.B172])">
            <text:p/>
          </table:table-cell>
          <table:table-cell table:formula="of:=IF([.B173]=&quot;&quot;;&quot;&quot;;IF(ISNUMBER(MATCH([.B173];[.$M$4:.$M$11];0));&quot;&quot;;INDEX([.$N$22:.$N$101];MATCH([.B173];[.$M$22:.$M$101];1))))">
            <text:p/>
          </table:table-cell>
          <table:table-cell table:formula="of:=IF([.B173]=&quot;&quot;;&quot;&quot;;IF([.B172]&lt;[.$M$4];INDEX([.$N$4:.$N$11];MATCH([.B172];[.$M$4:.$M$11];-1));INDEX([.$N$4:.$N$11];MATCH([.B172];[.$M$4:.$M$11];1))))">
            <text:p/>
          </table:table-cell>
          <table:table-cell table:formula="of:=IF([.D173]=&quot;b&quot;;&quot;\break&quot;;IF([.D173]=&quot;pb&quot;;&quot;\pageBreak&quot;;IF(AND([.D173]=&quot;&quot;;[.C173]&lt;&gt;0);&quot;&quot;;IF(AND([.C173]=0;[.D173]=&quot;&quot;);IF(INDEX([.$N$22:.$N$101];MATCH([.B173];[.$M$22:.$M$101];0))=&quot;b&quot;;&quot;\break&quot;;&quot;\pageBreak&quot;);&quot;&quot;))))">
            <text:p/>
          </table:table-cell>
          <table:table-cell table:formula="of:=IF([.B173]=&quot;&quot;;&quot;&quot;;IF([.$K$17]=&quot;Y&quot;;IF([.C173]=0;&quot; &quot;&amp;[.F173];[.E173]&amp;&quot;*&quot;&amp;[.C173]&amp;&quot; &quot;&amp;[.F1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M$4:.$M$101];[.A174]));&quot;&quot;;SMALL([.$M$4:.$M$101];[.A174]))">
            <text:p/>
          </table:table-cell>
          <table:table-cell table:style-name="Default" table:formula="of:=IF([.B174]=&quot;&quot;;&quot;&quot;;[.B174]-[.B173])">
            <text:p/>
          </table:table-cell>
          <table:table-cell table:formula="of:=IF([.B174]=&quot;&quot;;&quot;&quot;;IF(ISNUMBER(MATCH([.B174];[.$M$4:.$M$11];0));&quot;&quot;;INDEX([.$N$22:.$N$101];MATCH([.B174];[.$M$22:.$M$101];1))))">
            <text:p/>
          </table:table-cell>
          <table:table-cell table:formula="of:=IF([.B174]=&quot;&quot;;&quot;&quot;;IF([.B173]&lt;[.$M$4];INDEX([.$N$4:.$N$11];MATCH([.B173];[.$M$4:.$M$11];-1));INDEX([.$N$4:.$N$11];MATCH([.B173];[.$M$4:.$M$11];1))))">
            <text:p/>
          </table:table-cell>
          <table:table-cell table:formula="of:=IF([.D174]=&quot;b&quot;;&quot;\break&quot;;IF([.D174]=&quot;pb&quot;;&quot;\pageBreak&quot;;IF(AND([.D174]=&quot;&quot;;[.C174]&lt;&gt;0);&quot;&quot;;IF(AND([.C174]=0;[.D174]=&quot;&quot;);IF(INDEX([.$N$22:.$N$101];MATCH([.B174];[.$M$22:.$M$101];0))=&quot;b&quot;;&quot;\break&quot;;&quot;\pageBreak&quot;);&quot;&quot;))))">
            <text:p/>
          </table:table-cell>
          <table:table-cell table:formula="of:=IF([.B174]=&quot;&quot;;&quot;&quot;;IF([.$K$17]=&quot;Y&quot;;IF([.C174]=0;&quot; &quot;&amp;[.F174];[.E174]&amp;&quot;*&quot;&amp;[.C174]&amp;&quot; &quot;&amp;[.F17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M$4:.$M$101];[.A175]));&quot;&quot;;SMALL([.$M$4:.$M$101];[.A175]))">
            <text:p/>
          </table:table-cell>
          <table:table-cell table:style-name="Default" table:formula="of:=IF([.B175]=&quot;&quot;;&quot;&quot;;[.B175]-[.B174])">
            <text:p/>
          </table:table-cell>
          <table:table-cell table:formula="of:=IF([.B175]=&quot;&quot;;&quot;&quot;;IF(ISNUMBER(MATCH([.B175];[.$M$4:.$M$11];0));&quot;&quot;;INDEX([.$N$22:.$N$101];MATCH([.B175];[.$M$22:.$M$101];1))))">
            <text:p/>
          </table:table-cell>
          <table:table-cell table:formula="of:=IF([.B175]=&quot;&quot;;&quot;&quot;;IF([.B174]&lt;[.$M$4];INDEX([.$N$4:.$N$11];MATCH([.B174];[.$M$4:.$M$11];-1));INDEX([.$N$4:.$N$11];MATCH([.B174];[.$M$4:.$M$11];1))))">
            <text:p/>
          </table:table-cell>
          <table:table-cell table:formula="of:=IF([.D175]=&quot;b&quot;;&quot;\break&quot;;IF([.D175]=&quot;pb&quot;;&quot;\pageBreak&quot;;IF(AND([.D175]=&quot;&quot;;[.C175]&lt;&gt;0);&quot;&quot;;IF(AND([.C175]=0;[.D175]=&quot;&quot;);IF(INDEX([.$N$22:.$N$101];MATCH([.B175];[.$M$22:.$M$101];0))=&quot;b&quot;;&quot;\break&quot;;&quot;\pageBreak&quot;);&quot;&quot;))))">
            <text:p/>
          </table:table-cell>
          <table:table-cell table:formula="of:=IF([.B175]=&quot;&quot;;&quot;&quot;;IF([.$K$17]=&quot;Y&quot;;IF([.C175]=0;&quot; &quot;&amp;[.F175];[.E175]&amp;&quot;*&quot;&amp;[.C175]&amp;&quot; &quot;&amp;[.F17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M$4:.$M$101];[.A176]));&quot;&quot;;SMALL([.$M$4:.$M$101];[.A176]))">
            <text:p/>
          </table:table-cell>
          <table:table-cell table:style-name="Default" table:formula="of:=IF([.B176]=&quot;&quot;;&quot;&quot;;[.B176]-[.B175])">
            <text:p/>
          </table:table-cell>
          <table:table-cell table:formula="of:=IF([.B176]=&quot;&quot;;&quot;&quot;;IF(ISNUMBER(MATCH([.B176];[.$M$4:.$M$11];0));&quot;&quot;;INDEX([.$N$22:.$N$101];MATCH([.B176];[.$M$22:.$M$101];1))))">
            <text:p/>
          </table:table-cell>
          <table:table-cell table:formula="of:=IF([.B176]=&quot;&quot;;&quot;&quot;;IF([.B175]&lt;[.$M$4];INDEX([.$N$4:.$N$11];MATCH([.B175];[.$M$4:.$M$11];-1));INDEX([.$N$4:.$N$11];MATCH([.B175];[.$M$4:.$M$11];1))))">
            <text:p/>
          </table:table-cell>
          <table:table-cell table:formula="of:=IF([.D176]=&quot;b&quot;;&quot;\break&quot;;IF([.D176]=&quot;pb&quot;;&quot;\pageBreak&quot;;IF(AND([.D176]=&quot;&quot;;[.C176]&lt;&gt;0);&quot;&quot;;IF(AND([.C176]=0;[.D176]=&quot;&quot;);IF(INDEX([.$N$22:.$N$101];MATCH([.B176];[.$M$22:.$M$101];0))=&quot;b&quot;;&quot;\break&quot;;&quot;\pageBreak&quot;);&quot;&quot;))))">
            <text:p/>
          </table:table-cell>
          <table:table-cell table:formula="of:=IF([.B176]=&quot;&quot;;&quot;&quot;;IF([.$K$17]=&quot;Y&quot;;IF([.C176]=0;&quot; &quot;&amp;[.F176];[.E176]&amp;&quot;*&quot;&amp;[.C176]&amp;&quot; &quot;&amp;[.F17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M$4:.$M$101];[.A177]));&quot;&quot;;SMALL([.$M$4:.$M$101];[.A177]))">
            <text:p/>
          </table:table-cell>
          <table:table-cell table:style-name="Default" table:formula="of:=IF([.B177]=&quot;&quot;;&quot;&quot;;[.B177]-[.B176])">
            <text:p/>
          </table:table-cell>
          <table:table-cell table:formula="of:=IF([.B177]=&quot;&quot;;&quot;&quot;;IF(ISNUMBER(MATCH([.B177];[.$M$4:.$M$11];0));&quot;&quot;;INDEX([.$N$22:.$N$101];MATCH([.B177];[.$M$22:.$M$101];1))))">
            <text:p/>
          </table:table-cell>
          <table:table-cell table:formula="of:=IF([.B177]=&quot;&quot;;&quot;&quot;;IF([.B176]&lt;[.$M$4];INDEX([.$N$4:.$N$11];MATCH([.B176];[.$M$4:.$M$11];-1));INDEX([.$N$4:.$N$11];MATCH([.B176];[.$M$4:.$M$11];1))))">
            <text:p/>
          </table:table-cell>
          <table:table-cell table:formula="of:=IF([.D177]=&quot;b&quot;;&quot;\break&quot;;IF([.D177]=&quot;pb&quot;;&quot;\pageBreak&quot;;IF(AND([.D177]=&quot;&quot;;[.C177]&lt;&gt;0);&quot;&quot;;IF(AND([.C177]=0;[.D177]=&quot;&quot;);IF(INDEX([.$N$22:.$N$101];MATCH([.B177];[.$M$22:.$M$101];0))=&quot;b&quot;;&quot;\break&quot;;&quot;\pageBreak&quot;);&quot;&quot;))))">
            <text:p/>
          </table:table-cell>
          <table:table-cell table:formula="of:=IF([.B177]=&quot;&quot;;&quot;&quot;;IF([.$K$17]=&quot;Y&quot;;IF([.C177]=0;&quot; &quot;&amp;[.F177];[.E177]&amp;&quot;*&quot;&amp;[.C177]&amp;&quot; &quot;&amp;[.F17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M$4:.$M$101];[.A178]));&quot;&quot;;SMALL([.$M$4:.$M$101];[.A178]))">
            <text:p/>
          </table:table-cell>
          <table:table-cell table:style-name="Default" table:formula="of:=IF([.B178]=&quot;&quot;;&quot;&quot;;[.B178]-[.B177])">
            <text:p/>
          </table:table-cell>
          <table:table-cell table:formula="of:=IF([.B178]=&quot;&quot;;&quot;&quot;;IF(ISNUMBER(MATCH([.B178];[.$M$4:.$M$11];0));&quot;&quot;;INDEX([.$N$22:.$N$101];MATCH([.B178];[.$M$22:.$M$101];1))))">
            <text:p/>
          </table:table-cell>
          <table:table-cell table:formula="of:=IF([.B178]=&quot;&quot;;&quot;&quot;;IF([.B177]&lt;[.$M$4];INDEX([.$N$4:.$N$11];MATCH([.B177];[.$M$4:.$M$11];-1));INDEX([.$N$4:.$N$11];MATCH([.B177];[.$M$4:.$M$11];1))))">
            <text:p/>
          </table:table-cell>
          <table:table-cell table:formula="of:=IF([.D178]=&quot;b&quot;;&quot;\break&quot;;IF([.D178]=&quot;pb&quot;;&quot;\pageBreak&quot;;IF(AND([.D178]=&quot;&quot;;[.C178]&lt;&gt;0);&quot;&quot;;IF(AND([.C178]=0;[.D178]=&quot;&quot;);IF(INDEX([.$N$22:.$N$101];MATCH([.B178];[.$M$22:.$M$101];0))=&quot;b&quot;;&quot;\break&quot;;&quot;\pageBreak&quot;);&quot;&quot;))))">
            <text:p/>
          </table:table-cell>
          <table:table-cell table:formula="of:=IF([.B178]=&quot;&quot;;&quot;&quot;;IF([.$K$17]=&quot;Y&quot;;IF([.C178]=0;&quot; &quot;&amp;[.F178];[.E178]&amp;&quot;*&quot;&amp;[.C178]&amp;&quot; &quot;&amp;[.F17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M$4:.$M$101];[.A179]));&quot;&quot;;SMALL([.$M$4:.$M$101];[.A179]))">
            <text:p/>
          </table:table-cell>
          <table:table-cell table:style-name="Default" table:formula="of:=IF([.B179]=&quot;&quot;;&quot;&quot;;[.B179]-[.B178])">
            <text:p/>
          </table:table-cell>
          <table:table-cell table:formula="of:=IF([.B179]=&quot;&quot;;&quot;&quot;;IF(ISNUMBER(MATCH([.B179];[.$M$4:.$M$11];0));&quot;&quot;;INDEX([.$N$22:.$N$101];MATCH([.B179];[.$M$22:.$M$101];1))))">
            <text:p/>
          </table:table-cell>
          <table:table-cell table:formula="of:=IF([.B179]=&quot;&quot;;&quot;&quot;;IF([.B178]&lt;[.$M$4];INDEX([.$N$4:.$N$11];MATCH([.B178];[.$M$4:.$M$11];-1));INDEX([.$N$4:.$N$11];MATCH([.B178];[.$M$4:.$M$11];1))))">
            <text:p/>
          </table:table-cell>
          <table:table-cell table:formula="of:=IF([.D179]=&quot;b&quot;;&quot;\break&quot;;IF([.D179]=&quot;pb&quot;;&quot;\pageBreak&quot;;IF(AND([.D179]=&quot;&quot;;[.C179]&lt;&gt;0);&quot;&quot;;IF(AND([.C179]=0;[.D179]=&quot;&quot;);IF(INDEX([.$N$22:.$N$101];MATCH([.B179];[.$M$22:.$M$101];0))=&quot;b&quot;;&quot;\break&quot;;&quot;\pageBreak&quot;);&quot;&quot;))))">
            <text:p/>
          </table:table-cell>
          <table:table-cell table:formula="of:=IF([.B179]=&quot;&quot;;&quot;&quot;;IF([.$K$17]=&quot;Y&quot;;IF([.C179]=0;&quot; &quot;&amp;[.F179];[.E179]&amp;&quot;*&quot;&amp;[.C179]&amp;&quot; &quot;&amp;[.F17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M$4:.$M$101];[.A180]));&quot;&quot;;SMALL([.$M$4:.$M$101];[.A180]))">
            <text:p/>
          </table:table-cell>
          <table:table-cell table:style-name="Default" table:formula="of:=IF([.B180]=&quot;&quot;;&quot;&quot;;[.B180]-[.B179])">
            <text:p/>
          </table:table-cell>
          <table:table-cell table:formula="of:=IF([.B180]=&quot;&quot;;&quot;&quot;;IF(ISNUMBER(MATCH([.B180];[.$M$4:.$M$11];0));&quot;&quot;;INDEX([.$N$22:.$N$101];MATCH([.B180];[.$M$22:.$M$101];1))))">
            <text:p/>
          </table:table-cell>
          <table:table-cell table:formula="of:=IF([.B180]=&quot;&quot;;&quot;&quot;;IF([.B179]&lt;[.$M$4];INDEX([.$N$4:.$N$11];MATCH([.B179];[.$M$4:.$M$11];-1));INDEX([.$N$4:.$N$11];MATCH([.B179];[.$M$4:.$M$11];1))))">
            <text:p/>
          </table:table-cell>
          <table:table-cell table:formula="of:=IF([.D180]=&quot;b&quot;;&quot;\break&quot;;IF([.D180]=&quot;pb&quot;;&quot;\pageBreak&quot;;IF(AND([.D180]=&quot;&quot;;[.C180]&lt;&gt;0);&quot;&quot;;IF(AND([.C180]=0;[.D180]=&quot;&quot;);IF(INDEX([.$N$22:.$N$101];MATCH([.B180];[.$M$22:.$M$101];0))=&quot;b&quot;;&quot;\break&quot;;&quot;\pageBreak&quot;);&quot;&quot;))))">
            <text:p/>
          </table:table-cell>
          <table:table-cell table:formula="of:=IF([.B180]=&quot;&quot;;&quot;&quot;;IF([.$K$17]=&quot;Y&quot;;IF([.C180]=0;&quot; &quot;&amp;[.F180];[.E180]&amp;&quot;*&quot;&amp;[.C180]&amp;&quot; &quot;&amp;[.F18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M$4:.$M$101];[.A181]));&quot;&quot;;SMALL([.$M$4:.$M$101];[.A181]))">
            <text:p/>
          </table:table-cell>
          <table:table-cell table:style-name="Default" table:formula="of:=IF([.B181]=&quot;&quot;;&quot;&quot;;[.B181]-[.B180])">
            <text:p/>
          </table:table-cell>
          <table:table-cell table:formula="of:=IF([.B181]=&quot;&quot;;&quot;&quot;;IF(ISNUMBER(MATCH([.B181];[.$M$4:.$M$11];0));&quot;&quot;;INDEX([.$N$22:.$N$101];MATCH([.B181];[.$M$22:.$M$101];1))))">
            <text:p/>
          </table:table-cell>
          <table:table-cell table:formula="of:=IF([.B181]=&quot;&quot;;&quot;&quot;;IF([.B180]&lt;[.$M$4];INDEX([.$N$4:.$N$11];MATCH([.B180];[.$M$4:.$M$11];-1));INDEX([.$N$4:.$N$11];MATCH([.B180];[.$M$4:.$M$11];1))))">
            <text:p/>
          </table:table-cell>
          <table:table-cell table:formula="of:=IF([.D181]=&quot;b&quot;;&quot;\break&quot;;IF([.D181]=&quot;pb&quot;;&quot;\pageBreak&quot;;IF(AND([.D181]=&quot;&quot;;[.C181]&lt;&gt;0);&quot;&quot;;IF(AND([.C181]=0;[.D181]=&quot;&quot;);IF(INDEX([.$N$22:.$N$101];MATCH([.B181];[.$M$22:.$M$101];0))=&quot;b&quot;;&quot;\break&quot;;&quot;\pageBreak&quot;);&quot;&quot;))))">
            <text:p/>
          </table:table-cell>
          <table:table-cell table:formula="of:=IF([.B181]=&quot;&quot;;&quot;&quot;;IF([.$K$17]=&quot;Y&quot;;IF([.C181]=0;&quot; &quot;&amp;[.F181];[.E181]&amp;&quot;*&quot;&amp;[.C181]&amp;&quot; &quot;&amp;[.F18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M$4:.$M$101];[.A182]));&quot;&quot;;SMALL([.$M$4:.$M$101];[.A182]))">
            <text:p/>
          </table:table-cell>
          <table:table-cell table:style-name="Default" table:formula="of:=IF([.B182]=&quot;&quot;;&quot;&quot;;[.B182]-[.B181])">
            <text:p/>
          </table:table-cell>
          <table:table-cell table:formula="of:=IF([.B182]=&quot;&quot;;&quot;&quot;;IF(ISNUMBER(MATCH([.B182];[.$M$4:.$M$11];0));&quot;&quot;;INDEX([.$N$22:.$N$101];MATCH([.B182];[.$M$22:.$M$101];1))))">
            <text:p/>
          </table:table-cell>
          <table:table-cell table:formula="of:=IF([.B182]=&quot;&quot;;&quot;&quot;;IF([.B181]&lt;[.$M$4];INDEX([.$N$4:.$N$11];MATCH([.B181];[.$M$4:.$M$11];-1));INDEX([.$N$4:.$N$11];MATCH([.B181];[.$M$4:.$M$11];1))))">
            <text:p/>
          </table:table-cell>
          <table:table-cell table:formula="of:=IF([.D182]=&quot;b&quot;;&quot;\break&quot;;IF([.D182]=&quot;pb&quot;;&quot;\pageBreak&quot;;IF(AND([.D182]=&quot;&quot;;[.C182]&lt;&gt;0);&quot;&quot;;IF(AND([.C182]=0;[.D182]=&quot;&quot;);IF(INDEX([.$N$22:.$N$101];MATCH([.B182];[.$M$22:.$M$101];0))=&quot;b&quot;;&quot;\break&quot;;&quot;\pageBreak&quot;);&quot;&quot;))))">
            <text:p/>
          </table:table-cell>
          <table:table-cell table:formula="of:=IF([.B182]=&quot;&quot;;&quot;&quot;;IF([.$K$17]=&quot;Y&quot;;IF([.C182]=0;&quot; &quot;&amp;[.F182];[.E182]&amp;&quot;*&quot;&amp;[.C182]&amp;&quot; &quot;&amp;[.F18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M$4:.$M$101];[.A183]));&quot;&quot;;SMALL([.$M$4:.$M$101];[.A183]))">
            <text:p/>
          </table:table-cell>
          <table:table-cell table:style-name="Default" table:formula="of:=IF([.B183]=&quot;&quot;;&quot;&quot;;[.B183]-[.B182])">
            <text:p/>
          </table:table-cell>
          <table:table-cell table:formula="of:=IF([.B183]=&quot;&quot;;&quot;&quot;;IF(ISNUMBER(MATCH([.B183];[.$M$4:.$M$11];0));&quot;&quot;;INDEX([.$N$22:.$N$101];MATCH([.B183];[.$M$22:.$M$101];1))))">
            <text:p/>
          </table:table-cell>
          <table:table-cell table:formula="of:=IF([.B183]=&quot;&quot;;&quot;&quot;;IF([.B182]&lt;[.$M$4];INDEX([.$N$4:.$N$11];MATCH([.B182];[.$M$4:.$M$11];-1));INDEX([.$N$4:.$N$11];MATCH([.B182];[.$M$4:.$M$11];1))))">
            <text:p/>
          </table:table-cell>
          <table:table-cell table:formula="of:=IF([.D183]=&quot;b&quot;;&quot;\break&quot;;IF([.D183]=&quot;pb&quot;;&quot;\pageBreak&quot;;IF(AND([.D183]=&quot;&quot;;[.C183]&lt;&gt;0);&quot;&quot;;IF(AND([.C183]=0;[.D183]=&quot;&quot;);IF(INDEX([.$N$22:.$N$101];MATCH([.B183];[.$M$22:.$M$101];0))=&quot;b&quot;;&quot;\break&quot;;&quot;\pageBreak&quot;);&quot;&quot;))))">
            <text:p/>
          </table:table-cell>
          <table:table-cell table:formula="of:=IF([.B183]=&quot;&quot;;&quot;&quot;;IF([.$K$17]=&quot;Y&quot;;IF([.C183]=0;&quot; &quot;&amp;[.F183];[.E183]&amp;&quot;*&quot;&amp;[.C183]&amp;&quot; &quot;&amp;[.F18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M$4:.$M$101];[.A184]));&quot;&quot;;SMALL([.$M$4:.$M$101];[.A184]))">
            <text:p/>
          </table:table-cell>
          <table:table-cell table:style-name="Default" table:formula="of:=IF([.B184]=&quot;&quot;;&quot;&quot;;[.B184]-[.B183])">
            <text:p/>
          </table:table-cell>
          <table:table-cell table:formula="of:=IF([.B184]=&quot;&quot;;&quot;&quot;;IF(ISNUMBER(MATCH([.B184];[.$M$4:.$M$11];0));&quot;&quot;;INDEX([.$N$22:.$N$101];MATCH([.B184];[.$M$22:.$M$101];1))))">
            <text:p/>
          </table:table-cell>
          <table:table-cell table:formula="of:=IF([.B184]=&quot;&quot;;&quot;&quot;;IF([.B183]&lt;[.$M$4];INDEX([.$N$4:.$N$11];MATCH([.B183];[.$M$4:.$M$11];-1));INDEX([.$N$4:.$N$11];MATCH([.B183];[.$M$4:.$M$11];1))))">
            <text:p/>
          </table:table-cell>
          <table:table-cell table:formula="of:=IF([.D184]=&quot;b&quot;;&quot;\break&quot;;IF([.D184]=&quot;pb&quot;;&quot;\pageBreak&quot;;IF(AND([.D184]=&quot;&quot;;[.C184]&lt;&gt;0);&quot;&quot;;IF(AND([.C184]=0;[.D184]=&quot;&quot;);IF(INDEX([.$N$22:.$N$101];MATCH([.B184];[.$M$22:.$M$101];0))=&quot;b&quot;;&quot;\break&quot;;&quot;\pageBreak&quot;);&quot;&quot;))))">
            <text:p/>
          </table:table-cell>
          <table:table-cell table:formula="of:=IF([.B184]=&quot;&quot;;&quot;&quot;;IF([.$K$17]=&quot;Y&quot;;IF([.C184]=0;&quot; &quot;&amp;[.F184];[.E184]&amp;&quot;*&quot;&amp;[.C184]&amp;&quot; &quot;&amp;[.F18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M$4:.$M$101];[.A185]));&quot;&quot;;SMALL([.$M$4:.$M$101];[.A185]))">
            <text:p/>
          </table:table-cell>
          <table:table-cell table:style-name="Default" table:formula="of:=IF([.B185]=&quot;&quot;;&quot;&quot;;[.B185]-[.B184])">
            <text:p/>
          </table:table-cell>
          <table:table-cell table:formula="of:=IF([.B185]=&quot;&quot;;&quot;&quot;;IF(ISNUMBER(MATCH([.B185];[.$M$4:.$M$11];0));&quot;&quot;;INDEX([.$N$22:.$N$101];MATCH([.B185];[.$M$22:.$M$101];1))))">
            <text:p/>
          </table:table-cell>
          <table:table-cell table:formula="of:=IF([.B185]=&quot;&quot;;&quot;&quot;;IF([.B184]&lt;[.$M$4];INDEX([.$N$4:.$N$11];MATCH([.B184];[.$M$4:.$M$11];-1));INDEX([.$N$4:.$N$11];MATCH([.B184];[.$M$4:.$M$11];1))))">
            <text:p/>
          </table:table-cell>
          <table:table-cell table:formula="of:=IF([.D185]=&quot;b&quot;;&quot;\break&quot;;IF([.D185]=&quot;pb&quot;;&quot;\pageBreak&quot;;IF(AND([.D185]=&quot;&quot;;[.C185]&lt;&gt;0);&quot;&quot;;IF(AND([.C185]=0;[.D185]=&quot;&quot;);IF(INDEX([.$N$22:.$N$101];MATCH([.B185];[.$M$22:.$M$101];0))=&quot;b&quot;;&quot;\break&quot;;&quot;\pageBreak&quot;);&quot;&quot;))))">
            <text:p/>
          </table:table-cell>
          <table:table-cell table:formula="of:=IF([.B185]=&quot;&quot;;&quot;&quot;;IF([.$K$17]=&quot;Y&quot;;IF([.C185]=0;&quot; &quot;&amp;[.F185];[.E185]&amp;&quot;*&quot;&amp;[.C185]&amp;&quot; &quot;&amp;[.F18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M$4:.$M$101];[.A186]));&quot;&quot;;SMALL([.$M$4:.$M$101];[.A186]))">
            <text:p/>
          </table:table-cell>
          <table:table-cell table:style-name="Default" table:formula="of:=IF([.B186]=&quot;&quot;;&quot;&quot;;[.B186]-[.B185])">
            <text:p/>
          </table:table-cell>
          <table:table-cell table:formula="of:=IF([.B186]=&quot;&quot;;&quot;&quot;;IF(ISNUMBER(MATCH([.B186];[.$M$4:.$M$11];0));&quot;&quot;;INDEX([.$N$22:.$N$101];MATCH([.B186];[.$M$22:.$M$101];1))))">
            <text:p/>
          </table:table-cell>
          <table:table-cell table:formula="of:=IF([.B186]=&quot;&quot;;&quot;&quot;;IF([.B185]&lt;[.$M$4];INDEX([.$N$4:.$N$11];MATCH([.B185];[.$M$4:.$M$11];-1));INDEX([.$N$4:.$N$11];MATCH([.B185];[.$M$4:.$M$11];1))))">
            <text:p/>
          </table:table-cell>
          <table:table-cell table:formula="of:=IF([.D186]=&quot;b&quot;;&quot;\break&quot;;IF([.D186]=&quot;pb&quot;;&quot;\pageBreak&quot;;IF(AND([.D186]=&quot;&quot;;[.C186]&lt;&gt;0);&quot;&quot;;IF(AND([.C186]=0;[.D186]=&quot;&quot;);IF(INDEX([.$N$22:.$N$101];MATCH([.B186];[.$M$22:.$M$101];0))=&quot;b&quot;;&quot;\break&quot;;&quot;\pageBreak&quot;);&quot;&quot;))))">
            <text:p/>
          </table:table-cell>
          <table:table-cell table:formula="of:=IF([.B186]=&quot;&quot;;&quot;&quot;;IF([.$K$17]=&quot;Y&quot;;IF([.C186]=0;&quot; &quot;&amp;[.F186];[.E186]&amp;&quot;*&quot;&amp;[.C186]&amp;&quot; &quot;&amp;[.F18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M$4:.$M$101];[.A187]));&quot;&quot;;SMALL([.$M$4:.$M$101];[.A187]))">
            <text:p/>
          </table:table-cell>
          <table:table-cell table:style-name="Default" table:formula="of:=IF([.B187]=&quot;&quot;;&quot;&quot;;[.B187]-[.B186])">
            <text:p/>
          </table:table-cell>
          <table:table-cell table:formula="of:=IF([.B187]=&quot;&quot;;&quot;&quot;;IF(ISNUMBER(MATCH([.B187];[.$M$4:.$M$11];0));&quot;&quot;;INDEX([.$N$22:.$N$101];MATCH([.B187];[.$M$22:.$M$101];1))))">
            <text:p/>
          </table:table-cell>
          <table:table-cell table:formula="of:=IF([.B187]=&quot;&quot;;&quot;&quot;;IF([.B186]&lt;[.$M$4];INDEX([.$N$4:.$N$11];MATCH([.B186];[.$M$4:.$M$11];-1));INDEX([.$N$4:.$N$11];MATCH([.B186];[.$M$4:.$M$11];1))))">
            <text:p/>
          </table:table-cell>
          <table:table-cell table:formula="of:=IF([.D187]=&quot;b&quot;;&quot;\break&quot;;IF([.D187]=&quot;pb&quot;;&quot;\pageBreak&quot;;IF(AND([.D187]=&quot;&quot;;[.C187]&lt;&gt;0);&quot;&quot;;IF(AND([.C187]=0;[.D187]=&quot;&quot;);IF(INDEX([.$N$22:.$N$101];MATCH([.B187];[.$M$22:.$M$101];0))=&quot;b&quot;;&quot;\break&quot;;&quot;\pageBreak&quot;);&quot;&quot;))))">
            <text:p/>
          </table:table-cell>
          <table:table-cell table:formula="of:=IF([.B187]=&quot;&quot;;&quot;&quot;;IF([.$K$17]=&quot;Y&quot;;IF([.C187]=0;&quot; &quot;&amp;[.F187];[.E187]&amp;&quot;*&quot;&amp;[.C187]&amp;&quot; &quot;&amp;[.F187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/>
          <table:table-cell table:number-columns-repeated="143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dif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urée</text:p>
          </table:table-cell>
          <table:table-cell/>
          <table:table-cell table:style-name="Default" office:value-type="string" calcext:value-type="string">
            <text:p>final</text:p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formula="of:=[.L18]&amp;&quot; = {&quot;" office:value-type="string" office:string-value="formatMvtIIIVoiceV = {" calcext:value-type="string">
            <text:p>formatMvtIIIVoiceV = {</text:p>
          </table:table-cell>
          <table:table-cell table:number-columns-repeated="14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table:formula="of:=IF(ISERR(SMALL([.$O$4:.$O$101];[.A195]));&quot;&quot;;SMALL([.$O$4:.$O$101];[.A195]))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Default" table:formula="of:=IF([.K18]=&quot;Y&quot;;&quot;\override Score.NonMusicalPaperColumn.line-break-permission = ##f&quot;;&quot;%\override Score.NonMusicalPaperColumn.line-break-permission = ##f&quot;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4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table:formula="of:=IF(ISERR(SMALL([.$O$4:.$O$101];[.A196]));&quot;&quot;;SMALL([.$O$4:.$O$101];[.A196]))" office:value-type="float" office:value="1" calcext:value-type="float">
            <text:p>1</text:p>
          </table:table-cell>
          <table:table-cell table:style-name="Default" table:formula="of:=IF([.B196]=&quot;&quot;;&quot;&quot;;[.B196]-[.B195])" office:value-type="float" office:value="1" calcext:value-type="float">
            <text:p>1</text:p>
          </table:table-cell>
          <table:table-cell table:formula="of:=IF([.B196]=&quot;&quot;;&quot;&quot;;IF(ISNUMBER(MATCH([.B196];[.$O$4:.$O$11];0));&quot;&quot;;INDEX([.$P$22:.$P$101];MATCH([.B196];[.$O$22:.$O$101];1))))">
            <text:p/>
          </table:table-cell>
          <table:table-cell table:formula="of:=IF([.B196]=&quot;&quot;;&quot;&quot;;IF([.B195]&lt;[.$O$4];INDEX([.$P$4:.$P$11];MATCH([.B195];[.$O$4:.$O$11];-1));INDEX([.$P$4:.$P$11];MATCH([.B195];[.$O$4:.$O$11];1))))" office:value-type="string" office:string-value="s2" calcext:value-type="string">
            <text:p>s2</text:p>
          </table:table-cell>
          <table:table-cell/>
          <table:table-cell table:style-name="Default" table:formula="of:=IF([.K18]=&quot;Y&quot;;&quot;\override Score.NonMusicalPaperColumn.page-break-permission = ##f&quot;;&quot;%\override Score.NonMusicalPaperColumn.page-break-permission = ##f&quot;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4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table:formula="of:=IF(ISERR(SMALL([.$O$4:.$O$101];[.A197]));&quot;&quot;;SMALL([.$O$4:.$O$101];[.A197]))" office:value-type="float" office:value="27" calcext:value-type="float">
            <text:p>27</text:p>
          </table:table-cell>
          <table:table-cell table:style-name="Default" table:formula="of:=IF([.B197]=&quot;&quot;;&quot;&quot;;[.B197]-[.B196])" office:value-type="float" office:value="26" calcext:value-type="float">
            <text:p>26</text:p>
          </table:table-cell>
          <table:table-cell table:formula="of:=IF([.B197]=&quot;&quot;;&quot;&quot;;IF(ISNUMBER(MATCH([.B197];[.$O$4:.$O$11];0));&quot;&quot;;INDEX([.$P$22:.$P$101];MATCH([.B197];[.$O$22:.$O$101];1))))" office:value-type="string" office:string-value="b" calcext:value-type="string">
            <text:p>b</text:p>
          </table:table-cell>
          <table:table-cell table:formula="of:=IF([.B197]=&quot;&quot;;&quot;&quot;;IF([.B196]&lt;[.$O$4];INDEX([.$P$4:.$P$11];MATCH([.B196];[.$O$4:.$O$11];-1));INDEX([.$P$4:.$P$11];MATCH([.B196];[.$O$4:.$O$11];1))))" office:value-type="string" office:string-value="s2" calcext:value-type="string">
            <text:p>s2</text:p>
          </table:table-cell>
          <table:table-cell table:formula="of:=IF([.D197]=&quot;b&quot;;&quot;\break&quot;;IF([.D197]=&quot;pb&quot;;&quot;\pageBreak&quot;;IF(AND([.D197]=&quot;&quot;;[.C197]&lt;&gt;0);&quot;&quot;;IF(AND([.C197]=0;[.D197]=&quot;&quot;);IF(INDEX([.$P$22:.$P$101];MATCH([.B19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7]=&quot;&quot;;&quot;&quot;;IF([.$K$18]=&quot;Y&quot;;IF([.C197]=0;&quot; &quot;&amp;[.F197];[.E197]&amp;&quot;*&quot;&amp;[.C197]&amp;&quot; &quot;&amp;[.F197]);&quot;&quot;))" office:value-type="string" office:string-value="s2*26 \break" calcext:value-type="string">
            <text:p>s2*26 \break</text:p>
          </table:table-cell>
          <table:table-cell table:number-columns-repeated="14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table:formula="of:=IF(ISERR(SMALL([.$O$4:.$O$101];[.A198]));&quot;&quot;;SMALL([.$O$4:.$O$101];[.A198]))" office:value-type="float" office:value="41" calcext:value-type="float">
            <text:p>41</text:p>
          </table:table-cell>
          <table:table-cell table:style-name="Default" table:formula="of:=IF([.B198]=&quot;&quot;;&quot;&quot;;[.B198]-[.B197])" office:value-type="float" office:value="14" calcext:value-type="float">
            <text:p>14</text:p>
          </table:table-cell>
          <table:table-cell table:formula="of:=IF([.B198]=&quot;&quot;;&quot;&quot;;IF(ISNUMBER(MATCH([.B198];[.$O$4:.$O$11];0));&quot;&quot;;INDEX([.$P$22:.$P$101];MATCH([.B198];[.$O$22:.$O$101];1))))" office:value-type="string" office:string-value="b" calcext:value-type="string">
            <text:p>b</text:p>
          </table:table-cell>
          <table:table-cell table:formula="of:=IF([.B198]=&quot;&quot;;&quot;&quot;;IF([.B197]&lt;[.$O$4];INDEX([.$P$4:.$P$11];MATCH([.B197];[.$O$4:.$O$11];-1));INDEX([.$P$4:.$P$11];MATCH([.B197];[.$O$4:.$O$11];1))))" office:value-type="string" office:string-value="s2" calcext:value-type="string">
            <text:p>s2</text:p>
          </table:table-cell>
          <table:table-cell table:formula="of:=IF([.D198]=&quot;b&quot;;&quot;\break&quot;;IF([.D198]=&quot;pb&quot;;&quot;\pageBreak&quot;;IF(AND([.D198]=&quot;&quot;;[.C198]&lt;&gt;0);&quot;&quot;;IF(AND([.C198]=0;[.D198]=&quot;&quot;);IF(INDEX([.$P$22:.$P$101];MATCH([.B19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8]=&quot;&quot;;&quot;&quot;;IF([.$K$18]=&quot;Y&quot;;IF([.C198]=0;&quot; &quot;&amp;[.F198];[.E198]&amp;&quot;*&quot;&amp;[.C198]&amp;&quot; &quot;&amp;[.F198]);&quot;&quot;))" office:value-type="string" office:string-value="s2*14 \break" calcext:value-type="string">
            <text:p>s2*14 \break</text:p>
          </table:table-cell>
          <table:table-cell table:number-columns-repeated="14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table:formula="of:=IF(ISERR(SMALL([.$O$4:.$O$101];[.A199]));&quot;&quot;;SMALL([.$O$4:.$O$101];[.A199]))" office:value-type="float" office:value="51" calcext:value-type="float">
            <text:p>51</text:p>
          </table:table-cell>
          <table:table-cell table:style-name="Default" table:formula="of:=IF([.B199]=&quot;&quot;;&quot;&quot;;[.B199]-[.B198])" office:value-type="float" office:value="10" calcext:value-type="float">
            <text:p>10</text:p>
          </table:table-cell>
          <table:table-cell table:formula="of:=IF([.B199]=&quot;&quot;;&quot;&quot;;IF(ISNUMBER(MATCH([.B199];[.$O$4:.$O$11];0));&quot;&quot;;INDEX([.$P$22:.$P$101];MATCH([.B199];[.$O$22:.$O$101];1))))" office:value-type="string" office:string-value="b" calcext:value-type="string">
            <text:p>b</text:p>
          </table:table-cell>
          <table:table-cell table:formula="of:=IF([.B199]=&quot;&quot;;&quot;&quot;;IF([.B198]&lt;[.$O$4];INDEX([.$P$4:.$P$11];MATCH([.B198];[.$O$4:.$O$11];-1));INDEX([.$P$4:.$P$11];MATCH([.B198];[.$O$4:.$O$11];1))))" office:value-type="string" office:string-value="s2" calcext:value-type="string">
            <text:p>s2</text:p>
          </table:table-cell>
          <table:table-cell table:formula="of:=IF([.D199]=&quot;b&quot;;&quot;\break&quot;;IF([.D199]=&quot;pb&quot;;&quot;\pageBreak&quot;;IF(AND([.D199]=&quot;&quot;;[.C199]&lt;&gt;0);&quot;&quot;;IF(AND([.C199]=0;[.D199]=&quot;&quot;);IF(INDEX([.$P$22:.$P$101];MATCH([.B19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199]=&quot;&quot;;&quot;&quot;;IF([.$K$18]=&quot;Y&quot;;IF([.C199]=0;&quot; &quot;&amp;[.F199];[.E199]&amp;&quot;*&quot;&amp;[.C199]&amp;&quot; &quot;&amp;[.F199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table:formula="of:=IF(ISERR(SMALL([.$O$4:.$O$101];[.A200]));&quot;&quot;;SMALL([.$O$4:.$O$101];[.A200]))" office:value-type="float" office:value="82" calcext:value-type="float">
            <text:p>82</text:p>
          </table:table-cell>
          <table:table-cell table:style-name="Default" table:formula="of:=IF([.B200]=&quot;&quot;;&quot;&quot;;[.B200]-[.B199])" office:value-type="float" office:value="31" calcext:value-type="float">
            <text:p>31</text:p>
          </table:table-cell>
          <table:table-cell table:formula="of:=IF([.B200]=&quot;&quot;;&quot;&quot;;IF(ISNUMBER(MATCH([.B200];[.$O$4:.$O$11];0));&quot;&quot;;INDEX([.$P$22:.$P$101];MATCH([.B200];[.$O$22:.$O$101];1))))" office:value-type="string" office:string-value="b" calcext:value-type="string">
            <text:p>b</text:p>
          </table:table-cell>
          <table:table-cell table:formula="of:=IF([.B200]=&quot;&quot;;&quot;&quot;;IF([.B199]&lt;[.$O$4];INDEX([.$P$4:.$P$11];MATCH([.B199];[.$O$4:.$O$11];-1));INDEX([.$P$4:.$P$11];MATCH([.B199];[.$O$4:.$O$11];1))))" office:value-type="string" office:string-value="s2" calcext:value-type="string">
            <text:p>s2</text:p>
          </table:table-cell>
          <table:table-cell table:formula="of:=IF([.D200]=&quot;b&quot;;&quot;\break&quot;;IF([.D200]=&quot;pb&quot;;&quot;\pageBreak&quot;;IF(AND([.D200]=&quot;&quot;;[.C200]&lt;&gt;0);&quot;&quot;;IF(AND([.C200]=0;[.D200]=&quot;&quot;);IF(INDEX([.$P$22:.$P$101];MATCH([.B200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0]=&quot;&quot;;&quot;&quot;;IF([.$K$18]=&quot;Y&quot;;IF([.C200]=0;&quot; &quot;&amp;[.F200];[.E200]&amp;&quot;*&quot;&amp;[.C200]&amp;&quot; &quot;&amp;[.F200]);&quot;&quot;))" office:value-type="string" office:string-value="s2*31 \break" calcext:value-type="string">
            <text:p>s2*31 \break</text:p>
          </table:table-cell>
          <table:table-cell table:number-columns-repeated="14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table:formula="of:=IF(ISERR(SMALL([.$O$4:.$O$101];[.A201]));&quot;&quot;;SMALL([.$O$4:.$O$101];[.A201]))" office:value-type="float" office:value="85" calcext:value-type="float">
            <text:p>85</text:p>
          </table:table-cell>
          <table:table-cell table:style-name="Default" table:formula="of:=IF([.B201]=&quot;&quot;;&quot;&quot;;[.B201]-[.B200])" office:value-type="float" office:value="3" calcext:value-type="float">
            <text:p>3</text:p>
          </table:table-cell>
          <table:table-cell table:formula="of:=IF([.B201]=&quot;&quot;;&quot;&quot;;IF(ISNUMBER(MATCH([.B201];[.$O$4:.$O$11];0));&quot;&quot;;INDEX([.$P$22:.$P$101];MATCH([.B201];[.$O$22:.$O$101];1))))">
            <text:p/>
          </table:table-cell>
          <table:table-cell table:formula="of:=IF([.B201]=&quot;&quot;;&quot;&quot;;IF([.B200]&lt;[.$O$4];INDEX([.$P$4:.$P$11];MATCH([.B200];[.$O$4:.$O$11];-1));INDEX([.$P$4:.$P$11];MATCH([.B200];[.$O$4:.$O$11];1))))" office:value-type="string" office:string-value="s2" calcext:value-type="string">
            <text:p>s2</text:p>
          </table:table-cell>
          <table:table-cell table:formula="of:=IF([.D201]=&quot;b&quot;;&quot;\break&quot;;IF([.D201]=&quot;pb&quot;;&quot;\pageBreak&quot;;IF(AND([.D201]=&quot;&quot;;[.C201]&lt;&gt;0);&quot;&quot;;IF(AND([.C201]=0;[.D201]=&quot;&quot;);IF(INDEX([.$P$22:.$P$101];MATCH([.B201];[.$O$22:.$O$101];0))=&quot;b&quot;;&quot;\break&quot;;&quot;\pageBreak&quot;);&quot;&quot;))))">
            <text:p/>
          </table:table-cell>
          <table:table-cell table:formula="of:=IF([.B201]=&quot;&quot;;&quot;&quot;;IF([.$K$18]=&quot;Y&quot;;IF([.C201]=0;&quot; &quot;&amp;[.F201];[.E201]&amp;&quot;*&quot;&amp;[.C201]&amp;&quot; &quot;&amp;[.F201]);&quot;&quot;))" office:value-type="string" office:string-value="s2*3 " calcext:value-type="string">
            <text:p>s2*3 </text:p>
          </table:table-cell>
          <table:table-cell table:number-columns-repeated="14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table:formula="of:=IF(ISERR(SMALL([.$O$4:.$O$101];[.A202]));&quot;&quot;;SMALL([.$O$4:.$O$101];[.A202]))" office:value-type="float" office:value="87" calcext:value-type="float">
            <text:p>87</text:p>
          </table:table-cell>
          <table:table-cell table:style-name="Default" table:formula="of:=IF([.B202]=&quot;&quot;;&quot;&quot;;[.B202]-[.B201])" office:value-type="float" office:value="2" calcext:value-type="float">
            <text:p>2</text:p>
          </table:table-cell>
          <table:table-cell table:formula="of:=IF([.B202]=&quot;&quot;;&quot;&quot;;IF(ISNUMBER(MATCH([.B202];[.$O$4:.$O$11];0));&quot;&quot;;INDEX([.$P$22:.$P$101];MATCH([.B202];[.$O$22:.$O$101];1))))">
            <text:p/>
          </table:table-cell>
          <table:table-cell table:formula="of:=IF([.B202]=&quot;&quot;;&quot;&quot;;IF([.B201]&lt;[.$O$4];INDEX([.$P$4:.$P$11];MATCH([.B201];[.$O$4:.$O$11];-1));INDEX([.$P$4:.$P$11];MATCH([.B201];[.$O$4:.$O$11];1))))" office:value-type="string" office:string-value="s2." calcext:value-type="string">
            <text:p>s2.</text:p>
          </table:table-cell>
          <table:table-cell table:formula="of:=IF([.D202]=&quot;b&quot;;&quot;\break&quot;;IF([.D202]=&quot;pb&quot;;&quot;\pageBreak&quot;;IF(AND([.D202]=&quot;&quot;;[.C202]&lt;&gt;0);&quot;&quot;;IF(AND([.C202]=0;[.D202]=&quot;&quot;);IF(INDEX([.$P$22:.$P$101];MATCH([.B202];[.$O$22:.$O$101];0))=&quot;b&quot;;&quot;\break&quot;;&quot;\pageBreak&quot;);&quot;&quot;))))">
            <text:p/>
          </table:table-cell>
          <table:table-cell table:formula="of:=IF([.B202]=&quot;&quot;;&quot;&quot;;IF([.$K$18]=&quot;Y&quot;;IF([.C202]=0;&quot; &quot;&amp;[.F202];[.E202]&amp;&quot;*&quot;&amp;[.C202]&amp;&quot; &quot;&amp;[.F202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ISERR(SMALL([.$O$4:.$O$101];[.A203]));&quot;&quot;;SMALL([.$O$4:.$O$101];[.A203]))" office:value-type="float" office:value="89" calcext:value-type="float">
            <text:p>89</text:p>
          </table:table-cell>
          <table:table-cell table:formula="of:=IF([.B203]=&quot;&quot;;&quot;&quot;;[.B203]-[.B202])" office:value-type="float" office:value="2" calcext:value-type="float">
            <text:p>2</text:p>
          </table:table-cell>
          <table:table-cell table:formula="of:=IF([.B203]=&quot;&quot;;&quot;&quot;;IF(ISNUMBER(MATCH([.B203];[.$O$4:.$O$11];0));&quot;&quot;;INDEX([.$P$22:.$P$101];MATCH([.B203];[.$O$22:.$O$101];1))))">
            <text:p/>
          </table:table-cell>
          <table:table-cell table:formula="of:=IF([.B203]=&quot;&quot;;&quot;&quot;;IF([.B202]&lt;[.$O$4];INDEX([.$P$4:.$P$11];MATCH([.B202];[.$O$4:.$O$11];-1));INDEX([.$P$4:.$P$11];MATCH([.B202];[.$O$4:.$O$11];1))))" office:value-type="string" office:string-value="s1" calcext:value-type="string">
            <text:p>s1</text:p>
          </table:table-cell>
          <table:table-cell table:formula="of:=IF([.D203]=&quot;b&quot;;&quot;\break&quot;;IF([.D203]=&quot;pb&quot;;&quot;\pageBreak&quot;;IF(AND([.D203]=&quot;&quot;;[.C203]&lt;&gt;0);&quot;&quot;;IF(AND([.C203]=0;[.D203]=&quot;&quot;);IF(INDEX([.$P$22:.$P$101];MATCH([.B203];[.$O$22:.$O$101];0))=&quot;b&quot;;&quot;\break&quot;;&quot;\pageBreak&quot;);&quot;&quot;))))">
            <text:p/>
          </table:table-cell>
          <table:table-cell table:formula="of:=IF([.B203]=&quot;&quot;;&quot;&quot;;IF([.$K$18]=&quot;Y&quot;;IF([.C203]=0;&quot; &quot;&amp;[.F203];[.E203]&amp;&quot;*&quot;&amp;[.C203]&amp;&quot; &quot;&amp;[.F203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ISERR(SMALL([.$O$4:.$O$101];[.A204]));&quot;&quot;;SMALL([.$O$4:.$O$101];[.A204]))" office:value-type="float" office:value="89" calcext:value-type="float">
            <text:p>89</text:p>
          </table:table-cell>
          <table:table-cell table:formula="of:=IF([.B204]=&quot;&quot;;&quot;&quot;;[.B204]-[.B203])" office:value-type="float" office:value="0" calcext:value-type="float">
            <text:p>0</text:p>
          </table:table-cell>
          <table:table-cell table:formula="of:=IF([.B204]=&quot;&quot;;&quot;&quot;;IF(ISNUMBER(MATCH([.B204];[.$O$4:.$O$11];0));&quot;&quot;;INDEX([.$P$22:.$P$101];MATCH([.B204];[.$O$22:.$O$101];1))))">
            <text:p/>
          </table:table-cell>
          <table:table-cell table:formula="of:=IF([.B204]=&quot;&quot;;&quot;&quot;;IF([.B203]&lt;[.$O$4];INDEX([.$P$4:.$P$11];MATCH([.B203];[.$O$4:.$O$11];-1));INDEX([.$P$4:.$P$11];MATCH([.B203];[.$O$4:.$O$11];1))))" office:value-type="string" office:string-value="s2" calcext:value-type="string">
            <text:p>s2</text:p>
          </table:table-cell>
          <table:table-cell table:formula="of:=IF([.D204]=&quot;b&quot;;&quot;\break&quot;;IF([.D204]=&quot;pb&quot;;&quot;\pageBreak&quot;;IF(AND([.D204]=&quot;&quot;;[.C204]&lt;&gt;0);&quot;&quot;;IF(AND([.C204]=0;[.D204]=&quot;&quot;);IF(INDEX([.$P$22:.$P$101];MATCH([.B20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4]=&quot;&quot;;&quot;&quot;;IF([.$K$18]=&quot;Y&quot;;IF([.C204]=0;&quot; &quot;&amp;[.F204];[.E204]&amp;&quot;*&quot;&amp;[.C204]&amp;&quot; &quot;&amp;[.F204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ISERR(SMALL([.$O$4:.$O$101];[.A205]));&quot;&quot;;SMALL([.$O$4:.$O$101];[.A205]))" office:value-type="float" office:value="108" calcext:value-type="float">
            <text:p>108</text:p>
          </table:table-cell>
          <table:table-cell table:formula="of:=IF([.B205]=&quot;&quot;;&quot;&quot;;[.B205]-[.B204])" office:value-type="float" office:value="19" calcext:value-type="float">
            <text:p>19</text:p>
          </table:table-cell>
          <table:table-cell table:formula="of:=IF([.B205]=&quot;&quot;;&quot;&quot;;IF(ISNUMBER(MATCH([.B205];[.$O$4:.$O$11];0));&quot;&quot;;INDEX([.$P$22:.$P$101];MATCH([.B205];[.$O$22:.$O$101];1))))" office:value-type="string" office:string-value="b" calcext:value-type="string">
            <text:p>b</text:p>
          </table:table-cell>
          <table:table-cell table:formula="of:=IF([.B205]=&quot;&quot;;&quot;&quot;;IF([.B204]&lt;[.$O$4];INDEX([.$P$4:.$P$11];MATCH([.B204];[.$O$4:.$O$11];-1));INDEX([.$P$4:.$P$11];MATCH([.B204];[.$O$4:.$O$11];1))))" office:value-type="string" office:string-value="s2" calcext:value-type="string">
            <text:p>s2</text:p>
          </table:table-cell>
          <table:table-cell table:formula="of:=IF([.D205]=&quot;b&quot;;&quot;\break&quot;;IF([.D205]=&quot;pb&quot;;&quot;\pageBreak&quot;;IF(AND([.D205]=&quot;&quot;;[.C205]&lt;&gt;0);&quot;&quot;;IF(AND([.C205]=0;[.D205]=&quot;&quot;);IF(INDEX([.$P$22:.$P$101];MATCH([.B20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5]=&quot;&quot;;&quot;&quot;;IF([.$K$18]=&quot;Y&quot;;IF([.C205]=0;&quot; &quot;&amp;[.F205];[.E205]&amp;&quot;*&quot;&amp;[.C205]&amp;&quot; &quot;&amp;[.F205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ISERR(SMALL([.$O$4:.$O$101];[.A206]));&quot;&quot;;SMALL([.$O$4:.$O$101];[.A206]))" office:value-type="float" office:value="121" calcext:value-type="float">
            <text:p>121</text:p>
          </table:table-cell>
          <table:table-cell table:formula="of:=IF([.B206]=&quot;&quot;;&quot;&quot;;[.B206]-[.B205])" office:value-type="float" office:value="13" calcext:value-type="float">
            <text:p>13</text:p>
          </table:table-cell>
          <table:table-cell table:formula="of:=IF([.B206]=&quot;&quot;;&quot;&quot;;IF(ISNUMBER(MATCH([.B206];[.$O$4:.$O$11];0));&quot;&quot;;INDEX([.$P$22:.$P$101];MATCH([.B206];[.$O$22:.$O$101];1))))" office:value-type="string" office:string-value="b" calcext:value-type="string">
            <text:p>b</text:p>
          </table:table-cell>
          <table:table-cell table:formula="of:=IF([.B206]=&quot;&quot;;&quot;&quot;;IF([.B205]&lt;[.$O$4];INDEX([.$P$4:.$P$11];MATCH([.B205];[.$O$4:.$O$11];-1));INDEX([.$P$4:.$P$11];MATCH([.B205];[.$O$4:.$O$11];1))))" office:value-type="string" office:string-value="s2" calcext:value-type="string">
            <text:p>s2</text:p>
          </table:table-cell>
          <table:table-cell table:formula="of:=IF([.D206]=&quot;b&quot;;&quot;\break&quot;;IF([.D206]=&quot;pb&quot;;&quot;\pageBreak&quot;;IF(AND([.D206]=&quot;&quot;;[.C206]&lt;&gt;0);&quot;&quot;;IF(AND([.C206]=0;[.D206]=&quot;&quot;);IF(INDEX([.$P$22:.$P$101];MATCH([.B20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6]=&quot;&quot;;&quot;&quot;;IF([.$K$18]=&quot;Y&quot;;IF([.C206]=0;&quot; &quot;&amp;[.F206];[.E206]&amp;&quot;*&quot;&amp;[.C206]&amp;&quot; &quot;&amp;[.F206]);&quot;&quot;))" office:value-type="string" office:string-value="s2*13 \break" calcext:value-type="string">
            <text:p>s2*13 \break</text:p>
          </table:table-cell>
          <table:table-cell table:number-columns-repeated="14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ISERR(SMALL([.$O$4:.$O$101];[.A207]));&quot;&quot;;SMALL([.$O$4:.$O$101];[.A207]))" office:value-type="float" office:value="144" calcext:value-type="float">
            <text:p>144</text:p>
          </table:table-cell>
          <table:table-cell table:formula="of:=IF([.B207]=&quot;&quot;;&quot;&quot;;[.B207]-[.B206])" office:value-type="float" office:value="23" calcext:value-type="float">
            <text:p>23</text:p>
          </table:table-cell>
          <table:table-cell table:formula="of:=IF([.B207]=&quot;&quot;;&quot;&quot;;IF(ISNUMBER(MATCH([.B207];[.$O$4:.$O$11];0));&quot;&quot;;INDEX([.$P$22:.$P$101];MATCH([.B207];[.$O$22:.$O$101];1))))" office:value-type="string" office:string-value="b" calcext:value-type="string">
            <text:p>b</text:p>
          </table:table-cell>
          <table:table-cell table:formula="of:=IF([.B207]=&quot;&quot;;&quot;&quot;;IF([.B206]&lt;[.$O$4];INDEX([.$P$4:.$P$11];MATCH([.B206];[.$O$4:.$O$11];-1));INDEX([.$P$4:.$P$11];MATCH([.B206];[.$O$4:.$O$11];1))))" office:value-type="string" office:string-value="s2" calcext:value-type="string">
            <text:p>s2</text:p>
          </table:table-cell>
          <table:table-cell table:formula="of:=IF([.D207]=&quot;b&quot;;&quot;\break&quot;;IF([.D207]=&quot;pb&quot;;&quot;\pageBreak&quot;;IF(AND([.D207]=&quot;&quot;;[.C207]&lt;&gt;0);&quot;&quot;;IF(AND([.C207]=0;[.D207]=&quot;&quot;);IF(INDEX([.$P$22:.$P$101];MATCH([.B20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7]=&quot;&quot;;&quot;&quot;;IF([.$K$18]=&quot;Y&quot;;IF([.C207]=0;&quot; &quot;&amp;[.F207];[.E207]&amp;&quot;*&quot;&amp;[.C207]&amp;&quot; &quot;&amp;[.F207]);&quot;&quot;))" office:value-type="string" office:string-value="s2*23 \break" calcext:value-type="string">
            <text:p>s2*23 \break</text:p>
          </table:table-cell>
          <table:table-cell table:number-columns-repeated="14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ISERR(SMALL([.$O$4:.$O$101];[.A208]));&quot;&quot;;SMALL([.$O$4:.$O$101];[.A208]))" office:value-type="float" office:value="155" calcext:value-type="float">
            <text:p>155</text:p>
          </table:table-cell>
          <table:table-cell table:formula="of:=IF([.B208]=&quot;&quot;;&quot;&quot;;[.B208]-[.B207])" office:value-type="float" office:value="11" calcext:value-type="float">
            <text:p>11</text:p>
          </table:table-cell>
          <table:table-cell table:formula="of:=IF([.B208]=&quot;&quot;;&quot;&quot;;IF(ISNUMBER(MATCH([.B208];[.$O$4:.$O$11];0));&quot;&quot;;INDEX([.$P$22:.$P$101];MATCH([.B208];[.$O$22:.$O$101];1))))" office:value-type="string" office:string-value="b" calcext:value-type="string">
            <text:p>b</text:p>
          </table:table-cell>
          <table:table-cell table:formula="of:=IF([.B208]=&quot;&quot;;&quot;&quot;;IF([.B207]&lt;[.$O$4];INDEX([.$P$4:.$P$11];MATCH([.B207];[.$O$4:.$O$11];-1));INDEX([.$P$4:.$P$11];MATCH([.B207];[.$O$4:.$O$11];1))))" office:value-type="string" office:string-value="s2" calcext:value-type="string">
            <text:p>s2</text:p>
          </table:table-cell>
          <table:table-cell table:formula="of:=IF([.D208]=&quot;b&quot;;&quot;\break&quot;;IF([.D208]=&quot;pb&quot;;&quot;\pageBreak&quot;;IF(AND([.D208]=&quot;&quot;;[.C208]&lt;&gt;0);&quot;&quot;;IF(AND([.C208]=0;[.D208]=&quot;&quot;);IF(INDEX([.$P$22:.$P$101];MATCH([.B208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8]=&quot;&quot;;&quot;&quot;;IF([.$K$18]=&quot;Y&quot;;IF([.C208]=0;&quot; &quot;&amp;[.F208];[.E208]&amp;&quot;*&quot;&amp;[.C208]&amp;&quot; &quot;&amp;[.F208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(ISERR(SMALL([.$O$4:.$O$101];[.A209]));&quot;&quot;;SMALL([.$O$4:.$O$101];[.A209]))" office:value-type="float" office:value="164" calcext:value-type="float">
            <text:p>164</text:p>
          </table:table-cell>
          <table:table-cell table:formula="of:=IF([.B209]=&quot;&quot;;&quot;&quot;;[.B209]-[.B208])" office:value-type="float" office:value="9" calcext:value-type="float">
            <text:p>9</text:p>
          </table:table-cell>
          <table:table-cell table:formula="of:=IF([.B209]=&quot;&quot;;&quot;&quot;;IF(ISNUMBER(MATCH([.B209];[.$O$4:.$O$11];0));&quot;&quot;;INDEX([.$P$22:.$P$101];MATCH([.B209];[.$O$22:.$O$101];1))))" office:value-type="string" office:string-value="b" calcext:value-type="string">
            <text:p>b</text:p>
          </table:table-cell>
          <table:table-cell table:formula="of:=IF([.B209]=&quot;&quot;;&quot;&quot;;IF([.B208]&lt;[.$O$4];INDEX([.$P$4:.$P$11];MATCH([.B208];[.$O$4:.$O$11];-1));INDEX([.$P$4:.$P$11];MATCH([.B208];[.$O$4:.$O$11];1))))" office:value-type="string" office:string-value="s2" calcext:value-type="string">
            <text:p>s2</text:p>
          </table:table-cell>
          <table:table-cell table:formula="of:=IF([.D209]=&quot;b&quot;;&quot;\break&quot;;IF([.D209]=&quot;pb&quot;;&quot;\pageBreak&quot;;IF(AND([.D209]=&quot;&quot;;[.C209]&lt;&gt;0);&quot;&quot;;IF(AND([.C209]=0;[.D209]=&quot;&quot;);IF(INDEX([.$P$22:.$P$101];MATCH([.B209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09]=&quot;&quot;;&quot;&quot;;IF([.$K$18]=&quot;Y&quot;;IF([.C209]=0;&quot; &quot;&amp;[.F209];[.E209]&amp;&quot;*&quot;&amp;[.C209]&amp;&quot; &quot;&amp;[.F209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ISERR(SMALL([.$O$4:.$O$101];[.A210]));&quot;&quot;;SMALL([.$O$4:.$O$101];[.A210]))" office:value-type="float" office:value="196" calcext:value-type="float">
            <text:p>196</text:p>
          </table:table-cell>
          <table:table-cell table:formula="of:=IF([.B210]=&quot;&quot;;&quot;&quot;;[.B210]-[.B209])" office:value-type="float" office:value="32" calcext:value-type="float">
            <text:p>32</text:p>
          </table:table-cell>
          <table:table-cell table:formula="of:=IF([.B210]=&quot;&quot;;&quot;&quot;;IF(ISNUMBER(MATCH([.B210];[.$O$4:.$O$11];0));&quot;&quot;;INDEX([.$P$22:.$P$101];MATCH([.B210];[.$O$22:.$O$101];1))))" office:value-type="string" office:string-value="pb" calcext:value-type="string">
            <text:p>pb</text:p>
          </table:table-cell>
          <table:table-cell table:formula="of:=IF([.B210]=&quot;&quot;;&quot;&quot;;IF([.B209]&lt;[.$O$4];INDEX([.$P$4:.$P$11];MATCH([.B209];[.$O$4:.$O$11];-1));INDEX([.$P$4:.$P$11];MATCH([.B209];[.$O$4:.$O$11];1))))" office:value-type="string" office:string-value="s2" calcext:value-type="string">
            <text:p>s2</text:p>
          </table:table-cell>
          <table:table-cell table:formula="of:=IF([.D210]=&quot;b&quot;;&quot;\break&quot;;IF([.D210]=&quot;pb&quot;;&quot;\pageBreak&quot;;IF(AND([.D210]=&quot;&quot;;[.C210]&lt;&gt;0);&quot;&quot;;IF(AND([.C210]=0;[.D210]=&quot;&quot;);IF(INDEX([.$P$22:.$P$101];MATCH([.B210];[.$O$22:.$O$101];0))=&quot;b&quot;;&quot;\break&quot;;&quot;\pageBreak&quot;);&quot;&quot;))))" office:value-type="string" office:string-value="\pageBreak" calcext:value-type="string">
            <text:p>\pageBreak</text:p>
          </table:table-cell>
          <table:table-cell table:formula="of:=IF([.B210]=&quot;&quot;;&quot;&quot;;IF([.$K$18]=&quot;Y&quot;;IF([.C210]=0;&quot; &quot;&amp;[.F210];[.E210]&amp;&quot;*&quot;&amp;[.C210]&amp;&quot; &quot;&amp;[.F210]);&quot;&quot;))" office:value-type="string" office:string-value="s2*32 \pageBreak" calcext:value-type="string">
            <text:p>s2*32 \pageBreak</text:p>
          </table:table-cell>
          <table:table-cell table:number-columns-repeated="14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ISERR(SMALL([.$O$4:.$O$101];[.A211]));&quot;&quot;;SMALL([.$O$4:.$O$101];[.A211]))" office:value-type="float" office:value="206" calcext:value-type="float">
            <text:p>206</text:p>
          </table:table-cell>
          <table:table-cell table:formula="of:=IF([.B211]=&quot;&quot;;&quot;&quot;;[.B211]-[.B210])" office:value-type="float" office:value="10" calcext:value-type="float">
            <text:p>10</text:p>
          </table:table-cell>
          <table:table-cell table:formula="of:=IF([.B211]=&quot;&quot;;&quot;&quot;;IF(ISNUMBER(MATCH([.B211];[.$O$4:.$O$11];0));&quot;&quot;;INDEX([.$P$22:.$P$101];MATCH([.B211];[.$O$22:.$O$101];1))))" office:value-type="string" office:string-value="b" calcext:value-type="string">
            <text:p>b</text:p>
          </table:table-cell>
          <table:table-cell table:formula="of:=IF([.B211]=&quot;&quot;;&quot;&quot;;IF([.B210]&lt;[.$O$4];INDEX([.$P$4:.$P$11];MATCH([.B210];[.$O$4:.$O$11];-1));INDEX([.$P$4:.$P$11];MATCH([.B210];[.$O$4:.$O$11];1))))" office:value-type="string" office:string-value="s2" calcext:value-type="string">
            <text:p>s2</text:p>
          </table:table-cell>
          <table:table-cell table:formula="of:=IF([.D211]=&quot;b&quot;;&quot;\break&quot;;IF([.D211]=&quot;pb&quot;;&quot;\pageBreak&quot;;IF(AND([.D211]=&quot;&quot;;[.C211]&lt;&gt;0);&quot;&quot;;IF(AND([.C211]=0;[.D211]=&quot;&quot;);IF(INDEX([.$P$22:.$P$101];MATCH([.B21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1]=&quot;&quot;;&quot;&quot;;IF([.$K$18]=&quot;Y&quot;;IF([.C211]=0;&quot; &quot;&amp;[.F211];[.E211]&amp;&quot;*&quot;&amp;[.C211]&amp;&quot; &quot;&amp;[.F211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ISERR(SMALL([.$O$4:.$O$101];[.A212]));&quot;&quot;;SMALL([.$O$4:.$O$101];[.A212]))" office:value-type="float" office:value="215" calcext:value-type="float">
            <text:p>215</text:p>
          </table:table-cell>
          <table:table-cell table:formula="of:=IF([.B212]=&quot;&quot;;&quot;&quot;;[.B212]-[.B211])" office:value-type="float" office:value="9" calcext:value-type="float">
            <text:p>9</text:p>
          </table:table-cell>
          <table:table-cell table:formula="of:=IF([.B212]=&quot;&quot;;&quot;&quot;;IF(ISNUMBER(MATCH([.B212];[.$O$4:.$O$11];0));&quot;&quot;;INDEX([.$P$22:.$P$101];MATCH([.B212];[.$O$22:.$O$101];1))))" office:value-type="string" office:string-value="b" calcext:value-type="string">
            <text:p>b</text:p>
          </table:table-cell>
          <table:table-cell table:formula="of:=IF([.B212]=&quot;&quot;;&quot;&quot;;IF([.B211]&lt;[.$O$4];INDEX([.$P$4:.$P$11];MATCH([.B211];[.$O$4:.$O$11];-1));INDEX([.$P$4:.$P$11];MATCH([.B211];[.$O$4:.$O$11];1))))" office:value-type="string" office:string-value="s2" calcext:value-type="string">
            <text:p>s2</text:p>
          </table:table-cell>
          <table:table-cell table:formula="of:=IF([.D212]=&quot;b&quot;;&quot;\break&quot;;IF([.D212]=&quot;pb&quot;;&quot;\pageBreak&quot;;IF(AND([.D212]=&quot;&quot;;[.C212]&lt;&gt;0);&quot;&quot;;IF(AND([.C212]=0;[.D212]=&quot;&quot;);IF(INDEX([.$P$22:.$P$101];MATCH([.B21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2]=&quot;&quot;;&quot;&quot;;IF([.$K$18]=&quot;Y&quot;;IF([.C212]=0;&quot; &quot;&amp;[.F212];[.E212]&amp;&quot;*&quot;&amp;[.C212]&amp;&quot; &quot;&amp;[.F212]);&quot;&quot;))" office:value-type="string" office:string-value="s2*9 \break" calcext:value-type="string">
            <text:p>s2*9 \break</text:p>
          </table:table-cell>
          <table:table-cell table:number-columns-repeated="14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ISERR(SMALL([.$O$4:.$O$101];[.A213]));&quot;&quot;;SMALL([.$O$4:.$O$101];[.A213]))" office:value-type="float" office:value="232" calcext:value-type="float">
            <text:p>232</text:p>
          </table:table-cell>
          <table:table-cell table:formula="of:=IF([.B213]=&quot;&quot;;&quot;&quot;;[.B213]-[.B212])" office:value-type="float" office:value="17" calcext:value-type="float">
            <text:p>17</text:p>
          </table:table-cell>
          <table:table-cell table:formula="of:=IF([.B213]=&quot;&quot;;&quot;&quot;;IF(ISNUMBER(MATCH([.B213];[.$O$4:.$O$11];0));&quot;&quot;;INDEX([.$P$22:.$P$101];MATCH([.B213];[.$O$22:.$O$101];1))))" office:value-type="string" office:string-value="b" calcext:value-type="string">
            <text:p>b</text:p>
          </table:table-cell>
          <table:table-cell table:formula="of:=IF([.B213]=&quot;&quot;;&quot;&quot;;IF([.B212]&lt;[.$O$4];INDEX([.$P$4:.$P$11];MATCH([.B212];[.$O$4:.$O$11];-1));INDEX([.$P$4:.$P$11];MATCH([.B212];[.$O$4:.$O$11];1))))" office:value-type="string" office:string-value="s2" calcext:value-type="string">
            <text:p>s2</text:p>
          </table:table-cell>
          <table:table-cell table:formula="of:=IF([.D213]=&quot;b&quot;;&quot;\break&quot;;IF([.D213]=&quot;pb&quot;;&quot;\pageBreak&quot;;IF(AND([.D213]=&quot;&quot;;[.C213]&lt;&gt;0);&quot;&quot;;IF(AND([.C213]=0;[.D213]=&quot;&quot;);IF(INDEX([.$P$22:.$P$101];MATCH([.B21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3]=&quot;&quot;;&quot;&quot;;IF([.$K$18]=&quot;Y&quot;;IF([.C213]=0;&quot; &quot;&amp;[.F213];[.E213]&amp;&quot;*&quot;&amp;[.C213]&amp;&quot; &quot;&amp;[.F213]);&quot;&quot;))" office:value-type="string" office:string-value="s2*17 \break" calcext:value-type="string">
            <text:p>s2*17 \break</text:p>
          </table:table-cell>
          <table:table-cell table:number-columns-repeated="14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ISERR(SMALL([.$O$4:.$O$101];[.A214]));&quot;&quot;;SMALL([.$O$4:.$O$101];[.A214]))" office:value-type="float" office:value="244" calcext:value-type="float">
            <text:p>244</text:p>
          </table:table-cell>
          <table:table-cell table:formula="of:=IF([.B214]=&quot;&quot;;&quot;&quot;;[.B214]-[.B213])" office:value-type="float" office:value="12" calcext:value-type="float">
            <text:p>12</text:p>
          </table:table-cell>
          <table:table-cell table:formula="of:=IF([.B214]=&quot;&quot;;&quot;&quot;;IF(ISNUMBER(MATCH([.B214];[.$O$4:.$O$11];0));&quot;&quot;;INDEX([.$P$22:.$P$101];MATCH([.B214];[.$O$22:.$O$101];1))))" office:value-type="string" office:string-value="b" calcext:value-type="string">
            <text:p>b</text:p>
          </table:table-cell>
          <table:table-cell table:formula="of:=IF([.B214]=&quot;&quot;;&quot;&quot;;IF([.B213]&lt;[.$O$4];INDEX([.$P$4:.$P$11];MATCH([.B213];[.$O$4:.$O$11];-1));INDEX([.$P$4:.$P$11];MATCH([.B213];[.$O$4:.$O$11];1))))" office:value-type="string" office:string-value="s2" calcext:value-type="string">
            <text:p>s2</text:p>
          </table:table-cell>
          <table:table-cell table:formula="of:=IF([.D214]=&quot;b&quot;;&quot;\break&quot;;IF([.D214]=&quot;pb&quot;;&quot;\pageBreak&quot;;IF(AND([.D214]=&quot;&quot;;[.C214]&lt;&gt;0);&quot;&quot;;IF(AND([.C214]=0;[.D214]=&quot;&quot;);IF(INDEX([.$P$22:.$P$101];MATCH([.B21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4]=&quot;&quot;;&quot;&quot;;IF([.$K$18]=&quot;Y&quot;;IF([.C214]=0;&quot; &quot;&amp;[.F214];[.E214]&amp;&quot;*&quot;&amp;[.C214]&amp;&quot; &quot;&amp;[.F214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ISERR(SMALL([.$O$4:.$O$101];[.A215]));&quot;&quot;;SMALL([.$O$4:.$O$101];[.A215]))" office:value-type="float" office:value="256" calcext:value-type="float">
            <text:p>256</text:p>
          </table:table-cell>
          <table:table-cell table:formula="of:=IF([.B215]=&quot;&quot;;&quot;&quot;;[.B215]-[.B214])" office:value-type="float" office:value="12" calcext:value-type="float">
            <text:p>12</text:p>
          </table:table-cell>
          <table:table-cell table:formula="of:=IF([.B215]=&quot;&quot;;&quot;&quot;;IF(ISNUMBER(MATCH([.B215];[.$O$4:.$O$11];0));&quot;&quot;;INDEX([.$P$22:.$P$101];MATCH([.B215];[.$O$22:.$O$101];1))))" office:value-type="string" office:string-value="b" calcext:value-type="string">
            <text:p>b</text:p>
          </table:table-cell>
          <table:table-cell table:formula="of:=IF([.B215]=&quot;&quot;;&quot;&quot;;IF([.B214]&lt;[.$O$4];INDEX([.$P$4:.$P$11];MATCH([.B214];[.$O$4:.$O$11];-1));INDEX([.$P$4:.$P$11];MATCH([.B214];[.$O$4:.$O$11];1))))" office:value-type="string" office:string-value="s2" calcext:value-type="string">
            <text:p>s2</text:p>
          </table:table-cell>
          <table:table-cell table:formula="of:=IF([.D215]=&quot;b&quot;;&quot;\break&quot;;IF([.D215]=&quot;pb&quot;;&quot;\pageBreak&quot;;IF(AND([.D215]=&quot;&quot;;[.C215]&lt;&gt;0);&quot;&quot;;IF(AND([.C215]=0;[.D215]=&quot;&quot;);IF(INDEX([.$P$22:.$P$101];MATCH([.B215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5]=&quot;&quot;;&quot;&quot;;IF([.$K$18]=&quot;Y&quot;;IF([.C215]=0;&quot; &quot;&amp;[.F215];[.E215]&amp;&quot;*&quot;&amp;[.C215]&amp;&quot; &quot;&amp;[.F215]);&quot;&quot;))" office:value-type="string" office:string-value="s2*12 \break" calcext:value-type="string">
            <text:p>s2*12 \break</text:p>
          </table:table-cell>
          <table:table-cell table:number-columns-repeated="14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ISERR(SMALL([.$O$4:.$O$101];[.A216]));&quot;&quot;;SMALL([.$O$4:.$O$101];[.A216]))" office:value-type="float" office:value="266" calcext:value-type="float">
            <text:p>266</text:p>
          </table:table-cell>
          <table:table-cell table:formula="of:=IF([.B216]=&quot;&quot;;&quot;&quot;;[.B216]-[.B215])" office:value-type="float" office:value="10" calcext:value-type="float">
            <text:p>10</text:p>
          </table:table-cell>
          <table:table-cell table:formula="of:=IF([.B216]=&quot;&quot;;&quot;&quot;;IF(ISNUMBER(MATCH([.B216];[.$O$4:.$O$11];0));&quot;&quot;;INDEX([.$P$22:.$P$101];MATCH([.B216];[.$O$22:.$O$101];1))))" office:value-type="string" office:string-value="b" calcext:value-type="string">
            <text:p>b</text:p>
          </table:table-cell>
          <table:table-cell table:formula="of:=IF([.B216]=&quot;&quot;;&quot;&quot;;IF([.B215]&lt;[.$O$4];INDEX([.$P$4:.$P$11];MATCH([.B215];[.$O$4:.$O$11];-1));INDEX([.$P$4:.$P$11];MATCH([.B215];[.$O$4:.$O$11];1))))" office:value-type="string" office:string-value="s2" calcext:value-type="string">
            <text:p>s2</text:p>
          </table:table-cell>
          <table:table-cell table:formula="of:=IF([.D216]=&quot;b&quot;;&quot;\break&quot;;IF([.D216]=&quot;pb&quot;;&quot;\pageBreak&quot;;IF(AND([.D216]=&quot;&quot;;[.C216]&lt;&gt;0);&quot;&quot;;IF(AND([.C216]=0;[.D216]=&quot;&quot;);IF(INDEX([.$P$22:.$P$101];MATCH([.B216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6]=&quot;&quot;;&quot;&quot;;IF([.$K$18]=&quot;Y&quot;;IF([.C216]=0;&quot; &quot;&amp;[.F216];[.E216]&amp;&quot;*&quot;&amp;[.C216]&amp;&quot; &quot;&amp;[.F216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ISERR(SMALL([.$O$4:.$O$101];[.A217]));&quot;&quot;;SMALL([.$O$4:.$O$101];[.A217]))" office:value-type="float" office:value="285" calcext:value-type="float">
            <text:p>285</text:p>
          </table:table-cell>
          <table:table-cell table:formula="of:=IF([.B217]=&quot;&quot;;&quot;&quot;;[.B217]-[.B216])" office:value-type="float" office:value="19" calcext:value-type="float">
            <text:p>19</text:p>
          </table:table-cell>
          <table:table-cell table:formula="of:=IF([.B217]=&quot;&quot;;&quot;&quot;;IF(ISNUMBER(MATCH([.B217];[.$O$4:.$O$11];0));&quot;&quot;;INDEX([.$P$22:.$P$101];MATCH([.B217];[.$O$22:.$O$101];1))))" office:value-type="string" office:string-value="b" calcext:value-type="string">
            <text:p>b</text:p>
          </table:table-cell>
          <table:table-cell table:formula="of:=IF([.B217]=&quot;&quot;;&quot;&quot;;IF([.B216]&lt;[.$O$4];INDEX([.$P$4:.$P$11];MATCH([.B216];[.$O$4:.$O$11];-1));INDEX([.$P$4:.$P$11];MATCH([.B216];[.$O$4:.$O$11];1))))" office:value-type="string" office:string-value="s2" calcext:value-type="string">
            <text:p>s2</text:p>
          </table:table-cell>
          <table:table-cell table:formula="of:=IF([.D217]=&quot;b&quot;;&quot;\break&quot;;IF([.D217]=&quot;pb&quot;;&quot;\pageBreak&quot;;IF(AND([.D217]=&quot;&quot;;[.C217]&lt;&gt;0);&quot;&quot;;IF(AND([.C217]=0;[.D217]=&quot;&quot;);IF(INDEX([.$P$22:.$P$101];MATCH([.B217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17]=&quot;&quot;;&quot;&quot;;IF([.$K$18]=&quot;Y&quot;;IF([.C217]=0;&quot; &quot;&amp;[.F217];[.E217]&amp;&quot;*&quot;&amp;[.C217]&amp;&quot; &quot;&amp;[.F217]);&quot;&quot;))" office:value-type="string" office:string-value="s2*19 \break" calcext:value-type="string">
            <text:p>s2*19 \break</text:p>
          </table:table-cell>
          <table:table-cell table:number-columns-repeated="14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(ISERR(SMALL([.$O$4:.$O$101];[.A218]));&quot;&quot;;SMALL([.$O$4:.$O$101];[.A218]))" office:value-type="float" office:value="289" calcext:value-type="float">
            <text:p>289</text:p>
          </table:table-cell>
          <table:table-cell table:formula="of:=IF([.B218]=&quot;&quot;;&quot;&quot;;[.B218]-[.B217])" office:value-type="float" office:value="4" calcext:value-type="float">
            <text:p>4</text:p>
          </table:table-cell>
          <table:table-cell table:formula="of:=IF([.B218]=&quot;&quot;;&quot;&quot;;IF(ISNUMBER(MATCH([.B218];[.$O$4:.$O$11];0));&quot;&quot;;INDEX([.$P$22:.$P$101];MATCH([.B218];[.$O$22:.$O$101];1))))">
            <text:p/>
          </table:table-cell>
          <table:table-cell table:formula="of:=IF([.B218]=&quot;&quot;;&quot;&quot;;IF([.B217]&lt;[.$O$4];INDEX([.$P$4:.$P$11];MATCH([.B217];[.$O$4:.$O$11];-1));INDEX([.$P$4:.$P$11];MATCH([.B217];[.$O$4:.$O$11];1))))" office:value-type="string" office:string-value="s2" calcext:value-type="string">
            <text:p>s2</text:p>
          </table:table-cell>
          <table:table-cell table:formula="of:=IF([.D218]=&quot;b&quot;;&quot;\break&quot;;IF([.D218]=&quot;pb&quot;;&quot;\pageBreak&quot;;IF(AND([.D218]=&quot;&quot;;[.C218]&lt;&gt;0);&quot;&quot;;IF(AND([.C218]=0;[.D218]=&quot;&quot;);IF(INDEX([.$P$22:.$P$101];MATCH([.B218];[.$O$22:.$O$101];0))=&quot;b&quot;;&quot;\break&quot;;&quot;\pageBreak&quot;);&quot;&quot;))))">
            <text:p/>
          </table:table-cell>
          <table:table-cell table:formula="of:=IF([.B218]=&quot;&quot;;&quot;&quot;;IF([.$K$18]=&quot;Y&quot;;IF([.C218]=0;&quot; &quot;&amp;[.F218];[.E218]&amp;&quot;*&quot;&amp;[.C218]&amp;&quot; &quot;&amp;[.F218]);&quot;&quot;))" office:value-type="string" office:string-value="s2*4 " calcext:value-type="string">
            <text:p>s2*4 </text:p>
          </table:table-cell>
          <table:table-cell table:number-columns-repeated="14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ISERR(SMALL([.$O$4:.$O$101];[.A219]));&quot;&quot;;SMALL([.$O$4:.$O$101];[.A219]))" office:value-type="float" office:value="291" calcext:value-type="float">
            <text:p>291</text:p>
          </table:table-cell>
          <table:table-cell table:formula="of:=IF([.B219]=&quot;&quot;;&quot;&quot;;[.B219]-[.B218])" office:value-type="float" office:value="2" calcext:value-type="float">
            <text:p>2</text:p>
          </table:table-cell>
          <table:table-cell table:formula="of:=IF([.B219]=&quot;&quot;;&quot;&quot;;IF(ISNUMBER(MATCH([.B219];[.$O$4:.$O$11];0));&quot;&quot;;INDEX([.$P$22:.$P$101];MATCH([.B219];[.$O$22:.$O$101];1))))">
            <text:p/>
          </table:table-cell>
          <table:table-cell table:formula="of:=IF([.B219]=&quot;&quot;;&quot;&quot;;IF([.B218]&lt;[.$O$4];INDEX([.$P$4:.$P$11];MATCH([.B218];[.$O$4:.$O$11];-1));INDEX([.$P$4:.$P$11];MATCH([.B218];[.$O$4:.$O$11];1))))" office:value-type="string" office:string-value="s2." calcext:value-type="string">
            <text:p>s2.</text:p>
          </table:table-cell>
          <table:table-cell table:formula="of:=IF([.D219]=&quot;b&quot;;&quot;\break&quot;;IF([.D219]=&quot;pb&quot;;&quot;\pageBreak&quot;;IF(AND([.D219]=&quot;&quot;;[.C219]&lt;&gt;0);&quot;&quot;;IF(AND([.C219]=0;[.D219]=&quot;&quot;);IF(INDEX([.$P$22:.$P$101];MATCH([.B219];[.$O$22:.$O$101];0))=&quot;b&quot;;&quot;\break&quot;;&quot;\pageBreak&quot;);&quot;&quot;))))">
            <text:p/>
          </table:table-cell>
          <table:table-cell table:formula="of:=IF([.B219]=&quot;&quot;;&quot;&quot;;IF([.$K$18]=&quot;Y&quot;;IF([.C219]=0;&quot; &quot;&amp;[.F219];[.E219]&amp;&quot;*&quot;&amp;[.C219]&amp;&quot; &quot;&amp;[.F219]);&quot;&quot;))" office:value-type="string" office:string-value="s2.*2 " calcext:value-type="string">
            <text:p>s2.*2 </text:p>
          </table:table-cell>
          <table:table-cell table:number-columns-repeated="14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ISERR(SMALL([.$O$4:.$O$101];[.A220]));&quot;&quot;;SMALL([.$O$4:.$O$101];[.A220]))" office:value-type="float" office:value="293" calcext:value-type="float">
            <text:p>293</text:p>
          </table:table-cell>
          <table:table-cell table:formula="of:=IF([.B220]=&quot;&quot;;&quot;&quot;;[.B220]-[.B219])" office:value-type="float" office:value="2" calcext:value-type="float">
            <text:p>2</text:p>
          </table:table-cell>
          <table:table-cell table:formula="of:=IF([.B220]=&quot;&quot;;&quot;&quot;;IF(ISNUMBER(MATCH([.B220];[.$O$4:.$O$11];0));&quot;&quot;;INDEX([.$P$22:.$P$101];MATCH([.B220];[.$O$22:.$O$101];1))))">
            <text:p/>
          </table:table-cell>
          <table:table-cell table:formula="of:=IF([.B220]=&quot;&quot;;&quot;&quot;;IF([.B219]&lt;[.$O$4];INDEX([.$P$4:.$P$11];MATCH([.B219];[.$O$4:.$O$11];-1));INDEX([.$P$4:.$P$11];MATCH([.B219];[.$O$4:.$O$11];1))))" office:value-type="string" office:string-value="s1" calcext:value-type="string">
            <text:p>s1</text:p>
          </table:table-cell>
          <table:table-cell table:formula="of:=IF([.D220]=&quot;b&quot;;&quot;\break&quot;;IF([.D220]=&quot;pb&quot;;&quot;\pageBreak&quot;;IF(AND([.D220]=&quot;&quot;;[.C220]&lt;&gt;0);&quot;&quot;;IF(AND([.C220]=0;[.D220]=&quot;&quot;);IF(INDEX([.$P$22:.$P$101];MATCH([.B220];[.$O$22:.$O$101];0))=&quot;b&quot;;&quot;\break&quot;;&quot;\pageBreak&quot;);&quot;&quot;))))">
            <text:p/>
          </table:table-cell>
          <table:table-cell table:formula="of:=IF([.B220]=&quot;&quot;;&quot;&quot;;IF([.$K$18]=&quot;Y&quot;;IF([.C220]=0;&quot; &quot;&amp;[.F220];[.E220]&amp;&quot;*&quot;&amp;[.C220]&amp;&quot; &quot;&amp;[.F220]);&quot;&quot;))" office:value-type="string" office:string-value="s1*2 " calcext:value-type="string">
            <text:p>s1*2 </text:p>
          </table:table-cell>
          <table:table-cell table:number-columns-repeated="14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ISERR(SMALL([.$O$4:.$O$101];[.A221]));&quot;&quot;;SMALL([.$O$4:.$O$101];[.A221]))" office:value-type="float" office:value="293" calcext:value-type="float">
            <text:p>293</text:p>
          </table:table-cell>
          <table:table-cell table:formula="of:=IF([.B221]=&quot;&quot;;&quot;&quot;;[.B221]-[.B220])" office:value-type="float" office:value="0" calcext:value-type="float">
            <text:p>0</text:p>
          </table:table-cell>
          <table:table-cell table:formula="of:=IF([.B221]=&quot;&quot;;&quot;&quot;;IF(ISNUMBER(MATCH([.B221];[.$O$4:.$O$11];0));&quot;&quot;;INDEX([.$P$22:.$P$101];MATCH([.B221];[.$O$22:.$O$101];1))))">
            <text:p/>
          </table:table-cell>
          <table:table-cell table:formula="of:=IF([.B221]=&quot;&quot;;&quot;&quot;;IF([.B220]&lt;[.$O$4];INDEX([.$P$4:.$P$11];MATCH([.B220];[.$O$4:.$O$11];-1));INDEX([.$P$4:.$P$11];MATCH([.B220];[.$O$4:.$O$11];1))))" office:value-type="string" office:string-value="s2" calcext:value-type="string">
            <text:p>s2</text:p>
          </table:table-cell>
          <table:table-cell table:formula="of:=IF([.D221]=&quot;b&quot;;&quot;\break&quot;;IF([.D221]=&quot;pb&quot;;&quot;\pageBreak&quot;;IF(AND([.D221]=&quot;&quot;;[.C221]&lt;&gt;0);&quot;&quot;;IF(AND([.C221]=0;[.D221]=&quot;&quot;);IF(INDEX([.$P$22:.$P$101];MATCH([.B221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1]=&quot;&quot;;&quot;&quot;;IF([.$K$18]=&quot;Y&quot;;IF([.C221]=0;&quot; &quot;&amp;[.F221];[.E221]&amp;&quot;*&quot;&amp;[.C221]&amp;&quot; &quot;&amp;[.F221]);&quot;&quot;))" office:value-type="string" office:string-value=" \break" calcext:value-type="string">
            <text:p><text:s/>\break</text:p>
          </table:table-cell>
          <table:table-cell table:number-columns-repeated="14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ISERR(SMALL([.$O$4:.$O$101];[.A222]));&quot;&quot;;SMALL([.$O$4:.$O$101];[.A222]))" office:value-type="float" office:value="304" calcext:value-type="float">
            <text:p>304</text:p>
          </table:table-cell>
          <table:table-cell table:formula="of:=IF([.B222]=&quot;&quot;;&quot;&quot;;[.B222]-[.B221])" office:value-type="float" office:value="11" calcext:value-type="float">
            <text:p>11</text:p>
          </table:table-cell>
          <table:table-cell table:formula="of:=IF([.B222]=&quot;&quot;;&quot;&quot;;IF(ISNUMBER(MATCH([.B222];[.$O$4:.$O$11];0));&quot;&quot;;INDEX([.$P$22:.$P$101];MATCH([.B222];[.$O$22:.$O$101];1))))" office:value-type="string" office:string-value="b" calcext:value-type="string">
            <text:p>b</text:p>
          </table:table-cell>
          <table:table-cell table:formula="of:=IF([.B222]=&quot;&quot;;&quot;&quot;;IF([.B221]&lt;[.$O$4];INDEX([.$P$4:.$P$11];MATCH([.B221];[.$O$4:.$O$11];-1));INDEX([.$P$4:.$P$11];MATCH([.B221];[.$O$4:.$O$11];1))))" office:value-type="string" office:string-value="s2" calcext:value-type="string">
            <text:p>s2</text:p>
          </table:table-cell>
          <table:table-cell table:formula="of:=IF([.D222]=&quot;b&quot;;&quot;\break&quot;;IF([.D222]=&quot;pb&quot;;&quot;\pageBreak&quot;;IF(AND([.D222]=&quot;&quot;;[.C222]&lt;&gt;0);&quot;&quot;;IF(AND([.C222]=0;[.D222]=&quot;&quot;);IF(INDEX([.$P$22:.$P$101];MATCH([.B222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2]=&quot;&quot;;&quot;&quot;;IF([.$K$18]=&quot;Y&quot;;IF([.C222]=0;&quot; &quot;&amp;[.F222];[.E222]&amp;&quot;*&quot;&amp;[.C222]&amp;&quot; &quot;&amp;[.F222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ISERR(SMALL([.$O$4:.$O$101];[.A223]));&quot;&quot;;SMALL([.$O$4:.$O$101];[.A223]))" office:value-type="float" office:value="314" calcext:value-type="float">
            <text:p>314</text:p>
          </table:table-cell>
          <table:table-cell table:formula="of:=IF([.B223]=&quot;&quot;;&quot;&quot;;[.B223]-[.B222])" office:value-type="float" office:value="10" calcext:value-type="float">
            <text:p>10</text:p>
          </table:table-cell>
          <table:table-cell table:formula="of:=IF([.B223]=&quot;&quot;;&quot;&quot;;IF(ISNUMBER(MATCH([.B223];[.$O$4:.$O$11];0));&quot;&quot;;INDEX([.$P$22:.$P$101];MATCH([.B223];[.$O$22:.$O$101];1))))" office:value-type="string" office:string-value="b" calcext:value-type="string">
            <text:p>b</text:p>
          </table:table-cell>
          <table:table-cell table:formula="of:=IF([.B223]=&quot;&quot;;&quot;&quot;;IF([.B222]&lt;[.$O$4];INDEX([.$P$4:.$P$11];MATCH([.B222];[.$O$4:.$O$11];-1));INDEX([.$P$4:.$P$11];MATCH([.B222];[.$O$4:.$O$11];1))))" office:value-type="string" office:string-value="s2" calcext:value-type="string">
            <text:p>s2</text:p>
          </table:table-cell>
          <table:table-cell table:formula="of:=IF([.D223]=&quot;b&quot;;&quot;\break&quot;;IF([.D223]=&quot;pb&quot;;&quot;\pageBreak&quot;;IF(AND([.D223]=&quot;&quot;;[.C223]&lt;&gt;0);&quot;&quot;;IF(AND([.C223]=0;[.D223]=&quot;&quot;);IF(INDEX([.$P$22:.$P$101];MATCH([.B223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3]=&quot;&quot;;&quot;&quot;;IF([.$K$18]=&quot;Y&quot;;IF([.C223]=0;&quot; &quot;&amp;[.F223];[.E223]&amp;&quot;*&quot;&amp;[.C223]&amp;&quot; &quot;&amp;[.F223]);&quot;&quot;))" office:value-type="string" office:string-value="s2*10 \break" calcext:value-type="string">
            <text:p>s2*10 \break</text:p>
          </table:table-cell>
          <table:table-cell table:number-columns-repeated="14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ISERR(SMALL([.$O$4:.$O$101];[.A224]));&quot;&quot;;SMALL([.$O$4:.$O$101];[.A224]))" office:value-type="float" office:value="325" calcext:value-type="float">
            <text:p>325</text:p>
          </table:table-cell>
          <table:table-cell table:formula="of:=IF([.B224]=&quot;&quot;;&quot;&quot;;[.B224]-[.B223])" office:value-type="float" office:value="11" calcext:value-type="float">
            <text:p>11</text:p>
          </table:table-cell>
          <table:table-cell table:formula="of:=IF([.B224]=&quot;&quot;;&quot;&quot;;IF(ISNUMBER(MATCH([.B224];[.$O$4:.$O$11];0));&quot;&quot;;INDEX([.$P$22:.$P$101];MATCH([.B224];[.$O$22:.$O$101];1))))" office:value-type="string" office:string-value="b" calcext:value-type="string">
            <text:p>b</text:p>
          </table:table-cell>
          <table:table-cell table:formula="of:=IF([.B224]=&quot;&quot;;&quot;&quot;;IF([.B223]&lt;[.$O$4];INDEX([.$P$4:.$P$11];MATCH([.B223];[.$O$4:.$O$11];-1));INDEX([.$P$4:.$P$11];MATCH([.B223];[.$O$4:.$O$11];1))))" office:value-type="string" office:string-value="s2" calcext:value-type="string">
            <text:p>s2</text:p>
          </table:table-cell>
          <table:table-cell table:formula="of:=IF([.D224]=&quot;b&quot;;&quot;\break&quot;;IF([.D224]=&quot;pb&quot;;&quot;\pageBreak&quot;;IF(AND([.D224]=&quot;&quot;;[.C224]&lt;&gt;0);&quot;&quot;;IF(AND([.C224]=0;[.D224]=&quot;&quot;);IF(INDEX([.$P$22:.$P$101];MATCH([.B224];[.$O$22:.$O$101];0))=&quot;b&quot;;&quot;\break&quot;;&quot;\pageBreak&quot;);&quot;&quot;))))" office:value-type="string" office:string-value="\break" calcext:value-type="string">
            <text:p>\break</text:p>
          </table:table-cell>
          <table:table-cell table:formula="of:=IF([.B224]=&quot;&quot;;&quot;&quot;;IF([.$K$18]=&quot;Y&quot;;IF([.C224]=0;&quot; &quot;&amp;[.F224];[.E224]&amp;&quot;*&quot;&amp;[.C224]&amp;&quot; &quot;&amp;[.F224]);&quot;&quot;))" office:value-type="string" office:string-value="s2*11 \break" calcext:value-type="string">
            <text:p>s2*11 \break</text:p>
          </table:table-cell>
          <table:table-cell table:number-columns-repeated="14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(ISERR(SMALL([.$O$4:.$O$101];[.A225]));&quot;&quot;;SMALL([.$O$4:.$O$101];[.A225]))" office:value-type="float" office:value="341" calcext:value-type="float">
            <text:p>341</text:p>
          </table:table-cell>
          <table:table-cell table:formula="of:=IF([.B225]=&quot;&quot;;&quot;&quot;;[.B225]-[.B224])" office:value-type="float" office:value="16" calcext:value-type="float">
            <text:p>16</text:p>
          </table:table-cell>
          <table:table-cell table:formula="of:=IF([.B225]=&quot;&quot;;&quot;&quot;;IF(ISNUMBER(MATCH([.B225];[.$O$4:.$O$11];0));&quot;&quot;;INDEX([.$P$22:.$P$101];MATCH([.B225];[.$O$22:.$O$101];1))))">
            <text:p/>
          </table:table-cell>
          <table:table-cell table:formula="of:=IF([.B225]=&quot;&quot;;&quot;&quot;;IF([.B224]&lt;[.$O$4];INDEX([.$P$4:.$P$11];MATCH([.B224];[.$O$4:.$O$11];-1));INDEX([.$P$4:.$P$11];MATCH([.B224];[.$O$4:.$O$11];1))))" office:value-type="string" office:string-value="s2" calcext:value-type="string">
            <text:p>s2</text:p>
          </table:table-cell>
          <table:table-cell table:formula="of:=IF([.D225]=&quot;b&quot;;&quot;\break&quot;;IF([.D225]=&quot;pb&quot;;&quot;\pageBreak&quot;;IF(AND([.D225]=&quot;&quot;;[.C225]&lt;&gt;0);&quot;&quot;;IF(AND([.C225]=0;[.D225]=&quot;&quot;);IF(INDEX([.$P$22:.$P$101];MATCH([.B225];[.$O$22:.$O$101];0))=&quot;b&quot;;&quot;\break&quot;;&quot;\pageBreak&quot;);&quot;&quot;))))">
            <text:p/>
          </table:table-cell>
          <table:table-cell table:formula="of:=IF([.B225]=&quot;&quot;;&quot;&quot;;IF([.$K$18]=&quot;Y&quot;;IF([.C225]=0;&quot; &quot;&amp;[.F225];[.E225]&amp;&quot;*&quot;&amp;[.C225]&amp;&quot; &quot;&amp;[.F225]);&quot;&quot;))" office:value-type="string" office:string-value="s2*16 " calcext:value-type="string">
            <text:p>s2*16 </text:p>
          </table:table-cell>
          <table:table-cell table:number-columns-repeated="14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ISERR(SMALL([.$O$4:.$O$101];[.A226]));&quot;&quot;;SMALL([.$O$4:.$O$101];[.A226]))">
            <text:p/>
          </table:table-cell>
          <table:table-cell table:formula="of:=IF([.B226]=&quot;&quot;;&quot;&quot;;[.B226]-[.B225])">
            <text:p/>
          </table:table-cell>
          <table:table-cell table:formula="of:=IF([.B226]=&quot;&quot;;&quot;&quot;;IF(ISNUMBER(MATCH([.B226];[.$O$4:.$O$11];0));&quot;&quot;;INDEX([.$P$22:.$P$101];MATCH([.B226];[.$O$22:.$O$101];1))))">
            <text:p/>
          </table:table-cell>
          <table:table-cell table:formula="of:=IF([.B226]=&quot;&quot;;&quot;&quot;;IF([.B225]&lt;[.$O$4];INDEX([.$P$4:.$P$11];MATCH([.B225];[.$O$4:.$O$11];-1));INDEX([.$P$4:.$P$11];MATCH([.B225];[.$O$4:.$O$11];1))))">
            <text:p/>
          </table:table-cell>
          <table:table-cell table:formula="of:=IF([.D226]=&quot;b&quot;;&quot;\break&quot;;IF([.D226]=&quot;pb&quot;;&quot;\pageBreak&quot;;IF(AND([.D226]=&quot;&quot;;[.C226]&lt;&gt;0);&quot;&quot;;IF(AND([.C226]=0;[.D226]=&quot;&quot;);IF(INDEX([.$P$22:.$P$101];MATCH([.B226];[.$O$22:.$O$101];0))=&quot;b&quot;;&quot;\break&quot;;&quot;\pageBreak&quot;);&quot;&quot;))))">
            <text:p/>
          </table:table-cell>
          <table:table-cell table:formula="of:=IF([.B226]=&quot;&quot;;&quot;&quot;;IF([.$K$18]=&quot;Y&quot;;IF([.C226]=0;&quot; &quot;&amp;[.F226];[.E226]&amp;&quot;*&quot;&amp;[.C226]&amp;&quot; &quot;&amp;[.F22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ISERR(SMALL([.$O$4:.$O$101];[.A227]));&quot;&quot;;SMALL([.$O$4:.$O$101];[.A227]))">
            <text:p/>
          </table:table-cell>
          <table:table-cell table:formula="of:=IF([.B227]=&quot;&quot;;&quot;&quot;;[.B227]-[.B226])">
            <text:p/>
          </table:table-cell>
          <table:table-cell table:formula="of:=IF([.B227]=&quot;&quot;;&quot;&quot;;IF(ISNUMBER(MATCH([.B227];[.$O$4:.$O$11];0));&quot;&quot;;INDEX([.$P$22:.$P$101];MATCH([.B227];[.$O$22:.$O$101];1))))">
            <text:p/>
          </table:table-cell>
          <table:table-cell table:formula="of:=IF([.B227]=&quot;&quot;;&quot;&quot;;IF([.B226]&lt;[.$O$4];INDEX([.$P$4:.$P$11];MATCH([.B226];[.$O$4:.$O$11];-1));INDEX([.$P$4:.$P$11];MATCH([.B226];[.$O$4:.$O$11];1))))">
            <text:p/>
          </table:table-cell>
          <table:table-cell table:formula="of:=IF([.D227]=&quot;b&quot;;&quot;\break&quot;;IF([.D227]=&quot;pb&quot;;&quot;\pageBreak&quot;;IF(AND([.D227]=&quot;&quot;;[.C227]&lt;&gt;0);&quot;&quot;;IF(AND([.C227]=0;[.D227]=&quot;&quot;);IF(INDEX([.$P$22:.$P$101];MATCH([.B227];[.$O$22:.$O$101];0))=&quot;b&quot;;&quot;\break&quot;;&quot;\pageBreak&quot;);&quot;&quot;))))">
            <text:p/>
          </table:table-cell>
          <table:table-cell table:formula="of:=IF([.B227]=&quot;&quot;;&quot;&quot;;IF([.$K$18]=&quot;Y&quot;;IF([.C227]=0;&quot; &quot;&amp;[.F227];[.E227]&amp;&quot;*&quot;&amp;[.C227]&amp;&quot; &quot;&amp;[.F22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ISERR(SMALL([.$O$4:.$O$101];[.A228]));&quot;&quot;;SMALL([.$O$4:.$O$101];[.A228]))">
            <text:p/>
          </table:table-cell>
          <table:table-cell table:formula="of:=IF([.B228]=&quot;&quot;;&quot;&quot;;[.B228]-[.B227])">
            <text:p/>
          </table:table-cell>
          <table:table-cell table:formula="of:=IF([.B228]=&quot;&quot;;&quot;&quot;;IF(ISNUMBER(MATCH([.B228];[.$O$4:.$O$11];0));&quot;&quot;;INDEX([.$P$22:.$P$101];MATCH([.B228];[.$O$22:.$O$101];1))))">
            <text:p/>
          </table:table-cell>
          <table:table-cell table:formula="of:=IF([.B228]=&quot;&quot;;&quot;&quot;;IF([.B227]&lt;[.$O$4];INDEX([.$P$4:.$P$11];MATCH([.B227];[.$O$4:.$O$11];-1));INDEX([.$P$4:.$P$11];MATCH([.B227];[.$O$4:.$O$11];1))))">
            <text:p/>
          </table:table-cell>
          <table:table-cell table:formula="of:=IF([.D228]=&quot;b&quot;;&quot;\break&quot;;IF([.D228]=&quot;pb&quot;;&quot;\pageBreak&quot;;IF(AND([.D228]=&quot;&quot;;[.C228]&lt;&gt;0);&quot;&quot;;IF(AND([.C228]=0;[.D228]=&quot;&quot;);IF(INDEX([.$P$22:.$P$101];MATCH([.B228];[.$O$22:.$O$101];0))=&quot;b&quot;;&quot;\break&quot;;&quot;\pageBreak&quot;);&quot;&quot;))))">
            <text:p/>
          </table:table-cell>
          <table:table-cell table:formula="of:=IF([.B228]=&quot;&quot;;&quot;&quot;;IF([.$K$18]=&quot;Y&quot;;IF([.C228]=0;&quot; &quot;&amp;[.F228];[.E228]&amp;&quot;*&quot;&amp;[.C228]&amp;&quot; &quot;&amp;[.F22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ISERR(SMALL([.$O$4:.$O$101];[.A229]));&quot;&quot;;SMALL([.$O$4:.$O$101];[.A229]))">
            <text:p/>
          </table:table-cell>
          <table:table-cell table:formula="of:=IF([.B229]=&quot;&quot;;&quot;&quot;;[.B229]-[.B228])">
            <text:p/>
          </table:table-cell>
          <table:table-cell table:formula="of:=IF([.B229]=&quot;&quot;;&quot;&quot;;IF(ISNUMBER(MATCH([.B229];[.$O$4:.$O$11];0));&quot;&quot;;INDEX([.$P$22:.$P$101];MATCH([.B229];[.$O$22:.$O$101];1))))">
            <text:p/>
          </table:table-cell>
          <table:table-cell table:formula="of:=IF([.B229]=&quot;&quot;;&quot;&quot;;IF([.B228]&lt;[.$O$4];INDEX([.$P$4:.$P$11];MATCH([.B228];[.$O$4:.$O$11];-1));INDEX([.$P$4:.$P$11];MATCH([.B228];[.$O$4:.$O$11];1))))">
            <text:p/>
          </table:table-cell>
          <table:table-cell table:formula="of:=IF([.D229]=&quot;b&quot;;&quot;\break&quot;;IF([.D229]=&quot;pb&quot;;&quot;\pageBreak&quot;;IF(AND([.D229]=&quot;&quot;;[.C229]&lt;&gt;0);&quot;&quot;;IF(AND([.C229]=0;[.D229]=&quot;&quot;);IF(INDEX([.$P$22:.$P$101];MATCH([.B229];[.$O$22:.$O$101];0))=&quot;b&quot;;&quot;\break&quot;;&quot;\pageBreak&quot;);&quot;&quot;))))">
            <text:p/>
          </table:table-cell>
          <table:table-cell table:formula="of:=IF([.B229]=&quot;&quot;;&quot;&quot;;IF([.$K$18]=&quot;Y&quot;;IF([.C229]=0;&quot; &quot;&amp;[.F229];[.E229]&amp;&quot;*&quot;&amp;[.C229]&amp;&quot; &quot;&amp;[.F22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ISERR(SMALL([.$O$4:.$O$101];[.A230]));&quot;&quot;;SMALL([.$O$4:.$O$101];[.A230]))">
            <text:p/>
          </table:table-cell>
          <table:table-cell table:formula="of:=IF([.B230]=&quot;&quot;;&quot;&quot;;[.B230]-[.B229])">
            <text:p/>
          </table:table-cell>
          <table:table-cell table:formula="of:=IF([.B230]=&quot;&quot;;&quot;&quot;;IF(ISNUMBER(MATCH([.B230];[.$O$4:.$O$11];0));&quot;&quot;;INDEX([.$P$22:.$P$101];MATCH([.B230];[.$O$22:.$O$101];1))))">
            <text:p/>
          </table:table-cell>
          <table:table-cell table:formula="of:=IF([.B230]=&quot;&quot;;&quot;&quot;;IF([.B229]&lt;[.$O$4];INDEX([.$P$4:.$P$11];MATCH([.B229];[.$O$4:.$O$11];-1));INDEX([.$P$4:.$P$11];MATCH([.B229];[.$O$4:.$O$11];1))))">
            <text:p/>
          </table:table-cell>
          <table:table-cell table:formula="of:=IF([.D230]=&quot;b&quot;;&quot;\break&quot;;IF([.D230]=&quot;pb&quot;;&quot;\pageBreak&quot;;IF(AND([.D230]=&quot;&quot;;[.C230]&lt;&gt;0);&quot;&quot;;IF(AND([.C230]=0;[.D230]=&quot;&quot;);IF(INDEX([.$P$22:.$P$101];MATCH([.B230];[.$O$22:.$O$101];0))=&quot;b&quot;;&quot;\break&quot;;&quot;\pageBreak&quot;);&quot;&quot;))))">
            <text:p/>
          </table:table-cell>
          <table:table-cell table:formula="of:=IF([.B230]=&quot;&quot;;&quot;&quot;;IF([.$K$18]=&quot;Y&quot;;IF([.C230]=0;&quot; &quot;&amp;[.F230];[.E230]&amp;&quot;*&quot;&amp;[.C230]&amp;&quot; &quot;&amp;[.F23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ISERR(SMALL([.$O$4:.$O$101];[.A231]));&quot;&quot;;SMALL([.$O$4:.$O$101];[.A231]))">
            <text:p/>
          </table:table-cell>
          <table:table-cell table:formula="of:=IF([.B231]=&quot;&quot;;&quot;&quot;;[.B231]-[.B230])">
            <text:p/>
          </table:table-cell>
          <table:table-cell table:formula="of:=IF([.B231]=&quot;&quot;;&quot;&quot;;IF(ISNUMBER(MATCH([.B231];[.$O$4:.$O$11];0));&quot;&quot;;INDEX([.$P$22:.$P$101];MATCH([.B231];[.$O$22:.$O$101];1))))">
            <text:p/>
          </table:table-cell>
          <table:table-cell table:formula="of:=IF([.B231]=&quot;&quot;;&quot;&quot;;IF([.B230]&lt;[.$O$4];INDEX([.$P$4:.$P$11];MATCH([.B230];[.$O$4:.$O$11];-1));INDEX([.$P$4:.$P$11];MATCH([.B230];[.$O$4:.$O$11];1))))">
            <text:p/>
          </table:table-cell>
          <table:table-cell table:formula="of:=IF([.D231]=&quot;b&quot;;&quot;\break&quot;;IF([.D231]=&quot;pb&quot;;&quot;\pageBreak&quot;;IF(AND([.D231]=&quot;&quot;;[.C231]&lt;&gt;0);&quot;&quot;;IF(AND([.C231]=0;[.D231]=&quot;&quot;);IF(INDEX([.$P$22:.$P$101];MATCH([.B231];[.$O$22:.$O$101];0))=&quot;b&quot;;&quot;\break&quot;;&quot;\pageBreak&quot;);&quot;&quot;))))">
            <text:p/>
          </table:table-cell>
          <table:table-cell table:formula="of:=IF([.B231]=&quot;&quot;;&quot;&quot;;IF([.$K$18]=&quot;Y&quot;;IF([.C231]=0;&quot; &quot;&amp;[.F231];[.E231]&amp;&quot;*&quot;&amp;[.C231]&amp;&quot; &quot;&amp;[.F23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ISERR(SMALL([.$O$4:.$O$101];[.A232]));&quot;&quot;;SMALL([.$O$4:.$O$101];[.A232]))">
            <text:p/>
          </table:table-cell>
          <table:table-cell table:formula="of:=IF([.B232]=&quot;&quot;;&quot;&quot;;[.B232]-[.B231])">
            <text:p/>
          </table:table-cell>
          <table:table-cell table:formula="of:=IF([.B232]=&quot;&quot;;&quot;&quot;;IF(ISNUMBER(MATCH([.B232];[.$O$4:.$O$11];0));&quot;&quot;;INDEX([.$P$22:.$P$101];MATCH([.B232];[.$O$22:.$O$101];1))))">
            <text:p/>
          </table:table-cell>
          <table:table-cell table:formula="of:=IF([.B232]=&quot;&quot;;&quot;&quot;;IF([.B231]&lt;[.$O$4];INDEX([.$P$4:.$P$11];MATCH([.B231];[.$O$4:.$O$11];-1));INDEX([.$P$4:.$P$11];MATCH([.B231];[.$O$4:.$O$11];1))))">
            <text:p/>
          </table:table-cell>
          <table:table-cell table:formula="of:=IF([.D232]=&quot;b&quot;;&quot;\break&quot;;IF([.D232]=&quot;pb&quot;;&quot;\pageBreak&quot;;IF(AND([.D232]=&quot;&quot;;[.C232]&lt;&gt;0);&quot;&quot;;IF(AND([.C232]=0;[.D232]=&quot;&quot;);IF(INDEX([.$P$22:.$P$101];MATCH([.B232];[.$O$22:.$O$101];0))=&quot;b&quot;;&quot;\break&quot;;&quot;\pageBreak&quot;);&quot;&quot;))))">
            <text:p/>
          </table:table-cell>
          <table:table-cell table:formula="of:=IF([.B232]=&quot;&quot;;&quot;&quot;;IF([.$K$18]=&quot;Y&quot;;IF([.C232]=0;&quot; &quot;&amp;[.F232];[.E232]&amp;&quot;*&quot;&amp;[.C232]&amp;&quot; &quot;&amp;[.F23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ISERR(SMALL([.$O$4:.$O$101];[.A233]));&quot;&quot;;SMALL([.$O$4:.$O$101];[.A233]))">
            <text:p/>
          </table:table-cell>
          <table:table-cell table:formula="of:=IF([.B233]=&quot;&quot;;&quot;&quot;;[.B233]-[.B232])">
            <text:p/>
          </table:table-cell>
          <table:table-cell table:formula="of:=IF([.B233]=&quot;&quot;;&quot;&quot;;IF(ISNUMBER(MATCH([.B233];[.$O$4:.$O$11];0));&quot;&quot;;INDEX([.$P$22:.$P$101];MATCH([.B233];[.$O$22:.$O$101];1))))">
            <text:p/>
          </table:table-cell>
          <table:table-cell table:formula="of:=IF([.B233]=&quot;&quot;;&quot;&quot;;IF([.B232]&lt;[.$O$4];INDEX([.$P$4:.$P$11];MATCH([.B232];[.$O$4:.$O$11];-1));INDEX([.$P$4:.$P$11];MATCH([.B232];[.$O$4:.$O$11];1))))">
            <text:p/>
          </table:table-cell>
          <table:table-cell table:formula="of:=IF([.D233]=&quot;b&quot;;&quot;\break&quot;;IF([.D233]=&quot;pb&quot;;&quot;\pageBreak&quot;;IF(AND([.D233]=&quot;&quot;;[.C233]&lt;&gt;0);&quot;&quot;;IF(AND([.C233]=0;[.D233]=&quot;&quot;);IF(INDEX([.$P$22:.$P$101];MATCH([.B233];[.$O$22:.$O$101];0))=&quot;b&quot;;&quot;\break&quot;;&quot;\pageBreak&quot;);&quot;&quot;))))">
            <text:p/>
          </table:table-cell>
          <table:table-cell table:formula="of:=IF([.B233]=&quot;&quot;;&quot;&quot;;IF([.$K$18]=&quot;Y&quot;;IF([.C233]=0;&quot; &quot;&amp;[.F233];[.E233]&amp;&quot;*&quot;&amp;[.C233]&amp;&quot; &quot;&amp;[.F23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ISERR(SMALL([.$O$4:.$O$101];[.A234]));&quot;&quot;;SMALL([.$O$4:.$O$101];[.A234]))">
            <text:p/>
          </table:table-cell>
          <table:table-cell table:formula="of:=IF([.B234]=&quot;&quot;;&quot;&quot;;[.B234]-[.B233])">
            <text:p/>
          </table:table-cell>
          <table:table-cell table:formula="of:=IF([.B234]=&quot;&quot;;&quot;&quot;;IF(ISNUMBER(MATCH([.B234];[.$O$4:.$O$11];0));&quot;&quot;;INDEX([.$P$22:.$P$101];MATCH([.B234];[.$O$22:.$O$101];1))))">
            <text:p/>
          </table:table-cell>
          <table:table-cell table:formula="of:=IF([.B234]=&quot;&quot;;&quot;&quot;;IF([.B233]&lt;[.$O$4];INDEX([.$P$4:.$P$11];MATCH([.B233];[.$O$4:.$O$11];-1));INDEX([.$P$4:.$P$11];MATCH([.B233];[.$O$4:.$O$11];1))))">
            <text:p/>
          </table:table-cell>
          <table:table-cell table:formula="of:=IF([.D234]=&quot;b&quot;;&quot;\break&quot;;IF([.D234]=&quot;pb&quot;;&quot;\pageBreak&quot;;IF(AND([.D234]=&quot;&quot;;[.C234]&lt;&gt;0);&quot;&quot;;IF(AND([.C234]=0;[.D234]=&quot;&quot;);IF(INDEX([.$P$22:.$P$101];MATCH([.B234];[.$O$22:.$O$101];0))=&quot;b&quot;;&quot;\break&quot;;&quot;\pageBreak&quot;);&quot;&quot;))))">
            <text:p/>
          </table:table-cell>
          <table:table-cell table:formula="of:=IF([.B234]=&quot;&quot;;&quot;&quot;;IF([.$K$18]=&quot;Y&quot;;IF([.C234]=0;&quot; &quot;&amp;[.F234];[.E234]&amp;&quot;*&quot;&amp;[.C234]&amp;&quot; &quot;&amp;[.F23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ISERR(SMALL([.$O$4:.$O$101];[.A235]));&quot;&quot;;SMALL([.$O$4:.$O$101];[.A235]))">
            <text:p/>
          </table:table-cell>
          <table:table-cell table:formula="of:=IF([.B235]=&quot;&quot;;&quot;&quot;;[.B235]-[.B234])">
            <text:p/>
          </table:table-cell>
          <table:table-cell table:formula="of:=IF([.B235]=&quot;&quot;;&quot;&quot;;IF(ISNUMBER(MATCH([.B235];[.$O$4:.$O$11];0));&quot;&quot;;INDEX([.$P$22:.$P$101];MATCH([.B235];[.$O$22:.$O$101];1))))">
            <text:p/>
          </table:table-cell>
          <table:table-cell table:formula="of:=IF([.B235]=&quot;&quot;;&quot;&quot;;IF([.B234]&lt;[.$O$4];INDEX([.$P$4:.$P$11];MATCH([.B234];[.$O$4:.$O$11];-1));INDEX([.$P$4:.$P$11];MATCH([.B234];[.$O$4:.$O$11];1))))">
            <text:p/>
          </table:table-cell>
          <table:table-cell table:formula="of:=IF([.D235]=&quot;b&quot;;&quot;\break&quot;;IF([.D235]=&quot;pb&quot;;&quot;\pageBreak&quot;;IF(AND([.D235]=&quot;&quot;;[.C235]&lt;&gt;0);&quot;&quot;;IF(AND([.C235]=0;[.D235]=&quot;&quot;);IF(INDEX([.$P$22:.$P$101];MATCH([.B235];[.$O$22:.$O$101];0))=&quot;b&quot;;&quot;\break&quot;;&quot;\pageBreak&quot;);&quot;&quot;))))">
            <text:p/>
          </table:table-cell>
          <table:table-cell table:formula="of:=IF([.B235]=&quot;&quot;;&quot;&quot;;IF([.$K$18]=&quot;Y&quot;;IF([.C235]=0;&quot; &quot;&amp;[.F235];[.E235]&amp;&quot;*&quot;&amp;[.C235]&amp;&quot; &quot;&amp;[.F23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(ISERR(SMALL([.$O$4:.$O$101];[.A236]));&quot;&quot;;SMALL([.$O$4:.$O$101];[.A236]))">
            <text:p/>
          </table:table-cell>
          <table:table-cell table:formula="of:=IF([.B236]=&quot;&quot;;&quot;&quot;;[.B236]-[.B235])">
            <text:p/>
          </table:table-cell>
          <table:table-cell table:formula="of:=IF([.B236]=&quot;&quot;;&quot;&quot;;IF(ISNUMBER(MATCH([.B236];[.$O$4:.$O$11];0));&quot;&quot;;INDEX([.$P$22:.$P$101];MATCH([.B236];[.$O$22:.$O$101];1))))">
            <text:p/>
          </table:table-cell>
          <table:table-cell table:formula="of:=IF([.B236]=&quot;&quot;;&quot;&quot;;IF([.B235]&lt;[.$O$4];INDEX([.$P$4:.$P$11];MATCH([.B235];[.$O$4:.$O$11];-1));INDEX([.$P$4:.$P$11];MATCH([.B235];[.$O$4:.$O$11];1))))">
            <text:p/>
          </table:table-cell>
          <table:table-cell table:formula="of:=IF([.D236]=&quot;b&quot;;&quot;\break&quot;;IF([.D236]=&quot;pb&quot;;&quot;\pageBreak&quot;;IF(AND([.D236]=&quot;&quot;;[.C236]&lt;&gt;0);&quot;&quot;;IF(AND([.C236]=0;[.D236]=&quot;&quot;);IF(INDEX([.$P$22:.$P$101];MATCH([.B236];[.$O$22:.$O$101];0))=&quot;b&quot;;&quot;\break&quot;;&quot;\pageBreak&quot;);&quot;&quot;))))">
            <text:p/>
          </table:table-cell>
          <table:table-cell table:formula="of:=IF([.B236]=&quot;&quot;;&quot;&quot;;IF([.$K$18]=&quot;Y&quot;;IF([.C236]=0;&quot; &quot;&amp;[.F236];[.E236]&amp;&quot;*&quot;&amp;[.C236]&amp;&quot; &quot;&amp;[.F23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ISERR(SMALL([.$O$4:.$O$101];[.A237]));&quot;&quot;;SMALL([.$O$4:.$O$101];[.A237]))">
            <text:p/>
          </table:table-cell>
          <table:table-cell table:formula="of:=IF([.B237]=&quot;&quot;;&quot;&quot;;[.B237]-[.B236])">
            <text:p/>
          </table:table-cell>
          <table:table-cell table:formula="of:=IF([.B237]=&quot;&quot;;&quot;&quot;;IF(ISNUMBER(MATCH([.B237];[.$O$4:.$O$11];0));&quot;&quot;;INDEX([.$P$22:.$P$101];MATCH([.B237];[.$O$22:.$O$101];1))))">
            <text:p/>
          </table:table-cell>
          <table:table-cell table:formula="of:=IF([.B237]=&quot;&quot;;&quot;&quot;;IF([.B236]&lt;[.$O$4];INDEX([.$P$4:.$P$11];MATCH([.B236];[.$O$4:.$O$11];-1));INDEX([.$P$4:.$P$11];MATCH([.B236];[.$O$4:.$O$11];1))))">
            <text:p/>
          </table:table-cell>
          <table:table-cell table:formula="of:=IF([.D237]=&quot;b&quot;;&quot;\break&quot;;IF([.D237]=&quot;pb&quot;;&quot;\pageBreak&quot;;IF(AND([.D237]=&quot;&quot;;[.C237]&lt;&gt;0);&quot;&quot;;IF(AND([.C237]=0;[.D237]=&quot;&quot;);IF(INDEX([.$P$22:.$P$101];MATCH([.B237];[.$O$22:.$O$101];0))=&quot;b&quot;;&quot;\break&quot;;&quot;\pageBreak&quot;);&quot;&quot;))))">
            <text:p/>
          </table:table-cell>
          <table:table-cell table:formula="of:=IF([.B237]=&quot;&quot;;&quot;&quot;;IF([.$K$18]=&quot;Y&quot;;IF([.C237]=0;&quot; &quot;&amp;[.F237];[.E237]&amp;&quot;*&quot;&amp;[.C237]&amp;&quot; &quot;&amp;[.F23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ISERR(SMALL([.$O$4:.$O$101];[.A238]));&quot;&quot;;SMALL([.$O$4:.$O$101];[.A238]))">
            <text:p/>
          </table:table-cell>
          <table:table-cell table:formula="of:=IF([.B238]=&quot;&quot;;&quot;&quot;;[.B238]-[.B237])">
            <text:p/>
          </table:table-cell>
          <table:table-cell table:formula="of:=IF([.B238]=&quot;&quot;;&quot;&quot;;IF(ISNUMBER(MATCH([.B238];[.$O$4:.$O$11];0));&quot;&quot;;INDEX([.$P$22:.$P$101];MATCH([.B238];[.$O$22:.$O$101];1))))">
            <text:p/>
          </table:table-cell>
          <table:table-cell table:formula="of:=IF([.B238]=&quot;&quot;;&quot;&quot;;IF([.B237]&lt;[.$O$4];INDEX([.$P$4:.$P$11];MATCH([.B237];[.$O$4:.$O$11];-1));INDEX([.$P$4:.$P$11];MATCH([.B237];[.$O$4:.$O$11];1))))">
            <text:p/>
          </table:table-cell>
          <table:table-cell table:formula="of:=IF([.D238]=&quot;b&quot;;&quot;\break&quot;;IF([.D238]=&quot;pb&quot;;&quot;\pageBreak&quot;;IF(AND([.D238]=&quot;&quot;;[.C238]&lt;&gt;0);&quot;&quot;;IF(AND([.C238]=0;[.D238]=&quot;&quot;);IF(INDEX([.$P$22:.$P$101];MATCH([.B238];[.$O$22:.$O$101];0))=&quot;b&quot;;&quot;\break&quot;;&quot;\pageBreak&quot;);&quot;&quot;))))">
            <text:p/>
          </table:table-cell>
          <table:table-cell table:formula="of:=IF([.B238]=&quot;&quot;;&quot;&quot;;IF([.$K$18]=&quot;Y&quot;;IF([.C238]=0;&quot; &quot;&amp;[.F238];[.E238]&amp;&quot;*&quot;&amp;[.C238]&amp;&quot; &quot;&amp;[.F23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(ISERR(SMALL([.$O$4:.$O$101];[.A239]));&quot;&quot;;SMALL([.$O$4:.$O$101];[.A239]))">
            <text:p/>
          </table:table-cell>
          <table:table-cell table:formula="of:=IF([.B239]=&quot;&quot;;&quot;&quot;;[.B239]-[.B238])">
            <text:p/>
          </table:table-cell>
          <table:table-cell table:formula="of:=IF([.B239]=&quot;&quot;;&quot;&quot;;IF(ISNUMBER(MATCH([.B239];[.$O$4:.$O$11];0));&quot;&quot;;INDEX([.$P$22:.$P$101];MATCH([.B239];[.$O$22:.$O$101];1))))">
            <text:p/>
          </table:table-cell>
          <table:table-cell table:formula="of:=IF([.B239]=&quot;&quot;;&quot;&quot;;IF([.B238]&lt;[.$O$4];INDEX([.$P$4:.$P$11];MATCH([.B238];[.$O$4:.$O$11];-1));INDEX([.$P$4:.$P$11];MATCH([.B238];[.$O$4:.$O$11];1))))">
            <text:p/>
          </table:table-cell>
          <table:table-cell table:formula="of:=IF([.D239]=&quot;b&quot;;&quot;\break&quot;;IF([.D239]=&quot;pb&quot;;&quot;\pageBreak&quot;;IF(AND([.D239]=&quot;&quot;;[.C239]&lt;&gt;0);&quot;&quot;;IF(AND([.C239]=0;[.D239]=&quot;&quot;);IF(INDEX([.$P$22:.$P$101];MATCH([.B239];[.$O$22:.$O$101];0))=&quot;b&quot;;&quot;\break&quot;;&quot;\pageBreak&quot;);&quot;&quot;))))">
            <text:p/>
          </table:table-cell>
          <table:table-cell table:formula="of:=IF([.B239]=&quot;&quot;;&quot;&quot;;IF([.$K$18]=&quot;Y&quot;;IF([.C239]=0;&quot; &quot;&amp;[.F239];[.E239]&amp;&quot;*&quot;&amp;[.C239]&amp;&quot; &quot;&amp;[.F23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ISERR(SMALL([.$O$4:.$O$101];[.A240]));&quot;&quot;;SMALL([.$O$4:.$O$101];[.A240]))">
            <text:p/>
          </table:table-cell>
          <table:table-cell table:formula="of:=IF([.B240]=&quot;&quot;;&quot;&quot;;[.B240]-[.B239])">
            <text:p/>
          </table:table-cell>
          <table:table-cell table:formula="of:=IF([.B240]=&quot;&quot;;&quot;&quot;;IF(ISNUMBER(MATCH([.B240];[.$O$4:.$O$11];0));&quot;&quot;;INDEX([.$P$22:.$P$101];MATCH([.B240];[.$O$22:.$O$101];1))))">
            <text:p/>
          </table:table-cell>
          <table:table-cell table:formula="of:=IF([.B240]=&quot;&quot;;&quot;&quot;;IF([.B239]&lt;[.$O$4];INDEX([.$P$4:.$P$11];MATCH([.B239];[.$O$4:.$O$11];-1));INDEX([.$P$4:.$P$11];MATCH([.B239];[.$O$4:.$O$11];1))))">
            <text:p/>
          </table:table-cell>
          <table:table-cell table:formula="of:=IF([.D240]=&quot;b&quot;;&quot;\break&quot;;IF([.D240]=&quot;pb&quot;;&quot;\pageBreak&quot;;IF(AND([.D240]=&quot;&quot;;[.C240]&lt;&gt;0);&quot;&quot;;IF(AND([.C240]=0;[.D240]=&quot;&quot;);IF(INDEX([.$P$22:.$P$101];MATCH([.B240];[.$O$22:.$O$101];0))=&quot;b&quot;;&quot;\break&quot;;&quot;\pageBreak&quot;);&quot;&quot;))))">
            <text:p/>
          </table:table-cell>
          <table:table-cell table:formula="of:=IF([.B240]=&quot;&quot;;&quot;&quot;;IF([.$K$18]=&quot;Y&quot;;IF([.C240]=0;&quot; &quot;&amp;[.F240];[.E240]&amp;&quot;*&quot;&amp;[.C240]&amp;&quot; &quot;&amp;[.F24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ISERR(SMALL([.$O$4:.$O$101];[.A241]));&quot;&quot;;SMALL([.$O$4:.$O$101];[.A241]))">
            <text:p/>
          </table:table-cell>
          <table:table-cell table:formula="of:=IF([.B241]=&quot;&quot;;&quot;&quot;;[.B241]-[.B240])">
            <text:p/>
          </table:table-cell>
          <table:table-cell table:formula="of:=IF([.B241]=&quot;&quot;;&quot;&quot;;IF(ISNUMBER(MATCH([.B241];[.$O$4:.$O$11];0));&quot;&quot;;INDEX([.$P$22:.$P$101];MATCH([.B241];[.$O$22:.$O$101];1))))">
            <text:p/>
          </table:table-cell>
          <table:table-cell table:formula="of:=IF([.B241]=&quot;&quot;;&quot;&quot;;IF([.B240]&lt;[.$O$4];INDEX([.$P$4:.$P$11];MATCH([.B240];[.$O$4:.$O$11];-1));INDEX([.$P$4:.$P$11];MATCH([.B240];[.$O$4:.$O$11];1))))">
            <text:p/>
          </table:table-cell>
          <table:table-cell table:formula="of:=IF([.D241]=&quot;b&quot;;&quot;\break&quot;;IF([.D241]=&quot;pb&quot;;&quot;\pageBreak&quot;;IF(AND([.D241]=&quot;&quot;;[.C241]&lt;&gt;0);&quot;&quot;;IF(AND([.C241]=0;[.D241]=&quot;&quot;);IF(INDEX([.$P$22:.$P$101];MATCH([.B241];[.$O$22:.$O$101];0))=&quot;b&quot;;&quot;\break&quot;;&quot;\pageBreak&quot;);&quot;&quot;))))">
            <text:p/>
          </table:table-cell>
          <table:table-cell table:formula="of:=IF([.B241]=&quot;&quot;;&quot;&quot;;IF([.$K$18]=&quot;Y&quot;;IF([.C241]=0;&quot; &quot;&amp;[.F241];[.E241]&amp;&quot;*&quot;&amp;[.C241]&amp;&quot; &quot;&amp;[.F24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ISERR(SMALL([.$O$4:.$O$101];[.A242]));&quot;&quot;;SMALL([.$O$4:.$O$101];[.A242]))">
            <text:p/>
          </table:table-cell>
          <table:table-cell table:formula="of:=IF([.B242]=&quot;&quot;;&quot;&quot;;[.B242]-[.B241])">
            <text:p/>
          </table:table-cell>
          <table:table-cell table:formula="of:=IF([.B242]=&quot;&quot;;&quot;&quot;;IF(ISNUMBER(MATCH([.B242];[.$O$4:.$O$11];0));&quot;&quot;;INDEX([.$P$22:.$P$101];MATCH([.B242];[.$O$22:.$O$101];1))))">
            <text:p/>
          </table:table-cell>
          <table:table-cell table:formula="of:=IF([.B242]=&quot;&quot;;&quot;&quot;;IF([.B241]&lt;[.$O$4];INDEX([.$P$4:.$P$11];MATCH([.B241];[.$O$4:.$O$11];-1));INDEX([.$P$4:.$P$11];MATCH([.B241];[.$O$4:.$O$11];1))))">
            <text:p/>
          </table:table-cell>
          <table:table-cell table:formula="of:=IF([.D242]=&quot;b&quot;;&quot;\break&quot;;IF([.D242]=&quot;pb&quot;;&quot;\pageBreak&quot;;IF(AND([.D242]=&quot;&quot;;[.C242]&lt;&gt;0);&quot;&quot;;IF(AND([.C242]=0;[.D242]=&quot;&quot;);IF(INDEX([.$P$22:.$P$101];MATCH([.B242];[.$O$22:.$O$101];0))=&quot;b&quot;;&quot;\break&quot;;&quot;\pageBreak&quot;);&quot;&quot;))))">
            <text:p/>
          </table:table-cell>
          <table:table-cell table:formula="of:=IF([.B242]=&quot;&quot;;&quot;&quot;;IF([.$K$18]=&quot;Y&quot;;IF([.C242]=0;&quot; &quot;&amp;[.F242];[.E242]&amp;&quot;*&quot;&amp;[.C242]&amp;&quot; &quot;&amp;[.F24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ISERR(SMALL([.$O$4:.$O$101];[.A243]));&quot;&quot;;SMALL([.$O$4:.$O$101];[.A243]))">
            <text:p/>
          </table:table-cell>
          <table:table-cell table:formula="of:=IF([.B243]=&quot;&quot;;&quot;&quot;;[.B243]-[.B242])">
            <text:p/>
          </table:table-cell>
          <table:table-cell table:formula="of:=IF([.B243]=&quot;&quot;;&quot;&quot;;IF(ISNUMBER(MATCH([.B243];[.$O$4:.$O$11];0));&quot;&quot;;INDEX([.$P$22:.$P$101];MATCH([.B243];[.$O$22:.$O$101];1))))">
            <text:p/>
          </table:table-cell>
          <table:table-cell table:formula="of:=IF([.B243]=&quot;&quot;;&quot;&quot;;IF([.B242]&lt;[.$O$4];INDEX([.$P$4:.$P$11];MATCH([.B242];[.$O$4:.$O$11];-1));INDEX([.$P$4:.$P$11];MATCH([.B242];[.$O$4:.$O$11];1))))">
            <text:p/>
          </table:table-cell>
          <table:table-cell table:formula="of:=IF([.D243]=&quot;b&quot;;&quot;\break&quot;;IF([.D243]=&quot;pb&quot;;&quot;\pageBreak&quot;;IF(AND([.D243]=&quot;&quot;;[.C243]&lt;&gt;0);&quot;&quot;;IF(AND([.C243]=0;[.D243]=&quot;&quot;);IF(INDEX([.$P$22:.$P$101];MATCH([.B243];[.$O$22:.$O$101];0))=&quot;b&quot;;&quot;\break&quot;;&quot;\pageBreak&quot;);&quot;&quot;))))">
            <text:p/>
          </table:table-cell>
          <table:table-cell table:formula="of:=IF([.B243]=&quot;&quot;;&quot;&quot;;IF([.$K$18]=&quot;Y&quot;;IF([.C243]=0;&quot; &quot;&amp;[.F243];[.E243]&amp;&quot;*&quot;&amp;[.C243]&amp;&quot; &quot;&amp;[.F24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ISERR(SMALL([.$O$4:.$O$101];[.A244]));&quot;&quot;;SMALL([.$O$4:.$O$101];[.A244]))">
            <text:p/>
          </table:table-cell>
          <table:table-cell table:formula="of:=IF([.B244]=&quot;&quot;;&quot;&quot;;[.B244]-[.B243])">
            <text:p/>
          </table:table-cell>
          <table:table-cell table:formula="of:=IF([.B244]=&quot;&quot;;&quot;&quot;;IF(ISNUMBER(MATCH([.B244];[.$O$4:.$O$11];0));&quot;&quot;;INDEX([.$P$22:.$P$101];MATCH([.B244];[.$O$22:.$O$101];1))))">
            <text:p/>
          </table:table-cell>
          <table:table-cell table:formula="of:=IF([.B244]=&quot;&quot;;&quot;&quot;;IF([.B243]&lt;[.$O$4];INDEX([.$P$4:.$P$11];MATCH([.B243];[.$O$4:.$O$11];-1));INDEX([.$P$4:.$P$11];MATCH([.B243];[.$O$4:.$O$11];1))))">
            <text:p/>
          </table:table-cell>
          <table:table-cell table:formula="of:=IF([.D244]=&quot;b&quot;;&quot;\break&quot;;IF([.D244]=&quot;pb&quot;;&quot;\pageBreak&quot;;IF(AND([.D244]=&quot;&quot;;[.C244]&lt;&gt;0);&quot;&quot;;IF(AND([.C244]=0;[.D244]=&quot;&quot;);IF(INDEX([.$P$22:.$P$101];MATCH([.B244];[.$O$22:.$O$101];0))=&quot;b&quot;;&quot;\break&quot;;&quot;\pageBreak&quot;);&quot;&quot;))))">
            <text:p/>
          </table:table-cell>
          <table:table-cell table:formula="of:=IF([.B244]=&quot;&quot;;&quot;&quot;;IF([.$K$18]=&quot;Y&quot;;IF([.C244]=0;&quot; &quot;&amp;[.F244];[.E244]&amp;&quot;*&quot;&amp;[.C244]&amp;&quot; &quot;&amp;[.F24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ISERR(SMALL([.$O$4:.$O$101];[.A245]));&quot;&quot;;SMALL([.$O$4:.$O$101];[.A245]))">
            <text:p/>
          </table:table-cell>
          <table:table-cell table:formula="of:=IF([.B245]=&quot;&quot;;&quot;&quot;;[.B245]-[.B244])">
            <text:p/>
          </table:table-cell>
          <table:table-cell table:formula="of:=IF([.B245]=&quot;&quot;;&quot;&quot;;IF(ISNUMBER(MATCH([.B245];[.$O$4:.$O$11];0));&quot;&quot;;INDEX([.$P$22:.$P$101];MATCH([.B245];[.$O$22:.$O$101];1))))">
            <text:p/>
          </table:table-cell>
          <table:table-cell table:formula="of:=IF([.B245]=&quot;&quot;;&quot;&quot;;IF([.B244]&lt;[.$O$4];INDEX([.$P$4:.$P$11];MATCH([.B244];[.$O$4:.$O$11];-1));INDEX([.$P$4:.$P$11];MATCH([.B244];[.$O$4:.$O$11];1))))">
            <text:p/>
          </table:table-cell>
          <table:table-cell table:formula="of:=IF([.D245]=&quot;b&quot;;&quot;\break&quot;;IF([.D245]=&quot;pb&quot;;&quot;\pageBreak&quot;;IF(AND([.D245]=&quot;&quot;;[.C245]&lt;&gt;0);&quot;&quot;;IF(AND([.C245]=0;[.D245]=&quot;&quot;);IF(INDEX([.$P$22:.$P$101];MATCH([.B245];[.$O$22:.$O$101];0))=&quot;b&quot;;&quot;\break&quot;;&quot;\pageBreak&quot;);&quot;&quot;))))">
            <text:p/>
          </table:table-cell>
          <table:table-cell table:formula="of:=IF([.B245]=&quot;&quot;;&quot;&quot;;IF([.$K$18]=&quot;Y&quot;;IF([.C245]=0;&quot; &quot;&amp;[.F245];[.E245]&amp;&quot;*&quot;&amp;[.C245]&amp;&quot; &quot;&amp;[.F24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ISERR(SMALL([.$O$4:.$O$101];[.A246]));&quot;&quot;;SMALL([.$O$4:.$O$101];[.A246]))">
            <text:p/>
          </table:table-cell>
          <table:table-cell table:formula="of:=IF([.B246]=&quot;&quot;;&quot;&quot;;[.B246]-[.B245])">
            <text:p/>
          </table:table-cell>
          <table:table-cell table:formula="of:=IF([.B246]=&quot;&quot;;&quot;&quot;;IF(ISNUMBER(MATCH([.B246];[.$O$4:.$O$11];0));&quot;&quot;;INDEX([.$P$22:.$P$101];MATCH([.B246];[.$O$22:.$O$101];1))))">
            <text:p/>
          </table:table-cell>
          <table:table-cell table:formula="of:=IF([.B246]=&quot;&quot;;&quot;&quot;;IF([.B245]&lt;[.$O$4];INDEX([.$P$4:.$P$11];MATCH([.B245];[.$O$4:.$O$11];-1));INDEX([.$P$4:.$P$11];MATCH([.B245];[.$O$4:.$O$11];1))))">
            <text:p/>
          </table:table-cell>
          <table:table-cell table:formula="of:=IF([.D246]=&quot;b&quot;;&quot;\break&quot;;IF([.D246]=&quot;pb&quot;;&quot;\pageBreak&quot;;IF(AND([.D246]=&quot;&quot;;[.C246]&lt;&gt;0);&quot;&quot;;IF(AND([.C246]=0;[.D246]=&quot;&quot;);IF(INDEX([.$P$22:.$P$101];MATCH([.B246];[.$O$22:.$O$101];0))=&quot;b&quot;;&quot;\break&quot;;&quot;\pageBreak&quot;);&quot;&quot;))))">
            <text:p/>
          </table:table-cell>
          <table:table-cell table:formula="of:=IF([.B246]=&quot;&quot;;&quot;&quot;;IF([.$K$18]=&quot;Y&quot;;IF([.C246]=0;&quot; &quot;&amp;[.F246];[.E246]&amp;&quot;*&quot;&amp;[.C246]&amp;&quot; &quot;&amp;[.F24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(ISERR(SMALL([.$O$4:.$O$101];[.A247]));&quot;&quot;;SMALL([.$O$4:.$O$101];[.A247]))">
            <text:p/>
          </table:table-cell>
          <table:table-cell table:formula="of:=IF([.B247]=&quot;&quot;;&quot;&quot;;[.B247]-[.B246])">
            <text:p/>
          </table:table-cell>
          <table:table-cell table:formula="of:=IF([.B247]=&quot;&quot;;&quot;&quot;;IF(ISNUMBER(MATCH([.B247];[.$O$4:.$O$11];0));&quot;&quot;;INDEX([.$P$22:.$P$101];MATCH([.B247];[.$O$22:.$O$101];1))))">
            <text:p/>
          </table:table-cell>
          <table:table-cell table:formula="of:=IF([.B247]=&quot;&quot;;&quot;&quot;;IF([.B246]&lt;[.$O$4];INDEX([.$P$4:.$P$11];MATCH([.B246];[.$O$4:.$O$11];-1));INDEX([.$P$4:.$P$11];MATCH([.B246];[.$O$4:.$O$11];1))))">
            <text:p/>
          </table:table-cell>
          <table:table-cell table:formula="of:=IF([.D247]=&quot;b&quot;;&quot;\break&quot;;IF([.D247]=&quot;pb&quot;;&quot;\pageBreak&quot;;IF(AND([.D247]=&quot;&quot;;[.C247]&lt;&gt;0);&quot;&quot;;IF(AND([.C247]=0;[.D247]=&quot;&quot;);IF(INDEX([.$P$22:.$P$101];MATCH([.B247];[.$O$22:.$O$101];0))=&quot;b&quot;;&quot;\break&quot;;&quot;\pageBreak&quot;);&quot;&quot;))))">
            <text:p/>
          </table:table-cell>
          <table:table-cell table:formula="of:=IF([.B247]=&quot;&quot;;&quot;&quot;;IF([.$K$18]=&quot;Y&quot;;IF([.C247]=0;&quot; &quot;&amp;[.F247];[.E247]&amp;&quot;*&quot;&amp;[.C247]&amp;&quot; &quot;&amp;[.F24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ISERR(SMALL([.$O$4:.$O$101];[.A248]));&quot;&quot;;SMALL([.$O$4:.$O$101];[.A248]))">
            <text:p/>
          </table:table-cell>
          <table:table-cell table:formula="of:=IF([.B248]=&quot;&quot;;&quot;&quot;;[.B248]-[.B247])">
            <text:p/>
          </table:table-cell>
          <table:table-cell table:formula="of:=IF([.B248]=&quot;&quot;;&quot;&quot;;IF(ISNUMBER(MATCH([.B248];[.$O$4:.$O$11];0));&quot;&quot;;INDEX([.$P$22:.$P$101];MATCH([.B248];[.$O$22:.$O$101];1))))">
            <text:p/>
          </table:table-cell>
          <table:table-cell table:formula="of:=IF([.B248]=&quot;&quot;;&quot;&quot;;IF([.B247]&lt;[.$O$4];INDEX([.$P$4:.$P$11];MATCH([.B247];[.$O$4:.$O$11];-1));INDEX([.$P$4:.$P$11];MATCH([.B247];[.$O$4:.$O$11];1))))">
            <text:p/>
          </table:table-cell>
          <table:table-cell table:formula="of:=IF([.D248]=&quot;b&quot;;&quot;\break&quot;;IF([.D248]=&quot;pb&quot;;&quot;\pageBreak&quot;;IF(AND([.D248]=&quot;&quot;;[.C248]&lt;&gt;0);&quot;&quot;;IF(AND([.C248]=0;[.D248]=&quot;&quot;);IF(INDEX([.$P$22:.$P$101];MATCH([.B248];[.$O$22:.$O$101];0))=&quot;b&quot;;&quot;\break&quot;;&quot;\pageBreak&quot;);&quot;&quot;))))">
            <text:p/>
          </table:table-cell>
          <table:table-cell table:formula="of:=IF([.B248]=&quot;&quot;;&quot;&quot;;IF([.$K$18]=&quot;Y&quot;;IF([.C248]=0;&quot; &quot;&amp;[.F248];[.E248]&amp;&quot;*&quot;&amp;[.C248]&amp;&quot; &quot;&amp;[.F24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(ISERR(SMALL([.$O$4:.$O$101];[.A249]));&quot;&quot;;SMALL([.$O$4:.$O$101];[.A249]))">
            <text:p/>
          </table:table-cell>
          <table:table-cell table:formula="of:=IF([.B249]=&quot;&quot;;&quot;&quot;;[.B249]-[.B248])">
            <text:p/>
          </table:table-cell>
          <table:table-cell table:formula="of:=IF([.B249]=&quot;&quot;;&quot;&quot;;IF(ISNUMBER(MATCH([.B249];[.$O$4:.$O$11];0));&quot;&quot;;INDEX([.$P$22:.$P$101];MATCH([.B249];[.$O$22:.$O$101];1))))">
            <text:p/>
          </table:table-cell>
          <table:table-cell table:formula="of:=IF([.B249]=&quot;&quot;;&quot;&quot;;IF([.B248]&lt;[.$O$4];INDEX([.$P$4:.$P$11];MATCH([.B248];[.$O$4:.$O$11];-1));INDEX([.$P$4:.$P$11];MATCH([.B248];[.$O$4:.$O$11];1))))">
            <text:p/>
          </table:table-cell>
          <table:table-cell table:formula="of:=IF([.D249]=&quot;b&quot;;&quot;\break&quot;;IF([.D249]=&quot;pb&quot;;&quot;\pageBreak&quot;;IF(AND([.D249]=&quot;&quot;;[.C249]&lt;&gt;0);&quot;&quot;;IF(AND([.C249]=0;[.D249]=&quot;&quot;);IF(INDEX([.$P$22:.$P$101];MATCH([.B249];[.$O$22:.$O$101];0))=&quot;b&quot;;&quot;\break&quot;;&quot;\pageBreak&quot;);&quot;&quot;))))">
            <text:p/>
          </table:table-cell>
          <table:table-cell table:formula="of:=IF([.B249]=&quot;&quot;;&quot;&quot;;IF([.$K$18]=&quot;Y&quot;;IF([.C249]=0;&quot; &quot;&amp;[.F249];[.E249]&amp;&quot;*&quot;&amp;[.C249]&amp;&quot; &quot;&amp;[.F24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ISERR(SMALL([.$O$4:.$O$101];[.A250]));&quot;&quot;;SMALL([.$O$4:.$O$101];[.A250]))">
            <text:p/>
          </table:table-cell>
          <table:table-cell table:formula="of:=IF([.B250]=&quot;&quot;;&quot;&quot;;[.B250]-[.B249])">
            <text:p/>
          </table:table-cell>
          <table:table-cell table:formula="of:=IF([.B250]=&quot;&quot;;&quot;&quot;;IF(ISNUMBER(MATCH([.B250];[.$O$4:.$O$11];0));&quot;&quot;;INDEX([.$P$22:.$P$101];MATCH([.B250];[.$O$22:.$O$101];1))))">
            <text:p/>
          </table:table-cell>
          <table:table-cell table:formula="of:=IF([.B250]=&quot;&quot;;&quot;&quot;;IF([.B249]&lt;[.$O$4];INDEX([.$P$4:.$P$11];MATCH([.B249];[.$O$4:.$O$11];-1));INDEX([.$P$4:.$P$11];MATCH([.B249];[.$O$4:.$O$11];1))))">
            <text:p/>
          </table:table-cell>
          <table:table-cell table:formula="of:=IF([.D250]=&quot;b&quot;;&quot;\break&quot;;IF([.D250]=&quot;pb&quot;;&quot;\pageBreak&quot;;IF(AND([.D250]=&quot;&quot;;[.C250]&lt;&gt;0);&quot;&quot;;IF(AND([.C250]=0;[.D250]=&quot;&quot;);IF(INDEX([.$P$22:.$P$101];MATCH([.B250];[.$O$22:.$O$101];0))=&quot;b&quot;;&quot;\break&quot;;&quot;\pageBreak&quot;);&quot;&quot;))))">
            <text:p/>
          </table:table-cell>
          <table:table-cell table:formula="of:=IF([.B250]=&quot;&quot;;&quot;&quot;;IF([.$K$18]=&quot;Y&quot;;IF([.C250]=0;&quot; &quot;&amp;[.F250];[.E250]&amp;&quot;*&quot;&amp;[.C250]&amp;&quot; &quot;&amp;[.F25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ISERR(SMALL([.$O$4:.$O$101];[.A251]));&quot;&quot;;SMALL([.$O$4:.$O$101];[.A251]))">
            <text:p/>
          </table:table-cell>
          <table:table-cell table:formula="of:=IF([.B251]=&quot;&quot;;&quot;&quot;;[.B251]-[.B250])">
            <text:p/>
          </table:table-cell>
          <table:table-cell table:formula="of:=IF([.B251]=&quot;&quot;;&quot;&quot;;IF(ISNUMBER(MATCH([.B251];[.$O$4:.$O$11];0));&quot;&quot;;INDEX([.$P$22:.$P$101];MATCH([.B251];[.$O$22:.$O$101];1))))">
            <text:p/>
          </table:table-cell>
          <table:table-cell table:formula="of:=IF([.B251]=&quot;&quot;;&quot;&quot;;IF([.B250]&lt;[.$O$4];INDEX([.$P$4:.$P$11];MATCH([.B250];[.$O$4:.$O$11];-1));INDEX([.$P$4:.$P$11];MATCH([.B250];[.$O$4:.$O$11];1))))">
            <text:p/>
          </table:table-cell>
          <table:table-cell table:formula="of:=IF([.D251]=&quot;b&quot;;&quot;\break&quot;;IF([.D251]=&quot;pb&quot;;&quot;\pageBreak&quot;;IF(AND([.D251]=&quot;&quot;;[.C251]&lt;&gt;0);&quot;&quot;;IF(AND([.C251]=0;[.D251]=&quot;&quot;);IF(INDEX([.$P$22:.$P$101];MATCH([.B251];[.$O$22:.$O$101];0))=&quot;b&quot;;&quot;\break&quot;;&quot;\pageBreak&quot;);&quot;&quot;))))">
            <text:p/>
          </table:table-cell>
          <table:table-cell table:formula="of:=IF([.B251]=&quot;&quot;;&quot;&quot;;IF([.$K$18]=&quot;Y&quot;;IF([.C251]=0;&quot; &quot;&amp;[.F251];[.E251]&amp;&quot;*&quot;&amp;[.C251]&amp;&quot; &quot;&amp;[.F25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ISERR(SMALL([.$O$4:.$O$101];[.A252]));&quot;&quot;;SMALL([.$O$4:.$O$101];[.A252]))">
            <text:p/>
          </table:table-cell>
          <table:table-cell table:formula="of:=IF([.B252]=&quot;&quot;;&quot;&quot;;[.B252]-[.B251])">
            <text:p/>
          </table:table-cell>
          <table:table-cell table:formula="of:=IF([.B252]=&quot;&quot;;&quot;&quot;;IF(ISNUMBER(MATCH([.B252];[.$O$4:.$O$11];0));&quot;&quot;;INDEX([.$P$22:.$P$101];MATCH([.B252];[.$O$22:.$O$101];1))))">
            <text:p/>
          </table:table-cell>
          <table:table-cell table:formula="of:=IF([.B252]=&quot;&quot;;&quot;&quot;;IF([.B251]&lt;[.$O$4];INDEX([.$P$4:.$P$11];MATCH([.B251];[.$O$4:.$O$11];-1));INDEX([.$P$4:.$P$11];MATCH([.B251];[.$O$4:.$O$11];1))))">
            <text:p/>
          </table:table-cell>
          <table:table-cell table:formula="of:=IF([.D252]=&quot;b&quot;;&quot;\break&quot;;IF([.D252]=&quot;pb&quot;;&quot;\pageBreak&quot;;IF(AND([.D252]=&quot;&quot;;[.C252]&lt;&gt;0);&quot;&quot;;IF(AND([.C252]=0;[.D252]=&quot;&quot;);IF(INDEX([.$P$22:.$P$101];MATCH([.B252];[.$O$22:.$O$101];0))=&quot;b&quot;;&quot;\break&quot;;&quot;\pageBreak&quot;);&quot;&quot;))))">
            <text:p/>
          </table:table-cell>
          <table:table-cell table:formula="of:=IF([.B252]=&quot;&quot;;&quot;&quot;;IF([.$K$18]=&quot;Y&quot;;IF([.C252]=0;&quot; &quot;&amp;[.F252];[.E252]&amp;&quot;*&quot;&amp;[.C252]&amp;&quot; &quot;&amp;[.F25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ISERR(SMALL([.$O$4:.$O$101];[.A253]));&quot;&quot;;SMALL([.$O$4:.$O$101];[.A253]))">
            <text:p/>
          </table:table-cell>
          <table:table-cell table:formula="of:=IF([.B253]=&quot;&quot;;&quot;&quot;;[.B253]-[.B252])">
            <text:p/>
          </table:table-cell>
          <table:table-cell table:formula="of:=IF([.B253]=&quot;&quot;;&quot;&quot;;IF(ISNUMBER(MATCH([.B253];[.$O$4:.$O$11];0));&quot;&quot;;INDEX([.$P$22:.$P$101];MATCH([.B253];[.$O$22:.$O$101];1))))">
            <text:p/>
          </table:table-cell>
          <table:table-cell table:formula="of:=IF([.B253]=&quot;&quot;;&quot;&quot;;IF([.B252]&lt;[.$O$4];INDEX([.$P$4:.$P$11];MATCH([.B252];[.$O$4:.$O$11];-1));INDEX([.$P$4:.$P$11];MATCH([.B252];[.$O$4:.$O$11];1))))">
            <text:p/>
          </table:table-cell>
          <table:table-cell table:formula="of:=IF([.D253]=&quot;b&quot;;&quot;\break&quot;;IF([.D253]=&quot;pb&quot;;&quot;\pageBreak&quot;;IF(AND([.D253]=&quot;&quot;;[.C253]&lt;&gt;0);&quot;&quot;;IF(AND([.C253]=0;[.D253]=&quot;&quot;);IF(INDEX([.$P$22:.$P$101];MATCH([.B253];[.$O$22:.$O$101];0))=&quot;b&quot;;&quot;\break&quot;;&quot;\pageBreak&quot;);&quot;&quot;))))">
            <text:p/>
          </table:table-cell>
          <table:table-cell table:formula="of:=IF([.B253]=&quot;&quot;;&quot;&quot;;IF([.$K$18]=&quot;Y&quot;;IF([.C253]=0;&quot; &quot;&amp;[.F253];[.E253]&amp;&quot;*&quot;&amp;[.C253]&amp;&quot; &quot;&amp;[.F25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ISERR(SMALL([.$O$4:.$O$101];[.A254]));&quot;&quot;;SMALL([.$O$4:.$O$101];[.A254]))">
            <text:p/>
          </table:table-cell>
          <table:table-cell table:formula="of:=IF([.B254]=&quot;&quot;;&quot;&quot;;[.B254]-[.B253])">
            <text:p/>
          </table:table-cell>
          <table:table-cell table:formula="of:=IF([.B254]=&quot;&quot;;&quot;&quot;;IF(ISNUMBER(MATCH([.B254];[.$O$4:.$O$11];0));&quot;&quot;;INDEX([.$P$22:.$P$101];MATCH([.B254];[.$O$22:.$O$101];1))))">
            <text:p/>
          </table:table-cell>
          <table:table-cell table:formula="of:=IF([.B254]=&quot;&quot;;&quot;&quot;;IF([.B253]&lt;[.$O$4];INDEX([.$P$4:.$P$11];MATCH([.B253];[.$O$4:.$O$11];-1));INDEX([.$P$4:.$P$11];MATCH([.B253];[.$O$4:.$O$11];1))))">
            <text:p/>
          </table:table-cell>
          <table:table-cell table:formula="of:=IF([.D254]=&quot;b&quot;;&quot;\break&quot;;IF([.D254]=&quot;pb&quot;;&quot;\pageBreak&quot;;IF(AND([.D254]=&quot;&quot;;[.C254]&lt;&gt;0);&quot;&quot;;IF(AND([.C254]=0;[.D254]=&quot;&quot;);IF(INDEX([.$P$22:.$P$101];MATCH([.B254];[.$O$22:.$O$101];0))=&quot;b&quot;;&quot;\break&quot;;&quot;\pageBreak&quot;);&quot;&quot;))))">
            <text:p/>
          </table:table-cell>
          <table:table-cell table:formula="of:=IF([.B254]=&quot;&quot;;&quot;&quot;;IF([.$K$18]=&quot;Y&quot;;IF([.C254]=0;&quot; &quot;&amp;[.F254];[.E254]&amp;&quot;*&quot;&amp;[.C254]&amp;&quot; &quot;&amp;[.F25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(ISERR(SMALL([.$O$4:.$O$101];[.A255]));&quot;&quot;;SMALL([.$O$4:.$O$101];[.A255]))">
            <text:p/>
          </table:table-cell>
          <table:table-cell table:formula="of:=IF([.B255]=&quot;&quot;;&quot;&quot;;[.B255]-[.B254])">
            <text:p/>
          </table:table-cell>
          <table:table-cell table:formula="of:=IF([.B255]=&quot;&quot;;&quot;&quot;;IF(ISNUMBER(MATCH([.B255];[.$O$4:.$O$11];0));&quot;&quot;;INDEX([.$P$22:.$P$101];MATCH([.B255];[.$O$22:.$O$101];1))))">
            <text:p/>
          </table:table-cell>
          <table:table-cell table:formula="of:=IF([.B255]=&quot;&quot;;&quot;&quot;;IF([.B254]&lt;[.$O$4];INDEX([.$P$4:.$P$11];MATCH([.B254];[.$O$4:.$O$11];-1));INDEX([.$P$4:.$P$11];MATCH([.B254];[.$O$4:.$O$11];1))))">
            <text:p/>
          </table:table-cell>
          <table:table-cell table:formula="of:=IF([.D255]=&quot;b&quot;;&quot;\break&quot;;IF([.D255]=&quot;pb&quot;;&quot;\pageBreak&quot;;IF(AND([.D255]=&quot;&quot;;[.C255]&lt;&gt;0);&quot;&quot;;IF(AND([.C255]=0;[.D255]=&quot;&quot;);IF(INDEX([.$P$22:.$P$101];MATCH([.B255];[.$O$22:.$O$101];0))=&quot;b&quot;;&quot;\break&quot;;&quot;\pageBreak&quot;);&quot;&quot;))))">
            <text:p/>
          </table:table-cell>
          <table:table-cell table:formula="of:=IF([.B255]=&quot;&quot;;&quot;&quot;;IF([.$K$18]=&quot;Y&quot;;IF([.C255]=0;&quot; &quot;&amp;[.F255];[.E255]&amp;&quot;*&quot;&amp;[.C255]&amp;&quot; &quot;&amp;[.F25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ISERR(SMALL([.$O$4:.$O$101];[.A256]));&quot;&quot;;SMALL([.$O$4:.$O$101];[.A256]))">
            <text:p/>
          </table:table-cell>
          <table:table-cell table:formula="of:=IF([.B256]=&quot;&quot;;&quot;&quot;;[.B256]-[.B255])">
            <text:p/>
          </table:table-cell>
          <table:table-cell table:formula="of:=IF([.B256]=&quot;&quot;;&quot;&quot;;IF(ISNUMBER(MATCH([.B256];[.$O$4:.$O$11];0));&quot;&quot;;INDEX([.$P$22:.$P$101];MATCH([.B256];[.$O$22:.$O$101];1))))">
            <text:p/>
          </table:table-cell>
          <table:table-cell table:formula="of:=IF([.B256]=&quot;&quot;;&quot;&quot;;IF([.B255]&lt;[.$O$4];INDEX([.$P$4:.$P$11];MATCH([.B255];[.$O$4:.$O$11];-1));INDEX([.$P$4:.$P$11];MATCH([.B255];[.$O$4:.$O$11];1))))">
            <text:p/>
          </table:table-cell>
          <table:table-cell table:formula="of:=IF([.D256]=&quot;b&quot;;&quot;\break&quot;;IF([.D256]=&quot;pb&quot;;&quot;\pageBreak&quot;;IF(AND([.D256]=&quot;&quot;;[.C256]&lt;&gt;0);&quot;&quot;;IF(AND([.C256]=0;[.D256]=&quot;&quot;);IF(INDEX([.$P$22:.$P$101];MATCH([.B256];[.$O$22:.$O$101];0))=&quot;b&quot;;&quot;\break&quot;;&quot;\pageBreak&quot;);&quot;&quot;))))">
            <text:p/>
          </table:table-cell>
          <table:table-cell table:formula="of:=IF([.B256]=&quot;&quot;;&quot;&quot;;IF([.$K$18]=&quot;Y&quot;;IF([.C256]=0;&quot; &quot;&amp;[.F256];[.E256]&amp;&quot;*&quot;&amp;[.C256]&amp;&quot; &quot;&amp;[.F25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formula="of:=IF(ISERR(SMALL([.$O$4:.$O$101];[.A257]));&quot;&quot;;SMALL([.$O$4:.$O$101];[.A257]))">
            <text:p/>
          </table:table-cell>
          <table:table-cell table:style-name="Default" table:formula="of:=IF([.B257]=&quot;&quot;;&quot;&quot;;[.B257]-[.B256])">
            <text:p/>
          </table:table-cell>
          <table:table-cell table:formula="of:=IF([.B257]=&quot;&quot;;&quot;&quot;;IF(ISNUMBER(MATCH([.B257];[.$O$4:.$O$11];0));&quot;&quot;;INDEX([.$P$22:.$P$101];MATCH([.B257];[.$O$22:.$O$101];1))))">
            <text:p/>
          </table:table-cell>
          <table:table-cell table:formula="of:=IF([.B257]=&quot;&quot;;&quot;&quot;;IF([.B256]&lt;[.$O$4];INDEX([.$P$4:.$P$11];MATCH([.B256];[.$O$4:.$O$11];-1));INDEX([.$P$4:.$P$11];MATCH([.B256];[.$O$4:.$O$11];1))))">
            <text:p/>
          </table:table-cell>
          <table:table-cell table:formula="of:=IF([.D257]=&quot;b&quot;;&quot;\break&quot;;IF([.D257]=&quot;pb&quot;;&quot;\pageBreak&quot;;IF(AND([.D257]=&quot;&quot;;[.C257]&lt;&gt;0);&quot;&quot;;IF(AND([.C257]=0;[.D257]=&quot;&quot;);IF(INDEX([.$P$22:.$P$101];MATCH([.B257];[.$O$22:.$O$101];0))=&quot;b&quot;;&quot;\break&quot;;&quot;\pageBreak&quot;);&quot;&quot;))))">
            <text:p/>
          </table:table-cell>
          <table:table-cell table:formula="of:=IF([.B257]=&quot;&quot;;&quot;&quot;;IF([.$K$18]=&quot;Y&quot;;IF([.C257]=0;&quot; &quot;&amp;[.F257];[.E257]&amp;&quot;*&quot;&amp;[.C257]&amp;&quot; &quot;&amp;[.F25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IF(ISERR(SMALL([.$O$4:.$O$101];[.A258]));&quot;&quot;;SMALL([.$O$4:.$O$101];[.A258]))">
            <text:p/>
          </table:table-cell>
          <table:table-cell table:style-name="Default" table:formula="of:=IF([.B258]=&quot;&quot;;&quot;&quot;;[.B258]-[.B257])">
            <text:p/>
          </table:table-cell>
          <table:table-cell table:formula="of:=IF([.B258]=&quot;&quot;;&quot;&quot;;IF(ISNUMBER(MATCH([.B258];[.$O$4:.$O$11];0));&quot;&quot;;INDEX([.$P$22:.$P$101];MATCH([.B258];[.$O$22:.$O$101];1))))">
            <text:p/>
          </table:table-cell>
          <table:table-cell table:formula="of:=IF([.B258]=&quot;&quot;;&quot;&quot;;IF([.B257]&lt;[.$O$4];INDEX([.$P$4:.$P$11];MATCH([.B257];[.$O$4:.$O$11];-1));INDEX([.$P$4:.$P$11];MATCH([.B257];[.$O$4:.$O$11];1))))">
            <text:p/>
          </table:table-cell>
          <table:table-cell table:formula="of:=IF([.D258]=&quot;b&quot;;&quot;\break&quot;;IF([.D258]=&quot;pb&quot;;&quot;\pageBreak&quot;;IF(AND([.D258]=&quot;&quot;;[.C258]&lt;&gt;0);&quot;&quot;;IF(AND([.C258]=0;[.D258]=&quot;&quot;);IF(INDEX([.$P$22:.$P$101];MATCH([.B258];[.$O$22:.$O$101];0))=&quot;b&quot;;&quot;\break&quot;;&quot;\pageBreak&quot;);&quot;&quot;))))">
            <text:p/>
          </table:table-cell>
          <table:table-cell table:formula="of:=IF([.B258]=&quot;&quot;;&quot;&quot;;IF([.$K$18]=&quot;Y&quot;;IF([.C258]=0;&quot; &quot;&amp;[.F258];[.E258]&amp;&quot;*&quot;&amp;[.C258]&amp;&quot; &quot;&amp;[.F25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formula="of:=IF(ISERR(SMALL([.$O$4:.$O$101];[.A259]));&quot;&quot;;SMALL([.$O$4:.$O$101];[.A259]))">
            <text:p/>
          </table:table-cell>
          <table:table-cell table:style-name="Default" table:formula="of:=IF([.B259]=&quot;&quot;;&quot;&quot;;[.B259]-[.B258])">
            <text:p/>
          </table:table-cell>
          <table:table-cell table:formula="of:=IF([.B259]=&quot;&quot;;&quot;&quot;;IF(ISNUMBER(MATCH([.B259];[.$O$4:.$O$11];0));&quot;&quot;;INDEX([.$P$22:.$P$101];MATCH([.B259];[.$O$22:.$O$101];1))))">
            <text:p/>
          </table:table-cell>
          <table:table-cell table:formula="of:=IF([.B259]=&quot;&quot;;&quot;&quot;;IF([.B258]&lt;[.$O$4];INDEX([.$P$4:.$P$11];MATCH([.B258];[.$O$4:.$O$11];-1));INDEX([.$P$4:.$P$11];MATCH([.B258];[.$O$4:.$O$11];1))))">
            <text:p/>
          </table:table-cell>
          <table:table-cell table:formula="of:=IF([.D259]=&quot;b&quot;;&quot;\break&quot;;IF([.D259]=&quot;pb&quot;;&quot;\pageBreak&quot;;IF(AND([.D259]=&quot;&quot;;[.C259]&lt;&gt;0);&quot;&quot;;IF(AND([.C259]=0;[.D259]=&quot;&quot;);IF(INDEX([.$P$22:.$P$101];MATCH([.B259];[.$O$22:.$O$101];0))=&quot;b&quot;;&quot;\break&quot;;&quot;\pageBreak&quot;);&quot;&quot;))))">
            <text:p/>
          </table:table-cell>
          <table:table-cell table:formula="of:=IF([.B259]=&quot;&quot;;&quot;&quot;;IF([.$K$18]=&quot;Y&quot;;IF([.C259]=0;&quot; &quot;&amp;[.F259];[.E259]&amp;&quot;*&quot;&amp;[.C259]&amp;&quot; &quot;&amp;[.F25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formula="of:=IF(ISERR(SMALL([.$O$4:.$O$101];[.A260]));&quot;&quot;;SMALL([.$O$4:.$O$101];[.A260]))">
            <text:p/>
          </table:table-cell>
          <table:table-cell table:style-name="Default" table:formula="of:=IF([.B260]=&quot;&quot;;&quot;&quot;;[.B260]-[.B259])">
            <text:p/>
          </table:table-cell>
          <table:table-cell table:formula="of:=IF([.B260]=&quot;&quot;;&quot;&quot;;IF(ISNUMBER(MATCH([.B260];[.$O$4:.$O$11];0));&quot;&quot;;INDEX([.$P$22:.$P$101];MATCH([.B260];[.$O$22:.$O$101];1))))">
            <text:p/>
          </table:table-cell>
          <table:table-cell table:formula="of:=IF([.B260]=&quot;&quot;;&quot;&quot;;IF([.B259]&lt;[.$O$4];INDEX([.$P$4:.$P$11];MATCH([.B259];[.$O$4:.$O$11];-1));INDEX([.$P$4:.$P$11];MATCH([.B259];[.$O$4:.$O$11];1))))">
            <text:p/>
          </table:table-cell>
          <table:table-cell table:formula="of:=IF([.D260]=&quot;b&quot;;&quot;\break&quot;;IF([.D260]=&quot;pb&quot;;&quot;\pageBreak&quot;;IF(AND([.D260]=&quot;&quot;;[.C260]&lt;&gt;0);&quot;&quot;;IF(AND([.C260]=0;[.D260]=&quot;&quot;);IF(INDEX([.$P$22:.$P$101];MATCH([.B260];[.$O$22:.$O$101];0))=&quot;b&quot;;&quot;\break&quot;;&quot;\pageBreak&quot;);&quot;&quot;))))">
            <text:p/>
          </table:table-cell>
          <table:table-cell table:formula="of:=IF([.B260]=&quot;&quot;;&quot;&quot;;IF([.$K$18]=&quot;Y&quot;;IF([.C260]=0;&quot; &quot;&amp;[.F260];[.E260]&amp;&quot;*&quot;&amp;[.C260]&amp;&quot; &quot;&amp;[.F26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Default" table:formula="of:=IF(ISERR(SMALL([.$O$4:.$O$101];[.A261]));&quot;&quot;;SMALL([.$O$4:.$O$101];[.A261]))">
            <text:p/>
          </table:table-cell>
          <table:table-cell table:style-name="Default" table:formula="of:=IF([.B261]=&quot;&quot;;&quot;&quot;;[.B261]-[.B260])">
            <text:p/>
          </table:table-cell>
          <table:table-cell table:formula="of:=IF([.B261]=&quot;&quot;;&quot;&quot;;IF(ISNUMBER(MATCH([.B261];[.$O$4:.$O$11];0));&quot;&quot;;INDEX([.$P$22:.$P$101];MATCH([.B261];[.$O$22:.$O$101];1))))">
            <text:p/>
          </table:table-cell>
          <table:table-cell table:formula="of:=IF([.B261]=&quot;&quot;;&quot;&quot;;IF([.B260]&lt;[.$O$4];INDEX([.$P$4:.$P$11];MATCH([.B260];[.$O$4:.$O$11];-1));INDEX([.$P$4:.$P$11];MATCH([.B260];[.$O$4:.$O$11];1))))">
            <text:p/>
          </table:table-cell>
          <table:table-cell table:formula="of:=IF([.D261]=&quot;b&quot;;&quot;\break&quot;;IF([.D261]=&quot;pb&quot;;&quot;\pageBreak&quot;;IF(AND([.D261]=&quot;&quot;;[.C261]&lt;&gt;0);&quot;&quot;;IF(AND([.C261]=0;[.D261]=&quot;&quot;);IF(INDEX([.$P$22:.$P$101];MATCH([.B261];[.$O$22:.$O$101];0))=&quot;b&quot;;&quot;\break&quot;;&quot;\pageBreak&quot;);&quot;&quot;))))">
            <text:p/>
          </table:table-cell>
          <table:table-cell table:formula="of:=IF([.B261]=&quot;&quot;;&quot;&quot;;IF([.$K$18]=&quot;Y&quot;;IF([.C261]=0;&quot; &quot;&amp;[.F261];[.E261]&amp;&quot;*&quot;&amp;[.C261]&amp;&quot; &quot;&amp;[.F26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table:formula="of:=IF(ISERR(SMALL([.$O$4:.$O$101];[.A262]));&quot;&quot;;SMALL([.$O$4:.$O$101];[.A262]))">
            <text:p/>
          </table:table-cell>
          <table:table-cell table:style-name="Default" table:formula="of:=IF([.B262]=&quot;&quot;;&quot;&quot;;[.B262]-[.B261])">
            <text:p/>
          </table:table-cell>
          <table:table-cell table:formula="of:=IF([.B262]=&quot;&quot;;&quot;&quot;;IF(ISNUMBER(MATCH([.B262];[.$O$4:.$O$11];0));&quot;&quot;;INDEX([.$P$22:.$P$101];MATCH([.B262];[.$O$22:.$O$101];1))))">
            <text:p/>
          </table:table-cell>
          <table:table-cell table:formula="of:=IF([.B262]=&quot;&quot;;&quot;&quot;;IF([.B261]&lt;[.$O$4];INDEX([.$P$4:.$P$11];MATCH([.B261];[.$O$4:.$O$11];-1));INDEX([.$P$4:.$P$11];MATCH([.B261];[.$O$4:.$O$11];1))))">
            <text:p/>
          </table:table-cell>
          <table:table-cell table:formula="of:=IF([.D262]=&quot;b&quot;;&quot;\break&quot;;IF([.D262]=&quot;pb&quot;;&quot;\pageBreak&quot;;IF(AND([.D262]=&quot;&quot;;[.C262]&lt;&gt;0);&quot;&quot;;IF(AND([.C262]=0;[.D262]=&quot;&quot;);IF(INDEX([.$P$22:.$P$101];MATCH([.B262];[.$O$22:.$O$101];0))=&quot;b&quot;;&quot;\break&quot;;&quot;\pageBreak&quot;);&quot;&quot;))))">
            <text:p/>
          </table:table-cell>
          <table:table-cell table:formula="of:=IF([.B262]=&quot;&quot;;&quot;&quot;;IF([.$K$18]=&quot;Y&quot;;IF([.C262]=0;&quot; &quot;&amp;[.F262];[.E262]&amp;&quot;*&quot;&amp;[.C262]&amp;&quot; &quot;&amp;[.F26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table:formula="of:=IF(ISERR(SMALL([.$O$4:.$O$101];[.A263]));&quot;&quot;;SMALL([.$O$4:.$O$101];[.A263]))">
            <text:p/>
          </table:table-cell>
          <table:table-cell table:style-name="Default" table:formula="of:=IF([.B263]=&quot;&quot;;&quot;&quot;;[.B263]-[.B262])">
            <text:p/>
          </table:table-cell>
          <table:table-cell table:formula="of:=IF([.B263]=&quot;&quot;;&quot;&quot;;IF(ISNUMBER(MATCH([.B263];[.$O$4:.$O$11];0));&quot;&quot;;INDEX([.$P$22:.$P$101];MATCH([.B263];[.$O$22:.$O$101];1))))">
            <text:p/>
          </table:table-cell>
          <table:table-cell table:formula="of:=IF([.B263]=&quot;&quot;;&quot;&quot;;IF([.B262]&lt;[.$O$4];INDEX([.$P$4:.$P$11];MATCH([.B262];[.$O$4:.$O$11];-1));INDEX([.$P$4:.$P$11];MATCH([.B262];[.$O$4:.$O$11];1))))">
            <text:p/>
          </table:table-cell>
          <table:table-cell table:formula="of:=IF([.D263]=&quot;b&quot;;&quot;\break&quot;;IF([.D263]=&quot;pb&quot;;&quot;\pageBreak&quot;;IF(AND([.D263]=&quot;&quot;;[.C263]&lt;&gt;0);&quot;&quot;;IF(AND([.C263]=0;[.D263]=&quot;&quot;);IF(INDEX([.$P$22:.$P$101];MATCH([.B263];[.$O$22:.$O$101];0))=&quot;b&quot;;&quot;\break&quot;;&quot;\pageBreak&quot;);&quot;&quot;))))">
            <text:p/>
          </table:table-cell>
          <table:table-cell table:formula="of:=IF([.B263]=&quot;&quot;;&quot;&quot;;IF([.$K$18]=&quot;Y&quot;;IF([.C263]=0;&quot; &quot;&amp;[.F263];[.E263]&amp;&quot;*&quot;&amp;[.C263]&amp;&quot; &quot;&amp;[.F26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table:formula="of:=IF(ISERR(SMALL([.$O$4:.$O$101];[.A264]));&quot;&quot;;SMALL([.$O$4:.$O$101];[.A264]))">
            <text:p/>
          </table:table-cell>
          <table:table-cell table:style-name="Default" table:formula="of:=IF([.B264]=&quot;&quot;;&quot;&quot;;[.B264]-[.B263])">
            <text:p/>
          </table:table-cell>
          <table:table-cell table:formula="of:=IF([.B264]=&quot;&quot;;&quot;&quot;;IF(ISNUMBER(MATCH([.B264];[.$O$4:.$O$11];0));&quot;&quot;;INDEX([.$P$22:.$P$101];MATCH([.B264];[.$O$22:.$O$101];1))))">
            <text:p/>
          </table:table-cell>
          <table:table-cell table:formula="of:=IF([.B264]=&quot;&quot;;&quot;&quot;;IF([.B263]&lt;[.$O$4];INDEX([.$P$4:.$P$11];MATCH([.B263];[.$O$4:.$O$11];-1));INDEX([.$P$4:.$P$11];MATCH([.B263];[.$O$4:.$O$11];1))))">
            <text:p/>
          </table:table-cell>
          <table:table-cell table:formula="of:=IF([.D264]=&quot;b&quot;;&quot;\break&quot;;IF([.D264]=&quot;pb&quot;;&quot;\pageBreak&quot;;IF(AND([.D264]=&quot;&quot;;[.C264]&lt;&gt;0);&quot;&quot;;IF(AND([.C264]=0;[.D264]=&quot;&quot;);IF(INDEX([.$P$22:.$P$101];MATCH([.B264];[.$O$22:.$O$101];0))=&quot;b&quot;;&quot;\break&quot;;&quot;\pageBreak&quot;);&quot;&quot;))))">
            <text:p/>
          </table:table-cell>
          <table:table-cell table:formula="of:=IF([.B264]=&quot;&quot;;&quot;&quot;;IF([.$K$18]=&quot;Y&quot;;IF([.C264]=0;&quot; &quot;&amp;[.F264];[.E264]&amp;&quot;*&quot;&amp;[.C264]&amp;&quot; &quot;&amp;[.F264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Default" table:formula="of:=IF(ISERR(SMALL([.$O$4:.$O$101];[.A265]));&quot;&quot;;SMALL([.$O$4:.$O$101];[.A265]))">
            <text:p/>
          </table:table-cell>
          <table:table-cell table:style-name="Default" table:formula="of:=IF([.B265]=&quot;&quot;;&quot;&quot;;[.B265]-[.B264])">
            <text:p/>
          </table:table-cell>
          <table:table-cell table:formula="of:=IF([.B265]=&quot;&quot;;&quot;&quot;;IF(ISNUMBER(MATCH([.B265];[.$O$4:.$O$11];0));&quot;&quot;;INDEX([.$P$22:.$P$101];MATCH([.B265];[.$O$22:.$O$101];1))))">
            <text:p/>
          </table:table-cell>
          <table:table-cell table:formula="of:=IF([.B265]=&quot;&quot;;&quot;&quot;;IF([.B264]&lt;[.$O$4];INDEX([.$P$4:.$P$11];MATCH([.B264];[.$O$4:.$O$11];-1));INDEX([.$P$4:.$P$11];MATCH([.B264];[.$O$4:.$O$11];1))))">
            <text:p/>
          </table:table-cell>
          <table:table-cell table:formula="of:=IF([.D265]=&quot;b&quot;;&quot;\break&quot;;IF([.D265]=&quot;pb&quot;;&quot;\pageBreak&quot;;IF(AND([.D265]=&quot;&quot;;[.C265]&lt;&gt;0);&quot;&quot;;IF(AND([.C265]=0;[.D265]=&quot;&quot;);IF(INDEX([.$P$22:.$P$101];MATCH([.B265];[.$O$22:.$O$101];0))=&quot;b&quot;;&quot;\break&quot;;&quot;\pageBreak&quot;);&quot;&quot;))))">
            <text:p/>
          </table:table-cell>
          <table:table-cell table:formula="of:=IF([.B265]=&quot;&quot;;&quot;&quot;;IF([.$K$18]=&quot;Y&quot;;IF([.C265]=0;&quot; &quot;&amp;[.F265];[.E265]&amp;&quot;*&quot;&amp;[.C265]&amp;&quot; &quot;&amp;[.F265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table:formula="of:=IF(ISERR(SMALL([.$O$4:.$O$101];[.A266]));&quot;&quot;;SMALL([.$O$4:.$O$101];[.A266]))">
            <text:p/>
          </table:table-cell>
          <table:table-cell table:style-name="Default" table:formula="of:=IF([.B266]=&quot;&quot;;&quot;&quot;;[.B266]-[.B265])">
            <text:p/>
          </table:table-cell>
          <table:table-cell table:formula="of:=IF([.B266]=&quot;&quot;;&quot;&quot;;IF(ISNUMBER(MATCH([.B266];[.$O$4:.$O$11];0));&quot;&quot;;INDEX([.$P$22:.$P$101];MATCH([.B266];[.$O$22:.$O$101];1))))">
            <text:p/>
          </table:table-cell>
          <table:table-cell table:formula="of:=IF([.B266]=&quot;&quot;;&quot;&quot;;IF([.B265]&lt;[.$O$4];INDEX([.$P$4:.$P$11];MATCH([.B265];[.$O$4:.$O$11];-1));INDEX([.$P$4:.$P$11];MATCH([.B265];[.$O$4:.$O$11];1))))">
            <text:p/>
          </table:table-cell>
          <table:table-cell table:formula="of:=IF([.D266]=&quot;b&quot;;&quot;\break&quot;;IF([.D266]=&quot;pb&quot;;&quot;\pageBreak&quot;;IF(AND([.D266]=&quot;&quot;;[.C266]&lt;&gt;0);&quot;&quot;;IF(AND([.C266]=0;[.D266]=&quot;&quot;);IF(INDEX([.$P$22:.$P$101];MATCH([.B266];[.$O$22:.$O$101];0))=&quot;b&quot;;&quot;\break&quot;;&quot;\pageBreak&quot;);&quot;&quot;))))">
            <text:p/>
          </table:table-cell>
          <table:table-cell table:formula="of:=IF([.B266]=&quot;&quot;;&quot;&quot;;IF([.$K$18]=&quot;Y&quot;;IF([.C266]=0;&quot; &quot;&amp;[.F266];[.E266]&amp;&quot;*&quot;&amp;[.C266]&amp;&quot; &quot;&amp;[.F266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table:formula="of:=IF(ISERR(SMALL([.$O$4:.$O$101];[.A267]));&quot;&quot;;SMALL([.$O$4:.$O$101];[.A267]))">
            <text:p/>
          </table:table-cell>
          <table:table-cell table:style-name="Default" table:formula="of:=IF([.B267]=&quot;&quot;;&quot;&quot;;[.B267]-[.B266])">
            <text:p/>
          </table:table-cell>
          <table:table-cell table:formula="of:=IF([.B267]=&quot;&quot;;&quot;&quot;;IF(ISNUMBER(MATCH([.B267];[.$O$4:.$O$11];0));&quot;&quot;;INDEX([.$P$22:.$P$101];MATCH([.B267];[.$O$22:.$O$101];1))))">
            <text:p/>
          </table:table-cell>
          <table:table-cell table:formula="of:=IF([.B267]=&quot;&quot;;&quot;&quot;;IF([.B266]&lt;[.$O$4];INDEX([.$P$4:.$P$11];MATCH([.B266];[.$O$4:.$O$11];-1));INDEX([.$P$4:.$P$11];MATCH([.B266];[.$O$4:.$O$11];1))))">
            <text:p/>
          </table:table-cell>
          <table:table-cell table:formula="of:=IF([.D267]=&quot;b&quot;;&quot;\break&quot;;IF([.D267]=&quot;pb&quot;;&quot;\pageBreak&quot;;IF(AND([.D267]=&quot;&quot;;[.C267]&lt;&gt;0);&quot;&quot;;IF(AND([.C267]=0;[.D267]=&quot;&quot;);IF(INDEX([.$P$22:.$P$101];MATCH([.B267];[.$O$22:.$O$101];0))=&quot;b&quot;;&quot;\break&quot;;&quot;\pageBreak&quot;);&quot;&quot;))))">
            <text:p/>
          </table:table-cell>
          <table:table-cell table:formula="of:=IF([.B267]=&quot;&quot;;&quot;&quot;;IF([.$K$18]=&quot;Y&quot;;IF([.C267]=0;&quot; &quot;&amp;[.F267];[.E267]&amp;&quot;*&quot;&amp;[.C267]&amp;&quot; &quot;&amp;[.F267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Default" table:formula="of:=IF(ISERR(SMALL([.$O$4:.$O$101];[.A268]));&quot;&quot;;SMALL([.$O$4:.$O$101];[.A268]))">
            <text:p/>
          </table:table-cell>
          <table:table-cell table:style-name="Default" table:formula="of:=IF([.B268]=&quot;&quot;;&quot;&quot;;[.B268]-[.B267])">
            <text:p/>
          </table:table-cell>
          <table:table-cell table:formula="of:=IF([.B268]=&quot;&quot;;&quot;&quot;;IF(ISNUMBER(MATCH([.B268];[.$O$4:.$O$11];0));&quot;&quot;;INDEX([.$P$22:.$P$101];MATCH([.B268];[.$O$22:.$O$101];1))))">
            <text:p/>
          </table:table-cell>
          <table:table-cell table:formula="of:=IF([.B268]=&quot;&quot;;&quot;&quot;;IF([.B267]&lt;[.$O$4];INDEX([.$P$4:.$P$11];MATCH([.B267];[.$O$4:.$O$11];-1));INDEX([.$P$4:.$P$11];MATCH([.B267];[.$O$4:.$O$11];1))))">
            <text:p/>
          </table:table-cell>
          <table:table-cell table:formula="of:=IF([.D268]=&quot;b&quot;;&quot;\break&quot;;IF([.D268]=&quot;pb&quot;;&quot;\pageBreak&quot;;IF(AND([.D268]=&quot;&quot;;[.C268]&lt;&gt;0);&quot;&quot;;IF(AND([.C268]=0;[.D268]=&quot;&quot;);IF(INDEX([.$P$22:.$P$101];MATCH([.B268];[.$O$22:.$O$101];0))=&quot;b&quot;;&quot;\break&quot;;&quot;\pageBreak&quot;);&quot;&quot;))))">
            <text:p/>
          </table:table-cell>
          <table:table-cell table:formula="of:=IF([.B268]=&quot;&quot;;&quot;&quot;;IF([.$K$18]=&quot;Y&quot;;IF([.C268]=0;&quot; &quot;&amp;[.F268];[.E268]&amp;&quot;*&quot;&amp;[.C268]&amp;&quot; &quot;&amp;[.F268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Default" table:formula="of:=IF(ISERR(SMALL([.$O$4:.$O$101];[.A269]));&quot;&quot;;SMALL([.$O$4:.$O$101];[.A269]))">
            <text:p/>
          </table:table-cell>
          <table:table-cell table:style-name="Default" table:formula="of:=IF([.B269]=&quot;&quot;;&quot;&quot;;[.B269]-[.B268])">
            <text:p/>
          </table:table-cell>
          <table:table-cell table:formula="of:=IF([.B269]=&quot;&quot;;&quot;&quot;;IF(ISNUMBER(MATCH([.B269];[.$O$4:.$O$11];0));&quot;&quot;;INDEX([.$P$22:.$P$101];MATCH([.B269];[.$O$22:.$O$101];1))))">
            <text:p/>
          </table:table-cell>
          <table:table-cell table:formula="of:=IF([.B269]=&quot;&quot;;&quot;&quot;;IF([.B268]&lt;[.$O$4];INDEX([.$P$4:.$P$11];MATCH([.B268];[.$O$4:.$O$11];-1));INDEX([.$P$4:.$P$11];MATCH([.B268];[.$O$4:.$O$11];1))))">
            <text:p/>
          </table:table-cell>
          <table:table-cell table:formula="of:=IF([.D269]=&quot;b&quot;;&quot;\break&quot;;IF([.D269]=&quot;pb&quot;;&quot;\pageBreak&quot;;IF(AND([.D269]=&quot;&quot;;[.C269]&lt;&gt;0);&quot;&quot;;IF(AND([.C269]=0;[.D269]=&quot;&quot;);IF(INDEX([.$P$22:.$P$101];MATCH([.B269];[.$O$22:.$O$101];0))=&quot;b&quot;;&quot;\break&quot;;&quot;\pageBreak&quot;);&quot;&quot;))))">
            <text:p/>
          </table:table-cell>
          <table:table-cell table:formula="of:=IF([.B269]=&quot;&quot;;&quot;&quot;;IF([.$K$18]=&quot;Y&quot;;IF([.C269]=0;&quot; &quot;&amp;[.F269];[.E269]&amp;&quot;*&quot;&amp;[.C269]&amp;&quot; &quot;&amp;[.F269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Default" table:formula="of:=IF(ISERR(SMALL([.$O$4:.$O$101];[.A270]));&quot;&quot;;SMALL([.$O$4:.$O$101];[.A270]))">
            <text:p/>
          </table:table-cell>
          <table:table-cell table:style-name="Default" table:formula="of:=IF([.B270]=&quot;&quot;;&quot;&quot;;[.B270]-[.B269])">
            <text:p/>
          </table:table-cell>
          <table:table-cell table:formula="of:=IF([.B270]=&quot;&quot;;&quot;&quot;;IF(ISNUMBER(MATCH([.B270];[.$O$4:.$O$11];0));&quot;&quot;;INDEX([.$P$22:.$P$101];MATCH([.B270];[.$O$22:.$O$101];1))))">
            <text:p/>
          </table:table-cell>
          <table:table-cell table:formula="of:=IF([.B270]=&quot;&quot;;&quot;&quot;;IF([.B269]&lt;[.$O$4];INDEX([.$P$4:.$P$11];MATCH([.B269];[.$O$4:.$O$11];-1));INDEX([.$P$4:.$P$11];MATCH([.B269];[.$O$4:.$O$11];1))))">
            <text:p/>
          </table:table-cell>
          <table:table-cell table:formula="of:=IF([.D270]=&quot;b&quot;;&quot;\break&quot;;IF([.D270]=&quot;pb&quot;;&quot;\pageBreak&quot;;IF(AND([.D270]=&quot;&quot;;[.C270]&lt;&gt;0);&quot;&quot;;IF(AND([.C270]=0;[.D270]=&quot;&quot;);IF(INDEX([.$P$22:.$P$101];MATCH([.B270];[.$O$22:.$O$101];0))=&quot;b&quot;;&quot;\break&quot;;&quot;\pageBreak&quot;);&quot;&quot;))))">
            <text:p/>
          </table:table-cell>
          <table:table-cell table:formula="of:=IF([.B270]=&quot;&quot;;&quot;&quot;;IF([.$K$18]=&quot;Y&quot;;IF([.C270]=0;&quot; &quot;&amp;[.F270];[.E270]&amp;&quot;*&quot;&amp;[.C270]&amp;&quot; &quot;&amp;[.F270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table:formula="of:=IF(ISERR(SMALL([.$O$4:.$O$101];[.A271]));&quot;&quot;;SMALL([.$O$4:.$O$101];[.A271]))">
            <text:p/>
          </table:table-cell>
          <table:table-cell table:style-name="Default" table:formula="of:=IF([.B271]=&quot;&quot;;&quot;&quot;;[.B271]-[.B270])">
            <text:p/>
          </table:table-cell>
          <table:table-cell table:formula="of:=IF([.B271]=&quot;&quot;;&quot;&quot;;IF(ISNUMBER(MATCH([.B271];[.$O$4:.$O$11];0));&quot;&quot;;INDEX([.$P$22:.$P$101];MATCH([.B271];[.$O$22:.$O$101];1))))">
            <text:p/>
          </table:table-cell>
          <table:table-cell table:formula="of:=IF([.B271]=&quot;&quot;;&quot;&quot;;IF([.B270]&lt;[.$O$4];INDEX([.$P$4:.$P$11];MATCH([.B270];[.$O$4:.$O$11];-1));INDEX([.$P$4:.$P$11];MATCH([.B270];[.$O$4:.$O$11];1))))">
            <text:p/>
          </table:table-cell>
          <table:table-cell table:formula="of:=IF([.D271]=&quot;b&quot;;&quot;\break&quot;;IF([.D271]=&quot;pb&quot;;&quot;\pageBreak&quot;;IF(AND([.D271]=&quot;&quot;;[.C271]&lt;&gt;0);&quot;&quot;;IF(AND([.C271]=0;[.D271]=&quot;&quot;);IF(INDEX([.$P$22:.$P$101];MATCH([.B271];[.$O$22:.$O$101];0))=&quot;b&quot;;&quot;\break&quot;;&quot;\pageBreak&quot;);&quot;&quot;))))">
            <text:p/>
          </table:table-cell>
          <table:table-cell table:formula="of:=IF([.B271]=&quot;&quot;;&quot;&quot;;IF([.$K$18]=&quot;Y&quot;;IF([.C271]=0;&quot; &quot;&amp;[.F271];[.E271]&amp;&quot;*&quot;&amp;[.C271]&amp;&quot; &quot;&amp;[.F271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Default" table:formula="of:=IF(ISERR(SMALL([.$O$4:.$O$101];[.A272]));&quot;&quot;;SMALL([.$O$4:.$O$101];[.A272]))">
            <text:p/>
          </table:table-cell>
          <table:table-cell table:style-name="Default" table:formula="of:=IF([.B272]=&quot;&quot;;&quot;&quot;;[.B272]-[.B271])">
            <text:p/>
          </table:table-cell>
          <table:table-cell table:formula="of:=IF([.B272]=&quot;&quot;;&quot;&quot;;IF(ISNUMBER(MATCH([.B272];[.$O$4:.$O$11];0));&quot;&quot;;INDEX([.$P$22:.$P$101];MATCH([.B272];[.$O$22:.$O$101];1))))">
            <text:p/>
          </table:table-cell>
          <table:table-cell table:formula="of:=IF([.B272]=&quot;&quot;;&quot;&quot;;IF([.B271]&lt;[.$O$4];INDEX([.$P$4:.$P$11];MATCH([.B271];[.$O$4:.$O$11];-1));INDEX([.$P$4:.$P$11];MATCH([.B271];[.$O$4:.$O$11];1))))">
            <text:p/>
          </table:table-cell>
          <table:table-cell table:formula="of:=IF([.D272]=&quot;b&quot;;&quot;\break&quot;;IF([.D272]=&quot;pb&quot;;&quot;\pageBreak&quot;;IF(AND([.D272]=&quot;&quot;;[.C272]&lt;&gt;0);&quot;&quot;;IF(AND([.C272]=0;[.D272]=&quot;&quot;);IF(INDEX([.$P$22:.$P$101];MATCH([.B272];[.$O$22:.$O$101];0))=&quot;b&quot;;&quot;\break&quot;;&quot;\pageBreak&quot;);&quot;&quot;))))">
            <text:p/>
          </table:table-cell>
          <table:table-cell table:formula="of:=IF([.B272]=&quot;&quot;;&quot;&quot;;IF([.$K$18]=&quot;Y&quot;;IF([.C272]=0;&quot; &quot;&amp;[.F272];[.E272]&amp;&quot;*&quot;&amp;[.C272]&amp;&quot; &quot;&amp;[.F272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Default" table:formula="of:=IF(ISERR(SMALL([.$O$4:.$O$101];[.A273]));&quot;&quot;;SMALL([.$O$4:.$O$101];[.A273]))">
            <text:p/>
          </table:table-cell>
          <table:table-cell table:style-name="Default" table:formula="of:=IF([.B273]=&quot;&quot;;&quot;&quot;;[.B273]-[.B272])">
            <text:p/>
          </table:table-cell>
          <table:table-cell table:formula="of:=IF([.B273]=&quot;&quot;;&quot;&quot;;IF(ISNUMBER(MATCH([.B273];[.$O$4:.$O$11];0));&quot;&quot;;INDEX([.$P$22:.$P$101];MATCH([.B273];[.$O$22:.$O$101];1))))">
            <text:p/>
          </table:table-cell>
          <table:table-cell table:formula="of:=IF([.B273]=&quot;&quot;;&quot;&quot;;IF([.B272]&lt;[.$O$4];INDEX([.$P$4:.$P$11];MATCH([.B272];[.$O$4:.$O$11];-1));INDEX([.$P$4:.$P$11];MATCH([.B272];[.$O$4:.$O$11];1))))">
            <text:p/>
          </table:table-cell>
          <table:table-cell table:formula="of:=IF([.D273]=&quot;b&quot;;&quot;\break&quot;;IF([.D273]=&quot;pb&quot;;&quot;\pageBreak&quot;;IF(AND([.D273]=&quot;&quot;;[.C273]&lt;&gt;0);&quot;&quot;;IF(AND([.C273]=0;[.D273]=&quot;&quot;);IF(INDEX([.$P$22:.$P$101];MATCH([.B273];[.$O$22:.$O$101];0))=&quot;b&quot;;&quot;\break&quot;;&quot;\pageBreak&quot;);&quot;&quot;))))">
            <text:p/>
          </table:table-cell>
          <table:table-cell table:formula="of:=IF([.B273]=&quot;&quot;;&quot;&quot;;IF([.$K$18]=&quot;Y&quot;;IF([.C273]=0;&quot; &quot;&amp;[.F273];[.E273]&amp;&quot;*&quot;&amp;[.C273]&amp;&quot; &quot;&amp;[.F273]);&quot;&quot;))">
            <text:p/>
          </table:table-cell>
          <table:table-cell table:number-columns-repeated="14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table:formula="of:=IF(ISERR(SMALL([.$O$4:.$O$101];[.A274]));&quot;&quot;;SMALL([.$O$4:.$O$101];[.A274]))">
            <text:p/>
          </table:table-cell>
          <table:table-cell table:style-name="Default" table:formula="of:=IF([.B274]=&quot;&quot;;&quot;&quot;;[.B274]-[.B273])">
            <text:p/>
          </table:table-cell>
          <table:table-cell table:formula="of:=IF([.B274]=&quot;&quot;;&quot;&quot;;IF(ISNUMBER(MATCH([.B274];[.$O$4:.$O$11];0));&quot;&quot;;INDEX([.$P$22:.$P$101];MATCH([.B274];[.$O$22:.$O$101];1))))">
            <text:p/>
          </table:table-cell>
          <table:table-cell table:formula="of:=IF([.B274]=&quot;&quot;;&quot;&quot;;IF([.B273]&lt;[.$O$4];INDEX([.$P$4:.$P$11];MATCH([.B273];[.$O$4:.$O$11];-1));INDEX([.$P$4:.$P$11];MATCH([.B273];[.$O$4:.$O$11];1))))">
            <text:p/>
          </table:table-cell>
          <table:table-cell table:formula="of:=IF([.D274]=&quot;b&quot;;&quot;\break&quot;;IF([.D274]=&quot;pb&quot;;&quot;\pageBreak&quot;;IF(AND([.D274]=&quot;&quot;;[.C274]&lt;&gt;0);&quot;&quot;;IF(AND([.C274]=0;[.D274]=&quot;&quot;);IF(INDEX([.$P$22:.$P$101];MATCH([.B274];[.$O$22:.$O$101];0))=&quot;b&quot;;&quot;\break&quot;;&quot;\pageBreak&quot;);&quot;&quot;))))">
            <text:p/>
          </table:table-cell>
          <table:table-cell table:formula="of:=IF([.B274]=&quot;&quot;;&quot;&quot;;IF([.$K$18]=&quot;Y&quot;;IF([.C274]=0;&quot; &quot;&amp;[.F274];[.E274]&amp;&quot;*&quot;&amp;[.C274]&amp;&quot; &quot;&amp;[.F274]);&quot;&quot;))">
            <text:p/>
          </table:table-cell>
          <table:table-cell table:number-columns-repeated="14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office:value-type="string" calcext:value-type="string">
            <text:p>}</text:p>
          </table:table-cell>
          <table:table-cell table:number-columns-repeated="143"/>
        </table:table-row>
      </table:table>
      <table:table table:name="PART_EXPORT" table:style-name="ta1">
        <table:table-column table:style-name="co5" table:default-cell-style-name="Default"/>
        <table:table-row table:style-name="ro1">
          <table:table-cell table:formula="of:=IF([$PART.G21]=&quot;&quot;;&quot;&quot;;[$PART.G21])" office:value-type="string" office:string-value="formatMvtIVoiceV = {" calcext:value-type="string">
            <text:p>formatMvtIVoiceV = {</text:p>
          </table:table-cell>
        </table:table-row>
        <table:table-row table:style-name="ro1">
          <table:table-cell table:formula="of:=IF([$PART.G22]=&quot;&quot;;&quot;&quot;;[$PART.G22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23]=&quot;&quot;;&quot;&quot;;[$PART.G23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24]=&quot;&quot;;&quot;&quot;;[$PART.G24])" office:value-type="string" office:string-value="s1*23 \break" calcext:value-type="string">
            <text:p>s1*23 \break</text:p>
          </table:table-cell>
        </table:table-row>
        <table:table-row table:style-name="ro1">
          <table:table-cell table:formula="of:=IF([$PART.G25]=&quot;&quot;;&quot;&quot;;[$PART.G25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26]=&quot;&quot;;&quot;&quot;;[$PART.G26])" office:value-type="string" office:string-value="s1*5 \break" calcext:value-type="string">
            <text:p>s1*5 \break</text:p>
          </table:table-cell>
        </table:table-row>
        <table:table-row table:style-name="ro1">
          <table:table-cell table:formula="of:=IF([$PART.G27]=&quot;&quot;;&quot;&quot;;[$PART.G2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8]=&quot;&quot;;&quot;&quot;;[$PART.G2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29]=&quot;&quot;;&quot;&quot;;[$PART.G29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30]=&quot;&quot;;&quot;&quot;;[$PART.G30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1]=&quot;&quot;;&quot;&quot;;[$PART.G31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2]=&quot;&quot;;&quot;&quot;;[$PART.G32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3]=&quot;&quot;;&quot;&quot;;[$PART.G33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34]=&quot;&quot;;&quot;&quot;;[$PART.G34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35]=&quot;&quot;;&quot;&quot;;[$PART.G35])" office:value-type="string" office:string-value="s1*13 \pageBreak" calcext:value-type="string">
            <text:p>s1*13 \pageBreak</text:p>
          </table:table-cell>
        </table:table-row>
        <table:table-row table:style-name="ro1">
          <table:table-cell table:formula="of:=IF([$PART.G36]=&quot;&quot;;&quot;&quot;;[$PART.G36])" office:value-type="string" office:string-value="s1*10 \break" calcext:value-type="string">
            <text:p>s1*10 \break</text:p>
          </table:table-cell>
        </table:table-row>
        <table:table-row table:style-name="ro1">
          <table:table-cell table:formula="of:=IF([$PART.G37]=&quot;&quot;;&quot;&quot;;[$PART.G37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38]=&quot;&quot;;&quot;&quot;;[$PART.G38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39]=&quot;&quot;;&quot;&quot;;[$PART.G39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40]=&quot;&quot;;&quot;&quot;;[$PART.G40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41]=&quot;&quot;;&quot;&quot;;[$PART.G41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2]=&quot;&quot;;&quot;&quot;;[$PART.G42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3]=&quot;&quot;;&quot;&quot;;[$PART.G43])" office:value-type="string" office:string-value="s1*6 \break" calcext:value-type="string">
            <text:p>s1*6 \break</text:p>
          </table:table-cell>
        </table:table-row>
        <table:table-row table:style-name="ro1">
          <table:table-cell table:formula="of:=IF([$PART.G44]=&quot;&quot;;&quot;&quot;;[$PART.G44])" office:value-type="string" office:string-value="s1*17 \break" calcext:value-type="string">
            <text:p>s1*17 \break</text:p>
          </table:table-cell>
        </table:table-row>
        <table:table-row table:style-name="ro1">
          <table:table-cell table:formula="of:=IF([$PART.G45]=&quot;&quot;;&quot;&quot;;[$PART.G45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6]=&quot;&quot;;&quot;&quot;;[$PART.G46])" office:value-type="string" office:string-value="s1*9 \pageBreak" calcext:value-type="string">
            <text:p>s1*9 \pageBreak</text:p>
          </table:table-cell>
        </table:table-row>
        <table:table-row table:style-name="ro1">
          <table:table-cell table:formula="of:=IF([$PART.G47]=&quot;&quot;;&quot;&quot;;[$PART.G47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48]=&quot;&quot;;&quot;&quot;;[$PART.G48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49]=&quot;&quot;;&quot;&quot;;[$PART.G49])" office:value-type="string" office:string-value="s1*16 \break" calcext:value-type="string">
            <text:p>s1*16 \break</text:p>
          </table:table-cell>
        </table:table-row>
        <table:table-row table:style-name="ro1">
          <table:table-cell table:formula="of:=IF([$PART.G50]=&quot;&quot;;&quot;&quot;;[$PART.G50])" office:value-type="string" office:string-value="s1*9 \break" calcext:value-type="string">
            <text:p>s1*9 \break</text:p>
          </table:table-cell>
        </table:table-row>
        <table:table-row table:style-name="ro1">
          <table:table-cell table:formula="of:=IF([$PART.G51]=&quot;&quot;;&quot;&quot;;[$PART.G51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2]=&quot;&quot;;&quot;&quot;;[$PART.G52])" office:value-type="string" office:string-value="s1*11 \break" calcext:value-type="string">
            <text:p>s1*11 \break</text:p>
          </table:table-cell>
        </table:table-row>
        <table:table-row table:style-name="ro1">
          <table:table-cell table:formula="of:=IF([$PART.G53]=&quot;&quot;;&quot;&quot;;[$PART.G53])" office:value-type="string" office:string-value="s1*28 \break" calcext:value-type="string">
            <text:p>s1*28 \break</text:p>
          </table:table-cell>
        </table:table-row>
        <table:table-row table:style-name="ro1">
          <table:table-cell table:formula="of:=IF([$PART.G54]=&quot;&quot;;&quot;&quot;;[$PART.G54])" office:value-type="string" office:string-value="s1*13 \break" calcext:value-type="string">
            <text:p>s1*13 \break</text:p>
          </table:table-cell>
        </table:table-row>
        <table:table-row table:style-name="ro1">
          <table:table-cell table:formula="of:=IF([$PART.G55]=&quot;&quot;;&quot;&quot;;[$PART.G55])" office:value-type="string" office:string-value="s1*12 \break" calcext:value-type="string">
            <text:p>s1*12 \break</text:p>
          </table:table-cell>
        </table:table-row>
        <table:table-row table:style-name="ro1">
          <table:table-cell table:formula="of:=IF([$PART.G56]=&quot;&quot;;&quot;&quot;;[$PART.G56])" office:value-type="string" office:string-value="s1*8 \break" calcext:value-type="string">
            <text:p>s1*8 \break</text:p>
          </table:table-cell>
        </table:table-row>
        <table:table-row table:style-name="ro1">
          <table:table-cell table:formula="of:=IF([$PART.G57]=&quot;&quot;;&quot;&quot;;[$PART.G57])" office:value-type="string" office:string-value="s1*7 \break" calcext:value-type="string">
            <text:p>s1*7 \break</text:p>
          </table:table-cell>
        </table:table-row>
        <table:table-row table:style-name="ro1">
          <table:table-cell table:formula="of:=IF([$PART.G58]=&quot;&quot;;&quot;&quot;;[$PART.G58])" office:value-type="string" office:string-value="s1*7 \pageBreak" calcext:value-type="string">
            <text:p>s1*7 \pageBreak</text:p>
          </table:table-cell>
        </table:table-row>
        <table:table-row table:style-name="ro1">
          <table:table-cell table:formula="of:=IF([$PART.G59]=&quot;&quot;;&quot;&quot;;[$PART.G59])" office:value-type="string" office:string-value="s1*14 \break" calcext:value-type="string">
            <text:p>s1*14 \break</text:p>
          </table:table-cell>
        </table:table-row>
        <table:table-row table:style-name="ro1">
          <table:table-cell table:formula="of:=IF([$PART.G60]=&quot;&quot;;&quot;&quot;;[$PART.G60])" office:value-type="string" office:string-value="s1*15 \break" calcext:value-type="string">
            <text:p>s1*15 \break</text:p>
          </table:table-cell>
        </table:table-row>
        <table:table-row table:style-name="ro1">
          <table:table-cell table:formula="of:=IF([$PART.G61]=&quot;&quot;;&quot;&quot;;[$PART.G61])" office:value-type="string" office:string-value="s1*9 " calcext:value-type="string">
            <text:p>s1*9 </text:p>
          </table:table-cell>
        </table:table-row>
        <table:table-row table:style-name="ro1">
          <table:table-cell table:formula="of:=IF([$PART.G62]=&quot;&quot;;&quot;&quot;;[$PART.G62])">
            <text:p/>
          </table:table-cell>
        </table:table-row>
        <table:table-row table:style-name="ro1">
          <table:table-cell table:formula="of:=IF([$PART.G63]=&quot;&quot;;&quot;&quot;;[$PART.G63])">
            <text:p/>
          </table:table-cell>
        </table:table-row>
        <table:table-row table:style-name="ro1">
          <table:table-cell table:formula="of:=IF([$PART.G64]=&quot;&quot;;&quot;&quot;;[$PART.G64])">
            <text:p/>
          </table:table-cell>
        </table:table-row>
        <table:table-row table:style-name="ro1">
          <table:table-cell table:formula="of:=IF([$PART.G65]=&quot;&quot;;&quot;&quot;;[$PART.G65])">
            <text:p/>
          </table:table-cell>
        </table:table-row>
        <table:table-row table:style-name="ro1">
          <table:table-cell table:formula="of:=IF([$PART.G66]=&quot;&quot;;&quot;&quot;;[$PART.G66])">
            <text:p/>
          </table:table-cell>
        </table:table-row>
        <table:table-row table:style-name="ro1">
          <table:table-cell table:formula="of:=IF([$PART.G67]=&quot;&quot;;&quot;&quot;;[$PART.G67])">
            <text:p/>
          </table:table-cell>
        </table:table-row>
        <table:table-row table:style-name="ro1">
          <table:table-cell table:formula="of:=IF([$PART.G68]=&quot;&quot;;&quot;&quot;;[$PART.G68])">
            <text:p/>
          </table:table-cell>
        </table:table-row>
        <table:table-row table:style-name="ro1">
          <table:table-cell table:formula="of:=IF([$PART.G69]=&quot;&quot;;&quot;&quot;;[$PART.G69])">
            <text:p/>
          </table:table-cell>
        </table:table-row>
        <table:table-row table:style-name="ro1">
          <table:table-cell table:formula="of:=IF([$PART.G70]=&quot;&quot;;&quot;&quot;;[$PART.G70])">
            <text:p/>
          </table:table-cell>
        </table:table-row>
        <table:table-row table:style-name="ro1">
          <table:table-cell table:formula="of:=IF([$PART.G71]=&quot;&quot;;&quot;&quot;;[$PART.G71])">
            <text:p/>
          </table:table-cell>
        </table:table-row>
        <table:table-row table:style-name="ro1">
          <table:table-cell table:formula="of:=IF([$PART.G72]=&quot;&quot;;&quot;&quot;;[$PART.G72])">
            <text:p/>
          </table:table-cell>
        </table:table-row>
        <table:table-row table:style-name="ro1">
          <table:table-cell table:formula="of:=IF([$PART.G73]=&quot;&quot;;&quot;&quot;;[$PART.G73])">
            <text:p/>
          </table:table-cell>
        </table:table-row>
        <table:table-row table:style-name="ro1">
          <table:table-cell table:formula="of:=IF([$PART.G74]=&quot;&quot;;&quot;&quot;;[$PART.G74])">
            <text:p/>
          </table:table-cell>
        </table:table-row>
        <table:table-row table:style-name="ro1">
          <table:table-cell table:formula="of:=IF([$PART.G75]=&quot;&quot;;&quot;&quot;;[$PART.G75])">
            <text:p/>
          </table:table-cell>
        </table:table-row>
        <table:table-row table:style-name="ro1">
          <table:table-cell table:formula="of:=IF([$PART.G76]=&quot;&quot;;&quot;&quot;;[$PART.G76])">
            <text:p/>
          </table:table-cell>
        </table:table-row>
        <table:table-row table:style-name="ro1">
          <table:table-cell table:formula="of:=IF([$PART.G77]=&quot;&quot;;&quot;&quot;;[$PART.G77])">
            <text:p/>
          </table:table-cell>
        </table:table-row>
        <table:table-row table:style-name="ro1">
          <table:table-cell table:formula="of:=IF([$PART.G78]=&quot;&quot;;&quot;&quot;;[$PART.G78])">
            <text:p/>
          </table:table-cell>
        </table:table-row>
        <table:table-row table:style-name="ro1">
          <table:table-cell table:formula="of:=IF([$PART.G79]=&quot;&quot;;&quot;&quot;;[$PART.G79])">
            <text:p/>
          </table:table-cell>
        </table:table-row>
        <table:table-row table:style-name="ro1">
          <table:table-cell table:formula="of:=IF([$PART.G80]=&quot;&quot;;&quot;&quot;;[$PART.G80])">
            <text:p/>
          </table:table-cell>
        </table:table-row>
        <table:table-row table:style-name="ro1">
          <table:table-cell table:formula="of:=IF([$PART.G81]=&quot;&quot;;&quot;&quot;;[$PART.G81])">
            <text:p/>
          </table:table-cell>
        </table:table-row>
        <table:table-row table:style-name="ro1">
          <table:table-cell table:formula="of:=IF([$PART.G82]=&quot;&quot;;&quot;&quot;;[$PART.G82])">
            <text:p/>
          </table:table-cell>
        </table:table-row>
        <table:table-row table:style-name="ro1">
          <table:table-cell table:formula="of:=IF([$PART.G83]=&quot;&quot;;&quot;&quot;;[$PART.G83])">
            <text:p/>
          </table:table-cell>
        </table:table-row>
        <table:table-row table:style-name="ro1">
          <table:table-cell table:formula="of:=IF([$PART.G84]=&quot;&quot;;&quot;&quot;;[$PART.G84])">
            <text:p/>
          </table:table-cell>
        </table:table-row>
        <table:table-row table:style-name="ro1">
          <table:table-cell table:formula="of:=IF([$PART.G85]=&quot;&quot;;&quot;&quot;;[$PART.G85])">
            <text:p/>
          </table:table-cell>
        </table:table-row>
        <table:table-row table:style-name="ro1">
          <table:table-cell table:formula="of:=IF([$PART.G86]=&quot;&quot;;&quot;&quot;;[$PART.G86])">
            <text:p/>
          </table:table-cell>
        </table:table-row>
        <table:table-row table:style-name="ro1">
          <table:table-cell table:formula="of:=IF([$PART.G87]=&quot;&quot;;&quot;&quot;;[$PART.G87])">
            <text:p/>
          </table:table-cell>
        </table:table-row>
        <table:table-row table:style-name="ro1">
          <table:table-cell table:formula="of:=IF([$PART.G88]=&quot;&quot;;&quot;&quot;;[$PART.G88])">
            <text:p/>
          </table:table-cell>
        </table:table-row>
        <table:table-row table:style-name="ro1">
          <table:table-cell table:formula="of:=IF([$PART.G89]=&quot;&quot;;&quot;&quot;;[$PART.G89])">
            <text:p/>
          </table:table-cell>
        </table:table-row>
        <table:table-row table:style-name="ro1">
          <table:table-cell table:formula="of:=IF([$PART.G90]=&quot;&quot;;&quot;&quot;;[$PART.G90])">
            <text:p/>
          </table:table-cell>
        </table:table-row>
        <table:table-row table:style-name="ro1">
          <table:table-cell table:formula="of:=IF([$PART.G91]=&quot;&quot;;&quot;&quot;;[$PART.G91])">
            <text:p/>
          </table:table-cell>
        </table:table-row>
        <table:table-row table:style-name="ro1">
          <table:table-cell table:formula="of:=IF([$PART.G92]=&quot;&quot;;&quot;&quot;;[$PART.G92])">
            <text:p/>
          </table:table-cell>
        </table:table-row>
        <table:table-row table:style-name="ro1">
          <table:table-cell table:formula="of:=IF([$PART.G93]=&quot;&quot;;&quot;&quot;;[$PART.G93])">
            <text:p/>
          </table:table-cell>
        </table:table-row>
        <table:table-row table:style-name="ro1">
          <table:table-cell table:formula="of:=IF([$PART.G94]=&quot;&quot;;&quot;&quot;;[$PART.G94])">
            <text:p/>
          </table:table-cell>
        </table:table-row>
        <table:table-row table:style-name="ro1">
          <table:table-cell table:formula="of:=IF([$PART.G95]=&quot;&quot;;&quot;&quot;;[$PART.G95])">
            <text:p/>
          </table:table-cell>
        </table:table-row>
        <table:table-row table:style-name="ro1">
          <table:table-cell table:formula="of:=IF([$PART.G96]=&quot;&quot;;&quot;&quot;;[$PART.G96])">
            <text:p/>
          </table:table-cell>
        </table:table-row>
        <table:table-row table:style-name="ro1">
          <table:table-cell table:formula="of:=IF([$PART.G97]=&quot;&quot;;&quot;&quot;;[$PART.G97])">
            <text:p/>
          </table:table-cell>
        </table:table-row>
        <table:table-row table:style-name="ro1">
          <table:table-cell table:formula="of:=IF([$PART.G98]=&quot;&quot;;&quot;&quot;;[$PART.G98])">
            <text:p/>
          </table:table-cell>
        </table:table-row>
        <table:table-row table:style-name="ro1">
          <table:table-cell table:formula="of:=IF([$PART.G99]=&quot;&quot;;&quot;&quot;;[$PART.G99])">
            <text:p/>
          </table:table-cell>
        </table:table-row>
        <table:table-row table:style-name="ro1">
          <table:table-cell table:formula="of:=IF([$PART.G100]=&quot;&quot;;&quot;&quot;;[$PART.G100])">
            <text:p/>
          </table:table-cell>
        </table:table-row>
        <table:table-row table:style-name="ro1">
          <table:table-cell table:formula="of:=IF([$PART.G101]=&quot;&quot;;&quot;&quot;;[$PART.G101])">
            <text:p/>
          </table:table-cell>
        </table:table-row>
        <table:table-row table:style-name="ro1">
          <table:table-cell table:formula="of:=IF([$PART.G102]=&quot;&quot;;&quot;&quot;;[$PART.G102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07]=&quot;&quot;;&quot;&quot;;[$PART.G107])" office:value-type="string" office:string-value="formatMvtIIVoiceV = {" calcext:value-type="string">
            <text:p>formatMvtIIVoiceV = {</text:p>
          </table:table-cell>
        </table:table-row>
        <table:table-row table:style-name="ro1">
          <table:table-cell table:formula="of:=IF([$PART.G108]=&quot;&quot;;&quot;&quot;;[$PART.G108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09]=&quot;&quot;;&quot;&quot;;[$PART.G109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10]=&quot;&quot;;&quot;&quot;;[$PART.G110])" office:value-type="string" office:string-value="s2.*26 \break" calcext:value-type="string">
            <text:p>s2.*26 \break</text:p>
          </table:table-cell>
        </table:table-row>
        <table:table-row table:style-name="ro1">
          <table:table-cell table:formula="of:=IF([$PART.G111]=&quot;&quot;;&quot;&quot;;[$PART.G111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2]=&quot;&quot;;&quot;&quot;;[$PART.G112])" office:value-type="string" office:string-value="s2.*9 \break" calcext:value-type="string">
            <text:p>s2.*9 \break</text:p>
          </table:table-cell>
        </table:table-row>
        <table:table-row table:style-name="ro1">
          <table:table-cell table:formula="of:=IF([$PART.G113]=&quot;&quot;;&quot;&quot;;[$PART.G113])" office:value-type="string" office:string-value="s2.*15 \break" calcext:value-type="string">
            <text:p>s2.*15 \break</text:p>
          </table:table-cell>
        </table:table-row>
        <table:table-row table:style-name="ro1">
          <table:table-cell table:formula="of:=IF([$PART.G114]=&quot;&quot;;&quot;&quot;;[$PART.G114])" office:value-type="string" office:string-value="s2.*13 \break" calcext:value-type="string">
            <text:p>s2.*13 \break</text:p>
          </table:table-cell>
        </table:table-row>
        <table:table-row table:style-name="ro1">
          <table:table-cell table:formula="of:=IF([$PART.G115]=&quot;&quot;;&quot;&quot;;[$PART.G115])" office:value-type="string" office:string-value="s2.*14 \break" calcext:value-type="string">
            <text:p>s2.*14 \break</text:p>
          </table:table-cell>
        </table:table-row>
        <table:table-row table:style-name="ro1">
          <table:table-cell table:formula="of:=IF([$PART.G116]=&quot;&quot;;&quot;&quot;;[$PART.G116])" office:value-type="string" office:string-value="s2.*16 \break" calcext:value-type="string">
            <text:p>s2.*16 \break</text:p>
          </table:table-cell>
        </table:table-row>
        <table:table-row table:style-name="ro1">
          <table:table-cell table:formula="of:=IF([$PART.G117]=&quot;&quot;;&quot;&quot;;[$PART.G117])" office:value-type="string" office:string-value="s2.*16 " calcext:value-type="string">
            <text:p>s2.*16 </text:p>
          </table:table-cell>
        </table:table-row>
        <table:table-row table:style-name="ro1">
          <table:table-cell table:formula="of:=IF([$PART.G118]=&quot;&quot;;&quot;&quot;;[$PART.G118])">
            <text:p/>
          </table:table-cell>
        </table:table-row>
        <table:table-row table:style-name="ro1">
          <table:table-cell table:formula="of:=IF([$PART.G119]=&quot;&quot;;&quot;&quot;;[$PART.G119])">
            <text:p/>
          </table:table-cell>
        </table:table-row>
        <table:table-row table:style-name="ro1">
          <table:table-cell table:formula="of:=IF([$PART.G120]=&quot;&quot;;&quot;&quot;;[$PART.G120])">
            <text:p/>
          </table:table-cell>
        </table:table-row>
        <table:table-row table:style-name="ro1">
          <table:table-cell table:formula="of:=IF([$PART.G121]=&quot;&quot;;&quot;&quot;;[$PART.G121])">
            <text:p/>
          </table:table-cell>
        </table:table-row>
        <table:table-row table:style-name="ro1">
          <table:table-cell table:formula="of:=IF([$PART.G122]=&quot;&quot;;&quot;&quot;;[$PART.G122])">
            <text:p/>
          </table:table-cell>
        </table:table-row>
        <table:table-row table:style-name="ro1">
          <table:table-cell table:formula="of:=IF([$PART.G123]=&quot;&quot;;&quot;&quot;;[$PART.G123])">
            <text:p/>
          </table:table-cell>
        </table:table-row>
        <table:table-row table:style-name="ro1">
          <table:table-cell table:formula="of:=IF([$PART.G124]=&quot;&quot;;&quot;&quot;;[$PART.G124])">
            <text:p/>
          </table:table-cell>
        </table:table-row>
        <table:table-row table:style-name="ro1">
          <table:table-cell table:formula="of:=IF([$PART.G125]=&quot;&quot;;&quot;&quot;;[$PART.G125])">
            <text:p/>
          </table:table-cell>
        </table:table-row>
        <table:table-row table:style-name="ro1">
          <table:table-cell table:formula="of:=IF([$PART.G126]=&quot;&quot;;&quot;&quot;;[$PART.G126])">
            <text:p/>
          </table:table-cell>
        </table:table-row>
        <table:table-row table:style-name="ro1">
          <table:table-cell table:formula="of:=IF([$PART.G127]=&quot;&quot;;&quot;&quot;;[$PART.G127])">
            <text:p/>
          </table:table-cell>
        </table:table-row>
        <table:table-row table:style-name="ro1">
          <table:table-cell table:formula="of:=IF([$PART.G128]=&quot;&quot;;&quot;&quot;;[$PART.G128])">
            <text:p/>
          </table:table-cell>
        </table:table-row>
        <table:table-row table:style-name="ro1">
          <table:table-cell table:formula="of:=IF([$PART.G129]=&quot;&quot;;&quot;&quot;;[$PART.G129])">
            <text:p/>
          </table:table-cell>
        </table:table-row>
        <table:table-row table:style-name="ro1">
          <table:table-cell table:formula="of:=IF([$PART.G130]=&quot;&quot;;&quot;&quot;;[$PART.G130])">
            <text:p/>
          </table:table-cell>
        </table:table-row>
        <table:table-row table:style-name="ro1">
          <table:table-cell table:formula="of:=IF([$PART.G131]=&quot;&quot;;&quot;&quot;;[$PART.G131])">
            <text:p/>
          </table:table-cell>
        </table:table-row>
        <table:table-row table:style-name="ro1">
          <table:table-cell table:formula="of:=IF([$PART.G132]=&quot;&quot;;&quot;&quot;;[$PART.G132])">
            <text:p/>
          </table:table-cell>
        </table:table-row>
        <table:table-row table:style-name="ro1">
          <table:table-cell table:formula="of:=IF([$PART.G133]=&quot;&quot;;&quot;&quot;;[$PART.G133])">
            <text:p/>
          </table:table-cell>
        </table:table-row>
        <table:table-row table:style-name="ro1">
          <table:table-cell table:formula="of:=IF([$PART.G134]=&quot;&quot;;&quot;&quot;;[$PART.G134])">
            <text:p/>
          </table:table-cell>
        </table:table-row>
        <table:table-row table:style-name="ro1">
          <table:table-cell table:formula="of:=IF([$PART.G135]=&quot;&quot;;&quot;&quot;;[$PART.G135])">
            <text:p/>
          </table:table-cell>
        </table:table-row>
        <table:table-row table:style-name="ro1">
          <table:table-cell table:formula="of:=IF([$PART.G136]=&quot;&quot;;&quot;&quot;;[$PART.G136])">
            <text:p/>
          </table:table-cell>
        </table:table-row>
        <table:table-row table:style-name="ro1">
          <table:table-cell table:formula="of:=IF([$PART.G137]=&quot;&quot;;&quot;&quot;;[$PART.G137])">
            <text:p/>
          </table:table-cell>
        </table:table-row>
        <table:table-row table:style-name="ro1">
          <table:table-cell table:formula="of:=IF([$PART.G138]=&quot;&quot;;&quot;&quot;;[$PART.G138])">
            <text:p/>
          </table:table-cell>
        </table:table-row>
        <table:table-row table:style-name="ro1">
          <table:table-cell table:formula="of:=IF([$PART.G139]=&quot;&quot;;&quot;&quot;;[$PART.G139])">
            <text:p/>
          </table:table-cell>
        </table:table-row>
        <table:table-row table:style-name="ro1">
          <table:table-cell table:formula="of:=IF([$PART.G140]=&quot;&quot;;&quot;&quot;;[$PART.G140])">
            <text:p/>
          </table:table-cell>
        </table:table-row>
        <table:table-row table:style-name="ro1">
          <table:table-cell table:formula="of:=IF([$PART.G141]=&quot;&quot;;&quot;&quot;;[$PART.G141])">
            <text:p/>
          </table:table-cell>
        </table:table-row>
        <table:table-row table:style-name="ro1">
          <table:table-cell table:formula="of:=IF([$PART.G142]=&quot;&quot;;&quot;&quot;;[$PART.G142])">
            <text:p/>
          </table:table-cell>
        </table:table-row>
        <table:table-row table:style-name="ro1">
          <table:table-cell table:formula="of:=IF([$PART.G143]=&quot;&quot;;&quot;&quot;;[$PART.G143])">
            <text:p/>
          </table:table-cell>
        </table:table-row>
        <table:table-row table:style-name="ro1">
          <table:table-cell table:formula="of:=IF([$PART.G144]=&quot;&quot;;&quot;&quot;;[$PART.G144])">
            <text:p/>
          </table:table-cell>
        </table:table-row>
        <table:table-row table:style-name="ro1">
          <table:table-cell table:formula="of:=IF([$PART.G145]=&quot;&quot;;&quot;&quot;;[$PART.G145])">
            <text:p/>
          </table:table-cell>
        </table:table-row>
        <table:table-row table:style-name="ro1">
          <table:table-cell table:formula="of:=IF([$PART.G146]=&quot;&quot;;&quot;&quot;;[$PART.G146])">
            <text:p/>
          </table:table-cell>
        </table:table-row>
        <table:table-row table:style-name="ro1">
          <table:table-cell table:formula="of:=IF([$PART.G147]=&quot;&quot;;&quot;&quot;;[$PART.G147])">
            <text:p/>
          </table:table-cell>
        </table:table-row>
        <table:table-row table:style-name="ro1">
          <table:table-cell table:formula="of:=IF([$PART.G148]=&quot;&quot;;&quot;&quot;;[$PART.G148])">
            <text:p/>
          </table:table-cell>
        </table:table-row>
        <table:table-row table:style-name="ro1">
          <table:table-cell table:formula="of:=IF([$PART.G149]=&quot;&quot;;&quot;&quot;;[$PART.G149])">
            <text:p/>
          </table:table-cell>
        </table:table-row>
        <table:table-row table:style-name="ro1">
          <table:table-cell table:formula="of:=IF([$PART.G150]=&quot;&quot;;&quot;&quot;;[$PART.G150])">
            <text:p/>
          </table:table-cell>
        </table:table-row>
        <table:table-row table:style-name="ro1">
          <table:table-cell table:formula="of:=IF([$PART.G151]=&quot;&quot;;&quot;&quot;;[$PART.G151])">
            <text:p/>
          </table:table-cell>
        </table:table-row>
        <table:table-row table:style-name="ro1">
          <table:table-cell table:formula="of:=IF([$PART.G152]=&quot;&quot;;&quot;&quot;;[$PART.G152])">
            <text:p/>
          </table:table-cell>
        </table:table-row>
        <table:table-row table:style-name="ro1">
          <table:table-cell table:formula="of:=IF([$PART.G153]=&quot;&quot;;&quot;&quot;;[$PART.G153])">
            <text:p/>
          </table:table-cell>
        </table:table-row>
        <table:table-row table:style-name="ro1">
          <table:table-cell table:formula="of:=IF([$PART.G154]=&quot;&quot;;&quot;&quot;;[$PART.G154])">
            <text:p/>
          </table:table-cell>
        </table:table-row>
        <table:table-row table:style-name="ro1">
          <table:table-cell table:formula="of:=IF([$PART.G155]=&quot;&quot;;&quot;&quot;;[$PART.G155])">
            <text:p/>
          </table:table-cell>
        </table:table-row>
        <table:table-row table:style-name="ro1">
          <table:table-cell table:formula="of:=IF([$PART.G156]=&quot;&quot;;&quot;&quot;;[$PART.G156])">
            <text:p/>
          </table:table-cell>
        </table:table-row>
        <table:table-row table:style-name="ro1">
          <table:table-cell table:formula="of:=IF([$PART.G157]=&quot;&quot;;&quot;&quot;;[$PART.G157])">
            <text:p/>
          </table:table-cell>
        </table:table-row>
        <table:table-row table:style-name="ro1">
          <table:table-cell table:formula="of:=IF([$PART.G158]=&quot;&quot;;&quot;&quot;;[$PART.G158])">
            <text:p/>
          </table:table-cell>
        </table:table-row>
        <table:table-row table:style-name="ro1">
          <table:table-cell table:formula="of:=IF([$PART.G159]=&quot;&quot;;&quot;&quot;;[$PART.G159])">
            <text:p/>
          </table:table-cell>
        </table:table-row>
        <table:table-row table:style-name="ro1">
          <table:table-cell table:formula="of:=IF([$PART.G160]=&quot;&quot;;&quot;&quot;;[$PART.G160])">
            <text:p/>
          </table:table-cell>
        </table:table-row>
        <table:table-row table:style-name="ro1">
          <table:table-cell table:formula="of:=IF([$PART.G161]=&quot;&quot;;&quot;&quot;;[$PART.G161])">
            <text:p/>
          </table:table-cell>
        </table:table-row>
        <table:table-row table:style-name="ro1">
          <table:table-cell table:formula="of:=IF([$PART.G162]=&quot;&quot;;&quot;&quot;;[$PART.G162])">
            <text:p/>
          </table:table-cell>
        </table:table-row>
        <table:table-row table:style-name="ro1">
          <table:table-cell table:formula="of:=IF([$PART.G163]=&quot;&quot;;&quot;&quot;;[$PART.G163])">
            <text:p/>
          </table:table-cell>
        </table:table-row>
        <table:table-row table:style-name="ro1">
          <table:table-cell table:formula="of:=IF([$PART.G164]=&quot;&quot;;&quot;&quot;;[$PART.G164])">
            <text:p/>
          </table:table-cell>
        </table:table-row>
        <table:table-row table:style-name="ro1">
          <table:table-cell table:formula="of:=IF([$PART.G165]=&quot;&quot;;&quot;&quot;;[$PART.G165])">
            <text:p/>
          </table:table-cell>
        </table:table-row>
        <table:table-row table:style-name="ro1">
          <table:table-cell table:formula="of:=IF([$PART.G166]=&quot;&quot;;&quot;&quot;;[$PART.G166])">
            <text:p/>
          </table:table-cell>
        </table:table-row>
        <table:table-row table:style-name="ro1">
          <table:table-cell table:formula="of:=IF([$PART.G167]=&quot;&quot;;&quot;&quot;;[$PART.G167])">
            <text:p/>
          </table:table-cell>
        </table:table-row>
        <table:table-row table:style-name="ro1">
          <table:table-cell table:formula="of:=IF([$PART.G168]=&quot;&quot;;&quot;&quot;;[$PART.G168])">
            <text:p/>
          </table:table-cell>
        </table:table-row>
        <table:table-row table:style-name="ro1">
          <table:table-cell table:formula="of:=IF([$PART.G169]=&quot;&quot;;&quot;&quot;;[$PART.G169])">
            <text:p/>
          </table:table-cell>
        </table:table-row>
        <table:table-row table:style-name="ro1">
          <table:table-cell table:formula="of:=IF([$PART.G170]=&quot;&quot;;&quot;&quot;;[$PART.G170])">
            <text:p/>
          </table:table-cell>
        </table:table-row>
        <table:table-row table:style-name="ro1">
          <table:table-cell table:formula="of:=IF([$PART.G171]=&quot;&quot;;&quot;&quot;;[$PART.G171])">
            <text:p/>
          </table:table-cell>
        </table:table-row>
        <table:table-row table:style-name="ro1">
          <table:table-cell table:formula="of:=IF([$PART.G172]=&quot;&quot;;&quot;&quot;;[$PART.G172])">
            <text:p/>
          </table:table-cell>
        </table:table-row>
        <table:table-row table:style-name="ro1">
          <table:table-cell table:formula="of:=IF([$PART.G173]=&quot;&quot;;&quot;&quot;;[$PART.G173])">
            <text:p/>
          </table:table-cell>
        </table:table-row>
        <table:table-row table:style-name="ro1">
          <table:table-cell table:formula="of:=IF([$PART.G174]=&quot;&quot;;&quot;&quot;;[$PART.G174])">
            <text:p/>
          </table:table-cell>
        </table:table-row>
        <table:table-row table:style-name="ro1">
          <table:table-cell table:formula="of:=IF([$PART.G175]=&quot;&quot;;&quot;&quot;;[$PART.G175])">
            <text:p/>
          </table:table-cell>
        </table:table-row>
        <table:table-row table:style-name="ro1">
          <table:table-cell table:formula="of:=IF([$PART.G176]=&quot;&quot;;&quot;&quot;;[$PART.G176])">
            <text:p/>
          </table:table-cell>
        </table:table-row>
        <table:table-row table:style-name="ro1">
          <table:table-cell table:formula="of:=IF([$PART.G177]=&quot;&quot;;&quot;&quot;;[$PART.G177])">
            <text:p/>
          </table:table-cell>
        </table:table-row>
        <table:table-row table:style-name="ro1">
          <table:table-cell table:formula="of:=IF([$PART.G178]=&quot;&quot;;&quot;&quot;;[$PART.G178])">
            <text:p/>
          </table:table-cell>
        </table:table-row>
        <table:table-row table:style-name="ro1">
          <table:table-cell table:formula="of:=IF([$PART.G179]=&quot;&quot;;&quot;&quot;;[$PART.G179])">
            <text:p/>
          </table:table-cell>
        </table:table-row>
        <table:table-row table:style-name="ro1">
          <table:table-cell table:formula="of:=IF([$PART.G180]=&quot;&quot;;&quot;&quot;;[$PART.G180])">
            <text:p/>
          </table:table-cell>
        </table:table-row>
        <table:table-row table:style-name="ro1">
          <table:table-cell table:formula="of:=IF([$PART.G181]=&quot;&quot;;&quot;&quot;;[$PART.G181])">
            <text:p/>
          </table:table-cell>
        </table:table-row>
        <table:table-row table:style-name="ro1">
          <table:table-cell table:formula="of:=IF([$PART.G182]=&quot;&quot;;&quot;&quot;;[$PART.G182])">
            <text:p/>
          </table:table-cell>
        </table:table-row>
        <table:table-row table:style-name="ro1">
          <table:table-cell table:formula="of:=IF([$PART.G183]=&quot;&quot;;&quot;&quot;;[$PART.G183])">
            <text:p/>
          </table:table-cell>
        </table:table-row>
        <table:table-row table:style-name="ro1">
          <table:table-cell table:formula="of:=IF([$PART.G184]=&quot;&quot;;&quot;&quot;;[$PART.G184])">
            <text:p/>
          </table:table-cell>
        </table:table-row>
        <table:table-row table:style-name="ro1">
          <table:table-cell table:formula="of:=IF([$PART.G185]=&quot;&quot;;&quot;&quot;;[$PART.G185])">
            <text:p/>
          </table:table-cell>
        </table:table-row>
        <table:table-row table:style-name="ro1">
          <table:table-cell table:formula="of:=IF([$PART.G186]=&quot;&quot;;&quot;&quot;;[$PART.G186])">
            <text:p/>
          </table:table-cell>
        </table:table-row>
        <table:table-row table:style-name="ro1">
          <table:table-cell table:formula="of:=IF([$PART.G187]=&quot;&quot;;&quot;&quot;;[$PART.G187])">
            <text:p/>
          </table:table-cell>
        </table:table-row>
        <table:table-row table:style-name="ro1">
          <table:table-cell table:formula="of:=IF([$PART.G188]=&quot;&quot;;&quot;&quot;;[$PART.G188])" office:value-type="string" office:string-value="}" calcext:value-type="string">
            <text:p>}</text:p>
          </table:table-cell>
        </table:table-row>
        <table:table-row table:style-name="ro1">
          <table:table-cell table:formula="of:=IF([$PART.G194]=&quot;&quot;;&quot;&quot;;[$PART.G194])" office:value-type="string" office:string-value="formatMvtIIIVoiceV = {" calcext:value-type="string">
            <text:p>formatMvtIIIVoiceV = {</text:p>
          </table:table-cell>
        </table:table-row>
        <table:table-row table:style-name="ro1">
          <table:table-cell table:formula="of:=IF([$PART.G195]=&quot;&quot;;&quot;&quot;;[$PART.G195])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IF([$PART.G196]=&quot;&quot;;&quot;&quot;;[$PART.G196])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IF([$PART.G197]=&quot;&quot;;&quot;&quot;;[$PART.G197])" office:value-type="string" office:string-value="s2*26 \break" calcext:value-type="string">
            <text:p>s2*26 \break</text:p>
          </table:table-cell>
        </table:table-row>
        <table:table-row table:style-name="ro1">
          <table:table-cell table:formula="of:=IF([$PART.G198]=&quot;&quot;;&quot;&quot;;[$PART.G198])" office:value-type="string" office:string-value="s2*14 \break" calcext:value-type="string">
            <text:p>s2*14 \break</text:p>
          </table:table-cell>
        </table:table-row>
        <table:table-row table:style-name="ro1">
          <table:table-cell table:formula="of:=IF([$PART.G199]=&quot;&quot;;&quot;&quot;;[$PART.G199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00]=&quot;&quot;;&quot;&quot;;[$PART.G200])" office:value-type="string" office:string-value="s2*31 \break" calcext:value-type="string">
            <text:p>s2*31 \break</text:p>
          </table:table-cell>
        </table:table-row>
        <table:table-row table:style-name="ro1">
          <table:table-cell table:formula="of:=IF([$PART.G201]=&quot;&quot;;&quot;&quot;;[$PART.G201])" office:value-type="string" office:string-value="s2*3 " calcext:value-type="string">
            <text:p>s2*3 </text:p>
          </table:table-cell>
        </table:table-row>
        <table:table-row table:style-name="ro1">
          <table:table-cell table:formula="of:=IF([$PART.G202]=&quot;&quot;;&quot;&quot;;[$PART.G202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03]=&quot;&quot;;&quot;&quot;;[$PART.G203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04]=&quot;&quot;;&quot;&quot;;[$PART.G204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05]=&quot;&quot;;&quot;&quot;;[$PART.G205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06]=&quot;&quot;;&quot;&quot;;[$PART.G206])" office:value-type="string" office:string-value="s2*13 \break" calcext:value-type="string">
            <text:p>s2*13 \break</text:p>
          </table:table-cell>
        </table:table-row>
        <table:table-row table:style-name="ro1">
          <table:table-cell table:formula="of:=IF([$PART.G207]=&quot;&quot;;&quot;&quot;;[$PART.G207])" office:value-type="string" office:string-value="s2*23 \break" calcext:value-type="string">
            <text:p>s2*23 \break</text:p>
          </table:table-cell>
        </table:table-row>
        <table:table-row table:style-name="ro1">
          <table:table-cell table:formula="of:=IF([$PART.G208]=&quot;&quot;;&quot;&quot;;[$PART.G208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09]=&quot;&quot;;&quot;&quot;;[$PART.G209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0]=&quot;&quot;;&quot;&quot;;[$PART.G210])" office:value-type="string" office:string-value="s2*32 \pageBreak" calcext:value-type="string">
            <text:p>s2*32 \pageBreak</text:p>
          </table:table-cell>
        </table:table-row>
        <table:table-row table:style-name="ro1">
          <table:table-cell table:formula="of:=IF([$PART.G211]=&quot;&quot;;&quot;&quot;;[$PART.G211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2]=&quot;&quot;;&quot;&quot;;[$PART.G212])" office:value-type="string" office:string-value="s2*9 \break" calcext:value-type="string">
            <text:p>s2*9 \break</text:p>
          </table:table-cell>
        </table:table-row>
        <table:table-row table:style-name="ro1">
          <table:table-cell table:formula="of:=IF([$PART.G213]=&quot;&quot;;&quot;&quot;;[$PART.G213])" office:value-type="string" office:string-value="s2*17 \break" calcext:value-type="string">
            <text:p>s2*17 \break</text:p>
          </table:table-cell>
        </table:table-row>
        <table:table-row table:style-name="ro1">
          <table:table-cell table:formula="of:=IF([$PART.G214]=&quot;&quot;;&quot;&quot;;[$PART.G214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5]=&quot;&quot;;&quot;&quot;;[$PART.G215])" office:value-type="string" office:string-value="s2*12 \break" calcext:value-type="string">
            <text:p>s2*12 \break</text:p>
          </table:table-cell>
        </table:table-row>
        <table:table-row table:style-name="ro1">
          <table:table-cell table:formula="of:=IF([$PART.G216]=&quot;&quot;;&quot;&quot;;[$PART.G216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17]=&quot;&quot;;&quot;&quot;;[$PART.G217])" office:value-type="string" office:string-value="s2*19 \break" calcext:value-type="string">
            <text:p>s2*19 \break</text:p>
          </table:table-cell>
        </table:table-row>
        <table:table-row table:style-name="ro1">
          <table:table-cell table:formula="of:=IF([$PART.G218]=&quot;&quot;;&quot;&quot;;[$PART.G218])" office:value-type="string" office:string-value="s2*4 " calcext:value-type="string">
            <text:p>s2*4 </text:p>
          </table:table-cell>
        </table:table-row>
        <table:table-row table:style-name="ro1">
          <table:table-cell table:formula="of:=IF([$PART.G219]=&quot;&quot;;&quot;&quot;;[$PART.G219])" office:value-type="string" office:string-value="s2.*2 " calcext:value-type="string">
            <text:p>s2.*2 </text:p>
          </table:table-cell>
        </table:table-row>
        <table:table-row table:style-name="ro1">
          <table:table-cell table:formula="of:=IF([$PART.G220]=&quot;&quot;;&quot;&quot;;[$PART.G220])" office:value-type="string" office:string-value="s1*2 " calcext:value-type="string">
            <text:p>s1*2 </text:p>
          </table:table-cell>
        </table:table-row>
        <table:table-row table:style-name="ro1">
          <table:table-cell table:formula="of:=IF([$PART.G221]=&quot;&quot;;&quot;&quot;;[$PART.G221])" office:value-type="string" office:string-value=" \break" calcext:value-type="string">
            <text:p><text:s/>\break</text:p>
          </table:table-cell>
        </table:table-row>
        <table:table-row table:style-name="ro1">
          <table:table-cell table:formula="of:=IF([$PART.G222]=&quot;&quot;;&quot;&quot;;[$PART.G222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3]=&quot;&quot;;&quot;&quot;;[$PART.G223])" office:value-type="string" office:string-value="s2*10 \break" calcext:value-type="string">
            <text:p>s2*10 \break</text:p>
          </table:table-cell>
        </table:table-row>
        <table:table-row table:style-name="ro1">
          <table:table-cell table:formula="of:=IF([$PART.G224]=&quot;&quot;;&quot;&quot;;[$PART.G224])" office:value-type="string" office:string-value="s2*11 \break" calcext:value-type="string">
            <text:p>s2*11 \break</text:p>
          </table:table-cell>
        </table:table-row>
        <table:table-row table:style-name="ro1">
          <table:table-cell table:formula="of:=IF([$PART.G225]=&quot;&quot;;&quot;&quot;;[$PART.G225])" office:value-type="string" office:string-value="s2*16 " calcext:value-type="string">
            <text:p>s2*16 </text:p>
          </table:table-cell>
        </table:table-row>
        <table:table-row table:style-name="ro1">
          <table:table-cell table:formula="of:=IF([$PART.G226]=&quot;&quot;;&quot;&quot;;[$PART.G226])">
            <text:p/>
          </table:table-cell>
        </table:table-row>
        <table:table-row table:style-name="ro1">
          <table:table-cell table:formula="of:=IF([$PART.G227]=&quot;&quot;;&quot;&quot;;[$PART.G227])">
            <text:p/>
          </table:table-cell>
        </table:table-row>
        <table:table-row table:style-name="ro1">
          <table:table-cell table:formula="of:=IF([$PART.G228]=&quot;&quot;;&quot;&quot;;[$PART.G228])">
            <text:p/>
          </table:table-cell>
        </table:table-row>
        <table:table-row table:style-name="ro1">
          <table:table-cell table:formula="of:=IF([$PART.G229]=&quot;&quot;;&quot;&quot;;[$PART.G229])">
            <text:p/>
          </table:table-cell>
        </table:table-row>
        <table:table-row table:style-name="ro1">
          <table:table-cell table:formula="of:=IF([$PART.G230]=&quot;&quot;;&quot;&quot;;[$PART.G230])">
            <text:p/>
          </table:table-cell>
        </table:table-row>
        <table:table-row table:style-name="ro1">
          <table:table-cell table:formula="of:=IF([$PART.G231]=&quot;&quot;;&quot;&quot;;[$PART.G231])">
            <text:p/>
          </table:table-cell>
        </table:table-row>
        <table:table-row table:style-name="ro1">
          <table:table-cell table:formula="of:=IF([$PART.G232]=&quot;&quot;;&quot;&quot;;[$PART.G232])">
            <text:p/>
          </table:table-cell>
        </table:table-row>
        <table:table-row table:style-name="ro1">
          <table:table-cell table:formula="of:=IF([$PART.G233]=&quot;&quot;;&quot;&quot;;[$PART.G233])">
            <text:p/>
          </table:table-cell>
        </table:table-row>
        <table:table-row table:style-name="ro1">
          <table:table-cell table:formula="of:=IF([$PART.G234]=&quot;&quot;;&quot;&quot;;[$PART.G234])">
            <text:p/>
          </table:table-cell>
        </table:table-row>
        <table:table-row table:style-name="ro1">
          <table:table-cell table:formula="of:=IF([$PART.G235]=&quot;&quot;;&quot;&quot;;[$PART.G235])">
            <text:p/>
          </table:table-cell>
        </table:table-row>
        <table:table-row table:style-name="ro1">
          <table:table-cell table:formula="of:=IF([$PART.G236]=&quot;&quot;;&quot;&quot;;[$PART.G236])">
            <text:p/>
          </table:table-cell>
        </table:table-row>
        <table:table-row table:style-name="ro1">
          <table:table-cell table:formula="of:=IF([$PART.G237]=&quot;&quot;;&quot;&quot;;[$PART.G237])">
            <text:p/>
          </table:table-cell>
        </table:table-row>
        <table:table-row table:style-name="ro1">
          <table:table-cell table:formula="of:=IF([$PART.G238]=&quot;&quot;;&quot;&quot;;[$PART.G238])">
            <text:p/>
          </table:table-cell>
        </table:table-row>
        <table:table-row table:style-name="ro1">
          <table:table-cell table:formula="of:=IF([$PART.G239]=&quot;&quot;;&quot;&quot;;[$PART.G239])">
            <text:p/>
          </table:table-cell>
        </table:table-row>
        <table:table-row table:style-name="ro1">
          <table:table-cell table:formula="of:=IF([$PART.G240]=&quot;&quot;;&quot;&quot;;[$PART.G240])">
            <text:p/>
          </table:table-cell>
        </table:table-row>
        <table:table-row table:style-name="ro1">
          <table:table-cell table:formula="of:=IF([$PART.G241]=&quot;&quot;;&quot;&quot;;[$PART.G241])">
            <text:p/>
          </table:table-cell>
        </table:table-row>
        <table:table-row table:style-name="ro1">
          <table:table-cell table:formula="of:=IF([$PART.G242]=&quot;&quot;;&quot;&quot;;[$PART.G242])">
            <text:p/>
          </table:table-cell>
        </table:table-row>
        <table:table-row table:style-name="ro1">
          <table:table-cell table:formula="of:=IF([$PART.G243]=&quot;&quot;;&quot;&quot;;[$PART.G243])">
            <text:p/>
          </table:table-cell>
        </table:table-row>
        <table:table-row table:style-name="ro1">
          <table:table-cell table:formula="of:=IF([$PART.G244]=&quot;&quot;;&quot;&quot;;[$PART.G244])">
            <text:p/>
          </table:table-cell>
        </table:table-row>
        <table:table-row table:style-name="ro1">
          <table:table-cell table:formula="of:=IF([$PART.G245]=&quot;&quot;;&quot;&quot;;[$PART.G245])">
            <text:p/>
          </table:table-cell>
        </table:table-row>
        <table:table-row table:style-name="ro1">
          <table:table-cell table:formula="of:=IF([$PART.G246]=&quot;&quot;;&quot;&quot;;[$PART.G246])">
            <text:p/>
          </table:table-cell>
        </table:table-row>
        <table:table-row table:style-name="ro1">
          <table:table-cell table:formula="of:=IF([$PART.G247]=&quot;&quot;;&quot;&quot;;[$PART.G247])">
            <text:p/>
          </table:table-cell>
        </table:table-row>
        <table:table-row table:style-name="ro1">
          <table:table-cell table:formula="of:=IF([$PART.G248]=&quot;&quot;;&quot;&quot;;[$PART.G248])">
            <text:p/>
          </table:table-cell>
        </table:table-row>
        <table:table-row table:style-name="ro1">
          <table:table-cell table:formula="of:=IF([$PART.G249]=&quot;&quot;;&quot;&quot;;[$PART.G249])">
            <text:p/>
          </table:table-cell>
        </table:table-row>
        <table:table-row table:style-name="ro1">
          <table:table-cell table:formula="of:=IF([$PART.G250]=&quot;&quot;;&quot;&quot;;[$PART.G250])">
            <text:p/>
          </table:table-cell>
        </table:table-row>
        <table:table-row table:style-name="ro1">
          <table:table-cell table:formula="of:=IF([$PART.G251]=&quot;&quot;;&quot;&quot;;[$PART.G251])">
            <text:p/>
          </table:table-cell>
        </table:table-row>
        <table:table-row table:style-name="ro1">
          <table:table-cell table:formula="of:=IF([$PART.G252]=&quot;&quot;;&quot;&quot;;[$PART.G252])">
            <text:p/>
          </table:table-cell>
        </table:table-row>
        <table:table-row table:style-name="ro1">
          <table:table-cell table:formula="of:=IF([$PART.G253]=&quot;&quot;;&quot;&quot;;[$PART.G253])">
            <text:p/>
          </table:table-cell>
        </table:table-row>
        <table:table-row table:style-name="ro1">
          <table:table-cell table:formula="of:=IF([$PART.G254]=&quot;&quot;;&quot;&quot;;[$PART.G254])">
            <text:p/>
          </table:table-cell>
        </table:table-row>
        <table:table-row table:style-name="ro1">
          <table:table-cell table:formula="of:=IF([$PART.G255]=&quot;&quot;;&quot;&quot;;[$PART.G255])">
            <text:p/>
          </table:table-cell>
        </table:table-row>
        <table:table-row table:style-name="ro1">
          <table:table-cell table:formula="of:=IF([$PART.G256]=&quot;&quot;;&quot;&quot;;[$PART.G256])">
            <text:p/>
          </table:table-cell>
        </table:table-row>
        <table:table-row table:style-name="ro1">
          <table:table-cell table:formula="of:=IF([$PART.G257]=&quot;&quot;;&quot;&quot;;[$PART.G257])">
            <text:p/>
          </table:table-cell>
        </table:table-row>
        <table:table-row table:style-name="ro1">
          <table:table-cell table:formula="of:=IF([$PART.G258]=&quot;&quot;;&quot;&quot;;[$PART.G258])">
            <text:p/>
          </table:table-cell>
        </table:table-row>
        <table:table-row table:style-name="ro1">
          <table:table-cell table:formula="of:=IF([$PART.G259]=&quot;&quot;;&quot;&quot;;[$PART.G259])">
            <text:p/>
          </table:table-cell>
        </table:table-row>
        <table:table-row table:style-name="ro1">
          <table:table-cell table:formula="of:=IF([$PART.G260]=&quot;&quot;;&quot;&quot;;[$PART.G260])">
            <text:p/>
          </table:table-cell>
        </table:table-row>
        <table:table-row table:style-name="ro1">
          <table:table-cell table:formula="of:=IF([$PART.G261]=&quot;&quot;;&quot;&quot;;[$PART.G261])">
            <text:p/>
          </table:table-cell>
        </table:table-row>
        <table:table-row table:style-name="ro1">
          <table:table-cell table:formula="of:=IF([$PART.G262]=&quot;&quot;;&quot;&quot;;[$PART.G262])">
            <text:p/>
          </table:table-cell>
        </table:table-row>
        <table:table-row table:style-name="ro1">
          <table:table-cell table:formula="of:=IF([$PART.G263]=&quot;&quot;;&quot;&quot;;[$PART.G263])">
            <text:p/>
          </table:table-cell>
        </table:table-row>
        <table:table-row table:style-name="ro1">
          <table:table-cell table:formula="of:=IF([$PART.G264]=&quot;&quot;;&quot;&quot;;[$PART.G264])">
            <text:p/>
          </table:table-cell>
        </table:table-row>
        <table:table-row table:style-name="ro1">
          <table:table-cell table:formula="of:=IF([$PART.G265]=&quot;&quot;;&quot;&quot;;[$PART.G265])">
            <text:p/>
          </table:table-cell>
        </table:table-row>
        <table:table-row table:style-name="ro1">
          <table:table-cell table:formula="of:=IF([$PART.G266]=&quot;&quot;;&quot;&quot;;[$PART.G266])">
            <text:p/>
          </table:table-cell>
        </table:table-row>
        <table:table-row table:style-name="ro1">
          <table:table-cell table:formula="of:=IF([$PART.G267]=&quot;&quot;;&quot;&quot;;[$PART.G267])">
            <text:p/>
          </table:table-cell>
        </table:table-row>
        <table:table-row table:style-name="ro1">
          <table:table-cell table:formula="of:=IF([$PART.G268]=&quot;&quot;;&quot;&quot;;[$PART.G268])">
            <text:p/>
          </table:table-cell>
        </table:table-row>
        <table:table-row table:style-name="ro1">
          <table:table-cell table:formula="of:=IF([$PART.G269]=&quot;&quot;;&quot;&quot;;[$PART.G269])">
            <text:p/>
          </table:table-cell>
        </table:table-row>
        <table:table-row table:style-name="ro1">
          <table:table-cell table:formula="of:=IF([$PART.G270]=&quot;&quot;;&quot;&quot;;[$PART.G270])">
            <text:p/>
          </table:table-cell>
        </table:table-row>
        <table:table-row table:style-name="ro1">
          <table:table-cell table:formula="of:=IF([$PART.G271]=&quot;&quot;;&quot;&quot;;[$PART.G271])">
            <text:p/>
          </table:table-cell>
        </table:table-row>
        <table:table-row table:style-name="ro1">
          <table:table-cell table:formula="of:=IF([$PART.G272]=&quot;&quot;;&quot;&quot;;[$PART.G272])">
            <text:p/>
          </table:table-cell>
        </table:table-row>
        <table:table-row table:style-name="ro1">
          <table:table-cell table:formula="of:=IF([$PART.G273]=&quot;&quot;;&quot;&quot;;[$PART.G273])">
            <text:p/>
          </table:table-cell>
        </table:table-row>
        <table:table-row table:style-name="ro1">
          <table:table-cell table:formula="of:=IF([$PART.G274]=&quot;&quot;;&quot;&quot;;[$PART.G274])">
            <text:p/>
          </table:table-cell>
        </table:table-row>
        <table:table-row table:style-name="ro1">
          <table:table-cell table:formula="of:=IF([$PART.G275]=&quot;&quot;;&quot;&quot;;[$PART.G275])" office:value-type="string" office:string-value="}" calcext:value-type="string">
            <text:p>}</text:p>
          </table:table-cell>
        </table:table-row>
      </table:table>
      <table:table table:name="COND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custom-shape draw:z-index="0" draw:style-name="gr2" draw:text-style-name="P1" svg:width="4.242cm" svg:height="1.328cm" svg:x="8.562cm" svg:y="1.328cm">
            <office:event-listeners>
              <script:event-listener script:language="ooo:script" script:event-name="dom:click" xlink:href="vnd.sun.star.script:Standard.Module1.ecriture_conducteur?language=Basic&amp;location=document" xlink:type="simple"/>
            </office:event-listeners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4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2" table:default-cell-style-name="Default"/>
        <table:table-row table:style-name="ro1">
          <table:table-cell office:value-type="string" calcext:value-type="string">
            <text:p>mvt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ath</text:p>
          </table:table-cell>
          <table:table-cell office:value-type="string" calcext:value-type="string">
            <text:p>/media/Documents/Partitions/lilypond/18-BrahmsDouble/00-Common</text:p>
          </table:table-cell>
          <table:table-cell table:number-columns-repeated="1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ge</text:p>
          </table:table-cell>
          <table:table-cell table:style-name="ce51"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file</text:p>
          </table:table-cell>
          <table:table-cell office:value-type="string" calcext:value-type="string">
            <text:p>DoubleConcerto_Format_temp.ly</text:p>
          </table:table-cell>
          <table:table-cell table:number-columns-repeated="3"/>
          <table:table-cell table:style-name="ce48" table:number-columns-repeated="4"/>
          <table:table-cell table:number-columns-repeated="4"/>
          <table:table-cell office:value-type="string" calcext:value-type="string">
            <text:p>Mvt 1</text:p>
          </table:table-cell>
          <table:table-cell office:value-type="float" office:value="81" calcext:value-type="float">
            <text:p>81</text:p>
          </table:table-cell>
          <table:table-cell table:style-name="ce56" office:value-type="float" office:value="98" calcext:value-type="float">
            <text:p>9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mes</text:p>
          </table:table-cell>
          <table:table-cell table:style-name="ce7" table:formula="of:=IF([.B1]=2;INDEX([.C16:.C32];MATCH([.B2];[.A16:.A32];0));IF([.B1]=3;INDEX([.C44:.C98];MATCH([.B2];[.A44:.A98];0));INDEX([.C113:.C218];MATCH([.B2];[.A113:.A218];0))))" office:value-type="float" office:value="422" calcext:value-type="float">
            <text:p>422</text:p>
          </table:table-cell>
          <table:table-cell table:style-name="ce7" office:value-type="string" calcext:value-type="string">
            <text:p>à</text:p>
          </table:table-cell>
          <table:table-cell table:style-name="ce7" table:formula="of:=IF([.B1]=2;INDEX([.C16:.C32];MATCH([.B2]+1;[.A16:.A32];0));IF([.B1]=3;INDEX([.C44:.C98];MATCH([.B2]+1;[.A44:.A98];0));INDEX([.C113:.C218];MATCH([.B2]+1;[.A113:.A218];0))))" office:value-type="float" office:value="432" calcext:value-type="float">
            <text:p>432</text:p>
          </table:table-cell>
          <table:table-cell table:number-columns-repeated="7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2</text:p>
          </table:table-cell>
          <table:table-cell office:value-type="float" office:value="16" calcext:value-type="float">
            <text:p>16</text:p>
          </table:table-cell>
          <table:table-cell table:style-name="ce56" office:value-type="float" office:value="16" calcext:value-type="float">
            <text:p>16</text:p>
          </table:table-cell>
          <table:table-cell table:number-columns-repeated="31"/>
          <table:table-cell office:value-type="string" calcext:value-type="string">
            <text:p>displayFilterVoice = {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pacement</text:p>
          </table:table-cell>
          <table:table-cell table:style-name="ce51" office:value-type="string" calcext:value-type="string">
            <text:p>Y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4"/>
          <table:table-cell office:value-type="string" calcext:value-type="string">
            <text:p>Mvt 3</text:p>
          </table:table-cell>
          <table:table-cell office:value-type="float" office:value="52" calcext:value-type="float">
            <text:p>52</text:p>
          </table:table-cell>
          <table:table-cell table:style-name="ce56" office:value-type="float" office:value="52" calcext:value-type="float">
            <text:p>52</text:p>
          </table:table-cell>
          <table:table-cell table:number-columns-repeated="31"/>
          <table:table-cell table:formula="of:=IF([.B5]=&quot;Y&quot;;&quot;&quot;;&quot;%&quot;)&amp;IF([.B1]=2;&quot;\set Score.skipTypesetting = ##t &quot;&amp;[.AP11];IF([.B1]=3;&quot;\set Score.skipTypesetting = ##t &quot;&amp;[.AP39];&quot;\set Score.skipTypesetting = ##t &quot;&amp;[.AP108]))" office:value-type="string" office:string-value="%\set Score.skipTypesetting = ##t s1*421 " calcext:value-type="string">
            <text:p>%\set Score.skipTypesetting = ##t s1*421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ter</text:p>
          </table:table-cell>
          <table:table-cell table:style-name="ce51" office:value-type="string" calcext:value-type="string">
            <text:p>N</text:p>
          </table:table-cell>
          <table:table-cell table:number-columns-repeated="9"/>
          <table:table-cell table:style-name="ce7" table:number-columns-repeated="3"/>
          <table:table-cell table:style-name="ce48"/>
          <table:table-cell table:number-columns-repeated="38"/>
          <table:table-cell table:formula="of:=IF([.B5]=&quot;Y&quot;;&quot;&quot;;&quot;%&quot;)&amp;IF([.B1]=2;&quot;\set Score.skipTypesetting = ##f &quot;&amp;[.AP12];IF([.B1]=3;&quot;\set Score.skipTypesetting = ##f &quot;&amp;[.AP40];&quot;\set Score.skipTypesetting = ##f &quot;&amp;[.AP109]))" office:value-type="string" office:string-value="%\set Score.skipTypesetting = ##f s1*10 " calcext:value-type="string">
            <text:p>%\set Score.skipTypesetting = ##f s1*10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eak Auto</text:p>
          </table:table-cell>
          <table:table-cell table:style-name="ce51" office:value-type="string" calcext:value-type="string">
            <text:p>N</text:p>
          </table:table-cell>
          <table:table-cell table:number-columns-repeated="7"/>
          <table:table-cell table:style-name="ce48"/>
          <table:table-cell table:style-name="ce7" table:number-columns-repeated="4"/>
          <table:table-cell table:number-columns-repeated="39"/>
          <table:table-cell table:formula="of:=IF([.B5]=&quot;Y&quot;;&quot;&quot;;&quot;%&quot;)&amp;IF([.B1]=2;&quot;\set Score.skipTypesetting = ##t &quot;&amp;[.AP13];IF([.B1]=3;&quot;\set Score.skipTypesetting = ##t &quot;&amp;[.AP41];&quot;\set Score.skipTypesetting = ##t &quot;&amp;[.AP110]))" office:value-type="string" office:string-value="%\set Score.skipTypesetting = ##t " calcext:value-type="string">
            <text:p>%\set Score.skipTypesetting = ##t 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number-columns-repeated="33"/>
          <table:table-cell office:value-type="string" calcext:value-type="string">
            <text:p>}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number-columns-repeated="11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0"/>
          <table:table-cell table:formula="of:=IF([.B1]=2;[.B13];IF([.B1]=3;[.B41];[.B110]))&amp;&quot; = {&quot;" office:value-type="string" office:string-value="formatConductorMvtI = {" calcext:value-type="string">
            <text:p>formatConductorMvtI = {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5"/>
          <table:table-cell table:number-columns-repeated="11"/>
          <table:table-cell table:style-name="ce52" office:value-type="float" office:value="0" calcext:value-type="float">
            <text:p>0</text:p>
          </table:table-cell>
          <table:table-cell table:style-name="ce52" office:value-type="float" office:value="119" calcext:value-type="float">
            <text:p>119</text:p>
          </table:table-cell>
          <table:table-cell table:style-name="ce52" table:number-columns-repeated="6"/>
          <table:table-cell table:number-columns-repeated="17"/>
          <table:table-cell office:value-type="string" calcext:value-type="string">
            <text:p>syst</text:p>
          </table:table-cell>
          <table:table-cell table:formula="of:=INDEX([.U2:.U4];[.B1])" office:value-type="float" office:value="81" calcext:value-type="float">
            <text:p>81</text:p>
          </table:table-cell>
          <table:table-cell/>
          <table:table-cell table:formula="of:=IF([.B6]=&quot;Y&quot;;&quot;%&quot;;&quot;&quot;)&amp;&quot;\override Score.NonMusicalPaperColumn.line-break-permission = ##f&quot;" office:value-type="string" office:string-value="\override Score.NonMusicalPaperColumn.line-break-permission = ##f" calcext:value-type="string">
            <text:p>\override Score.NonMusicalPaperColumn.lin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52" office:value-type="string" calcext:value-type="string">
            <text:p>s2.</text:p>
          </table:table-cell>
          <table:table-cell table:style-name="ce52" table:number-columns-repeated="6"/>
          <table:table-cell table:number-columns-repeated="7" office:value-type="string" calcext:value-type="string">
            <text:p>s2.</text:p>
          </table:table-cell>
          <table:table-cell table:number-columns-repeated="13"/>
          <table:table-cell table:formula="of:=IF([.B6]=&quot;Y&quot;;&quot;%&quot;;&quot;&quot;)&amp;&quot;\override Score.NonMusicalPaperColumn.page-break-permission = ##f&quot;" office:value-type="string" office:string-value="\override Score.NonMusicalPaperColumn.page-break-permission = ##f" calcext:value-type="string">
            <text:p>\override Score.NonMusicalPaperColumn.page-break-permission = ##f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422" calcext:value-type="float">
            <text:p>422</text:p>
          </table:table-cell>
          <table:table-cell table:style-name="ce44" table:formula="of:=MATCH([.V11];[.$Z$9:.$AG$9];1)" office:value-type="float" office:value="1" calcext:value-type="float">
            <text:p>1</text:p>
          </table:table-cell>
          <table:table-cell table:style-name="ce44" table:formula="of:=MATCH([.W11];[.$Z$9:.$AG$9];1)" office:value-type="float" office:value="2" calcext:value-type="float">
            <text:p>2</text:p>
          </table:table-cell>
          <table:table-cell table:style-name="ce2" table:formula="of:=IF(AND([.Z$8]&lt;=[.$Y11];[.Z$8]&gt;=[.$X11]);INDEX([.$Z$9:.$AG$9];[.Z$8]);&quot;&quot;)" office:value-type="float" office:value="0" calcext:value-type="float">
            <text:p>0</text:p>
          </table:table-cell>
          <table:table-cell table:style-name="ce2" table:formula="of:=IF(AND([.AA$8]&lt;=[.$Y11];[.AA$8]&gt;=[.$X11]);INDEX([.$Z$9:.$AG$9];[.AA$8]);&quot;&quot;)" office:value-type="float" office:value="119" calcext:value-type="float">
            <text:p>119</text:p>
          </table:table-cell>
          <table:table-cell table:style-name="ce2" table:formula="of:=IF(AND([.AB$8]&lt;=[.$Y11];[.AB$8]&gt;=[.$X11]);INDEX([.$Z$9:.$AG$9];[.AB$8]);&quot;&quot;)">
            <text:p/>
          </table:table-cell>
          <table:table-cell table:style-name="ce2" table:formula="of:=IF(AND([.AC$8]&lt;=[.$Y11];[.AC$8]&gt;=[.$X11]);INDEX([.$Z$9:.$AG$9];[.AC$8]);&quot;&quot;)">
            <text:p/>
          </table:table-cell>
          <table:table-cell table:style-name="ce2" table:formula="of:=IF(AND([.AD$8]&lt;=[.$Y11];[.AD$8]&gt;=[.$X11]);INDEX([.$Z$9:.$AG$9];[.AD$8]);&quot;&quot;)">
            <text:p/>
          </table:table-cell>
          <table:table-cell table:style-name="ce2" table:formula="of:=IF(AND([.AE$8]&lt;=[.$Y11];[.AE$8]&gt;=[.$X11]);INDEX([.$Z$9:.$AG$9];[.AE$8]);&quot;&quot;)">
            <text:p/>
          </table:table-cell>
          <table:table-cell table:style-name="ce2" table:formula="of:=IF(AND([.AF$8]&lt;=[.$Y11];[.AF$8]&gt;=[.$X11]);INDEX([.$Z$9:.$AG$9];[.AF$8]);&quot;&quot;)">
            <text:p/>
          </table:table-cell>
          <table:table-cell table:style-name="ce2" table:formula="of:=IF(AND([.AG$8]&lt;=[.$Y11];[.AG$8]&gt;=[.$X11]);INDEX([.$Z$9:.$AG$9];[.AG$8]);&quot;&quot;)">
            <text:p/>
          </table:table-cell>
          <table:table-cell table:formula="of:=IF([.Z11]=&quot;&quot;;0;MIN([.W11]-[.V11];[.$AA$9]-[.V11]))" office:value-type="float" office:value="118" calcext:value-type="float">
            <text:p>118</text:p>
          </table:table-cell>
          <table:table-cell table:formula="of:=IF([.AA11]=&quot;&quot;;0;MIN([.$AB$9]-[.V11];[.$AB$9]-[.$AA$9];[.W11]-[.V11]-[.AH11]))" office:value-type="float" office:value="-119" calcext:value-type="float">
            <text:p>-119</text:p>
          </table:table-cell>
          <table:table-cell table:formula="of:=IF([.AB11]=&quot;&quot;;0;MIN([.$AC$9]-[.V11];[.$AC$9]-[.$AB$9];[.W11]-[.V11]-[.AH11]-[.AI11]))" office:value-type="float" office:value="0" calcext:value-type="float">
            <text:p>0</text:p>
          </table:table-cell>
          <table:table-cell table:formula="of:=IF([.AC11]=&quot;&quot;;0;MIN([.$AD$9]-[.V11];[.$AD$9]-[.$AC$9];[.W11]-[.V11]-[.AH11]-[.AI11]-[.AJ11]))" office:value-type="float" office:value="0" calcext:value-type="float">
            <text:p>0</text:p>
          </table:table-cell>
          <table:table-cell table:formula="of:=IF([.AD11]=&quot;&quot;;0;MIN([.$AE$9]-[.V11];[.$AE$9]-[.$AD$9];[.W11]-[.V11]-[.AH11]-[.AI11]-[.AJ11]-[.AK11]))" office:value-type="float" office:value="0" calcext:value-type="float">
            <text:p>0</text:p>
          </table:table-cell>
          <table:table-cell table:formula="of:=IF([.AE11]=&quot;&quot;;0;MIN([.$AF$9]-[.V11];[.$AF$9]-[.$AE$9];[.W11]-[.V11]-[.AH11]-[.AI11]-[.AJ11]-[.AK11]-[.AL11]))" office:value-type="float" office:value="0" calcext:value-type="float">
            <text:p>0</text:p>
          </table:table-cell>
          <table:table-cell table:formula="of:=IF([.AF11]=&quot;&quot;;0;MIN([.$AG$9]-[.V11];[.$AG$9]-[.$AF$9];[.W11]-[.V11]-[.AH11]-[.AI11]-[.AJ11]-[.AK11]-[.AL11]-[.AM11]))" office:value-type="float" office:value="0" calcext:value-type="float">
            <text:p>0</text:p>
          </table:table-cell>
          <table:table-cell/>
          <table:table-cell table:style-name="ce2" table:formula="of:=IF([.AH11]&gt;=1;[.$AH$10]&amp;&quot;*&quot;&amp;[.AH11]&amp;&quot; &quot;;&quot;&quot;)&amp;IF([.AI11]&gt;=1;[.$AI$10]&amp;&quot;*&quot;&amp;[.AI11]&amp;&quot; &quot;;&quot;&quot;)&amp;IF([.AJ11]&gt;=1;[.$AJ$10]&amp;&quot;*&quot;&amp;[.AJ11]&amp;&quot; &quot;;&quot;&quot;)&amp;IF([.AK11]&gt;=1;[.$AK$10]&amp;&quot;*&quot;&amp;[.AK11]&amp;&quot; &quot;;&quot;&quot;)&amp;IF([.AL11]&gt;=1;[.$AL$10]&amp;&quot;*&quot;&amp;[.AL11]&amp;&quot; &quot;;&quot;&quot;)&amp;IF([.AM11]&gt;=1;[.$AM$10]&amp;&quot;*&quot;&amp;[.AM11]&amp;&quot; &quot;;&quot;&quot;)&amp;IF([.AN11]&gt;=1;[.$AN$10]&amp;&quot;*&quot;&amp;[.AN11]&amp;&quot; &quot;;&quot;&quot;)" office:value-type="string" office:string-value="s2.*118 " calcext:value-type="string">
            <text:p>s2.*118 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formula="of:=IF([.BA11]=&quot;-&quot;;&quot;&quot;;IF([.$B$1]=2;INDEX([.$AR$16:.$AU$31];[.AZ11];[.BA11]);IF([.$B$1]=3;INDEX([.$AR$44:.$AU$98];[.AZ11];[.BA11]);INDEX([.$AR$113:.$AU$218];[.AZ11];[.BA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422" calcext:value-type="float">
            <text:p>422</text:p>
          </table:table-cell>
          <table:table-cell table:style-name="ce47" table:formula="of:=[.D3]" office:value-type="float" office:value="432" calcext:value-type="float">
            <text:p>432</text:p>
          </table:table-cell>
          <table:table-cell table:style-name="ce44" table:formula="of:=MATCH([.V12];[.$Z$9:.$AG$9];1)" office:value-type="float" office:value="2" calcext:value-type="float">
            <text:p>2</text:p>
          </table:table-cell>
          <table:table-cell table:style-name="ce44" table:formula="of:=MATCH([.W12];[.$Z$9:.$AG$9];1)" office:value-type="float" office:value="2" calcext:value-type="float">
            <text:p>2</text:p>
          </table:table-cell>
          <table:table-cell table:style-name="ce2" table:formula="of:=IF(AND([.Z$8]&lt;=[.$Y12];[.Z$8]&gt;=[.$X12]);INDEX([.$Z$9:.$AG$9];[.Z$8]);&quot;&quot;)">
            <text:p/>
          </table:table-cell>
          <table:table-cell table:style-name="ce2" table:formula="of:=IF(AND([.AA$8]&lt;=[.$Y12];[.AA$8]&gt;=[.$X12]);INDEX([.$Z$9:.$AG$9];[.AA$8]);&quot;&quot;)" office:value-type="float" office:value="119" calcext:value-type="float">
            <text:p>119</text:p>
          </table:table-cell>
          <table:table-cell table:style-name="ce2" table:formula="of:=IF(AND([.AB$8]&lt;=[.$Y12];[.AB$8]&gt;=[.$X12]);INDEX([.$Z$9:.$AG$9];[.AB$8]);&quot;&quot;)">
            <text:p/>
          </table:table-cell>
          <table:table-cell table:style-name="ce2" table:formula="of:=IF(AND([.AC$8]&lt;=[.$Y12];[.AC$8]&gt;=[.$X12]);INDEX([.$Z$9:.$AG$9];[.AC$8]);&quot;&quot;)">
            <text:p/>
          </table:table-cell>
          <table:table-cell table:style-name="ce2" table:formula="of:=IF(AND([.AD$8]&lt;=[.$Y12];[.AD$8]&gt;=[.$X12]);INDEX([.$Z$9:.$AG$9];[.AD$8]);&quot;&quot;)">
            <text:p/>
          </table:table-cell>
          <table:table-cell table:style-name="ce2" table:formula="of:=IF(AND([.AE$8]&lt;=[.$Y12];[.AE$8]&gt;=[.$X12]);INDEX([.$Z$9:.$AG$9];[.AE$8]);&quot;&quot;)">
            <text:p/>
          </table:table-cell>
          <table:table-cell table:style-name="ce2" table:formula="of:=IF(AND([.AF$8]&lt;=[.$Y12];[.AF$8]&gt;=[.$X12]);INDEX([.$Z$9:.$AG$9];[.AF$8]);&quot;&quot;)">
            <text:p/>
          </table:table-cell>
          <table:table-cell table:style-name="ce2" table:formula="of:=IF(AND([.AG$8]&lt;=[.$Y12];[.AG$8]&gt;=[.$X12]);INDEX([.$Z$9:.$AG$9];[.AG$8]);&quot;&quot;)">
            <text:p/>
          </table:table-cell>
          <table:table-cell table:formula="of:=IF([.Z12]=&quot;&quot;;0;MIN([.W12]-[.V12];[.$AA$9]-[.V12]))" office:value-type="float" office:value="0" calcext:value-type="float">
            <text:p>0</text:p>
          </table:table-cell>
          <table:table-cell table:formula="of:=IF([.AA12]=&quot;&quot;;0;MIN([.$AB$9]-[.V12];[.$AB$9]-[.$AA$9];[.W12]-[.V12]-[.AH12]))" office:value-type="float" office:value="-422" calcext:value-type="float">
            <text:p>-422</text:p>
          </table:table-cell>
          <table:table-cell table:formula="of:=IF([.AB12]=&quot;&quot;;0;MIN([.$AC$9]-[.V12];[.$AC$9]-[.$AB$9];[.W12]-[.V12]-[.AH12]-[.AI12]))" office:value-type="float" office:value="0" calcext:value-type="float">
            <text:p>0</text:p>
          </table:table-cell>
          <table:table-cell table:formula="of:=IF([.AC12]=&quot;&quot;;0;MIN([.$AD$9]-[.V12];[.$AD$9]-[.$AC$9];[.W12]-[.V12]-[.AH12]-[.AI12]-[.AJ12]))" office:value-type="float" office:value="0" calcext:value-type="float">
            <text:p>0</text:p>
          </table:table-cell>
          <table:table-cell table:formula="of:=IF([.AD12]=&quot;&quot;;0;MIN([.$AE$9]-[.V12];[.$AE$9]-[.$AD$9];[.W12]-[.V12]-[.AH12]-[.AI12]-[.AJ12]-[.AK12]))" office:value-type="float" office:value="0" calcext:value-type="float">
            <text:p>0</text:p>
          </table:table-cell>
          <table:table-cell table:formula="of:=IF([.AE12]=&quot;&quot;;0;MIN([.$AF$9]-[.V12];[.$AF$9]-[.$AE$9];[.W12]-[.V12]-[.AH12]-[.AI12]-[.AJ12]-[.AK12]-[.AL12]))" office:value-type="float" office:value="0" calcext:value-type="float">
            <text:p>0</text:p>
          </table:table-cell>
          <table:table-cell table:formula="of:=IF([.AF12]=&quot;&quot;;0;MIN([.$AG$9]-[.V12];[.$AG$9]-[.$AF$9];[.W12]-[.V12]-[.AH12]-[.AI12]-[.AJ12]-[.AK12]-[.AL12]-[.AM12]))" office:value-type="float" office:value="0" calcext:value-type="float">
            <text:p>0</text:p>
          </table:table-cell>
          <table:table-cell/>
          <table:table-cell table:style-name="ce2" table:formula="of:=IF([.AH12]&gt;=1;[.$AH$10]&amp;&quot;*&quot;&amp;[.AH12]&amp;&quot; &quot;;&quot;&quot;)&amp;IF([.AI12]&gt;=1;[.$AI$10]&amp;&quot;*&quot;&amp;[.AI12]&amp;&quot; &quot;;&quot;&quot;)&amp;IF([.AJ12]&gt;=1;[.$AJ$10]&amp;&quot;*&quot;&amp;[.AJ12]&amp;&quot; &quot;;&quot;&quot;)&amp;IF([.AK12]&gt;=1;[.$AK$10]&amp;&quot;*&quot;&amp;[.AK12]&amp;&quot; &quot;;&quot;&quot;)&amp;IF([.AL12]&gt;=1;[.$AL$10]&amp;&quot;*&quot;&amp;[.AL12]&amp;&quot; &quot;;&quot;&quot;)&amp;IF([.AM12]&gt;=1;[.$AM$10]&amp;&quot;*&quot;&amp;[.AM12]&amp;&quot; &quot;;&quot;&quot;)&amp;IF([.AN12]&gt;=1;[.$AN$10]&amp;&quot;*&quot;&amp;[.AN12]&amp;&quot; &quot;;&quot;&quot;)">
            <text:p/>
          </table:table-cell>
          <table:table-cell table:number-columns-repeated="9"/>
          <table:table-cell table:formula="of:=[.AZ11]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BA12]=&quot;-&quot;;&quot;&quot;;IF([.$B$1]=2;INDEX([.$AR$16:.$AU$31];[.AZ12];[.BA12]);IF([.$B$1]=3;INDEX([.$AR$44:.$AU$98];[.AZ12];[.BA12]);INDEX([.$AR$113:.$AU$218];[.AZ12];[.BA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2</text:p>
          </table:table-cell>
          <table:table-cell office:value-type="string" calcext:value-type="string">
            <text:p>formatConductorMvt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7" table:formula="of:=[.D3]" office:value-type="float" office:value="432" calcext:value-type="float">
            <text:p>432</text:p>
          </table:table-cell>
          <table:table-cell table:style-name="ce47" table:formula="of:=[.AA9]" office:value-type="float" office:value="119" calcext:value-type="float">
            <text:p>119</text:p>
          </table:table-cell>
          <table:table-cell table:style-name="ce44" table:formula="of:=MATCH([.V13];[.$Z$9:.$AG$9];1)" office:value-type="float" office:value="2" calcext:value-type="float">
            <text:p>2</text:p>
          </table:table-cell>
          <table:table-cell table:style-name="ce44" table:formula="of:=MATCH([.W13];[.$Z$9:.$AG$9];1)" office:value-type="float" office:value="2" calcext:value-type="float">
            <text:p>2</text:p>
          </table:table-cell>
          <table:table-cell table:style-name="ce2" table:formula="of:=IF(AND([.Z$8]&lt;=[.$Y13];[.Z$8]&gt;=[.$X13]);INDEX([.$Z$9:.$AG$9];[.Z$8]);&quot;&quot;)">
            <text:p/>
          </table:table-cell>
          <table:table-cell table:style-name="ce2" table:formula="of:=IF(AND([.AA$8]&lt;=[.$Y13];[.AA$8]&gt;=[.$X13]);INDEX([.$Z$9:.$AG$9];[.AA$8]);&quot;&quot;)" office:value-type="float" office:value="119" calcext:value-type="float">
            <text:p>119</text:p>
          </table:table-cell>
          <table:table-cell table:style-name="ce2" table:formula="of:=IF(AND([.AB$8]&lt;=[.$Y13];[.AB$8]&gt;=[.$X13]);INDEX([.$Z$9:.$AG$9];[.AB$8]);&quot;&quot;)">
            <text:p/>
          </table:table-cell>
          <table:table-cell table:style-name="ce2" table:formula="of:=IF(AND([.AC$8]&lt;=[.$Y13];[.AC$8]&gt;=[.$X13]);INDEX([.$Z$9:.$AG$9];[.AC$8]);&quot;&quot;)">
            <text:p/>
          </table:table-cell>
          <table:table-cell table:style-name="ce2" table:formula="of:=IF(AND([.AD$8]&lt;=[.$Y13];[.AD$8]&gt;=[.$X13]);INDEX([.$Z$9:.$AG$9];[.AD$8]);&quot;&quot;)">
            <text:p/>
          </table:table-cell>
          <table:table-cell table:style-name="ce2" table:formula="of:=IF(AND([.AE$8]&lt;=[.$Y13];[.AE$8]&gt;=[.$X13]);INDEX([.$Z$9:.$AG$9];[.AE$8]);&quot;&quot;)">
            <text:p/>
          </table:table-cell>
          <table:table-cell table:style-name="ce2" table:formula="of:=IF(AND([.AF$8]&lt;=[.$Y13];[.AF$8]&gt;=[.$X13]);INDEX([.$Z$9:.$AG$9];[.AF$8]);&quot;&quot;)">
            <text:p/>
          </table:table-cell>
          <table:table-cell table:style-name="ce2" table:formula="of:=IF(AND([.AG$8]&lt;=[.$Y13];[.AG$8]&gt;=[.$X13]);INDEX([.$Z$9:.$AG$9];[.AG$8]);&quot;&quot;)">
            <text:p/>
          </table:table-cell>
          <table:table-cell table:formula="of:=IF([.Z13]=&quot;&quot;;0;MIN([.W13]-[.V13];[.$AA$9]-[.V13]))" office:value-type="float" office:value="0" calcext:value-type="float">
            <text:p>0</text:p>
          </table:table-cell>
          <table:table-cell table:formula="of:=IF([.AA13]=&quot;&quot;;0;MIN([.$AB$9]-[.V13];[.$AB$9]-[.$AA$9];[.W13]-[.V13]-[.AH13]))" office:value-type="float" office:value="-432" calcext:value-type="float">
            <text:p>-432</text:p>
          </table:table-cell>
          <table:table-cell table:formula="of:=IF([.AB13]=&quot;&quot;;0;MIN([.$AC$9]-[.V13];[.$AC$9]-[.$AB$9];[.W13]-[.V13]-[.AH13]-[.AI13]))" office:value-type="float" office:value="0" calcext:value-type="float">
            <text:p>0</text:p>
          </table:table-cell>
          <table:table-cell table:formula="of:=IF([.AC13]=&quot;&quot;;0;MIN([.$AD$9]-[.V13];[.$AD$9]-[.$AC$9];[.W13]-[.V13]-[.AH13]-[.AI13]-[.AJ13]))" office:value-type="float" office:value="0" calcext:value-type="float">
            <text:p>0</text:p>
          </table:table-cell>
          <table:table-cell table:formula="of:=IF([.AD13]=&quot;&quot;;0;MIN([.$AE$9]-[.V13];[.$AE$9]-[.$AD$9];[.W13]-[.V13]-[.AH13]-[.AI13]-[.AJ13]-[.AK13]))" office:value-type="float" office:value="0" calcext:value-type="float">
            <text:p>0</text:p>
          </table:table-cell>
          <table:table-cell table:formula="of:=IF([.AE13]=&quot;&quot;;0;MIN([.$AF$9]-[.V13];[.$AF$9]-[.$AE$9];[.W13]-[.V13]-[.AH13]-[.AI13]-[.AJ13]-[.AK13]-[.AL13]))" office:value-type="float" office:value="0" calcext:value-type="float">
            <text:p>0</text:p>
          </table:table-cell>
          <table:table-cell table:formula="of:=IF([.AF13]=&quot;&quot;;0;MIN([.$AG$9]-[.V13];[.$AG$9]-[.$AF$9];[.W13]-[.V13]-[.AH13]-[.AI13]-[.AJ13]-[.AK13]-[.AL13]-[.AM13]))" office:value-type="float" office:value="0" calcext:value-type="float">
            <text:p>0</text:p>
          </table:table-cell>
          <table:table-cell/>
          <table:table-cell table:style-name="ce2" table:formula="of:=IF([.AH13]&gt;=1;[.$AH$10]&amp;&quot;*&quot;&amp;[.AH13]&amp;&quot; &quot;;&quot;&quot;)&amp;IF([.AI13]&gt;=1;[.$AI$10]&amp;&quot;*&quot;&amp;[.AI13]&amp;&quot; &quot;;&quot;&quot;)&amp;IF([.AJ13]&gt;=1;[.$AJ$10]&amp;&quot;*&quot;&amp;[.AJ13]&amp;&quot; &quot;;&quot;&quot;)&amp;IF([.AK13]&gt;=1;[.$AK$10]&amp;&quot;*&quot;&amp;[.AK13]&amp;&quot; &quot;;&quot;&quot;)&amp;IF([.AL13]&gt;=1;[.$AL$10]&amp;&quot;*&quot;&amp;[.AL13]&amp;&quot; &quot;;&quot;&quot;)&amp;IF([.AM13]&gt;=1;[.$AM$10]&amp;&quot;*&quot;&amp;[.AM13]&amp;&quot; &quot;;&quot;&quot;)&amp;IF([.AN13]&gt;=1;[.$AN$10]&amp;&quot;*&quot;&amp;[.AN13]&amp;&quot; &quot;;&quot;&quot;)">
            <text:p/>
          </table:table-cell>
          <table:table-cell table:number-columns-repeated="9"/>
          <table:table-cell table:formula="of:=[.AZ12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BA13]=&quot;-&quot;;&quot;&quot;;IF([.$B$1]=2;INDEX([.$AR$16:.$AU$31];[.AZ13];[.BA13]);IF([.$B$1]=3;INDEX([.$AR$44:.$AU$98];[.AZ13];[.BA13]);INDEX([.$AR$113:.$AU$218];[.AZ13];[.BA13]))))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2"/>
          <table:table-cell table:formula="of:=[.AZ13]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BA14]=&quot;-&quot;;&quot;&quot;;IF([.$B$1]=2;INDEX([.$AR$16:.$AU$31];[.AZ14];[.BA14]);IF([.$B$1]=3;INDEX([.$AR$44:.$AU$98];[.AZ14];[.BA14]);INDEX([.$AR$113:.$AU$218];[.AZ14];[.BA14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]" office:value-type="string" office:string-value="s2." calcext:value-type="string">
            <text:p>s2.</text:p>
          </table:table-cell>
          <table:table-cell table:formula="of:=[.AA10]" office:value-type="string" office:string-value="s2." calcext:value-type="string">
            <text:p>s2.</text:p>
          </table:table-cell>
          <table:table-cell table:formula="of:=[.AB10]" office:value-type="float" office:value="0" calcext:value-type="float">
            <text:p>0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0" calcext:value-type="float">
            <text:p>0</text:p>
          </table:table-cell>
          <table:table-cell table:formula="of:=[.AE10]" office:value-type="float" office:value="0" calcext:value-type="float">
            <text:p>0</text:p>
          </table:table-cell>
          <table:table-cell table:formula="of:=[.AF10]" office:value-type="float" office:value="0" calcext:value-type="float">
            <text:p>0</text:p>
          </table:table-cell>
          <table:table-cell table:number-columns-repeated="11"/>
          <table:table-cell table:formula="of:=IF([.AZ11]&lt;[.$AZ$9];[.AZ11]+1;&quot;-&quot;)" office:value-type="float" office:value="2" calcext:value-type="float">
            <text:p>2</text:p>
          </table:table-cell>
          <table:table-cell table:formula="of:=IF([.AZ11]&lt;[.$AZ$9];[.BA11];&quot;-&quot;)" office:value-type="float" office:value="1" calcext:value-type="float">
            <text:p>1</text:p>
          </table:table-cell>
          <table:table-cell table:formula="of:=IF([.BA15]=&quot;-&quot;;&quot;&quot;;IF([.$B$1]=2;INDEX([.$AR$16:.$AU$31];[.AZ15];[.BA15]);IF([.$B$1]=3;INDEX([.$AR$44:.$AU$98];[.AZ15];[.BA15]);INDEX([.$AR$113:.$AU$218];[.AZ15];[.BA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7]=&quot;&quot;;&quot;&quot;;[.C17]-[.C16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0"/>
          <table:table-cell/>
          <table:table-cell table:style-name="ce50" table:number-columns-repeated="2"/>
          <table:table-cell table:style-name="ce44" table:formula="of:=MATCH([.C16];[.$Z$9:.$AG$9];1)" office:value-type="float" office:value="1" calcext:value-type="float">
            <text:p>1</text:p>
          </table:table-cell>
          <table:table-cell table:style-name="ce44" table:formula="of:=MATCH([.D16]+[.C16];[.$Z$9:.$AG$9];1)" office:value-type="float" office:value="1" calcext:value-type="float">
            <text:p>1</text:p>
          </table:table-cell>
          <table:table-cell table:style-name="ce2" table:formula="of:=IF(AND([.Z$15]&lt;=[.$Y16];[.Z$15]&gt;=[.$X16]);INDEX([.$Z$9:.$AG$9];[.Z$15]);&quot;&quot;)" office:value-type="float" office:value="0" calcext:value-type="float">
            <text:p>0</text:p>
          </table:table-cell>
          <table:table-cell table:style-name="ce2" table:formula="of:=IF(AND([.AA$15]&lt;=[.$Y16];[.AA$15]&gt;=[.$X16]);INDEX([.$Z$9:.$AG$9];[.AA$15]);&quot;&quot;)">
            <text:p/>
          </table:table-cell>
          <table:table-cell table:style-name="ce2" table:formula="of:=IF(AND([.AB$15]&lt;=[.$Y16];[.AB$15]&gt;=[.$X16]);INDEX([.$Z$9:.$AG$9];[.AB$15]);&quot;&quot;)">
            <text:p/>
          </table:table-cell>
          <table:table-cell table:style-name="ce2" table:formula="of:=IF(AND([.AC$15]&lt;=[.$Y16];[.AC$15]&gt;=[.$X16]);INDEX([.$Z$9:.$AG$9];[.AC$15]);&quot;&quot;)">
            <text:p/>
          </table:table-cell>
          <table:table-cell table:style-name="ce2" table:formula="of:=IF(AND([.AD$15]&lt;=[.$Y16];[.AD$15]&gt;=[.$X16]);INDEX([.$Z$9:.$AG$9];[.AD$15]);&quot;&quot;)">
            <text:p/>
          </table:table-cell>
          <table:table-cell table:style-name="ce2" table:formula="of:=IF(AND([.AE$15]&lt;=[.$Y16];[.AE$15]&gt;=[.$X16]);INDEX([.$Z$9:.$AG$9];[.AE$15]);&quot;&quot;)">
            <text:p/>
          </table:table-cell>
          <table:table-cell table:style-name="ce2" table:formula="of:=IF(AND([.AF$15]&lt;=[.$Y16];[.AF$15]&gt;=[.$X16]);INDEX([.$Z$9:.$AG$9];[.AF$15]);&quot;&quot;)">
            <text:p/>
          </table:table-cell>
          <table:table-cell table:style-name="ce2" table:formula="of:=IF(AND([.AG$15]&lt;=[.$Y16];[.AG$15]&gt;=[.$X16]);INDEX([.$Z$9:.$AG$9];[.AG$15]);&quot;&quot;)">
            <text:p/>
          </table:table-cell>
          <table:table-cell table:formula="of:=IF([.Z16]=&quot;&quot;;0;MIN([.D16];[.$AA$9]-[.C16]))" office:value-type="float" office:value="10" calcext:value-type="float">
            <text:p>10</text:p>
          </table:table-cell>
          <table:table-cell table:formula="of:=IF([.AA16]=&quot;&quot;;0;MIN([.$AA$9]-[.C16];[.$AB$9]-[.$AA$9];[.D16]-[.AH16]))" office:value-type="float" office:value="0" calcext:value-type="float">
            <text:p>0</text:p>
          </table:table-cell>
          <table:table-cell table:formula="of:=IF([.AB16]=&quot;&quot;;0;MIN([.$AB$9]-[.C16];[.$AC$9]-[.$AB$9];[.D16]-[.AH16]-[.AI16]))" office:value-type="float" office:value="0" calcext:value-type="float">
            <text:p>0</text:p>
          </table:table-cell>
          <table:table-cell table:formula="of:=IF([.AC16]=&quot;&quot;;0;MIN([.$AD$9]-[.C16];[.$AD$9]-[.$AC$9];[.D16]-[.AH16]-[.AI16]-[.AJ16]))" office:value-type="float" office:value="0" calcext:value-type="float">
            <text:p>0</text:p>
          </table:table-cell>
          <table:table-cell table:formula="of:=IF([.AD16]=&quot;&quot;;0;MIN([.$AE$9]-[.C16];[.$AE$9]-[.$AD$9];[.D16]-[.AH16]-[.AI16]-[.AJ16]-[.AK16]))" office:value-type="float" office:value="0" calcext:value-type="float">
            <text:p>0</text:p>
          </table:table-cell>
          <table:table-cell table:formula="of:=IF([.AE16]=&quot;&quot;;0;MIN([.$AF$9]-[.C16];[.$AF$9]-[.$AE$9];[.D16]-[.AH16]-[.AI16]-[.AJ16]-[.AK16]-[.AL16]))" office:value-type="float" office:value="0" calcext:value-type="float">
            <text:p>0</text:p>
          </table:table-cell>
          <table:table-cell table:formula="of:=IF([.AF16]=&quot;&quot;;0;MIN([.$AG$9]-[.C16];[.$AG$9]-[.$AF$9];[.D16]-[.AH16]-[.AI16]-[.AJ16]-[.AK16]-[.AL16]-[.AM16]))" office:value-type="float" office:value="0" calcext:value-type="float">
            <text:p>0</text:p>
          </table:table-cell>
          <table:table-cell/>
          <table:table-cell table:style-name="ce2" table:formula="of:=IF([.AH16]&gt;=1;[.$AH$15]&amp;&quot;*&quot;&amp;[.AH16]&amp;&quot; &quot;;&quot;&quot;)&amp;IF([.AI16]&gt;=1;[.$AI$15]&amp;&quot;*&quot;&amp;[.AI16]&amp;&quot; &quot;;&quot;&quot;)&amp;IF([.AJ16]&gt;=1;[.$AJ$15]&amp;&quot;*&quot;&amp;[.AJ16]&amp;&quot; &quot;;&quot;&quot;)&amp;IF([.AK16]&gt;=1;[.$AK$15]&amp;&quot;*&quot;&amp;[.AK16]&amp;&quot; &quot;;&quot;&quot;)&amp;IF([.AL16]&gt;=1;[.$AL$15]&amp;&quot;*&quot;&amp;[.AL16]&amp;&quot; &quot;;&quot;&quot;)&amp;IF([.AM16]&gt;=1;[.$AM$15]&amp;&quot;*&quot;&amp;[.AM16]&amp;&quot; &quot;;&quot;&quot;)&amp;IF([.AN16]&gt;=1;[.$AN$15]&amp;&quot;*&quot;&amp;[.AN16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]&amp;&quot;)&quot;" office:value-type="string" office:string-value="    #'((Y-offset . 0)" calcext:value-type="string">
            <text:p><text:s text:c="4"/>#'((Y-offset . 0)</text:p>
          </table:table-cell>
          <table:table-cell table:formula="of:=IF([.$B$4]=&quot;Y&quot;;&quot;&quot;;&quot;%&quot;)&amp;&quot;      (alignment-distances . (&quot;&amp;COM.MICROSOFT.TEXTJOIN(&quot; &quot;;1;[.G16:.T16])&amp;&quot;)))&quot;" office:value-type="string" office:string-value="      (alignment-distances . (9 10 11 13 12 10 11 12 11 11 11 11 10)))" calcext:value-type="string">
            <text:p><text:s text:c="6"/>(alignment-distances . (9 10 11 13 12 10 11 12 11 11 11 11 10)))</text:p>
          </table:table-cell>
          <table:table-cell table:formula="of:=IF([.$B$6]=&quot;Y&quot;;&quot;%&quot;;&quot;&quot;)&amp;[.AP16]&amp;&quot; &quot;&amp;IF([.E16]=&quot;b&quot;;&quot;\break&quot;;IF([.E16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2]&lt;[.$AZ$9];[.AZ12]+1;&quot;-&quot;)" office:value-type="float" office:value="2" calcext:value-type="float">
            <text:p>2</text:p>
          </table:table-cell>
          <table:table-cell table:formula="of:=IF([.AZ12]&lt;[.$AZ$9];[.BA12];&quot;-&quot;)" office:value-type="float" office:value="2" calcext:value-type="float">
            <text:p>2</text:p>
          </table:table-cell>
          <table:table-cell table:formula="of:=IF([.BA16]=&quot;-&quot;;&quot;&quot;;IF([.$B$1]=2;INDEX([.$AR$16:.$AU$31];[.AZ16];[.BA16]);IF([.$B$1]=3;INDEX([.$AR$44:.$AU$98];[.AZ16];[.BA16]);INDEX([.$AR$113:.$AU$218];[.AZ16];[.BA16]))))" office:value-type="string" office:string-value="    #'((Y-offset . 170)" calcext:value-type="string">
            <text:p><text:s text:c="4"/>#'((Y-offset . 170)</text:p>
          </table:table-cell>
          <table:table-cell table:number-columns-repeated="10"/>
        </table:table-row>
        <table:table-row table:style-name="ro1">
          <table:table-cell table:formula="of:=IF([.E16]=&quot;pb&quot;;[.A16]+1;[.A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7" table:formula="of:=IF([.C18]=&quot;&quot;;&quot;&quot;;[.C18]-[.C17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0" calcext:value-type="float">
            <text:p>16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7"/>
          <table:table-cell table:style-name="ce50"/>
          <table:table-cell table:number-columns-repeated="3"/>
          <table:table-cell table:style-name="ce44" table:formula="of:=MATCH([.C17];[.$Z$9:.$AG$9];1)" office:value-type="float" office:value="1" calcext:value-type="float">
            <text:p>1</text:p>
          </table:table-cell>
          <table:table-cell table:style-name="ce44" table:formula="of:=MATCH([.D17]+[.C17];[.$Z$9:.$AG$9];1)" office:value-type="float" office:value="1" calcext:value-type="float">
            <text:p>1</text:p>
          </table:table-cell>
          <table:table-cell table:style-name="ce2" table:formula="of:=IF(AND([.Z$15]&lt;=[.$Y17];[.Z$15]&gt;=[.$X17]);INDEX([.$Z$9:.$AG$9];[.Z$15]);&quot;&quot;)" office:value-type="float" office:value="0" calcext:value-type="float">
            <text:p>0</text:p>
          </table:table-cell>
          <table:table-cell table:style-name="ce2" table:formula="of:=IF(AND([.AA$15]&lt;=[.$Y17];[.AA$15]&gt;=[.$X17]);INDEX([.$Z$9:.$AG$9];[.AA$15]);&quot;&quot;)">
            <text:p/>
          </table:table-cell>
          <table:table-cell table:style-name="ce2" table:formula="of:=IF(AND([.AB$15]&lt;=[.$Y17];[.AB$15]&gt;=[.$X17]);INDEX([.$Z$9:.$AG$9];[.AB$15]);&quot;&quot;)">
            <text:p/>
          </table:table-cell>
          <table:table-cell table:style-name="ce2" table:formula="of:=IF(AND([.AC$15]&lt;=[.$Y17];[.AC$15]&gt;=[.$X17]);INDEX([.$Z$9:.$AG$9];[.AC$15]);&quot;&quot;)">
            <text:p/>
          </table:table-cell>
          <table:table-cell table:style-name="ce2" table:formula="of:=IF(AND([.AD$15]&lt;=[.$Y17];[.AD$15]&gt;=[.$X17]);INDEX([.$Z$9:.$AG$9];[.AD$15]);&quot;&quot;)">
            <text:p/>
          </table:table-cell>
          <table:table-cell table:style-name="ce2" table:formula="of:=IF(AND([.AE$15]&lt;=[.$Y17];[.AE$15]&gt;=[.$X17]);INDEX([.$Z$9:.$AG$9];[.AE$15]);&quot;&quot;)">
            <text:p/>
          </table:table-cell>
          <table:table-cell table:style-name="ce2" table:formula="of:=IF(AND([.AF$15]&lt;=[.$Y17];[.AF$15]&gt;=[.$X17]);INDEX([.$Z$9:.$AG$9];[.AF$15]);&quot;&quot;)">
            <text:p/>
          </table:table-cell>
          <table:table-cell table:style-name="ce2" table:formula="of:=IF(AND([.AG$15]&lt;=[.$Y17];[.AG$15]&gt;=[.$X17]);INDEX([.$Z$9:.$AG$9];[.AG$15]);&quot;&quot;)">
            <text:p/>
          </table:table-cell>
          <table:table-cell table:formula="of:=IF([.Z17]=&quot;&quot;;0;MIN([.D17];[.$AA$9]-[.C17]))" office:value-type="float" office:value="7" calcext:value-type="float">
            <text:p>7</text:p>
          </table:table-cell>
          <table:table-cell table:formula="of:=IF([.AA17]=&quot;&quot;;0;MIN([.$AA$9]-[.C17];[.$AB$9]-[.$AA$9];[.D17]-[.AH17]))" office:value-type="float" office:value="0" calcext:value-type="float">
            <text:p>0</text:p>
          </table:table-cell>
          <table:table-cell table:formula="of:=IF([.AB17]=&quot;&quot;;0;MIN([.$AB$9]-[.C17];[.$AC$9]-[.$AB$9];[.D17]-[.AH17]-[.AI17]))" office:value-type="float" office:value="0" calcext:value-type="float">
            <text:p>0</text:p>
          </table:table-cell>
          <table:table-cell table:formula="of:=IF([.AC17]=&quot;&quot;;0;MIN([.$AD$9]-[.C17];[.$AD$9]-[.$AC$9];[.D17]-[.AH17]-[.AI17]-[.AJ17]))" office:value-type="float" office:value="0" calcext:value-type="float">
            <text:p>0</text:p>
          </table:table-cell>
          <table:table-cell table:formula="of:=IF([.AD17]=&quot;&quot;;0;MIN([.$AE$9]-[.C17];[.$AE$9]-[.$AD$9];[.D17]-[.AH17]-[.AI17]-[.AJ17]-[.AK17]))" office:value-type="float" office:value="0" calcext:value-type="float">
            <text:p>0</text:p>
          </table:table-cell>
          <table:table-cell table:formula="of:=IF([.AE17]=&quot;&quot;;0;MIN([.$AF$9]-[.C17];[.$AF$9]-[.$AE$9];[.D17]-[.AH17]-[.AI17]-[.AJ17]-[.AK17]-[.AL17]))" office:value-type="float" office:value="0" calcext:value-type="float">
            <text:p>0</text:p>
          </table:table-cell>
          <table:table-cell table:formula="of:=IF([.AF17]=&quot;&quot;;0;MIN([.$AG$9]-[.C17];[.$AG$9]-[.$AF$9];[.D17]-[.AH17]-[.AI17]-[.AJ17]-[.AK17]-[.AL17]-[.AM17]))" office:value-type="float" office:value="0" calcext:value-type="float">
            <text:p>0</text:p>
          </table:table-cell>
          <table:table-cell/>
          <table:table-cell table:style-name="ce2" table:formula="of:=IF([.AH17]&gt;=1;[.$AH$15]&amp;&quot;*&quot;&amp;[.AH17]&amp;&quot; &quot;;&quot;&quot;)&amp;IF([.AI17]&gt;=1;[.$AI$15]&amp;&quot;*&quot;&amp;[.AI17]&amp;&quot; &quot;;&quot;&quot;)&amp;IF([.AJ17]&gt;=1;[.$AJ$15]&amp;&quot;*&quot;&amp;[.AJ17]&amp;&quot; &quot;;&quot;&quot;)&amp;IF([.AK17]&gt;=1;[.$AK$15]&amp;&quot;*&quot;&amp;[.AK17]&amp;&quot; &quot;;&quot;&quot;)&amp;IF([.AL17]&gt;=1;[.$AL$15]&amp;&quot;*&quot;&amp;[.AL17]&amp;&quot; &quot;;&quot;&quot;)&amp;IF([.AM17]&gt;=1;[.$AM$15]&amp;&quot;*&quot;&amp;[.AM17]&amp;&quot; &quot;;&quot;&quot;)&amp;IF([.AN17]&gt;=1;[.$AN$15]&amp;&quot;*&quot;&amp;[.AN17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]&amp;&quot;)&quot;" office:value-type="string" office:string-value="    #'((Y-offset . 160)" calcext:value-type="string">
            <text:p><text:s text:c="4"/>#'((Y-offset . 160)</text:p>
          </table:table-cell>
          <table:table-cell table:formula="of:=IF([.$B$4]=&quot;Y&quot;;&quot;&quot;;&quot;%&quot;)&amp;&quot;      (alignment-distances . (&quot;&amp;COM.MICROSOFT.TEXTJOIN(&quot; &quot;;1;[.G17:.T17])&amp;&quot;)))&quot;" office:value-type="string" office:string-value="      (alignment-distances . (11 14 11 12 12 12)))" calcext:value-type="string">
            <text:p><text:s text:c="6"/>(alignment-distances . (11 14 11 12 12 12)))</text:p>
          </table:table-cell>
          <table:table-cell table:formula="of:=IF([.$B$6]=&quot;Y&quot;;&quot;%&quot;;&quot;&quot;)&amp;[.AP17]&amp;&quot; &quot;&amp;IF([.E17]=&quot;b&quot;;&quot;\break&quot;;IF([.E17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3]&lt;[.$AZ$9];[.AZ13]+1;&quot;-&quot;)" office:value-type="float" office:value="2" calcext:value-type="float">
            <text:p>2</text:p>
          </table:table-cell>
          <table:table-cell table:formula="of:=IF([.AZ13]&lt;[.$AZ$9];[.BA13];&quot;-&quot;)" office:value-type="float" office:value="3" calcext:value-type="float">
            <text:p>3</text:p>
          </table:table-cell>
          <table:table-cell table:formula="of:=IF([.BA17]=&quot;-&quot;;&quot;&quot;;IF([.$B$1]=2;INDEX([.$AR$16:.$AU$31];[.AZ17];[.BA17]);IF([.$B$1]=3;INDEX([.$AR$44:.$AU$98];[.AZ17];[.BA17]);INDEX([.$AR$113:.$AU$218];[.AZ17];[.BA17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17]=&quot;pb&quot;;[.A17]+1;[.A17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style-name="ce7" table:formula="of:=IF([.C19]=&quot;&quot;;&quot;&quot;;[.C19]-[.C1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table:number-columns-repeated="4"/>
          <table:table-cell table:style-name="ce57"/>
          <table:table-cell table:number-columns-repeated="4"/>
          <table:table-cell table:style-name="ce44" table:formula="of:=MATCH([.C18];[.$Z$9:.$AG$9];1)" office:value-type="float" office:value="1" calcext:value-type="float">
            <text:p>1</text:p>
          </table:table-cell>
          <table:table-cell table:style-name="ce44" table:formula="of:=MATCH([.D18]+[.C18];[.$Z$9:.$AG$9];1)" office:value-type="float" office:value="1" calcext:value-type="float">
            <text:p>1</text:p>
          </table:table-cell>
          <table:table-cell table:style-name="ce2" table:formula="of:=IF(AND([.Z$15]&lt;=[.$Y18];[.Z$15]&gt;=[.$X18]);INDEX([.$Z$9:.$AG$9];[.Z$15]);&quot;&quot;)" office:value-type="float" office:value="0" calcext:value-type="float">
            <text:p>0</text:p>
          </table:table-cell>
          <table:table-cell table:style-name="ce2" table:formula="of:=IF(AND([.AA$15]&lt;=[.$Y18];[.AA$15]&gt;=[.$X18]);INDEX([.$Z$9:.$AG$9];[.AA$15]);&quot;&quot;)">
            <text:p/>
          </table:table-cell>
          <table:table-cell table:style-name="ce2" table:formula="of:=IF(AND([.AB$15]&lt;=[.$Y18];[.AB$15]&gt;=[.$X18]);INDEX([.$Z$9:.$AG$9];[.AB$15]);&quot;&quot;)">
            <text:p/>
          </table:table-cell>
          <table:table-cell table:style-name="ce2" table:formula="of:=IF(AND([.AC$15]&lt;=[.$Y18];[.AC$15]&gt;=[.$X18]);INDEX([.$Z$9:.$AG$9];[.AC$15]);&quot;&quot;)">
            <text:p/>
          </table:table-cell>
          <table:table-cell table:style-name="ce2" table:formula="of:=IF(AND([.AD$15]&lt;=[.$Y18];[.AD$15]&gt;=[.$X18]);INDEX([.$Z$9:.$AG$9];[.AD$15]);&quot;&quot;)">
            <text:p/>
          </table:table-cell>
          <table:table-cell table:style-name="ce2" table:formula="of:=IF(AND([.AE$15]&lt;=[.$Y18];[.AE$15]&gt;=[.$X18]);INDEX([.$Z$9:.$AG$9];[.AE$15]);&quot;&quot;)">
            <text:p/>
          </table:table-cell>
          <table:table-cell table:style-name="ce2" table:formula="of:=IF(AND([.AF$15]&lt;=[.$Y18];[.AF$15]&gt;=[.$X18]);INDEX([.$Z$9:.$AG$9];[.AF$15]);&quot;&quot;)">
            <text:p/>
          </table:table-cell>
          <table:table-cell table:style-name="ce2" table:formula="of:=IF(AND([.AG$15]&lt;=[.$Y18];[.AG$15]&gt;=[.$X18]);INDEX([.$Z$9:.$AG$9];[.AG$15]);&quot;&quot;)">
            <text:p/>
          </table:table-cell>
          <table:table-cell table:formula="of:=IF([.Z18]=&quot;&quot;;0;MIN([.D18];[.$AA$9]-[.C18]))" office:value-type="float" office:value="6" calcext:value-type="float">
            <text:p>6</text:p>
          </table:table-cell>
          <table:table-cell table:formula="of:=IF([.AA18]=&quot;&quot;;0;MIN([.$AA$9]-[.C18];[.$AB$9]-[.$AA$9];[.D18]-[.AH18]))" office:value-type="float" office:value="0" calcext:value-type="float">
            <text:p>0</text:p>
          </table:table-cell>
          <table:table-cell table:formula="of:=IF([.AB18]=&quot;&quot;;0;MIN([.$AB$9]-[.C18];[.$AC$9]-[.$AB$9];[.D18]-[.AH18]-[.AI18]))" office:value-type="float" office:value="0" calcext:value-type="float">
            <text:p>0</text:p>
          </table:table-cell>
          <table:table-cell table:formula="of:=IF([.AC18]=&quot;&quot;;0;MIN([.$AD$9]-[.C18];[.$AD$9]-[.$AC$9];[.D18]-[.AH18]-[.AI18]-[.AJ18]))" office:value-type="float" office:value="0" calcext:value-type="float">
            <text:p>0</text:p>
          </table:table-cell>
          <table:table-cell table:formula="of:=IF([.AD18]=&quot;&quot;;0;MIN([.$AE$9]-[.C18];[.$AE$9]-[.$AD$9];[.D18]-[.AH18]-[.AI18]-[.AJ18]-[.AK18]))" office:value-type="float" office:value="0" calcext:value-type="float">
            <text:p>0</text:p>
          </table:table-cell>
          <table:table-cell table:formula="of:=IF([.AE18]=&quot;&quot;;0;MIN([.$AF$9]-[.C18];[.$AF$9]-[.$AE$9];[.D18]-[.AH18]-[.AI18]-[.AJ18]-[.AK18]-[.AL18]))" office:value-type="float" office:value="0" calcext:value-type="float">
            <text:p>0</text:p>
          </table:table-cell>
          <table:table-cell table:formula="of:=IF([.AF18]=&quot;&quot;;0;MIN([.$AG$9]-[.C18];[.$AG$9]-[.$AF$9];[.D18]-[.AH18]-[.AI18]-[.AJ18]-[.AK18]-[.AL18]-[.AM18]))" office:value-type="float" office:value="0" calcext:value-type="float">
            <text:p>0</text:p>
          </table:table-cell>
          <table:table-cell/>
          <table:table-cell table:style-name="ce2" table:formula="of:=IF([.AH18]&gt;=1;[.$AH$15]&amp;&quot;*&quot;&amp;[.AH18]&amp;&quot; &quot;;&quot;&quot;)&amp;IF([.AI18]&gt;=1;[.$AI$15]&amp;&quot;*&quot;&amp;[.AI18]&amp;&quot; &quot;;&quot;&quot;)&amp;IF([.AJ18]&gt;=1;[.$AJ$15]&amp;&quot;*&quot;&amp;[.AJ18]&amp;&quot; &quot;;&quot;&quot;)&amp;IF([.AK18]&gt;=1;[.$AK$15]&amp;&quot;*&quot;&amp;[.AK18]&amp;&quot; &quot;;&quot;&quot;)&amp;IF([.AL18]&gt;=1;[.$AL$15]&amp;&quot;*&quot;&amp;[.AL18]&amp;&quot; &quot;;&quot;&quot;)&amp;IF([.AM18]&gt;=1;[.$AM$15]&amp;&quot;*&quot;&amp;[.AM18]&amp;&quot; &quot;;&quot;&quot;)&amp;IF([.AN18]&gt;=1;[.$AN$15]&amp;&quot;*&quot;&amp;[.AN18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:.T18])&amp;&quot;)))&quot;" office:value-type="string" office:string-value="      (alignment-distances . (11 14 11 14 10 12 12 12)))" calcext:value-type="string">
            <text:p><text:s text:c="6"/>(alignment-distances . (11 14 11 14 10 12 12 12)))</text:p>
          </table:table-cell>
          <table:table-cell table:formula="of:=IF([.$B$6]=&quot;Y&quot;;&quot;%&quot;;&quot;&quot;)&amp;[.AP18]&amp;&quot; &quot;&amp;IF([.E18]=&quot;b&quot;;&quot;\break&quot;;IF([.E18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4]&lt;[.$AZ$9];[.AZ14]+1;&quot;-&quot;)" office:value-type="float" office:value="2" calcext:value-type="float">
            <text:p>2</text:p>
          </table:table-cell>
          <table:table-cell table:formula="of:=IF([.AZ14]&lt;[.$AZ$9];[.BA14];&quot;-&quot;)" office:value-type="float" office:value="4" calcext:value-type="float">
            <text:p>4</text:p>
          </table:table-cell>
          <table:table-cell table:formula="of:=IF([.BA18]=&quot;-&quot;;&quot;&quot;;IF([.$B$1]=2;INDEX([.$AR$16:.$AU$31];[.AZ18];[.BA18]);IF([.$B$1]=3;INDEX([.$AR$44:.$AU$98];[.AZ18];[.BA18]);INDEX([.$AR$113:.$AU$218];[.AZ18];[.BA1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18]=&quot;pb&quot;;[.A18]+1;[.A18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7" table:formula="of:=IF([.C20]=&quot;&quot;;&quot;&quot;;[.C20]-[.C1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style-name="ce57"/>
          <table:table-cell table:number-columns-repeated="4"/>
          <table:table-cell table:style-name="ce44" table:formula="of:=MATCH([.C19];[.$Z$9:.$AG$9];1)" office:value-type="float" office:value="1" calcext:value-type="float">
            <text:p>1</text:p>
          </table:table-cell>
          <table:table-cell table:style-name="ce44" table:formula="of:=MATCH([.D19]+[.C19];[.$Z$9:.$AG$9];1)" office:value-type="float" office:value="1" calcext:value-type="float">
            <text:p>1</text:p>
          </table:table-cell>
          <table:table-cell table:style-name="ce2" table:formula="of:=IF(AND([.Z$15]&lt;=[.$Y19];[.Z$15]&gt;=[.$X19]);INDEX([.$Z$9:.$AG$9];[.Z$15]);&quot;&quot;)" office:value-type="float" office:value="0" calcext:value-type="float">
            <text:p>0</text:p>
          </table:table-cell>
          <table:table-cell table:style-name="ce2" table:formula="of:=IF(AND([.AA$15]&lt;=[.$Y19];[.AA$15]&gt;=[.$X19]);INDEX([.$Z$9:.$AG$9];[.AA$15]);&quot;&quot;)">
            <text:p/>
          </table:table-cell>
          <table:table-cell table:style-name="ce2" table:formula="of:=IF(AND([.AB$15]&lt;=[.$Y19];[.AB$15]&gt;=[.$X19]);INDEX([.$Z$9:.$AG$9];[.AB$15]);&quot;&quot;)">
            <text:p/>
          </table:table-cell>
          <table:table-cell table:style-name="ce2" table:formula="of:=IF(AND([.AC$15]&lt;=[.$Y19];[.AC$15]&gt;=[.$X19]);INDEX([.$Z$9:.$AG$9];[.AC$15]);&quot;&quot;)">
            <text:p/>
          </table:table-cell>
          <table:table-cell table:style-name="ce2" table:formula="of:=IF(AND([.AD$15]&lt;=[.$Y19];[.AD$15]&gt;=[.$X19]);INDEX([.$Z$9:.$AG$9];[.AD$15]);&quot;&quot;)">
            <text:p/>
          </table:table-cell>
          <table:table-cell table:style-name="ce2" table:formula="of:=IF(AND([.AE$15]&lt;=[.$Y19];[.AE$15]&gt;=[.$X19]);INDEX([.$Z$9:.$AG$9];[.AE$15]);&quot;&quot;)">
            <text:p/>
          </table:table-cell>
          <table:table-cell table:style-name="ce2" table:formula="of:=IF(AND([.AF$15]&lt;=[.$Y19];[.AF$15]&gt;=[.$X19]);INDEX([.$Z$9:.$AG$9];[.AF$15]);&quot;&quot;)">
            <text:p/>
          </table:table-cell>
          <table:table-cell table:style-name="ce2" table:formula="of:=IF(AND([.AG$15]&lt;=[.$Y19];[.AG$15]&gt;=[.$X19]);INDEX([.$Z$9:.$AG$9];[.AG$15]);&quot;&quot;)">
            <text:p/>
          </table:table-cell>
          <table:table-cell table:formula="of:=IF([.Z19]=&quot;&quot;;0;MIN([.D19];[.$AA$9]-[.C19]))" office:value-type="float" office:value="6" calcext:value-type="float">
            <text:p>6</text:p>
          </table:table-cell>
          <table:table-cell table:formula="of:=IF([.AA19]=&quot;&quot;;0;MIN([.$AA$9]-[.C19];[.$AB$9]-[.$AA$9];[.D19]-[.AH19]))" office:value-type="float" office:value="0" calcext:value-type="float">
            <text:p>0</text:p>
          </table:table-cell>
          <table:table-cell table:formula="of:=IF([.AB19]=&quot;&quot;;0;MIN([.$AB$9]-[.C19];[.$AC$9]-[.$AB$9];[.D19]-[.AH19]-[.AI19]))" office:value-type="float" office:value="0" calcext:value-type="float">
            <text:p>0</text:p>
          </table:table-cell>
          <table:table-cell table:formula="of:=IF([.AC19]=&quot;&quot;;0;MIN([.$AD$9]-[.C19];[.$AD$9]-[.$AC$9];[.D19]-[.AH19]-[.AI19]-[.AJ19]))" office:value-type="float" office:value="0" calcext:value-type="float">
            <text:p>0</text:p>
          </table:table-cell>
          <table:table-cell table:formula="of:=IF([.AD19]=&quot;&quot;;0;MIN([.$AE$9]-[.C19];[.$AE$9]-[.$AD$9];[.D19]-[.AH19]-[.AI19]-[.AJ19]-[.AK19]))" office:value-type="float" office:value="0" calcext:value-type="float">
            <text:p>0</text:p>
          </table:table-cell>
          <table:table-cell table:formula="of:=IF([.AE19]=&quot;&quot;;0;MIN([.$AF$9]-[.C19];[.$AF$9]-[.$AE$9];[.D19]-[.AH19]-[.AI19]-[.AJ19]-[.AK19]-[.AL19]))" office:value-type="float" office:value="0" calcext:value-type="float">
            <text:p>0</text:p>
          </table:table-cell>
          <table:table-cell table:formula="of:=IF([.AF19]=&quot;&quot;;0;MIN([.$AG$9]-[.C19];[.$AG$9]-[.$AF$9];[.D19]-[.AH19]-[.AI19]-[.AJ19]-[.AK19]-[.AL19]-[.AM19]))" office:value-type="float" office:value="0" calcext:value-type="float">
            <text:p>0</text:p>
          </table:table-cell>
          <table:table-cell/>
          <table:table-cell table:style-name="ce2" table:formula="of:=IF([.AH19]&gt;=1;[.$AH$15]&amp;&quot;*&quot;&amp;[.AH19]&amp;&quot; &quot;;&quot;&quot;)&amp;IF([.AI19]&gt;=1;[.$AI$15]&amp;&quot;*&quot;&amp;[.AI19]&amp;&quot; &quot;;&quot;&quot;)&amp;IF([.AJ19]&gt;=1;[.$AJ$15]&amp;&quot;*&quot;&amp;[.AJ19]&amp;&quot; &quot;;&quot;&quot;)&amp;IF([.AK19]&gt;=1;[.$AK$15]&amp;&quot;*&quot;&amp;[.AK19]&amp;&quot; &quot;;&quot;&quot;)&amp;IF([.AL19]&gt;=1;[.$AL$15]&amp;&quot;*&quot;&amp;[.AL19]&amp;&quot; &quot;;&quot;&quot;)&amp;IF([.AM19]&gt;=1;[.$AM$15]&amp;&quot;*&quot;&amp;[.AM19]&amp;&quot; &quot;;&quot;&quot;)&amp;IF([.AN19]&gt;=1;[.$AN$15]&amp;&quot;*&quot;&amp;[.AN19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9:.T19])&amp;&quot;)))&quot;" office:value-type="string" office:string-value="      (alignment-distances . (12 14 10 12 11 11)))" calcext:value-type="string">
            <text:p><text:s text:c="6"/>(alignment-distances . (12 14 10 12 11 11)))</text:p>
          </table:table-cell>
          <table:table-cell table:formula="of:=IF([.$B$6]=&quot;Y&quot;;&quot;%&quot;;&quot;&quot;)&amp;[.AP19]&amp;&quot; &quot;&amp;IF([.E19]=&quot;b&quot;;&quot;\break&quot;;IF([.E19]=&quot;pb&quot;;&quot;\pageBreak&quot;))" office:value-type="string" office:string-value="s2.*6  \pageBreak" calcext:value-type="string">
            <text:p>s2.*6 <text:s/>\pageBreak</text:p>
          </table:table-cell>
          <table:table-cell table:number-columns-repeated="4"/>
          <table:table-cell table:formula="of:=IF([.AZ15]&lt;[.$AZ$9];[.AZ15]+1;&quot;-&quot;)" office:value-type="float" office:value="3" calcext:value-type="float">
            <text:p>3</text:p>
          </table:table-cell>
          <table:table-cell table:formula="of:=IF([.AZ15]&lt;[.$AZ$9];[.BA15];&quot;-&quot;)" office:value-type="float" office:value="1" calcext:value-type="float">
            <text:p>1</text:p>
          </table:table-cell>
          <table:table-cell table:formula="of:=IF([.BA19]=&quot;-&quot;;&quot;&quot;;IF([.$B$1]=2;INDEX([.$AR$16:.$AU$31];[.AZ19];[.BA19]);IF([.$B$1]=3;INDEX([.$AR$44:.$AU$98];[.AZ19];[.BA19]);INDEX([.$AR$113:.$AU$218];[.AZ19];[.BA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]=&quot;pb&quot;;[.A19]+1;[.A19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7" table:formula="of:=IF([.C21]=&quot;&quot;;&quot;&quot;;[.C21]-[.C20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0];[.$Z$9:.$AG$9];1)" office:value-type="float" office:value="1" calcext:value-type="float">
            <text:p>1</text:p>
          </table:table-cell>
          <table:table-cell table:style-name="ce44" table:formula="of:=MATCH([.D20]+[.C20];[.$Z$9:.$AG$9];1)" office:value-type="float" office:value="1" calcext:value-type="float">
            <text:p>1</text:p>
          </table:table-cell>
          <table:table-cell table:style-name="ce2" table:formula="of:=IF(AND([.Z$15]&lt;=[.$Y20];[.Z$15]&gt;=[.$X20]);INDEX([.$Z$9:.$AG$9];[.Z$15]);&quot;&quot;)" office:value-type="float" office:value="0" calcext:value-type="float">
            <text:p>0</text:p>
          </table:table-cell>
          <table:table-cell table:style-name="ce2" table:formula="of:=IF(AND([.AA$15]&lt;=[.$Y20];[.AA$15]&gt;=[.$X20]);INDEX([.$Z$9:.$AG$9];[.AA$15]);&quot;&quot;)">
            <text:p/>
          </table:table-cell>
          <table:table-cell table:style-name="ce2" table:formula="of:=IF(AND([.AB$15]&lt;=[.$Y20];[.AB$15]&gt;=[.$X20]);INDEX([.$Z$9:.$AG$9];[.AB$15]);&quot;&quot;)">
            <text:p/>
          </table:table-cell>
          <table:table-cell table:style-name="ce2" table:formula="of:=IF(AND([.AC$15]&lt;=[.$Y20];[.AC$15]&gt;=[.$X20]);INDEX([.$Z$9:.$AG$9];[.AC$15]);&quot;&quot;)">
            <text:p/>
          </table:table-cell>
          <table:table-cell table:style-name="ce2" table:formula="of:=IF(AND([.AD$15]&lt;=[.$Y20];[.AD$15]&gt;=[.$X20]);INDEX([.$Z$9:.$AG$9];[.AD$15]);&quot;&quot;)">
            <text:p/>
          </table:table-cell>
          <table:table-cell table:style-name="ce2" table:formula="of:=IF(AND([.AE$15]&lt;=[.$Y20];[.AE$15]&gt;=[.$X20]);INDEX([.$Z$9:.$AG$9];[.AE$15]);&quot;&quot;)">
            <text:p/>
          </table:table-cell>
          <table:table-cell table:style-name="ce2" table:formula="of:=IF(AND([.AF$15]&lt;=[.$Y20];[.AF$15]&gt;=[.$X20]);INDEX([.$Z$9:.$AG$9];[.AF$15]);&quot;&quot;)">
            <text:p/>
          </table:table-cell>
          <table:table-cell table:style-name="ce2" table:formula="of:=IF(AND([.AG$15]&lt;=[.$Y20];[.AG$15]&gt;=[.$X20]);INDEX([.$Z$9:.$AG$9];[.AG$15]);&quot;&quot;)">
            <text:p/>
          </table:table-cell>
          <table:table-cell table:formula="of:=IF([.Z20]=&quot;&quot;;0;MIN([.D20];[.$AA$9]-[.C20]))" office:value-type="float" office:value="10" calcext:value-type="float">
            <text:p>10</text:p>
          </table:table-cell>
          <table:table-cell table:formula="of:=IF([.AA20]=&quot;&quot;;0;MIN([.$AA$9]-[.C20];[.$AB$9]-[.$AA$9];[.D20]-[.AH20]))" office:value-type="float" office:value="0" calcext:value-type="float">
            <text:p>0</text:p>
          </table:table-cell>
          <table:table-cell table:formula="of:=IF([.AB20]=&quot;&quot;;0;MIN([.$AB$9]-[.C20];[.$AC$9]-[.$AB$9];[.D20]-[.AH20]-[.AI20]))" office:value-type="float" office:value="0" calcext:value-type="float">
            <text:p>0</text:p>
          </table:table-cell>
          <table:table-cell table:formula="of:=IF([.AC20]=&quot;&quot;;0;MIN([.$AD$9]-[.C20];[.$AD$9]-[.$AC$9];[.D20]-[.AH20]-[.AI20]-[.AJ20]))" office:value-type="float" office:value="0" calcext:value-type="float">
            <text:p>0</text:p>
          </table:table-cell>
          <table:table-cell table:formula="of:=IF([.AD20]=&quot;&quot;;0;MIN([.$AE$9]-[.C20];[.$AE$9]-[.$AD$9];[.D20]-[.AH20]-[.AI20]-[.AJ20]-[.AK20]))" office:value-type="float" office:value="0" calcext:value-type="float">
            <text:p>0</text:p>
          </table:table-cell>
          <table:table-cell table:formula="of:=IF([.AE20]=&quot;&quot;;0;MIN([.$AF$9]-[.C20];[.$AF$9]-[.$AE$9];[.D20]-[.AH20]-[.AI20]-[.AJ20]-[.AK20]-[.AL20]))" office:value-type="float" office:value="0" calcext:value-type="float">
            <text:p>0</text:p>
          </table:table-cell>
          <table:table-cell table:formula="of:=IF([.AF20]=&quot;&quot;;0;MIN([.$AG$9]-[.C20];[.$AG$9]-[.$AF$9];[.D20]-[.AH20]-[.AI20]-[.AJ20]-[.AK20]-[.AL20]-[.AM20]))" office:value-type="float" office:value="0" calcext:value-type="float">
            <text:p>0</text:p>
          </table:table-cell>
          <table:table-cell/>
          <table:table-cell table:style-name="ce2" table:formula="of:=IF([.AH20]&gt;=1;[.$AH$15]&amp;&quot;*&quot;&amp;[.AH20]&amp;&quot; &quot;;&quot;&quot;)&amp;IF([.AI20]&gt;=1;[.$AI$15]&amp;&quot;*&quot;&amp;[.AI20]&amp;&quot; &quot;;&quot;&quot;)&amp;IF([.AJ20]&gt;=1;[.$AJ$15]&amp;&quot;*&quot;&amp;[.AJ20]&amp;&quot; &quot;;&quot;&quot;)&amp;IF([.AK20]&gt;=1;[.$AK$15]&amp;&quot;*&quot;&amp;[.AK20]&amp;&quot; &quot;;&quot;&quot;)&amp;IF([.AL20]&gt;=1;[.$AL$15]&amp;&quot;*&quot;&amp;[.AL20]&amp;&quot; &quot;;&quot;&quot;)&amp;IF([.AM20]&gt;=1;[.$AM$15]&amp;&quot;*&quot;&amp;[.AM20]&amp;&quot; &quot;;&quot;&quot;)&amp;IF([.AN20]&gt;=1;[.$AN$15]&amp;&quot;*&quot;&amp;[.AN20]&amp;&quot; &quot;;&quot;&quot;)" office:value-type="string" office:string-value="s2.*10 " calcext:value-type="string">
            <text:p>s2.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0:.T20])&amp;&quot;)))&quot;" office:value-type="string" office:string-value="      (alignment-distances . (14 10 11 10 12 9 12 10 10 10 11)))" calcext:value-type="string">
            <text:p><text:s text:c="6"/>(alignment-distances . (14 10 11 10 12 9 12 10 10 10 11)))</text:p>
          </table:table-cell>
          <table:table-cell table:formula="of:=IF([.$B$6]=&quot;Y&quot;;&quot;%&quot;;&quot;&quot;)&amp;[.AP20]&amp;&quot; &quot;&amp;IF([.E20]=&quot;b&quot;;&quot;\break&quot;;IF([.E20]=&quot;pb&quot;;&quot;\pageBreak&quot;))" office:value-type="string" office:string-value="s2.*10  \break" calcext:value-type="string">
            <text:p>s2.*10 <text:s/>\break</text:p>
          </table:table-cell>
          <table:table-cell table:number-columns-repeated="4"/>
          <table:table-cell table:formula="of:=IF([.AZ16]&lt;[.$AZ$9];[.AZ16]+1;&quot;-&quot;)" office:value-type="float" office:value="3" calcext:value-type="float">
            <text:p>3</text:p>
          </table:table-cell>
          <table:table-cell table:formula="of:=IF([.AZ16]&lt;[.$AZ$9];[.BA16];&quot;-&quot;)" office:value-type="float" office:value="2" calcext:value-type="float">
            <text:p>2</text:p>
          </table:table-cell>
          <table:table-cell table:formula="of:=IF([.BA20]=&quot;-&quot;;&quot;&quot;;IF([.$B$1]=2;INDEX([.$AR$16:.$AU$31];[.AZ20];[.BA20]);IF([.$B$1]=3;INDEX([.$AR$44:.$AU$98];[.AZ20];[.BA20]);INDEX([.$AR$113:.$AU$218];[.AZ20];[.BA20]))))" office:value-type="string" office:string-value="    #'((Y-offset . 190)" calcext:value-type="string">
            <text:p><text:s text:c="4"/>#'((Y-offset . 190)</text:p>
          </table:table-cell>
          <table:table-cell table:number-columns-repeated="10"/>
        </table:table-row>
        <table:table-row table:style-name="ro1">
          <table:table-cell table:formula="of:=IF([.E20]=&quot;pb&quot;;[.A20]+1;[.A20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style-name="ce7" table:formula="of:=IF([.C22]=&quot;&quot;;&quot;&quot;;[.C22]-[.C2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21];[.$Z$9:.$AG$9];1)" office:value-type="float" office:value="1" calcext:value-type="float">
            <text:p>1</text:p>
          </table:table-cell>
          <table:table-cell table:style-name="ce44" table:formula="of:=MATCH([.D21]+[.C21];[.$Z$9:.$AG$9];1)" office:value-type="float" office:value="1" calcext:value-type="float">
            <text:p>1</text:p>
          </table:table-cell>
          <table:table-cell table:style-name="ce2" table:formula="of:=IF(AND([.Z$15]&lt;=[.$Y21];[.Z$15]&gt;=[.$X21]);INDEX([.$Z$9:.$AG$9];[.Z$15]);&quot;&quot;)" office:value-type="float" office:value="0" calcext:value-type="float">
            <text:p>0</text:p>
          </table:table-cell>
          <table:table-cell table:style-name="ce2" table:formula="of:=IF(AND([.AA$15]&lt;=[.$Y21];[.AA$15]&gt;=[.$X21]);INDEX([.$Z$9:.$AG$9];[.AA$15]);&quot;&quot;)">
            <text:p/>
          </table:table-cell>
          <table:table-cell table:style-name="ce2" table:formula="of:=IF(AND([.AB$15]&lt;=[.$Y21];[.AB$15]&gt;=[.$X21]);INDEX([.$Z$9:.$AG$9];[.AB$15]);&quot;&quot;)">
            <text:p/>
          </table:table-cell>
          <table:table-cell table:style-name="ce2" table:formula="of:=IF(AND([.AC$15]&lt;=[.$Y21];[.AC$15]&gt;=[.$X21]);INDEX([.$Z$9:.$AG$9];[.AC$15]);&quot;&quot;)">
            <text:p/>
          </table:table-cell>
          <table:table-cell table:style-name="ce2" table:formula="of:=IF(AND([.AD$15]&lt;=[.$Y21];[.AD$15]&gt;=[.$X21]);INDEX([.$Z$9:.$AG$9];[.AD$15]);&quot;&quot;)">
            <text:p/>
          </table:table-cell>
          <table:table-cell table:style-name="ce2" table:formula="of:=IF(AND([.AE$15]&lt;=[.$Y21];[.AE$15]&gt;=[.$X21]);INDEX([.$Z$9:.$AG$9];[.AE$15]);&quot;&quot;)">
            <text:p/>
          </table:table-cell>
          <table:table-cell table:style-name="ce2" table:formula="of:=IF(AND([.AF$15]&lt;=[.$Y21];[.AF$15]&gt;=[.$X21]);INDEX([.$Z$9:.$AG$9];[.AF$15]);&quot;&quot;)">
            <text:p/>
          </table:table-cell>
          <table:table-cell table:style-name="ce2" table:formula="of:=IF(AND([.AG$15]&lt;=[.$Y21];[.AG$15]&gt;=[.$X21]);INDEX([.$Z$9:.$AG$9];[.AG$15]);&quot;&quot;)">
            <text:p/>
          </table:table-cell>
          <table:table-cell table:formula="of:=IF([.Z21]=&quot;&quot;;0;MIN([.D21];[.$AA$9]-[.C21]))" office:value-type="float" office:value="7" calcext:value-type="float">
            <text:p>7</text:p>
          </table:table-cell>
          <table:table-cell table:formula="of:=IF([.AA21]=&quot;&quot;;0;MIN([.$AA$9]-[.C21];[.$AB$9]-[.$AA$9];[.D21]-[.AH21]))" office:value-type="float" office:value="0" calcext:value-type="float">
            <text:p>0</text:p>
          </table:table-cell>
          <table:table-cell table:formula="of:=IF([.AB21]=&quot;&quot;;0;MIN([.$AB$9]-[.C21];[.$AC$9]-[.$AB$9];[.D21]-[.AH21]-[.AI21]))" office:value-type="float" office:value="0" calcext:value-type="float">
            <text:p>0</text:p>
          </table:table-cell>
          <table:table-cell table:formula="of:=IF([.AC21]=&quot;&quot;;0;MIN([.$AD$9]-[.C21];[.$AD$9]-[.$AC$9];[.D21]-[.AH21]-[.AI21]-[.AJ21]))" office:value-type="float" office:value="0" calcext:value-type="float">
            <text:p>0</text:p>
          </table:table-cell>
          <table:table-cell table:formula="of:=IF([.AD21]=&quot;&quot;;0;MIN([.$AE$9]-[.C21];[.$AE$9]-[.$AD$9];[.D21]-[.AH21]-[.AI21]-[.AJ21]-[.AK21]))" office:value-type="float" office:value="0" calcext:value-type="float">
            <text:p>0</text:p>
          </table:table-cell>
          <table:table-cell table:formula="of:=IF([.AE21]=&quot;&quot;;0;MIN([.$AF$9]-[.C21];[.$AF$9]-[.$AE$9];[.D21]-[.AH21]-[.AI21]-[.AJ21]-[.AK21]-[.AL21]))" office:value-type="float" office:value="0" calcext:value-type="float">
            <text:p>0</text:p>
          </table:table-cell>
          <table:table-cell table:formula="of:=IF([.AF21]=&quot;&quot;;0;MIN([.$AG$9]-[.C21];[.$AG$9]-[.$AF$9];[.D21]-[.AH21]-[.AI21]-[.AJ21]-[.AK21]-[.AL21]-[.AM21]))" office:value-type="float" office:value="0" calcext:value-type="float">
            <text:p>0</text:p>
          </table:table-cell>
          <table:table-cell/>
          <table:table-cell table:style-name="ce2" table:formula="of:=IF([.AH21]&gt;=1;[.$AH$15]&amp;&quot;*&quot;&amp;[.AH21]&amp;&quot; &quot;;&quot;&quot;)&amp;IF([.AI21]&gt;=1;[.$AI$15]&amp;&quot;*&quot;&amp;[.AI21]&amp;&quot; &quot;;&quot;&quot;)&amp;IF([.AJ21]&gt;=1;[.$AJ$15]&amp;&quot;*&quot;&amp;[.AJ21]&amp;&quot; &quot;;&quot;&quot;)&amp;IF([.AK21]&gt;=1;[.$AK$15]&amp;&quot;*&quot;&amp;[.AK21]&amp;&quot; &quot;;&quot;&quot;)&amp;IF([.AL21]&gt;=1;[.$AL$15]&amp;&quot;*&quot;&amp;[.AL21]&amp;&quot; &quot;;&quot;&quot;)&amp;IF([.AM21]&gt;=1;[.$AM$15]&amp;&quot;*&quot;&amp;[.AM21]&amp;&quot; &quot;;&quot;&quot;)&amp;IF([.AN21]&gt;=1;[.$AN$15]&amp;&quot;*&quot;&amp;[.AN21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21:.T21])&amp;&quot;)))&quot;" office:value-type="string" office:string-value="      (alignment-distances . (11 10 12 10 12 10 11)))" calcext:value-type="string">
            <text:p><text:s text:c="6"/>(alignment-distances . (11 10 12 10 12 10 11)))</text:p>
          </table:table-cell>
          <table:table-cell table:formula="of:=IF([.$B$6]=&quot;Y&quot;;&quot;%&quot;;&quot;&quot;)&amp;[.AP21]&amp;&quot; &quot;&amp;IF([.E21]=&quot;b&quot;;&quot;\break&quot;;IF([.E21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17]&lt;[.$AZ$9];[.AZ17]+1;&quot;-&quot;)" office:value-type="float" office:value="3" calcext:value-type="float">
            <text:p>3</text:p>
          </table:table-cell>
          <table:table-cell table:formula="of:=IF([.AZ17]&lt;[.$AZ$9];[.BA17];&quot;-&quot;)" office:value-type="float" office:value="3" calcext:value-type="float">
            <text:p>3</text:p>
          </table:table-cell>
          <table:table-cell table:formula="of:=IF([.BA21]=&quot;-&quot;;&quot;&quot;;IF([.$B$1]=2;INDEX([.$AR$16:.$AU$31];[.AZ21];[.BA21]);IF([.$B$1]=3;INDEX([.$AR$44:.$AU$98];[.AZ21];[.BA21]);INDEX([.$AR$113:.$AU$218];[.AZ21];[.BA21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1]=&quot;pb&quot;;[.A21]+1;[.A21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7" table:formula="of:=IF([.C23]=&quot;&quot;;&quot;&quot;;[.C23]-[.C2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style-name="ce57"/>
          <table:table-cell table:number-columns-repeated="4"/>
          <table:table-cell table:style-name="ce44" table:formula="of:=MATCH([.C22];[.$Z$9:.$AG$9];1)" office:value-type="float" office:value="1" calcext:value-type="float">
            <text:p>1</text:p>
          </table:table-cell>
          <table:table-cell table:style-name="ce44" table:formula="of:=MATCH([.D22]+[.C22];[.$Z$9:.$AG$9];1)" office:value-type="float" office:value="1" calcext:value-type="float">
            <text:p>1</text:p>
          </table:table-cell>
          <table:table-cell table:style-name="ce2" table:formula="of:=IF(AND([.Z$15]&lt;=[.$Y22];[.Z$15]&gt;=[.$X22]);INDEX([.$Z$9:.$AG$9];[.Z$15]);&quot;&quot;)" office:value-type="float" office:value="0" calcext:value-type="float">
            <text:p>0</text:p>
          </table:table-cell>
          <table:table-cell table:style-name="ce2" table:formula="of:=IF(AND([.AA$15]&lt;=[.$Y22];[.AA$15]&gt;=[.$X22]);INDEX([.$Z$9:.$AG$9];[.AA$15]);&quot;&quot;)">
            <text:p/>
          </table:table-cell>
          <table:table-cell table:style-name="ce2" table:formula="of:=IF(AND([.AB$15]&lt;=[.$Y22];[.AB$15]&gt;=[.$X22]);INDEX([.$Z$9:.$AG$9];[.AB$15]);&quot;&quot;)">
            <text:p/>
          </table:table-cell>
          <table:table-cell table:style-name="ce2" table:formula="of:=IF(AND([.AC$15]&lt;=[.$Y22];[.AC$15]&gt;=[.$X22]);INDEX([.$Z$9:.$AG$9];[.AC$15]);&quot;&quot;)">
            <text:p/>
          </table:table-cell>
          <table:table-cell table:style-name="ce2" table:formula="of:=IF(AND([.AD$15]&lt;=[.$Y22];[.AD$15]&gt;=[.$X22]);INDEX([.$Z$9:.$AG$9];[.AD$15]);&quot;&quot;)">
            <text:p/>
          </table:table-cell>
          <table:table-cell table:style-name="ce2" table:formula="of:=IF(AND([.AE$15]&lt;=[.$Y22];[.AE$15]&gt;=[.$X22]);INDEX([.$Z$9:.$AG$9];[.AE$15]);&quot;&quot;)">
            <text:p/>
          </table:table-cell>
          <table:table-cell table:style-name="ce2" table:formula="of:=IF(AND([.AF$15]&lt;=[.$Y22];[.AF$15]&gt;=[.$X22]);INDEX([.$Z$9:.$AG$9];[.AF$15]);&quot;&quot;)">
            <text:p/>
          </table:table-cell>
          <table:table-cell table:style-name="ce2" table:formula="of:=IF(AND([.AG$15]&lt;=[.$Y22];[.AG$15]&gt;=[.$X22]);INDEX([.$Z$9:.$AG$9];[.AG$15]);&quot;&quot;)">
            <text:p/>
          </table:table-cell>
          <table:table-cell table:formula="of:=IF([.Z22]=&quot;&quot;;0;MIN([.D22];[.$AA$9]-[.C22]))" office:value-type="float" office:value="6" calcext:value-type="float">
            <text:p>6</text:p>
          </table:table-cell>
          <table:table-cell table:formula="of:=IF([.AA22]=&quot;&quot;;0;MIN([.$AA$9]-[.C22];[.$AB$9]-[.$AA$9];[.D22]-[.AH22]))" office:value-type="float" office:value="0" calcext:value-type="float">
            <text:p>0</text:p>
          </table:table-cell>
          <table:table-cell table:formula="of:=IF([.AB22]=&quot;&quot;;0;MIN([.$AB$9]-[.C22];[.$AC$9]-[.$AB$9];[.D22]-[.AH22]-[.AI22]))" office:value-type="float" office:value="0" calcext:value-type="float">
            <text:p>0</text:p>
          </table:table-cell>
          <table:table-cell table:formula="of:=IF([.AC22]=&quot;&quot;;0;MIN([.$AD$9]-[.C22];[.$AD$9]-[.$AC$9];[.D22]-[.AH22]-[.AI22]-[.AJ22]))" office:value-type="float" office:value="0" calcext:value-type="float">
            <text:p>0</text:p>
          </table:table-cell>
          <table:table-cell table:formula="of:=IF([.AD22]=&quot;&quot;;0;MIN([.$AE$9]-[.C22];[.$AE$9]-[.$AD$9];[.D22]-[.AH22]-[.AI22]-[.AJ22]-[.AK22]))" office:value-type="float" office:value="0" calcext:value-type="float">
            <text:p>0</text:p>
          </table:table-cell>
          <table:table-cell table:formula="of:=IF([.AE22]=&quot;&quot;;0;MIN([.$AF$9]-[.C22];[.$AF$9]-[.$AE$9];[.D22]-[.AH22]-[.AI22]-[.AJ22]-[.AK22]-[.AL22]))" office:value-type="float" office:value="0" calcext:value-type="float">
            <text:p>0</text:p>
          </table:table-cell>
          <table:table-cell table:formula="of:=IF([.AF22]=&quot;&quot;;0;MIN([.$AG$9]-[.C22];[.$AG$9]-[.$AF$9];[.D22]-[.AH22]-[.AI22]-[.AJ22]-[.AK22]-[.AL22]-[.AM22]))" office:value-type="float" office:value="0" calcext:value-type="float">
            <text:p>0</text:p>
          </table:table-cell>
          <table:table-cell/>
          <table:table-cell table:style-name="ce2" table:formula="of:=IF([.AH22]&gt;=1;[.$AH$15]&amp;&quot;*&quot;&amp;[.AH22]&amp;&quot; &quot;;&quot;&quot;)&amp;IF([.AI22]&gt;=1;[.$AI$15]&amp;&quot;*&quot;&amp;[.AI22]&amp;&quot; &quot;;&quot;&quot;)&amp;IF([.AJ22]&gt;=1;[.$AJ$15]&amp;&quot;*&quot;&amp;[.AJ22]&amp;&quot; &quot;;&quot;&quot;)&amp;IF([.AK22]&gt;=1;[.$AK$15]&amp;&quot;*&quot;&amp;[.AK22]&amp;&quot; &quot;;&quot;&quot;)&amp;IF([.AL22]&gt;=1;[.$AL$15]&amp;&quot;*&quot;&amp;[.AL22]&amp;&quot; &quot;;&quot;&quot;)&amp;IF([.AM22]&gt;=1;[.$AM$15]&amp;&quot;*&quot;&amp;[.AM22]&amp;&quot; &quot;;&quot;&quot;)&amp;IF([.AN22]&gt;=1;[.$AN$15]&amp;&quot;*&quot;&amp;[.AN22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2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22:.T22])&amp;&quot;)))&quot;" office:value-type="string" office:string-value="      (alignment-distances . (9 11 9 14 13 12 10 11 11 11)))" calcext:value-type="string">
            <text:p><text:s text:c="6"/>(alignment-distances . (9 11 9 14 13 12 10 11 11 11)))</text:p>
          </table:table-cell>
          <table:table-cell table:formula="of:=IF([.$B$6]=&quot;Y&quot;;&quot;%&quot;;&quot;&quot;)&amp;[.AP22]&amp;&quot; &quot;&amp;IF([.E22]=&quot;b&quot;;&quot;\break&quot;;IF([.E22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18]&lt;[.$AZ$9];[.AZ18]+1;&quot;-&quot;)" office:value-type="float" office:value="3" calcext:value-type="float">
            <text:p>3</text:p>
          </table:table-cell>
          <table:table-cell table:formula="of:=IF([.AZ18]&lt;[.$AZ$9];[.BA18];&quot;-&quot;)" office:value-type="float" office:value="4" calcext:value-type="float">
            <text:p>4</text:p>
          </table:table-cell>
          <table:table-cell table:formula="of:=IF([.BA22]=&quot;-&quot;;&quot;&quot;;IF([.$B$1]=2;INDEX([.$AR$16:.$AU$31];[.AZ22];[.BA22]);IF([.$B$1]=3;INDEX([.$AR$44:.$AU$98];[.AZ22];[.BA22]);INDEX([.$AR$113:.$AU$218];[.AZ22];[.BA22]))))" office:value-type="string" office:string-value="\acciaccatura s8 s1*4  \break" calcext:value-type="string">
            <text:p>\acciaccatura s8 s1*4 <text:s/>\break</text:p>
          </table:table-cell>
          <table:table-cell table:number-columns-repeated="10"/>
        </table:table-row>
        <table:table-row table:style-name="ro1">
          <table:table-cell table:formula="of:=IF([.E22]=&quot;pb&quot;;[.A22]+1;[.A22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table:style-name="ce7" table:formula="of:=IF([.C24]=&quot;&quot;;&quot;&quot;;[.C24]-[.C2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/>
          <table:table-cell table:style-name="ce57"/>
          <table:table-cell table:number-columns-repeated="4"/>
          <table:table-cell table:style-name="ce44" table:formula="of:=MATCH([.C23];[.$Z$9:.$AG$9];1)" office:value-type="float" office:value="1" calcext:value-type="float">
            <text:p>1</text:p>
          </table:table-cell>
          <table:table-cell table:style-name="ce44" table:formula="of:=MATCH([.D23]+[.C23];[.$Z$9:.$AG$9];1)" office:value-type="float" office:value="1" calcext:value-type="float">
            <text:p>1</text:p>
          </table:table-cell>
          <table:table-cell table:style-name="ce2" table:formula="of:=IF(AND([.Z$15]&lt;=[.$Y23];[.Z$15]&gt;=[.$X23]);INDEX([.$Z$9:.$AG$9];[.Z$15]);&quot;&quot;)" office:value-type="float" office:value="0" calcext:value-type="float">
            <text:p>0</text:p>
          </table:table-cell>
          <table:table-cell table:style-name="ce2" table:formula="of:=IF(AND([.AA$15]&lt;=[.$Y23];[.AA$15]&gt;=[.$X23]);INDEX([.$Z$9:.$AG$9];[.AA$15]);&quot;&quot;)">
            <text:p/>
          </table:table-cell>
          <table:table-cell table:style-name="ce2" table:formula="of:=IF(AND([.AB$15]&lt;=[.$Y23];[.AB$15]&gt;=[.$X23]);INDEX([.$Z$9:.$AG$9];[.AB$15]);&quot;&quot;)">
            <text:p/>
          </table:table-cell>
          <table:table-cell table:style-name="ce2" table:formula="of:=IF(AND([.AC$15]&lt;=[.$Y23];[.AC$15]&gt;=[.$X23]);INDEX([.$Z$9:.$AG$9];[.AC$15]);&quot;&quot;)">
            <text:p/>
          </table:table-cell>
          <table:table-cell table:style-name="ce2" table:formula="of:=IF(AND([.AD$15]&lt;=[.$Y23];[.AD$15]&gt;=[.$X23]);INDEX([.$Z$9:.$AG$9];[.AD$15]);&quot;&quot;)">
            <text:p/>
          </table:table-cell>
          <table:table-cell table:style-name="ce2" table:formula="of:=IF(AND([.AE$15]&lt;=[.$Y23];[.AE$15]&gt;=[.$X23]);INDEX([.$Z$9:.$AG$9];[.AE$15]);&quot;&quot;)">
            <text:p/>
          </table:table-cell>
          <table:table-cell table:style-name="ce2" table:formula="of:=IF(AND([.AF$15]&lt;=[.$Y23];[.AF$15]&gt;=[.$X23]);INDEX([.$Z$9:.$AG$9];[.AF$15]);&quot;&quot;)">
            <text:p/>
          </table:table-cell>
          <table:table-cell table:style-name="ce2" table:formula="of:=IF(AND([.AG$15]&lt;=[.$Y23];[.AG$15]&gt;=[.$X23]);INDEX([.$Z$9:.$AG$9];[.AG$15]);&quot;&quot;)">
            <text:p/>
          </table:table-cell>
          <table:table-cell table:formula="of:=IF([.Z23]=&quot;&quot;;0;MIN([.D23];[.$AA$9]-[.C23]))" office:value-type="float" office:value="5" calcext:value-type="float">
            <text:p>5</text:p>
          </table:table-cell>
          <table:table-cell table:formula="of:=IF([.AA23]=&quot;&quot;;0;MIN([.$AA$9]-[.C23];[.$AB$9]-[.$AA$9];[.D23]-[.AH23]))" office:value-type="float" office:value="0" calcext:value-type="float">
            <text:p>0</text:p>
          </table:table-cell>
          <table:table-cell table:formula="of:=IF([.AB23]=&quot;&quot;;0;MIN([.$AB$9]-[.C23];[.$AC$9]-[.$AB$9];[.D23]-[.AH23]-[.AI23]))" office:value-type="float" office:value="0" calcext:value-type="float">
            <text:p>0</text:p>
          </table:table-cell>
          <table:table-cell table:formula="of:=IF([.AC23]=&quot;&quot;;0;MIN([.$AD$9]-[.C23];[.$AD$9]-[.$AC$9];[.D23]-[.AH23]-[.AI23]-[.AJ23]))" office:value-type="float" office:value="0" calcext:value-type="float">
            <text:p>0</text:p>
          </table:table-cell>
          <table:table-cell table:formula="of:=IF([.AD23]=&quot;&quot;;0;MIN([.$AE$9]-[.C23];[.$AE$9]-[.$AD$9];[.D23]-[.AH23]-[.AI23]-[.AJ23]-[.AK23]))" office:value-type="float" office:value="0" calcext:value-type="float">
            <text:p>0</text:p>
          </table:table-cell>
          <table:table-cell table:formula="of:=IF([.AE23]=&quot;&quot;;0;MIN([.$AF$9]-[.C23];[.$AF$9]-[.$AE$9];[.D23]-[.AH23]-[.AI23]-[.AJ23]-[.AK23]-[.AL23]))" office:value-type="float" office:value="0" calcext:value-type="float">
            <text:p>0</text:p>
          </table:table-cell>
          <table:table-cell table:formula="of:=IF([.AF23]=&quot;&quot;;0;MIN([.$AG$9]-[.C23];[.$AG$9]-[.$AF$9];[.D23]-[.AH23]-[.AI23]-[.AJ23]-[.AK23]-[.AL23]-[.AM23]))" office:value-type="float" office:value="0" calcext:value-type="float">
            <text:p>0</text:p>
          </table:table-cell>
          <table:table-cell/>
          <table:table-cell table:style-name="ce2" table:formula="of:=IF([.AH23]&gt;=1;[.$AH$15]&amp;&quot;*&quot;&amp;[.AH23]&amp;&quot; &quot;;&quot;&quot;)&amp;IF([.AI23]&gt;=1;[.$AI$15]&amp;&quot;*&quot;&amp;[.AI23]&amp;&quot; &quot;;&quot;&quot;)&amp;IF([.AJ23]&gt;=1;[.$AJ$15]&amp;&quot;*&quot;&amp;[.AJ23]&amp;&quot; &quot;;&quot;&quot;)&amp;IF([.AK23]&gt;=1;[.$AK$15]&amp;&quot;*&quot;&amp;[.AK23]&amp;&quot; &quot;;&quot;&quot;)&amp;IF([.AL23]&gt;=1;[.$AL$15]&amp;&quot;*&quot;&amp;[.AL23]&amp;&quot; &quot;;&quot;&quot;)&amp;IF([.AM23]&gt;=1;[.$AM$15]&amp;&quot;*&quot;&amp;[.AM23]&amp;&quot; &quot;;&quot;&quot;)&amp;IF([.AN23]&gt;=1;[.$AN$15]&amp;&quot;*&quot;&amp;[.AN23]&amp;&quot; &quot;;&quot;&quot;)" office:value-type="string" office:string-value="s2.*5 " calcext:value-type="string">
            <text:p>s2.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23:.T23])&amp;&quot;)))&quot;" office:value-type="string" office:string-value="      (alignment-distances . (10 10 9 10 16 10 12 9 11 11 11)))" calcext:value-type="string">
            <text:p><text:s text:c="6"/>(alignment-distances . (10 10 9 10 16 10 12 9 11 11 11)))</text:p>
          </table:table-cell>
          <table:table-cell table:formula="of:=IF([.$B$6]=&quot;Y&quot;;&quot;%&quot;;&quot;&quot;)&amp;[.AP23]&amp;&quot; &quot;&amp;IF([.E23]=&quot;b&quot;;&quot;\break&quot;;IF([.E23]=&quot;pb&quot;;&quot;\pageBreak&quot;))" office:value-type="string" office:string-value="s2.*5  \pageBreak" calcext:value-type="string">
            <text:p>s2.*5 <text:s/>\pageBreak</text:p>
          </table:table-cell>
          <table:table-cell table:number-columns-repeated="4"/>
          <table:table-cell table:formula="of:=IF([.AZ19]&lt;[.$AZ$9];[.AZ19]+1;&quot;-&quot;)" office:value-type="float" office:value="4" calcext:value-type="float">
            <text:p>4</text:p>
          </table:table-cell>
          <table:table-cell table:formula="of:=IF([.AZ19]&lt;[.$AZ$9];[.BA19];&quot;-&quot;)" office:value-type="float" office:value="1" calcext:value-type="float">
            <text:p>1</text:p>
          </table:table-cell>
          <table:table-cell table:formula="of:=IF([.BA23]=&quot;-&quot;;&quot;&quot;;IF([.$B$1]=2;INDEX([.$AR$16:.$AU$31];[.AZ23];[.BA23]);IF([.$B$1]=3;INDEX([.$AR$44:.$AU$98];[.AZ23];[.BA23]);INDEX([.$AR$113:.$AU$218];[.AZ23];[.BA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3]=&quot;pb&quot;;[.A23]+1;[.A23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style-name="ce7" table:formula="of:=IF([.C25]=&quot;&quot;;&quot;&quot;;[.C25]-[.C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4];[.$Z$9:.$AG$9];1)" office:value-type="float" office:value="1" calcext:value-type="float">
            <text:p>1</text:p>
          </table:table-cell>
          <table:table-cell table:style-name="ce44" table:formula="of:=MATCH([.D24]+[.C24];[.$Z$9:.$AG$9];1)" office:value-type="float" office:value="1" calcext:value-type="float">
            <text:p>1</text:p>
          </table:table-cell>
          <table:table-cell table:style-name="ce2" table:formula="of:=IF(AND([.Z$15]&lt;=[.$Y24];[.Z$15]&gt;=[.$X24]);INDEX([.$Z$9:.$AG$9];[.Z$15]);&quot;&quot;)" office:value-type="float" office:value="0" calcext:value-type="float">
            <text:p>0</text:p>
          </table:table-cell>
          <table:table-cell table:style-name="ce2" table:formula="of:=IF(AND([.AA$15]&lt;=[.$Y24];[.AA$15]&gt;=[.$X24]);INDEX([.$Z$9:.$AG$9];[.AA$15]);&quot;&quot;)">
            <text:p/>
          </table:table-cell>
          <table:table-cell table:style-name="ce2" table:formula="of:=IF(AND([.AB$15]&lt;=[.$Y24];[.AB$15]&gt;=[.$X24]);INDEX([.$Z$9:.$AG$9];[.AB$15]);&quot;&quot;)">
            <text:p/>
          </table:table-cell>
          <table:table-cell table:style-name="ce2" table:formula="of:=IF(AND([.AC$15]&lt;=[.$Y24];[.AC$15]&gt;=[.$X24]);INDEX([.$Z$9:.$AG$9];[.AC$15]);&quot;&quot;)">
            <text:p/>
          </table:table-cell>
          <table:table-cell table:style-name="ce2" table:formula="of:=IF(AND([.AD$15]&lt;=[.$Y24];[.AD$15]&gt;=[.$X24]);INDEX([.$Z$9:.$AG$9];[.AD$15]);&quot;&quot;)">
            <text:p/>
          </table:table-cell>
          <table:table-cell table:style-name="ce2" table:formula="of:=IF(AND([.AE$15]&lt;=[.$Y24];[.AE$15]&gt;=[.$X24]);INDEX([.$Z$9:.$AG$9];[.AE$15]);&quot;&quot;)">
            <text:p/>
          </table:table-cell>
          <table:table-cell table:style-name="ce2" table:formula="of:=IF(AND([.AF$15]&lt;=[.$Y24];[.AF$15]&gt;=[.$X24]);INDEX([.$Z$9:.$AG$9];[.AF$15]);&quot;&quot;)">
            <text:p/>
          </table:table-cell>
          <table:table-cell table:style-name="ce2" table:formula="of:=IF(AND([.AG$15]&lt;=[.$Y24];[.AG$15]&gt;=[.$X24]);INDEX([.$Z$9:.$AG$9];[.AG$15]);&quot;&quot;)">
            <text:p/>
          </table:table-cell>
          <table:table-cell table:formula="of:=IF([.Z24]=&quot;&quot;;0;MIN([.D24];[.$AA$9]-[.C24]))" office:value-type="float" office:value="6" calcext:value-type="float">
            <text:p>6</text:p>
          </table:table-cell>
          <table:table-cell table:formula="of:=IF([.AA24]=&quot;&quot;;0;MIN([.$AA$9]-[.C24];[.$AB$9]-[.$AA$9];[.D24]-[.AH24]))" office:value-type="float" office:value="0" calcext:value-type="float">
            <text:p>0</text:p>
          </table:table-cell>
          <table:table-cell table:formula="of:=IF([.AB24]=&quot;&quot;;0;MIN([.$AB$9]-[.C24];[.$AC$9]-[.$AB$9];[.D24]-[.AH24]-[.AI24]))" office:value-type="float" office:value="0" calcext:value-type="float">
            <text:p>0</text:p>
          </table:table-cell>
          <table:table-cell table:formula="of:=IF([.AC24]=&quot;&quot;;0;MIN([.$AD$9]-[.C24];[.$AD$9]-[.$AC$9];[.D24]-[.AH24]-[.AI24]-[.AJ24]))" office:value-type="float" office:value="0" calcext:value-type="float">
            <text:p>0</text:p>
          </table:table-cell>
          <table:table-cell table:formula="of:=IF([.AD24]=&quot;&quot;;0;MIN([.$AE$9]-[.C24];[.$AE$9]-[.$AD$9];[.D24]-[.AH24]-[.AI24]-[.AJ24]-[.AK24]))" office:value-type="float" office:value="0" calcext:value-type="float">
            <text:p>0</text:p>
          </table:table-cell>
          <table:table-cell table:formula="of:=IF([.AE24]=&quot;&quot;;0;MIN([.$AF$9]-[.C24];[.$AF$9]-[.$AE$9];[.D24]-[.AH24]-[.AI24]-[.AJ24]-[.AK24]-[.AL24]))" office:value-type="float" office:value="0" calcext:value-type="float">
            <text:p>0</text:p>
          </table:table-cell>
          <table:table-cell table:formula="of:=IF([.AF24]=&quot;&quot;;0;MIN([.$AG$9]-[.C24];[.$AG$9]-[.$AF$9];[.D24]-[.AH24]-[.AI24]-[.AJ24]-[.AK24]-[.AL24]-[.AM24]))" office:value-type="float" office:value="0" calcext:value-type="float">
            <text:p>0</text:p>
          </table:table-cell>
          <table:table-cell/>
          <table:table-cell table:style-name="ce2" table:formula="of:=IF([.AH24]&gt;=1;[.$AH$15]&amp;&quot;*&quot;&amp;[.AH24]&amp;&quot; &quot;;&quot;&quot;)&amp;IF([.AI24]&gt;=1;[.$AI$15]&amp;&quot;*&quot;&amp;[.AI24]&amp;&quot; &quot;;&quot;&quot;)&amp;IF([.AJ24]&gt;=1;[.$AJ$15]&amp;&quot;*&quot;&amp;[.AJ24]&amp;&quot; &quot;;&quot;&quot;)&amp;IF([.AK24]&gt;=1;[.$AK$15]&amp;&quot;*&quot;&amp;[.AK24]&amp;&quot; &quot;;&quot;&quot;)&amp;IF([.AL24]&gt;=1;[.$AL$15]&amp;&quot;*&quot;&amp;[.AL24]&amp;&quot; &quot;;&quot;&quot;)&amp;IF([.AM24]&gt;=1;[.$AM$15]&amp;&quot;*&quot;&amp;[.AM24]&amp;&quot; &quot;;&quot;&quot;)&amp;IF([.AN24]&gt;=1;[.$AN$15]&amp;&quot;*&quot;&amp;[.AN24]&amp;&quot; &quot;;&quot;&quot;)" office:value-type="string" office:string-value="s2.*6 " calcext:value-type="string">
            <text:p>s2.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24:.T24])&amp;&quot;)))&quot;" office:value-type="string" office:string-value="      (alignment-distances . (10 9 10 9 11 15 11 10 12 11 10)))" calcext:value-type="string">
            <text:p><text:s text:c="6"/>(alignment-distances . (10 9 10 9 11 15 11 10 12 11 10)))</text:p>
          </table:table-cell>
          <table:table-cell table:formula="of:=IF([.$B$6]=&quot;Y&quot;;&quot;%&quot;;&quot;&quot;)&amp;[.AP24]&amp;&quot; &quot;&amp;IF([.E24]=&quot;b&quot;;&quot;\break&quot;;IF([.E24]=&quot;pb&quot;;&quot;\pageBreak&quot;))" office:value-type="string" office:string-value="s2.*6  \break" calcext:value-type="string">
            <text:p>s2.*6 <text:s/>\break</text:p>
          </table:table-cell>
          <table:table-cell table:number-columns-repeated="4"/>
          <table:table-cell table:formula="of:=IF([.AZ20]&lt;[.$AZ$9];[.AZ20]+1;&quot;-&quot;)" office:value-type="float" office:value="4" calcext:value-type="float">
            <text:p>4</text:p>
          </table:table-cell>
          <table:table-cell table:formula="of:=IF([.AZ20]&lt;[.$AZ$9];[.BA20];&quot;-&quot;)" office:value-type="float" office:value="2" calcext:value-type="float">
            <text:p>2</text:p>
          </table:table-cell>
          <table:table-cell table:formula="of:=IF([.BA24]=&quot;-&quot;;&quot;&quot;;IF([.$B$1]=2;INDEX([.$AR$16:.$AU$31];[.AZ24];[.BA24]);IF([.$B$1]=3;INDEX([.$AR$44:.$AU$98];[.AZ24];[.BA24]);INDEX([.$AR$113:.$AU$218];[.AZ24];[.BA24]))))" office:value-type="string" office:string-value="    #'((Y-offset . 210)" calcext:value-type="string">
            <text:p><text:s text:c="4"/>#'((Y-offset . 210)</text:p>
          </table:table-cell>
          <table:table-cell table:number-columns-repeated="10"/>
        </table:table-row>
        <table:table-row table:style-name="ro1">
          <table:table-cell table:formula="of:=IF([.E24]=&quot;pb&quot;;[.A24]+1;[.A24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style-name="ce7" table:formula="of:=IF([.C26]=&quot;&quot;;&quot;&quot;;[.C26]-[.C2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47"/>
          <table:table-cell table:style-name="ce58"/>
          <table:table-cell table:number-columns-repeated="4"/>
          <table:table-cell table:style-name="ce44" table:formula="of:=MATCH([.C25];[.$Z$9:.$AG$9];1)" office:value-type="float" office:value="1" calcext:value-type="float">
            <text:p>1</text:p>
          </table:table-cell>
          <table:table-cell table:style-name="ce44" table:formula="of:=MATCH([.D25]+[.C25];[.$Z$9:.$AG$9];1)" office:value-type="float" office:value="1" calcext:value-type="float">
            <text:p>1</text:p>
          </table:table-cell>
          <table:table-cell table:style-name="ce2" table:formula="of:=IF(AND([.Z$15]&lt;=[.$Y25];[.Z$15]&gt;=[.$X25]);INDEX([.$Z$9:.$AG$9];[.Z$15]);&quot;&quot;)" office:value-type="float" office:value="0" calcext:value-type="float">
            <text:p>0</text:p>
          </table:table-cell>
          <table:table-cell table:style-name="ce2" table:formula="of:=IF(AND([.AA$15]&lt;=[.$Y25];[.AA$15]&gt;=[.$X25]);INDEX([.$Z$9:.$AG$9];[.AA$15]);&quot;&quot;)">
            <text:p/>
          </table:table-cell>
          <table:table-cell table:style-name="ce2" table:formula="of:=IF(AND([.AB$15]&lt;=[.$Y25];[.AB$15]&gt;=[.$X25]);INDEX([.$Z$9:.$AG$9];[.AB$15]);&quot;&quot;)">
            <text:p/>
          </table:table-cell>
          <table:table-cell table:style-name="ce2" table:formula="of:=IF(AND([.AC$15]&lt;=[.$Y25];[.AC$15]&gt;=[.$X25]);INDEX([.$Z$9:.$AG$9];[.AC$15]);&quot;&quot;)">
            <text:p/>
          </table:table-cell>
          <table:table-cell table:style-name="ce2" table:formula="of:=IF(AND([.AD$15]&lt;=[.$Y25];[.AD$15]&gt;=[.$X25]);INDEX([.$Z$9:.$AG$9];[.AD$15]);&quot;&quot;)">
            <text:p/>
          </table:table-cell>
          <table:table-cell table:style-name="ce2" table:formula="of:=IF(AND([.AE$15]&lt;=[.$Y25];[.AE$15]&gt;=[.$X25]);INDEX([.$Z$9:.$AG$9];[.AE$15]);&quot;&quot;)">
            <text:p/>
          </table:table-cell>
          <table:table-cell table:style-name="ce2" table:formula="of:=IF(AND([.AF$15]&lt;=[.$Y25];[.AF$15]&gt;=[.$X25]);INDEX([.$Z$9:.$AG$9];[.AF$15]);&quot;&quot;)">
            <text:p/>
          </table:table-cell>
          <table:table-cell table:style-name="ce2" table:formula="of:=IF(AND([.AG$15]&lt;=[.$Y25];[.AG$15]&gt;=[.$X25]);INDEX([.$Z$9:.$AG$9];[.AG$15]);&quot;&quot;)">
            <text:p/>
          </table:table-cell>
          <table:table-cell table:formula="of:=IF([.Z25]=&quot;&quot;;0;MIN([.D25];[.$AA$9]-[.C25]))" office:value-type="float" office:value="7" calcext:value-type="float">
            <text:p>7</text:p>
          </table:table-cell>
          <table:table-cell table:formula="of:=IF([.AA25]=&quot;&quot;;0;MIN([.$AA$9]-[.C25];[.$AB$9]-[.$AA$9];[.D25]-[.AH25]))" office:value-type="float" office:value="0" calcext:value-type="float">
            <text:p>0</text:p>
          </table:table-cell>
          <table:table-cell table:formula="of:=IF([.AB25]=&quot;&quot;;0;MIN([.$AB$9]-[.C25];[.$AC$9]-[.$AB$9];[.D25]-[.AH25]-[.AI25]))" office:value-type="float" office:value="0" calcext:value-type="float">
            <text:p>0</text:p>
          </table:table-cell>
          <table:table-cell table:formula="of:=IF([.AC25]=&quot;&quot;;0;MIN([.$AD$9]-[.C25];[.$AD$9]-[.$AC$9];[.D25]-[.AH25]-[.AI25]-[.AJ25]))" office:value-type="float" office:value="0" calcext:value-type="float">
            <text:p>0</text:p>
          </table:table-cell>
          <table:table-cell table:formula="of:=IF([.AD25]=&quot;&quot;;0;MIN([.$AE$9]-[.C25];[.$AE$9]-[.$AD$9];[.D25]-[.AH25]-[.AI25]-[.AJ25]-[.AK25]))" office:value-type="float" office:value="0" calcext:value-type="float">
            <text:p>0</text:p>
          </table:table-cell>
          <table:table-cell table:formula="of:=IF([.AE25]=&quot;&quot;;0;MIN([.$AF$9]-[.C25];[.$AF$9]-[.$AE$9];[.D25]-[.AH25]-[.AI25]-[.AJ25]-[.AK25]-[.AL25]))" office:value-type="float" office:value="0" calcext:value-type="float">
            <text:p>0</text:p>
          </table:table-cell>
          <table:table-cell table:formula="of:=IF([.AF25]=&quot;&quot;;0;MIN([.$AG$9]-[.C25];[.$AG$9]-[.$AF$9];[.D25]-[.AH25]-[.AI25]-[.AJ25]-[.AK25]-[.AL25]-[.AM25]))" office:value-type="float" office:value="0" calcext:value-type="float">
            <text:p>0</text:p>
          </table:table-cell>
          <table:table-cell/>
          <table:table-cell table:style-name="ce2" table:formula="of:=IF([.AH25]&gt;=1;[.$AH$15]&amp;&quot;*&quot;&amp;[.AH25]&amp;&quot; &quot;;&quot;&quot;)&amp;IF([.AI25]&gt;=1;[.$AI$15]&amp;&quot;*&quot;&amp;[.AI25]&amp;&quot; &quot;;&quot;&quot;)&amp;IF([.AJ25]&gt;=1;[.$AJ$15]&amp;&quot;*&quot;&amp;[.AJ25]&amp;&quot; &quot;;&quot;&quot;)&amp;IF([.AK25]&gt;=1;[.$AK$15]&amp;&quot;*&quot;&amp;[.AK25]&amp;&quot; &quot;;&quot;&quot;)&amp;IF([.AL25]&gt;=1;[.$AL$15]&amp;&quot;*&quot;&amp;[.AL25]&amp;&quot; &quot;;&quot;&quot;)&amp;IF([.AM25]&gt;=1;[.$AM$15]&amp;&quot;*&quot;&amp;[.AM25]&amp;&quot; &quot;;&quot;&quot;)&amp;IF([.AN25]&gt;=1;[.$AN$15]&amp;&quot;*&quot;&amp;[.AN25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25:.T25])&amp;&quot;)))&quot;" office:value-type="string" office:string-value="      (alignment-distances . (10 10 11 9 12 10 13 10 12 11 10)))" calcext:value-type="string">
            <text:p><text:s text:c="6"/>(alignment-distances . (10 10 11 9 12 10 13 10 12 11 10)))</text:p>
          </table:table-cell>
          <table:table-cell table:formula="of:=IF([.$B$6]=&quot;Y&quot;;&quot;%&quot;;&quot;&quot;)&amp;[.AP25]&amp;&quot; &quot;&amp;IF([.E25]=&quot;b&quot;;&quot;\break&quot;;IF([.E25]=&quot;pb&quot;;&quot;\pageBreak&quot;))" office:value-type="string" office:string-value="s2.*7  \pageBreak" calcext:value-type="string">
            <text:p>s2.*7 <text:s/>\pageBreak</text:p>
          </table:table-cell>
          <table:table-cell table:number-columns-repeated="4"/>
          <table:table-cell table:formula="of:=IF([.AZ21]&lt;[.$AZ$9];[.AZ21]+1;&quot;-&quot;)" office:value-type="float" office:value="4" calcext:value-type="float">
            <text:p>4</text:p>
          </table:table-cell>
          <table:table-cell table:formula="of:=IF([.AZ21]&lt;[.$AZ$9];[.BA21];&quot;-&quot;)" office:value-type="float" office:value="3" calcext:value-type="float">
            <text:p>3</text:p>
          </table:table-cell>
          <table:table-cell table:formula="of:=IF([.BA25]=&quot;-&quot;;&quot;&quot;;IF([.$B$1]=2;INDEX([.$AR$16:.$AU$31];[.AZ25];[.BA25]);IF([.$B$1]=3;INDEX([.$AR$44:.$AU$98];[.AZ25];[.BA25]);INDEX([.$AR$113:.$AU$218];[.AZ25];[.BA25]))))" office:value-type="string" office:string-value="      (alignment-distances . ()))" calcext:value-type="string">
            <text:p><text:s text:c="6"/>(alignment-distances . ()))</text:p>
          </table:table-cell>
          <table:table-cell table:number-columns-repeated="10"/>
        </table:table-row>
        <table:table-row table:style-name="ro1">
          <table:table-cell table:formula="of:=IF([.E25]=&quot;pb&quot;;[.A25]+1;[.A25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table:style-name="ce7" table:formula="of:=IF([.C27]=&quot;&quot;;&quot;&quot;;[.C27]-[.C2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7" office:value-type="float" office:value="8" calcext:value-type="float">
            <text:p>8</text:p>
          </table:table-cell>
          <table:table-cell table:number-columns-repeated="4"/>
          <table:table-cell table:style-name="ce44" table:formula="of:=MATCH([.C26];[.$Z$9:.$AG$9];1)" office:value-type="float" office:value="1" calcext:value-type="float">
            <text:p>1</text:p>
          </table:table-cell>
          <table:table-cell table:style-name="ce44" table:formula="of:=MATCH([.D26]+[.C26];[.$Z$9:.$AG$9];1)" office:value-type="float" office:value="1" calcext:value-type="float">
            <text:p>1</text:p>
          </table:table-cell>
          <table:table-cell table:style-name="ce2" table:formula="of:=IF(AND([.Z$15]&lt;=[.$Y26];[.Z$15]&gt;=[.$X26]);INDEX([.$Z$9:.$AG$9];[.Z$15]);&quot;&quot;)" office:value-type="float" office:value="0" calcext:value-type="float">
            <text:p>0</text:p>
          </table:table-cell>
          <table:table-cell table:style-name="ce2" table:formula="of:=IF(AND([.AA$15]&lt;=[.$Y26];[.AA$15]&gt;=[.$X26]);INDEX([.$Z$9:.$AG$9];[.AA$15]);&quot;&quot;)">
            <text:p/>
          </table:table-cell>
          <table:table-cell table:style-name="ce2" table:formula="of:=IF(AND([.AB$15]&lt;=[.$Y26];[.AB$15]&gt;=[.$X26]);INDEX([.$Z$9:.$AG$9];[.AB$15]);&quot;&quot;)">
            <text:p/>
          </table:table-cell>
          <table:table-cell table:style-name="ce2" table:formula="of:=IF(AND([.AC$15]&lt;=[.$Y26];[.AC$15]&gt;=[.$X26]);INDEX([.$Z$9:.$AG$9];[.AC$15]);&quot;&quot;)">
            <text:p/>
          </table:table-cell>
          <table:table-cell table:style-name="ce2" table:formula="of:=IF(AND([.AD$15]&lt;=[.$Y26];[.AD$15]&gt;=[.$X26]);INDEX([.$Z$9:.$AG$9];[.AD$15]);&quot;&quot;)">
            <text:p/>
          </table:table-cell>
          <table:table-cell table:style-name="ce2" table:formula="of:=IF(AND([.AE$15]&lt;=[.$Y26];[.AE$15]&gt;=[.$X26]);INDEX([.$Z$9:.$AG$9];[.AE$15]);&quot;&quot;)">
            <text:p/>
          </table:table-cell>
          <table:table-cell table:style-name="ce2" table:formula="of:=IF(AND([.AF$15]&lt;=[.$Y26];[.AF$15]&gt;=[.$X26]);INDEX([.$Z$9:.$AG$9];[.AF$15]);&quot;&quot;)">
            <text:p/>
          </table:table-cell>
          <table:table-cell table:style-name="ce2" table:formula="of:=IF(AND([.AG$15]&lt;=[.$Y26];[.AG$15]&gt;=[.$X26]);INDEX([.$Z$9:.$AG$9];[.AG$15]);&quot;&quot;)">
            <text:p/>
          </table:table-cell>
          <table:table-cell table:formula="of:=IF([.Z26]=&quot;&quot;;0;MIN([.D26];[.$AA$9]-[.C26]))" office:value-type="float" office:value="8" calcext:value-type="float">
            <text:p>8</text:p>
          </table:table-cell>
          <table:table-cell table:formula="of:=IF([.AA26]=&quot;&quot;;0;MIN([.$AA$9]-[.C26];[.$AB$9]-[.$AA$9];[.D26]-[.AH26]))" office:value-type="float" office:value="0" calcext:value-type="float">
            <text:p>0</text:p>
          </table:table-cell>
          <table:table-cell table:formula="of:=IF([.AB26]=&quot;&quot;;0;MIN([.$AB$9]-[.C26];[.$AC$9]-[.$AB$9];[.D26]-[.AH26]-[.AI26]))" office:value-type="float" office:value="0" calcext:value-type="float">
            <text:p>0</text:p>
          </table:table-cell>
          <table:table-cell table:formula="of:=IF([.AC26]=&quot;&quot;;0;MIN([.$AD$9]-[.C26];[.$AD$9]-[.$AC$9];[.D26]-[.AH26]-[.AI26]-[.AJ26]))" office:value-type="float" office:value="0" calcext:value-type="float">
            <text:p>0</text:p>
          </table:table-cell>
          <table:table-cell table:formula="of:=IF([.AD26]=&quot;&quot;;0;MIN([.$AE$9]-[.C26];[.$AE$9]-[.$AD$9];[.D26]-[.AH26]-[.AI26]-[.AJ26]-[.AK26]))" office:value-type="float" office:value="0" calcext:value-type="float">
            <text:p>0</text:p>
          </table:table-cell>
          <table:table-cell table:formula="of:=IF([.AE26]=&quot;&quot;;0;MIN([.$AF$9]-[.C26];[.$AF$9]-[.$AE$9];[.D26]-[.AH26]-[.AI26]-[.AJ26]-[.AK26]-[.AL26]))" office:value-type="float" office:value="0" calcext:value-type="float">
            <text:p>0</text:p>
          </table:table-cell>
          <table:table-cell table:formula="of:=IF([.AF26]=&quot;&quot;;0;MIN([.$AG$9]-[.C26];[.$AG$9]-[.$AF$9];[.D26]-[.AH26]-[.AI26]-[.AJ26]-[.AK26]-[.AL26]-[.AM26]))" office:value-type="float" office:value="0" calcext:value-type="float">
            <text:p>0</text:p>
          </table:table-cell>
          <table:table-cell/>
          <table:table-cell table:style-name="ce2" table:formula="of:=IF([.AH26]&gt;=1;[.$AH$15]&amp;&quot;*&quot;&amp;[.AH26]&amp;&quot; &quot;;&quot;&quot;)&amp;IF([.AI26]&gt;=1;[.$AI$15]&amp;&quot;*&quot;&amp;[.AI26]&amp;&quot; &quot;;&quot;&quot;)&amp;IF([.AJ26]&gt;=1;[.$AJ$15]&amp;&quot;*&quot;&amp;[.AJ26]&amp;&quot; &quot;;&quot;&quot;)&amp;IF([.AK26]&gt;=1;[.$AK$15]&amp;&quot;*&quot;&amp;[.AK26]&amp;&quot; &quot;;&quot;&quot;)&amp;IF([.AL26]&gt;=1;[.$AL$15]&amp;&quot;*&quot;&amp;[.AL26]&amp;&quot; &quot;;&quot;&quot;)&amp;IF([.AM26]&gt;=1;[.$AM$15]&amp;&quot;*&quot;&amp;[.AM26]&amp;&quot; &quot;;&quot;&quot;)&amp;IF([.AN26]&gt;=1;[.$AN$15]&amp;&quot;*&quot;&amp;[.AN26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6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26:.T26])&amp;&quot;)))&quot;" office:value-type="string" office:string-value="      (alignment-distances . (10 10 10 10 11 9 13 12 10 8 10 8 8)))" calcext:value-type="string">
            <text:p><text:s text:c="6"/>(alignment-distances . (10 10 10 10 11 9 13 12 10 8 10 8 8)))</text:p>
          </table:table-cell>
          <table:table-cell table:formula="of:=IF([.$B$6]=&quot;Y&quot;;&quot;%&quot;;&quot;&quot;)&amp;[.AP26]&amp;&quot; &quot;&amp;IF([.E26]=&quot;b&quot;;&quot;\break&quot;;IF([.E26]=&quot;pb&quot;;&quot;\pageBreak&quot;))" office:value-type="string" office:string-value="s2.*8  \break" calcext:value-type="string">
            <text:p>s2.*8 <text:s/>\break</text:p>
          </table:table-cell>
          <table:table-cell table:number-columns-repeated="4"/>
          <table:table-cell table:formula="of:=IF([.AZ22]&lt;[.$AZ$9];[.AZ22]+1;&quot;-&quot;)" office:value-type="float" office:value="4" calcext:value-type="float">
            <text:p>4</text:p>
          </table:table-cell>
          <table:table-cell table:formula="of:=IF([.AZ22]&lt;[.$AZ$9];[.BA22];&quot;-&quot;)" office:value-type="float" office:value="4" calcext:value-type="float">
            <text:p>4</text:p>
          </table:table-cell>
          <table:table-cell table:formula="of:=IF([.BA26]=&quot;-&quot;;&quot;&quot;;IF([.$B$1]=2;INDEX([.$AR$16:.$AU$31];[.AZ26];[.BA26]);IF([.$B$1]=3;INDEX([.$AR$44:.$AU$98];[.AZ26];[.BA26]);INDEX([.$AR$113:.$AU$218];[.AZ26];[.BA26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formula="of:=IF([.E26]=&quot;pb&quot;;[.A26]+1;[.A26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table:style-name="ce7" table:formula="of:=IF([.C28]=&quot;&quot;;&quot;&quot;;[.C28]-[.C27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style-name="ce57"/>
          <table:table-cell table:number-columns-repeated="4"/>
          <table:table-cell table:style-name="ce44" table:formula="of:=MATCH([.C27];[.$Z$9:.$AG$9];1)" office:value-type="float" office:value="1" calcext:value-type="float">
            <text:p>1</text:p>
          </table:table-cell>
          <table:table-cell table:style-name="ce44" table:formula="of:=MATCH([.D27]+[.C27];[.$Z$9:.$AG$9];1)" office:value-type="float" office:value="1" calcext:value-type="float">
            <text:p>1</text:p>
          </table:table-cell>
          <table:table-cell table:style-name="ce2" table:formula="of:=IF(AND([.Z$15]&lt;=[.$Y27];[.Z$15]&gt;=[.$X27]);INDEX([.$Z$9:.$AG$9];[.Z$15]);&quot;&quot;)" office:value-type="float" office:value="0" calcext:value-type="float">
            <text:p>0</text:p>
          </table:table-cell>
          <table:table-cell table:style-name="ce2" table:formula="of:=IF(AND([.AA$15]&lt;=[.$Y27];[.AA$15]&gt;=[.$X27]);INDEX([.$Z$9:.$AG$9];[.AA$15]);&quot;&quot;)">
            <text:p/>
          </table:table-cell>
          <table:table-cell table:style-name="ce2" table:formula="of:=IF(AND([.AB$15]&lt;=[.$Y27];[.AB$15]&gt;=[.$X27]);INDEX([.$Z$9:.$AG$9];[.AB$15]);&quot;&quot;)">
            <text:p/>
          </table:table-cell>
          <table:table-cell table:style-name="ce2" table:formula="of:=IF(AND([.AC$15]&lt;=[.$Y27];[.AC$15]&gt;=[.$X27]);INDEX([.$Z$9:.$AG$9];[.AC$15]);&quot;&quot;)">
            <text:p/>
          </table:table-cell>
          <table:table-cell table:style-name="ce2" table:formula="of:=IF(AND([.AD$15]&lt;=[.$Y27];[.AD$15]&gt;=[.$X27]);INDEX([.$Z$9:.$AG$9];[.AD$15]);&quot;&quot;)">
            <text:p/>
          </table:table-cell>
          <table:table-cell table:style-name="ce2" table:formula="of:=IF(AND([.AE$15]&lt;=[.$Y27];[.AE$15]&gt;=[.$X27]);INDEX([.$Z$9:.$AG$9];[.AE$15]);&quot;&quot;)">
            <text:p/>
          </table:table-cell>
          <table:table-cell table:style-name="ce2" table:formula="of:=IF(AND([.AF$15]&lt;=[.$Y27];[.AF$15]&gt;=[.$X27]);INDEX([.$Z$9:.$AG$9];[.AF$15]);&quot;&quot;)">
            <text:p/>
          </table:table-cell>
          <table:table-cell table:style-name="ce2" table:formula="of:=IF(AND([.AG$15]&lt;=[.$Y27];[.AG$15]&gt;=[.$X27]);INDEX([.$Z$9:.$AG$9];[.AG$15]);&quot;&quot;)">
            <text:p/>
          </table:table-cell>
          <table:table-cell table:formula="of:=IF([.Z27]=&quot;&quot;;0;MIN([.D27];[.$AA$9]-[.C27]))" office:value-type="float" office:value="9" calcext:value-type="float">
            <text:p>9</text:p>
          </table:table-cell>
          <table:table-cell table:formula="of:=IF([.AA27]=&quot;&quot;;0;MIN([.$AA$9]-[.C27];[.$AB$9]-[.$AA$9];[.D27]-[.AH27]))" office:value-type="float" office:value="0" calcext:value-type="float">
            <text:p>0</text:p>
          </table:table-cell>
          <table:table-cell table:formula="of:=IF([.AB27]=&quot;&quot;;0;MIN([.$AB$9]-[.C27];[.$AC$9]-[.$AB$9];[.D27]-[.AH27]-[.AI27]))" office:value-type="float" office:value="0" calcext:value-type="float">
            <text:p>0</text:p>
          </table:table-cell>
          <table:table-cell table:formula="of:=IF([.AC27]=&quot;&quot;;0;MIN([.$AD$9]-[.C27];[.$AD$9]-[.$AC$9];[.D27]-[.AH27]-[.AI27]-[.AJ27]))" office:value-type="float" office:value="0" calcext:value-type="float">
            <text:p>0</text:p>
          </table:table-cell>
          <table:table-cell table:formula="of:=IF([.AD27]=&quot;&quot;;0;MIN([.$AE$9]-[.C27];[.$AE$9]-[.$AD$9];[.D27]-[.AH27]-[.AI27]-[.AJ27]-[.AK27]))" office:value-type="float" office:value="0" calcext:value-type="float">
            <text:p>0</text:p>
          </table:table-cell>
          <table:table-cell table:formula="of:=IF([.AE27]=&quot;&quot;;0;MIN([.$AF$9]-[.C27];[.$AF$9]-[.$AE$9];[.D27]-[.AH27]-[.AI27]-[.AJ27]-[.AK27]-[.AL27]))" office:value-type="float" office:value="0" calcext:value-type="float">
            <text:p>0</text:p>
          </table:table-cell>
          <table:table-cell table:formula="of:=IF([.AF27]=&quot;&quot;;0;MIN([.$AG$9]-[.C27];[.$AG$9]-[.$AF$9];[.D27]-[.AH27]-[.AI27]-[.AJ27]-[.AK27]-[.AL27]-[.AM27]))" office:value-type="float" office:value="0" calcext:value-type="float">
            <text:p>0</text:p>
          </table:table-cell>
          <table:table-cell/>
          <table:table-cell table:style-name="ce2" table:formula="of:=IF([.AH27]&gt;=1;[.$AH$15]&amp;&quot;*&quot;&amp;[.AH27]&amp;&quot; &quot;;&quot;&quot;)&amp;IF([.AI27]&gt;=1;[.$AI$15]&amp;&quot;*&quot;&amp;[.AI27]&amp;&quot; &quot;;&quot;&quot;)&amp;IF([.AJ27]&gt;=1;[.$AJ$15]&amp;&quot;*&quot;&amp;[.AJ27]&amp;&quot; &quot;;&quot;&quot;)&amp;IF([.AK27]&gt;=1;[.$AK$15]&amp;&quot;*&quot;&amp;[.AK27]&amp;&quot; &quot;;&quot;&quot;)&amp;IF([.AL27]&gt;=1;[.$AL$15]&amp;&quot;*&quot;&amp;[.AL27]&amp;&quot; &quot;;&quot;&quot;)&amp;IF([.AM27]&gt;=1;[.$AM$15]&amp;&quot;*&quot;&amp;[.AM27]&amp;&quot; &quot;;&quot;&quot;)&amp;IF([.AN27]&gt;=1;[.$AN$15]&amp;&quot;*&quot;&amp;[.AN27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27:.T27])&amp;&quot;)))&quot;" office:value-type="string" office:string-value="      (alignment-distances . (11 14 13 12 10 9 10 9 9)))" calcext:value-type="string">
            <text:p><text:s text:c="6"/>(alignment-distances . (11 14 13 12 10 9 10 9 9)))</text:p>
          </table:table-cell>
          <table:table-cell table:formula="of:=IF([.$B$6]=&quot;Y&quot;;&quot;%&quot;;&quot;&quot;)&amp;[.AP27]&amp;&quot; &quot;&amp;IF([.E27]=&quot;b&quot;;&quot;\break&quot;;IF([.E27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3]&lt;[.$AZ$9];[.AZ23]+1;&quot;-&quot;)" office:value-type="float" office:value="5" calcext:value-type="float">
            <text:p>5</text:p>
          </table:table-cell>
          <table:table-cell table:formula="of:=IF([.AZ23]&lt;[.$AZ$9];[.BA23];&quot;-&quot;)" office:value-type="float" office:value="1" calcext:value-type="float">
            <text:p>1</text:p>
          </table:table-cell>
          <table:table-cell table:formula="of:=IF([.BA27]=&quot;-&quot;;&quot;&quot;;IF([.$B$1]=2;INDEX([.$AR$16:.$AU$31];[.AZ27];[.BA27]);IF([.$B$1]=3;INDEX([.$AR$44:.$AU$98];[.AZ27];[.BA27]);INDEX([.$AR$113:.$AU$218];[.AZ27];[.BA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27]=&quot;pb&quot;;[.A27]+1;[.A27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style-name="ce7" table:formula="of:=IF([.C29]=&quot;&quot;;&quot;&quot;;[.C29]-[.C28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8];[.$Z$9:.$AG$9];1)" office:value-type="float" office:value="1" calcext:value-type="float">
            <text:p>1</text:p>
          </table:table-cell>
          <table:table-cell table:style-name="ce44" table:formula="of:=MATCH([.D28]+[.C28];[.$Z$9:.$AG$9];1)" office:value-type="float" office:value="1" calcext:value-type="float">
            <text:p>1</text:p>
          </table:table-cell>
          <table:table-cell table:style-name="ce2" table:formula="of:=IF(AND([.Z$15]&lt;=[.$Y28];[.Z$15]&gt;=[.$X28]);INDEX([.$Z$9:.$AG$9];[.Z$15]);&quot;&quot;)" office:value-type="float" office:value="0" calcext:value-type="float">
            <text:p>0</text:p>
          </table:table-cell>
          <table:table-cell table:style-name="ce2" table:formula="of:=IF(AND([.AA$15]&lt;=[.$Y28];[.AA$15]&gt;=[.$X28]);INDEX([.$Z$9:.$AG$9];[.AA$15]);&quot;&quot;)">
            <text:p/>
          </table:table-cell>
          <table:table-cell table:style-name="ce2" table:formula="of:=IF(AND([.AB$15]&lt;=[.$Y28];[.AB$15]&gt;=[.$X28]);INDEX([.$Z$9:.$AG$9];[.AB$15]);&quot;&quot;)">
            <text:p/>
          </table:table-cell>
          <table:table-cell table:style-name="ce2" table:formula="of:=IF(AND([.AC$15]&lt;=[.$Y28];[.AC$15]&gt;=[.$X28]);INDEX([.$Z$9:.$AG$9];[.AC$15]);&quot;&quot;)">
            <text:p/>
          </table:table-cell>
          <table:table-cell table:style-name="ce2" table:formula="of:=IF(AND([.AD$15]&lt;=[.$Y28];[.AD$15]&gt;=[.$X28]);INDEX([.$Z$9:.$AG$9];[.AD$15]);&quot;&quot;)">
            <text:p/>
          </table:table-cell>
          <table:table-cell table:style-name="ce2" table:formula="of:=IF(AND([.AE$15]&lt;=[.$Y28];[.AE$15]&gt;=[.$X28]);INDEX([.$Z$9:.$AG$9];[.AE$15]);&quot;&quot;)">
            <text:p/>
          </table:table-cell>
          <table:table-cell table:style-name="ce2" table:formula="of:=IF(AND([.AF$15]&lt;=[.$Y28];[.AF$15]&gt;=[.$X28]);INDEX([.$Z$9:.$AG$9];[.AF$15]);&quot;&quot;)">
            <text:p/>
          </table:table-cell>
          <table:table-cell table:style-name="ce2" table:formula="of:=IF(AND([.AG$15]&lt;=[.$Y28];[.AG$15]&gt;=[.$X28]);INDEX([.$Z$9:.$AG$9];[.AG$15]);&quot;&quot;)">
            <text:p/>
          </table:table-cell>
          <table:table-cell table:formula="of:=IF([.Z28]=&quot;&quot;;0;MIN([.D28];[.$AA$9]-[.C28]))" office:value-type="float" office:value="7" calcext:value-type="float">
            <text:p>7</text:p>
          </table:table-cell>
          <table:table-cell table:formula="of:=IF([.AA28]=&quot;&quot;;0;MIN([.$AA$9]-[.C28];[.$AB$9]-[.$AA$9];[.D28]-[.AH28]))" office:value-type="float" office:value="0" calcext:value-type="float">
            <text:p>0</text:p>
          </table:table-cell>
          <table:table-cell table:formula="of:=IF([.AB28]=&quot;&quot;;0;MIN([.$AB$9]-[.C28];[.$AC$9]-[.$AB$9];[.D28]-[.AH28]-[.AI28]))" office:value-type="float" office:value="0" calcext:value-type="float">
            <text:p>0</text:p>
          </table:table-cell>
          <table:table-cell table:formula="of:=IF([.AC28]=&quot;&quot;;0;MIN([.$AD$9]-[.C28];[.$AD$9]-[.$AC$9];[.D28]-[.AH28]-[.AI28]-[.AJ28]))" office:value-type="float" office:value="0" calcext:value-type="float">
            <text:p>0</text:p>
          </table:table-cell>
          <table:table-cell table:formula="of:=IF([.AD28]=&quot;&quot;;0;MIN([.$AE$9]-[.C28];[.$AE$9]-[.$AD$9];[.D28]-[.AH28]-[.AI28]-[.AJ28]-[.AK28]))" office:value-type="float" office:value="0" calcext:value-type="float">
            <text:p>0</text:p>
          </table:table-cell>
          <table:table-cell table:formula="of:=IF([.AE28]=&quot;&quot;;0;MIN([.$AF$9]-[.C28];[.$AF$9]-[.$AE$9];[.D28]-[.AH28]-[.AI28]-[.AJ28]-[.AK28]-[.AL28]))" office:value-type="float" office:value="0" calcext:value-type="float">
            <text:p>0</text:p>
          </table:table-cell>
          <table:table-cell table:formula="of:=IF([.AF28]=&quot;&quot;;0;MIN([.$AG$9]-[.C28];[.$AG$9]-[.$AF$9];[.D28]-[.AH28]-[.AI28]-[.AJ28]-[.AK28]-[.AL28]-[.AM28]))" office:value-type="float" office:value="0" calcext:value-type="float">
            <text:p>0</text:p>
          </table:table-cell>
          <table:table-cell/>
          <table:table-cell table:style-name="ce2" table:formula="of:=IF([.AH28]&gt;=1;[.$AH$15]&amp;&quot;*&quot;&amp;[.AH28]&amp;&quot; &quot;;&quot;&quot;)&amp;IF([.AI28]&gt;=1;[.$AI$15]&amp;&quot;*&quot;&amp;[.AI28]&amp;&quot; &quot;;&quot;&quot;)&amp;IF([.AJ28]&gt;=1;[.$AJ$15]&amp;&quot;*&quot;&amp;[.AJ28]&amp;&quot; &quot;;&quot;&quot;)&amp;IF([.AK28]&gt;=1;[.$AK$15]&amp;&quot;*&quot;&amp;[.AK28]&amp;&quot; &quot;;&quot;&quot;)&amp;IF([.AL28]&gt;=1;[.$AL$15]&amp;&quot;*&quot;&amp;[.AL28]&amp;&quot; &quot;;&quot;&quot;)&amp;IF([.AM28]&gt;=1;[.$AM$15]&amp;&quot;*&quot;&amp;[.AM28]&amp;&quot; &quot;;&quot;&quot;)&amp;IF([.AN28]&gt;=1;[.$AN$15]&amp;&quot;*&quot;&amp;[.AN28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28:.T28])&amp;&quot;)))&quot;" office:value-type="string" office:string-value="      (alignment-distances . (12 13 11 13 10 10 10 11)))" calcext:value-type="string">
            <text:p><text:s text:c="6"/>(alignment-distances . (12 13 11 13 10 10 10 11)))</text:p>
          </table:table-cell>
          <table:table-cell table:formula="of:=IF([.$B$6]=&quot;Y&quot;;&quot;%&quot;;&quot;&quot;)&amp;[.AP28]&amp;&quot; &quot;&amp;IF([.E28]=&quot;b&quot;;&quot;\break&quot;;IF([.E28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4]&lt;[.$AZ$9];[.AZ24]+1;&quot;-&quot;)" office:value-type="float" office:value="5" calcext:value-type="float">
            <text:p>5</text:p>
          </table:table-cell>
          <table:table-cell table:formula="of:=IF([.AZ24]&lt;[.$AZ$9];[.BA24];&quot;-&quot;)" office:value-type="float" office:value="2" calcext:value-type="float">
            <text:p>2</text:p>
          </table:table-cell>
          <table:table-cell table:formula="of:=IF([.BA28]=&quot;-&quot;;&quot;&quot;;IF([.$B$1]=2;INDEX([.$AR$16:.$AU$31];[.AZ28];[.BA28]);IF([.$B$1]=3;INDEX([.$AR$44:.$AU$98];[.AZ28];[.BA28]);INDEX([.$AR$113:.$AU$218];[.AZ28];[.BA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28]=&quot;pb&quot;;[.A28]+1;[.A28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30]=&quot;&quot;;&quot;&quot;;[.C30]-[.C29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47" table:number-columns-repeated="4"/>
          <table:table-cell table:style-name="ce58"/>
          <table:table-cell table:number-columns-repeated="4"/>
          <table:table-cell table:style-name="ce44" table:formula="of:=MATCH([.C29];[.$Z$9:.$AG$9];1)" office:value-type="float" office:value="1" calcext:value-type="float">
            <text:p>1</text:p>
          </table:table-cell>
          <table:table-cell table:style-name="ce44" table:formula="of:=MATCH([.D29]+[.C29];[.$Z$9:.$AG$9];1)" office:value-type="float" office:value="1" calcext:value-type="float">
            <text:p>1</text:p>
          </table:table-cell>
          <table:table-cell table:style-name="ce2" table:formula="of:=IF(AND([.Z$15]&lt;=[.$Y29];[.Z$15]&gt;=[.$X29]);INDEX([.$Z$9:.$AG$9];[.Z$15]);&quot;&quot;)" office:value-type="float" office:value="0" calcext:value-type="float">
            <text:p>0</text:p>
          </table:table-cell>
          <table:table-cell table:style-name="ce2" table:formula="of:=IF(AND([.AA$15]&lt;=[.$Y29];[.AA$15]&gt;=[.$X29]);INDEX([.$Z$9:.$AG$9];[.AA$15]);&quot;&quot;)">
            <text:p/>
          </table:table-cell>
          <table:table-cell table:style-name="ce2" table:formula="of:=IF(AND([.AB$15]&lt;=[.$Y29];[.AB$15]&gt;=[.$X29]);INDEX([.$Z$9:.$AG$9];[.AB$15]);&quot;&quot;)">
            <text:p/>
          </table:table-cell>
          <table:table-cell table:style-name="ce2" table:formula="of:=IF(AND([.AC$15]&lt;=[.$Y29];[.AC$15]&gt;=[.$X29]);INDEX([.$Z$9:.$AG$9];[.AC$15]);&quot;&quot;)">
            <text:p/>
          </table:table-cell>
          <table:table-cell table:style-name="ce2" table:formula="of:=IF(AND([.AD$15]&lt;=[.$Y29];[.AD$15]&gt;=[.$X29]);INDEX([.$Z$9:.$AG$9];[.AD$15]);&quot;&quot;)">
            <text:p/>
          </table:table-cell>
          <table:table-cell table:style-name="ce2" table:formula="of:=IF(AND([.AE$15]&lt;=[.$Y29];[.AE$15]&gt;=[.$X29]);INDEX([.$Z$9:.$AG$9];[.AE$15]);&quot;&quot;)">
            <text:p/>
          </table:table-cell>
          <table:table-cell table:style-name="ce2" table:formula="of:=IF(AND([.AF$15]&lt;=[.$Y29];[.AF$15]&gt;=[.$X29]);INDEX([.$Z$9:.$AG$9];[.AF$15]);&quot;&quot;)">
            <text:p/>
          </table:table-cell>
          <table:table-cell table:style-name="ce2" table:formula="of:=IF(AND([.AG$15]&lt;=[.$Y29];[.AG$15]&gt;=[.$X29]);INDEX([.$Z$9:.$AG$9];[.AG$15]);&quot;&quot;)">
            <text:p/>
          </table:table-cell>
          <table:table-cell table:formula="of:=IF([.Z29]=&quot;&quot;;0;MIN([.D29];[.$AA$9]-[.C29]))" office:value-type="float" office:value="8" calcext:value-type="float">
            <text:p>8</text:p>
          </table:table-cell>
          <table:table-cell table:formula="of:=IF([.AA29]=&quot;&quot;;0;MIN([.$AA$9]-[.C29];[.$AB$9]-[.$AA$9];[.D29]-[.AH29]))" office:value-type="float" office:value="0" calcext:value-type="float">
            <text:p>0</text:p>
          </table:table-cell>
          <table:table-cell table:formula="of:=IF([.AB29]=&quot;&quot;;0;MIN([.$AB$9]-[.C29];[.$AC$9]-[.$AB$9];[.D29]-[.AH29]-[.AI29]))" office:value-type="float" office:value="0" calcext:value-type="float">
            <text:p>0</text:p>
          </table:table-cell>
          <table:table-cell table:formula="of:=IF([.AC29]=&quot;&quot;;0;MIN([.$AD$9]-[.C29];[.$AD$9]-[.$AC$9];[.D29]-[.AH29]-[.AI29]-[.AJ29]))" office:value-type="float" office:value="0" calcext:value-type="float">
            <text:p>0</text:p>
          </table:table-cell>
          <table:table-cell table:formula="of:=IF([.AD29]=&quot;&quot;;0;MIN([.$AE$9]-[.C29];[.$AE$9]-[.$AD$9];[.D29]-[.AH29]-[.AI29]-[.AJ29]-[.AK29]))" office:value-type="float" office:value="0" calcext:value-type="float">
            <text:p>0</text:p>
          </table:table-cell>
          <table:table-cell table:formula="of:=IF([.AE29]=&quot;&quot;;0;MIN([.$AF$9]-[.C29];[.$AF$9]-[.$AE$9];[.D29]-[.AH29]-[.AI29]-[.AJ29]-[.AK29]-[.AL29]))" office:value-type="float" office:value="0" calcext:value-type="float">
            <text:p>0</text:p>
          </table:table-cell>
          <table:table-cell table:formula="of:=IF([.AF29]=&quot;&quot;;0;MIN([.$AG$9]-[.C29];[.$AG$9]-[.$AF$9];[.D29]-[.AH29]-[.AI29]-[.AJ29]-[.AK29]-[.AL29]-[.AM29]))" office:value-type="float" office:value="0" calcext:value-type="float">
            <text:p>0</text:p>
          </table:table-cell>
          <table:table-cell/>
          <table:table-cell table:style-name="ce2" table:formula="of:=IF([.AH29]&gt;=1;[.$AH$15]&amp;&quot;*&quot;&amp;[.AH29]&amp;&quot; &quot;;&quot;&quot;)&amp;IF([.AI29]&gt;=1;[.$AI$15]&amp;&quot;*&quot;&amp;[.AI29]&amp;&quot; &quot;;&quot;&quot;)&amp;IF([.AJ29]&gt;=1;[.$AJ$15]&amp;&quot;*&quot;&amp;[.AJ29]&amp;&quot; &quot;;&quot;&quot;)&amp;IF([.AK29]&gt;=1;[.$AK$15]&amp;&quot;*&quot;&amp;[.AK29]&amp;&quot; &quot;;&quot;&quot;)&amp;IF([.AL29]&gt;=1;[.$AL$15]&amp;&quot;*&quot;&amp;[.AL29]&amp;&quot; &quot;;&quot;&quot;)&amp;IF([.AM29]&gt;=1;[.$AM$15]&amp;&quot;*&quot;&amp;[.AM29]&amp;&quot; &quot;;&quot;&quot;)&amp;IF([.AN29]&gt;=1;[.$AN$15]&amp;&quot;*&quot;&amp;[.AN29]&amp;&quot; &quot;;&quot;&quot;)" office:value-type="string" office:string-value="s2.*8 " calcext:value-type="string">
            <text:p>s2.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9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29:.T29])&amp;&quot;)))&quot;" office:value-type="string" office:string-value="      (alignment-distances . (9 13 11 13 10 12 11 11)))" calcext:value-type="string">
            <text:p><text:s text:c="6"/>(alignment-distances . (9 13 11 13 10 12 11 11)))</text:p>
          </table:table-cell>
          <table:table-cell table:formula="of:=IF([.$B$6]=&quot;Y&quot;;&quot;%&quot;;&quot;&quot;)&amp;[.AP29]&amp;&quot; &quot;&amp;IF([.E29]=&quot;b&quot;;&quot;\break&quot;;IF([.E29]=&quot;pb&quot;;&quot;\pageBreak&quot;))" office:value-type="string" office:string-value="s2.*8  \pageBreak" calcext:value-type="string">
            <text:p>s2.*8 <text:s/>\pageBreak</text:p>
          </table:table-cell>
          <table:table-cell table:number-columns-repeated="4"/>
          <table:table-cell table:formula="of:=IF([.AZ25]&lt;[.$AZ$9];[.AZ25]+1;&quot;-&quot;)" office:value-type="float" office:value="5" calcext:value-type="float">
            <text:p>5</text:p>
          </table:table-cell>
          <table:table-cell table:formula="of:=IF([.AZ25]&lt;[.$AZ$9];[.BA25];&quot;-&quot;)" office:value-type="float" office:value="3" calcext:value-type="float">
            <text:p>3</text:p>
          </table:table-cell>
          <table:table-cell table:formula="of:=IF([.BA29]=&quot;-&quot;;&quot;&quot;;IF([.$B$1]=2;INDEX([.$AR$16:.$AU$31];[.AZ29];[.BA29]);IF([.$B$1]=3;INDEX([.$AR$44:.$AU$98];[.AZ29];[.BA29]);INDEX([.$AR$113:.$AU$218];[.AZ29];[.BA29]))))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number-columns-repeated="10"/>
        </table:table-row>
        <table:table-row table:style-name="ro1">
          <table:table-cell table:formula="of:=IF([.E29]=&quot;pb&quot;;[.A29]+1;[.A29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31]=&quot;&quot;;&quot;&quot;;[.C31]-[.C3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style-name="ce57"/>
          <table:table-cell table:number-columns-repeated="4"/>
          <table:table-cell table:style-name="ce44" table:formula="of:=MATCH([.C30];[.$Z$9:.$AG$9];1)" office:value-type="float" office:value="1" calcext:value-type="float">
            <text:p>1</text:p>
          </table:table-cell>
          <table:table-cell table:style-name="ce44" table:formula="of:=MATCH([.D30]+[.C30];[.$Z$9:.$AG$9];1)" office:value-type="float" office:value="1" calcext:value-type="float">
            <text:p>1</text:p>
          </table:table-cell>
          <table:table-cell table:style-name="ce2" table:formula="of:=IF(AND([.Z$15]&lt;=[.$Y30];[.Z$15]&gt;=[.$X30]);INDEX([.$Z$9:.$AG$9];[.Z$15]);&quot;&quot;)" office:value-type="float" office:value="0" calcext:value-type="float">
            <text:p>0</text:p>
          </table:table-cell>
          <table:table-cell table:style-name="ce2" table:formula="of:=IF(AND([.AA$15]&lt;=[.$Y30];[.AA$15]&gt;=[.$X30]);INDEX([.$Z$9:.$AG$9];[.AA$15]);&quot;&quot;)">
            <text:p/>
          </table:table-cell>
          <table:table-cell table:style-name="ce2" table:formula="of:=IF(AND([.AB$15]&lt;=[.$Y30];[.AB$15]&gt;=[.$X30]);INDEX([.$Z$9:.$AG$9];[.AB$15]);&quot;&quot;)">
            <text:p/>
          </table:table-cell>
          <table:table-cell table:style-name="ce2" table:formula="of:=IF(AND([.AC$15]&lt;=[.$Y30];[.AC$15]&gt;=[.$X30]);INDEX([.$Z$9:.$AG$9];[.AC$15]);&quot;&quot;)">
            <text:p/>
          </table:table-cell>
          <table:table-cell table:style-name="ce2" table:formula="of:=IF(AND([.AD$15]&lt;=[.$Y30];[.AD$15]&gt;=[.$X30]);INDEX([.$Z$9:.$AG$9];[.AD$15]);&quot;&quot;)">
            <text:p/>
          </table:table-cell>
          <table:table-cell table:style-name="ce2" table:formula="of:=IF(AND([.AE$15]&lt;=[.$Y30];[.AE$15]&gt;=[.$X30]);INDEX([.$Z$9:.$AG$9];[.AE$15]);&quot;&quot;)">
            <text:p/>
          </table:table-cell>
          <table:table-cell table:style-name="ce2" table:formula="of:=IF(AND([.AF$15]&lt;=[.$Y30];[.AF$15]&gt;=[.$X30]);INDEX([.$Z$9:.$AG$9];[.AF$15]);&quot;&quot;)">
            <text:p/>
          </table:table-cell>
          <table:table-cell table:style-name="ce2" table:formula="of:=IF(AND([.AG$15]&lt;=[.$Y30];[.AG$15]&gt;=[.$X30]);INDEX([.$Z$9:.$AG$9];[.AG$15]);&quot;&quot;)">
            <text:p/>
          </table:table-cell>
          <table:table-cell table:formula="of:=IF([.Z30]=&quot;&quot;;0;MIN([.D30];[.$AA$9]-[.C30]))" office:value-type="float" office:value="7" calcext:value-type="float">
            <text:p>7</text:p>
          </table:table-cell>
          <table:table-cell table:formula="of:=IF([.AA30]=&quot;&quot;;0;MIN([.$AA$9]-[.C30];[.$AB$9]-[.$AA$9];[.D30]-[.AH30]))" office:value-type="float" office:value="0" calcext:value-type="float">
            <text:p>0</text:p>
          </table:table-cell>
          <table:table-cell table:formula="of:=IF([.AB30]=&quot;&quot;;0;MIN([.$AB$9]-[.C30];[.$AC$9]-[.$AB$9];[.D30]-[.AH30]-[.AI30]))" office:value-type="float" office:value="0" calcext:value-type="float">
            <text:p>0</text:p>
          </table:table-cell>
          <table:table-cell table:formula="of:=IF([.AC30]=&quot;&quot;;0;MIN([.$AD$9]-[.C30];[.$AD$9]-[.$AC$9];[.D30]-[.AH30]-[.AI30]-[.AJ30]))" office:value-type="float" office:value="0" calcext:value-type="float">
            <text:p>0</text:p>
          </table:table-cell>
          <table:table-cell table:formula="of:=IF([.AD30]=&quot;&quot;;0;MIN([.$AE$9]-[.C30];[.$AE$9]-[.$AD$9];[.D30]-[.AH30]-[.AI30]-[.AJ30]-[.AK30]))" office:value-type="float" office:value="0" calcext:value-type="float">
            <text:p>0</text:p>
          </table:table-cell>
          <table:table-cell table:formula="of:=IF([.AE30]=&quot;&quot;;0;MIN([.$AF$9]-[.C30];[.$AF$9]-[.$AE$9];[.D30]-[.AH30]-[.AI30]-[.AJ30]-[.AK30]-[.AL30]))" office:value-type="float" office:value="0" calcext:value-type="float">
            <text:p>0</text:p>
          </table:table-cell>
          <table:table-cell table:formula="of:=IF([.AF30]=&quot;&quot;;0;MIN([.$AG$9]-[.C30];[.$AG$9]-[.$AF$9];[.D30]-[.AH30]-[.AI30]-[.AJ30]-[.AK30]-[.AL30]-[.AM30]))" office:value-type="float" office:value="0" calcext:value-type="float">
            <text:p>0</text:p>
          </table:table-cell>
          <table:table-cell/>
          <table:table-cell table:style-name="ce2" table:formula="of:=IF([.AH30]&gt;=1;[.$AH$15]&amp;&quot;*&quot;&amp;[.AH30]&amp;&quot; &quot;;&quot;&quot;)&amp;IF([.AI30]&gt;=1;[.$AI$15]&amp;&quot;*&quot;&amp;[.AI30]&amp;&quot; &quot;;&quot;&quot;)&amp;IF([.AJ30]&gt;=1;[.$AJ$15]&amp;&quot;*&quot;&amp;[.AJ30]&amp;&quot; &quot;;&quot;&quot;)&amp;IF([.AK30]&gt;=1;[.$AK$15]&amp;&quot;*&quot;&amp;[.AK30]&amp;&quot; &quot;;&quot;&quot;)&amp;IF([.AL30]&gt;=1;[.$AL$15]&amp;&quot;*&quot;&amp;[.AL30]&amp;&quot; &quot;;&quot;&quot;)&amp;IF([.AM30]&gt;=1;[.$AM$15]&amp;&quot;*&quot;&amp;[.AM30]&amp;&quot; &quot;;&quot;&quot;)&amp;IF([.AN30]&gt;=1;[.$AN$15]&amp;&quot;*&quot;&amp;[.AN30]&amp;&quot; &quot;;&quot;&quot;)" office:value-type="string" office:string-value="s2.*7 " calcext:value-type="string">
            <text:p>s2.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30:.T30])&amp;&quot;)))&quot;" office:value-type="string" office:string-value="      (alignment-distances . (10 12 10 10 10 10 10)))" calcext:value-type="string">
            <text:p><text:s text:c="6"/>(alignment-distances . (10 12 10 10 10 10 10)))</text:p>
          </table:table-cell>
          <table:table-cell table:formula="of:=IF([.$B$6]=&quot;Y&quot;;&quot;%&quot;;&quot;&quot;)&amp;[.AP30]&amp;&quot; &quot;&amp;IF([.E30]=&quot;b&quot;;&quot;\break&quot;;IF([.E30]=&quot;pb&quot;;&quot;\pageBreak&quot;))" office:value-type="string" office:string-value="s2.*7  \break" calcext:value-type="string">
            <text:p>s2.*7 <text:s/>\break</text:p>
          </table:table-cell>
          <table:table-cell table:number-columns-repeated="4"/>
          <table:table-cell table:formula="of:=IF([.AZ26]&lt;[.$AZ$9];[.AZ26]+1;&quot;-&quot;)" office:value-type="float" office:value="5" calcext:value-type="float">
            <text:p>5</text:p>
          </table:table-cell>
          <table:table-cell table:formula="of:=IF([.AZ26]&lt;[.$AZ$9];[.BA26];&quot;-&quot;)" office:value-type="float" office:value="4" calcext:value-type="float">
            <text:p>4</text:p>
          </table:table-cell>
          <table:table-cell table:formula="of:=IF([.BA30]=&quot;-&quot;;&quot;&quot;;IF([.$B$1]=2;INDEX([.$AR$16:.$AU$31];[.AZ30];[.BA30]);IF([.$B$1]=3;INDEX([.$AR$44:.$AU$98];[.AZ30];[.BA30]);INDEX([.$AR$113:.$AU$218];[.AZ30];[.BA30]))))" office:value-type="string" office:string-value="s1*9  \break" calcext:value-type="string">
            <text:p>s1*9 <text:s/>\break</text:p>
          </table:table-cell>
          <table:table-cell table:number-columns-repeated="10"/>
        </table:table-row>
        <table:table-row table:style-name="ro1">
          <table:table-cell table:formula="of:=IF([.E30]=&quot;pb&quot;;[.A30]+1;[.A30])" office:value-type="float" office:value="8" calcext:value-type="float">
            <text:p>8</text:p>
          </table:table-cell>
          <table:table-cell table:style-name="ce43"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32]=&quot;&quot;;&quot;&quot;;[.C32]-[.C3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87" calcext:value-type="float">
            <text:p>87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7" office:value-type="float" office:value="11" calcext:value-type="float">
            <text:p>11</text:p>
          </table:table-cell>
          <table:table-cell table:number-columns-repeated="4"/>
          <table:table-cell table:style-name="ce44" table:formula="of:=MATCH([.C31];[.$Z$9:.$AG$9];1)" office:value-type="float" office:value="1" calcext:value-type="float">
            <text:p>1</text:p>
          </table:table-cell>
          <table:table-cell table:style-name="ce44" table:formula="of:=MATCH([.D31]+[.C31];[.$Z$9:.$AG$9];1)" office:value-type="float" office:value="2" calcext:value-type="float">
            <text:p>2</text:p>
          </table:table-cell>
          <table:table-cell table:style-name="ce2" table:formula="of:=IF(AND([.Z$15]&lt;=[.$Y31];[.Z$15]&gt;=[.$X31]);INDEX([.$Z$9:.$AG$9];[.Z$15]);&quot;&quot;)" office:value-type="float" office:value="0" calcext:value-type="float">
            <text:p>0</text:p>
          </table:table-cell>
          <table:table-cell table:style-name="ce2" table:formula="of:=IF(AND([.AA$15]&lt;=[.$Y31];[.AA$15]&gt;=[.$X31]);INDEX([.$Z$9:.$AG$9];[.AA$15]);&quot;&quot;)" office:value-type="float" office:value="119" calcext:value-type="float">
            <text:p>119</text:p>
          </table:table-cell>
          <table:table-cell table:style-name="ce2" table:formula="of:=IF(AND([.AB$15]&lt;=[.$Y31];[.AB$15]&gt;=[.$X31]);INDEX([.$Z$9:.$AG$9];[.AB$15]);&quot;&quot;)">
            <text:p/>
          </table:table-cell>
          <table:table-cell table:style-name="ce2" table:formula="of:=IF(AND([.AC$15]&lt;=[.$Y31];[.AC$15]&gt;=[.$X31]);INDEX([.$Z$9:.$AG$9];[.AC$15]);&quot;&quot;)">
            <text:p/>
          </table:table-cell>
          <table:table-cell table:style-name="ce2" table:formula="of:=IF(AND([.AD$15]&lt;=[.$Y31];[.AD$15]&gt;=[.$X31]);INDEX([.$Z$9:.$AG$9];[.AD$15]);&quot;&quot;)">
            <text:p/>
          </table:table-cell>
          <table:table-cell table:style-name="ce2" table:formula="of:=IF(AND([.AE$15]&lt;=[.$Y31];[.AE$15]&gt;=[.$X31]);INDEX([.$Z$9:.$AG$9];[.AE$15]);&quot;&quot;)">
            <text:p/>
          </table:table-cell>
          <table:table-cell table:style-name="ce2" table:formula="of:=IF(AND([.AF$15]&lt;=[.$Y31];[.AF$15]&gt;=[.$X31]);INDEX([.$Z$9:.$AG$9];[.AF$15]);&quot;&quot;)">
            <text:p/>
          </table:table-cell>
          <table:table-cell table:style-name="ce2" table:formula="of:=IF(AND([.AG$15]&lt;=[.$Y31];[.AG$15]&gt;=[.$X31]);INDEX([.$Z$9:.$AG$9];[.AG$15]);&quot;&quot;)">
            <text:p/>
          </table:table-cell>
          <table:table-cell table:formula="of:=IF([.Z31]=&quot;&quot;;0;MIN([.D31];[.$AA$9]-[.C31]))" office:value-type="float" office:value="9" calcext:value-type="float">
            <text:p>9</text:p>
          </table:table-cell>
          <table:table-cell table:formula="of:=IF([.AA31]=&quot;&quot;;0;MIN([.$AA$9]-[.C31];[.$AB$9]-[.$AA$9];[.D31]-[.AH31]))" office:value-type="float" office:value="-119" calcext:value-type="float">
            <text:p>-119</text:p>
          </table:table-cell>
          <table:table-cell table:formula="of:=IF([.AB31]=&quot;&quot;;0;MIN([.$AB$9]-[.C31];[.$AC$9]-[.$AB$9];[.D31]-[.AH31]-[.AI31]))" office:value-type="float" office:value="0" calcext:value-type="float">
            <text:p>0</text:p>
          </table:table-cell>
          <table:table-cell table:formula="of:=IF([.AC31]=&quot;&quot;;0;MIN([.$AD$9]-[.C31];[.$AD$9]-[.$AC$9];[.D31]-[.AH31]-[.AI31]-[.AJ31]))" office:value-type="float" office:value="0" calcext:value-type="float">
            <text:p>0</text:p>
          </table:table-cell>
          <table:table-cell table:formula="of:=IF([.AD31]=&quot;&quot;;0;MIN([.$AE$9]-[.C31];[.$AE$9]-[.$AD$9];[.D31]-[.AH31]-[.AI31]-[.AJ31]-[.AK31]))" office:value-type="float" office:value="0" calcext:value-type="float">
            <text:p>0</text:p>
          </table:table-cell>
          <table:table-cell table:formula="of:=IF([.AE31]=&quot;&quot;;0;MIN([.$AF$9]-[.C31];[.$AF$9]-[.$AE$9];[.D31]-[.AH31]-[.AI31]-[.AJ31]-[.AK31]-[.AL31]))" office:value-type="float" office:value="0" calcext:value-type="float">
            <text:p>0</text:p>
          </table:table-cell>
          <table:table-cell table:formula="of:=IF([.AF31]=&quot;&quot;;0;MIN([.$AG$9]-[.C31];[.$AG$9]-[.$AF$9];[.D31]-[.AH31]-[.AI31]-[.AJ31]-[.AK31]-[.AL31]-[.AM31]))" office:value-type="float" office:value="0" calcext:value-type="float">
            <text:p>0</text:p>
          </table:table-cell>
          <table:table-cell/>
          <table:table-cell table:style-name="ce2" table:formula="of:=IF([.AH31]&gt;=1;[.$AH$15]&amp;&quot;*&quot;&amp;[.AH31]&amp;&quot; &quot;;&quot;&quot;)&amp;IF([.AI31]&gt;=1;[.$AI$15]&amp;&quot;*&quot;&amp;[.AI31]&amp;&quot; &quot;;&quot;&quot;)&amp;IF([.AJ31]&gt;=1;[.$AJ$15]&amp;&quot;*&quot;&amp;[.AJ31]&amp;&quot; &quot;;&quot;&quot;)&amp;IF([.AK31]&gt;=1;[.$AK$15]&amp;&quot;*&quot;&amp;[.AK31]&amp;&quot; &quot;;&quot;&quot;)&amp;IF([.AL31]&gt;=1;[.$AL$15]&amp;&quot;*&quot;&amp;[.AL31]&amp;&quot; &quot;;&quot;&quot;)&amp;IF([.AM31]&gt;=1;[.$AM$15]&amp;&quot;*&quot;&amp;[.AM31]&amp;&quot; &quot;;&quot;&quot;)&amp;IF([.AN31]&gt;=1;[.$AN$15]&amp;&quot;*&quot;&amp;[.AN31]&amp;&quot; &quot;;&quot;&quot;)" office:value-type="string" office:string-value="s2.*9 " calcext:value-type="string">
            <text:p>s2.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31]&amp;&quot;)&quot;" office:value-type="string" office:string-value="    #'((Y-offset . 87)" calcext:value-type="string">
            <text:p><text:s text:c="4"/>#'((Y-offset . 87)</text:p>
          </table:table-cell>
          <table:table-cell table:formula="of:=IF([.$B$4]=&quot;Y&quot;;&quot;&quot;;&quot;%&quot;)&amp;&quot;      (alignment-distances . (&quot;&amp;COM.MICROSOFT.TEXTJOIN(&quot; &quot;;1;[.G31:.T31])&amp;&quot;)))&quot;" office:value-type="string" office:string-value="      (alignment-distances . (10 11 12 11 13 9 16 13 11 10 11 12 11)))" calcext:value-type="string">
            <text:p><text:s text:c="6"/>(alignment-distances . (10 11 12 11 13 9 16 13 11 10 11 12 11)))</text:p>
          </table:table-cell>
          <table:table-cell table:formula="of:=IF([.$B$6]=&quot;Y&quot;;&quot;%&quot;;&quot;&quot;)&amp;[.AP31]&amp;&quot; &quot;&amp;IF([.E31]=&quot;b&quot;;&quot;\break&quot;;IF([.E31]=&quot;pb&quot;;&quot;\pageBreak&quot;))" office:value-type="string" office:string-value="s2.*9  \pageBreak" calcext:value-type="string">
            <text:p>s2.*9 <text:s/>\pageBreak</text:p>
          </table:table-cell>
          <table:table-cell table:number-columns-repeated="4"/>
          <table:table-cell table:formula="of:=IF([.AZ27]&lt;[.$AZ$9];[.AZ27]+1;&quot;-&quot;)" office:value-type="float" office:value="6" calcext:value-type="float">
            <text:p>6</text:p>
          </table:table-cell>
          <table:table-cell table:formula="of:=IF([.AZ27]&lt;[.$AZ$9];[.BA27];&quot;-&quot;)" office:value-type="float" office:value="1" calcext:value-type="float">
            <text:p>1</text:p>
          </table:table-cell>
          <table:table-cell table:formula="of:=IF([.BA31]=&quot;-&quot;;&quot;&quot;;IF([.$B$1]=2;INDEX([.$AR$16:.$AU$31];[.AZ31];[.BA31]);IF([.$B$1]=3;INDEX([.$AR$44:.$AU$98];[.AZ31];[.BA31]);INDEX([.$AR$113:.$AU$218];[.AZ31];[.BA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31]=&quot;pb&quot;;[.A31]+1;[.A31])"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19" calcext:value-type="float">
            <text:p>119</text:p>
          </table:table-cell>
          <table:table-cell table:number-columns-repeated="20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8]&lt;[.$AZ$9];[.AZ28]+1;&quot;-&quot;)" office:value-type="float" office:value="6" calcext:value-type="float">
            <text:p>6</text:p>
          </table:table-cell>
          <table:table-cell table:formula="of:=IF([.AZ28]&lt;[.$AZ$9];[.BA28];&quot;-&quot;)" office:value-type="float" office:value="2" calcext:value-type="float">
            <text:p>2</text:p>
          </table:table-cell>
          <table:table-cell table:formula="of:=IF([.BA32]=&quot;-&quot;;&quot;&quot;;IF([.$B$1]=2;INDEX([.$AR$16:.$AU$31];[.AZ32];[.BA32]);IF([.$B$1]=3;INDEX([.$AR$44:.$AU$98];[.AZ32];[.BA32]);INDEX([.$AR$113:.$AU$218];[.AZ32];[.BA32]))))" office:value-type="string" office:string-value="    #'((Y-offset . 105)" calcext:value-type="string">
            <text:p><text:s text:c="4"/>#'((Y-offset . 10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1"/>
          <table:table-cell table:style-name="ce44" table:number-columns-repeated="2"/>
          <table:table-cell table:style-name="ce2" table:number-columns-repeated="2"/>
          <table:table-cell table:number-columns-repeated="24"/>
          <table:table-cell table:formula="of:=IF([.AZ29]&lt;[.$AZ$9];[.AZ29]+1;&quot;-&quot;)" office:value-type="float" office:value="6" calcext:value-type="float">
            <text:p>6</text:p>
          </table:table-cell>
          <table:table-cell table:formula="of:=IF([.AZ29]&lt;[.$AZ$9];[.BA29];&quot;-&quot;)" office:value-type="float" office:value="3" calcext:value-type="float">
            <text:p>3</text:p>
          </table:table-cell>
          <table:table-cell table:formula="of:=IF([.BA33]=&quot;-&quot;;&quot;&quot;;IF([.$B$1]=2;INDEX([.$AR$16:.$AU$31];[.AZ33];[.BA33]);IF([.$B$1]=3;INDEX([.$AR$44:.$AU$98];[.AZ33];[.BA33]);INDEX([.$AR$113:.$AU$218];[.AZ33];[.BA33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]&lt;[.$AZ$9];[.AZ30]+1;&quot;-&quot;)" office:value-type="float" office:value="6" calcext:value-type="float">
            <text:p>6</text:p>
          </table:table-cell>
          <table:table-cell table:formula="of:=IF([.AZ30]&lt;[.$AZ$9];[.BA30];&quot;-&quot;)" office:value-type="float" office:value="4" calcext:value-type="float">
            <text:p>4</text:p>
          </table:table-cell>
          <table:table-cell table:formula="of:=IF([.BA34]=&quot;-&quot;;&quot;&quot;;IF([.$B$1]=2;INDEX([.$AR$16:.$AU$31];[.AZ34];[.BA34]);IF([.$B$1]=3;INDEX([.$AR$44:.$AU$98];[.AZ34];[.BA34]);INDEX([.$AR$113:.$AU$218];[.AZ34];[.BA34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]&lt;[.$AZ$9];[.AZ31]+1;&quot;-&quot;)" office:value-type="float" office:value="7" calcext:value-type="float">
            <text:p>7</text:p>
          </table:table-cell>
          <table:table-cell table:formula="of:=IF([.AZ31]&lt;[.$AZ$9];[.BA31];&quot;-&quot;)" office:value-type="float" office:value="1" calcext:value-type="float">
            <text:p>1</text:p>
          </table:table-cell>
          <table:table-cell table:formula="of:=IF([.BA35]=&quot;-&quot;;&quot;&quot;;IF([.$B$1]=2;INDEX([.$AR$16:.$AU$31];[.AZ35];[.BA35]);IF([.$B$1]=3;INDEX([.$AR$44:.$AU$98];[.AZ35];[.BA35]);INDEX([.$AR$113:.$AU$218];[.AZ35];[.BA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32]&lt;[.$AZ$9];[.AZ32]+1;&quot;-&quot;)" office:value-type="float" office:value="7" calcext:value-type="float">
            <text:p>7</text:p>
          </table:table-cell>
          <table:table-cell table:formula="of:=IF([.AZ32]&lt;[.$AZ$9];[.BA32];&quot;-&quot;)" office:value-type="float" office:value="2" calcext:value-type="float">
            <text:p>2</text:p>
          </table:table-cell>
          <table:table-cell table:formula="of:=IF([.BA36]=&quot;-&quot;;&quot;&quot;;IF([.$B$1]=2;INDEX([.$AR$16:.$AU$31];[.AZ36];[.BA36]);IF([.$B$1]=3;INDEX([.$AR$44:.$AU$98];[.AZ36];[.BA36]);INDEX([.$AR$113:.$AU$218];[.AZ36];[.BA36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289" calcext:value-type="float">
            <text:p>289</text:p>
          </table:table-cell>
          <table:table-cell table:style-name="ce7" office:value-type="float" office:value="291" calcext:value-type="float">
            <text:p>291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8"/>
          <table:table-cell table:formula="of:=IF([.AZ33]&lt;[.$AZ$9];[.AZ33]+1;&quot;-&quot;)" office:value-type="float" office:value="7" calcext:value-type="float">
            <text:p>7</text:p>
          </table:table-cell>
          <table:table-cell table:formula="of:=IF([.AZ33]&lt;[.$AZ$9];[.BA33];&quot;-&quot;)" office:value-type="float" office:value="3" calcext:value-type="float">
            <text:p>3</text:p>
          </table:table-cell>
          <table:table-cell table:formula="of:=IF([.BA37]=&quot;-&quot;;&quot;&quot;;IF([.$B$1]=2;INDEX([.$AR$16:.$AU$31];[.AZ37];[.BA37]);IF([.$B$1]=3;INDEX([.$AR$44:.$AU$98];[.AZ37];[.BA37]);INDEX([.$AR$113:.$AU$218];[.AZ37];[.BA37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style-name="ce7" office:value-type="string" calcext:value-type="string">
            <text:p>s2</text:p>
          </table:table-cell>
          <table:table-cell table:style-name="ce7" office:value-type="string" calcext:value-type="string">
            <text:p>s2.</text:p>
          </table:table-cell>
          <table:table-cell table:style-name="ce7" office:value-type="string" calcext:value-type="string">
            <text:p>s1</text:p>
          </table:table-cell>
          <table:table-cell table:number-columns-repeated="2" table:style-name="ce7" office:value-type="string" calcext:value-type="string">
            <text:p>s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2.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table:number-columns-repeated="11"/>
          <table:table-cell table:formula="of:=IF([.AZ34]&lt;[.$AZ$9];[.AZ34]+1;&quot;-&quot;)" office:value-type="float" office:value="7" calcext:value-type="float">
            <text:p>7</text:p>
          </table:table-cell>
          <table:table-cell table:formula="of:=IF([.AZ34]&lt;[.$AZ$9];[.BA34];&quot;-&quot;)" office:value-type="float" office:value="4" calcext:value-type="float">
            <text:p>4</text:p>
          </table:table-cell>
          <table:table-cell table:formula="of:=IF([.BA38]=&quot;-&quot;;&quot;&quot;;IF([.$B$1]=2;INDEX([.$AR$16:.$AU$31];[.AZ38];[.BA38]);IF([.$B$1]=3;INDEX([.$AR$44:.$AU$98];[.AZ38];[.BA38]);INDEX([.$AR$113:.$AU$218];[.AZ38];[.BA3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office:value-type="float" office:value="1" calcext:value-type="float">
            <text:p>1</text:p>
          </table:table-cell>
          <table:table-cell table:style-name="ce47" table:formula="of:=[.B3]" office:value-type="float" office:value="422" calcext:value-type="float">
            <text:p>422</text:p>
          </table:table-cell>
          <table:table-cell table:style-name="ce44" table:formula="of:=MATCH([.V39];[.$Z$37:.$AG$37];1)" office:value-type="float" office:value="1" calcext:value-type="float">
            <text:p>1</text:p>
          </table:table-cell>
          <table:table-cell table:style-name="ce44" table:formula="of:=MATCH([.W39];[.$Z$37:.$AG$37];1)" office:value-type="float" office:value="8" calcext:value-type="float">
            <text:p>8</text:p>
          </table:table-cell>
          <table:table-cell table:style-name="ce2" table:formula="of:=IF(AND([.Z$36]&lt;=[.$Y39];[.Z$36]&gt;=[.$X39]);INDEX([.$Z$37:.$AG$37];[.Z$36]);&quot;&quot;)" office:value-type="float" office:value="0" calcext:value-type="float">
            <text:p>0</text:p>
          </table:table-cell>
          <table:table-cell table:style-name="ce2" table:formula="of:=IF(AND([.AA$36]&lt;=[.$Y39];[.AA$36]&gt;=[.$X39]);INDEX([.$Z$37:.$AG$37];[.AA$36]);&quot;&quot;)" office:value-type="float" office:value="85" calcext:value-type="float">
            <text:p>85</text:p>
          </table:table-cell>
          <table:table-cell table:style-name="ce2" table:formula="of:=IF(AND([.AB$36]&lt;=[.$Y39];[.AB$36]&gt;=[.$X39]);INDEX([.$Z$37:.$AG$37];[.AB$36]);&quot;&quot;)" office:value-type="float" office:value="87" calcext:value-type="float">
            <text:p>87</text:p>
          </table:table-cell>
          <table:table-cell table:style-name="ce2" table:formula="of:=IF(AND([.AC$36]&lt;=[.$Y39];[.AC$36]&gt;=[.$X39]);INDEX([.$Z$37:.$AG$37];[.AC$36]);&quot;&quot;)" office:value-type="float" office:value="89" calcext:value-type="float">
            <text:p>89</text:p>
          </table:table-cell>
          <table:table-cell table:style-name="ce2" table:formula="of:=IF(AND([.AD$36]&lt;=[.$Y39];[.AD$36]&gt;=[.$X39]);INDEX([.$Z$37:.$AG$37];[.AD$36]);&quot;&quot;)" office:value-type="float" office:value="289" calcext:value-type="float">
            <text:p>289</text:p>
          </table:table-cell>
          <table:table-cell table:style-name="ce2" table:formula="of:=IF(AND([.AE$36]&lt;=[.$Y39];[.AE$36]&gt;=[.$X39]);INDEX([.$Z$37:.$AG$37];[.AE$36]);&quot;&quot;)" office:value-type="float" office:value="291" calcext:value-type="float">
            <text:p>291</text:p>
          </table:table-cell>
          <table:table-cell table:style-name="ce2" table:formula="of:=IF(AND([.AF$36]&lt;=[.$Y39];[.AF$36]&gt;=[.$X39]);INDEX([.$Z$37:.$AG$37];[.AF$36]);&quot;&quot;)" office:value-type="float" office:value="293" calcext:value-type="float">
            <text:p>293</text:p>
          </table:table-cell>
          <table:table-cell table:style-name="ce2" table:formula="of:=IF(AND([.AG$36]&lt;=[.$Y39];[.AG$36]&gt;=[.$X39]);INDEX([.$Z$37:.$AG$37];[.AG$36]);&quot;&quot;)" office:value-type="float" office:value="341" calcext:value-type="float">
            <text:p>341</text:p>
          </table:table-cell>
          <table:table-cell table:formula="of:=IF([.Z39]=&quot;&quot;;0;MIN([.W39]-[.V39];[.$AA$37]-[.V39]))" office:value-type="float" office:value="84" calcext:value-type="float">
            <text:p>84</text:p>
          </table:table-cell>
          <table:table-cell table:formula="of:=IF([.AA39]=&quot;&quot;;0;MIN([.$AB$37]-[.V39];[.$AB$37]-[.$AA$37];[.W39]-[.V39]-[.AH39]))" office:value-type="float" office:value="2" calcext:value-type="float">
            <text:p>2</text:p>
          </table:table-cell>
          <table:table-cell table:formula="of:=IF([.AB39]=&quot;&quot;;0;MIN([.$AC$37]-[.V39];[.$AC$37]-[.$AB$37];[.W39]-[.V39]-[.AH39]-[.AI39]))" office:value-type="float" office:value="2" calcext:value-type="float">
            <text:p>2</text:p>
          </table:table-cell>
          <table:table-cell table:formula="of:=IF([.AC39]=&quot;&quot;;0;MIN([.$AD$37]-[.V39];[.$AD$37]-[.$AC$37];[.W39]-[.V39]-[.AH39]-[.AI39]-[.AJ39]))" office:value-type="float" office:value="200" calcext:value-type="float">
            <text:p>200</text:p>
          </table:table-cell>
          <table:table-cell table:formula="of:=IF([.AD39]=&quot;&quot;;0;MIN([.$AE$37]-[.V39];[.$AE$37]-[.$AD$37];[.W39]-[.V39]-[.AH39]-[.AI39]-[.AJ39]-[.AK39]))" office:value-type="float" office:value="2" calcext:value-type="float">
            <text:p>2</text:p>
          </table:table-cell>
          <table:table-cell table:formula="of:=IF([.AE39]=&quot;&quot;;0;MIN([.$AF$37]-[.V39];[.$AF$37]-[.$AE$37];[.W39]-[.V39]-[.AH39]-[.AI39]-[.AJ39]-[.AK39]-[.AL39]))" office:value-type="float" office:value="2" calcext:value-type="float">
            <text:p>2</text:p>
          </table:table-cell>
          <table:table-cell table:formula="of:=IF([.AF39]=&quot;&quot;;0;MIN([.$AG$37]-[.V39];[.$AG$37]-[.$AF$37];[.W39]-[.V39]-[.AH39]-[.AI39]-[.AJ39]-[.AK39]-[.AL39]-[.AM39]))" office:value-type="float" office:value="48" calcext:value-type="float">
            <text:p>48</text:p>
          </table:table-cell>
          <table:table-cell/>
          <table:table-cell table:style-name="ce2" table:formula="of:=IF([.AH39]&gt;=1;[.$AH$38]&amp;&quot;*&quot;&amp;[.AH39]&amp;&quot; &quot;;&quot;&quot;)&amp;IF([.AI39]&gt;=1;[.$AI$38]&amp;&quot;*&quot;&amp;[.AI39]&amp;&quot; &quot;;&quot;&quot;)&amp;IF([.AJ39]&gt;=1;[.$AJ$38]&amp;&quot;*&quot;&amp;[.AJ39]&amp;&quot; &quot;;&quot;&quot;)&amp;IF([.AK39]&gt;=1;[.$AK$38]&amp;&quot;*&quot;&amp;[.AK39]&amp;&quot; &quot;;&quot;&quot;)&amp;IF([.AL39]&gt;=1;[.$AL$38]&amp;&quot;*&quot;&amp;[.AL39]&amp;&quot; &quot;;&quot;&quot;)&amp;IF([.AM39]&gt;=1;[.$AM$38]&amp;&quot;*&quot;&amp;[.AM39]&amp;&quot; &quot;;&quot;&quot;)&amp;IF([.AN39]&gt;=1;[.$AN$38]&amp;&quot;*&quot;&amp;[.AN39]&amp;&quot; &quot;;&quot;&quot;)" office:value-type="string" office:string-value="s2*84 s2.*2 s1*2 s2*200 s2.*2 s1*2 s2*48 " calcext:value-type="string">
            <text:p>s2*84 s2.*2 s1*2 s2*200 s2.*2 s1*2 s2*48 </text:p>
          </table:table-cell>
          <table:table-cell table:number-columns-repeated="9"/>
          <table:table-cell table:formula="of:=IF([.AZ35]&lt;[.$AZ$9];[.AZ35]+1;&quot;-&quot;)" office:value-type="float" office:value="8" calcext:value-type="float">
            <text:p>8</text:p>
          </table:table-cell>
          <table:table-cell table:formula="of:=IF([.AZ35]&lt;[.$AZ$9];[.BA35];&quot;-&quot;)" office:value-type="float" office:value="1" calcext:value-type="float">
            <text:p>1</text:p>
          </table:table-cell>
          <table:table-cell table:formula="of:=IF([.BA39]=&quot;-&quot;;&quot;&quot;;IF([.$B$1]=2;INDEX([.$AR$16:.$AU$31];[.AZ39];[.BA39]);IF([.$B$1]=3;INDEX([.$AR$44:.$AU$98];[.AZ39];[.BA39]);INDEX([.$AR$113:.$AU$218];[.AZ39];[.BA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style-name="ce47" table:formula="of:=[.B3]" office:value-type="float" office:value="422" calcext:value-type="float">
            <text:p>422</text:p>
          </table:table-cell>
          <table:table-cell table:style-name="ce47" table:formula="of:=[.D3]" office:value-type="float" office:value="432" calcext:value-type="float">
            <text:p>432</text:p>
          </table:table-cell>
          <table:table-cell table:style-name="ce44" table:formula="of:=MATCH([.V40];[.$Z$37:.$AG$37];1)" office:value-type="float" office:value="8" calcext:value-type="float">
            <text:p>8</text:p>
          </table:table-cell>
          <table:table-cell table:style-name="ce44" table:formula="of:=MATCH([.W40];[.$Z$37:.$AG$37];1)" office:value-type="float" office:value="8" calcext:value-type="float">
            <text:p>8</text:p>
          </table:table-cell>
          <table:table-cell table:style-name="ce2" table:formula="of:=IF(AND([.Z$36]&lt;=[.$Y40];[.Z$36]&gt;=[.$X40]);INDEX([.$Z$37:.$AG$37];[.Z$36]);&quot;&quot;)">
            <text:p/>
          </table:table-cell>
          <table:table-cell table:style-name="ce2" table:formula="of:=IF(AND([.AA$36]&lt;=[.$Y40];[.AA$36]&gt;=[.$X40]);INDEX([.$Z$37:.$AG$37];[.AA$36]);&quot;&quot;)">
            <text:p/>
          </table:table-cell>
          <table:table-cell table:style-name="ce2" table:formula="of:=IF(AND([.AB$36]&lt;=[.$Y40];[.AB$36]&gt;=[.$X40]);INDEX([.$Z$37:.$AG$37];[.AB$36]);&quot;&quot;)">
            <text:p/>
          </table:table-cell>
          <table:table-cell table:style-name="ce2" table:formula="of:=IF(AND([.AC$36]&lt;=[.$Y40];[.AC$36]&gt;=[.$X40]);INDEX([.$Z$37:.$AG$37];[.AC$36]);&quot;&quot;)">
            <text:p/>
          </table:table-cell>
          <table:table-cell table:style-name="ce2" table:formula="of:=IF(AND([.AD$36]&lt;=[.$Y40];[.AD$36]&gt;=[.$X40]);INDEX([.$Z$37:.$AG$37];[.AD$36]);&quot;&quot;)">
            <text:p/>
          </table:table-cell>
          <table:table-cell table:style-name="ce2" table:formula="of:=IF(AND([.AE$36]&lt;=[.$Y40];[.AE$36]&gt;=[.$X40]);INDEX([.$Z$37:.$AG$37];[.AE$36]);&quot;&quot;)">
            <text:p/>
          </table:table-cell>
          <table:table-cell table:style-name="ce2" table:formula="of:=IF(AND([.AF$36]&lt;=[.$Y40];[.AF$36]&gt;=[.$X40]);INDEX([.$Z$37:.$AG$37];[.AF$36]);&quot;&quot;)">
            <text:p/>
          </table:table-cell>
          <table:table-cell table:style-name="ce2" table:formula="of:=IF(AND([.AG$36]&lt;=[.$Y40];[.AG$36]&gt;=[.$X40]);INDEX([.$Z$37:.$AG$37];[.AG$36]);&quot;&quot;)" office:value-type="float" office:value="341" calcext:value-type="float">
            <text:p>341</text:p>
          </table:table-cell>
          <table:table-cell table:formula="of:=IF([.Z40]=&quot;&quot;;0;MIN([.W40]-[.V40];[.$AA$37]-[.V40]))" office:value-type="float" office:value="0" calcext:value-type="float">
            <text:p>0</text:p>
          </table:table-cell>
          <table:table-cell table:formula="of:=IF([.AA40]=&quot;&quot;;0;MIN([.$AB$37]-[.V40];[.$AB$37]-[.$AA$37];[.W40]-[.V40]-[.AH40]))" office:value-type="float" office:value="0" calcext:value-type="float">
            <text:p>0</text:p>
          </table:table-cell>
          <table:table-cell table:formula="of:=IF([.AB40]=&quot;&quot;;0;MIN([.$AC$37]-[.V40];[.$AC$37]-[.$AB$37];[.W40]-[.V40]-[.AH40]-[.AI40]))" office:value-type="float" office:value="0" calcext:value-type="float">
            <text:p>0</text:p>
          </table:table-cell>
          <table:table-cell table:formula="of:=IF([.AC40]=&quot;&quot;;0;MIN([.$AD$37]-[.V40];[.$AD$37]-[.$AC$37];[.W40]-[.V40]-[.AH40]-[.AI40]-[.AJ40]))" office:value-type="float" office:value="0" calcext:value-type="float">
            <text:p>0</text:p>
          </table:table-cell>
          <table:table-cell table:formula="of:=IF([.AD40]=&quot;&quot;;0;MIN([.$AE$37]-[.V40];[.$AE$37]-[.$AD$37];[.W40]-[.V40]-[.AH40]-[.AI40]-[.AJ40]-[.AK40]))" office:value-type="float" office:value="0" calcext:value-type="float">
            <text:p>0</text:p>
          </table:table-cell>
          <table:table-cell table:formula="of:=IF([.AE40]=&quot;&quot;;0;MIN([.$AF$37]-[.V40];[.$AF$37]-[.$AE$37];[.W40]-[.V40]-[.AH40]-[.AI40]-[.AJ40]-[.AK40]-[.AL40]))" office:value-type="float" office:value="0" calcext:value-type="float">
            <text:p>0</text:p>
          </table:table-cell>
          <table:table-cell table:formula="of:=IF([.AF40]=&quot;&quot;;0;MIN([.$AG$37]-[.V40];[.$AG$37]-[.$AF$37];[.W40]-[.V40]-[.AH40]-[.AI40]-[.AJ40]-[.AK40]-[.AL40]-[.AM40]))" office:value-type="float" office:value="0" calcext:value-type="float">
            <text:p>0</text:p>
          </table:table-cell>
          <table:table-cell/>
          <table:table-cell table:style-name="ce2" table:formula="of:=IF([.AH40]&gt;=1;[.$AH$38]&amp;&quot;*&quot;&amp;[.AH40]&amp;&quot; &quot;;&quot;&quot;)&amp;IF([.AI40]&gt;=1;[.$AI$38]&amp;&quot;*&quot;&amp;[.AI40]&amp;&quot; &quot;;&quot;&quot;)&amp;IF([.AJ40]&gt;=1;[.$AJ$38]&amp;&quot;*&quot;&amp;[.AJ40]&amp;&quot; &quot;;&quot;&quot;)&amp;IF([.AK40]&gt;=1;[.$AK$38]&amp;&quot;*&quot;&amp;[.AK40]&amp;&quot; &quot;;&quot;&quot;)&amp;IF([.AL40]&gt;=1;[.$AL$38]&amp;&quot;*&quot;&amp;[.AL40]&amp;&quot; &quot;;&quot;&quot;)&amp;IF([.AM40]&gt;=1;[.$AM$38]&amp;&quot;*&quot;&amp;[.AM40]&amp;&quot; &quot;;&quot;&quot;)&amp;IF([.AN40]&gt;=1;[.$AN$38]&amp;&quot;*&quot;&amp;[.AN40]&amp;&quot; &quot;;&quot;&quot;)">
            <text:p/>
          </table:table-cell>
          <table:table-cell table:number-columns-repeated="9"/>
          <table:table-cell table:formula="of:=IF([.AZ36]&lt;[.$AZ$9];[.AZ36]+1;&quot;-&quot;)" office:value-type="float" office:value="8" calcext:value-type="float">
            <text:p>8</text:p>
          </table:table-cell>
          <table:table-cell table:formula="of:=IF([.AZ36]&lt;[.$AZ$9];[.BA36];&quot;-&quot;)" office:value-type="float" office:value="2" calcext:value-type="float">
            <text:p>2</text:p>
          </table:table-cell>
          <table:table-cell table:formula="of:=IF([.BA40]=&quot;-&quot;;&quot;&quot;;IF([.$B$1]=2;INDEX([.$AR$16:.$AU$31];[.AZ40];[.BA40]);IF([.$B$1]=3;INDEX([.$AR$44:.$AU$98];[.AZ40];[.BA40]);INDEX([.$AR$113:.$AU$218];[.AZ40];[.BA40]))))" office:value-type="string" office:string-value="    #'((Y-offset . 175)" calcext:value-type="string">
            <text:p><text:s text:c="4"/>#'((Y-offset . 17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3</text:p>
          </table:table-cell>
          <table:table-cell office:value-type="string" calcext:value-type="string">
            <text:p>formatConductorMvtIII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7" table:formula="of:=[.D3]" office:value-type="float" office:value="432" calcext:value-type="float">
            <text:p>432</text:p>
          </table:table-cell>
          <table:table-cell table:style-name="ce47" table:formula="of:=[.AG37]" office:value-type="float" office:value="341" calcext:value-type="float">
            <text:p>341</text:p>
          </table:table-cell>
          <table:table-cell table:style-name="ce44" table:formula="of:=MATCH([.V41];[.$Z$37:.$AG$37];1)" office:value-type="float" office:value="8" calcext:value-type="float">
            <text:p>8</text:p>
          </table:table-cell>
          <table:table-cell table:style-name="ce44" table:formula="of:=MATCH([.W41];[.$Z$37:.$AG$37];1)" office:value-type="float" office:value="8" calcext:value-type="float">
            <text:p>8</text:p>
          </table:table-cell>
          <table:table-cell table:style-name="ce2" table:formula="of:=IF(AND([.Z$36]&lt;=[.$Y41];[.Z$36]&gt;=[.$X41]);INDEX([.$Z$37:.$AG$37];[.Z$36]);&quot;&quot;)">
            <text:p/>
          </table:table-cell>
          <table:table-cell table:style-name="ce2" table:formula="of:=IF(AND([.AA$36]&lt;=[.$Y41];[.AA$36]&gt;=[.$X41]);INDEX([.$Z$37:.$AG$37];[.AA$36]);&quot;&quot;)">
            <text:p/>
          </table:table-cell>
          <table:table-cell table:style-name="ce2" table:formula="of:=IF(AND([.AB$36]&lt;=[.$Y41];[.AB$36]&gt;=[.$X41]);INDEX([.$Z$37:.$AG$37];[.AB$36]);&quot;&quot;)">
            <text:p/>
          </table:table-cell>
          <table:table-cell table:style-name="ce2" table:formula="of:=IF(AND([.AC$36]&lt;=[.$Y41];[.AC$36]&gt;=[.$X41]);INDEX([.$Z$37:.$AG$37];[.AC$36]);&quot;&quot;)">
            <text:p/>
          </table:table-cell>
          <table:table-cell table:style-name="ce2" table:formula="of:=IF(AND([.AD$36]&lt;=[.$Y41];[.AD$36]&gt;=[.$X41]);INDEX([.$Z$37:.$AG$37];[.AD$36]);&quot;&quot;)">
            <text:p/>
          </table:table-cell>
          <table:table-cell table:style-name="ce2" table:formula="of:=IF(AND([.AE$36]&lt;=[.$Y41];[.AE$36]&gt;=[.$X41]);INDEX([.$Z$37:.$AG$37];[.AE$36]);&quot;&quot;)">
            <text:p/>
          </table:table-cell>
          <table:table-cell table:style-name="ce2" table:formula="of:=IF(AND([.AF$36]&lt;=[.$Y41];[.AF$36]&gt;=[.$X41]);INDEX([.$Z$37:.$AG$37];[.AF$36]);&quot;&quot;)">
            <text:p/>
          </table:table-cell>
          <table:table-cell table:style-name="ce2" table:formula="of:=IF(AND([.AG$36]&lt;=[.$Y41];[.AG$36]&gt;=[.$X41]);INDEX([.$Z$37:.$AG$37];[.AG$36]);&quot;&quot;)" office:value-type="float" office:value="341" calcext:value-type="float">
            <text:p>341</text:p>
          </table:table-cell>
          <table:table-cell table:formula="of:=IF([.Z41]=&quot;&quot;;0;MIN([.W41]-[.V41];[.$AA$37]-[.V41]))" office:value-type="float" office:value="0" calcext:value-type="float">
            <text:p>0</text:p>
          </table:table-cell>
          <table:table-cell table:formula="of:=IF([.AA41]=&quot;&quot;;0;MIN([.$AB$37]-[.V41];[.$AB$37]-[.$AA$37];[.W41]-[.V41]-[.AH41]))" office:value-type="float" office:value="0" calcext:value-type="float">
            <text:p>0</text:p>
          </table:table-cell>
          <table:table-cell table:formula="of:=IF([.AB41]=&quot;&quot;;0;MIN([.$AC$37]-[.V41];[.$AC$37]-[.$AB$37];[.W41]-[.V41]-[.AH41]-[.AI41]))" office:value-type="float" office:value="0" calcext:value-type="float">
            <text:p>0</text:p>
          </table:table-cell>
          <table:table-cell table:formula="of:=IF([.AC41]=&quot;&quot;;0;MIN([.$AD$37]-[.V41];[.$AD$37]-[.$AC$37];[.W41]-[.V41]-[.AH41]-[.AI41]-[.AJ41]))" office:value-type="float" office:value="0" calcext:value-type="float">
            <text:p>0</text:p>
          </table:table-cell>
          <table:table-cell table:formula="of:=IF([.AD41]=&quot;&quot;;0;MIN([.$AE$37]-[.V41];[.$AE$37]-[.$AD$37];[.W41]-[.V41]-[.AH41]-[.AI41]-[.AJ41]-[.AK41]))" office:value-type="float" office:value="0" calcext:value-type="float">
            <text:p>0</text:p>
          </table:table-cell>
          <table:table-cell table:formula="of:=IF([.AE41]=&quot;&quot;;0;MIN([.$AF$37]-[.V41];[.$AF$37]-[.$AE$37];[.W41]-[.V41]-[.AH41]-[.AI41]-[.AJ41]-[.AK41]-[.AL41]))" office:value-type="float" office:value="0" calcext:value-type="float">
            <text:p>0</text:p>
          </table:table-cell>
          <table:table-cell table:formula="of:=IF([.AF41]=&quot;&quot;;0;MIN([.$AG$37]-[.V41];[.$AG$37]-[.$AF$37];[.W41]-[.V41]-[.AH41]-[.AI41]-[.AJ41]-[.AK41]-[.AL41]-[.AM41]))" office:value-type="float" office:value="0" calcext:value-type="float">
            <text:p>0</text:p>
          </table:table-cell>
          <table:table-cell/>
          <table:table-cell table:style-name="ce2" table:formula="of:=IF([.AH41]&gt;=1;[.$AH$38]&amp;&quot;*&quot;&amp;[.AH41]&amp;&quot; &quot;;&quot;&quot;)&amp;IF([.AI41]&gt;=1;[.$AI$38]&amp;&quot;*&quot;&amp;[.AI41]&amp;&quot; &quot;;&quot;&quot;)&amp;IF([.AJ41]&gt;=1;[.$AJ$38]&amp;&quot;*&quot;&amp;[.AJ41]&amp;&quot; &quot;;&quot;&quot;)&amp;IF([.AK41]&gt;=1;[.$AK$38]&amp;&quot;*&quot;&amp;[.AK41]&amp;&quot; &quot;;&quot;&quot;)&amp;IF([.AL41]&gt;=1;[.$AL$38]&amp;&quot;*&quot;&amp;[.AL41]&amp;&quot; &quot;;&quot;&quot;)&amp;IF([.AM41]&gt;=1;[.$AM$38]&amp;&quot;*&quot;&amp;[.AM41]&amp;&quot; &quot;;&quot;&quot;)&amp;IF([.AN41]&gt;=1;[.$AN$38]&amp;&quot;*&quot;&amp;[.AN41]&amp;&quot; &quot;;&quot;&quot;)">
            <text:p/>
          </table:table-cell>
          <table:table-cell table:number-columns-repeated="9"/>
          <table:table-cell table:formula="of:=IF([.AZ37]&lt;[.$AZ$9];[.AZ37]+1;&quot;-&quot;)" office:value-type="float" office:value="8" calcext:value-type="float">
            <text:p>8</text:p>
          </table:table-cell>
          <table:table-cell table:formula="of:=IF([.AZ37]&lt;[.$AZ$9];[.BA37];&quot;-&quot;)" office:value-type="float" office:value="3" calcext:value-type="float">
            <text:p>3</text:p>
          </table:table-cell>
          <table:table-cell table:formula="of:=IF([.BA41]=&quot;-&quot;;&quot;&quot;;IF([.$B$1]=2;INDEX([.$AR$16:.$AU$31];[.AZ41];[.BA41]);IF([.$B$1]=3;INDEX([.$AR$44:.$AU$98];[.AZ41];[.BA41]);INDEX([.$AR$113:.$AU$218];[.AZ41];[.BA41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1"/>
          <table:table-cell table:formula="of:=IF([.AZ38]&lt;[.$AZ$9];[.AZ38]+1;&quot;-&quot;)" office:value-type="float" office:value="8" calcext:value-type="float">
            <text:p>8</text:p>
          </table:table-cell>
          <table:table-cell table:formula="of:=IF([.AZ38]&lt;[.$AZ$9];[.BA38];&quot;-&quot;)" office:value-type="float" office:value="4" calcext:value-type="float">
            <text:p>4</text:p>
          </table:table-cell>
          <table:table-cell table:formula="of:=IF([.BA42]=&quot;-&quot;;&quot;&quot;;IF([.$B$1]=2;INDEX([.$AR$16:.$AU$31];[.AZ42];[.BA42]);IF([.$B$1]=3;INDEX([.$AR$44:.$AU$98];[.AZ42];[.BA42]);INDEX([.$AR$113:.$AU$218];[.AZ42];[.BA4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38]" office:value-type="string" office:string-value="s2" calcext:value-type="string">
            <text:p>s2</text:p>
          </table:table-cell>
          <table:table-cell table:formula="of:=[.AA38]" office:value-type="string" office:string-value="s2." calcext:value-type="string">
            <text:p>s2.</text:p>
          </table:table-cell>
          <table:table-cell table:formula="of:=[.AB38]" office:value-type="string" office:string-value="s1" calcext:value-type="string">
            <text:p>s1</text:p>
          </table:table-cell>
          <table:table-cell table:formula="of:=[.AC38]" office:value-type="string" office:string-value="s2" calcext:value-type="string">
            <text:p>s2</text:p>
          </table:table-cell>
          <table:table-cell table:formula="of:=[.AD38]" office:value-type="string" office:string-value="s2." calcext:value-type="string">
            <text:p>s2.</text:p>
          </table:table-cell>
          <table:table-cell table:formula="of:=[.AE38]" office:value-type="string" office:string-value="s1" calcext:value-type="string">
            <text:p>s1</text:p>
          </table:table-cell>
          <table:table-cell table:formula="of:=[.AF38]" office:value-type="string" office:string-value="s2" calcext:value-type="string">
            <text:p>s2</text:p>
          </table:table-cell>
          <table:table-cell table:number-columns-repeated="11"/>
          <table:table-cell table:formula="of:=IF([.AZ39]&lt;[.$AZ$9];[.AZ39]+1;&quot;-&quot;)" office:value-type="float" office:value="9" calcext:value-type="float">
            <text:p>9</text:p>
          </table:table-cell>
          <table:table-cell table:formula="of:=IF([.AZ39]&lt;[.$AZ$9];[.BA39];&quot;-&quot;)" office:value-type="float" office:value="1" calcext:value-type="float">
            <text:p>1</text:p>
          </table:table-cell>
          <table:table-cell table:formula="of:=IF([.BA43]=&quot;-&quot;;&quot;&quot;;IF([.$B$1]=2;INDEX([.$AR$16:.$AU$31];[.AZ43];[.BA43]);IF([.$B$1]=3;INDEX([.$AR$44:.$AU$98];[.AZ43];[.BA43]);INDEX([.$AR$113:.$AU$218];[.AZ43];[.BA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45]=&quot;&quot;;&quot;&quot;;[.C45]-[.C4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44];[.$Z$37:.$AG$37];1)" office:value-type="float" office:value="1" calcext:value-type="float">
            <text:p>1</text:p>
          </table:table-cell>
          <table:table-cell table:style-name="ce44" table:formula="of:=MATCH([.D44]+[.C44];[.$Z$37:.$AG$37];1)" office:value-type="float" office:value="1" calcext:value-type="float">
            <text:p>1</text:p>
          </table:table-cell>
          <table:table-cell table:style-name="ce2" table:formula="of:=IF(AND([.Z$43]&lt;=[.$Y44];[.Z$43]&gt;=[.$X44]);INDEX([.$Z$37:.$AG$37];[.Z$43]);&quot;&quot;)" office:value-type="float" office:value="0" calcext:value-type="float">
            <text:p>0</text:p>
          </table:table-cell>
          <table:table-cell table:style-name="ce2" table:formula="of:=IF(AND([.AA$43]&lt;=[.$Y44];[.AA$43]&gt;=[.$X44]);INDEX([.$Z$37:.$AG$37];[.AA$43]);&quot;&quot;)">
            <text:p/>
          </table:table-cell>
          <table:table-cell table:style-name="ce2" table:formula="of:=IF(AND([.AB$43]&lt;=[.$Y44];[.AB$43]&gt;=[.$X44]);INDEX([.$Z$37:.$AG$37];[.AB$43]);&quot;&quot;)">
            <text:p/>
          </table:table-cell>
          <table:table-cell table:style-name="ce2" table:formula="of:=IF(AND([.AC$43]&lt;=[.$Y44];[.AC$43]&gt;=[.$X44]);INDEX([.$Z$37:.$AG$37];[.AC$43]);&quot;&quot;)">
            <text:p/>
          </table:table-cell>
          <table:table-cell table:style-name="ce2" table:formula="of:=IF(AND([.AD$43]&lt;=[.$Y44];[.AD$43]&gt;=[.$X44]);INDEX([.$Z$37:.$AG$37];[.AD$43]);&quot;&quot;)">
            <text:p/>
          </table:table-cell>
          <table:table-cell table:style-name="ce2" table:formula="of:=IF(AND([.AE$43]&lt;=[.$Y44];[.AE$43]&gt;=[.$X44]);INDEX([.$Z$37:.$AG$37];[.AE$43]);&quot;&quot;)">
            <text:p/>
          </table:table-cell>
          <table:table-cell table:style-name="ce2" table:formula="of:=IF(AND([.AF$43]&lt;=[.$Y44];[.AF$43]&gt;=[.$X44]);INDEX([.$Z$37:.$AG$37];[.AF$43]);&quot;&quot;)">
            <text:p/>
          </table:table-cell>
          <table:table-cell table:style-name="ce2" table:formula="of:=IF(AND([.AG$43]&lt;=[.$Y44];[.AG$43]&gt;=[.$X44]);INDEX([.$Z$37:.$AG$37];[.AG$43]);&quot;&quot;)">
            <text:p/>
          </table:table-cell>
          <table:table-cell table:formula="of:=IF([.Z44]=&quot;&quot;;0;MIN([.D44];[.$AA$37]-[.C44]))" office:value-type="float" office:value="7" calcext:value-type="float">
            <text:p>7</text:p>
          </table:table-cell>
          <table:table-cell table:formula="of:=IF([.AA44]=&quot;&quot;;0;MIN([.$AB$37]-[.C44];[.$AB$37]-[.$AA$37];[.D44]-[.AH44]))" office:value-type="float" office:value="0" calcext:value-type="float">
            <text:p>0</text:p>
          </table:table-cell>
          <table:table-cell table:formula="of:=IF([.AB44]=&quot;&quot;;0;MIN([.$AC$37]-[.C44];[.$AC$37]-[.$AB$37];[.D44]-[.AH44]-[.AI44]))" office:value-type="float" office:value="0" calcext:value-type="float">
            <text:p>0</text:p>
          </table:table-cell>
          <table:table-cell table:formula="of:=IF([.AC44]=&quot;&quot;;0;MIN([.$AD$37]-[.C44];[.$AD$37]-[.$AC$37];[.D44]-[.AH44]-[.AI44]-[.AJ44]))" office:value-type="float" office:value="0" calcext:value-type="float">
            <text:p>0</text:p>
          </table:table-cell>
          <table:table-cell table:formula="of:=IF([.AD44]=&quot;&quot;;0;MIN([.$AE$37]-[.C44];[.$AE$37]-[.$AD$37];[.D44]-[.AH44]-[.AI44]-[.AJ44]-[.AK44]))" office:value-type="float" office:value="0" calcext:value-type="float">
            <text:p>0</text:p>
          </table:table-cell>
          <table:table-cell table:formula="of:=IF([.AE44]=&quot;&quot;;0;MIN([.$AF$37]-[.B44];[.$AF$37]-[.$AE$37];[.D44]-[.AH44]-[.AI44]-[.AJ44]-[.AK44]-[.AL44]))" office:value-type="float" office:value="0" calcext:value-type="float">
            <text:p>0</text:p>
          </table:table-cell>
          <table:table-cell table:formula="of:=IF([.AF44]=&quot;&quot;;0;MIN([.$AG$37]-[.C44];[.$AG$37]-[.$AF$37];[.D44]-[.AH44]-[.AI44]-[.AJ44]-[.AK44]-[.AL44]-[.AM44]))" office:value-type="float" office:value="0" calcext:value-type="float">
            <text:p>0</text:p>
          </table:table-cell>
          <table:table-cell/>
          <table:table-cell table:style-name="ce2" table:formula="of:=IF([.AH44]&gt;=1;[.$AH$43]&amp;&quot;*&quot;&amp;[.AH44]&amp;&quot; &quot;;&quot;&quot;)&amp;IF([.AI44]&gt;=1;[.$AI$43]&amp;&quot;*&quot;&amp;[.AI44]&amp;&quot; &quot;;&quot;&quot;)&amp;IF([.AJ44]&gt;=1;[.$AJ$43]&amp;&quot;*&quot;&amp;[.AJ44]&amp;&quot; &quot;;&quot;&quot;)&amp;IF([.AK44]&gt;=1;[.$AK$43]&amp;&quot;*&quot;&amp;[.AK44]&amp;&quot; &quot;;&quot;&quot;)&amp;IF([.AL44]&gt;=1;[.$AL$43]&amp;&quot;*&quot;&amp;[.AL44]&amp;&quot; &quot;;&quot;&quot;)&amp;IF([.AM44]&gt;=1;[.$AM$43]&amp;&quot;*&quot;&amp;[.AM44]&amp;&quot; &quot;;&quot;&quot;)&amp;IF([.AN44]&gt;=1;[.$AN$43]&amp;&quot;*&quot;&amp;[.AN4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44:.T44])&amp;&quot;)))&quot;" office:value-type="string" office:string-value="      (alignment-distances . (9 9 9 9 9 9 9 11 9 11 9 9 10 10)))" calcext:value-type="string">
            <text:p><text:s text:c="6"/>(alignment-distances . (9 9 9 9 9 9 9 11 9 11 9 9 10 10)))</text:p>
          </table:table-cell>
          <table:table-cell table:formula="of:=IF([.$B$6]=&quot;Y&quot;;&quot;%&quot;;&quot;&quot;)&amp;[.AP44]&amp;&quot; &quot;&amp;IF([.E44]=&quot;b&quot;;&quot;\break&quot;;IF([.E4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40]&lt;[.$AZ$9];[.AZ40]+1;&quot;-&quot;)" office:value-type="float" office:value="9" calcext:value-type="float">
            <text:p>9</text:p>
          </table:table-cell>
          <table:table-cell table:formula="of:=IF([.AZ40]&lt;[.$AZ$9];[.BA40];&quot;-&quot;)" office:value-type="float" office:value="2" calcext:value-type="float">
            <text:p>2</text:p>
          </table:table-cell>
          <table:table-cell table:formula="of:=IF([.BA44]=&quot;-&quot;;&quot;&quot;;IF([.$B$1]=2;INDEX([.$AR$16:.$AU$31];[.AZ44];[.BA44]);IF([.$B$1]=3;INDEX([.$AR$44:.$AU$98];[.AZ44];[.BA44]);INDEX([.$AR$113:.$AU$218];[.AZ44];[.BA44]))))" office:value-type="string" office:string-value="    #'((Y-offset . 215)" calcext:value-type="string">
            <text:p><text:s text:c="4"/>#'((Y-offset . 215)</text:p>
          </table:table-cell>
          <table:table-cell table:number-columns-repeated="10"/>
        </table:table-row>
        <table:table-row table:style-name="ro1">
          <table:table-cell table:formula="of:=IF([.E44]=&quot;pb&quot;;[.A44]+1;[.A44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46]=&quot;&quot;;&quot;&quot;;[.C46]-[.C4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55" calcext:value-type="float">
            <text:p>15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5];[.$Z$37:.$AG$37];1)" office:value-type="float" office:value="1" calcext:value-type="float">
            <text:p>1</text:p>
          </table:table-cell>
          <table:table-cell table:style-name="ce44" table:formula="of:=MATCH([.D45]+[.C45];[.$Z$37:.$AG$37];1)" office:value-type="float" office:value="1" calcext:value-type="float">
            <text:p>1</text:p>
          </table:table-cell>
          <table:table-cell table:style-name="ce2" table:formula="of:=IF(AND([.Z$43]&lt;=[.$Y45];[.Z$43]&gt;=[.$X45]);INDEX([.$Z$37:.$AG$37];[.Z$43]);&quot;&quot;)" office:value-type="float" office:value="0" calcext:value-type="float">
            <text:p>0</text:p>
          </table:table-cell>
          <table:table-cell table:style-name="ce2" table:formula="of:=IF(AND([.AA$43]&lt;=[.$Y45];[.AA$43]&gt;=[.$X45]);INDEX([.$Z$37:.$AG$37];[.AA$43]);&quot;&quot;)">
            <text:p/>
          </table:table-cell>
          <table:table-cell table:style-name="ce2" table:formula="of:=IF(AND([.AB$43]&lt;=[.$Y45];[.AB$43]&gt;=[.$X45]);INDEX([.$Z$37:.$AG$37];[.AB$43]);&quot;&quot;)">
            <text:p/>
          </table:table-cell>
          <table:table-cell table:style-name="ce2" table:formula="of:=IF(AND([.AC$43]&lt;=[.$Y45];[.AC$43]&gt;=[.$X45]);INDEX([.$Z$37:.$AG$37];[.AC$43]);&quot;&quot;)">
            <text:p/>
          </table:table-cell>
          <table:table-cell table:style-name="ce2" table:formula="of:=IF(AND([.AD$43]&lt;=[.$Y45];[.AD$43]&gt;=[.$X45]);INDEX([.$Z$37:.$AG$37];[.AD$43]);&quot;&quot;)">
            <text:p/>
          </table:table-cell>
          <table:table-cell table:style-name="ce2" table:formula="of:=IF(AND([.AE$43]&lt;=[.$Y45];[.AE$43]&gt;=[.$X45]);INDEX([.$Z$37:.$AG$37];[.AE$43]);&quot;&quot;)">
            <text:p/>
          </table:table-cell>
          <table:table-cell table:style-name="ce2" table:formula="of:=IF(AND([.AF$43]&lt;=[.$Y45];[.AF$43]&gt;=[.$X45]);INDEX([.$Z$37:.$AG$37];[.AF$43]);&quot;&quot;)">
            <text:p/>
          </table:table-cell>
          <table:table-cell table:style-name="ce2" table:formula="of:=IF(AND([.AG$43]&lt;=[.$Y45];[.AG$43]&gt;=[.$X45]);INDEX([.$Z$37:.$AG$37];[.AG$43]);&quot;&quot;)">
            <text:p/>
          </table:table-cell>
          <table:table-cell table:formula="of:=IF([.Z45]=&quot;&quot;;0;MIN([.D45];[.$AA$37]-[.C45]))" office:value-type="float" office:value="7" calcext:value-type="float">
            <text:p>7</text:p>
          </table:table-cell>
          <table:table-cell table:formula="of:=IF([.AA45]=&quot;&quot;;0;MIN([.$AB$37]-[.C45];[.$AB$37]-[.$AA$37];[.D45]-[.AH45]))" office:value-type="float" office:value="0" calcext:value-type="float">
            <text:p>0</text:p>
          </table:table-cell>
          <table:table-cell table:formula="of:=IF([.AB45]=&quot;&quot;;0;MIN([.$AC$37]-[.C45];[.$AC$37]-[.$AB$37];[.D45]-[.AH45]-[.AI45]))" office:value-type="float" office:value="0" calcext:value-type="float">
            <text:p>0</text:p>
          </table:table-cell>
          <table:table-cell table:formula="of:=IF([.AC45]=&quot;&quot;;0;MIN([.$AD$37]-[.C45];[.$AD$37]-[.$AC$37];[.D45]-[.AH45]-[.AI45]-[.AJ45]))" office:value-type="float" office:value="0" calcext:value-type="float">
            <text:p>0</text:p>
          </table:table-cell>
          <table:table-cell table:formula="of:=IF([.AD45]=&quot;&quot;;0;MIN([.$AE$37]-[.C45];[.$AE$37]-[.$AD$37];[.D45]-[.AH45]-[.AI45]-[.AJ45]-[.AK45]))" office:value-type="float" office:value="0" calcext:value-type="float">
            <text:p>0</text:p>
          </table:table-cell>
          <table:table-cell table:formula="of:=IF([.AE45]=&quot;&quot;;0;MIN([.$AF$37]-[.B45];[.$AF$37]-[.$AE$37];[.D45]-[.AH45]-[.AI45]-[.AJ45]-[.AK45]-[.AL45]))" office:value-type="float" office:value="0" calcext:value-type="float">
            <text:p>0</text:p>
          </table:table-cell>
          <table:table-cell table:formula="of:=IF([.AF45]=&quot;&quot;;0;MIN([.$AG$37]-[.C45];[.$AG$37]-[.$AF$37];[.D45]-[.AH45]-[.AI45]-[.AJ45]-[.AK45]-[.AL45]-[.AM45]))" office:value-type="float" office:value="0" calcext:value-type="float">
            <text:p>0</text:p>
          </table:table-cell>
          <table:table-cell/>
          <table:table-cell table:style-name="ce2" table:formula="of:=IF([.AH45]&gt;=1;[.$AH$43]&amp;&quot;*&quot;&amp;[.AH45]&amp;&quot; &quot;;&quot;&quot;)&amp;IF([.AI45]&gt;=1;[.$AI$43]&amp;&quot;*&quot;&amp;[.AI45]&amp;&quot; &quot;;&quot;&quot;)&amp;IF([.AJ45]&gt;=1;[.$AJ$43]&amp;&quot;*&quot;&amp;[.AJ45]&amp;&quot; &quot;;&quot;&quot;)&amp;IF([.AK45]&gt;=1;[.$AK$43]&amp;&quot;*&quot;&amp;[.AK45]&amp;&quot; &quot;;&quot;&quot;)&amp;IF([.AL45]&gt;=1;[.$AL$43]&amp;&quot;*&quot;&amp;[.AL45]&amp;&quot; &quot;;&quot;&quot;)&amp;IF([.AM45]&gt;=1;[.$AM$43]&amp;&quot;*&quot;&amp;[.AM45]&amp;&quot; &quot;;&quot;&quot;)&amp;IF([.AN45]&gt;=1;[.$AN$43]&amp;&quot;*&quot;&amp;[.AN4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5]&amp;&quot;)&quot;" office:value-type="string" office:string-value="    #'((Y-offset . 155)" calcext:value-type="string">
            <text:p><text:s text:c="4"/>#'((Y-offset . 155)</text:p>
          </table:table-cell>
          <table:table-cell table:formula="of:=IF([.$B$4]=&quot;Y&quot;;&quot;&quot;;&quot;%&quot;)&amp;&quot;      (alignment-distances . (&quot;&amp;COM.MICROSOFT.TEXTJOIN(&quot; &quot;;1;[.G45:.T45])&amp;&quot;)))&quot;" office:value-type="string" office:string-value="      (alignment-distances . (9 11 9 11 9 9 9 9)))" calcext:value-type="string">
            <text:p><text:s text:c="6"/>(alignment-distances . (9 11 9 11 9 9 9 9)))</text:p>
          </table:table-cell>
          <table:table-cell table:formula="of:=IF([.$B$6]=&quot;Y&quot;;&quot;%&quot;;&quot;&quot;)&amp;[.AP45]&amp;&quot; &quot;&amp;IF([.E45]=&quot;b&quot;;&quot;\break&quot;;IF([.E4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1]&lt;[.$AZ$9];[.AZ41]+1;&quot;-&quot;)" office:value-type="float" office:value="9" calcext:value-type="float">
            <text:p>9</text:p>
          </table:table-cell>
          <table:table-cell table:formula="of:=IF([.AZ41]&lt;[.$AZ$9];[.BA41];&quot;-&quot;)" office:value-type="float" office:value="3" calcext:value-type="float">
            <text:p>3</text:p>
          </table:table-cell>
          <table:table-cell table:formula="of:=IF([.BA45]=&quot;-&quot;;&quot;&quot;;IF([.$B$1]=2;INDEX([.$AR$16:.$AU$31];[.AZ45];[.BA45]);IF([.$B$1]=3;INDEX([.$AR$44:.$AU$98];[.AZ45];[.BA45]);INDEX([.$AR$113:.$AU$218];[.AZ45];[.BA45]))))" office:value-type="string" office:string-value="      (alignment-distances . (14)))" calcext:value-type="string">
            <text:p><text:s text:c="6"/>(alignment-distances . (14)))</text:p>
          </table:table-cell>
          <table:table-cell table:number-columns-repeated="10"/>
        </table:table-row>
        <table:table-row table:style-name="ro1">
          <table:table-cell table:formula="of:=IF([.E45]=&quot;pb&quot;;[.A45]+1;[.A45]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7" table:formula="of:=IF([.C47]=&quot;&quot;;&quot;&quot;;[.C47]-[.C4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46];[.$Z$37:.$AG$37];1)" office:value-type="float" office:value="1" calcext:value-type="float">
            <text:p>1</text:p>
          </table:table-cell>
          <table:table-cell table:style-name="ce44" table:formula="of:=MATCH([.D46]+[.C46];[.$Z$37:.$AG$37];1)" office:value-type="float" office:value="1" calcext:value-type="float">
            <text:p>1</text:p>
          </table:table-cell>
          <table:table-cell table:style-name="ce2" table:formula="of:=IF(AND([.Z$43]&lt;=[.$Y46];[.Z$43]&gt;=[.$X46]);INDEX([.$Z$37:.$AG$37];[.Z$43]);&quot;&quot;)" office:value-type="float" office:value="0" calcext:value-type="float">
            <text:p>0</text:p>
          </table:table-cell>
          <table:table-cell table:style-name="ce2" table:formula="of:=IF(AND([.AA$43]&lt;=[.$Y46];[.AA$43]&gt;=[.$X46]);INDEX([.$Z$37:.$AG$37];[.AA$43]);&quot;&quot;)">
            <text:p/>
          </table:table-cell>
          <table:table-cell table:style-name="ce2" table:formula="of:=IF(AND([.AB$43]&lt;=[.$Y46];[.AB$43]&gt;=[.$X46]);INDEX([.$Z$37:.$AG$37];[.AB$43]);&quot;&quot;)">
            <text:p/>
          </table:table-cell>
          <table:table-cell table:style-name="ce2" table:formula="of:=IF(AND([.AC$43]&lt;=[.$Y46];[.AC$43]&gt;=[.$X46]);INDEX([.$Z$37:.$AG$37];[.AC$43]);&quot;&quot;)">
            <text:p/>
          </table:table-cell>
          <table:table-cell table:style-name="ce2" table:formula="of:=IF(AND([.AD$43]&lt;=[.$Y46];[.AD$43]&gt;=[.$X46]);INDEX([.$Z$37:.$AG$37];[.AD$43]);&quot;&quot;)">
            <text:p/>
          </table:table-cell>
          <table:table-cell table:style-name="ce2" table:formula="of:=IF(AND([.AE$43]&lt;=[.$Y46];[.AE$43]&gt;=[.$X46]);INDEX([.$Z$37:.$AG$37];[.AE$43]);&quot;&quot;)">
            <text:p/>
          </table:table-cell>
          <table:table-cell table:style-name="ce2" table:formula="of:=IF(AND([.AF$43]&lt;=[.$Y46];[.AF$43]&gt;=[.$X46]);INDEX([.$Z$37:.$AG$37];[.AF$43]);&quot;&quot;)">
            <text:p/>
          </table:table-cell>
          <table:table-cell table:style-name="ce2" table:formula="of:=IF(AND([.AG$43]&lt;=[.$Y46];[.AG$43]&gt;=[.$X46]);INDEX([.$Z$37:.$AG$37];[.AG$43]);&quot;&quot;)">
            <text:p/>
          </table:table-cell>
          <table:table-cell table:formula="of:=IF([.Z46]=&quot;&quot;;0;MIN([.D46];[.$AA$37]-[.C46]))" office:value-type="float" office:value="8" calcext:value-type="float">
            <text:p>8</text:p>
          </table:table-cell>
          <table:table-cell table:formula="of:=IF([.AA46]=&quot;&quot;;0;MIN([.$AB$37]-[.C46];[.$AB$37]-[.$AA$37];[.D46]-[.AH46]))" office:value-type="float" office:value="0" calcext:value-type="float">
            <text:p>0</text:p>
          </table:table-cell>
          <table:table-cell table:formula="of:=IF([.AB46]=&quot;&quot;;0;MIN([.$AC$37]-[.C46];[.$AC$37]-[.$AB$37];[.D46]-[.AH46]-[.AI46]))" office:value-type="float" office:value="0" calcext:value-type="float">
            <text:p>0</text:p>
          </table:table-cell>
          <table:table-cell table:formula="of:=IF([.AC46]=&quot;&quot;;0;MIN([.$AD$37]-[.C46];[.$AD$37]-[.$AC$37];[.D46]-[.AH46]-[.AI46]-[.AJ46]))" office:value-type="float" office:value="0" calcext:value-type="float">
            <text:p>0</text:p>
          </table:table-cell>
          <table:table-cell table:formula="of:=IF([.AD46]=&quot;&quot;;0;MIN([.$AE$37]-[.C46];[.$AE$37]-[.$AD$37];[.D46]-[.AH46]-[.AI46]-[.AJ46]-[.AK46]))" office:value-type="float" office:value="0" calcext:value-type="float">
            <text:p>0</text:p>
          </table:table-cell>
          <table:table-cell table:formula="of:=IF([.AE46]=&quot;&quot;;0;MIN([.$AF$37]-[.B46];[.$AF$37]-[.$AE$37];[.D46]-[.AH46]-[.AI46]-[.AJ46]-[.AK46]-[.AL46]))" office:value-type="float" office:value="0" calcext:value-type="float">
            <text:p>0</text:p>
          </table:table-cell>
          <table:table-cell table:formula="of:=IF([.AF46]=&quot;&quot;;0;MIN([.$AG$37]-[.C46];[.$AG$37]-[.$AF$37];[.D46]-[.AH46]-[.AI46]-[.AJ46]-[.AK46]-[.AL46]-[.AM46]))" office:value-type="float" office:value="0" calcext:value-type="float">
            <text:p>0</text:p>
          </table:table-cell>
          <table:table-cell/>
          <table:table-cell table:style-name="ce2" table:formula="of:=IF([.AH46]&gt;=1;[.$AH$43]&amp;&quot;*&quot;&amp;[.AH46]&amp;&quot; &quot;;&quot;&quot;)&amp;IF([.AI46]&gt;=1;[.$AI$43]&amp;&quot;*&quot;&amp;[.AI46]&amp;&quot; &quot;;&quot;&quot;)&amp;IF([.AJ46]&gt;=1;[.$AJ$43]&amp;&quot;*&quot;&amp;[.AJ46]&amp;&quot; &quot;;&quot;&quot;)&amp;IF([.AK46]&gt;=1;[.$AK$43]&amp;&quot;*&quot;&amp;[.AK46]&amp;&quot; &quot;;&quot;&quot;)&amp;IF([.AL46]&gt;=1;[.$AL$43]&amp;&quot;*&quot;&amp;[.AL46]&amp;&quot; &quot;;&quot;&quot;)&amp;IF([.AM46]&gt;=1;[.$AM$43]&amp;&quot;*&quot;&amp;[.AM46]&amp;&quot; &quot;;&quot;&quot;)&amp;IF([.AN46]&gt;=1;[.$AN$43]&amp;&quot;*&quot;&amp;[.AN4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6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46:.T46])&amp;&quot;)))&quot;" office:value-type="string" office:string-value="      (alignment-distances . (13 11 13 11 11 11 11)))" calcext:value-type="string">
            <text:p><text:s text:c="6"/>(alignment-distances . (13 11 13 11 11 11 11)))</text:p>
          </table:table-cell>
          <table:table-cell table:formula="of:=IF([.$B$6]=&quot;Y&quot;;&quot;%&quot;;&quot;&quot;)&amp;[.AP46]&amp;&quot; &quot;&amp;IF([.E46]=&quot;b&quot;;&quot;\break&quot;;IF([.E46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2]&lt;[.$AZ$9];[.AZ42]+1;&quot;-&quot;)" office:value-type="float" office:value="9" calcext:value-type="float">
            <text:p>9</text:p>
          </table:table-cell>
          <table:table-cell table:formula="of:=IF([.AZ42]&lt;[.$AZ$9];[.BA42];&quot;-&quot;)" office:value-type="float" office:value="4" calcext:value-type="float">
            <text:p>4</text:p>
          </table:table-cell>
          <table:table-cell table:formula="of:=IF([.BA46]=&quot;-&quot;;&quot;&quot;;IF([.$B$1]=2;INDEX([.$AR$16:.$AU$31];[.AZ46];[.BA46]);IF([.$B$1]=3;INDEX([.$AR$44:.$AU$98];[.AZ46];[.BA46]);INDEX([.$AR$113:.$AU$218];[.AZ46];[.BA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46]=&quot;pb&quot;;[.A46]+1;[.A46]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style-name="ce7" table:formula="of:=IF([.C48]=&quot;&quot;;&quot;&quot;;[.C48]-[.C4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47];[.$Z$37:.$AG$37];1)" office:value-type="float" office:value="1" calcext:value-type="float">
            <text:p>1</text:p>
          </table:table-cell>
          <table:table-cell table:style-name="ce44" table:formula="of:=MATCH([.D47]+[.C47];[.$Z$37:.$AG$37];1)" office:value-type="float" office:value="1" calcext:value-type="float">
            <text:p>1</text:p>
          </table:table-cell>
          <table:table-cell table:style-name="ce2" table:formula="of:=IF(AND([.Z$43]&lt;=[.$Y47];[.Z$43]&gt;=[.$X47]);INDEX([.$Z$37:.$AG$37];[.Z$43]);&quot;&quot;)" office:value-type="float" office:value="0" calcext:value-type="float">
            <text:p>0</text:p>
          </table:table-cell>
          <table:table-cell table:style-name="ce2" table:formula="of:=IF(AND([.AA$43]&lt;=[.$Y47];[.AA$43]&gt;=[.$X47]);INDEX([.$Z$37:.$AG$37];[.AA$43]);&quot;&quot;)">
            <text:p/>
          </table:table-cell>
          <table:table-cell table:style-name="ce2" table:formula="of:=IF(AND([.AB$43]&lt;=[.$Y47];[.AB$43]&gt;=[.$X47]);INDEX([.$Z$37:.$AG$37];[.AB$43]);&quot;&quot;)">
            <text:p/>
          </table:table-cell>
          <table:table-cell table:style-name="ce2" table:formula="of:=IF(AND([.AC$43]&lt;=[.$Y47];[.AC$43]&gt;=[.$X47]);INDEX([.$Z$37:.$AG$37];[.AC$43]);&quot;&quot;)">
            <text:p/>
          </table:table-cell>
          <table:table-cell table:style-name="ce2" table:formula="of:=IF(AND([.AD$43]&lt;=[.$Y47];[.AD$43]&gt;=[.$X47]);INDEX([.$Z$37:.$AG$37];[.AD$43]);&quot;&quot;)">
            <text:p/>
          </table:table-cell>
          <table:table-cell table:style-name="ce2" table:formula="of:=IF(AND([.AE$43]&lt;=[.$Y47];[.AE$43]&gt;=[.$X47]);INDEX([.$Z$37:.$AG$37];[.AE$43]);&quot;&quot;)">
            <text:p/>
          </table:table-cell>
          <table:table-cell table:style-name="ce2" table:formula="of:=IF(AND([.AF$43]&lt;=[.$Y47];[.AF$43]&gt;=[.$X47]);INDEX([.$Z$37:.$AG$37];[.AF$43]);&quot;&quot;)">
            <text:p/>
          </table:table-cell>
          <table:table-cell table:style-name="ce2" table:formula="of:=IF(AND([.AG$43]&lt;=[.$Y47];[.AG$43]&gt;=[.$X47]);INDEX([.$Z$37:.$AG$37];[.AG$43]);&quot;&quot;)">
            <text:p/>
          </table:table-cell>
          <table:table-cell table:formula="of:=IF([.Z47]=&quot;&quot;;0;MIN([.D47];[.$AA$37]-[.C47]))" office:value-type="float" office:value="8" calcext:value-type="float">
            <text:p>8</text:p>
          </table:table-cell>
          <table:table-cell table:formula="of:=IF([.AA47]=&quot;&quot;;0;MIN([.$AB$37]-[.C47];[.$AB$37]-[.$AA$37];[.D47]-[.AH47]))" office:value-type="float" office:value="0" calcext:value-type="float">
            <text:p>0</text:p>
          </table:table-cell>
          <table:table-cell table:formula="of:=IF([.AB47]=&quot;&quot;;0;MIN([.$AC$37]-[.C47];[.$AC$37]-[.$AB$37];[.D47]-[.AH47]-[.AI47]))" office:value-type="float" office:value="0" calcext:value-type="float">
            <text:p>0</text:p>
          </table:table-cell>
          <table:table-cell table:formula="of:=IF([.AC47]=&quot;&quot;;0;MIN([.$AD$37]-[.C47];[.$AD$37]-[.$AC$37];[.D47]-[.AH47]-[.AI47]-[.AJ47]))" office:value-type="float" office:value="0" calcext:value-type="float">
            <text:p>0</text:p>
          </table:table-cell>
          <table:table-cell table:formula="of:=IF([.AD47]=&quot;&quot;;0;MIN([.$AE$37]-[.C47];[.$AE$37]-[.$AD$37];[.D47]-[.AH47]-[.AI47]-[.AJ47]-[.AK47]))" office:value-type="float" office:value="0" calcext:value-type="float">
            <text:p>0</text:p>
          </table:table-cell>
          <table:table-cell table:formula="of:=IF([.AE47]=&quot;&quot;;0;MIN([.$AF$37]-[.B47];[.$AF$37]-[.$AE$37];[.D47]-[.AH47]-[.AI47]-[.AJ47]-[.AK47]-[.AL47]))" office:value-type="float" office:value="0" calcext:value-type="float">
            <text:p>0</text:p>
          </table:table-cell>
          <table:table-cell table:formula="of:=IF([.AF47]=&quot;&quot;;0;MIN([.$AG$37]-[.C47];[.$AG$37]-[.$AF$37];[.D47]-[.AH47]-[.AI47]-[.AJ47]-[.AK47]-[.AL47]-[.AM47]))" office:value-type="float" office:value="0" calcext:value-type="float">
            <text:p>0</text:p>
          </table:table-cell>
          <table:table-cell/>
          <table:table-cell table:style-name="ce2" table:formula="of:=IF([.AH47]&gt;=1;[.$AH$43]&amp;&quot;*&quot;&amp;[.AH47]&amp;&quot; &quot;;&quot;&quot;)&amp;IF([.AI47]&gt;=1;[.$AI$43]&amp;&quot;*&quot;&amp;[.AI47]&amp;&quot; &quot;;&quot;&quot;)&amp;IF([.AJ47]&gt;=1;[.$AJ$43]&amp;&quot;*&quot;&amp;[.AJ47]&amp;&quot; &quot;;&quot;&quot;)&amp;IF([.AK47]&gt;=1;[.$AK$43]&amp;&quot;*&quot;&amp;[.AK47]&amp;&quot; &quot;;&quot;&quot;)&amp;IF([.AL47]&gt;=1;[.$AL$43]&amp;&quot;*&quot;&amp;[.AL47]&amp;&quot; &quot;;&quot;&quot;)&amp;IF([.AM47]&gt;=1;[.$AM$43]&amp;&quot;*&quot;&amp;[.AM47]&amp;&quot; &quot;;&quot;&quot;)&amp;IF([.AN47]&gt;=1;[.$AN$43]&amp;&quot;*&quot;&amp;[.AN4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47:.T47])&amp;&quot;)))&quot;" office:value-type="string" office:string-value="      (alignment-distances . (11 11 13 11 13 11 11 11)))" calcext:value-type="string">
            <text:p><text:s text:c="6"/>(alignment-distances . (11 11 13 11 13 11 11 11)))</text:p>
          </table:table-cell>
          <table:table-cell table:formula="of:=IF([.$B$6]=&quot;Y&quot;;&quot;%&quot;;&quot;&quot;)&amp;[.AP47]&amp;&quot; &quot;&amp;IF([.E47]=&quot;b&quot;;&quot;\break&quot;;IF([.E4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43]&lt;[.$AZ$9];[.AZ43]+1;&quot;-&quot;)" office:value-type="float" office:value="10" calcext:value-type="float">
            <text:p>10</text:p>
          </table:table-cell>
          <table:table-cell table:formula="of:=IF([.AZ43]&lt;[.$AZ$9];[.BA43];&quot;-&quot;)" office:value-type="float" office:value="1" calcext:value-type="float">
            <text:p>1</text:p>
          </table:table-cell>
          <table:table-cell table:formula="of:=IF([.BA47]=&quot;-&quot;;&quot;&quot;;IF([.$B$1]=2;INDEX([.$AR$16:.$AU$31];[.AZ47];[.BA47]);IF([.$B$1]=3;INDEX([.$AR$44:.$AU$98];[.AZ47];[.BA47]);INDEX([.$AR$113:.$AU$218];[.AZ47];[.BA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47]=&quot;pb&quot;;[.A47]+1;[.A47])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style-name="ce7" table:formula="of:=IF([.C49]=&quot;&quot;;&quot;&quot;;[.C49]-[.C4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48];[.$Z$37:.$AG$37];1)" office:value-type="float" office:value="1" calcext:value-type="float">
            <text:p>1</text:p>
          </table:table-cell>
          <table:table-cell table:style-name="ce44" table:formula="of:=MATCH([.D48]+[.C48];[.$Z$37:.$AG$37];1)" office:value-type="float" office:value="1" calcext:value-type="float">
            <text:p>1</text:p>
          </table:table-cell>
          <table:table-cell table:style-name="ce2" table:formula="of:=IF(AND([.Z$43]&lt;=[.$Y48];[.Z$43]&gt;=[.$X48]);INDEX([.$Z$37:.$AG$37];[.Z$43]);&quot;&quot;)" office:value-type="float" office:value="0" calcext:value-type="float">
            <text:p>0</text:p>
          </table:table-cell>
          <table:table-cell table:style-name="ce2" table:formula="of:=IF(AND([.AA$43]&lt;=[.$Y48];[.AA$43]&gt;=[.$X48]);INDEX([.$Z$37:.$AG$37];[.AA$43]);&quot;&quot;)">
            <text:p/>
          </table:table-cell>
          <table:table-cell table:style-name="ce2" table:formula="of:=IF(AND([.AB$43]&lt;=[.$Y48];[.AB$43]&gt;=[.$X48]);INDEX([.$Z$37:.$AG$37];[.AB$43]);&quot;&quot;)">
            <text:p/>
          </table:table-cell>
          <table:table-cell table:style-name="ce2" table:formula="of:=IF(AND([.AC$43]&lt;=[.$Y48];[.AC$43]&gt;=[.$X48]);INDEX([.$Z$37:.$AG$37];[.AC$43]);&quot;&quot;)">
            <text:p/>
          </table:table-cell>
          <table:table-cell table:style-name="ce2" table:formula="of:=IF(AND([.AD$43]&lt;=[.$Y48];[.AD$43]&gt;=[.$X48]);INDEX([.$Z$37:.$AG$37];[.AD$43]);&quot;&quot;)">
            <text:p/>
          </table:table-cell>
          <table:table-cell table:style-name="ce2" table:formula="of:=IF(AND([.AE$43]&lt;=[.$Y48];[.AE$43]&gt;=[.$X48]);INDEX([.$Z$37:.$AG$37];[.AE$43]);&quot;&quot;)">
            <text:p/>
          </table:table-cell>
          <table:table-cell table:style-name="ce2" table:formula="of:=IF(AND([.AF$43]&lt;=[.$Y48];[.AF$43]&gt;=[.$X48]);INDEX([.$Z$37:.$AG$37];[.AF$43]);&quot;&quot;)">
            <text:p/>
          </table:table-cell>
          <table:table-cell table:style-name="ce2" table:formula="of:=IF(AND([.AG$43]&lt;=[.$Y48];[.AG$43]&gt;=[.$X48]);INDEX([.$Z$37:.$AG$37];[.AG$43]);&quot;&quot;)">
            <text:p/>
          </table:table-cell>
          <table:table-cell table:formula="of:=IF([.Z48]=&quot;&quot;;0;MIN([.D48];[.$AA$37]-[.C48]))" office:value-type="float" office:value="6" calcext:value-type="float">
            <text:p>6</text:p>
          </table:table-cell>
          <table:table-cell table:formula="of:=IF([.AA48]=&quot;&quot;;0;MIN([.$AB$37]-[.C48];[.$AB$37]-[.$AA$37];[.D48]-[.AH48]))" office:value-type="float" office:value="0" calcext:value-type="float">
            <text:p>0</text:p>
          </table:table-cell>
          <table:table-cell table:formula="of:=IF([.AB48]=&quot;&quot;;0;MIN([.$AC$37]-[.C48];[.$AC$37]-[.$AB$37];[.D48]-[.AH48]-[.AI48]))" office:value-type="float" office:value="0" calcext:value-type="float">
            <text:p>0</text:p>
          </table:table-cell>
          <table:table-cell table:formula="of:=IF([.AC48]=&quot;&quot;;0;MIN([.$AD$37]-[.C48];[.$AD$37]-[.$AC$37];[.D48]-[.AH48]-[.AI48]-[.AJ48]))" office:value-type="float" office:value="0" calcext:value-type="float">
            <text:p>0</text:p>
          </table:table-cell>
          <table:table-cell table:formula="of:=IF([.AD48]=&quot;&quot;;0;MIN([.$AE$37]-[.C48];[.$AE$37]-[.$AD$37];[.D48]-[.AH48]-[.AI48]-[.AJ48]-[.AK48]))" office:value-type="float" office:value="0" calcext:value-type="float">
            <text:p>0</text:p>
          </table:table-cell>
          <table:table-cell table:formula="of:=IF([.AE48]=&quot;&quot;;0;MIN([.$AF$37]-[.B48];[.$AF$37]-[.$AE$37];[.D48]-[.AH48]-[.AI48]-[.AJ48]-[.AK48]-[.AL48]))" office:value-type="float" office:value="0" calcext:value-type="float">
            <text:p>0</text:p>
          </table:table-cell>
          <table:table-cell table:formula="of:=IF([.AF48]=&quot;&quot;;0;MIN([.$AG$37]-[.C48];[.$AG$37]-[.$AF$37];[.D48]-[.AH48]-[.AI48]-[.AJ48]-[.AK48]-[.AL48]-[.AM48]))" office:value-type="float" office:value="0" calcext:value-type="float">
            <text:p>0</text:p>
          </table:table-cell>
          <table:table-cell/>
          <table:table-cell table:style-name="ce2" table:formula="of:=IF([.AH48]&gt;=1;[.$AH$43]&amp;&quot;*&quot;&amp;[.AH48]&amp;&quot; &quot;;&quot;&quot;)&amp;IF([.AI48]&gt;=1;[.$AI$43]&amp;&quot;*&quot;&amp;[.AI48]&amp;&quot; &quot;;&quot;&quot;)&amp;IF([.AJ48]&gt;=1;[.$AJ$43]&amp;&quot;*&quot;&amp;[.AJ48]&amp;&quot; &quot;;&quot;&quot;)&amp;IF([.AK48]&gt;=1;[.$AK$43]&amp;&quot;*&quot;&amp;[.AK48]&amp;&quot; &quot;;&quot;&quot;)&amp;IF([.AL48]&gt;=1;[.$AL$43]&amp;&quot;*&quot;&amp;[.AL48]&amp;&quot; &quot;;&quot;&quot;)&amp;IF([.AM48]&gt;=1;[.$AM$43]&amp;&quot;*&quot;&amp;[.AM48]&amp;&quot; &quot;;&quot;&quot;)&amp;IF([.AN48]&gt;=1;[.$AN$43]&amp;&quot;*&quot;&amp;[.AN4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48:.T48])&amp;&quot;)))&quot;" office:value-type="string" office:string-value="      (alignment-distances . (9 9 13 11 10 9 9 9)))" calcext:value-type="string">
            <text:p><text:s text:c="6"/>(alignment-distances . (9 9 13 11 10 9 9 9)))</text:p>
          </table:table-cell>
          <table:table-cell table:formula="of:=IF([.$B$6]=&quot;Y&quot;;&quot;%&quot;;&quot;&quot;)&amp;[.AP48]&amp;&quot; &quot;&amp;IF([.E48]=&quot;b&quot;;&quot;\break&quot;;IF([.E4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4]&lt;[.$AZ$9];[.AZ44]+1;&quot;-&quot;)" office:value-type="float" office:value="10" calcext:value-type="float">
            <text:p>10</text:p>
          </table:table-cell>
          <table:table-cell table:formula="of:=IF([.AZ44]&lt;[.$AZ$9];[.BA44];&quot;-&quot;)" office:value-type="float" office:value="2" calcext:value-type="float">
            <text:p>2</text:p>
          </table:table-cell>
          <table:table-cell table:formula="of:=IF([.BA48]=&quot;-&quot;;&quot;&quot;;IF([.$B$1]=2;INDEX([.$AR$16:.$AU$31];[.AZ48];[.BA48]);IF([.$B$1]=3;INDEX([.$AR$44:.$AU$98];[.AZ48];[.BA48]);INDEX([.$AR$113:.$AU$218];[.AZ48];[.BA48]))))" office:value-type="string" office:string-value="    #'((Y-offset . 1)" calcext:value-type="string">
            <text:p><text:s text:c="4"/>#'((Y-offset . 1)</text:p>
          </table:table-cell>
          <table:table-cell table:number-columns-repeated="10"/>
        </table:table-row>
        <table:table-row table:style-name="ro1">
          <table:table-cell table:formula="of:=IF([.E48]=&quot;pb&quot;;[.A48]+1;[.A48])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style-name="ce7" table:formula="of:=IF([.C50]=&quot;&quot;;&quot;&quot;;[.C50]-[.C49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98" calcext:value-type="float">
            <text:p>9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49];[.$Z$37:.$AG$37];1)" office:value-type="float" office:value="1" calcext:value-type="float">
            <text:p>1</text:p>
          </table:table-cell>
          <table:table-cell table:style-name="ce44" table:formula="of:=MATCH([.D49]+[.C49];[.$Z$37:.$AG$37];1)" office:value-type="float" office:value="1" calcext:value-type="float">
            <text:p>1</text:p>
          </table:table-cell>
          <table:table-cell table:style-name="ce2" table:formula="of:=IF(AND([.Z$43]&lt;=[.$Y49];[.Z$43]&gt;=[.$X49]);INDEX([.$Z$37:.$AG$37];[.Z$43]);&quot;&quot;)" office:value-type="float" office:value="0" calcext:value-type="float">
            <text:p>0</text:p>
          </table:table-cell>
          <table:table-cell table:style-name="ce2" table:formula="of:=IF(AND([.AA$43]&lt;=[.$Y49];[.AA$43]&gt;=[.$X49]);INDEX([.$Z$37:.$AG$37];[.AA$43]);&quot;&quot;)">
            <text:p/>
          </table:table-cell>
          <table:table-cell table:style-name="ce2" table:formula="of:=IF(AND([.AB$43]&lt;=[.$Y49];[.AB$43]&gt;=[.$X49]);INDEX([.$Z$37:.$AG$37];[.AB$43]);&quot;&quot;)">
            <text:p/>
          </table:table-cell>
          <table:table-cell table:style-name="ce2" table:formula="of:=IF(AND([.AC$43]&lt;=[.$Y49];[.AC$43]&gt;=[.$X49]);INDEX([.$Z$37:.$AG$37];[.AC$43]);&quot;&quot;)">
            <text:p/>
          </table:table-cell>
          <table:table-cell table:style-name="ce2" table:formula="of:=IF(AND([.AD$43]&lt;=[.$Y49];[.AD$43]&gt;=[.$X49]);INDEX([.$Z$37:.$AG$37];[.AD$43]);&quot;&quot;)">
            <text:p/>
          </table:table-cell>
          <table:table-cell table:style-name="ce2" table:formula="of:=IF(AND([.AE$43]&lt;=[.$Y49];[.AE$43]&gt;=[.$X49]);INDEX([.$Z$37:.$AG$37];[.AE$43]);&quot;&quot;)">
            <text:p/>
          </table:table-cell>
          <table:table-cell table:style-name="ce2" table:formula="of:=IF(AND([.AF$43]&lt;=[.$Y49];[.AF$43]&gt;=[.$X49]);INDEX([.$Z$37:.$AG$37];[.AF$43]);&quot;&quot;)">
            <text:p/>
          </table:table-cell>
          <table:table-cell table:style-name="ce2" table:formula="of:=IF(AND([.AG$43]&lt;=[.$Y49];[.AG$43]&gt;=[.$X49]);INDEX([.$Z$37:.$AG$37];[.AG$43]);&quot;&quot;)">
            <text:p/>
          </table:table-cell>
          <table:table-cell table:formula="of:=IF([.Z49]=&quot;&quot;;0;MIN([.D49];[.$AA$37]-[.C49]))" office:value-type="float" office:value="7" calcext:value-type="float">
            <text:p>7</text:p>
          </table:table-cell>
          <table:table-cell table:formula="of:=IF([.AA49]=&quot;&quot;;0;MIN([.$AB$37]-[.C49];[.$AB$37]-[.$AA$37];[.D49]-[.AH49]))" office:value-type="float" office:value="0" calcext:value-type="float">
            <text:p>0</text:p>
          </table:table-cell>
          <table:table-cell table:formula="of:=IF([.AB49]=&quot;&quot;;0;MIN([.$AC$37]-[.C49];[.$AC$37]-[.$AB$37];[.D49]-[.AH49]-[.AI49]))" office:value-type="float" office:value="0" calcext:value-type="float">
            <text:p>0</text:p>
          </table:table-cell>
          <table:table-cell table:formula="of:=IF([.AC49]=&quot;&quot;;0;MIN([.$AD$37]-[.C49];[.$AD$37]-[.$AC$37];[.D49]-[.AH49]-[.AI49]-[.AJ49]))" office:value-type="float" office:value="0" calcext:value-type="float">
            <text:p>0</text:p>
          </table:table-cell>
          <table:table-cell table:formula="of:=IF([.AD49]=&quot;&quot;;0;MIN([.$AE$37]-[.C49];[.$AE$37]-[.$AD$37];[.D49]-[.AH49]-[.AI49]-[.AJ49]-[.AK49]))" office:value-type="float" office:value="0" calcext:value-type="float">
            <text:p>0</text:p>
          </table:table-cell>
          <table:table-cell table:formula="of:=IF([.AE49]=&quot;&quot;;0;MIN([.$AF$37]-[.B49];[.$AF$37]-[.$AE$37];[.D49]-[.AH49]-[.AI49]-[.AJ49]-[.AK49]-[.AL49]))" office:value-type="float" office:value="0" calcext:value-type="float">
            <text:p>0</text:p>
          </table:table-cell>
          <table:table-cell table:formula="of:=IF([.AF49]=&quot;&quot;;0;MIN([.$AG$37]-[.C49];[.$AG$37]-[.$AF$37];[.D49]-[.AH49]-[.AI49]-[.AJ49]-[.AK49]-[.AL49]-[.AM49]))" office:value-type="float" office:value="0" calcext:value-type="float">
            <text:p>0</text:p>
          </table:table-cell>
          <table:table-cell/>
          <table:table-cell table:style-name="ce2" table:formula="of:=IF([.AH49]&gt;=1;[.$AH$43]&amp;&quot;*&quot;&amp;[.AH49]&amp;&quot; &quot;;&quot;&quot;)&amp;IF([.AI49]&gt;=1;[.$AI$43]&amp;&quot;*&quot;&amp;[.AI49]&amp;&quot; &quot;;&quot;&quot;)&amp;IF([.AJ49]&gt;=1;[.$AJ$43]&amp;&quot;*&quot;&amp;[.AJ49]&amp;&quot; &quot;;&quot;&quot;)&amp;IF([.AK49]&gt;=1;[.$AK$43]&amp;&quot;*&quot;&amp;[.AK49]&amp;&quot; &quot;;&quot;&quot;)&amp;IF([.AL49]&gt;=1;[.$AL$43]&amp;&quot;*&quot;&amp;[.AL49]&amp;&quot; &quot;;&quot;&quot;)&amp;IF([.AM49]&gt;=1;[.$AM$43]&amp;&quot;*&quot;&amp;[.AM49]&amp;&quot; &quot;;&quot;&quot;)&amp;IF([.AN49]&gt;=1;[.$AN$43]&amp;&quot;*&quot;&amp;[.AN49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49]&amp;&quot;)&quot;" office:value-type="string" office:string-value="    #'((Y-offset . 98)" calcext:value-type="string">
            <text:p><text:s text:c="4"/>#'((Y-offset . 98)</text:p>
          </table:table-cell>
          <table:table-cell table:formula="of:=IF([.$B$4]=&quot;Y&quot;;&quot;&quot;;&quot;%&quot;)&amp;&quot;      (alignment-distances . (&quot;&amp;COM.MICROSOFT.TEXTJOIN(&quot; &quot;;1;[.G49:.T49])&amp;&quot;)))&quot;" office:value-type="string" office:string-value="      (alignment-distances . (9 9 9 9 9 9 9 11 9 11 10 12 11 11)))" calcext:value-type="string">
            <text:p><text:s text:c="6"/>(alignment-distances . (9 9 9 9 9 9 9 11 9 11 10 12 11 11)))</text:p>
          </table:table-cell>
          <table:table-cell table:formula="of:=IF([.$B$6]=&quot;Y&quot;;&quot;%&quot;;&quot;&quot;)&amp;[.AP49]&amp;&quot; &quot;&amp;IF([.E49]=&quot;b&quot;;&quot;\break&quot;;IF([.E49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45]&lt;[.$AZ$9];[.AZ45]+1;&quot;-&quot;)" office:value-type="float" office:value="10" calcext:value-type="float">
            <text:p>10</text:p>
          </table:table-cell>
          <table:table-cell table:formula="of:=IF([.AZ45]&lt;[.$AZ$9];[.BA45];&quot;-&quot;)" office:value-type="float" office:value="3" calcext:value-type="float">
            <text:p>3</text:p>
          </table:table-cell>
          <table:table-cell table:formula="of:=IF([.BA49]=&quot;-&quot;;&quot;&quot;;IF([.$B$1]=2;INDEX([.$AR$16:.$AU$31];[.AZ49];[.BA49]);IF([.$B$1]=3;INDEX([.$AR$44:.$AU$98];[.AZ49];[.BA49]);INDEX([.$AR$113:.$AU$218];[.AZ49];[.BA49]))))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number-columns-repeated="10"/>
        </table:table-row>
        <table:table-row table:style-name="ro1">
          <table:table-cell table:formula="of:=IF([.E49]=&quot;pb&quot;;[.A49]+1;[.A49]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table:style-name="ce7" table:formula="of:=IF([.C51]=&quot;&quot;;&quot;&quot;;[.C51]-[.C50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50];[.$Z$37:.$AG$37];1)" office:value-type="float" office:value="1" calcext:value-type="float">
            <text:p>1</text:p>
          </table:table-cell>
          <table:table-cell table:style-name="ce44" table:formula="of:=MATCH([.D50]+[.C50];[.$Z$37:.$AG$37];1)" office:value-type="float" office:value="1" calcext:value-type="float">
            <text:p>1</text:p>
          </table:table-cell>
          <table:table-cell table:style-name="ce2" table:formula="of:=IF(AND([.Z$43]&lt;=[.$Y50];[.Z$43]&gt;=[.$X50]);INDEX([.$Z$37:.$AG$37];[.Z$43]);&quot;&quot;)" office:value-type="float" office:value="0" calcext:value-type="float">
            <text:p>0</text:p>
          </table:table-cell>
          <table:table-cell table:style-name="ce2" table:formula="of:=IF(AND([.AA$43]&lt;=[.$Y50];[.AA$43]&gt;=[.$X50]);INDEX([.$Z$37:.$AG$37];[.AA$43]);&quot;&quot;)">
            <text:p/>
          </table:table-cell>
          <table:table-cell table:style-name="ce2" table:formula="of:=IF(AND([.AB$43]&lt;=[.$Y50];[.AB$43]&gt;=[.$X50]);INDEX([.$Z$37:.$AG$37];[.AB$43]);&quot;&quot;)">
            <text:p/>
          </table:table-cell>
          <table:table-cell table:style-name="ce2" table:formula="of:=IF(AND([.AC$43]&lt;=[.$Y50];[.AC$43]&gt;=[.$X50]);INDEX([.$Z$37:.$AG$37];[.AC$43]);&quot;&quot;)">
            <text:p/>
          </table:table-cell>
          <table:table-cell table:style-name="ce2" table:formula="of:=IF(AND([.AD$43]&lt;=[.$Y50];[.AD$43]&gt;=[.$X50]);INDEX([.$Z$37:.$AG$37];[.AD$43]);&quot;&quot;)">
            <text:p/>
          </table:table-cell>
          <table:table-cell table:style-name="ce2" table:formula="of:=IF(AND([.AE$43]&lt;=[.$Y50];[.AE$43]&gt;=[.$X50]);INDEX([.$Z$37:.$AG$37];[.AE$43]);&quot;&quot;)">
            <text:p/>
          </table:table-cell>
          <table:table-cell table:style-name="ce2" table:formula="of:=IF(AND([.AF$43]&lt;=[.$Y50];[.AF$43]&gt;=[.$X50]);INDEX([.$Z$37:.$AG$37];[.AF$43]);&quot;&quot;)">
            <text:p/>
          </table:table-cell>
          <table:table-cell table:style-name="ce2" table:formula="of:=IF(AND([.AG$43]&lt;=[.$Y50];[.AG$43]&gt;=[.$X50]);INDEX([.$Z$37:.$AG$37];[.AG$43]);&quot;&quot;)">
            <text:p/>
          </table:table-cell>
          <table:table-cell table:formula="of:=IF([.Z50]=&quot;&quot;;0;MIN([.D50];[.$AA$37]-[.C50]))" office:value-type="float" office:value="6" calcext:value-type="float">
            <text:p>6</text:p>
          </table:table-cell>
          <table:table-cell table:formula="of:=IF([.AA50]=&quot;&quot;;0;MIN([.$AB$37]-[.C50];[.$AB$37]-[.$AA$37];[.D50]-[.AH50]))" office:value-type="float" office:value="0" calcext:value-type="float">
            <text:p>0</text:p>
          </table:table-cell>
          <table:table-cell table:formula="of:=IF([.AB50]=&quot;&quot;;0;MIN([.$AC$37]-[.C50];[.$AC$37]-[.$AB$37];[.D50]-[.AH50]-[.AI50]))" office:value-type="float" office:value="0" calcext:value-type="float">
            <text:p>0</text:p>
          </table:table-cell>
          <table:table-cell table:formula="of:=IF([.AC50]=&quot;&quot;;0;MIN([.$AD$37]-[.C50];[.$AD$37]-[.$AC$37];[.D50]-[.AH50]-[.AI50]-[.AJ50]))" office:value-type="float" office:value="0" calcext:value-type="float">
            <text:p>0</text:p>
          </table:table-cell>
          <table:table-cell table:formula="of:=IF([.AD50]=&quot;&quot;;0;MIN([.$AE$37]-[.C50];[.$AE$37]-[.$AD$37];[.D50]-[.AH50]-[.AI50]-[.AJ50]-[.AK50]))" office:value-type="float" office:value="0" calcext:value-type="float">
            <text:p>0</text:p>
          </table:table-cell>
          <table:table-cell table:formula="of:=IF([.AE50]=&quot;&quot;;0;MIN([.$AF$37]-[.B50];[.$AF$37]-[.$AE$37];[.D50]-[.AH50]-[.AI50]-[.AJ50]-[.AK50]-[.AL50]))" office:value-type="float" office:value="0" calcext:value-type="float">
            <text:p>0</text:p>
          </table:table-cell>
          <table:table-cell table:formula="of:=IF([.AF50]=&quot;&quot;;0;MIN([.$AG$37]-[.C50];[.$AG$37]-[.$AF$37];[.D50]-[.AH50]-[.AI50]-[.AJ50]-[.AK50]-[.AL50]-[.AM50]))" office:value-type="float" office:value="0" calcext:value-type="float">
            <text:p>0</text:p>
          </table:table-cell>
          <table:table-cell/>
          <table:table-cell table:style-name="ce2" table:formula="of:=IF([.AH50]&gt;=1;[.$AH$43]&amp;&quot;*&quot;&amp;[.AH50]&amp;&quot; &quot;;&quot;&quot;)&amp;IF([.AI50]&gt;=1;[.$AI$43]&amp;&quot;*&quot;&amp;[.AI50]&amp;&quot; &quot;;&quot;&quot;)&amp;IF([.AJ50]&gt;=1;[.$AJ$43]&amp;&quot;*&quot;&amp;[.AJ50]&amp;&quot; &quot;;&quot;&quot;)&amp;IF([.AK50]&gt;=1;[.$AK$43]&amp;&quot;*&quot;&amp;[.AK50]&amp;&quot; &quot;;&quot;&quot;)&amp;IF([.AL50]&gt;=1;[.$AL$43]&amp;&quot;*&quot;&amp;[.AL50]&amp;&quot; &quot;;&quot;&quot;)&amp;IF([.AM50]&gt;=1;[.$AM$43]&amp;&quot;*&quot;&amp;[.AM50]&amp;&quot; &quot;;&quot;&quot;)&amp;IF([.AN50]&gt;=1;[.$AN$43]&amp;&quot;*&quot;&amp;[.AN50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0:.T50])&amp;&quot;)))&quot;" office:value-type="string" office:string-value="      (alignment-distances . (8 9 10 9 8 8 9 11 10 11 8 9 9 8)))" calcext:value-type="string">
            <text:p><text:s text:c="6"/>(alignment-distances . (8 9 10 9 8 8 9 11 10 11 8 9 9 8)))</text:p>
          </table:table-cell>
          <table:table-cell table:formula="of:=IF([.$B$6]=&quot;Y&quot;;&quot;%&quot;;&quot;&quot;)&amp;[.AP50]&amp;&quot; &quot;&amp;IF([.E50]=&quot;b&quot;;&quot;\break&quot;;IF([.E50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46]&lt;[.$AZ$9];[.AZ46]+1;&quot;-&quot;)" office:value-type="float" office:value="10" calcext:value-type="float">
            <text:p>10</text:p>
          </table:table-cell>
          <table:table-cell table:formula="of:=IF([.AZ46]&lt;[.$AZ$9];[.BA46];&quot;-&quot;)" office:value-type="float" office:value="4" calcext:value-type="float">
            <text:p>4</text:p>
          </table:table-cell>
          <table:table-cell table:formula="of:=IF([.BA50]=&quot;-&quot;;&quot;&quot;;IF([.$B$1]=2;INDEX([.$AR$16:.$AU$31];[.AZ50];[.BA50]);IF([.$B$1]=3;INDEX([.$AR$44:.$AU$98];[.AZ50];[.BA50]);INDEX([.$AR$113:.$AU$218];[.AZ50];[.BA50]))))" office:value-type="string" office:string-value="s1*10  \break" calcext:value-type="string">
            <text:p>s1*10 <text:s/>\break</text:p>
          </table:table-cell>
          <table:table-cell table:number-columns-repeated="10"/>
        </table:table-row>
        <table:table-row table:style-name="ro1">
          <table:table-cell table:formula="of:=IF([.E50]=&quot;pb&quot;;[.A50]+1;[.A50]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7" table:formula="of:=IF([.C52]=&quot;&quot;;&quot;&quot;;[.C52]-[.C5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1];[.$Z$37:.$AG$37];1)" office:value-type="float" office:value="1" calcext:value-type="float">
            <text:p>1</text:p>
          </table:table-cell>
          <table:table-cell table:style-name="ce44" table:formula="of:=MATCH([.D51]+[.C51];[.$Z$37:.$AG$37];1)" office:value-type="float" office:value="1" calcext:value-type="float">
            <text:p>1</text:p>
          </table:table-cell>
          <table:table-cell table:style-name="ce2" table:formula="of:=IF(AND([.Z$43]&lt;=[.$Y51];[.Z$43]&gt;=[.$X51]);INDEX([.$Z$37:.$AG$37];[.Z$43]);&quot;&quot;)" office:value-type="float" office:value="0" calcext:value-type="float">
            <text:p>0</text:p>
          </table:table-cell>
          <table:table-cell table:style-name="ce2" table:formula="of:=IF(AND([.AA$43]&lt;=[.$Y51];[.AA$43]&gt;=[.$X51]);INDEX([.$Z$37:.$AG$37];[.AA$43]);&quot;&quot;)">
            <text:p/>
          </table:table-cell>
          <table:table-cell table:style-name="ce2" table:formula="of:=IF(AND([.AB$43]&lt;=[.$Y51];[.AB$43]&gt;=[.$X51]);INDEX([.$Z$37:.$AG$37];[.AB$43]);&quot;&quot;)">
            <text:p/>
          </table:table-cell>
          <table:table-cell table:style-name="ce2" table:formula="of:=IF(AND([.AC$43]&lt;=[.$Y51];[.AC$43]&gt;=[.$X51]);INDEX([.$Z$37:.$AG$37];[.AC$43]);&quot;&quot;)">
            <text:p/>
          </table:table-cell>
          <table:table-cell table:style-name="ce2" table:formula="of:=IF(AND([.AD$43]&lt;=[.$Y51];[.AD$43]&gt;=[.$X51]);INDEX([.$Z$37:.$AG$37];[.AD$43]);&quot;&quot;)">
            <text:p/>
          </table:table-cell>
          <table:table-cell table:style-name="ce2" table:formula="of:=IF(AND([.AE$43]&lt;=[.$Y51];[.AE$43]&gt;=[.$X51]);INDEX([.$Z$37:.$AG$37];[.AE$43]);&quot;&quot;)">
            <text:p/>
          </table:table-cell>
          <table:table-cell table:style-name="ce2" table:formula="of:=IF(AND([.AF$43]&lt;=[.$Y51];[.AF$43]&gt;=[.$X51]);INDEX([.$Z$37:.$AG$37];[.AF$43]);&quot;&quot;)">
            <text:p/>
          </table:table-cell>
          <table:table-cell table:style-name="ce2" table:formula="of:=IF(AND([.AG$43]&lt;=[.$Y51];[.AG$43]&gt;=[.$X51]);INDEX([.$Z$37:.$AG$37];[.AG$43]);&quot;&quot;)">
            <text:p/>
          </table:table-cell>
          <table:table-cell table:formula="of:=IF([.Z51]=&quot;&quot;;0;MIN([.D51];[.$AA$37]-[.C51]))" office:value-type="float" office:value="9" calcext:value-type="float">
            <text:p>9</text:p>
          </table:table-cell>
          <table:table-cell table:formula="of:=IF([.AA51]=&quot;&quot;;0;MIN([.$AB$37]-[.C51];[.$AB$37]-[.$AA$37];[.D51]-[.AH51]))" office:value-type="float" office:value="0" calcext:value-type="float">
            <text:p>0</text:p>
          </table:table-cell>
          <table:table-cell table:formula="of:=IF([.AB51]=&quot;&quot;;0;MIN([.$AC$37]-[.C51];[.$AC$37]-[.$AB$37];[.D51]-[.AH51]-[.AI51]))" office:value-type="float" office:value="0" calcext:value-type="float">
            <text:p>0</text:p>
          </table:table-cell>
          <table:table-cell table:formula="of:=IF([.AC51]=&quot;&quot;;0;MIN([.$AD$37]-[.C51];[.$AD$37]-[.$AC$37];[.D51]-[.AH51]-[.AI51]-[.AJ51]))" office:value-type="float" office:value="0" calcext:value-type="float">
            <text:p>0</text:p>
          </table:table-cell>
          <table:table-cell table:formula="of:=IF([.AD51]=&quot;&quot;;0;MIN([.$AE$37]-[.C51];[.$AE$37]-[.$AD$37];[.D51]-[.AH51]-[.AI51]-[.AJ51]-[.AK51]))" office:value-type="float" office:value="0" calcext:value-type="float">
            <text:p>0</text:p>
          </table:table-cell>
          <table:table-cell table:formula="of:=IF([.AE51]=&quot;&quot;;0;MIN([.$AF$37]-[.B51];[.$AF$37]-[.$AE$37];[.D51]-[.AH51]-[.AI51]-[.AJ51]-[.AK51]-[.AL51]))" office:value-type="float" office:value="0" calcext:value-type="float">
            <text:p>0</text:p>
          </table:table-cell>
          <table:table-cell table:formula="of:=IF([.AF51]=&quot;&quot;;0;MIN([.$AG$37]-[.C51];[.$AG$37]-[.$AF$37];[.D51]-[.AH51]-[.AI51]-[.AJ51]-[.AK51]-[.AL51]-[.AM51]))" office:value-type="float" office:value="0" calcext:value-type="float">
            <text:p>0</text:p>
          </table:table-cell>
          <table:table-cell/>
          <table:table-cell table:style-name="ce2" table:formula="of:=IF([.AH51]&gt;=1;[.$AH$43]&amp;&quot;*&quot;&amp;[.AH51]&amp;&quot; &quot;;&quot;&quot;)&amp;IF([.AI51]&gt;=1;[.$AI$43]&amp;&quot;*&quot;&amp;[.AI51]&amp;&quot; &quot;;&quot;&quot;)&amp;IF([.AJ51]&gt;=1;[.$AJ$43]&amp;&quot;*&quot;&amp;[.AJ51]&amp;&quot; &quot;;&quot;&quot;)&amp;IF([.AK51]&gt;=1;[.$AK$43]&amp;&quot;*&quot;&amp;[.AK51]&amp;&quot; &quot;;&quot;&quot;)&amp;IF([.AL51]&gt;=1;[.$AL$43]&amp;&quot;*&quot;&amp;[.AL51]&amp;&quot; &quot;;&quot;&quot;)&amp;IF([.AM51]&gt;=1;[.$AM$43]&amp;&quot;*&quot;&amp;[.AM51]&amp;&quot; &quot;;&quot;&quot;)&amp;IF([.AN51]&gt;=1;[.$AN$43]&amp;&quot;*&quot;&amp;[.AN51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1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51:.T51])&amp;&quot;)))&quot;" office:value-type="string" office:string-value="      (alignment-distances . (8 9 9 11 12 12 9 9 9)))" calcext:value-type="string">
            <text:p><text:s text:c="6"/>(alignment-distances . (8 9 9 11 12 12 9 9 9)))</text:p>
          </table:table-cell>
          <table:table-cell table:formula="of:=IF([.$B$6]=&quot;Y&quot;;&quot;%&quot;;&quot;&quot;)&amp;[.AP51]&amp;&quot; &quot;&amp;IF([.E51]=&quot;b&quot;;&quot;\break&quot;;IF([.E51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47]&lt;[.$AZ$9];[.AZ47]+1;&quot;-&quot;)" office:value-type="float" office:value="11" calcext:value-type="float">
            <text:p>11</text:p>
          </table:table-cell>
          <table:table-cell table:formula="of:=IF([.AZ47]&lt;[.$AZ$9];[.BA47];&quot;-&quot;)" office:value-type="float" office:value="1" calcext:value-type="float">
            <text:p>1</text:p>
          </table:table-cell>
          <table:table-cell table:formula="of:=IF([.BA51]=&quot;-&quot;;&quot;&quot;;IF([.$B$1]=2;INDEX([.$AR$16:.$AU$31];[.AZ51];[.BA51]);IF([.$B$1]=3;INDEX([.$AR$44:.$AU$98];[.AZ51];[.BA51]);INDEX([.$AR$113:.$AU$218];[.AZ51];[.BA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1]=&quot;pb&quot;;[.A51]+1;[.A51])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style-name="ce7" table:formula="of:=IF([.C53]=&quot;&quot;;&quot;&quot;;[.C53]-[.C52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47" table:number-columns-repeated="5"/>
          <table:table-cell table:number-columns-repeated="3"/>
          <table:table-cell table:style-name="ce44" table:formula="of:=MATCH([.C52];[.$Z$37:.$AG$37];1)" office:value-type="float" office:value="1" calcext:value-type="float">
            <text:p>1</text:p>
          </table:table-cell>
          <table:table-cell table:style-name="ce44" table:formula="of:=MATCH([.D52]+[.C52];[.$Z$37:.$AG$37];1)" office:value-type="float" office:value="1" calcext:value-type="float">
            <text:p>1</text:p>
          </table:table-cell>
          <table:table-cell table:style-name="ce2" table:formula="of:=IF(AND([.Z$43]&lt;=[.$Y52];[.Z$43]&gt;=[.$X52]);INDEX([.$Z$37:.$AG$37];[.Z$43]);&quot;&quot;)" office:value-type="float" office:value="0" calcext:value-type="float">
            <text:p>0</text:p>
          </table:table-cell>
          <table:table-cell table:style-name="ce2" table:formula="of:=IF(AND([.AA$43]&lt;=[.$Y52];[.AA$43]&gt;=[.$X52]);INDEX([.$Z$37:.$AG$37];[.AA$43]);&quot;&quot;)">
            <text:p/>
          </table:table-cell>
          <table:table-cell table:style-name="ce2" table:formula="of:=IF(AND([.AB$43]&lt;=[.$Y52];[.AB$43]&gt;=[.$X52]);INDEX([.$Z$37:.$AG$37];[.AB$43]);&quot;&quot;)">
            <text:p/>
          </table:table-cell>
          <table:table-cell table:style-name="ce2" table:formula="of:=IF(AND([.AC$43]&lt;=[.$Y52];[.AC$43]&gt;=[.$X52]);INDEX([.$Z$37:.$AG$37];[.AC$43]);&quot;&quot;)">
            <text:p/>
          </table:table-cell>
          <table:table-cell table:style-name="ce2" table:formula="of:=IF(AND([.AD$43]&lt;=[.$Y52];[.AD$43]&gt;=[.$X52]);INDEX([.$Z$37:.$AG$37];[.AD$43]);&quot;&quot;)">
            <text:p/>
          </table:table-cell>
          <table:table-cell table:style-name="ce2" table:formula="of:=IF(AND([.AE$43]&lt;=[.$Y52];[.AE$43]&gt;=[.$X52]);INDEX([.$Z$37:.$AG$37];[.AE$43]);&quot;&quot;)">
            <text:p/>
          </table:table-cell>
          <table:table-cell table:style-name="ce2" table:formula="of:=IF(AND([.AF$43]&lt;=[.$Y52];[.AF$43]&gt;=[.$X52]);INDEX([.$Z$37:.$AG$37];[.AF$43]);&quot;&quot;)">
            <text:p/>
          </table:table-cell>
          <table:table-cell table:style-name="ce2" table:formula="of:=IF(AND([.AG$43]&lt;=[.$Y52];[.AG$43]&gt;=[.$X52]);INDEX([.$Z$37:.$AG$37];[.AG$43]);&quot;&quot;)">
            <text:p/>
          </table:table-cell>
          <table:table-cell table:formula="of:=IF([.Z52]=&quot;&quot;;0;MIN([.D52];[.$AA$37]-[.C52]))" office:value-type="float" office:value="8" calcext:value-type="float">
            <text:p>8</text:p>
          </table:table-cell>
          <table:table-cell table:formula="of:=IF([.AA52]=&quot;&quot;;0;MIN([.$AB$37]-[.C52];[.$AB$37]-[.$AA$37];[.D52]-[.AH52]))" office:value-type="float" office:value="0" calcext:value-type="float">
            <text:p>0</text:p>
          </table:table-cell>
          <table:table-cell table:formula="of:=IF([.AB52]=&quot;&quot;;0;MIN([.$AC$37]-[.C52];[.$AC$37]-[.$AB$37];[.D52]-[.AH52]-[.AI52]))" office:value-type="float" office:value="0" calcext:value-type="float">
            <text:p>0</text:p>
          </table:table-cell>
          <table:table-cell table:formula="of:=IF([.AC52]=&quot;&quot;;0;MIN([.$AD$37]-[.C52];[.$AD$37]-[.$AC$37];[.D52]-[.AH52]-[.AI52]-[.AJ52]))" office:value-type="float" office:value="0" calcext:value-type="float">
            <text:p>0</text:p>
          </table:table-cell>
          <table:table-cell table:formula="of:=IF([.AD52]=&quot;&quot;;0;MIN([.$AE$37]-[.C52];[.$AE$37]-[.$AD$37];[.D52]-[.AH52]-[.AI52]-[.AJ52]-[.AK52]))" office:value-type="float" office:value="0" calcext:value-type="float">
            <text:p>0</text:p>
          </table:table-cell>
          <table:table-cell table:formula="of:=IF([.AE52]=&quot;&quot;;0;MIN([.$AF$37]-[.B52];[.$AF$37]-[.$AE$37];[.D52]-[.AH52]-[.AI52]-[.AJ52]-[.AK52]-[.AL52]))" office:value-type="float" office:value="0" calcext:value-type="float">
            <text:p>0</text:p>
          </table:table-cell>
          <table:table-cell table:formula="of:=IF([.AF52]=&quot;&quot;;0;MIN([.$AG$37]-[.C52];[.$AG$37]-[.$AF$37];[.D52]-[.AH52]-[.AI52]-[.AJ52]-[.AK52]-[.AL52]-[.AM52]))" office:value-type="float" office:value="0" calcext:value-type="float">
            <text:p>0</text:p>
          </table:table-cell>
          <table:table-cell/>
          <table:table-cell table:style-name="ce2" table:formula="of:=IF([.AH52]&gt;=1;[.$AH$43]&amp;&quot;*&quot;&amp;[.AH52]&amp;&quot; &quot;;&quot;&quot;)&amp;IF([.AI52]&gt;=1;[.$AI$43]&amp;&quot;*&quot;&amp;[.AI52]&amp;&quot; &quot;;&quot;&quot;)&amp;IF([.AJ52]&gt;=1;[.$AJ$43]&amp;&quot;*&quot;&amp;[.AJ52]&amp;&quot; &quot;;&quot;&quot;)&amp;IF([.AK52]&gt;=1;[.$AK$43]&amp;&quot;*&quot;&amp;[.AK52]&amp;&quot; &quot;;&quot;&quot;)&amp;IF([.AL52]&gt;=1;[.$AL$43]&amp;&quot;*&quot;&amp;[.AL52]&amp;&quot; &quot;;&quot;&quot;)&amp;IF([.AM52]&gt;=1;[.$AM$43]&amp;&quot;*&quot;&amp;[.AM52]&amp;&quot; &quot;;&quot;&quot;)&amp;IF([.AN52]&gt;=1;[.$AN$43]&amp;&quot;*&quot;&amp;[.AN5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2:.T52])&amp;&quot;)))&quot;" office:value-type="string" office:string-value="      (alignment-distances . (10 9 13 11 13 10 11 11 9)))" calcext:value-type="string">
            <text:p><text:s text:c="6"/>(alignment-distances . (10 9 13 11 13 10 11 11 9)))</text:p>
          </table:table-cell>
          <table:table-cell table:formula="of:=IF([.$B$6]=&quot;Y&quot;;&quot;%&quot;;&quot;&quot;)&amp;[.AP52]&amp;&quot; &quot;&amp;IF([.E52]=&quot;b&quot;;&quot;\break&quot;;IF([.E52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48]&lt;[.$AZ$9];[.AZ48]+1;&quot;-&quot;)" office:value-type="float" office:value="11" calcext:value-type="float">
            <text:p>11</text:p>
          </table:table-cell>
          <table:table-cell table:formula="of:=IF([.AZ48]&lt;[.$AZ$9];[.BA48];&quot;-&quot;)" office:value-type="float" office:value="2" calcext:value-type="float">
            <text:p>2</text:p>
          </table:table-cell>
          <table:table-cell table:formula="of:=IF([.BA52]=&quot;-&quot;;&quot;&quot;;IF([.$B$1]=2;INDEX([.$AR$16:.$AU$31];[.AZ52];[.BA52]);IF([.$B$1]=3;INDEX([.$AR$44:.$AU$98];[.AZ52];[.BA52]);INDEX([.$AR$113:.$AU$218];[.AZ52];[.BA5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52]=&quot;pb&quot;;[.A52]+1;[.A52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7" table:formula="of:=IF([.C54]=&quot;&quot;;&quot;&quot;;[.C54]-[.C53])" office:value-type="float" office:value="11" calcext:value-type="float">
            <text:p>11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47" table:number-columns-repeated="5"/>
          <table:table-cell table:number-columns-repeated="3"/>
          <table:table-cell table:style-name="ce44" table:formula="of:=MATCH([.C53];[.$Z$37:.$AG$37];1)" office:value-type="float" office:value="1" calcext:value-type="float">
            <text:p>1</text:p>
          </table:table-cell>
          <table:table-cell table:style-name="ce44" table:formula="of:=MATCH([.D53]+[.C53];[.$Z$37:.$AG$37];1)" office:value-type="float" office:value="1" calcext:value-type="float">
            <text:p>1</text:p>
          </table:table-cell>
          <table:table-cell table:style-name="ce2" table:formula="of:=IF(AND([.Z$43]&lt;=[.$Y53];[.Z$43]&gt;=[.$X53]);INDEX([.$Z$37:.$AG$37];[.Z$43]);&quot;&quot;)" office:value-type="float" office:value="0" calcext:value-type="float">
            <text:p>0</text:p>
          </table:table-cell>
          <table:table-cell table:style-name="ce2" table:formula="of:=IF(AND([.AA$43]&lt;=[.$Y53];[.AA$43]&gt;=[.$X53]);INDEX([.$Z$37:.$AG$37];[.AA$43]);&quot;&quot;)">
            <text:p/>
          </table:table-cell>
          <table:table-cell table:style-name="ce2" table:formula="of:=IF(AND([.AB$43]&lt;=[.$Y53];[.AB$43]&gt;=[.$X53]);INDEX([.$Z$37:.$AG$37];[.AB$43]);&quot;&quot;)">
            <text:p/>
          </table:table-cell>
          <table:table-cell table:style-name="ce2" table:formula="of:=IF(AND([.AC$43]&lt;=[.$Y53];[.AC$43]&gt;=[.$X53]);INDEX([.$Z$37:.$AG$37];[.AC$43]);&quot;&quot;)">
            <text:p/>
          </table:table-cell>
          <table:table-cell table:style-name="ce2" table:formula="of:=IF(AND([.AD$43]&lt;=[.$Y53];[.AD$43]&gt;=[.$X53]);INDEX([.$Z$37:.$AG$37];[.AD$43]);&quot;&quot;)">
            <text:p/>
          </table:table-cell>
          <table:table-cell table:style-name="ce2" table:formula="of:=IF(AND([.AE$43]&lt;=[.$Y53];[.AE$43]&gt;=[.$X53]);INDEX([.$Z$37:.$AG$37];[.AE$43]);&quot;&quot;)">
            <text:p/>
          </table:table-cell>
          <table:table-cell table:style-name="ce2" table:formula="of:=IF(AND([.AF$43]&lt;=[.$Y53];[.AF$43]&gt;=[.$X53]);INDEX([.$Z$37:.$AG$37];[.AF$43]);&quot;&quot;)">
            <text:p/>
          </table:table-cell>
          <table:table-cell table:style-name="ce2" table:formula="of:=IF(AND([.AG$43]&lt;=[.$Y53];[.AG$43]&gt;=[.$X53]);INDEX([.$Z$37:.$AG$37];[.AG$43]);&quot;&quot;)">
            <text:p/>
          </table:table-cell>
          <table:table-cell table:formula="of:=IF([.Z53]=&quot;&quot;;0;MIN([.D53];[.$AA$37]-[.C53]))" office:value-type="float" office:value="11" calcext:value-type="float">
            <text:p>11</text:p>
          </table:table-cell>
          <table:table-cell table:formula="of:=IF([.AA53]=&quot;&quot;;0;MIN([.$AB$37]-[.C53];[.$AB$37]-[.$AA$37];[.D53]-[.AH53]))" office:value-type="float" office:value="0" calcext:value-type="float">
            <text:p>0</text:p>
          </table:table-cell>
          <table:table-cell table:formula="of:=IF([.AB53]=&quot;&quot;;0;MIN([.$AC$37]-[.C53];[.$AC$37]-[.$AB$37];[.D53]-[.AH53]-[.AI53]))" office:value-type="float" office:value="0" calcext:value-type="float">
            <text:p>0</text:p>
          </table:table-cell>
          <table:table-cell table:formula="of:=IF([.AC53]=&quot;&quot;;0;MIN([.$AD$37]-[.C53];[.$AD$37]-[.$AC$37];[.D53]-[.AH53]-[.AI53]-[.AJ53]))" office:value-type="float" office:value="0" calcext:value-type="float">
            <text:p>0</text:p>
          </table:table-cell>
          <table:table-cell table:formula="of:=IF([.AD53]=&quot;&quot;;0;MIN([.$AE$37]-[.C53];[.$AE$37]-[.$AD$37];[.D53]-[.AH53]-[.AI53]-[.AJ53]-[.AK53]))" office:value-type="float" office:value="0" calcext:value-type="float">
            <text:p>0</text:p>
          </table:table-cell>
          <table:table-cell table:formula="of:=IF([.AE53]=&quot;&quot;;0;MIN([.$AF$37]-[.B53];[.$AF$37]-[.$AE$37];[.D53]-[.AH53]-[.AI53]-[.AJ53]-[.AK53]-[.AL53]))" office:value-type="float" office:value="0" calcext:value-type="float">
            <text:p>0</text:p>
          </table:table-cell>
          <table:table-cell table:formula="of:=IF([.AF53]=&quot;&quot;;0;MIN([.$AG$37]-[.C53];[.$AG$37]-[.$AF$37];[.D53]-[.AH53]-[.AI53]-[.AJ53]-[.AK53]-[.AL53]-[.AM53]))" office:value-type="float" office:value="0" calcext:value-type="float">
            <text:p>0</text:p>
          </table:table-cell>
          <table:table-cell/>
          <table:table-cell table:style-name="ce2" table:formula="of:=IF([.AH53]&gt;=1;[.$AH$43]&amp;&quot;*&quot;&amp;[.AH53]&amp;&quot; &quot;;&quot;&quot;)&amp;IF([.AI53]&gt;=1;[.$AI$43]&amp;&quot;*&quot;&amp;[.AI53]&amp;&quot; &quot;;&quot;&quot;)&amp;IF([.AJ53]&gt;=1;[.$AJ$43]&amp;&quot;*&quot;&amp;[.AJ53]&amp;&quot; &quot;;&quot;&quot;)&amp;IF([.AK53]&gt;=1;[.$AK$43]&amp;&quot;*&quot;&amp;[.AK53]&amp;&quot; &quot;;&quot;&quot;)&amp;IF([.AL53]&gt;=1;[.$AL$43]&amp;&quot;*&quot;&amp;[.AL53]&amp;&quot; &quot;;&quot;&quot;)&amp;IF([.AM53]&gt;=1;[.$AM$43]&amp;&quot;*&quot;&amp;[.AM53]&amp;&quot; &quot;;&quot;&quot;)&amp;IF([.AN53]&gt;=1;[.$AN$43]&amp;&quot;*&quot;&amp;[.AN53]&amp;&quot; &quot;;&quot;&quot;)" office:value-type="string" office:string-value="s2*11 " calcext:value-type="string">
            <text:p>s2*1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53:.T53])&amp;&quot;)))&quot;" office:value-type="string" office:string-value="      (alignment-distances . (10 10 12 11 12 9 9 10 10)))" calcext:value-type="string">
            <text:p><text:s text:c="6"/>(alignment-distances . (10 10 12 11 12 9 9 10 10)))</text:p>
          </table:table-cell>
          <table:table-cell table:formula="of:=IF([.$B$6]=&quot;Y&quot;;&quot;%&quot;;&quot;&quot;)&amp;[.AP53]&amp;&quot; &quot;&amp;IF([.E53]=&quot;b&quot;;&quot;\break&quot;;IF([.E53]=&quot;pb&quot;;&quot;\pageBreak&quot;))" office:value-type="string" office:string-value="s2*11  \pageBreak" calcext:value-type="string">
            <text:p>s2*11 <text:s/>\pageBreak</text:p>
          </table:table-cell>
          <table:table-cell table:number-columns-repeated="4"/>
          <table:table-cell table:formula="of:=IF([.AZ49]&lt;[.$AZ$9];[.AZ49]+1;&quot;-&quot;)" office:value-type="float" office:value="11" calcext:value-type="float">
            <text:p>11</text:p>
          </table:table-cell>
          <table:table-cell table:formula="of:=IF([.AZ49]&lt;[.$AZ$9];[.BA49];&quot;-&quot;)" office:value-type="float" office:value="3" calcext:value-type="float">
            <text:p>3</text:p>
          </table:table-cell>
          <table:table-cell table:formula="of:=IF([.BA53]=&quot;-&quot;;&quot;&quot;;IF([.$B$1]=2;INDEX([.$AR$16:.$AU$31];[.AZ53];[.BA53]);IF([.$B$1]=3;INDEX([.$AR$44:.$AU$98];[.AZ53];[.BA53]);INDEX([.$AR$113:.$AU$218];[.AZ53];[.BA53]))))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number-columns-repeated="10"/>
        </table:table-row>
        <table:table-row table:style-name="ro1">
          <table:table-cell table:formula="of:=IF([.E53]=&quot;pb&quot;;[.A53]+1;[.A53]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8" calcext:value-type="float">
            <text:p>78</text:p>
          </table:table-cell>
          <table:table-cell table:style-name="ce7" table:formula="of:=IF([.C55]=&quot;&quot;;&quot;&quot;;[.C55]-[.C5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54];[.$Z$37:.$AG$37];1)" office:value-type="float" office:value="1" calcext:value-type="float">
            <text:p>1</text:p>
          </table:table-cell>
          <table:table-cell table:style-name="ce44" table:formula="of:=MATCH([.D54]+[.C54];[.$Z$37:.$AG$37];1)" office:value-type="float" office:value="2" calcext:value-type="float">
            <text:p>2</text:p>
          </table:table-cell>
          <table:table-cell table:style-name="ce2" table:formula="of:=IF(AND([.Z$43]&lt;=[.$Y54];[.Z$43]&gt;=[.$X54]);INDEX([.$Z$37:.$AG$37];[.Z$43]);&quot;&quot;)" office:value-type="float" office:value="0" calcext:value-type="float">
            <text:p>0</text:p>
          </table:table-cell>
          <table:table-cell table:style-name="ce2" table:formula="of:=IF(AND([.AA$43]&lt;=[.$Y54];[.AA$43]&gt;=[.$X54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4];[.AB$43]&gt;=[.$X54]);INDEX([.$Z$37:.$AG$37];[.AB$43]);&quot;&quot;)">
            <text:p/>
          </table:table-cell>
          <table:table-cell table:style-name="ce2" table:formula="of:=IF(AND([.AC$43]&lt;=[.$Y54];[.AC$43]&gt;=[.$X54]);INDEX([.$Z$37:.$AG$37];[.AC$43]);&quot;&quot;)">
            <text:p/>
          </table:table-cell>
          <table:table-cell table:style-name="ce2" table:formula="of:=IF(AND([.AD$43]&lt;=[.$Y54];[.AD$43]&gt;=[.$X54]);INDEX([.$Z$37:.$AG$37];[.AD$43]);&quot;&quot;)">
            <text:p/>
          </table:table-cell>
          <table:table-cell table:style-name="ce2" table:formula="of:=IF(AND([.AE$43]&lt;=[.$Y54];[.AE$43]&gt;=[.$X54]);INDEX([.$Z$37:.$AG$37];[.AE$43]);&quot;&quot;)">
            <text:p/>
          </table:table-cell>
          <table:table-cell table:style-name="ce2" table:formula="of:=IF(AND([.AF$43]&lt;=[.$Y54];[.AF$43]&gt;=[.$X54]);INDEX([.$Z$37:.$AG$37];[.AF$43]);&quot;&quot;)">
            <text:p/>
          </table:table-cell>
          <table:table-cell table:style-name="ce2" table:formula="of:=IF(AND([.AG$43]&lt;=[.$Y54];[.AG$43]&gt;=[.$X54]);INDEX([.$Z$37:.$AG$37];[.AG$43]);&quot;&quot;)">
            <text:p/>
          </table:table-cell>
          <table:table-cell table:formula="of:=IF([.Z54]=&quot;&quot;;0;MIN([.D54];[.$AA$37]-[.C54]))" office:value-type="float" office:value="7" calcext:value-type="float">
            <text:p>7</text:p>
          </table:table-cell>
          <table:table-cell table:formula="of:=IF([.AA54]=&quot;&quot;;0;MIN([.$AB$37]-[.C54];[.$AB$37]-[.$AA$37];[.D54]-[.AH54]))" office:value-type="float" office:value="0" calcext:value-type="float">
            <text:p>0</text:p>
          </table:table-cell>
          <table:table-cell table:formula="of:=IF([.AB54]=&quot;&quot;;0;MIN([.$AC$37]-[.C54];[.$AC$37]-[.$AB$37];[.D54]-[.AH54]-[.AI54]))" office:value-type="float" office:value="0" calcext:value-type="float">
            <text:p>0</text:p>
          </table:table-cell>
          <table:table-cell table:formula="of:=IF([.AC54]=&quot;&quot;;0;MIN([.$AD$37]-[.C54];[.$AD$37]-[.$AC$37];[.D54]-[.AH54]-[.AI54]-[.AJ54]))" office:value-type="float" office:value="0" calcext:value-type="float">
            <text:p>0</text:p>
          </table:table-cell>
          <table:table-cell table:formula="of:=IF([.AD54]=&quot;&quot;;0;MIN([.$AE$37]-[.C54];[.$AE$37]-[.$AD$37];[.D54]-[.AH54]-[.AI54]-[.AJ54]-[.AK54]))" office:value-type="float" office:value="0" calcext:value-type="float">
            <text:p>0</text:p>
          </table:table-cell>
          <table:table-cell table:formula="of:=IF([.AE54]=&quot;&quot;;0;MIN([.$AF$37]-[.B54];[.$AF$37]-[.$AE$37];[.D54]-[.AH54]-[.AI54]-[.AJ54]-[.AK54]-[.AL54]))" office:value-type="float" office:value="0" calcext:value-type="float">
            <text:p>0</text:p>
          </table:table-cell>
          <table:table-cell table:formula="of:=IF([.AF54]=&quot;&quot;;0;MIN([.$AG$37]-[.C54];[.$AG$37]-[.$AF$37];[.D54]-[.AH54]-[.AI54]-[.AJ54]-[.AK54]-[.AL54]-[.AM54]))" office:value-type="float" office:value="0" calcext:value-type="float">
            <text:p>0</text:p>
          </table:table-cell>
          <table:table-cell/>
          <table:table-cell table:style-name="ce2" table:formula="of:=IF([.AH54]&gt;=1;[.$AH$43]&amp;&quot;*&quot;&amp;[.AH54]&amp;&quot; &quot;;&quot;&quot;)&amp;IF([.AI54]&gt;=1;[.$AI$43]&amp;&quot;*&quot;&amp;[.AI54]&amp;&quot; &quot;;&quot;&quot;)&amp;IF([.AJ54]&gt;=1;[.$AJ$43]&amp;&quot;*&quot;&amp;[.AJ54]&amp;&quot; &quot;;&quot;&quot;)&amp;IF([.AK54]&gt;=1;[.$AK$43]&amp;&quot;*&quot;&amp;[.AK54]&amp;&quot; &quot;;&quot;&quot;)&amp;IF([.AL54]&gt;=1;[.$AL$43]&amp;&quot;*&quot;&amp;[.AL54]&amp;&quot; &quot;;&quot;&quot;)&amp;IF([.AM54]&gt;=1;[.$AM$43]&amp;&quot;*&quot;&amp;[.AM54]&amp;&quot; &quot;;&quot;&quot;)&amp;IF([.AN54]&gt;=1;[.$AN$43]&amp;&quot;*&quot;&amp;[.AN5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4:.T54])&amp;&quot;)))&quot;" office:value-type="string" office:string-value="      (alignment-distances . (13 12 9 12 11 10)))" calcext:value-type="string">
            <text:p><text:s text:c="6"/>(alignment-distances . (13 12 9 12 11 10)))</text:p>
          </table:table-cell>
          <table:table-cell table:formula="of:=IF([.$B$6]=&quot;Y&quot;;&quot;%&quot;;&quot;&quot;)&amp;[.AP54]&amp;&quot; &quot;&amp;IF([.E54]=&quot;b&quot;;&quot;\break&quot;;IF([.E5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50]&lt;[.$AZ$9];[.AZ50]+1;&quot;-&quot;)" office:value-type="float" office:value="11" calcext:value-type="float">
            <text:p>11</text:p>
          </table:table-cell>
          <table:table-cell table:formula="of:=IF([.AZ50]&lt;[.$AZ$9];[.BA50];&quot;-&quot;)" office:value-type="float" office:value="4" calcext:value-type="float">
            <text:p>4</text:p>
          </table:table-cell>
          <table:table-cell table:formula="of:=IF([.BA54]=&quot;-&quot;;&quot;&quot;;IF([.$B$1]=2;INDEX([.$AR$16:.$AU$31];[.AZ54];[.BA54]);IF([.$B$1]=3;INDEX([.$AR$44:.$AU$98];[.AZ54];[.BA54]);INDEX([.$AR$113:.$AU$218];[.AZ54];[.BA5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54]=&quot;pb&quot;;[.A54]+1;[.A54])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5" calcext:value-type="float">
            <text:p>85</text:p>
          </table:table-cell>
          <table:table-cell table:style-name="ce7" table:formula="of:=IF([.C56]=&quot;&quot;;&quot;&quot;;[.C56]-[.C5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55];[.$Z$37:.$AG$37];1)" office:value-type="float" office:value="2" calcext:value-type="float">
            <text:p>2</text:p>
          </table:table-cell>
          <table:table-cell table:style-name="ce44" table:formula="of:=MATCH([.D55]+[.C55];[.$Z$37:.$AG$37];1)" office:value-type="float" office:value="4" calcext:value-type="float">
            <text:p>4</text:p>
          </table:table-cell>
          <table:table-cell table:style-name="ce2" table:formula="of:=IF(AND([.Z$43]&lt;=[.$Y55];[.Z$43]&gt;=[.$X55]);INDEX([.$Z$37:.$AG$37];[.Z$43]);&quot;&quot;)">
            <text:p/>
          </table:table-cell>
          <table:table-cell table:style-name="ce2" table:formula="of:=IF(AND([.AA$43]&lt;=[.$Y55];[.AA$43]&gt;=[.$X55]);INDEX([.$Z$37:.$AG$37];[.AA$43]);&quot;&quot;)" office:value-type="float" office:value="85" calcext:value-type="float">
            <text:p>85</text:p>
          </table:table-cell>
          <table:table-cell table:style-name="ce2" table:formula="of:=IF(AND([.AB$43]&lt;=[.$Y55];[.AB$43]&gt;=[.$X55]);INDEX([.$Z$37:.$AG$37];[.AB$43]);&quot;&quot;)" office:value-type="float" office:value="87" calcext:value-type="float">
            <text:p>87</text:p>
          </table:table-cell>
          <table:table-cell table:style-name="ce2" table:formula="of:=IF(AND([.AC$43]&lt;=[.$Y55];[.AC$43]&gt;=[.$X5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5];[.AD$43]&gt;=[.$X55]);INDEX([.$Z$37:.$AG$37];[.AD$43]);&quot;&quot;)">
            <text:p/>
          </table:table-cell>
          <table:table-cell table:style-name="ce2" table:formula="of:=IF(AND([.AE$43]&lt;=[.$Y55];[.AE$43]&gt;=[.$X55]);INDEX([.$Z$37:.$AG$37];[.AE$43]);&quot;&quot;)">
            <text:p/>
          </table:table-cell>
          <table:table-cell table:style-name="ce2" table:formula="of:=IF(AND([.AF$43]&lt;=[.$Y55];[.AF$43]&gt;=[.$X55]);INDEX([.$Z$37:.$AG$37];[.AF$43]);&quot;&quot;)">
            <text:p/>
          </table:table-cell>
          <table:table-cell table:style-name="ce2" table:formula="of:=IF(AND([.AG$43]&lt;=[.$Y55];[.AG$43]&gt;=[.$X55]);INDEX([.$Z$37:.$AG$37];[.AG$43]);&quot;&quot;)">
            <text:p/>
          </table:table-cell>
          <table:table-cell table:formula="of:=IF([.Z55]=&quot;&quot;;0;MIN([.D55];[.$AA$37]-[.C55]))" office:value-type="float" office:value="0" calcext:value-type="float">
            <text:p>0</text:p>
          </table:table-cell>
          <table:table-cell table:formula="of:=IF([.AA55]=&quot;&quot;;0;MIN([.$AB$37]-[.C55];[.$AB$37]-[.$AA$37];[.D55]-[.AH55]))" office:value-type="float" office:value="2" calcext:value-type="float">
            <text:p>2</text:p>
          </table:table-cell>
          <table:table-cell table:formula="of:=IF([.AB55]=&quot;&quot;;0;MIN([.$AC$37]-[.C55];[.$AC$37]-[.$AB$37];[.D55]-[.AH55]-[.AI55]))" office:value-type="float" office:value="2" calcext:value-type="float">
            <text:p>2</text:p>
          </table:table-cell>
          <table:table-cell table:formula="of:=IF([.AC55]=&quot;&quot;;0;MIN([.$AD$37]-[.C55];[.$AD$37]-[.$AC$37];[.D55]-[.AH55]-[.AI55]-[.AJ55]))" office:value-type="float" office:value="0" calcext:value-type="float">
            <text:p>0</text:p>
          </table:table-cell>
          <table:table-cell table:formula="of:=IF([.AD55]=&quot;&quot;;0;MIN([.$AE$37]-[.C55];[.$AE$37]-[.$AD$37];[.D55]-[.AH55]-[.AI55]-[.AJ55]-[.AK55]))" office:value-type="float" office:value="0" calcext:value-type="float">
            <text:p>0</text:p>
          </table:table-cell>
          <table:table-cell table:formula="of:=IF([.AE55]=&quot;&quot;;0;MIN([.$AF$37]-[.B55];[.$AF$37]-[.$AE$37];[.D55]-[.AH55]-[.AI55]-[.AJ55]-[.AK55]-[.AL55]))" office:value-type="float" office:value="0" calcext:value-type="float">
            <text:p>0</text:p>
          </table:table-cell>
          <table:table-cell table:formula="of:=IF([.AF55]=&quot;&quot;;0;MIN([.$AG$37]-[.C55];[.$AG$37]-[.$AF$37];[.D55]-[.AH55]-[.AI55]-[.AJ55]-[.AK55]-[.AL55]-[.AM55]))" office:value-type="float" office:value="0" calcext:value-type="float">
            <text:p>0</text:p>
          </table:table-cell>
          <table:table-cell/>
          <table:table-cell table:style-name="ce2" table:formula="of:=IF([.AH55]&gt;=1;[.$AH$43]&amp;&quot;*&quot;&amp;[.AH55]&amp;&quot; &quot;;&quot;&quot;)&amp;IF([.AI55]&gt;=1;[.$AI$43]&amp;&quot;*&quot;&amp;[.AI55]&amp;&quot; &quot;;&quot;&quot;)&amp;IF([.AJ55]&gt;=1;[.$AJ$43]&amp;&quot;*&quot;&amp;[.AJ55]&amp;&quot; &quot;;&quot;&quot;)&amp;IF([.AK55]&gt;=1;[.$AK$43]&amp;&quot;*&quot;&amp;[.AK55]&amp;&quot; &quot;;&quot;&quot;)&amp;IF([.AL55]&gt;=1;[.$AL$43]&amp;&quot;*&quot;&amp;[.AL55]&amp;&quot; &quot;;&quot;&quot;)&amp;IF([.AM55]&gt;=1;[.$AM$43]&amp;&quot;*&quot;&amp;[.AM55]&amp;&quot; &quot;;&quot;&quot;)&amp;IF([.AN55]&gt;=1;[.$AN$43]&amp;&quot;*&quot;&amp;[.AN55]&amp;&quot; &quot;;&quot;&quot;)" office:value-type="string" office:string-value="s2.*2 s1*2 " calcext:value-type="string">
            <text:p>s2.*2 s1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5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55:.T55])&amp;&quot;)))&quot;" office:value-type="string" office:string-value="      (alignment-distances . (13 12 11 9 13 10 13 11 10 13 10)))" calcext:value-type="string">
            <text:p><text:s text:c="6"/>(alignment-distances . (13 12 11 9 13 10 13 11 10 13 10)))</text:p>
          </table:table-cell>
          <table:table-cell table:formula="of:=IF([.$B$6]=&quot;Y&quot;;&quot;%&quot;;&quot;&quot;)&amp;[.AP55]&amp;&quot; &quot;&amp;IF([.E55]=&quot;b&quot;;&quot;\break&quot;;IF([.E55]=&quot;pb&quot;;&quot;\pageBreak&quot;))" office:value-type="string" office:string-value="s2.*2 s1*2  \pageBreak" calcext:value-type="string">
            <text:p>s2.*2 s1*2 <text:s/>\pageBreak</text:p>
          </table:table-cell>
          <table:table-cell table:number-columns-repeated="4"/>
          <table:table-cell table:formula="of:=IF([.AZ51]&lt;[.$AZ$9];[.AZ51]+1;&quot;-&quot;)" office:value-type="float" office:value="12" calcext:value-type="float">
            <text:p>12</text:p>
          </table:table-cell>
          <table:table-cell table:formula="of:=IF([.AZ51]&lt;[.$AZ$9];[.BA51];&quot;-&quot;)" office:value-type="float" office:value="1" calcext:value-type="float">
            <text:p>1</text:p>
          </table:table-cell>
          <table:table-cell table:formula="of:=IF([.BA55]=&quot;-&quot;;&quot;&quot;;IF([.$B$1]=2;INDEX([.$AR$16:.$AU$31];[.AZ55];[.BA55]);IF([.$B$1]=3;INDEX([.$AR$44:.$AU$98];[.AZ55];[.BA55]);INDEX([.$AR$113:.$AU$218];[.AZ55];[.BA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5]=&quot;pb&quot;;[.A55]+1;[.A55]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9" calcext:value-type="float">
            <text:p>89</text:p>
          </table:table-cell>
          <table:table-cell table:style-name="ce7" table:formula="of:=IF([.C57]=&quot;&quot;;&quot;&quot;;[.C57]-[.C5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56];[.$Z$37:.$AG$37];1)" office:value-type="float" office:value="4" calcext:value-type="float">
            <text:p>4</text:p>
          </table:table-cell>
          <table:table-cell table:style-name="ce44" table:formula="of:=MATCH([.D56]+[.C56];[.$Z$37:.$AG$37];1)" office:value-type="float" office:value="4" calcext:value-type="float">
            <text:p>4</text:p>
          </table:table-cell>
          <table:table-cell table:style-name="ce2" table:formula="of:=IF(AND([.Z$43]&lt;=[.$Y56];[.Z$43]&gt;=[.$X56]);INDEX([.$Z$37:.$AG$37];[.Z$43]);&quot;&quot;)">
            <text:p/>
          </table:table-cell>
          <table:table-cell table:style-name="ce2" table:formula="of:=IF(AND([.AA$43]&lt;=[.$Y56];[.AA$43]&gt;=[.$X56]);INDEX([.$Z$37:.$AG$37];[.AA$43]);&quot;&quot;)">
            <text:p/>
          </table:table-cell>
          <table:table-cell table:style-name="ce2" table:formula="of:=IF(AND([.AB$43]&lt;=[.$Y56];[.AB$43]&gt;=[.$X56]);INDEX([.$Z$37:.$AG$37];[.AB$43]);&quot;&quot;)">
            <text:p/>
          </table:table-cell>
          <table:table-cell table:style-name="ce2" table:formula="of:=IF(AND([.AC$43]&lt;=[.$Y56];[.AC$43]&gt;=[.$X5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6];[.AD$43]&gt;=[.$X56]);INDEX([.$Z$37:.$AG$37];[.AD$43]);&quot;&quot;)">
            <text:p/>
          </table:table-cell>
          <table:table-cell table:style-name="ce2" table:formula="of:=IF(AND([.AE$43]&lt;=[.$Y56];[.AE$43]&gt;=[.$X56]);INDEX([.$Z$37:.$AG$37];[.AE$43]);&quot;&quot;)">
            <text:p/>
          </table:table-cell>
          <table:table-cell table:style-name="ce2" table:formula="of:=IF(AND([.AF$43]&lt;=[.$Y56];[.AF$43]&gt;=[.$X56]);INDEX([.$Z$37:.$AG$37];[.AF$43]);&quot;&quot;)">
            <text:p/>
          </table:table-cell>
          <table:table-cell table:style-name="ce2" table:formula="of:=IF(AND([.AG$43]&lt;=[.$Y56];[.AG$43]&gt;=[.$X56]);INDEX([.$Z$37:.$AG$37];[.AG$43]);&quot;&quot;)">
            <text:p/>
          </table:table-cell>
          <table:table-cell table:formula="of:=IF([.Z56]=&quot;&quot;;0;MIN([.D56];[.$AA$37]-[.C56]))" office:value-type="float" office:value="0" calcext:value-type="float">
            <text:p>0</text:p>
          </table:table-cell>
          <table:table-cell table:formula="of:=IF([.AA56]=&quot;&quot;;0;MIN([.$AB$37]-[.C56];[.$AB$37]-[.$AA$37];[.D56]-[.AH56]))" office:value-type="float" office:value="0" calcext:value-type="float">
            <text:p>0</text:p>
          </table:table-cell>
          <table:table-cell table:formula="of:=IF([.AB56]=&quot;&quot;;0;MIN([.$AC$37]-[.C56];[.$AC$37]-[.$AB$37];[.D56]-[.AH56]-[.AI56]))" office:value-type="float" office:value="0" calcext:value-type="float">
            <text:p>0</text:p>
          </table:table-cell>
          <table:table-cell table:formula="of:=IF([.AC56]=&quot;&quot;;0;MIN([.$AD$37]-[.C56];[.$AD$37]-[.$AC$37];[.D56]-[.AH56]-[.AI56]-[.AJ56]))" office:value-type="float" office:value="6" calcext:value-type="float">
            <text:p>6</text:p>
          </table:table-cell>
          <table:table-cell table:formula="of:=IF([.AD56]=&quot;&quot;;0;MIN([.$AE$37]-[.C56];[.$AE$37]-[.$AD$37];[.D56]-[.AH56]-[.AI56]-[.AJ56]-[.AK56]))" office:value-type="float" office:value="0" calcext:value-type="float">
            <text:p>0</text:p>
          </table:table-cell>
          <table:table-cell table:formula="of:=IF([.AE56]=&quot;&quot;;0;MIN([.$AF$37]-[.B56];[.$AF$37]-[.$AE$37];[.D56]-[.AH56]-[.AI56]-[.AJ56]-[.AK56]-[.AL56]))" office:value-type="float" office:value="0" calcext:value-type="float">
            <text:p>0</text:p>
          </table:table-cell>
          <table:table-cell table:formula="of:=IF([.AF56]=&quot;&quot;;0;MIN([.$AG$37]-[.C56];[.$AG$37]-[.$AF$37];[.D56]-[.AH56]-[.AI56]-[.AJ56]-[.AK56]-[.AL56]-[.AM56]))" office:value-type="float" office:value="0" calcext:value-type="float">
            <text:p>0</text:p>
          </table:table-cell>
          <table:table-cell/>
          <table:table-cell table:style-name="ce2" table:formula="of:=IF([.AH56]&gt;=1;[.$AH$43]&amp;&quot;*&quot;&amp;[.AH56]&amp;&quot; &quot;;&quot;&quot;)&amp;IF([.AI56]&gt;=1;[.$AI$43]&amp;&quot;*&quot;&amp;[.AI56]&amp;&quot; &quot;;&quot;&quot;)&amp;IF([.AJ56]&gt;=1;[.$AJ$43]&amp;&quot;*&quot;&amp;[.AJ56]&amp;&quot; &quot;;&quot;&quot;)&amp;IF([.AK56]&gt;=1;[.$AK$43]&amp;&quot;*&quot;&amp;[.AK56]&amp;&quot; &quot;;&quot;&quot;)&amp;IF([.AL56]&gt;=1;[.$AL$43]&amp;&quot;*&quot;&amp;[.AL56]&amp;&quot; &quot;;&quot;&quot;)&amp;IF([.AM56]&gt;=1;[.$AM$43]&amp;&quot;*&quot;&amp;[.AM56]&amp;&quot; &quot;;&quot;&quot;)&amp;IF([.AN56]&gt;=1;[.$AN$43]&amp;&quot;*&quot;&amp;[.AN56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56:.T56])&amp;&quot;)))&quot;" office:value-type="string" office:string-value="      (alignment-distances . (11 12 13 12 13 9 9 9 9)))" calcext:value-type="string">
            <text:p><text:s text:c="6"/>(alignment-distances . (11 12 13 12 13 9 9 9 9)))</text:p>
          </table:table-cell>
          <table:table-cell table:formula="of:=IF([.$B$6]=&quot;Y&quot;;&quot;%&quot;;&quot;&quot;)&amp;[.AP56]&amp;&quot; &quot;&amp;IF([.E56]=&quot;b&quot;;&quot;\break&quot;;IF([.E56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2]&lt;[.$AZ$9];[.AZ52]+1;&quot;-&quot;)" office:value-type="float" office:value="12" calcext:value-type="float">
            <text:p>12</text:p>
          </table:table-cell>
          <table:table-cell table:formula="of:=IF([.AZ52]&lt;[.$AZ$9];[.BA52];&quot;-&quot;)" office:value-type="float" office:value="2" calcext:value-type="float">
            <text:p>2</text:p>
          </table:table-cell>
          <table:table-cell table:formula="of:=IF([.BA56]=&quot;-&quot;;&quot;&quot;;IF([.$B$1]=2;INDEX([.$AR$16:.$AU$31];[.AZ56];[.BA56]);IF([.$B$1]=3;INDEX([.$AR$44:.$AU$98];[.AZ56];[.BA56]);INDEX([.$AR$113:.$AU$218];[.AZ56];[.BA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56]=&quot;pb&quot;;[.A56]+1;[.A56])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7" table:formula="of:=IF([.C58]=&quot;&quot;;&quot;&quot;;[.C58]-[.C57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57];[.$Z$37:.$AG$37];1)" office:value-type="float" office:value="4" calcext:value-type="float">
            <text:p>4</text:p>
          </table:table-cell>
          <table:table-cell table:style-name="ce44" table:formula="of:=MATCH([.D57]+[.C57];[.$Z$37:.$AG$37];1)" office:value-type="float" office:value="4" calcext:value-type="float">
            <text:p>4</text:p>
          </table:table-cell>
          <table:table-cell table:style-name="ce2" table:formula="of:=IF(AND([.Z$43]&lt;=[.$Y57];[.Z$43]&gt;=[.$X57]);INDEX([.$Z$37:.$AG$37];[.Z$43]);&quot;&quot;)">
            <text:p/>
          </table:table-cell>
          <table:table-cell table:style-name="ce2" table:formula="of:=IF(AND([.AA$43]&lt;=[.$Y57];[.AA$43]&gt;=[.$X57]);INDEX([.$Z$37:.$AG$37];[.AA$43]);&quot;&quot;)">
            <text:p/>
          </table:table-cell>
          <table:table-cell table:style-name="ce2" table:formula="of:=IF(AND([.AB$43]&lt;=[.$Y57];[.AB$43]&gt;=[.$X57]);INDEX([.$Z$37:.$AG$37];[.AB$43]);&quot;&quot;)">
            <text:p/>
          </table:table-cell>
          <table:table-cell table:style-name="ce2" table:formula="of:=IF(AND([.AC$43]&lt;=[.$Y57];[.AC$43]&gt;=[.$X5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7];[.AD$43]&gt;=[.$X57]);INDEX([.$Z$37:.$AG$37];[.AD$43]);&quot;&quot;)">
            <text:p/>
          </table:table-cell>
          <table:table-cell table:style-name="ce2" table:formula="of:=IF(AND([.AE$43]&lt;=[.$Y57];[.AE$43]&gt;=[.$X57]);INDEX([.$Z$37:.$AG$37];[.AE$43]);&quot;&quot;)">
            <text:p/>
          </table:table-cell>
          <table:table-cell table:style-name="ce2" table:formula="of:=IF(AND([.AF$43]&lt;=[.$Y57];[.AF$43]&gt;=[.$X57]);INDEX([.$Z$37:.$AG$37];[.AF$43]);&quot;&quot;)">
            <text:p/>
          </table:table-cell>
          <table:table-cell table:style-name="ce2" table:formula="of:=IF(AND([.AG$43]&lt;=[.$Y57];[.AG$43]&gt;=[.$X57]);INDEX([.$Z$37:.$AG$37];[.AG$43]);&quot;&quot;)">
            <text:p/>
          </table:table-cell>
          <table:table-cell table:formula="of:=IF([.Z57]=&quot;&quot;;0;MIN([.D57];[.$AA$37]-[.C57]))" office:value-type="float" office:value="0" calcext:value-type="float">
            <text:p>0</text:p>
          </table:table-cell>
          <table:table-cell table:formula="of:=IF([.AA57]=&quot;&quot;;0;MIN([.$AB$37]-[.C57];[.$AB$37]-[.$AA$37];[.D57]-[.AH57]))" office:value-type="float" office:value="0" calcext:value-type="float">
            <text:p>0</text:p>
          </table:table-cell>
          <table:table-cell table:formula="of:=IF([.AB57]=&quot;&quot;;0;MIN([.$AC$37]-[.C57];[.$AC$37]-[.$AB$37];[.D57]-[.AH57]-[.AI57]))" office:value-type="float" office:value="0" calcext:value-type="float">
            <text:p>0</text:p>
          </table:table-cell>
          <table:table-cell table:formula="of:=IF([.AC57]=&quot;&quot;;0;MIN([.$AD$37]-[.C57];[.$AD$37]-[.$AC$37];[.D57]-[.AH57]-[.AI57]-[.AJ57]))" office:value-type="float" office:value="8" calcext:value-type="float">
            <text:p>8</text:p>
          </table:table-cell>
          <table:table-cell table:formula="of:=IF([.AD57]=&quot;&quot;;0;MIN([.$AE$37]-[.C57];[.$AE$37]-[.$AD$37];[.D57]-[.AH57]-[.AI57]-[.AJ57]-[.AK57]))" office:value-type="float" office:value="0" calcext:value-type="float">
            <text:p>0</text:p>
          </table:table-cell>
          <table:table-cell table:formula="of:=IF([.AE57]=&quot;&quot;;0;MIN([.$AF$37]-[.B57];[.$AF$37]-[.$AE$37];[.D57]-[.AH57]-[.AI57]-[.AJ57]-[.AK57]-[.AL57]))" office:value-type="float" office:value="0" calcext:value-type="float">
            <text:p>0</text:p>
          </table:table-cell>
          <table:table-cell table:formula="of:=IF([.AF57]=&quot;&quot;;0;MIN([.$AG$37]-[.C57];[.$AG$37]-[.$AF$37];[.D57]-[.AH57]-[.AI57]-[.AJ57]-[.AK57]-[.AL57]-[.AM57]))" office:value-type="float" office:value="0" calcext:value-type="float">
            <text:p>0</text:p>
          </table:table-cell>
          <table:table-cell/>
          <table:table-cell table:style-name="ce2" table:formula="of:=IF([.AH57]&gt;=1;[.$AH$43]&amp;&quot;*&quot;&amp;[.AH57]&amp;&quot; &quot;;&quot;&quot;)&amp;IF([.AI57]&gt;=1;[.$AI$43]&amp;&quot;*&quot;&amp;[.AI57]&amp;&quot; &quot;;&quot;&quot;)&amp;IF([.AJ57]&gt;=1;[.$AJ$43]&amp;&quot;*&quot;&amp;[.AJ57]&amp;&quot; &quot;;&quot;&quot;)&amp;IF([.AK57]&gt;=1;[.$AK$43]&amp;&quot;*&quot;&amp;[.AK57]&amp;&quot; &quot;;&quot;&quot;)&amp;IF([.AL57]&gt;=1;[.$AL$43]&amp;&quot;*&quot;&amp;[.AL57]&amp;&quot; &quot;;&quot;&quot;)&amp;IF([.AM57]&gt;=1;[.$AM$43]&amp;&quot;*&quot;&amp;[.AM57]&amp;&quot; &quot;;&quot;&quot;)&amp;IF([.AN57]&gt;=1;[.$AN$43]&amp;&quot;*&quot;&amp;[.AN5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7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57:.T57])&amp;&quot;)))&quot;" office:value-type="string" office:string-value="      (alignment-distances . (10 9 10 15 9 13 10 11 10 10)))" calcext:value-type="string">
            <text:p><text:s text:c="6"/>(alignment-distances . (10 9 10 15 9 13 10 11 10 10)))</text:p>
          </table:table-cell>
          <table:table-cell table:formula="of:=IF([.$B$6]=&quot;Y&quot;;&quot;%&quot;;&quot;&quot;)&amp;[.AP57]&amp;&quot; &quot;&amp;IF([.E57]=&quot;b&quot;;&quot;\break&quot;;IF([.E57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53]&lt;[.$AZ$9];[.AZ53]+1;&quot;-&quot;)" office:value-type="float" office:value="12" calcext:value-type="float">
            <text:p>12</text:p>
          </table:table-cell>
          <table:table-cell table:formula="of:=IF([.AZ53]&lt;[.$AZ$9];[.BA53];&quot;-&quot;)" office:value-type="float" office:value="3" calcext:value-type="float">
            <text:p>3</text:p>
          </table:table-cell>
          <table:table-cell table:formula="of:=IF([.BA57]=&quot;-&quot;;&quot;&quot;;IF([.$B$1]=2;INDEX([.$AR$16:.$AU$31];[.AZ57];[.BA57]);IF([.$B$1]=3;INDEX([.$AR$44:.$AU$98];[.AZ57];[.BA57]);INDEX([.$AR$113:.$AU$218];[.AZ57];[.BA57]))))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  <table:table-cell table:number-columns-repeated="10"/>
        </table:table-row>
        <table:table-row table:style-name="ro1">
          <table:table-cell table:formula="of:=IF([.E57]=&quot;pb&quot;;[.A57]+1;[.A57])" office:value-type="float" office:value="8" calcext:value-type="float">
            <text:p>8</text:p>
          </table:table-cell>
          <table:table-cell table:style-name="ce43" office:value-type="float" office:value="15" calcext:value-type="float">
            <text:p>15</text:p>
          </table:table-cell>
          <table:table-cell office:value-type="float" office:value="103" calcext:value-type="float">
            <text:p>103</text:p>
          </table:table-cell>
          <table:table-cell table:style-name="ce7" table:formula="of:=IF([.C59]=&quot;&quot;;&quot;&quot;;[.C59]-[.C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58];[.$Z$37:.$AG$37];1)" office:value-type="float" office:value="4" calcext:value-type="float">
            <text:p>4</text:p>
          </table:table-cell>
          <table:table-cell table:style-name="ce44" table:formula="of:=MATCH([.D58]+[.C58];[.$Z$37:.$AG$37];1)" office:value-type="float" office:value="4" calcext:value-type="float">
            <text:p>4</text:p>
          </table:table-cell>
          <table:table-cell table:style-name="ce2" table:formula="of:=IF(AND([.Z$43]&lt;=[.$Y58];[.Z$43]&gt;=[.$X58]);INDEX([.$Z$37:.$AG$37];[.Z$43]);&quot;&quot;)">
            <text:p/>
          </table:table-cell>
          <table:table-cell table:style-name="ce2" table:formula="of:=IF(AND([.AA$43]&lt;=[.$Y58];[.AA$43]&gt;=[.$X58]);INDEX([.$Z$37:.$AG$37];[.AA$43]);&quot;&quot;)">
            <text:p/>
          </table:table-cell>
          <table:table-cell table:style-name="ce2" table:formula="of:=IF(AND([.AB$43]&lt;=[.$Y58];[.AB$43]&gt;=[.$X58]);INDEX([.$Z$37:.$AG$37];[.AB$43]);&quot;&quot;)">
            <text:p/>
          </table:table-cell>
          <table:table-cell table:style-name="ce2" table:formula="of:=IF(AND([.AC$43]&lt;=[.$Y58];[.AC$43]&gt;=[.$X5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8];[.AD$43]&gt;=[.$X58]);INDEX([.$Z$37:.$AG$37];[.AD$43]);&quot;&quot;)">
            <text:p/>
          </table:table-cell>
          <table:table-cell table:style-name="ce2" table:formula="of:=IF(AND([.AE$43]&lt;=[.$Y58];[.AE$43]&gt;=[.$X58]);INDEX([.$Z$37:.$AG$37];[.AE$43]);&quot;&quot;)">
            <text:p/>
          </table:table-cell>
          <table:table-cell table:style-name="ce2" table:formula="of:=IF(AND([.AF$43]&lt;=[.$Y58];[.AF$43]&gt;=[.$X58]);INDEX([.$Z$37:.$AG$37];[.AF$43]);&quot;&quot;)">
            <text:p/>
          </table:table-cell>
          <table:table-cell table:style-name="ce2" table:formula="of:=IF(AND([.AG$43]&lt;=[.$Y58];[.AG$43]&gt;=[.$X58]);INDEX([.$Z$37:.$AG$37];[.AG$43]);&quot;&quot;)">
            <text:p/>
          </table:table-cell>
          <table:table-cell table:formula="of:=IF([.Z58]=&quot;&quot;;0;MIN([.D58];[.$AA$37]-[.C58]))" office:value-type="float" office:value="0" calcext:value-type="float">
            <text:p>0</text:p>
          </table:table-cell>
          <table:table-cell table:formula="of:=IF([.AA58]=&quot;&quot;;0;MIN([.$AB$37]-[.C58];[.$AB$37]-[.$AA$37];[.D58]-[.AH58]))" office:value-type="float" office:value="0" calcext:value-type="float">
            <text:p>0</text:p>
          </table:table-cell>
          <table:table-cell table:formula="of:=IF([.AB58]=&quot;&quot;;0;MIN([.$AC$37]-[.C58];[.$AC$37]-[.$AB$37];[.D58]-[.AH58]-[.AI58]))" office:value-type="float" office:value="0" calcext:value-type="float">
            <text:p>0</text:p>
          </table:table-cell>
          <table:table-cell table:formula="of:=IF([.AC58]=&quot;&quot;;0;MIN([.$AD$37]-[.C58];[.$AD$37]-[.$AC$37];[.D58]-[.AH58]-[.AI58]-[.AJ58]))" office:value-type="float" office:value="6" calcext:value-type="float">
            <text:p>6</text:p>
          </table:table-cell>
          <table:table-cell table:formula="of:=IF([.AD58]=&quot;&quot;;0;MIN([.$AE$37]-[.C58];[.$AE$37]-[.$AD$37];[.D58]-[.AH58]-[.AI58]-[.AJ58]-[.AK58]))" office:value-type="float" office:value="0" calcext:value-type="float">
            <text:p>0</text:p>
          </table:table-cell>
          <table:table-cell table:formula="of:=IF([.AE58]=&quot;&quot;;0;MIN([.$AF$37]-[.B58];[.$AF$37]-[.$AE$37];[.D58]-[.AH58]-[.AI58]-[.AJ58]-[.AK58]-[.AL58]))" office:value-type="float" office:value="0" calcext:value-type="float">
            <text:p>0</text:p>
          </table:table-cell>
          <table:table-cell table:formula="of:=IF([.AF58]=&quot;&quot;;0;MIN([.$AG$37]-[.C58];[.$AG$37]-[.$AF$37];[.D58]-[.AH58]-[.AI58]-[.AJ58]-[.AK58]-[.AL58]-[.AM58]))" office:value-type="float" office:value="0" calcext:value-type="float">
            <text:p>0</text:p>
          </table:table-cell>
          <table:table-cell/>
          <table:table-cell table:style-name="ce2" table:formula="of:=IF([.AH58]&gt;=1;[.$AH$43]&amp;&quot;*&quot;&amp;[.AH58]&amp;&quot; &quot;;&quot;&quot;)&amp;IF([.AI58]&gt;=1;[.$AI$43]&amp;&quot;*&quot;&amp;[.AI58]&amp;&quot; &quot;;&quot;&quot;)&amp;IF([.AJ58]&gt;=1;[.$AJ$43]&amp;&quot;*&quot;&amp;[.AJ58]&amp;&quot; &quot;;&quot;&quot;)&amp;IF([.AK58]&gt;=1;[.$AK$43]&amp;&quot;*&quot;&amp;[.AK58]&amp;&quot; &quot;;&quot;&quot;)&amp;IF([.AL58]&gt;=1;[.$AL$43]&amp;&quot;*&quot;&amp;[.AL58]&amp;&quot; &quot;;&quot;&quot;)&amp;IF([.AM58]&gt;=1;[.$AM$43]&amp;&quot;*&quot;&amp;[.AM58]&amp;&quot; &quot;;&quot;&quot;)&amp;IF([.AN58]&gt;=1;[.$AN$43]&amp;&quot;*&quot;&amp;[.AN5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8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58:.T58])&amp;&quot;)))&quot;" office:value-type="string" office:string-value="      (alignment-distances . (9 11 9 11 9 10 9)))" calcext:value-type="string">
            <text:p><text:s text:c="6"/>(alignment-distances . (9 11 9 11 9 10 9)))</text:p>
          </table:table-cell>
          <table:table-cell table:formula="of:=IF([.$B$6]=&quot;Y&quot;;&quot;%&quot;;&quot;&quot;)&amp;[.AP58]&amp;&quot; &quot;&amp;IF([.E58]=&quot;b&quot;;&quot;\break&quot;;IF([.E58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4]&lt;[.$AZ$9];[.AZ54]+1;&quot;-&quot;)" office:value-type="float" office:value="12" calcext:value-type="float">
            <text:p>12</text:p>
          </table:table-cell>
          <table:table-cell table:formula="of:=IF([.AZ54]&lt;[.$AZ$9];[.BA54];&quot;-&quot;)" office:value-type="float" office:value="4" calcext:value-type="float">
            <text:p>4</text:p>
          </table:table-cell>
          <table:table-cell table:formula="of:=IF([.BA58]=&quot;-&quot;;&quot;&quot;;IF([.$B$1]=2;INDEX([.$AR$16:.$AU$31];[.AZ58];[.BA58]);IF([.$B$1]=3;INDEX([.$AR$44:.$AU$98];[.AZ58];[.BA58]);INDEX([.$AR$113:.$AU$218];[.AZ58];[.BA58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58]=&quot;pb&quot;;[.A58]+1;[.A58])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9" calcext:value-type="float">
            <text:p>109</text:p>
          </table:table-cell>
          <table:table-cell table:style-name="ce7" table:formula="of:=IF([.C60]=&quot;&quot;;&quot;&quot;;[.C60]-[.C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59];[.$Z$37:.$AG$37];1)" office:value-type="float" office:value="4" calcext:value-type="float">
            <text:p>4</text:p>
          </table:table-cell>
          <table:table-cell table:style-name="ce44" table:formula="of:=MATCH([.D59]+[.C59];[.$Z$37:.$AG$37];1)" office:value-type="float" office:value="4" calcext:value-type="float">
            <text:p>4</text:p>
          </table:table-cell>
          <table:table-cell table:style-name="ce2" table:formula="of:=IF(AND([.Z$43]&lt;=[.$Y59];[.Z$43]&gt;=[.$X59]);INDEX([.$Z$37:.$AG$37];[.Z$43]);&quot;&quot;)">
            <text:p/>
          </table:table-cell>
          <table:table-cell table:style-name="ce2" table:formula="of:=IF(AND([.AA$43]&lt;=[.$Y59];[.AA$43]&gt;=[.$X59]);INDEX([.$Z$37:.$AG$37];[.AA$43]);&quot;&quot;)">
            <text:p/>
          </table:table-cell>
          <table:table-cell table:style-name="ce2" table:formula="of:=IF(AND([.AB$43]&lt;=[.$Y59];[.AB$43]&gt;=[.$X59]);INDEX([.$Z$37:.$AG$37];[.AB$43]);&quot;&quot;)">
            <text:p/>
          </table:table-cell>
          <table:table-cell table:style-name="ce2" table:formula="of:=IF(AND([.AC$43]&lt;=[.$Y59];[.AC$43]&gt;=[.$X5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59];[.AD$43]&gt;=[.$X59]);INDEX([.$Z$37:.$AG$37];[.AD$43]);&quot;&quot;)">
            <text:p/>
          </table:table-cell>
          <table:table-cell table:style-name="ce2" table:formula="of:=IF(AND([.AE$43]&lt;=[.$Y59];[.AE$43]&gt;=[.$X59]);INDEX([.$Z$37:.$AG$37];[.AE$43]);&quot;&quot;)">
            <text:p/>
          </table:table-cell>
          <table:table-cell table:style-name="ce2" table:formula="of:=IF(AND([.AF$43]&lt;=[.$Y59];[.AF$43]&gt;=[.$X59]);INDEX([.$Z$37:.$AG$37];[.AF$43]);&quot;&quot;)">
            <text:p/>
          </table:table-cell>
          <table:table-cell table:style-name="ce2" table:formula="of:=IF(AND([.AG$43]&lt;=[.$Y59];[.AG$43]&gt;=[.$X59]);INDEX([.$Z$37:.$AG$37];[.AG$43]);&quot;&quot;)">
            <text:p/>
          </table:table-cell>
          <table:table-cell table:formula="of:=IF([.Z59]=&quot;&quot;;0;MIN([.D59];[.$AA$37]-[.C59]))" office:value-type="float" office:value="0" calcext:value-type="float">
            <text:p>0</text:p>
          </table:table-cell>
          <table:table-cell table:formula="of:=IF([.AA59]=&quot;&quot;;0;MIN([.$AB$37]-[.C59];[.$AB$37]-[.$AA$37];[.D59]-[.AH59]))" office:value-type="float" office:value="0" calcext:value-type="float">
            <text:p>0</text:p>
          </table:table-cell>
          <table:table-cell table:formula="of:=IF([.AB59]=&quot;&quot;;0;MIN([.$AC$37]-[.C59];[.$AC$37]-[.$AB$37];[.D59]-[.AH59]-[.AI59]))" office:value-type="float" office:value="0" calcext:value-type="float">
            <text:p>0</text:p>
          </table:table-cell>
          <table:table-cell table:formula="of:=IF([.AC59]=&quot;&quot;;0;MIN([.$AD$37]-[.C59];[.$AD$37]-[.$AC$37];[.D59]-[.AH59]-[.AI59]-[.AJ59]))" office:value-type="float" office:value="6" calcext:value-type="float">
            <text:p>6</text:p>
          </table:table-cell>
          <table:table-cell table:formula="of:=IF([.AD59]=&quot;&quot;;0;MIN([.$AE$37]-[.C59];[.$AE$37]-[.$AD$37];[.D59]-[.AH59]-[.AI59]-[.AJ59]-[.AK59]))" office:value-type="float" office:value="0" calcext:value-type="float">
            <text:p>0</text:p>
          </table:table-cell>
          <table:table-cell table:formula="of:=IF([.AE59]=&quot;&quot;;0;MIN([.$AF$37]-[.B59];[.$AF$37]-[.$AE$37];[.D59]-[.AH59]-[.AI59]-[.AJ59]-[.AK59]-[.AL59]))" office:value-type="float" office:value="0" calcext:value-type="float">
            <text:p>0</text:p>
          </table:table-cell>
          <table:table-cell table:formula="of:=IF([.AF59]=&quot;&quot;;0;MIN([.$AG$37]-[.C59];[.$AG$37]-[.$AF$37];[.D59]-[.AH59]-[.AI59]-[.AJ59]-[.AK59]-[.AL59]-[.AM59]))" office:value-type="float" office:value="0" calcext:value-type="float">
            <text:p>0</text:p>
          </table:table-cell>
          <table:table-cell/>
          <table:table-cell table:style-name="ce2" table:formula="of:=IF([.AH59]&gt;=1;[.$AH$43]&amp;&quot;*&quot;&amp;[.AH59]&amp;&quot; &quot;;&quot;&quot;)&amp;IF([.AI59]&gt;=1;[.$AI$43]&amp;&quot;*&quot;&amp;[.AI59]&amp;&quot; &quot;;&quot;&quot;)&amp;IF([.AJ59]&gt;=1;[.$AJ$43]&amp;&quot;*&quot;&amp;[.AJ59]&amp;&quot; &quot;;&quot;&quot;)&amp;IF([.AK59]&gt;=1;[.$AK$43]&amp;&quot;*&quot;&amp;[.AK59]&amp;&quot; &quot;;&quot;&quot;)&amp;IF([.AL59]&gt;=1;[.$AL$43]&amp;&quot;*&quot;&amp;[.AL59]&amp;&quot; &quot;;&quot;&quot;)&amp;IF([.AM59]&gt;=1;[.$AM$43]&amp;&quot;*&quot;&amp;[.AM59]&amp;&quot; &quot;;&quot;&quot;)&amp;IF([.AN59]&gt;=1;[.$AN$43]&amp;&quot;*&quot;&amp;[.AN59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59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59:.T59])&amp;&quot;)))&quot;" office:value-type="string" office:string-value="      (alignment-distances . (9 9 9 9 11 11 13 10 13 9 9 9)))" calcext:value-type="string">
            <text:p><text:s text:c="6"/>(alignment-distances . (9 9 9 9 11 11 13 10 13 9 9 9)))</text:p>
          </table:table-cell>
          <table:table-cell table:formula="of:=IF([.$B$6]=&quot;Y&quot;;&quot;%&quot;;&quot;&quot;)&amp;[.AP59]&amp;&quot; &quot;&amp;IF([.E59]=&quot;b&quot;;&quot;\break&quot;;IF([.E59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55]&lt;[.$AZ$9];[.AZ55]+1;&quot;-&quot;)" office:value-type="float" office:value="13" calcext:value-type="float">
            <text:p>13</text:p>
          </table:table-cell>
          <table:table-cell table:formula="of:=IF([.AZ55]&lt;[.$AZ$9];[.BA55];&quot;-&quot;)" office:value-type="float" office:value="1" calcext:value-type="float">
            <text:p>1</text:p>
          </table:table-cell>
          <table:table-cell table:formula="of:=IF([.BA59]=&quot;-&quot;;&quot;&quot;;IF([.$B$1]=2;INDEX([.$AR$16:.$AU$31];[.AZ59];[.BA59]);IF([.$B$1]=3;INDEX([.$AR$44:.$AU$98];[.AZ59];[.BA59]);INDEX([.$AR$113:.$AU$218];[.AZ59];[.BA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59]=&quot;pb&quot;;[.A59]+1;[.A59])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office:value-type="float" office:value="115" calcext:value-type="float">
            <text:p>115</text:p>
          </table:table-cell>
          <table:table-cell table:style-name="ce7" table:formula="of:=IF([.C61]=&quot;&quot;;&quot;&quot;;[.C61]-[.C60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60];[.$Z$37:.$AG$37];1)" office:value-type="float" office:value="4" calcext:value-type="float">
            <text:p>4</text:p>
          </table:table-cell>
          <table:table-cell table:style-name="ce44" table:formula="of:=MATCH([.D60]+[.C60];[.$Z$37:.$AG$37];1)" office:value-type="float" office:value="4" calcext:value-type="float">
            <text:p>4</text:p>
          </table:table-cell>
          <table:table-cell table:style-name="ce2" table:formula="of:=IF(AND([.Z$43]&lt;=[.$Y60];[.Z$43]&gt;=[.$X60]);INDEX([.$Z$37:.$AG$37];[.Z$43]);&quot;&quot;)">
            <text:p/>
          </table:table-cell>
          <table:table-cell table:style-name="ce2" table:formula="of:=IF(AND([.AA$43]&lt;=[.$Y60];[.AA$43]&gt;=[.$X60]);INDEX([.$Z$37:.$AG$37];[.AA$43]);&quot;&quot;)">
            <text:p/>
          </table:table-cell>
          <table:table-cell table:style-name="ce2" table:formula="of:=IF(AND([.AB$43]&lt;=[.$Y60];[.AB$43]&gt;=[.$X60]);INDEX([.$Z$37:.$AG$37];[.AB$43]);&quot;&quot;)">
            <text:p/>
          </table:table-cell>
          <table:table-cell table:style-name="ce2" table:formula="of:=IF(AND([.AC$43]&lt;=[.$Y60];[.AC$43]&gt;=[.$X6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0];[.AD$43]&gt;=[.$X60]);INDEX([.$Z$37:.$AG$37];[.AD$43]);&quot;&quot;)">
            <text:p/>
          </table:table-cell>
          <table:table-cell table:style-name="ce2" table:formula="of:=IF(AND([.AE$43]&lt;=[.$Y60];[.AE$43]&gt;=[.$X60]);INDEX([.$Z$37:.$AG$37];[.AE$43]);&quot;&quot;)">
            <text:p/>
          </table:table-cell>
          <table:table-cell table:style-name="ce2" table:formula="of:=IF(AND([.AF$43]&lt;=[.$Y60];[.AF$43]&gt;=[.$X60]);INDEX([.$Z$37:.$AG$37];[.AF$43]);&quot;&quot;)">
            <text:p/>
          </table:table-cell>
          <table:table-cell table:style-name="ce2" table:formula="of:=IF(AND([.AG$43]&lt;=[.$Y60];[.AG$43]&gt;=[.$X60]);INDEX([.$Z$37:.$AG$37];[.AG$43]);&quot;&quot;)">
            <text:p/>
          </table:table-cell>
          <table:table-cell table:formula="of:=IF([.Z60]=&quot;&quot;;0;MIN([.D60];[.$AA$37]-[.C60]))" office:value-type="float" office:value="0" calcext:value-type="float">
            <text:p>0</text:p>
          </table:table-cell>
          <table:table-cell table:formula="of:=IF([.AA60]=&quot;&quot;;0;MIN([.$AB$37]-[.C60];[.$AB$37]-[.$AA$37];[.D60]-[.AH60]))" office:value-type="float" office:value="0" calcext:value-type="float">
            <text:p>0</text:p>
          </table:table-cell>
          <table:table-cell table:formula="of:=IF([.AB60]=&quot;&quot;;0;MIN([.$AC$37]-[.C60];[.$AC$37]-[.$AB$37];[.D60]-[.AH60]-[.AI60]))" office:value-type="float" office:value="0" calcext:value-type="float">
            <text:p>0</text:p>
          </table:table-cell>
          <table:table-cell table:formula="of:=IF([.AC60]=&quot;&quot;;0;MIN([.$AD$37]-[.C60];[.$AD$37]-[.$AC$37];[.D60]-[.AH60]-[.AI60]-[.AJ60]))" office:value-type="float" office:value="9" calcext:value-type="float">
            <text:p>9</text:p>
          </table:table-cell>
          <table:table-cell table:formula="of:=IF([.AD60]=&quot;&quot;;0;MIN([.$AE$37]-[.C60];[.$AE$37]-[.$AD$37];[.D60]-[.AH60]-[.AI60]-[.AJ60]-[.AK60]))" office:value-type="float" office:value="0" calcext:value-type="float">
            <text:p>0</text:p>
          </table:table-cell>
          <table:table-cell table:formula="of:=IF([.AE60]=&quot;&quot;;0;MIN([.$AF$37]-[.B60];[.$AF$37]-[.$AE$37];[.D60]-[.AH60]-[.AI60]-[.AJ60]-[.AK60]-[.AL60]))" office:value-type="float" office:value="0" calcext:value-type="float">
            <text:p>0</text:p>
          </table:table-cell>
          <table:table-cell table:formula="of:=IF([.AF60]=&quot;&quot;;0;MIN([.$AG$37]-[.C60];[.$AG$37]-[.$AF$37];[.D60]-[.AH60]-[.AI60]-[.AJ60]-[.AK60]-[.AL60]-[.AM60]))" office:value-type="float" office:value="0" calcext:value-type="float">
            <text:p>0</text:p>
          </table:table-cell>
          <table:table-cell/>
          <table:table-cell table:style-name="ce2" table:formula="of:=IF([.AH60]&gt;=1;[.$AH$43]&amp;&quot;*&quot;&amp;[.AH60]&amp;&quot; &quot;;&quot;&quot;)&amp;IF([.AI60]&gt;=1;[.$AI$43]&amp;&quot;*&quot;&amp;[.AI60]&amp;&quot; &quot;;&quot;&quot;)&amp;IF([.AJ60]&gt;=1;[.$AJ$43]&amp;&quot;*&quot;&amp;[.AJ60]&amp;&quot; &quot;;&quot;&quot;)&amp;IF([.AK60]&gt;=1;[.$AK$43]&amp;&quot;*&quot;&amp;[.AK60]&amp;&quot; &quot;;&quot;&quot;)&amp;IF([.AL60]&gt;=1;[.$AL$43]&amp;&quot;*&quot;&amp;[.AL60]&amp;&quot; &quot;;&quot;&quot;)&amp;IF([.AM60]&gt;=1;[.$AM$43]&amp;&quot;*&quot;&amp;[.AM60]&amp;&quot; &quot;;&quot;&quot;)&amp;IF([.AN60]&gt;=1;[.$AN$43]&amp;&quot;*&quot;&amp;[.AN60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0:.T60])&amp;&quot;)))&quot;" office:value-type="string" office:string-value="      (alignment-distances . (9 9 9 13 11 13 9 10 9 9)))" calcext:value-type="string">
            <text:p><text:s text:c="6"/>(alignment-distances . (9 9 9 13 11 13 9 10 9 9)))</text:p>
          </table:table-cell>
          <table:table-cell table:formula="of:=IF([.$B$6]=&quot;Y&quot;;&quot;%&quot;;&quot;&quot;)&amp;[.AP60]&amp;&quot; &quot;&amp;IF([.E60]=&quot;b&quot;;&quot;\break&quot;;IF([.E60]=&quot;pb&quot;;&quot;\pageBreak&quot;))" office:value-type="string" office:string-value="s2*9  \break" calcext:value-type="string">
            <text:p>s2*9 <text:s/>\break</text:p>
          </table:table-cell>
          <table:table-cell table:number-columns-repeated="4"/>
          <table:table-cell table:formula="of:=IF([.AZ56]&lt;[.$AZ$9];[.AZ56]+1;&quot;-&quot;)" office:value-type="float" office:value="13" calcext:value-type="float">
            <text:p>13</text:p>
          </table:table-cell>
          <table:table-cell table:formula="of:=IF([.AZ56]&lt;[.$AZ$9];[.BA56];&quot;-&quot;)" office:value-type="float" office:value="2" calcext:value-type="float">
            <text:p>2</text:p>
          </table:table-cell>
          <table:table-cell table:formula="of:=IF([.BA60]=&quot;-&quot;;&quot;&quot;;IF([.$B$1]=2;INDEX([.$AR$16:.$AU$31];[.AZ60];[.BA60]);IF([.$B$1]=3;INDEX([.$AR$44:.$AU$98];[.AZ60];[.BA60]);INDEX([.$AR$113:.$AU$218];[.AZ60];[.BA60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60]=&quot;pb&quot;;[.A60]+1;[.A60])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4" calcext:value-type="float">
            <text:p>124</text:p>
          </table:table-cell>
          <table:table-cell table:style-name="ce7" table:formula="of:=IF([.C62]=&quot;&quot;;&quot;&quot;;[.C62]-[.C61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9" calcext:value-type="float">
            <text:p>1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61];[.$Z$37:.$AG$37];1)" office:value-type="float" office:value="4" calcext:value-type="float">
            <text:p>4</text:p>
          </table:table-cell>
          <table:table-cell table:style-name="ce44" table:formula="of:=MATCH([.D61]+[.C61];[.$Z$37:.$AG$37];1)" office:value-type="float" office:value="4" calcext:value-type="float">
            <text:p>4</text:p>
          </table:table-cell>
          <table:table-cell table:style-name="ce2" table:formula="of:=IF(AND([.Z$43]&lt;=[.$Y61];[.Z$43]&gt;=[.$X61]);INDEX([.$Z$37:.$AG$37];[.Z$43]);&quot;&quot;)">
            <text:p/>
          </table:table-cell>
          <table:table-cell table:style-name="ce2" table:formula="of:=IF(AND([.AA$43]&lt;=[.$Y61];[.AA$43]&gt;=[.$X61]);INDEX([.$Z$37:.$AG$37];[.AA$43]);&quot;&quot;)">
            <text:p/>
          </table:table-cell>
          <table:table-cell table:style-name="ce2" table:formula="of:=IF(AND([.AB$43]&lt;=[.$Y61];[.AB$43]&gt;=[.$X61]);INDEX([.$Z$37:.$AG$37];[.AB$43]);&quot;&quot;)">
            <text:p/>
          </table:table-cell>
          <table:table-cell table:style-name="ce2" table:formula="of:=IF(AND([.AC$43]&lt;=[.$Y61];[.AC$43]&gt;=[.$X6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1];[.AD$43]&gt;=[.$X61]);INDEX([.$Z$37:.$AG$37];[.AD$43]);&quot;&quot;)">
            <text:p/>
          </table:table-cell>
          <table:table-cell table:style-name="ce2" table:formula="of:=IF(AND([.AE$43]&lt;=[.$Y61];[.AE$43]&gt;=[.$X61]);INDEX([.$Z$37:.$AG$37];[.AE$43]);&quot;&quot;)">
            <text:p/>
          </table:table-cell>
          <table:table-cell table:style-name="ce2" table:formula="of:=IF(AND([.AF$43]&lt;=[.$Y61];[.AF$43]&gt;=[.$X61]);INDEX([.$Z$37:.$AG$37];[.AF$43]);&quot;&quot;)">
            <text:p/>
          </table:table-cell>
          <table:table-cell table:style-name="ce2" table:formula="of:=IF(AND([.AG$43]&lt;=[.$Y61];[.AG$43]&gt;=[.$X61]);INDEX([.$Z$37:.$AG$37];[.AG$43]);&quot;&quot;)">
            <text:p/>
          </table:table-cell>
          <table:table-cell table:formula="of:=IF([.Z61]=&quot;&quot;;0;MIN([.D61];[.$AA$37]-[.C61]))" office:value-type="float" office:value="0" calcext:value-type="float">
            <text:p>0</text:p>
          </table:table-cell>
          <table:table-cell table:formula="of:=IF([.AA61]=&quot;&quot;;0;MIN([.$AB$37]-[.C61];[.$AB$37]-[.$AA$37];[.D61]-[.AH61]))" office:value-type="float" office:value="0" calcext:value-type="float">
            <text:p>0</text:p>
          </table:table-cell>
          <table:table-cell table:formula="of:=IF([.AB61]=&quot;&quot;;0;MIN([.$AC$37]-[.C61];[.$AC$37]-[.$AB$37];[.D61]-[.AH61]-[.AI61]))" office:value-type="float" office:value="0" calcext:value-type="float">
            <text:p>0</text:p>
          </table:table-cell>
          <table:table-cell table:formula="of:=IF([.AC61]=&quot;&quot;;0;MIN([.$AD$37]-[.C61];[.$AD$37]-[.$AC$37];[.D61]-[.AH61]-[.AI61]-[.AJ61]))" office:value-type="float" office:value="7" calcext:value-type="float">
            <text:p>7</text:p>
          </table:table-cell>
          <table:table-cell table:formula="of:=IF([.AD61]=&quot;&quot;;0;MIN([.$AE$37]-[.C61];[.$AE$37]-[.$AD$37];[.D61]-[.AH61]-[.AI61]-[.AJ61]-[.AK61]))" office:value-type="float" office:value="0" calcext:value-type="float">
            <text:p>0</text:p>
          </table:table-cell>
          <table:table-cell table:formula="of:=IF([.AE61]=&quot;&quot;;0;MIN([.$AF$37]-[.B61];[.$AF$37]-[.$AE$37];[.D61]-[.AH61]-[.AI61]-[.AJ61]-[.AK61]-[.AL61]))" office:value-type="float" office:value="0" calcext:value-type="float">
            <text:p>0</text:p>
          </table:table-cell>
          <table:table-cell table:formula="of:=IF([.AF61]=&quot;&quot;;0;MIN([.$AG$37]-[.C61];[.$AG$37]-[.$AF$37];[.D61]-[.AH61]-[.AI61]-[.AJ61]-[.AK61]-[.AL61]-[.AM61]))" office:value-type="float" office:value="0" calcext:value-type="float">
            <text:p>0</text:p>
          </table:table-cell>
          <table:table-cell/>
          <table:table-cell table:style-name="ce2" table:formula="of:=IF([.AH61]&gt;=1;[.$AH$43]&amp;&quot;*&quot;&amp;[.AH61]&amp;&quot; &quot;;&quot;&quot;)&amp;IF([.AI61]&gt;=1;[.$AI$43]&amp;&quot;*&quot;&amp;[.AI61]&amp;&quot; &quot;;&quot;&quot;)&amp;IF([.AJ61]&gt;=1;[.$AJ$43]&amp;&quot;*&quot;&amp;[.AJ61]&amp;&quot; &quot;;&quot;&quot;)&amp;IF([.AK61]&gt;=1;[.$AK$43]&amp;&quot;*&quot;&amp;[.AK61]&amp;&quot; &quot;;&quot;&quot;)&amp;IF([.AL61]&gt;=1;[.$AL$43]&amp;&quot;*&quot;&amp;[.AL61]&amp;&quot; &quot;;&quot;&quot;)&amp;IF([.AM61]&gt;=1;[.$AM$43]&amp;&quot;*&quot;&amp;[.AM61]&amp;&quot; &quot;;&quot;&quot;)&amp;IF([.AN61]&gt;=1;[.$AN$43]&amp;&quot;*&quot;&amp;[.AN61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1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61:.T61])&amp;&quot;)))&quot;" office:value-type="string" office:string-value="      (alignment-distances . (19 12 10 11 10 9)))" calcext:value-type="string">
            <text:p><text:s text:c="6"/>(alignment-distances . (19 12 10 11 10 9)))</text:p>
          </table:table-cell>
          <table:table-cell table:formula="of:=IF([.$B$6]=&quot;Y&quot;;&quot;%&quot;;&quot;&quot;)&amp;[.AP61]&amp;&quot; &quot;&amp;IF([.E61]=&quot;b&quot;;&quot;\break&quot;;IF([.E61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57]&lt;[.$AZ$9];[.AZ57]+1;&quot;-&quot;)" office:value-type="float" office:value="13" calcext:value-type="float">
            <text:p>13</text:p>
          </table:table-cell>
          <table:table-cell table:formula="of:=IF([.AZ57]&lt;[.$AZ$9];[.BA57];&quot;-&quot;)" office:value-type="float" office:value="3" calcext:value-type="float">
            <text:p>3</text:p>
          </table:table-cell>
          <table:table-cell table:formula="of:=IF([.BA61]=&quot;-&quot;;&quot;&quot;;IF([.$B$1]=2;INDEX([.$AR$16:.$AU$31];[.AZ61];[.BA61]);IF([.$B$1]=3;INDEX([.$AR$44:.$AU$98];[.AZ61];[.BA61]);INDEX([.$AR$113:.$AU$218];[.AZ61];[.BA61]))))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number-columns-repeated="10"/>
        </table:table-row>
        <table:table-row table:style-name="ro1">
          <table:table-cell table:formula="of:=IF([.E61]=&quot;pb&quot;;[.A61]+1;[.A61])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63]=&quot;&quot;;&quot;&quot;;[.C63]-[.C6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2];[.$Z$37:.$AG$37];1)" office:value-type="float" office:value="4" calcext:value-type="float">
            <text:p>4</text:p>
          </table:table-cell>
          <table:table-cell table:style-name="ce44" table:formula="of:=MATCH([.D62]+[.C62];[.$Z$37:.$AG$37];1)" office:value-type="float" office:value="4" calcext:value-type="float">
            <text:p>4</text:p>
          </table:table-cell>
          <table:table-cell table:style-name="ce2" table:formula="of:=IF(AND([.Z$43]&lt;=[.$Y62];[.Z$43]&gt;=[.$X62]);INDEX([.$Z$37:.$AG$37];[.Z$43]);&quot;&quot;)">
            <text:p/>
          </table:table-cell>
          <table:table-cell table:style-name="ce2" table:formula="of:=IF(AND([.AA$43]&lt;=[.$Y62];[.AA$43]&gt;=[.$X62]);INDEX([.$Z$37:.$AG$37];[.AA$43]);&quot;&quot;)">
            <text:p/>
          </table:table-cell>
          <table:table-cell table:style-name="ce2" table:formula="of:=IF(AND([.AB$43]&lt;=[.$Y62];[.AB$43]&gt;=[.$X62]);INDEX([.$Z$37:.$AG$37];[.AB$43]);&quot;&quot;)">
            <text:p/>
          </table:table-cell>
          <table:table-cell table:style-name="ce2" table:formula="of:=IF(AND([.AC$43]&lt;=[.$Y62];[.AC$43]&gt;=[.$X6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2];[.AD$43]&gt;=[.$X62]);INDEX([.$Z$37:.$AG$37];[.AD$43]);&quot;&quot;)">
            <text:p/>
          </table:table-cell>
          <table:table-cell table:style-name="ce2" table:formula="of:=IF(AND([.AE$43]&lt;=[.$Y62];[.AE$43]&gt;=[.$X62]);INDEX([.$Z$37:.$AG$37];[.AE$43]);&quot;&quot;)">
            <text:p/>
          </table:table-cell>
          <table:table-cell table:style-name="ce2" table:formula="of:=IF(AND([.AF$43]&lt;=[.$Y62];[.AF$43]&gt;=[.$X62]);INDEX([.$Z$37:.$AG$37];[.AF$43]);&quot;&quot;)">
            <text:p/>
          </table:table-cell>
          <table:table-cell table:style-name="ce2" table:formula="of:=IF(AND([.AG$43]&lt;=[.$Y62];[.AG$43]&gt;=[.$X62]);INDEX([.$Z$37:.$AG$37];[.AG$43]);&quot;&quot;)">
            <text:p/>
          </table:table-cell>
          <table:table-cell table:formula="of:=IF([.Z62]=&quot;&quot;;0;MIN([.D62];[.$AA$37]-[.C62]))" office:value-type="float" office:value="0" calcext:value-type="float">
            <text:p>0</text:p>
          </table:table-cell>
          <table:table-cell table:formula="of:=IF([.AA62]=&quot;&quot;;0;MIN([.$AB$37]-[.C62];[.$AB$37]-[.$AA$37];[.D62]-[.AH62]))" office:value-type="float" office:value="0" calcext:value-type="float">
            <text:p>0</text:p>
          </table:table-cell>
          <table:table-cell table:formula="of:=IF([.AB62]=&quot;&quot;;0;MIN([.$AC$37]-[.C62];[.$AC$37]-[.$AB$37];[.D62]-[.AH62]-[.AI62]))" office:value-type="float" office:value="0" calcext:value-type="float">
            <text:p>0</text:p>
          </table:table-cell>
          <table:table-cell table:formula="of:=IF([.AC62]=&quot;&quot;;0;MIN([.$AD$37]-[.C62];[.$AD$37]-[.$AC$37];[.D62]-[.AH62]-[.AI62]-[.AJ62]))" office:value-type="float" office:value="6" calcext:value-type="float">
            <text:p>6</text:p>
          </table:table-cell>
          <table:table-cell table:formula="of:=IF([.AD62]=&quot;&quot;;0;MIN([.$AE$37]-[.C62];[.$AE$37]-[.$AD$37];[.D62]-[.AH62]-[.AI62]-[.AJ62]-[.AK62]))" office:value-type="float" office:value="0" calcext:value-type="float">
            <text:p>0</text:p>
          </table:table-cell>
          <table:table-cell table:formula="of:=IF([.AE62]=&quot;&quot;;0;MIN([.$AF$37]-[.B62];[.$AF$37]-[.$AE$37];[.D62]-[.AH62]-[.AI62]-[.AJ62]-[.AK62]-[.AL62]))" office:value-type="float" office:value="0" calcext:value-type="float">
            <text:p>0</text:p>
          </table:table-cell>
          <table:table-cell table:formula="of:=IF([.AF62]=&quot;&quot;;0;MIN([.$AG$37]-[.C62];[.$AG$37]-[.$AF$37];[.D62]-[.AH62]-[.AI62]-[.AJ62]-[.AK62]-[.AL62]-[.AM62]))" office:value-type="float" office:value="0" calcext:value-type="float">
            <text:p>0</text:p>
          </table:table-cell>
          <table:table-cell/>
          <table:table-cell table:style-name="ce2" table:formula="of:=IF([.AH62]&gt;=1;[.$AH$43]&amp;&quot;*&quot;&amp;[.AH62]&amp;&quot; &quot;;&quot;&quot;)&amp;IF([.AI62]&gt;=1;[.$AI$43]&amp;&quot;*&quot;&amp;[.AI62]&amp;&quot; &quot;;&quot;&quot;)&amp;IF([.AJ62]&gt;=1;[.$AJ$43]&amp;&quot;*&quot;&amp;[.AJ62]&amp;&quot; &quot;;&quot;&quot;)&amp;IF([.AK62]&gt;=1;[.$AK$43]&amp;&quot;*&quot;&amp;[.AK62]&amp;&quot; &quot;;&quot;&quot;)&amp;IF([.AL62]&gt;=1;[.$AL$43]&amp;&quot;*&quot;&amp;[.AL62]&amp;&quot; &quot;;&quot;&quot;)&amp;IF([.AM62]&gt;=1;[.$AM$43]&amp;&quot;*&quot;&amp;[.AM62]&amp;&quot; &quot;;&quot;&quot;)&amp;IF([.AN62]&gt;=1;[.$AN$43]&amp;&quot;*&quot;&amp;[.AN62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2:.T62])&amp;&quot;)))&quot;" office:value-type="string" office:string-value="      (alignment-distances . (12 16 10 9 11 9 9)))" calcext:value-type="string">
            <text:p><text:s text:c="6"/>(alignment-distances . (12 16 10 9 11 9 9)))</text:p>
          </table:table-cell>
          <table:table-cell table:formula="of:=IF([.$B$6]=&quot;Y&quot;;&quot;%&quot;;&quot;&quot;)&amp;[.AP62]&amp;&quot; &quot;&amp;IF([.E62]=&quot;b&quot;;&quot;\break&quot;;IF([.E62]=&quot;pb&quot;;&quot;\pageBreak&quot;))" office:value-type="string" office:string-value="s2*6  \break" calcext:value-type="string">
            <text:p>s2*6 <text:s/>\break</text:p>
          </table:table-cell>
          <table:table-cell table:number-columns-repeated="4"/>
          <table:table-cell table:formula="of:=IF([.AZ58]&lt;[.$AZ$9];[.AZ58]+1;&quot;-&quot;)" office:value-type="float" office:value="13" calcext:value-type="float">
            <text:p>13</text:p>
          </table:table-cell>
          <table:table-cell table:formula="of:=IF([.AZ58]&lt;[.$AZ$9];[.BA58];&quot;-&quot;)" office:value-type="float" office:value="4" calcext:value-type="float">
            <text:p>4</text:p>
          </table:table-cell>
          <table:table-cell table:formula="of:=IF([.BA62]=&quot;-&quot;;&quot;&quot;;IF([.$B$1]=2;INDEX([.$AR$16:.$AU$31];[.AZ62];[.BA62]);IF([.$B$1]=3;INDEX([.$AR$44:.$AU$98];[.AZ62];[.BA62]);INDEX([.$AR$113:.$AU$218];[.AZ62];[.BA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62]=&quot;pb&quot;;[.A62]+1;[.A62])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37" calcext:value-type="float">
            <text:p>137</text:p>
          </table:table-cell>
          <table:table-cell table:style-name="ce7" table:formula="of:=IF([.C64]=&quot;&quot;;&quot;&quot;;[.C64]-[.C63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63];[.$Z$37:.$AG$37];1)" office:value-type="float" office:value="4" calcext:value-type="float">
            <text:p>4</text:p>
          </table:table-cell>
          <table:table-cell table:style-name="ce44" table:formula="of:=MATCH([.D63]+[.C63];[.$Z$37:.$AG$37];1)" office:value-type="float" office:value="4" calcext:value-type="float">
            <text:p>4</text:p>
          </table:table-cell>
          <table:table-cell table:style-name="ce2" table:formula="of:=IF(AND([.Z$43]&lt;=[.$Y63];[.Z$43]&gt;=[.$X63]);INDEX([.$Z$37:.$AG$37];[.Z$43]);&quot;&quot;)">
            <text:p/>
          </table:table-cell>
          <table:table-cell table:style-name="ce2" table:formula="of:=IF(AND([.AA$43]&lt;=[.$Y63];[.AA$43]&gt;=[.$X63]);INDEX([.$Z$37:.$AG$37];[.AA$43]);&quot;&quot;)">
            <text:p/>
          </table:table-cell>
          <table:table-cell table:style-name="ce2" table:formula="of:=IF(AND([.AB$43]&lt;=[.$Y63];[.AB$43]&gt;=[.$X63]);INDEX([.$Z$37:.$AG$37];[.AB$43]);&quot;&quot;)">
            <text:p/>
          </table:table-cell>
          <table:table-cell table:style-name="ce2" table:formula="of:=IF(AND([.AC$43]&lt;=[.$Y63];[.AC$43]&gt;=[.$X6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3];[.AD$43]&gt;=[.$X63]);INDEX([.$Z$37:.$AG$37];[.AD$43]);&quot;&quot;)">
            <text:p/>
          </table:table-cell>
          <table:table-cell table:style-name="ce2" table:formula="of:=IF(AND([.AE$43]&lt;=[.$Y63];[.AE$43]&gt;=[.$X63]);INDEX([.$Z$37:.$AG$37];[.AE$43]);&quot;&quot;)">
            <text:p/>
          </table:table-cell>
          <table:table-cell table:style-name="ce2" table:formula="of:=IF(AND([.AF$43]&lt;=[.$Y63];[.AF$43]&gt;=[.$X63]);INDEX([.$Z$37:.$AG$37];[.AF$43]);&quot;&quot;)">
            <text:p/>
          </table:table-cell>
          <table:table-cell table:style-name="ce2" table:formula="of:=IF(AND([.AG$43]&lt;=[.$Y63];[.AG$43]&gt;=[.$X63]);INDEX([.$Z$37:.$AG$37];[.AG$43]);&quot;&quot;)">
            <text:p/>
          </table:table-cell>
          <table:table-cell table:formula="of:=IF([.Z63]=&quot;&quot;;0;MIN([.D63];[.$AA$37]-[.C63]))" office:value-type="float" office:value="0" calcext:value-type="float">
            <text:p>0</text:p>
          </table:table-cell>
          <table:table-cell table:formula="of:=IF([.AA63]=&quot;&quot;;0;MIN([.$AB$37]-[.C63];[.$AB$37]-[.$AA$37];[.D63]-[.AH63]))" office:value-type="float" office:value="0" calcext:value-type="float">
            <text:p>0</text:p>
          </table:table-cell>
          <table:table-cell table:formula="of:=IF([.AB63]=&quot;&quot;;0;MIN([.$AC$37]-[.C63];[.$AC$37]-[.$AB$37];[.D63]-[.AH63]-[.AI63]))" office:value-type="float" office:value="0" calcext:value-type="float">
            <text:p>0</text:p>
          </table:table-cell>
          <table:table-cell table:formula="of:=IF([.AC63]=&quot;&quot;;0;MIN([.$AD$37]-[.C63];[.$AD$37]-[.$AC$37];[.D63]-[.AH63]-[.AI63]-[.AJ63]))" office:value-type="float" office:value="9" calcext:value-type="float">
            <text:p>9</text:p>
          </table:table-cell>
          <table:table-cell table:formula="of:=IF([.AD63]=&quot;&quot;;0;MIN([.$AE$37]-[.C63];[.$AE$37]-[.$AD$37];[.D63]-[.AH63]-[.AI63]-[.AJ63]-[.AK63]))" office:value-type="float" office:value="0" calcext:value-type="float">
            <text:p>0</text:p>
          </table:table-cell>
          <table:table-cell table:formula="of:=IF([.AE63]=&quot;&quot;;0;MIN([.$AF$37]-[.B63];[.$AF$37]-[.$AE$37];[.D63]-[.AH63]-[.AI63]-[.AJ63]-[.AK63]-[.AL63]))" office:value-type="float" office:value="0" calcext:value-type="float">
            <text:p>0</text:p>
          </table:table-cell>
          <table:table-cell table:formula="of:=IF([.AF63]=&quot;&quot;;0;MIN([.$AG$37]-[.C63];[.$AG$37]-[.$AF$37];[.D63]-[.AH63]-[.AI63]-[.AJ63]-[.AK63]-[.AL63]-[.AM63]))" office:value-type="float" office:value="0" calcext:value-type="float">
            <text:p>0</text:p>
          </table:table-cell>
          <table:table-cell/>
          <table:table-cell table:style-name="ce2" table:formula="of:=IF([.AH63]&gt;=1;[.$AH$43]&amp;&quot;*&quot;&amp;[.AH63]&amp;&quot; &quot;;&quot;&quot;)&amp;IF([.AI63]&gt;=1;[.$AI$43]&amp;&quot;*&quot;&amp;[.AI63]&amp;&quot; &quot;;&quot;&quot;)&amp;IF([.AJ63]&gt;=1;[.$AJ$43]&amp;&quot;*&quot;&amp;[.AJ63]&amp;&quot; &quot;;&quot;&quot;)&amp;IF([.AK63]&gt;=1;[.$AK$43]&amp;&quot;*&quot;&amp;[.AK63]&amp;&quot; &quot;;&quot;&quot;)&amp;IF([.AL63]&gt;=1;[.$AL$43]&amp;&quot;*&quot;&amp;[.AL63]&amp;&quot; &quot;;&quot;&quot;)&amp;IF([.AM63]&gt;=1;[.$AM$43]&amp;&quot;*&quot;&amp;[.AM63]&amp;&quot; &quot;;&quot;&quot;)&amp;IF([.AN63]&gt;=1;[.$AN$43]&amp;&quot;*&quot;&amp;[.AN63]&amp;&quot; &quot;;&quot;&quot;)" office:value-type="string" office:string-value="s2*9 " calcext:value-type="string">
            <text:p>s2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3]&amp;&quot;)&quot;" office:value-type="string" office:string-value="    #'((Y-offset . 100)" calcext:value-type="string">
            <text:p><text:s text:c="4"/>#'((Y-offset . 100)</text:p>
          </table:table-cell>
          <table:table-cell table:formula="of:=IF([.$B$4]=&quot;Y&quot;;&quot;&quot;;&quot;%&quot;)&amp;&quot;      (alignment-distances . (&quot;&amp;COM.MICROSOFT.TEXTJOIN(&quot; &quot;;1;[.G63:.T63])&amp;&quot;)))&quot;" office:value-type="string" office:string-value="      (alignment-distances . (10 10 11 9 10 9 12 9 12 10 11 12 9)))" calcext:value-type="string">
            <text:p><text:s text:c="6"/>(alignment-distances . (10 10 11 9 10 9 12 9 12 10 11 12 9)))</text:p>
          </table:table-cell>
          <table:table-cell table:formula="of:=IF([.$B$6]=&quot;Y&quot;;&quot;%&quot;;&quot;&quot;)&amp;[.AP63]&amp;&quot; &quot;&amp;IF([.E63]=&quot;b&quot;;&quot;\break&quot;;IF([.E63]=&quot;pb&quot;;&quot;\pageBreak&quot;))" office:value-type="string" office:string-value="s2*9  \pageBreak" calcext:value-type="string">
            <text:p>s2*9 <text:s/>\pageBreak</text:p>
          </table:table-cell>
          <table:table-cell table:number-columns-repeated="4"/>
          <table:table-cell table:formula="of:=IF([.AZ59]&lt;[.$AZ$9];[.AZ59]+1;&quot;-&quot;)" office:value-type="float" office:value="14" calcext:value-type="float">
            <text:p>14</text:p>
          </table:table-cell>
          <table:table-cell table:formula="of:=IF([.AZ59]&lt;[.$AZ$9];[.BA59];&quot;-&quot;)" office:value-type="float" office:value="1" calcext:value-type="float">
            <text:p>1</text:p>
          </table:table-cell>
          <table:table-cell table:formula="of:=IF([.BA63]=&quot;-&quot;;&quot;&quot;;IF([.$B$1]=2;INDEX([.$AR$16:.$AU$31];[.AZ63];[.BA63]);IF([.$B$1]=3;INDEX([.$AR$44:.$AU$98];[.AZ63];[.BA63]);INDEX([.$AR$113:.$AU$218];[.AZ63];[.BA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3]=&quot;pb&quot;;[.A63]+1;[.A63])" office:value-type="float" office:value="11" calcext:value-type="float">
            <text:p>11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65]=&quot;&quot;;&quot;&quot;;[.C65]-[.C6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64];[.$Z$37:.$AG$37];1)" office:value-type="float" office:value="4" calcext:value-type="float">
            <text:p>4</text:p>
          </table:table-cell>
          <table:table-cell table:style-name="ce44" table:formula="of:=MATCH([.D64]+[.C64];[.$Z$37:.$AG$37];1)" office:value-type="float" office:value="4" calcext:value-type="float">
            <text:p>4</text:p>
          </table:table-cell>
          <table:table-cell table:style-name="ce2" table:formula="of:=IF(AND([.Z$43]&lt;=[.$Y64];[.Z$43]&gt;=[.$X64]);INDEX([.$Z$37:.$AG$37];[.Z$43]);&quot;&quot;)">
            <text:p/>
          </table:table-cell>
          <table:table-cell table:style-name="ce2" table:formula="of:=IF(AND([.AA$43]&lt;=[.$Y64];[.AA$43]&gt;=[.$X64]);INDEX([.$Z$37:.$AG$37];[.AA$43]);&quot;&quot;)">
            <text:p/>
          </table:table-cell>
          <table:table-cell table:style-name="ce2" table:formula="of:=IF(AND([.AB$43]&lt;=[.$Y64];[.AB$43]&gt;=[.$X64]);INDEX([.$Z$37:.$AG$37];[.AB$43]);&quot;&quot;)">
            <text:p/>
          </table:table-cell>
          <table:table-cell table:style-name="ce2" table:formula="of:=IF(AND([.AC$43]&lt;=[.$Y64];[.AC$43]&gt;=[.$X6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4];[.AD$43]&gt;=[.$X64]);INDEX([.$Z$37:.$AG$37];[.AD$43]);&quot;&quot;)">
            <text:p/>
          </table:table-cell>
          <table:table-cell table:style-name="ce2" table:formula="of:=IF(AND([.AE$43]&lt;=[.$Y64];[.AE$43]&gt;=[.$X64]);INDEX([.$Z$37:.$AG$37];[.AE$43]);&quot;&quot;)">
            <text:p/>
          </table:table-cell>
          <table:table-cell table:style-name="ce2" table:formula="of:=IF(AND([.AF$43]&lt;=[.$Y64];[.AF$43]&gt;=[.$X64]);INDEX([.$Z$37:.$AG$37];[.AF$43]);&quot;&quot;)">
            <text:p/>
          </table:table-cell>
          <table:table-cell table:style-name="ce2" table:formula="of:=IF(AND([.AG$43]&lt;=[.$Y64];[.AG$43]&gt;=[.$X64]);INDEX([.$Z$37:.$AG$37];[.AG$43]);&quot;&quot;)">
            <text:p/>
          </table:table-cell>
          <table:table-cell table:formula="of:=IF([.Z64]=&quot;&quot;;0;MIN([.D64];[.$AA$37]-[.C64]))" office:value-type="float" office:value="0" calcext:value-type="float">
            <text:p>0</text:p>
          </table:table-cell>
          <table:table-cell table:formula="of:=IF([.AA64]=&quot;&quot;;0;MIN([.$AB$37]-[.C64];[.$AB$37]-[.$AA$37];[.D64]-[.AH64]))" office:value-type="float" office:value="0" calcext:value-type="float">
            <text:p>0</text:p>
          </table:table-cell>
          <table:table-cell table:formula="of:=IF([.AB64]=&quot;&quot;;0;MIN([.$AC$37]-[.C64];[.$AC$37]-[.$AB$37];[.D64]-[.AH64]-[.AI64]))" office:value-type="float" office:value="0" calcext:value-type="float">
            <text:p>0</text:p>
          </table:table-cell>
          <table:table-cell table:formula="of:=IF([.AC64]=&quot;&quot;;0;MIN([.$AD$37]-[.C64];[.$AD$37]-[.$AC$37];[.D64]-[.AH64]-[.AI64]-[.AJ64]))" office:value-type="float" office:value="7" calcext:value-type="float">
            <text:p>7</text:p>
          </table:table-cell>
          <table:table-cell table:formula="of:=IF([.AD64]=&quot;&quot;;0;MIN([.$AE$37]-[.C64];[.$AE$37]-[.$AD$37];[.D64]-[.AH64]-[.AI64]-[.AJ64]-[.AK64]))" office:value-type="float" office:value="0" calcext:value-type="float">
            <text:p>0</text:p>
          </table:table-cell>
          <table:table-cell table:formula="of:=IF([.AE64]=&quot;&quot;;0;MIN([.$AF$37]-[.B64];[.$AF$37]-[.$AE$37];[.D64]-[.AH64]-[.AI64]-[.AJ64]-[.AK64]-[.AL64]))" office:value-type="float" office:value="0" calcext:value-type="float">
            <text:p>0</text:p>
          </table:table-cell>
          <table:table-cell table:formula="of:=IF([.AF64]=&quot;&quot;;0;MIN([.$AG$37]-[.C64];[.$AG$37]-[.$AF$37];[.D64]-[.AH64]-[.AI64]-[.AJ64]-[.AK64]-[.AL64]-[.AM64]))" office:value-type="float" office:value="0" calcext:value-type="float">
            <text:p>0</text:p>
          </table:table-cell>
          <table:table-cell/>
          <table:table-cell table:style-name="ce2" table:formula="of:=IF([.AH64]&gt;=1;[.$AH$43]&amp;&quot;*&quot;&amp;[.AH64]&amp;&quot; &quot;;&quot;&quot;)&amp;IF([.AI64]&gt;=1;[.$AI$43]&amp;&quot;*&quot;&amp;[.AI64]&amp;&quot; &quot;;&quot;&quot;)&amp;IF([.AJ64]&gt;=1;[.$AJ$43]&amp;&quot;*&quot;&amp;[.AJ64]&amp;&quot; &quot;;&quot;&quot;)&amp;IF([.AK64]&gt;=1;[.$AK$43]&amp;&quot;*&quot;&amp;[.AK64]&amp;&quot; &quot;;&quot;&quot;)&amp;IF([.AL64]&gt;=1;[.$AL$43]&amp;&quot;*&quot;&amp;[.AL64]&amp;&quot; &quot;;&quot;&quot;)&amp;IF([.AM64]&gt;=1;[.$AM$43]&amp;&quot;*&quot;&amp;[.AM64]&amp;&quot; &quot;;&quot;&quot;)&amp;IF([.AN64]&gt;=1;[.$AN$43]&amp;&quot;*&quot;&amp;[.AN6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4:.T64])&amp;&quot;)))&quot;" office:value-type="string" office:string-value="      (alignment-distances . (12 12 10 12 11 10 9)))" calcext:value-type="string">
            <text:p><text:s text:c="6"/>(alignment-distances . (12 12 10 12 11 10 9)))</text:p>
          </table:table-cell>
          <table:table-cell table:formula="of:=IF([.$B$6]=&quot;Y&quot;;&quot;%&quot;;&quot;&quot;)&amp;[.AP64]&amp;&quot; &quot;&amp;IF([.E64]=&quot;b&quot;;&quot;\break&quot;;IF([.E6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0]&lt;[.$AZ$9];[.AZ60]+1;&quot;-&quot;)" office:value-type="float" office:value="14" calcext:value-type="float">
            <text:p>14</text:p>
          </table:table-cell>
          <table:table-cell table:formula="of:=IF([.AZ60]&lt;[.$AZ$9];[.BA60];&quot;-&quot;)" office:value-type="float" office:value="2" calcext:value-type="float">
            <text:p>2</text:p>
          </table:table-cell>
          <table:table-cell table:formula="of:=IF([.BA64]=&quot;-&quot;;&quot;&quot;;IF([.$B$1]=2;INDEX([.$AR$16:.$AU$31];[.AZ64];[.BA64]);IF([.$B$1]=3;INDEX([.$AR$44:.$AU$98];[.AZ64];[.BA64]);INDEX([.$AR$113:.$AU$218];[.AZ64];[.BA6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64]=&quot;pb&quot;;[.A64]+1;[.A64])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3" calcext:value-type="float">
            <text:p>153</text:p>
          </table:table-cell>
          <table:table-cell table:style-name="ce7" table:formula="of:=IF([.C66]=&quot;&quot;;&quot;&quot;;[.C66]-[.C65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103" calcext:value-type="float">
            <text:p>10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5];[.$Z$37:.$AG$37];1)" office:value-type="float" office:value="4" calcext:value-type="float">
            <text:p>4</text:p>
          </table:table-cell>
          <table:table-cell table:style-name="ce44" table:formula="of:=MATCH([.D65]+[.C65];[.$Z$37:.$AG$37];1)" office:value-type="float" office:value="4" calcext:value-type="float">
            <text:p>4</text:p>
          </table:table-cell>
          <table:table-cell table:style-name="ce2" table:formula="of:=IF(AND([.Z$43]&lt;=[.$Y65];[.Z$43]&gt;=[.$X65]);INDEX([.$Z$37:.$AG$37];[.Z$43]);&quot;&quot;)">
            <text:p/>
          </table:table-cell>
          <table:table-cell table:style-name="ce2" table:formula="of:=IF(AND([.AA$43]&lt;=[.$Y65];[.AA$43]&gt;=[.$X65]);INDEX([.$Z$37:.$AG$37];[.AA$43]);&quot;&quot;)">
            <text:p/>
          </table:table-cell>
          <table:table-cell table:style-name="ce2" table:formula="of:=IF(AND([.AB$43]&lt;=[.$Y65];[.AB$43]&gt;=[.$X65]);INDEX([.$Z$37:.$AG$37];[.AB$43]);&quot;&quot;)">
            <text:p/>
          </table:table-cell>
          <table:table-cell table:style-name="ce2" table:formula="of:=IF(AND([.AC$43]&lt;=[.$Y65];[.AC$43]&gt;=[.$X6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5];[.AD$43]&gt;=[.$X65]);INDEX([.$Z$37:.$AG$37];[.AD$43]);&quot;&quot;)">
            <text:p/>
          </table:table-cell>
          <table:table-cell table:style-name="ce2" table:formula="of:=IF(AND([.AE$43]&lt;=[.$Y65];[.AE$43]&gt;=[.$X65]);INDEX([.$Z$37:.$AG$37];[.AE$43]);&quot;&quot;)">
            <text:p/>
          </table:table-cell>
          <table:table-cell table:style-name="ce2" table:formula="of:=IF(AND([.AF$43]&lt;=[.$Y65];[.AF$43]&gt;=[.$X65]);INDEX([.$Z$37:.$AG$37];[.AF$43]);&quot;&quot;)">
            <text:p/>
          </table:table-cell>
          <table:table-cell table:style-name="ce2" table:formula="of:=IF(AND([.AG$43]&lt;=[.$Y65];[.AG$43]&gt;=[.$X65]);INDEX([.$Z$37:.$AG$37];[.AG$43]);&quot;&quot;)">
            <text:p/>
          </table:table-cell>
          <table:table-cell table:formula="of:=IF([.Z65]=&quot;&quot;;0;MIN([.D65];[.$AA$37]-[.C65]))" office:value-type="float" office:value="0" calcext:value-type="float">
            <text:p>0</text:p>
          </table:table-cell>
          <table:table-cell table:formula="of:=IF([.AA65]=&quot;&quot;;0;MIN([.$AB$37]-[.C65];[.$AB$37]-[.$AA$37];[.D65]-[.AH65]))" office:value-type="float" office:value="0" calcext:value-type="float">
            <text:p>0</text:p>
          </table:table-cell>
          <table:table-cell table:formula="of:=IF([.AB65]=&quot;&quot;;0;MIN([.$AC$37]-[.C65];[.$AC$37]-[.$AB$37];[.D65]-[.AH65]-[.AI65]))" office:value-type="float" office:value="0" calcext:value-type="float">
            <text:p>0</text:p>
          </table:table-cell>
          <table:table-cell table:formula="of:=IF([.AC65]=&quot;&quot;;0;MIN([.$AD$37]-[.C65];[.$AD$37]-[.$AC$37];[.D65]-[.AH65]-[.AI65]-[.AJ65]))" office:value-type="float" office:value="7" calcext:value-type="float">
            <text:p>7</text:p>
          </table:table-cell>
          <table:table-cell table:formula="of:=IF([.AD65]=&quot;&quot;;0;MIN([.$AE$37]-[.C65];[.$AE$37]-[.$AD$37];[.D65]-[.AH65]-[.AI65]-[.AJ65]-[.AK65]))" office:value-type="float" office:value="0" calcext:value-type="float">
            <text:p>0</text:p>
          </table:table-cell>
          <table:table-cell table:formula="of:=IF([.AE65]=&quot;&quot;;0;MIN([.$AF$37]-[.B65];[.$AF$37]-[.$AE$37];[.D65]-[.AH65]-[.AI65]-[.AJ65]-[.AK65]-[.AL65]))" office:value-type="float" office:value="0" calcext:value-type="float">
            <text:p>0</text:p>
          </table:table-cell>
          <table:table-cell table:formula="of:=IF([.AF65]=&quot;&quot;;0;MIN([.$AG$37]-[.C65];[.$AG$37]-[.$AF$37];[.D65]-[.AH65]-[.AI65]-[.AJ65]-[.AK65]-[.AL65]-[.AM65]))" office:value-type="float" office:value="0" calcext:value-type="float">
            <text:p>0</text:p>
          </table:table-cell>
          <table:table-cell/>
          <table:table-cell table:style-name="ce2" table:formula="of:=IF([.AH65]&gt;=1;[.$AH$43]&amp;&quot;*&quot;&amp;[.AH65]&amp;&quot; &quot;;&quot;&quot;)&amp;IF([.AI65]&gt;=1;[.$AI$43]&amp;&quot;*&quot;&amp;[.AI65]&amp;&quot; &quot;;&quot;&quot;)&amp;IF([.AJ65]&gt;=1;[.$AJ$43]&amp;&quot;*&quot;&amp;[.AJ65]&amp;&quot; &quot;;&quot;&quot;)&amp;IF([.AK65]&gt;=1;[.$AK$43]&amp;&quot;*&quot;&amp;[.AK65]&amp;&quot; &quot;;&quot;&quot;)&amp;IF([.AL65]&gt;=1;[.$AL$43]&amp;&quot;*&quot;&amp;[.AL65]&amp;&quot; &quot;;&quot;&quot;)&amp;IF([.AM65]&gt;=1;[.$AM$43]&amp;&quot;*&quot;&amp;[.AM65]&amp;&quot; &quot;;&quot;&quot;)&amp;IF([.AN65]&gt;=1;[.$AN$43]&amp;&quot;*&quot;&amp;[.AN6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5]&amp;&quot;)&quot;" office:value-type="string" office:string-value="    #'((Y-offset . 103)" calcext:value-type="string">
            <text:p><text:s text:c="4"/>#'((Y-offset . 103)</text:p>
          </table:table-cell>
          <table:table-cell table:formula="of:=IF([.$B$4]=&quot;Y&quot;;&quot;&quot;;&quot;%&quot;)&amp;&quot;      (alignment-distances . (&quot;&amp;COM.MICROSOFT.TEXTJOIN(&quot; &quot;;1;[.G65:.T65])&amp;&quot;)))&quot;" office:value-type="string" office:string-value="      (alignment-distances . (12 12 10 12 9)))" calcext:value-type="string">
            <text:p><text:s text:c="6"/>(alignment-distances . (12 12 10 12 9)))</text:p>
          </table:table-cell>
          <table:table-cell table:formula="of:=IF([.$B$6]=&quot;Y&quot;;&quot;%&quot;;&quot;&quot;)&amp;[.AP65]&amp;&quot; &quot;&amp;IF([.E65]=&quot;b&quot;;&quot;\break&quot;;IF([.E65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61]&lt;[.$AZ$9];[.AZ61]+1;&quot;-&quot;)" office:value-type="float" office:value="14" calcext:value-type="float">
            <text:p>14</text:p>
          </table:table-cell>
          <table:table-cell table:formula="of:=IF([.AZ61]&lt;[.$AZ$9];[.BA61];&quot;-&quot;)" office:value-type="float" office:value="3" calcext:value-type="float">
            <text:p>3</text:p>
          </table:table-cell>
          <table:table-cell table:formula="of:=IF([.BA65]=&quot;-&quot;;&quot;&quot;;IF([.$B$1]=2;INDEX([.$AR$16:.$AU$31];[.AZ65];[.BA65]);IF([.$B$1]=3;INDEX([.$AR$44:.$AU$98];[.AZ65];[.BA65]);INDEX([.$AR$113:.$AU$218];[.AZ65];[.BA65]))))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number-columns-repeated="10"/>
        </table:table-row>
        <table:table-row table:style-name="ro1">
          <table:table-cell table:formula="of:=IF([.E65]=&quot;pb&quot;;[.A65]+1;[.A65])" office:value-type="float" office:value="11" calcext:value-type="float">
            <text:p>11</text:p>
          </table:table-cell>
          <table:table-cell table:style-name="ce43"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67]=&quot;&quot;;&quot;&quot;;[.C67]-[.C6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77" calcext:value-type="float">
            <text:p>177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9"/>
          <table:table-cell table:number-columns-repeated="3"/>
          <table:table-cell table:style-name="ce44" table:formula="of:=MATCH([.C66];[.$Z$37:.$AG$37];1)" office:value-type="float" office:value="4" calcext:value-type="float">
            <text:p>4</text:p>
          </table:table-cell>
          <table:table-cell table:style-name="ce44" table:formula="of:=MATCH([.D66]+[.C66];[.$Z$37:.$AG$37];1)" office:value-type="float" office:value="4" calcext:value-type="float">
            <text:p>4</text:p>
          </table:table-cell>
          <table:table-cell table:style-name="ce2" table:formula="of:=IF(AND([.Z$43]&lt;=[.$Y66];[.Z$43]&gt;=[.$X66]);INDEX([.$Z$37:.$AG$37];[.Z$43]);&quot;&quot;)">
            <text:p/>
          </table:table-cell>
          <table:table-cell table:style-name="ce2" table:formula="of:=IF(AND([.AA$43]&lt;=[.$Y66];[.AA$43]&gt;=[.$X66]);INDEX([.$Z$37:.$AG$37];[.AA$43]);&quot;&quot;)">
            <text:p/>
          </table:table-cell>
          <table:table-cell table:style-name="ce2" table:formula="of:=IF(AND([.AB$43]&lt;=[.$Y66];[.AB$43]&gt;=[.$X66]);INDEX([.$Z$37:.$AG$37];[.AB$43]);&quot;&quot;)">
            <text:p/>
          </table:table-cell>
          <table:table-cell table:style-name="ce2" table:formula="of:=IF(AND([.AC$43]&lt;=[.$Y66];[.AC$43]&gt;=[.$X6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6];[.AD$43]&gt;=[.$X66]);INDEX([.$Z$37:.$AG$37];[.AD$43]);&quot;&quot;)">
            <text:p/>
          </table:table-cell>
          <table:table-cell table:style-name="ce2" table:formula="of:=IF(AND([.AE$43]&lt;=[.$Y66];[.AE$43]&gt;=[.$X66]);INDEX([.$Z$37:.$AG$37];[.AE$43]);&quot;&quot;)">
            <text:p/>
          </table:table-cell>
          <table:table-cell table:style-name="ce2" table:formula="of:=IF(AND([.AF$43]&lt;=[.$Y66];[.AF$43]&gt;=[.$X66]);INDEX([.$Z$37:.$AG$37];[.AF$43]);&quot;&quot;)">
            <text:p/>
          </table:table-cell>
          <table:table-cell table:style-name="ce2" table:formula="of:=IF(AND([.AG$43]&lt;=[.$Y66];[.AG$43]&gt;=[.$X66]);INDEX([.$Z$37:.$AG$37];[.AG$43]);&quot;&quot;)">
            <text:p/>
          </table:table-cell>
          <table:table-cell table:formula="of:=IF([.Z66]=&quot;&quot;;0;MIN([.D66];[.$AA$37]-[.C66]))" office:value-type="float" office:value="0" calcext:value-type="float">
            <text:p>0</text:p>
          </table:table-cell>
          <table:table-cell table:formula="of:=IF([.AA66]=&quot;&quot;;0;MIN([.$AB$37]-[.C66];[.$AB$37]-[.$AA$37];[.D66]-[.AH66]))" office:value-type="float" office:value="0" calcext:value-type="float">
            <text:p>0</text:p>
          </table:table-cell>
          <table:table-cell table:formula="of:=IF([.AB66]=&quot;&quot;;0;MIN([.$AC$37]-[.C66];[.$AC$37]-[.$AB$37];[.D66]-[.AH66]-[.AI66]))" office:value-type="float" office:value="0" calcext:value-type="float">
            <text:p>0</text:p>
          </table:table-cell>
          <table:table-cell table:formula="of:=IF([.AC66]=&quot;&quot;;0;MIN([.$AD$37]-[.C66];[.$AD$37]-[.$AC$37];[.D66]-[.AH66]-[.AI66]-[.AJ66]))" office:value-type="float" office:value="8" calcext:value-type="float">
            <text:p>8</text:p>
          </table:table-cell>
          <table:table-cell table:formula="of:=IF([.AD66]=&quot;&quot;;0;MIN([.$AE$37]-[.C66];[.$AE$37]-[.$AD$37];[.D66]-[.AH66]-[.AI66]-[.AJ66]-[.AK66]))" office:value-type="float" office:value="0" calcext:value-type="float">
            <text:p>0</text:p>
          </table:table-cell>
          <table:table-cell table:formula="of:=IF([.AE66]=&quot;&quot;;0;MIN([.$AF$37]-[.B66];[.$AF$37]-[.$AE$37];[.D66]-[.AH66]-[.AI66]-[.AJ66]-[.AK66]-[.AL66]))" office:value-type="float" office:value="0" calcext:value-type="float">
            <text:p>0</text:p>
          </table:table-cell>
          <table:table-cell table:formula="of:=IF([.AF66]=&quot;&quot;;0;MIN([.$AG$37]-[.C66];[.$AG$37]-[.$AF$37];[.D66]-[.AH66]-[.AI66]-[.AJ66]-[.AK66]-[.AL66]-[.AM66]))" office:value-type="float" office:value="0" calcext:value-type="float">
            <text:p>0</text:p>
          </table:table-cell>
          <table:table-cell/>
          <table:table-cell table:style-name="ce2" table:formula="of:=IF([.AH66]&gt;=1;[.$AH$43]&amp;&quot;*&quot;&amp;[.AH66]&amp;&quot; &quot;;&quot;&quot;)&amp;IF([.AI66]&gt;=1;[.$AI$43]&amp;&quot;*&quot;&amp;[.AI66]&amp;&quot; &quot;;&quot;&quot;)&amp;IF([.AJ66]&gt;=1;[.$AJ$43]&amp;&quot;*&quot;&amp;[.AJ66]&amp;&quot; &quot;;&quot;&quot;)&amp;IF([.AK66]&gt;=1;[.$AK$43]&amp;&quot;*&quot;&amp;[.AK66]&amp;&quot; &quot;;&quot;&quot;)&amp;IF([.AL66]&gt;=1;[.$AL$43]&amp;&quot;*&quot;&amp;[.AL66]&amp;&quot; &quot;;&quot;&quot;)&amp;IF([.AM66]&gt;=1;[.$AM$43]&amp;&quot;*&quot;&amp;[.AM66]&amp;&quot; &quot;;&quot;&quot;)&amp;IF([.AN66]&gt;=1;[.$AN$43]&amp;&quot;*&quot;&amp;[.AN66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6]&amp;&quot;)&quot;" office:value-type="string" office:string-value="    #'((Y-offset . 177)" calcext:value-type="string">
            <text:p><text:s text:c="4"/>#'((Y-offset . 177)</text:p>
          </table:table-cell>
          <table:table-cell table:formula="of:=IF([.$B$4]=&quot;Y&quot;;&quot;&quot;;&quot;%&quot;)&amp;&quot;      (alignment-distances . (&quot;&amp;COM.MICROSOFT.TEXTJOIN(&quot; &quot;;1;[.G66:.T66])&amp;&quot;)))&quot;" office:value-type="string" office:string-value="      (alignment-distances . (14 13 10 13 9)))" calcext:value-type="string">
            <text:p><text:s text:c="6"/>(alignment-distances . (14 13 10 13 9)))</text:p>
          </table:table-cell>
          <table:table-cell table:formula="of:=IF([.$B$6]=&quot;Y&quot;;&quot;%&quot;;&quot;&quot;)&amp;[.AP66]&amp;&quot; &quot;&amp;IF([.E66]=&quot;b&quot;;&quot;\break&quot;;IF([.E66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2]&lt;[.$AZ$9];[.AZ62]+1;&quot;-&quot;)" office:value-type="float" office:value="14" calcext:value-type="float">
            <text:p>14</text:p>
          </table:table-cell>
          <table:table-cell table:formula="of:=IF([.AZ62]&lt;[.$AZ$9];[.BA62];&quot;-&quot;)" office:value-type="float" office:value="4" calcext:value-type="float">
            <text:p>4</text:p>
          </table:table-cell>
          <table:table-cell table:formula="of:=IF([.BA66]=&quot;-&quot;;&quot;&quot;;IF([.$B$1]=2;INDEX([.$AR$16:.$AU$31];[.AZ66];[.BA66]);IF([.$B$1]=3;INDEX([.$AR$44:.$AU$98];[.AZ66];[.BA66]);INDEX([.$AR$113:.$AU$218];[.AZ66];[.BA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66]=&quot;pb&quot;;[.A66]+1;[.A66])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table:style-name="ce7" table:formula="of:=IF([.C68]=&quot;&quot;;&quot;&quot;;[.C68]-[.C67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table:number-columns-repeated="11"/>
          <table:table-cell table:number-columns-repeated="3"/>
          <table:table-cell table:style-name="ce44" table:formula="of:=MATCH([.C67];[.$Z$37:.$AG$37];1)" office:value-type="float" office:value="4" calcext:value-type="float">
            <text:p>4</text:p>
          </table:table-cell>
          <table:table-cell table:style-name="ce44" table:formula="of:=MATCH([.D67]+[.C67];[.$Z$37:.$AG$37];1)" office:value-type="float" office:value="4" calcext:value-type="float">
            <text:p>4</text:p>
          </table:table-cell>
          <table:table-cell table:style-name="ce2" table:formula="of:=IF(AND([.Z$43]&lt;=[.$Y67];[.Z$43]&gt;=[.$X67]);INDEX([.$Z$37:.$AG$37];[.Z$43]);&quot;&quot;)">
            <text:p/>
          </table:table-cell>
          <table:table-cell table:style-name="ce2" table:formula="of:=IF(AND([.AA$43]&lt;=[.$Y67];[.AA$43]&gt;=[.$X67]);INDEX([.$Z$37:.$AG$37];[.AA$43]);&quot;&quot;)">
            <text:p/>
          </table:table-cell>
          <table:table-cell table:style-name="ce2" table:formula="of:=IF(AND([.AB$43]&lt;=[.$Y67];[.AB$43]&gt;=[.$X67]);INDEX([.$Z$37:.$AG$37];[.AB$43]);&quot;&quot;)">
            <text:p/>
          </table:table-cell>
          <table:table-cell table:style-name="ce2" table:formula="of:=IF(AND([.AC$43]&lt;=[.$Y67];[.AC$43]&gt;=[.$X6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7];[.AD$43]&gt;=[.$X67]);INDEX([.$Z$37:.$AG$37];[.AD$43]);&quot;&quot;)">
            <text:p/>
          </table:table-cell>
          <table:table-cell table:style-name="ce2" table:formula="of:=IF(AND([.AE$43]&lt;=[.$Y67];[.AE$43]&gt;=[.$X67]);INDEX([.$Z$37:.$AG$37];[.AE$43]);&quot;&quot;)">
            <text:p/>
          </table:table-cell>
          <table:table-cell table:style-name="ce2" table:formula="of:=IF(AND([.AF$43]&lt;=[.$Y67];[.AF$43]&gt;=[.$X67]);INDEX([.$Z$37:.$AG$37];[.AF$43]);&quot;&quot;)">
            <text:p/>
          </table:table-cell>
          <table:table-cell table:style-name="ce2" table:formula="of:=IF(AND([.AG$43]&lt;=[.$Y67];[.AG$43]&gt;=[.$X67]);INDEX([.$Z$37:.$AG$37];[.AG$43]);&quot;&quot;)">
            <text:p/>
          </table:table-cell>
          <table:table-cell table:formula="of:=IF([.Z67]=&quot;&quot;;0;MIN([.D67];[.$AA$37]-[.C67]))" office:value-type="float" office:value="0" calcext:value-type="float">
            <text:p>0</text:p>
          </table:table-cell>
          <table:table-cell table:formula="of:=IF([.AA67]=&quot;&quot;;0;MIN([.$AB$37]-[.C67];[.$AB$37]-[.$AA$37];[.D67]-[.AH67]))" office:value-type="float" office:value="0" calcext:value-type="float">
            <text:p>0</text:p>
          </table:table-cell>
          <table:table-cell table:formula="of:=IF([.AB67]=&quot;&quot;;0;MIN([.$AC$37]-[.C67];[.$AC$37]-[.$AB$37];[.D67]-[.AH67]-[.AI67]))" office:value-type="float" office:value="0" calcext:value-type="float">
            <text:p>0</text:p>
          </table:table-cell>
          <table:table-cell table:formula="of:=IF([.AC67]=&quot;&quot;;0;MIN([.$AD$37]-[.C67];[.$AD$37]-[.$AC$37];[.D67]-[.AH67]-[.AI67]-[.AJ67]))" office:value-type="float" office:value="8" calcext:value-type="float">
            <text:p>8</text:p>
          </table:table-cell>
          <table:table-cell table:formula="of:=IF([.AD67]=&quot;&quot;;0;MIN([.$AE$37]-[.C67];[.$AE$37]-[.$AD$37];[.D67]-[.AH67]-[.AI67]-[.AJ67]-[.AK67]))" office:value-type="float" office:value="0" calcext:value-type="float">
            <text:p>0</text:p>
          </table:table-cell>
          <table:table-cell table:formula="of:=IF([.AE67]=&quot;&quot;;0;MIN([.$AF$37]-[.B67];[.$AF$37]-[.$AE$37];[.D67]-[.AH67]-[.AI67]-[.AJ67]-[.AK67]-[.AL67]))" office:value-type="float" office:value="0" calcext:value-type="float">
            <text:p>0</text:p>
          </table:table-cell>
          <table:table-cell table:formula="of:=IF([.AF67]=&quot;&quot;;0;MIN([.$AG$37]-[.C67];[.$AG$37]-[.$AF$37];[.D67]-[.AH67]-[.AI67]-[.AJ67]-[.AK67]-[.AL67]-[.AM67]))" office:value-type="float" office:value="0" calcext:value-type="float">
            <text:p>0</text:p>
          </table:table-cell>
          <table:table-cell/>
          <table:table-cell table:style-name="ce2" table:formula="of:=IF([.AH67]&gt;=1;[.$AH$43]&amp;&quot;*&quot;&amp;[.AH67]&amp;&quot; &quot;;&quot;&quot;)&amp;IF([.AI67]&gt;=1;[.$AI$43]&amp;&quot;*&quot;&amp;[.AI67]&amp;&quot; &quot;;&quot;&quot;)&amp;IF([.AJ67]&gt;=1;[.$AJ$43]&amp;&quot;*&quot;&amp;[.AJ67]&amp;&quot; &quot;;&quot;&quot;)&amp;IF([.AK67]&gt;=1;[.$AK$43]&amp;&quot;*&quot;&amp;[.AK67]&amp;&quot; &quot;;&quot;&quot;)&amp;IF([.AL67]&gt;=1;[.$AL$43]&amp;&quot;*&quot;&amp;[.AL67]&amp;&quot; &quot;;&quot;&quot;)&amp;IF([.AM67]&gt;=1;[.$AM$43]&amp;&quot;*&quot;&amp;[.AM67]&amp;&quot; &quot;;&quot;&quot;)&amp;IF([.AN67]&gt;=1;[.$AN$43]&amp;&quot;*&quot;&amp;[.AN67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7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67:.T67])&amp;&quot;)))&quot;" office:value-type="string" office:string-value="      (alignment-distances . (11 15 13)))" calcext:value-type="string">
            <text:p><text:s text:c="6"/>(alignment-distances . (11 15 13)))</text:p>
          </table:table-cell>
          <table:table-cell table:formula="of:=IF([.$B$6]=&quot;Y&quot;;&quot;%&quot;;&quot;&quot;)&amp;[.AP67]&amp;&quot; &quot;&amp;IF([.E67]=&quot;b&quot;;&quot;\break&quot;;IF([.E67]=&quot;pb&quot;;&quot;\pageBreak&quot;))" office:value-type="string" office:string-value="s2*8  \break" calcext:value-type="string">
            <text:p>s2*8 <text:s/>\break</text:p>
          </table:table-cell>
          <table:table-cell table:number-columns-repeated="4"/>
          <table:table-cell table:formula="of:=IF([.AZ63]&lt;[.$AZ$9];[.AZ63]+1;&quot;-&quot;)" office:value-type="float" office:value="15" calcext:value-type="float">
            <text:p>15</text:p>
          </table:table-cell>
          <table:table-cell table:formula="of:=IF([.AZ63]&lt;[.$AZ$9];[.BA63];&quot;-&quot;)" office:value-type="float" office:value="1" calcext:value-type="float">
            <text:p>1</text:p>
          </table:table-cell>
          <table:table-cell table:formula="of:=IF([.BA67]=&quot;-&quot;;&quot;&quot;;IF([.$B$1]=2;INDEX([.$AR$16:.$AU$31];[.AZ67];[.BA67]);IF([.$B$1]=3;INDEX([.$AR$44:.$AU$98];[.AZ67];[.BA67]);INDEX([.$AR$113:.$AU$218];[.AZ67];[.BA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67]=&quot;pb&quot;;[.A67]+1;[.A67])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office:value-type="float" office:value="176" calcext:value-type="float">
            <text:p>176</text:p>
          </table:table-cell>
          <table:table-cell table:style-name="ce7" table:formula="of:=IF([.C69]=&quot;&quot;;&quot;&quot;;[.C69]-[.C68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95" calcext:value-type="float">
            <text:p>95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3"/>
          <table:table-cell table:number-columns-repeated="3"/>
          <table:table-cell table:style-name="ce44" table:formula="of:=MATCH([.C68];[.$Z$37:.$AG$37];1)" office:value-type="float" office:value="4" calcext:value-type="float">
            <text:p>4</text:p>
          </table:table-cell>
          <table:table-cell table:style-name="ce44" table:formula="of:=MATCH([.D68]+[.C68];[.$Z$37:.$AG$37];1)" office:value-type="float" office:value="4" calcext:value-type="float">
            <text:p>4</text:p>
          </table:table-cell>
          <table:table-cell table:style-name="ce2" table:formula="of:=IF(AND([.Z$43]&lt;=[.$Y68];[.Z$43]&gt;=[.$X68]);INDEX([.$Z$37:.$AG$37];[.Z$43]);&quot;&quot;)">
            <text:p/>
          </table:table-cell>
          <table:table-cell table:style-name="ce2" table:formula="of:=IF(AND([.AA$43]&lt;=[.$Y68];[.AA$43]&gt;=[.$X68]);INDEX([.$Z$37:.$AG$37];[.AA$43]);&quot;&quot;)">
            <text:p/>
          </table:table-cell>
          <table:table-cell table:style-name="ce2" table:formula="of:=IF(AND([.AB$43]&lt;=[.$Y68];[.AB$43]&gt;=[.$X68]);INDEX([.$Z$37:.$AG$37];[.AB$43]);&quot;&quot;)">
            <text:p/>
          </table:table-cell>
          <table:table-cell table:style-name="ce2" table:formula="of:=IF(AND([.AC$43]&lt;=[.$Y68];[.AC$43]&gt;=[.$X6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8];[.AD$43]&gt;=[.$X68]);INDEX([.$Z$37:.$AG$37];[.AD$43]);&quot;&quot;)">
            <text:p/>
          </table:table-cell>
          <table:table-cell table:style-name="ce2" table:formula="of:=IF(AND([.AE$43]&lt;=[.$Y68];[.AE$43]&gt;=[.$X68]);INDEX([.$Z$37:.$AG$37];[.AE$43]);&quot;&quot;)">
            <text:p/>
          </table:table-cell>
          <table:table-cell table:style-name="ce2" table:formula="of:=IF(AND([.AF$43]&lt;=[.$Y68];[.AF$43]&gt;=[.$X68]);INDEX([.$Z$37:.$AG$37];[.AF$43]);&quot;&quot;)">
            <text:p/>
          </table:table-cell>
          <table:table-cell table:style-name="ce2" table:formula="of:=IF(AND([.AG$43]&lt;=[.$Y68];[.AG$43]&gt;=[.$X68]);INDEX([.$Z$37:.$AG$37];[.AG$43]);&quot;&quot;)">
            <text:p/>
          </table:table-cell>
          <table:table-cell table:formula="of:=IF([.Z68]=&quot;&quot;;0;MIN([.D68];[.$AA$37]-[.C68]))" office:value-type="float" office:value="0" calcext:value-type="float">
            <text:p>0</text:p>
          </table:table-cell>
          <table:table-cell table:formula="of:=IF([.AA68]=&quot;&quot;;0;MIN([.$AB$37]-[.C68];[.$AB$37]-[.$AA$37];[.D68]-[.AH68]))" office:value-type="float" office:value="0" calcext:value-type="float">
            <text:p>0</text:p>
          </table:table-cell>
          <table:table-cell table:formula="of:=IF([.AB68]=&quot;&quot;;0;MIN([.$AC$37]-[.C68];[.$AC$37]-[.$AB$37];[.D68]-[.AH68]-[.AI68]))" office:value-type="float" office:value="0" calcext:value-type="float">
            <text:p>0</text:p>
          </table:table-cell>
          <table:table-cell table:formula="of:=IF([.AC68]=&quot;&quot;;0;MIN([.$AD$37]-[.C68];[.$AD$37]-[.$AC$37];[.D68]-[.AH68]-[.AI68]-[.AJ68]))" office:value-type="float" office:value="6" calcext:value-type="float">
            <text:p>6</text:p>
          </table:table-cell>
          <table:table-cell table:formula="of:=IF([.AD68]=&quot;&quot;;0;MIN([.$AE$37]-[.C68];[.$AE$37]-[.$AD$37];[.D68]-[.AH68]-[.AI68]-[.AJ68]-[.AK68]))" office:value-type="float" office:value="0" calcext:value-type="float">
            <text:p>0</text:p>
          </table:table-cell>
          <table:table-cell table:formula="of:=IF([.AE68]=&quot;&quot;;0;MIN([.$AF$37]-[.B68];[.$AF$37]-[.$AE$37];[.D68]-[.AH68]-[.AI68]-[.AJ68]-[.AK68]-[.AL68]))" office:value-type="float" office:value="0" calcext:value-type="float">
            <text:p>0</text:p>
          </table:table-cell>
          <table:table-cell table:formula="of:=IF([.AF68]=&quot;&quot;;0;MIN([.$AG$37]-[.C68];[.$AG$37]-[.$AF$37];[.D68]-[.AH68]-[.AI68]-[.AJ68]-[.AK68]-[.AL68]-[.AM68]))" office:value-type="float" office:value="0" calcext:value-type="float">
            <text:p>0</text:p>
          </table:table-cell>
          <table:table-cell/>
          <table:table-cell table:style-name="ce2" table:formula="of:=IF([.AH68]&gt;=1;[.$AH$43]&amp;&quot;*&quot;&amp;[.AH68]&amp;&quot; &quot;;&quot;&quot;)&amp;IF([.AI68]&gt;=1;[.$AI$43]&amp;&quot;*&quot;&amp;[.AI68]&amp;&quot; &quot;;&quot;&quot;)&amp;IF([.AJ68]&gt;=1;[.$AJ$43]&amp;&quot;*&quot;&amp;[.AJ68]&amp;&quot; &quot;;&quot;&quot;)&amp;IF([.AK68]&gt;=1;[.$AK$43]&amp;&quot;*&quot;&amp;[.AK68]&amp;&quot; &quot;;&quot;&quot;)&amp;IF([.AL68]&gt;=1;[.$AL$43]&amp;&quot;*&quot;&amp;[.AL68]&amp;&quot; &quot;;&quot;&quot;)&amp;IF([.AM68]&gt;=1;[.$AM$43]&amp;&quot;*&quot;&amp;[.AM68]&amp;&quot; &quot;;&quot;&quot;)&amp;IF([.AN68]&gt;=1;[.$AN$43]&amp;&quot;*&quot;&amp;[.AN68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8]&amp;&quot;)&quot;" office:value-type="string" office:string-value="    #'((Y-offset . 95)" calcext:value-type="string">
            <text:p><text:s text:c="4"/>#'((Y-offset . 95)</text:p>
          </table:table-cell>
          <table:table-cell table:formula="of:=IF([.$B$4]=&quot;Y&quot;;&quot;&quot;;&quot;%&quot;)&amp;&quot;      (alignment-distances . (&quot;&amp;COM.MICROSOFT.TEXTJOIN(&quot; &quot;;1;[.G68:.T68])&amp;&quot;)))&quot;" office:value-type="string" office:string-value="      (alignment-distances . (10 10 10 10 16 14 15 11 11 10 10)))" calcext:value-type="string">
            <text:p><text:s text:c="6"/>(alignment-distances . (10 10 10 10 16 14 15 11 11 10 10)))</text:p>
          </table:table-cell>
          <table:table-cell table:formula="of:=IF([.$B$6]=&quot;Y&quot;;&quot;%&quot;;&quot;&quot;)&amp;[.AP68]&amp;&quot; &quot;&amp;IF([.E68]=&quot;b&quot;;&quot;\break&quot;;IF([.E68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64]&lt;[.$AZ$9];[.AZ64]+1;&quot;-&quot;)" office:value-type="float" office:value="15" calcext:value-type="float">
            <text:p>15</text:p>
          </table:table-cell>
          <table:table-cell table:formula="of:=IF([.AZ64]&lt;[.$AZ$9];[.BA64];&quot;-&quot;)" office:value-type="float" office:value="2" calcext:value-type="float">
            <text:p>2</text:p>
          </table:table-cell>
          <table:table-cell table:formula="of:=IF([.BA68]=&quot;-&quot;;&quot;&quot;;IF([.$B$1]=2;INDEX([.$AR$16:.$AU$31];[.AZ68];[.BA68]);IF([.$B$1]=3;INDEX([.$AR$44:.$AU$98];[.AZ68];[.BA68]);INDEX([.$AR$113:.$AU$218];[.AZ68];[.BA6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68]=&quot;pb&quot;;[.A68]+1;[.A68])"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70]=&quot;&quot;;&quot;&quot;;[.C70]-[.C6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6" calcext:value-type="float">
            <text:p>16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69];[.$Z$37:.$AG$37];1)" office:value-type="float" office:value="4" calcext:value-type="float">
            <text:p>4</text:p>
          </table:table-cell>
          <table:table-cell table:style-name="ce44" table:formula="of:=MATCH([.D69]+[.C69];[.$Z$37:.$AG$37];1)" office:value-type="float" office:value="4" calcext:value-type="float">
            <text:p>4</text:p>
          </table:table-cell>
          <table:table-cell table:style-name="ce2" table:formula="of:=IF(AND([.Z$43]&lt;=[.$Y69];[.Z$43]&gt;=[.$X69]);INDEX([.$Z$37:.$AG$37];[.Z$43]);&quot;&quot;)">
            <text:p/>
          </table:table-cell>
          <table:table-cell table:style-name="ce2" table:formula="of:=IF(AND([.AA$43]&lt;=[.$Y69];[.AA$43]&gt;=[.$X69]);INDEX([.$Z$37:.$AG$37];[.AA$43]);&quot;&quot;)">
            <text:p/>
          </table:table-cell>
          <table:table-cell table:style-name="ce2" table:formula="of:=IF(AND([.AB$43]&lt;=[.$Y69];[.AB$43]&gt;=[.$X69]);INDEX([.$Z$37:.$AG$37];[.AB$43]);&quot;&quot;)">
            <text:p/>
          </table:table-cell>
          <table:table-cell table:style-name="ce2" table:formula="of:=IF(AND([.AC$43]&lt;=[.$Y69];[.AC$43]&gt;=[.$X6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69];[.AD$43]&gt;=[.$X69]);INDEX([.$Z$37:.$AG$37];[.AD$43]);&quot;&quot;)">
            <text:p/>
          </table:table-cell>
          <table:table-cell table:style-name="ce2" table:formula="of:=IF(AND([.AE$43]&lt;=[.$Y69];[.AE$43]&gt;=[.$X69]);INDEX([.$Z$37:.$AG$37];[.AE$43]);&quot;&quot;)">
            <text:p/>
          </table:table-cell>
          <table:table-cell table:style-name="ce2" table:formula="of:=IF(AND([.AF$43]&lt;=[.$Y69];[.AF$43]&gt;=[.$X69]);INDEX([.$Z$37:.$AG$37];[.AF$43]);&quot;&quot;)">
            <text:p/>
          </table:table-cell>
          <table:table-cell table:style-name="ce2" table:formula="of:=IF(AND([.AG$43]&lt;=[.$Y69];[.AG$43]&gt;=[.$X69]);INDEX([.$Z$37:.$AG$37];[.AG$43]);&quot;&quot;)">
            <text:p/>
          </table:table-cell>
          <table:table-cell table:formula="of:=IF([.Z69]=&quot;&quot;;0;MIN([.D69];[.$AA$37]-[.C69]))" office:value-type="float" office:value="0" calcext:value-type="float">
            <text:p>0</text:p>
          </table:table-cell>
          <table:table-cell table:formula="of:=IF([.AA69]=&quot;&quot;;0;MIN([.$AB$37]-[.C69];[.$AB$37]-[.$AA$37];[.D69]-[.AH69]))" office:value-type="float" office:value="0" calcext:value-type="float">
            <text:p>0</text:p>
          </table:table-cell>
          <table:table-cell table:formula="of:=IF([.AB69]=&quot;&quot;;0;MIN([.$AC$37]-[.C69];[.$AC$37]-[.$AB$37];[.D69]-[.AH69]-[.AI69]))" office:value-type="float" office:value="0" calcext:value-type="float">
            <text:p>0</text:p>
          </table:table-cell>
          <table:table-cell table:formula="of:=IF([.AC69]=&quot;&quot;;0;MIN([.$AD$37]-[.C69];[.$AD$37]-[.$AC$37];[.D69]-[.AH69]-[.AI69]-[.AJ69]))" office:value-type="float" office:value="5" calcext:value-type="float">
            <text:p>5</text:p>
          </table:table-cell>
          <table:table-cell table:formula="of:=IF([.AD69]=&quot;&quot;;0;MIN([.$AE$37]-[.C69];[.$AE$37]-[.$AD$37];[.D69]-[.AH69]-[.AI69]-[.AJ69]-[.AK69]))" office:value-type="float" office:value="0" calcext:value-type="float">
            <text:p>0</text:p>
          </table:table-cell>
          <table:table-cell table:formula="of:=IF([.AE69]=&quot;&quot;;0;MIN([.$AF$37]-[.B69];[.$AF$37]-[.$AE$37];[.D69]-[.AH69]-[.AI69]-[.AJ69]-[.AK69]-[.AL69]))" office:value-type="float" office:value="0" calcext:value-type="float">
            <text:p>0</text:p>
          </table:table-cell>
          <table:table-cell table:formula="of:=IF([.AF69]=&quot;&quot;;0;MIN([.$AG$37]-[.C69];[.$AG$37]-[.$AF$37];[.D69]-[.AH69]-[.AI69]-[.AJ69]-[.AK69]-[.AL69]-[.AM69]))" office:value-type="float" office:value="0" calcext:value-type="float">
            <text:p>0</text:p>
          </table:table-cell>
          <table:table-cell/>
          <table:table-cell table:style-name="ce2" table:formula="of:=IF([.AH69]&gt;=1;[.$AH$43]&amp;&quot;*&quot;&amp;[.AH69]&amp;&quot; &quot;;&quot;&quot;)&amp;IF([.AI69]&gt;=1;[.$AI$43]&amp;&quot;*&quot;&amp;[.AI69]&amp;&quot; &quot;;&quot;&quot;)&amp;IF([.AJ69]&gt;=1;[.$AJ$43]&amp;&quot;*&quot;&amp;[.AJ69]&amp;&quot; &quot;;&quot;&quot;)&amp;IF([.AK69]&gt;=1;[.$AK$43]&amp;&quot;*&quot;&amp;[.AK69]&amp;&quot; &quot;;&quot;&quot;)&amp;IF([.AL69]&gt;=1;[.$AL$43]&amp;&quot;*&quot;&amp;[.AL69]&amp;&quot; &quot;;&quot;&quot;)&amp;IF([.AM69]&gt;=1;[.$AM$43]&amp;&quot;*&quot;&amp;[.AM69]&amp;&quot; &quot;;&quot;&quot;)&amp;IF([.AN69]&gt;=1;[.$AN$43]&amp;&quot;*&quot;&amp;[.AN6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69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69:.T69])&amp;&quot;)))&quot;" office:value-type="string" office:string-value="      (alignment-distances . (10 16 12 14 10 10 10 10)))" calcext:value-type="string">
            <text:p><text:s text:c="6"/>(alignment-distances . (10 16 12 14 10 10 10 10)))</text:p>
          </table:table-cell>
          <table:table-cell table:formula="of:=IF([.$B$6]=&quot;Y&quot;;&quot;%&quot;;&quot;&quot;)&amp;[.AP69]&amp;&quot; &quot;&amp;IF([.E69]=&quot;b&quot;;&quot;\break&quot;;IF([.E69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65]&lt;[.$AZ$9];[.AZ65]+1;&quot;-&quot;)" office:value-type="float" office:value="15" calcext:value-type="float">
            <text:p>15</text:p>
          </table:table-cell>
          <table:table-cell table:formula="of:=IF([.AZ65]&lt;[.$AZ$9];[.BA65];&quot;-&quot;)" office:value-type="float" office:value="3" calcext:value-type="float">
            <text:p>3</text:p>
          </table:table-cell>
          <table:table-cell table:formula="of:=IF([.BA69]=&quot;-&quot;;&quot;&quot;;IF([.$B$1]=2;INDEX([.$AR$16:.$AU$31];[.AZ69];[.BA69]);IF([.$B$1]=3;INDEX([.$AR$44:.$AU$98];[.AZ69];[.BA69]);INDEX([.$AR$113:.$AU$218];[.AZ69];[.BA69]))))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number-columns-repeated="10"/>
        </table:table-row>
        <table:table-row table:style-name="ro1">
          <table:table-cell table:formula="of:=IF([.E69]=&quot;pb&quot;;[.A69]+1;[.A69])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office:value-type="float" office:value="187" calcext:value-type="float">
            <text:p>187</text:p>
          </table:table-cell>
          <table:table-cell table:style-name="ce7" table:formula="of:=IF([.C71]=&quot;&quot;;&quot;&quot;;[.C71]-[.C70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0];[.$Z$37:.$AG$37];1)" office:value-type="float" office:value="4" calcext:value-type="float">
            <text:p>4</text:p>
          </table:table-cell>
          <table:table-cell table:style-name="ce44" table:formula="of:=MATCH([.D70]+[.C70];[.$Z$37:.$AG$37];1)" office:value-type="float" office:value="4" calcext:value-type="float">
            <text:p>4</text:p>
          </table:table-cell>
          <table:table-cell table:style-name="ce2" table:formula="of:=IF(AND([.Z$43]&lt;=[.$Y70];[.Z$43]&gt;=[.$X70]);INDEX([.$Z$37:.$AG$37];[.Z$43]);&quot;&quot;)">
            <text:p/>
          </table:table-cell>
          <table:table-cell table:style-name="ce2" table:formula="of:=IF(AND([.AA$43]&lt;=[.$Y70];[.AA$43]&gt;=[.$X70]);INDEX([.$Z$37:.$AG$37];[.AA$43]);&quot;&quot;)">
            <text:p/>
          </table:table-cell>
          <table:table-cell table:style-name="ce2" table:formula="of:=IF(AND([.AB$43]&lt;=[.$Y70];[.AB$43]&gt;=[.$X70]);INDEX([.$Z$37:.$AG$37];[.AB$43]);&quot;&quot;)">
            <text:p/>
          </table:table-cell>
          <table:table-cell table:style-name="ce2" table:formula="of:=IF(AND([.AC$43]&lt;=[.$Y70];[.AC$43]&gt;=[.$X7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0];[.AD$43]&gt;=[.$X70]);INDEX([.$Z$37:.$AG$37];[.AD$43]);&quot;&quot;)">
            <text:p/>
          </table:table-cell>
          <table:table-cell table:style-name="ce2" table:formula="of:=IF(AND([.AE$43]&lt;=[.$Y70];[.AE$43]&gt;=[.$X70]);INDEX([.$Z$37:.$AG$37];[.AE$43]);&quot;&quot;)">
            <text:p/>
          </table:table-cell>
          <table:table-cell table:style-name="ce2" table:formula="of:=IF(AND([.AF$43]&lt;=[.$Y70];[.AF$43]&gt;=[.$X70]);INDEX([.$Z$37:.$AG$37];[.AF$43]);&quot;&quot;)">
            <text:p/>
          </table:table-cell>
          <table:table-cell table:style-name="ce2" table:formula="of:=IF(AND([.AG$43]&lt;=[.$Y70];[.AG$43]&gt;=[.$X70]);INDEX([.$Z$37:.$AG$37];[.AG$43]);&quot;&quot;)">
            <text:p/>
          </table:table-cell>
          <table:table-cell table:formula="of:=IF([.Z70]=&quot;&quot;;0;MIN([.D70];[.$AA$37]-[.C70]))" office:value-type="float" office:value="0" calcext:value-type="float">
            <text:p>0</text:p>
          </table:table-cell>
          <table:table-cell table:formula="of:=IF([.AA70]=&quot;&quot;;0;MIN([.$AB$37]-[.C70];[.$AB$37]-[.$AA$37];[.D70]-[.AH70]))" office:value-type="float" office:value="0" calcext:value-type="float">
            <text:p>0</text:p>
          </table:table-cell>
          <table:table-cell table:formula="of:=IF([.AB70]=&quot;&quot;;0;MIN([.$AC$37]-[.C70];[.$AC$37]-[.$AB$37];[.D70]-[.AH70]-[.AI70]))" office:value-type="float" office:value="0" calcext:value-type="float">
            <text:p>0</text:p>
          </table:table-cell>
          <table:table-cell table:formula="of:=IF([.AC70]=&quot;&quot;;0;MIN([.$AD$37]-[.C70];[.$AD$37]-[.$AC$37];[.D70]-[.AH70]-[.AI70]-[.AJ70]))" office:value-type="float" office:value="5" calcext:value-type="float">
            <text:p>5</text:p>
          </table:table-cell>
          <table:table-cell table:formula="of:=IF([.AD70]=&quot;&quot;;0;MIN([.$AE$37]-[.C70];[.$AE$37]-[.$AD$37];[.D70]-[.AH70]-[.AI70]-[.AJ70]-[.AK70]))" office:value-type="float" office:value="0" calcext:value-type="float">
            <text:p>0</text:p>
          </table:table-cell>
          <table:table-cell table:formula="of:=IF([.AE70]=&quot;&quot;;0;MIN([.$AF$37]-[.B70];[.$AF$37]-[.$AE$37];[.D70]-[.AH70]-[.AI70]-[.AJ70]-[.AK70]-[.AL70]))" office:value-type="float" office:value="0" calcext:value-type="float">
            <text:p>0</text:p>
          </table:table-cell>
          <table:table-cell table:formula="of:=IF([.AF70]=&quot;&quot;;0;MIN([.$AG$37]-[.C70];[.$AG$37]-[.$AF$37];[.D70]-[.AH70]-[.AI70]-[.AJ70]-[.AK70]-[.AL70]-[.AM70]))" office:value-type="float" office:value="0" calcext:value-type="float">
            <text:p>0</text:p>
          </table:table-cell>
          <table:table-cell/>
          <table:table-cell table:style-name="ce2" table:formula="of:=IF([.AH70]&gt;=1;[.$AH$43]&amp;&quot;*&quot;&amp;[.AH70]&amp;&quot; &quot;;&quot;&quot;)&amp;IF([.AI70]&gt;=1;[.$AI$43]&amp;&quot;*&quot;&amp;[.AI70]&amp;&quot; &quot;;&quot;&quot;)&amp;IF([.AJ70]&gt;=1;[.$AJ$43]&amp;&quot;*&quot;&amp;[.AJ70]&amp;&quot; &quot;;&quot;&quot;)&amp;IF([.AK70]&gt;=1;[.$AK$43]&amp;&quot;*&quot;&amp;[.AK70]&amp;&quot; &quot;;&quot;&quot;)&amp;IF([.AL70]&gt;=1;[.$AL$43]&amp;&quot;*&quot;&amp;[.AL70]&amp;&quot; &quot;;&quot;&quot;)&amp;IF([.AM70]&gt;=1;[.$AM$43]&amp;&quot;*&quot;&amp;[.AM70]&amp;&quot; &quot;;&quot;&quot;)&amp;IF([.AN70]&gt;=1;[.$AN$43]&amp;&quot;*&quot;&amp;[.AN7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0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0:.T70])&amp;&quot;)))&quot;" office:value-type="string" office:string-value="      (alignment-distances . (9 9 16 12 12 10 11 10 10)))" calcext:value-type="string">
            <text:p><text:s text:c="6"/>(alignment-distances . (9 9 16 12 12 10 11 10 10)))</text:p>
          </table:table-cell>
          <table:table-cell table:formula="of:=IF([.$B$6]=&quot;Y&quot;;&quot;%&quot;;&quot;&quot;)&amp;[.AP70]&amp;&quot; &quot;&amp;IF([.E70]=&quot;b&quot;;&quot;\break&quot;;IF([.E70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66]&lt;[.$AZ$9];[.AZ66]+1;&quot;-&quot;)" office:value-type="float" office:value="15" calcext:value-type="float">
            <text:p>15</text:p>
          </table:table-cell>
          <table:table-cell table:formula="of:=IF([.AZ66]&lt;[.$AZ$9];[.BA66];&quot;-&quot;)" office:value-type="float" office:value="4" calcext:value-type="float">
            <text:p>4</text:p>
          </table:table-cell>
          <table:table-cell table:formula="of:=IF([.BA70]=&quot;-&quot;;&quot;&quot;;IF([.$B$1]=2;INDEX([.$AR$16:.$AU$31];[.AZ70];[.BA70]);IF([.$B$1]=3;INDEX([.$AR$44:.$AU$98];[.AZ70];[.BA70]);INDEX([.$AR$113:.$AU$218];[.AZ70];[.BA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0]=&quot;pb&quot;;[.A70]+1;[.A70])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2" calcext:value-type="float">
            <text:p>192</text:p>
          </table:table-cell>
          <table:table-cell table:style-name="ce7" table:formula="of:=IF([.C72]=&quot;&quot;;&quot;&quot;;[.C72]-[.C71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1];[.$Z$37:.$AG$37];1)" office:value-type="float" office:value="4" calcext:value-type="float">
            <text:p>4</text:p>
          </table:table-cell>
          <table:table-cell table:style-name="ce44" table:formula="of:=MATCH([.D71]+[.C71];[.$Z$37:.$AG$37];1)" office:value-type="float" office:value="4" calcext:value-type="float">
            <text:p>4</text:p>
          </table:table-cell>
          <table:table-cell table:style-name="ce2" table:formula="of:=IF(AND([.Z$43]&lt;=[.$Y71];[.Z$43]&gt;=[.$X71]);INDEX([.$Z$37:.$AG$37];[.Z$43]);&quot;&quot;)">
            <text:p/>
          </table:table-cell>
          <table:table-cell table:style-name="ce2" table:formula="of:=IF(AND([.AA$43]&lt;=[.$Y71];[.AA$43]&gt;=[.$X71]);INDEX([.$Z$37:.$AG$37];[.AA$43]);&quot;&quot;)">
            <text:p/>
          </table:table-cell>
          <table:table-cell table:style-name="ce2" table:formula="of:=IF(AND([.AB$43]&lt;=[.$Y71];[.AB$43]&gt;=[.$X71]);INDEX([.$Z$37:.$AG$37];[.AB$43]);&quot;&quot;)">
            <text:p/>
          </table:table-cell>
          <table:table-cell table:style-name="ce2" table:formula="of:=IF(AND([.AC$43]&lt;=[.$Y71];[.AC$43]&gt;=[.$X7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1];[.AD$43]&gt;=[.$X71]);INDEX([.$Z$37:.$AG$37];[.AD$43]);&quot;&quot;)">
            <text:p/>
          </table:table-cell>
          <table:table-cell table:style-name="ce2" table:formula="of:=IF(AND([.AE$43]&lt;=[.$Y71];[.AE$43]&gt;=[.$X71]);INDEX([.$Z$37:.$AG$37];[.AE$43]);&quot;&quot;)">
            <text:p/>
          </table:table-cell>
          <table:table-cell table:style-name="ce2" table:formula="of:=IF(AND([.AF$43]&lt;=[.$Y71];[.AF$43]&gt;=[.$X71]);INDEX([.$Z$37:.$AG$37];[.AF$43]);&quot;&quot;)">
            <text:p/>
          </table:table-cell>
          <table:table-cell table:style-name="ce2" table:formula="of:=IF(AND([.AG$43]&lt;=[.$Y71];[.AG$43]&gt;=[.$X71]);INDEX([.$Z$37:.$AG$37];[.AG$43]);&quot;&quot;)">
            <text:p/>
          </table:table-cell>
          <table:table-cell table:formula="of:=IF([.Z71]=&quot;&quot;;0;MIN([.D71];[.$AA$37]-[.C71]))" office:value-type="float" office:value="0" calcext:value-type="float">
            <text:p>0</text:p>
          </table:table-cell>
          <table:table-cell table:formula="of:=IF([.AA71]=&quot;&quot;;0;MIN([.$AB$37]-[.C71];[.$AB$37]-[.$AA$37];[.D71]-[.AH71]))" office:value-type="float" office:value="0" calcext:value-type="float">
            <text:p>0</text:p>
          </table:table-cell>
          <table:table-cell table:formula="of:=IF([.AB71]=&quot;&quot;;0;MIN([.$AC$37]-[.C71];[.$AC$37]-[.$AB$37];[.D71]-[.AH71]-[.AI71]))" office:value-type="float" office:value="0" calcext:value-type="float">
            <text:p>0</text:p>
          </table:table-cell>
          <table:table-cell table:formula="of:=IF([.AC71]=&quot;&quot;;0;MIN([.$AD$37]-[.C71];[.$AD$37]-[.$AC$37];[.D71]-[.AH71]-[.AI71]-[.AJ71]))" office:value-type="float" office:value="4" calcext:value-type="float">
            <text:p>4</text:p>
          </table:table-cell>
          <table:table-cell table:formula="of:=IF([.AD71]=&quot;&quot;;0;MIN([.$AE$37]-[.C71];[.$AE$37]-[.$AD$37];[.D71]-[.AH71]-[.AI71]-[.AJ71]-[.AK71]))" office:value-type="float" office:value="0" calcext:value-type="float">
            <text:p>0</text:p>
          </table:table-cell>
          <table:table-cell table:formula="of:=IF([.AE71]=&quot;&quot;;0;MIN([.$AF$37]-[.B71];[.$AF$37]-[.$AE$37];[.D71]-[.AH71]-[.AI71]-[.AJ71]-[.AK71]-[.AL71]))" office:value-type="float" office:value="0" calcext:value-type="float">
            <text:p>0</text:p>
          </table:table-cell>
          <table:table-cell table:formula="of:=IF([.AF71]=&quot;&quot;;0;MIN([.$AG$37]-[.C71];[.$AG$37]-[.$AF$37];[.D71]-[.AH71]-[.AI71]-[.AJ71]-[.AK71]-[.AL71]-[.AM71]))" office:value-type="float" office:value="0" calcext:value-type="float">
            <text:p>0</text:p>
          </table:table-cell>
          <table:table-cell/>
          <table:table-cell table:style-name="ce2" table:formula="of:=IF([.AH71]&gt;=1;[.$AH$43]&amp;&quot;*&quot;&amp;[.AH71]&amp;&quot; &quot;;&quot;&quot;)&amp;IF([.AI71]&gt;=1;[.$AI$43]&amp;&quot;*&quot;&amp;[.AI71]&amp;&quot; &quot;;&quot;&quot;)&amp;IF([.AJ71]&gt;=1;[.$AJ$43]&amp;&quot;*&quot;&amp;[.AJ71]&amp;&quot; &quot;;&quot;&quot;)&amp;IF([.AK71]&gt;=1;[.$AK$43]&amp;&quot;*&quot;&amp;[.AK71]&amp;&quot; &quot;;&quot;&quot;)&amp;IF([.AL71]&gt;=1;[.$AL$43]&amp;&quot;*&quot;&amp;[.AL71]&amp;&quot; &quot;;&quot;&quot;)&amp;IF([.AM71]&gt;=1;[.$AM$43]&amp;&quot;*&quot;&amp;[.AM71]&amp;&quot; &quot;;&quot;&quot;)&amp;IF([.AN71]&gt;=1;[.$AN$43]&amp;&quot;*&quot;&amp;[.AN7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1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1:.T71])&amp;&quot;)))&quot;" office:value-type="string" office:string-value="      (alignment-distances . (9 9 13 10 12 9 11 10 9)))" calcext:value-type="string">
            <text:p><text:s text:c="6"/>(alignment-distances . (9 9 13 10 12 9 11 10 9)))</text:p>
          </table:table-cell>
          <table:table-cell table:formula="of:=IF([.$B$6]=&quot;Y&quot;;&quot;%&quot;;&quot;&quot;)&amp;[.AP71]&amp;&quot; &quot;&amp;IF([.E71]=&quot;b&quot;;&quot;\break&quot;;IF([.E71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67]&lt;[.$AZ$9];[.AZ67]+1;&quot;-&quot;)" office:value-type="float" office:value="16" calcext:value-type="float">
            <text:p>16</text:p>
          </table:table-cell>
          <table:table-cell table:formula="of:=IF([.AZ67]&lt;[.$AZ$9];[.BA67];&quot;-&quot;)" office:value-type="float" office:value="1" calcext:value-type="float">
            <text:p>1</text:p>
          </table:table-cell>
          <table:table-cell table:formula="of:=IF([.BA71]=&quot;-&quot;;&quot;&quot;;IF([.$B$1]=2;INDEX([.$AR$16:.$AU$31];[.AZ71];[.BA71]);IF([.$B$1]=3;INDEX([.$AR$44:.$AU$98];[.AZ71];[.BA71]);INDEX([.$AR$113:.$AU$218];[.AZ71];[.BA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1]=&quot;pb&quot;;[.A71]+1;[.A71])" office:value-type="float" office:value="14" calcext:value-type="float">
            <text:p>14</text:p>
          </table:table-cell>
          <table:table-cell table:style-name="ce43"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table:style-name="ce7" table:formula="of:=IF([.C73]=&quot;&quot;;&quot;&quot;;[.C73]-[.C72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3" calcext:value-type="float">
            <text:p>1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72];[.$Z$37:.$AG$37];1)" office:value-type="float" office:value="4" calcext:value-type="float">
            <text:p>4</text:p>
          </table:table-cell>
          <table:table-cell table:style-name="ce44" table:formula="of:=MATCH([.D72]+[.C72];[.$Z$37:.$AG$37];1)" office:value-type="float" office:value="4" calcext:value-type="float">
            <text:p>4</text:p>
          </table:table-cell>
          <table:table-cell table:style-name="ce2" table:formula="of:=IF(AND([.Z$43]&lt;=[.$Y72];[.Z$43]&gt;=[.$X72]);INDEX([.$Z$37:.$AG$37];[.Z$43]);&quot;&quot;)">
            <text:p/>
          </table:table-cell>
          <table:table-cell table:style-name="ce2" table:formula="of:=IF(AND([.AA$43]&lt;=[.$Y72];[.AA$43]&gt;=[.$X72]);INDEX([.$Z$37:.$AG$37];[.AA$43]);&quot;&quot;)">
            <text:p/>
          </table:table-cell>
          <table:table-cell table:style-name="ce2" table:formula="of:=IF(AND([.AB$43]&lt;=[.$Y72];[.AB$43]&gt;=[.$X72]);INDEX([.$Z$37:.$AG$37];[.AB$43]);&quot;&quot;)">
            <text:p/>
          </table:table-cell>
          <table:table-cell table:style-name="ce2" table:formula="of:=IF(AND([.AC$43]&lt;=[.$Y72];[.AC$43]&gt;=[.$X7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2];[.AD$43]&gt;=[.$X72]);INDEX([.$Z$37:.$AG$37];[.AD$43]);&quot;&quot;)">
            <text:p/>
          </table:table-cell>
          <table:table-cell table:style-name="ce2" table:formula="of:=IF(AND([.AE$43]&lt;=[.$Y72];[.AE$43]&gt;=[.$X72]);INDEX([.$Z$37:.$AG$37];[.AE$43]);&quot;&quot;)">
            <text:p/>
          </table:table-cell>
          <table:table-cell table:style-name="ce2" table:formula="of:=IF(AND([.AF$43]&lt;=[.$Y72];[.AF$43]&gt;=[.$X72]);INDEX([.$Z$37:.$AG$37];[.AF$43]);&quot;&quot;)">
            <text:p/>
          </table:table-cell>
          <table:table-cell table:style-name="ce2" table:formula="of:=IF(AND([.AG$43]&lt;=[.$Y72];[.AG$43]&gt;=[.$X72]);INDEX([.$Z$37:.$AG$37];[.AG$43]);&quot;&quot;)">
            <text:p/>
          </table:table-cell>
          <table:table-cell table:formula="of:=IF([.Z72]=&quot;&quot;;0;MIN([.D72];[.$AA$37]-[.C72]))" office:value-type="float" office:value="0" calcext:value-type="float">
            <text:p>0</text:p>
          </table:table-cell>
          <table:table-cell table:formula="of:=IF([.AA72]=&quot;&quot;;0;MIN([.$AB$37]-[.C72];[.$AB$37]-[.$AA$37];[.D72]-[.AH72]))" office:value-type="float" office:value="0" calcext:value-type="float">
            <text:p>0</text:p>
          </table:table-cell>
          <table:table-cell table:formula="of:=IF([.AB72]=&quot;&quot;;0;MIN([.$AC$37]-[.C72];[.$AC$37]-[.$AB$37];[.D72]-[.AH72]-[.AI72]))" office:value-type="float" office:value="0" calcext:value-type="float">
            <text:p>0</text:p>
          </table:table-cell>
          <table:table-cell table:formula="of:=IF([.AC72]=&quot;&quot;;0;MIN([.$AD$37]-[.C72];[.$AD$37]-[.$AC$37];[.D72]-[.AH72]-[.AI72]-[.AJ72]))" office:value-type="float" office:value="8" calcext:value-type="float">
            <text:p>8</text:p>
          </table:table-cell>
          <table:table-cell table:formula="of:=IF([.AD72]=&quot;&quot;;0;MIN([.$AE$37]-[.C72];[.$AE$37]-[.$AD$37];[.D72]-[.AH72]-[.AI72]-[.AJ72]-[.AK72]))" office:value-type="float" office:value="0" calcext:value-type="float">
            <text:p>0</text:p>
          </table:table-cell>
          <table:table-cell table:formula="of:=IF([.AE72]=&quot;&quot;;0;MIN([.$AF$37]-[.B72];[.$AF$37]-[.$AE$37];[.D72]-[.AH72]-[.AI72]-[.AJ72]-[.AK72]-[.AL72]))" office:value-type="float" office:value="0" calcext:value-type="float">
            <text:p>0</text:p>
          </table:table-cell>
          <table:table-cell table:formula="of:=IF([.AF72]=&quot;&quot;;0;MIN([.$AG$37]-[.C72];[.$AG$37]-[.$AF$37];[.D72]-[.AH72]-[.AI72]-[.AJ72]-[.AK72]-[.AL72]-[.AM72]))" office:value-type="float" office:value="0" calcext:value-type="float">
            <text:p>0</text:p>
          </table:table-cell>
          <table:table-cell/>
          <table:table-cell table:style-name="ce2" table:formula="of:=IF([.AH72]&gt;=1;[.$AH$43]&amp;&quot;*&quot;&amp;[.AH72]&amp;&quot; &quot;;&quot;&quot;)&amp;IF([.AI72]&gt;=1;[.$AI$43]&amp;&quot;*&quot;&amp;[.AI72]&amp;&quot; &quot;;&quot;&quot;)&amp;IF([.AJ72]&gt;=1;[.$AJ$43]&amp;&quot;*&quot;&amp;[.AJ72]&amp;&quot; &quot;;&quot;&quot;)&amp;IF([.AK72]&gt;=1;[.$AK$43]&amp;&quot;*&quot;&amp;[.AK72]&amp;&quot; &quot;;&quot;&quot;)&amp;IF([.AL72]&gt;=1;[.$AL$43]&amp;&quot;*&quot;&amp;[.AL72]&amp;&quot; &quot;;&quot;&quot;)&amp;IF([.AM72]&gt;=1;[.$AM$43]&amp;&quot;*&quot;&amp;[.AM72]&amp;&quot; &quot;;&quot;&quot;)&amp;IF([.AN72]&gt;=1;[.$AN$43]&amp;&quot;*&quot;&amp;[.AN72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2]&amp;&quot;)&quot;" office:value-type="string" office:string-value="    #'((Y-offset . 113)" calcext:value-type="string">
            <text:p><text:s text:c="4"/>#'((Y-offset . 113)</text:p>
          </table:table-cell>
          <table:table-cell table:formula="of:=IF([.$B$4]=&quot;Y&quot;;&quot;&quot;;&quot;%&quot;)&amp;&quot;      (alignment-distances . (&quot;&amp;COM.MICROSOFT.TEXTJOIN(&quot; &quot;;1;[.G72:.T72])&amp;&quot;)))&quot;" office:value-type="string" office:string-value="      (alignment-distances . (10 11 10 10 10 10 12 11 9 9 9 9)))" calcext:value-type="string">
            <text:p><text:s text:c="6"/>(alignment-distances . (10 11 10 10 10 10 12 11 9 9 9 9)))</text:p>
          </table:table-cell>
          <table:table-cell table:formula="of:=IF([.$B$6]=&quot;Y&quot;;&quot;%&quot;;&quot;&quot;)&amp;[.AP72]&amp;&quot; &quot;&amp;IF([.E72]=&quot;b&quot;;&quot;\break&quot;;IF([.E72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8]&lt;[.$AZ$9];[.AZ68]+1;&quot;-&quot;)" office:value-type="float" office:value="16" calcext:value-type="float">
            <text:p>16</text:p>
          </table:table-cell>
          <table:table-cell table:formula="of:=IF([.AZ68]&lt;[.$AZ$9];[.BA68];&quot;-&quot;)" office:value-type="float" office:value="2" calcext:value-type="float">
            <text:p>2</text:p>
          </table:table-cell>
          <table:table-cell table:formula="of:=IF([.BA72]=&quot;-&quot;;&quot;&quot;;IF([.$B$1]=2;INDEX([.$AR$16:.$AU$31];[.AZ72];[.BA72]);IF([.$B$1]=3;INDEX([.$AR$44:.$AU$98];[.AZ72];[.BA72]);INDEX([.$AR$113:.$AU$218];[.AZ72];[.BA72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formula="of:=IF([.E72]=&quot;pb&quot;;[.A72]+1;[.A72])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4" calcext:value-type="float">
            <text:p>204</text:p>
          </table:table-cell>
          <table:table-cell table:style-name="ce7" table:formula="of:=IF([.C74]=&quot;&quot;;&quot;&quot;;[.C74]-[.C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73];[.$Z$37:.$AG$37];1)" office:value-type="float" office:value="4" calcext:value-type="float">
            <text:p>4</text:p>
          </table:table-cell>
          <table:table-cell table:style-name="ce44" table:formula="of:=MATCH([.D73]+[.C73];[.$Z$37:.$AG$37];1)" office:value-type="float" office:value="4" calcext:value-type="float">
            <text:p>4</text:p>
          </table:table-cell>
          <table:table-cell table:style-name="ce2" table:formula="of:=IF(AND([.Z$43]&lt;=[.$Y73];[.Z$43]&gt;=[.$X73]);INDEX([.$Z$37:.$AG$37];[.Z$43]);&quot;&quot;)">
            <text:p/>
          </table:table-cell>
          <table:table-cell table:style-name="ce2" table:formula="of:=IF(AND([.AA$43]&lt;=[.$Y73];[.AA$43]&gt;=[.$X73]);INDEX([.$Z$37:.$AG$37];[.AA$43]);&quot;&quot;)">
            <text:p/>
          </table:table-cell>
          <table:table-cell table:style-name="ce2" table:formula="of:=IF(AND([.AB$43]&lt;=[.$Y73];[.AB$43]&gt;=[.$X73]);INDEX([.$Z$37:.$AG$37];[.AB$43]);&quot;&quot;)">
            <text:p/>
          </table:table-cell>
          <table:table-cell table:style-name="ce2" table:formula="of:=IF(AND([.AC$43]&lt;=[.$Y73];[.AC$43]&gt;=[.$X7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3];[.AD$43]&gt;=[.$X73]);INDEX([.$Z$37:.$AG$37];[.AD$43]);&quot;&quot;)">
            <text:p/>
          </table:table-cell>
          <table:table-cell table:style-name="ce2" table:formula="of:=IF(AND([.AE$43]&lt;=[.$Y73];[.AE$43]&gt;=[.$X73]);INDEX([.$Z$37:.$AG$37];[.AE$43]);&quot;&quot;)">
            <text:p/>
          </table:table-cell>
          <table:table-cell table:style-name="ce2" table:formula="of:=IF(AND([.AF$43]&lt;=[.$Y73];[.AF$43]&gt;=[.$X73]);INDEX([.$Z$37:.$AG$37];[.AF$43]);&quot;&quot;)">
            <text:p/>
          </table:table-cell>
          <table:table-cell table:style-name="ce2" table:formula="of:=IF(AND([.AG$43]&lt;=[.$Y73];[.AG$43]&gt;=[.$X73]);INDEX([.$Z$37:.$AG$37];[.AG$43]);&quot;&quot;)">
            <text:p/>
          </table:table-cell>
          <table:table-cell table:formula="of:=IF([.Z73]=&quot;&quot;;0;MIN([.D73];[.$AA$37]-[.C73]))" office:value-type="float" office:value="0" calcext:value-type="float">
            <text:p>0</text:p>
          </table:table-cell>
          <table:table-cell table:formula="of:=IF([.AA73]=&quot;&quot;;0;MIN([.$AB$37]-[.C73];[.$AB$37]-[.$AA$37];[.D73]-[.AH73]))" office:value-type="float" office:value="0" calcext:value-type="float">
            <text:p>0</text:p>
          </table:table-cell>
          <table:table-cell table:formula="of:=IF([.AB73]=&quot;&quot;;0;MIN([.$AC$37]-[.C73];[.$AC$37]-[.$AB$37];[.D73]-[.AH73]-[.AI73]))" office:value-type="float" office:value="0" calcext:value-type="float">
            <text:p>0</text:p>
          </table:table-cell>
          <table:table-cell table:formula="of:=IF([.AC73]=&quot;&quot;;0;MIN([.$AD$37]-[.C73];[.$AD$37]-[.$AC$37];[.D73]-[.AH73]-[.AI73]-[.AJ73]))" office:value-type="float" office:value="8" calcext:value-type="float">
            <text:p>8</text:p>
          </table:table-cell>
          <table:table-cell table:formula="of:=IF([.AD73]=&quot;&quot;;0;MIN([.$AE$37]-[.C73];[.$AE$37]-[.$AD$37];[.D73]-[.AH73]-[.AI73]-[.AJ73]-[.AK73]))" office:value-type="float" office:value="0" calcext:value-type="float">
            <text:p>0</text:p>
          </table:table-cell>
          <table:table-cell table:formula="of:=IF([.AE73]=&quot;&quot;;0;MIN([.$AF$37]-[.B73];[.$AF$37]-[.$AE$37];[.D73]-[.AH73]-[.AI73]-[.AJ73]-[.AK73]-[.AL73]))" office:value-type="float" office:value="0" calcext:value-type="float">
            <text:p>0</text:p>
          </table:table-cell>
          <table:table-cell table:formula="of:=IF([.AF73]=&quot;&quot;;0;MIN([.$AG$37]-[.C73];[.$AG$37]-[.$AF$37];[.D73]-[.AH73]-[.AI73]-[.AJ73]-[.AK73]-[.AL73]-[.AM73]))" office:value-type="float" office:value="0" calcext:value-type="float">
            <text:p>0</text:p>
          </table:table-cell>
          <table:table-cell/>
          <table:table-cell table:style-name="ce2" table:formula="of:=IF([.AH73]&gt;=1;[.$AH$43]&amp;&quot;*&quot;&amp;[.AH73]&amp;&quot; &quot;;&quot;&quot;)&amp;IF([.AI73]&gt;=1;[.$AI$43]&amp;&quot;*&quot;&amp;[.AI73]&amp;&quot; &quot;;&quot;&quot;)&amp;IF([.AJ73]&gt;=1;[.$AJ$43]&amp;&quot;*&quot;&amp;[.AJ73]&amp;&quot; &quot;;&quot;&quot;)&amp;IF([.AK73]&gt;=1;[.$AK$43]&amp;&quot;*&quot;&amp;[.AK73]&amp;&quot; &quot;;&quot;&quot;)&amp;IF([.AL73]&gt;=1;[.$AL$43]&amp;&quot;*&quot;&amp;[.AL73]&amp;&quot; &quot;;&quot;&quot;)&amp;IF([.AM73]&gt;=1;[.$AM$43]&amp;&quot;*&quot;&amp;[.AM73]&amp;&quot; &quot;;&quot;&quot;)&amp;IF([.AN73]&gt;=1;[.$AN$43]&amp;&quot;*&quot;&amp;[.AN7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3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73:.T73])&amp;&quot;)))&quot;" office:value-type="string" office:string-value="      (alignment-distances . (12 13 11 11 11 10 13 14 11 14 11 12 12 10)))" calcext:value-type="string">
            <text:p><text:s text:c="6"/>(alignment-distances . (12 13 11 11 11 10 13 14 11 14 11 12 12 10)))</text:p>
          </table:table-cell>
          <table:table-cell table:formula="of:=IF([.$B$6]=&quot;Y&quot;;&quot;%&quot;;&quot;&quot;)&amp;[.AP73]&amp;&quot; &quot;&amp;IF([.E73]=&quot;b&quot;;&quot;\break&quot;;IF([.E7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69]&lt;[.$AZ$9];[.AZ69]+1;&quot;-&quot;)" office:value-type="float" office:value="16" calcext:value-type="float">
            <text:p>16</text:p>
          </table:table-cell>
          <table:table-cell table:formula="of:=IF([.AZ69]&lt;[.$AZ$9];[.BA69];&quot;-&quot;)" office:value-type="float" office:value="3" calcext:value-type="float">
            <text:p>3</text:p>
          </table:table-cell>
          <table:table-cell table:formula="of:=IF([.BA73]=&quot;-&quot;;&quot;&quot;;IF([.$B$1]=2;INDEX([.$AR$16:.$AU$31];[.AZ73];[.BA73]);IF([.$B$1]=3;INDEX([.$AR$44:.$AU$98];[.AZ73];[.BA73]);INDEX([.$AR$113:.$AU$218];[.AZ73];[.BA73]))))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number-columns-repeated="10"/>
        </table:table-row>
        <table:table-row table:style-name="ro1">
          <table:table-cell table:formula="of:=IF([.E73]=&quot;pb&quot;;[.A73]+1;[.A73])" office:value-type="float" office:value="16" calcext:value-type="float">
            <text:p>16</text:p>
          </table:table-cell>
          <table:table-cell table:style-name="ce43" office:value-type="float" office:value="31" calcext:value-type="float">
            <text:p>31</text:p>
          </table:table-cell>
          <table:table-cell office:value-type="float" office:value="212" calcext:value-type="float">
            <text:p>212</text:p>
          </table:table-cell>
          <table:table-cell table:style-name="ce7" table:formula="of:=IF([.C75]=&quot;&quot;;&quot;&quot;;[.C75]-[.C74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/>
          <table:table-cell table:style-name="ce44" table:formula="of:=MATCH([.C74];[.$Z$37:.$AG$37];1)" office:value-type="float" office:value="4" calcext:value-type="float">
            <text:p>4</text:p>
          </table:table-cell>
          <table:table-cell table:style-name="ce44" table:formula="of:=MATCH([.D74]+[.C74];[.$Z$37:.$AG$37];1)" office:value-type="float" office:value="4" calcext:value-type="float">
            <text:p>4</text:p>
          </table:table-cell>
          <table:table-cell table:style-name="ce2" table:formula="of:=IF(AND([.Z$43]&lt;=[.$Y74];[.Z$43]&gt;=[.$X74]);INDEX([.$Z$37:.$AG$37];[.Z$43]);&quot;&quot;)">
            <text:p/>
          </table:table-cell>
          <table:table-cell table:style-name="ce2" table:formula="of:=IF(AND([.AA$43]&lt;=[.$Y74];[.AA$43]&gt;=[.$X74]);INDEX([.$Z$37:.$AG$37];[.AA$43]);&quot;&quot;)">
            <text:p/>
          </table:table-cell>
          <table:table-cell table:style-name="ce2" table:formula="of:=IF(AND([.AB$43]&lt;=[.$Y74];[.AB$43]&gt;=[.$X74]);INDEX([.$Z$37:.$AG$37];[.AB$43]);&quot;&quot;)">
            <text:p/>
          </table:table-cell>
          <table:table-cell table:style-name="ce2" table:formula="of:=IF(AND([.AC$43]&lt;=[.$Y74];[.AC$43]&gt;=[.$X7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4];[.AD$43]&gt;=[.$X74]);INDEX([.$Z$37:.$AG$37];[.AD$43]);&quot;&quot;)">
            <text:p/>
          </table:table-cell>
          <table:table-cell table:style-name="ce2" table:formula="of:=IF(AND([.AE$43]&lt;=[.$Y74];[.AE$43]&gt;=[.$X74]);INDEX([.$Z$37:.$AG$37];[.AE$43]);&quot;&quot;)">
            <text:p/>
          </table:table-cell>
          <table:table-cell table:style-name="ce2" table:formula="of:=IF(AND([.AF$43]&lt;=[.$Y74];[.AF$43]&gt;=[.$X74]);INDEX([.$Z$37:.$AG$37];[.AF$43]);&quot;&quot;)">
            <text:p/>
          </table:table-cell>
          <table:table-cell table:style-name="ce2" table:formula="of:=IF(AND([.AG$43]&lt;=[.$Y74];[.AG$43]&gt;=[.$X74]);INDEX([.$Z$37:.$AG$37];[.AG$43]);&quot;&quot;)">
            <text:p/>
          </table:table-cell>
          <table:table-cell table:formula="of:=IF([.Z74]=&quot;&quot;;0;MIN([.D74];[.$AA$37]-[.C74]))" office:value-type="float" office:value="0" calcext:value-type="float">
            <text:p>0</text:p>
          </table:table-cell>
          <table:table-cell table:formula="of:=IF([.AA74]=&quot;&quot;;0;MIN([.$AB$37]-[.C74];[.$AB$37]-[.$AA$37];[.D74]-[.AH74]))" office:value-type="float" office:value="0" calcext:value-type="float">
            <text:p>0</text:p>
          </table:table-cell>
          <table:table-cell table:formula="of:=IF([.AB74]=&quot;&quot;;0;MIN([.$AC$37]-[.C74];[.$AC$37]-[.$AB$37];[.D74]-[.AH74]-[.AI74]))" office:value-type="float" office:value="0" calcext:value-type="float">
            <text:p>0</text:p>
          </table:table-cell>
          <table:table-cell table:formula="of:=IF([.AC74]=&quot;&quot;;0;MIN([.$AD$37]-[.C74];[.$AD$37]-[.$AC$37];[.D74]-[.AH74]-[.AI74]-[.AJ74]))" office:value-type="float" office:value="7" calcext:value-type="float">
            <text:p>7</text:p>
          </table:table-cell>
          <table:table-cell table:formula="of:=IF([.AD74]=&quot;&quot;;0;MIN([.$AE$37]-[.C74];[.$AE$37]-[.$AD$37];[.D74]-[.AH74]-[.AI74]-[.AJ74]-[.AK74]))" office:value-type="float" office:value="0" calcext:value-type="float">
            <text:p>0</text:p>
          </table:table-cell>
          <table:table-cell table:formula="of:=IF([.AE74]=&quot;&quot;;0;MIN([.$AF$37]-[.B74];[.$AF$37]-[.$AE$37];[.D74]-[.AH74]-[.AI74]-[.AJ74]-[.AK74]-[.AL74]))" office:value-type="float" office:value="0" calcext:value-type="float">
            <text:p>0</text:p>
          </table:table-cell>
          <table:table-cell table:formula="of:=IF([.AF74]=&quot;&quot;;0;MIN([.$AG$37]-[.C74];[.$AG$37]-[.$AF$37];[.D74]-[.AH74]-[.AI74]-[.AJ74]-[.AK74]-[.AL74]-[.AM74]))" office:value-type="float" office:value="0" calcext:value-type="float">
            <text:p>0</text:p>
          </table:table-cell>
          <table:table-cell/>
          <table:table-cell table:style-name="ce2" table:formula="of:=IF([.AH74]&gt;=1;[.$AH$43]&amp;&quot;*&quot;&amp;[.AH74]&amp;&quot; &quot;;&quot;&quot;)&amp;IF([.AI74]&gt;=1;[.$AI$43]&amp;&quot;*&quot;&amp;[.AI74]&amp;&quot; &quot;;&quot;&quot;)&amp;IF([.AJ74]&gt;=1;[.$AJ$43]&amp;&quot;*&quot;&amp;[.AJ74]&amp;&quot; &quot;;&quot;&quot;)&amp;IF([.AK74]&gt;=1;[.$AK$43]&amp;&quot;*&quot;&amp;[.AK74]&amp;&quot; &quot;;&quot;&quot;)&amp;IF([.AL74]&gt;=1;[.$AL$43]&amp;&quot;*&quot;&amp;[.AL74]&amp;&quot; &quot;;&quot;&quot;)&amp;IF([.AM74]&gt;=1;[.$AM$43]&amp;&quot;*&quot;&amp;[.AM74]&amp;&quot; &quot;;&quot;&quot;)&amp;IF([.AN74]&gt;=1;[.$AN$43]&amp;&quot;*&quot;&amp;[.AN74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74:.T74])&amp;&quot;)))&quot;" office:value-type="string" office:string-value="      (alignment-distances . (14 12 14 10 14 11 10 13 10 11 9 10 10 9)))" calcext:value-type="string">
            <text:p><text:s text:c="6"/>(alignment-distances . (14 12 14 10 14 11 10 13 10 11 9 10 10 9)))</text:p>
          </table:table-cell>
          <table:table-cell table:formula="of:=IF([.$B$6]=&quot;Y&quot;;&quot;%&quot;;&quot;&quot;)&amp;[.AP74]&amp;&quot; &quot;&amp;IF([.E74]=&quot;b&quot;;&quot;\break&quot;;IF([.E74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0]&lt;[.$AZ$9];[.AZ70]+1;&quot;-&quot;)" office:value-type="float" office:value="16" calcext:value-type="float">
            <text:p>16</text:p>
          </table:table-cell>
          <table:table-cell table:formula="of:=IF([.AZ70]&lt;[.$AZ$9];[.BA70];&quot;-&quot;)" office:value-type="float" office:value="4" calcext:value-type="float">
            <text:p>4</text:p>
          </table:table-cell>
          <table:table-cell table:formula="of:=IF([.BA74]=&quot;-&quot;;&quot;&quot;;IF([.$B$1]=2;INDEX([.$AR$16:.$AU$31];[.AZ74];[.BA74]);IF([.$B$1]=3;INDEX([.$AR$44:.$AU$98];[.AZ74];[.BA74]);INDEX([.$AR$113:.$AU$218];[.AZ74];[.BA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74]=&quot;pb&quot;;[.A74]+1;[.A74])"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76]=&quot;&quot;;&quot;&quot;;[.C76]-[.C7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75];[.$Z$37:.$AG$37];1)" office:value-type="float" office:value="4" calcext:value-type="float">
            <text:p>4</text:p>
          </table:table-cell>
          <table:table-cell table:style-name="ce44" table:formula="of:=MATCH([.D75]+[.C75];[.$Z$37:.$AG$37];1)" office:value-type="float" office:value="4" calcext:value-type="float">
            <text:p>4</text:p>
          </table:table-cell>
          <table:table-cell table:style-name="ce2" table:formula="of:=IF(AND([.Z$43]&lt;=[.$Y75];[.Z$43]&gt;=[.$X75]);INDEX([.$Z$37:.$AG$37];[.Z$43]);&quot;&quot;)">
            <text:p/>
          </table:table-cell>
          <table:table-cell table:style-name="ce2" table:formula="of:=IF(AND([.AA$43]&lt;=[.$Y75];[.AA$43]&gt;=[.$X75]);INDEX([.$Z$37:.$AG$37];[.AA$43]);&quot;&quot;)">
            <text:p/>
          </table:table-cell>
          <table:table-cell table:style-name="ce2" table:formula="of:=IF(AND([.AB$43]&lt;=[.$Y75];[.AB$43]&gt;=[.$X75]);INDEX([.$Z$37:.$AG$37];[.AB$43]);&quot;&quot;)">
            <text:p/>
          </table:table-cell>
          <table:table-cell table:style-name="ce2" table:formula="of:=IF(AND([.AC$43]&lt;=[.$Y75];[.AC$43]&gt;=[.$X7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5];[.AD$43]&gt;=[.$X75]);INDEX([.$Z$37:.$AG$37];[.AD$43]);&quot;&quot;)">
            <text:p/>
          </table:table-cell>
          <table:table-cell table:style-name="ce2" table:formula="of:=IF(AND([.AE$43]&lt;=[.$Y75];[.AE$43]&gt;=[.$X75]);INDEX([.$Z$37:.$AG$37];[.AE$43]);&quot;&quot;)">
            <text:p/>
          </table:table-cell>
          <table:table-cell table:style-name="ce2" table:formula="of:=IF(AND([.AF$43]&lt;=[.$Y75];[.AF$43]&gt;=[.$X75]);INDEX([.$Z$37:.$AG$37];[.AF$43]);&quot;&quot;)">
            <text:p/>
          </table:table-cell>
          <table:table-cell table:style-name="ce2" table:formula="of:=IF(AND([.AG$43]&lt;=[.$Y75];[.AG$43]&gt;=[.$X75]);INDEX([.$Z$37:.$AG$37];[.AG$43]);&quot;&quot;)">
            <text:p/>
          </table:table-cell>
          <table:table-cell table:formula="of:=IF([.Z75]=&quot;&quot;;0;MIN([.D75];[.$AA$37]-[.C75]))" office:value-type="float" office:value="0" calcext:value-type="float">
            <text:p>0</text:p>
          </table:table-cell>
          <table:table-cell table:formula="of:=IF([.AA75]=&quot;&quot;;0;MIN([.$AB$37]-[.C75];[.$AB$37]-[.$AA$37];[.D75]-[.AH75]))" office:value-type="float" office:value="0" calcext:value-type="float">
            <text:p>0</text:p>
          </table:table-cell>
          <table:table-cell table:formula="of:=IF([.AB75]=&quot;&quot;;0;MIN([.$AC$37]-[.C75];[.$AC$37]-[.$AB$37];[.D75]-[.AH75]-[.AI75]))" office:value-type="float" office:value="0" calcext:value-type="float">
            <text:p>0</text:p>
          </table:table-cell>
          <table:table-cell table:formula="of:=IF([.AC75]=&quot;&quot;;0;MIN([.$AD$37]-[.C75];[.$AD$37]-[.$AC$37];[.D75]-[.AH75]-[.AI75]-[.AJ75]))" office:value-type="float" office:value="7" calcext:value-type="float">
            <text:p>7</text:p>
          </table:table-cell>
          <table:table-cell table:formula="of:=IF([.AD75]=&quot;&quot;;0;MIN([.$AE$37]-[.C75];[.$AE$37]-[.$AD$37];[.D75]-[.AH75]-[.AI75]-[.AJ75]-[.AK75]))" office:value-type="float" office:value="0" calcext:value-type="float">
            <text:p>0</text:p>
          </table:table-cell>
          <table:table-cell table:formula="of:=IF([.AE75]=&quot;&quot;;0;MIN([.$AF$37]-[.B75];[.$AF$37]-[.$AE$37];[.D75]-[.AH75]-[.AI75]-[.AJ75]-[.AK75]-[.AL75]))" office:value-type="float" office:value="0" calcext:value-type="float">
            <text:p>0</text:p>
          </table:table-cell>
          <table:table-cell table:formula="of:=IF([.AF75]=&quot;&quot;;0;MIN([.$AG$37]-[.C75];[.$AG$37]-[.$AF$37];[.D75]-[.AH75]-[.AI75]-[.AJ75]-[.AK75]-[.AL75]-[.AM75]))" office:value-type="float" office:value="0" calcext:value-type="float">
            <text:p>0</text:p>
          </table:table-cell>
          <table:table-cell/>
          <table:table-cell table:style-name="ce2" table:formula="of:=IF([.AH75]&gt;=1;[.$AH$43]&amp;&quot;*&quot;&amp;[.AH75]&amp;&quot; &quot;;&quot;&quot;)&amp;IF([.AI75]&gt;=1;[.$AI$43]&amp;&quot;*&quot;&amp;[.AI75]&amp;&quot; &quot;;&quot;&quot;)&amp;IF([.AJ75]&gt;=1;[.$AJ$43]&amp;&quot;*&quot;&amp;[.AJ75]&amp;&quot; &quot;;&quot;&quot;)&amp;IF([.AK75]&gt;=1;[.$AK$43]&amp;&quot;*&quot;&amp;[.AK75]&amp;&quot; &quot;;&quot;&quot;)&amp;IF([.AL75]&gt;=1;[.$AL$43]&amp;&quot;*&quot;&amp;[.AL75]&amp;&quot; &quot;;&quot;&quot;)&amp;IF([.AM75]&gt;=1;[.$AM$43]&amp;&quot;*&quot;&amp;[.AM75]&amp;&quot; &quot;;&quot;&quot;)&amp;IF([.AN75]&gt;=1;[.$AN$43]&amp;&quot;*&quot;&amp;[.AN7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5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75:.T75])&amp;&quot;)))&quot;" office:value-type="string" office:string-value="      (alignment-distances . (9 11 10 9 9 9 9)))" calcext:value-type="string">
            <text:p><text:s text:c="6"/>(alignment-distances . (9 11 10 9 9 9 9)))</text:p>
          </table:table-cell>
          <table:table-cell table:formula="of:=IF([.$B$6]=&quot;Y&quot;;&quot;%&quot;;&quot;&quot;)&amp;[.AP75]&amp;&quot; &quot;&amp;IF([.E75]=&quot;b&quot;;&quot;\break&quot;;IF([.E7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71]&lt;[.$AZ$9];[.AZ71]+1;&quot;-&quot;)" office:value-type="float" office:value="17" calcext:value-type="float">
            <text:p>17</text:p>
          </table:table-cell>
          <table:table-cell table:formula="of:=IF([.AZ71]&lt;[.$AZ$9];[.BA71];&quot;-&quot;)" office:value-type="float" office:value="1" calcext:value-type="float">
            <text:p>1</text:p>
          </table:table-cell>
          <table:table-cell table:formula="of:=IF([.BA75]=&quot;-&quot;;&quot;&quot;;IF([.$B$1]=2;INDEX([.$AR$16:.$AU$31];[.AZ75];[.BA75]);IF([.$B$1]=3;INDEX([.$AR$44:.$AU$98];[.AZ75];[.BA75]);INDEX([.$AR$113:.$AU$218];[.AZ75];[.BA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5]=&quot;pb&quot;;[.A75]+1;[.A75])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77]=&quot;&quot;;&quot;&quot;;[.C77]-[.C76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76];[.$Z$37:.$AG$37];1)" office:value-type="float" office:value="4" calcext:value-type="float">
            <text:p>4</text:p>
          </table:table-cell>
          <table:table-cell table:style-name="ce44" table:formula="of:=MATCH([.D76]+[.C76];[.$Z$37:.$AG$37];1)" office:value-type="float" office:value="4" calcext:value-type="float">
            <text:p>4</text:p>
          </table:table-cell>
          <table:table-cell table:style-name="ce2" table:formula="of:=IF(AND([.Z$43]&lt;=[.$Y76];[.Z$43]&gt;=[.$X76]);INDEX([.$Z$37:.$AG$37];[.Z$43]);&quot;&quot;)">
            <text:p/>
          </table:table-cell>
          <table:table-cell table:style-name="ce2" table:formula="of:=IF(AND([.AA$43]&lt;=[.$Y76];[.AA$43]&gt;=[.$X76]);INDEX([.$Z$37:.$AG$37];[.AA$43]);&quot;&quot;)">
            <text:p/>
          </table:table-cell>
          <table:table-cell table:style-name="ce2" table:formula="of:=IF(AND([.AB$43]&lt;=[.$Y76];[.AB$43]&gt;=[.$X76]);INDEX([.$Z$37:.$AG$37];[.AB$43]);&quot;&quot;)">
            <text:p/>
          </table:table-cell>
          <table:table-cell table:style-name="ce2" table:formula="of:=IF(AND([.AC$43]&lt;=[.$Y76];[.AC$43]&gt;=[.$X76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6];[.AD$43]&gt;=[.$X76]);INDEX([.$Z$37:.$AG$37];[.AD$43]);&quot;&quot;)">
            <text:p/>
          </table:table-cell>
          <table:table-cell table:style-name="ce2" table:formula="of:=IF(AND([.AE$43]&lt;=[.$Y76];[.AE$43]&gt;=[.$X76]);INDEX([.$Z$37:.$AG$37];[.AE$43]);&quot;&quot;)">
            <text:p/>
          </table:table-cell>
          <table:table-cell table:style-name="ce2" table:formula="of:=IF(AND([.AF$43]&lt;=[.$Y76];[.AF$43]&gt;=[.$X76]);INDEX([.$Z$37:.$AG$37];[.AF$43]);&quot;&quot;)">
            <text:p/>
          </table:table-cell>
          <table:table-cell table:style-name="ce2" table:formula="of:=IF(AND([.AG$43]&lt;=[.$Y76];[.AG$43]&gt;=[.$X76]);INDEX([.$Z$37:.$AG$37];[.AG$43]);&quot;&quot;)">
            <text:p/>
          </table:table-cell>
          <table:table-cell table:formula="of:=IF([.Z76]=&quot;&quot;;0;MIN([.D76];[.$AA$37]-[.C76]))" office:value-type="float" office:value="0" calcext:value-type="float">
            <text:p>0</text:p>
          </table:table-cell>
          <table:table-cell table:formula="of:=IF([.AA76]=&quot;&quot;;0;MIN([.$AB$37]-[.C76];[.$AB$37]-[.$AA$37];[.D76]-[.AH76]))" office:value-type="float" office:value="0" calcext:value-type="float">
            <text:p>0</text:p>
          </table:table-cell>
          <table:table-cell table:formula="of:=IF([.AB76]=&quot;&quot;;0;MIN([.$AC$37]-[.C76];[.$AC$37]-[.$AB$37];[.D76]-[.AH76]-[.AI76]))" office:value-type="float" office:value="0" calcext:value-type="float">
            <text:p>0</text:p>
          </table:table-cell>
          <table:table-cell table:formula="of:=IF([.AC76]=&quot;&quot;;0;MIN([.$AD$37]-[.C76];[.$AD$37]-[.$AC$37];[.D76]-[.AH76]-[.AI76]-[.AJ76]))" office:value-type="float" office:value="7" calcext:value-type="float">
            <text:p>7</text:p>
          </table:table-cell>
          <table:table-cell table:formula="of:=IF([.AD76]=&quot;&quot;;0;MIN([.$AE$37]-[.C76];[.$AE$37]-[.$AD$37];[.D76]-[.AH76]-[.AI76]-[.AJ76]-[.AK76]))" office:value-type="float" office:value="0" calcext:value-type="float">
            <text:p>0</text:p>
          </table:table-cell>
          <table:table-cell table:formula="of:=IF([.AE76]=&quot;&quot;;0;MIN([.$AF$37]-[.B76];[.$AF$37]-[.$AE$37];[.D76]-[.AH76]-[.AI76]-[.AJ76]-[.AK76]-[.AL76]))" office:value-type="float" office:value="0" calcext:value-type="float">
            <text:p>0</text:p>
          </table:table-cell>
          <table:table-cell table:formula="of:=IF([.AF76]=&quot;&quot;;0;MIN([.$AG$37]-[.C76];[.$AG$37]-[.$AF$37];[.D76]-[.AH76]-[.AI76]-[.AJ76]-[.AK76]-[.AL76]-[.AM76]))" office:value-type="float" office:value="0" calcext:value-type="float">
            <text:p>0</text:p>
          </table:table-cell>
          <table:table-cell/>
          <table:table-cell table:style-name="ce2" table:formula="of:=IF([.AH76]&gt;=1;[.$AH$43]&amp;&quot;*&quot;&amp;[.AH76]&amp;&quot; &quot;;&quot;&quot;)&amp;IF([.AI76]&gt;=1;[.$AI$43]&amp;&quot;*&quot;&amp;[.AI76]&amp;&quot; &quot;;&quot;&quot;)&amp;IF([.AJ76]&gt;=1;[.$AJ$43]&amp;&quot;*&quot;&amp;[.AJ76]&amp;&quot; &quot;;&quot;&quot;)&amp;IF([.AK76]&gt;=1;[.$AK$43]&amp;&quot;*&quot;&amp;[.AK76]&amp;&quot; &quot;;&quot;&quot;)&amp;IF([.AL76]&gt;=1;[.$AL$43]&amp;&quot;*&quot;&amp;[.AL76]&amp;&quot; &quot;;&quot;&quot;)&amp;IF([.AM76]&gt;=1;[.$AM$43]&amp;&quot;*&quot;&amp;[.AM76]&amp;&quot; &quot;;&quot;&quot;)&amp;IF([.AN76]&gt;=1;[.$AN$43]&amp;&quot;*&quot;&amp;[.AN76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6:.T76])&amp;&quot;)))&quot;" office:value-type="string" office:string-value="      (alignment-distances . (9 9 12 9 12 8 10 10 9)))" calcext:value-type="string">
            <text:p><text:s text:c="6"/>(alignment-distances . (9 9 12 9 12 8 10 10 9)))</text:p>
          </table:table-cell>
          <table:table-cell table:formula="of:=IF([.$B$6]=&quot;Y&quot;;&quot;%&quot;;&quot;&quot;)&amp;[.AP76]&amp;&quot; &quot;&amp;IF([.E76]=&quot;b&quot;;&quot;\break&quot;;IF([.E76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2]&lt;[.$AZ$9];[.AZ72]+1;&quot;-&quot;)" office:value-type="float" office:value="17" calcext:value-type="float">
            <text:p>17</text:p>
          </table:table-cell>
          <table:table-cell table:formula="of:=IF([.AZ72]&lt;[.$AZ$9];[.BA72];&quot;-&quot;)" office:value-type="float" office:value="2" calcext:value-type="float">
            <text:p>2</text:p>
          </table:table-cell>
          <table:table-cell table:formula="of:=IF([.BA76]=&quot;-&quot;;&quot;&quot;;IF([.$B$1]=2;INDEX([.$AR$16:.$AU$31];[.AZ76];[.BA76]);IF([.$B$1]=3;INDEX([.$AR$44:.$AU$98];[.AZ76];[.BA76]);INDEX([.$AR$113:.$AU$218];[.AZ76];[.BA76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formula="of:=IF([.E76]=&quot;pb&quot;;[.A76]+1;[.A76])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3" calcext:value-type="float">
            <text:p>233</text:p>
          </table:table-cell>
          <table:table-cell table:style-name="ce7" table:formula="of:=IF([.C78]=&quot;&quot;;&quot;&quot;;[.C78]-[.C7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77];[.$Z$37:.$AG$37];1)" office:value-type="float" office:value="4" calcext:value-type="float">
            <text:p>4</text:p>
          </table:table-cell>
          <table:table-cell table:style-name="ce44" table:formula="of:=MATCH([.D77]+[.C77];[.$Z$37:.$AG$37];1)" office:value-type="float" office:value="4" calcext:value-type="float">
            <text:p>4</text:p>
          </table:table-cell>
          <table:table-cell table:style-name="ce2" table:formula="of:=IF(AND([.Z$43]&lt;=[.$Y77];[.Z$43]&gt;=[.$X77]);INDEX([.$Z$37:.$AG$37];[.Z$43]);&quot;&quot;)">
            <text:p/>
          </table:table-cell>
          <table:table-cell table:style-name="ce2" table:formula="of:=IF(AND([.AA$43]&lt;=[.$Y77];[.AA$43]&gt;=[.$X77]);INDEX([.$Z$37:.$AG$37];[.AA$43]);&quot;&quot;)">
            <text:p/>
          </table:table-cell>
          <table:table-cell table:style-name="ce2" table:formula="of:=IF(AND([.AB$43]&lt;=[.$Y77];[.AB$43]&gt;=[.$X77]);INDEX([.$Z$37:.$AG$37];[.AB$43]);&quot;&quot;)">
            <text:p/>
          </table:table-cell>
          <table:table-cell table:style-name="ce2" table:formula="of:=IF(AND([.AC$43]&lt;=[.$Y77];[.AC$43]&gt;=[.$X77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7];[.AD$43]&gt;=[.$X77]);INDEX([.$Z$37:.$AG$37];[.AD$43]);&quot;&quot;)">
            <text:p/>
          </table:table-cell>
          <table:table-cell table:style-name="ce2" table:formula="of:=IF(AND([.AE$43]&lt;=[.$Y77];[.AE$43]&gt;=[.$X77]);INDEX([.$Z$37:.$AG$37];[.AE$43]);&quot;&quot;)">
            <text:p/>
          </table:table-cell>
          <table:table-cell table:style-name="ce2" table:formula="of:=IF(AND([.AF$43]&lt;=[.$Y77];[.AF$43]&gt;=[.$X77]);INDEX([.$Z$37:.$AG$37];[.AF$43]);&quot;&quot;)">
            <text:p/>
          </table:table-cell>
          <table:table-cell table:style-name="ce2" table:formula="of:=IF(AND([.AG$43]&lt;=[.$Y77];[.AG$43]&gt;=[.$X77]);INDEX([.$Z$37:.$AG$37];[.AG$43]);&quot;&quot;)">
            <text:p/>
          </table:table-cell>
          <table:table-cell table:formula="of:=IF([.Z77]=&quot;&quot;;0;MIN([.D77];[.$AA$37]-[.C77]))" office:value-type="float" office:value="0" calcext:value-type="float">
            <text:p>0</text:p>
          </table:table-cell>
          <table:table-cell table:formula="of:=IF([.AA77]=&quot;&quot;;0;MIN([.$AB$37]-[.C77];[.$AB$37]-[.$AA$37];[.D77]-[.AH77]))" office:value-type="float" office:value="0" calcext:value-type="float">
            <text:p>0</text:p>
          </table:table-cell>
          <table:table-cell table:formula="of:=IF([.AB77]=&quot;&quot;;0;MIN([.$AC$37]-[.C77];[.$AC$37]-[.$AB$37];[.D77]-[.AH77]-[.AI77]))" office:value-type="float" office:value="0" calcext:value-type="float">
            <text:p>0</text:p>
          </table:table-cell>
          <table:table-cell table:formula="of:=IF([.AC77]=&quot;&quot;;0;MIN([.$AD$37]-[.C77];[.$AD$37]-[.$AC$37];[.D77]-[.AH77]-[.AI77]-[.AJ77]))" office:value-type="float" office:value="6" calcext:value-type="float">
            <text:p>6</text:p>
          </table:table-cell>
          <table:table-cell table:formula="of:=IF([.AD77]=&quot;&quot;;0;MIN([.$AE$37]-[.C77];[.$AE$37]-[.$AD$37];[.D77]-[.AH77]-[.AI77]-[.AJ77]-[.AK77]))" office:value-type="float" office:value="0" calcext:value-type="float">
            <text:p>0</text:p>
          </table:table-cell>
          <table:table-cell table:formula="of:=IF([.AE77]=&quot;&quot;;0;MIN([.$AF$37]-[.B77];[.$AF$37]-[.$AE$37];[.D77]-[.AH77]-[.AI77]-[.AJ77]-[.AK77]-[.AL77]))" office:value-type="float" office:value="0" calcext:value-type="float">
            <text:p>0</text:p>
          </table:table-cell>
          <table:table-cell table:formula="of:=IF([.AF77]=&quot;&quot;;0;MIN([.$AG$37]-[.C77];[.$AG$37]-[.$AF$37];[.D77]-[.AH77]-[.AI77]-[.AJ77]-[.AK77]-[.AL77]-[.AM77]))" office:value-type="float" office:value="0" calcext:value-type="float">
            <text:p>0</text:p>
          </table:table-cell>
          <table:table-cell/>
          <table:table-cell table:style-name="ce2" table:formula="of:=IF([.AH77]&gt;=1;[.$AH$43]&amp;&quot;*&quot;&amp;[.AH77]&amp;&quot; &quot;;&quot;&quot;)&amp;IF([.AI77]&gt;=1;[.$AI$43]&amp;&quot;*&quot;&amp;[.AI77]&amp;&quot; &quot;;&quot;&quot;)&amp;IF([.AJ77]&gt;=1;[.$AJ$43]&amp;&quot;*&quot;&amp;[.AJ77]&amp;&quot; &quot;;&quot;&quot;)&amp;IF([.AK77]&gt;=1;[.$AK$43]&amp;&quot;*&quot;&amp;[.AK77]&amp;&quot; &quot;;&quot;&quot;)&amp;IF([.AL77]&gt;=1;[.$AL$43]&amp;&quot;*&quot;&amp;[.AL77]&amp;&quot; &quot;;&quot;&quot;)&amp;IF([.AM77]&gt;=1;[.$AM$43]&amp;&quot;*&quot;&amp;[.AM77]&amp;&quot; &quot;;&quot;&quot;)&amp;IF([.AN77]&gt;=1;[.$AN$43]&amp;&quot;*&quot;&amp;[.AN7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7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77:.T77])&amp;&quot;)))&quot;" office:value-type="string" office:string-value="      (alignment-distances . (10 10 12 9 9 8 12 9 12 9 9 9 9)))" calcext:value-type="string">
            <text:p><text:s text:c="6"/>(alignment-distances . (10 10 12 9 9 8 12 9 12 9 9 9 9)))</text:p>
          </table:table-cell>
          <table:table-cell table:formula="of:=IF([.$B$6]=&quot;Y&quot;;&quot;%&quot;;&quot;&quot;)&amp;[.AP77]&amp;&quot; &quot;&amp;IF([.E77]=&quot;b&quot;;&quot;\break&quot;;IF([.E7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73]&lt;[.$AZ$9];[.AZ73]+1;&quot;-&quot;)" office:value-type="float" office:value="17" calcext:value-type="float">
            <text:p>17</text:p>
          </table:table-cell>
          <table:table-cell table:formula="of:=IF([.AZ73]&lt;[.$AZ$9];[.BA73];&quot;-&quot;)" office:value-type="float" office:value="3" calcext:value-type="float">
            <text:p>3</text:p>
          </table:table-cell>
          <table:table-cell table:formula="of:=IF([.BA77]=&quot;-&quot;;&quot;&quot;;IF([.$B$1]=2;INDEX([.$AR$16:.$AU$31];[.AZ77];[.BA77]);IF([.$B$1]=3;INDEX([.$AR$44:.$AU$98];[.AZ77];[.BA77]);INDEX([.$AR$113:.$AU$218];[.AZ77];[.BA77]))))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  <table:table-cell table:number-columns-repeated="10"/>
        </table:table-row>
        <table:table-row table:style-name="ro1">
          <table:table-cell table:formula="of:=IF([.E77]=&quot;pb&quot;;[.A77]+1;[.A77])" office:value-type="float" office:value="18" calcext:value-type="float">
            <text:p>18</text:p>
          </table:table-cell>
          <table:table-cell table:style-name="ce43"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  <table:table-cell table:style-name="ce7" table:formula="of:=IF([.C79]=&quot;&quot;;&quot;&quot;;[.C79]-[.C7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78];[.$Z$37:.$AG$37];1)" office:value-type="float" office:value="4" calcext:value-type="float">
            <text:p>4</text:p>
          </table:table-cell>
          <table:table-cell table:style-name="ce44" table:formula="of:=MATCH([.D78]+[.C78];[.$Z$37:.$AG$37];1)" office:value-type="float" office:value="4" calcext:value-type="float">
            <text:p>4</text:p>
          </table:table-cell>
          <table:table-cell table:style-name="ce2" table:formula="of:=IF(AND([.Z$43]&lt;=[.$Y78];[.Z$43]&gt;=[.$X78]);INDEX([.$Z$37:.$AG$37];[.Z$43]);&quot;&quot;)">
            <text:p/>
          </table:table-cell>
          <table:table-cell table:style-name="ce2" table:formula="of:=IF(AND([.AA$43]&lt;=[.$Y78];[.AA$43]&gt;=[.$X78]);INDEX([.$Z$37:.$AG$37];[.AA$43]);&quot;&quot;)">
            <text:p/>
          </table:table-cell>
          <table:table-cell table:style-name="ce2" table:formula="of:=IF(AND([.AB$43]&lt;=[.$Y78];[.AB$43]&gt;=[.$X78]);INDEX([.$Z$37:.$AG$37];[.AB$43]);&quot;&quot;)">
            <text:p/>
          </table:table-cell>
          <table:table-cell table:style-name="ce2" table:formula="of:=IF(AND([.AC$43]&lt;=[.$Y78];[.AC$43]&gt;=[.$X78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8];[.AD$43]&gt;=[.$X78]);INDEX([.$Z$37:.$AG$37];[.AD$43]);&quot;&quot;)">
            <text:p/>
          </table:table-cell>
          <table:table-cell table:style-name="ce2" table:formula="of:=IF(AND([.AE$43]&lt;=[.$Y78];[.AE$43]&gt;=[.$X78]);INDEX([.$Z$37:.$AG$37];[.AE$43]);&quot;&quot;)">
            <text:p/>
          </table:table-cell>
          <table:table-cell table:style-name="ce2" table:formula="of:=IF(AND([.AF$43]&lt;=[.$Y78];[.AF$43]&gt;=[.$X78]);INDEX([.$Z$37:.$AG$37];[.AF$43]);&quot;&quot;)">
            <text:p/>
          </table:table-cell>
          <table:table-cell table:style-name="ce2" table:formula="of:=IF(AND([.AG$43]&lt;=[.$Y78];[.AG$43]&gt;=[.$X78]);INDEX([.$Z$37:.$AG$37];[.AG$43]);&quot;&quot;)">
            <text:p/>
          </table:table-cell>
          <table:table-cell table:formula="of:=IF([.Z78]=&quot;&quot;;0;MIN([.D78];[.$AA$37]-[.C78]))" office:value-type="float" office:value="0" calcext:value-type="float">
            <text:p>0</text:p>
          </table:table-cell>
          <table:table-cell table:formula="of:=IF([.AA78]=&quot;&quot;;0;MIN([.$AB$37]-[.C78];[.$AB$37]-[.$AA$37];[.D78]-[.AH78]))" office:value-type="float" office:value="0" calcext:value-type="float">
            <text:p>0</text:p>
          </table:table-cell>
          <table:table-cell table:formula="of:=IF([.AB78]=&quot;&quot;;0;MIN([.$AC$37]-[.C78];[.$AC$37]-[.$AB$37];[.D78]-[.AH78]-[.AI78]))" office:value-type="float" office:value="0" calcext:value-type="float">
            <text:p>0</text:p>
          </table:table-cell>
          <table:table-cell table:formula="of:=IF([.AC78]=&quot;&quot;;0;MIN([.$AD$37]-[.C78];[.$AD$37]-[.$AC$37];[.D78]-[.AH78]-[.AI78]-[.AJ78]))" office:value-type="float" office:value="5" calcext:value-type="float">
            <text:p>5</text:p>
          </table:table-cell>
          <table:table-cell table:formula="of:=IF([.AD78]=&quot;&quot;;0;MIN([.$AE$37]-[.C78];[.$AE$37]-[.$AD$37];[.D78]-[.AH78]-[.AI78]-[.AJ78]-[.AK78]))" office:value-type="float" office:value="0" calcext:value-type="float">
            <text:p>0</text:p>
          </table:table-cell>
          <table:table-cell table:formula="of:=IF([.AE78]=&quot;&quot;;0;MIN([.$AF$37]-[.B78];[.$AF$37]-[.$AE$37];[.D78]-[.AH78]-[.AI78]-[.AJ78]-[.AK78]-[.AL78]))" office:value-type="float" office:value="0" calcext:value-type="float">
            <text:p>0</text:p>
          </table:table-cell>
          <table:table-cell table:formula="of:=IF([.AF78]=&quot;&quot;;0;MIN([.$AG$37]-[.C78];[.$AG$37]-[.$AF$37];[.D78]-[.AH78]-[.AI78]-[.AJ78]-[.AK78]-[.AL78]-[.AM78]))" office:value-type="float" office:value="0" calcext:value-type="float">
            <text:p>0</text:p>
          </table:table-cell>
          <table:table-cell/>
          <table:table-cell table:style-name="ce2" table:formula="of:=IF([.AH78]&gt;=1;[.$AH$43]&amp;&quot;*&quot;&amp;[.AH78]&amp;&quot; &quot;;&quot;&quot;)&amp;IF([.AI78]&gt;=1;[.$AI$43]&amp;&quot;*&quot;&amp;[.AI78]&amp;&quot; &quot;;&quot;&quot;)&amp;IF([.AJ78]&gt;=1;[.$AJ$43]&amp;&quot;*&quot;&amp;[.AJ78]&amp;&quot; &quot;;&quot;&quot;)&amp;IF([.AK78]&gt;=1;[.$AK$43]&amp;&quot;*&quot;&amp;[.AK78]&amp;&quot; &quot;;&quot;&quot;)&amp;IF([.AL78]&gt;=1;[.$AL$43]&amp;&quot;*&quot;&amp;[.AL78]&amp;&quot; &quot;;&quot;&quot;)&amp;IF([.AM78]&gt;=1;[.$AM$43]&amp;&quot;*&quot;&amp;[.AM78]&amp;&quot; &quot;;&quot;&quot;)&amp;IF([.AN78]&gt;=1;[.$AN$43]&amp;&quot;*&quot;&amp;[.AN7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78:.T78])&amp;&quot;)))&quot;" office:value-type="string" office:string-value="      (alignment-distances . (12 11 12 10 13 10 12 9 9 9)))" calcext:value-type="string">
            <text:p><text:s text:c="6"/>(alignment-distances . (12 11 12 10 13 10 12 9 9 9)))</text:p>
          </table:table-cell>
          <table:table-cell table:formula="of:=IF([.$B$6]=&quot;Y&quot;;&quot;%&quot;;&quot;&quot;)&amp;[.AP78]&amp;&quot; &quot;&amp;IF([.E78]=&quot;b&quot;;&quot;\break&quot;;IF([.E7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4]&lt;[.$AZ$9];[.AZ74]+1;&quot;-&quot;)" office:value-type="float" office:value="17" calcext:value-type="float">
            <text:p>17</text:p>
          </table:table-cell>
          <table:table-cell table:formula="of:=IF([.AZ74]&lt;[.$AZ$9];[.BA74];&quot;-&quot;)" office:value-type="float" office:value="4" calcext:value-type="float">
            <text:p>4</text:p>
          </table:table-cell>
          <table:table-cell table:formula="of:=IF([.BA78]=&quot;-&quot;;&quot;&quot;;IF([.$B$1]=2;INDEX([.$AR$16:.$AU$31];[.AZ78];[.BA78]);IF([.$B$1]=3;INDEX([.$AR$44:.$AU$98];[.AZ78];[.BA78]);INDEX([.$AR$113:.$AU$218];[.AZ78];[.BA7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78]=&quot;pb&quot;;[.A78]+1;[.A78])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80]=&quot;&quot;;&quot;&quot;;[.C80]-[.C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79];[.$Z$37:.$AG$37];1)" office:value-type="float" office:value="4" calcext:value-type="float">
            <text:p>4</text:p>
          </table:table-cell>
          <table:table-cell table:style-name="ce44" table:formula="of:=MATCH([.D79]+[.C79];[.$Z$37:.$AG$37];1)" office:value-type="float" office:value="4" calcext:value-type="float">
            <text:p>4</text:p>
          </table:table-cell>
          <table:table-cell table:style-name="ce2" table:formula="of:=IF(AND([.Z$43]&lt;=[.$Y79];[.Z$43]&gt;=[.$X79]);INDEX([.$Z$37:.$AG$37];[.Z$43]);&quot;&quot;)">
            <text:p/>
          </table:table-cell>
          <table:table-cell table:style-name="ce2" table:formula="of:=IF(AND([.AA$43]&lt;=[.$Y79];[.AA$43]&gt;=[.$X79]);INDEX([.$Z$37:.$AG$37];[.AA$43]);&quot;&quot;)">
            <text:p/>
          </table:table-cell>
          <table:table-cell table:style-name="ce2" table:formula="of:=IF(AND([.AB$43]&lt;=[.$Y79];[.AB$43]&gt;=[.$X79]);INDEX([.$Z$37:.$AG$37];[.AB$43]);&quot;&quot;)">
            <text:p/>
          </table:table-cell>
          <table:table-cell table:style-name="ce2" table:formula="of:=IF(AND([.AC$43]&lt;=[.$Y79];[.AC$43]&gt;=[.$X79]);INDEX([.$Z$37:.$AG$37];[.AC$43]);&quot;&quot;)" office:value-type="float" office:value="89" calcext:value-type="float">
            <text:p>89</text:p>
          </table:table-cell>
          <table:table-cell table:style-name="ce2" table:formula="of:=IF(AND([.AD$43]&lt;=[.$Y79];[.AD$43]&gt;=[.$X79]);INDEX([.$Z$37:.$AG$37];[.AD$43]);&quot;&quot;)">
            <text:p/>
          </table:table-cell>
          <table:table-cell table:style-name="ce2" table:formula="of:=IF(AND([.AE$43]&lt;=[.$Y79];[.AE$43]&gt;=[.$X79]);INDEX([.$Z$37:.$AG$37];[.AE$43]);&quot;&quot;)">
            <text:p/>
          </table:table-cell>
          <table:table-cell table:style-name="ce2" table:formula="of:=IF(AND([.AF$43]&lt;=[.$Y79];[.AF$43]&gt;=[.$X79]);INDEX([.$Z$37:.$AG$37];[.AF$43]);&quot;&quot;)">
            <text:p/>
          </table:table-cell>
          <table:table-cell table:style-name="ce2" table:formula="of:=IF(AND([.AG$43]&lt;=[.$Y79];[.AG$43]&gt;=[.$X79]);INDEX([.$Z$37:.$AG$37];[.AG$43]);&quot;&quot;)">
            <text:p/>
          </table:table-cell>
          <table:table-cell table:formula="of:=IF([.Z79]=&quot;&quot;;0;MIN([.D79];[.$AA$37]-[.C79]))" office:value-type="float" office:value="0" calcext:value-type="float">
            <text:p>0</text:p>
          </table:table-cell>
          <table:table-cell table:formula="of:=IF([.AA79]=&quot;&quot;;0;MIN([.$AB$37]-[.C79];[.$AB$37]-[.$AA$37];[.D79]-[.AH79]))" office:value-type="float" office:value="0" calcext:value-type="float">
            <text:p>0</text:p>
          </table:table-cell>
          <table:table-cell table:formula="of:=IF([.AB79]=&quot;&quot;;0;MIN([.$AC$37]-[.C79];[.$AC$37]-[.$AB$37];[.D79]-[.AH79]-[.AI79]))" office:value-type="float" office:value="0" calcext:value-type="float">
            <text:p>0</text:p>
          </table:table-cell>
          <table:table-cell table:formula="of:=IF([.AC79]=&quot;&quot;;0;MIN([.$AD$37]-[.C79];[.$AD$37]-[.$AC$37];[.D79]-[.AH79]-[.AI79]-[.AJ79]))" office:value-type="float" office:value="5" calcext:value-type="float">
            <text:p>5</text:p>
          </table:table-cell>
          <table:table-cell table:formula="of:=IF([.AD79]=&quot;&quot;;0;MIN([.$AE$37]-[.C79];[.$AE$37]-[.$AD$37];[.D79]-[.AH79]-[.AI79]-[.AJ79]-[.AK79]))" office:value-type="float" office:value="0" calcext:value-type="float">
            <text:p>0</text:p>
          </table:table-cell>
          <table:table-cell table:formula="of:=IF([.AE79]=&quot;&quot;;0;MIN([.$AF$37]-[.B79];[.$AF$37]-[.$AE$37];[.D79]-[.AH79]-[.AI79]-[.AJ79]-[.AK79]-[.AL79]))" office:value-type="float" office:value="0" calcext:value-type="float">
            <text:p>0</text:p>
          </table:table-cell>
          <table:table-cell table:formula="of:=IF([.AF79]=&quot;&quot;;0;MIN([.$AG$37]-[.C79];[.$AG$37]-[.$AF$37];[.D79]-[.AH79]-[.AI79]-[.AJ79]-[.AK79]-[.AL79]-[.AM79]))" office:value-type="float" office:value="0" calcext:value-type="float">
            <text:p>0</text:p>
          </table:table-cell>
          <table:table-cell/>
          <table:table-cell table:style-name="ce2" table:formula="of:=IF([.AH79]&gt;=1;[.$AH$43]&amp;&quot;*&quot;&amp;[.AH79]&amp;&quot; &quot;;&quot;&quot;)&amp;IF([.AI79]&gt;=1;[.$AI$43]&amp;&quot;*&quot;&amp;[.AI79]&amp;&quot; &quot;;&quot;&quot;)&amp;IF([.AJ79]&gt;=1;[.$AJ$43]&amp;&quot;*&quot;&amp;[.AJ79]&amp;&quot; &quot;;&quot;&quot;)&amp;IF([.AK79]&gt;=1;[.$AK$43]&amp;&quot;*&quot;&amp;[.AK79]&amp;&quot; &quot;;&quot;&quot;)&amp;IF([.AL79]&gt;=1;[.$AL$43]&amp;&quot;*&quot;&amp;[.AL79]&amp;&quot; &quot;;&quot;&quot;)&amp;IF([.AM79]&gt;=1;[.$AM$43]&amp;&quot;*&quot;&amp;[.AM79]&amp;&quot; &quot;;&quot;&quot;)&amp;IF([.AN79]&gt;=1;[.$AN$43]&amp;&quot;*&quot;&amp;[.AN7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79:.T79])&amp;&quot;)))&quot;" office:value-type="string" office:string-value="      (alignment-distances . (9 9 13 11 13 11 12 10 10)))" calcext:value-type="string">
            <text:p><text:s text:c="6"/>(alignment-distances . (9 9 13 11 13 11 12 10 10)))</text:p>
          </table:table-cell>
          <table:table-cell table:formula="of:=IF([.$B$6]=&quot;Y&quot;;&quot;%&quot;;&quot;&quot;)&amp;[.AP79]&amp;&quot; &quot;&amp;IF([.E79]=&quot;b&quot;;&quot;\break&quot;;IF([.E7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5]&lt;[.$AZ$9];[.AZ75]+1;&quot;-&quot;)" office:value-type="float" office:value="18" calcext:value-type="float">
            <text:p>18</text:p>
          </table:table-cell>
          <table:table-cell table:formula="of:=IF([.AZ75]&lt;[.$AZ$9];[.BA75];&quot;-&quot;)" office:value-type="float" office:value="1" calcext:value-type="float">
            <text:p>1</text:p>
          </table:table-cell>
          <table:table-cell table:formula="of:=IF([.BA79]=&quot;-&quot;;&quot;&quot;;IF([.$B$1]=2;INDEX([.$AR$16:.$AU$31];[.AZ79];[.BA79]);IF([.$B$1]=3;INDEX([.$AR$44:.$AU$98];[.AZ79];[.BA79]);INDEX([.$AR$113:.$AU$218];[.AZ79];[.BA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79]=&quot;pb&quot;;[.A79]+1;[.A79])" office:value-type="float" office:value="19" calcext:value-type="float">
            <text:p>19</text:p>
          </table:table-cell>
          <table:table-cell table:style-name="ce43" office:value-type="float" office:value="37" calcext:value-type="float">
            <text:p>37</text:p>
          </table:table-cell>
          <table:table-cell office:value-type="float" office:value="249" calcext:value-type="float">
            <text:p>249</text:p>
          </table:table-cell>
          <table:table-cell table:style-name="ce7" table:formula="of:=IF([.C81]=&quot;&quot;;&quot;&quot;;[.C81]-[.C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6"/>
          <table:table-cell table:number-columns-repeated="3"/>
          <table:table-cell table:style-name="ce44" table:formula="of:=MATCH([.C80];[.$Z$37:.$AG$37];1)" office:value-type="float" office:value="4" calcext:value-type="float">
            <text:p>4</text:p>
          </table:table-cell>
          <table:table-cell table:style-name="ce44" table:formula="of:=MATCH([.D80]+[.C80];[.$Z$37:.$AG$37];1)" office:value-type="float" office:value="4" calcext:value-type="float">
            <text:p>4</text:p>
          </table:table-cell>
          <table:table-cell table:style-name="ce2" table:formula="of:=IF(AND([.Z$43]&lt;=[.$Y80];[.Z$43]&gt;=[.$X80]);INDEX([.$Z$37:.$AG$37];[.Z$43]);&quot;&quot;)">
            <text:p/>
          </table:table-cell>
          <table:table-cell table:style-name="ce2" table:formula="of:=IF(AND([.AA$43]&lt;=[.$Y80];[.AA$43]&gt;=[.$X80]);INDEX([.$Z$37:.$AG$37];[.AA$43]);&quot;&quot;)">
            <text:p/>
          </table:table-cell>
          <table:table-cell table:style-name="ce2" table:formula="of:=IF(AND([.AB$43]&lt;=[.$Y80];[.AB$43]&gt;=[.$X80]);INDEX([.$Z$37:.$AG$37];[.AB$43]);&quot;&quot;)">
            <text:p/>
          </table:table-cell>
          <table:table-cell table:style-name="ce2" table:formula="of:=IF(AND([.AC$43]&lt;=[.$Y80];[.AC$43]&gt;=[.$X80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0];[.AD$43]&gt;=[.$X80]);INDEX([.$Z$37:.$AG$37];[.AD$43]);&quot;&quot;)">
            <text:p/>
          </table:table-cell>
          <table:table-cell table:style-name="ce2" table:formula="of:=IF(AND([.AE$43]&lt;=[.$Y80];[.AE$43]&gt;=[.$X80]);INDEX([.$Z$37:.$AG$37];[.AE$43]);&quot;&quot;)">
            <text:p/>
          </table:table-cell>
          <table:table-cell table:style-name="ce2" table:formula="of:=IF(AND([.AF$43]&lt;=[.$Y80];[.AF$43]&gt;=[.$X80]);INDEX([.$Z$37:.$AG$37];[.AF$43]);&quot;&quot;)">
            <text:p/>
          </table:table-cell>
          <table:table-cell table:style-name="ce2" table:formula="of:=IF(AND([.AG$43]&lt;=[.$Y80];[.AG$43]&gt;=[.$X80]);INDEX([.$Z$37:.$AG$37];[.AG$43]);&quot;&quot;)">
            <text:p/>
          </table:table-cell>
          <table:table-cell table:formula="of:=IF([.Z80]=&quot;&quot;;0;MIN([.D80];[.$AA$37]-[.C80]))" office:value-type="float" office:value="0" calcext:value-type="float">
            <text:p>0</text:p>
          </table:table-cell>
          <table:table-cell table:formula="of:=IF([.AA80]=&quot;&quot;;0;MIN([.$AB$37]-[.C80];[.$AB$37]-[.$AA$37];[.D80]-[.AH80]))" office:value-type="float" office:value="0" calcext:value-type="float">
            <text:p>0</text:p>
          </table:table-cell>
          <table:table-cell table:formula="of:=IF([.AB80]=&quot;&quot;;0;MIN([.$AC$37]-[.C80];[.$AC$37]-[.$AB$37];[.D80]-[.AH80]-[.AI80]))" office:value-type="float" office:value="0" calcext:value-type="float">
            <text:p>0</text:p>
          </table:table-cell>
          <table:table-cell table:formula="of:=IF([.AC80]=&quot;&quot;;0;MIN([.$AD$37]-[.C80];[.$AD$37]-[.$AC$37];[.D80]-[.AH80]-[.AI80]-[.AJ80]))" office:value-type="float" office:value="5" calcext:value-type="float">
            <text:p>5</text:p>
          </table:table-cell>
          <table:table-cell table:formula="of:=IF([.AD80]=&quot;&quot;;0;MIN([.$AE$37]-[.C80];[.$AE$37]-[.$AD$37];[.D80]-[.AH80]-[.AI80]-[.AJ80]-[.AK80]))" office:value-type="float" office:value="0" calcext:value-type="float">
            <text:p>0</text:p>
          </table:table-cell>
          <table:table-cell table:formula="of:=IF([.AE80]=&quot;&quot;;0;MIN([.$AF$37]-[.B80];[.$AF$37]-[.$AE$37];[.D80]-[.AH80]-[.AI80]-[.AJ80]-[.AK80]-[.AL80]))" office:value-type="float" office:value="0" calcext:value-type="float">
            <text:p>0</text:p>
          </table:table-cell>
          <table:table-cell table:formula="of:=IF([.AF80]=&quot;&quot;;0;MIN([.$AG$37]-[.C80];[.$AG$37]-[.$AF$37];[.D80]-[.AH80]-[.AI80]-[.AJ80]-[.AK80]-[.AL80]-[.AM80]))" office:value-type="float" office:value="0" calcext:value-type="float">
            <text:p>0</text:p>
          </table:table-cell>
          <table:table-cell/>
          <table:table-cell table:style-name="ce2" table:formula="of:=IF([.AH80]&gt;=1;[.$AH$43]&amp;&quot;*&quot;&amp;[.AH80]&amp;&quot; &quot;;&quot;&quot;)&amp;IF([.AI80]&gt;=1;[.$AI$43]&amp;&quot;*&quot;&amp;[.AI80]&amp;&quot; &quot;;&quot;&quot;)&amp;IF([.AJ80]&gt;=1;[.$AJ$43]&amp;&quot;*&quot;&amp;[.AJ80]&amp;&quot; &quot;;&quot;&quot;)&amp;IF([.AK80]&gt;=1;[.$AK$43]&amp;&quot;*&quot;&amp;[.AK80]&amp;&quot; &quot;;&quot;&quot;)&amp;IF([.AL80]&gt;=1;[.$AL$43]&amp;&quot;*&quot;&amp;[.AL80]&amp;&quot; &quot;;&quot;&quot;)&amp;IF([.AM80]&gt;=1;[.$AM$43]&amp;&quot;*&quot;&amp;[.AM80]&amp;&quot; &quot;;&quot;&quot;)&amp;IF([.AN80]&gt;=1;[.$AN$43]&amp;&quot;*&quot;&amp;[.AN80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0:.T80])&amp;&quot;)))&quot;" office:value-type="string" office:string-value="      (alignment-distances . (9 10 13 10 8 9 8 8)))" calcext:value-type="string">
            <text:p><text:s text:c="6"/>(alignment-distances . (9 10 13 10 8 9 8 8)))</text:p>
          </table:table-cell>
          <table:table-cell table:formula="of:=IF([.$B$6]=&quot;Y&quot;;&quot;%&quot;;&quot;&quot;)&amp;[.AP80]&amp;&quot; &quot;&amp;IF([.E80]=&quot;b&quot;;&quot;\break&quot;;IF([.E80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76]&lt;[.$AZ$9];[.AZ76]+1;&quot;-&quot;)" office:value-type="float" office:value="18" calcext:value-type="float">
            <text:p>18</text:p>
          </table:table-cell>
          <table:table-cell table:formula="of:=IF([.AZ76]&lt;[.$AZ$9];[.BA76];&quot;-&quot;)" office:value-type="float" office:value="2" calcext:value-type="float">
            <text:p>2</text:p>
          </table:table-cell>
          <table:table-cell table:formula="of:=IF([.BA80]=&quot;-&quot;;&quot;&quot;;IF([.$B$1]=2;INDEX([.$AR$16:.$AU$31];[.AZ80];[.BA80]);IF([.$B$1]=3;INDEX([.$AR$44:.$AU$98];[.AZ80];[.BA80]);INDEX([.$AR$113:.$AU$218];[.AZ80];[.BA80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formula="of:=IF([.E80]=&quot;pb&quot;;[.A80]+1;[.A80])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254" calcext:value-type="float">
            <text:p>254</text:p>
          </table:table-cell>
          <table:table-cell table:style-name="ce7" table:formula="of:=IF([.C82]=&quot;&quot;;&quot;&quot;;[.C82]-[.C8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89" calcext:value-type="float">
            <text:p>8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1];[.$Z$37:.$AG$37];1)" office:value-type="float" office:value="4" calcext:value-type="float">
            <text:p>4</text:p>
          </table:table-cell>
          <table:table-cell table:style-name="ce44" table:formula="of:=MATCH([.D81]+[.C81];[.$Z$37:.$AG$37];1)" office:value-type="float" office:value="4" calcext:value-type="float">
            <text:p>4</text:p>
          </table:table-cell>
          <table:table-cell table:style-name="ce2" table:formula="of:=IF(AND([.Z$43]&lt;=[.$Y81];[.Z$43]&gt;=[.$X81]);INDEX([.$Z$37:.$AG$37];[.Z$43]);&quot;&quot;)">
            <text:p/>
          </table:table-cell>
          <table:table-cell table:style-name="ce2" table:formula="of:=IF(AND([.AA$43]&lt;=[.$Y81];[.AA$43]&gt;=[.$X81]);INDEX([.$Z$37:.$AG$37];[.AA$43]);&quot;&quot;)">
            <text:p/>
          </table:table-cell>
          <table:table-cell table:style-name="ce2" table:formula="of:=IF(AND([.AB$43]&lt;=[.$Y81];[.AB$43]&gt;=[.$X81]);INDEX([.$Z$37:.$AG$37];[.AB$43]);&quot;&quot;)">
            <text:p/>
          </table:table-cell>
          <table:table-cell table:style-name="ce2" table:formula="of:=IF(AND([.AC$43]&lt;=[.$Y81];[.AC$43]&gt;=[.$X81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1];[.AD$43]&gt;=[.$X81]);INDEX([.$Z$37:.$AG$37];[.AD$43]);&quot;&quot;)">
            <text:p/>
          </table:table-cell>
          <table:table-cell table:style-name="ce2" table:formula="of:=IF(AND([.AE$43]&lt;=[.$Y81];[.AE$43]&gt;=[.$X81]);INDEX([.$Z$37:.$AG$37];[.AE$43]);&quot;&quot;)">
            <text:p/>
          </table:table-cell>
          <table:table-cell table:style-name="ce2" table:formula="of:=IF(AND([.AF$43]&lt;=[.$Y81];[.AF$43]&gt;=[.$X81]);INDEX([.$Z$37:.$AG$37];[.AF$43]);&quot;&quot;)">
            <text:p/>
          </table:table-cell>
          <table:table-cell table:style-name="ce2" table:formula="of:=IF(AND([.AG$43]&lt;=[.$Y81];[.AG$43]&gt;=[.$X81]);INDEX([.$Z$37:.$AG$37];[.AG$43]);&quot;&quot;)">
            <text:p/>
          </table:table-cell>
          <table:table-cell table:formula="of:=IF([.Z81]=&quot;&quot;;0;MIN([.D81];[.$AA$37]-[.C81]))" office:value-type="float" office:value="0" calcext:value-type="float">
            <text:p>0</text:p>
          </table:table-cell>
          <table:table-cell table:formula="of:=IF([.AA81]=&quot;&quot;;0;MIN([.$AB$37]-[.C81];[.$AB$37]-[.$AA$37];[.D81]-[.AH81]))" office:value-type="float" office:value="0" calcext:value-type="float">
            <text:p>0</text:p>
          </table:table-cell>
          <table:table-cell table:formula="of:=IF([.AB81]=&quot;&quot;;0;MIN([.$AC$37]-[.C81];[.$AC$37]-[.$AB$37];[.D81]-[.AH81]-[.AI81]))" office:value-type="float" office:value="0" calcext:value-type="float">
            <text:p>0</text:p>
          </table:table-cell>
          <table:table-cell table:formula="of:=IF([.AC81]=&quot;&quot;;0;MIN([.$AD$37]-[.C81];[.$AD$37]-[.$AC$37];[.D81]-[.AH81]-[.AI81]-[.AJ81]))" office:value-type="float" office:value="5" calcext:value-type="float">
            <text:p>5</text:p>
          </table:table-cell>
          <table:table-cell table:formula="of:=IF([.AD81]=&quot;&quot;;0;MIN([.$AE$37]-[.C81];[.$AE$37]-[.$AD$37];[.D81]-[.AH81]-[.AI81]-[.AJ81]-[.AK81]))" office:value-type="float" office:value="0" calcext:value-type="float">
            <text:p>0</text:p>
          </table:table-cell>
          <table:table-cell table:formula="of:=IF([.AE81]=&quot;&quot;;0;MIN([.$AF$37]-[.B81];[.$AF$37]-[.$AE$37];[.D81]-[.AH81]-[.AI81]-[.AJ81]-[.AK81]-[.AL81]))" office:value-type="float" office:value="0" calcext:value-type="float">
            <text:p>0</text:p>
          </table:table-cell>
          <table:table-cell table:formula="of:=IF([.AF81]=&quot;&quot;;0;MIN([.$AG$37]-[.C81];[.$AG$37]-[.$AF$37];[.D81]-[.AH81]-[.AI81]-[.AJ81]-[.AK81]-[.AL81]-[.AM81]))" office:value-type="float" office:value="0" calcext:value-type="float">
            <text:p>0</text:p>
          </table:table-cell>
          <table:table-cell/>
          <table:table-cell table:style-name="ce2" table:formula="of:=IF([.AH81]&gt;=1;[.$AH$43]&amp;&quot;*&quot;&amp;[.AH81]&amp;&quot; &quot;;&quot;&quot;)&amp;IF([.AI81]&gt;=1;[.$AI$43]&amp;&quot;*&quot;&amp;[.AI81]&amp;&quot; &quot;;&quot;&quot;)&amp;IF([.AJ81]&gt;=1;[.$AJ$43]&amp;&quot;*&quot;&amp;[.AJ81]&amp;&quot; &quot;;&quot;&quot;)&amp;IF([.AK81]&gt;=1;[.$AK$43]&amp;&quot;*&quot;&amp;[.AK81]&amp;&quot; &quot;;&quot;&quot;)&amp;IF([.AL81]&gt;=1;[.$AL$43]&amp;&quot;*&quot;&amp;[.AL81]&amp;&quot; &quot;;&quot;&quot;)&amp;IF([.AM81]&gt;=1;[.$AM$43]&amp;&quot;*&quot;&amp;[.AM81]&amp;&quot; &quot;;&quot;&quot;)&amp;IF([.AN81]&gt;=1;[.$AN$43]&amp;&quot;*&quot;&amp;[.AN81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1]&amp;&quot;)&quot;" office:value-type="string" office:string-value="    #'((Y-offset . 89)" calcext:value-type="string">
            <text:p><text:s text:c="4"/>#'((Y-offset . 89)</text:p>
          </table:table-cell>
          <table:table-cell table:formula="of:=IF([.$B$4]=&quot;Y&quot;;&quot;&quot;;&quot;%&quot;)&amp;&quot;      (alignment-distances . (&quot;&amp;COM.MICROSOFT.TEXTJOIN(&quot; &quot;;1;[.G81:.T81])&amp;&quot;)))&quot;" office:value-type="string" office:string-value="      (alignment-distances . (9 10 13 9 10 9 9 15 13 10 12 11 11 11)))" calcext:value-type="string">
            <text:p><text:s text:c="6"/>(alignment-distances . (9 10 13 9 10 9 9 15 13 10 12 11 11 11)))</text:p>
          </table:table-cell>
          <table:table-cell table:formula="of:=IF([.$B$6]=&quot;Y&quot;;&quot;%&quot;;&quot;&quot;)&amp;[.AP81]&amp;&quot; &quot;&amp;IF([.E81]=&quot;b&quot;;&quot;\break&quot;;IF([.E81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77]&lt;[.$AZ$9];[.AZ77]+1;&quot;-&quot;)" office:value-type="float" office:value="18" calcext:value-type="float">
            <text:p>18</text:p>
          </table:table-cell>
          <table:table-cell table:formula="of:=IF([.AZ77]&lt;[.$AZ$9];[.BA77];&quot;-&quot;)" office:value-type="float" office:value="3" calcext:value-type="float">
            <text:p>3</text:p>
          </table:table-cell>
          <table:table-cell table:formula="of:=IF([.BA81]=&quot;-&quot;;&quot;&quot;;IF([.$B$1]=2;INDEX([.$AR$16:.$AU$31];[.AZ81];[.BA81]);IF([.$B$1]=3;INDEX([.$AR$44:.$AU$98];[.AZ81];[.BA81]);INDEX([.$AR$113:.$AU$218];[.AZ81];[.BA81]))))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number-columns-repeated="10"/>
        </table:table-row>
        <table:table-row table:style-name="ro1">
          <table:table-cell table:formula="of:=IF([.E81]=&quot;pb&quot;;[.A81]+1;[.A81])" office:value-type="float" office:value="20" calcext:value-type="float">
            <text:p>20</text:p>
          </table:table-cell>
          <table:table-cell table:style-name="ce43" office:value-type="float" office:value="39" calcext:value-type="float">
            <text:p>39</text:p>
          </table:table-cell>
          <table:table-cell office:value-type="float" office:value="259" calcext:value-type="float">
            <text:p>259</text:p>
          </table:table-cell>
          <table:table-cell table:style-name="ce7" table:formula="of:=IF([.C83]=&quot;&quot;;&quot;&quot;;[.C83]-[.C8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7" calcext:value-type="float">
            <text:p>7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2];[.$Z$37:.$AG$37];1)" office:value-type="float" office:value="4" calcext:value-type="float">
            <text:p>4</text:p>
          </table:table-cell>
          <table:table-cell table:style-name="ce44" table:formula="of:=MATCH([.D82]+[.C82];[.$Z$37:.$AG$37];1)" office:value-type="float" office:value="4" calcext:value-type="float">
            <text:p>4</text:p>
          </table:table-cell>
          <table:table-cell table:style-name="ce2" table:formula="of:=IF(AND([.Z$43]&lt;=[.$Y82];[.Z$43]&gt;=[.$X82]);INDEX([.$Z$37:.$AG$37];[.Z$43]);&quot;&quot;)">
            <text:p/>
          </table:table-cell>
          <table:table-cell table:style-name="ce2" table:formula="of:=IF(AND([.AA$43]&lt;=[.$Y82];[.AA$43]&gt;=[.$X82]);INDEX([.$Z$37:.$AG$37];[.AA$43]);&quot;&quot;)">
            <text:p/>
          </table:table-cell>
          <table:table-cell table:style-name="ce2" table:formula="of:=IF(AND([.AB$43]&lt;=[.$Y82];[.AB$43]&gt;=[.$X82]);INDEX([.$Z$37:.$AG$37];[.AB$43]);&quot;&quot;)">
            <text:p/>
          </table:table-cell>
          <table:table-cell table:style-name="ce2" table:formula="of:=IF(AND([.AC$43]&lt;=[.$Y82];[.AC$43]&gt;=[.$X82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2];[.AD$43]&gt;=[.$X82]);INDEX([.$Z$37:.$AG$37];[.AD$43]);&quot;&quot;)">
            <text:p/>
          </table:table-cell>
          <table:table-cell table:style-name="ce2" table:formula="of:=IF(AND([.AE$43]&lt;=[.$Y82];[.AE$43]&gt;=[.$X82]);INDEX([.$Z$37:.$AG$37];[.AE$43]);&quot;&quot;)">
            <text:p/>
          </table:table-cell>
          <table:table-cell table:style-name="ce2" table:formula="of:=IF(AND([.AF$43]&lt;=[.$Y82];[.AF$43]&gt;=[.$X82]);INDEX([.$Z$37:.$AG$37];[.AF$43]);&quot;&quot;)">
            <text:p/>
          </table:table-cell>
          <table:table-cell table:style-name="ce2" table:formula="of:=IF(AND([.AG$43]&lt;=[.$Y82];[.AG$43]&gt;=[.$X82]);INDEX([.$Z$37:.$AG$37];[.AG$43]);&quot;&quot;)">
            <text:p/>
          </table:table-cell>
          <table:table-cell table:formula="of:=IF([.Z82]=&quot;&quot;;0;MIN([.D82];[.$AA$37]-[.C82]))" office:value-type="float" office:value="0" calcext:value-type="float">
            <text:p>0</text:p>
          </table:table-cell>
          <table:table-cell table:formula="of:=IF([.AA82]=&quot;&quot;;0;MIN([.$AB$37]-[.C82];[.$AB$37]-[.$AA$37];[.D82]-[.AH82]))" office:value-type="float" office:value="0" calcext:value-type="float">
            <text:p>0</text:p>
          </table:table-cell>
          <table:table-cell table:formula="of:=IF([.AB82]=&quot;&quot;;0;MIN([.$AC$37]-[.C82];[.$AC$37]-[.$AB$37];[.D82]-[.AH82]-[.AI82]))" office:value-type="float" office:value="0" calcext:value-type="float">
            <text:p>0</text:p>
          </table:table-cell>
          <table:table-cell table:formula="of:=IF([.AC82]=&quot;&quot;;0;MIN([.$AD$37]-[.C82];[.$AD$37]-[.$AC$37];[.D82]-[.AH82]-[.AI82]-[.AJ82]))" office:value-type="float" office:value="7" calcext:value-type="float">
            <text:p>7</text:p>
          </table:table-cell>
          <table:table-cell table:formula="of:=IF([.AD82]=&quot;&quot;;0;MIN([.$AE$37]-[.C82];[.$AE$37]-[.$AD$37];[.D82]-[.AH82]-[.AI82]-[.AJ82]-[.AK82]))" office:value-type="float" office:value="0" calcext:value-type="float">
            <text:p>0</text:p>
          </table:table-cell>
          <table:table-cell table:formula="of:=IF([.AE82]=&quot;&quot;;0;MIN([.$AF$37]-[.B82];[.$AF$37]-[.$AE$37];[.D82]-[.AH82]-[.AI82]-[.AJ82]-[.AK82]-[.AL82]))" office:value-type="float" office:value="0" calcext:value-type="float">
            <text:p>0</text:p>
          </table:table-cell>
          <table:table-cell table:formula="of:=IF([.AF82]=&quot;&quot;;0;MIN([.$AG$37]-[.C82];[.$AG$37]-[.$AF$37];[.D82]-[.AH82]-[.AI82]-[.AJ82]-[.AK82]-[.AL82]-[.AM82]))" office:value-type="float" office:value="0" calcext:value-type="float">
            <text:p>0</text:p>
          </table:table-cell>
          <table:table-cell/>
          <table:table-cell table:style-name="ce2" table:formula="of:=IF([.AH82]&gt;=1;[.$AH$43]&amp;&quot;*&quot;&amp;[.AH82]&amp;&quot; &quot;;&quot;&quot;)&amp;IF([.AI82]&gt;=1;[.$AI$43]&amp;&quot;*&quot;&amp;[.AI82]&amp;&quot; &quot;;&quot;&quot;)&amp;IF([.AJ82]&gt;=1;[.$AJ$43]&amp;&quot;*&quot;&amp;[.AJ82]&amp;&quot; &quot;;&quot;&quot;)&amp;IF([.AK82]&gt;=1;[.$AK$43]&amp;&quot;*&quot;&amp;[.AK82]&amp;&quot; &quot;;&quot;&quot;)&amp;IF([.AL82]&gt;=1;[.$AL$43]&amp;&quot;*&quot;&amp;[.AL82]&amp;&quot; &quot;;&quot;&quot;)&amp;IF([.AM82]&gt;=1;[.$AM$43]&amp;&quot;*&quot;&amp;[.AM82]&amp;&quot; &quot;;&quot;&quot;)&amp;IF([.AN82]&gt;=1;[.$AN$43]&amp;&quot;*&quot;&amp;[.AN82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82:.T82])&amp;&quot;)))&quot;" office:value-type="string" office:string-value="      (alignment-distances . (8 8 9 9 8 9 9 11 7 9 9 8)))" calcext:value-type="string">
            <text:p><text:s text:c="6"/>(alignment-distances . (8 8 9 9 8 9 9 11 7 9 9 8)))</text:p>
          </table:table-cell>
          <table:table-cell table:formula="of:=IF([.$B$6]=&quot;Y&quot;;&quot;%&quot;;&quot;&quot;)&amp;[.AP82]&amp;&quot; &quot;&amp;IF([.E82]=&quot;b&quot;;&quot;\break&quot;;IF([.E82]=&quot;pb&quot;;&quot;\pageBreak&quot;))" office:value-type="string" office:string-value="s2*7  \break" calcext:value-type="string">
            <text:p>s2*7 <text:s/>\break</text:p>
          </table:table-cell>
          <table:table-cell table:number-columns-repeated="4"/>
          <table:table-cell table:formula="of:=IF([.AZ78]&lt;[.$AZ$9];[.AZ78]+1;&quot;-&quot;)" office:value-type="float" office:value="18" calcext:value-type="float">
            <text:p>18</text:p>
          </table:table-cell>
          <table:table-cell table:formula="of:=IF([.AZ78]&lt;[.$AZ$9];[.BA78];&quot;-&quot;)" office:value-type="float" office:value="4" calcext:value-type="float">
            <text:p>4</text:p>
          </table:table-cell>
          <table:table-cell table:formula="of:=IF([.BA82]=&quot;-&quot;;&quot;&quot;;IF([.$B$1]=2;INDEX([.$AR$16:.$AU$31];[.AZ82];[.BA82]);IF([.$B$1]=3;INDEX([.$AR$44:.$AU$98];[.AZ82];[.BA82]);INDEX([.$AR$113:.$AU$218];[.AZ82];[.BA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82]=&quot;pb&quot;;[.A82]+1;[.A82])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66" calcext:value-type="float">
            <text:p>266</text:p>
          </table:table-cell>
          <table:table-cell table:style-name="ce7" table:formula="of:=IF([.C84]=&quot;&quot;;&quot;&quot;;[.C84]-[.C8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5" calcext:value-type="float">
            <text:p>11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/>
          <table:table-cell table:style-name="ce44" table:formula="of:=MATCH([.C83];[.$Z$37:.$AG$37];1)" office:value-type="float" office:value="4" calcext:value-type="float">
            <text:p>4</text:p>
          </table:table-cell>
          <table:table-cell table:style-name="ce44" table:formula="of:=MATCH([.D83]+[.C83];[.$Z$37:.$AG$37];1)" office:value-type="float" office:value="4" calcext:value-type="float">
            <text:p>4</text:p>
          </table:table-cell>
          <table:table-cell table:style-name="ce2" table:formula="of:=IF(AND([.Z$43]&lt;=[.$Y83];[.Z$43]&gt;=[.$X83]);INDEX([.$Z$37:.$AG$37];[.Z$43]);&quot;&quot;)">
            <text:p/>
          </table:table-cell>
          <table:table-cell table:style-name="ce2" table:formula="of:=IF(AND([.AA$43]&lt;=[.$Y83];[.AA$43]&gt;=[.$X83]);INDEX([.$Z$37:.$AG$37];[.AA$43]);&quot;&quot;)">
            <text:p/>
          </table:table-cell>
          <table:table-cell table:style-name="ce2" table:formula="of:=IF(AND([.AB$43]&lt;=[.$Y83];[.AB$43]&gt;=[.$X83]);INDEX([.$Z$37:.$AG$37];[.AB$43]);&quot;&quot;)">
            <text:p/>
          </table:table-cell>
          <table:table-cell table:style-name="ce2" table:formula="of:=IF(AND([.AC$43]&lt;=[.$Y83];[.AC$43]&gt;=[.$X83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3];[.AD$43]&gt;=[.$X83]);INDEX([.$Z$37:.$AG$37];[.AD$43]);&quot;&quot;)">
            <text:p/>
          </table:table-cell>
          <table:table-cell table:style-name="ce2" table:formula="of:=IF(AND([.AE$43]&lt;=[.$Y83];[.AE$43]&gt;=[.$X83]);INDEX([.$Z$37:.$AG$37];[.AE$43]);&quot;&quot;)">
            <text:p/>
          </table:table-cell>
          <table:table-cell table:style-name="ce2" table:formula="of:=IF(AND([.AF$43]&lt;=[.$Y83];[.AF$43]&gt;=[.$X83]);INDEX([.$Z$37:.$AG$37];[.AF$43]);&quot;&quot;)">
            <text:p/>
          </table:table-cell>
          <table:table-cell table:style-name="ce2" table:formula="of:=IF(AND([.AG$43]&lt;=[.$Y83];[.AG$43]&gt;=[.$X83]);INDEX([.$Z$37:.$AG$37];[.AG$43]);&quot;&quot;)">
            <text:p/>
          </table:table-cell>
          <table:table-cell table:formula="of:=IF([.Z83]=&quot;&quot;;0;MIN([.D83];[.$AA$37]-[.C83]))" office:value-type="float" office:value="0" calcext:value-type="float">
            <text:p>0</text:p>
          </table:table-cell>
          <table:table-cell table:formula="of:=IF([.AA83]=&quot;&quot;;0;MIN([.$AB$37]-[.C83];[.$AB$37]-[.$AA$37];[.D83]-[.AH83]))" office:value-type="float" office:value="0" calcext:value-type="float">
            <text:p>0</text:p>
          </table:table-cell>
          <table:table-cell table:formula="of:=IF([.AB83]=&quot;&quot;;0;MIN([.$AC$37]-[.C83];[.$AC$37]-[.$AB$37];[.D83]-[.AH83]-[.AI83]))" office:value-type="float" office:value="0" calcext:value-type="float">
            <text:p>0</text:p>
          </table:table-cell>
          <table:table-cell table:formula="of:=IF([.AC83]=&quot;&quot;;0;MIN([.$AD$37]-[.C83];[.$AD$37]-[.$AC$37];[.D83]-[.AH83]-[.AI83]-[.AJ83]))" office:value-type="float" office:value="8" calcext:value-type="float">
            <text:p>8</text:p>
          </table:table-cell>
          <table:table-cell table:formula="of:=IF([.AD83]=&quot;&quot;;0;MIN([.$AE$37]-[.C83];[.$AE$37]-[.$AD$37];[.D83]-[.AH83]-[.AI83]-[.AJ83]-[.AK83]))" office:value-type="float" office:value="0" calcext:value-type="float">
            <text:p>0</text:p>
          </table:table-cell>
          <table:table-cell table:formula="of:=IF([.AE83]=&quot;&quot;;0;MIN([.$AF$37]-[.B83];[.$AF$37]-[.$AE$37];[.D83]-[.AH83]-[.AI83]-[.AJ83]-[.AK83]-[.AL83]))" office:value-type="float" office:value="0" calcext:value-type="float">
            <text:p>0</text:p>
          </table:table-cell>
          <table:table-cell table:formula="of:=IF([.AF83]=&quot;&quot;;0;MIN([.$AG$37]-[.C83];[.$AG$37]-[.$AF$37];[.D83]-[.AH83]-[.AI83]-[.AJ83]-[.AK83]-[.AL83]-[.AM83]))" office:value-type="float" office:value="0" calcext:value-type="float">
            <text:p>0</text:p>
          </table:table-cell>
          <table:table-cell/>
          <table:table-cell table:style-name="ce2" table:formula="of:=IF([.AH83]&gt;=1;[.$AH$43]&amp;&quot;*&quot;&amp;[.AH83]&amp;&quot; &quot;;&quot;&quot;)&amp;IF([.AI83]&gt;=1;[.$AI$43]&amp;&quot;*&quot;&amp;[.AI83]&amp;&quot; &quot;;&quot;&quot;)&amp;IF([.AJ83]&gt;=1;[.$AJ$43]&amp;&quot;*&quot;&amp;[.AJ83]&amp;&quot; &quot;;&quot;&quot;)&amp;IF([.AK83]&gt;=1;[.$AK$43]&amp;&quot;*&quot;&amp;[.AK83]&amp;&quot; &quot;;&quot;&quot;)&amp;IF([.AL83]&gt;=1;[.$AL$43]&amp;&quot;*&quot;&amp;[.AL83]&amp;&quot; &quot;;&quot;&quot;)&amp;IF([.AM83]&gt;=1;[.$AM$43]&amp;&quot;*&quot;&amp;[.AM83]&amp;&quot; &quot;;&quot;&quot;)&amp;IF([.AN83]&gt;=1;[.$AN$43]&amp;&quot;*&quot;&amp;[.AN83]&amp;&quot; &quot;;&quot;&quot;)" office:value-type="string" office:string-value="s2*8 " calcext:value-type="string">
            <text:p>s2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3]&amp;&quot;)&quot;" office:value-type="string" office:string-value="    #'((Y-offset . 115)" calcext:value-type="string">
            <text:p><text:s text:c="4"/>#'((Y-offset . 115)</text:p>
          </table:table-cell>
          <table:table-cell table:formula="of:=IF([.$B$4]=&quot;Y&quot;;&quot;&quot;;&quot;%&quot;)&amp;&quot;      (alignment-distances . (&quot;&amp;COM.MICROSOFT.TEXTJOIN(&quot; &quot;;1;[.G83:.T83])&amp;&quot;)))&quot;" office:value-type="string" office:string-value="      (alignment-distances . (8 8 9 9 9 8 8 10 11 10 9 10 9 11)))" calcext:value-type="string">
            <text:p><text:s text:c="6"/>(alignment-distances . (8 8 9 9 9 8 8 10 11 10 9 10 9 11)))</text:p>
          </table:table-cell>
          <table:table-cell table:formula="of:=IF([.$B$6]=&quot;Y&quot;;&quot;%&quot;;&quot;&quot;)&amp;[.AP83]&amp;&quot; &quot;&amp;IF([.E83]=&quot;b&quot;;&quot;\break&quot;;IF([.E83]=&quot;pb&quot;;&quot;\pageBreak&quot;))" office:value-type="string" office:string-value="s2*8  \pageBreak" calcext:value-type="string">
            <text:p>s2*8 <text:s/>\pageBreak</text:p>
          </table:table-cell>
          <table:table-cell table:number-columns-repeated="4"/>
          <table:table-cell table:formula="of:=IF([.AZ79]&lt;[.$AZ$9];[.AZ79]+1;&quot;-&quot;)" office:value-type="float" office:value="19" calcext:value-type="float">
            <text:p>19</text:p>
          </table:table-cell>
          <table:table-cell table:formula="of:=IF([.AZ79]&lt;[.$AZ$9];[.BA79];&quot;-&quot;)" office:value-type="float" office:value="1" calcext:value-type="float">
            <text:p>1</text:p>
          </table:table-cell>
          <table:table-cell table:formula="of:=IF([.BA83]=&quot;-&quot;;&quot;&quot;;IF([.$B$1]=2;INDEX([.$AR$16:.$AU$31];[.AZ83];[.BA83]);IF([.$B$1]=3;INDEX([.$AR$44:.$AU$98];[.AZ83];[.BA83]);INDEX([.$AR$113:.$AU$218];[.AZ83];[.BA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3]=&quot;pb&quot;;[.A83]+1;[.A83])" office:value-type="float" office:value="21" calcext:value-type="float">
            <text:p>21</text:p>
          </table:table-cell>
          <table:table-cell table:style-name="ce43" office:value-type="float" office:value="41" calcext:value-type="float">
            <text:p>4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85]=&quot;&quot;;&quot;&quot;;[.C85]-[.C84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9"/>
          <table:table-cell table:number-columns-repeated="3"/>
          <table:table-cell table:style-name="ce44" table:formula="of:=MATCH([.C84];[.$Z$37:.$AG$37];1)" office:value-type="float" office:value="4" calcext:value-type="float">
            <text:p>4</text:p>
          </table:table-cell>
          <table:table-cell table:style-name="ce44" table:formula="of:=MATCH([.D84]+[.C84];[.$Z$37:.$AG$37];1)" office:value-type="float" office:value="4" calcext:value-type="float">
            <text:p>4</text:p>
          </table:table-cell>
          <table:table-cell table:style-name="ce2" table:formula="of:=IF(AND([.Z$43]&lt;=[.$Y84];[.Z$43]&gt;=[.$X84]);INDEX([.$Z$37:.$AG$37];[.Z$43]);&quot;&quot;)">
            <text:p/>
          </table:table-cell>
          <table:table-cell table:style-name="ce2" table:formula="of:=IF(AND([.AA$43]&lt;=[.$Y84];[.AA$43]&gt;=[.$X84]);INDEX([.$Z$37:.$AG$37];[.AA$43]);&quot;&quot;)">
            <text:p/>
          </table:table-cell>
          <table:table-cell table:style-name="ce2" table:formula="of:=IF(AND([.AB$43]&lt;=[.$Y84];[.AB$43]&gt;=[.$X84]);INDEX([.$Z$37:.$AG$37];[.AB$43]);&quot;&quot;)">
            <text:p/>
          </table:table-cell>
          <table:table-cell table:style-name="ce2" table:formula="of:=IF(AND([.AC$43]&lt;=[.$Y84];[.AC$43]&gt;=[.$X84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4];[.AD$43]&gt;=[.$X84]);INDEX([.$Z$37:.$AG$37];[.AD$43]);&quot;&quot;)">
            <text:p/>
          </table:table-cell>
          <table:table-cell table:style-name="ce2" table:formula="of:=IF(AND([.AE$43]&lt;=[.$Y84];[.AE$43]&gt;=[.$X84]);INDEX([.$Z$37:.$AG$37];[.AE$43]);&quot;&quot;)">
            <text:p/>
          </table:table-cell>
          <table:table-cell table:style-name="ce2" table:formula="of:=IF(AND([.AF$43]&lt;=[.$Y84];[.AF$43]&gt;=[.$X84]);INDEX([.$Z$37:.$AG$37];[.AF$43]);&quot;&quot;)">
            <text:p/>
          </table:table-cell>
          <table:table-cell table:style-name="ce2" table:formula="of:=IF(AND([.AG$43]&lt;=[.$Y84];[.AG$43]&gt;=[.$X84]);INDEX([.$Z$37:.$AG$37];[.AG$43]);&quot;&quot;)">
            <text:p/>
          </table:table-cell>
          <table:table-cell table:formula="of:=IF([.Z84]=&quot;&quot;;0;MIN([.D84];[.$AA$37]-[.C84]))" office:value-type="float" office:value="0" calcext:value-type="float">
            <text:p>0</text:p>
          </table:table-cell>
          <table:table-cell table:formula="of:=IF([.AA84]=&quot;&quot;;0;MIN([.$AB$37]-[.C84];[.$AB$37]-[.$AA$37];[.D84]-[.AH84]))" office:value-type="float" office:value="0" calcext:value-type="float">
            <text:p>0</text:p>
          </table:table-cell>
          <table:table-cell table:formula="of:=IF([.AB84]=&quot;&quot;;0;MIN([.$AC$37]-[.C84];[.$AC$37]-[.$AB$37];[.D84]-[.AH84]-[.AI84]))" office:value-type="float" office:value="0" calcext:value-type="float">
            <text:p>0</text:p>
          </table:table-cell>
          <table:table-cell table:formula="of:=IF([.AC84]=&quot;&quot;;0;MIN([.$AD$37]-[.C84];[.$AD$37]-[.$AC$37];[.D84]-[.AH84]-[.AI84]-[.AJ84]))" office:value-type="float" office:value="10" calcext:value-type="float">
            <text:p>10</text:p>
          </table:table-cell>
          <table:table-cell table:formula="of:=IF([.AD84]=&quot;&quot;;0;MIN([.$AE$37]-[.C84];[.$AE$37]-[.$AD$37];[.D84]-[.AH84]-[.AI84]-[.AJ84]-[.AK84]))" office:value-type="float" office:value="0" calcext:value-type="float">
            <text:p>0</text:p>
          </table:table-cell>
          <table:table-cell table:formula="of:=IF([.AE84]=&quot;&quot;;0;MIN([.$AF$37]-[.B84];[.$AF$37]-[.$AE$37];[.D84]-[.AH84]-[.AI84]-[.AJ84]-[.AK84]-[.AL84]))" office:value-type="float" office:value="0" calcext:value-type="float">
            <text:p>0</text:p>
          </table:table-cell>
          <table:table-cell table:formula="of:=IF([.AF84]=&quot;&quot;;0;MIN([.$AG$37]-[.C84];[.$AG$37]-[.$AF$37];[.D84]-[.AH84]-[.AI84]-[.AJ84]-[.AK84]-[.AL84]-[.AM84]))" office:value-type="float" office:value="0" calcext:value-type="float">
            <text:p>0</text:p>
          </table:table-cell>
          <table:table-cell/>
          <table:table-cell table:style-name="ce2" table:formula="of:=IF([.AH84]&gt;=1;[.$AH$43]&amp;&quot;*&quot;&amp;[.AH84]&amp;&quot; &quot;;&quot;&quot;)&amp;IF([.AI84]&gt;=1;[.$AI$43]&amp;&quot;*&quot;&amp;[.AI84]&amp;&quot; &quot;;&quot;&quot;)&amp;IF([.AJ84]&gt;=1;[.$AJ$43]&amp;&quot;*&quot;&amp;[.AJ84]&amp;&quot; &quot;;&quot;&quot;)&amp;IF([.AK84]&gt;=1;[.$AK$43]&amp;&quot;*&quot;&amp;[.AK84]&amp;&quot; &quot;;&quot;&quot;)&amp;IF([.AL84]&gt;=1;[.$AL$43]&amp;&quot;*&quot;&amp;[.AL84]&amp;&quot; &quot;;&quot;&quot;)&amp;IF([.AM84]&gt;=1;[.$AM$43]&amp;&quot;*&quot;&amp;[.AM84]&amp;&quot; &quot;;&quot;&quot;)&amp;IF([.AN84]&gt;=1;[.$AN$43]&amp;&quot;*&quot;&amp;[.AN84]&amp;&quot; &quot;;&quot;&quot;)" office:value-type="string" office:string-value="s2*10 " calcext:value-type="string">
            <text:p>s2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4]&amp;&quot;)&quot;" office:value-type="string" office:string-value="    #'((Y-offset . 10)" calcext:value-type="string">
            <text:p><text:s text:c="4"/>#'((Y-offset . 10)</text:p>
          </table:table-cell>
          <table:table-cell table:formula="of:=IF([.$B$4]=&quot;Y&quot;;&quot;&quot;;&quot;%&quot;)&amp;&quot;      (alignment-distances . (&quot;&amp;COM.MICROSOFT.TEXTJOIN(&quot; &quot;;1;[.G84:.T84])&amp;&quot;)))&quot;" office:value-type="string" office:string-value="      (alignment-distances . (11 14 12 14 11)))" calcext:value-type="string">
            <text:p><text:s text:c="6"/>(alignment-distances . (11 14 12 14 11)))</text:p>
          </table:table-cell>
          <table:table-cell table:formula="of:=IF([.$B$6]=&quot;Y&quot;;&quot;%&quot;;&quot;&quot;)&amp;[.AP84]&amp;&quot; &quot;&amp;IF([.E84]=&quot;b&quot;;&quot;\break&quot;;IF([.E84]=&quot;pb&quot;;&quot;\pageBreak&quot;))" office:value-type="string" office:string-value="s2*10  \break" calcext:value-type="string">
            <text:p>s2*10 <text:s/>\break</text:p>
          </table:table-cell>
          <table:table-cell table:number-columns-repeated="4"/>
          <table:table-cell table:formula="of:=IF([.AZ80]&lt;[.$AZ$9];[.AZ80]+1;&quot;-&quot;)" office:value-type="float" office:value="19" calcext:value-type="float">
            <text:p>19</text:p>
          </table:table-cell>
          <table:table-cell table:formula="of:=IF([.AZ80]&lt;[.$AZ$9];[.BA80];&quot;-&quot;)" office:value-type="float" office:value="2" calcext:value-type="float">
            <text:p>2</text:p>
          </table:table-cell>
          <table:table-cell table:formula="of:=IF([.BA84]=&quot;-&quot;;&quot;&quot;;IF([.$B$1]=2;INDEX([.$AR$16:.$AU$31];[.AZ84];[.BA84]);IF([.$B$1]=3;INDEX([.$AR$44:.$AU$98];[.AZ84];[.BA84]);INDEX([.$AR$113:.$AU$218];[.AZ84];[.BA8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 table:formula="of:=IF([.E84]=&quot;pb&quot;;[.A84]+1;[.A84])"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284" calcext:value-type="float">
            <text:p>284</text:p>
          </table:table-cell>
          <table:table-cell table:style-name="ce7" table:formula="of:=IF([.C86]=&quot;&quot;;&quot;&quot;;[.C86]-[.C8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5" calcext:value-type="float">
            <text:p>12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8"/>
          <table:table-cell table:number-columns-repeated="3"/>
          <table:table-cell table:style-name="ce44" table:formula="of:=MATCH([.C85];[.$Z$37:.$AG$37];1)" office:value-type="float" office:value="4" calcext:value-type="float">
            <text:p>4</text:p>
          </table:table-cell>
          <table:table-cell table:style-name="ce44" table:formula="of:=MATCH([.D85]+[.C85];[.$Z$37:.$AG$37];1)" office:value-type="float" office:value="5" calcext:value-type="float">
            <text:p>5</text:p>
          </table:table-cell>
          <table:table-cell table:style-name="ce2" table:formula="of:=IF(AND([.Z$43]&lt;=[.$Y85];[.Z$43]&gt;=[.$X85]);INDEX([.$Z$37:.$AG$37];[.Z$43]);&quot;&quot;)">
            <text:p/>
          </table:table-cell>
          <table:table-cell table:style-name="ce2" table:formula="of:=IF(AND([.AA$43]&lt;=[.$Y85];[.AA$43]&gt;=[.$X85]);INDEX([.$Z$37:.$AG$37];[.AA$43]);&quot;&quot;)">
            <text:p/>
          </table:table-cell>
          <table:table-cell table:style-name="ce2" table:formula="of:=IF(AND([.AB$43]&lt;=[.$Y85];[.AB$43]&gt;=[.$X85]);INDEX([.$Z$37:.$AG$37];[.AB$43]);&quot;&quot;)">
            <text:p/>
          </table:table-cell>
          <table:table-cell table:style-name="ce2" table:formula="of:=IF(AND([.AC$43]&lt;=[.$Y85];[.AC$43]&gt;=[.$X85]);INDEX([.$Z$37:.$AG$37];[.AC$43]);&quot;&quot;)" office:value-type="float" office:value="89" calcext:value-type="float">
            <text:p>89</text:p>
          </table:table-cell>
          <table:table-cell table:style-name="ce2" table:formula="of:=IF(AND([.AD$43]&lt;=[.$Y85];[.AD$43]&gt;=[.$X85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5];[.AE$43]&gt;=[.$X85]);INDEX([.$Z$37:.$AG$37];[.AE$43]);&quot;&quot;)">
            <text:p/>
          </table:table-cell>
          <table:table-cell table:style-name="ce2" table:formula="of:=IF(AND([.AF$43]&lt;=[.$Y85];[.AF$43]&gt;=[.$X85]);INDEX([.$Z$37:.$AG$37];[.AF$43]);&quot;&quot;)">
            <text:p/>
          </table:table-cell>
          <table:table-cell table:style-name="ce2" table:formula="of:=IF(AND([.AG$43]&lt;=[.$Y85];[.AG$43]&gt;=[.$X85]);INDEX([.$Z$37:.$AG$37];[.AG$43]);&quot;&quot;)">
            <text:p/>
          </table:table-cell>
          <table:table-cell table:formula="of:=IF([.Z85]=&quot;&quot;;0;MIN([.D85];[.$AA$37]-[.C85]))" office:value-type="float" office:value="0" calcext:value-type="float">
            <text:p>0</text:p>
          </table:table-cell>
          <table:table-cell table:formula="of:=IF([.AA85]=&quot;&quot;;0;MIN([.$AB$37]-[.C85];[.$AB$37]-[.$AA$37];[.D85]-[.AH85]))" office:value-type="float" office:value="0" calcext:value-type="float">
            <text:p>0</text:p>
          </table:table-cell>
          <table:table-cell table:formula="of:=IF([.AB85]=&quot;&quot;;0;MIN([.$AC$37]-[.C85];[.$AC$37]-[.$AB$37];[.D85]-[.AH85]-[.AI85]))" office:value-type="float" office:value="0" calcext:value-type="float">
            <text:p>0</text:p>
          </table:table-cell>
          <table:table-cell table:formula="of:=IF([.AC85]=&quot;&quot;;0;MIN([.$AD$37]-[.C85];[.$AD$37]-[.$AC$37];[.D85]-[.AH85]-[.AI85]-[.AJ85]))" office:value-type="float" office:value="5" calcext:value-type="float">
            <text:p>5</text:p>
          </table:table-cell>
          <table:table-cell table:formula="of:=IF([.AD85]=&quot;&quot;;0;MIN([.$AE$37]-[.C85];[.$AE$37]-[.$AD$37];[.D85]-[.AH85]-[.AI85]-[.AJ85]-[.AK85]))" office:value-type="float" office:value="1" calcext:value-type="float">
            <text:p>1</text:p>
          </table:table-cell>
          <table:table-cell table:formula="of:=IF([.AE85]=&quot;&quot;;0;MIN([.$AF$37]-[.B85];[.$AF$37]-[.$AE$37];[.D85]-[.AH85]-[.AI85]-[.AJ85]-[.AK85]-[.AL85]))" office:value-type="float" office:value="0" calcext:value-type="float">
            <text:p>0</text:p>
          </table:table-cell>
          <table:table-cell table:formula="of:=IF([.AF85]=&quot;&quot;;0;MIN([.$AG$37]-[.C85];[.$AG$37]-[.$AF$37];[.D85]-[.AH85]-[.AI85]-[.AJ85]-[.AK85]-[.AL85]-[.AM85]))" office:value-type="float" office:value="0" calcext:value-type="float">
            <text:p>0</text:p>
          </table:table-cell>
          <table:table-cell/>
          <table:table-cell table:style-name="ce2" table:formula="of:=IF([.AH85]&gt;=1;[.$AH$43]&amp;&quot;*&quot;&amp;[.AH85]&amp;&quot; &quot;;&quot;&quot;)&amp;IF([.AI85]&gt;=1;[.$AI$43]&amp;&quot;*&quot;&amp;[.AI85]&amp;&quot; &quot;;&quot;&quot;)&amp;IF([.AJ85]&gt;=1;[.$AJ$43]&amp;&quot;*&quot;&amp;[.AJ85]&amp;&quot; &quot;;&quot;&quot;)&amp;IF([.AK85]&gt;=1;[.$AK$43]&amp;&quot;*&quot;&amp;[.AK85]&amp;&quot; &quot;;&quot;&quot;)&amp;IF([.AL85]&gt;=1;[.$AL$43]&amp;&quot;*&quot;&amp;[.AL85]&amp;&quot; &quot;;&quot;&quot;)&amp;IF([.AM85]&gt;=1;[.$AM$43]&amp;&quot;*&quot;&amp;[.AM85]&amp;&quot; &quot;;&quot;&quot;)&amp;IF([.AN85]&gt;=1;[.$AN$43]&amp;&quot;*&quot;&amp;[.AN85]&amp;&quot; &quot;;&quot;&quot;)" office:value-type="string" office:string-value="s2*5 s2.*1 " calcext:value-type="string">
            <text:p>s2*5 s2.*1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5]&amp;&quot;)&quot;" office:value-type="string" office:string-value="    #'((Y-offset . 125)" calcext:value-type="string">
            <text:p><text:s text:c="4"/>#'((Y-offset . 125)</text:p>
          </table:table-cell>
          <table:table-cell table:formula="of:=IF([.$B$4]=&quot;Y&quot;;&quot;&quot;;&quot;%&quot;)&amp;&quot;      (alignment-distances . (&quot;&amp;COM.MICROSOFT.TEXTJOIN(&quot; &quot;;1;[.G85:.T85])&amp;&quot;)))&quot;" office:value-type="string" office:string-value="      (alignment-distances . (10 14 10 14 11 9)))" calcext:value-type="string">
            <text:p><text:s text:c="6"/>(alignment-distances . (10 14 10 14 11 9)))</text:p>
          </table:table-cell>
          <table:table-cell table:formula="of:=IF([.$B$6]=&quot;Y&quot;;&quot;%&quot;;&quot;&quot;)&amp;[.AP85]&amp;&quot; &quot;&amp;IF([.E85]=&quot;b&quot;;&quot;\break&quot;;IF([.E85]=&quot;pb&quot;;&quot;\pageBreak&quot;))" office:value-type="string" office:string-value="s2*5 s2.*1  \pageBreak" calcext:value-type="string">
            <text:p>s2*5 s2.*1 <text:s/>\pageBreak</text:p>
          </table:table-cell>
          <table:table-cell table:number-columns-repeated="4"/>
          <table:table-cell table:formula="of:=IF([.AZ81]&lt;[.$AZ$9];[.AZ81]+1;&quot;-&quot;)" office:value-type="float" office:value="19" calcext:value-type="float">
            <text:p>19</text:p>
          </table:table-cell>
          <table:table-cell table:formula="of:=IF([.AZ81]&lt;[.$AZ$9];[.BA81];&quot;-&quot;)" office:value-type="float" office:value="3" calcext:value-type="float">
            <text:p>3</text:p>
          </table:table-cell>
          <table:table-cell table:formula="of:=IF([.BA85]=&quot;-&quot;;&quot;&quot;;IF([.$B$1]=2;INDEX([.$AR$16:.$AU$31];[.AZ85];[.BA85]);IF([.$B$1]=3;INDEX([.$AR$44:.$AU$98];[.AZ85];[.BA85]);INDEX([.$AR$113:.$AU$218];[.AZ85];[.BA85]))))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number-columns-repeated="10"/>
        </table:table-row>
        <table:table-row table:style-name="ro1">
          <table:table-cell table:formula="of:=IF([.E85]=&quot;pb&quot;;[.A85]+1;[.A85])" office:value-type="float" office:value="22" calcext:value-type="float">
            <text:p>22</text:p>
          </table:table-cell>
          <table:table-cell table:style-name="ce43" office:value-type="float" office:value="43" calcext:value-type="float">
            <text:p>43</text:p>
          </table:table-cell>
          <table:table-cell office:value-type="float" office:value="290" calcext:value-type="float">
            <text:p>290</text:p>
          </table:table-cell>
          <table:table-cell table:style-name="ce7" table:formula="of:=IF([.C87]=&quot;&quot;;&quot;&quot;;[.C87]-[.C8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86];[.$Z$37:.$AG$37];1)" office:value-type="float" office:value="5" calcext:value-type="float">
            <text:p>5</text:p>
          </table:table-cell>
          <table:table-cell table:style-name="ce44" table:formula="of:=MATCH([.D86]+[.C86];[.$Z$37:.$AG$37];1)" office:value-type="float" office:value="7" calcext:value-type="float">
            <text:p>7</text:p>
          </table:table-cell>
          <table:table-cell table:style-name="ce2" table:formula="of:=IF(AND([.Z$43]&lt;=[.$Y86];[.Z$43]&gt;=[.$X86]);INDEX([.$Z$37:.$AG$37];[.Z$43]);&quot;&quot;)">
            <text:p/>
          </table:table-cell>
          <table:table-cell table:style-name="ce2" table:formula="of:=IF(AND([.AA$43]&lt;=[.$Y86];[.AA$43]&gt;=[.$X86]);INDEX([.$Z$37:.$AG$37];[.AA$43]);&quot;&quot;)">
            <text:p/>
          </table:table-cell>
          <table:table-cell table:style-name="ce2" table:formula="of:=IF(AND([.AB$43]&lt;=[.$Y86];[.AB$43]&gt;=[.$X86]);INDEX([.$Z$37:.$AG$37];[.AB$43]);&quot;&quot;)">
            <text:p/>
          </table:table-cell>
          <table:table-cell table:style-name="ce2" table:formula="of:=IF(AND([.AC$43]&lt;=[.$Y86];[.AC$43]&gt;=[.$X86]);INDEX([.$Z$37:.$AG$37];[.AC$43]);&quot;&quot;)">
            <text:p/>
          </table:table-cell>
          <table:table-cell table:style-name="ce2" table:formula="of:=IF(AND([.AD$43]&lt;=[.$Y86];[.AD$43]&gt;=[.$X86]);INDEX([.$Z$37:.$AG$37];[.AD$43]);&quot;&quot;)" office:value-type="float" office:value="289" calcext:value-type="float">
            <text:p>289</text:p>
          </table:table-cell>
          <table:table-cell table:style-name="ce2" table:formula="of:=IF(AND([.AE$43]&lt;=[.$Y86];[.AE$43]&gt;=[.$X86]);INDEX([.$Z$37:.$AG$37];[.AE$43]);&quot;&quot;)" office:value-type="float" office:value="291" calcext:value-type="float">
            <text:p>291</text:p>
          </table:table-cell>
          <table:table-cell table:style-name="ce2" table:formula="of:=IF(AND([.AF$43]&lt;=[.$Y86];[.AF$43]&gt;=[.$X86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6];[.AG$43]&gt;=[.$X86]);INDEX([.$Z$37:.$AG$37];[.AG$43]);&quot;&quot;)">
            <text:p/>
          </table:table-cell>
          <table:table-cell table:formula="of:=IF([.Z86]=&quot;&quot;;0;MIN([.D86];[.$AA$37]-[.C86]))" office:value-type="float" office:value="0" calcext:value-type="float">
            <text:p>0</text:p>
          </table:table-cell>
          <table:table-cell table:formula="of:=IF([.AA86]=&quot;&quot;;0;MIN([.$AB$37]-[.C86];[.$AB$37]-[.$AA$37];[.D86]-[.AH86]))" office:value-type="float" office:value="0" calcext:value-type="float">
            <text:p>0</text:p>
          </table:table-cell>
          <table:table-cell table:formula="of:=IF([.AB86]=&quot;&quot;;0;MIN([.$AC$37]-[.C86];[.$AC$37]-[.$AB$37];[.D86]-[.AH86]-[.AI86]))" office:value-type="float" office:value="0" calcext:value-type="float">
            <text:p>0</text:p>
          </table:table-cell>
          <table:table-cell table:formula="of:=IF([.AC86]=&quot;&quot;;0;MIN([.$AD$37]-[.C86];[.$AD$37]-[.$AC$37];[.D86]-[.AH86]-[.AI86]-[.AJ86]))" office:value-type="float" office:value="0" calcext:value-type="float">
            <text:p>0</text:p>
          </table:table-cell>
          <table:table-cell table:formula="of:=IF([.AD86]=&quot;&quot;;0;MIN([.$AE$37]-[.C86];[.$AE$37]-[.$AD$37];[.D86]-[.AH86]-[.AI86]-[.AJ86]-[.AK86]))" office:value-type="float" office:value="1" calcext:value-type="float">
            <text:p>1</text:p>
          </table:table-cell>
          <table:table-cell table:formula="of:=IF([.AE86]=&quot;&quot;;0;MIN([.$AF$37]-[.B86];[.$AF$37]-[.$AE$37];[.D86]-[.AH86]-[.AI86]-[.AJ86]-[.AK86]-[.AL86]))" office:value-type="float" office:value="2" calcext:value-type="float">
            <text:p>2</text:p>
          </table:table-cell>
          <table:table-cell table:formula="of:=IF([.AF86]=&quot;&quot;;0;MIN([.$AG$37]-[.C86];[.$AG$37]-[.$AF$37];[.D86]-[.AH86]-[.AI86]-[.AJ86]-[.AK86]-[.AL86]-[.AM86]))" office:value-type="float" office:value="2" calcext:value-type="float">
            <text:p>2</text:p>
          </table:table-cell>
          <table:table-cell/>
          <table:table-cell table:style-name="ce2" table:formula="of:=IF([.AH86]&gt;=1;[.$AH$43]&amp;&quot;*&quot;&amp;[.AH86]&amp;&quot; &quot;;&quot;&quot;)&amp;IF([.AI86]&gt;=1;[.$AI$43]&amp;&quot;*&quot;&amp;[.AI86]&amp;&quot; &quot;;&quot;&quot;)&amp;IF([.AJ86]&gt;=1;[.$AJ$43]&amp;&quot;*&quot;&amp;[.AJ86]&amp;&quot; &quot;;&quot;&quot;)&amp;IF([.AK86]&gt;=1;[.$AK$43]&amp;&quot;*&quot;&amp;[.AK86]&amp;&quot; &quot;;&quot;&quot;)&amp;IF([.AL86]&gt;=1;[.$AL$43]&amp;&quot;*&quot;&amp;[.AL86]&amp;&quot; &quot;;&quot;&quot;)&amp;IF([.AM86]&gt;=1;[.$AM$43]&amp;&quot;*&quot;&amp;[.AM86]&amp;&quot; &quot;;&quot;&quot;)&amp;IF([.AN86]&gt;=1;[.$AN$43]&amp;&quot;*&quot;&amp;[.AN86]&amp;&quot; &quot;;&quot;&quot;)" office:value-type="string" office:string-value="s2.*1 s1*2 s2*2 " calcext:value-type="string">
            <text:p>s2.*1 s1*2 s2*2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86:.T86])&amp;&quot;)))&quot;" office:value-type="string" office:string-value="      (alignment-distances . (10 13 11 11 11 11 10 9 12 9)))" calcext:value-type="string">
            <text:p><text:s text:c="6"/>(alignment-distances . (10 13 11 11 11 11 10 9 12 9)))</text:p>
          </table:table-cell>
          <table:table-cell table:formula="of:=IF([.$B$6]=&quot;Y&quot;;&quot;%&quot;;&quot;&quot;)&amp;[.AP86]&amp;&quot; &quot;&amp;IF([.E86]=&quot;b&quot;;&quot;\break&quot;;IF([.E86]=&quot;pb&quot;;&quot;\pageBreak&quot;))" office:value-type="string" office:string-value="s2.*1 s1*2 s2*2  \break" calcext:value-type="string">
            <text:p>s2.*1 s1*2 s2*2 <text:s/>\break</text:p>
          </table:table-cell>
          <table:table-cell table:number-columns-repeated="4"/>
          <table:table-cell table:formula="of:=IF([.AZ82]&lt;[.$AZ$9];[.AZ82]+1;&quot;-&quot;)" office:value-type="float" office:value="19" calcext:value-type="float">
            <text:p>19</text:p>
          </table:table-cell>
          <table:table-cell table:formula="of:=IF([.AZ82]&lt;[.$AZ$9];[.BA82];&quot;-&quot;)" office:value-type="float" office:value="4" calcext:value-type="float">
            <text:p>4</text:p>
          </table:table-cell>
          <table:table-cell table:formula="of:=IF([.BA86]=&quot;-&quot;;&quot;&quot;;IF([.$B$1]=2;INDEX([.$AR$16:.$AU$31];[.AZ86];[.BA86]);IF([.$B$1]=3;INDEX([.$AR$44:.$AU$98];[.AZ86];[.BA86]);INDEX([.$AR$113:.$AU$218];[.AZ86];[.BA8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86]=&quot;pb&quot;;[.A86]+1;[.A86])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295" calcext:value-type="float">
            <text:p>295</text:p>
          </table:table-cell>
          <table:table-cell table:style-name="ce7" table:formula="of:=IF([.C88]=&quot;&quot;;&quot;&quot;;[.C88]-[.C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87];[.$Z$37:.$AG$37];1)" office:value-type="float" office:value="7" calcext:value-type="float">
            <text:p>7</text:p>
          </table:table-cell>
          <table:table-cell table:style-name="ce44" table:formula="of:=MATCH([.D87]+[.C87];[.$Z$37:.$AG$37];1)" office:value-type="float" office:value="7" calcext:value-type="float">
            <text:p>7</text:p>
          </table:table-cell>
          <table:table-cell table:style-name="ce2" table:formula="of:=IF(AND([.Z$43]&lt;=[.$Y87];[.Z$43]&gt;=[.$X87]);INDEX([.$Z$37:.$AG$37];[.Z$43]);&quot;&quot;)">
            <text:p/>
          </table:table-cell>
          <table:table-cell table:style-name="ce2" table:formula="of:=IF(AND([.AA$43]&lt;=[.$Y87];[.AA$43]&gt;=[.$X87]);INDEX([.$Z$37:.$AG$37];[.AA$43]);&quot;&quot;)">
            <text:p/>
          </table:table-cell>
          <table:table-cell table:style-name="ce2" table:formula="of:=IF(AND([.AB$43]&lt;=[.$Y87];[.AB$43]&gt;=[.$X87]);INDEX([.$Z$37:.$AG$37];[.AB$43]);&quot;&quot;)">
            <text:p/>
          </table:table-cell>
          <table:table-cell table:style-name="ce2" table:formula="of:=IF(AND([.AC$43]&lt;=[.$Y87];[.AC$43]&gt;=[.$X87]);INDEX([.$Z$37:.$AG$37];[.AC$43]);&quot;&quot;)">
            <text:p/>
          </table:table-cell>
          <table:table-cell table:style-name="ce2" table:formula="of:=IF(AND([.AD$43]&lt;=[.$Y87];[.AD$43]&gt;=[.$X87]);INDEX([.$Z$37:.$AG$37];[.AD$43]);&quot;&quot;)">
            <text:p/>
          </table:table-cell>
          <table:table-cell table:style-name="ce2" table:formula="of:=IF(AND([.AE$43]&lt;=[.$Y87];[.AE$43]&gt;=[.$X87]);INDEX([.$Z$37:.$AG$37];[.AE$43]);&quot;&quot;)">
            <text:p/>
          </table:table-cell>
          <table:table-cell table:style-name="ce2" table:formula="of:=IF(AND([.AF$43]&lt;=[.$Y87];[.AF$43]&gt;=[.$X87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7];[.AG$43]&gt;=[.$X87]);INDEX([.$Z$37:.$AG$37];[.AG$43]);&quot;&quot;)">
            <text:p/>
          </table:table-cell>
          <table:table-cell table:formula="of:=IF([.Z87]=&quot;&quot;;0;MIN([.D87];[.$AA$37]-[.C87]))" office:value-type="float" office:value="0" calcext:value-type="float">
            <text:p>0</text:p>
          </table:table-cell>
          <table:table-cell table:formula="of:=IF([.AA87]=&quot;&quot;;0;MIN([.$AB$37]-[.C87];[.$AB$37]-[.$AA$37];[.D87]-[.AH87]))" office:value-type="float" office:value="0" calcext:value-type="float">
            <text:p>0</text:p>
          </table:table-cell>
          <table:table-cell table:formula="of:=IF([.AB87]=&quot;&quot;;0;MIN([.$AC$37]-[.C87];[.$AC$37]-[.$AB$37];[.D87]-[.AH87]-[.AI87]))" office:value-type="float" office:value="0" calcext:value-type="float">
            <text:p>0</text:p>
          </table:table-cell>
          <table:table-cell table:formula="of:=IF([.AC87]=&quot;&quot;;0;MIN([.$AD$37]-[.C87];[.$AD$37]-[.$AC$37];[.D87]-[.AH87]-[.AI87]-[.AJ87]))" office:value-type="float" office:value="0" calcext:value-type="float">
            <text:p>0</text:p>
          </table:table-cell>
          <table:table-cell table:formula="of:=IF([.AD87]=&quot;&quot;;0;MIN([.$AE$37]-[.C87];[.$AE$37]-[.$AD$37];[.D87]-[.AH87]-[.AI87]-[.AJ87]-[.AK87]))" office:value-type="float" office:value="0" calcext:value-type="float">
            <text:p>0</text:p>
          </table:table-cell>
          <table:table-cell table:formula="of:=IF([.AE87]=&quot;&quot;;0;MIN([.$AF$37]-[.B87];[.$AF$37]-[.$AE$37];[.D87]-[.AH87]-[.AI87]-[.AJ87]-[.AK87]-[.AL87]))" office:value-type="float" office:value="0" calcext:value-type="float">
            <text:p>0</text:p>
          </table:table-cell>
          <table:table-cell table:formula="of:=IF([.AF87]=&quot;&quot;;0;MIN([.$AG$37]-[.C87];[.$AG$37]-[.$AF$37];[.D87]-[.AH87]-[.AI87]-[.AJ87]-[.AK87]-[.AL87]-[.AM87]))" office:value-type="float" office:value="6" calcext:value-type="float">
            <text:p>6</text:p>
          </table:table-cell>
          <table:table-cell/>
          <table:table-cell table:style-name="ce2" table:formula="of:=IF([.AH87]&gt;=1;[.$AH$43]&amp;&quot;*&quot;&amp;[.AH87]&amp;&quot; &quot;;&quot;&quot;)&amp;IF([.AI87]&gt;=1;[.$AI$43]&amp;&quot;*&quot;&amp;[.AI87]&amp;&quot; &quot;;&quot;&quot;)&amp;IF([.AJ87]&gt;=1;[.$AJ$43]&amp;&quot;*&quot;&amp;[.AJ87]&amp;&quot; &quot;;&quot;&quot;)&amp;IF([.AK87]&gt;=1;[.$AK$43]&amp;&quot;*&quot;&amp;[.AK87]&amp;&quot; &quot;;&quot;&quot;)&amp;IF([.AL87]&gt;=1;[.$AL$43]&amp;&quot;*&quot;&amp;[.AL87]&amp;&quot; &quot;;&quot;&quot;)&amp;IF([.AM87]&gt;=1;[.$AM$43]&amp;&quot;*&quot;&amp;[.AM87]&amp;&quot; &quot;;&quot;&quot;)&amp;IF([.AN87]&gt;=1;[.$AN$43]&amp;&quot;*&quot;&amp;[.AN87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7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87:.T87])&amp;&quot;)))&quot;" office:value-type="string" office:string-value="      (alignment-distances . (8 11 12 9 11 12 12 12 8 10 8 8)))" calcext:value-type="string">
            <text:p><text:s text:c="6"/>(alignment-distances . (8 11 12 9 11 12 12 12 8 10 8 8)))</text:p>
          </table:table-cell>
          <table:table-cell table:formula="of:=IF([.$B$6]=&quot;Y&quot;;&quot;%&quot;;&quot;&quot;)&amp;[.AP87]&amp;&quot; &quot;&amp;IF([.E87]=&quot;b&quot;;&quot;\break&quot;;IF([.E87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3]&lt;[.$AZ$9];[.AZ83]+1;&quot;-&quot;)" office:value-type="float" office:value="20" calcext:value-type="float">
            <text:p>20</text:p>
          </table:table-cell>
          <table:table-cell table:formula="of:=IF([.AZ83]&lt;[.$AZ$9];[.BA83];&quot;-&quot;)" office:value-type="float" office:value="1" calcext:value-type="float">
            <text:p>1</text:p>
          </table:table-cell>
          <table:table-cell table:formula="of:=IF([.BA87]=&quot;-&quot;;&quot;&quot;;IF([.$B$1]=2;INDEX([.$AR$16:.$AU$31];[.AZ87];[.BA87]);IF([.$B$1]=3;INDEX([.$AR$44:.$AU$98];[.AZ87];[.BA87]);INDEX([.$AR$113:.$AU$218];[.AZ87];[.BA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87]=&quot;pb&quot;;[.A87]+1;[.A87])" office:value-type="float" office:value="23" calcext:value-type="float">
            <text:p>23</text:p>
          </table:table-cell>
          <table:table-cell table:style-name="ce43" office:value-type="float" office:value="45" calcext:value-type="float">
            <text:p>4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89]=&quot;&quot;;&quot;&quot;;[.C89]-[.C8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88];[.$Z$37:.$AG$37];1)" office:value-type="float" office:value="7" calcext:value-type="float">
            <text:p>7</text:p>
          </table:table-cell>
          <table:table-cell table:style-name="ce44" table:formula="of:=MATCH([.D88]+[.C88];[.$Z$37:.$AG$37];1)" office:value-type="float" office:value="7" calcext:value-type="float">
            <text:p>7</text:p>
          </table:table-cell>
          <table:table-cell table:style-name="ce2" table:formula="of:=IF(AND([.Z$43]&lt;=[.$Y88];[.Z$43]&gt;=[.$X88]);INDEX([.$Z$37:.$AG$37];[.Z$43]);&quot;&quot;)">
            <text:p/>
          </table:table-cell>
          <table:table-cell table:style-name="ce2" table:formula="of:=IF(AND([.AA$43]&lt;=[.$Y88];[.AA$43]&gt;=[.$X88]);INDEX([.$Z$37:.$AG$37];[.AA$43]);&quot;&quot;)">
            <text:p/>
          </table:table-cell>
          <table:table-cell table:style-name="ce2" table:formula="of:=IF(AND([.AB$43]&lt;=[.$Y88];[.AB$43]&gt;=[.$X88]);INDEX([.$Z$37:.$AG$37];[.AB$43]);&quot;&quot;)">
            <text:p/>
          </table:table-cell>
          <table:table-cell table:style-name="ce2" table:formula="of:=IF(AND([.AC$43]&lt;=[.$Y88];[.AC$43]&gt;=[.$X88]);INDEX([.$Z$37:.$AG$37];[.AC$43]);&quot;&quot;)">
            <text:p/>
          </table:table-cell>
          <table:table-cell table:style-name="ce2" table:formula="of:=IF(AND([.AD$43]&lt;=[.$Y88];[.AD$43]&gt;=[.$X88]);INDEX([.$Z$37:.$AG$37];[.AD$43]);&quot;&quot;)">
            <text:p/>
          </table:table-cell>
          <table:table-cell table:style-name="ce2" table:formula="of:=IF(AND([.AE$43]&lt;=[.$Y88];[.AE$43]&gt;=[.$X88]);INDEX([.$Z$37:.$AG$37];[.AE$43]);&quot;&quot;)">
            <text:p/>
          </table:table-cell>
          <table:table-cell table:style-name="ce2" table:formula="of:=IF(AND([.AF$43]&lt;=[.$Y88];[.AF$43]&gt;=[.$X88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8];[.AG$43]&gt;=[.$X88]);INDEX([.$Z$37:.$AG$37];[.AG$43]);&quot;&quot;)">
            <text:p/>
          </table:table-cell>
          <table:table-cell table:formula="of:=IF([.Z88]=&quot;&quot;;0;MIN([.D88];[.$AA$37]-[.C88]))" office:value-type="float" office:value="0" calcext:value-type="float">
            <text:p>0</text:p>
          </table:table-cell>
          <table:table-cell table:formula="of:=IF([.AA88]=&quot;&quot;;0;MIN([.$AB$37]-[.C88];[.$AB$37]-[.$AA$37];[.D88]-[.AH88]))" office:value-type="float" office:value="0" calcext:value-type="float">
            <text:p>0</text:p>
          </table:table-cell>
          <table:table-cell table:formula="of:=IF([.AB88]=&quot;&quot;;0;MIN([.$AC$37]-[.C88];[.$AC$37]-[.$AB$37];[.D88]-[.AH88]-[.AI88]))" office:value-type="float" office:value="0" calcext:value-type="float">
            <text:p>0</text:p>
          </table:table-cell>
          <table:table-cell table:formula="of:=IF([.AC88]=&quot;&quot;;0;MIN([.$AD$37]-[.C88];[.$AD$37]-[.$AC$37];[.D88]-[.AH88]-[.AI88]-[.AJ88]))" office:value-type="float" office:value="0" calcext:value-type="float">
            <text:p>0</text:p>
          </table:table-cell>
          <table:table-cell table:formula="of:=IF([.AD88]=&quot;&quot;;0;MIN([.$AE$37]-[.C88];[.$AE$37]-[.$AD$37];[.D88]-[.AH88]-[.AI88]-[.AJ88]-[.AK88]))" office:value-type="float" office:value="0" calcext:value-type="float">
            <text:p>0</text:p>
          </table:table-cell>
          <table:table-cell table:formula="of:=IF([.AE88]=&quot;&quot;;0;MIN([.$AF$37]-[.B88];[.$AF$37]-[.$AE$37];[.D88]-[.AH88]-[.AI88]-[.AJ88]-[.AK88]-[.AL88]))" office:value-type="float" office:value="0" calcext:value-type="float">
            <text:p>0</text:p>
          </table:table-cell>
          <table:table-cell table:formula="of:=IF([.AF88]=&quot;&quot;;0;MIN([.$AG$37]-[.C88];[.$AG$37]-[.$AF$37];[.D88]-[.AH88]-[.AI88]-[.AJ88]-[.AK88]-[.AL88]-[.AM88]))" office:value-type="float" office:value="5" calcext:value-type="float">
            <text:p>5</text:p>
          </table:table-cell>
          <table:table-cell/>
          <table:table-cell table:style-name="ce2" table:formula="of:=IF([.AH88]&gt;=1;[.$AH$43]&amp;&quot;*&quot;&amp;[.AH88]&amp;&quot; &quot;;&quot;&quot;)&amp;IF([.AI88]&gt;=1;[.$AI$43]&amp;&quot;*&quot;&amp;[.AI88]&amp;&quot; &quot;;&quot;&quot;)&amp;IF([.AJ88]&gt;=1;[.$AJ$43]&amp;&quot;*&quot;&amp;[.AJ88]&amp;&quot; &quot;;&quot;&quot;)&amp;IF([.AK88]&gt;=1;[.$AK$43]&amp;&quot;*&quot;&amp;[.AK88]&amp;&quot; &quot;;&quot;&quot;)&amp;IF([.AL88]&gt;=1;[.$AL$43]&amp;&quot;*&quot;&amp;[.AL88]&amp;&quot; &quot;;&quot;&quot;)&amp;IF([.AM88]&gt;=1;[.$AM$43]&amp;&quot;*&quot;&amp;[.AM88]&amp;&quot; &quot;;&quot;&quot;)&amp;IF([.AN88]&gt;=1;[.$AN$43]&amp;&quot;*&quot;&amp;[.AN88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88:.T88])&amp;&quot;)))&quot;" office:value-type="string" office:string-value="      (alignment-distances . (9 9 10 12 10 9 13 12 12 10)))" calcext:value-type="string">
            <text:p><text:s text:c="6"/>(alignment-distances . (9 9 10 12 10 9 13 12 12 10)))</text:p>
          </table:table-cell>
          <table:table-cell table:formula="of:=IF([.$B$6]=&quot;Y&quot;;&quot;%&quot;;&quot;&quot;)&amp;[.AP88]&amp;&quot; &quot;&amp;IF([.E88]=&quot;b&quot;;&quot;\break&quot;;IF([.E88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84]&lt;[.$AZ$9];[.AZ84]+1;&quot;-&quot;)" office:value-type="float" office:value="20" calcext:value-type="float">
            <text:p>20</text:p>
          </table:table-cell>
          <table:table-cell table:formula="of:=IF([.AZ84]&lt;[.$AZ$9];[.BA84];&quot;-&quot;)" office:value-type="float" office:value="2" calcext:value-type="float">
            <text:p>2</text:p>
          </table:table-cell>
          <table:table-cell table:formula="of:=IF([.BA88]=&quot;-&quot;;&quot;&quot;;IF([.$B$1]=2;INDEX([.$AR$16:.$AU$31];[.AZ88];[.BA88]);IF([.$B$1]=3;INDEX([.$AR$44:.$AU$98];[.AZ88];[.BA88]);INDEX([.$AR$113:.$AU$218];[.AZ88];[.BA8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88]=&quot;pb&quot;;[.A88]+1;[.A88])"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90]=&quot;&quot;;&quot;&quot;;[.C90]-[.C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5"/>
          <table:table-cell table:number-columns-repeated="3"/>
          <table:table-cell table:style-name="ce44" table:formula="of:=MATCH([.C89];[.$Z$37:.$AG$37];1)" office:value-type="float" office:value="7" calcext:value-type="float">
            <text:p>7</text:p>
          </table:table-cell>
          <table:table-cell table:style-name="ce44" table:formula="of:=MATCH([.D89]+[.C89];[.$Z$37:.$AG$37];1)" office:value-type="float" office:value="7" calcext:value-type="float">
            <text:p>7</text:p>
          </table:table-cell>
          <table:table-cell table:style-name="ce2" table:formula="of:=IF(AND([.Z$43]&lt;=[.$Y89];[.Z$43]&gt;=[.$X89]);INDEX([.$Z$37:.$AG$37];[.Z$43]);&quot;&quot;)">
            <text:p/>
          </table:table-cell>
          <table:table-cell table:style-name="ce2" table:formula="of:=IF(AND([.AA$43]&lt;=[.$Y89];[.AA$43]&gt;=[.$X89]);INDEX([.$Z$37:.$AG$37];[.AA$43]);&quot;&quot;)">
            <text:p/>
          </table:table-cell>
          <table:table-cell table:style-name="ce2" table:formula="of:=IF(AND([.AB$43]&lt;=[.$Y89];[.AB$43]&gt;=[.$X89]);INDEX([.$Z$37:.$AG$37];[.AB$43]);&quot;&quot;)">
            <text:p/>
          </table:table-cell>
          <table:table-cell table:style-name="ce2" table:formula="of:=IF(AND([.AC$43]&lt;=[.$Y89];[.AC$43]&gt;=[.$X89]);INDEX([.$Z$37:.$AG$37];[.AC$43]);&quot;&quot;)">
            <text:p/>
          </table:table-cell>
          <table:table-cell table:style-name="ce2" table:formula="of:=IF(AND([.AD$43]&lt;=[.$Y89];[.AD$43]&gt;=[.$X89]);INDEX([.$Z$37:.$AG$37];[.AD$43]);&quot;&quot;)">
            <text:p/>
          </table:table-cell>
          <table:table-cell table:style-name="ce2" table:formula="of:=IF(AND([.AE$43]&lt;=[.$Y89];[.AE$43]&gt;=[.$X89]);INDEX([.$Z$37:.$AG$37];[.AE$43]);&quot;&quot;)">
            <text:p/>
          </table:table-cell>
          <table:table-cell table:style-name="ce2" table:formula="of:=IF(AND([.AF$43]&lt;=[.$Y89];[.AF$43]&gt;=[.$X89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89];[.AG$43]&gt;=[.$X89]);INDEX([.$Z$37:.$AG$37];[.AG$43]);&quot;&quot;)">
            <text:p/>
          </table:table-cell>
          <table:table-cell table:formula="of:=IF([.Z89]=&quot;&quot;;0;MIN([.D89];[.$AA$37]-[.C89]))" office:value-type="float" office:value="0" calcext:value-type="float">
            <text:p>0</text:p>
          </table:table-cell>
          <table:table-cell table:formula="of:=IF([.AA89]=&quot;&quot;;0;MIN([.$AB$37]-[.C89];[.$AB$37]-[.$AA$37];[.D89]-[.AH89]))" office:value-type="float" office:value="0" calcext:value-type="float">
            <text:p>0</text:p>
          </table:table-cell>
          <table:table-cell table:formula="of:=IF([.AB89]=&quot;&quot;;0;MIN([.$AC$37]-[.C89];[.$AC$37]-[.$AB$37];[.D89]-[.AH89]-[.AI89]))" office:value-type="float" office:value="0" calcext:value-type="float">
            <text:p>0</text:p>
          </table:table-cell>
          <table:table-cell table:formula="of:=IF([.AC89]=&quot;&quot;;0;MIN([.$AD$37]-[.C89];[.$AD$37]-[.$AC$37];[.D89]-[.AH89]-[.AI89]-[.AJ89]))" office:value-type="float" office:value="0" calcext:value-type="float">
            <text:p>0</text:p>
          </table:table-cell>
          <table:table-cell table:formula="of:=IF([.AD89]=&quot;&quot;;0;MIN([.$AE$37]-[.C89];[.$AE$37]-[.$AD$37];[.D89]-[.AH89]-[.AI89]-[.AJ89]-[.AK89]))" office:value-type="float" office:value="0" calcext:value-type="float">
            <text:p>0</text:p>
          </table:table-cell>
          <table:table-cell table:formula="of:=IF([.AE89]=&quot;&quot;;0;MIN([.$AF$37]-[.B89];[.$AF$37]-[.$AE$37];[.D89]-[.AH89]-[.AI89]-[.AJ89]-[.AK89]-[.AL89]))" office:value-type="float" office:value="0" calcext:value-type="float">
            <text:p>0</text:p>
          </table:table-cell>
          <table:table-cell table:formula="of:=IF([.AF89]=&quot;&quot;;0;MIN([.$AG$37]-[.C89];[.$AG$37]-[.$AF$37];[.D89]-[.AH89]-[.AI89]-[.AJ89]-[.AK89]-[.AL89]-[.AM89]))" office:value-type="float" office:value="5" calcext:value-type="float">
            <text:p>5</text:p>
          </table:table-cell>
          <table:table-cell/>
          <table:table-cell table:style-name="ce2" table:formula="of:=IF([.AH89]&gt;=1;[.$AH$43]&amp;&quot;*&quot;&amp;[.AH89]&amp;&quot; &quot;;&quot;&quot;)&amp;IF([.AI89]&gt;=1;[.$AI$43]&amp;&quot;*&quot;&amp;[.AI89]&amp;&quot; &quot;;&quot;&quot;)&amp;IF([.AJ89]&gt;=1;[.$AJ$43]&amp;&quot;*&quot;&amp;[.AJ89]&amp;&quot; &quot;;&quot;&quot;)&amp;IF([.AK89]&gt;=1;[.$AK$43]&amp;&quot;*&quot;&amp;[.AK89]&amp;&quot; &quot;;&quot;&quot;)&amp;IF([.AL89]&gt;=1;[.$AL$43]&amp;&quot;*&quot;&amp;[.AL89]&amp;&quot; &quot;;&quot;&quot;)&amp;IF([.AM89]&gt;=1;[.$AM$43]&amp;&quot;*&quot;&amp;[.AM89]&amp;&quot; &quot;;&quot;&quot;)&amp;IF([.AN89]&gt;=1;[.$AN$43]&amp;&quot;*&quot;&amp;[.AN89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8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89:.T89])&amp;&quot;)))&quot;" office:value-type="string" office:string-value="      (alignment-distances . (9 9 11 12 10 13 12 13 8)))" calcext:value-type="string">
            <text:p><text:s text:c="6"/>(alignment-distances . (9 9 11 12 10 13 12 13 8)))</text:p>
          </table:table-cell>
          <table:table-cell table:formula="of:=IF([.$B$6]=&quot;Y&quot;;&quot;%&quot;;&quot;&quot;)&amp;[.AP89]&amp;&quot; &quot;&amp;IF([.E89]=&quot;b&quot;;&quot;\break&quot;;IF([.E89]=&quot;pb&quot;;&quot;\pageBreak&quot;))" office:value-type="string" office:string-value="s2*5  \pageBreak" calcext:value-type="string">
            <text:p>s2*5 <text:s/>\pageBreak</text:p>
          </table:table-cell>
          <table:table-cell table:number-columns-repeated="4"/>
          <table:table-cell table:formula="of:=IF([.AZ85]&lt;[.$AZ$9];[.AZ85]+1;&quot;-&quot;)" office:value-type="float" office:value="20" calcext:value-type="float">
            <text:p>20</text:p>
          </table:table-cell>
          <table:table-cell table:formula="of:=IF([.AZ85]&lt;[.$AZ$9];[.BA85];&quot;-&quot;)" office:value-type="float" office:value="3" calcext:value-type="float">
            <text:p>3</text:p>
          </table:table-cell>
          <table:table-cell table:formula="of:=IF([.BA89]=&quot;-&quot;;&quot;&quot;;IF([.$B$1]=2;INDEX([.$AR$16:.$AU$31];[.AZ89];[.BA89]);IF([.$B$1]=3;INDEX([.$AR$44:.$AU$98];[.AZ89];[.BA89]);INDEX([.$AR$113:.$AU$218];[.AZ89];[.BA89]))))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number-columns-repeated="10"/>
        </table:table-row>
        <table:table-row table:style-name="ro1">
          <table:table-cell table:formula="of:=IF([.E89]=&quot;pb&quot;;[.A89]+1;[.A89])" office:value-type="float" office:value="24" calcext:value-type="float">
            <text:p>24</text:p>
          </table:table-cell>
          <table:table-cell table:style-name="ce43" office:value-type="float" office:value="47" calcext:value-type="float">
            <text:p>4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91]=&quot;&quot;;&quot;&quot;;[.C91]-[.C9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90];[.$Z$37:.$AG$37];1)" office:value-type="float" office:value="7" calcext:value-type="float">
            <text:p>7</text:p>
          </table:table-cell>
          <table:table-cell table:style-name="ce44" table:formula="of:=MATCH([.D90]+[.C90];[.$Z$37:.$AG$37];1)" office:value-type="float" office:value="7" calcext:value-type="float">
            <text:p>7</text:p>
          </table:table-cell>
          <table:table-cell table:style-name="ce2" table:formula="of:=IF(AND([.Z$43]&lt;=[.$Y90];[.Z$43]&gt;=[.$X90]);INDEX([.$Z$37:.$AG$37];[.Z$43]);&quot;&quot;)">
            <text:p/>
          </table:table-cell>
          <table:table-cell table:style-name="ce2" table:formula="of:=IF(AND([.AA$43]&lt;=[.$Y90];[.AA$43]&gt;=[.$X90]);INDEX([.$Z$37:.$AG$37];[.AA$43]);&quot;&quot;)">
            <text:p/>
          </table:table-cell>
          <table:table-cell table:style-name="ce2" table:formula="of:=IF(AND([.AB$43]&lt;=[.$Y90];[.AB$43]&gt;=[.$X90]);INDEX([.$Z$37:.$AG$37];[.AB$43]);&quot;&quot;)">
            <text:p/>
          </table:table-cell>
          <table:table-cell table:style-name="ce2" table:formula="of:=IF(AND([.AC$43]&lt;=[.$Y90];[.AC$43]&gt;=[.$X90]);INDEX([.$Z$37:.$AG$37];[.AC$43]);&quot;&quot;)">
            <text:p/>
          </table:table-cell>
          <table:table-cell table:style-name="ce2" table:formula="of:=IF(AND([.AD$43]&lt;=[.$Y90];[.AD$43]&gt;=[.$X90]);INDEX([.$Z$37:.$AG$37];[.AD$43]);&quot;&quot;)">
            <text:p/>
          </table:table-cell>
          <table:table-cell table:style-name="ce2" table:formula="of:=IF(AND([.AE$43]&lt;=[.$Y90];[.AE$43]&gt;=[.$X90]);INDEX([.$Z$37:.$AG$37];[.AE$43]);&quot;&quot;)">
            <text:p/>
          </table:table-cell>
          <table:table-cell table:style-name="ce2" table:formula="of:=IF(AND([.AF$43]&lt;=[.$Y90];[.AF$43]&gt;=[.$X90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0];[.AG$43]&gt;=[.$X90]);INDEX([.$Z$37:.$AG$37];[.AG$43]);&quot;&quot;)">
            <text:p/>
          </table:table-cell>
          <table:table-cell table:formula="of:=IF([.Z90]=&quot;&quot;;0;MIN([.D90];[.$AA$37]-[.C90]))" office:value-type="float" office:value="0" calcext:value-type="float">
            <text:p>0</text:p>
          </table:table-cell>
          <table:table-cell table:formula="of:=IF([.AA90]=&quot;&quot;;0;MIN([.$AB$37]-[.C90];[.$AB$37]-[.$AA$37];[.D90]-[.AH90]))" office:value-type="float" office:value="0" calcext:value-type="float">
            <text:p>0</text:p>
          </table:table-cell>
          <table:table-cell table:formula="of:=IF([.AB90]=&quot;&quot;;0;MIN([.$AC$37]-[.C90];[.$AC$37]-[.$AB$37];[.D90]-[.AH90]-[.AI90]))" office:value-type="float" office:value="0" calcext:value-type="float">
            <text:p>0</text:p>
          </table:table-cell>
          <table:table-cell table:formula="of:=IF([.AC90]=&quot;&quot;;0;MIN([.$AD$37]-[.C90];[.$AD$37]-[.$AC$37];[.D90]-[.AH90]-[.AI90]-[.AJ90]))" office:value-type="float" office:value="0" calcext:value-type="float">
            <text:p>0</text:p>
          </table:table-cell>
          <table:table-cell table:formula="of:=IF([.AD90]=&quot;&quot;;0;MIN([.$AE$37]-[.C90];[.$AE$37]-[.$AD$37];[.D90]-[.AH90]-[.AI90]-[.AJ90]-[.AK90]))" office:value-type="float" office:value="0" calcext:value-type="float">
            <text:p>0</text:p>
          </table:table-cell>
          <table:table-cell table:formula="of:=IF([.AE90]=&quot;&quot;;0;MIN([.$AF$37]-[.B90];[.$AF$37]-[.$AE$37];[.D90]-[.AH90]-[.AI90]-[.AJ90]-[.AK90]-[.AL90]))" office:value-type="float" office:value="0" calcext:value-type="float">
            <text:p>0</text:p>
          </table:table-cell>
          <table:table-cell table:formula="of:=IF([.AF90]=&quot;&quot;;0;MIN([.$AG$37]-[.C90];[.$AG$37]-[.$AF$37];[.D90]-[.AH90]-[.AI90]-[.AJ90]-[.AK90]-[.AL90]-[.AM90]))" office:value-type="float" office:value="4" calcext:value-type="float">
            <text:p>4</text:p>
          </table:table-cell>
          <table:table-cell/>
          <table:table-cell table:style-name="ce2" table:formula="of:=IF([.AH90]&gt;=1;[.$AH$43]&amp;&quot;*&quot;&amp;[.AH90]&amp;&quot; &quot;;&quot;&quot;)&amp;IF([.AI90]&gt;=1;[.$AI$43]&amp;&quot;*&quot;&amp;[.AI90]&amp;&quot; &quot;;&quot;&quot;)&amp;IF([.AJ90]&gt;=1;[.$AJ$43]&amp;&quot;*&quot;&amp;[.AJ90]&amp;&quot; &quot;;&quot;&quot;)&amp;IF([.AK90]&gt;=1;[.$AK$43]&amp;&quot;*&quot;&amp;[.AK90]&amp;&quot; &quot;;&quot;&quot;)&amp;IF([.AL90]&gt;=1;[.$AL$43]&amp;&quot;*&quot;&amp;[.AL90]&amp;&quot; &quot;;&quot;&quot;)&amp;IF([.AM90]&gt;=1;[.$AM$43]&amp;&quot;*&quot;&amp;[.AM90]&amp;&quot; &quot;;&quot;&quot;)&amp;IF([.AN90]&gt;=1;[.$AN$43]&amp;&quot;*&quot;&amp;[.AN90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90:.T90])&amp;&quot;)))&quot;" office:value-type="string" office:string-value="      (alignment-distances . (8 8 11 9 8 14 11 11 9 9 9)))" calcext:value-type="string">
            <text:p><text:s text:c="6"/>(alignment-distances . (8 8 11 9 8 14 11 11 9 9 9)))</text:p>
          </table:table-cell>
          <table:table-cell table:formula="of:=IF([.$B$6]=&quot;Y&quot;;&quot;%&quot;;&quot;&quot;)&amp;[.AP90]&amp;&quot; &quot;&amp;IF([.E90]=&quot;b&quot;;&quot;\break&quot;;IF([.E90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6]&lt;[.$AZ$9];[.AZ86]+1;&quot;-&quot;)" office:value-type="float" office:value="20" calcext:value-type="float">
            <text:p>20</text:p>
          </table:table-cell>
          <table:table-cell table:formula="of:=IF([.AZ86]&lt;[.$AZ$9];[.BA86];&quot;-&quot;)" office:value-type="float" office:value="4" calcext:value-type="float">
            <text:p>4</text:p>
          </table:table-cell>
          <table:table-cell table:formula="of:=IF([.BA90]=&quot;-&quot;;&quot;&quot;;IF([.$B$1]=2;INDEX([.$AR$16:.$AU$31];[.AZ90];[.BA90]);IF([.$B$1]=3;INDEX([.$AR$44:.$AU$98];[.AZ90];[.BA90]);INDEX([.$AR$113:.$AU$218];[.AZ90];[.BA90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formula="of:=IF([.E90]=&quot;pb&quot;;[.A90]+1;[.A90])"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92]=&quot;&quot;;&quot;&quot;;[.C92]-[.C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3" calcext:value-type="float">
            <text:p>123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table:number-columns-repeated="3"/>
          <table:table-cell table:number-columns-repeated="3"/>
          <table:table-cell table:style-name="ce44" table:formula="of:=MATCH([.C91];[.$Z$37:.$AG$37];1)" office:value-type="float" office:value="7" calcext:value-type="float">
            <text:p>7</text:p>
          </table:table-cell>
          <table:table-cell table:style-name="ce44" table:formula="of:=MATCH([.D91]+[.C91];[.$Z$37:.$AG$37];1)" office:value-type="float" office:value="7" calcext:value-type="float">
            <text:p>7</text:p>
          </table:table-cell>
          <table:table-cell table:style-name="ce2" table:formula="of:=IF(AND([.Z$43]&lt;=[.$Y91];[.Z$43]&gt;=[.$X91]);INDEX([.$Z$37:.$AG$37];[.Z$43]);&quot;&quot;)">
            <text:p/>
          </table:table-cell>
          <table:table-cell table:style-name="ce2" table:formula="of:=IF(AND([.AA$43]&lt;=[.$Y91];[.AA$43]&gt;=[.$X91]);INDEX([.$Z$37:.$AG$37];[.AA$43]);&quot;&quot;)">
            <text:p/>
          </table:table-cell>
          <table:table-cell table:style-name="ce2" table:formula="of:=IF(AND([.AB$43]&lt;=[.$Y91];[.AB$43]&gt;=[.$X91]);INDEX([.$Z$37:.$AG$37];[.AB$43]);&quot;&quot;)">
            <text:p/>
          </table:table-cell>
          <table:table-cell table:style-name="ce2" table:formula="of:=IF(AND([.AC$43]&lt;=[.$Y91];[.AC$43]&gt;=[.$X91]);INDEX([.$Z$37:.$AG$37];[.AC$43]);&quot;&quot;)">
            <text:p/>
          </table:table-cell>
          <table:table-cell table:style-name="ce2" table:formula="of:=IF(AND([.AD$43]&lt;=[.$Y91];[.AD$43]&gt;=[.$X91]);INDEX([.$Z$37:.$AG$37];[.AD$43]);&quot;&quot;)">
            <text:p/>
          </table:table-cell>
          <table:table-cell table:style-name="ce2" table:formula="of:=IF(AND([.AE$43]&lt;=[.$Y91];[.AE$43]&gt;=[.$X91]);INDEX([.$Z$37:.$AG$37];[.AE$43]);&quot;&quot;)">
            <text:p/>
          </table:table-cell>
          <table:table-cell table:style-name="ce2" table:formula="of:=IF(AND([.AF$43]&lt;=[.$Y91];[.AF$43]&gt;=[.$X91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1];[.AG$43]&gt;=[.$X91]);INDEX([.$Z$37:.$AG$37];[.AG$43]);&quot;&quot;)">
            <text:p/>
          </table:table-cell>
          <table:table-cell table:formula="of:=IF([.Z91]=&quot;&quot;;0;MIN([.D91];[.$AA$37]-[.C91]))" office:value-type="float" office:value="0" calcext:value-type="float">
            <text:p>0</text:p>
          </table:table-cell>
          <table:table-cell table:formula="of:=IF([.AA91]=&quot;&quot;;0;MIN([.$AB$37]-[.C91];[.$AB$37]-[.$AA$37];[.D91]-[.AH91]))" office:value-type="float" office:value="0" calcext:value-type="float">
            <text:p>0</text:p>
          </table:table-cell>
          <table:table-cell table:formula="of:=IF([.AB91]=&quot;&quot;;0;MIN([.$AC$37]-[.C91];[.$AC$37]-[.$AB$37];[.D91]-[.AH91]-[.AI91]))" office:value-type="float" office:value="0" calcext:value-type="float">
            <text:p>0</text:p>
          </table:table-cell>
          <table:table-cell table:formula="of:=IF([.AC91]=&quot;&quot;;0;MIN([.$AD$37]-[.C91];[.$AD$37]-[.$AC$37];[.D91]-[.AH91]-[.AI91]-[.AJ91]))" office:value-type="float" office:value="0" calcext:value-type="float">
            <text:p>0</text:p>
          </table:table-cell>
          <table:table-cell table:formula="of:=IF([.AD91]=&quot;&quot;;0;MIN([.$AE$37]-[.C91];[.$AE$37]-[.$AD$37];[.D91]-[.AH91]-[.AI91]-[.AJ91]-[.AK91]))" office:value-type="float" office:value="0" calcext:value-type="float">
            <text:p>0</text:p>
          </table:table-cell>
          <table:table-cell table:formula="of:=IF([.AE91]=&quot;&quot;;0;MIN([.$AF$37]-[.B91];[.$AF$37]-[.$AE$37];[.D91]-[.AH91]-[.AI91]-[.AJ91]-[.AK91]-[.AL91]))" office:value-type="float" office:value="0" calcext:value-type="float">
            <text:p>0</text:p>
          </table:table-cell>
          <table:table-cell table:formula="of:=IF([.AF91]=&quot;&quot;;0;MIN([.$AG$37]-[.C91];[.$AG$37]-[.$AF$37];[.D91]-[.AH91]-[.AI91]-[.AJ91]-[.AK91]-[.AL91]-[.AM91]))" office:value-type="float" office:value="4" calcext:value-type="float">
            <text:p>4</text:p>
          </table:table-cell>
          <table:table-cell/>
          <table:table-cell table:style-name="ce2" table:formula="of:=IF([.AH91]&gt;=1;[.$AH$43]&amp;&quot;*&quot;&amp;[.AH91]&amp;&quot; &quot;;&quot;&quot;)&amp;IF([.AI91]&gt;=1;[.$AI$43]&amp;&quot;*&quot;&amp;[.AI91]&amp;&quot; &quot;;&quot;&quot;)&amp;IF([.AJ91]&gt;=1;[.$AJ$43]&amp;&quot;*&quot;&amp;[.AJ91]&amp;&quot; &quot;;&quot;&quot;)&amp;IF([.AK91]&gt;=1;[.$AK$43]&amp;&quot;*&quot;&amp;[.AK91]&amp;&quot; &quot;;&quot;&quot;)&amp;IF([.AL91]&gt;=1;[.$AL$43]&amp;&quot;*&quot;&amp;[.AL91]&amp;&quot; &quot;;&quot;&quot;)&amp;IF([.AM91]&gt;=1;[.$AM$43]&amp;&quot;*&quot;&amp;[.AM91]&amp;&quot; &quot;;&quot;&quot;)&amp;IF([.AN91]&gt;=1;[.$AN$43]&amp;&quot;*&quot;&amp;[.AN91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1]&amp;&quot;)&quot;" office:value-type="string" office:string-value="    #'((Y-offset . 123)" calcext:value-type="string">
            <text:p><text:s text:c="4"/>#'((Y-offset . 123)</text:p>
          </table:table-cell>
          <table:table-cell table:formula="of:=IF([.$B$4]=&quot;Y&quot;;&quot;&quot;;&quot;%&quot;)&amp;&quot;      (alignment-distances . (&quot;&amp;COM.MICROSOFT.TEXTJOIN(&quot; &quot;;1;[.G91:.T91])&amp;&quot;)))&quot;" office:value-type="string" office:string-value="      (alignment-distances . (9 10 10 9 14 11 11 10 10 10 12)))" calcext:value-type="string">
            <text:p><text:s text:c="6"/>(alignment-distances . (9 10 10 9 14 11 11 10 10 10 12)))</text:p>
          </table:table-cell>
          <table:table-cell table:formula="of:=IF([.$B$6]=&quot;Y&quot;;&quot;%&quot;;&quot;&quot;)&amp;[.AP91]&amp;&quot; &quot;&amp;IF([.E91]=&quot;b&quot;;&quot;\break&quot;;IF([.E91]=&quot;pb&quot;;&quot;\pageBreak&quot;))" office:value-type="string" office:string-value="s2*4  \pageBreak" calcext:value-type="string">
            <text:p>s2*4 <text:s/>\pageBreak</text:p>
          </table:table-cell>
          <table:table-cell table:number-columns-repeated="4"/>
          <table:table-cell table:formula="of:=IF([.AZ87]&lt;[.$AZ$9];[.AZ87]+1;&quot;-&quot;)" office:value-type="float" office:value="21" calcext:value-type="float">
            <text:p>21</text:p>
          </table:table-cell>
          <table:table-cell table:formula="of:=IF([.AZ87]&lt;[.$AZ$9];[.BA87];&quot;-&quot;)" office:value-type="float" office:value="1" calcext:value-type="float">
            <text:p>1</text:p>
          </table:table-cell>
          <table:table-cell table:formula="of:=IF([.BA91]=&quot;-&quot;;&quot;&quot;;IF([.$B$1]=2;INDEX([.$AR$16:.$AU$31];[.AZ91];[.BA91]);IF([.$B$1]=3;INDEX([.$AR$44:.$AU$98];[.AZ91];[.BA91]);INDEX([.$AR$113:.$AU$218];[.AZ91];[.BA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1]=&quot;pb&quot;;[.A91]+1;[.A91])" office:value-type="float" office:value="25" calcext:value-type="float">
            <text:p>25</text:p>
          </table:table-cell>
          <table:table-cell table:style-name="ce43" office:value-type="float" office:value="49" calcext:value-type="float">
            <text:p>49</text:p>
          </table:table-cell>
          <table:table-cell office:value-type="float" office:value="319" calcext:value-type="float">
            <text:p>319</text:p>
          </table:table-cell>
          <table:table-cell table:style-name="ce7" table:formula="of:=IF([.C93]=&quot;&quot;;&quot;&quot;;[.C93]-[.C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string" calcext:value-type="string">
            <text:p>8.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92];[.$Z$37:.$AG$37];1)" office:value-type="float" office:value="7" calcext:value-type="float">
            <text:p>7</text:p>
          </table:table-cell>
          <table:table-cell table:style-name="ce44" table:formula="of:=MATCH([.D92]+[.C92];[.$Z$37:.$AG$37];1)" office:value-type="float" office:value="7" calcext:value-type="float">
            <text:p>7</text:p>
          </table:table-cell>
          <table:table-cell table:style-name="ce2" table:formula="of:=IF(AND([.Z$43]&lt;=[.$Y92];[.Z$43]&gt;=[.$X92]);INDEX([.$Z$37:.$AG$37];[.Z$43]);&quot;&quot;)">
            <text:p/>
          </table:table-cell>
          <table:table-cell table:style-name="ce2" table:formula="of:=IF(AND([.AA$43]&lt;=[.$Y92];[.AA$43]&gt;=[.$X92]);INDEX([.$Z$37:.$AG$37];[.AA$43]);&quot;&quot;)">
            <text:p/>
          </table:table-cell>
          <table:table-cell table:style-name="ce2" table:formula="of:=IF(AND([.AB$43]&lt;=[.$Y92];[.AB$43]&gt;=[.$X92]);INDEX([.$Z$37:.$AG$37];[.AB$43]);&quot;&quot;)">
            <text:p/>
          </table:table-cell>
          <table:table-cell table:style-name="ce2" table:formula="of:=IF(AND([.AC$43]&lt;=[.$Y92];[.AC$43]&gt;=[.$X92]);INDEX([.$Z$37:.$AG$37];[.AC$43]);&quot;&quot;)">
            <text:p/>
          </table:table-cell>
          <table:table-cell table:style-name="ce2" table:formula="of:=IF(AND([.AD$43]&lt;=[.$Y92];[.AD$43]&gt;=[.$X92]);INDEX([.$Z$37:.$AG$37];[.AD$43]);&quot;&quot;)">
            <text:p/>
          </table:table-cell>
          <table:table-cell table:style-name="ce2" table:formula="of:=IF(AND([.AE$43]&lt;=[.$Y92];[.AE$43]&gt;=[.$X92]);INDEX([.$Z$37:.$AG$37];[.AE$43]);&quot;&quot;)">
            <text:p/>
          </table:table-cell>
          <table:table-cell table:style-name="ce2" table:formula="of:=IF(AND([.AF$43]&lt;=[.$Y92];[.AF$43]&gt;=[.$X92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2];[.AG$43]&gt;=[.$X92]);INDEX([.$Z$37:.$AG$37];[.AG$43]);&quot;&quot;)">
            <text:p/>
          </table:table-cell>
          <table:table-cell table:formula="of:=IF([.Z92]=&quot;&quot;;0;MIN([.D92];[.$AA$37]-[.C92]))" office:value-type="float" office:value="0" calcext:value-type="float">
            <text:p>0</text:p>
          </table:table-cell>
          <table:table-cell table:formula="of:=IF([.AA92]=&quot;&quot;;0;MIN([.$AB$37]-[.C92];[.$AB$37]-[.$AA$37];[.D92]-[.AH92]))" office:value-type="float" office:value="0" calcext:value-type="float">
            <text:p>0</text:p>
          </table:table-cell>
          <table:table-cell table:formula="of:=IF([.AB92]=&quot;&quot;;0;MIN([.$AC$37]-[.C92];[.$AC$37]-[.$AB$37];[.D92]-[.AH92]-[.AI92]))" office:value-type="float" office:value="0" calcext:value-type="float">
            <text:p>0</text:p>
          </table:table-cell>
          <table:table-cell table:formula="of:=IF([.AC92]=&quot;&quot;;0;MIN([.$AD$37]-[.C92];[.$AD$37]-[.$AC$37];[.D92]-[.AH92]-[.AI92]-[.AJ92]))" office:value-type="float" office:value="0" calcext:value-type="float">
            <text:p>0</text:p>
          </table:table-cell>
          <table:table-cell table:formula="of:=IF([.AD92]=&quot;&quot;;0;MIN([.$AE$37]-[.C92];[.$AE$37]-[.$AD$37];[.D92]-[.AH92]-[.AI92]-[.AJ92]-[.AK92]))" office:value-type="float" office:value="0" calcext:value-type="float">
            <text:p>0</text:p>
          </table:table-cell>
          <table:table-cell table:formula="of:=IF([.AE92]=&quot;&quot;;0;MIN([.$AF$37]-[.B92];[.$AF$37]-[.$AE$37];[.D92]-[.AH92]-[.AI92]-[.AJ92]-[.AK92]-[.AL92]))" office:value-type="float" office:value="0" calcext:value-type="float">
            <text:p>0</text:p>
          </table:table-cell>
          <table:table-cell table:formula="of:=IF([.AF92]=&quot;&quot;;0;MIN([.$AG$37]-[.C92];[.$AG$37]-[.$AF$37];[.D92]-[.AH92]-[.AI92]-[.AJ92]-[.AK92]-[.AL92]-[.AM92]))" office:value-type="float" office:value="4" calcext:value-type="float">
            <text:p>4</text:p>
          </table:table-cell>
          <table:table-cell/>
          <table:table-cell table:style-name="ce2" table:formula="of:=IF([.AH92]&gt;=1;[.$AH$43]&amp;&quot;*&quot;&amp;[.AH92]&amp;&quot; &quot;;&quot;&quot;)&amp;IF([.AI92]&gt;=1;[.$AI$43]&amp;&quot;*&quot;&amp;[.AI92]&amp;&quot; &quot;;&quot;&quot;)&amp;IF([.AJ92]&gt;=1;[.$AJ$43]&amp;&quot;*&quot;&amp;[.AJ92]&amp;&quot; &quot;;&quot;&quot;)&amp;IF([.AK92]&gt;=1;[.$AK$43]&amp;&quot;*&quot;&amp;[.AK92]&amp;&quot; &quot;;&quot;&quot;)&amp;IF([.AL92]&gt;=1;[.$AL$43]&amp;&quot;*&quot;&amp;[.AL92]&amp;&quot; &quot;;&quot;&quot;)&amp;IF([.AM92]&gt;=1;[.$AM$43]&amp;&quot;*&quot;&amp;[.AM92]&amp;&quot; &quot;;&quot;&quot;)&amp;IF([.AN92]&gt;=1;[.$AN$43]&amp;&quot;*&quot;&amp;[.AN92]&amp;&quot; &quot;;&quot;&quot;)" office:value-type="string" office:string-value="s2*4 " calcext:value-type="string">
            <text:p>s2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2:.T92])&amp;&quot;)))&quot;" office:value-type="string" office:string-value="      (alignment-distances . (9 9 8.5 9 9 13 13 10 9 9 9 8)))" calcext:value-type="string">
            <text:p><text:s text:c="6"/>(alignment-distances . (9 9 8.5 9 9 13 13 10 9 9 9 8)))</text:p>
          </table:table-cell>
          <table:table-cell table:formula="of:=IF([.$B$6]=&quot;Y&quot;;&quot;%&quot;;&quot;&quot;)&amp;[.AP92]&amp;&quot; &quot;&amp;IF([.E92]=&quot;b&quot;;&quot;\break&quot;;IF([.E92]=&quot;pb&quot;;&quot;\pageBreak&quot;))" office:value-type="string" office:string-value="s2*4  \break" calcext:value-type="string">
            <text:p>s2*4 <text:s/>\break</text:p>
          </table:table-cell>
          <table:table-cell table:number-columns-repeated="4"/>
          <table:table-cell table:formula="of:=IF([.AZ88]&lt;[.$AZ$9];[.AZ88]+1;&quot;-&quot;)" office:value-type="float" office:value="21" calcext:value-type="float">
            <text:p>21</text:p>
          </table:table-cell>
          <table:table-cell table:formula="of:=IF([.AZ88]&lt;[.$AZ$9];[.BA88];&quot;-&quot;)" office:value-type="float" office:value="2" calcext:value-type="float">
            <text:p>2</text:p>
          </table:table-cell>
          <table:table-cell table:formula="of:=IF([.BA92]=&quot;-&quot;;&quot;&quot;;IF([.$B$1]=2;INDEX([.$AR$16:.$AU$31];[.AZ92];[.BA92]);IF([.$B$1]=3;INDEX([.$AR$44:.$AU$98];[.AZ92];[.BA92]);INDEX([.$AR$113:.$AU$218];[.AZ92];[.BA92]))))" office:value-type="string" office:string-value="    #'((Y-offset . 148)" calcext:value-type="string">
            <text:p><text:s text:c="4"/>#'((Y-offset . 148)</text:p>
          </table:table-cell>
          <table:table-cell table:number-columns-repeated="10"/>
        </table:table-row>
        <table:table-row table:style-name="ro1">
          <table:table-cell table:formula="of:=IF([.E92]=&quot;pb&quot;;[.A92]+1;[.A92])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23" calcext:value-type="float">
            <text:p>323</text:p>
          </table:table-cell>
          <table:table-cell table:style-name="ce7" table:formula="of:=IF([.C94]=&quot;&quot;;&quot;&quot;;[.C94]-[.C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4" calcext:value-type="float">
            <text:p>124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93];[.$Z$37:.$AG$37];1)" office:value-type="float" office:value="7" calcext:value-type="float">
            <text:p>7</text:p>
          </table:table-cell>
          <table:table-cell table:style-name="ce44" table:formula="of:=MATCH([.D93]+[.C93];[.$Z$37:.$AG$37];1)" office:value-type="float" office:value="7" calcext:value-type="float">
            <text:p>7</text:p>
          </table:table-cell>
          <table:table-cell table:style-name="ce2" table:formula="of:=IF(AND([.Z$43]&lt;=[.$Y93];[.Z$43]&gt;=[.$X93]);INDEX([.$Z$37:.$AG$37];[.Z$43]);&quot;&quot;)">
            <text:p/>
          </table:table-cell>
          <table:table-cell table:style-name="ce2" table:formula="of:=IF(AND([.AA$43]&lt;=[.$Y93];[.AA$43]&gt;=[.$X93]);INDEX([.$Z$37:.$AG$37];[.AA$43]);&quot;&quot;)">
            <text:p/>
          </table:table-cell>
          <table:table-cell table:style-name="ce2" table:formula="of:=IF(AND([.AB$43]&lt;=[.$Y93];[.AB$43]&gt;=[.$X93]);INDEX([.$Z$37:.$AG$37];[.AB$43]);&quot;&quot;)">
            <text:p/>
          </table:table-cell>
          <table:table-cell table:style-name="ce2" table:formula="of:=IF(AND([.AC$43]&lt;=[.$Y93];[.AC$43]&gt;=[.$X93]);INDEX([.$Z$37:.$AG$37];[.AC$43]);&quot;&quot;)">
            <text:p/>
          </table:table-cell>
          <table:table-cell table:style-name="ce2" table:formula="of:=IF(AND([.AD$43]&lt;=[.$Y93];[.AD$43]&gt;=[.$X93]);INDEX([.$Z$37:.$AG$37];[.AD$43]);&quot;&quot;)">
            <text:p/>
          </table:table-cell>
          <table:table-cell table:style-name="ce2" table:formula="of:=IF(AND([.AE$43]&lt;=[.$Y93];[.AE$43]&gt;=[.$X93]);INDEX([.$Z$37:.$AG$37];[.AE$43]);&quot;&quot;)">
            <text:p/>
          </table:table-cell>
          <table:table-cell table:style-name="ce2" table:formula="of:=IF(AND([.AF$43]&lt;=[.$Y93];[.AF$43]&gt;=[.$X93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3];[.AG$43]&gt;=[.$X93]);INDEX([.$Z$37:.$AG$37];[.AG$43]);&quot;&quot;)">
            <text:p/>
          </table:table-cell>
          <table:table-cell table:formula="of:=IF([.Z93]=&quot;&quot;;0;MIN([.D93];[.$AA$37]-[.C93]))" office:value-type="float" office:value="0" calcext:value-type="float">
            <text:p>0</text:p>
          </table:table-cell>
          <table:table-cell table:formula="of:=IF([.AA93]=&quot;&quot;;0;MIN([.$AB$37]-[.C93];[.$AB$37]-[.$AA$37];[.D93]-[.AH93]))" office:value-type="float" office:value="0" calcext:value-type="float">
            <text:p>0</text:p>
          </table:table-cell>
          <table:table-cell table:formula="of:=IF([.AB93]=&quot;&quot;;0;MIN([.$AC$37]-[.C93];[.$AC$37]-[.$AB$37];[.D93]-[.AH93]-[.AI93]))" office:value-type="float" office:value="0" calcext:value-type="float">
            <text:p>0</text:p>
          </table:table-cell>
          <table:table-cell table:formula="of:=IF([.AC93]=&quot;&quot;;0;MIN([.$AD$37]-[.C93];[.$AD$37]-[.$AC$37];[.D93]-[.AH93]-[.AI93]-[.AJ93]))" office:value-type="float" office:value="0" calcext:value-type="float">
            <text:p>0</text:p>
          </table:table-cell>
          <table:table-cell table:formula="of:=IF([.AD93]=&quot;&quot;;0;MIN([.$AE$37]-[.C93];[.$AE$37]-[.$AD$37];[.D93]-[.AH93]-[.AI93]-[.AJ93]-[.AK93]))" office:value-type="float" office:value="0" calcext:value-type="float">
            <text:p>0</text:p>
          </table:table-cell>
          <table:table-cell table:formula="of:=IF([.AE93]=&quot;&quot;;0;MIN([.$AF$37]-[.B93];[.$AF$37]-[.$AE$37];[.D93]-[.AH93]-[.AI93]-[.AJ93]-[.AK93]-[.AL93]))" office:value-type="float" office:value="0" calcext:value-type="float">
            <text:p>0</text:p>
          </table:table-cell>
          <table:table-cell table:formula="of:=IF([.AF93]=&quot;&quot;;0;MIN([.$AG$37]-[.C93];[.$AG$37]-[.$AF$37];[.D93]-[.AH93]-[.AI93]-[.AJ93]-[.AK93]-[.AL93]-[.AM93]))" office:value-type="float" office:value="6" calcext:value-type="float">
            <text:p>6</text:p>
          </table:table-cell>
          <table:table-cell/>
          <table:table-cell table:style-name="ce2" table:formula="of:=IF([.AH93]&gt;=1;[.$AH$43]&amp;&quot;*&quot;&amp;[.AH93]&amp;&quot; &quot;;&quot;&quot;)&amp;IF([.AI93]&gt;=1;[.$AI$43]&amp;&quot;*&quot;&amp;[.AI93]&amp;&quot; &quot;;&quot;&quot;)&amp;IF([.AJ93]&gt;=1;[.$AJ$43]&amp;&quot;*&quot;&amp;[.AJ93]&amp;&quot; &quot;;&quot;&quot;)&amp;IF([.AK93]&gt;=1;[.$AK$43]&amp;&quot;*&quot;&amp;[.AK93]&amp;&quot; &quot;;&quot;&quot;)&amp;IF([.AL93]&gt;=1;[.$AL$43]&amp;&quot;*&quot;&amp;[.AL93]&amp;&quot; &quot;;&quot;&quot;)&amp;IF([.AM93]&gt;=1;[.$AM$43]&amp;&quot;*&quot;&amp;[.AM93]&amp;&quot; &quot;;&quot;&quot;)&amp;IF([.AN93]&gt;=1;[.$AN$43]&amp;&quot;*&quot;&amp;[.AN93]&amp;&quot; &quot;;&quot;&quot;)" office:value-type="string" office:string-value="s2*6 " calcext:value-type="string">
            <text:p>s2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3]&amp;&quot;)&quot;" office:value-type="string" office:string-value="    #'((Y-offset . 124)" calcext:value-type="string">
            <text:p><text:s text:c="4"/>#'((Y-offset . 124)</text:p>
          </table:table-cell>
          <table:table-cell table:formula="of:=IF([.$B$4]=&quot;Y&quot;;&quot;&quot;;&quot;%&quot;)&amp;&quot;      (alignment-distances . (&quot;&amp;COM.MICROSOFT.TEXTJOIN(&quot; &quot;;1;[.G93:.T93])&amp;&quot;)))&quot;" office:value-type="string" office:string-value="      (alignment-distances . (10 10 10 9 9 9 10 10 10 9 9 9 9)))" calcext:value-type="string">
            <text:p><text:s text:c="6"/>(alignment-distances . (10 10 10 9 9 9 10 10 10 9 9 9 9)))</text:p>
          </table:table-cell>
          <table:table-cell table:formula="of:=IF([.$B$6]=&quot;Y&quot;;&quot;%&quot;;&quot;&quot;)&amp;[.AP93]&amp;&quot; &quot;&amp;IF([.E93]=&quot;b&quot;;&quot;\break&quot;;IF([.E93]=&quot;pb&quot;;&quot;\pageBreak&quot;))" office:value-type="string" office:string-value="s2*6  \pageBreak" calcext:value-type="string">
            <text:p>s2*6 <text:s/>\pageBreak</text:p>
          </table:table-cell>
          <table:table-cell table:number-columns-repeated="4"/>
          <table:table-cell table:formula="of:=IF([.AZ89]&lt;[.$AZ$9];[.AZ89]+1;&quot;-&quot;)" office:value-type="float" office:value="21" calcext:value-type="float">
            <text:p>21</text:p>
          </table:table-cell>
          <table:table-cell table:formula="of:=IF([.AZ89]&lt;[.$AZ$9];[.BA89];&quot;-&quot;)" office:value-type="float" office:value="3" calcext:value-type="float">
            <text:p>3</text:p>
          </table:table-cell>
          <table:table-cell table:formula="of:=IF([.BA93]=&quot;-&quot;;&quot;&quot;;IF([.$B$1]=2;INDEX([.$AR$16:.$AU$31];[.AZ93];[.BA93]);IF([.$B$1]=3;INDEX([.$AR$44:.$AU$98];[.AZ93];[.BA93]);INDEX([.$AR$113:.$AU$218];[.AZ93];[.BA93]))))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number-columns-repeated="10"/>
        </table:table-row>
        <table:table-row table:style-name="ro1">
          <table:table-cell table:formula="of:=IF([.E93]=&quot;pb&quot;;[.A93]+1;[.A93])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office:value-type="float" office:value="329" calcext:value-type="float">
            <text:p>329</text:p>
          </table:table-cell>
          <table:table-cell table:style-name="ce7" table:formula="of:=IF([.C95]=&quot;&quot;;&quot;&quot;;[.C95]-[.C9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94];[.$Z$37:.$AG$37];1)" office:value-type="float" office:value="7" calcext:value-type="float">
            <text:p>7</text:p>
          </table:table-cell>
          <table:table-cell table:style-name="ce44" table:formula="of:=MATCH([.D94]+[.C94];[.$Z$37:.$AG$37];1)" office:value-type="float" office:value="7" calcext:value-type="float">
            <text:p>7</text:p>
          </table:table-cell>
          <table:table-cell table:style-name="ce2" table:formula="of:=IF(AND([.Z$43]&lt;=[.$Y94];[.Z$43]&gt;=[.$X94]);INDEX([.$Z$37:.$AG$37];[.Z$43]);&quot;&quot;)">
            <text:p/>
          </table:table-cell>
          <table:table-cell table:style-name="ce2" table:formula="of:=IF(AND([.AA$43]&lt;=[.$Y94];[.AA$43]&gt;=[.$X94]);INDEX([.$Z$37:.$AG$37];[.AA$43]);&quot;&quot;)">
            <text:p/>
          </table:table-cell>
          <table:table-cell table:style-name="ce2" table:formula="of:=IF(AND([.AB$43]&lt;=[.$Y94];[.AB$43]&gt;=[.$X94]);INDEX([.$Z$37:.$AG$37];[.AB$43]);&quot;&quot;)">
            <text:p/>
          </table:table-cell>
          <table:table-cell table:style-name="ce2" table:formula="of:=IF(AND([.AC$43]&lt;=[.$Y94];[.AC$43]&gt;=[.$X94]);INDEX([.$Z$37:.$AG$37];[.AC$43]);&quot;&quot;)">
            <text:p/>
          </table:table-cell>
          <table:table-cell table:style-name="ce2" table:formula="of:=IF(AND([.AD$43]&lt;=[.$Y94];[.AD$43]&gt;=[.$X94]);INDEX([.$Z$37:.$AG$37];[.AD$43]);&quot;&quot;)">
            <text:p/>
          </table:table-cell>
          <table:table-cell table:style-name="ce2" table:formula="of:=IF(AND([.AE$43]&lt;=[.$Y94];[.AE$43]&gt;=[.$X94]);INDEX([.$Z$37:.$AG$37];[.AE$43]);&quot;&quot;)">
            <text:p/>
          </table:table-cell>
          <table:table-cell table:style-name="ce2" table:formula="of:=IF(AND([.AF$43]&lt;=[.$Y94];[.AF$43]&gt;=[.$X94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4];[.AG$43]&gt;=[.$X94]);INDEX([.$Z$37:.$AG$37];[.AG$43]);&quot;&quot;)">
            <text:p/>
          </table:table-cell>
          <table:table-cell table:formula="of:=IF([.Z94]=&quot;&quot;;0;MIN([.D94];[.$AA$37]-[.C94]))" office:value-type="float" office:value="0" calcext:value-type="float">
            <text:p>0</text:p>
          </table:table-cell>
          <table:table-cell table:formula="of:=IF([.AA94]=&quot;&quot;;0;MIN([.$AB$37]-[.C94];[.$AB$37]-[.$AA$37];[.D94]-[.AH94]))" office:value-type="float" office:value="0" calcext:value-type="float">
            <text:p>0</text:p>
          </table:table-cell>
          <table:table-cell table:formula="of:=IF([.AB94]=&quot;&quot;;0;MIN([.$AC$37]-[.C94];[.$AC$37]-[.$AB$37];[.D94]-[.AH94]-[.AI94]))" office:value-type="float" office:value="0" calcext:value-type="float">
            <text:p>0</text:p>
          </table:table-cell>
          <table:table-cell table:formula="of:=IF([.AC94]=&quot;&quot;;0;MIN([.$AD$37]-[.C94];[.$AD$37]-[.$AC$37];[.D94]-[.AH94]-[.AI94]-[.AJ94]))" office:value-type="float" office:value="0" calcext:value-type="float">
            <text:p>0</text:p>
          </table:table-cell>
          <table:table-cell table:formula="of:=IF([.AD94]=&quot;&quot;;0;MIN([.$AE$37]-[.C94];[.$AE$37]-[.$AD$37];[.D94]-[.AH94]-[.AI94]-[.AJ94]-[.AK94]))" office:value-type="float" office:value="0" calcext:value-type="float">
            <text:p>0</text:p>
          </table:table-cell>
          <table:table-cell table:formula="of:=IF([.AE94]=&quot;&quot;;0;MIN([.$AF$37]-[.B94];[.$AF$37]-[.$AE$37];[.D94]-[.AH94]-[.AI94]-[.AJ94]-[.AK94]-[.AL94]))" office:value-type="float" office:value="0" calcext:value-type="float">
            <text:p>0</text:p>
          </table:table-cell>
          <table:table-cell table:formula="of:=IF([.AF94]=&quot;&quot;;0;MIN([.$AG$37]-[.C94];[.$AG$37]-[.$AF$37];[.D94]-[.AH94]-[.AI94]-[.AJ94]-[.AK94]-[.AL94]-[.AM94]))" office:value-type="float" office:value="5" calcext:value-type="float">
            <text:p>5</text:p>
          </table:table-cell>
          <table:table-cell/>
          <table:table-cell table:style-name="ce2" table:formula="of:=IF([.AH94]&gt;=1;[.$AH$43]&amp;&quot;*&quot;&amp;[.AH94]&amp;&quot; &quot;;&quot;&quot;)&amp;IF([.AI94]&gt;=1;[.$AI$43]&amp;&quot;*&quot;&amp;[.AI94]&amp;&quot; &quot;;&quot;&quot;)&amp;IF([.AJ94]&gt;=1;[.$AJ$43]&amp;&quot;*&quot;&amp;[.AJ94]&amp;&quot; &quot;;&quot;&quot;)&amp;IF([.AK94]&gt;=1;[.$AK$43]&amp;&quot;*&quot;&amp;[.AK94]&amp;&quot; &quot;;&quot;&quot;)&amp;IF([.AL94]&gt;=1;[.$AL$43]&amp;&quot;*&quot;&amp;[.AL94]&amp;&quot; &quot;;&quot;&quot;)&amp;IF([.AM94]&gt;=1;[.$AM$43]&amp;&quot;*&quot;&amp;[.AM94]&amp;&quot; &quot;;&quot;&quot;)&amp;IF([.AN94]&gt;=1;[.$AN$43]&amp;&quot;*&quot;&amp;[.AN94]&amp;&quot; &quot;;&quot;&quot;)" office:value-type="string" office:string-value="s2*5 " calcext:value-type="string">
            <text:p>s2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4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94:.T94])&amp;&quot;)))&quot;" office:value-type="string" office:string-value="      (alignment-distances . (9 9 12 8 9 9 9 9 9)))" calcext:value-type="string">
            <text:p><text:s text:c="6"/>(alignment-distances . (9 9 12 8 9 9 9 9 9)))</text:p>
          </table:table-cell>
          <table:table-cell table:formula="of:=IF([.$B$6]=&quot;Y&quot;;&quot;%&quot;;&quot;&quot;)&amp;[.AP94]&amp;&quot; &quot;&amp;IF([.E94]=&quot;b&quot;;&quot;\break&quot;;IF([.E94]=&quot;pb&quot;;&quot;\pageBreak&quot;))" office:value-type="string" office:string-value="s2*5  \break" calcext:value-type="string">
            <text:p>s2*5 <text:s/>\break</text:p>
          </table:table-cell>
          <table:table-cell table:number-columns-repeated="4"/>
          <table:table-cell table:formula="of:=IF([.AZ90]&lt;[.$AZ$9];[.AZ90]+1;&quot;-&quot;)" office:value-type="float" office:value="21" calcext:value-type="float">
            <text:p>21</text:p>
          </table:table-cell>
          <table:table-cell table:formula="of:=IF([.AZ90]&lt;[.$AZ$9];[.BA90];&quot;-&quot;)" office:value-type="float" office:value="4" calcext:value-type="float">
            <text:p>4</text:p>
          </table:table-cell>
          <table:table-cell table:formula="of:=IF([.BA94]=&quot;-&quot;;&quot;&quot;;IF([.$B$1]=2;INDEX([.$AR$16:.$AU$31];[.AZ94];[.BA94]);IF([.$B$1]=3;INDEX([.$AR$44:.$AU$98];[.AZ94];[.BA94]);INDEX([.$AR$113:.$AU$218];[.AZ94];[.BA94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94]=&quot;pb&quot;;[.A94]+1;[.A94])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34" calcext:value-type="float">
            <text:p>334</text:p>
          </table:table-cell>
          <table:table-cell table:style-name="ce7" table:formula="of:=IF([.C96]=&quot;&quot;;&quot;&quot;;[.C96]-[.C95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02" calcext:value-type="float">
            <text:p>102</text:p>
          </table:table-cell>
          <table:table-cell table:number-columns-repeated="5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95];[.$Z$37:.$AG$37];1)" office:value-type="float" office:value="7" calcext:value-type="float">
            <text:p>7</text:p>
          </table:table-cell>
          <table:table-cell table:style-name="ce44" table:formula="of:=MATCH([.D95]+[.C95];[.$Z$37:.$AG$37];1)" office:value-type="float" office:value="8" calcext:value-type="float">
            <text:p>8</text:p>
          </table:table-cell>
          <table:table-cell table:style-name="ce2" table:formula="of:=IF(AND([.Z$43]&lt;=[.$Y95];[.Z$43]&gt;=[.$X95]);INDEX([.$Z$37:.$AG$37];[.Z$43]);&quot;&quot;)">
            <text:p/>
          </table:table-cell>
          <table:table-cell table:style-name="ce2" table:formula="of:=IF(AND([.AA$43]&lt;=[.$Y95];[.AA$43]&gt;=[.$X95]);INDEX([.$Z$37:.$AG$37];[.AA$43]);&quot;&quot;)">
            <text:p/>
          </table:table-cell>
          <table:table-cell table:style-name="ce2" table:formula="of:=IF(AND([.AB$43]&lt;=[.$Y95];[.AB$43]&gt;=[.$X95]);INDEX([.$Z$37:.$AG$37];[.AB$43]);&quot;&quot;)">
            <text:p/>
          </table:table-cell>
          <table:table-cell table:style-name="ce2" table:formula="of:=IF(AND([.AC$43]&lt;=[.$Y95];[.AC$43]&gt;=[.$X95]);INDEX([.$Z$37:.$AG$37];[.AC$43]);&quot;&quot;)">
            <text:p/>
          </table:table-cell>
          <table:table-cell table:style-name="ce2" table:formula="of:=IF(AND([.AD$43]&lt;=[.$Y95];[.AD$43]&gt;=[.$X95]);INDEX([.$Z$37:.$AG$37];[.AD$43]);&quot;&quot;)">
            <text:p/>
          </table:table-cell>
          <table:table-cell table:style-name="ce2" table:formula="of:=IF(AND([.AE$43]&lt;=[.$Y95];[.AE$43]&gt;=[.$X95]);INDEX([.$Z$37:.$AG$37];[.AE$43]);&quot;&quot;)">
            <text:p/>
          </table:table-cell>
          <table:table-cell table:style-name="ce2" table:formula="of:=IF(AND([.AF$43]&lt;=[.$Y95];[.AF$43]&gt;=[.$X95]);INDEX([.$Z$37:.$AG$37];[.AF$43]);&quot;&quot;)" office:value-type="float" office:value="293" calcext:value-type="float">
            <text:p>293</text:p>
          </table:table-cell>
          <table:table-cell table:style-name="ce2" table:formula="of:=IF(AND([.AG$43]&lt;=[.$Y95];[.AG$43]&gt;=[.$X95]);INDEX([.$Z$37:.$AG$37];[.AG$43]);&quot;&quot;)" office:value-type="float" office:value="341" calcext:value-type="float">
            <text:p>341</text:p>
          </table:table-cell>
          <table:table-cell table:formula="of:=IF([.Z95]=&quot;&quot;;0;MIN([.D95];[.$AA$37]-[.C95]))" office:value-type="float" office:value="0" calcext:value-type="float">
            <text:p>0</text:p>
          </table:table-cell>
          <table:table-cell table:formula="of:=IF([.AA95]=&quot;&quot;;0;MIN([.$AB$37]-[.C95];[.$AB$37]-[.$AA$37];[.D95]-[.AH95]))" office:value-type="float" office:value="0" calcext:value-type="float">
            <text:p>0</text:p>
          </table:table-cell>
          <table:table-cell table:formula="of:=IF([.AB95]=&quot;&quot;;0;MIN([.$AC$37]-[.C95];[.$AC$37]-[.$AB$37];[.D95]-[.AH95]-[.AI95]))" office:value-type="float" office:value="0" calcext:value-type="float">
            <text:p>0</text:p>
          </table:table-cell>
          <table:table-cell table:formula="of:=IF([.AC95]=&quot;&quot;;0;MIN([.$AD$37]-[.C95];[.$AD$37]-[.$AC$37];[.D95]-[.AH95]-[.AI95]-[.AJ95]))" office:value-type="float" office:value="0" calcext:value-type="float">
            <text:p>0</text:p>
          </table:table-cell>
          <table:table-cell table:formula="of:=IF([.AD95]=&quot;&quot;;0;MIN([.$AE$37]-[.C95];[.$AE$37]-[.$AD$37];[.D95]-[.AH95]-[.AI95]-[.AJ95]-[.AK95]))" office:value-type="float" office:value="0" calcext:value-type="float">
            <text:p>0</text:p>
          </table:table-cell>
          <table:table-cell table:formula="of:=IF([.AE95]=&quot;&quot;;0;MIN([.$AF$37]-[.B95];[.$AF$37]-[.$AE$37];[.D95]-[.AH95]-[.AI95]-[.AJ95]-[.AK95]-[.AL95]))" office:value-type="float" office:value="0" calcext:value-type="float">
            <text:p>0</text:p>
          </table:table-cell>
          <table:table-cell table:formula="of:=IF([.AF95]=&quot;&quot;;0;MIN([.$AG$37]-[.C95];[.$AG$37]-[.$AF$37];[.D95]-[.AH95]-[.AI95]-[.AJ95]-[.AK95]-[.AL95]-[.AM95]))" office:value-type="float" office:value="7" calcext:value-type="float">
            <text:p>7</text:p>
          </table:table-cell>
          <table:table-cell/>
          <table:table-cell table:style-name="ce2" table:formula="of:=IF([.AH95]&gt;=1;[.$AH$43]&amp;&quot;*&quot;&amp;[.AH95]&amp;&quot; &quot;;&quot;&quot;)&amp;IF([.AI95]&gt;=1;[.$AI$43]&amp;&quot;*&quot;&amp;[.AI95]&amp;&quot; &quot;;&quot;&quot;)&amp;IF([.AJ95]&gt;=1;[.$AJ$43]&amp;&quot;*&quot;&amp;[.AJ95]&amp;&quot; &quot;;&quot;&quot;)&amp;IF([.AK95]&gt;=1;[.$AK$43]&amp;&quot;*&quot;&amp;[.AK95]&amp;&quot; &quot;;&quot;&quot;)&amp;IF([.AL95]&gt;=1;[.$AL$43]&amp;&quot;*&quot;&amp;[.AL95]&amp;&quot; &quot;;&quot;&quot;)&amp;IF([.AM95]&gt;=1;[.$AM$43]&amp;&quot;*&quot;&amp;[.AM95]&amp;&quot; &quot;;&quot;&quot;)&amp;IF([.AN95]&gt;=1;[.$AN$43]&amp;&quot;*&quot;&amp;[.AN95]&amp;&quot; &quot;;&quot;&quot;)" office:value-type="string" office:string-value="s2*7 " calcext:value-type="string">
            <text:p>s2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5]&amp;&quot;)&quot;" office:value-type="string" office:string-value="    #'((Y-offset . 102)" calcext:value-type="string">
            <text:p><text:s text:c="4"/>#'((Y-offset . 102)</text:p>
          </table:table-cell>
          <table:table-cell table:formula="of:=IF([.$B$4]=&quot;Y&quot;;&quot;&quot;;&quot;%&quot;)&amp;&quot;      (alignment-distances . (&quot;&amp;COM.MICROSOFT.TEXTJOIN(&quot; &quot;;1;[.G95:.T95])&amp;&quot;)))&quot;" office:value-type="string" office:string-value="      (alignment-distances . (9 9 9 9 9 10 12 15 10 12 9 9 8 8)))" calcext:value-type="string">
            <text:p><text:s text:c="6"/>(alignment-distances . (9 9 9 9 9 10 12 15 10 12 9 9 8 8)))</text:p>
          </table:table-cell>
          <table:table-cell table:formula="of:=IF([.$B$6]=&quot;Y&quot;;&quot;%&quot;;&quot;&quot;)&amp;[.AP95]&amp;&quot; &quot;&amp;IF([.E95]=&quot;b&quot;;&quot;\break&quot;;IF([.E95]=&quot;pb&quot;;&quot;\pageBreak&quot;))" office:value-type="string" office:string-value="s2*7  \pageBreak" calcext:value-type="string">
            <text:p>s2*7 <text:s/>\pageBreak</text:p>
          </table:table-cell>
          <table:table-cell table:number-columns-repeated="4"/>
          <table:table-cell table:formula="of:=IF([.AZ91]&lt;[.$AZ$9];[.AZ91]+1;&quot;-&quot;)" office:value-type="float" office:value="22" calcext:value-type="float">
            <text:p>22</text:p>
          </table:table-cell>
          <table:table-cell table:formula="of:=IF([.AZ91]&lt;[.$AZ$9];[.BA91];&quot;-&quot;)" office:value-type="float" office:value="1" calcext:value-type="float">
            <text:p>1</text:p>
          </table:table-cell>
          <table:table-cell table:formula="of:=IF([.BA95]=&quot;-&quot;;&quot;&quot;;IF([.$B$1]=2;INDEX([.$AR$16:.$AU$31];[.AZ95];[.BA95]);IF([.$B$1]=3;INDEX([.$AR$44:.$AU$98];[.AZ95];[.BA95]);INDEX([.$AR$113:.$AU$218];[.AZ95];[.BA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95]=&quot;pb&quot;;[.A95]+1;[.A95])" office:value-type="float" office:value="27" calcext:value-type="float">
            <text:p>27</text:p>
          </table:table-cell>
          <table:table-cell table:style-name="ce43"/>
          <table:table-cell office:value-type="float" office:value="341" calcext:value-type="float">
            <text:p>341</text:p>
          </table:table-cell>
          <table:table-cell table:style-name="ce7"/>
          <table:table-cell table:number-columns-repeated="19"/>
          <table:table-cell table:style-name="ce44" table:formula="of:=MATCH([.C96];[.$Z$37:.$AG$37];1)" office:value-type="float" office:value="8" calcext:value-type="float">
            <text:p>8</text:p>
          </table:table-cell>
          <table:table-cell table:style-name="ce44" table:formula="of:=MATCH([.D96]+[.C96];[.$Z$37:.$AG$37];1)" office:value-type="float" office:value="8" calcext:value-type="float">
            <text:p>8</text:p>
          </table:table-cell>
          <table:table-cell table:style-name="ce2" table:formula="of:=IF(AND([.Z$43]&lt;=[.$Y96];[.Z$43]&gt;=[.$X96]);INDEX([.$Z$37:.$AG$37];[.Z$43]);&quot;&quot;)">
            <text:p/>
          </table:table-cell>
          <table:table-cell table:style-name="ce2" table:formula="of:=IF(AND([.AA$43]&lt;=[.$Y96];[.AA$43]&gt;=[.$X96]);INDEX([.$Z$37:.$AG$37];[.AA$43]);&quot;&quot;)">
            <text:p/>
          </table:table-cell>
          <table:table-cell table:style-name="ce2" table:formula="of:=IF(AND([.AB$43]&lt;=[.$Y96];[.AB$43]&gt;=[.$X96]);INDEX([.$Z$37:.$AG$37];[.AB$43]);&quot;&quot;)">
            <text:p/>
          </table:table-cell>
          <table:table-cell table:style-name="ce2" table:formula="of:=IF(AND([.AC$43]&lt;=[.$Y96];[.AC$43]&gt;=[.$X96]);INDEX([.$Z$37:.$AG$37];[.AC$43]);&quot;&quot;)">
            <text:p/>
          </table:table-cell>
          <table:table-cell table:style-name="ce2" table:formula="of:=IF(AND([.AD$43]&lt;=[.$Y96];[.AD$43]&gt;=[.$X96]);INDEX([.$Z$37:.$AG$37];[.AD$43]);&quot;&quot;)">
            <text:p/>
          </table:table-cell>
          <table:table-cell table:style-name="ce2" table:formula="of:=IF(AND([.AE$43]&lt;=[.$Y96];[.AE$43]&gt;=[.$X96]);INDEX([.$Z$37:.$AG$37];[.AE$43]);&quot;&quot;)">
            <text:p/>
          </table:table-cell>
          <table:table-cell table:style-name="ce2" table:formula="of:=IF(AND([.AF$43]&lt;=[.$Y96];[.AF$43]&gt;=[.$X96]);INDEX([.$Z$37:.$AG$37];[.AF$43]);&quot;&quot;)">
            <text:p/>
          </table:table-cell>
          <table:table-cell table:style-name="ce2" table:formula="of:=IF(AND([.AG$43]&lt;=[.$Y96];[.AG$43]&gt;=[.$X96]);INDEX([.$Z$37:.$AG$37];[.AG$43]);&quot;&quot;)" office:value-type="float" office:value="341" calcext:value-type="float">
            <text:p>341</text:p>
          </table:table-cell>
          <table:table-cell table:formula="of:=IF([.Z96]=&quot;&quot;;0;MIN([.D96];[.$AA$37]-[.C96]))" office:value-type="float" office:value="0" calcext:value-type="float">
            <text:p>0</text:p>
          </table:table-cell>
          <table:table-cell table:formula="of:=IF([.AA96]=&quot;&quot;;0;MIN([.$AB$37]-[.C96];[.$AB$37]-[.$AA$37];[.D96]-[.AH96]))" office:value-type="float" office:value="0" calcext:value-type="float">
            <text:p>0</text:p>
          </table:table-cell>
          <table:table-cell table:formula="of:=IF([.AB96]=&quot;&quot;;0;MIN([.$AC$37]-[.C96];[.$AC$37]-[.$AB$37];[.D96]-[.AH96]-[.AI96]))" office:value-type="float" office:value="0" calcext:value-type="float">
            <text:p>0</text:p>
          </table:table-cell>
          <table:table-cell table:formula="of:=IF([.AC96]=&quot;&quot;;0;MIN([.$AD$37]-[.C96];[.$AD$37]-[.$AC$37];[.D96]-[.AH96]-[.AI96]-[.AJ96]))" office:value-type="float" office:value="0" calcext:value-type="float">
            <text:p>0</text:p>
          </table:table-cell>
          <table:table-cell table:formula="of:=IF([.AD96]=&quot;&quot;;0;MIN([.$AE$37]-[.C96];[.$AE$37]-[.$AD$37];[.D96]-[.AH96]-[.AI96]-[.AJ96]-[.AK96]))" office:value-type="float" office:value="0" calcext:value-type="float">
            <text:p>0</text:p>
          </table:table-cell>
          <table:table-cell table:formula="of:=IF([.AE96]=&quot;&quot;;0;MIN([.$AF$37]-[.B96];[.$AF$37]-[.$AE$37];[.D96]-[.AH96]-[.AI96]-[.AJ96]-[.AK96]-[.AL96]))" office:value-type="float" office:value="0" calcext:value-type="float">
            <text:p>0</text:p>
          </table:table-cell>
          <table:table-cell table:formula="of:=IF([.AF96]=&quot;&quot;;0;MIN([.$AG$37]-[.C96];[.$AG$37]-[.$AF$37];[.D96]-[.AH96]-[.AI96]-[.AJ96]-[.AK96]-[.AL96]-[.AM96]))" office:value-type="float" office:value="0" calcext:value-type="float">
            <text:p>0</text:p>
          </table:table-cell>
          <table:table-cell/>
          <table:table-cell table:style-name="ce2" table:formula="of:=IF([.AH96]&gt;=1;[.$AH$43]&amp;&quot;*&quot;&amp;[.AH96]&amp;&quot; &quot;;&quot;&quot;)&amp;IF([.AI96]&gt;=1;[.$AI$43]&amp;&quot;*&quot;&amp;[.AI96]&amp;&quot; &quot;;&quot;&quot;)&amp;IF([.AJ96]&gt;=1;[.$AJ$43]&amp;&quot;*&quot;&amp;[.AJ96]&amp;&quot; &quot;;&quot;&quot;)&amp;IF([.AK96]&gt;=1;[.$AK$43]&amp;&quot;*&quot;&amp;[.AK96]&amp;&quot; &quot;;&quot;&quot;)&amp;IF([.AL96]&gt;=1;[.$AL$43]&amp;&quot;*&quot;&amp;[.AL96]&amp;&quot; &quot;;&quot;&quot;)&amp;IF([.AM96]&gt;=1;[.$AM$43]&amp;&quot;*&quot;&amp;[.AM96]&amp;&quot; &quot;;&quot;&quot;)&amp;IF([.AN96]&gt;=1;[.$AN$43]&amp;&quot;*&quot;&amp;[.AN96]&amp;&quot; &quot;;&quot;&quot;)">
            <text:p/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6:.T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6]&amp;&quot; &quot;&amp;IF([.E96]=&quot;b&quot;;&quot;\break&quot;;IF([.E96]=&quot;pb&quot;;&quot;\pageBreak&quot;))" office:value-type="string" office:string-value=" 0" calcext:value-type="string">
            <text:p><text:s/>0</text:p>
          </table:table-cell>
          <table:table-cell table:number-columns-repeated="4"/>
          <table:table-cell table:formula="of:=IF([.AZ92]&lt;[.$AZ$9];[.AZ92]+1;&quot;-&quot;)" office:value-type="float" office:value="22" calcext:value-type="float">
            <text:p>22</text:p>
          </table:table-cell>
          <table:table-cell table:formula="of:=IF([.AZ92]&lt;[.$AZ$9];[.BA92];&quot;-&quot;)" office:value-type="float" office:value="2" calcext:value-type="float">
            <text:p>2</text:p>
          </table:table-cell>
          <table:table-cell table:formula="of:=IF([.BA96]=&quot;-&quot;;&quot;&quot;;IF([.$B$1]=2;INDEX([.$AR$16:.$AU$31];[.AZ96];[.BA96]);IF([.$B$1]=3;INDEX([.$AR$44:.$AU$98];[.AZ96];[.BA96]);INDEX([.$AR$113:.$AU$218];[.AZ96];[.BA9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7"/>
          <table:table-cell table:number-columns-repeated="19"/>
          <table:table-cell table:style-name="ce44" table:formula="of:=MATCH([.C97];[.$Z$37:.$AG$37];1)" office:value-type="string" office:string-value="" calcext:value-type="error">
            <text:p>#N/D</text:p>
          </table:table-cell>
          <table:table-cell table:style-name="ce44" table:formula="of:=MATCH([.D97]+[.C97];[.$Z$37:.$AG$37];1)" office:value-type="float" office:value="1" calcext:value-type="float">
            <text:p>1</text:p>
          </table:table-cell>
          <table:table-cell table:style-name="ce2" table:formula="of:=IF(AND([.Z$43]&lt;=[.$Y97];[.Z$43]&gt;=[.$X97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7];[.AA$43]&gt;=[.$X97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7];[.AB$43]&gt;=[.$X97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7];[.AC$43]&gt;=[.$X97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7];[.AD$43]&gt;=[.$X97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7];[.AE$43]&gt;=[.$X97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7];[.AF$43]&gt;=[.$X97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7];[.AG$43]&gt;=[.$X97]);INDEX([.$Z$37:.$AG$37];[.AG$43]);&quot;&quot;)" office:value-type="string" office:string-value="" calcext:value-type="error">
            <text:p>#N/D</text:p>
          </table:table-cell>
          <table:table-cell table:formula="of:=IF([.Z97]=&quot;&quot;;0;MIN([.D97];[.$AA$37]-[.C97]))" office:value-type="string" office:string-value="" calcext:value-type="error">
            <text:p>#N/D</text:p>
          </table:table-cell>
          <table:table-cell table:formula="of:=IF([.AA97]=&quot;&quot;;0;MIN([.$AB$37]-[.C97];[.$AB$37]-[.$AA$37];[.D97]-[.AH97]))" office:value-type="string" office:string-value="" calcext:value-type="error">
            <text:p>#N/D</text:p>
          </table:table-cell>
          <table:table-cell table:formula="of:=IF([.AB97]=&quot;&quot;;0;MIN([.$AC$37]-[.C97];[.$AC$37]-[.$AB$37];[.D97]-[.AH97]-[.AI97]))" office:value-type="string" office:string-value="" calcext:value-type="error">
            <text:p>#N/D</text:p>
          </table:table-cell>
          <table:table-cell table:formula="of:=IF([.AC97]=&quot;&quot;;0;MIN([.$AD$37]-[.C97];[.$AD$37]-[.$AC$37];[.D97]-[.AH97]-[.AI97]-[.AJ97]))" office:value-type="string" office:string-value="" calcext:value-type="error">
            <text:p>#N/D</text:p>
          </table:table-cell>
          <table:table-cell table:formula="of:=IF([.AD97]=&quot;&quot;;0;MIN([.$AE$37]-[.C97];[.$AE$37]-[.$AD$37];[.D97]-[.AH97]-[.AI97]-[.AJ97]-[.AK97]))" office:value-type="string" office:string-value="" calcext:value-type="error">
            <text:p>#N/D</text:p>
          </table:table-cell>
          <table:table-cell table:formula="of:=IF([.AE97]=&quot;&quot;;0;MIN([.$AF$37]-[.B97];[.$AF$37]-[.$AE$37];[.D97]-[.AH97]-[.AI97]-[.AJ97]-[.AK97]-[.AL97]))" office:value-type="string" office:string-value="" calcext:value-type="error">
            <text:p>#N/D</text:p>
          </table:table-cell>
          <table:table-cell table:formula="of:=IF([.AF97]=&quot;&quot;;0;MIN([.$AG$37]-[.C97];[.$AG$37]-[.$AF$37];[.D97]-[.AH97]-[.AI97]-[.AJ97]-[.AK97]-[.AL97]-[.AM97]))" office:value-type="string" office:string-value="" calcext:value-type="error">
            <text:p>#N/D</text:p>
          </table:table-cell>
          <table:table-cell/>
          <table:table-cell table:style-name="ce2" table:formula="of:=IF([.AH97]&gt;=1;[.$AH$43]&amp;&quot;*&quot;&amp;[.AH97]&amp;&quot; &quot;;&quot;&quot;)&amp;IF([.AI97]&gt;=1;[.$AI$43]&amp;&quot;*&quot;&amp;[.AI97]&amp;&quot; &quot;;&quot;&quot;)&amp;IF([.AJ97]&gt;=1;[.$AJ$43]&amp;&quot;*&quot;&amp;[.AJ97]&amp;&quot; &quot;;&quot;&quot;)&amp;IF([.AK97]&gt;=1;[.$AK$43]&amp;&quot;*&quot;&amp;[.AK97]&amp;&quot; &quot;;&quot;&quot;)&amp;IF([.AL97]&gt;=1;[.$AL$43]&amp;&quot;*&quot;&amp;[.AL97]&amp;&quot; &quot;;&quot;&quot;)&amp;IF([.AM97]&gt;=1;[.$AM$43]&amp;&quot;*&quot;&amp;[.AM97]&amp;&quot; &quot;;&quot;&quot;)&amp;IF([.AN97]&gt;=1;[.$AN$43]&amp;&quot;*&quot;&amp;[.AN9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7:.T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7]&amp;&quot; &quot;&amp;IF([.E97]=&quot;b&quot;;&quot;\break&quot;;IF([.E9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3]&lt;[.$AZ$9];[.AZ93]+1;&quot;-&quot;)" office:value-type="float" office:value="22" calcext:value-type="float">
            <text:p>22</text:p>
          </table:table-cell>
          <table:table-cell table:formula="of:=IF([.AZ93]&lt;[.$AZ$9];[.BA93];&quot;-&quot;)" office:value-type="float" office:value="3" calcext:value-type="float">
            <text:p>3</text:p>
          </table:table-cell>
          <table:table-cell table:formula="of:=IF([.BA97]=&quot;-&quot;;&quot;&quot;;IF([.$B$1]=2;INDEX([.$AR$16:.$AU$31];[.AZ97];[.BA97]);IF([.$B$1]=3;INDEX([.$AR$44:.$AU$98];[.AZ97];[.BA97]);INDEX([.$AR$113:.$AU$218];[.AZ97];[.BA97]))))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number-columns-repeated="10"/>
        </table:table-row>
        <table:table-row table:style-name="ro1">
          <table:table-cell/>
          <table:table-cell table:style-name="ce43"/>
          <table:table-cell/>
          <table:table-cell table:style-name="ce7"/>
          <table:table-cell table:number-columns-repeated="19"/>
          <table:table-cell table:style-name="ce44" table:formula="of:=MATCH([.C98];[.$Z$37:.$AG$37];1)" office:value-type="string" office:string-value="" calcext:value-type="error">
            <text:p>#N/D</text:p>
          </table:table-cell>
          <table:table-cell table:style-name="ce44" table:formula="of:=MATCH([.D98]+[.C98];[.$Z$37:.$AG$37];1)" office:value-type="float" office:value="1" calcext:value-type="float">
            <text:p>1</text:p>
          </table:table-cell>
          <table:table-cell table:style-name="ce2" table:formula="of:=IF(AND([.Z$43]&lt;=[.$Y98];[.Z$43]&gt;=[.$X98]);INDEX([.$Z$37:.$AG$37];[.Z$43]);&quot;&quot;)" office:value-type="string" office:string-value="" calcext:value-type="error">
            <text:p>#N/D</text:p>
          </table:table-cell>
          <table:table-cell table:style-name="ce2" table:formula="of:=IF(AND([.AA$43]&lt;=[.$Y98];[.AA$43]&gt;=[.$X98]);INDEX([.$Z$37:.$AG$37];[.AA$43]);&quot;&quot;)" office:value-type="string" office:string-value="" calcext:value-type="error">
            <text:p>#N/D</text:p>
          </table:table-cell>
          <table:table-cell table:style-name="ce2" table:formula="of:=IF(AND([.AB$43]&lt;=[.$Y98];[.AB$43]&gt;=[.$X98]);INDEX([.$Z$37:.$AG$37];[.AB$43]);&quot;&quot;)" office:value-type="string" office:string-value="" calcext:value-type="error">
            <text:p>#N/D</text:p>
          </table:table-cell>
          <table:table-cell table:style-name="ce2" table:formula="of:=IF(AND([.AC$43]&lt;=[.$Y98];[.AC$43]&gt;=[.$X98]);INDEX([.$Z$37:.$AG$37];[.AC$43]);&quot;&quot;)" office:value-type="string" office:string-value="" calcext:value-type="error">
            <text:p>#N/D</text:p>
          </table:table-cell>
          <table:table-cell table:style-name="ce2" table:formula="of:=IF(AND([.AD$43]&lt;=[.$Y98];[.AD$43]&gt;=[.$X98]);INDEX([.$Z$37:.$AG$37];[.AD$43]);&quot;&quot;)" office:value-type="string" office:string-value="" calcext:value-type="error">
            <text:p>#N/D</text:p>
          </table:table-cell>
          <table:table-cell table:style-name="ce2" table:formula="of:=IF(AND([.AE$43]&lt;=[.$Y98];[.AE$43]&gt;=[.$X98]);INDEX([.$Z$37:.$AG$37];[.AE$43]);&quot;&quot;)" office:value-type="string" office:string-value="" calcext:value-type="error">
            <text:p>#N/D</text:p>
          </table:table-cell>
          <table:table-cell table:style-name="ce2" table:formula="of:=IF(AND([.AF$43]&lt;=[.$Y98];[.AF$43]&gt;=[.$X98]);INDEX([.$Z$37:.$AG$37];[.AF$43]);&quot;&quot;)" office:value-type="string" office:string-value="" calcext:value-type="error">
            <text:p>#N/D</text:p>
          </table:table-cell>
          <table:table-cell table:style-name="ce2" table:formula="of:=IF(AND([.AG$43]&lt;=[.$Y98];[.AG$43]&gt;=[.$X98]);INDEX([.$Z$37:.$AG$37];[.AG$43]);&quot;&quot;)" office:value-type="string" office:string-value="" calcext:value-type="error">
            <text:p>#N/D</text:p>
          </table:table-cell>
          <table:table-cell table:formula="of:=IF([.Z98]=&quot;&quot;;0;MIN([.D98];[.$AA$37]-[.C98]))" office:value-type="string" office:string-value="" calcext:value-type="error">
            <text:p>#N/D</text:p>
          </table:table-cell>
          <table:table-cell table:formula="of:=IF([.AA98]=&quot;&quot;;0;MIN([.$AB$37]-[.C98];[.$AB$37]-[.$AA$37];[.D98]-[.AH98]))" office:value-type="string" office:string-value="" calcext:value-type="error">
            <text:p>#N/D</text:p>
          </table:table-cell>
          <table:table-cell table:formula="of:=IF([.AB98]=&quot;&quot;;0;MIN([.$AC$37]-[.C98];[.$AC$37]-[.$AB$37];[.D98]-[.AH98]-[.AI98]))" office:value-type="string" office:string-value="" calcext:value-type="error">
            <text:p>#N/D</text:p>
          </table:table-cell>
          <table:table-cell table:formula="of:=IF([.AC98]=&quot;&quot;;0;MIN([.$AD$37]-[.C98];[.$AD$37]-[.$AC$37];[.D98]-[.AH98]-[.AI98]-[.AJ98]))" office:value-type="string" office:string-value="" calcext:value-type="error">
            <text:p>#N/D</text:p>
          </table:table-cell>
          <table:table-cell table:formula="of:=IF([.AD98]=&quot;&quot;;0;MIN([.$AE$37]-[.C98];[.$AE$37]-[.$AD$37];[.D98]-[.AH98]-[.AI98]-[.AJ98]-[.AK98]))" office:value-type="string" office:string-value="" calcext:value-type="error">
            <text:p>#N/D</text:p>
          </table:table-cell>
          <table:table-cell table:formula="of:=IF([.AE98]=&quot;&quot;;0;MIN([.$AF$37]-[.B98];[.$AF$37]-[.$AE$37];[.D98]-[.AH98]-[.AI98]-[.AJ98]-[.AK98]-[.AL98]))" office:value-type="string" office:string-value="" calcext:value-type="error">
            <text:p>#N/D</text:p>
          </table:table-cell>
          <table:table-cell table:formula="of:=IF([.AF98]=&quot;&quot;;0;MIN([.$AG$37]-[.C98];[.$AG$37]-[.$AF$37];[.D98]-[.AH98]-[.AI98]-[.AJ98]-[.AK98]-[.AL98]-[.AM98]))" office:value-type="string" office:string-value="" calcext:value-type="error">
            <text:p>#N/D</text:p>
          </table:table-cell>
          <table:table-cell/>
          <table:table-cell table:style-name="ce2" table:formula="of:=IF([.AH98]&gt;=1;[.$AH$43]&amp;&quot;*&quot;&amp;[.AH98]&amp;&quot; &quot;;&quot;&quot;)&amp;IF([.AI98]&gt;=1;[.$AI$43]&amp;&quot;*&quot;&amp;[.AI98]&amp;&quot; &quot;;&quot;&quot;)&amp;IF([.AJ98]&gt;=1;[.$AJ$43]&amp;&quot;*&quot;&amp;[.AJ98]&amp;&quot; &quot;;&quot;&quot;)&amp;IF([.AK98]&gt;=1;[.$AK$43]&amp;&quot;*&quot;&amp;[.AK98]&amp;&quot; &quot;;&quot;&quot;)&amp;IF([.AL98]&gt;=1;[.$AL$43]&amp;&quot;*&quot;&amp;[.AL98]&amp;&quot; &quot;;&quot;&quot;)&amp;IF([.AM98]&gt;=1;[.$AM$43]&amp;&quot;*&quot;&amp;[.AM98]&amp;&quot; &quot;;&quot;&quot;)&amp;IF([.AN98]&gt;=1;[.$AN$43]&amp;&quot;*&quot;&amp;[.AN9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98:.T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[.AP98]&amp;&quot; &quot;&amp;IF([.E98]=&quot;b&quot;;&quot;\break&quot;;IF([.E9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94]&lt;[.$AZ$9];[.AZ94]+1;&quot;-&quot;)" office:value-type="float" office:value="22" calcext:value-type="float">
            <text:p>22</text:p>
          </table:table-cell>
          <table:table-cell table:formula="of:=IF([.AZ94]&lt;[.$AZ$9];[.BA94];&quot;-&quot;)" office:value-type="float" office:value="4" calcext:value-type="float">
            <text:p>4</text:p>
          </table:table-cell>
          <table:table-cell table:formula="of:=IF([.BA98]=&quot;-&quot;;&quot;&quot;;IF([.$B$1]=2;INDEX([.$AR$16:.$AU$31];[.AZ98];[.BA98]);IF([.$B$1]=3;INDEX([.$AR$44:.$AU$98];[.AZ98];[.BA98]);INDEX([.$AR$113:.$AU$218];[.AZ98];[.BA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5]&lt;[.$AZ$9];[.AZ95]+1;&quot;-&quot;)" office:value-type="float" office:value="23" calcext:value-type="float">
            <text:p>23</text:p>
          </table:table-cell>
          <table:table-cell table:formula="of:=IF([.AZ95]&lt;[.$AZ$9];[.BA95];&quot;-&quot;)" office:value-type="float" office:value="1" calcext:value-type="float">
            <text:p>1</text:p>
          </table:table-cell>
          <table:table-cell table:formula="of:=IF([.BA99]=&quot;-&quot;;&quot;&quot;;IF([.$B$1]=2;INDEX([.$AR$16:.$AU$31];[.AZ99];[.BA99]);IF([.$B$1]=3;INDEX([.$AR$44:.$AU$98];[.AZ99];[.BA99]);INDEX([.$AR$113:.$AU$218];[.AZ99];[.BA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6]&lt;[.$AZ$9];[.AZ96]+1;&quot;-&quot;)" office:value-type="float" office:value="23" calcext:value-type="float">
            <text:p>23</text:p>
          </table:table-cell>
          <table:table-cell table:formula="of:=IF([.AZ96]&lt;[.$AZ$9];[.BA96];&quot;-&quot;)" office:value-type="float" office:value="2" calcext:value-type="float">
            <text:p>2</text:p>
          </table:table-cell>
          <table:table-cell table:formula="of:=IF([.BA100]=&quot;-&quot;;&quot;&quot;;IF([.$B$1]=2;INDEX([.$AR$16:.$AU$31];[.AZ100];[.BA100]);IF([.$B$1]=3;INDEX([.$AR$44:.$AU$98];[.AZ100];[.BA100]);INDEX([.$AR$113:.$AU$218];[.AZ100];[.BA10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7]&lt;[.$AZ$9];[.AZ97]+1;&quot;-&quot;)" office:value-type="float" office:value="23" calcext:value-type="float">
            <text:p>23</text:p>
          </table:table-cell>
          <table:table-cell table:formula="of:=IF([.AZ97]&lt;[.$AZ$9];[.BA97];&quot;-&quot;)" office:value-type="float" office:value="3" calcext:value-type="float">
            <text:p>3</text:p>
          </table:table-cell>
          <table:table-cell table:formula="of:=IF([.BA101]=&quot;-&quot;;&quot;&quot;;IF([.$B$1]=2;INDEX([.$AR$16:.$AU$31];[.AZ101];[.BA101]);IF([.$B$1]=3;INDEX([.$AR$44:.$AU$98];[.AZ101];[.BA101]);INDEX([.$AR$113:.$AU$218];[.AZ101];[.BA101]))))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8]&lt;[.$AZ$9];[.AZ98]+1;&quot;-&quot;)" office:value-type="float" office:value="23" calcext:value-type="float">
            <text:p>23</text:p>
          </table:table-cell>
          <table:table-cell table:formula="of:=IF([.AZ98]&lt;[.$AZ$9];[.BA98];&quot;-&quot;)" office:value-type="float" office:value="4" calcext:value-type="float">
            <text:p>4</text:p>
          </table:table-cell>
          <table:table-cell table:formula="of:=IF([.BA102]=&quot;-&quot;;&quot;&quot;;IF([.$B$1]=2;INDEX([.$AR$16:.$AU$31];[.AZ102];[.BA102]);IF([.$B$1]=3;INDEX([.$AR$44:.$AU$98];[.AZ102];[.BA102]);INDEX([.$AR$113:.$AU$218];[.AZ102];[.BA102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99]&lt;[.$AZ$9];[.AZ99]+1;&quot;-&quot;)" office:value-type="float" office:value="24" calcext:value-type="float">
            <text:p>24</text:p>
          </table:table-cell>
          <table:table-cell table:formula="of:=IF([.AZ99]&lt;[.$AZ$9];[.BA99];&quot;-&quot;)" office:value-type="float" office:value="1" calcext:value-type="float">
            <text:p>1</text:p>
          </table:table-cell>
          <table:table-cell table:formula="of:=IF([.BA103]=&quot;-&quot;;&quot;&quot;;IF([.$B$1]=2;INDEX([.$AR$16:.$AU$31];[.AZ103];[.BA103]);IF([.$B$1]=3;INDEX([.$AR$44:.$AU$98];[.AZ103];[.BA103]);INDEX([.$AR$113:.$AU$218];[.AZ103];[.BA1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100]&lt;[.$AZ$9];[.AZ100]+1;&quot;-&quot;)" office:value-type="float" office:value="24" calcext:value-type="float">
            <text:p>24</text:p>
          </table:table-cell>
          <table:table-cell table:formula="of:=IF([.AZ100]&lt;[.$AZ$9];[.BA100];&quot;-&quot;)" office:value-type="float" office:value="2" calcext:value-type="float">
            <text:p>2</text:p>
          </table:table-cell>
          <table:table-cell table:formula="of:=IF([.BA104]=&quot;-&quot;;&quot;&quot;;IF([.$B$1]=2;INDEX([.$AR$16:.$AU$31];[.AZ104];[.BA104]);IF([.$B$1]=3;INDEX([.$AR$44:.$AU$98];[.AZ104];[.BA104]);INDEX([.$AR$113:.$AU$218];[.AZ104];[.BA1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/>
          <table:table-cell table:style-name="ce7" table:number-columns-repeated="4"/>
          <table:table-cell table:style-name="ce48"/>
          <table:table-cell table:number-columns-repeated="10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8"/>
          <table:table-cell table:formula="of:=IF([.AZ101]&lt;[.$AZ$9];[.AZ101]+1;&quot;-&quot;)" office:value-type="float" office:value="24" calcext:value-type="float">
            <text:p>24</text:p>
          </table:table-cell>
          <table:table-cell table:formula="of:=IF([.AZ101]&lt;[.$AZ$9];[.BA101];&quot;-&quot;)" office:value-type="float" office:value="3" calcext:value-type="float">
            <text:p>3</text:p>
          </table:table-cell>
          <table:table-cell table:formula="of:=IF([.BA105]=&quot;-&quot;;&quot;&quot;;IF([.$B$1]=2;INDEX([.$AR$16:.$AU$31];[.AZ105];[.BA105]);IF([.$B$1]=3;INDEX([.$AR$44:.$AU$98];[.AZ105];[.BA105]);INDEX([.$AR$113:.$AU$218];[.AZ105];[.BA105]))))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ce48" table:number-columns-repeated="6"/>
          <table:table-cell table:number-columns-repeated="10"/>
          <table:table-cell table:style-name="ce7" office:value-type="float" office:value="0" calcext:value-type="float">
            <text:p>0</text:p>
          </table:table-cell>
          <table:table-cell table:style-name="ce7" office:value-type="float" office:value="432" calcext:value-type="float">
            <text:p>432</text:p>
          </table:table-cell>
          <table:table-cell table:style-name="ce7" table:number-columns-repeated="6"/>
          <table:table-cell table:number-columns-repeated="18"/>
          <table:table-cell table:formula="of:=IF([.AZ102]&lt;[.$AZ$9];[.AZ102]+1;&quot;-&quot;)" office:value-type="float" office:value="24" calcext:value-type="float">
            <text:p>24</text:p>
          </table:table-cell>
          <table:table-cell table:formula="of:=IF([.AZ102]&lt;[.$AZ$9];[.BA102];&quot;-&quot;)" office:value-type="float" office:value="4" calcext:value-type="float">
            <text:p>4</text:p>
          </table:table-cell>
          <table:table-cell table:formula="of:=IF([.BA106]=&quot;-&quot;;&quot;&quot;;IF([.$B$1]=2;INDEX([.$AR$16:.$AU$31];[.AZ106];[.BA106]);IF([.$B$1]=3;INDEX([.$AR$44:.$AU$98];[.AZ106];[.BA106]);INDEX([.$AR$113:.$AU$218];[.AZ106];[.BA106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string" calcext:value-type="string">
            <text:p>deb</text:p>
          </table:table-cell>
          <table:table-cell office:value-type="string" calcext:value-type="string">
            <text:p>fin</text:p>
          </table:table-cell>
          <table:table-cell table:number-columns-repeated="2"/>
          <table:table-cell table:number-columns-repeated="2" table:style-name="ce7" office:value-type="string" calcext:value-type="string">
            <text:p>s1</text:p>
          </table:table-cell>
          <table:table-cell table:style-name="ce7" table:number-columns-repeated="6"/>
          <table:table-cell table:number-columns-repeated="7" office:value-type="string" calcext:value-type="string">
            <text:p>s1</text:p>
          </table:table-cell>
          <table:table-cell table:number-columns-repeated="11"/>
          <table:table-cell table:formula="of:=IF([.AZ103]&lt;[.$AZ$9];[.AZ103]+1;&quot;-&quot;)" office:value-type="float" office:value="25" calcext:value-type="float">
            <text:p>25</text:p>
          </table:table-cell>
          <table:table-cell table:formula="of:=IF([.AZ103]&lt;[.$AZ$9];[.BA103];&quot;-&quot;)" office:value-type="float" office:value="1" calcext:value-type="float">
            <text:p>1</text:p>
          </table:table-cell>
          <table:table-cell table:formula="of:=IF([.BA107]=&quot;-&quot;;&quot;&quot;;IF([.$B$1]=2;INDEX([.$AR$16:.$AU$31];[.AZ107];[.BA107]);IF([.$B$1]=3;INDEX([.$AR$44:.$AU$98];[.AZ107];[.BA107]);INDEX([.$AR$113:.$AU$218];[.AZ107];[.BA1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table:formula="of:=[.B3]" office:value-type="float" office:value="422" calcext:value-type="float">
            <text:p>422</text:p>
          </table:table-cell>
          <table:table-cell table:style-name="ce44" table:formula="of:=MATCH([.V108];[.$Z$106:.$AG$106];1)" office:value-type="float" office:value="1" calcext:value-type="float">
            <text:p>1</text:p>
          </table:table-cell>
          <table:table-cell table:style-name="ce44" table:formula="of:=MATCH([.W108];[.$Z$106:.$AG$106];1)" office:value-type="float" office:value="1" calcext:value-type="float">
            <text:p>1</text:p>
          </table:table-cell>
          <table:table-cell table:style-name="ce2" table:formula="of:=IF(AND([.Z$105]&lt;=[.$Y108];[.Z$105]&gt;=[.$X108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8];[.AA$105]&gt;=[.$X108]);INDEX([.$Z$106:.$AG$106];[.AA$105]);&quot;&quot;)">
            <text:p/>
          </table:table-cell>
          <table:table-cell table:style-name="ce2" table:formula="of:=IF(AND([.AB$105]&lt;=[.$Y108];[.AB$105]&gt;=[.$X108]);INDEX([.$Z$106:.$AG$106];[.AB$105]);&quot;&quot;)">
            <text:p/>
          </table:table-cell>
          <table:table-cell table:style-name="ce2" table:formula="of:=IF(AND([.AC$105]&lt;=[.$Y108];[.AC$105]&gt;=[.$X108]);INDEX([.$Z$106:.$AG$106];[.AC$105]);&quot;&quot;)">
            <text:p/>
          </table:table-cell>
          <table:table-cell table:style-name="ce2" table:formula="of:=IF(AND([.AD$105]&lt;=[.$Y108];[.AD$105]&gt;=[.$X108]);INDEX([.$Z$106:.$AG$106];[.AD$105]);&quot;&quot;)">
            <text:p/>
          </table:table-cell>
          <table:table-cell table:style-name="ce2" table:formula="of:=IF(AND([.AE$105]&lt;=[.$Y108];[.AE$105]&gt;=[.$X108]);INDEX([.$Z$106:.$AG$106];[.AE$105]);&quot;&quot;)">
            <text:p/>
          </table:table-cell>
          <table:table-cell table:style-name="ce2" table:formula="of:=IF(AND([.AF$105]&lt;=[.$Y108];[.AF$105]&gt;=[.$X108]);INDEX([.$Z$106:.$AG$106];[.AF$105]);&quot;&quot;)">
            <text:p/>
          </table:table-cell>
          <table:table-cell table:style-name="ce2" table:formula="of:=IF(AND([.AG$105]&lt;=[.$Y108];[.AG$105]&gt;=[.$X108]);INDEX([.$Z$106:.$AG$106];[.AG$105]);&quot;&quot;)">
            <text:p/>
          </table:table-cell>
          <table:table-cell table:formula="of:=IF([.Z108]=&quot;&quot;;0;MIN([.W108]-[.V108];[.$AA$106]-[.V108]))" office:value-type="float" office:value="421" calcext:value-type="float">
            <text:p>421</text:p>
          </table:table-cell>
          <table:table-cell table:formula="of:=IF([.AA108]=&quot;&quot;;0;MIN([.$AB$106]-[.V108];[.$AB$106]-[.$AA$106];[.W108]-[.V108]-[.AH108]))" office:value-type="float" office:value="0" calcext:value-type="float">
            <text:p>0</text:p>
          </table:table-cell>
          <table:table-cell table:formula="of:=IF([.AB108]=&quot;&quot;;0;MIN([.$AC$106]-[.V108];[.$AC$106]-[.$AB$106];[.W108]-[.V108]-[.AH108]-[.AI108]))" office:value-type="float" office:value="0" calcext:value-type="float">
            <text:p>0</text:p>
          </table:table-cell>
          <table:table-cell table:formula="of:=IF([.AC108]=&quot;&quot;;0;MIN([.$AD$106]-[.V108];[.$AD$106]-[.$AC$106];[.W108]-[.V108]-[.AH108]-[.AI108]-[.AJ108]))" office:value-type="float" office:value="0" calcext:value-type="float">
            <text:p>0</text:p>
          </table:table-cell>
          <table:table-cell table:formula="of:=IF([.AD108]=&quot;&quot;;0;MIN([.$AE$106]-[.V108];[.$AE$106]-[.$AD$106];[.W108]-[.V108]-[.AH108]-[.AI108]-[.AJ108]-[.AK108]))" office:value-type="float" office:value="0" calcext:value-type="float">
            <text:p>0</text:p>
          </table:table-cell>
          <table:table-cell table:formula="of:=IF([.AE108]=&quot;&quot;;0;MIN([.$AF$106]-[.V108];[.$AF$106]-[.$AE$106];[.W108]-[.V108]-[.AH108]-[.AI108]-[.AJ108]-[.AK108]-[.AL108]))" office:value-type="float" office:value="0" calcext:value-type="float">
            <text:p>0</text:p>
          </table:table-cell>
          <table:table-cell table:formula="of:=IF([.AF108]=&quot;&quot;;0;MIN([.$AG$106]-[.V108];[.$AG$106]-[.$AF$106];[.W108]-[.V108]-[.AH108]-[.AI108]-[.AJ108]-[.AK108]-[.AL108]-[.AM108]))" office:value-type="float" office:value="0" calcext:value-type="float">
            <text:p>0</text:p>
          </table:table-cell>
          <table:table-cell/>
          <table:table-cell table:style-name="ce2" table:formula="of:=IF([.AH108]&gt;=1;[.$AH$107]&amp;&quot;*&quot;&amp;[.AH108]&amp;&quot; &quot;;&quot;&quot;)&amp;IF([.AI108]&gt;=1;[.$AI$107]&amp;&quot;*&quot;&amp;[.AI108]&amp;&quot; &quot;;&quot;&quot;)&amp;IF([.AJ108]&gt;=1;[.$AJ$107]&amp;&quot;*&quot;&amp;[.AJ108]&amp;&quot; &quot;;&quot;&quot;)&amp;IF([.AK108]&gt;=1;[.$AK$107]&amp;&quot;*&quot;&amp;[.AK108]&amp;&quot; &quot;;&quot;&quot;)&amp;IF([.AL108]&gt;=1;[.$AL$107]&amp;&quot;*&quot;&amp;[.AL108]&amp;&quot; &quot;;&quot;&quot;)&amp;IF([.AM108]&gt;=1;[.$AM$107]&amp;&quot;*&quot;&amp;[.AM108]&amp;&quot; &quot;;&quot;&quot;)&amp;IF([.AN108]&gt;=1;[.$AN$107]&amp;&quot;*&quot;&amp;[.AN108]&amp;&quot; &quot;;&quot;&quot;)" office:value-type="string" office:string-value="s1*421 " calcext:value-type="string">
            <text:p>s1*421 </text:p>
          </table:table-cell>
          <table:table-cell table:number-columns-repeated="9"/>
          <table:table-cell table:formula="of:=IF([.AZ104]&lt;[.$AZ$9];[.AZ104]+1;&quot;-&quot;)" office:value-type="float" office:value="25" calcext:value-type="float">
            <text:p>25</text:p>
          </table:table-cell>
          <table:table-cell table:formula="of:=IF([.AZ104]&lt;[.$AZ$9];[.BA104];&quot;-&quot;)" office:value-type="float" office:value="2" calcext:value-type="float">
            <text:p>2</text:p>
          </table:table-cell>
          <table:table-cell table:formula="of:=IF([.BA108]=&quot;-&quot;;&quot;&quot;;IF([.$B$1]=2;INDEX([.$AR$16:.$AU$31];[.AZ108];[.BA108]);IF([.$B$1]=3;INDEX([.$AR$44:.$AU$98];[.AZ108];[.BA108]);INDEX([.$AR$113:.$AU$218];[.AZ108];[.BA108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B3]" office:value-type="float" office:value="422" calcext:value-type="float">
            <text:p>422</text:p>
          </table:table-cell>
          <table:table-cell table:formula="of:=[.D3]" office:value-type="float" office:value="432" calcext:value-type="float">
            <text:p>432</text:p>
          </table:table-cell>
          <table:table-cell table:style-name="ce44" table:formula="of:=MATCH([.V109];[.$Z$106:.$AG$106];1)" office:value-type="float" office:value="1" calcext:value-type="float">
            <text:p>1</text:p>
          </table:table-cell>
          <table:table-cell table:style-name="ce44" table:formula="of:=MATCH([.W109];[.$Z$106:.$AG$106];1)" office:value-type="float" office:value="2" calcext:value-type="float">
            <text:p>2</text:p>
          </table:table-cell>
          <table:table-cell table:style-name="ce2" table:formula="of:=IF(AND([.Z$105]&lt;=[.$Y109];[.Z$105]&gt;=[.$X109]);INDEX([.$Z$106:.$AG$106];[.Z$105]);&quot;&quot;)" office:value-type="float" office:value="0" calcext:value-type="float">
            <text:p>0</text:p>
          </table:table-cell>
          <table:table-cell table:style-name="ce2" table:formula="of:=IF(AND([.AA$105]&lt;=[.$Y109];[.AA$105]&gt;=[.$X109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09];[.AB$105]&gt;=[.$X109]);INDEX([.$Z$106:.$AG$106];[.AB$105]);&quot;&quot;)">
            <text:p/>
          </table:table-cell>
          <table:table-cell table:style-name="ce2" table:formula="of:=IF(AND([.AC$105]&lt;=[.$Y109];[.AC$105]&gt;=[.$X109]);INDEX([.$Z$106:.$AG$106];[.AC$105]);&quot;&quot;)">
            <text:p/>
          </table:table-cell>
          <table:table-cell table:style-name="ce2" table:formula="of:=IF(AND([.AD$105]&lt;=[.$Y109];[.AD$105]&gt;=[.$X109]);INDEX([.$Z$106:.$AG$106];[.AD$105]);&quot;&quot;)">
            <text:p/>
          </table:table-cell>
          <table:table-cell table:style-name="ce2" table:formula="of:=IF(AND([.AE$105]&lt;=[.$Y109];[.AE$105]&gt;=[.$X109]);INDEX([.$Z$106:.$AG$106];[.AE$105]);&quot;&quot;)">
            <text:p/>
          </table:table-cell>
          <table:table-cell table:style-name="ce2" table:formula="of:=IF(AND([.AF$105]&lt;=[.$Y109];[.AF$105]&gt;=[.$X109]);INDEX([.$Z$106:.$AG$106];[.AF$105]);&quot;&quot;)">
            <text:p/>
          </table:table-cell>
          <table:table-cell table:style-name="ce2" table:formula="of:=IF(AND([.AG$105]&lt;=[.$Y109];[.AG$105]&gt;=[.$X109]);INDEX([.$Z$106:.$AG$106];[.AG$105]);&quot;&quot;)">
            <text:p/>
          </table:table-cell>
          <table:table-cell table:formula="of:=IF([.Z109]=&quot;&quot;;0;MIN([.W109]-[.V109];[.$AA$106]-[.V109]))" office:value-type="float" office:value="10" calcext:value-type="float">
            <text:p>10</text:p>
          </table:table-cell>
          <table:table-cell table:formula="of:=IF([.AA109]=&quot;&quot;;0;MIN([.$AB$106]-[.V109];[.$AB$106]-[.$AA$106];[.W109]-[.V109]-[.AH109]))" office:value-type="float" office:value="-432" calcext:value-type="float">
            <text:p>-432</text:p>
          </table:table-cell>
          <table:table-cell table:formula="of:=IF([.AB109]=&quot;&quot;;0;MIN([.$AC$106]-[.V109];[.$AC$106]-[.$AB$106];[.W109]-[.V109]-[.AH109]-[.AI109]))" office:value-type="float" office:value="0" calcext:value-type="float">
            <text:p>0</text:p>
          </table:table-cell>
          <table:table-cell table:formula="of:=IF([.AC109]=&quot;&quot;;0;MIN([.$AD$106]-[.V109];[.$AD$106]-[.$AC$106];[.W109]-[.V109]-[.AH109]-[.AI109]-[.AJ109]))" office:value-type="float" office:value="0" calcext:value-type="float">
            <text:p>0</text:p>
          </table:table-cell>
          <table:table-cell table:formula="of:=IF([.AD109]=&quot;&quot;;0;MIN([.$AE$106]-[.V109];[.$AE$106]-[.$AD$106];[.W109]-[.V109]-[.AH109]-[.AI109]-[.AJ109]-[.AK109]))" office:value-type="float" office:value="0" calcext:value-type="float">
            <text:p>0</text:p>
          </table:table-cell>
          <table:table-cell table:formula="of:=IF([.AE109]=&quot;&quot;;0;MIN([.$AF$106]-[.V109];[.$AF$106]-[.$AE$106];[.W109]-[.V109]-[.AH109]-[.AI109]-[.AJ109]-[.AK109]-[.AL109]))" office:value-type="float" office:value="0" calcext:value-type="float">
            <text:p>0</text:p>
          </table:table-cell>
          <table:table-cell table:formula="of:=IF([.AF109]=&quot;&quot;;0;MIN([.$AG$106]-[.V109];[.$AG$106]-[.$AF$106];[.W109]-[.V109]-[.AH109]-[.AI109]-[.AJ109]-[.AK109]-[.AL109]-[.AM109]))" office:value-type="float" office:value="0" calcext:value-type="float">
            <text:p>0</text:p>
          </table:table-cell>
          <table:table-cell/>
          <table:table-cell table:style-name="ce2" table:formula="of:=IF([.AH109]&gt;=1;[.$AH$107]&amp;&quot;*&quot;&amp;[.AH109]&amp;&quot; &quot;;&quot;&quot;)&amp;IF([.AI109]&gt;=1;[.$AI$107]&amp;&quot;*&quot;&amp;[.AI109]&amp;&quot; &quot;;&quot;&quot;)&amp;IF([.AJ109]&gt;=1;[.$AJ$107]&amp;&quot;*&quot;&amp;[.AJ109]&amp;&quot; &quot;;&quot;&quot;)&amp;IF([.AK109]&gt;=1;[.$AK$107]&amp;&quot;*&quot;&amp;[.AK109]&amp;&quot; &quot;;&quot;&quot;)&amp;IF([.AL109]&gt;=1;[.$AL$107]&amp;&quot;*&quot;&amp;[.AL109]&amp;&quot; &quot;;&quot;&quot;)&amp;IF([.AM109]&gt;=1;[.$AM$107]&amp;&quot;*&quot;&amp;[.AM109]&amp;&quot; &quot;;&quot;&quot;)&amp;IF([.AN109]&gt;=1;[.$AN$107]&amp;&quot;*&quot;&amp;[.AN109]&amp;&quot; &quot;;&quot;&quot;)" office:value-type="string" office:string-value="s1*10 " calcext:value-type="string">
            <text:p>s1*10 </text:p>
          </table:table-cell>
          <table:table-cell table:number-columns-repeated="9"/>
          <table:table-cell table:formula="of:=IF([.AZ105]&lt;[.$AZ$9];[.AZ105]+1;&quot;-&quot;)" office:value-type="float" office:value="25" calcext:value-type="float">
            <text:p>25</text:p>
          </table:table-cell>
          <table:table-cell table:formula="of:=IF([.AZ105]&lt;[.$AZ$9];[.BA105];&quot;-&quot;)" office:value-type="float" office:value="3" calcext:value-type="float">
            <text:p>3</text:p>
          </table:table-cell>
          <table:table-cell table:formula="of:=IF([.BA109]=&quot;-&quot;;&quot;&quot;;IF([.$B$1]=2;INDEX([.$AR$16:.$AU$31];[.AZ109];[.BA109]);IF([.$B$1]=3;INDEX([.$AR$44:.$AU$98];[.AZ109];[.BA109]);INDEX([.$AR$113:.$AU$218];[.AZ109];[.BA109]))))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vt 1</text:p>
          </table:table-cell>
          <table:table-cell office:value-type="string" calcext:value-type="string">
            <text:p>formatConductorMvtI</text:p>
          </table:table-cell>
          <table:table-cell table:number-columns-repeated="4"/>
          <table:table-cell office:value-type="string" calcext:value-type="string">
            <text:p>Fl</text:p>
          </table:table-cell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/>
          <table:table-cell table:formula="of:=[.D3]" office:value-type="float" office:value="432" calcext:value-type="float">
            <text:p>432</text:p>
          </table:table-cell>
          <table:table-cell table:formula="of:=[.AA106]" office:value-type="float" office:value="432" calcext:value-type="float">
            <text:p>432</text:p>
          </table:table-cell>
          <table:table-cell table:style-name="ce44" table:formula="of:=MATCH([.V110];[.$Z$106:.$AG$106];1)" office:value-type="float" office:value="2" calcext:value-type="float">
            <text:p>2</text:p>
          </table:table-cell>
          <table:table-cell table:style-name="ce44" table:formula="of:=MATCH([.W110];[.$Z$106:.$AG$106];1)" office:value-type="float" office:value="2" calcext:value-type="float">
            <text:p>2</text:p>
          </table:table-cell>
          <table:table-cell table:style-name="ce2" table:formula="of:=IF(AND([.Z$105]&lt;=[.$Y110];[.Z$105]&gt;=[.$X110]);INDEX([.$Z$106:.$AG$106];[.Z$105]);&quot;&quot;)">
            <text:p/>
          </table:table-cell>
          <table:table-cell table:style-name="ce2" table:formula="of:=IF(AND([.AA$105]&lt;=[.$Y110];[.AA$105]&gt;=[.$X110]);INDEX([.$Z$106:.$AG$106];[.AA$105]);&quot;&quot;)" office:value-type="float" office:value="432" calcext:value-type="float">
            <text:p>432</text:p>
          </table:table-cell>
          <table:table-cell table:style-name="ce2" table:formula="of:=IF(AND([.AB$105]&lt;=[.$Y110];[.AB$105]&gt;=[.$X110]);INDEX([.$Z$106:.$AG$106];[.AB$105]);&quot;&quot;)">
            <text:p/>
          </table:table-cell>
          <table:table-cell table:style-name="ce2" table:formula="of:=IF(AND([.AC$105]&lt;=[.$Y110];[.AC$105]&gt;=[.$X110]);INDEX([.$Z$106:.$AG$106];[.AC$105]);&quot;&quot;)">
            <text:p/>
          </table:table-cell>
          <table:table-cell table:style-name="ce2" table:formula="of:=IF(AND([.AD$105]&lt;=[.$Y110];[.AD$105]&gt;=[.$X110]);INDEX([.$Z$106:.$AG$106];[.AD$105]);&quot;&quot;)">
            <text:p/>
          </table:table-cell>
          <table:table-cell table:style-name="ce2" table:formula="of:=IF(AND([.AE$105]&lt;=[.$Y110];[.AE$105]&gt;=[.$X110]);INDEX([.$Z$106:.$AG$106];[.AE$105]);&quot;&quot;)">
            <text:p/>
          </table:table-cell>
          <table:table-cell table:style-name="ce2" table:formula="of:=IF(AND([.AF$105]&lt;=[.$Y110];[.AF$105]&gt;=[.$X110]);INDEX([.$Z$106:.$AG$106];[.AF$105]);&quot;&quot;)">
            <text:p/>
          </table:table-cell>
          <table:table-cell table:style-name="ce2" table:formula="of:=IF(AND([.AG$105]&lt;=[.$Y110];[.AG$105]&gt;=[.$X110]);INDEX([.$Z$106:.$AG$106];[.AG$105]);&quot;&quot;)">
            <text:p/>
          </table:table-cell>
          <table:table-cell table:formula="of:=IF([.Z110]=&quot;&quot;;0;MIN([.W110]-[.V110];[.$AA$106]-[.V110]))" office:value-type="float" office:value="0" calcext:value-type="float">
            <text:p>0</text:p>
          </table:table-cell>
          <table:table-cell table:formula="of:=IF([.AA110]=&quot;&quot;;0;MIN([.$AB$106]-[.V110];[.$AB$106]-[.$AA$106];[.W110]-[.V110]-[.AH110]))" office:value-type="float" office:value="-432" calcext:value-type="float">
            <text:p>-432</text:p>
          </table:table-cell>
          <table:table-cell table:formula="of:=IF([.AB110]=&quot;&quot;;0;MIN([.$AC$106]-[.V110];[.$AC$106]-[.$AB$106];[.W110]-[.V110]-[.AH110]-[.AI110]))" office:value-type="float" office:value="0" calcext:value-type="float">
            <text:p>0</text:p>
          </table:table-cell>
          <table:table-cell table:formula="of:=IF([.AC110]=&quot;&quot;;0;MIN([.$AD$106]-[.V110];[.$AD$106]-[.$AC$106];[.W110]-[.V110]-[.AH110]-[.AI110]-[.AJ110]))" office:value-type="float" office:value="0" calcext:value-type="float">
            <text:p>0</text:p>
          </table:table-cell>
          <table:table-cell table:formula="of:=IF([.AD110]=&quot;&quot;;0;MIN([.$AE$106]-[.V110];[.$AE$106]-[.$AD$106];[.W110]-[.V110]-[.AH110]-[.AI110]-[.AJ110]-[.AK110]))" office:value-type="float" office:value="0" calcext:value-type="float">
            <text:p>0</text:p>
          </table:table-cell>
          <table:table-cell table:formula="of:=IF([.AE110]=&quot;&quot;;0;MIN([.$AF$106]-[.V110];[.$AF$106]-[.$AE$106];[.W110]-[.V110]-[.AH110]-[.AI110]-[.AJ110]-[.AK110]-[.AL110]))" office:value-type="float" office:value="0" calcext:value-type="float">
            <text:p>0</text:p>
          </table:table-cell>
          <table:table-cell table:formula="of:=IF([.AF110]=&quot;&quot;;0;MIN([.$AG$106]-[.V110];[.$AG$106]-[.$AF$106];[.W110]-[.V110]-[.AH110]-[.AI110]-[.AJ110]-[.AK110]-[.AL110]-[.AM110]))" office:value-type="float" office:value="0" calcext:value-type="float">
            <text:p>0</text:p>
          </table:table-cell>
          <table:table-cell/>
          <table:table-cell table:style-name="ce2" table:formula="of:=IF([.AH110]&gt;=1;[.$AH$107]&amp;&quot;*&quot;&amp;[.AH110]&amp;&quot; &quot;;&quot;&quot;)&amp;IF([.AI110]&gt;=1;[.$AI$107]&amp;&quot;*&quot;&amp;[.AI110]&amp;&quot; &quot;;&quot;&quot;)&amp;IF([.AJ110]&gt;=1;[.$AJ$107]&amp;&quot;*&quot;&amp;[.AJ110]&amp;&quot; &quot;;&quot;&quot;)&amp;IF([.AK110]&gt;=1;[.$AK$107]&amp;&quot;*&quot;&amp;[.AK110]&amp;&quot; &quot;;&quot;&quot;)&amp;IF([.AL110]&gt;=1;[.$AL$107]&amp;&quot;*&quot;&amp;[.AL110]&amp;&quot; &quot;;&quot;&quot;)&amp;IF([.AM110]&gt;=1;[.$AM$107]&amp;&quot;*&quot;&amp;[.AM110]&amp;&quot; &quot;;&quot;&quot;)&amp;IF([.AN110]&gt;=1;[.$AN$107]&amp;&quot;*&quot;&amp;[.AN110]&amp;&quot; &quot;;&quot;&quot;)">
            <text:p/>
          </table:table-cell>
          <table:table-cell table:number-columns-repeated="9"/>
          <table:table-cell table:formula="of:=IF([.AZ106]&lt;[.$AZ$9];[.AZ106]+1;&quot;-&quot;)" office:value-type="float" office:value="25" calcext:value-type="float">
            <text:p>25</text:p>
          </table:table-cell>
          <table:table-cell table:formula="of:=IF([.AZ106]&lt;[.$AZ$9];[.BA106];&quot;-&quot;)" office:value-type="float" office:value="4" calcext:value-type="float">
            <text:p>4</text:p>
          </table:table-cell>
          <table:table-cell table:formula="of:=IF([.BA110]=&quot;-&quot;;&quot;&quot;;IF([.$B$1]=2;INDEX([.$AR$16:.$AU$31];[.AZ110];[.BA110]);IF([.$B$1]=3;INDEX([.$AR$44:.$AU$98];[.AZ110];[.BA110]);INDEX([.$AR$113:.$AU$218];[.AZ110];[.BA11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Htb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Cor I</text:p>
          </table:table-cell>
          <table:table-cell office:value-type="string" calcext:value-type="string">
            <text:p>Cor III</text:p>
          </table:table-cell>
          <table:table-cell office:value-type="string" calcext:value-type="string">
            <text:p>Trpt</text:p>
          </table:table-cell>
          <table:table-cell office:value-type="string" calcext:value-type="string">
            <text:p>Timb</text:p>
          </table:table-cell>
          <table:table-cell office:value-type="string" calcext:value-type="string">
            <text:p>VlnSol</text:p>
          </table:table-cell>
          <table:table-cell office:value-type="string" calcext:value-type="string">
            <text:p>VlcSol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Brat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Ktb</text:p>
          </table:table-cell>
          <table:table-cell office:value-type="string" calcext:value-type="string">
            <text:p>acc</text:p>
          </table:table-cell>
          <table:table-cell table:number-columns-repeated="30"/>
          <table:table-cell table:formula="of:=IF([.AZ107]&lt;[.$AZ$9];[.AZ107]+1;&quot;-&quot;)" office:value-type="float" office:value="26" calcext:value-type="float">
            <text:p>26</text:p>
          </table:table-cell>
          <table:table-cell table:formula="of:=IF([.AZ107]&lt;[.$AZ$9];[.BA107];&quot;-&quot;)" office:value-type="float" office:value="1" calcext:value-type="float">
            <text:p>1</text:p>
          </table:table-cell>
          <table:table-cell table:formula="of:=IF([.BA111]=&quot;-&quot;;&quot;&quot;;IF([.$B$1]=2;INDEX([.$AR$16:.$AU$31];[.AZ111];[.BA111]);IF([.$B$1]=3;INDEX([.$AR$44:.$AU$98];[.AZ111];[.BA111]);INDEX([.$AR$113:.$AU$218];[.AZ111];[.BA1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mes</text:p>
          </table:table-cell>
          <table:table-cell/>
          <table:table-cell office:value-type="string" calcext:value-type="string">
            <text:p>offset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Z107]" office:value-type="string" office:string-value="s1" calcext:value-type="string">
            <text:p>s1</text:p>
          </table:table-cell>
          <table:table-cell table:formula="of:=[.AA107]" office:value-type="string" office:string-value="s1" calcext:value-type="string">
            <text:p>s1</text:p>
          </table:table-cell>
          <table:table-cell table:formula="of:=[.AB107]" office:value-type="float" office:value="0" calcext:value-type="float">
            <text:p>0</text:p>
          </table:table-cell>
          <table:table-cell table:formula="of:=[.AC107]" office:value-type="float" office:value="0" calcext:value-type="float">
            <text:p>0</text:p>
          </table:table-cell>
          <table:table-cell table:formula="of:=[.AD107]" office:value-type="float" office:value="0" calcext:value-type="float">
            <text:p>0</text:p>
          </table:table-cell>
          <table:table-cell table:formula="of:=[.AE107]" office:value-type="float" office:value="0" calcext:value-type="float">
            <text:p>0</text:p>
          </table:table-cell>
          <table:table-cell table:formula="of:=[.AF107]" office:value-type="float" office:value="0" calcext:value-type="float">
            <text:p>0</text:p>
          </table:table-cell>
          <table:table-cell table:number-columns-repeated="11"/>
          <table:table-cell table:formula="of:=IF([.AZ108]&lt;[.$AZ$9];[.AZ108]+1;&quot;-&quot;)" office:value-type="float" office:value="26" calcext:value-type="float">
            <text:p>26</text:p>
          </table:table-cell>
          <table:table-cell table:formula="of:=IF([.AZ108]&lt;[.$AZ$9];[.BA108];&quot;-&quot;)" office:value-type="float" office:value="2" calcext:value-type="float">
            <text:p>2</text:p>
          </table:table-cell>
          <table:table-cell table:formula="of:=IF([.BA112]=&quot;-&quot;;&quot;&quot;;IF([.$B$1]=2;INDEX([.$AR$16:.$AU$31];[.AZ112];[.BA112]);IF([.$B$1]=3;INDEX([.$AR$44:.$AU$98];[.AZ112];[.BA112]);INDEX([.$AR$113:.$AU$218];[.AZ112];[.BA1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table:formula="of:=IF([.C114]=&quot;&quot;;&quot;&quot;;[.C114]-[.C113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/>
          <table:table-cell table:style-name="ce50" table:number-columns-repeated="2"/>
          <table:table-cell table:style-name="ce44" table:formula="of:=MATCH([.C113];[.$Z$106:.$AG$106];1)" office:value-type="float" office:value="1" calcext:value-type="float">
            <text:p>1</text:p>
          </table:table-cell>
          <table:table-cell table:style-name="ce44" table:formula="of:=MATCH([.D113]+[.C113];[.$Z$106:.$AG$106];1)" office:value-type="float" office:value="1" calcext:value-type="float">
            <text:p>1</text:p>
          </table:table-cell>
          <table:table-cell table:style-name="ce2" table:formula="of:=IF(AND([.Z$112]&lt;=[.$Y113];[.Z$112]&gt;=[.$X11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3];[.AA$112]&gt;=[.$X113]);INDEX([.$Z$106:.$AG$106];[.AA$112]);&quot;&quot;)">
            <text:p/>
          </table:table-cell>
          <table:table-cell table:style-name="ce2" table:formula="of:=IF(AND([.AB$112]&lt;=[.$Y113];[.AB$112]&gt;=[.$X113]);INDEX([.$Z$106:.$AG$106];[.AB$112]);&quot;&quot;)">
            <text:p/>
          </table:table-cell>
          <table:table-cell table:style-name="ce2" table:formula="of:=IF(AND([.AC$112]&lt;=[.$Y113];[.AC$112]&gt;=[.$X113]);INDEX([.$Z$106:.$AG$106];[.AC$112]);&quot;&quot;)">
            <text:p/>
          </table:table-cell>
          <table:table-cell table:style-name="ce2" table:formula="of:=IF(AND([.AD$112]&lt;=[.$Y113];[.AD$112]&gt;=[.$X113]);INDEX([.$Z$106:.$AG$106];[.AD$112]);&quot;&quot;)">
            <text:p/>
          </table:table-cell>
          <table:table-cell table:style-name="ce2" table:formula="of:=IF(AND([.AE$112]&lt;=[.$Y113];[.AE$112]&gt;=[.$X113]);INDEX([.$Z$106:.$AG$106];[.AE$112]);&quot;&quot;)">
            <text:p/>
          </table:table-cell>
          <table:table-cell table:style-name="ce2" table:formula="of:=IF(AND([.AF$112]&lt;=[.$Y113];[.AF$112]&gt;=[.$X113]);INDEX([.$Z$106:.$AG$106];[.AF$112]);&quot;&quot;)">
            <text:p/>
          </table:table-cell>
          <table:table-cell table:style-name="ce2" table:formula="of:=IF(AND([.AG$112]&lt;=[.$Y113];[.AG$112]&gt;=[.$X113]);INDEX([.$Z$106:.$AG$106];[.AG$112]);&quot;&quot;)">
            <text:p/>
          </table:table-cell>
          <table:table-cell table:formula="of:=IF([.Z113]=&quot;&quot;;0;MIN([.D113];[.$AA$106]-[.C113]))" office:value-type="float" office:value="7" calcext:value-type="float">
            <text:p>7</text:p>
          </table:table-cell>
          <table:table-cell table:formula="of:=IF([.AA113]=&quot;&quot;;0;MIN([.$AB$106]-[.C113];[.$AB$106]-[.$AA$106];[.D113]-[.AH113]))" office:value-type="float" office:value="0" calcext:value-type="float">
            <text:p>0</text:p>
          </table:table-cell>
          <table:table-cell table:formula="of:=IF([.AB113]=&quot;&quot;;0;MIN([.$AC$106]-[.C113];[.$AC$106]-[.$AB$106];[.D113]-[.AH113]-[.AI113]))" office:value-type="float" office:value="0" calcext:value-type="float">
            <text:p>0</text:p>
          </table:table-cell>
          <table:table-cell table:formula="of:=IF([.AC113]=&quot;&quot;;0;MIN([.$AD$106]-[.C113];[.$AD$106]-[.$AC$106];[.D113]-[.AH113]-[.AI113]-[.AJ113]))" office:value-type="float" office:value="0" calcext:value-type="float">
            <text:p>0</text:p>
          </table:table-cell>
          <table:table-cell table:formula="of:=IF([.AD113]=&quot;&quot;;0;MIN([.$AE$106]-[.C113];[.$AE$106]-[.$AD$106];[.D113]-[.AH113]-[.AI113]-[.AJ113]-[.AK113]))" office:value-type="float" office:value="0" calcext:value-type="float">
            <text:p>0</text:p>
          </table:table-cell>
          <table:table-cell table:formula="of:=IF([.AE113]=&quot;&quot;;0;MIN([.$AF$106]-[.C113];[.$AF$106]-[.$AE$106];[.D113]-[.AH113]-[.AI113]-[.AJ113]-[.AK113]-[.AL113]))" office:value-type="float" office:value="0" calcext:value-type="float">
            <text:p>0</text:p>
          </table:table-cell>
          <table:table-cell table:formula="of:=IF([.AF113]=&quot;&quot;;0;MIN([.$AG$106]-[.C113];[.$AG$106]-[.$AF$106];[.D113]-[.AH113]-[.AI113]-[.AJ113]-[.AK113]-[.AL113]-[.AM113]))" office:value-type="float" office:value="0" calcext:value-type="float">
            <text:p>0</text:p>
          </table:table-cell>
          <table:table-cell/>
          <table:table-cell table:style-name="ce2" table:formula="of:=IF([.AH113]&gt;=1;[.$AH$112]&amp;&quot;*&quot;&amp;[.AH113]&amp;&quot; &quot;;&quot;&quot;)&amp;IF([.AI113]&gt;=1;[.$AI$112]&amp;&quot;*&quot;&amp;[.AI113]&amp;&quot; &quot;;&quot;&quot;)&amp;IF([.AJ113]&gt;=1;[.$AJ$112]&amp;&quot;*&quot;&amp;[.AJ113]&amp;&quot; &quot;;&quot;&quot;)&amp;IF([.AK113]&gt;=1;[.$AK$112]&amp;&quot;*&quot;&amp;[.AK113]&amp;&quot; &quot;;&quot;&quot;)&amp;IF([.AL113]&gt;=1;[.$AL$112]&amp;&quot;*&quot;&amp;[.AL113]&amp;&quot; &quot;;&quot;&quot;)&amp;IF([.AM113]&gt;=1;[.$AM$112]&amp;&quot;*&quot;&amp;[.AM113]&amp;&quot; &quot;;&quot;&quot;)&amp;IF([.AN113]&gt;=1;[.$AN$112]&amp;&quot;*&quot;&amp;[.AN11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3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3:.T113])&amp;&quot;)))&quot;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  <table:table-cell table:formula="of:=IF([.$B$6]=&quot;Y&quot;;&quot;%&quot;;&quot;&quot;)&amp;IF([.U113]=&quot;Y&quot;;&quot;\acciaccatura s8 &quot;;&quot;&quot;)&amp;[.AP113]&amp;&quot; &quot;&amp;IF([.E113]=&quot;b&quot;;&quot;\break&quot;;IF([.E113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09]&lt;[.$AZ$9];[.AZ109]+1;&quot;-&quot;)" office:value-type="float" office:value="26" calcext:value-type="float">
            <text:p>26</text:p>
          </table:table-cell>
          <table:table-cell table:formula="of:=IF([.AZ109]&lt;[.$AZ$9];[.BA109];&quot;-&quot;)" office:value-type="float" office:value="3" calcext:value-type="float">
            <text:p>3</text:p>
          </table:table-cell>
          <table:table-cell table:formula="of:=IF([.BA113]=&quot;-&quot;;&quot;&quot;;IF([.$B$1]=2;INDEX([.$AR$16:.$AU$31];[.AZ113];[.BA113]);IF([.$B$1]=3;INDEX([.$AR$44:.$AU$98];[.AZ113];[.BA113]);INDEX([.$AR$113:.$AU$218];[.AZ113];[.BA113]))))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  <table:table-cell table:number-columns-repeated="10"/>
        </table:table-row>
        <table:table-row table:style-name="ro1">
          <table:table-cell table:formula="of:=IF([.E113]=&quot;pb&quot;;[.A113]+1;[.A11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7" table:formula="of:=IF([.C115]=&quot;&quot;;&quot;&quot;;[.C115]-[.C11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 table:style-name="ce53" table:number-columns-repeated="14"/>
          <table:table-cell table:style-name="ce7"/>
          <table:table-cell table:number-columns-repeated="2"/>
          <table:table-cell table:style-name="ce44" table:formula="of:=MATCH([.C114];[.$Z$106:.$AG$106];1)" office:value-type="float" office:value="1" calcext:value-type="float">
            <text:p>1</text:p>
          </table:table-cell>
          <table:table-cell table:style-name="ce44" table:formula="of:=MATCH([.D114]+[.C114];[.$Z$106:.$AG$106];1)" office:value-type="float" office:value="1" calcext:value-type="float">
            <text:p>1</text:p>
          </table:table-cell>
          <table:table-cell table:style-name="ce2" table:formula="of:=IF(AND([.Z$112]&lt;=[.$Y114];[.Z$112]&gt;=[.$X11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4];[.AA$112]&gt;=[.$X114]);INDEX([.$Z$106:.$AG$106];[.AA$112]);&quot;&quot;)">
            <text:p/>
          </table:table-cell>
          <table:table-cell table:style-name="ce2" table:formula="of:=IF(AND([.AB$112]&lt;=[.$Y114];[.AB$112]&gt;=[.$X114]);INDEX([.$Z$106:.$AG$106];[.AB$112]);&quot;&quot;)">
            <text:p/>
          </table:table-cell>
          <table:table-cell table:style-name="ce2" table:formula="of:=IF(AND([.AC$112]&lt;=[.$Y114];[.AC$112]&gt;=[.$X114]);INDEX([.$Z$106:.$AG$106];[.AC$112]);&quot;&quot;)">
            <text:p/>
          </table:table-cell>
          <table:table-cell table:style-name="ce2" table:formula="of:=IF(AND([.AD$112]&lt;=[.$Y114];[.AD$112]&gt;=[.$X114]);INDEX([.$Z$106:.$AG$106];[.AD$112]);&quot;&quot;)">
            <text:p/>
          </table:table-cell>
          <table:table-cell table:style-name="ce2" table:formula="of:=IF(AND([.AE$112]&lt;=[.$Y114];[.AE$112]&gt;=[.$X114]);INDEX([.$Z$106:.$AG$106];[.AE$112]);&quot;&quot;)">
            <text:p/>
          </table:table-cell>
          <table:table-cell table:style-name="ce2" table:formula="of:=IF(AND([.AF$112]&lt;=[.$Y114];[.AF$112]&gt;=[.$X114]);INDEX([.$Z$106:.$AG$106];[.AF$112]);&quot;&quot;)">
            <text:p/>
          </table:table-cell>
          <table:table-cell table:style-name="ce2" table:formula="of:=IF(AND([.AG$112]&lt;=[.$Y114];[.AG$112]&gt;=[.$X114]);INDEX([.$Z$106:.$AG$106];[.AG$112]);&quot;&quot;)">
            <text:p/>
          </table:table-cell>
          <table:table-cell table:formula="of:=IF([.Z114]=&quot;&quot;;0;MIN([.D114];[.$AA$106]-[.C114]))" office:value-type="float" office:value="6" calcext:value-type="float">
            <text:p>6</text:p>
          </table:table-cell>
          <table:table-cell table:formula="of:=IF([.AA114]=&quot;&quot;;0;MIN([.$AB$106]-[.C114];[.$AB$106]-[.$AA$106];[.D114]-[.AH114]))" office:value-type="float" office:value="0" calcext:value-type="float">
            <text:p>0</text:p>
          </table:table-cell>
          <table:table-cell table:formula="of:=IF([.AB114]=&quot;&quot;;0;MIN([.$AC$106]-[.C114];[.$AC$106]-[.$AB$106];[.D114]-[.AH114]-[.AI114]))" office:value-type="float" office:value="0" calcext:value-type="float">
            <text:p>0</text:p>
          </table:table-cell>
          <table:table-cell table:formula="of:=IF([.AC114]=&quot;&quot;;0;MIN([.$AD$106]-[.C114];[.$AD$106]-[.$AC$106];[.D114]-[.AH114]-[.AI114]-[.AJ114]))" office:value-type="float" office:value="0" calcext:value-type="float">
            <text:p>0</text:p>
          </table:table-cell>
          <table:table-cell table:formula="of:=IF([.AD114]=&quot;&quot;;0;MIN([.$AE$106]-[.C114];[.$AE$106]-[.$AD$106];[.D114]-[.AH114]-[.AI114]-[.AJ114]-[.AK114]))" office:value-type="float" office:value="0" calcext:value-type="float">
            <text:p>0</text:p>
          </table:table-cell>
          <table:table-cell table:formula="of:=IF([.AE114]=&quot;&quot;;0;MIN([.$AF$106]-[.C114];[.$AF$106]-[.$AE$106];[.D114]-[.AH114]-[.AI114]-[.AJ114]-[.AK114]-[.AL114]))" office:value-type="float" office:value="0" calcext:value-type="float">
            <text:p>0</text:p>
          </table:table-cell>
          <table:table-cell table:formula="of:=IF([.AF114]=&quot;&quot;;0;MIN([.$AG$106]-[.C114];[.$AG$106]-[.$AF$106];[.D114]-[.AH114]-[.AI114]-[.AJ114]-[.AK114]-[.AL114]-[.AM114]))" office:value-type="float" office:value="0" calcext:value-type="float">
            <text:p>0</text:p>
          </table:table-cell>
          <table:table-cell/>
          <table:table-cell table:style-name="ce2" table:formula="of:=IF([.AH114]&gt;=1;[.$AH$112]&amp;&quot;*&quot;&amp;[.AH114]&amp;&quot; &quot;;&quot;&quot;)&amp;IF([.AI114]&gt;=1;[.$AI$112]&amp;&quot;*&quot;&amp;[.AI114]&amp;&quot; &quot;;&quot;&quot;)&amp;IF([.AJ114]&gt;=1;[.$AJ$112]&amp;&quot;*&quot;&amp;[.AJ114]&amp;&quot; &quot;;&quot;&quot;)&amp;IF([.AK114]&gt;=1;[.$AK$112]&amp;&quot;*&quot;&amp;[.AK114]&amp;&quot; &quot;;&quot;&quot;)&amp;IF([.AL114]&gt;=1;[.$AL$112]&amp;&quot;*&quot;&amp;[.AL114]&amp;&quot; &quot;;&quot;&quot;)&amp;IF([.AM114]&gt;=1;[.$AM$112]&amp;&quot;*&quot;&amp;[.AM114]&amp;&quot; &quot;;&quot;&quot;)&amp;IF([.AN114]&gt;=1;[.$AN$112]&amp;&quot;*&quot;&amp;[.AN11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4]&amp;&quot;)&quot;" office:value-type="string" office:string-value="    #'((Y-offset . 170)" calcext:value-type="string">
            <text:p><text:s text:c="4"/>#'((Y-offset . 170)</text:p>
          </table:table-cell>
          <table:table-cell table:formula="of:=IF([.$B$4]=&quot;Y&quot;;&quot;&quot;;&quot;%&quot;)&amp;&quot;      (alignment-distances . (&quot;&amp;COM.MICROSOFT.TEXTJOIN(&quot; &quot;;1;[.G114:.T1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4]=&quot;Y&quot;;&quot;\acciaccatura s8 &quot;;&quot;&quot;)&amp;[.AP114]&amp;&quot; &quot;&amp;IF([.E114]=&quot;b&quot;;&quot;\break&quot;;IF([.E11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10]&lt;[.$AZ$9];[.AZ110]+1;&quot;-&quot;)" office:value-type="float" office:value="26" calcext:value-type="float">
            <text:p>26</text:p>
          </table:table-cell>
          <table:table-cell table:formula="of:=IF([.AZ110]&lt;[.$AZ$9];[.BA110];&quot;-&quot;)" office:value-type="float" office:value="4" calcext:value-type="float">
            <text:p>4</text:p>
          </table:table-cell>
          <table:table-cell table:formula="of:=IF([.BA114]=&quot;-&quot;;&quot;&quot;;IF([.$B$1]=2;INDEX([.$AR$16:.$AU$31];[.AZ114];[.BA114]);IF([.$B$1]=3;INDEX([.$AR$44:.$AU$98];[.AZ114];[.BA114]);INDEX([.$AR$113:.$AU$218];[.AZ114];[.BA11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14]=&quot;pb&quot;;[.A114]+1;[.A11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7" table:formula="of:=IF([.C116]=&quot;&quot;;&quot;&quot;;[.C116]-[.C115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90" calcext:value-type="float">
            <text:p>190</text:p>
          </table:table-cell>
          <table:table-cell table:style-name="ce53" table:number-columns-repeated="14"/>
          <table:table-cell table:style-name="ce7" office:value-type="string" calcext:value-type="string">
            <text:p>Y</text:p>
          </table:table-cell>
          <table:table-cell table:number-columns-repeated="2"/>
          <table:table-cell table:style-name="ce44" table:formula="of:=MATCH([.C115];[.$Z$106:.$AG$106];1)" office:value-type="float" office:value="1" calcext:value-type="float">
            <text:p>1</text:p>
          </table:table-cell>
          <table:table-cell table:style-name="ce44" table:formula="of:=MATCH([.D115]+[.C115];[.$Z$106:.$AG$106];1)" office:value-type="float" office:value="1" calcext:value-type="float">
            <text:p>1</text:p>
          </table:table-cell>
          <table:table-cell table:style-name="ce2" table:formula="of:=IF(AND([.Z$112]&lt;=[.$Y115];[.Z$112]&gt;=[.$X11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5];[.AA$112]&gt;=[.$X115]);INDEX([.$Z$106:.$AG$106];[.AA$112]);&quot;&quot;)">
            <text:p/>
          </table:table-cell>
          <table:table-cell table:style-name="ce2" table:formula="of:=IF(AND([.AB$112]&lt;=[.$Y115];[.AB$112]&gt;=[.$X115]);INDEX([.$Z$106:.$AG$106];[.AB$112]);&quot;&quot;)">
            <text:p/>
          </table:table-cell>
          <table:table-cell table:style-name="ce2" table:formula="of:=IF(AND([.AC$112]&lt;=[.$Y115];[.AC$112]&gt;=[.$X115]);INDEX([.$Z$106:.$AG$106];[.AC$112]);&quot;&quot;)">
            <text:p/>
          </table:table-cell>
          <table:table-cell table:style-name="ce2" table:formula="of:=IF(AND([.AD$112]&lt;=[.$Y115];[.AD$112]&gt;=[.$X115]);INDEX([.$Z$106:.$AG$106];[.AD$112]);&quot;&quot;)">
            <text:p/>
          </table:table-cell>
          <table:table-cell table:style-name="ce2" table:formula="of:=IF(AND([.AE$112]&lt;=[.$Y115];[.AE$112]&gt;=[.$X115]);INDEX([.$Z$106:.$AG$106];[.AE$112]);&quot;&quot;)">
            <text:p/>
          </table:table-cell>
          <table:table-cell table:style-name="ce2" table:formula="of:=IF(AND([.AF$112]&lt;=[.$Y115];[.AF$112]&gt;=[.$X115]);INDEX([.$Z$106:.$AG$106];[.AF$112]);&quot;&quot;)">
            <text:p/>
          </table:table-cell>
          <table:table-cell table:style-name="ce2" table:formula="of:=IF(AND([.AG$112]&lt;=[.$Y115];[.AG$112]&gt;=[.$X115]);INDEX([.$Z$106:.$AG$106];[.AG$112]);&quot;&quot;)">
            <text:p/>
          </table:table-cell>
          <table:table-cell table:formula="of:=IF([.Z115]=&quot;&quot;;0;MIN([.D115];[.$AA$106]-[.C115]))" office:value-type="float" office:value="4" calcext:value-type="float">
            <text:p>4</text:p>
          </table:table-cell>
          <table:table-cell table:formula="of:=IF([.AA115]=&quot;&quot;;0;MIN([.$AB$106]-[.C115];[.$AB$106]-[.$AA$106];[.D115]-[.AH115]))" office:value-type="float" office:value="0" calcext:value-type="float">
            <text:p>0</text:p>
          </table:table-cell>
          <table:table-cell table:formula="of:=IF([.AB115]=&quot;&quot;;0;MIN([.$AC$106]-[.C115];[.$AC$106]-[.$AB$106];[.D115]-[.AH115]-[.AI115]))" office:value-type="float" office:value="0" calcext:value-type="float">
            <text:p>0</text:p>
          </table:table-cell>
          <table:table-cell table:formula="of:=IF([.AC115]=&quot;&quot;;0;MIN([.$AD$106]-[.C115];[.$AD$106]-[.$AC$106];[.D115]-[.AH115]-[.AI115]-[.AJ115]))" office:value-type="float" office:value="0" calcext:value-type="float">
            <text:p>0</text:p>
          </table:table-cell>
          <table:table-cell table:formula="of:=IF([.AD115]=&quot;&quot;;0;MIN([.$AE$106]-[.C115];[.$AE$106]-[.$AD$106];[.D115]-[.AH115]-[.AI115]-[.AJ115]-[.AK115]))" office:value-type="float" office:value="0" calcext:value-type="float">
            <text:p>0</text:p>
          </table:table-cell>
          <table:table-cell table:formula="of:=IF([.AE115]=&quot;&quot;;0;MIN([.$AF$106]-[.C115];[.$AF$106]-[.$AE$106];[.D115]-[.AH115]-[.AI115]-[.AJ115]-[.AK115]-[.AL115]))" office:value-type="float" office:value="0" calcext:value-type="float">
            <text:p>0</text:p>
          </table:table-cell>
          <table:table-cell table:formula="of:=IF([.AF115]=&quot;&quot;;0;MIN([.$AG$106]-[.C115];[.$AG$106]-[.$AF$106];[.D115]-[.AH115]-[.AI115]-[.AJ115]-[.AK115]-[.AL115]-[.AM115]))" office:value-type="float" office:value="0" calcext:value-type="float">
            <text:p>0</text:p>
          </table:table-cell>
          <table:table-cell/>
          <table:table-cell table:style-name="ce2" table:formula="of:=IF([.AH115]&gt;=1;[.$AH$112]&amp;&quot;*&quot;&amp;[.AH115]&amp;&quot; &quot;;&quot;&quot;)&amp;IF([.AI115]&gt;=1;[.$AI$112]&amp;&quot;*&quot;&amp;[.AI115]&amp;&quot; &quot;;&quot;&quot;)&amp;IF([.AJ115]&gt;=1;[.$AJ$112]&amp;&quot;*&quot;&amp;[.AJ115]&amp;&quot; &quot;;&quot;&quot;)&amp;IF([.AK115]&gt;=1;[.$AK$112]&amp;&quot;*&quot;&amp;[.AK115]&amp;&quot; &quot;;&quot;&quot;)&amp;IF([.AL115]&gt;=1;[.$AL$112]&amp;&quot;*&quot;&amp;[.AL115]&amp;&quot; &quot;;&quot;&quot;)&amp;IF([.AM115]&gt;=1;[.$AM$112]&amp;&quot;*&quot;&amp;[.AM115]&amp;&quot; &quot;;&quot;&quot;)&amp;IF([.AN115]&gt;=1;[.$AN$112]&amp;&quot;*&quot;&amp;[.AN11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5]&amp;&quot;)&quot;" office:value-type="string" office:string-value="    #'((Y-offset . 190)" calcext:value-type="string">
            <text:p><text:s text:c="4"/>#'((Y-offset . 190)</text:p>
          </table:table-cell>
          <table:table-cell table:formula="of:=IF([.$B$4]=&quot;Y&quot;;&quot;&quot;;&quot;%&quot;)&amp;&quot;      (alignment-distances . (&quot;&amp;COM.MICROSOFT.TEXTJOIN(&quot; &quot;;1;[.G115:.T1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5]=&quot;Y&quot;;&quot;\acciaccatura s8 &quot;;&quot;&quot;)&amp;[.AP115]&amp;&quot; &quot;&amp;IF([.E115]=&quot;b&quot;;&quot;\break&quot;;IF([.E115]=&quot;pb&quot;;&quot;\pageBreak&quot;))" office:value-type="string" office:string-value="\acciaccatura s8 s1*4  \break" calcext:value-type="string">
            <text:p>\acciaccatura s8 s1*4 <text:s/>\break</text:p>
          </table:table-cell>
          <table:table-cell table:number-columns-repeated="4"/>
          <table:table-cell table:formula="of:=IF([.AZ111]&lt;[.$AZ$9];[.AZ111]+1;&quot;-&quot;)" office:value-type="float" office:value="27" calcext:value-type="float">
            <text:p>27</text:p>
          </table:table-cell>
          <table:table-cell table:formula="of:=IF([.AZ111]&lt;[.$AZ$9];[.BA111];&quot;-&quot;)" office:value-type="float" office:value="1" calcext:value-type="float">
            <text:p>1</text:p>
          </table:table-cell>
          <table:table-cell table:formula="of:=IF([.BA115]=&quot;-&quot;;&quot;&quot;;IF([.$B$1]=2;INDEX([.$AR$16:.$AU$31];[.AZ115];[.BA115]);IF([.$B$1]=3;INDEX([.$AR$44:.$AU$98];[.AZ115];[.BA115]);INDEX([.$AR$113:.$AU$218];[.AZ115];[.BA1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5]=&quot;pb&quot;;[.A115]+1;[.A11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7" table:formula="of:=IF([.C117]=&quot;&quot;;&quot;&quot;;[.C117]-[.C116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210" calcext:value-type="float">
            <text:p>210</text:p>
          </table:table-cell>
          <table:table-cell table:style-name="ce53" table:number-columns-repeated="14"/>
          <table:table-cell table:number-columns-repeated="3"/>
          <table:table-cell table:style-name="ce44" table:formula="of:=MATCH([.C116];[.$Z$106:.$AG$106];1)" office:value-type="float" office:value="1" calcext:value-type="float">
            <text:p>1</text:p>
          </table:table-cell>
          <table:table-cell table:style-name="ce44" table:formula="of:=MATCH([.D116]+[.C116];[.$Z$106:.$AG$106];1)" office:value-type="float" office:value="1" calcext:value-type="float">
            <text:p>1</text:p>
          </table:table-cell>
          <table:table-cell table:style-name="ce2" table:formula="of:=IF(AND([.Z$112]&lt;=[.$Y116];[.Z$112]&gt;=[.$X11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6];[.AA$112]&gt;=[.$X116]);INDEX([.$Z$106:.$AG$106];[.AA$112]);&quot;&quot;)">
            <text:p/>
          </table:table-cell>
          <table:table-cell table:style-name="ce2" table:formula="of:=IF(AND([.AB$112]&lt;=[.$Y116];[.AB$112]&gt;=[.$X116]);INDEX([.$Z$106:.$AG$106];[.AB$112]);&quot;&quot;)">
            <text:p/>
          </table:table-cell>
          <table:table-cell table:style-name="ce2" table:formula="of:=IF(AND([.AC$112]&lt;=[.$Y116];[.AC$112]&gt;=[.$X116]);INDEX([.$Z$106:.$AG$106];[.AC$112]);&quot;&quot;)">
            <text:p/>
          </table:table-cell>
          <table:table-cell table:style-name="ce2" table:formula="of:=IF(AND([.AD$112]&lt;=[.$Y116];[.AD$112]&gt;=[.$X116]);INDEX([.$Z$106:.$AG$106];[.AD$112]);&quot;&quot;)">
            <text:p/>
          </table:table-cell>
          <table:table-cell table:style-name="ce2" table:formula="of:=IF(AND([.AE$112]&lt;=[.$Y116];[.AE$112]&gt;=[.$X116]);INDEX([.$Z$106:.$AG$106];[.AE$112]);&quot;&quot;)">
            <text:p/>
          </table:table-cell>
          <table:table-cell table:style-name="ce2" table:formula="of:=IF(AND([.AF$112]&lt;=[.$Y116];[.AF$112]&gt;=[.$X116]);INDEX([.$Z$106:.$AG$106];[.AF$112]);&quot;&quot;)">
            <text:p/>
          </table:table-cell>
          <table:table-cell table:style-name="ce2" table:formula="of:=IF(AND([.AG$112]&lt;=[.$Y116];[.AG$112]&gt;=[.$X116]);INDEX([.$Z$106:.$AG$106];[.AG$112]);&quot;&quot;)">
            <text:p/>
          </table:table-cell>
          <table:table-cell table:formula="of:=IF([.Z116]=&quot;&quot;;0;MIN([.D116];[.$AA$106]-[.C116]))" office:value-type="float" office:value="8" calcext:value-type="float">
            <text:p>8</text:p>
          </table:table-cell>
          <table:table-cell table:formula="of:=IF([.AA116]=&quot;&quot;;0;MIN([.$AB$106]-[.C116];[.$AB$106]-[.$AA$106];[.D116]-[.AH116]))" office:value-type="float" office:value="0" calcext:value-type="float">
            <text:p>0</text:p>
          </table:table-cell>
          <table:table-cell table:formula="of:=IF([.AB116]=&quot;&quot;;0;MIN([.$AC$106]-[.C116];[.$AC$106]-[.$AB$106];[.D116]-[.AH116]-[.AI116]))" office:value-type="float" office:value="0" calcext:value-type="float">
            <text:p>0</text:p>
          </table:table-cell>
          <table:table-cell table:formula="of:=IF([.AC116]=&quot;&quot;;0;MIN([.$AD$106]-[.C116];[.$AD$106]-[.$AC$106];[.D116]-[.AH116]-[.AI116]-[.AJ116]))" office:value-type="float" office:value="0" calcext:value-type="float">
            <text:p>0</text:p>
          </table:table-cell>
          <table:table-cell table:formula="of:=IF([.AD116]=&quot;&quot;;0;MIN([.$AE$106]-[.C116];[.$AE$106]-[.$AD$106];[.D116]-[.AH116]-[.AI116]-[.AJ116]-[.AK116]))" office:value-type="float" office:value="0" calcext:value-type="float">
            <text:p>0</text:p>
          </table:table-cell>
          <table:table-cell table:formula="of:=IF([.AE116]=&quot;&quot;;0;MIN([.$AF$106]-[.C116];[.$AF$106]-[.$AE$106];[.D116]-[.AH116]-[.AI116]-[.AJ116]-[.AK116]-[.AL116]))" office:value-type="float" office:value="0" calcext:value-type="float">
            <text:p>0</text:p>
          </table:table-cell>
          <table:table-cell table:formula="of:=IF([.AF116]=&quot;&quot;;0;MIN([.$AG$106]-[.C116];[.$AG$106]-[.$AF$106];[.D116]-[.AH116]-[.AI116]-[.AJ116]-[.AK116]-[.AL116]-[.AM116]))" office:value-type="float" office:value="0" calcext:value-type="float">
            <text:p>0</text:p>
          </table:table-cell>
          <table:table-cell/>
          <table:table-cell table:style-name="ce2" table:formula="of:=IF([.AH116]&gt;=1;[.$AH$112]&amp;&quot;*&quot;&amp;[.AH116]&amp;&quot; &quot;;&quot;&quot;)&amp;IF([.AI116]&gt;=1;[.$AI$112]&amp;&quot;*&quot;&amp;[.AI116]&amp;&quot; &quot;;&quot;&quot;)&amp;IF([.AJ116]&gt;=1;[.$AJ$112]&amp;&quot;*&quot;&amp;[.AJ116]&amp;&quot; &quot;;&quot;&quot;)&amp;IF([.AK116]&gt;=1;[.$AK$112]&amp;&quot;*&quot;&amp;[.AK116]&amp;&quot; &quot;;&quot;&quot;)&amp;IF([.AL116]&gt;=1;[.$AL$112]&amp;&quot;*&quot;&amp;[.AL116]&amp;&quot; &quot;;&quot;&quot;)&amp;IF([.AM116]&gt;=1;[.$AM$112]&amp;&quot;*&quot;&amp;[.AM116]&amp;&quot; &quot;;&quot;&quot;)&amp;IF([.AN116]&gt;=1;[.$AN$112]&amp;&quot;*&quot;&amp;[.AN11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6]&amp;&quot;)&quot;" office:value-type="string" office:string-value="    #'((Y-offset . 210)" calcext:value-type="string">
            <text:p><text:s text:c="4"/>#'((Y-offset . 210)</text:p>
          </table:table-cell>
          <table:table-cell table:formula="of:=IF([.$B$4]=&quot;Y&quot;;&quot;&quot;;&quot;%&quot;)&amp;&quot;      (alignment-distances . (&quot;&amp;COM.MICROSOFT.TEXTJOIN(&quot; &quot;;1;[.G116:.T1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16]=&quot;Y&quot;;&quot;\acciaccatura s8 &quot;;&quot;&quot;)&amp;[.AP116]&amp;&quot; &quot;&amp;IF([.E116]=&quot;b&quot;;&quot;\break&quot;;IF([.E116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12]&lt;[.$AZ$9];[.AZ112]+1;&quot;-&quot;)" office:value-type="float" office:value="27" calcext:value-type="float">
            <text:p>27</text:p>
          </table:table-cell>
          <table:table-cell table:formula="of:=IF([.AZ112]&lt;[.$AZ$9];[.BA112];&quot;-&quot;)" office:value-type="float" office:value="2" calcext:value-type="float">
            <text:p>2</text:p>
          </table:table-cell>
          <table:table-cell table:formula="of:=IF([.BA116]=&quot;-&quot;;&quot;&quot;;IF([.$B$1]=2;INDEX([.$AR$16:.$AU$31];[.AZ116];[.BA116]);IF([.$B$1]=3;INDEX([.$AR$44:.$AU$98];[.AZ116];[.BA116]);INDEX([.$AR$113:.$AU$218];[.AZ116];[.BA116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formula="of:=IF([.E116]=&quot;pb&quot;;[.A116]+1;[.A116]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style-name="ce7" table:formula="of:=IF([.C118]=&quot;&quot;;&quot;&quot;;[.C118]-[.C117])"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7"/>
          <table:table-cell table:number-columns-repeated="3"/>
          <table:table-cell table:style-name="ce44" table:formula="of:=MATCH([.C117];[.$Z$106:.$AG$106];1)" office:value-type="float" office:value="1" calcext:value-type="float">
            <text:p>1</text:p>
          </table:table-cell>
          <table:table-cell table:style-name="ce44" table:formula="of:=MATCH([.D117]+[.C117];[.$Z$106:.$AG$106];1)" office:value-type="float" office:value="1" calcext:value-type="float">
            <text:p>1</text:p>
          </table:table-cell>
          <table:table-cell table:style-name="ce2" table:formula="of:=IF(AND([.Z$112]&lt;=[.$Y117];[.Z$112]&gt;=[.$X11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7];[.AA$112]&gt;=[.$X117]);INDEX([.$Z$106:.$AG$106];[.AA$112]);&quot;&quot;)">
            <text:p/>
          </table:table-cell>
          <table:table-cell table:style-name="ce2" table:formula="of:=IF(AND([.AB$112]&lt;=[.$Y117];[.AB$112]&gt;=[.$X117]);INDEX([.$Z$106:.$AG$106];[.AB$112]);&quot;&quot;)">
            <text:p/>
          </table:table-cell>
          <table:table-cell table:style-name="ce2" table:formula="of:=IF(AND([.AC$112]&lt;=[.$Y117];[.AC$112]&gt;=[.$X117]);INDEX([.$Z$106:.$AG$106];[.AC$112]);&quot;&quot;)">
            <text:p/>
          </table:table-cell>
          <table:table-cell table:style-name="ce2" table:formula="of:=IF(AND([.AD$112]&lt;=[.$Y117];[.AD$112]&gt;=[.$X117]);INDEX([.$Z$106:.$AG$106];[.AD$112]);&quot;&quot;)">
            <text:p/>
          </table:table-cell>
          <table:table-cell table:style-name="ce2" table:formula="of:=IF(AND([.AE$112]&lt;=[.$Y117];[.AE$112]&gt;=[.$X117]);INDEX([.$Z$106:.$AG$106];[.AE$112]);&quot;&quot;)">
            <text:p/>
          </table:table-cell>
          <table:table-cell table:style-name="ce2" table:formula="of:=IF(AND([.AF$112]&lt;=[.$Y117];[.AF$112]&gt;=[.$X117]);INDEX([.$Z$106:.$AG$106];[.AF$112]);&quot;&quot;)">
            <text:p/>
          </table:table-cell>
          <table:table-cell table:style-name="ce2" table:formula="of:=IF(AND([.AG$112]&lt;=[.$Y117];[.AG$112]&gt;=[.$X117]);INDEX([.$Z$106:.$AG$106];[.AG$112]);&quot;&quot;)">
            <text:p/>
          </table:table-cell>
          <table:table-cell table:formula="of:=IF([.Z117]=&quot;&quot;;0;MIN([.D117];[.$AA$106]-[.C117]))" office:value-type="float" office:value="9" calcext:value-type="float">
            <text:p>9</text:p>
          </table:table-cell>
          <table:table-cell table:formula="of:=IF([.AA117]=&quot;&quot;;0;MIN([.$AB$106]-[.C117];[.$AB$106]-[.$AA$106];[.D117]-[.AH117]))" office:value-type="float" office:value="0" calcext:value-type="float">
            <text:p>0</text:p>
          </table:table-cell>
          <table:table-cell table:formula="of:=IF([.AB117]=&quot;&quot;;0;MIN([.$AC$106]-[.C117];[.$AC$106]-[.$AB$106];[.D117]-[.AH117]-[.AI117]))" office:value-type="float" office:value="0" calcext:value-type="float">
            <text:p>0</text:p>
          </table:table-cell>
          <table:table-cell table:formula="of:=IF([.AC117]=&quot;&quot;;0;MIN([.$AD$106]-[.C117];[.$AD$106]-[.$AC$106];[.D117]-[.AH117]-[.AI117]-[.AJ117]))" office:value-type="float" office:value="0" calcext:value-type="float">
            <text:p>0</text:p>
          </table:table-cell>
          <table:table-cell table:formula="of:=IF([.AD117]=&quot;&quot;;0;MIN([.$AE$106]-[.C117];[.$AE$106]-[.$AD$106];[.D117]-[.AH117]-[.AI117]-[.AJ117]-[.AK117]))" office:value-type="float" office:value="0" calcext:value-type="float">
            <text:p>0</text:p>
          </table:table-cell>
          <table:table-cell table:formula="of:=IF([.AE117]=&quot;&quot;;0;MIN([.$AF$106]-[.C117];[.$AF$106]-[.$AE$106];[.D117]-[.AH117]-[.AI117]-[.AJ117]-[.AK117]-[.AL117]))" office:value-type="float" office:value="0" calcext:value-type="float">
            <text:p>0</text:p>
          </table:table-cell>
          <table:table-cell table:formula="of:=IF([.AF117]=&quot;&quot;;0;MIN([.$AG$106]-[.C117];[.$AG$106]-[.$AF$106];[.D117]-[.AH117]-[.AI117]-[.AJ117]-[.AK117]-[.AL117]-[.AM117]))" office:value-type="float" office:value="0" calcext:value-type="float">
            <text:p>0</text:p>
          </table:table-cell>
          <table:table-cell/>
          <table:table-cell table:style-name="ce2" table:formula="of:=IF([.AH117]&gt;=1;[.$AH$112]&amp;&quot;*&quot;&amp;[.AH117]&amp;&quot; &quot;;&quot;&quot;)&amp;IF([.AI117]&gt;=1;[.$AI$112]&amp;&quot;*&quot;&amp;[.AI117]&amp;&quot; &quot;;&quot;&quot;)&amp;IF([.AJ117]&gt;=1;[.$AJ$112]&amp;&quot;*&quot;&amp;[.AJ117]&amp;&quot; &quot;;&quot;&quot;)&amp;IF([.AK117]&gt;=1;[.$AK$112]&amp;&quot;*&quot;&amp;[.AK117]&amp;&quot; &quot;;&quot;&quot;)&amp;IF([.AL117]&gt;=1;[.$AL$112]&amp;&quot;*&quot;&amp;[.AL117]&amp;&quot; &quot;;&quot;&quot;)&amp;IF([.AM117]&gt;=1;[.$AM$112]&amp;&quot;*&quot;&amp;[.AM117]&amp;&quot; &quot;;&quot;&quot;)&amp;IF([.AN117]&gt;=1;[.$AN$112]&amp;&quot;*&quot;&amp;[.AN117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7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17:.T117])&amp;&quot;)))&quot;" office:value-type="string" office:string-value="      (alignment-distances . (9 10 13 9 14 10 11)))" calcext:value-type="string">
            <text:p><text:s text:c="6"/>(alignment-distances . (9 10 13 9 14 10 11)))</text:p>
          </table:table-cell>
          <table:table-cell table:formula="of:=IF([.$B$6]=&quot;Y&quot;;&quot;%&quot;;&quot;&quot;)&amp;IF([.U117]=&quot;Y&quot;;&quot;\acciaccatura s8 &quot;;&quot;&quot;)&amp;[.AP117]&amp;&quot; &quot;&amp;IF([.E117]=&quot;b&quot;;&quot;\break&quot;;IF([.E117]=&quot;pb&quot;;&quot;\pageBreak&quot;))" office:value-type="string" office:string-value="s1*9  \break" calcext:value-type="string">
            <text:p>s1*9 <text:s/>\break</text:p>
          </table:table-cell>
          <table:table-cell table:number-columns-repeated="4"/>
          <table:table-cell table:formula="of:=IF([.AZ113]&lt;[.$AZ$9];[.AZ113]+1;&quot;-&quot;)" office:value-type="float" office:value="27" calcext:value-type="float">
            <text:p>27</text:p>
          </table:table-cell>
          <table:table-cell table:formula="of:=IF([.AZ113]&lt;[.$AZ$9];[.BA113];&quot;-&quot;)" office:value-type="float" office:value="3" calcext:value-type="float">
            <text:p>3</text:p>
          </table:table-cell>
          <table:table-cell table:formula="of:=IF([.BA117]=&quot;-&quot;;&quot;&quot;;IF([.$B$1]=2;INDEX([.$AR$16:.$AU$31];[.AZ117];[.BA117]);IF([.$B$1]=3;INDEX([.$AR$44:.$AU$98];[.AZ117];[.BA117]);INDEX([.$AR$113:.$AU$218];[.AZ117];[.BA117]))))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number-columns-repeated="10"/>
        </table:table-row>
        <table:table-row table:style-name="ro1">
          <table:table-cell table:formula="of:=IF([.E117]=&quot;pb&quot;;[.A117]+1;[.A117]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style-name="ce7" table:formula="of:=IF([.C119]=&quot;&quot;;&quot;&quot;;[.C119]-[.C118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105" calcext:value-type="float">
            <text:p>10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8];[.$Z$106:.$AG$106];1)" office:value-type="float" office:value="1" calcext:value-type="float">
            <text:p>1</text:p>
          </table:table-cell>
          <table:table-cell table:style-name="ce44" table:formula="of:=MATCH([.D118]+[.C118];[.$Z$106:.$AG$106];1)" office:value-type="float" office:value="1" calcext:value-type="float">
            <text:p>1</text:p>
          </table:table-cell>
          <table:table-cell table:style-name="ce2" table:formula="of:=IF(AND([.Z$112]&lt;=[.$Y118];[.Z$112]&gt;=[.$X11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8];[.AA$112]&gt;=[.$X118]);INDEX([.$Z$106:.$AG$106];[.AA$112]);&quot;&quot;)">
            <text:p/>
          </table:table-cell>
          <table:table-cell table:style-name="ce2" table:formula="of:=IF(AND([.AB$112]&lt;=[.$Y118];[.AB$112]&gt;=[.$X118]);INDEX([.$Z$106:.$AG$106];[.AB$112]);&quot;&quot;)">
            <text:p/>
          </table:table-cell>
          <table:table-cell table:style-name="ce2" table:formula="of:=IF(AND([.AC$112]&lt;=[.$Y118];[.AC$112]&gt;=[.$X118]);INDEX([.$Z$106:.$AG$106];[.AC$112]);&quot;&quot;)">
            <text:p/>
          </table:table-cell>
          <table:table-cell table:style-name="ce2" table:formula="of:=IF(AND([.AD$112]&lt;=[.$Y118];[.AD$112]&gt;=[.$X118]);INDEX([.$Z$106:.$AG$106];[.AD$112]);&quot;&quot;)">
            <text:p/>
          </table:table-cell>
          <table:table-cell table:style-name="ce2" table:formula="of:=IF(AND([.AE$112]&lt;=[.$Y118];[.AE$112]&gt;=[.$X118]);INDEX([.$Z$106:.$AG$106];[.AE$112]);&quot;&quot;)">
            <text:p/>
          </table:table-cell>
          <table:table-cell table:style-name="ce2" table:formula="of:=IF(AND([.AF$112]&lt;=[.$Y118];[.AF$112]&gt;=[.$X118]);INDEX([.$Z$106:.$AG$106];[.AF$112]);&quot;&quot;)">
            <text:p/>
          </table:table-cell>
          <table:table-cell table:style-name="ce2" table:formula="of:=IF(AND([.AG$112]&lt;=[.$Y118];[.AG$112]&gt;=[.$X118]);INDEX([.$Z$106:.$AG$106];[.AG$112]);&quot;&quot;)">
            <text:p/>
          </table:table-cell>
          <table:table-cell table:formula="of:=IF([.Z118]=&quot;&quot;;0;MIN([.D118];[.$AA$106]-[.C118]))" office:value-type="float" office:value="8" calcext:value-type="float">
            <text:p>8</text:p>
          </table:table-cell>
          <table:table-cell table:formula="of:=IF([.AA118]=&quot;&quot;;0;MIN([.$AB$106]-[.C118];[.$AB$106]-[.$AA$106];[.D118]-[.AH118]))" office:value-type="float" office:value="0" calcext:value-type="float">
            <text:p>0</text:p>
          </table:table-cell>
          <table:table-cell table:formula="of:=IF([.AB118]=&quot;&quot;;0;MIN([.$AC$106]-[.C118];[.$AC$106]-[.$AB$106];[.D118]-[.AH118]-[.AI118]))" office:value-type="float" office:value="0" calcext:value-type="float">
            <text:p>0</text:p>
          </table:table-cell>
          <table:table-cell table:formula="of:=IF([.AC118]=&quot;&quot;;0;MIN([.$AD$106]-[.C118];[.$AD$106]-[.$AC$106];[.D118]-[.AH118]-[.AI118]-[.AJ118]))" office:value-type="float" office:value="0" calcext:value-type="float">
            <text:p>0</text:p>
          </table:table-cell>
          <table:table-cell table:formula="of:=IF([.AD118]=&quot;&quot;;0;MIN([.$AE$106]-[.C118];[.$AE$106]-[.$AD$106];[.D118]-[.AH118]-[.AI118]-[.AJ118]-[.AK118]))" office:value-type="float" office:value="0" calcext:value-type="float">
            <text:p>0</text:p>
          </table:table-cell>
          <table:table-cell table:formula="of:=IF([.AE118]=&quot;&quot;;0;MIN([.$AF$106]-[.C118];[.$AF$106]-[.$AE$106];[.D118]-[.AH118]-[.AI118]-[.AJ118]-[.AK118]-[.AL118]))" office:value-type="float" office:value="0" calcext:value-type="float">
            <text:p>0</text:p>
          </table:table-cell>
          <table:table-cell table:formula="of:=IF([.AF118]=&quot;&quot;;0;MIN([.$AG$106]-[.C118];[.$AG$106]-[.$AF$106];[.D118]-[.AH118]-[.AI118]-[.AJ118]-[.AK118]-[.AL118]-[.AM118]))" office:value-type="float" office:value="0" calcext:value-type="float">
            <text:p>0</text:p>
          </table:table-cell>
          <table:table-cell/>
          <table:table-cell table:style-name="ce2" table:formula="of:=IF([.AH118]&gt;=1;[.$AH$112]&amp;&quot;*&quot;&amp;[.AH118]&amp;&quot; &quot;;&quot;&quot;)&amp;IF([.AI118]&gt;=1;[.$AI$112]&amp;&quot;*&quot;&amp;[.AI118]&amp;&quot; &quot;;&quot;&quot;)&amp;IF([.AJ118]&gt;=1;[.$AJ$112]&amp;&quot;*&quot;&amp;[.AJ118]&amp;&quot; &quot;;&quot;&quot;)&amp;IF([.AK118]&gt;=1;[.$AK$112]&amp;&quot;*&quot;&amp;[.AK118]&amp;&quot; &quot;;&quot;&quot;)&amp;IF([.AL118]&gt;=1;[.$AL$112]&amp;&quot;*&quot;&amp;[.AL118]&amp;&quot; &quot;;&quot;&quot;)&amp;IF([.AM118]&gt;=1;[.$AM$112]&amp;&quot;*&quot;&amp;[.AM118]&amp;&quot; &quot;;&quot;&quot;)&amp;IF([.AN118]&gt;=1;[.$AN$112]&amp;&quot;*&quot;&amp;[.AN118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8]&amp;&quot;)&quot;" office:value-type="string" office:string-value="    #'((Y-offset . 105)" calcext:value-type="string">
            <text:p><text:s text:c="4"/>#'((Y-offset . 105)</text:p>
          </table:table-cell>
          <table:table-cell table:formula="of:=IF([.$B$4]=&quot;Y&quot;;&quot;&quot;;&quot;%&quot;)&amp;&quot;      (alignment-distances . (&quot;&amp;COM.MICROSOFT.TEXTJOIN(&quot; &quot;;1;[.G118:.T118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8]=&quot;Y&quot;;&quot;\acciaccatura s8 &quot;;&quot;&quot;)&amp;[.AP118]&amp;&quot; &quot;&amp;IF([.E118]=&quot;b&quot;;&quot;\break&quot;;IF([.E118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14]&lt;[.$AZ$9];[.AZ114]+1;&quot;-&quot;)" office:value-type="float" office:value="27" calcext:value-type="float">
            <text:p>27</text:p>
          </table:table-cell>
          <table:table-cell table:formula="of:=IF([.AZ114]&lt;[.$AZ$9];[.BA114];&quot;-&quot;)" office:value-type="float" office:value="4" calcext:value-type="float">
            <text:p>4</text:p>
          </table:table-cell>
          <table:table-cell table:formula="of:=IF([.BA118]=&quot;-&quot;;&quot;&quot;;IF([.$B$1]=2;INDEX([.$AR$16:.$AU$31];[.AZ118];[.BA118]);IF([.$B$1]=3;INDEX([.$AR$44:.$AU$98];[.AZ118];[.BA118]);INDEX([.$AR$113:.$AU$218];[.AZ118];[.BA11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formula="of:=IF([.E118]=&quot;pb&quot;;[.A118]+1;[.A118]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style-name="ce7" table:formula="of:=IF([.C120]=&quot;&quot;;&quot;&quot;;[.C120]-[.C119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19];[.$Z$106:.$AG$106];1)" office:value-type="float" office:value="1" calcext:value-type="float">
            <text:p>1</text:p>
          </table:table-cell>
          <table:table-cell table:style-name="ce44" table:formula="of:=MATCH([.D119]+[.C119];[.$Z$106:.$AG$106];1)" office:value-type="float" office:value="1" calcext:value-type="float">
            <text:p>1</text:p>
          </table:table-cell>
          <table:table-cell table:style-name="ce2" table:formula="of:=IF(AND([.Z$112]&lt;=[.$Y119];[.Z$112]&gt;=[.$X11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19];[.AA$112]&gt;=[.$X119]);INDEX([.$Z$106:.$AG$106];[.AA$112]);&quot;&quot;)">
            <text:p/>
          </table:table-cell>
          <table:table-cell table:style-name="ce2" table:formula="of:=IF(AND([.AB$112]&lt;=[.$Y119];[.AB$112]&gt;=[.$X119]);INDEX([.$Z$106:.$AG$106];[.AB$112]);&quot;&quot;)">
            <text:p/>
          </table:table-cell>
          <table:table-cell table:style-name="ce2" table:formula="of:=IF(AND([.AC$112]&lt;=[.$Y119];[.AC$112]&gt;=[.$X119]);INDEX([.$Z$106:.$AG$106];[.AC$112]);&quot;&quot;)">
            <text:p/>
          </table:table-cell>
          <table:table-cell table:style-name="ce2" table:formula="of:=IF(AND([.AD$112]&lt;=[.$Y119];[.AD$112]&gt;=[.$X119]);INDEX([.$Z$106:.$AG$106];[.AD$112]);&quot;&quot;)">
            <text:p/>
          </table:table-cell>
          <table:table-cell table:style-name="ce2" table:formula="of:=IF(AND([.AE$112]&lt;=[.$Y119];[.AE$112]&gt;=[.$X119]);INDEX([.$Z$106:.$AG$106];[.AE$112]);&quot;&quot;)">
            <text:p/>
          </table:table-cell>
          <table:table-cell table:style-name="ce2" table:formula="of:=IF(AND([.AF$112]&lt;=[.$Y119];[.AF$112]&gt;=[.$X119]);INDEX([.$Z$106:.$AG$106];[.AF$112]);&quot;&quot;)">
            <text:p/>
          </table:table-cell>
          <table:table-cell table:style-name="ce2" table:formula="of:=IF(AND([.AG$112]&lt;=[.$Y119];[.AG$112]&gt;=[.$X119]);INDEX([.$Z$106:.$AG$106];[.AG$112]);&quot;&quot;)">
            <text:p/>
          </table:table-cell>
          <table:table-cell table:formula="of:=IF([.Z119]=&quot;&quot;;0;MIN([.D119];[.$AA$106]-[.C119]))" office:value-type="float" office:value="5" calcext:value-type="float">
            <text:p>5</text:p>
          </table:table-cell>
          <table:table-cell table:formula="of:=IF([.AA119]=&quot;&quot;;0;MIN([.$AB$106]-[.C119];[.$AB$106]-[.$AA$106];[.D119]-[.AH119]))" office:value-type="float" office:value="0" calcext:value-type="float">
            <text:p>0</text:p>
          </table:table-cell>
          <table:table-cell table:formula="of:=IF([.AB119]=&quot;&quot;;0;MIN([.$AC$106]-[.C119];[.$AC$106]-[.$AB$106];[.D119]-[.AH119]-[.AI119]))" office:value-type="float" office:value="0" calcext:value-type="float">
            <text:p>0</text:p>
          </table:table-cell>
          <table:table-cell table:formula="of:=IF([.AC119]=&quot;&quot;;0;MIN([.$AD$106]-[.C119];[.$AD$106]-[.$AC$106];[.D119]-[.AH119]-[.AI119]-[.AJ119]))" office:value-type="float" office:value="0" calcext:value-type="float">
            <text:p>0</text:p>
          </table:table-cell>
          <table:table-cell table:formula="of:=IF([.AD119]=&quot;&quot;;0;MIN([.$AE$106]-[.C119];[.$AE$106]-[.$AD$106];[.D119]-[.AH119]-[.AI119]-[.AJ119]-[.AK119]))" office:value-type="float" office:value="0" calcext:value-type="float">
            <text:p>0</text:p>
          </table:table-cell>
          <table:table-cell table:formula="of:=IF([.AE119]=&quot;&quot;;0;MIN([.$AF$106]-[.C119];[.$AF$106]-[.$AE$106];[.D119]-[.AH119]-[.AI119]-[.AJ119]-[.AK119]-[.AL119]))" office:value-type="float" office:value="0" calcext:value-type="float">
            <text:p>0</text:p>
          </table:table-cell>
          <table:table-cell table:formula="of:=IF([.AF119]=&quot;&quot;;0;MIN([.$AG$106]-[.C119];[.$AG$106]-[.$AF$106];[.D119]-[.AH119]-[.AI119]-[.AJ119]-[.AK119]-[.AL119]-[.AM119]))" office:value-type="float" office:value="0" calcext:value-type="float">
            <text:p>0</text:p>
          </table:table-cell>
          <table:table-cell/>
          <table:table-cell table:style-name="ce2" table:formula="of:=IF([.AH119]&gt;=1;[.$AH$112]&amp;&quot;*&quot;&amp;[.AH119]&amp;&quot; &quot;;&quot;&quot;)&amp;IF([.AI119]&gt;=1;[.$AI$112]&amp;&quot;*&quot;&amp;[.AI119]&amp;&quot; &quot;;&quot;&quot;)&amp;IF([.AJ119]&gt;=1;[.$AJ$112]&amp;&quot;*&quot;&amp;[.AJ119]&amp;&quot; &quot;;&quot;&quot;)&amp;IF([.AK119]&gt;=1;[.$AK$112]&amp;&quot;*&quot;&amp;[.AK119]&amp;&quot; &quot;;&quot;&quot;)&amp;IF([.AL119]&gt;=1;[.$AL$112]&amp;&quot;*&quot;&amp;[.AL119]&amp;&quot; &quot;;&quot;&quot;)&amp;IF([.AM119]&gt;=1;[.$AM$112]&amp;&quot;*&quot;&amp;[.AM119]&amp;&quot; &quot;;&quot;&quot;)&amp;IF([.AN119]&gt;=1;[.$AN$112]&amp;&quot;*&quot;&amp;[.AN11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19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19:.T119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19]=&quot;Y&quot;;&quot;\acciaccatura s8 &quot;;&quot;&quot;)&amp;[.AP119]&amp;&quot; &quot;&amp;IF([.E119]=&quot;b&quot;;&quot;\break&quot;;IF([.E119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15]&lt;[.$AZ$9];[.AZ115]+1;&quot;-&quot;)" office:value-type="float" office:value="28" calcext:value-type="float">
            <text:p>28</text:p>
          </table:table-cell>
          <table:table-cell table:formula="of:=IF([.AZ115]&lt;[.$AZ$9];[.BA115];&quot;-&quot;)" office:value-type="float" office:value="1" calcext:value-type="float">
            <text:p>1</text:p>
          </table:table-cell>
          <table:table-cell table:formula="of:=IF([.BA119]=&quot;-&quot;;&quot;&quot;;IF([.$B$1]=2;INDEX([.$AR$16:.$AU$31];[.AZ119];[.BA119]);IF([.$B$1]=3;INDEX([.$AR$44:.$AU$98];[.AZ119];[.BA119]);INDEX([.$AR$113:.$AU$218];[.AZ119];[.BA1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19]=&quot;pb&quot;;[.A119]+1;[.A119]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7" table:formula="of:=IF([.C121]=&quot;&quot;;&quot;&quot;;[.C121]-[.C12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0];[.$Z$106:.$AG$106];1)" office:value-type="float" office:value="1" calcext:value-type="float">
            <text:p>1</text:p>
          </table:table-cell>
          <table:table-cell table:style-name="ce44" table:formula="of:=MATCH([.D120]+[.C120];[.$Z$106:.$AG$106];1)" office:value-type="float" office:value="1" calcext:value-type="float">
            <text:p>1</text:p>
          </table:table-cell>
          <table:table-cell table:style-name="ce2" table:formula="of:=IF(AND([.Z$112]&lt;=[.$Y120];[.Z$112]&gt;=[.$X12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0];[.AA$112]&gt;=[.$X120]);INDEX([.$Z$106:.$AG$106];[.AA$112]);&quot;&quot;)">
            <text:p/>
          </table:table-cell>
          <table:table-cell table:style-name="ce2" table:formula="of:=IF(AND([.AB$112]&lt;=[.$Y120];[.AB$112]&gt;=[.$X120]);INDEX([.$Z$106:.$AG$106];[.AB$112]);&quot;&quot;)">
            <text:p/>
          </table:table-cell>
          <table:table-cell table:style-name="ce2" table:formula="of:=IF(AND([.AC$112]&lt;=[.$Y120];[.AC$112]&gt;=[.$X120]);INDEX([.$Z$106:.$AG$106];[.AC$112]);&quot;&quot;)">
            <text:p/>
          </table:table-cell>
          <table:table-cell table:style-name="ce2" table:formula="of:=IF(AND([.AD$112]&lt;=[.$Y120];[.AD$112]&gt;=[.$X120]);INDEX([.$Z$106:.$AG$106];[.AD$112]);&quot;&quot;)">
            <text:p/>
          </table:table-cell>
          <table:table-cell table:style-name="ce2" table:formula="of:=IF(AND([.AE$112]&lt;=[.$Y120];[.AE$112]&gt;=[.$X120]);INDEX([.$Z$106:.$AG$106];[.AE$112]);&quot;&quot;)">
            <text:p/>
          </table:table-cell>
          <table:table-cell table:style-name="ce2" table:formula="of:=IF(AND([.AF$112]&lt;=[.$Y120];[.AF$112]&gt;=[.$X120]);INDEX([.$Z$106:.$AG$106];[.AF$112]);&quot;&quot;)">
            <text:p/>
          </table:table-cell>
          <table:table-cell table:style-name="ce2" table:formula="of:=IF(AND([.AG$112]&lt;=[.$Y120];[.AG$112]&gt;=[.$X120]);INDEX([.$Z$106:.$AG$106];[.AG$112]);&quot;&quot;)">
            <text:p/>
          </table:table-cell>
          <table:table-cell table:formula="of:=IF([.Z120]=&quot;&quot;;0;MIN([.D120];[.$AA$106]-[.C120]))" office:value-type="float" office:value="4" calcext:value-type="float">
            <text:p>4</text:p>
          </table:table-cell>
          <table:table-cell table:formula="of:=IF([.AA120]=&quot;&quot;;0;MIN([.$AB$106]-[.C120];[.$AB$106]-[.$AA$106];[.D120]-[.AH120]))" office:value-type="float" office:value="0" calcext:value-type="float">
            <text:p>0</text:p>
          </table:table-cell>
          <table:table-cell table:formula="of:=IF([.AB120]=&quot;&quot;;0;MIN([.$AC$106]-[.C120];[.$AC$106]-[.$AB$106];[.D120]-[.AH120]-[.AI120]))" office:value-type="float" office:value="0" calcext:value-type="float">
            <text:p>0</text:p>
          </table:table-cell>
          <table:table-cell table:formula="of:=IF([.AC120]=&quot;&quot;;0;MIN([.$AD$106]-[.C120];[.$AD$106]-[.$AC$106];[.D120]-[.AH120]-[.AI120]-[.AJ120]))" office:value-type="float" office:value="0" calcext:value-type="float">
            <text:p>0</text:p>
          </table:table-cell>
          <table:table-cell table:formula="of:=IF([.AD120]=&quot;&quot;;0;MIN([.$AE$106]-[.C120];[.$AE$106]-[.$AD$106];[.D120]-[.AH120]-[.AI120]-[.AJ120]-[.AK120]))" office:value-type="float" office:value="0" calcext:value-type="float">
            <text:p>0</text:p>
          </table:table-cell>
          <table:table-cell table:formula="of:=IF([.AE120]=&quot;&quot;;0;MIN([.$AF$106]-[.C120];[.$AF$106]-[.$AE$106];[.D120]-[.AH120]-[.AI120]-[.AJ120]-[.AK120]-[.AL120]))" office:value-type="float" office:value="0" calcext:value-type="float">
            <text:p>0</text:p>
          </table:table-cell>
          <table:table-cell table:formula="of:=IF([.AF120]=&quot;&quot;;0;MIN([.$AG$106]-[.C120];[.$AG$106]-[.$AF$106];[.D120]-[.AH120]-[.AI120]-[.AJ120]-[.AK120]-[.AL120]-[.AM120]))" office:value-type="float" office:value="0" calcext:value-type="float">
            <text:p>0</text:p>
          </table:table-cell>
          <table:table-cell/>
          <table:table-cell table:style-name="ce2" table:formula="of:=IF([.AH120]&gt;=1;[.$AH$112]&amp;&quot;*&quot;&amp;[.AH120]&amp;&quot; &quot;;&quot;&quot;)&amp;IF([.AI120]&gt;=1;[.$AI$112]&amp;&quot;*&quot;&amp;[.AI120]&amp;&quot; &quot;;&quot;&quot;)&amp;IF([.AJ120]&gt;=1;[.$AJ$112]&amp;&quot;*&quot;&amp;[.AJ120]&amp;&quot; &quot;;&quot;&quot;)&amp;IF([.AK120]&gt;=1;[.$AK$112]&amp;&quot;*&quot;&amp;[.AK120]&amp;&quot; &quot;;&quot;&quot;)&amp;IF([.AL120]&gt;=1;[.$AL$112]&amp;&quot;*&quot;&amp;[.AL120]&amp;&quot; &quot;;&quot;&quot;)&amp;IF([.AM120]&gt;=1;[.$AM$112]&amp;&quot;*&quot;&amp;[.AM120]&amp;&quot; &quot;;&quot;&quot;)&amp;IF([.AN120]&gt;=1;[.$AN$112]&amp;&quot;*&quot;&amp;[.AN12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0]&amp;&quot;)&quot;" office:value-type="string" office:string-value="    #'((Y-offset . 175)" calcext:value-type="string">
            <text:p><text:s text:c="4"/>#'((Y-offset . 175)</text:p>
          </table:table-cell>
          <table:table-cell table:formula="of:=IF([.$B$4]=&quot;Y&quot;;&quot;&quot;;&quot;%&quot;)&amp;&quot;      (alignment-distances . (&quot;&amp;COM.MICROSOFT.TEXTJOIN(&quot; &quot;;1;[.G120:.T120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0]=&quot;Y&quot;;&quot;\acciaccatura s8 &quot;;&quot;&quot;)&amp;[.AP120]&amp;&quot; &quot;&amp;IF([.E120]=&quot;b&quot;;&quot;\break&quot;;IF([.E12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16]&lt;[.$AZ$9];[.AZ116]+1;&quot;-&quot;)" office:value-type="float" office:value="28" calcext:value-type="float">
            <text:p>28</text:p>
          </table:table-cell>
          <table:table-cell table:formula="of:=IF([.AZ116]&lt;[.$AZ$9];[.BA116];&quot;-&quot;)" office:value-type="float" office:value="2" calcext:value-type="float">
            <text:p>2</text:p>
          </table:table-cell>
          <table:table-cell table:formula="of:=IF([.BA120]=&quot;-&quot;;&quot;&quot;;IF([.$B$1]=2;INDEX([.$AR$16:.$AU$31];[.AZ120];[.BA120]);IF([.$B$1]=3;INDEX([.$AR$44:.$AU$98];[.AZ120];[.BA120]);INDEX([.$AR$113:.$AU$218];[.AZ120];[.BA1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0]=&quot;pb&quot;;[.A120]+1;[.A120]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table:style-name="ce7" table:formula="of:=IF([.C122]=&quot;&quot;;&quot;&quot;;[.C122]-[.C12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215" calcext:value-type="float">
            <text:p>215</text:p>
          </table:table-cell>
          <table:table-cell table:style-name="ce53" office:value-type="float" office:value="14" calcext:value-type="float">
            <text:p>14</text:p>
          </table:table-cell>
          <table:table-cell table:style-name="ce53" table:number-columns-repeated="13"/>
          <table:table-cell table:number-columns-repeated="3"/>
          <table:table-cell table:style-name="ce44" table:formula="of:=MATCH([.C121];[.$Z$106:.$AG$106];1)" office:value-type="float" office:value="1" calcext:value-type="float">
            <text:p>1</text:p>
          </table:table-cell>
          <table:table-cell table:style-name="ce44" table:formula="of:=MATCH([.D121]+[.C121];[.$Z$106:.$AG$106];1)" office:value-type="float" office:value="1" calcext:value-type="float">
            <text:p>1</text:p>
          </table:table-cell>
          <table:table-cell table:style-name="ce2" table:formula="of:=IF(AND([.Z$112]&lt;=[.$Y121];[.Z$112]&gt;=[.$X12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1];[.AA$112]&gt;=[.$X121]);INDEX([.$Z$106:.$AG$106];[.AA$112]);&quot;&quot;)">
            <text:p/>
          </table:table-cell>
          <table:table-cell table:style-name="ce2" table:formula="of:=IF(AND([.AB$112]&lt;=[.$Y121];[.AB$112]&gt;=[.$X121]);INDEX([.$Z$106:.$AG$106];[.AB$112]);&quot;&quot;)">
            <text:p/>
          </table:table-cell>
          <table:table-cell table:style-name="ce2" table:formula="of:=IF(AND([.AC$112]&lt;=[.$Y121];[.AC$112]&gt;=[.$X121]);INDEX([.$Z$106:.$AG$106];[.AC$112]);&quot;&quot;)">
            <text:p/>
          </table:table-cell>
          <table:table-cell table:style-name="ce2" table:formula="of:=IF(AND([.AD$112]&lt;=[.$Y121];[.AD$112]&gt;=[.$X121]);INDEX([.$Z$106:.$AG$106];[.AD$112]);&quot;&quot;)">
            <text:p/>
          </table:table-cell>
          <table:table-cell table:style-name="ce2" table:formula="of:=IF(AND([.AE$112]&lt;=[.$Y121];[.AE$112]&gt;=[.$X121]);INDEX([.$Z$106:.$AG$106];[.AE$112]);&quot;&quot;)">
            <text:p/>
          </table:table-cell>
          <table:table-cell table:style-name="ce2" table:formula="of:=IF(AND([.AF$112]&lt;=[.$Y121];[.AF$112]&gt;=[.$X121]);INDEX([.$Z$106:.$AG$106];[.AF$112]);&quot;&quot;)">
            <text:p/>
          </table:table-cell>
          <table:table-cell table:style-name="ce2" table:formula="of:=IF(AND([.AG$112]&lt;=[.$Y121];[.AG$112]&gt;=[.$X121]);INDEX([.$Z$106:.$AG$106];[.AG$112]);&quot;&quot;)">
            <text:p/>
          </table:table-cell>
          <table:table-cell table:formula="of:=IF([.Z121]=&quot;&quot;;0;MIN([.D121];[.$AA$106]-[.C121]))" office:value-type="float" office:value="5" calcext:value-type="float">
            <text:p>5</text:p>
          </table:table-cell>
          <table:table-cell table:formula="of:=IF([.AA121]=&quot;&quot;;0;MIN([.$AB$106]-[.C121];[.$AB$106]-[.$AA$106];[.D121]-[.AH121]))" office:value-type="float" office:value="0" calcext:value-type="float">
            <text:p>0</text:p>
          </table:table-cell>
          <table:table-cell table:formula="of:=IF([.AB121]=&quot;&quot;;0;MIN([.$AC$106]-[.C121];[.$AC$106]-[.$AB$106];[.D121]-[.AH121]-[.AI121]))" office:value-type="float" office:value="0" calcext:value-type="float">
            <text:p>0</text:p>
          </table:table-cell>
          <table:table-cell table:formula="of:=IF([.AC121]=&quot;&quot;;0;MIN([.$AD$106]-[.C121];[.$AD$106]-[.$AC$106];[.D121]-[.AH121]-[.AI121]-[.AJ121]))" office:value-type="float" office:value="0" calcext:value-type="float">
            <text:p>0</text:p>
          </table:table-cell>
          <table:table-cell table:formula="of:=IF([.AD121]=&quot;&quot;;0;MIN([.$AE$106]-[.C121];[.$AE$106]-[.$AD$106];[.D121]-[.AH121]-[.AI121]-[.AJ121]-[.AK121]))" office:value-type="float" office:value="0" calcext:value-type="float">
            <text:p>0</text:p>
          </table:table-cell>
          <table:table-cell table:formula="of:=IF([.AE121]=&quot;&quot;;0;MIN([.$AF$106]-[.C121];[.$AF$106]-[.$AE$106];[.D121]-[.AH121]-[.AI121]-[.AJ121]-[.AK121]-[.AL121]))" office:value-type="float" office:value="0" calcext:value-type="float">
            <text:p>0</text:p>
          </table:table-cell>
          <table:table-cell table:formula="of:=IF([.AF121]=&quot;&quot;;0;MIN([.$AG$106]-[.C121];[.$AG$106]-[.$AF$106];[.D121]-[.AH121]-[.AI121]-[.AJ121]-[.AK121]-[.AL121]-[.AM121]))" office:value-type="float" office:value="0" calcext:value-type="float">
            <text:p>0</text:p>
          </table:table-cell>
          <table:table-cell/>
          <table:table-cell table:style-name="ce2" table:formula="of:=IF([.AH121]&gt;=1;[.$AH$112]&amp;&quot;*&quot;&amp;[.AH121]&amp;&quot; &quot;;&quot;&quot;)&amp;IF([.AI121]&gt;=1;[.$AI$112]&amp;&quot;*&quot;&amp;[.AI121]&amp;&quot; &quot;;&quot;&quot;)&amp;IF([.AJ121]&gt;=1;[.$AJ$112]&amp;&quot;*&quot;&amp;[.AJ121]&amp;&quot; &quot;;&quot;&quot;)&amp;IF([.AK121]&gt;=1;[.$AK$112]&amp;&quot;*&quot;&amp;[.AK121]&amp;&quot; &quot;;&quot;&quot;)&amp;IF([.AL121]&gt;=1;[.$AL$112]&amp;&quot;*&quot;&amp;[.AL121]&amp;&quot; &quot;;&quot;&quot;)&amp;IF([.AM121]&gt;=1;[.$AM$112]&amp;&quot;*&quot;&amp;[.AM121]&amp;&quot; &quot;;&quot;&quot;)&amp;IF([.AN121]&gt;=1;[.$AN$112]&amp;&quot;*&quot;&amp;[.AN12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1]&amp;&quot;)&quot;" office:value-type="string" office:string-value="    #'((Y-offset . 215)" calcext:value-type="string">
            <text:p><text:s text:c="4"/>#'((Y-offset . 215)</text:p>
          </table:table-cell>
          <table:table-cell table:formula="of:=IF([.$B$4]=&quot;Y&quot;;&quot;&quot;;&quot;%&quot;)&amp;&quot;      (alignment-distances . (&quot;&amp;COM.MICROSOFT.TEXTJOIN(&quot; &quot;;1;[.G121:.T121])&amp;&quot;)))&quot;" office:value-type="string" office:string-value="      (alignment-distances . (14)))" calcext:value-type="string">
            <text:p><text:s text:c="6"/>(alignment-distances . (14)))</text:p>
          </table:table-cell>
          <table:table-cell table:formula="of:=IF([.$B$6]=&quot;Y&quot;;&quot;%&quot;;&quot;&quot;)&amp;IF([.U121]=&quot;Y&quot;;&quot;\acciaccatura s8 &quot;;&quot;&quot;)&amp;[.AP121]&amp;&quot; &quot;&amp;IF([.E121]=&quot;b&quot;;&quot;\break&quot;;IF([.E12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17]&lt;[.$AZ$9];[.AZ117]+1;&quot;-&quot;)" office:value-type="float" office:value="28" calcext:value-type="float">
            <text:p>28</text:p>
          </table:table-cell>
          <table:table-cell table:formula="of:=IF([.AZ117]&lt;[.$AZ$9];[.BA117];&quot;-&quot;)" office:value-type="float" office:value="3" calcext:value-type="float">
            <text:p>3</text:p>
          </table:table-cell>
          <table:table-cell table:formula="of:=IF([.BA121]=&quot;-&quot;;&quot;&quot;;IF([.$B$1]=2;INDEX([.$AR$16:.$AU$31];[.AZ121];[.BA121]);IF([.$B$1]=3;INDEX([.$AR$44:.$AU$98];[.AZ121];[.BA121]);INDEX([.$AR$113:.$AU$218];[.AZ121];[.BA121]))))" office:value-type="string" office:string-value="      (alignment-distances . (9 10 12 11 8 9 9 11)))" calcext:value-type="string">
            <text:p><text:s text:c="6"/>(alignment-distances . (9 10 12 11 8 9 9 11)))</text:p>
          </table:table-cell>
          <table:table-cell table:number-columns-repeated="10"/>
        </table:table-row>
        <table:table-row table:style-name="ro1">
          <table:table-cell table:formula="of:=IF([.E121]=&quot;pb&quot;;[.A121]+1;[.A121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table:style-name="ce7" table:formula="of:=IF([.C123]=&quot;&quot;;&quot;&quot;;[.C123]-[.C122])"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22];[.$Z$106:.$AG$106];1)" office:value-type="float" office:value="1" calcext:value-type="float">
            <text:p>1</text:p>
          </table:table-cell>
          <table:table-cell table:style-name="ce44" table:formula="of:=MATCH([.D122]+[.C122];[.$Z$106:.$AG$106];1)" office:value-type="float" office:value="1" calcext:value-type="float">
            <text:p>1</text:p>
          </table:table-cell>
          <table:table-cell table:style-name="ce2" table:formula="of:=IF(AND([.Z$112]&lt;=[.$Y122];[.Z$112]&gt;=[.$X12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2];[.AA$112]&gt;=[.$X122]);INDEX([.$Z$106:.$AG$106];[.AA$112]);&quot;&quot;)">
            <text:p/>
          </table:table-cell>
          <table:table-cell table:style-name="ce2" table:formula="of:=IF(AND([.AB$112]&lt;=[.$Y122];[.AB$112]&gt;=[.$X122]);INDEX([.$Z$106:.$AG$106];[.AB$112]);&quot;&quot;)">
            <text:p/>
          </table:table-cell>
          <table:table-cell table:style-name="ce2" table:formula="of:=IF(AND([.AC$112]&lt;=[.$Y122];[.AC$112]&gt;=[.$X122]);INDEX([.$Z$106:.$AG$106];[.AC$112]);&quot;&quot;)">
            <text:p/>
          </table:table-cell>
          <table:table-cell table:style-name="ce2" table:formula="of:=IF(AND([.AD$112]&lt;=[.$Y122];[.AD$112]&gt;=[.$X122]);INDEX([.$Z$106:.$AG$106];[.AD$112]);&quot;&quot;)">
            <text:p/>
          </table:table-cell>
          <table:table-cell table:style-name="ce2" table:formula="of:=IF(AND([.AE$112]&lt;=[.$Y122];[.AE$112]&gt;=[.$X122]);INDEX([.$Z$106:.$AG$106];[.AE$112]);&quot;&quot;)">
            <text:p/>
          </table:table-cell>
          <table:table-cell table:style-name="ce2" table:formula="of:=IF(AND([.AF$112]&lt;=[.$Y122];[.AF$112]&gt;=[.$X122]);INDEX([.$Z$106:.$AG$106];[.AF$112]);&quot;&quot;)">
            <text:p/>
          </table:table-cell>
          <table:table-cell table:style-name="ce2" table:formula="of:=IF(AND([.AG$112]&lt;=[.$Y122];[.AG$112]&gt;=[.$X122]);INDEX([.$Z$106:.$AG$106];[.AG$112]);&quot;&quot;)">
            <text:p/>
          </table:table-cell>
          <table:table-cell table:formula="of:=IF([.Z122]=&quot;&quot;;0;MIN([.D122];[.$AA$106]-[.C122]))" office:value-type="float" office:value="10" calcext:value-type="float">
            <text:p>10</text:p>
          </table:table-cell>
          <table:table-cell table:formula="of:=IF([.AA122]=&quot;&quot;;0;MIN([.$AB$106]-[.C122];[.$AB$106]-[.$AA$106];[.D122]-[.AH122]))" office:value-type="float" office:value="0" calcext:value-type="float">
            <text:p>0</text:p>
          </table:table-cell>
          <table:table-cell table:formula="of:=IF([.AB122]=&quot;&quot;;0;MIN([.$AC$106]-[.C122];[.$AC$106]-[.$AB$106];[.D122]-[.AH122]-[.AI122]))" office:value-type="float" office:value="0" calcext:value-type="float">
            <text:p>0</text:p>
          </table:table-cell>
          <table:table-cell table:formula="of:=IF([.AC122]=&quot;&quot;;0;MIN([.$AD$106]-[.C122];[.$AD$106]-[.$AC$106];[.D122]-[.AH122]-[.AI122]-[.AJ122]))" office:value-type="float" office:value="0" calcext:value-type="float">
            <text:p>0</text:p>
          </table:table-cell>
          <table:table-cell table:formula="of:=IF([.AD122]=&quot;&quot;;0;MIN([.$AE$106]-[.C122];[.$AE$106]-[.$AD$106];[.D122]-[.AH122]-[.AI122]-[.AJ122]-[.AK122]))" office:value-type="float" office:value="0" calcext:value-type="float">
            <text:p>0</text:p>
          </table:table-cell>
          <table:table-cell table:formula="of:=IF([.AE122]=&quot;&quot;;0;MIN([.$AF$106]-[.C122];[.$AF$106]-[.$AE$106];[.D122]-[.AH122]-[.AI122]-[.AJ122]-[.AK122]-[.AL122]))" office:value-type="float" office:value="0" calcext:value-type="float">
            <text:p>0</text:p>
          </table:table-cell>
          <table:table-cell table:formula="of:=IF([.AF122]=&quot;&quot;;0;MIN([.$AG$106]-[.C122];[.$AG$106]-[.$AF$106];[.D122]-[.AH122]-[.AI122]-[.AJ122]-[.AK122]-[.AL122]-[.AM122]))" office:value-type="float" office:value="0" calcext:value-type="float">
            <text:p>0</text:p>
          </table:table-cell>
          <table:table-cell/>
          <table:table-cell table:style-name="ce2" table:formula="of:=IF([.AH122]&gt;=1;[.$AH$112]&amp;&quot;*&quot;&amp;[.AH122]&amp;&quot; &quot;;&quot;&quot;)&amp;IF([.AI122]&gt;=1;[.$AI$112]&amp;&quot;*&quot;&amp;[.AI122]&amp;&quot; &quot;;&quot;&quot;)&amp;IF([.AJ122]&gt;=1;[.$AJ$112]&amp;&quot;*&quot;&amp;[.AJ122]&amp;&quot; &quot;;&quot;&quot;)&amp;IF([.AK122]&gt;=1;[.$AK$112]&amp;&quot;*&quot;&amp;[.AK122]&amp;&quot; &quot;;&quot;&quot;)&amp;IF([.AL122]&gt;=1;[.$AL$112]&amp;&quot;*&quot;&amp;[.AL122]&amp;&quot; &quot;;&quot;&quot;)&amp;IF([.AM122]&gt;=1;[.$AM$112]&amp;&quot;*&quot;&amp;[.AM122]&amp;&quot; &quot;;&quot;&quot;)&amp;IF([.AN122]&gt;=1;[.$AN$112]&amp;&quot;*&quot;&amp;[.AN122]&amp;&quot; &quot;;&quot;&quot;)" office:value-type="string" office:string-value="s1*10 " calcext:value-type="string">
            <text:p>s1*10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2]&amp;&quot;)&quot;" office:value-type="string" office:string-value="    #'((Y-offset . 1)" calcext:value-type="string">
            <text:p><text:s text:c="4"/>#'((Y-offset . 1)</text:p>
          </table:table-cell>
          <table:table-cell table:formula="of:=IF([.$B$4]=&quot;Y&quot;;&quot;&quot;;&quot;%&quot;)&amp;&quot;      (alignment-distances . (&quot;&amp;COM.MICROSOFT.TEXTJOIN(&quot; &quot;;1;[.G122:.T122])&amp;&quot;)))&quot;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  <table:table-cell table:formula="of:=IF([.$B$6]=&quot;Y&quot;;&quot;%&quot;;&quot;&quot;)&amp;IF([.U122]=&quot;Y&quot;;&quot;\acciaccatura s8 &quot;;&quot;&quot;)&amp;[.AP122]&amp;&quot; &quot;&amp;IF([.E122]=&quot;b&quot;;&quot;\break&quot;;IF([.E122]=&quot;pb&quot;;&quot;\pageBreak&quot;))" office:value-type="string" office:string-value="s1*10  \break" calcext:value-type="string">
            <text:p>s1*10 <text:s/>\break</text:p>
          </table:table-cell>
          <table:table-cell table:number-columns-repeated="4"/>
          <table:table-cell table:formula="of:=IF([.AZ118]&lt;[.$AZ$9];[.AZ118]+1;&quot;-&quot;)" office:value-type="float" office:value="28" calcext:value-type="float">
            <text:p>28</text:p>
          </table:table-cell>
          <table:table-cell table:formula="of:=IF([.AZ118]&lt;[.$AZ$9];[.BA118];&quot;-&quot;)" office:value-type="float" office:value="4" calcext:value-type="float">
            <text:p>4</text:p>
          </table:table-cell>
          <table:table-cell table:formula="of:=IF([.BA122]=&quot;-&quot;;&quot;&quot;;IF([.$B$1]=2;INDEX([.$AR$16:.$AU$31];[.AZ122];[.BA122]);IF([.$B$1]=3;INDEX([.$AR$44:.$AU$98];[.AZ122];[.BA122]);INDEX([.$AR$113:.$AU$218];[.AZ122];[.BA122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formula="of:=IF([.E122]=&quot;pb&quot;;[.A122]+1;[.A122])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table:style-name="ce7" table:formula="of:=IF([.C124]=&quot;&quot;;&quot;&quot;;[.C124]-[.C12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2"/>
          <table:table-cell table:number-columns-repeated="3"/>
          <table:table-cell table:style-name="ce44" table:formula="of:=MATCH([.C123];[.$Z$106:.$AG$106];1)" office:value-type="float" office:value="1" calcext:value-type="float">
            <text:p>1</text:p>
          </table:table-cell>
          <table:table-cell table:style-name="ce44" table:formula="of:=MATCH([.D123]+[.C123];[.$Z$106:.$AG$106];1)" office:value-type="float" office:value="1" calcext:value-type="float">
            <text:p>1</text:p>
          </table:table-cell>
          <table:table-cell table:style-name="ce2" table:formula="of:=IF(AND([.Z$112]&lt;=[.$Y123];[.Z$112]&gt;=[.$X12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3];[.AA$112]&gt;=[.$X123]);INDEX([.$Z$106:.$AG$106];[.AA$112]);&quot;&quot;)">
            <text:p/>
          </table:table-cell>
          <table:table-cell table:style-name="ce2" table:formula="of:=IF(AND([.AB$112]&lt;=[.$Y123];[.AB$112]&gt;=[.$X123]);INDEX([.$Z$106:.$AG$106];[.AB$112]);&quot;&quot;)">
            <text:p/>
          </table:table-cell>
          <table:table-cell table:style-name="ce2" table:formula="of:=IF(AND([.AC$112]&lt;=[.$Y123];[.AC$112]&gt;=[.$X123]);INDEX([.$Z$106:.$AG$106];[.AC$112]);&quot;&quot;)">
            <text:p/>
          </table:table-cell>
          <table:table-cell table:style-name="ce2" table:formula="of:=IF(AND([.AD$112]&lt;=[.$Y123];[.AD$112]&gt;=[.$X123]);INDEX([.$Z$106:.$AG$106];[.AD$112]);&quot;&quot;)">
            <text:p/>
          </table:table-cell>
          <table:table-cell table:style-name="ce2" table:formula="of:=IF(AND([.AE$112]&lt;=[.$Y123];[.AE$112]&gt;=[.$X123]);INDEX([.$Z$106:.$AG$106];[.AE$112]);&quot;&quot;)">
            <text:p/>
          </table:table-cell>
          <table:table-cell table:style-name="ce2" table:formula="of:=IF(AND([.AF$112]&lt;=[.$Y123];[.AF$112]&gt;=[.$X123]);INDEX([.$Z$106:.$AG$106];[.AF$112]);&quot;&quot;)">
            <text:p/>
          </table:table-cell>
          <table:table-cell table:style-name="ce2" table:formula="of:=IF(AND([.AG$112]&lt;=[.$Y123];[.AG$112]&gt;=[.$X123]);INDEX([.$Z$106:.$AG$106];[.AG$112]);&quot;&quot;)">
            <text:p/>
          </table:table-cell>
          <table:table-cell table:formula="of:=IF([.Z123]=&quot;&quot;;0;MIN([.D123];[.$AA$106]-[.C123]))" office:value-type="float" office:value="7" calcext:value-type="float">
            <text:p>7</text:p>
          </table:table-cell>
          <table:table-cell table:formula="of:=IF([.AA123]=&quot;&quot;;0;MIN([.$AB$106]-[.C123];[.$AB$106]-[.$AA$106];[.D123]-[.AH123]))" office:value-type="float" office:value="0" calcext:value-type="float">
            <text:p>0</text:p>
          </table:table-cell>
          <table:table-cell table:formula="of:=IF([.AB123]=&quot;&quot;;0;MIN([.$AC$106]-[.C123];[.$AC$106]-[.$AB$106];[.D123]-[.AH123]-[.AI123]))" office:value-type="float" office:value="0" calcext:value-type="float">
            <text:p>0</text:p>
          </table:table-cell>
          <table:table-cell table:formula="of:=IF([.AC123]=&quot;&quot;;0;MIN([.$AD$106]-[.C123];[.$AD$106]-[.$AC$106];[.D123]-[.AH123]-[.AI123]-[.AJ123]))" office:value-type="float" office:value="0" calcext:value-type="float">
            <text:p>0</text:p>
          </table:table-cell>
          <table:table-cell table:formula="of:=IF([.AD123]=&quot;&quot;;0;MIN([.$AE$106]-[.C123];[.$AE$106]-[.$AD$106];[.D123]-[.AH123]-[.AI123]-[.AJ123]-[.AK123]))" office:value-type="float" office:value="0" calcext:value-type="float">
            <text:p>0</text:p>
          </table:table-cell>
          <table:table-cell table:formula="of:=IF([.AE123]=&quot;&quot;;0;MIN([.$AF$106]-[.C123];[.$AF$106]-[.$AE$106];[.D123]-[.AH123]-[.AI123]-[.AJ123]-[.AK123]-[.AL123]))" office:value-type="float" office:value="0" calcext:value-type="float">
            <text:p>0</text:p>
          </table:table-cell>
          <table:table-cell table:formula="of:=IF([.AF123]=&quot;&quot;;0;MIN([.$AG$106]-[.C123];[.$AG$106]-[.$AF$106];[.D123]-[.AH123]-[.AI123]-[.AJ123]-[.AK123]-[.AL123]-[.AM123]))" office:value-type="float" office:value="0" calcext:value-type="float">
            <text:p>0</text:p>
          </table:table-cell>
          <table:table-cell/>
          <table:table-cell table:style-name="ce2" table:formula="of:=IF([.AH123]&gt;=1;[.$AH$112]&amp;&quot;*&quot;&amp;[.AH123]&amp;&quot; &quot;;&quot;&quot;)&amp;IF([.AI123]&gt;=1;[.$AI$112]&amp;&quot;*&quot;&amp;[.AI123]&amp;&quot; &quot;;&quot;&quot;)&amp;IF([.AJ123]&gt;=1;[.$AJ$112]&amp;&quot;*&quot;&amp;[.AJ123]&amp;&quot; &quot;;&quot;&quot;)&amp;IF([.AK123]&gt;=1;[.$AK$112]&amp;&quot;*&quot;&amp;[.AK123]&amp;&quot; &quot;;&quot;&quot;)&amp;IF([.AL123]&gt;=1;[.$AL$112]&amp;&quot;*&quot;&amp;[.AL123]&amp;&quot; &quot;;&quot;&quot;)&amp;IF([.AM123]&gt;=1;[.$AM$112]&amp;&quot;*&quot;&amp;[.AM123]&amp;&quot; &quot;;&quot;&quot;)&amp;IF([.AN123]&gt;=1;[.$AN$112]&amp;&quot;*&quot;&amp;[.AN12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3:.T123])&amp;&quot;)))&quot;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  <table:table-cell table:formula="of:=IF([.$B$6]=&quot;Y&quot;;&quot;%&quot;;&quot;&quot;)&amp;IF([.U123]=&quot;Y&quot;;&quot;\acciaccatura s8 &quot;;&quot;&quot;)&amp;[.AP123]&amp;&quot; &quot;&amp;IF([.E123]=&quot;b&quot;;&quot;\break&quot;;IF([.E12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19]&lt;[.$AZ$9];[.AZ119]+1;&quot;-&quot;)" office:value-type="float" office:value="29" calcext:value-type="float">
            <text:p>29</text:p>
          </table:table-cell>
          <table:table-cell table:formula="of:=IF([.AZ119]&lt;[.$AZ$9];[.BA119];&quot;-&quot;)" office:value-type="float" office:value="1" calcext:value-type="float">
            <text:p>1</text:p>
          </table:table-cell>
          <table:table-cell table:formula="of:=IF([.BA123]=&quot;-&quot;;&quot;&quot;;IF([.$B$1]=2;INDEX([.$AR$16:.$AU$31];[.AZ123];[.BA123]);IF([.$B$1]=3;INDEX([.$AR$44:.$AU$98];[.AZ123];[.BA123]);INDEX([.$AR$113:.$AU$218];[.AZ123];[.BA1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3]=&quot;pb&quot;;[.A123]+1;[.A123])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table:style-name="ce7" table:formula="of:=IF([.C125]=&quot;&quot;;&quot;&quot;;[.C125]-[.C124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4];[.$Z$106:.$AG$106];1)" office:value-type="float" office:value="1" calcext:value-type="float">
            <text:p>1</text:p>
          </table:table-cell>
          <table:table-cell table:style-name="ce44" table:formula="of:=MATCH([.D124]+[.C124];[.$Z$106:.$AG$106];1)" office:value-type="float" office:value="1" calcext:value-type="float">
            <text:p>1</text:p>
          </table:table-cell>
          <table:table-cell table:style-name="ce2" table:formula="of:=IF(AND([.Z$112]&lt;=[.$Y124];[.Z$112]&gt;=[.$X12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4];[.AA$112]&gt;=[.$X124]);INDEX([.$Z$106:.$AG$106];[.AA$112]);&quot;&quot;)">
            <text:p/>
          </table:table-cell>
          <table:table-cell table:style-name="ce2" table:formula="of:=IF(AND([.AB$112]&lt;=[.$Y124];[.AB$112]&gt;=[.$X124]);INDEX([.$Z$106:.$AG$106];[.AB$112]);&quot;&quot;)">
            <text:p/>
          </table:table-cell>
          <table:table-cell table:style-name="ce2" table:formula="of:=IF(AND([.AC$112]&lt;=[.$Y124];[.AC$112]&gt;=[.$X124]);INDEX([.$Z$106:.$AG$106];[.AC$112]);&quot;&quot;)">
            <text:p/>
          </table:table-cell>
          <table:table-cell table:style-name="ce2" table:formula="of:=IF(AND([.AD$112]&lt;=[.$Y124];[.AD$112]&gt;=[.$X124]);INDEX([.$Z$106:.$AG$106];[.AD$112]);&quot;&quot;)">
            <text:p/>
          </table:table-cell>
          <table:table-cell table:style-name="ce2" table:formula="of:=IF(AND([.AE$112]&lt;=[.$Y124];[.AE$112]&gt;=[.$X124]);INDEX([.$Z$106:.$AG$106];[.AE$112]);&quot;&quot;)">
            <text:p/>
          </table:table-cell>
          <table:table-cell table:style-name="ce2" table:formula="of:=IF(AND([.AF$112]&lt;=[.$Y124];[.AF$112]&gt;=[.$X124]);INDEX([.$Z$106:.$AG$106];[.AF$112]);&quot;&quot;)">
            <text:p/>
          </table:table-cell>
          <table:table-cell table:style-name="ce2" table:formula="of:=IF(AND([.AG$112]&lt;=[.$Y124];[.AG$112]&gt;=[.$X124]);INDEX([.$Z$106:.$AG$106];[.AG$112]);&quot;&quot;)">
            <text:p/>
          </table:table-cell>
          <table:table-cell table:formula="of:=IF([.Z124]=&quot;&quot;;0;MIN([.D124];[.$AA$106]-[.C124]))" office:value-type="float" office:value="6" calcext:value-type="float">
            <text:p>6</text:p>
          </table:table-cell>
          <table:table-cell table:formula="of:=IF([.AA124]=&quot;&quot;;0;MIN([.$AB$106]-[.C124];[.$AB$106]-[.$AA$106];[.D124]-[.AH124]))" office:value-type="float" office:value="0" calcext:value-type="float">
            <text:p>0</text:p>
          </table:table-cell>
          <table:table-cell table:formula="of:=IF([.AB124]=&quot;&quot;;0;MIN([.$AC$106]-[.C124];[.$AC$106]-[.$AB$106];[.D124]-[.AH124]-[.AI124]))" office:value-type="float" office:value="0" calcext:value-type="float">
            <text:p>0</text:p>
          </table:table-cell>
          <table:table-cell table:formula="of:=IF([.AC124]=&quot;&quot;;0;MIN([.$AD$106]-[.C124];[.$AD$106]-[.$AC$106];[.D124]-[.AH124]-[.AI124]-[.AJ124]))" office:value-type="float" office:value="0" calcext:value-type="float">
            <text:p>0</text:p>
          </table:table-cell>
          <table:table-cell table:formula="of:=IF([.AD124]=&quot;&quot;;0;MIN([.$AE$106]-[.C124];[.$AE$106]-[.$AD$106];[.D124]-[.AH124]-[.AI124]-[.AJ124]-[.AK124]))" office:value-type="float" office:value="0" calcext:value-type="float">
            <text:p>0</text:p>
          </table:table-cell>
          <table:table-cell table:formula="of:=IF([.AE124]=&quot;&quot;;0;MIN([.$AF$106]-[.C124];[.$AF$106]-[.$AE$106];[.D124]-[.AH124]-[.AI124]-[.AJ124]-[.AK124]-[.AL124]))" office:value-type="float" office:value="0" calcext:value-type="float">
            <text:p>0</text:p>
          </table:table-cell>
          <table:table-cell table:formula="of:=IF([.AF124]=&quot;&quot;;0;MIN([.$AG$106]-[.C124];[.$AG$106]-[.$AF$106];[.D124]-[.AH124]-[.AI124]-[.AJ124]-[.AK124]-[.AL124]-[.AM124]))" office:value-type="float" office:value="0" calcext:value-type="float">
            <text:p>0</text:p>
          </table:table-cell>
          <table:table-cell/>
          <table:table-cell table:style-name="ce2" table:formula="of:=IF([.AH124]&gt;=1;[.$AH$112]&amp;&quot;*&quot;&amp;[.AH124]&amp;&quot; &quot;;&quot;&quot;)&amp;IF([.AI124]&gt;=1;[.$AI$112]&amp;&quot;*&quot;&amp;[.AI124]&amp;&quot; &quot;;&quot;&quot;)&amp;IF([.AJ124]&gt;=1;[.$AJ$112]&amp;&quot;*&quot;&amp;[.AJ124]&amp;&quot; &quot;;&quot;&quot;)&amp;IF([.AK124]&gt;=1;[.$AK$112]&amp;&quot;*&quot;&amp;[.AK124]&amp;&quot; &quot;;&quot;&quot;)&amp;IF([.AL124]&gt;=1;[.$AL$112]&amp;&quot;*&quot;&amp;[.AL124]&amp;&quot; &quot;;&quot;&quot;)&amp;IF([.AM124]&gt;=1;[.$AM$112]&amp;&quot;*&quot;&amp;[.AM124]&amp;&quot; &quot;;&quot;&quot;)&amp;IF([.AN124]&gt;=1;[.$AN$112]&amp;&quot;*&quot;&amp;[.AN124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4:.T124])&amp;&quot;)))&quot;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  <table:table-cell table:formula="of:=IF([.$B$6]=&quot;Y&quot;;&quot;%&quot;;&quot;&quot;)&amp;IF([.U124]=&quot;Y&quot;;&quot;\acciaccatura s8 &quot;;&quot;&quot;)&amp;[.AP124]&amp;&quot; &quot;&amp;IF([.E124]=&quot;b&quot;;&quot;\break&quot;;IF([.E124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0]&lt;[.$AZ$9];[.AZ120]+1;&quot;-&quot;)" office:value-type="float" office:value="29" calcext:value-type="float">
            <text:p>29</text:p>
          </table:table-cell>
          <table:table-cell table:formula="of:=IF([.AZ120]&lt;[.$AZ$9];[.BA120];&quot;-&quot;)" office:value-type="float" office:value="2" calcext:value-type="float">
            <text:p>2</text:p>
          </table:table-cell>
          <table:table-cell table:formula="of:=IF([.BA124]=&quot;-&quot;;&quot;&quot;;IF([.$B$1]=2;INDEX([.$AR$16:.$AU$31];[.AZ124];[.BA124]);IF([.$B$1]=3;INDEX([.$AR$44:.$AU$98];[.AZ124];[.BA124]);INDEX([.$AR$113:.$AU$218];[.AZ124];[.BA124]))))" office:value-type="string" office:string-value="    #'((Y-offset . 120)" calcext:value-type="string">
            <text:p><text:s text:c="4"/>#'((Y-offset . 120)</text:p>
          </table:table-cell>
          <table:table-cell table:number-columns-repeated="10"/>
        </table:table-row>
        <table:table-row table:style-name="ro1">
          <table:table-cell table:formula="of:=IF([.E124]=&quot;pb&quot;;[.A124]+1;[.A124])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table:style-name="ce7" table:formula="of:=IF([.C126]=&quot;&quot;;&quot;&quot;;[.C126]-[.C12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25];[.$Z$106:.$AG$106];1)" office:value-type="float" office:value="1" calcext:value-type="float">
            <text:p>1</text:p>
          </table:table-cell>
          <table:table-cell table:style-name="ce44" table:formula="of:=MATCH([.D125]+[.C125];[.$Z$106:.$AG$106];1)" office:value-type="float" office:value="1" calcext:value-type="float">
            <text:p>1</text:p>
          </table:table-cell>
          <table:table-cell table:style-name="ce2" table:formula="of:=IF(AND([.Z$112]&lt;=[.$Y125];[.Z$112]&gt;=[.$X12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5];[.AA$112]&gt;=[.$X125]);INDEX([.$Z$106:.$AG$106];[.AA$112]);&quot;&quot;)">
            <text:p/>
          </table:table-cell>
          <table:table-cell table:style-name="ce2" table:formula="of:=IF(AND([.AB$112]&lt;=[.$Y125];[.AB$112]&gt;=[.$X125]);INDEX([.$Z$106:.$AG$106];[.AB$112]);&quot;&quot;)">
            <text:p/>
          </table:table-cell>
          <table:table-cell table:style-name="ce2" table:formula="of:=IF(AND([.AC$112]&lt;=[.$Y125];[.AC$112]&gt;=[.$X125]);INDEX([.$Z$106:.$AG$106];[.AC$112]);&quot;&quot;)">
            <text:p/>
          </table:table-cell>
          <table:table-cell table:style-name="ce2" table:formula="of:=IF(AND([.AD$112]&lt;=[.$Y125];[.AD$112]&gt;=[.$X125]);INDEX([.$Z$106:.$AG$106];[.AD$112]);&quot;&quot;)">
            <text:p/>
          </table:table-cell>
          <table:table-cell table:style-name="ce2" table:formula="of:=IF(AND([.AE$112]&lt;=[.$Y125];[.AE$112]&gt;=[.$X125]);INDEX([.$Z$106:.$AG$106];[.AE$112]);&quot;&quot;)">
            <text:p/>
          </table:table-cell>
          <table:table-cell table:style-name="ce2" table:formula="of:=IF(AND([.AF$112]&lt;=[.$Y125];[.AF$112]&gt;=[.$X125]);INDEX([.$Z$106:.$AG$106];[.AF$112]);&quot;&quot;)">
            <text:p/>
          </table:table-cell>
          <table:table-cell table:style-name="ce2" table:formula="of:=IF(AND([.AG$112]&lt;=[.$Y125];[.AG$112]&gt;=[.$X125]);INDEX([.$Z$106:.$AG$106];[.AG$112]);&quot;&quot;)">
            <text:p/>
          </table:table-cell>
          <table:table-cell table:formula="of:=IF([.Z125]=&quot;&quot;;0;MIN([.D125];[.$AA$106]-[.C125]))" office:value-type="float" office:value="4" calcext:value-type="float">
            <text:p>4</text:p>
          </table:table-cell>
          <table:table-cell table:formula="of:=IF([.AA125]=&quot;&quot;;0;MIN([.$AB$106]-[.C125];[.$AB$106]-[.$AA$106];[.D125]-[.AH125]))" office:value-type="float" office:value="0" calcext:value-type="float">
            <text:p>0</text:p>
          </table:table-cell>
          <table:table-cell table:formula="of:=IF([.AB125]=&quot;&quot;;0;MIN([.$AC$106]-[.C125];[.$AC$106]-[.$AB$106];[.D125]-[.AH125]-[.AI125]))" office:value-type="float" office:value="0" calcext:value-type="float">
            <text:p>0</text:p>
          </table:table-cell>
          <table:table-cell table:formula="of:=IF([.AC125]=&quot;&quot;;0;MIN([.$AD$106]-[.C125];[.$AD$106]-[.$AC$106];[.D125]-[.AH125]-[.AI125]-[.AJ125]))" office:value-type="float" office:value="0" calcext:value-type="float">
            <text:p>0</text:p>
          </table:table-cell>
          <table:table-cell table:formula="of:=IF([.AD125]=&quot;&quot;;0;MIN([.$AE$106]-[.C125];[.$AE$106]-[.$AD$106];[.D125]-[.AH125]-[.AI125]-[.AJ125]-[.AK125]))" office:value-type="float" office:value="0" calcext:value-type="float">
            <text:p>0</text:p>
          </table:table-cell>
          <table:table-cell table:formula="of:=IF([.AE125]=&quot;&quot;;0;MIN([.$AF$106]-[.C125];[.$AF$106]-[.$AE$106];[.D125]-[.AH125]-[.AI125]-[.AJ125]-[.AK125]-[.AL125]))" office:value-type="float" office:value="0" calcext:value-type="float">
            <text:p>0</text:p>
          </table:table-cell>
          <table:table-cell table:formula="of:=IF([.AF125]=&quot;&quot;;0;MIN([.$AG$106]-[.C125];[.$AG$106]-[.$AF$106];[.D125]-[.AH125]-[.AI125]-[.AJ125]-[.AK125]-[.AL125]-[.AM125]))" office:value-type="float" office:value="0" calcext:value-type="float">
            <text:p>0</text:p>
          </table:table-cell>
          <table:table-cell/>
          <table:table-cell table:style-name="ce2" table:formula="of:=IF([.AH125]&gt;=1;[.$AH$112]&amp;&quot;*&quot;&amp;[.AH125]&amp;&quot; &quot;;&quot;&quot;)&amp;IF([.AI125]&gt;=1;[.$AI$112]&amp;&quot;*&quot;&amp;[.AI125]&amp;&quot; &quot;;&quot;&quot;)&amp;IF([.AJ125]&gt;=1;[.$AJ$112]&amp;&quot;*&quot;&amp;[.AJ125]&amp;&quot; &quot;;&quot;&quot;)&amp;IF([.AK125]&gt;=1;[.$AK$112]&amp;&quot;*&quot;&amp;[.AK125]&amp;&quot; &quot;;&quot;&quot;)&amp;IF([.AL125]&gt;=1;[.$AL$112]&amp;&quot;*&quot;&amp;[.AL125]&amp;&quot; &quot;;&quot;&quot;)&amp;IF([.AM125]&gt;=1;[.$AM$112]&amp;&quot;*&quot;&amp;[.AM125]&amp;&quot; &quot;;&quot;&quot;)&amp;IF([.AN125]&gt;=1;[.$AN$112]&amp;&quot;*&quot;&amp;[.AN12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5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25:.T125])&amp;&quot;)))&quot;" office:value-type="string" office:string-value="      (alignment-distances . (9 9 9 9 12 10 9 9 9)))" calcext:value-type="string">
            <text:p><text:s text:c="6"/>(alignment-distances . (9 9 9 9 12 10 9 9 9)))</text:p>
          </table:table-cell>
          <table:table-cell table:formula="of:=IF([.$B$6]=&quot;Y&quot;;&quot;%&quot;;&quot;&quot;)&amp;IF([.U125]=&quot;Y&quot;;&quot;\acciaccatura s8 &quot;;&quot;&quot;)&amp;[.AP125]&amp;&quot; &quot;&amp;IF([.E125]=&quot;b&quot;;&quot;\break&quot;;IF([.E12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1]&lt;[.$AZ$9];[.AZ121]+1;&quot;-&quot;)" office:value-type="float" office:value="29" calcext:value-type="float">
            <text:p>29</text:p>
          </table:table-cell>
          <table:table-cell table:formula="of:=IF([.AZ121]&lt;[.$AZ$9];[.BA121];&quot;-&quot;)" office:value-type="float" office:value="3" calcext:value-type="float">
            <text:p>3</text:p>
          </table:table-cell>
          <table:table-cell table:formula="of:=IF([.BA125]=&quot;-&quot;;&quot;&quot;;IF([.$B$1]=2;INDEX([.$AR$16:.$AU$31];[.AZ125];[.BA125]);IF([.$B$1]=3;INDEX([.$AR$44:.$AU$98];[.AZ125];[.BA125]);INDEX([.$AR$113:.$AU$218];[.AZ125];[.BA125]))))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  <table:table-cell table:number-columns-repeated="10"/>
        </table:table-row>
        <table:table-row table:style-name="ro1">
          <table:table-cell table:formula="of:=IF([.E125]=&quot;pb&quot;;[.A125]+1;[.A125])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style-name="ce7" table:formula="of:=IF([.C127]=&quot;&quot;;&quot;&quot;;[.C127]-[.C12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26];[.$Z$106:.$AG$106];1)" office:value-type="float" office:value="1" calcext:value-type="float">
            <text:p>1</text:p>
          </table:table-cell>
          <table:table-cell table:style-name="ce44" table:formula="of:=MATCH([.D126]+[.C126];[.$Z$106:.$AG$106];1)" office:value-type="float" office:value="1" calcext:value-type="float">
            <text:p>1</text:p>
          </table:table-cell>
          <table:table-cell table:style-name="ce2" table:formula="of:=IF(AND([.Z$112]&lt;=[.$Y126];[.Z$112]&gt;=[.$X12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6];[.AA$112]&gt;=[.$X126]);INDEX([.$Z$106:.$AG$106];[.AA$112]);&quot;&quot;)">
            <text:p/>
          </table:table-cell>
          <table:table-cell table:style-name="ce2" table:formula="of:=IF(AND([.AB$112]&lt;=[.$Y126];[.AB$112]&gt;=[.$X126]);INDEX([.$Z$106:.$AG$106];[.AB$112]);&quot;&quot;)">
            <text:p/>
          </table:table-cell>
          <table:table-cell table:style-name="ce2" table:formula="of:=IF(AND([.AC$112]&lt;=[.$Y126];[.AC$112]&gt;=[.$X126]);INDEX([.$Z$106:.$AG$106];[.AC$112]);&quot;&quot;)">
            <text:p/>
          </table:table-cell>
          <table:table-cell table:style-name="ce2" table:formula="of:=IF(AND([.AD$112]&lt;=[.$Y126];[.AD$112]&gt;=[.$X126]);INDEX([.$Z$106:.$AG$106];[.AD$112]);&quot;&quot;)">
            <text:p/>
          </table:table-cell>
          <table:table-cell table:style-name="ce2" table:formula="of:=IF(AND([.AE$112]&lt;=[.$Y126];[.AE$112]&gt;=[.$X126]);INDEX([.$Z$106:.$AG$106];[.AE$112]);&quot;&quot;)">
            <text:p/>
          </table:table-cell>
          <table:table-cell table:style-name="ce2" table:formula="of:=IF(AND([.AF$112]&lt;=[.$Y126];[.AF$112]&gt;=[.$X126]);INDEX([.$Z$106:.$AG$106];[.AF$112]);&quot;&quot;)">
            <text:p/>
          </table:table-cell>
          <table:table-cell table:style-name="ce2" table:formula="of:=IF(AND([.AG$112]&lt;=[.$Y126];[.AG$112]&gt;=[.$X126]);INDEX([.$Z$106:.$AG$106];[.AG$112]);&quot;&quot;)">
            <text:p/>
          </table:table-cell>
          <table:table-cell table:formula="of:=IF([.Z126]=&quot;&quot;;0;MIN([.D126];[.$AA$106]-[.C126]))" office:value-type="float" office:value="4" calcext:value-type="float">
            <text:p>4</text:p>
          </table:table-cell>
          <table:table-cell table:formula="of:=IF([.AA126]=&quot;&quot;;0;MIN([.$AB$106]-[.C126];[.$AB$106]-[.$AA$106];[.D126]-[.AH126]))" office:value-type="float" office:value="0" calcext:value-type="float">
            <text:p>0</text:p>
          </table:table-cell>
          <table:table-cell table:formula="of:=IF([.AB126]=&quot;&quot;;0;MIN([.$AC$106]-[.C126];[.$AC$106]-[.$AB$106];[.D126]-[.AH126]-[.AI126]))" office:value-type="float" office:value="0" calcext:value-type="float">
            <text:p>0</text:p>
          </table:table-cell>
          <table:table-cell table:formula="of:=IF([.AC126]=&quot;&quot;;0;MIN([.$AD$106]-[.C126];[.$AD$106]-[.$AC$106];[.D126]-[.AH126]-[.AI126]-[.AJ126]))" office:value-type="float" office:value="0" calcext:value-type="float">
            <text:p>0</text:p>
          </table:table-cell>
          <table:table-cell table:formula="of:=IF([.AD126]=&quot;&quot;;0;MIN([.$AE$106]-[.C126];[.$AE$106]-[.$AD$106];[.D126]-[.AH126]-[.AI126]-[.AJ126]-[.AK126]))" office:value-type="float" office:value="0" calcext:value-type="float">
            <text:p>0</text:p>
          </table:table-cell>
          <table:table-cell table:formula="of:=IF([.AE126]=&quot;&quot;;0;MIN([.$AF$106]-[.C126];[.$AF$106]-[.$AE$106];[.D126]-[.AH126]-[.AI126]-[.AJ126]-[.AK126]-[.AL126]))" office:value-type="float" office:value="0" calcext:value-type="float">
            <text:p>0</text:p>
          </table:table-cell>
          <table:table-cell table:formula="of:=IF([.AF126]=&quot;&quot;;0;MIN([.$AG$106]-[.C126];[.$AG$106]-[.$AF$106];[.D126]-[.AH126]-[.AI126]-[.AJ126]-[.AK126]-[.AL126]-[.AM126]))" office:value-type="float" office:value="0" calcext:value-type="float">
            <text:p>0</text:p>
          </table:table-cell>
          <table:table-cell/>
          <table:table-cell table:style-name="ce2" table:formula="of:=IF([.AH126]&gt;=1;[.$AH$112]&amp;&quot;*&quot;&amp;[.AH126]&amp;&quot; &quot;;&quot;&quot;)&amp;IF([.AI126]&gt;=1;[.$AI$112]&amp;&quot;*&quot;&amp;[.AI126]&amp;&quot; &quot;;&quot;&quot;)&amp;IF([.AJ126]&gt;=1;[.$AJ$112]&amp;&quot;*&quot;&amp;[.AJ126]&amp;&quot; &quot;;&quot;&quot;)&amp;IF([.AK126]&gt;=1;[.$AK$112]&amp;&quot;*&quot;&amp;[.AK126]&amp;&quot; &quot;;&quot;&quot;)&amp;IF([.AL126]&gt;=1;[.$AL$112]&amp;&quot;*&quot;&amp;[.AL126]&amp;&quot; &quot;;&quot;&quot;)&amp;IF([.AM126]&gt;=1;[.$AM$112]&amp;&quot;*&quot;&amp;[.AM126]&amp;&quot; &quot;;&quot;&quot;)&amp;IF([.AN126]&gt;=1;[.$AN$112]&amp;&quot;*&quot;&amp;[.AN12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26:.T126])&amp;&quot;)))&quot;" office:value-type="string" office:string-value="      (alignment-distances . (9 9 9 12 10 11 9 9)))" calcext:value-type="string">
            <text:p><text:s text:c="6"/>(alignment-distances . (9 9 9 12 10 11 9 9)))</text:p>
          </table:table-cell>
          <table:table-cell table:formula="of:=IF([.$B$6]=&quot;Y&quot;;&quot;%&quot;;&quot;&quot;)&amp;IF([.U126]=&quot;Y&quot;;&quot;\acciaccatura s8 &quot;;&quot;&quot;)&amp;[.AP126]&amp;&quot; &quot;&amp;IF([.E126]=&quot;b&quot;;&quot;\break&quot;;IF([.E12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2]&lt;[.$AZ$9];[.AZ122]+1;&quot;-&quot;)" office:value-type="float" office:value="29" calcext:value-type="float">
            <text:p>29</text:p>
          </table:table-cell>
          <table:table-cell table:formula="of:=IF([.AZ122]&lt;[.$AZ$9];[.BA122];&quot;-&quot;)" office:value-type="float" office:value="4" calcext:value-type="float">
            <text:p>4</text:p>
          </table:table-cell>
          <table:table-cell table:formula="of:=IF([.BA126]=&quot;-&quot;;&quot;&quot;;IF([.$B$1]=2;INDEX([.$AR$16:.$AU$31];[.AZ126];[.BA126]);IF([.$B$1]=3;INDEX([.$AR$44:.$AU$98];[.AZ126];[.BA126]);INDEX([.$AR$113:.$AU$218];[.AZ126];[.BA126]))))" office:value-type="string" office:string-value="s1*9  \pageBreak" calcext:value-type="string">
            <text:p>s1*9 <text:s/>\pageBreak</text:p>
          </table:table-cell>
          <table:table-cell table:number-columns-repeated="10"/>
        </table:table-row>
        <table:table-row table:style-name="ro1">
          <table:table-cell table:formula="of:=IF([.E126]=&quot;pb&quot;;[.A126]+1;[.A126])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table:style-name="ce7" table:formula="of:=IF([.C128]=&quot;&quot;;&quot;&quot;;[.C128]-[.C12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27];[.$Z$106:.$AG$106];1)" office:value-type="float" office:value="1" calcext:value-type="float">
            <text:p>1</text:p>
          </table:table-cell>
          <table:table-cell table:style-name="ce44" table:formula="of:=MATCH([.D127]+[.C127];[.$Z$106:.$AG$106];1)" office:value-type="float" office:value="1" calcext:value-type="float">
            <text:p>1</text:p>
          </table:table-cell>
          <table:table-cell table:style-name="ce2" table:formula="of:=IF(AND([.Z$112]&lt;=[.$Y127];[.Z$112]&gt;=[.$X12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7];[.AA$112]&gt;=[.$X127]);INDEX([.$Z$106:.$AG$106];[.AA$112]);&quot;&quot;)">
            <text:p/>
          </table:table-cell>
          <table:table-cell table:style-name="ce2" table:formula="of:=IF(AND([.AB$112]&lt;=[.$Y127];[.AB$112]&gt;=[.$X127]);INDEX([.$Z$106:.$AG$106];[.AB$112]);&quot;&quot;)">
            <text:p/>
          </table:table-cell>
          <table:table-cell table:style-name="ce2" table:formula="of:=IF(AND([.AC$112]&lt;=[.$Y127];[.AC$112]&gt;=[.$X127]);INDEX([.$Z$106:.$AG$106];[.AC$112]);&quot;&quot;)">
            <text:p/>
          </table:table-cell>
          <table:table-cell table:style-name="ce2" table:formula="of:=IF(AND([.AD$112]&lt;=[.$Y127];[.AD$112]&gt;=[.$X127]);INDEX([.$Z$106:.$AG$106];[.AD$112]);&quot;&quot;)">
            <text:p/>
          </table:table-cell>
          <table:table-cell table:style-name="ce2" table:formula="of:=IF(AND([.AE$112]&lt;=[.$Y127];[.AE$112]&gt;=[.$X127]);INDEX([.$Z$106:.$AG$106];[.AE$112]);&quot;&quot;)">
            <text:p/>
          </table:table-cell>
          <table:table-cell table:style-name="ce2" table:formula="of:=IF(AND([.AF$112]&lt;=[.$Y127];[.AF$112]&gt;=[.$X127]);INDEX([.$Z$106:.$AG$106];[.AF$112]);&quot;&quot;)">
            <text:p/>
          </table:table-cell>
          <table:table-cell table:style-name="ce2" table:formula="of:=IF(AND([.AG$112]&lt;=[.$Y127];[.AG$112]&gt;=[.$X127]);INDEX([.$Z$106:.$AG$106];[.AG$112]);&quot;&quot;)">
            <text:p/>
          </table:table-cell>
          <table:table-cell table:formula="of:=IF([.Z127]=&quot;&quot;;0;MIN([.D127];[.$AA$106]-[.C127]))" office:value-type="float" office:value="4" calcext:value-type="float">
            <text:p>4</text:p>
          </table:table-cell>
          <table:table-cell table:formula="of:=IF([.AA127]=&quot;&quot;;0;MIN([.$AB$106]-[.C127];[.$AB$106]-[.$AA$106];[.D127]-[.AH127]))" office:value-type="float" office:value="0" calcext:value-type="float">
            <text:p>0</text:p>
          </table:table-cell>
          <table:table-cell table:formula="of:=IF([.AB127]=&quot;&quot;;0;MIN([.$AC$106]-[.C127];[.$AC$106]-[.$AB$106];[.D127]-[.AH127]-[.AI127]))" office:value-type="float" office:value="0" calcext:value-type="float">
            <text:p>0</text:p>
          </table:table-cell>
          <table:table-cell table:formula="of:=IF([.AC127]=&quot;&quot;;0;MIN([.$AD$106]-[.C127];[.$AD$106]-[.$AC$106];[.D127]-[.AH127]-[.AI127]-[.AJ127]))" office:value-type="float" office:value="0" calcext:value-type="float">
            <text:p>0</text:p>
          </table:table-cell>
          <table:table-cell table:formula="of:=IF([.AD127]=&quot;&quot;;0;MIN([.$AE$106]-[.C127];[.$AE$106]-[.$AD$106];[.D127]-[.AH127]-[.AI127]-[.AJ127]-[.AK127]))" office:value-type="float" office:value="0" calcext:value-type="float">
            <text:p>0</text:p>
          </table:table-cell>
          <table:table-cell table:formula="of:=IF([.AE127]=&quot;&quot;;0;MIN([.$AF$106]-[.C127];[.$AF$106]-[.$AE$106];[.D127]-[.AH127]-[.AI127]-[.AJ127]-[.AK127]-[.AL127]))" office:value-type="float" office:value="0" calcext:value-type="float">
            <text:p>0</text:p>
          </table:table-cell>
          <table:table-cell table:formula="of:=IF([.AF127]=&quot;&quot;;0;MIN([.$AG$106]-[.C127];[.$AG$106]-[.$AF$106];[.D127]-[.AH127]-[.AI127]-[.AJ127]-[.AK127]-[.AL127]-[.AM127]))" office:value-type="float" office:value="0" calcext:value-type="float">
            <text:p>0</text:p>
          </table:table-cell>
          <table:table-cell/>
          <table:table-cell table:style-name="ce2" table:formula="of:=IF([.AH127]&gt;=1;[.$AH$112]&amp;&quot;*&quot;&amp;[.AH127]&amp;&quot; &quot;;&quot;&quot;)&amp;IF([.AI127]&gt;=1;[.$AI$112]&amp;&quot;*&quot;&amp;[.AI127]&amp;&quot; &quot;;&quot;&quot;)&amp;IF([.AJ127]&gt;=1;[.$AJ$112]&amp;&quot;*&quot;&amp;[.AJ127]&amp;&quot; &quot;;&quot;&quot;)&amp;IF([.AK127]&gt;=1;[.$AK$112]&amp;&quot;*&quot;&amp;[.AK127]&amp;&quot; &quot;;&quot;&quot;)&amp;IF([.AL127]&gt;=1;[.$AL$112]&amp;&quot;*&quot;&amp;[.AL127]&amp;&quot; &quot;;&quot;&quot;)&amp;IF([.AM127]&gt;=1;[.$AM$112]&amp;&quot;*&quot;&amp;[.AM127]&amp;&quot; &quot;;&quot;&quot;)&amp;IF([.AN127]&gt;=1;[.$AN$112]&amp;&quot;*&quot;&amp;[.AN12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27:.T127])&amp;&quot;)))&quot;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  <table:table-cell table:formula="of:=IF([.$B$6]=&quot;Y&quot;;&quot;%&quot;;&quot;&quot;)&amp;IF([.U127]=&quot;Y&quot;;&quot;\acciaccatura s8 &quot;;&quot;&quot;)&amp;[.AP127]&amp;&quot; &quot;&amp;IF([.E127]=&quot;b&quot;;&quot;\break&quot;;IF([.E12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3]&lt;[.$AZ$9];[.AZ123]+1;&quot;-&quot;)" office:value-type="float" office:value="30" calcext:value-type="float">
            <text:p>30</text:p>
          </table:table-cell>
          <table:table-cell table:formula="of:=IF([.AZ123]&lt;[.$AZ$9];[.BA123];&quot;-&quot;)" office:value-type="float" office:value="1" calcext:value-type="float">
            <text:p>1</text:p>
          </table:table-cell>
          <table:table-cell table:formula="of:=IF([.BA127]=&quot;-&quot;;&quot;&quot;;IF([.$B$1]=2;INDEX([.$AR$16:.$AU$31];[.AZ127];[.BA127]);IF([.$B$1]=3;INDEX([.$AR$44:.$AU$98];[.AZ127];[.BA127]);INDEX([.$AR$113:.$AU$218];[.AZ127];[.BA1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27]=&quot;pb&quot;;[.A127]+1;[.A127])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table:style-name="ce7" table:formula="of:=IF([.C129]=&quot;&quot;;&quot;&quot;;[.C129]-[.C12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28];[.$Z$106:.$AG$106];1)" office:value-type="float" office:value="1" calcext:value-type="float">
            <text:p>1</text:p>
          </table:table-cell>
          <table:table-cell table:style-name="ce44" table:formula="of:=MATCH([.D128]+[.C128];[.$Z$106:.$AG$106];1)" office:value-type="float" office:value="1" calcext:value-type="float">
            <text:p>1</text:p>
          </table:table-cell>
          <table:table-cell table:style-name="ce2" table:formula="of:=IF(AND([.Z$112]&lt;=[.$Y128];[.Z$112]&gt;=[.$X12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8];[.AA$112]&gt;=[.$X128]);INDEX([.$Z$106:.$AG$106];[.AA$112]);&quot;&quot;)">
            <text:p/>
          </table:table-cell>
          <table:table-cell table:style-name="ce2" table:formula="of:=IF(AND([.AB$112]&lt;=[.$Y128];[.AB$112]&gt;=[.$X128]);INDEX([.$Z$106:.$AG$106];[.AB$112]);&quot;&quot;)">
            <text:p/>
          </table:table-cell>
          <table:table-cell table:style-name="ce2" table:formula="of:=IF(AND([.AC$112]&lt;=[.$Y128];[.AC$112]&gt;=[.$X128]);INDEX([.$Z$106:.$AG$106];[.AC$112]);&quot;&quot;)">
            <text:p/>
          </table:table-cell>
          <table:table-cell table:style-name="ce2" table:formula="of:=IF(AND([.AD$112]&lt;=[.$Y128];[.AD$112]&gt;=[.$X128]);INDEX([.$Z$106:.$AG$106];[.AD$112]);&quot;&quot;)">
            <text:p/>
          </table:table-cell>
          <table:table-cell table:style-name="ce2" table:formula="of:=IF(AND([.AE$112]&lt;=[.$Y128];[.AE$112]&gt;=[.$X128]);INDEX([.$Z$106:.$AG$106];[.AE$112]);&quot;&quot;)">
            <text:p/>
          </table:table-cell>
          <table:table-cell table:style-name="ce2" table:formula="of:=IF(AND([.AF$112]&lt;=[.$Y128];[.AF$112]&gt;=[.$X128]);INDEX([.$Z$106:.$AG$106];[.AF$112]);&quot;&quot;)">
            <text:p/>
          </table:table-cell>
          <table:table-cell table:style-name="ce2" table:formula="of:=IF(AND([.AG$112]&lt;=[.$Y128];[.AG$112]&gt;=[.$X128]);INDEX([.$Z$106:.$AG$106];[.AG$112]);&quot;&quot;)">
            <text:p/>
          </table:table-cell>
          <table:table-cell table:formula="of:=IF([.Z128]=&quot;&quot;;0;MIN([.D128];[.$AA$106]-[.C128]))" office:value-type="float" office:value="4" calcext:value-type="float">
            <text:p>4</text:p>
          </table:table-cell>
          <table:table-cell table:formula="of:=IF([.AA128]=&quot;&quot;;0;MIN([.$AB$106]-[.C128];[.$AB$106]-[.$AA$106];[.D128]-[.AH128]))" office:value-type="float" office:value="0" calcext:value-type="float">
            <text:p>0</text:p>
          </table:table-cell>
          <table:table-cell table:formula="of:=IF([.AB128]=&quot;&quot;;0;MIN([.$AC$106]-[.C128];[.$AC$106]-[.$AB$106];[.D128]-[.AH128]-[.AI128]))" office:value-type="float" office:value="0" calcext:value-type="float">
            <text:p>0</text:p>
          </table:table-cell>
          <table:table-cell table:formula="of:=IF([.AC128]=&quot;&quot;;0;MIN([.$AD$106]-[.C128];[.$AD$106]-[.$AC$106];[.D128]-[.AH128]-[.AI128]-[.AJ128]))" office:value-type="float" office:value="0" calcext:value-type="float">
            <text:p>0</text:p>
          </table:table-cell>
          <table:table-cell table:formula="of:=IF([.AD128]=&quot;&quot;;0;MIN([.$AE$106]-[.C128];[.$AE$106]-[.$AD$106];[.D128]-[.AH128]-[.AI128]-[.AJ128]-[.AK128]))" office:value-type="float" office:value="0" calcext:value-type="float">
            <text:p>0</text:p>
          </table:table-cell>
          <table:table-cell table:formula="of:=IF([.AE128]=&quot;&quot;;0;MIN([.$AF$106]-[.C128];[.$AF$106]-[.$AE$106];[.D128]-[.AH128]-[.AI128]-[.AJ128]-[.AK128]-[.AL128]))" office:value-type="float" office:value="0" calcext:value-type="float">
            <text:p>0</text:p>
          </table:table-cell>
          <table:table-cell table:formula="of:=IF([.AF128]=&quot;&quot;;0;MIN([.$AG$106]-[.C128];[.$AG$106]-[.$AF$106];[.D128]-[.AH128]-[.AI128]-[.AJ128]-[.AK128]-[.AL128]-[.AM128]))" office:value-type="float" office:value="0" calcext:value-type="float">
            <text:p>0</text:p>
          </table:table-cell>
          <table:table-cell/>
          <table:table-cell table:style-name="ce2" table:formula="of:=IF([.AH128]&gt;=1;[.$AH$112]&amp;&quot;*&quot;&amp;[.AH128]&amp;&quot; &quot;;&quot;&quot;)&amp;IF([.AI128]&gt;=1;[.$AI$112]&amp;&quot;*&quot;&amp;[.AI128]&amp;&quot; &quot;;&quot;&quot;)&amp;IF([.AJ128]&gt;=1;[.$AJ$112]&amp;&quot;*&quot;&amp;[.AJ128]&amp;&quot; &quot;;&quot;&quot;)&amp;IF([.AK128]&gt;=1;[.$AK$112]&amp;&quot;*&quot;&amp;[.AK128]&amp;&quot; &quot;;&quot;&quot;)&amp;IF([.AL128]&gt;=1;[.$AL$112]&amp;&quot;*&quot;&amp;[.AL128]&amp;&quot; &quot;;&quot;&quot;)&amp;IF([.AM128]&gt;=1;[.$AM$112]&amp;&quot;*&quot;&amp;[.AM128]&amp;&quot; &quot;;&quot;&quot;)&amp;IF([.AN128]&gt;=1;[.$AN$112]&amp;&quot;*&quot;&amp;[.AN12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8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28:.T128])&amp;&quot;)))&quot;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  <table:table-cell table:formula="of:=IF([.$B$6]=&quot;Y&quot;;&quot;%&quot;;&quot;&quot;)&amp;IF([.U128]=&quot;Y&quot;;&quot;\acciaccatura s8 &quot;;&quot;&quot;)&amp;[.AP128]&amp;&quot; &quot;&amp;IF([.E128]=&quot;b&quot;;&quot;\break&quot;;IF([.E12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24]&lt;[.$AZ$9];[.AZ124]+1;&quot;-&quot;)" office:value-type="float" office:value="30" calcext:value-type="float">
            <text:p>30</text:p>
          </table:table-cell>
          <table:table-cell table:formula="of:=IF([.AZ124]&lt;[.$AZ$9];[.BA124];&quot;-&quot;)" office:value-type="float" office:value="2" calcext:value-type="float">
            <text:p>2</text:p>
          </table:table-cell>
          <table:table-cell table:formula="of:=IF([.BA128]=&quot;-&quot;;&quot;&quot;;IF([.$B$1]=2;INDEX([.$AR$16:.$AU$31];[.AZ128];[.BA128]);IF([.$B$1]=3;INDEX([.$AR$44:.$AU$98];[.AZ128];[.BA128]);INDEX([.$AR$113:.$AU$218];[.AZ128];[.BA12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28]=&quot;pb&quot;;[.A128]+1;[.A128])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style-name="ce7" table:formula="of:=IF([.C130]=&quot;&quot;;&quot;&quot;;[.C130]-[.C12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29];[.$Z$106:.$AG$106];1)" office:value-type="float" office:value="1" calcext:value-type="float">
            <text:p>1</text:p>
          </table:table-cell>
          <table:table-cell table:style-name="ce44" table:formula="of:=MATCH([.D129]+[.C129];[.$Z$106:.$AG$106];1)" office:value-type="float" office:value="1" calcext:value-type="float">
            <text:p>1</text:p>
          </table:table-cell>
          <table:table-cell table:style-name="ce2" table:formula="of:=IF(AND([.Z$112]&lt;=[.$Y129];[.Z$112]&gt;=[.$X12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29];[.AA$112]&gt;=[.$X129]);INDEX([.$Z$106:.$AG$106];[.AA$112]);&quot;&quot;)">
            <text:p/>
          </table:table-cell>
          <table:table-cell table:style-name="ce2" table:formula="of:=IF(AND([.AB$112]&lt;=[.$Y129];[.AB$112]&gt;=[.$X129]);INDEX([.$Z$106:.$AG$106];[.AB$112]);&quot;&quot;)">
            <text:p/>
          </table:table-cell>
          <table:table-cell table:style-name="ce2" table:formula="of:=IF(AND([.AC$112]&lt;=[.$Y129];[.AC$112]&gt;=[.$X129]);INDEX([.$Z$106:.$AG$106];[.AC$112]);&quot;&quot;)">
            <text:p/>
          </table:table-cell>
          <table:table-cell table:style-name="ce2" table:formula="of:=IF(AND([.AD$112]&lt;=[.$Y129];[.AD$112]&gt;=[.$X129]);INDEX([.$Z$106:.$AG$106];[.AD$112]);&quot;&quot;)">
            <text:p/>
          </table:table-cell>
          <table:table-cell table:style-name="ce2" table:formula="of:=IF(AND([.AE$112]&lt;=[.$Y129];[.AE$112]&gt;=[.$X129]);INDEX([.$Z$106:.$AG$106];[.AE$112]);&quot;&quot;)">
            <text:p/>
          </table:table-cell>
          <table:table-cell table:style-name="ce2" table:formula="of:=IF(AND([.AF$112]&lt;=[.$Y129];[.AF$112]&gt;=[.$X129]);INDEX([.$Z$106:.$AG$106];[.AF$112]);&quot;&quot;)">
            <text:p/>
          </table:table-cell>
          <table:table-cell table:style-name="ce2" table:formula="of:=IF(AND([.AG$112]&lt;=[.$Y129];[.AG$112]&gt;=[.$X129]);INDEX([.$Z$106:.$AG$106];[.AG$112]);&quot;&quot;)">
            <text:p/>
          </table:table-cell>
          <table:table-cell table:formula="of:=IF([.Z129]=&quot;&quot;;0;MIN([.D129];[.$AA$106]-[.C129]))" office:value-type="float" office:value="4" calcext:value-type="float">
            <text:p>4</text:p>
          </table:table-cell>
          <table:table-cell table:formula="of:=IF([.AA129]=&quot;&quot;;0;MIN([.$AB$106]-[.C129];[.$AB$106]-[.$AA$106];[.D129]-[.AH129]))" office:value-type="float" office:value="0" calcext:value-type="float">
            <text:p>0</text:p>
          </table:table-cell>
          <table:table-cell table:formula="of:=IF([.AB129]=&quot;&quot;;0;MIN([.$AC$106]-[.C129];[.$AC$106]-[.$AB$106];[.D129]-[.AH129]-[.AI129]))" office:value-type="float" office:value="0" calcext:value-type="float">
            <text:p>0</text:p>
          </table:table-cell>
          <table:table-cell table:formula="of:=IF([.AC129]=&quot;&quot;;0;MIN([.$AD$106]-[.C129];[.$AD$106]-[.$AC$106];[.D129]-[.AH129]-[.AI129]-[.AJ129]))" office:value-type="float" office:value="0" calcext:value-type="float">
            <text:p>0</text:p>
          </table:table-cell>
          <table:table-cell table:formula="of:=IF([.AD129]=&quot;&quot;;0;MIN([.$AE$106]-[.C129];[.$AE$106]-[.$AD$106];[.D129]-[.AH129]-[.AI129]-[.AJ129]-[.AK129]))" office:value-type="float" office:value="0" calcext:value-type="float">
            <text:p>0</text:p>
          </table:table-cell>
          <table:table-cell table:formula="of:=IF([.AE129]=&quot;&quot;;0;MIN([.$AF$106]-[.C129];[.$AF$106]-[.$AE$106];[.D129]-[.AH129]-[.AI129]-[.AJ129]-[.AK129]-[.AL129]))" office:value-type="float" office:value="0" calcext:value-type="float">
            <text:p>0</text:p>
          </table:table-cell>
          <table:table-cell table:formula="of:=IF([.AF129]=&quot;&quot;;0;MIN([.$AG$106]-[.C129];[.$AG$106]-[.$AF$106];[.D129]-[.AH129]-[.AI129]-[.AJ129]-[.AK129]-[.AL129]-[.AM129]))" office:value-type="float" office:value="0" calcext:value-type="float">
            <text:p>0</text:p>
          </table:table-cell>
          <table:table-cell/>
          <table:table-cell table:style-name="ce2" table:formula="of:=IF([.AH129]&gt;=1;[.$AH$112]&amp;&quot;*&quot;&amp;[.AH129]&amp;&quot; &quot;;&quot;&quot;)&amp;IF([.AI129]&gt;=1;[.$AI$112]&amp;&quot;*&quot;&amp;[.AI129]&amp;&quot; &quot;;&quot;&quot;)&amp;IF([.AJ129]&gt;=1;[.$AJ$112]&amp;&quot;*&quot;&amp;[.AJ129]&amp;&quot; &quot;;&quot;&quot;)&amp;IF([.AK129]&gt;=1;[.$AK$112]&amp;&quot;*&quot;&amp;[.AK129]&amp;&quot; &quot;;&quot;&quot;)&amp;IF([.AL129]&gt;=1;[.$AL$112]&amp;&quot;*&quot;&amp;[.AL129]&amp;&quot; &quot;;&quot;&quot;)&amp;IF([.AM129]&gt;=1;[.$AM$112]&amp;&quot;*&quot;&amp;[.AM129]&amp;&quot; &quot;;&quot;&quot;)&amp;IF([.AN129]&gt;=1;[.$AN$112]&amp;&quot;*&quot;&amp;[.AN12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29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29:.T129])&amp;&quot;)))&quot;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  <table:table-cell table:formula="of:=IF([.$B$6]=&quot;Y&quot;;&quot;%&quot;;&quot;&quot;)&amp;IF([.U129]=&quot;Y&quot;;&quot;\acciaccatura s8 &quot;;&quot;&quot;)&amp;[.AP129]&amp;&quot; &quot;&amp;IF([.E129]=&quot;b&quot;;&quot;\break&quot;;IF([.E12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25]&lt;[.$AZ$9];[.AZ125]+1;&quot;-&quot;)" office:value-type="float" office:value="30" calcext:value-type="float">
            <text:p>30</text:p>
          </table:table-cell>
          <table:table-cell table:formula="of:=IF([.AZ125]&lt;[.$AZ$9];[.BA125];&quot;-&quot;)" office:value-type="float" office:value="3" calcext:value-type="float">
            <text:p>3</text:p>
          </table:table-cell>
          <table:table-cell table:formula="of:=IF([.BA129]=&quot;-&quot;;&quot;&quot;;IF([.$B$1]=2;INDEX([.$AR$16:.$AU$31];[.AZ129];[.BA129]);IF([.$B$1]=3;INDEX([.$AR$44:.$AU$98];[.AZ129];[.BA129]);INDEX([.$AR$113:.$AU$218];[.AZ129];[.BA129]))))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number-columns-repeated="10"/>
        </table:table-row>
        <table:table-row table:style-name="ro1">
          <table:table-cell table:formula="of:=IF([.E129]=&quot;pb&quot;;[.A129]+1;[.A129])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style-name="ce7" table:formula="of:=IF([.C131]=&quot;&quot;;&quot;&quot;;[.C131]-[.C13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0];[.$Z$106:.$AG$106];1)" office:value-type="float" office:value="1" calcext:value-type="float">
            <text:p>1</text:p>
          </table:table-cell>
          <table:table-cell table:style-name="ce44" table:formula="of:=MATCH([.D130]+[.C130];[.$Z$106:.$AG$106];1)" office:value-type="float" office:value="1" calcext:value-type="float">
            <text:p>1</text:p>
          </table:table-cell>
          <table:table-cell table:style-name="ce2" table:formula="of:=IF(AND([.Z$112]&lt;=[.$Y130];[.Z$112]&gt;=[.$X13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0];[.AA$112]&gt;=[.$X130]);INDEX([.$Z$106:.$AG$106];[.AA$112]);&quot;&quot;)">
            <text:p/>
          </table:table-cell>
          <table:table-cell table:style-name="ce2" table:formula="of:=IF(AND([.AB$112]&lt;=[.$Y130];[.AB$112]&gt;=[.$X130]);INDEX([.$Z$106:.$AG$106];[.AB$112]);&quot;&quot;)">
            <text:p/>
          </table:table-cell>
          <table:table-cell table:style-name="ce2" table:formula="of:=IF(AND([.AC$112]&lt;=[.$Y130];[.AC$112]&gt;=[.$X130]);INDEX([.$Z$106:.$AG$106];[.AC$112]);&quot;&quot;)">
            <text:p/>
          </table:table-cell>
          <table:table-cell table:style-name="ce2" table:formula="of:=IF(AND([.AD$112]&lt;=[.$Y130];[.AD$112]&gt;=[.$X130]);INDEX([.$Z$106:.$AG$106];[.AD$112]);&quot;&quot;)">
            <text:p/>
          </table:table-cell>
          <table:table-cell table:style-name="ce2" table:formula="of:=IF(AND([.AE$112]&lt;=[.$Y130];[.AE$112]&gt;=[.$X130]);INDEX([.$Z$106:.$AG$106];[.AE$112]);&quot;&quot;)">
            <text:p/>
          </table:table-cell>
          <table:table-cell table:style-name="ce2" table:formula="of:=IF(AND([.AF$112]&lt;=[.$Y130];[.AF$112]&gt;=[.$X130]);INDEX([.$Z$106:.$AG$106];[.AF$112]);&quot;&quot;)">
            <text:p/>
          </table:table-cell>
          <table:table-cell table:style-name="ce2" table:formula="of:=IF(AND([.AG$112]&lt;=[.$Y130];[.AG$112]&gt;=[.$X130]);INDEX([.$Z$106:.$AG$106];[.AG$112]);&quot;&quot;)">
            <text:p/>
          </table:table-cell>
          <table:table-cell table:formula="of:=IF([.Z130]=&quot;&quot;;0;MIN([.D130];[.$AA$106]-[.C130]))" office:value-type="float" office:value="5" calcext:value-type="float">
            <text:p>5</text:p>
          </table:table-cell>
          <table:table-cell table:formula="of:=IF([.AA130]=&quot;&quot;;0;MIN([.$AB$106]-[.C130];[.$AB$106]-[.$AA$106];[.D130]-[.AH130]))" office:value-type="float" office:value="0" calcext:value-type="float">
            <text:p>0</text:p>
          </table:table-cell>
          <table:table-cell table:formula="of:=IF([.AB130]=&quot;&quot;;0;MIN([.$AC$106]-[.C130];[.$AC$106]-[.$AB$106];[.D130]-[.AH130]-[.AI130]))" office:value-type="float" office:value="0" calcext:value-type="float">
            <text:p>0</text:p>
          </table:table-cell>
          <table:table-cell table:formula="of:=IF([.AC130]=&quot;&quot;;0;MIN([.$AD$106]-[.C130];[.$AD$106]-[.$AC$106];[.D130]-[.AH130]-[.AI130]-[.AJ130]))" office:value-type="float" office:value="0" calcext:value-type="float">
            <text:p>0</text:p>
          </table:table-cell>
          <table:table-cell table:formula="of:=IF([.AD130]=&quot;&quot;;0;MIN([.$AE$106]-[.C130];[.$AE$106]-[.$AD$106];[.D130]-[.AH130]-[.AI130]-[.AJ130]-[.AK130]))" office:value-type="float" office:value="0" calcext:value-type="float">
            <text:p>0</text:p>
          </table:table-cell>
          <table:table-cell table:formula="of:=IF([.AE130]=&quot;&quot;;0;MIN([.$AF$106]-[.C130];[.$AF$106]-[.$AE$106];[.D130]-[.AH130]-[.AI130]-[.AJ130]-[.AK130]-[.AL130]))" office:value-type="float" office:value="0" calcext:value-type="float">
            <text:p>0</text:p>
          </table:table-cell>
          <table:table-cell table:formula="of:=IF([.AF130]=&quot;&quot;;0;MIN([.$AG$106]-[.C130];[.$AG$106]-[.$AF$106];[.D130]-[.AH130]-[.AI130]-[.AJ130]-[.AK130]-[.AL130]-[.AM130]))" office:value-type="float" office:value="0" calcext:value-type="float">
            <text:p>0</text:p>
          </table:table-cell>
          <table:table-cell/>
          <table:table-cell table:style-name="ce2" table:formula="of:=IF([.AH130]&gt;=1;[.$AH$112]&amp;&quot;*&quot;&amp;[.AH130]&amp;&quot; &quot;;&quot;&quot;)&amp;IF([.AI130]&gt;=1;[.$AI$112]&amp;&quot;*&quot;&amp;[.AI130]&amp;&quot; &quot;;&quot;&quot;)&amp;IF([.AJ130]&gt;=1;[.$AJ$112]&amp;&quot;*&quot;&amp;[.AJ130]&amp;&quot; &quot;;&quot;&quot;)&amp;IF([.AK130]&gt;=1;[.$AK$112]&amp;&quot;*&quot;&amp;[.AK130]&amp;&quot; &quot;;&quot;&quot;)&amp;IF([.AL130]&gt;=1;[.$AL$112]&amp;&quot;*&quot;&amp;[.AL130]&amp;&quot; &quot;;&quot;&quot;)&amp;IF([.AM130]&gt;=1;[.$AM$112]&amp;&quot;*&quot;&amp;[.AM130]&amp;&quot; &quot;;&quot;&quot;)&amp;IF([.AN130]&gt;=1;[.$AN$112]&amp;&quot;*&quot;&amp;[.AN13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0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30:.T130])&amp;&quot;)))&quot;" office:value-type="string" office:string-value="      (alignment-distances . (9 9 9 10 9 9 9 11 9 9 8 9)))" calcext:value-type="string">
            <text:p><text:s text:c="6"/>(alignment-distances . (9 9 9 10 9 9 9 11 9 9 8 9)))</text:p>
          </table:table-cell>
          <table:table-cell table:formula="of:=IF([.$B$6]=&quot;Y&quot;;&quot;%&quot;;&quot;&quot;)&amp;IF([.U130]=&quot;Y&quot;;&quot;\acciaccatura s8 &quot;;&quot;&quot;)&amp;[.AP130]&amp;&quot; &quot;&amp;IF([.E130]=&quot;b&quot;;&quot;\break&quot;;IF([.E13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26]&lt;[.$AZ$9];[.AZ126]+1;&quot;-&quot;)" office:value-type="float" office:value="30" calcext:value-type="float">
            <text:p>30</text:p>
          </table:table-cell>
          <table:table-cell table:formula="of:=IF([.AZ126]&lt;[.$AZ$9];[.BA126];&quot;-&quot;)" office:value-type="float" office:value="4" calcext:value-type="float">
            <text:p>4</text:p>
          </table:table-cell>
          <table:table-cell table:formula="of:=IF([.BA130]=&quot;-&quot;;&quot;&quot;;IF([.$B$1]=2;INDEX([.$AR$16:.$AU$31];[.AZ130];[.BA130]);IF([.$B$1]=3;INDEX([.$AR$44:.$AU$98];[.AZ130];[.BA130]);INDEX([.$AR$113:.$AU$218];[.AZ130];[.BA13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30]=&quot;pb&quot;;[.A130]+1;[.A130])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table:style-name="ce7" table:formula="of:=IF([.C132]=&quot;&quot;;&quot;&quot;;[.C132]-[.C13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1];[.$Z$106:.$AG$106];1)" office:value-type="float" office:value="1" calcext:value-type="float">
            <text:p>1</text:p>
          </table:table-cell>
          <table:table-cell table:style-name="ce44" table:formula="of:=MATCH([.D131]+[.C131];[.$Z$106:.$AG$106];1)" office:value-type="float" office:value="1" calcext:value-type="float">
            <text:p>1</text:p>
          </table:table-cell>
          <table:table-cell table:style-name="ce2" table:formula="of:=IF(AND([.Z$112]&lt;=[.$Y131];[.Z$112]&gt;=[.$X13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1];[.AA$112]&gt;=[.$X131]);INDEX([.$Z$106:.$AG$106];[.AA$112]);&quot;&quot;)">
            <text:p/>
          </table:table-cell>
          <table:table-cell table:style-name="ce2" table:formula="of:=IF(AND([.AB$112]&lt;=[.$Y131];[.AB$112]&gt;=[.$X131]);INDEX([.$Z$106:.$AG$106];[.AB$112]);&quot;&quot;)">
            <text:p/>
          </table:table-cell>
          <table:table-cell table:style-name="ce2" table:formula="of:=IF(AND([.AC$112]&lt;=[.$Y131];[.AC$112]&gt;=[.$X131]);INDEX([.$Z$106:.$AG$106];[.AC$112]);&quot;&quot;)">
            <text:p/>
          </table:table-cell>
          <table:table-cell table:style-name="ce2" table:formula="of:=IF(AND([.AD$112]&lt;=[.$Y131];[.AD$112]&gt;=[.$X131]);INDEX([.$Z$106:.$AG$106];[.AD$112]);&quot;&quot;)">
            <text:p/>
          </table:table-cell>
          <table:table-cell table:style-name="ce2" table:formula="of:=IF(AND([.AE$112]&lt;=[.$Y131];[.AE$112]&gt;=[.$X131]);INDEX([.$Z$106:.$AG$106];[.AE$112]);&quot;&quot;)">
            <text:p/>
          </table:table-cell>
          <table:table-cell table:style-name="ce2" table:formula="of:=IF(AND([.AF$112]&lt;=[.$Y131];[.AF$112]&gt;=[.$X131]);INDEX([.$Z$106:.$AG$106];[.AF$112]);&quot;&quot;)">
            <text:p/>
          </table:table-cell>
          <table:table-cell table:style-name="ce2" table:formula="of:=IF(AND([.AG$112]&lt;=[.$Y131];[.AG$112]&gt;=[.$X131]);INDEX([.$Z$106:.$AG$106];[.AG$112]);&quot;&quot;)">
            <text:p/>
          </table:table-cell>
          <table:table-cell table:formula="of:=IF([.Z131]=&quot;&quot;;0;MIN([.D131];[.$AA$106]-[.C131]))" office:value-type="float" office:value="5" calcext:value-type="float">
            <text:p>5</text:p>
          </table:table-cell>
          <table:table-cell table:formula="of:=IF([.AA131]=&quot;&quot;;0;MIN([.$AB$106]-[.C131];[.$AB$106]-[.$AA$106];[.D131]-[.AH131]))" office:value-type="float" office:value="0" calcext:value-type="float">
            <text:p>0</text:p>
          </table:table-cell>
          <table:table-cell table:formula="of:=IF([.AB131]=&quot;&quot;;0;MIN([.$AC$106]-[.C131];[.$AC$106]-[.$AB$106];[.D131]-[.AH131]-[.AI131]))" office:value-type="float" office:value="0" calcext:value-type="float">
            <text:p>0</text:p>
          </table:table-cell>
          <table:table-cell table:formula="of:=IF([.AC131]=&quot;&quot;;0;MIN([.$AD$106]-[.C131];[.$AD$106]-[.$AC$106];[.D131]-[.AH131]-[.AI131]-[.AJ131]))" office:value-type="float" office:value="0" calcext:value-type="float">
            <text:p>0</text:p>
          </table:table-cell>
          <table:table-cell table:formula="of:=IF([.AD131]=&quot;&quot;;0;MIN([.$AE$106]-[.C131];[.$AE$106]-[.$AD$106];[.D131]-[.AH131]-[.AI131]-[.AJ131]-[.AK131]))" office:value-type="float" office:value="0" calcext:value-type="float">
            <text:p>0</text:p>
          </table:table-cell>
          <table:table-cell table:formula="of:=IF([.AE131]=&quot;&quot;;0;MIN([.$AF$106]-[.C131];[.$AF$106]-[.$AE$106];[.D131]-[.AH131]-[.AI131]-[.AJ131]-[.AK131]-[.AL131]))" office:value-type="float" office:value="0" calcext:value-type="float">
            <text:p>0</text:p>
          </table:table-cell>
          <table:table-cell table:formula="of:=IF([.AF131]=&quot;&quot;;0;MIN([.$AG$106]-[.C131];[.$AG$106]-[.$AF$106];[.D131]-[.AH131]-[.AI131]-[.AJ131]-[.AK131]-[.AL131]-[.AM131]))" office:value-type="float" office:value="0" calcext:value-type="float">
            <text:p>0</text:p>
          </table:table-cell>
          <table:table-cell/>
          <table:table-cell table:style-name="ce2" table:formula="of:=IF([.AH131]&gt;=1;[.$AH$112]&amp;&quot;*&quot;&amp;[.AH131]&amp;&quot; &quot;;&quot;&quot;)&amp;IF([.AI131]&gt;=1;[.$AI$112]&amp;&quot;*&quot;&amp;[.AI131]&amp;&quot; &quot;;&quot;&quot;)&amp;IF([.AJ131]&gt;=1;[.$AJ$112]&amp;&quot;*&quot;&amp;[.AJ131]&amp;&quot; &quot;;&quot;&quot;)&amp;IF([.AK131]&gt;=1;[.$AK$112]&amp;&quot;*&quot;&amp;[.AK131]&amp;&quot; &quot;;&quot;&quot;)&amp;IF([.AL131]&gt;=1;[.$AL$112]&amp;&quot;*&quot;&amp;[.AL131]&amp;&quot; &quot;;&quot;&quot;)&amp;IF([.AM131]&gt;=1;[.$AM$112]&amp;&quot;*&quot;&amp;[.AM131]&amp;&quot; &quot;;&quot;&quot;)&amp;IF([.AN131]&gt;=1;[.$AN$112]&amp;&quot;*&quot;&amp;[.AN13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31:.T131])&amp;&quot;)))&quot;" office:value-type="string" office:string-value="      (alignment-distances . (13 14 14 9 9 9 10 8 9 9 9)))" calcext:value-type="string">
            <text:p><text:s text:c="6"/>(alignment-distances . (13 14 14 9 9 9 10 8 9 9 9)))</text:p>
          </table:table-cell>
          <table:table-cell table:formula="of:=IF([.$B$6]=&quot;Y&quot;;&quot;%&quot;;&quot;&quot;)&amp;IF([.U131]=&quot;Y&quot;;&quot;\acciaccatura s8 &quot;;&quot;&quot;)&amp;[.AP131]&amp;&quot; &quot;&amp;IF([.E131]=&quot;b&quot;;&quot;\break&quot;;IF([.E13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7]&lt;[.$AZ$9];[.AZ127]+1;&quot;-&quot;)" office:value-type="float" office:value="31" calcext:value-type="float">
            <text:p>31</text:p>
          </table:table-cell>
          <table:table-cell table:formula="of:=IF([.AZ127]&lt;[.$AZ$9];[.BA127];&quot;-&quot;)" office:value-type="float" office:value="1" calcext:value-type="float">
            <text:p>1</text:p>
          </table:table-cell>
          <table:table-cell table:formula="of:=IF([.BA131]=&quot;-&quot;;&quot;&quot;;IF([.$B$1]=2;INDEX([.$AR$16:.$AU$31];[.AZ131];[.BA131]);IF([.$B$1]=3;INDEX([.$AR$44:.$AU$98];[.AZ131];[.BA131]);INDEX([.$AR$113:.$AU$218];[.AZ131];[.BA1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1]=&quot;pb&quot;;[.A131]+1;[.A131])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style-name="ce7" table:formula="of:=IF([.C133]=&quot;&quot;;&quot;&quot;;[.C133]-[.C132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5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32];[.$Z$106:.$AG$106];1)" office:value-type="float" office:value="1" calcext:value-type="float">
            <text:p>1</text:p>
          </table:table-cell>
          <table:table-cell table:style-name="ce44" table:formula="of:=MATCH([.D132]+[.C132];[.$Z$106:.$AG$106];1)" office:value-type="float" office:value="1" calcext:value-type="float">
            <text:p>1</text:p>
          </table:table-cell>
          <table:table-cell table:style-name="ce2" table:formula="of:=IF(AND([.Z$112]&lt;=[.$Y132];[.Z$112]&gt;=[.$X13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2];[.AA$112]&gt;=[.$X132]);INDEX([.$Z$106:.$AG$106];[.AA$112]);&quot;&quot;)">
            <text:p/>
          </table:table-cell>
          <table:table-cell table:style-name="ce2" table:formula="of:=IF(AND([.AB$112]&lt;=[.$Y132];[.AB$112]&gt;=[.$X132]);INDEX([.$Z$106:.$AG$106];[.AB$112]);&quot;&quot;)">
            <text:p/>
          </table:table-cell>
          <table:table-cell table:style-name="ce2" table:formula="of:=IF(AND([.AC$112]&lt;=[.$Y132];[.AC$112]&gt;=[.$X132]);INDEX([.$Z$106:.$AG$106];[.AC$112]);&quot;&quot;)">
            <text:p/>
          </table:table-cell>
          <table:table-cell table:style-name="ce2" table:formula="of:=IF(AND([.AD$112]&lt;=[.$Y132];[.AD$112]&gt;=[.$X132]);INDEX([.$Z$106:.$AG$106];[.AD$112]);&quot;&quot;)">
            <text:p/>
          </table:table-cell>
          <table:table-cell table:style-name="ce2" table:formula="of:=IF(AND([.AE$112]&lt;=[.$Y132];[.AE$112]&gt;=[.$X132]);INDEX([.$Z$106:.$AG$106];[.AE$112]);&quot;&quot;)">
            <text:p/>
          </table:table-cell>
          <table:table-cell table:style-name="ce2" table:formula="of:=IF(AND([.AF$112]&lt;=[.$Y132];[.AF$112]&gt;=[.$X132]);INDEX([.$Z$106:.$AG$106];[.AF$112]);&quot;&quot;)">
            <text:p/>
          </table:table-cell>
          <table:table-cell table:style-name="ce2" table:formula="of:=IF(AND([.AG$112]&lt;=[.$Y132];[.AG$112]&gt;=[.$X132]);INDEX([.$Z$106:.$AG$106];[.AG$112]);&quot;&quot;)">
            <text:p/>
          </table:table-cell>
          <table:table-cell table:formula="of:=IF([.Z132]=&quot;&quot;;0;MIN([.D132];[.$AA$106]-[.C132]))" office:value-type="float" office:value="6" calcext:value-type="float">
            <text:p>6</text:p>
          </table:table-cell>
          <table:table-cell table:formula="of:=IF([.AA132]=&quot;&quot;;0;MIN([.$AB$106]-[.C132];[.$AB$106]-[.$AA$106];[.D132]-[.AH132]))" office:value-type="float" office:value="0" calcext:value-type="float">
            <text:p>0</text:p>
          </table:table-cell>
          <table:table-cell table:formula="of:=IF([.AB132]=&quot;&quot;;0;MIN([.$AC$106]-[.C132];[.$AC$106]-[.$AB$106];[.D132]-[.AH132]-[.AI132]))" office:value-type="float" office:value="0" calcext:value-type="float">
            <text:p>0</text:p>
          </table:table-cell>
          <table:table-cell table:formula="of:=IF([.AC132]=&quot;&quot;;0;MIN([.$AD$106]-[.C132];[.$AD$106]-[.$AC$106];[.D132]-[.AH132]-[.AI132]-[.AJ132]))" office:value-type="float" office:value="0" calcext:value-type="float">
            <text:p>0</text:p>
          </table:table-cell>
          <table:table-cell table:formula="of:=IF([.AD132]=&quot;&quot;;0;MIN([.$AE$106]-[.C132];[.$AE$106]-[.$AD$106];[.D132]-[.AH132]-[.AI132]-[.AJ132]-[.AK132]))" office:value-type="float" office:value="0" calcext:value-type="float">
            <text:p>0</text:p>
          </table:table-cell>
          <table:table-cell table:formula="of:=IF([.AE132]=&quot;&quot;;0;MIN([.$AF$106]-[.C132];[.$AF$106]-[.$AE$106];[.D132]-[.AH132]-[.AI132]-[.AJ132]-[.AK132]-[.AL132]))" office:value-type="float" office:value="0" calcext:value-type="float">
            <text:p>0</text:p>
          </table:table-cell>
          <table:table-cell table:formula="of:=IF([.AF132]=&quot;&quot;;0;MIN([.$AG$106]-[.C132];[.$AG$106]-[.$AF$106];[.D132]-[.AH132]-[.AI132]-[.AJ132]-[.AK132]-[.AL132]-[.AM132]))" office:value-type="float" office:value="0" calcext:value-type="float">
            <text:p>0</text:p>
          </table:table-cell>
          <table:table-cell/>
          <table:table-cell table:style-name="ce2" table:formula="of:=IF([.AH132]&gt;=1;[.$AH$112]&amp;&quot;*&quot;&amp;[.AH132]&amp;&quot; &quot;;&quot;&quot;)&amp;IF([.AI132]&gt;=1;[.$AI$112]&amp;&quot;*&quot;&amp;[.AI132]&amp;&quot; &quot;;&quot;&quot;)&amp;IF([.AJ132]&gt;=1;[.$AJ$112]&amp;&quot;*&quot;&amp;[.AJ132]&amp;&quot; &quot;;&quot;&quot;)&amp;IF([.AK132]&gt;=1;[.$AK$112]&amp;&quot;*&quot;&amp;[.AK132]&amp;&quot; &quot;;&quot;&quot;)&amp;IF([.AL132]&gt;=1;[.$AL$112]&amp;&quot;*&quot;&amp;[.AL132]&amp;&quot; &quot;;&quot;&quot;)&amp;IF([.AM132]&gt;=1;[.$AM$112]&amp;&quot;*&quot;&amp;[.AM132]&amp;&quot; &quot;;&quot;&quot;)&amp;IF([.AN132]&gt;=1;[.$AN$112]&amp;&quot;*&quot;&amp;[.AN132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2:.T132])&amp;&quot;)))&quot;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  <table:table-cell table:formula="of:=IF([.$B$6]=&quot;Y&quot;;&quot;%&quot;;&quot;&quot;)&amp;IF([.U132]=&quot;Y&quot;;&quot;\acciaccatura s8 &quot;;&quot;&quot;)&amp;[.AP132]&amp;&quot; &quot;&amp;IF([.E132]=&quot;b&quot;;&quot;\break&quot;;IF([.E132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28]&lt;[.$AZ$9];[.AZ128]+1;&quot;-&quot;)" office:value-type="float" office:value="31" calcext:value-type="float">
            <text:p>31</text:p>
          </table:table-cell>
          <table:table-cell table:formula="of:=IF([.AZ128]&lt;[.$AZ$9];[.BA128];&quot;-&quot;)" office:value-type="float" office:value="2" calcext:value-type="float">
            <text:p>2</text:p>
          </table:table-cell>
          <table:table-cell table:formula="of:=IF([.BA132]=&quot;-&quot;;&quot;&quot;;IF([.$B$1]=2;INDEX([.$AR$16:.$AU$31];[.AZ132];[.BA132]);IF([.$B$1]=3;INDEX([.$AR$44:.$AU$98];[.AZ132];[.BA132]);INDEX([.$AR$113:.$AU$218];[.AZ132];[.BA13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32]=&quot;pb&quot;;[.A132]+1;[.A132])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6" calcext:value-type="float">
            <text:p>116</text:p>
          </table:table-cell>
          <table:table-cell table:style-name="ce7" table:formula="of:=IF([.C134]=&quot;&quot;;&quot;&quot;;[.C134]-[.C133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8" calcext:value-type="float">
            <text:p>148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6"/>
          <table:table-cell table:number-columns-repeated="3"/>
          <table:table-cell table:style-name="ce44" table:formula="of:=MATCH([.C133];[.$Z$106:.$AG$106];1)" office:value-type="float" office:value="1" calcext:value-type="float">
            <text:p>1</text:p>
          </table:table-cell>
          <table:table-cell table:style-name="ce44" table:formula="of:=MATCH([.D133]+[.C133];[.$Z$106:.$AG$106];1)" office:value-type="float" office:value="1" calcext:value-type="float">
            <text:p>1</text:p>
          </table:table-cell>
          <table:table-cell table:style-name="ce2" table:formula="of:=IF(AND([.Z$112]&lt;=[.$Y133];[.Z$112]&gt;=[.$X13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3];[.AA$112]&gt;=[.$X133]);INDEX([.$Z$106:.$AG$106];[.AA$112]);&quot;&quot;)">
            <text:p/>
          </table:table-cell>
          <table:table-cell table:style-name="ce2" table:formula="of:=IF(AND([.AB$112]&lt;=[.$Y133];[.AB$112]&gt;=[.$X133]);INDEX([.$Z$106:.$AG$106];[.AB$112]);&quot;&quot;)">
            <text:p/>
          </table:table-cell>
          <table:table-cell table:style-name="ce2" table:formula="of:=IF(AND([.AC$112]&lt;=[.$Y133];[.AC$112]&gt;=[.$X133]);INDEX([.$Z$106:.$AG$106];[.AC$112]);&quot;&quot;)">
            <text:p/>
          </table:table-cell>
          <table:table-cell table:style-name="ce2" table:formula="of:=IF(AND([.AD$112]&lt;=[.$Y133];[.AD$112]&gt;=[.$X133]);INDEX([.$Z$106:.$AG$106];[.AD$112]);&quot;&quot;)">
            <text:p/>
          </table:table-cell>
          <table:table-cell table:style-name="ce2" table:formula="of:=IF(AND([.AE$112]&lt;=[.$Y133];[.AE$112]&gt;=[.$X133]);INDEX([.$Z$106:.$AG$106];[.AE$112]);&quot;&quot;)">
            <text:p/>
          </table:table-cell>
          <table:table-cell table:style-name="ce2" table:formula="of:=IF(AND([.AF$112]&lt;=[.$Y133];[.AF$112]&gt;=[.$X133]);INDEX([.$Z$106:.$AG$106];[.AF$112]);&quot;&quot;)">
            <text:p/>
          </table:table-cell>
          <table:table-cell table:style-name="ce2" table:formula="of:=IF(AND([.AG$112]&lt;=[.$Y133];[.AG$112]&gt;=[.$X133]);INDEX([.$Z$106:.$AG$106];[.AG$112]);&quot;&quot;)">
            <text:p/>
          </table:table-cell>
          <table:table-cell table:formula="of:=IF([.Z133]=&quot;&quot;;0;MIN([.D133];[.$AA$106]-[.C133]))" office:value-type="float" office:value="5" calcext:value-type="float">
            <text:p>5</text:p>
          </table:table-cell>
          <table:table-cell table:formula="of:=IF([.AA133]=&quot;&quot;;0;MIN([.$AB$106]-[.C133];[.$AB$106]-[.$AA$106];[.D133]-[.AH133]))" office:value-type="float" office:value="0" calcext:value-type="float">
            <text:p>0</text:p>
          </table:table-cell>
          <table:table-cell table:formula="of:=IF([.AB133]=&quot;&quot;;0;MIN([.$AC$106]-[.C133];[.$AC$106]-[.$AB$106];[.D133]-[.AH133]-[.AI133]))" office:value-type="float" office:value="0" calcext:value-type="float">
            <text:p>0</text:p>
          </table:table-cell>
          <table:table-cell table:formula="of:=IF([.AC133]=&quot;&quot;;0;MIN([.$AD$106]-[.C133];[.$AD$106]-[.$AC$106];[.D133]-[.AH133]-[.AI133]-[.AJ133]))" office:value-type="float" office:value="0" calcext:value-type="float">
            <text:p>0</text:p>
          </table:table-cell>
          <table:table-cell table:formula="of:=IF([.AD133]=&quot;&quot;;0;MIN([.$AE$106]-[.C133];[.$AE$106]-[.$AD$106];[.D133]-[.AH133]-[.AI133]-[.AJ133]-[.AK133]))" office:value-type="float" office:value="0" calcext:value-type="float">
            <text:p>0</text:p>
          </table:table-cell>
          <table:table-cell table:formula="of:=IF([.AE133]=&quot;&quot;;0;MIN([.$AF$106]-[.C133];[.$AF$106]-[.$AE$106];[.D133]-[.AH133]-[.AI133]-[.AJ133]-[.AK133]-[.AL133]))" office:value-type="float" office:value="0" calcext:value-type="float">
            <text:p>0</text:p>
          </table:table-cell>
          <table:table-cell table:formula="of:=IF([.AF133]=&quot;&quot;;0;MIN([.$AG$106]-[.C133];[.$AG$106]-[.$AF$106];[.D133]-[.AH133]-[.AI133]-[.AJ133]-[.AK133]-[.AL133]-[.AM133]))" office:value-type="float" office:value="0" calcext:value-type="float">
            <text:p>0</text:p>
          </table:table-cell>
          <table:table-cell/>
          <table:table-cell table:style-name="ce2" table:formula="of:=IF([.AH133]&gt;=1;[.$AH$112]&amp;&quot;*&quot;&amp;[.AH133]&amp;&quot; &quot;;&quot;&quot;)&amp;IF([.AI133]&gt;=1;[.$AI$112]&amp;&quot;*&quot;&amp;[.AI133]&amp;&quot; &quot;;&quot;&quot;)&amp;IF([.AJ133]&gt;=1;[.$AJ$112]&amp;&quot;*&quot;&amp;[.AJ133]&amp;&quot; &quot;;&quot;&quot;)&amp;IF([.AK133]&gt;=1;[.$AK$112]&amp;&quot;*&quot;&amp;[.AK133]&amp;&quot; &quot;;&quot;&quot;)&amp;IF([.AL133]&gt;=1;[.$AL$112]&amp;&quot;*&quot;&amp;[.AL133]&amp;&quot; &quot;;&quot;&quot;)&amp;IF([.AM133]&gt;=1;[.$AM$112]&amp;&quot;*&quot;&amp;[.AM133]&amp;&quot; &quot;;&quot;&quot;)&amp;IF([.AN133]&gt;=1;[.$AN$112]&amp;&quot;*&quot;&amp;[.AN133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3]&amp;&quot;)&quot;" office:value-type="string" office:string-value="    #'((Y-offset . 148)" calcext:value-type="string">
            <text:p><text:s text:c="4"/>#'((Y-offset . 148)</text:p>
          </table:table-cell>
          <table:table-cell table:formula="of:=IF([.$B$4]=&quot;Y&quot;;&quot;&quot;;&quot;%&quot;)&amp;&quot;      (alignment-distances . (&quot;&amp;COM.MICROSOFT.TEXTJOIN(&quot; &quot;;1;[.G133:.T133])&amp;&quot;)))&quot;" office:value-type="string" office:string-value="      (alignment-distances . (8 12 11 12 9 12 10 10)))" calcext:value-type="string">
            <text:p><text:s text:c="6"/>(alignment-distances . (8 12 11 12 9 12 10 10)))</text:p>
          </table:table-cell>
          <table:table-cell table:formula="of:=IF([.$B$6]=&quot;Y&quot;;&quot;%&quot;;&quot;&quot;)&amp;IF([.U133]=&quot;Y&quot;;&quot;\acciaccatura s8 &quot;;&quot;&quot;)&amp;[.AP133]&amp;&quot; &quot;&amp;IF([.E133]=&quot;b&quot;;&quot;\break&quot;;IF([.E133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29]&lt;[.$AZ$9];[.AZ129]+1;&quot;-&quot;)" office:value-type="float" office:value="31" calcext:value-type="float">
            <text:p>31</text:p>
          </table:table-cell>
          <table:table-cell table:formula="of:=IF([.AZ129]&lt;[.$AZ$9];[.BA129];&quot;-&quot;)" office:value-type="float" office:value="3" calcext:value-type="float">
            <text:p>3</text:p>
          </table:table-cell>
          <table:table-cell table:formula="of:=IF([.BA133]=&quot;-&quot;;&quot;&quot;;IF([.$B$1]=2;INDEX([.$AR$16:.$AU$31];[.AZ133];[.BA133]);IF([.$B$1]=3;INDEX([.$AR$44:.$AU$98];[.AZ133];[.BA133]);INDEX([.$AR$113:.$AU$218];[.AZ133];[.BA133]))))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number-columns-repeated="10"/>
        </table:table-row>
        <table:table-row table:style-name="ro1">
          <table:table-cell table:formula="of:=IF([.E133]=&quot;pb&quot;;[.A133]+1;[.A133])"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1" calcext:value-type="float">
            <text:p>121</text:p>
          </table:table-cell>
          <table:table-cell table:style-name="ce7" table:formula="of:=IF([.C135]=&quot;&quot;;&quot;&quot;;[.C135]-[.C13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4];[.$Z$106:.$AG$106];1)" office:value-type="float" office:value="1" calcext:value-type="float">
            <text:p>1</text:p>
          </table:table-cell>
          <table:table-cell table:style-name="ce44" table:formula="of:=MATCH([.D134]+[.C134];[.$Z$106:.$AG$106];1)" office:value-type="float" office:value="1" calcext:value-type="float">
            <text:p>1</text:p>
          </table:table-cell>
          <table:table-cell table:style-name="ce2" table:formula="of:=IF(AND([.Z$112]&lt;=[.$Y134];[.Z$112]&gt;=[.$X13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4];[.AA$112]&gt;=[.$X134]);INDEX([.$Z$106:.$AG$106];[.AA$112]);&quot;&quot;)">
            <text:p/>
          </table:table-cell>
          <table:table-cell table:style-name="ce2" table:formula="of:=IF(AND([.AB$112]&lt;=[.$Y134];[.AB$112]&gt;=[.$X134]);INDEX([.$Z$106:.$AG$106];[.AB$112]);&quot;&quot;)">
            <text:p/>
          </table:table-cell>
          <table:table-cell table:style-name="ce2" table:formula="of:=IF(AND([.AC$112]&lt;=[.$Y134];[.AC$112]&gt;=[.$X134]);INDEX([.$Z$106:.$AG$106];[.AC$112]);&quot;&quot;)">
            <text:p/>
          </table:table-cell>
          <table:table-cell table:style-name="ce2" table:formula="of:=IF(AND([.AD$112]&lt;=[.$Y134];[.AD$112]&gt;=[.$X134]);INDEX([.$Z$106:.$AG$106];[.AD$112]);&quot;&quot;)">
            <text:p/>
          </table:table-cell>
          <table:table-cell table:style-name="ce2" table:formula="of:=IF(AND([.AE$112]&lt;=[.$Y134];[.AE$112]&gt;=[.$X134]);INDEX([.$Z$106:.$AG$106];[.AE$112]);&quot;&quot;)">
            <text:p/>
          </table:table-cell>
          <table:table-cell table:style-name="ce2" table:formula="of:=IF(AND([.AF$112]&lt;=[.$Y134];[.AF$112]&gt;=[.$X134]);INDEX([.$Z$106:.$AG$106];[.AF$112]);&quot;&quot;)">
            <text:p/>
          </table:table-cell>
          <table:table-cell table:style-name="ce2" table:formula="of:=IF(AND([.AG$112]&lt;=[.$Y134];[.AG$112]&gt;=[.$X134]);INDEX([.$Z$106:.$AG$106];[.AG$112]);&quot;&quot;)">
            <text:p/>
          </table:table-cell>
          <table:table-cell table:formula="of:=IF([.Z134]=&quot;&quot;;0;MIN([.D134];[.$AA$106]-[.C134]))" office:value-type="float" office:value="4" calcext:value-type="float">
            <text:p>4</text:p>
          </table:table-cell>
          <table:table-cell table:formula="of:=IF([.AA134]=&quot;&quot;;0;MIN([.$AB$106]-[.C134];[.$AB$106]-[.$AA$106];[.D134]-[.AH134]))" office:value-type="float" office:value="0" calcext:value-type="float">
            <text:p>0</text:p>
          </table:table-cell>
          <table:table-cell table:formula="of:=IF([.AB134]=&quot;&quot;;0;MIN([.$AC$106]-[.C134];[.$AC$106]-[.$AB$106];[.D134]-[.AH134]-[.AI134]))" office:value-type="float" office:value="0" calcext:value-type="float">
            <text:p>0</text:p>
          </table:table-cell>
          <table:table-cell table:formula="of:=IF([.AC134]=&quot;&quot;;0;MIN([.$AD$106]-[.C134];[.$AD$106]-[.$AC$106];[.D134]-[.AH134]-[.AI134]-[.AJ134]))" office:value-type="float" office:value="0" calcext:value-type="float">
            <text:p>0</text:p>
          </table:table-cell>
          <table:table-cell table:formula="of:=IF([.AD134]=&quot;&quot;;0;MIN([.$AE$106]-[.C134];[.$AE$106]-[.$AD$106];[.D134]-[.AH134]-[.AI134]-[.AJ134]-[.AK134]))" office:value-type="float" office:value="0" calcext:value-type="float">
            <text:p>0</text:p>
          </table:table-cell>
          <table:table-cell table:formula="of:=IF([.AE134]=&quot;&quot;;0;MIN([.$AF$106]-[.C134];[.$AF$106]-[.$AE$106];[.D134]-[.AH134]-[.AI134]-[.AJ134]-[.AK134]-[.AL134]))" office:value-type="float" office:value="0" calcext:value-type="float">
            <text:p>0</text:p>
          </table:table-cell>
          <table:table-cell table:formula="of:=IF([.AF134]=&quot;&quot;;0;MIN([.$AG$106]-[.C134];[.$AG$106]-[.$AF$106];[.D134]-[.AH134]-[.AI134]-[.AJ134]-[.AK134]-[.AL134]-[.AM134]))" office:value-type="float" office:value="0" calcext:value-type="float">
            <text:p>0</text:p>
          </table:table-cell>
          <table:table-cell/>
          <table:table-cell table:style-name="ce2" table:formula="of:=IF([.AH134]&gt;=1;[.$AH$112]&amp;&quot;*&quot;&amp;[.AH134]&amp;&quot; &quot;;&quot;&quot;)&amp;IF([.AI134]&gt;=1;[.$AI$112]&amp;&quot;*&quot;&amp;[.AI134]&amp;&quot; &quot;;&quot;&quot;)&amp;IF([.AJ134]&gt;=1;[.$AJ$112]&amp;&quot;*&quot;&amp;[.AJ134]&amp;&quot; &quot;;&quot;&quot;)&amp;IF([.AK134]&gt;=1;[.$AK$112]&amp;&quot;*&quot;&amp;[.AK134]&amp;&quot; &quot;;&quot;&quot;)&amp;IF([.AL134]&gt;=1;[.$AL$112]&amp;&quot;*&quot;&amp;[.AL134]&amp;&quot; &quot;;&quot;&quot;)&amp;IF([.AM134]&gt;=1;[.$AM$112]&amp;&quot;*&quot;&amp;[.AM134]&amp;&quot; &quot;;&quot;&quot;)&amp;IF([.AN134]&gt;=1;[.$AN$112]&amp;&quot;*&quot;&amp;[.AN13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4:.T134])&amp;&quot;)))&quot;" office:value-type="string" office:string-value="      (alignment-distances . (9 11 12 9 11 9 9 9 9)))" calcext:value-type="string">
            <text:p><text:s text:c="6"/>(alignment-distances . (9 11 12 9 11 9 9 9 9)))</text:p>
          </table:table-cell>
          <table:table-cell table:formula="of:=IF([.$B$6]=&quot;Y&quot;;&quot;%&quot;;&quot;&quot;)&amp;IF([.U134]=&quot;Y&quot;;&quot;\acciaccatura s8 &quot;;&quot;&quot;)&amp;[.AP134]&amp;&quot; &quot;&amp;IF([.E134]=&quot;b&quot;;&quot;\break&quot;;IF([.E13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30]&lt;[.$AZ$9];[.AZ130]+1;&quot;-&quot;)" office:value-type="float" office:value="31" calcext:value-type="float">
            <text:p>31</text:p>
          </table:table-cell>
          <table:table-cell table:formula="of:=IF([.AZ130]&lt;[.$AZ$9];[.BA130];&quot;-&quot;)" office:value-type="float" office:value="4" calcext:value-type="float">
            <text:p>4</text:p>
          </table:table-cell>
          <table:table-cell table:formula="of:=IF([.BA134]=&quot;-&quot;;&quot;&quot;;IF([.$B$1]=2;INDEX([.$AR$16:.$AU$31];[.AZ134];[.BA134]);IF([.$B$1]=3;INDEX([.$AR$44:.$AU$98];[.AZ134];[.BA134]);INDEX([.$AR$113:.$AU$218];[.AZ134];[.BA13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34]=&quot;pb&quot;;[.A134]+1;[.A134])"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table:style-name="ce7" table:formula="of:=IF([.C136]=&quot;&quot;;&quot;&quot;;[.C136]-[.C135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35];[.$Z$106:.$AG$106];1)" office:value-type="float" office:value="1" calcext:value-type="float">
            <text:p>1</text:p>
          </table:table-cell>
          <table:table-cell table:style-name="ce44" table:formula="of:=MATCH([.D135]+[.C135];[.$Z$106:.$AG$106];1)" office:value-type="float" office:value="1" calcext:value-type="float">
            <text:p>1</text:p>
          </table:table-cell>
          <table:table-cell table:style-name="ce2" table:formula="of:=IF(AND([.Z$112]&lt;=[.$Y135];[.Z$112]&gt;=[.$X13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5];[.AA$112]&gt;=[.$X135]);INDEX([.$Z$106:.$AG$106];[.AA$112]);&quot;&quot;)">
            <text:p/>
          </table:table-cell>
          <table:table-cell table:style-name="ce2" table:formula="of:=IF(AND([.AB$112]&lt;=[.$Y135];[.AB$112]&gt;=[.$X135]);INDEX([.$Z$106:.$AG$106];[.AB$112]);&quot;&quot;)">
            <text:p/>
          </table:table-cell>
          <table:table-cell table:style-name="ce2" table:formula="of:=IF(AND([.AC$112]&lt;=[.$Y135];[.AC$112]&gt;=[.$X135]);INDEX([.$Z$106:.$AG$106];[.AC$112]);&quot;&quot;)">
            <text:p/>
          </table:table-cell>
          <table:table-cell table:style-name="ce2" table:formula="of:=IF(AND([.AD$112]&lt;=[.$Y135];[.AD$112]&gt;=[.$X135]);INDEX([.$Z$106:.$AG$106];[.AD$112]);&quot;&quot;)">
            <text:p/>
          </table:table-cell>
          <table:table-cell table:style-name="ce2" table:formula="of:=IF(AND([.AE$112]&lt;=[.$Y135];[.AE$112]&gt;=[.$X135]);INDEX([.$Z$106:.$AG$106];[.AE$112]);&quot;&quot;)">
            <text:p/>
          </table:table-cell>
          <table:table-cell table:style-name="ce2" table:formula="of:=IF(AND([.AF$112]&lt;=[.$Y135];[.AF$112]&gt;=[.$X135]);INDEX([.$Z$106:.$AG$106];[.AF$112]);&quot;&quot;)">
            <text:p/>
          </table:table-cell>
          <table:table-cell table:style-name="ce2" table:formula="of:=IF(AND([.AG$112]&lt;=[.$Y135];[.AG$112]&gt;=[.$X135]);INDEX([.$Z$106:.$AG$106];[.AG$112]);&quot;&quot;)">
            <text:p/>
          </table:table-cell>
          <table:table-cell table:formula="of:=IF([.Z135]=&quot;&quot;;0;MIN([.D135];[.$AA$106]-[.C135]))" office:value-type="float" office:value="6" calcext:value-type="float">
            <text:p>6</text:p>
          </table:table-cell>
          <table:table-cell table:formula="of:=IF([.AA135]=&quot;&quot;;0;MIN([.$AB$106]-[.C135];[.$AB$106]-[.$AA$106];[.D135]-[.AH135]))" office:value-type="float" office:value="0" calcext:value-type="float">
            <text:p>0</text:p>
          </table:table-cell>
          <table:table-cell table:formula="of:=IF([.AB135]=&quot;&quot;;0;MIN([.$AC$106]-[.C135];[.$AC$106]-[.$AB$106];[.D135]-[.AH135]-[.AI135]))" office:value-type="float" office:value="0" calcext:value-type="float">
            <text:p>0</text:p>
          </table:table-cell>
          <table:table-cell table:formula="of:=IF([.AC135]=&quot;&quot;;0;MIN([.$AD$106]-[.C135];[.$AD$106]-[.$AC$106];[.D135]-[.AH135]-[.AI135]-[.AJ135]))" office:value-type="float" office:value="0" calcext:value-type="float">
            <text:p>0</text:p>
          </table:table-cell>
          <table:table-cell table:formula="of:=IF([.AD135]=&quot;&quot;;0;MIN([.$AE$106]-[.C135];[.$AE$106]-[.$AD$106];[.D135]-[.AH135]-[.AI135]-[.AJ135]-[.AK135]))" office:value-type="float" office:value="0" calcext:value-type="float">
            <text:p>0</text:p>
          </table:table-cell>
          <table:table-cell table:formula="of:=IF([.AE135]=&quot;&quot;;0;MIN([.$AF$106]-[.C135];[.$AF$106]-[.$AE$106];[.D135]-[.AH135]-[.AI135]-[.AJ135]-[.AK135]-[.AL135]))" office:value-type="float" office:value="0" calcext:value-type="float">
            <text:p>0</text:p>
          </table:table-cell>
          <table:table-cell table:formula="of:=IF([.AF135]=&quot;&quot;;0;MIN([.$AG$106]-[.C135];[.$AG$106]-[.$AF$106];[.D135]-[.AH135]-[.AI135]-[.AJ135]-[.AK135]-[.AL135]-[.AM135]))" office:value-type="float" office:value="0" calcext:value-type="float">
            <text:p>0</text:p>
          </table:table-cell>
          <table:table-cell/>
          <table:table-cell table:style-name="ce2" table:formula="of:=IF([.AH135]&gt;=1;[.$AH$112]&amp;&quot;*&quot;&amp;[.AH135]&amp;&quot; &quot;;&quot;&quot;)&amp;IF([.AI135]&gt;=1;[.$AI$112]&amp;&quot;*&quot;&amp;[.AI135]&amp;&quot; &quot;;&quot;&quot;)&amp;IF([.AJ135]&gt;=1;[.$AJ$112]&amp;&quot;*&quot;&amp;[.AJ135]&amp;&quot; &quot;;&quot;&quot;)&amp;IF([.AK135]&gt;=1;[.$AK$112]&amp;&quot;*&quot;&amp;[.AK135]&amp;&quot; &quot;;&quot;&quot;)&amp;IF([.AL135]&gt;=1;[.$AL$112]&amp;&quot;*&quot;&amp;[.AL135]&amp;&quot; &quot;;&quot;&quot;)&amp;IF([.AM135]&gt;=1;[.$AM$112]&amp;&quot;*&quot;&amp;[.AM135]&amp;&quot; &quot;;&quot;&quot;)&amp;IF([.AN135]&gt;=1;[.$AN$112]&amp;&quot;*&quot;&amp;[.AN135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35:.T135])&amp;&quot;)))&quot;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  <table:table-cell table:formula="of:=IF([.$B$6]=&quot;Y&quot;;&quot;%&quot;;&quot;&quot;)&amp;IF([.U135]=&quot;Y&quot;;&quot;\acciaccatura s8 &quot;;&quot;&quot;)&amp;[.AP135]&amp;&quot; &quot;&amp;IF([.E135]=&quot;b&quot;;&quot;\break&quot;;IF([.E135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1]&lt;[.$AZ$9];[.AZ131]+1;&quot;-&quot;)" office:value-type="float" office:value="32" calcext:value-type="float">
            <text:p>32</text:p>
          </table:table-cell>
          <table:table-cell table:formula="of:=IF([.AZ131]&lt;[.$AZ$9];[.BA131];&quot;-&quot;)" office:value-type="float" office:value="1" calcext:value-type="float">
            <text:p>1</text:p>
          </table:table-cell>
          <table:table-cell table:formula="of:=IF([.BA135]=&quot;-&quot;;&quot;&quot;;IF([.$B$1]=2;INDEX([.$AR$16:.$AU$31];[.AZ135];[.BA135]);IF([.$B$1]=3;INDEX([.$AR$44:.$AU$98];[.AZ135];[.BA135]);INDEX([.$AR$113:.$AU$218];[.AZ135];[.BA1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5]=&quot;pb&quot;;[.A135]+1;[.A135])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1" calcext:value-type="float">
            <text:p>131</text:p>
          </table:table-cell>
          <table:table-cell table:style-name="ce7" table:formula="of:=IF([.C137]=&quot;&quot;;&quot;&quot;;[.C137]-[.C136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36];[.$Z$106:.$AG$106];1)" office:value-type="float" office:value="1" calcext:value-type="float">
            <text:p>1</text:p>
          </table:table-cell>
          <table:table-cell table:style-name="ce44" table:formula="of:=MATCH([.D136]+[.C136];[.$Z$106:.$AG$106];1)" office:value-type="float" office:value="1" calcext:value-type="float">
            <text:p>1</text:p>
          </table:table-cell>
          <table:table-cell table:style-name="ce2" table:formula="of:=IF(AND([.Z$112]&lt;=[.$Y136];[.Z$112]&gt;=[.$X13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6];[.AA$112]&gt;=[.$X136]);INDEX([.$Z$106:.$AG$106];[.AA$112]);&quot;&quot;)">
            <text:p/>
          </table:table-cell>
          <table:table-cell table:style-name="ce2" table:formula="of:=IF(AND([.AB$112]&lt;=[.$Y136];[.AB$112]&gt;=[.$X136]);INDEX([.$Z$106:.$AG$106];[.AB$112]);&quot;&quot;)">
            <text:p/>
          </table:table-cell>
          <table:table-cell table:style-name="ce2" table:formula="of:=IF(AND([.AC$112]&lt;=[.$Y136];[.AC$112]&gt;=[.$X136]);INDEX([.$Z$106:.$AG$106];[.AC$112]);&quot;&quot;)">
            <text:p/>
          </table:table-cell>
          <table:table-cell table:style-name="ce2" table:formula="of:=IF(AND([.AD$112]&lt;=[.$Y136];[.AD$112]&gt;=[.$X136]);INDEX([.$Z$106:.$AG$106];[.AD$112]);&quot;&quot;)">
            <text:p/>
          </table:table-cell>
          <table:table-cell table:style-name="ce2" table:formula="of:=IF(AND([.AE$112]&lt;=[.$Y136];[.AE$112]&gt;=[.$X136]);INDEX([.$Z$106:.$AG$106];[.AE$112]);&quot;&quot;)">
            <text:p/>
          </table:table-cell>
          <table:table-cell table:style-name="ce2" table:formula="of:=IF(AND([.AF$112]&lt;=[.$Y136];[.AF$112]&gt;=[.$X136]);INDEX([.$Z$106:.$AG$106];[.AF$112]);&quot;&quot;)">
            <text:p/>
          </table:table-cell>
          <table:table-cell table:style-name="ce2" table:formula="of:=IF(AND([.AG$112]&lt;=[.$Y136];[.AG$112]&gt;=[.$X136]);INDEX([.$Z$106:.$AG$106];[.AG$112]);&quot;&quot;)">
            <text:p/>
          </table:table-cell>
          <table:table-cell table:formula="of:=IF([.Z136]=&quot;&quot;;0;MIN([.D136];[.$AA$106]-[.C136]))" office:value-type="float" office:value="5" calcext:value-type="float">
            <text:p>5</text:p>
          </table:table-cell>
          <table:table-cell table:formula="of:=IF([.AA136]=&quot;&quot;;0;MIN([.$AB$106]-[.C136];[.$AB$106]-[.$AA$106];[.D136]-[.AH136]))" office:value-type="float" office:value="0" calcext:value-type="float">
            <text:p>0</text:p>
          </table:table-cell>
          <table:table-cell table:formula="of:=IF([.AB136]=&quot;&quot;;0;MIN([.$AC$106]-[.C136];[.$AC$106]-[.$AB$106];[.D136]-[.AH136]-[.AI136]))" office:value-type="float" office:value="0" calcext:value-type="float">
            <text:p>0</text:p>
          </table:table-cell>
          <table:table-cell table:formula="of:=IF([.AC136]=&quot;&quot;;0;MIN([.$AD$106]-[.C136];[.$AD$106]-[.$AC$106];[.D136]-[.AH136]-[.AI136]-[.AJ136]))" office:value-type="float" office:value="0" calcext:value-type="float">
            <text:p>0</text:p>
          </table:table-cell>
          <table:table-cell table:formula="of:=IF([.AD136]=&quot;&quot;;0;MIN([.$AE$106]-[.C136];[.$AE$106]-[.$AD$106];[.D136]-[.AH136]-[.AI136]-[.AJ136]-[.AK136]))" office:value-type="float" office:value="0" calcext:value-type="float">
            <text:p>0</text:p>
          </table:table-cell>
          <table:table-cell table:formula="of:=IF([.AE136]=&quot;&quot;;0;MIN([.$AF$106]-[.C136];[.$AF$106]-[.$AE$106];[.D136]-[.AH136]-[.AI136]-[.AJ136]-[.AK136]-[.AL136]))" office:value-type="float" office:value="0" calcext:value-type="float">
            <text:p>0</text:p>
          </table:table-cell>
          <table:table-cell table:formula="of:=IF([.AF136]=&quot;&quot;;0;MIN([.$AG$106]-[.C136];[.$AG$106]-[.$AF$106];[.D136]-[.AH136]-[.AI136]-[.AJ136]-[.AK136]-[.AL136]-[.AM136]))" office:value-type="float" office:value="0" calcext:value-type="float">
            <text:p>0</text:p>
          </table:table-cell>
          <table:table-cell/>
          <table:table-cell table:style-name="ce2" table:formula="of:=IF([.AH136]&gt;=1;[.$AH$112]&amp;&quot;*&quot;&amp;[.AH136]&amp;&quot; &quot;;&quot;&quot;)&amp;IF([.AI136]&gt;=1;[.$AI$112]&amp;&quot;*&quot;&amp;[.AI136]&amp;&quot; &quot;;&quot;&quot;)&amp;IF([.AJ136]&gt;=1;[.$AJ$112]&amp;&quot;*&quot;&amp;[.AJ136]&amp;&quot; &quot;;&quot;&quot;)&amp;IF([.AK136]&gt;=1;[.$AK$112]&amp;&quot;*&quot;&amp;[.AK136]&amp;&quot; &quot;;&quot;&quot;)&amp;IF([.AL136]&gt;=1;[.$AL$112]&amp;&quot;*&quot;&amp;[.AL136]&amp;&quot; &quot;;&quot;&quot;)&amp;IF([.AM136]&gt;=1;[.$AM$112]&amp;&quot;*&quot;&amp;[.AM136]&amp;&quot; &quot;;&quot;&quot;)&amp;IF([.AN136]&gt;=1;[.$AN$112]&amp;&quot;*&quot;&amp;[.AN136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6:.T136])&amp;&quot;)))&quot;" office:value-type="string" office:string-value="      (alignment-distances . (9 9 12 11 12 9 9 9 9)))" calcext:value-type="string">
            <text:p><text:s text:c="6"/>(alignment-distances . (9 9 12 11 12 9 9 9 9)))</text:p>
          </table:table-cell>
          <table:table-cell table:formula="of:=IF([.$B$6]=&quot;Y&quot;;&quot;%&quot;;&quot;&quot;)&amp;IF([.U136]=&quot;Y&quot;;&quot;\acciaccatura s8 &quot;;&quot;&quot;)&amp;[.AP136]&amp;&quot; &quot;&amp;IF([.E136]=&quot;b&quot;;&quot;\break&quot;;IF([.E136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2]&lt;[.$AZ$9];[.AZ132]+1;&quot;-&quot;)" office:value-type="float" office:value="32" calcext:value-type="float">
            <text:p>32</text:p>
          </table:table-cell>
          <table:table-cell table:formula="of:=IF([.AZ132]&lt;[.$AZ$9];[.BA132];&quot;-&quot;)" office:value-type="float" office:value="2" calcext:value-type="float">
            <text:p>2</text:p>
          </table:table-cell>
          <table:table-cell table:formula="of:=IF([.BA136]=&quot;-&quot;;&quot;&quot;;IF([.$B$1]=2;INDEX([.$AR$16:.$AU$31];[.AZ136];[.BA136]);IF([.$B$1]=3;INDEX([.$AR$44:.$AU$98];[.AZ136];[.BA136]);INDEX([.$AR$113:.$AU$218];[.AZ136];[.BA13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36]=&quot;pb&quot;;[.A136]+1;[.A136])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style-name="ce7" table:formula="of:=IF([.C138]=&quot;&quot;;&quot;&quot;;[.C138]-[.C13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37];[.$Z$106:.$AG$106];1)" office:value-type="float" office:value="1" calcext:value-type="float">
            <text:p>1</text:p>
          </table:table-cell>
          <table:table-cell table:style-name="ce44" table:formula="of:=MATCH([.D137]+[.C137];[.$Z$106:.$AG$106];1)" office:value-type="float" office:value="1" calcext:value-type="float">
            <text:p>1</text:p>
          </table:table-cell>
          <table:table-cell table:style-name="ce2" table:formula="of:=IF(AND([.Z$112]&lt;=[.$Y137];[.Z$112]&gt;=[.$X13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7];[.AA$112]&gt;=[.$X137]);INDEX([.$Z$106:.$AG$106];[.AA$112]);&quot;&quot;)">
            <text:p/>
          </table:table-cell>
          <table:table-cell table:style-name="ce2" table:formula="of:=IF(AND([.AB$112]&lt;=[.$Y137];[.AB$112]&gt;=[.$X137]);INDEX([.$Z$106:.$AG$106];[.AB$112]);&quot;&quot;)">
            <text:p/>
          </table:table-cell>
          <table:table-cell table:style-name="ce2" table:formula="of:=IF(AND([.AC$112]&lt;=[.$Y137];[.AC$112]&gt;=[.$X137]);INDEX([.$Z$106:.$AG$106];[.AC$112]);&quot;&quot;)">
            <text:p/>
          </table:table-cell>
          <table:table-cell table:style-name="ce2" table:formula="of:=IF(AND([.AD$112]&lt;=[.$Y137];[.AD$112]&gt;=[.$X137]);INDEX([.$Z$106:.$AG$106];[.AD$112]);&quot;&quot;)">
            <text:p/>
          </table:table-cell>
          <table:table-cell table:style-name="ce2" table:formula="of:=IF(AND([.AE$112]&lt;=[.$Y137];[.AE$112]&gt;=[.$X137]);INDEX([.$Z$106:.$AG$106];[.AE$112]);&quot;&quot;)">
            <text:p/>
          </table:table-cell>
          <table:table-cell table:style-name="ce2" table:formula="of:=IF(AND([.AF$112]&lt;=[.$Y137];[.AF$112]&gt;=[.$X137]);INDEX([.$Z$106:.$AG$106];[.AF$112]);&quot;&quot;)">
            <text:p/>
          </table:table-cell>
          <table:table-cell table:style-name="ce2" table:formula="of:=IF(AND([.AG$112]&lt;=[.$Y137];[.AG$112]&gt;=[.$X137]);INDEX([.$Z$106:.$AG$106];[.AG$112]);&quot;&quot;)">
            <text:p/>
          </table:table-cell>
          <table:table-cell table:formula="of:=IF([.Z137]=&quot;&quot;;0;MIN([.D137];[.$AA$106]-[.C137]))" office:value-type="float" office:value="5" calcext:value-type="float">
            <text:p>5</text:p>
          </table:table-cell>
          <table:table-cell table:formula="of:=IF([.AA137]=&quot;&quot;;0;MIN([.$AB$106]-[.C137];[.$AB$106]-[.$AA$106];[.D137]-[.AH137]))" office:value-type="float" office:value="0" calcext:value-type="float">
            <text:p>0</text:p>
          </table:table-cell>
          <table:table-cell table:formula="of:=IF([.AB137]=&quot;&quot;;0;MIN([.$AC$106]-[.C137];[.$AC$106]-[.$AB$106];[.D137]-[.AH137]-[.AI137]))" office:value-type="float" office:value="0" calcext:value-type="float">
            <text:p>0</text:p>
          </table:table-cell>
          <table:table-cell table:formula="of:=IF([.AC137]=&quot;&quot;;0;MIN([.$AD$106]-[.C137];[.$AD$106]-[.$AC$106];[.D137]-[.AH137]-[.AI137]-[.AJ137]))" office:value-type="float" office:value="0" calcext:value-type="float">
            <text:p>0</text:p>
          </table:table-cell>
          <table:table-cell table:formula="of:=IF([.AD137]=&quot;&quot;;0;MIN([.$AE$106]-[.C137];[.$AE$106]-[.$AD$106];[.D137]-[.AH137]-[.AI137]-[.AJ137]-[.AK137]))" office:value-type="float" office:value="0" calcext:value-type="float">
            <text:p>0</text:p>
          </table:table-cell>
          <table:table-cell table:formula="of:=IF([.AE137]=&quot;&quot;;0;MIN([.$AF$106]-[.C137];[.$AF$106]-[.$AE$106];[.D137]-[.AH137]-[.AI137]-[.AJ137]-[.AK137]-[.AL137]))" office:value-type="float" office:value="0" calcext:value-type="float">
            <text:p>0</text:p>
          </table:table-cell>
          <table:table-cell table:formula="of:=IF([.AF137]=&quot;&quot;;0;MIN([.$AG$106]-[.C137];[.$AG$106]-[.$AF$106];[.D137]-[.AH137]-[.AI137]-[.AJ137]-[.AK137]-[.AL137]-[.AM137]))" office:value-type="float" office:value="0" calcext:value-type="float">
            <text:p>0</text:p>
          </table:table-cell>
          <table:table-cell/>
          <table:table-cell table:style-name="ce2" table:formula="of:=IF([.AH137]&gt;=1;[.$AH$112]&amp;&quot;*&quot;&amp;[.AH137]&amp;&quot; &quot;;&quot;&quot;)&amp;IF([.AI137]&gt;=1;[.$AI$112]&amp;&quot;*&quot;&amp;[.AI137]&amp;&quot; &quot;;&quot;&quot;)&amp;IF([.AJ137]&gt;=1;[.$AJ$112]&amp;&quot;*&quot;&amp;[.AJ137]&amp;&quot; &quot;;&quot;&quot;)&amp;IF([.AK137]&gt;=1;[.$AK$112]&amp;&quot;*&quot;&amp;[.AK137]&amp;&quot; &quot;;&quot;&quot;)&amp;IF([.AL137]&gt;=1;[.$AL$112]&amp;&quot;*&quot;&amp;[.AL137]&amp;&quot; &quot;;&quot;&quot;)&amp;IF([.AM137]&gt;=1;[.$AM$112]&amp;&quot;*&quot;&amp;[.AM137]&amp;&quot; &quot;;&quot;&quot;)&amp;IF([.AN137]&gt;=1;[.$AN$112]&amp;&quot;*&quot;&amp;[.AN13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7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37:.T137])&amp;&quot;)))&quot;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  <table:table-cell table:formula="of:=IF([.$B$6]=&quot;Y&quot;;&quot;%&quot;;&quot;&quot;)&amp;IF([.U137]=&quot;Y&quot;;&quot;\acciaccatura s8 &quot;;&quot;&quot;)&amp;[.AP137]&amp;&quot; &quot;&amp;IF([.E137]=&quot;b&quot;;&quot;\break&quot;;IF([.E13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33]&lt;[.$AZ$9];[.AZ133]+1;&quot;-&quot;)" office:value-type="float" office:value="32" calcext:value-type="float">
            <text:p>32</text:p>
          </table:table-cell>
          <table:table-cell table:formula="of:=IF([.AZ133]&lt;[.$AZ$9];[.BA133];&quot;-&quot;)" office:value-type="float" office:value="3" calcext:value-type="float">
            <text:p>3</text:p>
          </table:table-cell>
          <table:table-cell table:formula="of:=IF([.BA137]=&quot;-&quot;;&quot;&quot;;IF([.$B$1]=2;INDEX([.$AR$16:.$AU$31];[.AZ137];[.BA137]);IF([.$B$1]=3;INDEX([.$AR$44:.$AU$98];[.AZ137];[.BA137]);INDEX([.$AR$113:.$AU$218];[.AZ137];[.BA137]))))" office:value-type="string" office:string-value="      (alignment-distances . (10 9 10 14 11 12 9 9 10 9)))" calcext:value-type="string">
            <text:p><text:s text:c="6"/>(alignment-distances . (10 9 10 14 11 12 9 9 10 9)))</text:p>
          </table:table-cell>
          <table:table-cell table:number-columns-repeated="10"/>
        </table:table-row>
        <table:table-row table:style-name="ro1">
          <table:table-cell table:formula="of:=IF([.E137]=&quot;pb&quot;;[.A137]+1;[.A137])"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table:style-name="ce7" table:formula="of:=IF([.C139]=&quot;&quot;;&quot;&quot;;[.C139]-[.C13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38];[.$Z$106:.$AG$106];1)" office:value-type="float" office:value="1" calcext:value-type="float">
            <text:p>1</text:p>
          </table:table-cell>
          <table:table-cell table:style-name="ce44" table:formula="of:=MATCH([.D138]+[.C138];[.$Z$106:.$AG$106];1)" office:value-type="float" office:value="1" calcext:value-type="float">
            <text:p>1</text:p>
          </table:table-cell>
          <table:table-cell table:style-name="ce2" table:formula="of:=IF(AND([.Z$112]&lt;=[.$Y138];[.Z$112]&gt;=[.$X13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8];[.AA$112]&gt;=[.$X138]);INDEX([.$Z$106:.$AG$106];[.AA$112]);&quot;&quot;)">
            <text:p/>
          </table:table-cell>
          <table:table-cell table:style-name="ce2" table:formula="of:=IF(AND([.AB$112]&lt;=[.$Y138];[.AB$112]&gt;=[.$X138]);INDEX([.$Z$106:.$AG$106];[.AB$112]);&quot;&quot;)">
            <text:p/>
          </table:table-cell>
          <table:table-cell table:style-name="ce2" table:formula="of:=IF(AND([.AC$112]&lt;=[.$Y138];[.AC$112]&gt;=[.$X138]);INDEX([.$Z$106:.$AG$106];[.AC$112]);&quot;&quot;)">
            <text:p/>
          </table:table-cell>
          <table:table-cell table:style-name="ce2" table:formula="of:=IF(AND([.AD$112]&lt;=[.$Y138];[.AD$112]&gt;=[.$X138]);INDEX([.$Z$106:.$AG$106];[.AD$112]);&quot;&quot;)">
            <text:p/>
          </table:table-cell>
          <table:table-cell table:style-name="ce2" table:formula="of:=IF(AND([.AE$112]&lt;=[.$Y138];[.AE$112]&gt;=[.$X138]);INDEX([.$Z$106:.$AG$106];[.AE$112]);&quot;&quot;)">
            <text:p/>
          </table:table-cell>
          <table:table-cell table:style-name="ce2" table:formula="of:=IF(AND([.AF$112]&lt;=[.$Y138];[.AF$112]&gt;=[.$X138]);INDEX([.$Z$106:.$AG$106];[.AF$112]);&quot;&quot;)">
            <text:p/>
          </table:table-cell>
          <table:table-cell table:style-name="ce2" table:formula="of:=IF(AND([.AG$112]&lt;=[.$Y138];[.AG$112]&gt;=[.$X138]);INDEX([.$Z$106:.$AG$106];[.AG$112]);&quot;&quot;)">
            <text:p/>
          </table:table-cell>
          <table:table-cell table:formula="of:=IF([.Z138]=&quot;&quot;;0;MIN([.D138];[.$AA$106]-[.C138]))" office:value-type="float" office:value="5" calcext:value-type="float">
            <text:p>5</text:p>
          </table:table-cell>
          <table:table-cell table:formula="of:=IF([.AA138]=&quot;&quot;;0;MIN([.$AB$106]-[.C138];[.$AB$106]-[.$AA$106];[.D138]-[.AH138]))" office:value-type="float" office:value="0" calcext:value-type="float">
            <text:p>0</text:p>
          </table:table-cell>
          <table:table-cell table:formula="of:=IF([.AB138]=&quot;&quot;;0;MIN([.$AC$106]-[.C138];[.$AC$106]-[.$AB$106];[.D138]-[.AH138]-[.AI138]))" office:value-type="float" office:value="0" calcext:value-type="float">
            <text:p>0</text:p>
          </table:table-cell>
          <table:table-cell table:formula="of:=IF([.AC138]=&quot;&quot;;0;MIN([.$AD$106]-[.C138];[.$AD$106]-[.$AC$106];[.D138]-[.AH138]-[.AI138]-[.AJ138]))" office:value-type="float" office:value="0" calcext:value-type="float">
            <text:p>0</text:p>
          </table:table-cell>
          <table:table-cell table:formula="of:=IF([.AD138]=&quot;&quot;;0;MIN([.$AE$106]-[.C138];[.$AE$106]-[.$AD$106];[.D138]-[.AH138]-[.AI138]-[.AJ138]-[.AK138]))" office:value-type="float" office:value="0" calcext:value-type="float">
            <text:p>0</text:p>
          </table:table-cell>
          <table:table-cell table:formula="of:=IF([.AE138]=&quot;&quot;;0;MIN([.$AF$106]-[.C138];[.$AF$106]-[.$AE$106];[.D138]-[.AH138]-[.AI138]-[.AJ138]-[.AK138]-[.AL138]))" office:value-type="float" office:value="0" calcext:value-type="float">
            <text:p>0</text:p>
          </table:table-cell>
          <table:table-cell table:formula="of:=IF([.AF138]=&quot;&quot;;0;MIN([.$AG$106]-[.C138];[.$AG$106]-[.$AF$106];[.D138]-[.AH138]-[.AI138]-[.AJ138]-[.AK138]-[.AL138]-[.AM138]))" office:value-type="float" office:value="0" calcext:value-type="float">
            <text:p>0</text:p>
          </table:table-cell>
          <table:table-cell/>
          <table:table-cell table:style-name="ce2" table:formula="of:=IF([.AH138]&gt;=1;[.$AH$112]&amp;&quot;*&quot;&amp;[.AH138]&amp;&quot; &quot;;&quot;&quot;)&amp;IF([.AI138]&gt;=1;[.$AI$112]&amp;&quot;*&quot;&amp;[.AI138]&amp;&quot; &quot;;&quot;&quot;)&amp;IF([.AJ138]&gt;=1;[.$AJ$112]&amp;&quot;*&quot;&amp;[.AJ138]&amp;&quot; &quot;;&quot;&quot;)&amp;IF([.AK138]&gt;=1;[.$AK$112]&amp;&quot;*&quot;&amp;[.AK138]&amp;&quot; &quot;;&quot;&quot;)&amp;IF([.AL138]&gt;=1;[.$AL$112]&amp;&quot;*&quot;&amp;[.AL138]&amp;&quot; &quot;;&quot;&quot;)&amp;IF([.AM138]&gt;=1;[.$AM$112]&amp;&quot;*&quot;&amp;[.AM138]&amp;&quot; &quot;;&quot;&quot;)&amp;IF([.AN138]&gt;=1;[.$AN$112]&amp;&quot;*&quot;&amp;[.AN13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38:.T138])&amp;&quot;)))&quot;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  <table:table-cell table:formula="of:=IF([.$B$6]=&quot;Y&quot;;&quot;%&quot;;&quot;&quot;)&amp;IF([.U138]=&quot;Y&quot;;&quot;\acciaccatura s8 &quot;;&quot;&quot;)&amp;[.AP138]&amp;&quot; &quot;&amp;IF([.E138]=&quot;b&quot;;&quot;\break&quot;;IF([.E13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4]&lt;[.$AZ$9];[.AZ134]+1;&quot;-&quot;)" office:value-type="float" office:value="32" calcext:value-type="float">
            <text:p>32</text:p>
          </table:table-cell>
          <table:table-cell table:formula="of:=IF([.AZ134]&lt;[.$AZ$9];[.BA134];&quot;-&quot;)" office:value-type="float" office:value="4" calcext:value-type="float">
            <text:p>4</text:p>
          </table:table-cell>
          <table:table-cell table:formula="of:=IF([.BA138]=&quot;-&quot;;&quot;&quot;;IF([.$B$1]=2;INDEX([.$AR$16:.$AU$31];[.AZ138];[.BA138]);IF([.$B$1]=3;INDEX([.$AR$44:.$AU$98];[.AZ138];[.BA138]);INDEX([.$AR$113:.$AU$218];[.AZ138];[.BA13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38]=&quot;pb&quot;;[.A138]+1;[.A138])"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46" calcext:value-type="float">
            <text:p>146</text:p>
          </table:table-cell>
          <table:table-cell table:style-name="ce7" table:formula="of:=IF([.C140]=&quot;&quot;;&quot;&quot;;[.C140]-[.C13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39];[.$Z$106:.$AG$106];1)" office:value-type="float" office:value="1" calcext:value-type="float">
            <text:p>1</text:p>
          </table:table-cell>
          <table:table-cell table:style-name="ce44" table:formula="of:=MATCH([.D139]+[.C139];[.$Z$106:.$AG$106];1)" office:value-type="float" office:value="1" calcext:value-type="float">
            <text:p>1</text:p>
          </table:table-cell>
          <table:table-cell table:style-name="ce2" table:formula="of:=IF(AND([.Z$112]&lt;=[.$Y139];[.Z$112]&gt;=[.$X13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39];[.AA$112]&gt;=[.$X139]);INDEX([.$Z$106:.$AG$106];[.AA$112]);&quot;&quot;)">
            <text:p/>
          </table:table-cell>
          <table:table-cell table:style-name="ce2" table:formula="of:=IF(AND([.AB$112]&lt;=[.$Y139];[.AB$112]&gt;=[.$X139]);INDEX([.$Z$106:.$AG$106];[.AB$112]);&quot;&quot;)">
            <text:p/>
          </table:table-cell>
          <table:table-cell table:style-name="ce2" table:formula="of:=IF(AND([.AC$112]&lt;=[.$Y139];[.AC$112]&gt;=[.$X139]);INDEX([.$Z$106:.$AG$106];[.AC$112]);&quot;&quot;)">
            <text:p/>
          </table:table-cell>
          <table:table-cell table:style-name="ce2" table:formula="of:=IF(AND([.AD$112]&lt;=[.$Y139];[.AD$112]&gt;=[.$X139]);INDEX([.$Z$106:.$AG$106];[.AD$112]);&quot;&quot;)">
            <text:p/>
          </table:table-cell>
          <table:table-cell table:style-name="ce2" table:formula="of:=IF(AND([.AE$112]&lt;=[.$Y139];[.AE$112]&gt;=[.$X139]);INDEX([.$Z$106:.$AG$106];[.AE$112]);&quot;&quot;)">
            <text:p/>
          </table:table-cell>
          <table:table-cell table:style-name="ce2" table:formula="of:=IF(AND([.AF$112]&lt;=[.$Y139];[.AF$112]&gt;=[.$X139]);INDEX([.$Z$106:.$AG$106];[.AF$112]);&quot;&quot;)">
            <text:p/>
          </table:table-cell>
          <table:table-cell table:style-name="ce2" table:formula="of:=IF(AND([.AG$112]&lt;=[.$Y139];[.AG$112]&gt;=[.$X139]);INDEX([.$Z$106:.$AG$106];[.AG$112]);&quot;&quot;)">
            <text:p/>
          </table:table-cell>
          <table:table-cell table:formula="of:=IF([.Z139]=&quot;&quot;;0;MIN([.D139];[.$AA$106]-[.C139]))" office:value-type="float" office:value="6" calcext:value-type="float">
            <text:p>6</text:p>
          </table:table-cell>
          <table:table-cell table:formula="of:=IF([.AA139]=&quot;&quot;;0;MIN([.$AB$106]-[.C139];[.$AB$106]-[.$AA$106];[.D139]-[.AH139]))" office:value-type="float" office:value="0" calcext:value-type="float">
            <text:p>0</text:p>
          </table:table-cell>
          <table:table-cell table:formula="of:=IF([.AB139]=&quot;&quot;;0;MIN([.$AC$106]-[.C139];[.$AC$106]-[.$AB$106];[.D139]-[.AH139]-[.AI139]))" office:value-type="float" office:value="0" calcext:value-type="float">
            <text:p>0</text:p>
          </table:table-cell>
          <table:table-cell table:formula="of:=IF([.AC139]=&quot;&quot;;0;MIN([.$AD$106]-[.C139];[.$AD$106]-[.$AC$106];[.D139]-[.AH139]-[.AI139]-[.AJ139]))" office:value-type="float" office:value="0" calcext:value-type="float">
            <text:p>0</text:p>
          </table:table-cell>
          <table:table-cell table:formula="of:=IF([.AD139]=&quot;&quot;;0;MIN([.$AE$106]-[.C139];[.$AE$106]-[.$AD$106];[.D139]-[.AH139]-[.AI139]-[.AJ139]-[.AK139]))" office:value-type="float" office:value="0" calcext:value-type="float">
            <text:p>0</text:p>
          </table:table-cell>
          <table:table-cell table:formula="of:=IF([.AE139]=&quot;&quot;;0;MIN([.$AF$106]-[.C139];[.$AF$106]-[.$AE$106];[.D139]-[.AH139]-[.AI139]-[.AJ139]-[.AK139]-[.AL139]))" office:value-type="float" office:value="0" calcext:value-type="float">
            <text:p>0</text:p>
          </table:table-cell>
          <table:table-cell table:formula="of:=IF([.AF139]=&quot;&quot;;0;MIN([.$AG$106]-[.C139];[.$AG$106]-[.$AF$106];[.D139]-[.AH139]-[.AI139]-[.AJ139]-[.AK139]-[.AL139]-[.AM139]))" office:value-type="float" office:value="0" calcext:value-type="float">
            <text:p>0</text:p>
          </table:table-cell>
          <table:table-cell/>
          <table:table-cell table:style-name="ce2" table:formula="of:=IF([.AH139]&gt;=1;[.$AH$112]&amp;&quot;*&quot;&amp;[.AH139]&amp;&quot; &quot;;&quot;&quot;)&amp;IF([.AI139]&gt;=1;[.$AI$112]&amp;&quot;*&quot;&amp;[.AI139]&amp;&quot; &quot;;&quot;&quot;)&amp;IF([.AJ139]&gt;=1;[.$AJ$112]&amp;&quot;*&quot;&amp;[.AJ139]&amp;&quot; &quot;;&quot;&quot;)&amp;IF([.AK139]&gt;=1;[.$AK$112]&amp;&quot;*&quot;&amp;[.AK139]&amp;&quot; &quot;;&quot;&quot;)&amp;IF([.AL139]&gt;=1;[.$AL$112]&amp;&quot;*&quot;&amp;[.AL139]&amp;&quot; &quot;;&quot;&quot;)&amp;IF([.AM139]&gt;=1;[.$AM$112]&amp;&quot;*&quot;&amp;[.AM139]&amp;&quot; &quot;;&quot;&quot;)&amp;IF([.AN139]&gt;=1;[.$AN$112]&amp;&quot;*&quot;&amp;[.AN13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39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39:.T139])&amp;&quot;)))&quot;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  <table:table-cell table:formula="of:=IF([.$B$6]=&quot;Y&quot;;&quot;%&quot;;&quot;&quot;)&amp;IF([.U139]=&quot;Y&quot;;&quot;\acciaccatura s8 &quot;;&quot;&quot;)&amp;[.AP139]&amp;&quot; &quot;&amp;IF([.E139]=&quot;b&quot;;&quot;\break&quot;;IF([.E13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35]&lt;[.$AZ$9];[.AZ135]+1;&quot;-&quot;)" office:value-type="float" office:value="33" calcext:value-type="float">
            <text:p>33</text:p>
          </table:table-cell>
          <table:table-cell table:formula="of:=IF([.AZ135]&lt;[.$AZ$9];[.BA135];&quot;-&quot;)" office:value-type="float" office:value="1" calcext:value-type="float">
            <text:p>1</text:p>
          </table:table-cell>
          <table:table-cell table:formula="of:=IF([.BA139]=&quot;-&quot;;&quot;&quot;;IF([.$B$1]=2;INDEX([.$AR$16:.$AU$31];[.AZ139];[.BA139]);IF([.$B$1]=3;INDEX([.$AR$44:.$AU$98];[.AZ139];[.BA139]);INDEX([.$AR$113:.$AU$218];[.AZ139];[.BA1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39]=&quot;pb&quot;;[.A139]+1;[.A139])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2" calcext:value-type="float">
            <text:p>152</text:p>
          </table:table-cell>
          <table:table-cell table:style-name="ce7" table:formula="of:=IF([.C141]=&quot;&quot;;&quot;&quot;;[.C141]-[.C140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6"/>
          <table:table-cell table:number-columns-repeated="3"/>
          <table:table-cell table:style-name="ce44" table:formula="of:=MATCH([.C140];[.$Z$106:.$AG$106];1)" office:value-type="float" office:value="1" calcext:value-type="float">
            <text:p>1</text:p>
          </table:table-cell>
          <table:table-cell table:style-name="ce44" table:formula="of:=MATCH([.D140]+[.C140];[.$Z$106:.$AG$106];1)" office:value-type="float" office:value="1" calcext:value-type="float">
            <text:p>1</text:p>
          </table:table-cell>
          <table:table-cell table:style-name="ce2" table:formula="of:=IF(AND([.Z$112]&lt;=[.$Y140];[.Z$112]&gt;=[.$X14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0];[.AA$112]&gt;=[.$X140]);INDEX([.$Z$106:.$AG$106];[.AA$112]);&quot;&quot;)">
            <text:p/>
          </table:table-cell>
          <table:table-cell table:style-name="ce2" table:formula="of:=IF(AND([.AB$112]&lt;=[.$Y140];[.AB$112]&gt;=[.$X140]);INDEX([.$Z$106:.$AG$106];[.AB$112]);&quot;&quot;)">
            <text:p/>
          </table:table-cell>
          <table:table-cell table:style-name="ce2" table:formula="of:=IF(AND([.AC$112]&lt;=[.$Y140];[.AC$112]&gt;=[.$X140]);INDEX([.$Z$106:.$AG$106];[.AC$112]);&quot;&quot;)">
            <text:p/>
          </table:table-cell>
          <table:table-cell table:style-name="ce2" table:formula="of:=IF(AND([.AD$112]&lt;=[.$Y140];[.AD$112]&gt;=[.$X140]);INDEX([.$Z$106:.$AG$106];[.AD$112]);&quot;&quot;)">
            <text:p/>
          </table:table-cell>
          <table:table-cell table:style-name="ce2" table:formula="of:=IF(AND([.AE$112]&lt;=[.$Y140];[.AE$112]&gt;=[.$X140]);INDEX([.$Z$106:.$AG$106];[.AE$112]);&quot;&quot;)">
            <text:p/>
          </table:table-cell>
          <table:table-cell table:style-name="ce2" table:formula="of:=IF(AND([.AF$112]&lt;=[.$Y140];[.AF$112]&gt;=[.$X140]);INDEX([.$Z$106:.$AG$106];[.AF$112]);&quot;&quot;)">
            <text:p/>
          </table:table-cell>
          <table:table-cell table:style-name="ce2" table:formula="of:=IF(AND([.AG$112]&lt;=[.$Y140];[.AG$112]&gt;=[.$X140]);INDEX([.$Z$106:.$AG$106];[.AG$112]);&quot;&quot;)">
            <text:p/>
          </table:table-cell>
          <table:table-cell table:formula="of:=IF([.Z140]=&quot;&quot;;0;MIN([.D140];[.$AA$106]-[.C140]))" office:value-type="float" office:value="8" calcext:value-type="float">
            <text:p>8</text:p>
          </table:table-cell>
          <table:table-cell table:formula="of:=IF([.AA140]=&quot;&quot;;0;MIN([.$AB$106]-[.C140];[.$AB$106]-[.$AA$106];[.D140]-[.AH140]))" office:value-type="float" office:value="0" calcext:value-type="float">
            <text:p>0</text:p>
          </table:table-cell>
          <table:table-cell table:formula="of:=IF([.AB140]=&quot;&quot;;0;MIN([.$AC$106]-[.C140];[.$AC$106]-[.$AB$106];[.D140]-[.AH140]-[.AI140]))" office:value-type="float" office:value="0" calcext:value-type="float">
            <text:p>0</text:p>
          </table:table-cell>
          <table:table-cell table:formula="of:=IF([.AC140]=&quot;&quot;;0;MIN([.$AD$106]-[.C140];[.$AD$106]-[.$AC$106];[.D140]-[.AH140]-[.AI140]-[.AJ140]))" office:value-type="float" office:value="0" calcext:value-type="float">
            <text:p>0</text:p>
          </table:table-cell>
          <table:table-cell table:formula="of:=IF([.AD140]=&quot;&quot;;0;MIN([.$AE$106]-[.C140];[.$AE$106]-[.$AD$106];[.D140]-[.AH140]-[.AI140]-[.AJ140]-[.AK140]))" office:value-type="float" office:value="0" calcext:value-type="float">
            <text:p>0</text:p>
          </table:table-cell>
          <table:table-cell table:formula="of:=IF([.AE140]=&quot;&quot;;0;MIN([.$AF$106]-[.C140];[.$AF$106]-[.$AE$106];[.D140]-[.AH140]-[.AI140]-[.AJ140]-[.AK140]-[.AL140]))" office:value-type="float" office:value="0" calcext:value-type="float">
            <text:p>0</text:p>
          </table:table-cell>
          <table:table-cell table:formula="of:=IF([.AF140]=&quot;&quot;;0;MIN([.$AG$106]-[.C140];[.$AG$106]-[.$AF$106];[.D140]-[.AH140]-[.AI140]-[.AJ140]-[.AK140]-[.AL140]-[.AM140]))" office:value-type="float" office:value="0" calcext:value-type="float">
            <text:p>0</text:p>
          </table:table-cell>
          <table:table-cell/>
          <table:table-cell table:style-name="ce2" table:formula="of:=IF([.AH140]&gt;=1;[.$AH$112]&amp;&quot;*&quot;&amp;[.AH140]&amp;&quot; &quot;;&quot;&quot;)&amp;IF([.AI140]&gt;=1;[.$AI$112]&amp;&quot;*&quot;&amp;[.AI140]&amp;&quot; &quot;;&quot;&quot;)&amp;IF([.AJ140]&gt;=1;[.$AJ$112]&amp;&quot;*&quot;&amp;[.AJ140]&amp;&quot; &quot;;&quot;&quot;)&amp;IF([.AK140]&gt;=1;[.$AK$112]&amp;&quot;*&quot;&amp;[.AK140]&amp;&quot; &quot;;&quot;&quot;)&amp;IF([.AL140]&gt;=1;[.$AL$112]&amp;&quot;*&quot;&amp;[.AL140]&amp;&quot; &quot;;&quot;&quot;)&amp;IF([.AM140]&gt;=1;[.$AM$112]&amp;&quot;*&quot;&amp;[.AM140]&amp;&quot; &quot;;&quot;&quot;)&amp;IF([.AN140]&gt;=1;[.$AN$112]&amp;&quot;*&quot;&amp;[.AN140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0:.T140])&amp;&quot;)))&quot;" office:value-type="string" office:string-value="      (alignment-distances . (9 10 12 11 8 9 9 11)))" calcext:value-type="string">
            <text:p><text:s text:c="6"/>(alignment-distances . (9 10 12 11 8 9 9 11)))</text:p>
          </table:table-cell>
          <table:table-cell table:formula="of:=IF([.$B$6]=&quot;Y&quot;;&quot;%&quot;;&quot;&quot;)&amp;IF([.U140]=&quot;Y&quot;;&quot;\acciaccatura s8 &quot;;&quot;&quot;)&amp;[.AP140]&amp;&quot; &quot;&amp;IF([.E140]=&quot;b&quot;;&quot;\break&quot;;IF([.E140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36]&lt;[.$AZ$9];[.AZ136]+1;&quot;-&quot;)" office:value-type="float" office:value="33" calcext:value-type="float">
            <text:p>33</text:p>
          </table:table-cell>
          <table:table-cell table:formula="of:=IF([.AZ136]&lt;[.$AZ$9];[.BA136];&quot;-&quot;)" office:value-type="float" office:value="2" calcext:value-type="float">
            <text:p>2</text:p>
          </table:table-cell>
          <table:table-cell table:formula="of:=IF([.BA140]=&quot;-&quot;;&quot;&quot;;IF([.$B$1]=2;INDEX([.$AR$16:.$AU$31];[.AZ140];[.BA140]);IF([.$B$1]=3;INDEX([.$AR$44:.$AU$98];[.AZ140];[.BA140]);INDEX([.$AR$113:.$AU$218];[.AZ140];[.BA14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40]=&quot;pb&quot;;[.A140]+1;[.A140])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0" calcext:value-type="float">
            <text:p>160</text:p>
          </table:table-cell>
          <table:table-cell table:style-name="ce7" table:formula="of:=IF([.C142]=&quot;&quot;;&quot;&quot;;[.C142]-[.C141])" office:value-type="float" office:value="9" calcext:value-type="float">
            <text:p>9</text:p>
          </table:table-cell>
          <table:table-cell office:value-type="string" calcext:value-type="string">
            <text:p>pb</text:p>
          </table:table-cell>
          <table:table-cell office:value-type="float" office:value="120" calcext:value-type="float">
            <text:p>12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4"/>
          <table:table-cell table:number-columns-repeated="3"/>
          <table:table-cell table:style-name="ce44" table:formula="of:=MATCH([.C141];[.$Z$106:.$AG$106];1)" office:value-type="float" office:value="1" calcext:value-type="float">
            <text:p>1</text:p>
          </table:table-cell>
          <table:table-cell table:style-name="ce44" table:formula="of:=MATCH([.D141]+[.C141];[.$Z$106:.$AG$106];1)" office:value-type="float" office:value="1" calcext:value-type="float">
            <text:p>1</text:p>
          </table:table-cell>
          <table:table-cell table:style-name="ce2" table:formula="of:=IF(AND([.Z$112]&lt;=[.$Y141];[.Z$112]&gt;=[.$X14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1];[.AA$112]&gt;=[.$X141]);INDEX([.$Z$106:.$AG$106];[.AA$112]);&quot;&quot;)">
            <text:p/>
          </table:table-cell>
          <table:table-cell table:style-name="ce2" table:formula="of:=IF(AND([.AB$112]&lt;=[.$Y141];[.AB$112]&gt;=[.$X141]);INDEX([.$Z$106:.$AG$106];[.AB$112]);&quot;&quot;)">
            <text:p/>
          </table:table-cell>
          <table:table-cell table:style-name="ce2" table:formula="of:=IF(AND([.AC$112]&lt;=[.$Y141];[.AC$112]&gt;=[.$X141]);INDEX([.$Z$106:.$AG$106];[.AC$112]);&quot;&quot;)">
            <text:p/>
          </table:table-cell>
          <table:table-cell table:style-name="ce2" table:formula="of:=IF(AND([.AD$112]&lt;=[.$Y141];[.AD$112]&gt;=[.$X141]);INDEX([.$Z$106:.$AG$106];[.AD$112]);&quot;&quot;)">
            <text:p/>
          </table:table-cell>
          <table:table-cell table:style-name="ce2" table:formula="of:=IF(AND([.AE$112]&lt;=[.$Y141];[.AE$112]&gt;=[.$X141]);INDEX([.$Z$106:.$AG$106];[.AE$112]);&quot;&quot;)">
            <text:p/>
          </table:table-cell>
          <table:table-cell table:style-name="ce2" table:formula="of:=IF(AND([.AF$112]&lt;=[.$Y141];[.AF$112]&gt;=[.$X141]);INDEX([.$Z$106:.$AG$106];[.AF$112]);&quot;&quot;)">
            <text:p/>
          </table:table-cell>
          <table:table-cell table:style-name="ce2" table:formula="of:=IF(AND([.AG$112]&lt;=[.$Y141];[.AG$112]&gt;=[.$X141]);INDEX([.$Z$106:.$AG$106];[.AG$112]);&quot;&quot;)">
            <text:p/>
          </table:table-cell>
          <table:table-cell table:formula="of:=IF([.Z141]=&quot;&quot;;0;MIN([.D141];[.$AA$106]-[.C141]))" office:value-type="float" office:value="9" calcext:value-type="float">
            <text:p>9</text:p>
          </table:table-cell>
          <table:table-cell table:formula="of:=IF([.AA141]=&quot;&quot;;0;MIN([.$AB$106]-[.C141];[.$AB$106]-[.$AA$106];[.D141]-[.AH141]))" office:value-type="float" office:value="0" calcext:value-type="float">
            <text:p>0</text:p>
          </table:table-cell>
          <table:table-cell table:formula="of:=IF([.AB141]=&quot;&quot;;0;MIN([.$AC$106]-[.C141];[.$AC$106]-[.$AB$106];[.D141]-[.AH141]-[.AI141]))" office:value-type="float" office:value="0" calcext:value-type="float">
            <text:p>0</text:p>
          </table:table-cell>
          <table:table-cell table:formula="of:=IF([.AC141]=&quot;&quot;;0;MIN([.$AD$106]-[.C141];[.$AD$106]-[.$AC$106];[.D141]-[.AH141]-[.AI141]-[.AJ141]))" office:value-type="float" office:value="0" calcext:value-type="float">
            <text:p>0</text:p>
          </table:table-cell>
          <table:table-cell table:formula="of:=IF([.AD141]=&quot;&quot;;0;MIN([.$AE$106]-[.C141];[.$AE$106]-[.$AD$106];[.D141]-[.AH141]-[.AI141]-[.AJ141]-[.AK141]))" office:value-type="float" office:value="0" calcext:value-type="float">
            <text:p>0</text:p>
          </table:table-cell>
          <table:table-cell table:formula="of:=IF([.AE141]=&quot;&quot;;0;MIN([.$AF$106]-[.C141];[.$AF$106]-[.$AE$106];[.D141]-[.AH141]-[.AI141]-[.AJ141]-[.AK141]-[.AL141]))" office:value-type="float" office:value="0" calcext:value-type="float">
            <text:p>0</text:p>
          </table:table-cell>
          <table:table-cell table:formula="of:=IF([.AF141]=&quot;&quot;;0;MIN([.$AG$106]-[.C141];[.$AG$106]-[.$AF$106];[.D141]-[.AH141]-[.AI141]-[.AJ141]-[.AK141]-[.AL141]-[.AM141]))" office:value-type="float" office:value="0" calcext:value-type="float">
            <text:p>0</text:p>
          </table:table-cell>
          <table:table-cell/>
          <table:table-cell table:style-name="ce2" table:formula="of:=IF([.AH141]&gt;=1;[.$AH$112]&amp;&quot;*&quot;&amp;[.AH141]&amp;&quot; &quot;;&quot;&quot;)&amp;IF([.AI141]&gt;=1;[.$AI$112]&amp;&quot;*&quot;&amp;[.AI141]&amp;&quot; &quot;;&quot;&quot;)&amp;IF([.AJ141]&gt;=1;[.$AJ$112]&amp;&quot;*&quot;&amp;[.AJ141]&amp;&quot; &quot;;&quot;&quot;)&amp;IF([.AK141]&gt;=1;[.$AK$112]&amp;&quot;*&quot;&amp;[.AK141]&amp;&quot; &quot;;&quot;&quot;)&amp;IF([.AL141]&gt;=1;[.$AL$112]&amp;&quot;*&quot;&amp;[.AL141]&amp;&quot; &quot;;&quot;&quot;)&amp;IF([.AM141]&gt;=1;[.$AM$112]&amp;&quot;*&quot;&amp;[.AM141]&amp;&quot; &quot;;&quot;&quot;)&amp;IF([.AN141]&gt;=1;[.$AN$112]&amp;&quot;*&quot;&amp;[.AN141]&amp;&quot; &quot;;&quot;&quot;)" office:value-type="string" office:string-value="s1*9 " calcext:value-type="string">
            <text:p>s1*9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1]&amp;&quot;)&quot;" office:value-type="string" office:string-value="    #'((Y-offset . 120)" calcext:value-type="string">
            <text:p><text:s text:c="4"/>#'((Y-offset . 120)</text:p>
          </table:table-cell>
          <table:table-cell table:formula="of:=IF([.$B$4]=&quot;Y&quot;;&quot;&quot;;&quot;%&quot;)&amp;&quot;      (alignment-distances . (&quot;&amp;COM.MICROSOFT.TEXTJOIN(&quot; &quot;;1;[.G141:.T141])&amp;&quot;)))&quot;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  <table:table-cell table:formula="of:=IF([.$B$6]=&quot;Y&quot;;&quot;%&quot;;&quot;&quot;)&amp;IF([.U141]=&quot;Y&quot;;&quot;\acciaccatura s8 &quot;;&quot;&quot;)&amp;[.AP141]&amp;&quot; &quot;&amp;IF([.E141]=&quot;b&quot;;&quot;\break&quot;;IF([.E141]=&quot;pb&quot;;&quot;\pageBreak&quot;))" office:value-type="string" office:string-value="s1*9  \pageBreak" calcext:value-type="string">
            <text:p>s1*9 <text:s/>\pageBreak</text:p>
          </table:table-cell>
          <table:table-cell table:number-columns-repeated="4"/>
          <table:table-cell table:formula="of:=IF([.AZ137]&lt;[.$AZ$9];[.AZ137]+1;&quot;-&quot;)" office:value-type="float" office:value="33" calcext:value-type="float">
            <text:p>33</text:p>
          </table:table-cell>
          <table:table-cell table:formula="of:=IF([.AZ137]&lt;[.$AZ$9];[.BA137];&quot;-&quot;)" office:value-type="float" office:value="3" calcext:value-type="float">
            <text:p>3</text:p>
          </table:table-cell>
          <table:table-cell table:formula="of:=IF([.BA141]=&quot;-&quot;;&quot;&quot;;IF([.$B$1]=2;INDEX([.$AR$16:.$AU$31];[.AZ141];[.BA141]);IF([.$B$1]=3;INDEX([.$AR$44:.$AU$98];[.AZ141];[.BA141]);INDEX([.$AR$113:.$AU$218];[.AZ141];[.BA141]))))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number-columns-repeated="10"/>
        </table:table-row>
        <table:table-row table:style-name="ro1">
          <table:table-cell table:formula="of:=IF([.E141]=&quot;pb&quot;;[.A141]+1;[.A141])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table:style-name="ce7" table:formula="of:=IF([.C143]=&quot;&quot;;&quot;&quot;;[.C143]-[.C14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2];[.$Z$106:.$AG$106];1)" office:value-type="float" office:value="1" calcext:value-type="float">
            <text:p>1</text:p>
          </table:table-cell>
          <table:table-cell table:style-name="ce44" table:formula="of:=MATCH([.D142]+[.C142];[.$Z$106:.$AG$106];1)" office:value-type="float" office:value="1" calcext:value-type="float">
            <text:p>1</text:p>
          </table:table-cell>
          <table:table-cell table:style-name="ce2" table:formula="of:=IF(AND([.Z$112]&lt;=[.$Y142];[.Z$112]&gt;=[.$X14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2];[.AA$112]&gt;=[.$X142]);INDEX([.$Z$106:.$AG$106];[.AA$112]);&quot;&quot;)">
            <text:p/>
          </table:table-cell>
          <table:table-cell table:style-name="ce2" table:formula="of:=IF(AND([.AB$112]&lt;=[.$Y142];[.AB$112]&gt;=[.$X142]);INDEX([.$Z$106:.$AG$106];[.AB$112]);&quot;&quot;)">
            <text:p/>
          </table:table-cell>
          <table:table-cell table:style-name="ce2" table:formula="of:=IF(AND([.AC$112]&lt;=[.$Y142];[.AC$112]&gt;=[.$X142]);INDEX([.$Z$106:.$AG$106];[.AC$112]);&quot;&quot;)">
            <text:p/>
          </table:table-cell>
          <table:table-cell table:style-name="ce2" table:formula="of:=IF(AND([.AD$112]&lt;=[.$Y142];[.AD$112]&gt;=[.$X142]);INDEX([.$Z$106:.$AG$106];[.AD$112]);&quot;&quot;)">
            <text:p/>
          </table:table-cell>
          <table:table-cell table:style-name="ce2" table:formula="of:=IF(AND([.AE$112]&lt;=[.$Y142];[.AE$112]&gt;=[.$X142]);INDEX([.$Z$106:.$AG$106];[.AE$112]);&quot;&quot;)">
            <text:p/>
          </table:table-cell>
          <table:table-cell table:style-name="ce2" table:formula="of:=IF(AND([.AF$112]&lt;=[.$Y142];[.AF$112]&gt;=[.$X142]);INDEX([.$Z$106:.$AG$106];[.AF$112]);&quot;&quot;)">
            <text:p/>
          </table:table-cell>
          <table:table-cell table:style-name="ce2" table:formula="of:=IF(AND([.AG$112]&lt;=[.$Y142];[.AG$112]&gt;=[.$X142]);INDEX([.$Z$106:.$AG$106];[.AG$112]);&quot;&quot;)">
            <text:p/>
          </table:table-cell>
          <table:table-cell table:formula="of:=IF([.Z142]=&quot;&quot;;0;MIN([.D142];[.$AA$106]-[.C142]))" office:value-type="float" office:value="5" calcext:value-type="float">
            <text:p>5</text:p>
          </table:table-cell>
          <table:table-cell table:formula="of:=IF([.AA142]=&quot;&quot;;0;MIN([.$AB$106]-[.C142];[.$AB$106]-[.$AA$106];[.D142]-[.AH142]))" office:value-type="float" office:value="0" calcext:value-type="float">
            <text:p>0</text:p>
          </table:table-cell>
          <table:table-cell table:formula="of:=IF([.AB142]=&quot;&quot;;0;MIN([.$AC$106]-[.C142];[.$AC$106]-[.$AB$106];[.D142]-[.AH142]-[.AI142]))" office:value-type="float" office:value="0" calcext:value-type="float">
            <text:p>0</text:p>
          </table:table-cell>
          <table:table-cell table:formula="of:=IF([.AC142]=&quot;&quot;;0;MIN([.$AD$106]-[.C142];[.$AD$106]-[.$AC$106];[.D142]-[.AH142]-[.AI142]-[.AJ142]))" office:value-type="float" office:value="0" calcext:value-type="float">
            <text:p>0</text:p>
          </table:table-cell>
          <table:table-cell table:formula="of:=IF([.AD142]=&quot;&quot;;0;MIN([.$AE$106]-[.C142];[.$AE$106]-[.$AD$106];[.D142]-[.AH142]-[.AI142]-[.AJ142]-[.AK142]))" office:value-type="float" office:value="0" calcext:value-type="float">
            <text:p>0</text:p>
          </table:table-cell>
          <table:table-cell table:formula="of:=IF([.AE142]=&quot;&quot;;0;MIN([.$AF$106]-[.C142];[.$AF$106]-[.$AE$106];[.D142]-[.AH142]-[.AI142]-[.AJ142]-[.AK142]-[.AL142]))" office:value-type="float" office:value="0" calcext:value-type="float">
            <text:p>0</text:p>
          </table:table-cell>
          <table:table-cell table:formula="of:=IF([.AF142]=&quot;&quot;;0;MIN([.$AG$106]-[.C142];[.$AG$106]-[.$AF$106];[.D142]-[.AH142]-[.AI142]-[.AJ142]-[.AK142]-[.AL142]-[.AM142]))" office:value-type="float" office:value="0" calcext:value-type="float">
            <text:p>0</text:p>
          </table:table-cell>
          <table:table-cell/>
          <table:table-cell table:style-name="ce2" table:formula="of:=IF([.AH142]&gt;=1;[.$AH$112]&amp;&quot;*&quot;&amp;[.AH142]&amp;&quot; &quot;;&quot;&quot;)&amp;IF([.AI142]&gt;=1;[.$AI$112]&amp;&quot;*&quot;&amp;[.AI142]&amp;&quot; &quot;;&quot;&quot;)&amp;IF([.AJ142]&gt;=1;[.$AJ$112]&amp;&quot;*&quot;&amp;[.AJ142]&amp;&quot; &quot;;&quot;&quot;)&amp;IF([.AK142]&gt;=1;[.$AK$112]&amp;&quot;*&quot;&amp;[.AK142]&amp;&quot; &quot;;&quot;&quot;)&amp;IF([.AL142]&gt;=1;[.$AL$112]&amp;&quot;*&quot;&amp;[.AL142]&amp;&quot; &quot;;&quot;&quot;)&amp;IF([.AM142]&gt;=1;[.$AM$112]&amp;&quot;*&quot;&amp;[.AM142]&amp;&quot; &quot;;&quot;&quot;)&amp;IF([.AN142]&gt;=1;[.$AN$112]&amp;&quot;*&quot;&amp;[.AN14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2:.T142])&amp;&quot;)))&quot;" office:value-type="string" office:string-value="      (alignment-distances . (9 8 10 9 12 11 11 9 9 9 9)))" calcext:value-type="string">
            <text:p><text:s text:c="6"/>(alignment-distances . (9 8 10 9 12 11 11 9 9 9 9)))</text:p>
          </table:table-cell>
          <table:table-cell table:formula="of:=IF([.$B$6]=&quot;Y&quot;;&quot;%&quot;;&quot;&quot;)&amp;IF([.U142]=&quot;Y&quot;;&quot;\acciaccatura s8 &quot;;&quot;&quot;)&amp;[.AP142]&amp;&quot; &quot;&amp;IF([.E142]=&quot;b&quot;;&quot;\break&quot;;IF([.E14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38]&lt;[.$AZ$9];[.AZ138]+1;&quot;-&quot;)" office:value-type="float" office:value="33" calcext:value-type="float">
            <text:p>33</text:p>
          </table:table-cell>
          <table:table-cell table:formula="of:=IF([.AZ138]&lt;[.$AZ$9];[.BA138];&quot;-&quot;)" office:value-type="float" office:value="4" calcext:value-type="float">
            <text:p>4</text:p>
          </table:table-cell>
          <table:table-cell table:formula="of:=IF([.BA142]=&quot;-&quot;;&quot;&quot;;IF([.$B$1]=2;INDEX([.$AR$16:.$AU$31];[.AZ142];[.BA142]);IF([.$B$1]=3;INDEX([.$AR$44:.$AU$98];[.AZ142];[.BA142]);INDEX([.$AR$113:.$AU$218];[.AZ142];[.BA14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42]=&quot;pb&quot;;[.A142]+1;[.A142])"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74" calcext:value-type="float">
            <text:p>174</text:p>
          </table:table-cell>
          <table:table-cell table:style-name="ce7" table:formula="of:=IF([.C144]=&quot;&quot;;&quot;&quot;;[.C144]-[.C14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3];[.$Z$106:.$AG$106];1)" office:value-type="float" office:value="1" calcext:value-type="float">
            <text:p>1</text:p>
          </table:table-cell>
          <table:table-cell table:style-name="ce44" table:formula="of:=MATCH([.D143]+[.C143];[.$Z$106:.$AG$106];1)" office:value-type="float" office:value="1" calcext:value-type="float">
            <text:p>1</text:p>
          </table:table-cell>
          <table:table-cell table:style-name="ce2" table:formula="of:=IF(AND([.Z$112]&lt;=[.$Y143];[.Z$112]&gt;=[.$X14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3];[.AA$112]&gt;=[.$X143]);INDEX([.$Z$106:.$AG$106];[.AA$112]);&quot;&quot;)">
            <text:p/>
          </table:table-cell>
          <table:table-cell table:style-name="ce2" table:formula="of:=IF(AND([.AB$112]&lt;=[.$Y143];[.AB$112]&gt;=[.$X143]);INDEX([.$Z$106:.$AG$106];[.AB$112]);&quot;&quot;)">
            <text:p/>
          </table:table-cell>
          <table:table-cell table:style-name="ce2" table:formula="of:=IF(AND([.AC$112]&lt;=[.$Y143];[.AC$112]&gt;=[.$X143]);INDEX([.$Z$106:.$AG$106];[.AC$112]);&quot;&quot;)">
            <text:p/>
          </table:table-cell>
          <table:table-cell table:style-name="ce2" table:formula="of:=IF(AND([.AD$112]&lt;=[.$Y143];[.AD$112]&gt;=[.$X143]);INDEX([.$Z$106:.$AG$106];[.AD$112]);&quot;&quot;)">
            <text:p/>
          </table:table-cell>
          <table:table-cell table:style-name="ce2" table:formula="of:=IF(AND([.AE$112]&lt;=[.$Y143];[.AE$112]&gt;=[.$X143]);INDEX([.$Z$106:.$AG$106];[.AE$112]);&quot;&quot;)">
            <text:p/>
          </table:table-cell>
          <table:table-cell table:style-name="ce2" table:formula="of:=IF(AND([.AF$112]&lt;=[.$Y143];[.AF$112]&gt;=[.$X143]);INDEX([.$Z$106:.$AG$106];[.AF$112]);&quot;&quot;)">
            <text:p/>
          </table:table-cell>
          <table:table-cell table:style-name="ce2" table:formula="of:=IF(AND([.AG$112]&lt;=[.$Y143];[.AG$112]&gt;=[.$X143]);INDEX([.$Z$106:.$AG$106];[.AG$112]);&quot;&quot;)">
            <text:p/>
          </table:table-cell>
          <table:table-cell table:formula="of:=IF([.Z143]=&quot;&quot;;0;MIN([.D143];[.$AA$106]-[.C143]))" office:value-type="float" office:value="4" calcext:value-type="float">
            <text:p>4</text:p>
          </table:table-cell>
          <table:table-cell table:formula="of:=IF([.AA143]=&quot;&quot;;0;MIN([.$AB$106]-[.C143];[.$AB$106]-[.$AA$106];[.D143]-[.AH143]))" office:value-type="float" office:value="0" calcext:value-type="float">
            <text:p>0</text:p>
          </table:table-cell>
          <table:table-cell table:formula="of:=IF([.AB143]=&quot;&quot;;0;MIN([.$AC$106]-[.C143];[.$AC$106]-[.$AB$106];[.D143]-[.AH143]-[.AI143]))" office:value-type="float" office:value="0" calcext:value-type="float">
            <text:p>0</text:p>
          </table:table-cell>
          <table:table-cell table:formula="of:=IF([.AC143]=&quot;&quot;;0;MIN([.$AD$106]-[.C143];[.$AD$106]-[.$AC$106];[.D143]-[.AH143]-[.AI143]-[.AJ143]))" office:value-type="float" office:value="0" calcext:value-type="float">
            <text:p>0</text:p>
          </table:table-cell>
          <table:table-cell table:formula="of:=IF([.AD143]=&quot;&quot;;0;MIN([.$AE$106]-[.C143];[.$AE$106]-[.$AD$106];[.D143]-[.AH143]-[.AI143]-[.AJ143]-[.AK143]))" office:value-type="float" office:value="0" calcext:value-type="float">
            <text:p>0</text:p>
          </table:table-cell>
          <table:table-cell table:formula="of:=IF([.AE143]=&quot;&quot;;0;MIN([.$AF$106]-[.C143];[.$AF$106]-[.$AE$106];[.D143]-[.AH143]-[.AI143]-[.AJ143]-[.AK143]-[.AL143]))" office:value-type="float" office:value="0" calcext:value-type="float">
            <text:p>0</text:p>
          </table:table-cell>
          <table:table-cell table:formula="of:=IF([.AF143]=&quot;&quot;;0;MIN([.$AG$106]-[.C143];[.$AG$106]-[.$AF$106];[.D143]-[.AH143]-[.AI143]-[.AJ143]-[.AK143]-[.AL143]-[.AM143]))" office:value-type="float" office:value="0" calcext:value-type="float">
            <text:p>0</text:p>
          </table:table-cell>
          <table:table-cell/>
          <table:table-cell table:style-name="ce2" table:formula="of:=IF([.AH143]&gt;=1;[.$AH$112]&amp;&quot;*&quot;&amp;[.AH143]&amp;&quot; &quot;;&quot;&quot;)&amp;IF([.AI143]&gt;=1;[.$AI$112]&amp;&quot;*&quot;&amp;[.AI143]&amp;&quot; &quot;;&quot;&quot;)&amp;IF([.AJ143]&gt;=1;[.$AJ$112]&amp;&quot;*&quot;&amp;[.AJ143]&amp;&quot; &quot;;&quot;&quot;)&amp;IF([.AK143]&gt;=1;[.$AK$112]&amp;&quot;*&quot;&amp;[.AK143]&amp;&quot; &quot;;&quot;&quot;)&amp;IF([.AL143]&gt;=1;[.$AL$112]&amp;&quot;*&quot;&amp;[.AL143]&amp;&quot; &quot;;&quot;&quot;)&amp;IF([.AM143]&gt;=1;[.$AM$112]&amp;&quot;*&quot;&amp;[.AM143]&amp;&quot; &quot;;&quot;&quot;)&amp;IF([.AN143]&gt;=1;[.$AN$112]&amp;&quot;*&quot;&amp;[.AN14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3:.T143])&amp;&quot;)))&quot;" office:value-type="string" office:string-value="      (alignment-distances . (9 9 11 9 12 12 11 8 8 8 8)))" calcext:value-type="string">
            <text:p><text:s text:c="6"/>(alignment-distances . (9 9 11 9 12 12 11 8 8 8 8)))</text:p>
          </table:table-cell>
          <table:table-cell table:formula="of:=IF([.$B$6]=&quot;Y&quot;;&quot;%&quot;;&quot;&quot;)&amp;IF([.U143]=&quot;Y&quot;;&quot;\acciaccatura s8 &quot;;&quot;&quot;)&amp;[.AP143]&amp;&quot; &quot;&amp;IF([.E143]=&quot;b&quot;;&quot;\break&quot;;IF([.E14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39]&lt;[.$AZ$9];[.AZ139]+1;&quot;-&quot;)" office:value-type="float" office:value="34" calcext:value-type="float">
            <text:p>34</text:p>
          </table:table-cell>
          <table:table-cell table:formula="of:=IF([.AZ139]&lt;[.$AZ$9];[.BA139];&quot;-&quot;)" office:value-type="float" office:value="1" calcext:value-type="float">
            <text:p>1</text:p>
          </table:table-cell>
          <table:table-cell table:formula="of:=IF([.BA143]=&quot;-&quot;;&quot;&quot;;IF([.$B$1]=2;INDEX([.$AR$16:.$AU$31];[.AZ143];[.BA143]);IF([.$B$1]=3;INDEX([.$AR$44:.$AU$98];[.AZ143];[.BA143]);INDEX([.$AR$113:.$AU$218];[.AZ143];[.BA1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3]=&quot;pb&quot;;[.A143]+1;[.A143])"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78" calcext:value-type="float">
            <text:p>178</text:p>
          </table:table-cell>
          <table:table-cell table:style-name="ce7" table:formula="of:=IF([.C145]=&quot;&quot;;&quot;&quot;;[.C145]-[.C14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44];[.$Z$106:.$AG$106];1)" office:value-type="float" office:value="1" calcext:value-type="float">
            <text:p>1</text:p>
          </table:table-cell>
          <table:table-cell table:style-name="ce44" table:formula="of:=MATCH([.D144]+[.C144];[.$Z$106:.$AG$106];1)" office:value-type="float" office:value="1" calcext:value-type="float">
            <text:p>1</text:p>
          </table:table-cell>
          <table:table-cell table:style-name="ce2" table:formula="of:=IF(AND([.Z$112]&lt;=[.$Y144];[.Z$112]&gt;=[.$X14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4];[.AA$112]&gt;=[.$X144]);INDEX([.$Z$106:.$AG$106];[.AA$112]);&quot;&quot;)">
            <text:p/>
          </table:table-cell>
          <table:table-cell table:style-name="ce2" table:formula="of:=IF(AND([.AB$112]&lt;=[.$Y144];[.AB$112]&gt;=[.$X144]);INDEX([.$Z$106:.$AG$106];[.AB$112]);&quot;&quot;)">
            <text:p/>
          </table:table-cell>
          <table:table-cell table:style-name="ce2" table:formula="of:=IF(AND([.AC$112]&lt;=[.$Y144];[.AC$112]&gt;=[.$X144]);INDEX([.$Z$106:.$AG$106];[.AC$112]);&quot;&quot;)">
            <text:p/>
          </table:table-cell>
          <table:table-cell table:style-name="ce2" table:formula="of:=IF(AND([.AD$112]&lt;=[.$Y144];[.AD$112]&gt;=[.$X144]);INDEX([.$Z$106:.$AG$106];[.AD$112]);&quot;&quot;)">
            <text:p/>
          </table:table-cell>
          <table:table-cell table:style-name="ce2" table:formula="of:=IF(AND([.AE$112]&lt;=[.$Y144];[.AE$112]&gt;=[.$X144]);INDEX([.$Z$106:.$AG$106];[.AE$112]);&quot;&quot;)">
            <text:p/>
          </table:table-cell>
          <table:table-cell table:style-name="ce2" table:formula="of:=IF(AND([.AF$112]&lt;=[.$Y144];[.AF$112]&gt;=[.$X144]);INDEX([.$Z$106:.$AG$106];[.AF$112]);&quot;&quot;)">
            <text:p/>
          </table:table-cell>
          <table:table-cell table:style-name="ce2" table:formula="of:=IF(AND([.AG$112]&lt;=[.$Y144];[.AG$112]&gt;=[.$X144]);INDEX([.$Z$106:.$AG$106];[.AG$112]);&quot;&quot;)">
            <text:p/>
          </table:table-cell>
          <table:table-cell table:formula="of:=IF([.Z144]=&quot;&quot;;0;MIN([.D144];[.$AA$106]-[.C144]))" office:value-type="float" office:value="4" calcext:value-type="float">
            <text:p>4</text:p>
          </table:table-cell>
          <table:table-cell table:formula="of:=IF([.AA144]=&quot;&quot;;0;MIN([.$AB$106]-[.C144];[.$AB$106]-[.$AA$106];[.D144]-[.AH144]))" office:value-type="float" office:value="0" calcext:value-type="float">
            <text:p>0</text:p>
          </table:table-cell>
          <table:table-cell table:formula="of:=IF([.AB144]=&quot;&quot;;0;MIN([.$AC$106]-[.C144];[.$AC$106]-[.$AB$106];[.D144]-[.AH144]-[.AI144]))" office:value-type="float" office:value="0" calcext:value-type="float">
            <text:p>0</text:p>
          </table:table-cell>
          <table:table-cell table:formula="of:=IF([.AC144]=&quot;&quot;;0;MIN([.$AD$106]-[.C144];[.$AD$106]-[.$AC$106];[.D144]-[.AH144]-[.AI144]-[.AJ144]))" office:value-type="float" office:value="0" calcext:value-type="float">
            <text:p>0</text:p>
          </table:table-cell>
          <table:table-cell table:formula="of:=IF([.AD144]=&quot;&quot;;0;MIN([.$AE$106]-[.C144];[.$AE$106]-[.$AD$106];[.D144]-[.AH144]-[.AI144]-[.AJ144]-[.AK144]))" office:value-type="float" office:value="0" calcext:value-type="float">
            <text:p>0</text:p>
          </table:table-cell>
          <table:table-cell table:formula="of:=IF([.AE144]=&quot;&quot;;0;MIN([.$AF$106]-[.C144];[.$AF$106]-[.$AE$106];[.D144]-[.AH144]-[.AI144]-[.AJ144]-[.AK144]-[.AL144]))" office:value-type="float" office:value="0" calcext:value-type="float">
            <text:p>0</text:p>
          </table:table-cell>
          <table:table-cell table:formula="of:=IF([.AF144]=&quot;&quot;;0;MIN([.$AG$106]-[.C144];[.$AG$106]-[.$AF$106];[.D144]-[.AH144]-[.AI144]-[.AJ144]-[.AK144]-[.AL144]-[.AM144]))" office:value-type="float" office:value="0" calcext:value-type="float">
            <text:p>0</text:p>
          </table:table-cell>
          <table:table-cell/>
          <table:table-cell table:style-name="ce2" table:formula="of:=IF([.AH144]&gt;=1;[.$AH$112]&amp;&quot;*&quot;&amp;[.AH144]&amp;&quot; &quot;;&quot;&quot;)&amp;IF([.AI144]&gt;=1;[.$AI$112]&amp;&quot;*&quot;&amp;[.AI144]&amp;&quot; &quot;;&quot;&quot;)&amp;IF([.AJ144]&gt;=1;[.$AJ$112]&amp;&quot;*&quot;&amp;[.AJ144]&amp;&quot; &quot;;&quot;&quot;)&amp;IF([.AK144]&gt;=1;[.$AK$112]&amp;&quot;*&quot;&amp;[.AK144]&amp;&quot; &quot;;&quot;&quot;)&amp;IF([.AL144]&gt;=1;[.$AL$112]&amp;&quot;*&quot;&amp;[.AL144]&amp;&quot; &quot;;&quot;&quot;)&amp;IF([.AM144]&gt;=1;[.$AM$112]&amp;&quot;*&quot;&amp;[.AM144]&amp;&quot; &quot;;&quot;&quot;)&amp;IF([.AN144]&gt;=1;[.$AN$112]&amp;&quot;*&quot;&amp;[.AN14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4:.T144])&amp;&quot;)))&quot;" office:value-type="string" office:string-value="      (alignment-distances . (10 9 10 14 11 12 9 9 10 9)))" calcext:value-type="string">
            <text:p><text:s text:c="6"/>(alignment-distances . (10 9 10 14 11 12 9 9 10 9)))</text:p>
          </table:table-cell>
          <table:table-cell table:formula="of:=IF([.$B$6]=&quot;Y&quot;;&quot;%&quot;;&quot;&quot;)&amp;IF([.U144]=&quot;Y&quot;;&quot;\acciaccatura s8 &quot;;&quot;&quot;)&amp;[.AP144]&amp;&quot; &quot;&amp;IF([.E144]=&quot;b&quot;;&quot;\break&quot;;IF([.E14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0]&lt;[.$AZ$9];[.AZ140]+1;&quot;-&quot;)" office:value-type="float" office:value="34" calcext:value-type="float">
            <text:p>34</text:p>
          </table:table-cell>
          <table:table-cell table:formula="of:=IF([.AZ140]&lt;[.$AZ$9];[.BA140];&quot;-&quot;)" office:value-type="float" office:value="2" calcext:value-type="float">
            <text:p>2</text:p>
          </table:table-cell>
          <table:table-cell table:formula="of:=IF([.BA144]=&quot;-&quot;;&quot;&quot;;IF([.$B$1]=2;INDEX([.$AR$16:.$AU$31];[.AZ144];[.BA144]);IF([.$B$1]=3;INDEX([.$AR$44:.$AU$98];[.AZ144];[.BA144]);INDEX([.$AR$113:.$AU$218];[.AZ144];[.BA14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44]=&quot;pb&quot;;[.A144]+1;[.A144])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table:style-name="ce7" table:formula="of:=IF([.C146]=&quot;&quot;;&quot;&quot;;[.C146]-[.C14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45];[.$Z$106:.$AG$106];1)" office:value-type="float" office:value="1" calcext:value-type="float">
            <text:p>1</text:p>
          </table:table-cell>
          <table:table-cell table:style-name="ce44" table:formula="of:=MATCH([.D145]+[.C145];[.$Z$106:.$AG$106];1)" office:value-type="float" office:value="1" calcext:value-type="float">
            <text:p>1</text:p>
          </table:table-cell>
          <table:table-cell table:style-name="ce2" table:formula="of:=IF(AND([.Z$112]&lt;=[.$Y145];[.Z$112]&gt;=[.$X14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5];[.AA$112]&gt;=[.$X145]);INDEX([.$Z$106:.$AG$106];[.AA$112]);&quot;&quot;)">
            <text:p/>
          </table:table-cell>
          <table:table-cell table:style-name="ce2" table:formula="of:=IF(AND([.AB$112]&lt;=[.$Y145];[.AB$112]&gt;=[.$X145]);INDEX([.$Z$106:.$AG$106];[.AB$112]);&quot;&quot;)">
            <text:p/>
          </table:table-cell>
          <table:table-cell table:style-name="ce2" table:formula="of:=IF(AND([.AC$112]&lt;=[.$Y145];[.AC$112]&gt;=[.$X145]);INDEX([.$Z$106:.$AG$106];[.AC$112]);&quot;&quot;)">
            <text:p/>
          </table:table-cell>
          <table:table-cell table:style-name="ce2" table:formula="of:=IF(AND([.AD$112]&lt;=[.$Y145];[.AD$112]&gt;=[.$X145]);INDEX([.$Z$106:.$AG$106];[.AD$112]);&quot;&quot;)">
            <text:p/>
          </table:table-cell>
          <table:table-cell table:style-name="ce2" table:formula="of:=IF(AND([.AE$112]&lt;=[.$Y145];[.AE$112]&gt;=[.$X145]);INDEX([.$Z$106:.$AG$106];[.AE$112]);&quot;&quot;)">
            <text:p/>
          </table:table-cell>
          <table:table-cell table:style-name="ce2" table:formula="of:=IF(AND([.AF$112]&lt;=[.$Y145];[.AF$112]&gt;=[.$X145]);INDEX([.$Z$106:.$AG$106];[.AF$112]);&quot;&quot;)">
            <text:p/>
          </table:table-cell>
          <table:table-cell table:style-name="ce2" table:formula="of:=IF(AND([.AG$112]&lt;=[.$Y145];[.AG$112]&gt;=[.$X145]);INDEX([.$Z$106:.$AG$106];[.AG$112]);&quot;&quot;)">
            <text:p/>
          </table:table-cell>
          <table:table-cell table:formula="of:=IF([.Z145]=&quot;&quot;;0;MIN([.D145];[.$AA$106]-[.C145]))" office:value-type="float" office:value="4" calcext:value-type="float">
            <text:p>4</text:p>
          </table:table-cell>
          <table:table-cell table:formula="of:=IF([.AA145]=&quot;&quot;;0;MIN([.$AB$106]-[.C145];[.$AB$106]-[.$AA$106];[.D145]-[.AH145]))" office:value-type="float" office:value="0" calcext:value-type="float">
            <text:p>0</text:p>
          </table:table-cell>
          <table:table-cell table:formula="of:=IF([.AB145]=&quot;&quot;;0;MIN([.$AC$106]-[.C145];[.$AC$106]-[.$AB$106];[.D145]-[.AH145]-[.AI145]))" office:value-type="float" office:value="0" calcext:value-type="float">
            <text:p>0</text:p>
          </table:table-cell>
          <table:table-cell table:formula="of:=IF([.AC145]=&quot;&quot;;0;MIN([.$AD$106]-[.C145];[.$AD$106]-[.$AC$106];[.D145]-[.AH145]-[.AI145]-[.AJ145]))" office:value-type="float" office:value="0" calcext:value-type="float">
            <text:p>0</text:p>
          </table:table-cell>
          <table:table-cell table:formula="of:=IF([.AD145]=&quot;&quot;;0;MIN([.$AE$106]-[.C145];[.$AE$106]-[.$AD$106];[.D145]-[.AH145]-[.AI145]-[.AJ145]-[.AK145]))" office:value-type="float" office:value="0" calcext:value-type="float">
            <text:p>0</text:p>
          </table:table-cell>
          <table:table-cell table:formula="of:=IF([.AE145]=&quot;&quot;;0;MIN([.$AF$106]-[.C145];[.$AF$106]-[.$AE$106];[.D145]-[.AH145]-[.AI145]-[.AJ145]-[.AK145]-[.AL145]))" office:value-type="float" office:value="0" calcext:value-type="float">
            <text:p>0</text:p>
          </table:table-cell>
          <table:table-cell table:formula="of:=IF([.AF145]=&quot;&quot;;0;MIN([.$AG$106]-[.C145];[.$AG$106]-[.$AF$106];[.D145]-[.AH145]-[.AI145]-[.AJ145]-[.AK145]-[.AL145]-[.AM145]))" office:value-type="float" office:value="0" calcext:value-type="float">
            <text:p>0</text:p>
          </table:table-cell>
          <table:table-cell/>
          <table:table-cell table:style-name="ce2" table:formula="of:=IF([.AH145]&gt;=1;[.$AH$112]&amp;&quot;*&quot;&amp;[.AH145]&amp;&quot; &quot;;&quot;&quot;)&amp;IF([.AI145]&gt;=1;[.$AI$112]&amp;&quot;*&quot;&amp;[.AI145]&amp;&quot; &quot;;&quot;&quot;)&amp;IF([.AJ145]&gt;=1;[.$AJ$112]&amp;&quot;*&quot;&amp;[.AJ145]&amp;&quot; &quot;;&quot;&quot;)&amp;IF([.AK145]&gt;=1;[.$AK$112]&amp;&quot;*&quot;&amp;[.AK145]&amp;&quot; &quot;;&quot;&quot;)&amp;IF([.AL145]&gt;=1;[.$AL$112]&amp;&quot;*&quot;&amp;[.AL145]&amp;&quot; &quot;;&quot;&quot;)&amp;IF([.AM145]&gt;=1;[.$AM$112]&amp;&quot;*&quot;&amp;[.AM145]&amp;&quot; &quot;;&quot;&quot;)&amp;IF([.AN145]&gt;=1;[.$AN$112]&amp;&quot;*&quot;&amp;[.AN14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45:.T145])&amp;&quot;)))&quot;" office:value-type="string" office:string-value="      (alignment-distances . (9 9 9 11 11 9 10 9 9 9 9)))" calcext:value-type="string">
            <text:p><text:s text:c="6"/>(alignment-distances . (9 9 9 11 11 9 10 9 9 9 9)))</text:p>
          </table:table-cell>
          <table:table-cell table:formula="of:=IF([.$B$6]=&quot;Y&quot;;&quot;%&quot;;&quot;&quot;)&amp;IF([.U145]=&quot;Y&quot;;&quot;\acciaccatura s8 &quot;;&quot;&quot;)&amp;[.AP145]&amp;&quot; &quot;&amp;IF([.E145]=&quot;b&quot;;&quot;\break&quot;;IF([.E14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41]&lt;[.$AZ$9];[.AZ141]+1;&quot;-&quot;)" office:value-type="float" office:value="34" calcext:value-type="float">
            <text:p>34</text:p>
          </table:table-cell>
          <table:table-cell table:formula="of:=IF([.AZ141]&lt;[.$AZ$9];[.BA141];&quot;-&quot;)" office:value-type="float" office:value="3" calcext:value-type="float">
            <text:p>3</text:p>
          </table:table-cell>
          <table:table-cell table:formula="of:=IF([.BA145]=&quot;-&quot;;&quot;&quot;;IF([.$B$1]=2;INDEX([.$AR$16:.$AU$31];[.AZ145];[.BA145]);IF([.$B$1]=3;INDEX([.$AR$44:.$AU$98];[.AZ145];[.BA145]);INDEX([.$AR$113:.$AU$218];[.AZ145];[.BA145]))))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number-columns-repeated="10"/>
        </table:table-row>
        <table:table-row table:style-name="ro1">
          <table:table-cell table:formula="of:=IF([.E145]=&quot;pb&quot;;[.A145]+1;[.A145])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86" calcext:value-type="float">
            <text:p>186</text:p>
          </table:table-cell>
          <table:table-cell table:style-name="ce7" table:formula="of:=IF([.C147]=&quot;&quot;;&quot;&quot;;[.C147]-[.C14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6];[.$Z$106:.$AG$106];1)" office:value-type="float" office:value="1" calcext:value-type="float">
            <text:p>1</text:p>
          </table:table-cell>
          <table:table-cell table:style-name="ce44" table:formula="of:=MATCH([.D146]+[.C146];[.$Z$106:.$AG$106];1)" office:value-type="float" office:value="1" calcext:value-type="float">
            <text:p>1</text:p>
          </table:table-cell>
          <table:table-cell table:style-name="ce2" table:formula="of:=IF(AND([.Z$112]&lt;=[.$Y146];[.Z$112]&gt;=[.$X14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6];[.AA$112]&gt;=[.$X146]);INDEX([.$Z$106:.$AG$106];[.AA$112]);&quot;&quot;)">
            <text:p/>
          </table:table-cell>
          <table:table-cell table:style-name="ce2" table:formula="of:=IF(AND([.AB$112]&lt;=[.$Y146];[.AB$112]&gt;=[.$X146]);INDEX([.$Z$106:.$AG$106];[.AB$112]);&quot;&quot;)">
            <text:p/>
          </table:table-cell>
          <table:table-cell table:style-name="ce2" table:formula="of:=IF(AND([.AC$112]&lt;=[.$Y146];[.AC$112]&gt;=[.$X146]);INDEX([.$Z$106:.$AG$106];[.AC$112]);&quot;&quot;)">
            <text:p/>
          </table:table-cell>
          <table:table-cell table:style-name="ce2" table:formula="of:=IF(AND([.AD$112]&lt;=[.$Y146];[.AD$112]&gt;=[.$X146]);INDEX([.$Z$106:.$AG$106];[.AD$112]);&quot;&quot;)">
            <text:p/>
          </table:table-cell>
          <table:table-cell table:style-name="ce2" table:formula="of:=IF(AND([.AE$112]&lt;=[.$Y146];[.AE$112]&gt;=[.$X146]);INDEX([.$Z$106:.$AG$106];[.AE$112]);&quot;&quot;)">
            <text:p/>
          </table:table-cell>
          <table:table-cell table:style-name="ce2" table:formula="of:=IF(AND([.AF$112]&lt;=[.$Y146];[.AF$112]&gt;=[.$X146]);INDEX([.$Z$106:.$AG$106];[.AF$112]);&quot;&quot;)">
            <text:p/>
          </table:table-cell>
          <table:table-cell table:style-name="ce2" table:formula="of:=IF(AND([.AG$112]&lt;=[.$Y146];[.AG$112]&gt;=[.$X146]);INDEX([.$Z$106:.$AG$106];[.AG$112]);&quot;&quot;)">
            <text:p/>
          </table:table-cell>
          <table:table-cell table:formula="of:=IF([.Z146]=&quot;&quot;;0;MIN([.D146];[.$AA$106]-[.C146]))" office:value-type="float" office:value="4" calcext:value-type="float">
            <text:p>4</text:p>
          </table:table-cell>
          <table:table-cell table:formula="of:=IF([.AA146]=&quot;&quot;;0;MIN([.$AB$106]-[.C146];[.$AB$106]-[.$AA$106];[.D146]-[.AH146]))" office:value-type="float" office:value="0" calcext:value-type="float">
            <text:p>0</text:p>
          </table:table-cell>
          <table:table-cell table:formula="of:=IF([.AB146]=&quot;&quot;;0;MIN([.$AC$106]-[.C146];[.$AC$106]-[.$AB$106];[.D146]-[.AH146]-[.AI146]))" office:value-type="float" office:value="0" calcext:value-type="float">
            <text:p>0</text:p>
          </table:table-cell>
          <table:table-cell table:formula="of:=IF([.AC146]=&quot;&quot;;0;MIN([.$AD$106]-[.C146];[.$AD$106]-[.$AC$106];[.D146]-[.AH146]-[.AI146]-[.AJ146]))" office:value-type="float" office:value="0" calcext:value-type="float">
            <text:p>0</text:p>
          </table:table-cell>
          <table:table-cell table:formula="of:=IF([.AD146]=&quot;&quot;;0;MIN([.$AE$106]-[.C146];[.$AE$106]-[.$AD$106];[.D146]-[.AH146]-[.AI146]-[.AJ146]-[.AK146]))" office:value-type="float" office:value="0" calcext:value-type="float">
            <text:p>0</text:p>
          </table:table-cell>
          <table:table-cell table:formula="of:=IF([.AE146]=&quot;&quot;;0;MIN([.$AF$106]-[.C146];[.$AF$106]-[.$AE$106];[.D146]-[.AH146]-[.AI146]-[.AJ146]-[.AK146]-[.AL146]))" office:value-type="float" office:value="0" calcext:value-type="float">
            <text:p>0</text:p>
          </table:table-cell>
          <table:table-cell table:formula="of:=IF([.AF146]=&quot;&quot;;0;MIN([.$AG$106]-[.C146];[.$AG$106]-[.$AF$106];[.D146]-[.AH146]-[.AI146]-[.AJ146]-[.AK146]-[.AL146]-[.AM146]))" office:value-type="float" office:value="0" calcext:value-type="float">
            <text:p>0</text:p>
          </table:table-cell>
          <table:table-cell/>
          <table:table-cell table:style-name="ce2" table:formula="of:=IF([.AH146]&gt;=1;[.$AH$112]&amp;&quot;*&quot;&amp;[.AH146]&amp;&quot; &quot;;&quot;&quot;)&amp;IF([.AI146]&gt;=1;[.$AI$112]&amp;&quot;*&quot;&amp;[.AI146]&amp;&quot; &quot;;&quot;&quot;)&amp;IF([.AJ146]&gt;=1;[.$AJ$112]&amp;&quot;*&quot;&amp;[.AJ146]&amp;&quot; &quot;;&quot;&quot;)&amp;IF([.AK146]&gt;=1;[.$AK$112]&amp;&quot;*&quot;&amp;[.AK146]&amp;&quot; &quot;;&quot;&quot;)&amp;IF([.AL146]&gt;=1;[.$AL$112]&amp;&quot;*&quot;&amp;[.AL146]&amp;&quot; &quot;;&quot;&quot;)&amp;IF([.AM146]&gt;=1;[.$AM$112]&amp;&quot;*&quot;&amp;[.AM146]&amp;&quot; &quot;;&quot;&quot;)&amp;IF([.AN146]&gt;=1;[.$AN$112]&amp;&quot;*&quot;&amp;[.AN14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6:.T146])&amp;&quot;)))&quot;" office:value-type="string" office:string-value="      (alignment-distances . (8 9 9 9 15 12 13 8 8 8 8)))" calcext:value-type="string">
            <text:p><text:s text:c="6"/>(alignment-distances . (8 9 9 9 15 12 13 8 8 8 8)))</text:p>
          </table:table-cell>
          <table:table-cell table:formula="of:=IF([.$B$6]=&quot;Y&quot;;&quot;%&quot;;&quot;&quot;)&amp;IF([.U146]=&quot;Y&quot;;&quot;\acciaccatura s8 &quot;;&quot;&quot;)&amp;[.AP146]&amp;&quot; &quot;&amp;IF([.E146]=&quot;b&quot;;&quot;\break&quot;;IF([.E14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2]&lt;[.$AZ$9];[.AZ142]+1;&quot;-&quot;)" office:value-type="float" office:value="34" calcext:value-type="float">
            <text:p>34</text:p>
          </table:table-cell>
          <table:table-cell table:formula="of:=IF([.AZ142]&lt;[.$AZ$9];[.BA142];&quot;-&quot;)" office:value-type="float" office:value="4" calcext:value-type="float">
            <text:p>4</text:p>
          </table:table-cell>
          <table:table-cell table:formula="of:=IF([.BA146]=&quot;-&quot;;&quot;&quot;;IF([.$B$1]=2;INDEX([.$AR$16:.$AU$31];[.AZ146];[.BA146]);IF([.$B$1]=3;INDEX([.$AR$44:.$AU$98];[.AZ146];[.BA146]);INDEX([.$AR$113:.$AU$218];[.AZ146];[.BA14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46]=&quot;pb&quot;;[.A146]+1;[.A146])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90" calcext:value-type="float">
            <text:p>190</text:p>
          </table:table-cell>
          <table:table-cell table:style-name="ce7" table:formula="of:=IF([.C148]=&quot;&quot;;&quot;&quot;;[.C148]-[.C14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0" calcext:value-type="float">
            <text:p>14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47];[.$Z$106:.$AG$106];1)" office:value-type="float" office:value="1" calcext:value-type="float">
            <text:p>1</text:p>
          </table:table-cell>
          <table:table-cell table:style-name="ce44" table:formula="of:=MATCH([.D147]+[.C147];[.$Z$106:.$AG$106];1)" office:value-type="float" office:value="1" calcext:value-type="float">
            <text:p>1</text:p>
          </table:table-cell>
          <table:table-cell table:style-name="ce2" table:formula="of:=IF(AND([.Z$112]&lt;=[.$Y147];[.Z$112]&gt;=[.$X14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7];[.AA$112]&gt;=[.$X147]);INDEX([.$Z$106:.$AG$106];[.AA$112]);&quot;&quot;)">
            <text:p/>
          </table:table-cell>
          <table:table-cell table:style-name="ce2" table:formula="of:=IF(AND([.AB$112]&lt;=[.$Y147];[.AB$112]&gt;=[.$X147]);INDEX([.$Z$106:.$AG$106];[.AB$112]);&quot;&quot;)">
            <text:p/>
          </table:table-cell>
          <table:table-cell table:style-name="ce2" table:formula="of:=IF(AND([.AC$112]&lt;=[.$Y147];[.AC$112]&gt;=[.$X147]);INDEX([.$Z$106:.$AG$106];[.AC$112]);&quot;&quot;)">
            <text:p/>
          </table:table-cell>
          <table:table-cell table:style-name="ce2" table:formula="of:=IF(AND([.AD$112]&lt;=[.$Y147];[.AD$112]&gt;=[.$X147]);INDEX([.$Z$106:.$AG$106];[.AD$112]);&quot;&quot;)">
            <text:p/>
          </table:table-cell>
          <table:table-cell table:style-name="ce2" table:formula="of:=IF(AND([.AE$112]&lt;=[.$Y147];[.AE$112]&gt;=[.$X147]);INDEX([.$Z$106:.$AG$106];[.AE$112]);&quot;&quot;)">
            <text:p/>
          </table:table-cell>
          <table:table-cell table:style-name="ce2" table:formula="of:=IF(AND([.AF$112]&lt;=[.$Y147];[.AF$112]&gt;=[.$X147]);INDEX([.$Z$106:.$AG$106];[.AF$112]);&quot;&quot;)">
            <text:p/>
          </table:table-cell>
          <table:table-cell table:style-name="ce2" table:formula="of:=IF(AND([.AG$112]&lt;=[.$Y147];[.AG$112]&gt;=[.$X147]);INDEX([.$Z$106:.$AG$106];[.AG$112]);&quot;&quot;)">
            <text:p/>
          </table:table-cell>
          <table:table-cell table:formula="of:=IF([.Z147]=&quot;&quot;;0;MIN([.D147];[.$AA$106]-[.C147]))" office:value-type="float" office:value="5" calcext:value-type="float">
            <text:p>5</text:p>
          </table:table-cell>
          <table:table-cell table:formula="of:=IF([.AA147]=&quot;&quot;;0;MIN([.$AB$106]-[.C147];[.$AB$106]-[.$AA$106];[.D147]-[.AH147]))" office:value-type="float" office:value="0" calcext:value-type="float">
            <text:p>0</text:p>
          </table:table-cell>
          <table:table-cell table:formula="of:=IF([.AB147]=&quot;&quot;;0;MIN([.$AC$106]-[.C147];[.$AC$106]-[.$AB$106];[.D147]-[.AH147]-[.AI147]))" office:value-type="float" office:value="0" calcext:value-type="float">
            <text:p>0</text:p>
          </table:table-cell>
          <table:table-cell table:formula="of:=IF([.AC147]=&quot;&quot;;0;MIN([.$AD$106]-[.C147];[.$AD$106]-[.$AC$106];[.D147]-[.AH147]-[.AI147]-[.AJ147]))" office:value-type="float" office:value="0" calcext:value-type="float">
            <text:p>0</text:p>
          </table:table-cell>
          <table:table-cell table:formula="of:=IF([.AD147]=&quot;&quot;;0;MIN([.$AE$106]-[.C147];[.$AE$106]-[.$AD$106];[.D147]-[.AH147]-[.AI147]-[.AJ147]-[.AK147]))" office:value-type="float" office:value="0" calcext:value-type="float">
            <text:p>0</text:p>
          </table:table-cell>
          <table:table-cell table:formula="of:=IF([.AE147]=&quot;&quot;;0;MIN([.$AF$106]-[.C147];[.$AF$106]-[.$AE$106];[.D147]-[.AH147]-[.AI147]-[.AJ147]-[.AK147]-[.AL147]))" office:value-type="float" office:value="0" calcext:value-type="float">
            <text:p>0</text:p>
          </table:table-cell>
          <table:table-cell table:formula="of:=IF([.AF147]=&quot;&quot;;0;MIN([.$AG$106]-[.C147];[.$AG$106]-[.$AF$106];[.D147]-[.AH147]-[.AI147]-[.AJ147]-[.AK147]-[.AL147]-[.AM147]))" office:value-type="float" office:value="0" calcext:value-type="float">
            <text:p>0</text:p>
          </table:table-cell>
          <table:table-cell/>
          <table:table-cell table:style-name="ce2" table:formula="of:=IF([.AH147]&gt;=1;[.$AH$112]&amp;&quot;*&quot;&amp;[.AH147]&amp;&quot; &quot;;&quot;&quot;)&amp;IF([.AI147]&gt;=1;[.$AI$112]&amp;&quot;*&quot;&amp;[.AI147]&amp;&quot; &quot;;&quot;&quot;)&amp;IF([.AJ147]&gt;=1;[.$AJ$112]&amp;&quot;*&quot;&amp;[.AJ147]&amp;&quot; &quot;;&quot;&quot;)&amp;IF([.AK147]&gt;=1;[.$AK$112]&amp;&quot;*&quot;&amp;[.AK147]&amp;&quot; &quot;;&quot;&quot;)&amp;IF([.AL147]&gt;=1;[.$AL$112]&amp;&quot;*&quot;&amp;[.AL147]&amp;&quot; &quot;;&quot;&quot;)&amp;IF([.AM147]&gt;=1;[.$AM$112]&amp;&quot;*&quot;&amp;[.AM147]&amp;&quot; &quot;;&quot;&quot;)&amp;IF([.AN147]&gt;=1;[.$AN$112]&amp;&quot;*&quot;&amp;[.AN14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7]&amp;&quot;)&quot;" office:value-type="string" office:string-value="    #'((Y-offset . 140)" calcext:value-type="string">
            <text:p><text:s text:c="4"/>#'((Y-offset . 140)</text:p>
          </table:table-cell>
          <table:table-cell table:formula="of:=IF([.$B$4]=&quot;Y&quot;;&quot;&quot;;&quot;%&quot;)&amp;&quot;      (alignment-distances . (&quot;&amp;COM.MICROSOFT.TEXTJOIN(&quot; &quot;;1;[.G147:.T147])&amp;&quot;)))&quot;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formula="of:=IF([.$B$6]=&quot;Y&quot;;&quot;%&quot;;&quot;&quot;)&amp;IF([.U147]=&quot;Y&quot;;&quot;\acciaccatura s8 &quot;;&quot;&quot;)&amp;[.AP147]&amp;&quot; &quot;&amp;IF([.E147]=&quot;b&quot;;&quot;\break&quot;;IF([.E14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3]&lt;[.$AZ$9];[.AZ143]+1;&quot;-&quot;)" office:value-type="float" office:value="35" calcext:value-type="float">
            <text:p>35</text:p>
          </table:table-cell>
          <table:table-cell table:formula="of:=IF([.AZ143]&lt;[.$AZ$9];[.BA143];&quot;-&quot;)" office:value-type="float" office:value="1" calcext:value-type="float">
            <text:p>1</text:p>
          </table:table-cell>
          <table:table-cell table:formula="of:=IF([.BA147]=&quot;-&quot;;&quot;&quot;;IF([.$B$1]=2;INDEX([.$AR$16:.$AU$31];[.AZ147];[.BA147]);IF([.$B$1]=3;INDEX([.$AR$44:.$AU$98];[.AZ147];[.BA147]);INDEX([.$AR$113:.$AU$218];[.AZ147];[.BA1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47]=&quot;pb&quot;;[.A147]+1;[.A147])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95" calcext:value-type="float">
            <text:p>195</text:p>
          </table:table-cell>
          <table:table-cell table:style-name="ce7" table:formula="of:=IF([.C149]=&quot;&quot;;&quot;&quot;;[.C149]-[.C14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/>
          <table:table-cell table:number-columns-repeated="3"/>
          <table:table-cell table:style-name="ce44" table:formula="of:=MATCH([.C148];[.$Z$106:.$AG$106];1)" office:value-type="float" office:value="1" calcext:value-type="float">
            <text:p>1</text:p>
          </table:table-cell>
          <table:table-cell table:style-name="ce44" table:formula="of:=MATCH([.D148]+[.C148];[.$Z$106:.$AG$106];1)" office:value-type="float" office:value="1" calcext:value-type="float">
            <text:p>1</text:p>
          </table:table-cell>
          <table:table-cell table:style-name="ce2" table:formula="of:=IF(AND([.Z$112]&lt;=[.$Y148];[.Z$112]&gt;=[.$X14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8];[.AA$112]&gt;=[.$X148]);INDEX([.$Z$106:.$AG$106];[.AA$112]);&quot;&quot;)">
            <text:p/>
          </table:table-cell>
          <table:table-cell table:style-name="ce2" table:formula="of:=IF(AND([.AB$112]&lt;=[.$Y148];[.AB$112]&gt;=[.$X148]);INDEX([.$Z$106:.$AG$106];[.AB$112]);&quot;&quot;)">
            <text:p/>
          </table:table-cell>
          <table:table-cell table:style-name="ce2" table:formula="of:=IF(AND([.AC$112]&lt;=[.$Y148];[.AC$112]&gt;=[.$X148]);INDEX([.$Z$106:.$AG$106];[.AC$112]);&quot;&quot;)">
            <text:p/>
          </table:table-cell>
          <table:table-cell table:style-name="ce2" table:formula="of:=IF(AND([.AD$112]&lt;=[.$Y148];[.AD$112]&gt;=[.$X148]);INDEX([.$Z$106:.$AG$106];[.AD$112]);&quot;&quot;)">
            <text:p/>
          </table:table-cell>
          <table:table-cell table:style-name="ce2" table:formula="of:=IF(AND([.AE$112]&lt;=[.$Y148];[.AE$112]&gt;=[.$X148]);INDEX([.$Z$106:.$AG$106];[.AE$112]);&quot;&quot;)">
            <text:p/>
          </table:table-cell>
          <table:table-cell table:style-name="ce2" table:formula="of:=IF(AND([.AF$112]&lt;=[.$Y148];[.AF$112]&gt;=[.$X148]);INDEX([.$Z$106:.$AG$106];[.AF$112]);&quot;&quot;)">
            <text:p/>
          </table:table-cell>
          <table:table-cell table:style-name="ce2" table:formula="of:=IF(AND([.AG$112]&lt;=[.$Y148];[.AG$112]&gt;=[.$X148]);INDEX([.$Z$106:.$AG$106];[.AG$112]);&quot;&quot;)">
            <text:p/>
          </table:table-cell>
          <table:table-cell table:formula="of:=IF([.Z148]=&quot;&quot;;0;MIN([.D148];[.$AA$106]-[.C148]))" office:value-type="float" office:value="5" calcext:value-type="float">
            <text:p>5</text:p>
          </table:table-cell>
          <table:table-cell table:formula="of:=IF([.AA148]=&quot;&quot;;0;MIN([.$AB$106]-[.C148];[.$AB$106]-[.$AA$106];[.D148]-[.AH148]))" office:value-type="float" office:value="0" calcext:value-type="float">
            <text:p>0</text:p>
          </table:table-cell>
          <table:table-cell table:formula="of:=IF([.AB148]=&quot;&quot;;0;MIN([.$AC$106]-[.C148];[.$AC$106]-[.$AB$106];[.D148]-[.AH148]-[.AI148]))" office:value-type="float" office:value="0" calcext:value-type="float">
            <text:p>0</text:p>
          </table:table-cell>
          <table:table-cell table:formula="of:=IF([.AC148]=&quot;&quot;;0;MIN([.$AD$106]-[.C148];[.$AD$106]-[.$AC$106];[.D148]-[.AH148]-[.AI148]-[.AJ148]))" office:value-type="float" office:value="0" calcext:value-type="float">
            <text:p>0</text:p>
          </table:table-cell>
          <table:table-cell table:formula="of:=IF([.AD148]=&quot;&quot;;0;MIN([.$AE$106]-[.C148];[.$AE$106]-[.$AD$106];[.D148]-[.AH148]-[.AI148]-[.AJ148]-[.AK148]))" office:value-type="float" office:value="0" calcext:value-type="float">
            <text:p>0</text:p>
          </table:table-cell>
          <table:table-cell table:formula="of:=IF([.AE148]=&quot;&quot;;0;MIN([.$AF$106]-[.C148];[.$AF$106]-[.$AE$106];[.D148]-[.AH148]-[.AI148]-[.AJ148]-[.AK148]-[.AL148]))" office:value-type="float" office:value="0" calcext:value-type="float">
            <text:p>0</text:p>
          </table:table-cell>
          <table:table-cell table:formula="of:=IF([.AF148]=&quot;&quot;;0;MIN([.$AG$106]-[.C148];[.$AG$106]-[.$AF$106];[.D148]-[.AH148]-[.AI148]-[.AJ148]-[.AK148]-[.AL148]-[.AM148]))" office:value-type="float" office:value="0" calcext:value-type="float">
            <text:p>0</text:p>
          </table:table-cell>
          <table:table-cell/>
          <table:table-cell table:style-name="ce2" table:formula="of:=IF([.AH148]&gt;=1;[.$AH$112]&amp;&quot;*&quot;&amp;[.AH148]&amp;&quot; &quot;;&quot;&quot;)&amp;IF([.AI148]&gt;=1;[.$AI$112]&amp;&quot;*&quot;&amp;[.AI148]&amp;&quot; &quot;;&quot;&quot;)&amp;IF([.AJ148]&gt;=1;[.$AJ$112]&amp;&quot;*&quot;&amp;[.AJ148]&amp;&quot; &quot;;&quot;&quot;)&amp;IF([.AK148]&gt;=1;[.$AK$112]&amp;&quot;*&quot;&amp;[.AK148]&amp;&quot; &quot;;&quot;&quot;)&amp;IF([.AL148]&gt;=1;[.$AL$112]&amp;&quot;*&quot;&amp;[.AL148]&amp;&quot; &quot;;&quot;&quot;)&amp;IF([.AM148]&gt;=1;[.$AM$112]&amp;&quot;*&quot;&amp;[.AM148]&amp;&quot; &quot;;&quot;&quot;)&amp;IF([.AN148]&gt;=1;[.$AN$112]&amp;&quot;*&quot;&amp;[.AN14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48:.T148])&amp;&quot;)))&quot;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formula="of:=IF([.$B$6]=&quot;Y&quot;;&quot;%&quot;;&quot;&quot;)&amp;IF([.U148]=&quot;Y&quot;;&quot;\acciaccatura s8 &quot;;&quot;&quot;)&amp;[.AP148]&amp;&quot; &quot;&amp;IF([.E148]=&quot;b&quot;;&quot;\break&quot;;IF([.E14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4]&lt;[.$AZ$9];[.AZ144]+1;&quot;-&quot;)" office:value-type="float" office:value="35" calcext:value-type="float">
            <text:p>35</text:p>
          </table:table-cell>
          <table:table-cell table:formula="of:=IF([.AZ144]&lt;[.$AZ$9];[.BA144];&quot;-&quot;)" office:value-type="float" office:value="2" calcext:value-type="float">
            <text:p>2</text:p>
          </table:table-cell>
          <table:table-cell table:formula="of:=IF([.BA148]=&quot;-&quot;;&quot;&quot;;IF([.$B$1]=2;INDEX([.$AR$16:.$AU$31];[.AZ148];[.BA148]);IF([.$B$1]=3;INDEX([.$AR$44:.$AU$98];[.AZ148];[.BA148]);INDEX([.$AR$113:.$AU$218];[.AZ148];[.BA148]))))" office:value-type="string" office:string-value="    #'((Y-offset . 140)" calcext:value-type="string">
            <text:p><text:s text:c="4"/>#'((Y-offset . 140)</text:p>
          </table:table-cell>
          <table:table-cell table:number-columns-repeated="10"/>
        </table:table-row>
        <table:table-row table:style-name="ro1">
          <table:table-cell table:formula="of:=IF([.E148]=&quot;pb&quot;;[.A148]+1;[.A148])"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200" calcext:value-type="float">
            <text:p>200</text:p>
          </table:table-cell>
          <table:table-cell table:style-name="ce7" table:formula="of:=IF([.C150]=&quot;&quot;;&quot;&quot;;[.C150]-[.C14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number-columns-repeated="5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49];[.$Z$106:.$AG$106];1)" office:value-type="float" office:value="1" calcext:value-type="float">
            <text:p>1</text:p>
          </table:table-cell>
          <table:table-cell table:style-name="ce44" table:formula="of:=MATCH([.D149]+[.C149];[.$Z$106:.$AG$106];1)" office:value-type="float" office:value="1" calcext:value-type="float">
            <text:p>1</text:p>
          </table:table-cell>
          <table:table-cell table:style-name="ce2" table:formula="of:=IF(AND([.Z$112]&lt;=[.$Y149];[.Z$112]&gt;=[.$X14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49];[.AA$112]&gt;=[.$X149]);INDEX([.$Z$106:.$AG$106];[.AA$112]);&quot;&quot;)">
            <text:p/>
          </table:table-cell>
          <table:table-cell table:style-name="ce2" table:formula="of:=IF(AND([.AB$112]&lt;=[.$Y149];[.AB$112]&gt;=[.$X149]);INDEX([.$Z$106:.$AG$106];[.AB$112]);&quot;&quot;)">
            <text:p/>
          </table:table-cell>
          <table:table-cell table:style-name="ce2" table:formula="of:=IF(AND([.AC$112]&lt;=[.$Y149];[.AC$112]&gt;=[.$X149]);INDEX([.$Z$106:.$AG$106];[.AC$112]);&quot;&quot;)">
            <text:p/>
          </table:table-cell>
          <table:table-cell table:style-name="ce2" table:formula="of:=IF(AND([.AD$112]&lt;=[.$Y149];[.AD$112]&gt;=[.$X149]);INDEX([.$Z$106:.$AG$106];[.AD$112]);&quot;&quot;)">
            <text:p/>
          </table:table-cell>
          <table:table-cell table:style-name="ce2" table:formula="of:=IF(AND([.AE$112]&lt;=[.$Y149];[.AE$112]&gt;=[.$X149]);INDEX([.$Z$106:.$AG$106];[.AE$112]);&quot;&quot;)">
            <text:p/>
          </table:table-cell>
          <table:table-cell table:style-name="ce2" table:formula="of:=IF(AND([.AF$112]&lt;=[.$Y149];[.AF$112]&gt;=[.$X149]);INDEX([.$Z$106:.$AG$106];[.AF$112]);&quot;&quot;)">
            <text:p/>
          </table:table-cell>
          <table:table-cell table:style-name="ce2" table:formula="of:=IF(AND([.AG$112]&lt;=[.$Y149];[.AG$112]&gt;=[.$X149]);INDEX([.$Z$106:.$AG$106];[.AG$112]);&quot;&quot;)">
            <text:p/>
          </table:table-cell>
          <table:table-cell table:formula="of:=IF([.Z149]=&quot;&quot;;0;MIN([.D149];[.$AA$106]-[.C149]))" office:value-type="float" office:value="5" calcext:value-type="float">
            <text:p>5</text:p>
          </table:table-cell>
          <table:table-cell table:formula="of:=IF([.AA149]=&quot;&quot;;0;MIN([.$AB$106]-[.C149];[.$AB$106]-[.$AA$106];[.D149]-[.AH149]))" office:value-type="float" office:value="0" calcext:value-type="float">
            <text:p>0</text:p>
          </table:table-cell>
          <table:table-cell table:formula="of:=IF([.AB149]=&quot;&quot;;0;MIN([.$AC$106]-[.C149];[.$AC$106]-[.$AB$106];[.D149]-[.AH149]-[.AI149]))" office:value-type="float" office:value="0" calcext:value-type="float">
            <text:p>0</text:p>
          </table:table-cell>
          <table:table-cell table:formula="of:=IF([.AC149]=&quot;&quot;;0;MIN([.$AD$106]-[.C149];[.$AD$106]-[.$AC$106];[.D149]-[.AH149]-[.AI149]-[.AJ149]))" office:value-type="float" office:value="0" calcext:value-type="float">
            <text:p>0</text:p>
          </table:table-cell>
          <table:table-cell table:formula="of:=IF([.AD149]=&quot;&quot;;0;MIN([.$AE$106]-[.C149];[.$AE$106]-[.$AD$106];[.D149]-[.AH149]-[.AI149]-[.AJ149]-[.AK149]))" office:value-type="float" office:value="0" calcext:value-type="float">
            <text:p>0</text:p>
          </table:table-cell>
          <table:table-cell table:formula="of:=IF([.AE149]=&quot;&quot;;0;MIN([.$AF$106]-[.C149];[.$AF$106]-[.$AE$106];[.D149]-[.AH149]-[.AI149]-[.AJ149]-[.AK149]-[.AL149]))" office:value-type="float" office:value="0" calcext:value-type="float">
            <text:p>0</text:p>
          </table:table-cell>
          <table:table-cell table:formula="of:=IF([.AF149]=&quot;&quot;;0;MIN([.$AG$106]-[.C149];[.$AG$106]-[.$AF$106];[.D149]-[.AH149]-[.AI149]-[.AJ149]-[.AK149]-[.AL149]-[.AM149]))" office:value-type="float" office:value="0" calcext:value-type="float">
            <text:p>0</text:p>
          </table:table-cell>
          <table:table-cell/>
          <table:table-cell table:style-name="ce2" table:formula="of:=IF([.AH149]&gt;=1;[.$AH$112]&amp;&quot;*&quot;&amp;[.AH149]&amp;&quot; &quot;;&quot;&quot;)&amp;IF([.AI149]&gt;=1;[.$AI$112]&amp;&quot;*&quot;&amp;[.AI149]&amp;&quot; &quot;;&quot;&quot;)&amp;IF([.AJ149]&gt;=1;[.$AJ$112]&amp;&quot;*&quot;&amp;[.AJ149]&amp;&quot; &quot;;&quot;&quot;)&amp;IF([.AK149]&gt;=1;[.$AK$112]&amp;&quot;*&quot;&amp;[.AK149]&amp;&quot; &quot;;&quot;&quot;)&amp;IF([.AL149]&gt;=1;[.$AL$112]&amp;&quot;*&quot;&amp;[.AL149]&amp;&quot; &quot;;&quot;&quot;)&amp;IF([.AM149]&gt;=1;[.$AM$112]&amp;&quot;*&quot;&amp;[.AM149]&amp;&quot; &quot;;&quot;&quot;)&amp;IF([.AN149]&gt;=1;[.$AN$112]&amp;&quot;*&quot;&amp;[.AN14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49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49:.T149])&amp;&quot;)))&quot;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formula="of:=IF([.$B$6]=&quot;Y&quot;;&quot;%&quot;;&quot;&quot;)&amp;IF([.U149]=&quot;Y&quot;;&quot;\acciaccatura s8 &quot;;&quot;&quot;)&amp;[.AP149]&amp;&quot; &quot;&amp;IF([.E149]=&quot;b&quot;;&quot;\break&quot;;IF([.E14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5]&lt;[.$AZ$9];[.AZ145]+1;&quot;-&quot;)" office:value-type="float" office:value="35" calcext:value-type="float">
            <text:p>35</text:p>
          </table:table-cell>
          <table:table-cell table:formula="of:=IF([.AZ145]&lt;[.$AZ$9];[.BA145];&quot;-&quot;)" office:value-type="float" office:value="3" calcext:value-type="float">
            <text:p>3</text:p>
          </table:table-cell>
          <table:table-cell table:formula="of:=IF([.BA149]=&quot;-&quot;;&quot;&quot;;IF([.$B$1]=2;INDEX([.$AR$16:.$AU$31];[.AZ149];[.BA149]);IF([.$B$1]=3;INDEX([.$AR$44:.$AU$98];[.AZ149];[.BA149]);INDEX([.$AR$113:.$AU$218];[.AZ149];[.BA149]))))" office:value-type="string" office:string-value="      (alignment-distances . (8 12 13 12 9 9 9 9)))" calcext:value-type="string">
            <text:p><text:s text:c="6"/>(alignment-distances . (8 12 13 12 9 9 9 9)))</text:p>
          </table:table-cell>
          <table:table-cell table:number-columns-repeated="10"/>
        </table:table-row>
        <table:table-row table:style-name="ro1">
          <table:table-cell table:formula="of:=IF([.E149]=&quot;pb&quot;;[.A149]+1;[.A149])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05" calcext:value-type="float">
            <text:p>205</text:p>
          </table:table-cell>
          <table:table-cell table:style-name="ce7" table:formula="of:=IF([.C151]=&quot;&quot;;&quot;&quot;;[.C151]-[.C150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5"/>
          <table:table-cell table:number-columns-repeated="3"/>
          <table:table-cell table:style-name="ce44" table:formula="of:=MATCH([.C150];[.$Z$106:.$AG$106];1)" office:value-type="float" office:value="1" calcext:value-type="float">
            <text:p>1</text:p>
          </table:table-cell>
          <table:table-cell table:style-name="ce44" table:formula="of:=MATCH([.D150]+[.C150];[.$Z$106:.$AG$106];1)" office:value-type="float" office:value="1" calcext:value-type="float">
            <text:p>1</text:p>
          </table:table-cell>
          <table:table-cell table:style-name="ce2" table:formula="of:=IF(AND([.Z$112]&lt;=[.$Y150];[.Z$112]&gt;=[.$X15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0];[.AA$112]&gt;=[.$X150]);INDEX([.$Z$106:.$AG$106];[.AA$112]);&quot;&quot;)">
            <text:p/>
          </table:table-cell>
          <table:table-cell table:style-name="ce2" table:formula="of:=IF(AND([.AB$112]&lt;=[.$Y150];[.AB$112]&gt;=[.$X150]);INDEX([.$Z$106:.$AG$106];[.AB$112]);&quot;&quot;)">
            <text:p/>
          </table:table-cell>
          <table:table-cell table:style-name="ce2" table:formula="of:=IF(AND([.AC$112]&lt;=[.$Y150];[.AC$112]&gt;=[.$X150]);INDEX([.$Z$106:.$AG$106];[.AC$112]);&quot;&quot;)">
            <text:p/>
          </table:table-cell>
          <table:table-cell table:style-name="ce2" table:formula="of:=IF(AND([.AD$112]&lt;=[.$Y150];[.AD$112]&gt;=[.$X150]);INDEX([.$Z$106:.$AG$106];[.AD$112]);&quot;&quot;)">
            <text:p/>
          </table:table-cell>
          <table:table-cell table:style-name="ce2" table:formula="of:=IF(AND([.AE$112]&lt;=[.$Y150];[.AE$112]&gt;=[.$X150]);INDEX([.$Z$106:.$AG$106];[.AE$112]);&quot;&quot;)">
            <text:p/>
          </table:table-cell>
          <table:table-cell table:style-name="ce2" table:formula="of:=IF(AND([.AF$112]&lt;=[.$Y150];[.AF$112]&gt;=[.$X150]);INDEX([.$Z$106:.$AG$106];[.AF$112]);&quot;&quot;)">
            <text:p/>
          </table:table-cell>
          <table:table-cell table:style-name="ce2" table:formula="of:=IF(AND([.AG$112]&lt;=[.$Y150];[.AG$112]&gt;=[.$X150]);INDEX([.$Z$106:.$AG$106];[.AG$112]);&quot;&quot;)">
            <text:p/>
          </table:table-cell>
          <table:table-cell table:formula="of:=IF([.Z150]=&quot;&quot;;0;MIN([.D150];[.$AA$106]-[.C150]))" office:value-type="float" office:value="4" calcext:value-type="float">
            <text:p>4</text:p>
          </table:table-cell>
          <table:table-cell table:formula="of:=IF([.AA150]=&quot;&quot;;0;MIN([.$AB$106]-[.C150];[.$AB$106]-[.$AA$106];[.D150]-[.AH150]))" office:value-type="float" office:value="0" calcext:value-type="float">
            <text:p>0</text:p>
          </table:table-cell>
          <table:table-cell table:formula="of:=IF([.AB150]=&quot;&quot;;0;MIN([.$AC$106]-[.C150];[.$AC$106]-[.$AB$106];[.D150]-[.AH150]-[.AI150]))" office:value-type="float" office:value="0" calcext:value-type="float">
            <text:p>0</text:p>
          </table:table-cell>
          <table:table-cell table:formula="of:=IF([.AC150]=&quot;&quot;;0;MIN([.$AD$106]-[.C150];[.$AD$106]-[.$AC$106];[.D150]-[.AH150]-[.AI150]-[.AJ150]))" office:value-type="float" office:value="0" calcext:value-type="float">
            <text:p>0</text:p>
          </table:table-cell>
          <table:table-cell table:formula="of:=IF([.AD150]=&quot;&quot;;0;MIN([.$AE$106]-[.C150];[.$AE$106]-[.$AD$106];[.D150]-[.AH150]-[.AI150]-[.AJ150]-[.AK150]))" office:value-type="float" office:value="0" calcext:value-type="float">
            <text:p>0</text:p>
          </table:table-cell>
          <table:table-cell table:formula="of:=IF([.AE150]=&quot;&quot;;0;MIN([.$AF$106]-[.C150];[.$AF$106]-[.$AE$106];[.D150]-[.AH150]-[.AI150]-[.AJ150]-[.AK150]-[.AL150]))" office:value-type="float" office:value="0" calcext:value-type="float">
            <text:p>0</text:p>
          </table:table-cell>
          <table:table-cell table:formula="of:=IF([.AF150]=&quot;&quot;;0;MIN([.$AG$106]-[.C150];[.$AG$106]-[.$AF$106];[.D150]-[.AH150]-[.AI150]-[.AJ150]-[.AK150]-[.AL150]-[.AM150]))" office:value-type="float" office:value="0" calcext:value-type="float">
            <text:p>0</text:p>
          </table:table-cell>
          <table:table-cell/>
          <table:table-cell table:style-name="ce2" table:formula="of:=IF([.AH150]&gt;=1;[.$AH$112]&amp;&quot;*&quot;&amp;[.AH150]&amp;&quot; &quot;;&quot;&quot;)&amp;IF([.AI150]&gt;=1;[.$AI$112]&amp;&quot;*&quot;&amp;[.AI150]&amp;&quot; &quot;;&quot;&quot;)&amp;IF([.AJ150]&gt;=1;[.$AJ$112]&amp;&quot;*&quot;&amp;[.AJ150]&amp;&quot; &quot;;&quot;&quot;)&amp;IF([.AK150]&gt;=1;[.$AK$112]&amp;&quot;*&quot;&amp;[.AK150]&amp;&quot; &quot;;&quot;&quot;)&amp;IF([.AL150]&gt;=1;[.$AL$112]&amp;&quot;*&quot;&amp;[.AL150]&amp;&quot; &quot;;&quot;&quot;)&amp;IF([.AM150]&gt;=1;[.$AM$112]&amp;&quot;*&quot;&amp;[.AM150]&amp;&quot; &quot;;&quot;&quot;)&amp;IF([.AN150]&gt;=1;[.$AN$112]&amp;&quot;*&quot;&amp;[.AN150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0:.T150])&amp;&quot;)))&quot;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formula="of:=IF([.$B$6]=&quot;Y&quot;;&quot;%&quot;;&quot;&quot;)&amp;IF([.U150]=&quot;Y&quot;;&quot;\acciaccatura s8 &quot;;&quot;&quot;)&amp;[.AP150]&amp;&quot; &quot;&amp;IF([.E150]=&quot;b&quot;;&quot;\break&quot;;IF([.E150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46]&lt;[.$AZ$9];[.AZ146]+1;&quot;-&quot;)" office:value-type="float" office:value="35" calcext:value-type="float">
            <text:p>35</text:p>
          </table:table-cell>
          <table:table-cell table:formula="of:=IF([.AZ146]&lt;[.$AZ$9];[.BA146];&quot;-&quot;)" office:value-type="float" office:value="4" calcext:value-type="float">
            <text:p>4</text:p>
          </table:table-cell>
          <table:table-cell table:formula="of:=IF([.BA150]=&quot;-&quot;;&quot;&quot;;IF([.$B$1]=2;INDEX([.$AR$16:.$AU$31];[.AZ150];[.BA150]);IF([.$B$1]=3;INDEX([.$AR$44:.$AU$98];[.AZ150];[.BA150]);INDEX([.$AR$113:.$AU$218];[.AZ150];[.BA15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0]=&quot;pb&quot;;[.A150]+1;[.A150])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09" calcext:value-type="float">
            <text:p>209</text:p>
          </table:table-cell>
          <table:table-cell table:style-name="ce7" table:formula="of:=IF([.C152]=&quot;&quot;;&quot;&quot;;[.C152]-[.C15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10" calcext:value-type="float">
            <text:p>110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51];[.$Z$106:.$AG$106];1)" office:value-type="float" office:value="1" calcext:value-type="float">
            <text:p>1</text:p>
          </table:table-cell>
          <table:table-cell table:style-name="ce44" table:formula="of:=MATCH([.D151]+[.C151];[.$Z$106:.$AG$106];1)" office:value-type="float" office:value="1" calcext:value-type="float">
            <text:p>1</text:p>
          </table:table-cell>
          <table:table-cell table:style-name="ce2" table:formula="of:=IF(AND([.Z$112]&lt;=[.$Y151];[.Z$112]&gt;=[.$X15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1];[.AA$112]&gt;=[.$X151]);INDEX([.$Z$106:.$AG$106];[.AA$112]);&quot;&quot;)">
            <text:p/>
          </table:table-cell>
          <table:table-cell table:style-name="ce2" table:formula="of:=IF(AND([.AB$112]&lt;=[.$Y151];[.AB$112]&gt;=[.$X151]);INDEX([.$Z$106:.$AG$106];[.AB$112]);&quot;&quot;)">
            <text:p/>
          </table:table-cell>
          <table:table-cell table:style-name="ce2" table:formula="of:=IF(AND([.AC$112]&lt;=[.$Y151];[.AC$112]&gt;=[.$X151]);INDEX([.$Z$106:.$AG$106];[.AC$112]);&quot;&quot;)">
            <text:p/>
          </table:table-cell>
          <table:table-cell table:style-name="ce2" table:formula="of:=IF(AND([.AD$112]&lt;=[.$Y151];[.AD$112]&gt;=[.$X151]);INDEX([.$Z$106:.$AG$106];[.AD$112]);&quot;&quot;)">
            <text:p/>
          </table:table-cell>
          <table:table-cell table:style-name="ce2" table:formula="of:=IF(AND([.AE$112]&lt;=[.$Y151];[.AE$112]&gt;=[.$X151]);INDEX([.$Z$106:.$AG$106];[.AE$112]);&quot;&quot;)">
            <text:p/>
          </table:table-cell>
          <table:table-cell table:style-name="ce2" table:formula="of:=IF(AND([.AF$112]&lt;=[.$Y151];[.AF$112]&gt;=[.$X151]);INDEX([.$Z$106:.$AG$106];[.AF$112]);&quot;&quot;)">
            <text:p/>
          </table:table-cell>
          <table:table-cell table:style-name="ce2" table:formula="of:=IF(AND([.AG$112]&lt;=[.$Y151];[.AG$112]&gt;=[.$X151]);INDEX([.$Z$106:.$AG$106];[.AG$112]);&quot;&quot;)">
            <text:p/>
          </table:table-cell>
          <table:table-cell table:formula="of:=IF([.Z151]=&quot;&quot;;0;MIN([.D151];[.$AA$106]-[.C151]))" office:value-type="float" office:value="5" calcext:value-type="float">
            <text:p>5</text:p>
          </table:table-cell>
          <table:table-cell table:formula="of:=IF([.AA151]=&quot;&quot;;0;MIN([.$AB$106]-[.C151];[.$AB$106]-[.$AA$106];[.D151]-[.AH151]))" office:value-type="float" office:value="0" calcext:value-type="float">
            <text:p>0</text:p>
          </table:table-cell>
          <table:table-cell table:formula="of:=IF([.AB151]=&quot;&quot;;0;MIN([.$AC$106]-[.C151];[.$AC$106]-[.$AB$106];[.D151]-[.AH151]-[.AI151]))" office:value-type="float" office:value="0" calcext:value-type="float">
            <text:p>0</text:p>
          </table:table-cell>
          <table:table-cell table:formula="of:=IF([.AC151]=&quot;&quot;;0;MIN([.$AD$106]-[.C151];[.$AD$106]-[.$AC$106];[.D151]-[.AH151]-[.AI151]-[.AJ151]))" office:value-type="float" office:value="0" calcext:value-type="float">
            <text:p>0</text:p>
          </table:table-cell>
          <table:table-cell table:formula="of:=IF([.AD151]=&quot;&quot;;0;MIN([.$AE$106]-[.C151];[.$AE$106]-[.$AD$106];[.D151]-[.AH151]-[.AI151]-[.AJ151]-[.AK151]))" office:value-type="float" office:value="0" calcext:value-type="float">
            <text:p>0</text:p>
          </table:table-cell>
          <table:table-cell table:formula="of:=IF([.AE151]=&quot;&quot;;0;MIN([.$AF$106]-[.C151];[.$AF$106]-[.$AE$106];[.D151]-[.AH151]-[.AI151]-[.AJ151]-[.AK151]-[.AL151]))" office:value-type="float" office:value="0" calcext:value-type="float">
            <text:p>0</text:p>
          </table:table-cell>
          <table:table-cell table:formula="of:=IF([.AF151]=&quot;&quot;;0;MIN([.$AG$106]-[.C151];[.$AG$106]-[.$AF$106];[.D151]-[.AH151]-[.AI151]-[.AJ151]-[.AK151]-[.AL151]-[.AM151]))" office:value-type="float" office:value="0" calcext:value-type="float">
            <text:p>0</text:p>
          </table:table-cell>
          <table:table-cell/>
          <table:table-cell table:style-name="ce2" table:formula="of:=IF([.AH151]&gt;=1;[.$AH$112]&amp;&quot;*&quot;&amp;[.AH151]&amp;&quot; &quot;;&quot;&quot;)&amp;IF([.AI151]&gt;=1;[.$AI$112]&amp;&quot;*&quot;&amp;[.AI151]&amp;&quot; &quot;;&quot;&quot;)&amp;IF([.AJ151]&gt;=1;[.$AJ$112]&amp;&quot;*&quot;&amp;[.AJ151]&amp;&quot; &quot;;&quot;&quot;)&amp;IF([.AK151]&gt;=1;[.$AK$112]&amp;&quot;*&quot;&amp;[.AK151]&amp;&quot; &quot;;&quot;&quot;)&amp;IF([.AL151]&gt;=1;[.$AL$112]&amp;&quot;*&quot;&amp;[.AL151]&amp;&quot; &quot;;&quot;&quot;)&amp;IF([.AM151]&gt;=1;[.$AM$112]&amp;&quot;*&quot;&amp;[.AM151]&amp;&quot; &quot;;&quot;&quot;)&amp;IF([.AN151]&gt;=1;[.$AN$112]&amp;&quot;*&quot;&amp;[.AN15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1]&amp;&quot;)&quot;" office:value-type="string" office:string-value="    #'((Y-offset . 110)" calcext:value-type="string">
            <text:p><text:s text:c="4"/>#'((Y-offset . 110)</text:p>
          </table:table-cell>
          <table:table-cell table:formula="of:=IF([.$B$4]=&quot;Y&quot;;&quot;&quot;;&quot;%&quot;)&amp;&quot;      (alignment-distances . (&quot;&amp;COM.MICROSOFT.TEXTJOIN(&quot; &quot;;1;[.G151:.T151])&amp;&quot;)))&quot;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  <table:table-cell table:formula="of:=IF([.$B$6]=&quot;Y&quot;;&quot;%&quot;;&quot;&quot;)&amp;IF([.U151]=&quot;Y&quot;;&quot;\acciaccatura s8 &quot;;&quot;&quot;)&amp;[.AP151]&amp;&quot; &quot;&amp;IF([.E151]=&quot;b&quot;;&quot;\break&quot;;IF([.E15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47]&lt;[.$AZ$9];[.AZ147]+1;&quot;-&quot;)" office:value-type="float" office:value="36" calcext:value-type="float">
            <text:p>36</text:p>
          </table:table-cell>
          <table:table-cell table:formula="of:=IF([.AZ147]&lt;[.$AZ$9];[.BA147];&quot;-&quot;)" office:value-type="float" office:value="1" calcext:value-type="float">
            <text:p>1</text:p>
          </table:table-cell>
          <table:table-cell table:formula="of:=IF([.BA151]=&quot;-&quot;;&quot;&quot;;IF([.$B$1]=2;INDEX([.$AR$16:.$AU$31];[.AZ151];[.BA151]);IF([.$B$1]=3;INDEX([.$AR$44:.$AU$98];[.AZ151];[.BA151]);INDEX([.$AR$113:.$AU$218];[.AZ151];[.BA1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1]=&quot;pb&quot;;[.A151]+1;[.A151])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14" calcext:value-type="float">
            <text:p>214</text:p>
          </table:table-cell>
          <table:table-cell table:style-name="ce7" table:formula="of:=IF([.C153]=&quot;&quot;;&quot;&quot;;[.C153]-[.C15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/>
          <table:table-cell table:style-name="ce44" table:formula="of:=MATCH([.C152];[.$Z$106:.$AG$106];1)" office:value-type="float" office:value="1" calcext:value-type="float">
            <text:p>1</text:p>
          </table:table-cell>
          <table:table-cell table:style-name="ce44" table:formula="of:=MATCH([.D152]+[.C152];[.$Z$106:.$AG$106];1)" office:value-type="float" office:value="1" calcext:value-type="float">
            <text:p>1</text:p>
          </table:table-cell>
          <table:table-cell table:style-name="ce2" table:formula="of:=IF(AND([.Z$112]&lt;=[.$Y152];[.Z$112]&gt;=[.$X15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2];[.AA$112]&gt;=[.$X152]);INDEX([.$Z$106:.$AG$106];[.AA$112]);&quot;&quot;)">
            <text:p/>
          </table:table-cell>
          <table:table-cell table:style-name="ce2" table:formula="of:=IF(AND([.AB$112]&lt;=[.$Y152];[.AB$112]&gt;=[.$X152]);INDEX([.$Z$106:.$AG$106];[.AB$112]);&quot;&quot;)">
            <text:p/>
          </table:table-cell>
          <table:table-cell table:style-name="ce2" table:formula="of:=IF(AND([.AC$112]&lt;=[.$Y152];[.AC$112]&gt;=[.$X152]);INDEX([.$Z$106:.$AG$106];[.AC$112]);&quot;&quot;)">
            <text:p/>
          </table:table-cell>
          <table:table-cell table:style-name="ce2" table:formula="of:=IF(AND([.AD$112]&lt;=[.$Y152];[.AD$112]&gt;=[.$X152]);INDEX([.$Z$106:.$AG$106];[.AD$112]);&quot;&quot;)">
            <text:p/>
          </table:table-cell>
          <table:table-cell table:style-name="ce2" table:formula="of:=IF(AND([.AE$112]&lt;=[.$Y152];[.AE$112]&gt;=[.$X152]);INDEX([.$Z$106:.$AG$106];[.AE$112]);&quot;&quot;)">
            <text:p/>
          </table:table-cell>
          <table:table-cell table:style-name="ce2" table:formula="of:=IF(AND([.AF$112]&lt;=[.$Y152];[.AF$112]&gt;=[.$X152]);INDEX([.$Z$106:.$AG$106];[.AF$112]);&quot;&quot;)">
            <text:p/>
          </table:table-cell>
          <table:table-cell table:style-name="ce2" table:formula="of:=IF(AND([.AG$112]&lt;=[.$Y152];[.AG$112]&gt;=[.$X152]);INDEX([.$Z$106:.$AG$106];[.AG$112]);&quot;&quot;)">
            <text:p/>
          </table:table-cell>
          <table:table-cell table:formula="of:=IF([.Z152]=&quot;&quot;;0;MIN([.D152];[.$AA$106]-[.C152]))" office:value-type="float" office:value="5" calcext:value-type="float">
            <text:p>5</text:p>
          </table:table-cell>
          <table:table-cell table:formula="of:=IF([.AA152]=&quot;&quot;;0;MIN([.$AB$106]-[.C152];[.$AB$106]-[.$AA$106];[.D152]-[.AH152]))" office:value-type="float" office:value="0" calcext:value-type="float">
            <text:p>0</text:p>
          </table:table-cell>
          <table:table-cell table:formula="of:=IF([.AB152]=&quot;&quot;;0;MIN([.$AC$106]-[.C152];[.$AC$106]-[.$AB$106];[.D152]-[.AH152]-[.AI152]))" office:value-type="float" office:value="0" calcext:value-type="float">
            <text:p>0</text:p>
          </table:table-cell>
          <table:table-cell table:formula="of:=IF([.AC152]=&quot;&quot;;0;MIN([.$AD$106]-[.C152];[.$AD$106]-[.$AC$106];[.D152]-[.AH152]-[.AI152]-[.AJ152]))" office:value-type="float" office:value="0" calcext:value-type="float">
            <text:p>0</text:p>
          </table:table-cell>
          <table:table-cell table:formula="of:=IF([.AD152]=&quot;&quot;;0;MIN([.$AE$106]-[.C152];[.$AE$106]-[.$AD$106];[.D152]-[.AH152]-[.AI152]-[.AJ152]-[.AK152]))" office:value-type="float" office:value="0" calcext:value-type="float">
            <text:p>0</text:p>
          </table:table-cell>
          <table:table-cell table:formula="of:=IF([.AE152]=&quot;&quot;;0;MIN([.$AF$106]-[.C152];[.$AF$106]-[.$AE$106];[.D152]-[.AH152]-[.AI152]-[.AJ152]-[.AK152]-[.AL152]))" office:value-type="float" office:value="0" calcext:value-type="float">
            <text:p>0</text:p>
          </table:table-cell>
          <table:table-cell table:formula="of:=IF([.AF152]=&quot;&quot;;0;MIN([.$AG$106]-[.C152];[.$AG$106]-[.$AF$106];[.D152]-[.AH152]-[.AI152]-[.AJ152]-[.AK152]-[.AL152]-[.AM152]))" office:value-type="float" office:value="0" calcext:value-type="float">
            <text:p>0</text:p>
          </table:table-cell>
          <table:table-cell/>
          <table:table-cell table:style-name="ce2" table:formula="of:=IF([.AH152]&gt;=1;[.$AH$112]&amp;&quot;*&quot;&amp;[.AH152]&amp;&quot; &quot;;&quot;&quot;)&amp;IF([.AI152]&gt;=1;[.$AI$112]&amp;&quot;*&quot;&amp;[.AI152]&amp;&quot; &quot;;&quot;&quot;)&amp;IF([.AJ152]&gt;=1;[.$AJ$112]&amp;&quot;*&quot;&amp;[.AJ152]&amp;&quot; &quot;;&quot;&quot;)&amp;IF([.AK152]&gt;=1;[.$AK$112]&amp;&quot;*&quot;&amp;[.AK152]&amp;&quot; &quot;;&quot;&quot;)&amp;IF([.AL152]&gt;=1;[.$AL$112]&amp;&quot;*&quot;&amp;[.AL152]&amp;&quot; &quot;;&quot;&quot;)&amp;IF([.AM152]&gt;=1;[.$AM$112]&amp;&quot;*&quot;&amp;[.AM152]&amp;&quot; &quot;;&quot;&quot;)&amp;IF([.AN152]&gt;=1;[.$AN$112]&amp;&quot;*&quot;&amp;[.AN15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2:.T152])&amp;&quot;)))&quot;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formula="of:=IF([.$B$6]=&quot;Y&quot;;&quot;%&quot;;&quot;&quot;)&amp;IF([.U152]=&quot;Y&quot;;&quot;\acciaccatura s8 &quot;;&quot;&quot;)&amp;[.AP152]&amp;&quot; &quot;&amp;IF([.E152]=&quot;b&quot;;&quot;\break&quot;;IF([.E15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48]&lt;[.$AZ$9];[.AZ148]+1;&quot;-&quot;)" office:value-type="float" office:value="36" calcext:value-type="float">
            <text:p>36</text:p>
          </table:table-cell>
          <table:table-cell table:formula="of:=IF([.AZ148]&lt;[.$AZ$9];[.BA148];&quot;-&quot;)" office:value-type="float" office:value="2" calcext:value-type="float">
            <text:p>2</text:p>
          </table:table-cell>
          <table:table-cell table:formula="of:=IF([.BA152]=&quot;-&quot;;&quot;&quot;;IF([.$B$1]=2;INDEX([.$AR$16:.$AU$31];[.AZ152];[.BA152]);IF([.$B$1]=3;INDEX([.$AR$44:.$AU$98];[.AZ152];[.BA152]);INDEX([.$AR$113:.$AU$218];[.AZ152];[.BA15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52]=&quot;pb&quot;;[.A152]+1;[.A152])"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219" calcext:value-type="float">
            <text:p>219</text:p>
          </table:table-cell>
          <table:table-cell table:style-name="ce7" table:formula="of:=IF([.C154]=&quot;&quot;;&quot;&quot;;[.C154]-[.C15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62" calcext:value-type="float">
            <text:p>16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3];[.$Z$106:.$AG$106];1)" office:value-type="float" office:value="1" calcext:value-type="float">
            <text:p>1</text:p>
          </table:table-cell>
          <table:table-cell table:style-name="ce44" table:formula="of:=MATCH([.D153]+[.C153];[.$Z$106:.$AG$106];1)" office:value-type="float" office:value="1" calcext:value-type="float">
            <text:p>1</text:p>
          </table:table-cell>
          <table:table-cell table:style-name="ce2" table:formula="of:=IF(AND([.Z$112]&lt;=[.$Y153];[.Z$112]&gt;=[.$X15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3];[.AA$112]&gt;=[.$X153]);INDEX([.$Z$106:.$AG$106];[.AA$112]);&quot;&quot;)">
            <text:p/>
          </table:table-cell>
          <table:table-cell table:style-name="ce2" table:formula="of:=IF(AND([.AB$112]&lt;=[.$Y153];[.AB$112]&gt;=[.$X153]);INDEX([.$Z$106:.$AG$106];[.AB$112]);&quot;&quot;)">
            <text:p/>
          </table:table-cell>
          <table:table-cell table:style-name="ce2" table:formula="of:=IF(AND([.AC$112]&lt;=[.$Y153];[.AC$112]&gt;=[.$X153]);INDEX([.$Z$106:.$AG$106];[.AC$112]);&quot;&quot;)">
            <text:p/>
          </table:table-cell>
          <table:table-cell table:style-name="ce2" table:formula="of:=IF(AND([.AD$112]&lt;=[.$Y153];[.AD$112]&gt;=[.$X153]);INDEX([.$Z$106:.$AG$106];[.AD$112]);&quot;&quot;)">
            <text:p/>
          </table:table-cell>
          <table:table-cell table:style-name="ce2" table:formula="of:=IF(AND([.AE$112]&lt;=[.$Y153];[.AE$112]&gt;=[.$X153]);INDEX([.$Z$106:.$AG$106];[.AE$112]);&quot;&quot;)">
            <text:p/>
          </table:table-cell>
          <table:table-cell table:style-name="ce2" table:formula="of:=IF(AND([.AF$112]&lt;=[.$Y153];[.AF$112]&gt;=[.$X153]);INDEX([.$Z$106:.$AG$106];[.AF$112]);&quot;&quot;)">
            <text:p/>
          </table:table-cell>
          <table:table-cell table:style-name="ce2" table:formula="of:=IF(AND([.AG$112]&lt;=[.$Y153];[.AG$112]&gt;=[.$X153]);INDEX([.$Z$106:.$AG$106];[.AG$112]);&quot;&quot;)">
            <text:p/>
          </table:table-cell>
          <table:table-cell table:formula="of:=IF([.Z153]=&quot;&quot;;0;MIN([.D153];[.$AA$106]-[.C153]))" office:value-type="float" office:value="7" calcext:value-type="float">
            <text:p>7</text:p>
          </table:table-cell>
          <table:table-cell table:formula="of:=IF([.AA153]=&quot;&quot;;0;MIN([.$AB$106]-[.C153];[.$AB$106]-[.$AA$106];[.D153]-[.AH153]))" office:value-type="float" office:value="0" calcext:value-type="float">
            <text:p>0</text:p>
          </table:table-cell>
          <table:table-cell table:formula="of:=IF([.AB153]=&quot;&quot;;0;MIN([.$AC$106]-[.C153];[.$AC$106]-[.$AB$106];[.D153]-[.AH153]-[.AI153]))" office:value-type="float" office:value="0" calcext:value-type="float">
            <text:p>0</text:p>
          </table:table-cell>
          <table:table-cell table:formula="of:=IF([.AC153]=&quot;&quot;;0;MIN([.$AD$106]-[.C153];[.$AD$106]-[.$AC$106];[.D153]-[.AH153]-[.AI153]-[.AJ153]))" office:value-type="float" office:value="0" calcext:value-type="float">
            <text:p>0</text:p>
          </table:table-cell>
          <table:table-cell table:formula="of:=IF([.AD153]=&quot;&quot;;0;MIN([.$AE$106]-[.C153];[.$AE$106]-[.$AD$106];[.D153]-[.AH153]-[.AI153]-[.AJ153]-[.AK153]))" office:value-type="float" office:value="0" calcext:value-type="float">
            <text:p>0</text:p>
          </table:table-cell>
          <table:table-cell table:formula="of:=IF([.AE153]=&quot;&quot;;0;MIN([.$AF$106]-[.C153];[.$AF$106]-[.$AE$106];[.D153]-[.AH153]-[.AI153]-[.AJ153]-[.AK153]-[.AL153]))" office:value-type="float" office:value="0" calcext:value-type="float">
            <text:p>0</text:p>
          </table:table-cell>
          <table:table-cell table:formula="of:=IF([.AF153]=&quot;&quot;;0;MIN([.$AG$106]-[.C153];[.$AG$106]-[.$AF$106];[.D153]-[.AH153]-[.AI153]-[.AJ153]-[.AK153]-[.AL153]-[.AM153]))" office:value-type="float" office:value="0" calcext:value-type="float">
            <text:p>0</text:p>
          </table:table-cell>
          <table:table-cell/>
          <table:table-cell table:style-name="ce2" table:formula="of:=IF([.AH153]&gt;=1;[.$AH$112]&amp;&quot;*&quot;&amp;[.AH153]&amp;&quot; &quot;;&quot;&quot;)&amp;IF([.AI153]&gt;=1;[.$AI$112]&amp;&quot;*&quot;&amp;[.AI153]&amp;&quot; &quot;;&quot;&quot;)&amp;IF([.AJ153]&gt;=1;[.$AJ$112]&amp;&quot;*&quot;&amp;[.AJ153]&amp;&quot; &quot;;&quot;&quot;)&amp;IF([.AK153]&gt;=1;[.$AK$112]&amp;&quot;*&quot;&amp;[.AK153]&amp;&quot; &quot;;&quot;&quot;)&amp;IF([.AL153]&gt;=1;[.$AL$112]&amp;&quot;*&quot;&amp;[.AL153]&amp;&quot; &quot;;&quot;&quot;)&amp;IF([.AM153]&gt;=1;[.$AM$112]&amp;&quot;*&quot;&amp;[.AM153]&amp;&quot; &quot;;&quot;&quot;)&amp;IF([.AN153]&gt;=1;[.$AN$112]&amp;&quot;*&quot;&amp;[.AN15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3]&amp;&quot;)&quot;" office:value-type="string" office:string-value="    #'((Y-offset . 162)" calcext:value-type="string">
            <text:p><text:s text:c="4"/>#'((Y-offset . 162)</text:p>
          </table:table-cell>
          <table:table-cell table:formula="of:=IF([.$B$4]=&quot;Y&quot;;&quot;&quot;;&quot;%&quot;)&amp;&quot;      (alignment-distances . (&quot;&amp;COM.MICROSOFT.TEXTJOIN(&quot; &quot;;1;[.G153:.T153])&amp;&quot;)))&quot;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formula="of:=IF([.$B$6]=&quot;Y&quot;;&quot;%&quot;;&quot;&quot;)&amp;IF([.U153]=&quot;Y&quot;;&quot;\acciaccatura s8 &quot;;&quot;&quot;)&amp;[.AP153]&amp;&quot; &quot;&amp;IF([.E153]=&quot;b&quot;;&quot;\break&quot;;IF([.E15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49]&lt;[.$AZ$9];[.AZ149]+1;&quot;-&quot;)" office:value-type="float" office:value="36" calcext:value-type="float">
            <text:p>36</text:p>
          </table:table-cell>
          <table:table-cell table:formula="of:=IF([.AZ149]&lt;[.$AZ$9];[.BA149];&quot;-&quot;)" office:value-type="float" office:value="3" calcext:value-type="float">
            <text:p>3</text:p>
          </table:table-cell>
          <table:table-cell table:formula="of:=IF([.BA153]=&quot;-&quot;;&quot;&quot;;IF([.$B$1]=2;INDEX([.$AR$16:.$AU$31];[.AZ153];[.BA153]);IF([.$B$1]=3;INDEX([.$AR$44:.$AU$98];[.AZ153];[.BA153]);INDEX([.$AR$113:.$AU$218];[.AZ153];[.BA153]))))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  <table:table-cell table:number-columns-repeated="10"/>
        </table:table-row>
        <table:table-row table:style-name="ro1">
          <table:table-cell table:formula="of:=IF([.E153]=&quot;pb&quot;;[.A153]+1;[.A153])"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26" calcext:value-type="float">
            <text:p>226</text:p>
          </table:table-cell>
          <table:table-cell table:style-name="ce7" table:formula="of:=IF([.C155]=&quot;&quot;;&quot;&quot;;[.C155]-[.C15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7"/>
          <table:table-cell table:number-columns-repeated="3"/>
          <table:table-cell table:style-name="ce44" table:formula="of:=MATCH([.C154];[.$Z$106:.$AG$106];1)" office:value-type="float" office:value="1" calcext:value-type="float">
            <text:p>1</text:p>
          </table:table-cell>
          <table:table-cell table:style-name="ce44" table:formula="of:=MATCH([.D154]+[.C154];[.$Z$106:.$AG$106];1)" office:value-type="float" office:value="1" calcext:value-type="float">
            <text:p>1</text:p>
          </table:table-cell>
          <table:table-cell table:style-name="ce2" table:formula="of:=IF(AND([.Z$112]&lt;=[.$Y154];[.Z$112]&gt;=[.$X15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4];[.AA$112]&gt;=[.$X154]);INDEX([.$Z$106:.$AG$106];[.AA$112]);&quot;&quot;)">
            <text:p/>
          </table:table-cell>
          <table:table-cell table:style-name="ce2" table:formula="of:=IF(AND([.AB$112]&lt;=[.$Y154];[.AB$112]&gt;=[.$X154]);INDEX([.$Z$106:.$AG$106];[.AB$112]);&quot;&quot;)">
            <text:p/>
          </table:table-cell>
          <table:table-cell table:style-name="ce2" table:formula="of:=IF(AND([.AC$112]&lt;=[.$Y154];[.AC$112]&gt;=[.$X154]);INDEX([.$Z$106:.$AG$106];[.AC$112]);&quot;&quot;)">
            <text:p/>
          </table:table-cell>
          <table:table-cell table:style-name="ce2" table:formula="of:=IF(AND([.AD$112]&lt;=[.$Y154];[.AD$112]&gt;=[.$X154]);INDEX([.$Z$106:.$AG$106];[.AD$112]);&quot;&quot;)">
            <text:p/>
          </table:table-cell>
          <table:table-cell table:style-name="ce2" table:formula="of:=IF(AND([.AE$112]&lt;=[.$Y154];[.AE$112]&gt;=[.$X154]);INDEX([.$Z$106:.$AG$106];[.AE$112]);&quot;&quot;)">
            <text:p/>
          </table:table-cell>
          <table:table-cell table:style-name="ce2" table:formula="of:=IF(AND([.AF$112]&lt;=[.$Y154];[.AF$112]&gt;=[.$X154]);INDEX([.$Z$106:.$AG$106];[.AF$112]);&quot;&quot;)">
            <text:p/>
          </table:table-cell>
          <table:table-cell table:style-name="ce2" table:formula="of:=IF(AND([.AG$112]&lt;=[.$Y154];[.AG$112]&gt;=[.$X154]);INDEX([.$Z$106:.$AG$106];[.AG$112]);&quot;&quot;)">
            <text:p/>
          </table:table-cell>
          <table:table-cell table:formula="of:=IF([.Z154]=&quot;&quot;;0;MIN([.D154];[.$AA$106]-[.C154]))" office:value-type="float" office:value="5" calcext:value-type="float">
            <text:p>5</text:p>
          </table:table-cell>
          <table:table-cell table:formula="of:=IF([.AA154]=&quot;&quot;;0;MIN([.$AB$106]-[.C154];[.$AB$106]-[.$AA$106];[.D154]-[.AH154]))" office:value-type="float" office:value="0" calcext:value-type="float">
            <text:p>0</text:p>
          </table:table-cell>
          <table:table-cell table:formula="of:=IF([.AB154]=&quot;&quot;;0;MIN([.$AC$106]-[.C154];[.$AC$106]-[.$AB$106];[.D154]-[.AH154]-[.AI154]))" office:value-type="float" office:value="0" calcext:value-type="float">
            <text:p>0</text:p>
          </table:table-cell>
          <table:table-cell table:formula="of:=IF([.AC154]=&quot;&quot;;0;MIN([.$AD$106]-[.C154];[.$AD$106]-[.$AC$106];[.D154]-[.AH154]-[.AI154]-[.AJ154]))" office:value-type="float" office:value="0" calcext:value-type="float">
            <text:p>0</text:p>
          </table:table-cell>
          <table:table-cell table:formula="of:=IF([.AD154]=&quot;&quot;;0;MIN([.$AE$106]-[.C154];[.$AE$106]-[.$AD$106];[.D154]-[.AH154]-[.AI154]-[.AJ154]-[.AK154]))" office:value-type="float" office:value="0" calcext:value-type="float">
            <text:p>0</text:p>
          </table:table-cell>
          <table:table-cell table:formula="of:=IF([.AE154]=&quot;&quot;;0;MIN([.$AF$106]-[.C154];[.$AF$106]-[.$AE$106];[.D154]-[.AH154]-[.AI154]-[.AJ154]-[.AK154]-[.AL154]))" office:value-type="float" office:value="0" calcext:value-type="float">
            <text:p>0</text:p>
          </table:table-cell>
          <table:table-cell table:formula="of:=IF([.AF154]=&quot;&quot;;0;MIN([.$AG$106]-[.C154];[.$AG$106]-[.$AF$106];[.D154]-[.AH154]-[.AI154]-[.AJ154]-[.AK154]-[.AL154]-[.AM154]))" office:value-type="float" office:value="0" calcext:value-type="float">
            <text:p>0</text:p>
          </table:table-cell>
          <table:table-cell/>
          <table:table-cell table:style-name="ce2" table:formula="of:=IF([.AH154]&gt;=1;[.$AH$112]&amp;&quot;*&quot;&amp;[.AH154]&amp;&quot; &quot;;&quot;&quot;)&amp;IF([.AI154]&gt;=1;[.$AI$112]&amp;&quot;*&quot;&amp;[.AI154]&amp;&quot; &quot;;&quot;&quot;)&amp;IF([.AJ154]&gt;=1;[.$AJ$112]&amp;&quot;*&quot;&amp;[.AJ154]&amp;&quot; &quot;;&quot;&quot;)&amp;IF([.AK154]&gt;=1;[.$AK$112]&amp;&quot;*&quot;&amp;[.AK154]&amp;&quot; &quot;;&quot;&quot;)&amp;IF([.AL154]&gt;=1;[.$AL$112]&amp;&quot;*&quot;&amp;[.AL154]&amp;&quot; &quot;;&quot;&quot;)&amp;IF([.AM154]&gt;=1;[.$AM$112]&amp;&quot;*&quot;&amp;[.AM154]&amp;&quot; &quot;;&quot;&quot;)&amp;IF([.AN154]&gt;=1;[.$AN$112]&amp;&quot;*&quot;&amp;[.AN15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4:.T154])&amp;&quot;)))&quot;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formula="of:=IF([.$B$6]=&quot;Y&quot;;&quot;%&quot;;&quot;&quot;)&amp;IF([.U154]=&quot;Y&quot;;&quot;\acciaccatura s8 &quot;;&quot;&quot;)&amp;[.AP154]&amp;&quot; &quot;&amp;IF([.E154]=&quot;b&quot;;&quot;\break&quot;;IF([.E15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0]&lt;[.$AZ$9];[.AZ150]+1;&quot;-&quot;)" office:value-type="float" office:value="36" calcext:value-type="float">
            <text:p>36</text:p>
          </table:table-cell>
          <table:table-cell table:formula="of:=IF([.AZ150]&lt;[.$AZ$9];[.BA150];&quot;-&quot;)" office:value-type="float" office:value="4" calcext:value-type="float">
            <text:p>4</text:p>
          </table:table-cell>
          <table:table-cell table:formula="of:=IF([.BA154]=&quot;-&quot;;&quot;&quot;;IF([.$B$1]=2;INDEX([.$AR$16:.$AU$31];[.AZ154];[.BA154]);IF([.$B$1]=3;INDEX([.$AR$44:.$AU$98];[.AZ154];[.BA154]);INDEX([.$AR$113:.$AU$218];[.AZ154];[.BA15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54]=&quot;pb&quot;;[.A154]+1;[.A154])"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231" calcext:value-type="float">
            <text:p>231</text:p>
          </table:table-cell>
          <table:table-cell table:style-name="ce7" table:formula="of:=IF([.C156]=&quot;&quot;;&quot;&quot;;[.C156]-[.C15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55];[.$Z$106:.$AG$106];1)" office:value-type="float" office:value="1" calcext:value-type="float">
            <text:p>1</text:p>
          </table:table-cell>
          <table:table-cell table:style-name="ce44" table:formula="of:=MATCH([.D155]+[.C155];[.$Z$106:.$AG$106];1)" office:value-type="float" office:value="1" calcext:value-type="float">
            <text:p>1</text:p>
          </table:table-cell>
          <table:table-cell table:style-name="ce2" table:formula="of:=IF(AND([.Z$112]&lt;=[.$Y155];[.Z$112]&gt;=[.$X15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5];[.AA$112]&gt;=[.$X155]);INDEX([.$Z$106:.$AG$106];[.AA$112]);&quot;&quot;)">
            <text:p/>
          </table:table-cell>
          <table:table-cell table:style-name="ce2" table:formula="of:=IF(AND([.AB$112]&lt;=[.$Y155];[.AB$112]&gt;=[.$X155]);INDEX([.$Z$106:.$AG$106];[.AB$112]);&quot;&quot;)">
            <text:p/>
          </table:table-cell>
          <table:table-cell table:style-name="ce2" table:formula="of:=IF(AND([.AC$112]&lt;=[.$Y155];[.AC$112]&gt;=[.$X155]);INDEX([.$Z$106:.$AG$106];[.AC$112]);&quot;&quot;)">
            <text:p/>
          </table:table-cell>
          <table:table-cell table:style-name="ce2" table:formula="of:=IF(AND([.AD$112]&lt;=[.$Y155];[.AD$112]&gt;=[.$X155]);INDEX([.$Z$106:.$AG$106];[.AD$112]);&quot;&quot;)">
            <text:p/>
          </table:table-cell>
          <table:table-cell table:style-name="ce2" table:formula="of:=IF(AND([.AE$112]&lt;=[.$Y155];[.AE$112]&gt;=[.$X155]);INDEX([.$Z$106:.$AG$106];[.AE$112]);&quot;&quot;)">
            <text:p/>
          </table:table-cell>
          <table:table-cell table:style-name="ce2" table:formula="of:=IF(AND([.AF$112]&lt;=[.$Y155];[.AF$112]&gt;=[.$X155]);INDEX([.$Z$106:.$AG$106];[.AF$112]);&quot;&quot;)">
            <text:p/>
          </table:table-cell>
          <table:table-cell table:style-name="ce2" table:formula="of:=IF(AND([.AG$112]&lt;=[.$Y155];[.AG$112]&gt;=[.$X155]);INDEX([.$Z$106:.$AG$106];[.AG$112]);&quot;&quot;)">
            <text:p/>
          </table:table-cell>
          <table:table-cell table:formula="of:=IF([.Z155]=&quot;&quot;;0;MIN([.D155];[.$AA$106]-[.C155]))" office:value-type="float" office:value="5" calcext:value-type="float">
            <text:p>5</text:p>
          </table:table-cell>
          <table:table-cell table:formula="of:=IF([.AA155]=&quot;&quot;;0;MIN([.$AB$106]-[.C155];[.$AB$106]-[.$AA$106];[.D155]-[.AH155]))" office:value-type="float" office:value="0" calcext:value-type="float">
            <text:p>0</text:p>
          </table:table-cell>
          <table:table-cell table:formula="of:=IF([.AB155]=&quot;&quot;;0;MIN([.$AC$106]-[.C155];[.$AC$106]-[.$AB$106];[.D155]-[.AH155]-[.AI155]))" office:value-type="float" office:value="0" calcext:value-type="float">
            <text:p>0</text:p>
          </table:table-cell>
          <table:table-cell table:formula="of:=IF([.AC155]=&quot;&quot;;0;MIN([.$AD$106]-[.C155];[.$AD$106]-[.$AC$106];[.D155]-[.AH155]-[.AI155]-[.AJ155]))" office:value-type="float" office:value="0" calcext:value-type="float">
            <text:p>0</text:p>
          </table:table-cell>
          <table:table-cell table:formula="of:=IF([.AD155]=&quot;&quot;;0;MIN([.$AE$106]-[.C155];[.$AE$106]-[.$AD$106];[.D155]-[.AH155]-[.AI155]-[.AJ155]-[.AK155]))" office:value-type="float" office:value="0" calcext:value-type="float">
            <text:p>0</text:p>
          </table:table-cell>
          <table:table-cell table:formula="of:=IF([.AE155]=&quot;&quot;;0;MIN([.$AF$106]-[.C155];[.$AF$106]-[.$AE$106];[.D155]-[.AH155]-[.AI155]-[.AJ155]-[.AK155]-[.AL155]))" office:value-type="float" office:value="0" calcext:value-type="float">
            <text:p>0</text:p>
          </table:table-cell>
          <table:table-cell table:formula="of:=IF([.AF155]=&quot;&quot;;0;MIN([.$AG$106]-[.C155];[.$AG$106]-[.$AF$106];[.D155]-[.AH155]-[.AI155]-[.AJ155]-[.AK155]-[.AL155]-[.AM155]))" office:value-type="float" office:value="0" calcext:value-type="float">
            <text:p>0</text:p>
          </table:table-cell>
          <table:table-cell/>
          <table:table-cell table:style-name="ce2" table:formula="of:=IF([.AH155]&gt;=1;[.$AH$112]&amp;&quot;*&quot;&amp;[.AH155]&amp;&quot; &quot;;&quot;&quot;)&amp;IF([.AI155]&gt;=1;[.$AI$112]&amp;&quot;*&quot;&amp;[.AI155]&amp;&quot; &quot;;&quot;&quot;)&amp;IF([.AJ155]&gt;=1;[.$AJ$112]&amp;&quot;*&quot;&amp;[.AJ155]&amp;&quot; &quot;;&quot;&quot;)&amp;IF([.AK155]&gt;=1;[.$AK$112]&amp;&quot;*&quot;&amp;[.AK155]&amp;&quot; &quot;;&quot;&quot;)&amp;IF([.AL155]&gt;=1;[.$AL$112]&amp;&quot;*&quot;&amp;[.AL155]&amp;&quot; &quot;;&quot;&quot;)&amp;IF([.AM155]&gt;=1;[.$AM$112]&amp;&quot;*&quot;&amp;[.AM155]&amp;&quot; &quot;;&quot;&quot;)&amp;IF([.AN155]&gt;=1;[.$AN$112]&amp;&quot;*&quot;&amp;[.AN15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5:.T155])&amp;&quot;)))&quot;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formula="of:=IF([.$B$6]=&quot;Y&quot;;&quot;%&quot;;&quot;&quot;)&amp;IF([.U155]=&quot;Y&quot;;&quot;\acciaccatura s8 &quot;;&quot;&quot;)&amp;[.AP155]&amp;&quot; &quot;&amp;IF([.E155]=&quot;b&quot;;&quot;\break&quot;;IF([.E15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51]&lt;[.$AZ$9];[.AZ151]+1;&quot;-&quot;)" office:value-type="float" office:value="37" calcext:value-type="float">
            <text:p>37</text:p>
          </table:table-cell>
          <table:table-cell table:formula="of:=IF([.AZ151]&lt;[.$AZ$9];[.BA151];&quot;-&quot;)" office:value-type="float" office:value="1" calcext:value-type="float">
            <text:p>1</text:p>
          </table:table-cell>
          <table:table-cell table:formula="of:=IF([.BA155]=&quot;-&quot;;&quot;&quot;;IF([.$B$1]=2;INDEX([.$AR$16:.$AU$31];[.AZ155];[.BA155]);IF([.$B$1]=3;INDEX([.$AR$44:.$AU$98];[.AZ155];[.BA155]);INDEX([.$AR$113:.$AU$218];[.AZ155];[.BA1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5]=&quot;pb&quot;;[.A155]+1;[.A155])"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table:style-name="ce7" table:formula="of:=IF([.C157]=&quot;&quot;;&quot;&quot;;[.C157]-[.C15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56];[.$Z$106:.$AG$106];1)" office:value-type="float" office:value="1" calcext:value-type="float">
            <text:p>1</text:p>
          </table:table-cell>
          <table:table-cell table:style-name="ce44" table:formula="of:=MATCH([.D156]+[.C156];[.$Z$106:.$AG$106];1)" office:value-type="float" office:value="1" calcext:value-type="float">
            <text:p>1</text:p>
          </table:table-cell>
          <table:table-cell table:style-name="ce2" table:formula="of:=IF(AND([.Z$112]&lt;=[.$Y156];[.Z$112]&gt;=[.$X15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6];[.AA$112]&gt;=[.$X156]);INDEX([.$Z$106:.$AG$106];[.AA$112]);&quot;&quot;)">
            <text:p/>
          </table:table-cell>
          <table:table-cell table:style-name="ce2" table:formula="of:=IF(AND([.AB$112]&lt;=[.$Y156];[.AB$112]&gt;=[.$X156]);INDEX([.$Z$106:.$AG$106];[.AB$112]);&quot;&quot;)">
            <text:p/>
          </table:table-cell>
          <table:table-cell table:style-name="ce2" table:formula="of:=IF(AND([.AC$112]&lt;=[.$Y156];[.AC$112]&gt;=[.$X156]);INDEX([.$Z$106:.$AG$106];[.AC$112]);&quot;&quot;)">
            <text:p/>
          </table:table-cell>
          <table:table-cell table:style-name="ce2" table:formula="of:=IF(AND([.AD$112]&lt;=[.$Y156];[.AD$112]&gt;=[.$X156]);INDEX([.$Z$106:.$AG$106];[.AD$112]);&quot;&quot;)">
            <text:p/>
          </table:table-cell>
          <table:table-cell table:style-name="ce2" table:formula="of:=IF(AND([.AE$112]&lt;=[.$Y156];[.AE$112]&gt;=[.$X156]);INDEX([.$Z$106:.$AG$106];[.AE$112]);&quot;&quot;)">
            <text:p/>
          </table:table-cell>
          <table:table-cell table:style-name="ce2" table:formula="of:=IF(AND([.AF$112]&lt;=[.$Y156];[.AF$112]&gt;=[.$X156]);INDEX([.$Z$106:.$AG$106];[.AF$112]);&quot;&quot;)">
            <text:p/>
          </table:table-cell>
          <table:table-cell table:style-name="ce2" table:formula="of:=IF(AND([.AG$112]&lt;=[.$Y156];[.AG$112]&gt;=[.$X156]);INDEX([.$Z$106:.$AG$106];[.AG$112]);&quot;&quot;)">
            <text:p/>
          </table:table-cell>
          <table:table-cell table:formula="of:=IF([.Z156]=&quot;&quot;;0;MIN([.D156];[.$AA$106]-[.C156]))" office:value-type="float" office:value="4" calcext:value-type="float">
            <text:p>4</text:p>
          </table:table-cell>
          <table:table-cell table:formula="of:=IF([.AA156]=&quot;&quot;;0;MIN([.$AB$106]-[.C156];[.$AB$106]-[.$AA$106];[.D156]-[.AH156]))" office:value-type="float" office:value="0" calcext:value-type="float">
            <text:p>0</text:p>
          </table:table-cell>
          <table:table-cell table:formula="of:=IF([.AB156]=&quot;&quot;;0;MIN([.$AC$106]-[.C156];[.$AC$106]-[.$AB$106];[.D156]-[.AH156]-[.AI156]))" office:value-type="float" office:value="0" calcext:value-type="float">
            <text:p>0</text:p>
          </table:table-cell>
          <table:table-cell table:formula="of:=IF([.AC156]=&quot;&quot;;0;MIN([.$AD$106]-[.C156];[.$AD$106]-[.$AC$106];[.D156]-[.AH156]-[.AI156]-[.AJ156]))" office:value-type="float" office:value="0" calcext:value-type="float">
            <text:p>0</text:p>
          </table:table-cell>
          <table:table-cell table:formula="of:=IF([.AD156]=&quot;&quot;;0;MIN([.$AE$106]-[.C156];[.$AE$106]-[.$AD$106];[.D156]-[.AH156]-[.AI156]-[.AJ156]-[.AK156]))" office:value-type="float" office:value="0" calcext:value-type="float">
            <text:p>0</text:p>
          </table:table-cell>
          <table:table-cell table:formula="of:=IF([.AE156]=&quot;&quot;;0;MIN([.$AF$106]-[.C156];[.$AF$106]-[.$AE$106];[.D156]-[.AH156]-[.AI156]-[.AJ156]-[.AK156]-[.AL156]))" office:value-type="float" office:value="0" calcext:value-type="float">
            <text:p>0</text:p>
          </table:table-cell>
          <table:table-cell table:formula="of:=IF([.AF156]=&quot;&quot;;0;MIN([.$AG$106]-[.C156];[.$AG$106]-[.$AF$106];[.D156]-[.AH156]-[.AI156]-[.AJ156]-[.AK156]-[.AL156]-[.AM156]))" office:value-type="float" office:value="0" calcext:value-type="float">
            <text:p>0</text:p>
          </table:table-cell>
          <table:table-cell/>
          <table:table-cell table:style-name="ce2" table:formula="of:=IF([.AH156]&gt;=1;[.$AH$112]&amp;&quot;*&quot;&amp;[.AH156]&amp;&quot; &quot;;&quot;&quot;)&amp;IF([.AI156]&gt;=1;[.$AI$112]&amp;&quot;*&quot;&amp;[.AI156]&amp;&quot; &quot;;&quot;&quot;)&amp;IF([.AJ156]&gt;=1;[.$AJ$112]&amp;&quot;*&quot;&amp;[.AJ156]&amp;&quot; &quot;;&quot;&quot;)&amp;IF([.AK156]&gt;=1;[.$AK$112]&amp;&quot;*&quot;&amp;[.AK156]&amp;&quot; &quot;;&quot;&quot;)&amp;IF([.AL156]&gt;=1;[.$AL$112]&amp;&quot;*&quot;&amp;[.AL156]&amp;&quot; &quot;;&quot;&quot;)&amp;IF([.AM156]&gt;=1;[.$AM$112]&amp;&quot;*&quot;&amp;[.AM156]&amp;&quot; &quot;;&quot;&quot;)&amp;IF([.AN156]&gt;=1;[.$AN$112]&amp;&quot;*&quot;&amp;[.AN15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6:.T156])&amp;&quot;)))&quot;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formula="of:=IF([.$B$6]=&quot;Y&quot;;&quot;%&quot;;&quot;&quot;)&amp;IF([.U156]=&quot;Y&quot;;&quot;\acciaccatura s8 &quot;;&quot;&quot;)&amp;[.AP156]&amp;&quot; &quot;&amp;IF([.E156]=&quot;b&quot;;&quot;\break&quot;;IF([.E15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52]&lt;[.$AZ$9];[.AZ152]+1;&quot;-&quot;)" office:value-type="float" office:value="37" calcext:value-type="float">
            <text:p>37</text:p>
          </table:table-cell>
          <table:table-cell table:formula="of:=IF([.AZ152]&lt;[.$AZ$9];[.BA152];&quot;-&quot;)" office:value-type="float" office:value="2" calcext:value-type="float">
            <text:p>2</text:p>
          </table:table-cell>
          <table:table-cell table:formula="of:=IF([.BA156]=&quot;-&quot;;&quot;&quot;;IF([.$B$1]=2;INDEX([.$AR$16:.$AU$31];[.AZ156];[.BA156]);IF([.$B$1]=3;INDEX([.$AR$44:.$AU$98];[.AZ156];[.BA156]);INDEX([.$AR$113:.$AU$218];[.AZ156];[.BA156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formula="of:=IF([.E156]=&quot;pb&quot;;[.A156]+1;[.A156])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40" calcext:value-type="float">
            <text:p>240</text:p>
          </table:table-cell>
          <table:table-cell table:style-name="ce7" table:formula="of:=IF([.C158]=&quot;&quot;;&quot;&quot;;[.C158]-[.C15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57];[.$Z$106:.$AG$106];1)" office:value-type="float" office:value="1" calcext:value-type="float">
            <text:p>1</text:p>
          </table:table-cell>
          <table:table-cell table:style-name="ce44" table:formula="of:=MATCH([.D157]+[.C157];[.$Z$106:.$AG$106];1)" office:value-type="float" office:value="1" calcext:value-type="float">
            <text:p>1</text:p>
          </table:table-cell>
          <table:table-cell table:style-name="ce2" table:formula="of:=IF(AND([.Z$112]&lt;=[.$Y157];[.Z$112]&gt;=[.$X15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7];[.AA$112]&gt;=[.$X157]);INDEX([.$Z$106:.$AG$106];[.AA$112]);&quot;&quot;)">
            <text:p/>
          </table:table-cell>
          <table:table-cell table:style-name="ce2" table:formula="of:=IF(AND([.AB$112]&lt;=[.$Y157];[.AB$112]&gt;=[.$X157]);INDEX([.$Z$106:.$AG$106];[.AB$112]);&quot;&quot;)">
            <text:p/>
          </table:table-cell>
          <table:table-cell table:style-name="ce2" table:formula="of:=IF(AND([.AC$112]&lt;=[.$Y157];[.AC$112]&gt;=[.$X157]);INDEX([.$Z$106:.$AG$106];[.AC$112]);&quot;&quot;)">
            <text:p/>
          </table:table-cell>
          <table:table-cell table:style-name="ce2" table:formula="of:=IF(AND([.AD$112]&lt;=[.$Y157];[.AD$112]&gt;=[.$X157]);INDEX([.$Z$106:.$AG$106];[.AD$112]);&quot;&quot;)">
            <text:p/>
          </table:table-cell>
          <table:table-cell table:style-name="ce2" table:formula="of:=IF(AND([.AE$112]&lt;=[.$Y157];[.AE$112]&gt;=[.$X157]);INDEX([.$Z$106:.$AG$106];[.AE$112]);&quot;&quot;)">
            <text:p/>
          </table:table-cell>
          <table:table-cell table:style-name="ce2" table:formula="of:=IF(AND([.AF$112]&lt;=[.$Y157];[.AF$112]&gt;=[.$X157]);INDEX([.$Z$106:.$AG$106];[.AF$112]);&quot;&quot;)">
            <text:p/>
          </table:table-cell>
          <table:table-cell table:style-name="ce2" table:formula="of:=IF(AND([.AG$112]&lt;=[.$Y157];[.AG$112]&gt;=[.$X157]);INDEX([.$Z$106:.$AG$106];[.AG$112]);&quot;&quot;)">
            <text:p/>
          </table:table-cell>
          <table:table-cell table:formula="of:=IF([.Z157]=&quot;&quot;;0;MIN([.D157];[.$AA$106]-[.C157]))" office:value-type="float" office:value="4" calcext:value-type="float">
            <text:p>4</text:p>
          </table:table-cell>
          <table:table-cell table:formula="of:=IF([.AA157]=&quot;&quot;;0;MIN([.$AB$106]-[.C157];[.$AB$106]-[.$AA$106];[.D157]-[.AH157]))" office:value-type="float" office:value="0" calcext:value-type="float">
            <text:p>0</text:p>
          </table:table-cell>
          <table:table-cell table:formula="of:=IF([.AB157]=&quot;&quot;;0;MIN([.$AC$106]-[.C157];[.$AC$106]-[.$AB$106];[.D157]-[.AH157]-[.AI157]))" office:value-type="float" office:value="0" calcext:value-type="float">
            <text:p>0</text:p>
          </table:table-cell>
          <table:table-cell table:formula="of:=IF([.AC157]=&quot;&quot;;0;MIN([.$AD$106]-[.C157];[.$AD$106]-[.$AC$106];[.D157]-[.AH157]-[.AI157]-[.AJ157]))" office:value-type="float" office:value="0" calcext:value-type="float">
            <text:p>0</text:p>
          </table:table-cell>
          <table:table-cell table:formula="of:=IF([.AD157]=&quot;&quot;;0;MIN([.$AE$106]-[.C157];[.$AE$106]-[.$AD$106];[.D157]-[.AH157]-[.AI157]-[.AJ157]-[.AK157]))" office:value-type="float" office:value="0" calcext:value-type="float">
            <text:p>0</text:p>
          </table:table-cell>
          <table:table-cell table:formula="of:=IF([.AE157]=&quot;&quot;;0;MIN([.$AF$106]-[.C157];[.$AF$106]-[.$AE$106];[.D157]-[.AH157]-[.AI157]-[.AJ157]-[.AK157]-[.AL157]))" office:value-type="float" office:value="0" calcext:value-type="float">
            <text:p>0</text:p>
          </table:table-cell>
          <table:table-cell table:formula="of:=IF([.AF157]=&quot;&quot;;0;MIN([.$AG$106]-[.C157];[.$AG$106]-[.$AF$106];[.D157]-[.AH157]-[.AI157]-[.AJ157]-[.AK157]-[.AL157]-[.AM157]))" office:value-type="float" office:value="0" calcext:value-type="float">
            <text:p>0</text:p>
          </table:table-cell>
          <table:table-cell/>
          <table:table-cell table:style-name="ce2" table:formula="of:=IF([.AH157]&gt;=1;[.$AH$112]&amp;&quot;*&quot;&amp;[.AH157]&amp;&quot; &quot;;&quot;&quot;)&amp;IF([.AI157]&gt;=1;[.$AI$112]&amp;&quot;*&quot;&amp;[.AI157]&amp;&quot; &quot;;&quot;&quot;)&amp;IF([.AJ157]&gt;=1;[.$AJ$112]&amp;&quot;*&quot;&amp;[.AJ157]&amp;&quot; &quot;;&quot;&quot;)&amp;IF([.AK157]&gt;=1;[.$AK$112]&amp;&quot;*&quot;&amp;[.AK157]&amp;&quot; &quot;;&quot;&quot;)&amp;IF([.AL157]&gt;=1;[.$AL$112]&amp;&quot;*&quot;&amp;[.AL157]&amp;&quot; &quot;;&quot;&quot;)&amp;IF([.AM157]&gt;=1;[.$AM$112]&amp;&quot;*&quot;&amp;[.AM157]&amp;&quot; &quot;;&quot;&quot;)&amp;IF([.AN157]&gt;=1;[.$AN$112]&amp;&quot;*&quot;&amp;[.AN15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7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57:.T157])&amp;&quot;)))&quot;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formula="of:=IF([.$B$6]=&quot;Y&quot;;&quot;%&quot;;&quot;&quot;)&amp;IF([.U157]=&quot;Y&quot;;&quot;\acciaccatura s8 &quot;;&quot;&quot;)&amp;[.AP157]&amp;&quot; &quot;&amp;IF([.E157]=&quot;b&quot;;&quot;\break&quot;;IF([.E15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53]&lt;[.$AZ$9];[.AZ153]+1;&quot;-&quot;)" office:value-type="float" office:value="37" calcext:value-type="float">
            <text:p>37</text:p>
          </table:table-cell>
          <table:table-cell table:formula="of:=IF([.AZ153]&lt;[.$AZ$9];[.BA153];&quot;-&quot;)" office:value-type="float" office:value="3" calcext:value-type="float">
            <text:p>3</text:p>
          </table:table-cell>
          <table:table-cell table:formula="of:=IF([.BA157]=&quot;-&quot;;&quot;&quot;;IF([.$B$1]=2;INDEX([.$AR$16:.$AU$31];[.AZ157];[.BA157]);IF([.$B$1]=3;INDEX([.$AR$44:.$AU$98];[.AZ157];[.BA157]);INDEX([.$AR$113:.$AU$218];[.AZ157];[.BA157]))))" office:value-type="string" office:string-value="      (alignment-distances . (8 8 8 8 8 9 12 8 9 8 8)))" calcext:value-type="string">
            <text:p><text:s text:c="6"/>(alignment-distances . (8 8 8 8 8 9 12 8 9 8 8)))</text:p>
          </table:table-cell>
          <table:table-cell table:number-columns-repeated="10"/>
        </table:table-row>
        <table:table-row table:style-name="ro1">
          <table:table-cell table:formula="of:=IF([.E157]=&quot;pb&quot;;[.A157]+1;[.A157])"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44" calcext:value-type="float">
            <text:p>244</text:p>
          </table:table-cell>
          <table:table-cell table:style-name="ce7" table:formula="of:=IF([.C159]=&quot;&quot;;&quot;&quot;;[.C159]-[.C158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58];[.$Z$106:.$AG$106];1)" office:value-type="float" office:value="1" calcext:value-type="float">
            <text:p>1</text:p>
          </table:table-cell>
          <table:table-cell table:style-name="ce44" table:formula="of:=MATCH([.D158]+[.C158];[.$Z$106:.$AG$106];1)" office:value-type="float" office:value="1" calcext:value-type="float">
            <text:p>1</text:p>
          </table:table-cell>
          <table:table-cell table:style-name="ce2" table:formula="of:=IF(AND([.Z$112]&lt;=[.$Y158];[.Z$112]&gt;=[.$X15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8];[.AA$112]&gt;=[.$X158]);INDEX([.$Z$106:.$AG$106];[.AA$112]);&quot;&quot;)">
            <text:p/>
          </table:table-cell>
          <table:table-cell table:style-name="ce2" table:formula="of:=IF(AND([.AB$112]&lt;=[.$Y158];[.AB$112]&gt;=[.$X158]);INDEX([.$Z$106:.$AG$106];[.AB$112]);&quot;&quot;)">
            <text:p/>
          </table:table-cell>
          <table:table-cell table:style-name="ce2" table:formula="of:=IF(AND([.AC$112]&lt;=[.$Y158];[.AC$112]&gt;=[.$X158]);INDEX([.$Z$106:.$AG$106];[.AC$112]);&quot;&quot;)">
            <text:p/>
          </table:table-cell>
          <table:table-cell table:style-name="ce2" table:formula="of:=IF(AND([.AD$112]&lt;=[.$Y158];[.AD$112]&gt;=[.$X158]);INDEX([.$Z$106:.$AG$106];[.AD$112]);&quot;&quot;)">
            <text:p/>
          </table:table-cell>
          <table:table-cell table:style-name="ce2" table:formula="of:=IF(AND([.AE$112]&lt;=[.$Y158];[.AE$112]&gt;=[.$X158]);INDEX([.$Z$106:.$AG$106];[.AE$112]);&quot;&quot;)">
            <text:p/>
          </table:table-cell>
          <table:table-cell table:style-name="ce2" table:formula="of:=IF(AND([.AF$112]&lt;=[.$Y158];[.AF$112]&gt;=[.$X158]);INDEX([.$Z$106:.$AG$106];[.AF$112]);&quot;&quot;)">
            <text:p/>
          </table:table-cell>
          <table:table-cell table:style-name="ce2" table:formula="of:=IF(AND([.AG$112]&lt;=[.$Y158];[.AG$112]&gt;=[.$X158]);INDEX([.$Z$106:.$AG$106];[.AG$112]);&quot;&quot;)">
            <text:p/>
          </table:table-cell>
          <table:table-cell table:formula="of:=IF([.Z158]=&quot;&quot;;0;MIN([.D158];[.$AA$106]-[.C158]))" office:value-type="float" office:value="6" calcext:value-type="float">
            <text:p>6</text:p>
          </table:table-cell>
          <table:table-cell table:formula="of:=IF([.AA158]=&quot;&quot;;0;MIN([.$AB$106]-[.C158];[.$AB$106]-[.$AA$106];[.D158]-[.AH158]))" office:value-type="float" office:value="0" calcext:value-type="float">
            <text:p>0</text:p>
          </table:table-cell>
          <table:table-cell table:formula="of:=IF([.AB158]=&quot;&quot;;0;MIN([.$AC$106]-[.C158];[.$AC$106]-[.$AB$106];[.D158]-[.AH158]-[.AI158]))" office:value-type="float" office:value="0" calcext:value-type="float">
            <text:p>0</text:p>
          </table:table-cell>
          <table:table-cell table:formula="of:=IF([.AC158]=&quot;&quot;;0;MIN([.$AD$106]-[.C158];[.$AD$106]-[.$AC$106];[.D158]-[.AH158]-[.AI158]-[.AJ158]))" office:value-type="float" office:value="0" calcext:value-type="float">
            <text:p>0</text:p>
          </table:table-cell>
          <table:table-cell table:formula="of:=IF([.AD158]=&quot;&quot;;0;MIN([.$AE$106]-[.C158];[.$AE$106]-[.$AD$106];[.D158]-[.AH158]-[.AI158]-[.AJ158]-[.AK158]))" office:value-type="float" office:value="0" calcext:value-type="float">
            <text:p>0</text:p>
          </table:table-cell>
          <table:table-cell table:formula="of:=IF([.AE158]=&quot;&quot;;0;MIN([.$AF$106]-[.C158];[.$AF$106]-[.$AE$106];[.D158]-[.AH158]-[.AI158]-[.AJ158]-[.AK158]-[.AL158]))" office:value-type="float" office:value="0" calcext:value-type="float">
            <text:p>0</text:p>
          </table:table-cell>
          <table:table-cell table:formula="of:=IF([.AF158]=&quot;&quot;;0;MIN([.$AG$106]-[.C158];[.$AG$106]-[.$AF$106];[.D158]-[.AH158]-[.AI158]-[.AJ158]-[.AK158]-[.AL158]-[.AM158]))" office:value-type="float" office:value="0" calcext:value-type="float">
            <text:p>0</text:p>
          </table:table-cell>
          <table:table-cell/>
          <table:table-cell table:style-name="ce2" table:formula="of:=IF([.AH158]&gt;=1;[.$AH$112]&amp;&quot;*&quot;&amp;[.AH158]&amp;&quot; &quot;;&quot;&quot;)&amp;IF([.AI158]&gt;=1;[.$AI$112]&amp;&quot;*&quot;&amp;[.AI158]&amp;&quot; &quot;;&quot;&quot;)&amp;IF([.AJ158]&gt;=1;[.$AJ$112]&amp;&quot;*&quot;&amp;[.AJ158]&amp;&quot; &quot;;&quot;&quot;)&amp;IF([.AK158]&gt;=1;[.$AK$112]&amp;&quot;*&quot;&amp;[.AK158]&amp;&quot; &quot;;&quot;&quot;)&amp;IF([.AL158]&gt;=1;[.$AL$112]&amp;&quot;*&quot;&amp;[.AL158]&amp;&quot; &quot;;&quot;&quot;)&amp;IF([.AM158]&gt;=1;[.$AM$112]&amp;&quot;*&quot;&amp;[.AM158]&amp;&quot; &quot;;&quot;&quot;)&amp;IF([.AN158]&gt;=1;[.$AN$112]&amp;&quot;*&quot;&amp;[.AN158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58:.T158])&amp;&quot;)))&quot;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formula="of:=IF([.$B$6]=&quot;Y&quot;;&quot;%&quot;;&quot;&quot;)&amp;IF([.U158]=&quot;Y&quot;;&quot;\acciaccatura s8 &quot;;&quot;&quot;)&amp;[.AP158]&amp;&quot; &quot;&amp;IF([.E158]=&quot;b&quot;;&quot;\break&quot;;IF([.E158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54]&lt;[.$AZ$9];[.AZ154]+1;&quot;-&quot;)" office:value-type="float" office:value="37" calcext:value-type="float">
            <text:p>37</text:p>
          </table:table-cell>
          <table:table-cell table:formula="of:=IF([.AZ154]&lt;[.$AZ$9];[.BA154];&quot;-&quot;)" office:value-type="float" office:value="4" calcext:value-type="float">
            <text:p>4</text:p>
          </table:table-cell>
          <table:table-cell table:formula="of:=IF([.BA158]=&quot;-&quot;;&quot;&quot;;IF([.$B$1]=2;INDEX([.$AR$16:.$AU$31];[.AZ158];[.BA158]);IF([.$B$1]=3;INDEX([.$AR$44:.$AU$98];[.AZ158];[.BA158]);INDEX([.$AR$113:.$AU$218];[.AZ158];[.BA15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58]=&quot;pb&quot;;[.A158]+1;[.A158])"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50" calcext:value-type="float">
            <text:p>250</text:p>
          </table:table-cell>
          <table:table-cell table:style-name="ce7" table:formula="of:=IF([.C160]=&quot;&quot;;&quot;&quot;;[.C160]-[.C159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4"/>
          <table:table-cell table:number-columns-repeated="3"/>
          <table:table-cell table:style-name="ce44" table:formula="of:=MATCH([.C159];[.$Z$106:.$AG$106];1)" office:value-type="float" office:value="1" calcext:value-type="float">
            <text:p>1</text:p>
          </table:table-cell>
          <table:table-cell table:style-name="ce44" table:formula="of:=MATCH([.D159]+[.C159];[.$Z$106:.$AG$106];1)" office:value-type="float" office:value="1" calcext:value-type="float">
            <text:p>1</text:p>
          </table:table-cell>
          <table:table-cell table:style-name="ce2" table:formula="of:=IF(AND([.Z$112]&lt;=[.$Y159];[.Z$112]&gt;=[.$X15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59];[.AA$112]&gt;=[.$X159]);INDEX([.$Z$106:.$AG$106];[.AA$112]);&quot;&quot;)">
            <text:p/>
          </table:table-cell>
          <table:table-cell table:style-name="ce2" table:formula="of:=IF(AND([.AB$112]&lt;=[.$Y159];[.AB$112]&gt;=[.$X159]);INDEX([.$Z$106:.$AG$106];[.AB$112]);&quot;&quot;)">
            <text:p/>
          </table:table-cell>
          <table:table-cell table:style-name="ce2" table:formula="of:=IF(AND([.AC$112]&lt;=[.$Y159];[.AC$112]&gt;=[.$X159]);INDEX([.$Z$106:.$AG$106];[.AC$112]);&quot;&quot;)">
            <text:p/>
          </table:table-cell>
          <table:table-cell table:style-name="ce2" table:formula="of:=IF(AND([.AD$112]&lt;=[.$Y159];[.AD$112]&gt;=[.$X159]);INDEX([.$Z$106:.$AG$106];[.AD$112]);&quot;&quot;)">
            <text:p/>
          </table:table-cell>
          <table:table-cell table:style-name="ce2" table:formula="of:=IF(AND([.AE$112]&lt;=[.$Y159];[.AE$112]&gt;=[.$X159]);INDEX([.$Z$106:.$AG$106];[.AE$112]);&quot;&quot;)">
            <text:p/>
          </table:table-cell>
          <table:table-cell table:style-name="ce2" table:formula="of:=IF(AND([.AF$112]&lt;=[.$Y159];[.AF$112]&gt;=[.$X159]);INDEX([.$Z$106:.$AG$106];[.AF$112]);&quot;&quot;)">
            <text:p/>
          </table:table-cell>
          <table:table-cell table:style-name="ce2" table:formula="of:=IF(AND([.AG$112]&lt;=[.$Y159];[.AG$112]&gt;=[.$X159]);INDEX([.$Z$106:.$AG$106];[.AG$112]);&quot;&quot;)">
            <text:p/>
          </table:table-cell>
          <table:table-cell table:formula="of:=IF([.Z159]=&quot;&quot;;0;MIN([.D159];[.$AA$106]-[.C159]))" office:value-type="float" office:value="6" calcext:value-type="float">
            <text:p>6</text:p>
          </table:table-cell>
          <table:table-cell table:formula="of:=IF([.AA159]=&quot;&quot;;0;MIN([.$AB$106]-[.C159];[.$AB$106]-[.$AA$106];[.D159]-[.AH159]))" office:value-type="float" office:value="0" calcext:value-type="float">
            <text:p>0</text:p>
          </table:table-cell>
          <table:table-cell table:formula="of:=IF([.AB159]=&quot;&quot;;0;MIN([.$AC$106]-[.C159];[.$AC$106]-[.$AB$106];[.D159]-[.AH159]-[.AI159]))" office:value-type="float" office:value="0" calcext:value-type="float">
            <text:p>0</text:p>
          </table:table-cell>
          <table:table-cell table:formula="of:=IF([.AC159]=&quot;&quot;;0;MIN([.$AD$106]-[.C159];[.$AD$106]-[.$AC$106];[.D159]-[.AH159]-[.AI159]-[.AJ159]))" office:value-type="float" office:value="0" calcext:value-type="float">
            <text:p>0</text:p>
          </table:table-cell>
          <table:table-cell table:formula="of:=IF([.AD159]=&quot;&quot;;0;MIN([.$AE$106]-[.C159];[.$AE$106]-[.$AD$106];[.D159]-[.AH159]-[.AI159]-[.AJ159]-[.AK159]))" office:value-type="float" office:value="0" calcext:value-type="float">
            <text:p>0</text:p>
          </table:table-cell>
          <table:table-cell table:formula="of:=IF([.AE159]=&quot;&quot;;0;MIN([.$AF$106]-[.C159];[.$AF$106]-[.$AE$106];[.D159]-[.AH159]-[.AI159]-[.AJ159]-[.AK159]-[.AL159]))" office:value-type="float" office:value="0" calcext:value-type="float">
            <text:p>0</text:p>
          </table:table-cell>
          <table:table-cell table:formula="of:=IF([.AF159]=&quot;&quot;;0;MIN([.$AG$106]-[.C159];[.$AG$106]-[.$AF$106];[.D159]-[.AH159]-[.AI159]-[.AJ159]-[.AK159]-[.AL159]-[.AM159]))" office:value-type="float" office:value="0" calcext:value-type="float">
            <text:p>0</text:p>
          </table:table-cell>
          <table:table-cell/>
          <table:table-cell table:style-name="ce2" table:formula="of:=IF([.AH159]&gt;=1;[.$AH$112]&amp;&quot;*&quot;&amp;[.AH159]&amp;&quot; &quot;;&quot;&quot;)&amp;IF([.AI159]&gt;=1;[.$AI$112]&amp;&quot;*&quot;&amp;[.AI159]&amp;&quot; &quot;;&quot;&quot;)&amp;IF([.AJ159]&gt;=1;[.$AJ$112]&amp;&quot;*&quot;&amp;[.AJ159]&amp;&quot; &quot;;&quot;&quot;)&amp;IF([.AK159]&gt;=1;[.$AK$112]&amp;&quot;*&quot;&amp;[.AK159]&amp;&quot; &quot;;&quot;&quot;)&amp;IF([.AL159]&gt;=1;[.$AL$112]&amp;&quot;*&quot;&amp;[.AL159]&amp;&quot; &quot;;&quot;&quot;)&amp;IF([.AM159]&gt;=1;[.$AM$112]&amp;&quot;*&quot;&amp;[.AM159]&amp;&quot; &quot;;&quot;&quot;)&amp;IF([.AN159]&gt;=1;[.$AN$112]&amp;&quot;*&quot;&amp;[.AN159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59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59:.T159])&amp;&quot;)))&quot;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formula="of:=IF([.$B$6]=&quot;Y&quot;;&quot;%&quot;;&quot;&quot;)&amp;IF([.U159]=&quot;Y&quot;;&quot;\acciaccatura s8 &quot;;&quot;&quot;)&amp;[.AP159]&amp;&quot; &quot;&amp;IF([.E159]=&quot;b&quot;;&quot;\break&quot;;IF([.E159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5]&lt;[.$AZ$9];[.AZ155]+1;&quot;-&quot;)" office:value-type="float" office:value="38" calcext:value-type="float">
            <text:p>38</text:p>
          </table:table-cell>
          <table:table-cell table:formula="of:=IF([.AZ155]&lt;[.$AZ$9];[.BA155];&quot;-&quot;)" office:value-type="float" office:value="1" calcext:value-type="float">
            <text:p>1</text:p>
          </table:table-cell>
          <table:table-cell table:formula="of:=IF([.BA159]=&quot;-&quot;;&quot;&quot;;IF([.$B$1]=2;INDEX([.$AR$16:.$AU$31];[.AZ159];[.BA159]);IF([.$B$1]=3;INDEX([.$AR$44:.$AU$98];[.AZ159];[.BA159]);INDEX([.$AR$113:.$AU$218];[.AZ159];[.BA1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59]=&quot;pb&quot;;[.A159]+1;[.A159])"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56" calcext:value-type="float">
            <text:p>256</text:p>
          </table:table-cell>
          <table:table-cell table:style-name="ce7" table:formula="of:=IF([.C161]=&quot;&quot;;&quot;&quot;;[.C161]-[.C16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60];[.$Z$106:.$AG$106];1)" office:value-type="float" office:value="1" calcext:value-type="float">
            <text:p>1</text:p>
          </table:table-cell>
          <table:table-cell table:style-name="ce44" table:formula="of:=MATCH([.D160]+[.C160];[.$Z$106:.$AG$106];1)" office:value-type="float" office:value="1" calcext:value-type="float">
            <text:p>1</text:p>
          </table:table-cell>
          <table:table-cell table:style-name="ce2" table:formula="of:=IF(AND([.Z$112]&lt;=[.$Y160];[.Z$112]&gt;=[.$X16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0];[.AA$112]&gt;=[.$X160]);INDEX([.$Z$106:.$AG$106];[.AA$112]);&quot;&quot;)">
            <text:p/>
          </table:table-cell>
          <table:table-cell table:style-name="ce2" table:formula="of:=IF(AND([.AB$112]&lt;=[.$Y160];[.AB$112]&gt;=[.$X160]);INDEX([.$Z$106:.$AG$106];[.AB$112]);&quot;&quot;)">
            <text:p/>
          </table:table-cell>
          <table:table-cell table:style-name="ce2" table:formula="of:=IF(AND([.AC$112]&lt;=[.$Y160];[.AC$112]&gt;=[.$X160]);INDEX([.$Z$106:.$AG$106];[.AC$112]);&quot;&quot;)">
            <text:p/>
          </table:table-cell>
          <table:table-cell table:style-name="ce2" table:formula="of:=IF(AND([.AD$112]&lt;=[.$Y160];[.AD$112]&gt;=[.$X160]);INDEX([.$Z$106:.$AG$106];[.AD$112]);&quot;&quot;)">
            <text:p/>
          </table:table-cell>
          <table:table-cell table:style-name="ce2" table:formula="of:=IF(AND([.AE$112]&lt;=[.$Y160];[.AE$112]&gt;=[.$X160]);INDEX([.$Z$106:.$AG$106];[.AE$112]);&quot;&quot;)">
            <text:p/>
          </table:table-cell>
          <table:table-cell table:style-name="ce2" table:formula="of:=IF(AND([.AF$112]&lt;=[.$Y160];[.AF$112]&gt;=[.$X160]);INDEX([.$Z$106:.$AG$106];[.AF$112]);&quot;&quot;)">
            <text:p/>
          </table:table-cell>
          <table:table-cell table:style-name="ce2" table:formula="of:=IF(AND([.AG$112]&lt;=[.$Y160];[.AG$112]&gt;=[.$X160]);INDEX([.$Z$106:.$AG$106];[.AG$112]);&quot;&quot;)">
            <text:p/>
          </table:table-cell>
          <table:table-cell table:formula="of:=IF([.Z160]=&quot;&quot;;0;MIN([.D160];[.$AA$106]-[.C160]))" office:value-type="float" office:value="5" calcext:value-type="float">
            <text:p>5</text:p>
          </table:table-cell>
          <table:table-cell table:formula="of:=IF([.AA160]=&quot;&quot;;0;MIN([.$AB$106]-[.C160];[.$AB$106]-[.$AA$106];[.D160]-[.AH160]))" office:value-type="float" office:value="0" calcext:value-type="float">
            <text:p>0</text:p>
          </table:table-cell>
          <table:table-cell table:formula="of:=IF([.AB160]=&quot;&quot;;0;MIN([.$AC$106]-[.C160];[.$AC$106]-[.$AB$106];[.D160]-[.AH160]-[.AI160]))" office:value-type="float" office:value="0" calcext:value-type="float">
            <text:p>0</text:p>
          </table:table-cell>
          <table:table-cell table:formula="of:=IF([.AC160]=&quot;&quot;;0;MIN([.$AD$106]-[.C160];[.$AD$106]-[.$AC$106];[.D160]-[.AH160]-[.AI160]-[.AJ160]))" office:value-type="float" office:value="0" calcext:value-type="float">
            <text:p>0</text:p>
          </table:table-cell>
          <table:table-cell table:formula="of:=IF([.AD160]=&quot;&quot;;0;MIN([.$AE$106]-[.C160];[.$AE$106]-[.$AD$106];[.D160]-[.AH160]-[.AI160]-[.AJ160]-[.AK160]))" office:value-type="float" office:value="0" calcext:value-type="float">
            <text:p>0</text:p>
          </table:table-cell>
          <table:table-cell table:formula="of:=IF([.AE160]=&quot;&quot;;0;MIN([.$AF$106]-[.C160];[.$AF$106]-[.$AE$106];[.D160]-[.AH160]-[.AI160]-[.AJ160]-[.AK160]-[.AL160]))" office:value-type="float" office:value="0" calcext:value-type="float">
            <text:p>0</text:p>
          </table:table-cell>
          <table:table-cell table:formula="of:=IF([.AF160]=&quot;&quot;;0;MIN([.$AG$106]-[.C160];[.$AG$106]-[.$AF$106];[.D160]-[.AH160]-[.AI160]-[.AJ160]-[.AK160]-[.AL160]-[.AM160]))" office:value-type="float" office:value="0" calcext:value-type="float">
            <text:p>0</text:p>
          </table:table-cell>
          <table:table-cell/>
          <table:table-cell table:style-name="ce2" table:formula="of:=IF([.AH160]&gt;=1;[.$AH$112]&amp;&quot;*&quot;&amp;[.AH160]&amp;&quot; &quot;;&quot;&quot;)&amp;IF([.AI160]&gt;=1;[.$AI$112]&amp;&quot;*&quot;&amp;[.AI160]&amp;&quot; &quot;;&quot;&quot;)&amp;IF([.AJ160]&gt;=1;[.$AJ$112]&amp;&quot;*&quot;&amp;[.AJ160]&amp;&quot; &quot;;&quot;&quot;)&amp;IF([.AK160]&gt;=1;[.$AK$112]&amp;&quot;*&quot;&amp;[.AK160]&amp;&quot; &quot;;&quot;&quot;)&amp;IF([.AL160]&gt;=1;[.$AL$112]&amp;&quot;*&quot;&amp;[.AL160]&amp;&quot; &quot;;&quot;&quot;)&amp;IF([.AM160]&gt;=1;[.$AM$112]&amp;&quot;*&quot;&amp;[.AM160]&amp;&quot; &quot;;&quot;&quot;)&amp;IF([.AN160]&gt;=1;[.$AN$112]&amp;&quot;*&quot;&amp;[.AN16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0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60:.T160])&amp;&quot;)))&quot;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formula="of:=IF([.$B$6]=&quot;Y&quot;;&quot;%&quot;;&quot;&quot;)&amp;IF([.U160]=&quot;Y&quot;;&quot;\acciaccatura s8 &quot;;&quot;&quot;)&amp;[.AP160]&amp;&quot; &quot;&amp;IF([.E160]=&quot;b&quot;;&quot;\break&quot;;IF([.E16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56]&lt;[.$AZ$9];[.AZ156]+1;&quot;-&quot;)" office:value-type="float" office:value="38" calcext:value-type="float">
            <text:p>38</text:p>
          </table:table-cell>
          <table:table-cell table:formula="of:=IF([.AZ156]&lt;[.$AZ$9];[.BA156];&quot;-&quot;)" office:value-type="float" office:value="2" calcext:value-type="float">
            <text:p>2</text:p>
          </table:table-cell>
          <table:table-cell table:formula="of:=IF([.BA160]=&quot;-&quot;;&quot;&quot;;IF([.$B$1]=2;INDEX([.$AR$16:.$AU$31];[.AZ160];[.BA160]);IF([.$B$1]=3;INDEX([.$AR$44:.$AU$98];[.AZ160];[.BA160]);INDEX([.$AR$113:.$AU$218];[.AZ160];[.BA16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0]=&quot;pb&quot;;[.A160]+1;[.A160])"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61" calcext:value-type="float">
            <text:p>261</text:p>
          </table:table-cell>
          <table:table-cell table:style-name="ce7" table:formula="of:=IF([.C162]=&quot;&quot;;&quot;&quot;;[.C162]-[.C161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26" calcext:value-type="float">
            <text:p>126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1];[.$Z$106:.$AG$106];1)" office:value-type="float" office:value="1" calcext:value-type="float">
            <text:p>1</text:p>
          </table:table-cell>
          <table:table-cell table:style-name="ce44" table:formula="of:=MATCH([.D161]+[.C161];[.$Z$106:.$AG$106];1)" office:value-type="float" office:value="1" calcext:value-type="float">
            <text:p>1</text:p>
          </table:table-cell>
          <table:table-cell table:style-name="ce2" table:formula="of:=IF(AND([.Z$112]&lt;=[.$Y161];[.Z$112]&gt;=[.$X16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1];[.AA$112]&gt;=[.$X161]);INDEX([.$Z$106:.$AG$106];[.AA$112]);&quot;&quot;)">
            <text:p/>
          </table:table-cell>
          <table:table-cell table:style-name="ce2" table:formula="of:=IF(AND([.AB$112]&lt;=[.$Y161];[.AB$112]&gt;=[.$X161]);INDEX([.$Z$106:.$AG$106];[.AB$112]);&quot;&quot;)">
            <text:p/>
          </table:table-cell>
          <table:table-cell table:style-name="ce2" table:formula="of:=IF(AND([.AC$112]&lt;=[.$Y161];[.AC$112]&gt;=[.$X161]);INDEX([.$Z$106:.$AG$106];[.AC$112]);&quot;&quot;)">
            <text:p/>
          </table:table-cell>
          <table:table-cell table:style-name="ce2" table:formula="of:=IF(AND([.AD$112]&lt;=[.$Y161];[.AD$112]&gt;=[.$X161]);INDEX([.$Z$106:.$AG$106];[.AD$112]);&quot;&quot;)">
            <text:p/>
          </table:table-cell>
          <table:table-cell table:style-name="ce2" table:formula="of:=IF(AND([.AE$112]&lt;=[.$Y161];[.AE$112]&gt;=[.$X161]);INDEX([.$Z$106:.$AG$106];[.AE$112]);&quot;&quot;)">
            <text:p/>
          </table:table-cell>
          <table:table-cell table:style-name="ce2" table:formula="of:=IF(AND([.AF$112]&lt;=[.$Y161];[.AF$112]&gt;=[.$X161]);INDEX([.$Z$106:.$AG$106];[.AF$112]);&quot;&quot;)">
            <text:p/>
          </table:table-cell>
          <table:table-cell table:style-name="ce2" table:formula="of:=IF(AND([.AG$112]&lt;=[.$Y161];[.AG$112]&gt;=[.$X161]);INDEX([.$Z$106:.$AG$106];[.AG$112]);&quot;&quot;)">
            <text:p/>
          </table:table-cell>
          <table:table-cell table:formula="of:=IF([.Z161]=&quot;&quot;;0;MIN([.D161];[.$AA$106]-[.C161]))" office:value-type="float" office:value="6" calcext:value-type="float">
            <text:p>6</text:p>
          </table:table-cell>
          <table:table-cell table:formula="of:=IF([.AA161]=&quot;&quot;;0;MIN([.$AB$106]-[.C161];[.$AB$106]-[.$AA$106];[.D161]-[.AH161]))" office:value-type="float" office:value="0" calcext:value-type="float">
            <text:p>0</text:p>
          </table:table-cell>
          <table:table-cell table:formula="of:=IF([.AB161]=&quot;&quot;;0;MIN([.$AC$106]-[.C161];[.$AC$106]-[.$AB$106];[.D161]-[.AH161]-[.AI161]))" office:value-type="float" office:value="0" calcext:value-type="float">
            <text:p>0</text:p>
          </table:table-cell>
          <table:table-cell table:formula="of:=IF([.AC161]=&quot;&quot;;0;MIN([.$AD$106]-[.C161];[.$AD$106]-[.$AC$106];[.D161]-[.AH161]-[.AI161]-[.AJ161]))" office:value-type="float" office:value="0" calcext:value-type="float">
            <text:p>0</text:p>
          </table:table-cell>
          <table:table-cell table:formula="of:=IF([.AD161]=&quot;&quot;;0;MIN([.$AE$106]-[.C161];[.$AE$106]-[.$AD$106];[.D161]-[.AH161]-[.AI161]-[.AJ161]-[.AK161]))" office:value-type="float" office:value="0" calcext:value-type="float">
            <text:p>0</text:p>
          </table:table-cell>
          <table:table-cell table:formula="of:=IF([.AE161]=&quot;&quot;;0;MIN([.$AF$106]-[.C161];[.$AF$106]-[.$AE$106];[.D161]-[.AH161]-[.AI161]-[.AJ161]-[.AK161]-[.AL161]))" office:value-type="float" office:value="0" calcext:value-type="float">
            <text:p>0</text:p>
          </table:table-cell>
          <table:table-cell table:formula="of:=IF([.AF161]=&quot;&quot;;0;MIN([.$AG$106]-[.C161];[.$AG$106]-[.$AF$106];[.D161]-[.AH161]-[.AI161]-[.AJ161]-[.AK161]-[.AL161]-[.AM161]))" office:value-type="float" office:value="0" calcext:value-type="float">
            <text:p>0</text:p>
          </table:table-cell>
          <table:table-cell/>
          <table:table-cell table:style-name="ce2" table:formula="of:=IF([.AH161]&gt;=1;[.$AH$112]&amp;&quot;*&quot;&amp;[.AH161]&amp;&quot; &quot;;&quot;&quot;)&amp;IF([.AI161]&gt;=1;[.$AI$112]&amp;&quot;*&quot;&amp;[.AI161]&amp;&quot; &quot;;&quot;&quot;)&amp;IF([.AJ161]&gt;=1;[.$AJ$112]&amp;&quot;*&quot;&amp;[.AJ161]&amp;&quot; &quot;;&quot;&quot;)&amp;IF([.AK161]&gt;=1;[.$AK$112]&amp;&quot;*&quot;&amp;[.AK161]&amp;&quot; &quot;;&quot;&quot;)&amp;IF([.AL161]&gt;=1;[.$AL$112]&amp;&quot;*&quot;&amp;[.AL161]&amp;&quot; &quot;;&quot;&quot;)&amp;IF([.AM161]&gt;=1;[.$AM$112]&amp;&quot;*&quot;&amp;[.AM161]&amp;&quot; &quot;;&quot;&quot;)&amp;IF([.AN161]&gt;=1;[.$AN$112]&amp;&quot;*&quot;&amp;[.AN161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1]&amp;&quot;)&quot;" office:value-type="string" office:string-value="    #'((Y-offset . 126)" calcext:value-type="string">
            <text:p><text:s text:c="4"/>#'((Y-offset . 126)</text:p>
          </table:table-cell>
          <table:table-cell table:formula="of:=IF([.$B$4]=&quot;Y&quot;;&quot;&quot;;&quot;%&quot;)&amp;&quot;      (alignment-distances . (&quot;&amp;COM.MICROSOFT.TEXTJOIN(&quot; &quot;;1;[.G161:.T161])&amp;&quot;)))&quot;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formula="of:=IF([.$B$6]=&quot;Y&quot;;&quot;%&quot;;&quot;&quot;)&amp;IF([.U161]=&quot;Y&quot;;&quot;\acciaccatura s8 &quot;;&quot;&quot;)&amp;[.AP161]&amp;&quot; &quot;&amp;IF([.E161]=&quot;b&quot;;&quot;\break&quot;;IF([.E161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57]&lt;[.$AZ$9];[.AZ157]+1;&quot;-&quot;)" office:value-type="float" office:value="38" calcext:value-type="float">
            <text:p>38</text:p>
          </table:table-cell>
          <table:table-cell table:formula="of:=IF([.AZ157]&lt;[.$AZ$9];[.BA157];&quot;-&quot;)" office:value-type="float" office:value="3" calcext:value-type="float">
            <text:p>3</text:p>
          </table:table-cell>
          <table:table-cell table:formula="of:=IF([.BA161]=&quot;-&quot;;&quot;&quot;;IF([.$B$1]=2;INDEX([.$AR$16:.$AU$31];[.AZ161];[.BA161]);IF([.$B$1]=3;INDEX([.$AR$44:.$AU$98];[.AZ161];[.BA161]);INDEX([.$AR$113:.$AU$218];[.AZ161];[.BA161]))))" office:value-type="string" office:string-value="      (alignment-distances . (9 9 10 10 12 9 9 9 11)))" calcext:value-type="string">
            <text:p><text:s text:c="6"/>(alignment-distances . (9 9 10 10 12 9 9 9 11)))</text:p>
          </table:table-cell>
          <table:table-cell table:number-columns-repeated="10"/>
        </table:table-row>
        <table:table-row table:style-name="ro1">
          <table:table-cell table:formula="of:=IF([.E161]=&quot;pb&quot;;[.A161]+1;[.A161])"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table:style-name="ce7" table:formula="of:=IF([.C163]=&quot;&quot;;&quot;&quot;;[.C163]-[.C162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2];[.$Z$106:.$AG$106];1)" office:value-type="float" office:value="1" calcext:value-type="float">
            <text:p>1</text:p>
          </table:table-cell>
          <table:table-cell table:style-name="ce44" table:formula="of:=MATCH([.D162]+[.C162];[.$Z$106:.$AG$106];1)" office:value-type="float" office:value="1" calcext:value-type="float">
            <text:p>1</text:p>
          </table:table-cell>
          <table:table-cell table:style-name="ce2" table:formula="of:=IF(AND([.Z$112]&lt;=[.$Y162];[.Z$112]&gt;=[.$X16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2];[.AA$112]&gt;=[.$X162]);INDEX([.$Z$106:.$AG$106];[.AA$112]);&quot;&quot;)">
            <text:p/>
          </table:table-cell>
          <table:table-cell table:style-name="ce2" table:formula="of:=IF(AND([.AB$112]&lt;=[.$Y162];[.AB$112]&gt;=[.$X162]);INDEX([.$Z$106:.$AG$106];[.AB$112]);&quot;&quot;)">
            <text:p/>
          </table:table-cell>
          <table:table-cell table:style-name="ce2" table:formula="of:=IF(AND([.AC$112]&lt;=[.$Y162];[.AC$112]&gt;=[.$X162]);INDEX([.$Z$106:.$AG$106];[.AC$112]);&quot;&quot;)">
            <text:p/>
          </table:table-cell>
          <table:table-cell table:style-name="ce2" table:formula="of:=IF(AND([.AD$112]&lt;=[.$Y162];[.AD$112]&gt;=[.$X162]);INDEX([.$Z$106:.$AG$106];[.AD$112]);&quot;&quot;)">
            <text:p/>
          </table:table-cell>
          <table:table-cell table:style-name="ce2" table:formula="of:=IF(AND([.AE$112]&lt;=[.$Y162];[.AE$112]&gt;=[.$X162]);INDEX([.$Z$106:.$AG$106];[.AE$112]);&quot;&quot;)">
            <text:p/>
          </table:table-cell>
          <table:table-cell table:style-name="ce2" table:formula="of:=IF(AND([.AF$112]&lt;=[.$Y162];[.AF$112]&gt;=[.$X162]);INDEX([.$Z$106:.$AG$106];[.AF$112]);&quot;&quot;)">
            <text:p/>
          </table:table-cell>
          <table:table-cell table:style-name="ce2" table:formula="of:=IF(AND([.AG$112]&lt;=[.$Y162];[.AG$112]&gt;=[.$X162]);INDEX([.$Z$106:.$AG$106];[.AG$112]);&quot;&quot;)">
            <text:p/>
          </table:table-cell>
          <table:table-cell table:formula="of:=IF([.Z162]=&quot;&quot;;0;MIN([.D162];[.$AA$106]-[.C162]))" office:value-type="float" office:value="7" calcext:value-type="float">
            <text:p>7</text:p>
          </table:table-cell>
          <table:table-cell table:formula="of:=IF([.AA162]=&quot;&quot;;0;MIN([.$AB$106]-[.C162];[.$AB$106]-[.$AA$106];[.D162]-[.AH162]))" office:value-type="float" office:value="0" calcext:value-type="float">
            <text:p>0</text:p>
          </table:table-cell>
          <table:table-cell table:formula="of:=IF([.AB162]=&quot;&quot;;0;MIN([.$AC$106]-[.C162];[.$AC$106]-[.$AB$106];[.D162]-[.AH162]-[.AI162]))" office:value-type="float" office:value="0" calcext:value-type="float">
            <text:p>0</text:p>
          </table:table-cell>
          <table:table-cell table:formula="of:=IF([.AC162]=&quot;&quot;;0;MIN([.$AD$106]-[.C162];[.$AD$106]-[.$AC$106];[.D162]-[.AH162]-[.AI162]-[.AJ162]))" office:value-type="float" office:value="0" calcext:value-type="float">
            <text:p>0</text:p>
          </table:table-cell>
          <table:table-cell table:formula="of:=IF([.AD162]=&quot;&quot;;0;MIN([.$AE$106]-[.C162];[.$AE$106]-[.$AD$106];[.D162]-[.AH162]-[.AI162]-[.AJ162]-[.AK162]))" office:value-type="float" office:value="0" calcext:value-type="float">
            <text:p>0</text:p>
          </table:table-cell>
          <table:table-cell table:formula="of:=IF([.AE162]=&quot;&quot;;0;MIN([.$AF$106]-[.C162];[.$AF$106]-[.$AE$106];[.D162]-[.AH162]-[.AI162]-[.AJ162]-[.AK162]-[.AL162]))" office:value-type="float" office:value="0" calcext:value-type="float">
            <text:p>0</text:p>
          </table:table-cell>
          <table:table-cell table:formula="of:=IF([.AF162]=&quot;&quot;;0;MIN([.$AG$106]-[.C162];[.$AG$106]-[.$AF$106];[.D162]-[.AH162]-[.AI162]-[.AJ162]-[.AK162]-[.AL162]-[.AM162]))" office:value-type="float" office:value="0" calcext:value-type="float">
            <text:p>0</text:p>
          </table:table-cell>
          <table:table-cell/>
          <table:table-cell table:style-name="ce2" table:formula="of:=IF([.AH162]&gt;=1;[.$AH$112]&amp;&quot;*&quot;&amp;[.AH162]&amp;&quot; &quot;;&quot;&quot;)&amp;IF([.AI162]&gt;=1;[.$AI$112]&amp;&quot;*&quot;&amp;[.AI162]&amp;&quot; &quot;;&quot;&quot;)&amp;IF([.AJ162]&gt;=1;[.$AJ$112]&amp;&quot;*&quot;&amp;[.AJ162]&amp;&quot; &quot;;&quot;&quot;)&amp;IF([.AK162]&gt;=1;[.$AK$112]&amp;&quot;*&quot;&amp;[.AK162]&amp;&quot; &quot;;&quot;&quot;)&amp;IF([.AL162]&gt;=1;[.$AL$112]&amp;&quot;*&quot;&amp;[.AL162]&amp;&quot; &quot;;&quot;&quot;)&amp;IF([.AM162]&gt;=1;[.$AM$112]&amp;&quot;*&quot;&amp;[.AM162]&amp;&quot; &quot;;&quot;&quot;)&amp;IF([.AN162]&gt;=1;[.$AN$112]&amp;&quot;*&quot;&amp;[.AN162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2:.T162])&amp;&quot;)))&quot;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formula="of:=IF([.$B$6]=&quot;Y&quot;;&quot;%&quot;;&quot;&quot;)&amp;IF([.U162]=&quot;Y&quot;;&quot;\acciaccatura s8 &quot;;&quot;&quot;)&amp;[.AP162]&amp;&quot; &quot;&amp;IF([.E162]=&quot;b&quot;;&quot;\break&quot;;IF([.E162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58]&lt;[.$AZ$9];[.AZ158]+1;&quot;-&quot;)" office:value-type="float" office:value="38" calcext:value-type="float">
            <text:p>38</text:p>
          </table:table-cell>
          <table:table-cell table:formula="of:=IF([.AZ158]&lt;[.$AZ$9];[.BA158];&quot;-&quot;)" office:value-type="float" office:value="4" calcext:value-type="float">
            <text:p>4</text:p>
          </table:table-cell>
          <table:table-cell table:formula="of:=IF([.BA162]=&quot;-&quot;;&quot;&quot;;IF([.$B$1]=2;INDEX([.$AR$16:.$AU$31];[.AZ162];[.BA162]);IF([.$B$1]=3;INDEX([.$AR$44:.$AU$98];[.AZ162];[.BA162]);INDEX([.$AR$113:.$AU$218];[.AZ162];[.BA162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62]=&quot;pb&quot;;[.A162]+1;[.A162])"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4" calcext:value-type="float">
            <text:p>274</text:p>
          </table:table-cell>
          <table:table-cell table:style-name="ce7" table:formula="of:=IF([.C164]=&quot;&quot;;&quot;&quot;;[.C164]-[.C163])" office:value-type="float" office:value="7" calcext:value-type="float">
            <text:p>7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3];[.$Z$106:.$AG$106];1)" office:value-type="float" office:value="1" calcext:value-type="float">
            <text:p>1</text:p>
          </table:table-cell>
          <table:table-cell table:style-name="ce44" table:formula="of:=MATCH([.D163]+[.C163];[.$Z$106:.$AG$106];1)" office:value-type="float" office:value="1" calcext:value-type="float">
            <text:p>1</text:p>
          </table:table-cell>
          <table:table-cell table:style-name="ce2" table:formula="of:=IF(AND([.Z$112]&lt;=[.$Y163];[.Z$112]&gt;=[.$X16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3];[.AA$112]&gt;=[.$X163]);INDEX([.$Z$106:.$AG$106];[.AA$112]);&quot;&quot;)">
            <text:p/>
          </table:table-cell>
          <table:table-cell table:style-name="ce2" table:formula="of:=IF(AND([.AB$112]&lt;=[.$Y163];[.AB$112]&gt;=[.$X163]);INDEX([.$Z$106:.$AG$106];[.AB$112]);&quot;&quot;)">
            <text:p/>
          </table:table-cell>
          <table:table-cell table:style-name="ce2" table:formula="of:=IF(AND([.AC$112]&lt;=[.$Y163];[.AC$112]&gt;=[.$X163]);INDEX([.$Z$106:.$AG$106];[.AC$112]);&quot;&quot;)">
            <text:p/>
          </table:table-cell>
          <table:table-cell table:style-name="ce2" table:formula="of:=IF(AND([.AD$112]&lt;=[.$Y163];[.AD$112]&gt;=[.$X163]);INDEX([.$Z$106:.$AG$106];[.AD$112]);&quot;&quot;)">
            <text:p/>
          </table:table-cell>
          <table:table-cell table:style-name="ce2" table:formula="of:=IF(AND([.AE$112]&lt;=[.$Y163];[.AE$112]&gt;=[.$X163]);INDEX([.$Z$106:.$AG$106];[.AE$112]);&quot;&quot;)">
            <text:p/>
          </table:table-cell>
          <table:table-cell table:style-name="ce2" table:formula="of:=IF(AND([.AF$112]&lt;=[.$Y163];[.AF$112]&gt;=[.$X163]);INDEX([.$Z$106:.$AG$106];[.AF$112]);&quot;&quot;)">
            <text:p/>
          </table:table-cell>
          <table:table-cell table:style-name="ce2" table:formula="of:=IF(AND([.AG$112]&lt;=[.$Y163];[.AG$112]&gt;=[.$X163]);INDEX([.$Z$106:.$AG$106];[.AG$112]);&quot;&quot;)">
            <text:p/>
          </table:table-cell>
          <table:table-cell table:formula="of:=IF([.Z163]=&quot;&quot;;0;MIN([.D163];[.$AA$106]-[.C163]))" office:value-type="float" office:value="7" calcext:value-type="float">
            <text:p>7</text:p>
          </table:table-cell>
          <table:table-cell table:formula="of:=IF([.AA163]=&quot;&quot;;0;MIN([.$AB$106]-[.C163];[.$AB$106]-[.$AA$106];[.D163]-[.AH163]))" office:value-type="float" office:value="0" calcext:value-type="float">
            <text:p>0</text:p>
          </table:table-cell>
          <table:table-cell table:formula="of:=IF([.AB163]=&quot;&quot;;0;MIN([.$AC$106]-[.C163];[.$AC$106]-[.$AB$106];[.D163]-[.AH163]-[.AI163]))" office:value-type="float" office:value="0" calcext:value-type="float">
            <text:p>0</text:p>
          </table:table-cell>
          <table:table-cell table:formula="of:=IF([.AC163]=&quot;&quot;;0;MIN([.$AD$106]-[.C163];[.$AD$106]-[.$AC$106];[.D163]-[.AH163]-[.AI163]-[.AJ163]))" office:value-type="float" office:value="0" calcext:value-type="float">
            <text:p>0</text:p>
          </table:table-cell>
          <table:table-cell table:formula="of:=IF([.AD163]=&quot;&quot;;0;MIN([.$AE$106]-[.C163];[.$AE$106]-[.$AD$106];[.D163]-[.AH163]-[.AI163]-[.AJ163]-[.AK163]))" office:value-type="float" office:value="0" calcext:value-type="float">
            <text:p>0</text:p>
          </table:table-cell>
          <table:table-cell table:formula="of:=IF([.AE163]=&quot;&quot;;0;MIN([.$AF$106]-[.C163];[.$AF$106]-[.$AE$106];[.D163]-[.AH163]-[.AI163]-[.AJ163]-[.AK163]-[.AL163]))" office:value-type="float" office:value="0" calcext:value-type="float">
            <text:p>0</text:p>
          </table:table-cell>
          <table:table-cell table:formula="of:=IF([.AF163]=&quot;&quot;;0;MIN([.$AG$106]-[.C163];[.$AG$106]-[.$AF$106];[.D163]-[.AH163]-[.AI163]-[.AJ163]-[.AK163]-[.AL163]-[.AM163]))" office:value-type="float" office:value="0" calcext:value-type="float">
            <text:p>0</text:p>
          </table:table-cell>
          <table:table-cell/>
          <table:table-cell table:style-name="ce2" table:formula="of:=IF([.AH163]&gt;=1;[.$AH$112]&amp;&quot;*&quot;&amp;[.AH163]&amp;&quot; &quot;;&quot;&quot;)&amp;IF([.AI163]&gt;=1;[.$AI$112]&amp;&quot;*&quot;&amp;[.AI163]&amp;&quot; &quot;;&quot;&quot;)&amp;IF([.AJ163]&gt;=1;[.$AJ$112]&amp;&quot;*&quot;&amp;[.AJ163]&amp;&quot; &quot;;&quot;&quot;)&amp;IF([.AK163]&gt;=1;[.$AK$112]&amp;&quot;*&quot;&amp;[.AK163]&amp;&quot; &quot;;&quot;&quot;)&amp;IF([.AL163]&gt;=1;[.$AL$112]&amp;&quot;*&quot;&amp;[.AL163]&amp;&quot; &quot;;&quot;&quot;)&amp;IF([.AM163]&gt;=1;[.$AM$112]&amp;&quot;*&quot;&amp;[.AM163]&amp;&quot; &quot;;&quot;&quot;)&amp;IF([.AN163]&gt;=1;[.$AN$112]&amp;&quot;*&quot;&amp;[.AN163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63:.T163])&amp;&quot;)))&quot;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formula="of:=IF([.$B$6]=&quot;Y&quot;;&quot;%&quot;;&quot;&quot;)&amp;IF([.U163]=&quot;Y&quot;;&quot;\acciaccatura s8 &quot;;&quot;&quot;)&amp;[.AP163]&amp;&quot; &quot;&amp;IF([.E163]=&quot;b&quot;;&quot;\break&quot;;IF([.E163]=&quot;pb&quot;;&quot;\pageBreak&quot;))" office:value-type="string" office:string-value="s1*7  \pageBreak" calcext:value-type="string">
            <text:p>s1*7 <text:s/>\pageBreak</text:p>
          </table:table-cell>
          <table:table-cell table:number-columns-repeated="4"/>
          <table:table-cell table:formula="of:=IF([.AZ159]&lt;[.$AZ$9];[.AZ159]+1;&quot;-&quot;)" office:value-type="float" office:value="39" calcext:value-type="float">
            <text:p>39</text:p>
          </table:table-cell>
          <table:table-cell table:formula="of:=IF([.AZ159]&lt;[.$AZ$9];[.BA159];&quot;-&quot;)" office:value-type="float" office:value="1" calcext:value-type="float">
            <text:p>1</text:p>
          </table:table-cell>
          <table:table-cell table:formula="of:=IF([.BA163]=&quot;-&quot;;&quot;&quot;;IF([.$B$1]=2;INDEX([.$AR$16:.$AU$31];[.AZ163];[.BA163]);IF([.$B$1]=3;INDEX([.$AR$44:.$AU$98];[.AZ163];[.BA163]);INDEX([.$AR$113:.$AU$218];[.AZ163];[.BA1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3]=&quot;pb&quot;;[.A163]+1;[.A163])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table:style-name="ce7" table:formula="of:=IF([.C165]=&quot;&quot;;&quot;&quot;;[.C165]-[.C16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64];[.$Z$106:.$AG$106];1)" office:value-type="float" office:value="1" calcext:value-type="float">
            <text:p>1</text:p>
          </table:table-cell>
          <table:table-cell table:style-name="ce44" table:formula="of:=MATCH([.D164]+[.C164];[.$Z$106:.$AG$106];1)" office:value-type="float" office:value="1" calcext:value-type="float">
            <text:p>1</text:p>
          </table:table-cell>
          <table:table-cell table:style-name="ce2" table:formula="of:=IF(AND([.Z$112]&lt;=[.$Y164];[.Z$112]&gt;=[.$X16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4];[.AA$112]&gt;=[.$X164]);INDEX([.$Z$106:.$AG$106];[.AA$112]);&quot;&quot;)">
            <text:p/>
          </table:table-cell>
          <table:table-cell table:style-name="ce2" table:formula="of:=IF(AND([.AB$112]&lt;=[.$Y164];[.AB$112]&gt;=[.$X164]);INDEX([.$Z$106:.$AG$106];[.AB$112]);&quot;&quot;)">
            <text:p/>
          </table:table-cell>
          <table:table-cell table:style-name="ce2" table:formula="of:=IF(AND([.AC$112]&lt;=[.$Y164];[.AC$112]&gt;=[.$X164]);INDEX([.$Z$106:.$AG$106];[.AC$112]);&quot;&quot;)">
            <text:p/>
          </table:table-cell>
          <table:table-cell table:style-name="ce2" table:formula="of:=IF(AND([.AD$112]&lt;=[.$Y164];[.AD$112]&gt;=[.$X164]);INDEX([.$Z$106:.$AG$106];[.AD$112]);&quot;&quot;)">
            <text:p/>
          </table:table-cell>
          <table:table-cell table:style-name="ce2" table:formula="of:=IF(AND([.AE$112]&lt;=[.$Y164];[.AE$112]&gt;=[.$X164]);INDEX([.$Z$106:.$AG$106];[.AE$112]);&quot;&quot;)">
            <text:p/>
          </table:table-cell>
          <table:table-cell table:style-name="ce2" table:formula="of:=IF(AND([.AF$112]&lt;=[.$Y164];[.AF$112]&gt;=[.$X164]);INDEX([.$Z$106:.$AG$106];[.AF$112]);&quot;&quot;)">
            <text:p/>
          </table:table-cell>
          <table:table-cell table:style-name="ce2" table:formula="of:=IF(AND([.AG$112]&lt;=[.$Y164];[.AG$112]&gt;=[.$X164]);INDEX([.$Z$106:.$AG$106];[.AG$112]);&quot;&quot;)">
            <text:p/>
          </table:table-cell>
          <table:table-cell table:formula="of:=IF([.Z164]=&quot;&quot;;0;MIN([.D164];[.$AA$106]-[.C164]))" office:value-type="float" office:value="4" calcext:value-type="float">
            <text:p>4</text:p>
          </table:table-cell>
          <table:table-cell table:formula="of:=IF([.AA164]=&quot;&quot;;0;MIN([.$AB$106]-[.C164];[.$AB$106]-[.$AA$106];[.D164]-[.AH164]))" office:value-type="float" office:value="0" calcext:value-type="float">
            <text:p>0</text:p>
          </table:table-cell>
          <table:table-cell table:formula="of:=IF([.AB164]=&quot;&quot;;0;MIN([.$AC$106]-[.C164];[.$AC$106]-[.$AB$106];[.D164]-[.AH164]-[.AI164]))" office:value-type="float" office:value="0" calcext:value-type="float">
            <text:p>0</text:p>
          </table:table-cell>
          <table:table-cell table:formula="of:=IF([.AC164]=&quot;&quot;;0;MIN([.$AD$106]-[.C164];[.$AD$106]-[.$AC$106];[.D164]-[.AH164]-[.AI164]-[.AJ164]))" office:value-type="float" office:value="0" calcext:value-type="float">
            <text:p>0</text:p>
          </table:table-cell>
          <table:table-cell table:formula="of:=IF([.AD164]=&quot;&quot;;0;MIN([.$AE$106]-[.C164];[.$AE$106]-[.$AD$106];[.D164]-[.AH164]-[.AI164]-[.AJ164]-[.AK164]))" office:value-type="float" office:value="0" calcext:value-type="float">
            <text:p>0</text:p>
          </table:table-cell>
          <table:table-cell table:formula="of:=IF([.AE164]=&quot;&quot;;0;MIN([.$AF$106]-[.C164];[.$AF$106]-[.$AE$106];[.D164]-[.AH164]-[.AI164]-[.AJ164]-[.AK164]-[.AL164]))" office:value-type="float" office:value="0" calcext:value-type="float">
            <text:p>0</text:p>
          </table:table-cell>
          <table:table-cell table:formula="of:=IF([.AF164]=&quot;&quot;;0;MIN([.$AG$106]-[.C164];[.$AG$106]-[.$AF$106];[.D164]-[.AH164]-[.AI164]-[.AJ164]-[.AK164]-[.AL164]-[.AM164]))" office:value-type="float" office:value="0" calcext:value-type="float">
            <text:p>0</text:p>
          </table:table-cell>
          <table:table-cell/>
          <table:table-cell table:style-name="ce2" table:formula="of:=IF([.AH164]&gt;=1;[.$AH$112]&amp;&quot;*&quot;&amp;[.AH164]&amp;&quot; &quot;;&quot;&quot;)&amp;IF([.AI164]&gt;=1;[.$AI$112]&amp;&quot;*&quot;&amp;[.AI164]&amp;&quot; &quot;;&quot;&quot;)&amp;IF([.AJ164]&gt;=1;[.$AJ$112]&amp;&quot;*&quot;&amp;[.AJ164]&amp;&quot; &quot;;&quot;&quot;)&amp;IF([.AK164]&gt;=1;[.$AK$112]&amp;&quot;*&quot;&amp;[.AK164]&amp;&quot; &quot;;&quot;&quot;)&amp;IF([.AL164]&gt;=1;[.$AL$112]&amp;&quot;*&quot;&amp;[.AL164]&amp;&quot; &quot;;&quot;&quot;)&amp;IF([.AM164]&gt;=1;[.$AM$112]&amp;&quot;*&quot;&amp;[.AM164]&amp;&quot; &quot;;&quot;&quot;)&amp;IF([.AN164]&gt;=1;[.$AN$112]&amp;&quot;*&quot;&amp;[.AN16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4:.T164])&amp;&quot;)))&quot;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formula="of:=IF([.$B$6]=&quot;Y&quot;;&quot;%&quot;;&quot;&quot;)&amp;IF([.U164]=&quot;Y&quot;;&quot;\acciaccatura s8 &quot;;&quot;&quot;)&amp;[.AP164]&amp;&quot; &quot;&amp;IF([.E164]=&quot;b&quot;;&quot;\break&quot;;IF([.E16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60]&lt;[.$AZ$9];[.AZ160]+1;&quot;-&quot;)" office:value-type="float" office:value="39" calcext:value-type="float">
            <text:p>39</text:p>
          </table:table-cell>
          <table:table-cell table:formula="of:=IF([.AZ160]&lt;[.$AZ$9];[.BA160];&quot;-&quot;)" office:value-type="float" office:value="2" calcext:value-type="float">
            <text:p>2</text:p>
          </table:table-cell>
          <table:table-cell table:formula="of:=IF([.BA164]=&quot;-&quot;;&quot;&quot;;IF([.$B$1]=2;INDEX([.$AR$16:.$AU$31];[.AZ164];[.BA164]);IF([.$B$1]=3;INDEX([.$AR$44:.$AU$98];[.AZ164];[.BA164]);INDEX([.$AR$113:.$AU$218];[.AZ164];[.BA164]))))" office:value-type="string" office:string-value="    #'((Y-offset . 110)" calcext:value-type="string">
            <text:p><text:s text:c="4"/>#'((Y-offset . 110)</text:p>
          </table:table-cell>
          <table:table-cell table:number-columns-repeated="10"/>
        </table:table-row>
        <table:table-row table:style-name="ro1">
          <table:table-cell table:formula="of:=IF([.E164]=&quot;pb&quot;;[.A164]+1;[.A164])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table:style-name="ce7" table:formula="of:=IF([.C166]=&quot;&quot;;&quot;&quot;;[.C166]-[.C165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12" calcext:value-type="float">
            <text:p>112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65];[.$Z$106:.$AG$106];1)" office:value-type="float" office:value="1" calcext:value-type="float">
            <text:p>1</text:p>
          </table:table-cell>
          <table:table-cell table:style-name="ce44" table:formula="of:=MATCH([.D165]+[.C165];[.$Z$106:.$AG$106];1)" office:value-type="float" office:value="1" calcext:value-type="float">
            <text:p>1</text:p>
          </table:table-cell>
          <table:table-cell table:style-name="ce2" table:formula="of:=IF(AND([.Z$112]&lt;=[.$Y165];[.Z$112]&gt;=[.$X16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5];[.AA$112]&gt;=[.$X165]);INDEX([.$Z$106:.$AG$106];[.AA$112]);&quot;&quot;)">
            <text:p/>
          </table:table-cell>
          <table:table-cell table:style-name="ce2" table:formula="of:=IF(AND([.AB$112]&lt;=[.$Y165];[.AB$112]&gt;=[.$X165]);INDEX([.$Z$106:.$AG$106];[.AB$112]);&quot;&quot;)">
            <text:p/>
          </table:table-cell>
          <table:table-cell table:style-name="ce2" table:formula="of:=IF(AND([.AC$112]&lt;=[.$Y165];[.AC$112]&gt;=[.$X165]);INDEX([.$Z$106:.$AG$106];[.AC$112]);&quot;&quot;)">
            <text:p/>
          </table:table-cell>
          <table:table-cell table:style-name="ce2" table:formula="of:=IF(AND([.AD$112]&lt;=[.$Y165];[.AD$112]&gt;=[.$X165]);INDEX([.$Z$106:.$AG$106];[.AD$112]);&quot;&quot;)">
            <text:p/>
          </table:table-cell>
          <table:table-cell table:style-name="ce2" table:formula="of:=IF(AND([.AE$112]&lt;=[.$Y165];[.AE$112]&gt;=[.$X165]);INDEX([.$Z$106:.$AG$106];[.AE$112]);&quot;&quot;)">
            <text:p/>
          </table:table-cell>
          <table:table-cell table:style-name="ce2" table:formula="of:=IF(AND([.AF$112]&lt;=[.$Y165];[.AF$112]&gt;=[.$X165]);INDEX([.$Z$106:.$AG$106];[.AF$112]);&quot;&quot;)">
            <text:p/>
          </table:table-cell>
          <table:table-cell table:style-name="ce2" table:formula="of:=IF(AND([.AG$112]&lt;=[.$Y165];[.AG$112]&gt;=[.$X165]);INDEX([.$Z$106:.$AG$106];[.AG$112]);&quot;&quot;)">
            <text:p/>
          </table:table-cell>
          <table:table-cell table:formula="of:=IF([.Z165]=&quot;&quot;;0;MIN([.D165];[.$AA$106]-[.C165]))" office:value-type="float" office:value="8" calcext:value-type="float">
            <text:p>8</text:p>
          </table:table-cell>
          <table:table-cell table:formula="of:=IF([.AA165]=&quot;&quot;;0;MIN([.$AB$106]-[.C165];[.$AB$106]-[.$AA$106];[.D165]-[.AH165]))" office:value-type="float" office:value="0" calcext:value-type="float">
            <text:p>0</text:p>
          </table:table-cell>
          <table:table-cell table:formula="of:=IF([.AB165]=&quot;&quot;;0;MIN([.$AC$106]-[.C165];[.$AC$106]-[.$AB$106];[.D165]-[.AH165]-[.AI165]))" office:value-type="float" office:value="0" calcext:value-type="float">
            <text:p>0</text:p>
          </table:table-cell>
          <table:table-cell table:formula="of:=IF([.AC165]=&quot;&quot;;0;MIN([.$AD$106]-[.C165];[.$AD$106]-[.$AC$106];[.D165]-[.AH165]-[.AI165]-[.AJ165]))" office:value-type="float" office:value="0" calcext:value-type="float">
            <text:p>0</text:p>
          </table:table-cell>
          <table:table-cell table:formula="of:=IF([.AD165]=&quot;&quot;;0;MIN([.$AE$106]-[.C165];[.$AE$106]-[.$AD$106];[.D165]-[.AH165]-[.AI165]-[.AJ165]-[.AK165]))" office:value-type="float" office:value="0" calcext:value-type="float">
            <text:p>0</text:p>
          </table:table-cell>
          <table:table-cell table:formula="of:=IF([.AE165]=&quot;&quot;;0;MIN([.$AF$106]-[.C165];[.$AF$106]-[.$AE$106];[.D165]-[.AH165]-[.AI165]-[.AJ165]-[.AK165]-[.AL165]))" office:value-type="float" office:value="0" calcext:value-type="float">
            <text:p>0</text:p>
          </table:table-cell>
          <table:table-cell table:formula="of:=IF([.AF165]=&quot;&quot;;0;MIN([.$AG$106]-[.C165];[.$AG$106]-[.$AF$106];[.D165]-[.AH165]-[.AI165]-[.AJ165]-[.AK165]-[.AL165]-[.AM165]))" office:value-type="float" office:value="0" calcext:value-type="float">
            <text:p>0</text:p>
          </table:table-cell>
          <table:table-cell/>
          <table:table-cell table:style-name="ce2" table:formula="of:=IF([.AH165]&gt;=1;[.$AH$112]&amp;&quot;*&quot;&amp;[.AH165]&amp;&quot; &quot;;&quot;&quot;)&amp;IF([.AI165]&gt;=1;[.$AI$112]&amp;&quot;*&quot;&amp;[.AI165]&amp;&quot; &quot;;&quot;&quot;)&amp;IF([.AJ165]&gt;=1;[.$AJ$112]&amp;&quot;*&quot;&amp;[.AJ165]&amp;&quot; &quot;;&quot;&quot;)&amp;IF([.AK165]&gt;=1;[.$AK$112]&amp;&quot;*&quot;&amp;[.AK165]&amp;&quot; &quot;;&quot;&quot;)&amp;IF([.AL165]&gt;=1;[.$AL$112]&amp;&quot;*&quot;&amp;[.AL165]&amp;&quot; &quot;;&quot;&quot;)&amp;IF([.AM165]&gt;=1;[.$AM$112]&amp;&quot;*&quot;&amp;[.AM165]&amp;&quot; &quot;;&quot;&quot;)&amp;IF([.AN165]&gt;=1;[.$AN$112]&amp;&quot;*&quot;&amp;[.AN165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5]&amp;&quot;)&quot;" office:value-type="string" office:string-value="    #'((Y-offset . 112)" calcext:value-type="string">
            <text:p><text:s text:c="4"/>#'((Y-offset . 112)</text:p>
          </table:table-cell>
          <table:table-cell table:formula="of:=IF([.$B$4]=&quot;Y&quot;;&quot;&quot;;&quot;%&quot;)&amp;&quot;      (alignment-distances . (&quot;&amp;COM.MICROSOFT.TEXTJOIN(&quot; &quot;;1;[.G165:.T165])&amp;&quot;)))&quot;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formula="of:=IF([.$B$6]=&quot;Y&quot;;&quot;%&quot;;&quot;&quot;)&amp;IF([.U165]=&quot;Y&quot;;&quot;\acciaccatura s8 &quot;;&quot;&quot;)&amp;[.AP165]&amp;&quot; &quot;&amp;IF([.E165]=&quot;b&quot;;&quot;\break&quot;;IF([.E165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1]&lt;[.$AZ$9];[.AZ161]+1;&quot;-&quot;)" office:value-type="float" office:value="39" calcext:value-type="float">
            <text:p>39</text:p>
          </table:table-cell>
          <table:table-cell table:formula="of:=IF([.AZ161]&lt;[.$AZ$9];[.BA161];&quot;-&quot;)" office:value-type="float" office:value="3" calcext:value-type="float">
            <text:p>3</text:p>
          </table:table-cell>
          <table:table-cell table:formula="of:=IF([.BA165]=&quot;-&quot;;&quot;&quot;;IF([.$B$1]=2;INDEX([.$AR$16:.$AU$31];[.AZ165];[.BA165]);IF([.$B$1]=3;INDEX([.$AR$44:.$AU$98];[.AZ165];[.BA165]);INDEX([.$AR$113:.$AU$218];[.AZ165];[.BA165]))))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  <table:table-cell table:number-columns-repeated="10"/>
        </table:table-row>
        <table:table-row table:style-name="ro1">
          <table:table-cell table:formula="of:=IF([.E165]=&quot;pb&quot;;[.A165]+1;[.A165])"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293" calcext:value-type="float">
            <text:p>293</text:p>
          </table:table-cell>
          <table:table-cell table:style-name="ce7" table:formula="of:=IF([.C167]=&quot;&quot;;&quot;&quot;;[.C167]-[.C166])"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/>
          <table:table-cell table:number-columns-repeated="3"/>
          <table:table-cell table:style-name="ce44" table:formula="of:=MATCH([.C166];[.$Z$106:.$AG$106];1)" office:value-type="float" office:value="1" calcext:value-type="float">
            <text:p>1</text:p>
          </table:table-cell>
          <table:table-cell table:style-name="ce44" table:formula="of:=MATCH([.D166]+[.C166];[.$Z$106:.$AG$106];1)" office:value-type="float" office:value="1" calcext:value-type="float">
            <text:p>1</text:p>
          </table:table-cell>
          <table:table-cell table:style-name="ce2" table:formula="of:=IF(AND([.Z$112]&lt;=[.$Y166];[.Z$112]&gt;=[.$X16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6];[.AA$112]&gt;=[.$X166]);INDEX([.$Z$106:.$AG$106];[.AA$112]);&quot;&quot;)">
            <text:p/>
          </table:table-cell>
          <table:table-cell table:style-name="ce2" table:formula="of:=IF(AND([.AB$112]&lt;=[.$Y166];[.AB$112]&gt;=[.$X166]);INDEX([.$Z$106:.$AG$106];[.AB$112]);&quot;&quot;)">
            <text:p/>
          </table:table-cell>
          <table:table-cell table:style-name="ce2" table:formula="of:=IF(AND([.AC$112]&lt;=[.$Y166];[.AC$112]&gt;=[.$X166]);INDEX([.$Z$106:.$AG$106];[.AC$112]);&quot;&quot;)">
            <text:p/>
          </table:table-cell>
          <table:table-cell table:style-name="ce2" table:formula="of:=IF(AND([.AD$112]&lt;=[.$Y166];[.AD$112]&gt;=[.$X166]);INDEX([.$Z$106:.$AG$106];[.AD$112]);&quot;&quot;)">
            <text:p/>
          </table:table-cell>
          <table:table-cell table:style-name="ce2" table:formula="of:=IF(AND([.AE$112]&lt;=[.$Y166];[.AE$112]&gt;=[.$X166]);INDEX([.$Z$106:.$AG$106];[.AE$112]);&quot;&quot;)">
            <text:p/>
          </table:table-cell>
          <table:table-cell table:style-name="ce2" table:formula="of:=IF(AND([.AF$112]&lt;=[.$Y166];[.AF$112]&gt;=[.$X166]);INDEX([.$Z$106:.$AG$106];[.AF$112]);&quot;&quot;)">
            <text:p/>
          </table:table-cell>
          <table:table-cell table:style-name="ce2" table:formula="of:=IF(AND([.AG$112]&lt;=[.$Y166];[.AG$112]&gt;=[.$X166]);INDEX([.$Z$106:.$AG$106];[.AG$112]);&quot;&quot;)">
            <text:p/>
          </table:table-cell>
          <table:table-cell table:formula="of:=IF([.Z166]=&quot;&quot;;0;MIN([.D166];[.$AA$106]-[.C166]))" office:value-type="float" office:value="8" calcext:value-type="float">
            <text:p>8</text:p>
          </table:table-cell>
          <table:table-cell table:formula="of:=IF([.AA166]=&quot;&quot;;0;MIN([.$AB$106]-[.C166];[.$AB$106]-[.$AA$106];[.D166]-[.AH166]))" office:value-type="float" office:value="0" calcext:value-type="float">
            <text:p>0</text:p>
          </table:table-cell>
          <table:table-cell table:formula="of:=IF([.AB166]=&quot;&quot;;0;MIN([.$AC$106]-[.C166];[.$AC$106]-[.$AB$106];[.D166]-[.AH166]-[.AI166]))" office:value-type="float" office:value="0" calcext:value-type="float">
            <text:p>0</text:p>
          </table:table-cell>
          <table:table-cell table:formula="of:=IF([.AC166]=&quot;&quot;;0;MIN([.$AD$106]-[.C166];[.$AD$106]-[.$AC$106];[.D166]-[.AH166]-[.AI166]-[.AJ166]))" office:value-type="float" office:value="0" calcext:value-type="float">
            <text:p>0</text:p>
          </table:table-cell>
          <table:table-cell table:formula="of:=IF([.AD166]=&quot;&quot;;0;MIN([.$AE$106]-[.C166];[.$AE$106]-[.$AD$106];[.D166]-[.AH166]-[.AI166]-[.AJ166]-[.AK166]))" office:value-type="float" office:value="0" calcext:value-type="float">
            <text:p>0</text:p>
          </table:table-cell>
          <table:table-cell table:formula="of:=IF([.AE166]=&quot;&quot;;0;MIN([.$AF$106]-[.C166];[.$AF$106]-[.$AE$106];[.D166]-[.AH166]-[.AI166]-[.AJ166]-[.AK166]-[.AL166]))" office:value-type="float" office:value="0" calcext:value-type="float">
            <text:p>0</text:p>
          </table:table-cell>
          <table:table-cell table:formula="of:=IF([.AF166]=&quot;&quot;;0;MIN([.$AG$106]-[.C166];[.$AG$106]-[.$AF$106];[.D166]-[.AH166]-[.AI166]-[.AJ166]-[.AK166]-[.AL166]-[.AM166]))" office:value-type="float" office:value="0" calcext:value-type="float">
            <text:p>0</text:p>
          </table:table-cell>
          <table:table-cell/>
          <table:table-cell table:style-name="ce2" table:formula="of:=IF([.AH166]&gt;=1;[.$AH$112]&amp;&quot;*&quot;&amp;[.AH166]&amp;&quot; &quot;;&quot;&quot;)&amp;IF([.AI166]&gt;=1;[.$AI$112]&amp;&quot;*&quot;&amp;[.AI166]&amp;&quot; &quot;;&quot;&quot;)&amp;IF([.AJ166]&gt;=1;[.$AJ$112]&amp;&quot;*&quot;&amp;[.AJ166]&amp;&quot; &quot;;&quot;&quot;)&amp;IF([.AK166]&gt;=1;[.$AK$112]&amp;&quot;*&quot;&amp;[.AK166]&amp;&quot; &quot;;&quot;&quot;)&amp;IF([.AL166]&gt;=1;[.$AL$112]&amp;&quot;*&quot;&amp;[.AL166]&amp;&quot; &quot;;&quot;&quot;)&amp;IF([.AM166]&gt;=1;[.$AM$112]&amp;&quot;*&quot;&amp;[.AM166]&amp;&quot; &quot;;&quot;&quot;)&amp;IF([.AN166]&gt;=1;[.$AN$112]&amp;&quot;*&quot;&amp;[.AN166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6:.T166])&amp;&quot;)))&quot;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formula="of:=IF([.$B$6]=&quot;Y&quot;;&quot;%&quot;;&quot;&quot;)&amp;IF([.U166]=&quot;Y&quot;;&quot;\acciaccatura s8 &quot;;&quot;&quot;)&amp;[.AP166]&amp;&quot; &quot;&amp;IF([.E166]=&quot;b&quot;;&quot;\break&quot;;IF([.E166]=&quot;pb&quot;;&quot;\pageBreak&quot;))" office:value-type="string" office:string-value="s1*8  \break" calcext:value-type="string">
            <text:p>s1*8 <text:s/>\break</text:p>
          </table:table-cell>
          <table:table-cell table:number-columns-repeated="4"/>
          <table:table-cell table:formula="of:=IF([.AZ162]&lt;[.$AZ$9];[.AZ162]+1;&quot;-&quot;)" office:value-type="float" office:value="39" calcext:value-type="float">
            <text:p>39</text:p>
          </table:table-cell>
          <table:table-cell table:formula="of:=IF([.AZ162]&lt;[.$AZ$9];[.BA162];&quot;-&quot;)" office:value-type="float" office:value="4" calcext:value-type="float">
            <text:p>4</text:p>
          </table:table-cell>
          <table:table-cell table:formula="of:=IF([.BA166]=&quot;-&quot;;&quot;&quot;;IF([.$B$1]=2;INDEX([.$AR$16:.$AU$31];[.AZ166];[.BA166]);IF([.$B$1]=3;INDEX([.$AR$44:.$AU$98];[.AZ166];[.BA166]);INDEX([.$AR$113:.$AU$218];[.AZ166];[.BA16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66]=&quot;pb&quot;;[.A166]+1;[.A166])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01" calcext:value-type="float">
            <text:p>301</text:p>
          </table:table-cell>
          <table:table-cell table:style-name="ce7" table:formula="of:=IF([.C168]=&quot;&quot;;&quot;&quot;;[.C168]-[.C167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45" calcext:value-type="float">
            <text:p>14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67];[.$Z$106:.$AG$106];1)" office:value-type="float" office:value="1" calcext:value-type="float">
            <text:p>1</text:p>
          </table:table-cell>
          <table:table-cell table:style-name="ce44" table:formula="of:=MATCH([.D167]+[.C167];[.$Z$106:.$AG$106];1)" office:value-type="float" office:value="1" calcext:value-type="float">
            <text:p>1</text:p>
          </table:table-cell>
          <table:table-cell table:style-name="ce2" table:formula="of:=IF(AND([.Z$112]&lt;=[.$Y167];[.Z$112]&gt;=[.$X16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7];[.AA$112]&gt;=[.$X167]);INDEX([.$Z$106:.$AG$106];[.AA$112]);&quot;&quot;)">
            <text:p/>
          </table:table-cell>
          <table:table-cell table:style-name="ce2" table:formula="of:=IF(AND([.AB$112]&lt;=[.$Y167];[.AB$112]&gt;=[.$X167]);INDEX([.$Z$106:.$AG$106];[.AB$112]);&quot;&quot;)">
            <text:p/>
          </table:table-cell>
          <table:table-cell table:style-name="ce2" table:formula="of:=IF(AND([.AC$112]&lt;=[.$Y167];[.AC$112]&gt;=[.$X167]);INDEX([.$Z$106:.$AG$106];[.AC$112]);&quot;&quot;)">
            <text:p/>
          </table:table-cell>
          <table:table-cell table:style-name="ce2" table:formula="of:=IF(AND([.AD$112]&lt;=[.$Y167];[.AD$112]&gt;=[.$X167]);INDEX([.$Z$106:.$AG$106];[.AD$112]);&quot;&quot;)">
            <text:p/>
          </table:table-cell>
          <table:table-cell table:style-name="ce2" table:formula="of:=IF(AND([.AE$112]&lt;=[.$Y167];[.AE$112]&gt;=[.$X167]);INDEX([.$Z$106:.$AG$106];[.AE$112]);&quot;&quot;)">
            <text:p/>
          </table:table-cell>
          <table:table-cell table:style-name="ce2" table:formula="of:=IF(AND([.AF$112]&lt;=[.$Y167];[.AF$112]&gt;=[.$X167]);INDEX([.$Z$106:.$AG$106];[.AF$112]);&quot;&quot;)">
            <text:p/>
          </table:table-cell>
          <table:table-cell table:style-name="ce2" table:formula="of:=IF(AND([.AG$112]&lt;=[.$Y167];[.AG$112]&gt;=[.$X167]);INDEX([.$Z$106:.$AG$106];[.AG$112]);&quot;&quot;)">
            <text:p/>
          </table:table-cell>
          <table:table-cell table:formula="of:=IF([.Z167]=&quot;&quot;;0;MIN([.D167];[.$AA$106]-[.C167]))" office:value-type="float" office:value="5" calcext:value-type="float">
            <text:p>5</text:p>
          </table:table-cell>
          <table:table-cell table:formula="of:=IF([.AA167]=&quot;&quot;;0;MIN([.$AB$106]-[.C167];[.$AB$106]-[.$AA$106];[.D167]-[.AH167]))" office:value-type="float" office:value="0" calcext:value-type="float">
            <text:p>0</text:p>
          </table:table-cell>
          <table:table-cell table:formula="of:=IF([.AB167]=&quot;&quot;;0;MIN([.$AC$106]-[.C167];[.$AC$106]-[.$AB$106];[.D167]-[.AH167]-[.AI167]))" office:value-type="float" office:value="0" calcext:value-type="float">
            <text:p>0</text:p>
          </table:table-cell>
          <table:table-cell table:formula="of:=IF([.AC167]=&quot;&quot;;0;MIN([.$AD$106]-[.C167];[.$AD$106]-[.$AC$106];[.D167]-[.AH167]-[.AI167]-[.AJ167]))" office:value-type="float" office:value="0" calcext:value-type="float">
            <text:p>0</text:p>
          </table:table-cell>
          <table:table-cell table:formula="of:=IF([.AD167]=&quot;&quot;;0;MIN([.$AE$106]-[.C167];[.$AE$106]-[.$AD$106];[.D167]-[.AH167]-[.AI167]-[.AJ167]-[.AK167]))" office:value-type="float" office:value="0" calcext:value-type="float">
            <text:p>0</text:p>
          </table:table-cell>
          <table:table-cell table:formula="of:=IF([.AE167]=&quot;&quot;;0;MIN([.$AF$106]-[.C167];[.$AF$106]-[.$AE$106];[.D167]-[.AH167]-[.AI167]-[.AJ167]-[.AK167]-[.AL167]))" office:value-type="float" office:value="0" calcext:value-type="float">
            <text:p>0</text:p>
          </table:table-cell>
          <table:table-cell table:formula="of:=IF([.AF167]=&quot;&quot;;0;MIN([.$AG$106]-[.C167];[.$AG$106]-[.$AF$106];[.D167]-[.AH167]-[.AI167]-[.AJ167]-[.AK167]-[.AL167]-[.AM167]))" office:value-type="float" office:value="0" calcext:value-type="float">
            <text:p>0</text:p>
          </table:table-cell>
          <table:table-cell/>
          <table:table-cell table:style-name="ce2" table:formula="of:=IF([.AH167]&gt;=1;[.$AH$112]&amp;&quot;*&quot;&amp;[.AH167]&amp;&quot; &quot;;&quot;&quot;)&amp;IF([.AI167]&gt;=1;[.$AI$112]&amp;&quot;*&quot;&amp;[.AI167]&amp;&quot; &quot;;&quot;&quot;)&amp;IF([.AJ167]&gt;=1;[.$AJ$112]&amp;&quot;*&quot;&amp;[.AJ167]&amp;&quot; &quot;;&quot;&quot;)&amp;IF([.AK167]&gt;=1;[.$AK$112]&amp;&quot;*&quot;&amp;[.AK167]&amp;&quot; &quot;;&quot;&quot;)&amp;IF([.AL167]&gt;=1;[.$AL$112]&amp;&quot;*&quot;&amp;[.AL167]&amp;&quot; &quot;;&quot;&quot;)&amp;IF([.AM167]&gt;=1;[.$AM$112]&amp;&quot;*&quot;&amp;[.AM167]&amp;&quot; &quot;;&quot;&quot;)&amp;IF([.AN167]&gt;=1;[.$AN$112]&amp;&quot;*&quot;&amp;[.AN167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7]&amp;&quot;)&quot;" office:value-type="string" office:string-value="    #'((Y-offset . 145)" calcext:value-type="string">
            <text:p><text:s text:c="4"/>#'((Y-offset . 145)</text:p>
          </table:table-cell>
          <table:table-cell table:formula="of:=IF([.$B$4]=&quot;Y&quot;;&quot;&quot;;&quot;%&quot;)&amp;&quot;      (alignment-distances . (&quot;&amp;COM.MICROSOFT.TEXTJOIN(&quot; &quot;;1;[.G167:.T167])&amp;&quot;)))&quot;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formula="of:=IF([.$B$6]=&quot;Y&quot;;&quot;%&quot;;&quot;&quot;)&amp;IF([.U167]=&quot;Y&quot;;&quot;\acciaccatura s8 &quot;;&quot;&quot;)&amp;[.AP167]&amp;&quot; &quot;&amp;IF([.E167]=&quot;b&quot;;&quot;\break&quot;;IF([.E167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3]&lt;[.$AZ$9];[.AZ163]+1;&quot;-&quot;)" office:value-type="float" office:value="40" calcext:value-type="float">
            <text:p>40</text:p>
          </table:table-cell>
          <table:table-cell table:formula="of:=IF([.AZ163]&lt;[.$AZ$9];[.BA163];&quot;-&quot;)" office:value-type="float" office:value="1" calcext:value-type="float">
            <text:p>1</text:p>
          </table:table-cell>
          <table:table-cell table:formula="of:=IF([.BA167]=&quot;-&quot;;&quot;&quot;;IF([.$B$1]=2;INDEX([.$AR$16:.$AU$31];[.AZ167];[.BA167]);IF([.$B$1]=3;INDEX([.$AR$44:.$AU$98];[.AZ167];[.BA167]);INDEX([.$AR$113:.$AU$218];[.AZ167];[.BA1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67]=&quot;pb&quot;;[.A167]+1;[.A167])"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306" calcext:value-type="float">
            <text:p>306</text:p>
          </table:table-cell>
          <table:table-cell table:style-name="ce7" table:formula="of:=IF([.C169]=&quot;&quot;;&quot;&quot;;[.C169]-[.C168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68];[.$Z$106:.$AG$106];1)" office:value-type="float" office:value="1" calcext:value-type="float">
            <text:p>1</text:p>
          </table:table-cell>
          <table:table-cell table:style-name="ce44" table:formula="of:=MATCH([.D168]+[.C168];[.$Z$106:.$AG$106];1)" office:value-type="float" office:value="1" calcext:value-type="float">
            <text:p>1</text:p>
          </table:table-cell>
          <table:table-cell table:style-name="ce2" table:formula="of:=IF(AND([.Z$112]&lt;=[.$Y168];[.Z$112]&gt;=[.$X16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8];[.AA$112]&gt;=[.$X168]);INDEX([.$Z$106:.$AG$106];[.AA$112]);&quot;&quot;)">
            <text:p/>
          </table:table-cell>
          <table:table-cell table:style-name="ce2" table:formula="of:=IF(AND([.AB$112]&lt;=[.$Y168];[.AB$112]&gt;=[.$X168]);INDEX([.$Z$106:.$AG$106];[.AB$112]);&quot;&quot;)">
            <text:p/>
          </table:table-cell>
          <table:table-cell table:style-name="ce2" table:formula="of:=IF(AND([.AC$112]&lt;=[.$Y168];[.AC$112]&gt;=[.$X168]);INDEX([.$Z$106:.$AG$106];[.AC$112]);&quot;&quot;)">
            <text:p/>
          </table:table-cell>
          <table:table-cell table:style-name="ce2" table:formula="of:=IF(AND([.AD$112]&lt;=[.$Y168];[.AD$112]&gt;=[.$X168]);INDEX([.$Z$106:.$AG$106];[.AD$112]);&quot;&quot;)">
            <text:p/>
          </table:table-cell>
          <table:table-cell table:style-name="ce2" table:formula="of:=IF(AND([.AE$112]&lt;=[.$Y168];[.AE$112]&gt;=[.$X168]);INDEX([.$Z$106:.$AG$106];[.AE$112]);&quot;&quot;)">
            <text:p/>
          </table:table-cell>
          <table:table-cell table:style-name="ce2" table:formula="of:=IF(AND([.AF$112]&lt;=[.$Y168];[.AF$112]&gt;=[.$X168]);INDEX([.$Z$106:.$AG$106];[.AF$112]);&quot;&quot;)">
            <text:p/>
          </table:table-cell>
          <table:table-cell table:style-name="ce2" table:formula="of:=IF(AND([.AG$112]&lt;=[.$Y168];[.AG$112]&gt;=[.$X168]);INDEX([.$Z$106:.$AG$106];[.AG$112]);&quot;&quot;)">
            <text:p/>
          </table:table-cell>
          <table:table-cell table:formula="of:=IF([.Z168]=&quot;&quot;;0;MIN([.D168];[.$AA$106]-[.C168]))" office:value-type="float" office:value="5" calcext:value-type="float">
            <text:p>5</text:p>
          </table:table-cell>
          <table:table-cell table:formula="of:=IF([.AA168]=&quot;&quot;;0;MIN([.$AB$106]-[.C168];[.$AB$106]-[.$AA$106];[.D168]-[.AH168]))" office:value-type="float" office:value="0" calcext:value-type="float">
            <text:p>0</text:p>
          </table:table-cell>
          <table:table-cell table:formula="of:=IF([.AB168]=&quot;&quot;;0;MIN([.$AC$106]-[.C168];[.$AC$106]-[.$AB$106];[.D168]-[.AH168]-[.AI168]))" office:value-type="float" office:value="0" calcext:value-type="float">
            <text:p>0</text:p>
          </table:table-cell>
          <table:table-cell table:formula="of:=IF([.AC168]=&quot;&quot;;0;MIN([.$AD$106]-[.C168];[.$AD$106]-[.$AC$106];[.D168]-[.AH168]-[.AI168]-[.AJ168]))" office:value-type="float" office:value="0" calcext:value-type="float">
            <text:p>0</text:p>
          </table:table-cell>
          <table:table-cell table:formula="of:=IF([.AD168]=&quot;&quot;;0;MIN([.$AE$106]-[.C168];[.$AE$106]-[.$AD$106];[.D168]-[.AH168]-[.AI168]-[.AJ168]-[.AK168]))" office:value-type="float" office:value="0" calcext:value-type="float">
            <text:p>0</text:p>
          </table:table-cell>
          <table:table-cell table:formula="of:=IF([.AE168]=&quot;&quot;;0;MIN([.$AF$106]-[.C168];[.$AF$106]-[.$AE$106];[.D168]-[.AH168]-[.AI168]-[.AJ168]-[.AK168]-[.AL168]))" office:value-type="float" office:value="0" calcext:value-type="float">
            <text:p>0</text:p>
          </table:table-cell>
          <table:table-cell table:formula="of:=IF([.AF168]=&quot;&quot;;0;MIN([.$AG$106]-[.C168];[.$AG$106]-[.$AF$106];[.D168]-[.AH168]-[.AI168]-[.AJ168]-[.AK168]-[.AL168]-[.AM168]))" office:value-type="float" office:value="0" calcext:value-type="float">
            <text:p>0</text:p>
          </table:table-cell>
          <table:table-cell/>
          <table:table-cell table:style-name="ce2" table:formula="of:=IF([.AH168]&gt;=1;[.$AH$112]&amp;&quot;*&quot;&amp;[.AH168]&amp;&quot; &quot;;&quot;&quot;)&amp;IF([.AI168]&gt;=1;[.$AI$112]&amp;&quot;*&quot;&amp;[.AI168]&amp;&quot; &quot;;&quot;&quot;)&amp;IF([.AJ168]&gt;=1;[.$AJ$112]&amp;&quot;*&quot;&amp;[.AJ168]&amp;&quot; &quot;;&quot;&quot;)&amp;IF([.AK168]&gt;=1;[.$AK$112]&amp;&quot;*&quot;&amp;[.AK168]&amp;&quot; &quot;;&quot;&quot;)&amp;IF([.AL168]&gt;=1;[.$AL$112]&amp;&quot;*&quot;&amp;[.AL168]&amp;&quot; &quot;;&quot;&quot;)&amp;IF([.AM168]&gt;=1;[.$AM$112]&amp;&quot;*&quot;&amp;[.AM168]&amp;&quot; &quot;;&quot;&quot;)&amp;IF([.AN168]&gt;=1;[.$AN$112]&amp;&quot;*&quot;&amp;[.AN168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68:.T168])&amp;&quot;)))&quot;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formula="of:=IF([.$B$6]=&quot;Y&quot;;&quot;%&quot;;&quot;&quot;)&amp;IF([.U168]=&quot;Y&quot;;&quot;\acciaccatura s8 &quot;;&quot;&quot;)&amp;[.AP168]&amp;&quot; &quot;&amp;IF([.E168]=&quot;b&quot;;&quot;\break&quot;;IF([.E168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4]&lt;[.$AZ$9];[.AZ164]+1;&quot;-&quot;)" office:value-type="float" office:value="40" calcext:value-type="float">
            <text:p>40</text:p>
          </table:table-cell>
          <table:table-cell table:formula="of:=IF([.AZ164]&lt;[.$AZ$9];[.BA164];&quot;-&quot;)" office:value-type="float" office:value="2" calcext:value-type="float">
            <text:p>2</text:p>
          </table:table-cell>
          <table:table-cell table:formula="of:=IF([.BA168]=&quot;-&quot;;&quot;&quot;;IF([.$B$1]=2;INDEX([.$AR$16:.$AU$31];[.AZ168];[.BA168]);IF([.$B$1]=3;INDEX([.$AR$44:.$AU$98];[.AZ168];[.BA168]);INDEX([.$AR$113:.$AU$218];[.AZ168];[.BA16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68]=&quot;pb&quot;;[.A168]+1;[.A168])"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11" calcext:value-type="float">
            <text:p>311</text:p>
          </table:table-cell>
          <table:table-cell table:style-name="ce7" table:formula="of:=IF([.C170]=&quot;&quot;;&quot;&quot;;[.C170]-[.C169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18" calcext:value-type="float">
            <text:p>118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69];[.$Z$106:.$AG$106];1)" office:value-type="float" office:value="1" calcext:value-type="float">
            <text:p>1</text:p>
          </table:table-cell>
          <table:table-cell table:style-name="ce44" table:formula="of:=MATCH([.D169]+[.C169];[.$Z$106:.$AG$106];1)" office:value-type="float" office:value="1" calcext:value-type="float">
            <text:p>1</text:p>
          </table:table-cell>
          <table:table-cell table:style-name="ce2" table:formula="of:=IF(AND([.Z$112]&lt;=[.$Y169];[.Z$112]&gt;=[.$X16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69];[.AA$112]&gt;=[.$X169]);INDEX([.$Z$106:.$AG$106];[.AA$112]);&quot;&quot;)">
            <text:p/>
          </table:table-cell>
          <table:table-cell table:style-name="ce2" table:formula="of:=IF(AND([.AB$112]&lt;=[.$Y169];[.AB$112]&gt;=[.$X169]);INDEX([.$Z$106:.$AG$106];[.AB$112]);&quot;&quot;)">
            <text:p/>
          </table:table-cell>
          <table:table-cell table:style-name="ce2" table:formula="of:=IF(AND([.AC$112]&lt;=[.$Y169];[.AC$112]&gt;=[.$X169]);INDEX([.$Z$106:.$AG$106];[.AC$112]);&quot;&quot;)">
            <text:p/>
          </table:table-cell>
          <table:table-cell table:style-name="ce2" table:formula="of:=IF(AND([.AD$112]&lt;=[.$Y169];[.AD$112]&gt;=[.$X169]);INDEX([.$Z$106:.$AG$106];[.AD$112]);&quot;&quot;)">
            <text:p/>
          </table:table-cell>
          <table:table-cell table:style-name="ce2" table:formula="of:=IF(AND([.AE$112]&lt;=[.$Y169];[.AE$112]&gt;=[.$X169]);INDEX([.$Z$106:.$AG$106];[.AE$112]);&quot;&quot;)">
            <text:p/>
          </table:table-cell>
          <table:table-cell table:style-name="ce2" table:formula="of:=IF(AND([.AF$112]&lt;=[.$Y169];[.AF$112]&gt;=[.$X169]);INDEX([.$Z$106:.$AG$106];[.AF$112]);&quot;&quot;)">
            <text:p/>
          </table:table-cell>
          <table:table-cell table:style-name="ce2" table:formula="of:=IF(AND([.AG$112]&lt;=[.$Y169];[.AG$112]&gt;=[.$X169]);INDEX([.$Z$106:.$AG$106];[.AG$112]);&quot;&quot;)">
            <text:p/>
          </table:table-cell>
          <table:table-cell table:formula="of:=IF([.Z169]=&quot;&quot;;0;MIN([.D169];[.$AA$106]-[.C169]))" office:value-type="float" office:value="4" calcext:value-type="float">
            <text:p>4</text:p>
          </table:table-cell>
          <table:table-cell table:formula="of:=IF([.AA169]=&quot;&quot;;0;MIN([.$AB$106]-[.C169];[.$AB$106]-[.$AA$106];[.D169]-[.AH169]))" office:value-type="float" office:value="0" calcext:value-type="float">
            <text:p>0</text:p>
          </table:table-cell>
          <table:table-cell table:formula="of:=IF([.AB169]=&quot;&quot;;0;MIN([.$AC$106]-[.C169];[.$AC$106]-[.$AB$106];[.D169]-[.AH169]-[.AI169]))" office:value-type="float" office:value="0" calcext:value-type="float">
            <text:p>0</text:p>
          </table:table-cell>
          <table:table-cell table:formula="of:=IF([.AC169]=&quot;&quot;;0;MIN([.$AD$106]-[.C169];[.$AD$106]-[.$AC$106];[.D169]-[.AH169]-[.AI169]-[.AJ169]))" office:value-type="float" office:value="0" calcext:value-type="float">
            <text:p>0</text:p>
          </table:table-cell>
          <table:table-cell table:formula="of:=IF([.AD169]=&quot;&quot;;0;MIN([.$AE$106]-[.C169];[.$AE$106]-[.$AD$106];[.D169]-[.AH169]-[.AI169]-[.AJ169]-[.AK169]))" office:value-type="float" office:value="0" calcext:value-type="float">
            <text:p>0</text:p>
          </table:table-cell>
          <table:table-cell table:formula="of:=IF([.AE169]=&quot;&quot;;0;MIN([.$AF$106]-[.C169];[.$AF$106]-[.$AE$106];[.D169]-[.AH169]-[.AI169]-[.AJ169]-[.AK169]-[.AL169]))" office:value-type="float" office:value="0" calcext:value-type="float">
            <text:p>0</text:p>
          </table:table-cell>
          <table:table-cell table:formula="of:=IF([.AF169]=&quot;&quot;;0;MIN([.$AG$106]-[.C169];[.$AG$106]-[.$AF$106];[.D169]-[.AH169]-[.AI169]-[.AJ169]-[.AK169]-[.AL169]-[.AM169]))" office:value-type="float" office:value="0" calcext:value-type="float">
            <text:p>0</text:p>
          </table:table-cell>
          <table:table-cell/>
          <table:table-cell table:style-name="ce2" table:formula="of:=IF([.AH169]&gt;=1;[.$AH$112]&amp;&quot;*&quot;&amp;[.AH169]&amp;&quot; &quot;;&quot;&quot;)&amp;IF([.AI169]&gt;=1;[.$AI$112]&amp;&quot;*&quot;&amp;[.AI169]&amp;&quot; &quot;;&quot;&quot;)&amp;IF([.AJ169]&gt;=1;[.$AJ$112]&amp;&quot;*&quot;&amp;[.AJ169]&amp;&quot; &quot;;&quot;&quot;)&amp;IF([.AK169]&gt;=1;[.$AK$112]&amp;&quot;*&quot;&amp;[.AK169]&amp;&quot; &quot;;&quot;&quot;)&amp;IF([.AL169]&gt;=1;[.$AL$112]&amp;&quot;*&quot;&amp;[.AL169]&amp;&quot; &quot;;&quot;&quot;)&amp;IF([.AM169]&gt;=1;[.$AM$112]&amp;&quot;*&quot;&amp;[.AM169]&amp;&quot; &quot;;&quot;&quot;)&amp;IF([.AN169]&gt;=1;[.$AN$112]&amp;&quot;*&quot;&amp;[.AN169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69]&amp;&quot;)&quot;" office:value-type="string" office:string-value="    #'((Y-offset . 118)" calcext:value-type="string">
            <text:p><text:s text:c="4"/>#'((Y-offset . 118)</text:p>
          </table:table-cell>
          <table:table-cell table:formula="of:=IF([.$B$4]=&quot;Y&quot;;&quot;&quot;;&quot;%&quot;)&amp;&quot;      (alignment-distances . (&quot;&amp;COM.MICROSOFT.TEXTJOIN(&quot; &quot;;1;[.G169:.T169])&amp;&quot;)))&quot;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formula="of:=IF([.$B$6]=&quot;Y&quot;;&quot;%&quot;;&quot;&quot;)&amp;IF([.U169]=&quot;Y&quot;;&quot;\acciaccatura s8 &quot;;&quot;&quot;)&amp;[.AP169]&amp;&quot; &quot;&amp;IF([.E169]=&quot;b&quot;;&quot;\break&quot;;IF([.E169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65]&lt;[.$AZ$9];[.AZ165]+1;&quot;-&quot;)" office:value-type="float" office:value="40" calcext:value-type="float">
            <text:p>40</text:p>
          </table:table-cell>
          <table:table-cell table:formula="of:=IF([.AZ165]&lt;[.$AZ$9];[.BA165];&quot;-&quot;)" office:value-type="float" office:value="3" calcext:value-type="float">
            <text:p>3</text:p>
          </table:table-cell>
          <table:table-cell table:formula="of:=IF([.BA169]=&quot;-&quot;;&quot;&quot;;IF([.$B$1]=2;INDEX([.$AR$16:.$AU$31];[.AZ169];[.BA169]);IF([.$B$1]=3;INDEX([.$AR$44:.$AU$98];[.AZ169];[.BA169]);INDEX([.$AR$113:.$AU$218];[.AZ169];[.BA169]))))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  <table:table-cell table:number-columns-repeated="10"/>
        </table:table-row>
        <table:table-row table:style-name="ro1">
          <table:table-cell table:formula="of:=IF([.E169]=&quot;pb&quot;;[.A169]+1;[.A169])"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table:style-name="ce7" table:formula="of:=IF([.C171]=&quot;&quot;;&quot;&quot;;[.C171]-[.C17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3"/>
          <table:table-cell table:number-columns-repeated="3"/>
          <table:table-cell table:style-name="ce44" table:formula="of:=MATCH([.C170];[.$Z$106:.$AG$106];1)" office:value-type="float" office:value="1" calcext:value-type="float">
            <text:p>1</text:p>
          </table:table-cell>
          <table:table-cell table:style-name="ce44" table:formula="of:=MATCH([.D170]+[.C170];[.$Z$106:.$AG$106];1)" office:value-type="float" office:value="1" calcext:value-type="float">
            <text:p>1</text:p>
          </table:table-cell>
          <table:table-cell table:style-name="ce2" table:formula="of:=IF(AND([.Z$112]&lt;=[.$Y170];[.Z$112]&gt;=[.$X17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0];[.AA$112]&gt;=[.$X170]);INDEX([.$Z$106:.$AG$106];[.AA$112]);&quot;&quot;)">
            <text:p/>
          </table:table-cell>
          <table:table-cell table:style-name="ce2" table:formula="of:=IF(AND([.AB$112]&lt;=[.$Y170];[.AB$112]&gt;=[.$X170]);INDEX([.$Z$106:.$AG$106];[.AB$112]);&quot;&quot;)">
            <text:p/>
          </table:table-cell>
          <table:table-cell table:style-name="ce2" table:formula="of:=IF(AND([.AC$112]&lt;=[.$Y170];[.AC$112]&gt;=[.$X170]);INDEX([.$Z$106:.$AG$106];[.AC$112]);&quot;&quot;)">
            <text:p/>
          </table:table-cell>
          <table:table-cell table:style-name="ce2" table:formula="of:=IF(AND([.AD$112]&lt;=[.$Y170];[.AD$112]&gt;=[.$X170]);INDEX([.$Z$106:.$AG$106];[.AD$112]);&quot;&quot;)">
            <text:p/>
          </table:table-cell>
          <table:table-cell table:style-name="ce2" table:formula="of:=IF(AND([.AE$112]&lt;=[.$Y170];[.AE$112]&gt;=[.$X170]);INDEX([.$Z$106:.$AG$106];[.AE$112]);&quot;&quot;)">
            <text:p/>
          </table:table-cell>
          <table:table-cell table:style-name="ce2" table:formula="of:=IF(AND([.AF$112]&lt;=[.$Y170];[.AF$112]&gt;=[.$X170]);INDEX([.$Z$106:.$AG$106];[.AF$112]);&quot;&quot;)">
            <text:p/>
          </table:table-cell>
          <table:table-cell table:style-name="ce2" table:formula="of:=IF(AND([.AG$112]&lt;=[.$Y170];[.AG$112]&gt;=[.$X170]);INDEX([.$Z$106:.$AG$106];[.AG$112]);&quot;&quot;)">
            <text:p/>
          </table:table-cell>
          <table:table-cell table:formula="of:=IF([.Z170]=&quot;&quot;;0;MIN([.D170];[.$AA$106]-[.C170]))" office:value-type="float" office:value="5" calcext:value-type="float">
            <text:p>5</text:p>
          </table:table-cell>
          <table:table-cell table:formula="of:=IF([.AA170]=&quot;&quot;;0;MIN([.$AB$106]-[.C170];[.$AB$106]-[.$AA$106];[.D170]-[.AH170]))" office:value-type="float" office:value="0" calcext:value-type="float">
            <text:p>0</text:p>
          </table:table-cell>
          <table:table-cell table:formula="of:=IF([.AB170]=&quot;&quot;;0;MIN([.$AC$106]-[.C170];[.$AC$106]-[.$AB$106];[.D170]-[.AH170]-[.AI170]))" office:value-type="float" office:value="0" calcext:value-type="float">
            <text:p>0</text:p>
          </table:table-cell>
          <table:table-cell table:formula="of:=IF([.AC170]=&quot;&quot;;0;MIN([.$AD$106]-[.C170];[.$AD$106]-[.$AC$106];[.D170]-[.AH170]-[.AI170]-[.AJ170]))" office:value-type="float" office:value="0" calcext:value-type="float">
            <text:p>0</text:p>
          </table:table-cell>
          <table:table-cell table:formula="of:=IF([.AD170]=&quot;&quot;;0;MIN([.$AE$106]-[.C170];[.$AE$106]-[.$AD$106];[.D170]-[.AH170]-[.AI170]-[.AJ170]-[.AK170]))" office:value-type="float" office:value="0" calcext:value-type="float">
            <text:p>0</text:p>
          </table:table-cell>
          <table:table-cell table:formula="of:=IF([.AE170]=&quot;&quot;;0;MIN([.$AF$106]-[.C170];[.$AF$106]-[.$AE$106];[.D170]-[.AH170]-[.AI170]-[.AJ170]-[.AK170]-[.AL170]))" office:value-type="float" office:value="0" calcext:value-type="float">
            <text:p>0</text:p>
          </table:table-cell>
          <table:table-cell table:formula="of:=IF([.AF170]=&quot;&quot;;0;MIN([.$AG$106]-[.C170];[.$AG$106]-[.$AF$106];[.D170]-[.AH170]-[.AI170]-[.AJ170]-[.AK170]-[.AL170]-[.AM170]))" office:value-type="float" office:value="0" calcext:value-type="float">
            <text:p>0</text:p>
          </table:table-cell>
          <table:table-cell/>
          <table:table-cell table:style-name="ce2" table:formula="of:=IF([.AH170]&gt;=1;[.$AH$112]&amp;&quot;*&quot;&amp;[.AH170]&amp;&quot; &quot;;&quot;&quot;)&amp;IF([.AI170]&gt;=1;[.$AI$112]&amp;&quot;*&quot;&amp;[.AI170]&amp;&quot; &quot;;&quot;&quot;)&amp;IF([.AJ170]&gt;=1;[.$AJ$112]&amp;&quot;*&quot;&amp;[.AJ170]&amp;&quot; &quot;;&quot;&quot;)&amp;IF([.AK170]&gt;=1;[.$AK$112]&amp;&quot;*&quot;&amp;[.AK170]&amp;&quot; &quot;;&quot;&quot;)&amp;IF([.AL170]&gt;=1;[.$AL$112]&amp;&quot;*&quot;&amp;[.AL170]&amp;&quot; &quot;;&quot;&quot;)&amp;IF([.AM170]&gt;=1;[.$AM$112]&amp;&quot;*&quot;&amp;[.AM170]&amp;&quot; &quot;;&quot;&quot;)&amp;IF([.AN170]&gt;=1;[.$AN$112]&amp;&quot;*&quot;&amp;[.AN17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0:.T170])&amp;&quot;)))&quot;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formula="of:=IF([.$B$6]=&quot;Y&quot;;&quot;%&quot;;&quot;&quot;)&amp;IF([.U170]=&quot;Y&quot;;&quot;\acciaccatura s8 &quot;;&quot;&quot;)&amp;[.AP170]&amp;&quot; &quot;&amp;IF([.E170]=&quot;b&quot;;&quot;\break&quot;;IF([.E17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6]&lt;[.$AZ$9];[.AZ166]+1;&quot;-&quot;)" office:value-type="float" office:value="40" calcext:value-type="float">
            <text:p>40</text:p>
          </table:table-cell>
          <table:table-cell table:formula="of:=IF([.AZ166]&lt;[.$AZ$9];[.BA166];&quot;-&quot;)" office:value-type="float" office:value="4" calcext:value-type="float">
            <text:p>4</text:p>
          </table:table-cell>
          <table:table-cell table:formula="of:=IF([.BA170]=&quot;-&quot;;&quot;&quot;;IF([.$B$1]=2;INDEX([.$AR$16:.$AU$31];[.AZ170];[.BA170]);IF([.$B$1]=3;INDEX([.$AR$44:.$AU$98];[.AZ170];[.BA170]);INDEX([.$AR$113:.$AU$218];[.AZ170];[.BA17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0]=&quot;pb&quot;;[.A170]+1;[.A170])"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320" calcext:value-type="float">
            <text:p>320</text:p>
          </table:table-cell>
          <table:table-cell table:style-name="ce7" table:formula="of:=IF([.C172]=&quot;&quot;;&quot;&quot;;[.C172]-[.C171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5" calcext:value-type="float">
            <text:p>135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1];[.$Z$106:.$AG$106];1)" office:value-type="float" office:value="1" calcext:value-type="float">
            <text:p>1</text:p>
          </table:table-cell>
          <table:table-cell table:style-name="ce44" table:formula="of:=MATCH([.D171]+[.C171];[.$Z$106:.$AG$106];1)" office:value-type="float" office:value="1" calcext:value-type="float">
            <text:p>1</text:p>
          </table:table-cell>
          <table:table-cell table:style-name="ce2" table:formula="of:=IF(AND([.Z$112]&lt;=[.$Y171];[.Z$112]&gt;=[.$X17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1];[.AA$112]&gt;=[.$X171]);INDEX([.$Z$106:.$AG$106];[.AA$112]);&quot;&quot;)">
            <text:p/>
          </table:table-cell>
          <table:table-cell table:style-name="ce2" table:formula="of:=IF(AND([.AB$112]&lt;=[.$Y171];[.AB$112]&gt;=[.$X171]);INDEX([.$Z$106:.$AG$106];[.AB$112]);&quot;&quot;)">
            <text:p/>
          </table:table-cell>
          <table:table-cell table:style-name="ce2" table:formula="of:=IF(AND([.AC$112]&lt;=[.$Y171];[.AC$112]&gt;=[.$X171]);INDEX([.$Z$106:.$AG$106];[.AC$112]);&quot;&quot;)">
            <text:p/>
          </table:table-cell>
          <table:table-cell table:style-name="ce2" table:formula="of:=IF(AND([.AD$112]&lt;=[.$Y171];[.AD$112]&gt;=[.$X171]);INDEX([.$Z$106:.$AG$106];[.AD$112]);&quot;&quot;)">
            <text:p/>
          </table:table-cell>
          <table:table-cell table:style-name="ce2" table:formula="of:=IF(AND([.AE$112]&lt;=[.$Y171];[.AE$112]&gt;=[.$X171]);INDEX([.$Z$106:.$AG$106];[.AE$112]);&quot;&quot;)">
            <text:p/>
          </table:table-cell>
          <table:table-cell table:style-name="ce2" table:formula="of:=IF(AND([.AF$112]&lt;=[.$Y171];[.AF$112]&gt;=[.$X171]);INDEX([.$Z$106:.$AG$106];[.AF$112]);&quot;&quot;)">
            <text:p/>
          </table:table-cell>
          <table:table-cell table:style-name="ce2" table:formula="of:=IF(AND([.AG$112]&lt;=[.$Y171];[.AG$112]&gt;=[.$X171]);INDEX([.$Z$106:.$AG$106];[.AG$112]);&quot;&quot;)">
            <text:p/>
          </table:table-cell>
          <table:table-cell table:formula="of:=IF([.Z171]=&quot;&quot;;0;MIN([.D171];[.$AA$106]-[.C171]))" office:value-type="float" office:value="5" calcext:value-type="float">
            <text:p>5</text:p>
          </table:table-cell>
          <table:table-cell table:formula="of:=IF([.AA171]=&quot;&quot;;0;MIN([.$AB$106]-[.C171];[.$AB$106]-[.$AA$106];[.D171]-[.AH171]))" office:value-type="float" office:value="0" calcext:value-type="float">
            <text:p>0</text:p>
          </table:table-cell>
          <table:table-cell table:formula="of:=IF([.AB171]=&quot;&quot;;0;MIN([.$AC$106]-[.C171];[.$AC$106]-[.$AB$106];[.D171]-[.AH171]-[.AI171]))" office:value-type="float" office:value="0" calcext:value-type="float">
            <text:p>0</text:p>
          </table:table-cell>
          <table:table-cell table:formula="of:=IF([.AC171]=&quot;&quot;;0;MIN([.$AD$106]-[.C171];[.$AD$106]-[.$AC$106];[.D171]-[.AH171]-[.AI171]-[.AJ171]))" office:value-type="float" office:value="0" calcext:value-type="float">
            <text:p>0</text:p>
          </table:table-cell>
          <table:table-cell table:formula="of:=IF([.AD171]=&quot;&quot;;0;MIN([.$AE$106]-[.C171];[.$AE$106]-[.$AD$106];[.D171]-[.AH171]-[.AI171]-[.AJ171]-[.AK171]))" office:value-type="float" office:value="0" calcext:value-type="float">
            <text:p>0</text:p>
          </table:table-cell>
          <table:table-cell table:formula="of:=IF([.AE171]=&quot;&quot;;0;MIN([.$AF$106]-[.C171];[.$AF$106]-[.$AE$106];[.D171]-[.AH171]-[.AI171]-[.AJ171]-[.AK171]-[.AL171]))" office:value-type="float" office:value="0" calcext:value-type="float">
            <text:p>0</text:p>
          </table:table-cell>
          <table:table-cell table:formula="of:=IF([.AF171]=&quot;&quot;;0;MIN([.$AG$106]-[.C171];[.$AG$106]-[.$AF$106];[.D171]-[.AH171]-[.AI171]-[.AJ171]-[.AK171]-[.AL171]-[.AM171]))" office:value-type="float" office:value="0" calcext:value-type="float">
            <text:p>0</text:p>
          </table:table-cell>
          <table:table-cell/>
          <table:table-cell table:style-name="ce2" table:formula="of:=IF([.AH171]&gt;=1;[.$AH$112]&amp;&quot;*&quot;&amp;[.AH171]&amp;&quot; &quot;;&quot;&quot;)&amp;IF([.AI171]&gt;=1;[.$AI$112]&amp;&quot;*&quot;&amp;[.AI171]&amp;&quot; &quot;;&quot;&quot;)&amp;IF([.AJ171]&gt;=1;[.$AJ$112]&amp;&quot;*&quot;&amp;[.AJ171]&amp;&quot; &quot;;&quot;&quot;)&amp;IF([.AK171]&gt;=1;[.$AK$112]&amp;&quot;*&quot;&amp;[.AK171]&amp;&quot; &quot;;&quot;&quot;)&amp;IF([.AL171]&gt;=1;[.$AL$112]&amp;&quot;*&quot;&amp;[.AL171]&amp;&quot; &quot;;&quot;&quot;)&amp;IF([.AM171]&gt;=1;[.$AM$112]&amp;&quot;*&quot;&amp;[.AM171]&amp;&quot; &quot;;&quot;&quot;)&amp;IF([.AN171]&gt;=1;[.$AN$112]&amp;&quot;*&quot;&amp;[.AN171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1]&amp;&quot;)&quot;" office:value-type="string" office:string-value="    #'((Y-offset . 135)" calcext:value-type="string">
            <text:p><text:s text:c="4"/>#'((Y-offset . 135)</text:p>
          </table:table-cell>
          <table:table-cell table:formula="of:=IF([.$B$4]=&quot;Y&quot;;&quot;&quot;;&quot;%&quot;)&amp;&quot;      (alignment-distances . (&quot;&amp;COM.MICROSOFT.TEXTJOIN(&quot; &quot;;1;[.G171:.T171])&amp;&quot;)))&quot;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formula="of:=IF([.$B$6]=&quot;Y&quot;;&quot;%&quot;;&quot;&quot;)&amp;IF([.U171]=&quot;Y&quot;;&quot;\acciaccatura s8 &quot;;&quot;&quot;)&amp;[.AP171]&amp;&quot; &quot;&amp;IF([.E171]=&quot;b&quot;;&quot;\break&quot;;IF([.E171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67]&lt;[.$AZ$9];[.AZ167]+1;&quot;-&quot;)" office:value-type="float" office:value="41" calcext:value-type="float">
            <text:p>41</text:p>
          </table:table-cell>
          <table:table-cell table:formula="of:=IF([.AZ167]&lt;[.$AZ$9];[.BA167];&quot;-&quot;)" office:value-type="float" office:value="1" calcext:value-type="float">
            <text:p>1</text:p>
          </table:table-cell>
          <table:table-cell table:formula="of:=IF([.BA171]=&quot;-&quot;;&quot;&quot;;IF([.$B$1]=2;INDEX([.$AR$16:.$AU$31];[.AZ171];[.BA171]);IF([.$B$1]=3;INDEX([.$AR$44:.$AU$98];[.AZ171];[.BA171]);INDEX([.$AR$113:.$AU$218];[.AZ171];[.BA1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1]=&quot;pb&quot;;[.A171]+1;[.A171])"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float" office:value="325" calcext:value-type="float">
            <text:p>325</text:p>
          </table:table-cell>
          <table:table-cell table:style-name="ce7" table:formula="of:=IF([.C173]=&quot;&quot;;&quot;&quot;;[.C173]-[.C172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table:number-columns-repeated="8"/>
          <table:table-cell table:number-columns-repeated="3"/>
          <table:table-cell table:style-name="ce44" table:formula="of:=MATCH([.C172];[.$Z$106:.$AG$106];1)" office:value-type="float" office:value="1" calcext:value-type="float">
            <text:p>1</text:p>
          </table:table-cell>
          <table:table-cell table:style-name="ce44" table:formula="of:=MATCH([.D172]+[.C172];[.$Z$106:.$AG$106];1)" office:value-type="float" office:value="1" calcext:value-type="float">
            <text:p>1</text:p>
          </table:table-cell>
          <table:table-cell table:style-name="ce2" table:formula="of:=IF(AND([.Z$112]&lt;=[.$Y172];[.Z$112]&gt;=[.$X17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2];[.AA$112]&gt;=[.$X172]);INDEX([.$Z$106:.$AG$106];[.AA$112]);&quot;&quot;)">
            <text:p/>
          </table:table-cell>
          <table:table-cell table:style-name="ce2" table:formula="of:=IF(AND([.AB$112]&lt;=[.$Y172];[.AB$112]&gt;=[.$X172]);INDEX([.$Z$106:.$AG$106];[.AB$112]);&quot;&quot;)">
            <text:p/>
          </table:table-cell>
          <table:table-cell table:style-name="ce2" table:formula="of:=IF(AND([.AC$112]&lt;=[.$Y172];[.AC$112]&gt;=[.$X172]);INDEX([.$Z$106:.$AG$106];[.AC$112]);&quot;&quot;)">
            <text:p/>
          </table:table-cell>
          <table:table-cell table:style-name="ce2" table:formula="of:=IF(AND([.AD$112]&lt;=[.$Y172];[.AD$112]&gt;=[.$X172]);INDEX([.$Z$106:.$AG$106];[.AD$112]);&quot;&quot;)">
            <text:p/>
          </table:table-cell>
          <table:table-cell table:style-name="ce2" table:formula="of:=IF(AND([.AE$112]&lt;=[.$Y172];[.AE$112]&gt;=[.$X172]);INDEX([.$Z$106:.$AG$106];[.AE$112]);&quot;&quot;)">
            <text:p/>
          </table:table-cell>
          <table:table-cell table:style-name="ce2" table:formula="of:=IF(AND([.AF$112]&lt;=[.$Y172];[.AF$112]&gt;=[.$X172]);INDEX([.$Z$106:.$AG$106];[.AF$112]);&quot;&quot;)">
            <text:p/>
          </table:table-cell>
          <table:table-cell table:style-name="ce2" table:formula="of:=IF(AND([.AG$112]&lt;=[.$Y172];[.AG$112]&gt;=[.$X172]);INDEX([.$Z$106:.$AG$106];[.AG$112]);&quot;&quot;)">
            <text:p/>
          </table:table-cell>
          <table:table-cell table:formula="of:=IF([.Z172]=&quot;&quot;;0;MIN([.D172];[.$AA$106]-[.C172]))" office:value-type="float" office:value="5" calcext:value-type="float">
            <text:p>5</text:p>
          </table:table-cell>
          <table:table-cell table:formula="of:=IF([.AA172]=&quot;&quot;;0;MIN([.$AB$106]-[.C172];[.$AB$106]-[.$AA$106];[.D172]-[.AH172]))" office:value-type="float" office:value="0" calcext:value-type="float">
            <text:p>0</text:p>
          </table:table-cell>
          <table:table-cell table:formula="of:=IF([.AB172]=&quot;&quot;;0;MIN([.$AC$106]-[.C172];[.$AC$106]-[.$AB$106];[.D172]-[.AH172]-[.AI172]))" office:value-type="float" office:value="0" calcext:value-type="float">
            <text:p>0</text:p>
          </table:table-cell>
          <table:table-cell table:formula="of:=IF([.AC172]=&quot;&quot;;0;MIN([.$AD$106]-[.C172];[.$AD$106]-[.$AC$106];[.D172]-[.AH172]-[.AI172]-[.AJ172]))" office:value-type="float" office:value="0" calcext:value-type="float">
            <text:p>0</text:p>
          </table:table-cell>
          <table:table-cell table:formula="of:=IF([.AD172]=&quot;&quot;;0;MIN([.$AE$106]-[.C172];[.$AE$106]-[.$AD$106];[.D172]-[.AH172]-[.AI172]-[.AJ172]-[.AK172]))" office:value-type="float" office:value="0" calcext:value-type="float">
            <text:p>0</text:p>
          </table:table-cell>
          <table:table-cell table:formula="of:=IF([.AE172]=&quot;&quot;;0;MIN([.$AF$106]-[.C172];[.$AF$106]-[.$AE$106];[.D172]-[.AH172]-[.AI172]-[.AJ172]-[.AK172]-[.AL172]))" office:value-type="float" office:value="0" calcext:value-type="float">
            <text:p>0</text:p>
          </table:table-cell>
          <table:table-cell table:formula="of:=IF([.AF172]=&quot;&quot;;0;MIN([.$AG$106]-[.C172];[.$AG$106]-[.$AF$106];[.D172]-[.AH172]-[.AI172]-[.AJ172]-[.AK172]-[.AL172]-[.AM172]))" office:value-type="float" office:value="0" calcext:value-type="float">
            <text:p>0</text:p>
          </table:table-cell>
          <table:table-cell/>
          <table:table-cell table:style-name="ce2" table:formula="of:=IF([.AH172]&gt;=1;[.$AH$112]&amp;&quot;*&quot;&amp;[.AH172]&amp;&quot; &quot;;&quot;&quot;)&amp;IF([.AI172]&gt;=1;[.$AI$112]&amp;&quot;*&quot;&amp;[.AI172]&amp;&quot; &quot;;&quot;&quot;)&amp;IF([.AJ172]&gt;=1;[.$AJ$112]&amp;&quot;*&quot;&amp;[.AJ172]&amp;&quot; &quot;;&quot;&quot;)&amp;IF([.AK172]&gt;=1;[.$AK$112]&amp;&quot;*&quot;&amp;[.AK172]&amp;&quot; &quot;;&quot;&quot;)&amp;IF([.AL172]&gt;=1;[.$AL$112]&amp;&quot;*&quot;&amp;[.AL172]&amp;&quot; &quot;;&quot;&quot;)&amp;IF([.AM172]&gt;=1;[.$AM$112]&amp;&quot;*&quot;&amp;[.AM172]&amp;&quot; &quot;;&quot;&quot;)&amp;IF([.AN172]&gt;=1;[.$AN$112]&amp;&quot;*&quot;&amp;[.AN172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2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2:.T172])&amp;&quot;)))&quot;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formula="of:=IF([.$B$6]=&quot;Y&quot;;&quot;%&quot;;&quot;&quot;)&amp;IF([.U172]=&quot;Y&quot;;&quot;\acciaccatura s8 &quot;;&quot;&quot;)&amp;[.AP172]&amp;&quot; &quot;&amp;IF([.E172]=&quot;b&quot;;&quot;\break&quot;;IF([.E172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68]&lt;[.$AZ$9];[.AZ168]+1;&quot;-&quot;)" office:value-type="float" office:value="41" calcext:value-type="float">
            <text:p>41</text:p>
          </table:table-cell>
          <table:table-cell table:formula="of:=IF([.AZ168]&lt;[.$AZ$9];[.BA168];&quot;-&quot;)" office:value-type="float" office:value="2" calcext:value-type="float">
            <text:p>2</text:p>
          </table:table-cell>
          <table:table-cell table:formula="of:=IF([.BA172]=&quot;-&quot;;&quot;&quot;;IF([.$B$1]=2;INDEX([.$AR$16:.$AU$31];[.AZ172];[.BA172]);IF([.$B$1]=3;INDEX([.$AR$44:.$AU$98];[.AZ172];[.BA172]);INDEX([.$AR$113:.$AU$218];[.AZ172];[.BA172]))))" office:value-type="string" office:string-value="    #'((Y-offset . 162)" calcext:value-type="string">
            <text:p><text:s text:c="4"/>#'((Y-offset . 162)</text:p>
          </table:table-cell>
          <table:table-cell table:number-columns-repeated="10"/>
        </table:table-row>
        <table:table-row table:style-name="ro1">
          <table:table-cell table:formula="of:=IF([.E172]=&quot;pb&quot;;[.A172]+1;[.A172])"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office:value-type="float" office:value="330" calcext:value-type="float">
            <text:p>330</text:p>
          </table:table-cell>
          <table:table-cell table:style-name="ce7" table:formula="of:=IF([.C174]=&quot;&quot;;&quot;&quot;;[.C174]-[.C173])" office:value-type="float" office:value="8" calcext:value-type="float">
            <text:p>8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73];[.$Z$106:.$AG$106];1)" office:value-type="float" office:value="1" calcext:value-type="float">
            <text:p>1</text:p>
          </table:table-cell>
          <table:table-cell table:style-name="ce44" table:formula="of:=MATCH([.D173]+[.C173];[.$Z$106:.$AG$106];1)" office:value-type="float" office:value="1" calcext:value-type="float">
            <text:p>1</text:p>
          </table:table-cell>
          <table:table-cell table:style-name="ce2" table:formula="of:=IF(AND([.Z$112]&lt;=[.$Y173];[.Z$112]&gt;=[.$X17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3];[.AA$112]&gt;=[.$X173]);INDEX([.$Z$106:.$AG$106];[.AA$112]);&quot;&quot;)">
            <text:p/>
          </table:table-cell>
          <table:table-cell table:style-name="ce2" table:formula="of:=IF(AND([.AB$112]&lt;=[.$Y173];[.AB$112]&gt;=[.$X173]);INDEX([.$Z$106:.$AG$106];[.AB$112]);&quot;&quot;)">
            <text:p/>
          </table:table-cell>
          <table:table-cell table:style-name="ce2" table:formula="of:=IF(AND([.AC$112]&lt;=[.$Y173];[.AC$112]&gt;=[.$X173]);INDEX([.$Z$106:.$AG$106];[.AC$112]);&quot;&quot;)">
            <text:p/>
          </table:table-cell>
          <table:table-cell table:style-name="ce2" table:formula="of:=IF(AND([.AD$112]&lt;=[.$Y173];[.AD$112]&gt;=[.$X173]);INDEX([.$Z$106:.$AG$106];[.AD$112]);&quot;&quot;)">
            <text:p/>
          </table:table-cell>
          <table:table-cell table:style-name="ce2" table:formula="of:=IF(AND([.AE$112]&lt;=[.$Y173];[.AE$112]&gt;=[.$X173]);INDEX([.$Z$106:.$AG$106];[.AE$112]);&quot;&quot;)">
            <text:p/>
          </table:table-cell>
          <table:table-cell table:style-name="ce2" table:formula="of:=IF(AND([.AF$112]&lt;=[.$Y173];[.AF$112]&gt;=[.$X173]);INDEX([.$Z$106:.$AG$106];[.AF$112]);&quot;&quot;)">
            <text:p/>
          </table:table-cell>
          <table:table-cell table:style-name="ce2" table:formula="of:=IF(AND([.AG$112]&lt;=[.$Y173];[.AG$112]&gt;=[.$X173]);INDEX([.$Z$106:.$AG$106];[.AG$112]);&quot;&quot;)">
            <text:p/>
          </table:table-cell>
          <table:table-cell table:formula="of:=IF([.Z173]=&quot;&quot;;0;MIN([.D173];[.$AA$106]-[.C173]))" office:value-type="float" office:value="8" calcext:value-type="float">
            <text:p>8</text:p>
          </table:table-cell>
          <table:table-cell table:formula="of:=IF([.AA173]=&quot;&quot;;0;MIN([.$AB$106]-[.C173];[.$AB$106]-[.$AA$106];[.D173]-[.AH173]))" office:value-type="float" office:value="0" calcext:value-type="float">
            <text:p>0</text:p>
          </table:table-cell>
          <table:table-cell table:formula="of:=IF([.AB173]=&quot;&quot;;0;MIN([.$AC$106]-[.C173];[.$AC$106]-[.$AB$106];[.D173]-[.AH173]-[.AI173]))" office:value-type="float" office:value="0" calcext:value-type="float">
            <text:p>0</text:p>
          </table:table-cell>
          <table:table-cell table:formula="of:=IF([.AC173]=&quot;&quot;;0;MIN([.$AD$106]-[.C173];[.$AD$106]-[.$AC$106];[.D173]-[.AH173]-[.AI173]-[.AJ173]))" office:value-type="float" office:value="0" calcext:value-type="float">
            <text:p>0</text:p>
          </table:table-cell>
          <table:table-cell table:formula="of:=IF([.AD173]=&quot;&quot;;0;MIN([.$AE$106]-[.C173];[.$AE$106]-[.$AD$106];[.D173]-[.AH173]-[.AI173]-[.AJ173]-[.AK173]))" office:value-type="float" office:value="0" calcext:value-type="float">
            <text:p>0</text:p>
          </table:table-cell>
          <table:table-cell table:formula="of:=IF([.AE173]=&quot;&quot;;0;MIN([.$AF$106]-[.C173];[.$AF$106]-[.$AE$106];[.D173]-[.AH173]-[.AI173]-[.AJ173]-[.AK173]-[.AL173]))" office:value-type="float" office:value="0" calcext:value-type="float">
            <text:p>0</text:p>
          </table:table-cell>
          <table:table-cell table:formula="of:=IF([.AF173]=&quot;&quot;;0;MIN([.$AG$106]-[.C173];[.$AG$106]-[.$AF$106];[.D173]-[.AH173]-[.AI173]-[.AJ173]-[.AK173]-[.AL173]-[.AM173]))" office:value-type="float" office:value="0" calcext:value-type="float">
            <text:p>0</text:p>
          </table:table-cell>
          <table:table-cell/>
          <table:table-cell table:style-name="ce2" table:formula="of:=IF([.AH173]&gt;=1;[.$AH$112]&amp;&quot;*&quot;&amp;[.AH173]&amp;&quot; &quot;;&quot;&quot;)&amp;IF([.AI173]&gt;=1;[.$AI$112]&amp;&quot;*&quot;&amp;[.AI173]&amp;&quot; &quot;;&quot;&quot;)&amp;IF([.AJ173]&gt;=1;[.$AJ$112]&amp;&quot;*&quot;&amp;[.AJ173]&amp;&quot; &quot;;&quot;&quot;)&amp;IF([.AK173]&gt;=1;[.$AK$112]&amp;&quot;*&quot;&amp;[.AK173]&amp;&quot; &quot;;&quot;&quot;)&amp;IF([.AL173]&gt;=1;[.$AL$112]&amp;&quot;*&quot;&amp;[.AL173]&amp;&quot; &quot;;&quot;&quot;)&amp;IF([.AM173]&gt;=1;[.$AM$112]&amp;&quot;*&quot;&amp;[.AM173]&amp;&quot; &quot;;&quot;&quot;)&amp;IF([.AN173]&gt;=1;[.$AN$112]&amp;&quot;*&quot;&amp;[.AN173]&amp;&quot; &quot;;&quot;&quot;)" office:value-type="string" office:string-value="s1*8 " calcext:value-type="string">
            <text:p>s1*8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3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3:.T173])&amp;&quot;)))&quot;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formula="of:=IF([.$B$6]=&quot;Y&quot;;&quot;%&quot;;&quot;&quot;)&amp;IF([.U173]=&quot;Y&quot;;&quot;\acciaccatura s8 &quot;;&quot;&quot;)&amp;[.AP173]&amp;&quot; &quot;&amp;IF([.E173]=&quot;b&quot;;&quot;\break&quot;;IF([.E173]=&quot;pb&quot;;&quot;\pageBreak&quot;))" office:value-type="string" office:string-value="s1*8  \pageBreak" calcext:value-type="string">
            <text:p>s1*8 <text:s/>\pageBreak</text:p>
          </table:table-cell>
          <table:table-cell table:number-columns-repeated="4"/>
          <table:table-cell table:formula="of:=IF([.AZ169]&lt;[.$AZ$9];[.AZ169]+1;&quot;-&quot;)" office:value-type="float" office:value="41" calcext:value-type="float">
            <text:p>41</text:p>
          </table:table-cell>
          <table:table-cell table:formula="of:=IF([.AZ169]&lt;[.$AZ$9];[.BA169];&quot;-&quot;)" office:value-type="float" office:value="3" calcext:value-type="float">
            <text:p>3</text:p>
          </table:table-cell>
          <table:table-cell table:formula="of:=IF([.BA173]=&quot;-&quot;;&quot;&quot;;IF([.$B$1]=2;INDEX([.$AR$16:.$AU$31];[.AZ173];[.BA173]);IF([.$B$1]=3;INDEX([.$AR$44:.$AU$98];[.AZ173];[.BA173]);INDEX([.$AR$113:.$AU$218];[.AZ173];[.BA173]))))" office:value-type="string" office:string-value="      (alignment-distances . (9 13 11 10 9 9 9 9)))" calcext:value-type="string">
            <text:p><text:s text:c="6"/>(alignment-distances . (9 13 11 10 9 9 9 9)))</text:p>
          </table:table-cell>
          <table:table-cell table:number-columns-repeated="10"/>
        </table:table-row>
        <table:table-row table:style-name="ro1">
          <table:table-cell table:formula="of:=IF([.E173]=&quot;pb&quot;;[.A173]+1;[.A173])"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office:value-type="float" office:value="338" calcext:value-type="float">
            <text:p>338</text:p>
          </table:table-cell>
          <table:table-cell table:style-name="ce7" table:formula="of:=IF([.C175]=&quot;&quot;;&quot;&quot;;[.C175]-[.C174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4];[.$Z$106:.$AG$106];1)" office:value-type="float" office:value="1" calcext:value-type="float">
            <text:p>1</text:p>
          </table:table-cell>
          <table:table-cell table:style-name="ce44" table:formula="of:=MATCH([.D174]+[.C174];[.$Z$106:.$AG$106];1)" office:value-type="float" office:value="1" calcext:value-type="float">
            <text:p>1</text:p>
          </table:table-cell>
          <table:table-cell table:style-name="ce2" table:formula="of:=IF(AND([.Z$112]&lt;=[.$Y174];[.Z$112]&gt;=[.$X17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4];[.AA$112]&gt;=[.$X174]);INDEX([.$Z$106:.$AG$106];[.AA$112]);&quot;&quot;)">
            <text:p/>
          </table:table-cell>
          <table:table-cell table:style-name="ce2" table:formula="of:=IF(AND([.AB$112]&lt;=[.$Y174];[.AB$112]&gt;=[.$X174]);INDEX([.$Z$106:.$AG$106];[.AB$112]);&quot;&quot;)">
            <text:p/>
          </table:table-cell>
          <table:table-cell table:style-name="ce2" table:formula="of:=IF(AND([.AC$112]&lt;=[.$Y174];[.AC$112]&gt;=[.$X174]);INDEX([.$Z$106:.$AG$106];[.AC$112]);&quot;&quot;)">
            <text:p/>
          </table:table-cell>
          <table:table-cell table:style-name="ce2" table:formula="of:=IF(AND([.AD$112]&lt;=[.$Y174];[.AD$112]&gt;=[.$X174]);INDEX([.$Z$106:.$AG$106];[.AD$112]);&quot;&quot;)">
            <text:p/>
          </table:table-cell>
          <table:table-cell table:style-name="ce2" table:formula="of:=IF(AND([.AE$112]&lt;=[.$Y174];[.AE$112]&gt;=[.$X174]);INDEX([.$Z$106:.$AG$106];[.AE$112]);&quot;&quot;)">
            <text:p/>
          </table:table-cell>
          <table:table-cell table:style-name="ce2" table:formula="of:=IF(AND([.AF$112]&lt;=[.$Y174];[.AF$112]&gt;=[.$X174]);INDEX([.$Z$106:.$AG$106];[.AF$112]);&quot;&quot;)">
            <text:p/>
          </table:table-cell>
          <table:table-cell table:style-name="ce2" table:formula="of:=IF(AND([.AG$112]&lt;=[.$Y174];[.AG$112]&gt;=[.$X174]);INDEX([.$Z$106:.$AG$106];[.AG$112]);&quot;&quot;)">
            <text:p/>
          </table:table-cell>
          <table:table-cell table:formula="of:=IF([.Z174]=&quot;&quot;;0;MIN([.D174];[.$AA$106]-[.C174]))" office:value-type="float" office:value="5" calcext:value-type="float">
            <text:p>5</text:p>
          </table:table-cell>
          <table:table-cell table:formula="of:=IF([.AA174]=&quot;&quot;;0;MIN([.$AB$106]-[.C174];[.$AB$106]-[.$AA$106];[.D174]-[.AH174]))" office:value-type="float" office:value="0" calcext:value-type="float">
            <text:p>0</text:p>
          </table:table-cell>
          <table:table-cell table:formula="of:=IF([.AB174]=&quot;&quot;;0;MIN([.$AC$106]-[.C174];[.$AC$106]-[.$AB$106];[.D174]-[.AH174]-[.AI174]))" office:value-type="float" office:value="0" calcext:value-type="float">
            <text:p>0</text:p>
          </table:table-cell>
          <table:table-cell table:formula="of:=IF([.AC174]=&quot;&quot;;0;MIN([.$AD$106]-[.C174];[.$AD$106]-[.$AC$106];[.D174]-[.AH174]-[.AI174]-[.AJ174]))" office:value-type="float" office:value="0" calcext:value-type="float">
            <text:p>0</text:p>
          </table:table-cell>
          <table:table-cell table:formula="of:=IF([.AD174]=&quot;&quot;;0;MIN([.$AE$106]-[.C174];[.$AE$106]-[.$AD$106];[.D174]-[.AH174]-[.AI174]-[.AJ174]-[.AK174]))" office:value-type="float" office:value="0" calcext:value-type="float">
            <text:p>0</text:p>
          </table:table-cell>
          <table:table-cell table:formula="of:=IF([.AE174]=&quot;&quot;;0;MIN([.$AF$106]-[.C174];[.$AF$106]-[.$AE$106];[.D174]-[.AH174]-[.AI174]-[.AJ174]-[.AK174]-[.AL174]))" office:value-type="float" office:value="0" calcext:value-type="float">
            <text:p>0</text:p>
          </table:table-cell>
          <table:table-cell table:formula="of:=IF([.AF174]=&quot;&quot;;0;MIN([.$AG$106]-[.C174];[.$AG$106]-[.$AF$106];[.D174]-[.AH174]-[.AI174]-[.AJ174]-[.AK174]-[.AL174]-[.AM174]))" office:value-type="float" office:value="0" calcext:value-type="float">
            <text:p>0</text:p>
          </table:table-cell>
          <table:table-cell/>
          <table:table-cell table:style-name="ce2" table:formula="of:=IF([.AH174]&gt;=1;[.$AH$112]&amp;&quot;*&quot;&amp;[.AH174]&amp;&quot; &quot;;&quot;&quot;)&amp;IF([.AI174]&gt;=1;[.$AI$112]&amp;&quot;*&quot;&amp;[.AI174]&amp;&quot; &quot;;&quot;&quot;)&amp;IF([.AJ174]&gt;=1;[.$AJ$112]&amp;&quot;*&quot;&amp;[.AJ174]&amp;&quot; &quot;;&quot;&quot;)&amp;IF([.AK174]&gt;=1;[.$AK$112]&amp;&quot;*&quot;&amp;[.AK174]&amp;&quot; &quot;;&quot;&quot;)&amp;IF([.AL174]&gt;=1;[.$AL$112]&amp;&quot;*&quot;&amp;[.AL174]&amp;&quot; &quot;;&quot;&quot;)&amp;IF([.AM174]&gt;=1;[.$AM$112]&amp;&quot;*&quot;&amp;[.AM174]&amp;&quot; &quot;;&quot;&quot;)&amp;IF([.AN174]&gt;=1;[.$AN$112]&amp;&quot;*&quot;&amp;[.AN174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4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4:.T174])&amp;&quot;)))&quot;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formula="of:=IF([.$B$6]=&quot;Y&quot;;&quot;%&quot;;&quot;&quot;)&amp;IF([.U174]=&quot;Y&quot;;&quot;\acciaccatura s8 &quot;;&quot;&quot;)&amp;[.AP174]&amp;&quot; &quot;&amp;IF([.E174]=&quot;b&quot;;&quot;\break&quot;;IF([.E174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0]&lt;[.$AZ$9];[.AZ170]+1;&quot;-&quot;)" office:value-type="float" office:value="41" calcext:value-type="float">
            <text:p>41</text:p>
          </table:table-cell>
          <table:table-cell table:formula="of:=IF([.AZ170]&lt;[.$AZ$9];[.BA170];&quot;-&quot;)" office:value-type="float" office:value="4" calcext:value-type="float">
            <text:p>4</text:p>
          </table:table-cell>
          <table:table-cell table:formula="of:=IF([.BA174]=&quot;-&quot;;&quot;&quot;;IF([.$B$1]=2;INDEX([.$AR$16:.$AU$31];[.AZ174];[.BA174]);IF([.$B$1]=3;INDEX([.$AR$44:.$AU$98];[.AZ174];[.BA174]);INDEX([.$AR$113:.$AU$218];[.AZ174];[.BA17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 table:formula="of:=IF([.E174]=&quot;pb&quot;;[.A174]+1;[.A174])"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343" calcext:value-type="float">
            <text:p>343</text:p>
          </table:table-cell>
          <table:table-cell table:style-name="ce7" table:formula="of:=IF([.C176]=&quot;&quot;;&quot;&quot;;[.C176]-[.C175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75];[.$Z$106:.$AG$106];1)" office:value-type="float" office:value="1" calcext:value-type="float">
            <text:p>1</text:p>
          </table:table-cell>
          <table:table-cell table:style-name="ce44" table:formula="of:=MATCH([.D175]+[.C175];[.$Z$106:.$AG$106];1)" office:value-type="float" office:value="1" calcext:value-type="float">
            <text:p>1</text:p>
          </table:table-cell>
          <table:table-cell table:style-name="ce2" table:formula="of:=IF(AND([.Z$112]&lt;=[.$Y175];[.Z$112]&gt;=[.$X17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5];[.AA$112]&gt;=[.$X175]);INDEX([.$Z$106:.$AG$106];[.AA$112]);&quot;&quot;)">
            <text:p/>
          </table:table-cell>
          <table:table-cell table:style-name="ce2" table:formula="of:=IF(AND([.AB$112]&lt;=[.$Y175];[.AB$112]&gt;=[.$X175]);INDEX([.$Z$106:.$AG$106];[.AB$112]);&quot;&quot;)">
            <text:p/>
          </table:table-cell>
          <table:table-cell table:style-name="ce2" table:formula="of:=IF(AND([.AC$112]&lt;=[.$Y175];[.AC$112]&gt;=[.$X175]);INDEX([.$Z$106:.$AG$106];[.AC$112]);&quot;&quot;)">
            <text:p/>
          </table:table-cell>
          <table:table-cell table:style-name="ce2" table:formula="of:=IF(AND([.AD$112]&lt;=[.$Y175];[.AD$112]&gt;=[.$X175]);INDEX([.$Z$106:.$AG$106];[.AD$112]);&quot;&quot;)">
            <text:p/>
          </table:table-cell>
          <table:table-cell table:style-name="ce2" table:formula="of:=IF(AND([.AE$112]&lt;=[.$Y175];[.AE$112]&gt;=[.$X175]);INDEX([.$Z$106:.$AG$106];[.AE$112]);&quot;&quot;)">
            <text:p/>
          </table:table-cell>
          <table:table-cell table:style-name="ce2" table:formula="of:=IF(AND([.AF$112]&lt;=[.$Y175];[.AF$112]&gt;=[.$X175]);INDEX([.$Z$106:.$AG$106];[.AF$112]);&quot;&quot;)">
            <text:p/>
          </table:table-cell>
          <table:table-cell table:style-name="ce2" table:formula="of:=IF(AND([.AG$112]&lt;=[.$Y175];[.AG$112]&gt;=[.$X175]);INDEX([.$Z$106:.$AG$106];[.AG$112]);&quot;&quot;)">
            <text:p/>
          </table:table-cell>
          <table:table-cell table:formula="of:=IF([.Z175]=&quot;&quot;;0;MIN([.D175];[.$AA$106]-[.C175]))" office:value-type="float" office:value="4" calcext:value-type="float">
            <text:p>4</text:p>
          </table:table-cell>
          <table:table-cell table:formula="of:=IF([.AA175]=&quot;&quot;;0;MIN([.$AB$106]-[.C175];[.$AB$106]-[.$AA$106];[.D175]-[.AH175]))" office:value-type="float" office:value="0" calcext:value-type="float">
            <text:p>0</text:p>
          </table:table-cell>
          <table:table-cell table:formula="of:=IF([.AB175]=&quot;&quot;;0;MIN([.$AC$106]-[.C175];[.$AC$106]-[.$AB$106];[.D175]-[.AH175]-[.AI175]))" office:value-type="float" office:value="0" calcext:value-type="float">
            <text:p>0</text:p>
          </table:table-cell>
          <table:table-cell table:formula="of:=IF([.AC175]=&quot;&quot;;0;MIN([.$AD$106]-[.C175];[.$AD$106]-[.$AC$106];[.D175]-[.AH175]-[.AI175]-[.AJ175]))" office:value-type="float" office:value="0" calcext:value-type="float">
            <text:p>0</text:p>
          </table:table-cell>
          <table:table-cell table:formula="of:=IF([.AD175]=&quot;&quot;;0;MIN([.$AE$106]-[.C175];[.$AE$106]-[.$AD$106];[.D175]-[.AH175]-[.AI175]-[.AJ175]-[.AK175]))" office:value-type="float" office:value="0" calcext:value-type="float">
            <text:p>0</text:p>
          </table:table-cell>
          <table:table-cell table:formula="of:=IF([.AE175]=&quot;&quot;;0;MIN([.$AF$106]-[.C175];[.$AF$106]-[.$AE$106];[.D175]-[.AH175]-[.AI175]-[.AJ175]-[.AK175]-[.AL175]))" office:value-type="float" office:value="0" calcext:value-type="float">
            <text:p>0</text:p>
          </table:table-cell>
          <table:table-cell table:formula="of:=IF([.AF175]=&quot;&quot;;0;MIN([.$AG$106]-[.C175];[.$AG$106]-[.$AF$106];[.D175]-[.AH175]-[.AI175]-[.AJ175]-[.AK175]-[.AL175]-[.AM175]))" office:value-type="float" office:value="0" calcext:value-type="float">
            <text:p>0</text:p>
          </table:table-cell>
          <table:table-cell/>
          <table:table-cell table:style-name="ce2" table:formula="of:=IF([.AH175]&gt;=1;[.$AH$112]&amp;&quot;*&quot;&amp;[.AH175]&amp;&quot; &quot;;&quot;&quot;)&amp;IF([.AI175]&gt;=1;[.$AI$112]&amp;&quot;*&quot;&amp;[.AI175]&amp;&quot; &quot;;&quot;&quot;)&amp;IF([.AJ175]&gt;=1;[.$AJ$112]&amp;&quot;*&quot;&amp;[.AJ175]&amp;&quot; &quot;;&quot;&quot;)&amp;IF([.AK175]&gt;=1;[.$AK$112]&amp;&quot;*&quot;&amp;[.AK175]&amp;&quot; &quot;;&quot;&quot;)&amp;IF([.AL175]&gt;=1;[.$AL$112]&amp;&quot;*&quot;&amp;[.AL175]&amp;&quot; &quot;;&quot;&quot;)&amp;IF([.AM175]&gt;=1;[.$AM$112]&amp;&quot;*&quot;&amp;[.AM175]&amp;&quot; &quot;;&quot;&quot;)&amp;IF([.AN175]&gt;=1;[.$AN$112]&amp;&quot;*&quot;&amp;[.AN175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5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5:.T175])&amp;&quot;)))&quot;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formula="of:=IF([.$B$6]=&quot;Y&quot;;&quot;%&quot;;&quot;&quot;)&amp;IF([.U175]=&quot;Y&quot;;&quot;\acciaccatura s8 &quot;;&quot;&quot;)&amp;[.AP175]&amp;&quot; &quot;&amp;IF([.E175]=&quot;b&quot;;&quot;\break&quot;;IF([.E175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1]&lt;[.$AZ$9];[.AZ171]+1;&quot;-&quot;)" office:value-type="float" office:value="42" calcext:value-type="float">
            <text:p>42</text:p>
          </table:table-cell>
          <table:table-cell table:formula="of:=IF([.AZ171]&lt;[.$AZ$9];[.BA171];&quot;-&quot;)" office:value-type="float" office:value="1" calcext:value-type="float">
            <text:p>1</text:p>
          </table:table-cell>
          <table:table-cell table:formula="of:=IF([.BA175]=&quot;-&quot;;&quot;&quot;;IF([.$B$1]=2;INDEX([.$AR$16:.$AU$31];[.AZ175];[.BA175]);IF([.$B$1]=3;INDEX([.$AR$44:.$AU$98];[.AZ175];[.BA175]);INDEX([.$AR$113:.$AU$218];[.AZ175];[.BA1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5]=&quot;pb&quot;;[.A175]+1;[.A175])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347" calcext:value-type="float">
            <text:p>347</text:p>
          </table:table-cell>
          <table:table-cell table:style-name="ce7" table:formula="of:=IF([.C177]=&quot;&quot;;&quot;&quot;;[.C177]-[.C176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6];[.$Z$106:.$AG$106];1)" office:value-type="float" office:value="1" calcext:value-type="float">
            <text:p>1</text:p>
          </table:table-cell>
          <table:table-cell table:style-name="ce44" table:formula="of:=MATCH([.D176]+[.C176];[.$Z$106:.$AG$106];1)" office:value-type="float" office:value="1" calcext:value-type="float">
            <text:p>1</text:p>
          </table:table-cell>
          <table:table-cell table:style-name="ce2" table:formula="of:=IF(AND([.Z$112]&lt;=[.$Y176];[.Z$112]&gt;=[.$X17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6];[.AA$112]&gt;=[.$X176]);INDEX([.$Z$106:.$AG$106];[.AA$112]);&quot;&quot;)">
            <text:p/>
          </table:table-cell>
          <table:table-cell table:style-name="ce2" table:formula="of:=IF(AND([.AB$112]&lt;=[.$Y176];[.AB$112]&gt;=[.$X176]);INDEX([.$Z$106:.$AG$106];[.AB$112]);&quot;&quot;)">
            <text:p/>
          </table:table-cell>
          <table:table-cell table:style-name="ce2" table:formula="of:=IF(AND([.AC$112]&lt;=[.$Y176];[.AC$112]&gt;=[.$X176]);INDEX([.$Z$106:.$AG$106];[.AC$112]);&quot;&quot;)">
            <text:p/>
          </table:table-cell>
          <table:table-cell table:style-name="ce2" table:formula="of:=IF(AND([.AD$112]&lt;=[.$Y176];[.AD$112]&gt;=[.$X176]);INDEX([.$Z$106:.$AG$106];[.AD$112]);&quot;&quot;)">
            <text:p/>
          </table:table-cell>
          <table:table-cell table:style-name="ce2" table:formula="of:=IF(AND([.AE$112]&lt;=[.$Y176];[.AE$112]&gt;=[.$X176]);INDEX([.$Z$106:.$AG$106];[.AE$112]);&quot;&quot;)">
            <text:p/>
          </table:table-cell>
          <table:table-cell table:style-name="ce2" table:formula="of:=IF(AND([.AF$112]&lt;=[.$Y176];[.AF$112]&gt;=[.$X176]);INDEX([.$Z$106:.$AG$106];[.AF$112]);&quot;&quot;)">
            <text:p/>
          </table:table-cell>
          <table:table-cell table:style-name="ce2" table:formula="of:=IF(AND([.AG$112]&lt;=[.$Y176];[.AG$112]&gt;=[.$X176]);INDEX([.$Z$106:.$AG$106];[.AG$112]);&quot;&quot;)">
            <text:p/>
          </table:table-cell>
          <table:table-cell table:formula="of:=IF([.Z176]=&quot;&quot;;0;MIN([.D176];[.$AA$106]-[.C176]))" office:value-type="float" office:value="4" calcext:value-type="float">
            <text:p>4</text:p>
          </table:table-cell>
          <table:table-cell table:formula="of:=IF([.AA176]=&quot;&quot;;0;MIN([.$AB$106]-[.C176];[.$AB$106]-[.$AA$106];[.D176]-[.AH176]))" office:value-type="float" office:value="0" calcext:value-type="float">
            <text:p>0</text:p>
          </table:table-cell>
          <table:table-cell table:formula="of:=IF([.AB176]=&quot;&quot;;0;MIN([.$AC$106]-[.C176];[.$AC$106]-[.$AB$106];[.D176]-[.AH176]-[.AI176]))" office:value-type="float" office:value="0" calcext:value-type="float">
            <text:p>0</text:p>
          </table:table-cell>
          <table:table-cell table:formula="of:=IF([.AC176]=&quot;&quot;;0;MIN([.$AD$106]-[.C176];[.$AD$106]-[.$AC$106];[.D176]-[.AH176]-[.AI176]-[.AJ176]))" office:value-type="float" office:value="0" calcext:value-type="float">
            <text:p>0</text:p>
          </table:table-cell>
          <table:table-cell table:formula="of:=IF([.AD176]=&quot;&quot;;0;MIN([.$AE$106]-[.C176];[.$AE$106]-[.$AD$106];[.D176]-[.AH176]-[.AI176]-[.AJ176]-[.AK176]))" office:value-type="float" office:value="0" calcext:value-type="float">
            <text:p>0</text:p>
          </table:table-cell>
          <table:table-cell table:formula="of:=IF([.AE176]=&quot;&quot;;0;MIN([.$AF$106]-[.C176];[.$AF$106]-[.$AE$106];[.D176]-[.AH176]-[.AI176]-[.AJ176]-[.AK176]-[.AL176]))" office:value-type="float" office:value="0" calcext:value-type="float">
            <text:p>0</text:p>
          </table:table-cell>
          <table:table-cell table:formula="of:=IF([.AF176]=&quot;&quot;;0;MIN([.$AG$106]-[.C176];[.$AG$106]-[.$AF$106];[.D176]-[.AH176]-[.AI176]-[.AJ176]-[.AK176]-[.AL176]-[.AM176]))" office:value-type="float" office:value="0" calcext:value-type="float">
            <text:p>0</text:p>
          </table:table-cell>
          <table:table-cell/>
          <table:table-cell table:style-name="ce2" table:formula="of:=IF([.AH176]&gt;=1;[.$AH$112]&amp;&quot;*&quot;&amp;[.AH176]&amp;&quot; &quot;;&quot;&quot;)&amp;IF([.AI176]&gt;=1;[.$AI$112]&amp;&quot;*&quot;&amp;[.AI176]&amp;&quot; &quot;;&quot;&quot;)&amp;IF([.AJ176]&gt;=1;[.$AJ$112]&amp;&quot;*&quot;&amp;[.AJ176]&amp;&quot; &quot;;&quot;&quot;)&amp;IF([.AK176]&gt;=1;[.$AK$112]&amp;&quot;*&quot;&amp;[.AK176]&amp;&quot; &quot;;&quot;&quot;)&amp;IF([.AL176]&gt;=1;[.$AL$112]&amp;&quot;*&quot;&amp;[.AL176]&amp;&quot; &quot;;&quot;&quot;)&amp;IF([.AM176]&gt;=1;[.$AM$112]&amp;&quot;*&quot;&amp;[.AM176]&amp;&quot; &quot;;&quot;&quot;)&amp;IF([.AN176]&gt;=1;[.$AN$112]&amp;&quot;*&quot;&amp;[.AN176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6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76:.T176])&amp;&quot;)))&quot;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formula="of:=IF([.$B$6]=&quot;Y&quot;;&quot;%&quot;;&quot;&quot;)&amp;IF([.U176]=&quot;Y&quot;;&quot;\acciaccatura s8 &quot;;&quot;&quot;)&amp;[.AP176]&amp;&quot; &quot;&amp;IF([.E176]=&quot;b&quot;;&quot;\break&quot;;IF([.E176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2]&lt;[.$AZ$9];[.AZ172]+1;&quot;-&quot;)" office:value-type="float" office:value="42" calcext:value-type="float">
            <text:p>42</text:p>
          </table:table-cell>
          <table:table-cell table:formula="of:=IF([.AZ172]&lt;[.$AZ$9];[.BA172];&quot;-&quot;)" office:value-type="float" office:value="2" calcext:value-type="float">
            <text:p>2</text:p>
          </table:table-cell>
          <table:table-cell table:formula="of:=IF([.BA176]=&quot;-&quot;;&quot;&quot;;IF([.$B$1]=2;INDEX([.$AR$16:.$AU$31];[.AZ176];[.BA176]);IF([.$B$1]=3;INDEX([.$AR$44:.$AU$98];[.AZ176];[.BA176]);INDEX([.$AR$113:.$AU$218];[.AZ176];[.BA17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76]=&quot;pb&quot;;[.A176]+1;[.A176])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7" table:formula="of:=IF([.C178]=&quot;&quot;;&quot;&quot;;[.C178]-[.C177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1" calcext:value-type="float">
            <text:p>13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77];[.$Z$106:.$AG$106];1)" office:value-type="float" office:value="1" calcext:value-type="float">
            <text:p>1</text:p>
          </table:table-cell>
          <table:table-cell table:style-name="ce44" table:formula="of:=MATCH([.D177]+[.C177];[.$Z$106:.$AG$106];1)" office:value-type="float" office:value="1" calcext:value-type="float">
            <text:p>1</text:p>
          </table:table-cell>
          <table:table-cell table:style-name="ce2" table:formula="of:=IF(AND([.Z$112]&lt;=[.$Y177];[.Z$112]&gt;=[.$X17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7];[.AA$112]&gt;=[.$X177]);INDEX([.$Z$106:.$AG$106];[.AA$112]);&quot;&quot;)">
            <text:p/>
          </table:table-cell>
          <table:table-cell table:style-name="ce2" table:formula="of:=IF(AND([.AB$112]&lt;=[.$Y177];[.AB$112]&gt;=[.$X177]);INDEX([.$Z$106:.$AG$106];[.AB$112]);&quot;&quot;)">
            <text:p/>
          </table:table-cell>
          <table:table-cell table:style-name="ce2" table:formula="of:=IF(AND([.AC$112]&lt;=[.$Y177];[.AC$112]&gt;=[.$X177]);INDEX([.$Z$106:.$AG$106];[.AC$112]);&quot;&quot;)">
            <text:p/>
          </table:table-cell>
          <table:table-cell table:style-name="ce2" table:formula="of:=IF(AND([.AD$112]&lt;=[.$Y177];[.AD$112]&gt;=[.$X177]);INDEX([.$Z$106:.$AG$106];[.AD$112]);&quot;&quot;)">
            <text:p/>
          </table:table-cell>
          <table:table-cell table:style-name="ce2" table:formula="of:=IF(AND([.AE$112]&lt;=[.$Y177];[.AE$112]&gt;=[.$X177]);INDEX([.$Z$106:.$AG$106];[.AE$112]);&quot;&quot;)">
            <text:p/>
          </table:table-cell>
          <table:table-cell table:style-name="ce2" table:formula="of:=IF(AND([.AF$112]&lt;=[.$Y177];[.AF$112]&gt;=[.$X177]);INDEX([.$Z$106:.$AG$106];[.AF$112]);&quot;&quot;)">
            <text:p/>
          </table:table-cell>
          <table:table-cell table:style-name="ce2" table:formula="of:=IF(AND([.AG$112]&lt;=[.$Y177];[.AG$112]&gt;=[.$X177]);INDEX([.$Z$106:.$AG$106];[.AG$112]);&quot;&quot;)">
            <text:p/>
          </table:table-cell>
          <table:table-cell table:formula="of:=IF([.Z177]=&quot;&quot;;0;MIN([.D177];[.$AA$106]-[.C177]))" office:value-type="float" office:value="4" calcext:value-type="float">
            <text:p>4</text:p>
          </table:table-cell>
          <table:table-cell table:formula="of:=IF([.AA177]=&quot;&quot;;0;MIN([.$AB$106]-[.C177];[.$AB$106]-[.$AA$106];[.D177]-[.AH177]))" office:value-type="float" office:value="0" calcext:value-type="float">
            <text:p>0</text:p>
          </table:table-cell>
          <table:table-cell table:formula="of:=IF([.AB177]=&quot;&quot;;0;MIN([.$AC$106]-[.C177];[.$AC$106]-[.$AB$106];[.D177]-[.AH177]-[.AI177]))" office:value-type="float" office:value="0" calcext:value-type="float">
            <text:p>0</text:p>
          </table:table-cell>
          <table:table-cell table:formula="of:=IF([.AC177]=&quot;&quot;;0;MIN([.$AD$106]-[.C177];[.$AD$106]-[.$AC$106];[.D177]-[.AH177]-[.AI177]-[.AJ177]))" office:value-type="float" office:value="0" calcext:value-type="float">
            <text:p>0</text:p>
          </table:table-cell>
          <table:table-cell table:formula="of:=IF([.AD177]=&quot;&quot;;0;MIN([.$AE$106]-[.C177];[.$AE$106]-[.$AD$106];[.D177]-[.AH177]-[.AI177]-[.AJ177]-[.AK177]))" office:value-type="float" office:value="0" calcext:value-type="float">
            <text:p>0</text:p>
          </table:table-cell>
          <table:table-cell table:formula="of:=IF([.AE177]=&quot;&quot;;0;MIN([.$AF$106]-[.C177];[.$AF$106]-[.$AE$106];[.D177]-[.AH177]-[.AI177]-[.AJ177]-[.AK177]-[.AL177]))" office:value-type="float" office:value="0" calcext:value-type="float">
            <text:p>0</text:p>
          </table:table-cell>
          <table:table-cell table:formula="of:=IF([.AF177]=&quot;&quot;;0;MIN([.$AG$106]-[.C177];[.$AG$106]-[.$AF$106];[.D177]-[.AH177]-[.AI177]-[.AJ177]-[.AK177]-[.AL177]-[.AM177]))" office:value-type="float" office:value="0" calcext:value-type="float">
            <text:p>0</text:p>
          </table:table-cell>
          <table:table-cell/>
          <table:table-cell table:style-name="ce2" table:formula="of:=IF([.AH177]&gt;=1;[.$AH$112]&amp;&quot;*&quot;&amp;[.AH177]&amp;&quot; &quot;;&quot;&quot;)&amp;IF([.AI177]&gt;=1;[.$AI$112]&amp;&quot;*&quot;&amp;[.AI177]&amp;&quot; &quot;;&quot;&quot;)&amp;IF([.AJ177]&gt;=1;[.$AJ$112]&amp;&quot;*&quot;&amp;[.AJ177]&amp;&quot; &quot;;&quot;&quot;)&amp;IF([.AK177]&gt;=1;[.$AK$112]&amp;&quot;*&quot;&amp;[.AK177]&amp;&quot; &quot;;&quot;&quot;)&amp;IF([.AL177]&gt;=1;[.$AL$112]&amp;&quot;*&quot;&amp;[.AL177]&amp;&quot; &quot;;&quot;&quot;)&amp;IF([.AM177]&gt;=1;[.$AM$112]&amp;&quot;*&quot;&amp;[.AM177]&amp;&quot; &quot;;&quot;&quot;)&amp;IF([.AN177]&gt;=1;[.$AN$112]&amp;&quot;*&quot;&amp;[.AN177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7]&amp;&quot;)&quot;" office:value-type="string" office:string-value="    #'((Y-offset . 131)" calcext:value-type="string">
            <text:p><text:s text:c="4"/>#'((Y-offset . 131)</text:p>
          </table:table-cell>
          <table:table-cell table:formula="of:=IF([.$B$4]=&quot;Y&quot;;&quot;&quot;;&quot;%&quot;)&amp;&quot;      (alignment-distances . (&quot;&amp;COM.MICROSOFT.TEXTJOIN(&quot; &quot;;1;[.G177:.T177])&amp;&quot;)))&quot;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formula="of:=IF([.$B$6]=&quot;Y&quot;;&quot;%&quot;;&quot;&quot;)&amp;IF([.U177]=&quot;Y&quot;;&quot;\acciaccatura s8 &quot;;&quot;&quot;)&amp;[.AP177]&amp;&quot; &quot;&amp;IF([.E177]=&quot;b&quot;;&quot;\break&quot;;IF([.E177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3]&lt;[.$AZ$9];[.AZ173]+1;&quot;-&quot;)" office:value-type="float" office:value="42" calcext:value-type="float">
            <text:p>42</text:p>
          </table:table-cell>
          <table:table-cell table:formula="of:=IF([.AZ173]&lt;[.$AZ$9];[.BA173];&quot;-&quot;)" office:value-type="float" office:value="3" calcext:value-type="float">
            <text:p>3</text:p>
          </table:table-cell>
          <table:table-cell table:formula="of:=IF([.BA177]=&quot;-&quot;;&quot;&quot;;IF([.$B$1]=2;INDEX([.$AR$16:.$AU$31];[.AZ177];[.BA177]);IF([.$B$1]=3;INDEX([.$AR$44:.$AU$98];[.AZ177];[.BA177]);INDEX([.$AR$113:.$AU$218];[.AZ177];[.BA177]))))" office:value-type="string" office:string-value="      (alignment-distances . (9 13 10 12 9 9 9)))" calcext:value-type="string">
            <text:p><text:s text:c="6"/>(alignment-distances . (9 13 10 12 9 9 9)))</text:p>
          </table:table-cell>
          <table:table-cell table:number-columns-repeated="10"/>
        </table:table-row>
        <table:table-row table:style-name="ro1">
          <table:table-cell table:formula="of:=IF([.E177]=&quot;pb&quot;;[.A177]+1;[.A177])"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355" calcext:value-type="float">
            <text:p>355</text:p>
          </table:table-cell>
          <table:table-cell table:style-name="ce7" table:formula="of:=IF([.C179]=&quot;&quot;;&quot;&quot;;[.C179]-[.C17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78];[.$Z$106:.$AG$106];1)" office:value-type="float" office:value="1" calcext:value-type="float">
            <text:p>1</text:p>
          </table:table-cell>
          <table:table-cell table:style-name="ce44" table:formula="of:=MATCH([.D178]+[.C178];[.$Z$106:.$AG$106];1)" office:value-type="float" office:value="1" calcext:value-type="float">
            <text:p>1</text:p>
          </table:table-cell>
          <table:table-cell table:style-name="ce2" table:formula="of:=IF(AND([.Z$112]&lt;=[.$Y178];[.Z$112]&gt;=[.$X17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8];[.AA$112]&gt;=[.$X178]);INDEX([.$Z$106:.$AG$106];[.AA$112]);&quot;&quot;)">
            <text:p/>
          </table:table-cell>
          <table:table-cell table:style-name="ce2" table:formula="of:=IF(AND([.AB$112]&lt;=[.$Y178];[.AB$112]&gt;=[.$X178]);INDEX([.$Z$106:.$AG$106];[.AB$112]);&quot;&quot;)">
            <text:p/>
          </table:table-cell>
          <table:table-cell table:style-name="ce2" table:formula="of:=IF(AND([.AC$112]&lt;=[.$Y178];[.AC$112]&gt;=[.$X178]);INDEX([.$Z$106:.$AG$106];[.AC$112]);&quot;&quot;)">
            <text:p/>
          </table:table-cell>
          <table:table-cell table:style-name="ce2" table:formula="of:=IF(AND([.AD$112]&lt;=[.$Y178];[.AD$112]&gt;=[.$X178]);INDEX([.$Z$106:.$AG$106];[.AD$112]);&quot;&quot;)">
            <text:p/>
          </table:table-cell>
          <table:table-cell table:style-name="ce2" table:formula="of:=IF(AND([.AE$112]&lt;=[.$Y178];[.AE$112]&gt;=[.$X178]);INDEX([.$Z$106:.$AG$106];[.AE$112]);&quot;&quot;)">
            <text:p/>
          </table:table-cell>
          <table:table-cell table:style-name="ce2" table:formula="of:=IF(AND([.AF$112]&lt;=[.$Y178];[.AF$112]&gt;=[.$X178]);INDEX([.$Z$106:.$AG$106];[.AF$112]);&quot;&quot;)">
            <text:p/>
          </table:table-cell>
          <table:table-cell table:style-name="ce2" table:formula="of:=IF(AND([.AG$112]&lt;=[.$Y178];[.AG$112]&gt;=[.$X178]);INDEX([.$Z$106:.$AG$106];[.AG$112]);&quot;&quot;)">
            <text:p/>
          </table:table-cell>
          <table:table-cell table:formula="of:=IF([.Z178]=&quot;&quot;;0;MIN([.D178];[.$AA$106]-[.C178]))" office:value-type="float" office:value="4" calcext:value-type="float">
            <text:p>4</text:p>
          </table:table-cell>
          <table:table-cell table:formula="of:=IF([.AA178]=&quot;&quot;;0;MIN([.$AB$106]-[.C178];[.$AB$106]-[.$AA$106];[.D178]-[.AH178]))" office:value-type="float" office:value="0" calcext:value-type="float">
            <text:p>0</text:p>
          </table:table-cell>
          <table:table-cell table:formula="of:=IF([.AB178]=&quot;&quot;;0;MIN([.$AC$106]-[.C178];[.$AC$106]-[.$AB$106];[.D178]-[.AH178]-[.AI178]))" office:value-type="float" office:value="0" calcext:value-type="float">
            <text:p>0</text:p>
          </table:table-cell>
          <table:table-cell table:formula="of:=IF([.AC178]=&quot;&quot;;0;MIN([.$AD$106]-[.C178];[.$AD$106]-[.$AC$106];[.D178]-[.AH178]-[.AI178]-[.AJ178]))" office:value-type="float" office:value="0" calcext:value-type="float">
            <text:p>0</text:p>
          </table:table-cell>
          <table:table-cell table:formula="of:=IF([.AD178]=&quot;&quot;;0;MIN([.$AE$106]-[.C178];[.$AE$106]-[.$AD$106];[.D178]-[.AH178]-[.AI178]-[.AJ178]-[.AK178]))" office:value-type="float" office:value="0" calcext:value-type="float">
            <text:p>0</text:p>
          </table:table-cell>
          <table:table-cell table:formula="of:=IF([.AE178]=&quot;&quot;;0;MIN([.$AF$106]-[.C178];[.$AF$106]-[.$AE$106];[.D178]-[.AH178]-[.AI178]-[.AJ178]-[.AK178]-[.AL178]))" office:value-type="float" office:value="0" calcext:value-type="float">
            <text:p>0</text:p>
          </table:table-cell>
          <table:table-cell table:formula="of:=IF([.AF178]=&quot;&quot;;0;MIN([.$AG$106]-[.C178];[.$AG$106]-[.$AF$106];[.D178]-[.AH178]-[.AI178]-[.AJ178]-[.AK178]-[.AL178]-[.AM178]))" office:value-type="float" office:value="0" calcext:value-type="float">
            <text:p>0</text:p>
          </table:table-cell>
          <table:table-cell/>
          <table:table-cell table:style-name="ce2" table:formula="of:=IF([.AH178]&gt;=1;[.$AH$112]&amp;&quot;*&quot;&amp;[.AH178]&amp;&quot; &quot;;&quot;&quot;)&amp;IF([.AI178]&gt;=1;[.$AI$112]&amp;&quot;*&quot;&amp;[.AI178]&amp;&quot; &quot;;&quot;&quot;)&amp;IF([.AJ178]&gt;=1;[.$AJ$112]&amp;&quot;*&quot;&amp;[.AJ178]&amp;&quot; &quot;;&quot;&quot;)&amp;IF([.AK178]&gt;=1;[.$AK$112]&amp;&quot;*&quot;&amp;[.AK178]&amp;&quot; &quot;;&quot;&quot;)&amp;IF([.AL178]&gt;=1;[.$AL$112]&amp;&quot;*&quot;&amp;[.AL178]&amp;&quot; &quot;;&quot;&quot;)&amp;IF([.AM178]&gt;=1;[.$AM$112]&amp;&quot;*&quot;&amp;[.AM178]&amp;&quot; &quot;;&quot;&quot;)&amp;IF([.AN178]&gt;=1;[.$AN$112]&amp;&quot;*&quot;&amp;[.AN17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78:.T178])&amp;&quot;)))&quot;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formula="of:=IF([.$B$6]=&quot;Y&quot;;&quot;%&quot;;&quot;&quot;)&amp;IF([.U178]=&quot;Y&quot;;&quot;\acciaccatura s8 &quot;;&quot;&quot;)&amp;[.AP178]&amp;&quot; &quot;&amp;IF([.E178]=&quot;b&quot;;&quot;\break&quot;;IF([.E17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4]&lt;[.$AZ$9];[.AZ174]+1;&quot;-&quot;)" office:value-type="float" office:value="42" calcext:value-type="float">
            <text:p>42</text:p>
          </table:table-cell>
          <table:table-cell table:formula="of:=IF([.AZ174]&lt;[.$AZ$9];[.BA174];&quot;-&quot;)" office:value-type="float" office:value="4" calcext:value-type="float">
            <text:p>4</text:p>
          </table:table-cell>
          <table:table-cell table:formula="of:=IF([.BA178]=&quot;-&quot;;&quot;&quot;;IF([.$B$1]=2;INDEX([.$AR$16:.$AU$31];[.AZ178];[.BA178]);IF([.$B$1]=3;INDEX([.$AR$44:.$AU$98];[.AZ178];[.BA178]);INDEX([.$AR$113:.$AU$218];[.AZ178];[.BA17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formula="of:=IF([.E178]=&quot;pb&quot;;[.A178]+1;[.A178])"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59" calcext:value-type="float">
            <text:p>359</text:p>
          </table:table-cell>
          <table:table-cell table:style-name="ce7" table:formula="of:=IF([.C180]=&quot;&quot;;&quot;&quot;;[.C180]-[.C17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number-columns-repeated="3"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10" calcext:value-type="float">
            <text:p>10</text:p>
          </table:table-cell>
          <table:table-cell table:style-name="ce53" table:number-columns-repeated="5"/>
          <table:table-cell table:number-columns-repeated="3"/>
          <table:table-cell table:style-name="ce44" table:formula="of:=MATCH([.C179];[.$Z$106:.$AG$106];1)" office:value-type="float" office:value="1" calcext:value-type="float">
            <text:p>1</text:p>
          </table:table-cell>
          <table:table-cell table:style-name="ce44" table:formula="of:=MATCH([.D179]+[.C179];[.$Z$106:.$AG$106];1)" office:value-type="float" office:value="1" calcext:value-type="float">
            <text:p>1</text:p>
          </table:table-cell>
          <table:table-cell table:style-name="ce2" table:formula="of:=IF(AND([.Z$112]&lt;=[.$Y179];[.Z$112]&gt;=[.$X17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79];[.AA$112]&gt;=[.$X179]);INDEX([.$Z$106:.$AG$106];[.AA$112]);&quot;&quot;)">
            <text:p/>
          </table:table-cell>
          <table:table-cell table:style-name="ce2" table:formula="of:=IF(AND([.AB$112]&lt;=[.$Y179];[.AB$112]&gt;=[.$X179]);INDEX([.$Z$106:.$AG$106];[.AB$112]);&quot;&quot;)">
            <text:p/>
          </table:table-cell>
          <table:table-cell table:style-name="ce2" table:formula="of:=IF(AND([.AC$112]&lt;=[.$Y179];[.AC$112]&gt;=[.$X179]);INDEX([.$Z$106:.$AG$106];[.AC$112]);&quot;&quot;)">
            <text:p/>
          </table:table-cell>
          <table:table-cell table:style-name="ce2" table:formula="of:=IF(AND([.AD$112]&lt;=[.$Y179];[.AD$112]&gt;=[.$X179]);INDEX([.$Z$106:.$AG$106];[.AD$112]);&quot;&quot;)">
            <text:p/>
          </table:table-cell>
          <table:table-cell table:style-name="ce2" table:formula="of:=IF(AND([.AE$112]&lt;=[.$Y179];[.AE$112]&gt;=[.$X179]);INDEX([.$Z$106:.$AG$106];[.AE$112]);&quot;&quot;)">
            <text:p/>
          </table:table-cell>
          <table:table-cell table:style-name="ce2" table:formula="of:=IF(AND([.AF$112]&lt;=[.$Y179];[.AF$112]&gt;=[.$X179]);INDEX([.$Z$106:.$AG$106];[.AF$112]);&quot;&quot;)">
            <text:p/>
          </table:table-cell>
          <table:table-cell table:style-name="ce2" table:formula="of:=IF(AND([.AG$112]&lt;=[.$Y179];[.AG$112]&gt;=[.$X179]);INDEX([.$Z$106:.$AG$106];[.AG$112]);&quot;&quot;)">
            <text:p/>
          </table:table-cell>
          <table:table-cell table:formula="of:=IF([.Z179]=&quot;&quot;;0;MIN([.D179];[.$AA$106]-[.C179]))" office:value-type="float" office:value="5" calcext:value-type="float">
            <text:p>5</text:p>
          </table:table-cell>
          <table:table-cell table:formula="of:=IF([.AA179]=&quot;&quot;;0;MIN([.$AB$106]-[.C179];[.$AB$106]-[.$AA$106];[.D179]-[.AH179]))" office:value-type="float" office:value="0" calcext:value-type="float">
            <text:p>0</text:p>
          </table:table-cell>
          <table:table-cell table:formula="of:=IF([.AB179]=&quot;&quot;;0;MIN([.$AC$106]-[.C179];[.$AC$106]-[.$AB$106];[.D179]-[.AH179]-[.AI179]))" office:value-type="float" office:value="0" calcext:value-type="float">
            <text:p>0</text:p>
          </table:table-cell>
          <table:table-cell table:formula="of:=IF([.AC179]=&quot;&quot;;0;MIN([.$AD$106]-[.C179];[.$AD$106]-[.$AC$106];[.D179]-[.AH179]-[.AI179]-[.AJ179]))" office:value-type="float" office:value="0" calcext:value-type="float">
            <text:p>0</text:p>
          </table:table-cell>
          <table:table-cell table:formula="of:=IF([.AD179]=&quot;&quot;;0;MIN([.$AE$106]-[.C179];[.$AE$106]-[.$AD$106];[.D179]-[.AH179]-[.AI179]-[.AJ179]-[.AK179]))" office:value-type="float" office:value="0" calcext:value-type="float">
            <text:p>0</text:p>
          </table:table-cell>
          <table:table-cell table:formula="of:=IF([.AE179]=&quot;&quot;;0;MIN([.$AF$106]-[.C179];[.$AF$106]-[.$AE$106];[.D179]-[.AH179]-[.AI179]-[.AJ179]-[.AK179]-[.AL179]))" office:value-type="float" office:value="0" calcext:value-type="float">
            <text:p>0</text:p>
          </table:table-cell>
          <table:table-cell table:formula="of:=IF([.AF179]=&quot;&quot;;0;MIN([.$AG$106]-[.C179];[.$AG$106]-[.$AF$106];[.D179]-[.AH179]-[.AI179]-[.AJ179]-[.AK179]-[.AL179]-[.AM179]))" office:value-type="float" office:value="0" calcext:value-type="float">
            <text:p>0</text:p>
          </table:table-cell>
          <table:table-cell/>
          <table:table-cell table:style-name="ce2" table:formula="of:=IF([.AH179]&gt;=1;[.$AH$112]&amp;&quot;*&quot;&amp;[.AH179]&amp;&quot; &quot;;&quot;&quot;)&amp;IF([.AI179]&gt;=1;[.$AI$112]&amp;&quot;*&quot;&amp;[.AI179]&amp;&quot; &quot;;&quot;&quot;)&amp;IF([.AJ179]&gt;=1;[.$AJ$112]&amp;&quot;*&quot;&amp;[.AJ179]&amp;&quot; &quot;;&quot;&quot;)&amp;IF([.AK179]&gt;=1;[.$AK$112]&amp;&quot;*&quot;&amp;[.AK179]&amp;&quot; &quot;;&quot;&quot;)&amp;IF([.AL179]&gt;=1;[.$AL$112]&amp;&quot;*&quot;&amp;[.AL179]&amp;&quot; &quot;;&quot;&quot;)&amp;IF([.AM179]&gt;=1;[.$AM$112]&amp;&quot;*&quot;&amp;[.AM179]&amp;&quot; &quot;;&quot;&quot;)&amp;IF([.AN179]&gt;=1;[.$AN$112]&amp;&quot;*&quot;&amp;[.AN17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7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79:.T179])&amp;&quot;)))&quot;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formula="of:=IF([.$B$6]=&quot;Y&quot;;&quot;%&quot;;&quot;&quot;)&amp;IF([.U179]=&quot;Y&quot;;&quot;\acciaccatura s8 &quot;;&quot;&quot;)&amp;[.AP179]&amp;&quot; &quot;&amp;IF([.E179]=&quot;b&quot;;&quot;\break&quot;;IF([.E17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75]&lt;[.$AZ$9];[.AZ175]+1;&quot;-&quot;)" office:value-type="float" office:value="43" calcext:value-type="float">
            <text:p>43</text:p>
          </table:table-cell>
          <table:table-cell table:formula="of:=IF([.AZ175]&lt;[.$AZ$9];[.BA175];&quot;-&quot;)" office:value-type="float" office:value="1" calcext:value-type="float">
            <text:p>1</text:p>
          </table:table-cell>
          <table:table-cell table:formula="of:=IF([.BA179]=&quot;-&quot;;&quot;&quot;;IF([.$B$1]=2;INDEX([.$AR$16:.$AU$31];[.AZ179];[.BA179]);IF([.$B$1]=3;INDEX([.$AR$44:.$AU$98];[.AZ179];[.BA179]);INDEX([.$AR$113:.$AU$218];[.AZ179];[.BA1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79]=&quot;pb&quot;;[.A179]+1;[.A179])"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64" calcext:value-type="float">
            <text:p>364</text:p>
          </table:table-cell>
          <table:table-cell table:style-name="ce7" table:formula="of:=IF([.C181]=&quot;&quot;;&quot;&quot;;[.C181]-[.C180])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0];[.$Z$106:.$AG$106];1)" office:value-type="float" office:value="1" calcext:value-type="float">
            <text:p>1</text:p>
          </table:table-cell>
          <table:table-cell table:style-name="ce44" table:formula="of:=MATCH([.D180]+[.C180];[.$Z$106:.$AG$106];1)" office:value-type="float" office:value="1" calcext:value-type="float">
            <text:p>1</text:p>
          </table:table-cell>
          <table:table-cell table:style-name="ce2" table:formula="of:=IF(AND([.Z$112]&lt;=[.$Y180];[.Z$112]&gt;=[.$X18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0];[.AA$112]&gt;=[.$X180]);INDEX([.$Z$106:.$AG$106];[.AA$112]);&quot;&quot;)">
            <text:p/>
          </table:table-cell>
          <table:table-cell table:style-name="ce2" table:formula="of:=IF(AND([.AB$112]&lt;=[.$Y180];[.AB$112]&gt;=[.$X180]);INDEX([.$Z$106:.$AG$106];[.AB$112]);&quot;&quot;)">
            <text:p/>
          </table:table-cell>
          <table:table-cell table:style-name="ce2" table:formula="of:=IF(AND([.AC$112]&lt;=[.$Y180];[.AC$112]&gt;=[.$X180]);INDEX([.$Z$106:.$AG$106];[.AC$112]);&quot;&quot;)">
            <text:p/>
          </table:table-cell>
          <table:table-cell table:style-name="ce2" table:formula="of:=IF(AND([.AD$112]&lt;=[.$Y180];[.AD$112]&gt;=[.$X180]);INDEX([.$Z$106:.$AG$106];[.AD$112]);&quot;&quot;)">
            <text:p/>
          </table:table-cell>
          <table:table-cell table:style-name="ce2" table:formula="of:=IF(AND([.AE$112]&lt;=[.$Y180];[.AE$112]&gt;=[.$X180]);INDEX([.$Z$106:.$AG$106];[.AE$112]);&quot;&quot;)">
            <text:p/>
          </table:table-cell>
          <table:table-cell table:style-name="ce2" table:formula="of:=IF(AND([.AF$112]&lt;=[.$Y180];[.AF$112]&gt;=[.$X180]);INDEX([.$Z$106:.$AG$106];[.AF$112]);&quot;&quot;)">
            <text:p/>
          </table:table-cell>
          <table:table-cell table:style-name="ce2" table:formula="of:=IF(AND([.AG$112]&lt;=[.$Y180];[.AG$112]&gt;=[.$X180]);INDEX([.$Z$106:.$AG$106];[.AG$112]);&quot;&quot;)">
            <text:p/>
          </table:table-cell>
          <table:table-cell table:formula="of:=IF([.Z180]=&quot;&quot;;0;MIN([.D180];[.$AA$106]-[.C180]))" office:value-type="float" office:value="5" calcext:value-type="float">
            <text:p>5</text:p>
          </table:table-cell>
          <table:table-cell table:formula="of:=IF([.AA180]=&quot;&quot;;0;MIN([.$AB$106]-[.C180];[.$AB$106]-[.$AA$106];[.D180]-[.AH180]))" office:value-type="float" office:value="0" calcext:value-type="float">
            <text:p>0</text:p>
          </table:table-cell>
          <table:table-cell table:formula="of:=IF([.AB180]=&quot;&quot;;0;MIN([.$AC$106]-[.C180];[.$AC$106]-[.$AB$106];[.D180]-[.AH180]-[.AI180]))" office:value-type="float" office:value="0" calcext:value-type="float">
            <text:p>0</text:p>
          </table:table-cell>
          <table:table-cell table:formula="of:=IF([.AC180]=&quot;&quot;;0;MIN([.$AD$106]-[.C180];[.$AD$106]-[.$AC$106];[.D180]-[.AH180]-[.AI180]-[.AJ180]))" office:value-type="float" office:value="0" calcext:value-type="float">
            <text:p>0</text:p>
          </table:table-cell>
          <table:table-cell table:formula="of:=IF([.AD180]=&quot;&quot;;0;MIN([.$AE$106]-[.C180];[.$AE$106]-[.$AD$106];[.D180]-[.AH180]-[.AI180]-[.AJ180]-[.AK180]))" office:value-type="float" office:value="0" calcext:value-type="float">
            <text:p>0</text:p>
          </table:table-cell>
          <table:table-cell table:formula="of:=IF([.AE180]=&quot;&quot;;0;MIN([.$AF$106]-[.C180];[.$AF$106]-[.$AE$106];[.D180]-[.AH180]-[.AI180]-[.AJ180]-[.AK180]-[.AL180]))" office:value-type="float" office:value="0" calcext:value-type="float">
            <text:p>0</text:p>
          </table:table-cell>
          <table:table-cell table:formula="of:=IF([.AF180]=&quot;&quot;;0;MIN([.$AG$106]-[.C180];[.$AG$106]-[.$AF$106];[.D180]-[.AH180]-[.AI180]-[.AJ180]-[.AK180]-[.AL180]-[.AM180]))" office:value-type="float" office:value="0" calcext:value-type="float">
            <text:p>0</text:p>
          </table:table-cell>
          <table:table-cell/>
          <table:table-cell table:style-name="ce2" table:formula="of:=IF([.AH180]&gt;=1;[.$AH$112]&amp;&quot;*&quot;&amp;[.AH180]&amp;&quot; &quot;;&quot;&quot;)&amp;IF([.AI180]&gt;=1;[.$AI$112]&amp;&quot;*&quot;&amp;[.AI180]&amp;&quot; &quot;;&quot;&quot;)&amp;IF([.AJ180]&gt;=1;[.$AJ$112]&amp;&quot;*&quot;&amp;[.AJ180]&amp;&quot; &quot;;&quot;&quot;)&amp;IF([.AK180]&gt;=1;[.$AK$112]&amp;&quot;*&quot;&amp;[.AK180]&amp;&quot; &quot;;&quot;&quot;)&amp;IF([.AL180]&gt;=1;[.$AL$112]&amp;&quot;*&quot;&amp;[.AL180]&amp;&quot; &quot;;&quot;&quot;)&amp;IF([.AM180]&gt;=1;[.$AM$112]&amp;&quot;*&quot;&amp;[.AM180]&amp;&quot; &quot;;&quot;&quot;)&amp;IF([.AN180]&gt;=1;[.$AN$112]&amp;&quot;*&quot;&amp;[.AN180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0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0:.T180])&amp;&quot;)))&quot;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formula="of:=IF([.$B$6]=&quot;Y&quot;;&quot;%&quot;;&quot;&quot;)&amp;IF([.U180]=&quot;Y&quot;;&quot;\acciaccatura s8 &quot;;&quot;&quot;)&amp;[.AP180]&amp;&quot; &quot;&amp;IF([.E180]=&quot;b&quot;;&quot;\break&quot;;IF([.E180]=&quot;pb&quot;;&quot;\pageBreak&quot;))" office:value-type="string" office:string-value="s1*5  \break" calcext:value-type="string">
            <text:p>s1*5 <text:s/>\break</text:p>
          </table:table-cell>
          <table:table-cell table:number-columns-repeated="4"/>
          <table:table-cell table:formula="of:=IF([.AZ176]&lt;[.$AZ$9];[.AZ176]+1;&quot;-&quot;)" office:value-type="float" office:value="43" calcext:value-type="float">
            <text:p>43</text:p>
          </table:table-cell>
          <table:table-cell table:formula="of:=IF([.AZ176]&lt;[.$AZ$9];[.BA176];&quot;-&quot;)" office:value-type="float" office:value="2" calcext:value-type="float">
            <text:p>2</text:p>
          </table:table-cell>
          <table:table-cell table:formula="of:=IF([.BA180]=&quot;-&quot;;&quot;&quot;;IF([.$B$1]=2;INDEX([.$AR$16:.$AU$31];[.AZ180];[.BA180]);IF([.$B$1]=3;INDEX([.$AR$44:.$AU$98];[.AZ180];[.BA180]);INDEX([.$AR$113:.$AU$218];[.AZ180];[.BA18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0]=&quot;pb&quot;;[.A180]+1;[.A180])"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369" calcext:value-type="float">
            <text:p>369</text:p>
          </table:table-cell>
          <table:table-cell table:style-name="ce7" table:formula="of:=IF([.C182]=&quot;&quot;;&quot;&quot;;[.C182]-[.C18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42" calcext:value-type="float">
            <text:p>142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3"/>
          <table:table-cell table:number-columns-repeated="3"/>
          <table:table-cell table:style-name="ce44" table:formula="of:=MATCH([.C181];[.$Z$106:.$AG$106];1)" office:value-type="float" office:value="1" calcext:value-type="float">
            <text:p>1</text:p>
          </table:table-cell>
          <table:table-cell table:style-name="ce44" table:formula="of:=MATCH([.D181]+[.C181];[.$Z$106:.$AG$106];1)" office:value-type="float" office:value="1" calcext:value-type="float">
            <text:p>1</text:p>
          </table:table-cell>
          <table:table-cell table:style-name="ce2" table:formula="of:=IF(AND([.Z$112]&lt;=[.$Y181];[.Z$112]&gt;=[.$X18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1];[.AA$112]&gt;=[.$X181]);INDEX([.$Z$106:.$AG$106];[.AA$112]);&quot;&quot;)">
            <text:p/>
          </table:table-cell>
          <table:table-cell table:style-name="ce2" table:formula="of:=IF(AND([.AB$112]&lt;=[.$Y181];[.AB$112]&gt;=[.$X181]);INDEX([.$Z$106:.$AG$106];[.AB$112]);&quot;&quot;)">
            <text:p/>
          </table:table-cell>
          <table:table-cell table:style-name="ce2" table:formula="of:=IF(AND([.AC$112]&lt;=[.$Y181];[.AC$112]&gt;=[.$X181]);INDEX([.$Z$106:.$AG$106];[.AC$112]);&quot;&quot;)">
            <text:p/>
          </table:table-cell>
          <table:table-cell table:style-name="ce2" table:formula="of:=IF(AND([.AD$112]&lt;=[.$Y181];[.AD$112]&gt;=[.$X181]);INDEX([.$Z$106:.$AG$106];[.AD$112]);&quot;&quot;)">
            <text:p/>
          </table:table-cell>
          <table:table-cell table:style-name="ce2" table:formula="of:=IF(AND([.AE$112]&lt;=[.$Y181];[.AE$112]&gt;=[.$X181]);INDEX([.$Z$106:.$AG$106];[.AE$112]);&quot;&quot;)">
            <text:p/>
          </table:table-cell>
          <table:table-cell table:style-name="ce2" table:formula="of:=IF(AND([.AF$112]&lt;=[.$Y181];[.AF$112]&gt;=[.$X181]);INDEX([.$Z$106:.$AG$106];[.AF$112]);&quot;&quot;)">
            <text:p/>
          </table:table-cell>
          <table:table-cell table:style-name="ce2" table:formula="of:=IF(AND([.AG$112]&lt;=[.$Y181];[.AG$112]&gt;=[.$X181]);INDEX([.$Z$106:.$AG$106];[.AG$112]);&quot;&quot;)">
            <text:p/>
          </table:table-cell>
          <table:table-cell table:formula="of:=IF([.Z181]=&quot;&quot;;0;MIN([.D181];[.$AA$106]-[.C181]))" office:value-type="float" office:value="4" calcext:value-type="float">
            <text:p>4</text:p>
          </table:table-cell>
          <table:table-cell table:formula="of:=IF([.AA181]=&quot;&quot;;0;MIN([.$AB$106]-[.C181];[.$AB$106]-[.$AA$106];[.D181]-[.AH181]))" office:value-type="float" office:value="0" calcext:value-type="float">
            <text:p>0</text:p>
          </table:table-cell>
          <table:table-cell table:formula="of:=IF([.AB181]=&quot;&quot;;0;MIN([.$AC$106]-[.C181];[.$AC$106]-[.$AB$106];[.D181]-[.AH181]-[.AI181]))" office:value-type="float" office:value="0" calcext:value-type="float">
            <text:p>0</text:p>
          </table:table-cell>
          <table:table-cell table:formula="of:=IF([.AC181]=&quot;&quot;;0;MIN([.$AD$106]-[.C181];[.$AD$106]-[.$AC$106];[.D181]-[.AH181]-[.AI181]-[.AJ181]))" office:value-type="float" office:value="0" calcext:value-type="float">
            <text:p>0</text:p>
          </table:table-cell>
          <table:table-cell table:formula="of:=IF([.AD181]=&quot;&quot;;0;MIN([.$AE$106]-[.C181];[.$AE$106]-[.$AD$106];[.D181]-[.AH181]-[.AI181]-[.AJ181]-[.AK181]))" office:value-type="float" office:value="0" calcext:value-type="float">
            <text:p>0</text:p>
          </table:table-cell>
          <table:table-cell table:formula="of:=IF([.AE181]=&quot;&quot;;0;MIN([.$AF$106]-[.C181];[.$AF$106]-[.$AE$106];[.D181]-[.AH181]-[.AI181]-[.AJ181]-[.AK181]-[.AL181]))" office:value-type="float" office:value="0" calcext:value-type="float">
            <text:p>0</text:p>
          </table:table-cell>
          <table:table-cell table:formula="of:=IF([.AF181]=&quot;&quot;;0;MIN([.$AG$106]-[.C181];[.$AG$106]-[.$AF$106];[.D181]-[.AH181]-[.AI181]-[.AJ181]-[.AK181]-[.AL181]-[.AM181]))" office:value-type="float" office:value="0" calcext:value-type="float">
            <text:p>0</text:p>
          </table:table-cell>
          <table:table-cell/>
          <table:table-cell table:style-name="ce2" table:formula="of:=IF([.AH181]&gt;=1;[.$AH$112]&amp;&quot;*&quot;&amp;[.AH181]&amp;&quot; &quot;;&quot;&quot;)&amp;IF([.AI181]&gt;=1;[.$AI$112]&amp;&quot;*&quot;&amp;[.AI181]&amp;&quot; &quot;;&quot;&quot;)&amp;IF([.AJ181]&gt;=1;[.$AJ$112]&amp;&quot;*&quot;&amp;[.AJ181]&amp;&quot; &quot;;&quot;&quot;)&amp;IF([.AK181]&gt;=1;[.$AK$112]&amp;&quot;*&quot;&amp;[.AK181]&amp;&quot; &quot;;&quot;&quot;)&amp;IF([.AL181]&gt;=1;[.$AL$112]&amp;&quot;*&quot;&amp;[.AL181]&amp;&quot; &quot;;&quot;&quot;)&amp;IF([.AM181]&gt;=1;[.$AM$112]&amp;&quot;*&quot;&amp;[.AM181]&amp;&quot; &quot;;&quot;&quot;)&amp;IF([.AN181]&gt;=1;[.$AN$112]&amp;&quot;*&quot;&amp;[.AN18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1]&amp;&quot;)&quot;" office:value-type="string" office:string-value="    #'((Y-offset . 142)" calcext:value-type="string">
            <text:p><text:s text:c="4"/>#'((Y-offset . 142)</text:p>
          </table:table-cell>
          <table:table-cell table:formula="of:=IF([.$B$4]=&quot;Y&quot;;&quot;&quot;;&quot;%&quot;)&amp;&quot;      (alignment-distances . (&quot;&amp;COM.MICROSOFT.TEXTJOIN(&quot; &quot;;1;[.G181:.T181])&amp;&quot;)))&quot;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formula="of:=IF([.$B$6]=&quot;Y&quot;;&quot;%&quot;;&quot;&quot;)&amp;IF([.U181]=&quot;Y&quot;;&quot;\acciaccatura s8 &quot;;&quot;&quot;)&amp;[.AP181]&amp;&quot; &quot;&amp;IF([.E181]=&quot;b&quot;;&quot;\break&quot;;IF([.E18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7]&lt;[.$AZ$9];[.AZ177]+1;&quot;-&quot;)" office:value-type="float" office:value="43" calcext:value-type="float">
            <text:p>43</text:p>
          </table:table-cell>
          <table:table-cell table:formula="of:=IF([.AZ177]&lt;[.$AZ$9];[.BA177];&quot;-&quot;)" office:value-type="float" office:value="3" calcext:value-type="float">
            <text:p>3</text:p>
          </table:table-cell>
          <table:table-cell table:formula="of:=IF([.BA181]=&quot;-&quot;;&quot;&quot;;IF([.$B$1]=2;INDEX([.$AR$16:.$AU$31];[.AZ181];[.BA181]);IF([.$B$1]=3;INDEX([.$AR$44:.$AU$98];[.AZ181];[.BA181]);INDEX([.$AR$113:.$AU$218];[.AZ181];[.BA181]))))" office:value-type="string" office:string-value="      (alignment-distances . (9 9 9 12 10 12 9 9)))" calcext:value-type="string">
            <text:p><text:s text:c="6"/>(alignment-distances . (9 9 9 12 10 12 9 9)))</text:p>
          </table:table-cell>
          <table:table-cell table:number-columns-repeated="10"/>
        </table:table-row>
        <table:table-row table:style-name="ro1">
          <table:table-cell table:formula="of:=IF([.E181]=&quot;pb&quot;;[.A181]+1;[.A181])"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73" calcext:value-type="float">
            <text:p>373</text:p>
          </table:table-cell>
          <table:table-cell table:style-name="ce7" table:formula="of:=IF([.C183]=&quot;&quot;;&quot;&quot;;[.C183]-[.C18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table:number-columns-repeated="2"/>
          <table:table-cell table:number-columns-repeated="3"/>
          <table:table-cell table:style-name="ce44" table:formula="of:=MATCH([.C182];[.$Z$106:.$AG$106];1)" office:value-type="float" office:value="1" calcext:value-type="float">
            <text:p>1</text:p>
          </table:table-cell>
          <table:table-cell table:style-name="ce44" table:formula="of:=MATCH([.D182]+[.C182];[.$Z$106:.$AG$106];1)" office:value-type="float" office:value="1" calcext:value-type="float">
            <text:p>1</text:p>
          </table:table-cell>
          <table:table-cell table:style-name="ce2" table:formula="of:=IF(AND([.Z$112]&lt;=[.$Y182];[.Z$112]&gt;=[.$X18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2];[.AA$112]&gt;=[.$X182]);INDEX([.$Z$106:.$AG$106];[.AA$112]);&quot;&quot;)">
            <text:p/>
          </table:table-cell>
          <table:table-cell table:style-name="ce2" table:formula="of:=IF(AND([.AB$112]&lt;=[.$Y182];[.AB$112]&gt;=[.$X182]);INDEX([.$Z$106:.$AG$106];[.AB$112]);&quot;&quot;)">
            <text:p/>
          </table:table-cell>
          <table:table-cell table:style-name="ce2" table:formula="of:=IF(AND([.AC$112]&lt;=[.$Y182];[.AC$112]&gt;=[.$X182]);INDEX([.$Z$106:.$AG$106];[.AC$112]);&quot;&quot;)">
            <text:p/>
          </table:table-cell>
          <table:table-cell table:style-name="ce2" table:formula="of:=IF(AND([.AD$112]&lt;=[.$Y182];[.AD$112]&gt;=[.$X182]);INDEX([.$Z$106:.$AG$106];[.AD$112]);&quot;&quot;)">
            <text:p/>
          </table:table-cell>
          <table:table-cell table:style-name="ce2" table:formula="of:=IF(AND([.AE$112]&lt;=[.$Y182];[.AE$112]&gt;=[.$X182]);INDEX([.$Z$106:.$AG$106];[.AE$112]);&quot;&quot;)">
            <text:p/>
          </table:table-cell>
          <table:table-cell table:style-name="ce2" table:formula="of:=IF(AND([.AF$112]&lt;=[.$Y182];[.AF$112]&gt;=[.$X182]);INDEX([.$Z$106:.$AG$106];[.AF$112]);&quot;&quot;)">
            <text:p/>
          </table:table-cell>
          <table:table-cell table:style-name="ce2" table:formula="of:=IF(AND([.AG$112]&lt;=[.$Y182];[.AG$112]&gt;=[.$X182]);INDEX([.$Z$106:.$AG$106];[.AG$112]);&quot;&quot;)">
            <text:p/>
          </table:table-cell>
          <table:table-cell table:formula="of:=IF([.Z182]=&quot;&quot;;0;MIN([.D182];[.$AA$106]-[.C182]))" office:value-type="float" office:value="4" calcext:value-type="float">
            <text:p>4</text:p>
          </table:table-cell>
          <table:table-cell table:formula="of:=IF([.AA182]=&quot;&quot;;0;MIN([.$AB$106]-[.C182];[.$AB$106]-[.$AA$106];[.D182]-[.AH182]))" office:value-type="float" office:value="0" calcext:value-type="float">
            <text:p>0</text:p>
          </table:table-cell>
          <table:table-cell table:formula="of:=IF([.AB182]=&quot;&quot;;0;MIN([.$AC$106]-[.C182];[.$AC$106]-[.$AB$106];[.D182]-[.AH182]-[.AI182]))" office:value-type="float" office:value="0" calcext:value-type="float">
            <text:p>0</text:p>
          </table:table-cell>
          <table:table-cell table:formula="of:=IF([.AC182]=&quot;&quot;;0;MIN([.$AD$106]-[.C182];[.$AD$106]-[.$AC$106];[.D182]-[.AH182]-[.AI182]-[.AJ182]))" office:value-type="float" office:value="0" calcext:value-type="float">
            <text:p>0</text:p>
          </table:table-cell>
          <table:table-cell table:formula="of:=IF([.AD182]=&quot;&quot;;0;MIN([.$AE$106]-[.C182];[.$AE$106]-[.$AD$106];[.D182]-[.AH182]-[.AI182]-[.AJ182]-[.AK182]))" office:value-type="float" office:value="0" calcext:value-type="float">
            <text:p>0</text:p>
          </table:table-cell>
          <table:table-cell table:formula="of:=IF([.AE182]=&quot;&quot;;0;MIN([.$AF$106]-[.C182];[.$AF$106]-[.$AE$106];[.D182]-[.AH182]-[.AI182]-[.AJ182]-[.AK182]-[.AL182]))" office:value-type="float" office:value="0" calcext:value-type="float">
            <text:p>0</text:p>
          </table:table-cell>
          <table:table-cell table:formula="of:=IF([.AF182]=&quot;&quot;;0;MIN([.$AG$106]-[.C182];[.$AG$106]-[.$AF$106];[.D182]-[.AH182]-[.AI182]-[.AJ182]-[.AK182]-[.AL182]-[.AM182]))" office:value-type="float" office:value="0" calcext:value-type="float">
            <text:p>0</text:p>
          </table:table-cell>
          <table:table-cell/>
          <table:table-cell table:style-name="ce2" table:formula="of:=IF([.AH182]&gt;=1;[.$AH$112]&amp;&quot;*&quot;&amp;[.AH182]&amp;&quot; &quot;;&quot;&quot;)&amp;IF([.AI182]&gt;=1;[.$AI$112]&amp;&quot;*&quot;&amp;[.AI182]&amp;&quot; &quot;;&quot;&quot;)&amp;IF([.AJ182]&gt;=1;[.$AJ$112]&amp;&quot;*&quot;&amp;[.AJ182]&amp;&quot; &quot;;&quot;&quot;)&amp;IF([.AK182]&gt;=1;[.$AK$112]&amp;&quot;*&quot;&amp;[.AK182]&amp;&quot; &quot;;&quot;&quot;)&amp;IF([.AL182]&gt;=1;[.$AL$112]&amp;&quot;*&quot;&amp;[.AL182]&amp;&quot; &quot;;&quot;&quot;)&amp;IF([.AM182]&gt;=1;[.$AM$112]&amp;&quot;*&quot;&amp;[.AM182]&amp;&quot; &quot;;&quot;&quot;)&amp;IF([.AN182]&gt;=1;[.$AN$112]&amp;&quot;*&quot;&amp;[.AN18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2]&amp;&quot;)&quot;" office:value-type="string" office:string-value="    #'((Y-offset . 2)" calcext:value-type="string">
            <text:p><text:s text:c="4"/>#'((Y-offset . 2)</text:p>
          </table:table-cell>
          <table:table-cell table:formula="of:=IF([.$B$4]=&quot;Y&quot;;&quot;&quot;;&quot;%&quot;)&amp;&quot;      (alignment-distances . (&quot;&amp;COM.MICROSOFT.TEXTJOIN(&quot; &quot;;1;[.G182:.T182])&amp;&quot;)))&quot;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formula="of:=IF([.$B$6]=&quot;Y&quot;;&quot;%&quot;;&quot;&quot;)&amp;IF([.U182]=&quot;Y&quot;;&quot;\acciaccatura s8 &quot;;&quot;&quot;)&amp;[.AP182]&amp;&quot; &quot;&amp;IF([.E182]=&quot;b&quot;;&quot;\break&quot;;IF([.E18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78]&lt;[.$AZ$9];[.AZ178]+1;&quot;-&quot;)" office:value-type="float" office:value="43" calcext:value-type="float">
            <text:p>43</text:p>
          </table:table-cell>
          <table:table-cell table:formula="of:=IF([.AZ178]&lt;[.$AZ$9];[.BA178];&quot;-&quot;)" office:value-type="float" office:value="4" calcext:value-type="float">
            <text:p>4</text:p>
          </table:table-cell>
          <table:table-cell table:formula="of:=IF([.BA182]=&quot;-&quot;;&quot;&quot;;IF([.$B$1]=2;INDEX([.$AR$16:.$AU$31];[.AZ182];[.BA182]);IF([.$B$1]=3;INDEX([.$AR$44:.$AU$98];[.AZ182];[.BA182]);INDEX([.$AR$113:.$AU$218];[.AZ182];[.BA18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formula="of:=IF([.E182]=&quot;pb&quot;;[.A182]+1;[.A182])"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377" calcext:value-type="float">
            <text:p>377</text:p>
          </table:table-cell>
          <table:table-cell table:style-name="ce7" table:formula="of:=IF([.C184]=&quot;&quot;;&quot;&quot;;[.C184]-[.C183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27" calcext:value-type="float">
            <text:p>127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3];[.$Z$106:.$AG$106];1)" office:value-type="float" office:value="1" calcext:value-type="float">
            <text:p>1</text:p>
          </table:table-cell>
          <table:table-cell table:style-name="ce44" table:formula="of:=MATCH([.D183]+[.C183];[.$Z$106:.$AG$106];1)" office:value-type="float" office:value="1" calcext:value-type="float">
            <text:p>1</text:p>
          </table:table-cell>
          <table:table-cell table:style-name="ce2" table:formula="of:=IF(AND([.Z$112]&lt;=[.$Y183];[.Z$112]&gt;=[.$X18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3];[.AA$112]&gt;=[.$X183]);INDEX([.$Z$106:.$AG$106];[.AA$112]);&quot;&quot;)">
            <text:p/>
          </table:table-cell>
          <table:table-cell table:style-name="ce2" table:formula="of:=IF(AND([.AB$112]&lt;=[.$Y183];[.AB$112]&gt;=[.$X183]);INDEX([.$Z$106:.$AG$106];[.AB$112]);&quot;&quot;)">
            <text:p/>
          </table:table-cell>
          <table:table-cell table:style-name="ce2" table:formula="of:=IF(AND([.AC$112]&lt;=[.$Y183];[.AC$112]&gt;=[.$X183]);INDEX([.$Z$106:.$AG$106];[.AC$112]);&quot;&quot;)">
            <text:p/>
          </table:table-cell>
          <table:table-cell table:style-name="ce2" table:formula="of:=IF(AND([.AD$112]&lt;=[.$Y183];[.AD$112]&gt;=[.$X183]);INDEX([.$Z$106:.$AG$106];[.AD$112]);&quot;&quot;)">
            <text:p/>
          </table:table-cell>
          <table:table-cell table:style-name="ce2" table:formula="of:=IF(AND([.AE$112]&lt;=[.$Y183];[.AE$112]&gt;=[.$X183]);INDEX([.$Z$106:.$AG$106];[.AE$112]);&quot;&quot;)">
            <text:p/>
          </table:table-cell>
          <table:table-cell table:style-name="ce2" table:formula="of:=IF(AND([.AF$112]&lt;=[.$Y183];[.AF$112]&gt;=[.$X183]);INDEX([.$Z$106:.$AG$106];[.AF$112]);&quot;&quot;)">
            <text:p/>
          </table:table-cell>
          <table:table-cell table:style-name="ce2" table:formula="of:=IF(AND([.AG$112]&lt;=[.$Y183];[.AG$112]&gt;=[.$X183]);INDEX([.$Z$106:.$AG$106];[.AG$112]);&quot;&quot;)">
            <text:p/>
          </table:table-cell>
          <table:table-cell table:formula="of:=IF([.Z183]=&quot;&quot;;0;MIN([.D183];[.$AA$106]-[.C183]))" office:value-type="float" office:value="4" calcext:value-type="float">
            <text:p>4</text:p>
          </table:table-cell>
          <table:table-cell table:formula="of:=IF([.AA183]=&quot;&quot;;0;MIN([.$AB$106]-[.C183];[.$AB$106]-[.$AA$106];[.D183]-[.AH183]))" office:value-type="float" office:value="0" calcext:value-type="float">
            <text:p>0</text:p>
          </table:table-cell>
          <table:table-cell table:formula="of:=IF([.AB183]=&quot;&quot;;0;MIN([.$AC$106]-[.C183];[.$AC$106]-[.$AB$106];[.D183]-[.AH183]-[.AI183]))" office:value-type="float" office:value="0" calcext:value-type="float">
            <text:p>0</text:p>
          </table:table-cell>
          <table:table-cell table:formula="of:=IF([.AC183]=&quot;&quot;;0;MIN([.$AD$106]-[.C183];[.$AD$106]-[.$AC$106];[.D183]-[.AH183]-[.AI183]-[.AJ183]))" office:value-type="float" office:value="0" calcext:value-type="float">
            <text:p>0</text:p>
          </table:table-cell>
          <table:table-cell table:formula="of:=IF([.AD183]=&quot;&quot;;0;MIN([.$AE$106]-[.C183];[.$AE$106]-[.$AD$106];[.D183]-[.AH183]-[.AI183]-[.AJ183]-[.AK183]))" office:value-type="float" office:value="0" calcext:value-type="float">
            <text:p>0</text:p>
          </table:table-cell>
          <table:table-cell table:formula="of:=IF([.AE183]=&quot;&quot;;0;MIN([.$AF$106]-[.C183];[.$AF$106]-[.$AE$106];[.D183]-[.AH183]-[.AI183]-[.AJ183]-[.AK183]-[.AL183]))" office:value-type="float" office:value="0" calcext:value-type="float">
            <text:p>0</text:p>
          </table:table-cell>
          <table:table-cell table:formula="of:=IF([.AF183]=&quot;&quot;;0;MIN([.$AG$106]-[.C183];[.$AG$106]-[.$AF$106];[.D183]-[.AH183]-[.AI183]-[.AJ183]-[.AK183]-[.AL183]-[.AM183]))" office:value-type="float" office:value="0" calcext:value-type="float">
            <text:p>0</text:p>
          </table:table-cell>
          <table:table-cell/>
          <table:table-cell table:style-name="ce2" table:formula="of:=IF([.AH183]&gt;=1;[.$AH$112]&amp;&quot;*&quot;&amp;[.AH183]&amp;&quot; &quot;;&quot;&quot;)&amp;IF([.AI183]&gt;=1;[.$AI$112]&amp;&quot;*&quot;&amp;[.AI183]&amp;&quot; &quot;;&quot;&quot;)&amp;IF([.AJ183]&gt;=1;[.$AJ$112]&amp;&quot;*&quot;&amp;[.AJ183]&amp;&quot; &quot;;&quot;&quot;)&amp;IF([.AK183]&gt;=1;[.$AK$112]&amp;&quot;*&quot;&amp;[.AK183]&amp;&quot; &quot;;&quot;&quot;)&amp;IF([.AL183]&gt;=1;[.$AL$112]&amp;&quot;*&quot;&amp;[.AL183]&amp;&quot; &quot;;&quot;&quot;)&amp;IF([.AM183]&gt;=1;[.$AM$112]&amp;&quot;*&quot;&amp;[.AM183]&amp;&quot; &quot;;&quot;&quot;)&amp;IF([.AN183]&gt;=1;[.$AN$112]&amp;&quot;*&quot;&amp;[.AN183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3]&amp;&quot;)&quot;" office:value-type="string" office:string-value="    #'((Y-offset . 127)" calcext:value-type="string">
            <text:p><text:s text:c="4"/>#'((Y-offset . 127)</text:p>
          </table:table-cell>
          <table:table-cell table:formula="of:=IF([.$B$4]=&quot;Y&quot;;&quot;&quot;;&quot;%&quot;)&amp;&quot;      (alignment-distances . (&quot;&amp;COM.MICROSOFT.TEXTJOIN(&quot; &quot;;1;[.G183:.T183])&amp;&quot;)))&quot;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formula="of:=IF([.$B$6]=&quot;Y&quot;;&quot;%&quot;;&quot;&quot;)&amp;IF([.U183]=&quot;Y&quot;;&quot;\acciaccatura s8 &quot;;&quot;&quot;)&amp;[.AP183]&amp;&quot; &quot;&amp;IF([.E183]=&quot;b&quot;;&quot;\break&quot;;IF([.E183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79]&lt;[.$AZ$9];[.AZ179]+1;&quot;-&quot;)" office:value-type="float" office:value="44" calcext:value-type="float">
            <text:p>44</text:p>
          </table:table-cell>
          <table:table-cell table:formula="of:=IF([.AZ179]&lt;[.$AZ$9];[.BA179];&quot;-&quot;)" office:value-type="float" office:value="1" calcext:value-type="float">
            <text:p>1</text:p>
          </table:table-cell>
          <table:table-cell table:formula="of:=IF([.BA183]=&quot;-&quot;;&quot;&quot;;IF([.$B$1]=2;INDEX([.$AR$16:.$AU$31];[.AZ183];[.BA183]);IF([.$B$1]=3;INDEX([.$AR$44:.$AU$98];[.AZ183];[.BA183]);INDEX([.$AR$113:.$AU$218];[.AZ183];[.BA1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3]=&quot;pb&quot;;[.A183]+1;[.A183])" office:value-type="float" office:value="34" calcext:value-type="float">
            <text:p>34</text:p>
          </table:table-cell>
          <table:table-cell office:value-type="float" office:value="72" calcext:value-type="float">
            <text:p>72</text:p>
          </table:table-cell>
          <table:table-cell office:value-type="float" office:value="381" calcext:value-type="float">
            <text:p>381</text:p>
          </table:table-cell>
          <table:table-cell table:style-name="ce7" table:formula="of:=IF([.C185]=&quot;&quot;;&quot;&quot;;[.C185]-[.C184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53" office:value-type="float" office:value="9" calcext:value-type="float">
            <text:p>9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8" calcext:value-type="float">
            <text:p>8</text:p>
          </table:table-cell>
          <table:table-cell table:style-name="ce53" table:number-columns-repeated="2"/>
          <table:table-cell table:number-columns-repeated="3"/>
          <table:table-cell table:style-name="ce44" table:formula="of:=MATCH([.C184];[.$Z$106:.$AG$106];1)" office:value-type="float" office:value="1" calcext:value-type="float">
            <text:p>1</text:p>
          </table:table-cell>
          <table:table-cell table:style-name="ce44" table:formula="of:=MATCH([.D184]+[.C184];[.$Z$106:.$AG$106];1)" office:value-type="float" office:value="1" calcext:value-type="float">
            <text:p>1</text:p>
          </table:table-cell>
          <table:table-cell table:style-name="ce2" table:formula="of:=IF(AND([.Z$112]&lt;=[.$Y184];[.Z$112]&gt;=[.$X184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4];[.AA$112]&gt;=[.$X184]);INDEX([.$Z$106:.$AG$106];[.AA$112]);&quot;&quot;)">
            <text:p/>
          </table:table-cell>
          <table:table-cell table:style-name="ce2" table:formula="of:=IF(AND([.AB$112]&lt;=[.$Y184];[.AB$112]&gt;=[.$X184]);INDEX([.$Z$106:.$AG$106];[.AB$112]);&quot;&quot;)">
            <text:p/>
          </table:table-cell>
          <table:table-cell table:style-name="ce2" table:formula="of:=IF(AND([.AC$112]&lt;=[.$Y184];[.AC$112]&gt;=[.$X184]);INDEX([.$Z$106:.$AG$106];[.AC$112]);&quot;&quot;)">
            <text:p/>
          </table:table-cell>
          <table:table-cell table:style-name="ce2" table:formula="of:=IF(AND([.AD$112]&lt;=[.$Y184];[.AD$112]&gt;=[.$X184]);INDEX([.$Z$106:.$AG$106];[.AD$112]);&quot;&quot;)">
            <text:p/>
          </table:table-cell>
          <table:table-cell table:style-name="ce2" table:formula="of:=IF(AND([.AE$112]&lt;=[.$Y184];[.AE$112]&gt;=[.$X184]);INDEX([.$Z$106:.$AG$106];[.AE$112]);&quot;&quot;)">
            <text:p/>
          </table:table-cell>
          <table:table-cell table:style-name="ce2" table:formula="of:=IF(AND([.AF$112]&lt;=[.$Y184];[.AF$112]&gt;=[.$X184]);INDEX([.$Z$106:.$AG$106];[.AF$112]);&quot;&quot;)">
            <text:p/>
          </table:table-cell>
          <table:table-cell table:style-name="ce2" table:formula="of:=IF(AND([.AG$112]&lt;=[.$Y184];[.AG$112]&gt;=[.$X184]);INDEX([.$Z$106:.$AG$106];[.AG$112]);&quot;&quot;)">
            <text:p/>
          </table:table-cell>
          <table:table-cell table:formula="of:=IF([.Z184]=&quot;&quot;;0;MIN([.D184];[.$AA$106]-[.C184]))" office:value-type="float" office:value="4" calcext:value-type="float">
            <text:p>4</text:p>
          </table:table-cell>
          <table:table-cell table:formula="of:=IF([.AA184]=&quot;&quot;;0;MIN([.$AB$106]-[.C184];[.$AB$106]-[.$AA$106];[.D184]-[.AH184]))" office:value-type="float" office:value="0" calcext:value-type="float">
            <text:p>0</text:p>
          </table:table-cell>
          <table:table-cell table:formula="of:=IF([.AB184]=&quot;&quot;;0;MIN([.$AC$106]-[.C184];[.$AC$106]-[.$AB$106];[.D184]-[.AH184]-[.AI184]))" office:value-type="float" office:value="0" calcext:value-type="float">
            <text:p>0</text:p>
          </table:table-cell>
          <table:table-cell table:formula="of:=IF([.AC184]=&quot;&quot;;0;MIN([.$AD$106]-[.C184];[.$AD$106]-[.$AC$106];[.D184]-[.AH184]-[.AI184]-[.AJ184]))" office:value-type="float" office:value="0" calcext:value-type="float">
            <text:p>0</text:p>
          </table:table-cell>
          <table:table-cell table:formula="of:=IF([.AD184]=&quot;&quot;;0;MIN([.$AE$106]-[.C184];[.$AE$106]-[.$AD$106];[.D184]-[.AH184]-[.AI184]-[.AJ184]-[.AK184]))" office:value-type="float" office:value="0" calcext:value-type="float">
            <text:p>0</text:p>
          </table:table-cell>
          <table:table-cell table:formula="of:=IF([.AE184]=&quot;&quot;;0;MIN([.$AF$106]-[.C184];[.$AF$106]-[.$AE$106];[.D184]-[.AH184]-[.AI184]-[.AJ184]-[.AK184]-[.AL184]))" office:value-type="float" office:value="0" calcext:value-type="float">
            <text:p>0</text:p>
          </table:table-cell>
          <table:table-cell table:formula="of:=IF([.AF184]=&quot;&quot;;0;MIN([.$AG$106]-[.C184];[.$AG$106]-[.$AF$106];[.D184]-[.AH184]-[.AI184]-[.AJ184]-[.AK184]-[.AL184]-[.AM184]))" office:value-type="float" office:value="0" calcext:value-type="float">
            <text:p>0</text:p>
          </table:table-cell>
          <table:table-cell/>
          <table:table-cell table:style-name="ce2" table:formula="of:=IF([.AH184]&gt;=1;[.$AH$112]&amp;&quot;*&quot;&amp;[.AH184]&amp;&quot; &quot;;&quot;&quot;)&amp;IF([.AI184]&gt;=1;[.$AI$112]&amp;&quot;*&quot;&amp;[.AI184]&amp;&quot; &quot;;&quot;&quot;)&amp;IF([.AJ184]&gt;=1;[.$AJ$112]&amp;&quot;*&quot;&amp;[.AJ184]&amp;&quot; &quot;;&quot;&quot;)&amp;IF([.AK184]&gt;=1;[.$AK$112]&amp;&quot;*&quot;&amp;[.AK184]&amp;&quot; &quot;;&quot;&quot;)&amp;IF([.AL184]&gt;=1;[.$AL$112]&amp;&quot;*&quot;&amp;[.AL184]&amp;&quot; &quot;;&quot;&quot;)&amp;IF([.AM184]&gt;=1;[.$AM$112]&amp;&quot;*&quot;&amp;[.AM184]&amp;&quot; &quot;;&quot;&quot;)&amp;IF([.AN184]&gt;=1;[.$AN$112]&amp;&quot;*&quot;&amp;[.AN184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4]&amp;&quot;)&quot;" office:value-type="string" office:string-value="    #'((Y-offset . 4)" calcext:value-type="string">
            <text:p><text:s text:c="4"/>#'((Y-offset . 4)</text:p>
          </table:table-cell>
          <table:table-cell table:formula="of:=IF([.$B$4]=&quot;Y&quot;;&quot;&quot;;&quot;%&quot;)&amp;&quot;      (alignment-distances . (&quot;&amp;COM.MICROSOFT.TEXTJOIN(&quot; &quot;;1;[.G184:.T184])&amp;&quot;)))&quot;" office:value-type="string" office:string-value="      (alignment-distances . (9 10 10 9 9 9 10 11 8 12 8 8)))" calcext:value-type="string">
            <text:p><text:s text:c="6"/>(alignment-distances . (9 10 10 9 9 9 10 11 8 12 8 8)))</text:p>
          </table:table-cell>
          <table:table-cell table:formula="of:=IF([.$B$6]=&quot;Y&quot;;&quot;%&quot;;&quot;&quot;)&amp;IF([.U184]=&quot;Y&quot;;&quot;\acciaccatura s8 &quot;;&quot;&quot;)&amp;[.AP184]&amp;&quot; &quot;&amp;IF([.E184]=&quot;b&quot;;&quot;\break&quot;;IF([.E184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0]&lt;[.$AZ$9];[.AZ180]+1;&quot;-&quot;)" office:value-type="float" office:value="44" calcext:value-type="float">
            <text:p>44</text:p>
          </table:table-cell>
          <table:table-cell table:formula="of:=IF([.AZ180]&lt;[.$AZ$9];[.BA180];&quot;-&quot;)" office:value-type="float" office:value="2" calcext:value-type="float">
            <text:p>2</text:p>
          </table:table-cell>
          <table:table-cell table:formula="of:=IF([.BA184]=&quot;-&quot;;&quot;&quot;;IF([.$B$1]=2;INDEX([.$AR$16:.$AU$31];[.AZ184];[.BA184]);IF([.$B$1]=3;INDEX([.$AR$44:.$AU$98];[.AZ184];[.BA184]);INDEX([.$AR$113:.$AU$218];[.AZ184];[.BA18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84]=&quot;pb&quot;;[.A184]+1;[.A184])"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385" calcext:value-type="float">
            <text:p>385</text:p>
          </table:table-cell>
          <table:table-cell table:style-name="ce7" table:formula="of:=IF([.C186]=&quot;&quot;;&quot;&quot;;[.C186]-[.C185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28" calcext:value-type="float">
            <text:p>128</text:p>
          </table:table-cell>
          <table:table-cell table:number-columns-repeated="7"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5];[.$Z$106:.$AG$106];1)" office:value-type="float" office:value="1" calcext:value-type="float">
            <text:p>1</text:p>
          </table:table-cell>
          <table:table-cell table:style-name="ce44" table:formula="of:=MATCH([.D185]+[.C185];[.$Z$106:.$AG$106];1)" office:value-type="float" office:value="1" calcext:value-type="float">
            <text:p>1</text:p>
          </table:table-cell>
          <table:table-cell table:style-name="ce2" table:formula="of:=IF(AND([.Z$112]&lt;=[.$Y185];[.Z$112]&gt;=[.$X185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5];[.AA$112]&gt;=[.$X185]);INDEX([.$Z$106:.$AG$106];[.AA$112]);&quot;&quot;)">
            <text:p/>
          </table:table-cell>
          <table:table-cell table:style-name="ce2" table:formula="of:=IF(AND([.AB$112]&lt;=[.$Y185];[.AB$112]&gt;=[.$X185]);INDEX([.$Z$106:.$AG$106];[.AB$112]);&quot;&quot;)">
            <text:p/>
          </table:table-cell>
          <table:table-cell table:style-name="ce2" table:formula="of:=IF(AND([.AC$112]&lt;=[.$Y185];[.AC$112]&gt;=[.$X185]);INDEX([.$Z$106:.$AG$106];[.AC$112]);&quot;&quot;)">
            <text:p/>
          </table:table-cell>
          <table:table-cell table:style-name="ce2" table:formula="of:=IF(AND([.AD$112]&lt;=[.$Y185];[.AD$112]&gt;=[.$X185]);INDEX([.$Z$106:.$AG$106];[.AD$112]);&quot;&quot;)">
            <text:p/>
          </table:table-cell>
          <table:table-cell table:style-name="ce2" table:formula="of:=IF(AND([.AE$112]&lt;=[.$Y185];[.AE$112]&gt;=[.$X185]);INDEX([.$Z$106:.$AG$106];[.AE$112]);&quot;&quot;)">
            <text:p/>
          </table:table-cell>
          <table:table-cell table:style-name="ce2" table:formula="of:=IF(AND([.AF$112]&lt;=[.$Y185];[.AF$112]&gt;=[.$X185]);INDEX([.$Z$106:.$AG$106];[.AF$112]);&quot;&quot;)">
            <text:p/>
          </table:table-cell>
          <table:table-cell table:style-name="ce2" table:formula="of:=IF(AND([.AG$112]&lt;=[.$Y185];[.AG$112]&gt;=[.$X185]);INDEX([.$Z$106:.$AG$106];[.AG$112]);&quot;&quot;)">
            <text:p/>
          </table:table-cell>
          <table:table-cell table:formula="of:=IF([.Z185]=&quot;&quot;;0;MIN([.D185];[.$AA$106]-[.C185]))" office:value-type="float" office:value="5" calcext:value-type="float">
            <text:p>5</text:p>
          </table:table-cell>
          <table:table-cell table:formula="of:=IF([.AA185]=&quot;&quot;;0;MIN([.$AB$106]-[.C185];[.$AB$106]-[.$AA$106];[.D185]-[.AH185]))" office:value-type="float" office:value="0" calcext:value-type="float">
            <text:p>0</text:p>
          </table:table-cell>
          <table:table-cell table:formula="of:=IF([.AB185]=&quot;&quot;;0;MIN([.$AC$106]-[.C185];[.$AC$106]-[.$AB$106];[.D185]-[.AH185]-[.AI185]))" office:value-type="float" office:value="0" calcext:value-type="float">
            <text:p>0</text:p>
          </table:table-cell>
          <table:table-cell table:formula="of:=IF([.AC185]=&quot;&quot;;0;MIN([.$AD$106]-[.C185];[.$AD$106]-[.$AC$106];[.D185]-[.AH185]-[.AI185]-[.AJ185]))" office:value-type="float" office:value="0" calcext:value-type="float">
            <text:p>0</text:p>
          </table:table-cell>
          <table:table-cell table:formula="of:=IF([.AD185]=&quot;&quot;;0;MIN([.$AE$106]-[.C185];[.$AE$106]-[.$AD$106];[.D185]-[.AH185]-[.AI185]-[.AJ185]-[.AK185]))" office:value-type="float" office:value="0" calcext:value-type="float">
            <text:p>0</text:p>
          </table:table-cell>
          <table:table-cell table:formula="of:=IF([.AE185]=&quot;&quot;;0;MIN([.$AF$106]-[.C185];[.$AF$106]-[.$AE$106];[.D185]-[.AH185]-[.AI185]-[.AJ185]-[.AK185]-[.AL185]))" office:value-type="float" office:value="0" calcext:value-type="float">
            <text:p>0</text:p>
          </table:table-cell>
          <table:table-cell table:formula="of:=IF([.AF185]=&quot;&quot;;0;MIN([.$AG$106]-[.C185];[.$AG$106]-[.$AF$106];[.D185]-[.AH185]-[.AI185]-[.AJ185]-[.AK185]-[.AL185]-[.AM185]))" office:value-type="float" office:value="0" calcext:value-type="float">
            <text:p>0</text:p>
          </table:table-cell>
          <table:table-cell/>
          <table:table-cell table:style-name="ce2" table:formula="of:=IF([.AH185]&gt;=1;[.$AH$112]&amp;&quot;*&quot;&amp;[.AH185]&amp;&quot; &quot;;&quot;&quot;)&amp;IF([.AI185]&gt;=1;[.$AI$112]&amp;&quot;*&quot;&amp;[.AI185]&amp;&quot; &quot;;&quot;&quot;)&amp;IF([.AJ185]&gt;=1;[.$AJ$112]&amp;&quot;*&quot;&amp;[.AJ185]&amp;&quot; &quot;;&quot;&quot;)&amp;IF([.AK185]&gt;=1;[.$AK$112]&amp;&quot;*&quot;&amp;[.AK185]&amp;&quot; &quot;;&quot;&quot;)&amp;IF([.AL185]&gt;=1;[.$AL$112]&amp;&quot;*&quot;&amp;[.AL185]&amp;&quot; &quot;;&quot;&quot;)&amp;IF([.AM185]&gt;=1;[.$AM$112]&amp;&quot;*&quot;&amp;[.AM185]&amp;&quot; &quot;;&quot;&quot;)&amp;IF([.AN185]&gt;=1;[.$AN$112]&amp;&quot;*&quot;&amp;[.AN185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5]&amp;&quot;)&quot;" office:value-type="string" office:string-value="    #'((Y-offset . 128)" calcext:value-type="string">
            <text:p><text:s text:c="4"/>#'((Y-offset . 128)</text:p>
          </table:table-cell>
          <table:table-cell table:formula="of:=IF([.$B$4]=&quot;Y&quot;;&quot;&quot;;&quot;%&quot;)&amp;&quot;      (alignment-distances . (&quot;&amp;COM.MICROSOFT.TEXTJOIN(&quot; &quot;;1;[.G185:.T185])&amp;&quot;)))&quot;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formula="of:=IF([.$B$6]=&quot;Y&quot;;&quot;%&quot;;&quot;&quot;)&amp;IF([.U185]=&quot;Y&quot;;&quot;\acciaccatura s8 &quot;;&quot;&quot;)&amp;[.AP185]&amp;&quot; &quot;&amp;IF([.E185]=&quot;b&quot;;&quot;\break&quot;;IF([.E185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1]&lt;[.$AZ$9];[.AZ181]+1;&quot;-&quot;)" office:value-type="float" office:value="44" calcext:value-type="float">
            <text:p>44</text:p>
          </table:table-cell>
          <table:table-cell table:formula="of:=IF([.AZ181]&lt;[.$AZ$9];[.BA181];&quot;-&quot;)" office:value-type="float" office:value="3" calcext:value-type="float">
            <text:p>3</text:p>
          </table:table-cell>
          <table:table-cell table:formula="of:=IF([.BA185]=&quot;-&quot;;&quot;&quot;;IF([.$B$1]=2;INDEX([.$AR$16:.$AU$31];[.AZ185];[.BA185]);IF([.$B$1]=3;INDEX([.$AR$44:.$AU$98];[.AZ185];[.BA185]);INDEX([.$AR$113:.$AU$218];[.AZ185];[.BA185]))))" office:value-type="string" office:string-value="      (alignment-distances . (11 9 12 11 11 10 10)))" calcext:value-type="string">
            <text:p><text:s text:c="6"/>(alignment-distances . (11 9 12 11 11 10 10)))</text:p>
          </table:table-cell>
          <table:table-cell table:number-columns-repeated="10"/>
        </table:table-row>
        <table:table-row table:style-name="ro1">
          <table:table-cell table:formula="of:=IF([.E185]=&quot;pb&quot;;[.A185]+1;[.A185])"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390" calcext:value-type="float">
            <text:p>390</text:p>
          </table:table-cell>
          <table:table-cell table:style-name="ce7" table:formula="of:=IF([.C187]=&quot;&quot;;&quot;&quot;;[.C187]-[.C186])"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2"/>
          <table:table-cell table:number-columns-repeated="3"/>
          <table:table-cell table:style-name="ce44" table:formula="of:=MATCH([.C186];[.$Z$106:.$AG$106];1)" office:value-type="float" office:value="1" calcext:value-type="float">
            <text:p>1</text:p>
          </table:table-cell>
          <table:table-cell table:style-name="ce44" table:formula="of:=MATCH([.D186]+[.C186];[.$Z$106:.$AG$106];1)" office:value-type="float" office:value="1" calcext:value-type="float">
            <text:p>1</text:p>
          </table:table-cell>
          <table:table-cell table:style-name="ce2" table:formula="of:=IF(AND([.Z$112]&lt;=[.$Y186];[.Z$112]&gt;=[.$X186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6];[.AA$112]&gt;=[.$X186]);INDEX([.$Z$106:.$AG$106];[.AA$112]);&quot;&quot;)">
            <text:p/>
          </table:table-cell>
          <table:table-cell table:style-name="ce2" table:formula="of:=IF(AND([.AB$112]&lt;=[.$Y186];[.AB$112]&gt;=[.$X186]);INDEX([.$Z$106:.$AG$106];[.AB$112]);&quot;&quot;)">
            <text:p/>
          </table:table-cell>
          <table:table-cell table:style-name="ce2" table:formula="of:=IF(AND([.AC$112]&lt;=[.$Y186];[.AC$112]&gt;=[.$X186]);INDEX([.$Z$106:.$AG$106];[.AC$112]);&quot;&quot;)">
            <text:p/>
          </table:table-cell>
          <table:table-cell table:style-name="ce2" table:formula="of:=IF(AND([.AD$112]&lt;=[.$Y186];[.AD$112]&gt;=[.$X186]);INDEX([.$Z$106:.$AG$106];[.AD$112]);&quot;&quot;)">
            <text:p/>
          </table:table-cell>
          <table:table-cell table:style-name="ce2" table:formula="of:=IF(AND([.AE$112]&lt;=[.$Y186];[.AE$112]&gt;=[.$X186]);INDEX([.$Z$106:.$AG$106];[.AE$112]);&quot;&quot;)">
            <text:p/>
          </table:table-cell>
          <table:table-cell table:style-name="ce2" table:formula="of:=IF(AND([.AF$112]&lt;=[.$Y186];[.AF$112]&gt;=[.$X186]);INDEX([.$Z$106:.$AG$106];[.AF$112]);&quot;&quot;)">
            <text:p/>
          </table:table-cell>
          <table:table-cell table:style-name="ce2" table:formula="of:=IF(AND([.AG$112]&lt;=[.$Y186];[.AG$112]&gt;=[.$X186]);INDEX([.$Z$106:.$AG$106];[.AG$112]);&quot;&quot;)">
            <text:p/>
          </table:table-cell>
          <table:table-cell table:formula="of:=IF([.Z186]=&quot;&quot;;0;MIN([.D186];[.$AA$106]-[.C186]))" office:value-type="float" office:value="6" calcext:value-type="float">
            <text:p>6</text:p>
          </table:table-cell>
          <table:table-cell table:formula="of:=IF([.AA186]=&quot;&quot;;0;MIN([.$AB$106]-[.C186];[.$AB$106]-[.$AA$106];[.D186]-[.AH186]))" office:value-type="float" office:value="0" calcext:value-type="float">
            <text:p>0</text:p>
          </table:table-cell>
          <table:table-cell table:formula="of:=IF([.AB186]=&quot;&quot;;0;MIN([.$AC$106]-[.C186];[.$AC$106]-[.$AB$106];[.D186]-[.AH186]-[.AI186]))" office:value-type="float" office:value="0" calcext:value-type="float">
            <text:p>0</text:p>
          </table:table-cell>
          <table:table-cell table:formula="of:=IF([.AC186]=&quot;&quot;;0;MIN([.$AD$106]-[.C186];[.$AD$106]-[.$AC$106];[.D186]-[.AH186]-[.AI186]-[.AJ186]))" office:value-type="float" office:value="0" calcext:value-type="float">
            <text:p>0</text:p>
          </table:table-cell>
          <table:table-cell table:formula="of:=IF([.AD186]=&quot;&quot;;0;MIN([.$AE$106]-[.C186];[.$AE$106]-[.$AD$106];[.D186]-[.AH186]-[.AI186]-[.AJ186]-[.AK186]))" office:value-type="float" office:value="0" calcext:value-type="float">
            <text:p>0</text:p>
          </table:table-cell>
          <table:table-cell table:formula="of:=IF([.AE186]=&quot;&quot;;0;MIN([.$AF$106]-[.C186];[.$AF$106]-[.$AE$106];[.D186]-[.AH186]-[.AI186]-[.AJ186]-[.AK186]-[.AL186]))" office:value-type="float" office:value="0" calcext:value-type="float">
            <text:p>0</text:p>
          </table:table-cell>
          <table:table-cell table:formula="of:=IF([.AF186]=&quot;&quot;;0;MIN([.$AG$106]-[.C186];[.$AG$106]-[.$AF$106];[.D186]-[.AH186]-[.AI186]-[.AJ186]-[.AK186]-[.AL186]-[.AM186]))" office:value-type="float" office:value="0" calcext:value-type="float">
            <text:p>0</text:p>
          </table:table-cell>
          <table:table-cell/>
          <table:table-cell table:style-name="ce2" table:formula="of:=IF([.AH186]&gt;=1;[.$AH$112]&amp;&quot;*&quot;&amp;[.AH186]&amp;&quot; &quot;;&quot;&quot;)&amp;IF([.AI186]&gt;=1;[.$AI$112]&amp;&quot;*&quot;&amp;[.AI186]&amp;&quot; &quot;;&quot;&quot;)&amp;IF([.AJ186]&gt;=1;[.$AJ$112]&amp;&quot;*&quot;&amp;[.AJ186]&amp;&quot; &quot;;&quot;&quot;)&amp;IF([.AK186]&gt;=1;[.$AK$112]&amp;&quot;*&quot;&amp;[.AK186]&amp;&quot; &quot;;&quot;&quot;)&amp;IF([.AL186]&gt;=1;[.$AL$112]&amp;&quot;*&quot;&amp;[.AL186]&amp;&quot; &quot;;&quot;&quot;)&amp;IF([.AM186]&gt;=1;[.$AM$112]&amp;&quot;*&quot;&amp;[.AM186]&amp;&quot; &quot;;&quot;&quot;)&amp;IF([.AN186]&gt;=1;[.$AN$112]&amp;&quot;*&quot;&amp;[.AN186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6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6:.T186])&amp;&quot;)))&quot;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formula="of:=IF([.$B$6]=&quot;Y&quot;;&quot;%&quot;;&quot;&quot;)&amp;IF([.U186]=&quot;Y&quot;;&quot;\acciaccatura s8 &quot;;&quot;&quot;)&amp;[.AP186]&amp;&quot; &quot;&amp;IF([.E186]=&quot;b&quot;;&quot;\break&quot;;IF([.E186]=&quot;pb&quot;;&quot;\pageBreak&quot;))" office:value-type="string" office:string-value="s1*6  \break" calcext:value-type="string">
            <text:p>s1*6 <text:s/>\break</text:p>
          </table:table-cell>
          <table:table-cell table:number-columns-repeated="4"/>
          <table:table-cell table:formula="of:=IF([.AZ182]&lt;[.$AZ$9];[.AZ182]+1;&quot;-&quot;)" office:value-type="float" office:value="44" calcext:value-type="float">
            <text:p>44</text:p>
          </table:table-cell>
          <table:table-cell table:formula="of:=IF([.AZ182]&lt;[.$AZ$9];[.BA182];&quot;-&quot;)" office:value-type="float" office:value="4" calcext:value-type="float">
            <text:p>4</text:p>
          </table:table-cell>
          <table:table-cell table:formula="of:=IF([.BA186]=&quot;-&quot;;&quot;&quot;;IF([.$B$1]=2;INDEX([.$AR$16:.$AU$31];[.AZ186];[.BA186]);IF([.$B$1]=3;INDEX([.$AR$44:.$AU$98];[.AZ186];[.BA186]);INDEX([.$AR$113:.$AU$218];[.AZ186];[.BA18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formula="of:=IF([.E186]=&quot;pb&quot;;[.A186]+1;[.A186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  <table:table-cell table:style-name="ce7" table:formula="of:=IF([.C188]=&quot;&quot;;&quot;&quot;;[.C188]-[.C187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50" calcext:value-type="float">
            <text:p>15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9" calcext:value-type="float">
            <text:p>9</text:p>
          </table:table-cell>
          <table:table-cell table:style-name="ce53" table:number-columns-repeated="6"/>
          <table:table-cell table:number-columns-repeated="3"/>
          <table:table-cell table:style-name="ce44" table:formula="of:=MATCH([.C187];[.$Z$106:.$AG$106];1)" office:value-type="float" office:value="1" calcext:value-type="float">
            <text:p>1</text:p>
          </table:table-cell>
          <table:table-cell table:style-name="ce44" table:formula="of:=MATCH([.D187]+[.C187];[.$Z$106:.$AG$106];1)" office:value-type="float" office:value="1" calcext:value-type="float">
            <text:p>1</text:p>
          </table:table-cell>
          <table:table-cell table:style-name="ce2" table:formula="of:=IF(AND([.Z$112]&lt;=[.$Y187];[.Z$112]&gt;=[.$X187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7];[.AA$112]&gt;=[.$X187]);INDEX([.$Z$106:.$AG$106];[.AA$112]);&quot;&quot;)">
            <text:p/>
          </table:table-cell>
          <table:table-cell table:style-name="ce2" table:formula="of:=IF(AND([.AB$112]&lt;=[.$Y187];[.AB$112]&gt;=[.$X187]);INDEX([.$Z$106:.$AG$106];[.AB$112]);&quot;&quot;)">
            <text:p/>
          </table:table-cell>
          <table:table-cell table:style-name="ce2" table:formula="of:=IF(AND([.AC$112]&lt;=[.$Y187];[.AC$112]&gt;=[.$X187]);INDEX([.$Z$106:.$AG$106];[.AC$112]);&quot;&quot;)">
            <text:p/>
          </table:table-cell>
          <table:table-cell table:style-name="ce2" table:formula="of:=IF(AND([.AD$112]&lt;=[.$Y187];[.AD$112]&gt;=[.$X187]);INDEX([.$Z$106:.$AG$106];[.AD$112]);&quot;&quot;)">
            <text:p/>
          </table:table-cell>
          <table:table-cell table:style-name="ce2" table:formula="of:=IF(AND([.AE$112]&lt;=[.$Y187];[.AE$112]&gt;=[.$X187]);INDEX([.$Z$106:.$AG$106];[.AE$112]);&quot;&quot;)">
            <text:p/>
          </table:table-cell>
          <table:table-cell table:style-name="ce2" table:formula="of:=IF(AND([.AF$112]&lt;=[.$Y187];[.AF$112]&gt;=[.$X187]);INDEX([.$Z$106:.$AG$106];[.AF$112]);&quot;&quot;)">
            <text:p/>
          </table:table-cell>
          <table:table-cell table:style-name="ce2" table:formula="of:=IF(AND([.AG$112]&lt;=[.$Y187];[.AG$112]&gt;=[.$X187]);INDEX([.$Z$106:.$AG$106];[.AG$112]);&quot;&quot;)">
            <text:p/>
          </table:table-cell>
          <table:table-cell table:formula="of:=IF([.Z187]=&quot;&quot;;0;MIN([.D187];[.$AA$106]-[.C187]))" office:value-type="float" office:value="6" calcext:value-type="float">
            <text:p>6</text:p>
          </table:table-cell>
          <table:table-cell table:formula="of:=IF([.AA187]=&quot;&quot;;0;MIN([.$AB$106]-[.C187];[.$AB$106]-[.$AA$106];[.D187]-[.AH187]))" office:value-type="float" office:value="0" calcext:value-type="float">
            <text:p>0</text:p>
          </table:table-cell>
          <table:table-cell table:formula="of:=IF([.AB187]=&quot;&quot;;0;MIN([.$AC$106]-[.C187];[.$AC$106]-[.$AB$106];[.D187]-[.AH187]-[.AI187]))" office:value-type="float" office:value="0" calcext:value-type="float">
            <text:p>0</text:p>
          </table:table-cell>
          <table:table-cell table:formula="of:=IF([.AC187]=&quot;&quot;;0;MIN([.$AD$106]-[.C187];[.$AD$106]-[.$AC$106];[.D187]-[.AH187]-[.AI187]-[.AJ187]))" office:value-type="float" office:value="0" calcext:value-type="float">
            <text:p>0</text:p>
          </table:table-cell>
          <table:table-cell table:formula="of:=IF([.AD187]=&quot;&quot;;0;MIN([.$AE$106]-[.C187];[.$AE$106]-[.$AD$106];[.D187]-[.AH187]-[.AI187]-[.AJ187]-[.AK187]))" office:value-type="float" office:value="0" calcext:value-type="float">
            <text:p>0</text:p>
          </table:table-cell>
          <table:table-cell table:formula="of:=IF([.AE187]=&quot;&quot;;0;MIN([.$AF$106]-[.C187];[.$AF$106]-[.$AE$106];[.D187]-[.AH187]-[.AI187]-[.AJ187]-[.AK187]-[.AL187]))" office:value-type="float" office:value="0" calcext:value-type="float">
            <text:p>0</text:p>
          </table:table-cell>
          <table:table-cell table:formula="of:=IF([.AF187]=&quot;&quot;;0;MIN([.$AG$106]-[.C187];[.$AG$106]-[.$AF$106];[.D187]-[.AH187]-[.AI187]-[.AJ187]-[.AK187]-[.AL187]-[.AM187]))" office:value-type="float" office:value="0" calcext:value-type="float">
            <text:p>0</text:p>
          </table:table-cell>
          <table:table-cell/>
          <table:table-cell table:style-name="ce2" table:formula="of:=IF([.AH187]&gt;=1;[.$AH$112]&amp;&quot;*&quot;&amp;[.AH187]&amp;&quot; &quot;;&quot;&quot;)&amp;IF([.AI187]&gt;=1;[.$AI$112]&amp;&quot;*&quot;&amp;[.AI187]&amp;&quot; &quot;;&quot;&quot;)&amp;IF([.AJ187]&gt;=1;[.$AJ$112]&amp;&quot;*&quot;&amp;[.AJ187]&amp;&quot; &quot;;&quot;&quot;)&amp;IF([.AK187]&gt;=1;[.$AK$112]&amp;&quot;*&quot;&amp;[.AK187]&amp;&quot; &quot;;&quot;&quot;)&amp;IF([.AL187]&gt;=1;[.$AL$112]&amp;&quot;*&quot;&amp;[.AL187]&amp;&quot; &quot;;&quot;&quot;)&amp;IF([.AM187]&gt;=1;[.$AM$112]&amp;&quot;*&quot;&amp;[.AM187]&amp;&quot; &quot;;&quot;&quot;)&amp;IF([.AN187]&gt;=1;[.$AN$112]&amp;&quot;*&quot;&amp;[.AN187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7]&amp;&quot;)&quot;" office:value-type="string" office:string-value="    #'((Y-offset . 150)" calcext:value-type="string">
            <text:p><text:s text:c="4"/>#'((Y-offset . 150)</text:p>
          </table:table-cell>
          <table:table-cell table:formula="of:=IF([.$B$4]=&quot;Y&quot;;&quot;&quot;;&quot;%&quot;)&amp;&quot;      (alignment-distances . (&quot;&amp;COM.MICROSOFT.TEXTJOIN(&quot; &quot;;1;[.G187:.T187])&amp;&quot;)))&quot;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formula="of:=IF([.$B$6]=&quot;Y&quot;;&quot;%&quot;;&quot;&quot;)&amp;IF([.U187]=&quot;Y&quot;;&quot;\acciaccatura s8 &quot;;&quot;&quot;)&amp;[.AP187]&amp;&quot; &quot;&amp;IF([.E187]=&quot;b&quot;;&quot;\break&quot;;IF([.E187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3]&lt;[.$AZ$9];[.AZ183]+1;&quot;-&quot;)" office:value-type="float" office:value="45" calcext:value-type="float">
            <text:p>45</text:p>
          </table:table-cell>
          <table:table-cell table:formula="of:=IF([.AZ183]&lt;[.$AZ$9];[.BA183];&quot;-&quot;)" office:value-type="float" office:value="1" calcext:value-type="float">
            <text:p>1</text:p>
          </table:table-cell>
          <table:table-cell table:formula="of:=IF([.BA187]=&quot;-&quot;;&quot;&quot;;IF([.$B$1]=2;INDEX([.$AR$16:.$AU$31];[.AZ187];[.BA187]);IF([.$B$1]=3;INDEX([.$AR$44:.$AU$98];[.AZ187];[.BA187]);INDEX([.$AR$113:.$AU$218];[.AZ187];[.BA1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87]=&quot;pb&quot;;[.A187]+1;[.A187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402" calcext:value-type="float">
            <text:p>402</text:p>
          </table:table-cell>
          <table:table-cell table:style-name="ce7" table:formula="of:=IF([.C189]=&quot;&quot;;&quot;&quot;;[.C189]-[.C188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4" table:style-name="ce53" office:value-type="float" office:value="9" calcext:value-type="float">
            <text:p>9</text:p>
          </table:table-cell>
          <table:table-cell table:style-name="ce53" table:number-columns-repeated="5"/>
          <table:table-cell table:number-columns-repeated="3"/>
          <table:table-cell table:style-name="ce44" table:formula="of:=MATCH([.C188];[.$Z$106:.$AG$106];1)" office:value-type="float" office:value="1" calcext:value-type="float">
            <text:p>1</text:p>
          </table:table-cell>
          <table:table-cell table:style-name="ce44" table:formula="of:=MATCH([.D188]+[.C188];[.$Z$106:.$AG$106];1)" office:value-type="float" office:value="1" calcext:value-type="float">
            <text:p>1</text:p>
          </table:table-cell>
          <table:table-cell table:style-name="ce2" table:formula="of:=IF(AND([.Z$112]&lt;=[.$Y188];[.Z$112]&gt;=[.$X188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8];[.AA$112]&gt;=[.$X188]);INDEX([.$Z$106:.$AG$106];[.AA$112]);&quot;&quot;)">
            <text:p/>
          </table:table-cell>
          <table:table-cell table:style-name="ce2" table:formula="of:=IF(AND([.AB$112]&lt;=[.$Y188];[.AB$112]&gt;=[.$X188]);INDEX([.$Z$106:.$AG$106];[.AB$112]);&quot;&quot;)">
            <text:p/>
          </table:table-cell>
          <table:table-cell table:style-name="ce2" table:formula="of:=IF(AND([.AC$112]&lt;=[.$Y188];[.AC$112]&gt;=[.$X188]);INDEX([.$Z$106:.$AG$106];[.AC$112]);&quot;&quot;)">
            <text:p/>
          </table:table-cell>
          <table:table-cell table:style-name="ce2" table:formula="of:=IF(AND([.AD$112]&lt;=[.$Y188];[.AD$112]&gt;=[.$X188]);INDEX([.$Z$106:.$AG$106];[.AD$112]);&quot;&quot;)">
            <text:p/>
          </table:table-cell>
          <table:table-cell table:style-name="ce2" table:formula="of:=IF(AND([.AE$112]&lt;=[.$Y188];[.AE$112]&gt;=[.$X188]);INDEX([.$Z$106:.$AG$106];[.AE$112]);&quot;&quot;)">
            <text:p/>
          </table:table-cell>
          <table:table-cell table:style-name="ce2" table:formula="of:=IF(AND([.AF$112]&lt;=[.$Y188];[.AF$112]&gt;=[.$X188]);INDEX([.$Z$106:.$AG$106];[.AF$112]);&quot;&quot;)">
            <text:p/>
          </table:table-cell>
          <table:table-cell table:style-name="ce2" table:formula="of:=IF(AND([.AG$112]&lt;=[.$Y188];[.AG$112]&gt;=[.$X188]);INDEX([.$Z$106:.$AG$106];[.AG$112]);&quot;&quot;)">
            <text:p/>
          </table:table-cell>
          <table:table-cell table:formula="of:=IF([.Z188]=&quot;&quot;;0;MIN([.D188];[.$AA$106]-[.C188]))" office:value-type="float" office:value="4" calcext:value-type="float">
            <text:p>4</text:p>
          </table:table-cell>
          <table:table-cell table:formula="of:=IF([.AA188]=&quot;&quot;;0;MIN([.$AB$106]-[.C188];[.$AB$106]-[.$AA$106];[.D188]-[.AH188]))" office:value-type="float" office:value="0" calcext:value-type="float">
            <text:p>0</text:p>
          </table:table-cell>
          <table:table-cell table:formula="of:=IF([.AB188]=&quot;&quot;;0;MIN([.$AC$106]-[.C188];[.$AC$106]-[.$AB$106];[.D188]-[.AH188]-[.AI188]))" office:value-type="float" office:value="0" calcext:value-type="float">
            <text:p>0</text:p>
          </table:table-cell>
          <table:table-cell table:formula="of:=IF([.AC188]=&quot;&quot;;0;MIN([.$AD$106]-[.C188];[.$AD$106]-[.$AC$106];[.D188]-[.AH188]-[.AI188]-[.AJ188]))" office:value-type="float" office:value="0" calcext:value-type="float">
            <text:p>0</text:p>
          </table:table-cell>
          <table:table-cell table:formula="of:=IF([.AD188]=&quot;&quot;;0;MIN([.$AE$106]-[.C188];[.$AE$106]-[.$AD$106];[.D188]-[.AH188]-[.AI188]-[.AJ188]-[.AK188]))" office:value-type="float" office:value="0" calcext:value-type="float">
            <text:p>0</text:p>
          </table:table-cell>
          <table:table-cell table:formula="of:=IF([.AE188]=&quot;&quot;;0;MIN([.$AF$106]-[.C188];[.$AF$106]-[.$AE$106];[.D188]-[.AH188]-[.AI188]-[.AJ188]-[.AK188]-[.AL188]))" office:value-type="float" office:value="0" calcext:value-type="float">
            <text:p>0</text:p>
          </table:table-cell>
          <table:table-cell table:formula="of:=IF([.AF188]=&quot;&quot;;0;MIN([.$AG$106]-[.C188];[.$AG$106]-[.$AF$106];[.D188]-[.AH188]-[.AI188]-[.AJ188]-[.AK188]-[.AL188]-[.AM188]))" office:value-type="float" office:value="0" calcext:value-type="float">
            <text:p>0</text:p>
          </table:table-cell>
          <table:table-cell/>
          <table:table-cell table:style-name="ce2" table:formula="of:=IF([.AH188]&gt;=1;[.$AH$112]&amp;&quot;*&quot;&amp;[.AH188]&amp;&quot; &quot;;&quot;&quot;)&amp;IF([.AI188]&gt;=1;[.$AI$112]&amp;&quot;*&quot;&amp;[.AI188]&amp;&quot; &quot;;&quot;&quot;)&amp;IF([.AJ188]&gt;=1;[.$AJ$112]&amp;&quot;*&quot;&amp;[.AJ188]&amp;&quot; &quot;;&quot;&quot;)&amp;IF([.AK188]&gt;=1;[.$AK$112]&amp;&quot;*&quot;&amp;[.AK188]&amp;&quot; &quot;;&quot;&quot;)&amp;IF([.AL188]&gt;=1;[.$AL$112]&amp;&quot;*&quot;&amp;[.AL188]&amp;&quot; &quot;;&quot;&quot;)&amp;IF([.AM188]&gt;=1;[.$AM$112]&amp;&quot;*&quot;&amp;[.AM188]&amp;&quot; &quot;;&quot;&quot;)&amp;IF([.AN188]&gt;=1;[.$AN$112]&amp;&quot;*&quot;&amp;[.AN188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8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88:.T188])&amp;&quot;)))&quot;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formula="of:=IF([.$B$6]=&quot;Y&quot;;&quot;%&quot;;&quot;&quot;)&amp;IF([.U188]=&quot;Y&quot;;&quot;\acciaccatura s8 &quot;;&quot;&quot;)&amp;[.AP188]&amp;&quot; &quot;&amp;IF([.E188]=&quot;b&quot;;&quot;\break&quot;;IF([.E188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4]&lt;[.$AZ$9];[.AZ184]+1;&quot;-&quot;)" office:value-type="float" office:value="45" calcext:value-type="float">
            <text:p>45</text:p>
          </table:table-cell>
          <table:table-cell table:formula="of:=IF([.AZ184]&lt;[.$AZ$9];[.BA184];&quot;-&quot;)" office:value-type="float" office:value="2" calcext:value-type="float">
            <text:p>2</text:p>
          </table:table-cell>
          <table:table-cell table:formula="of:=IF([.BA188]=&quot;-&quot;;&quot;&quot;;IF([.$B$1]=2;INDEX([.$AR$16:.$AU$31];[.AZ188];[.BA188]);IF([.$B$1]=3;INDEX([.$AR$44:.$AU$98];[.AZ188];[.BA188]);INDEX([.$AR$113:.$AU$218];[.AZ188];[.BA188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formula="of:=IF([.E188]=&quot;pb&quot;;[.A188]+1;[.A188])"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406" calcext:value-type="float">
            <text:p>406</text:p>
          </table:table-cell>
          <table:table-cell table:style-name="ce7" table:formula="of:=IF([.C190]=&quot;&quot;;&quot;&quot;;[.C190]-[.C189])" office:value-type="float" office:value="5" calcext:value-type="float">
            <text:p>5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table:number-columns-repeated="4"/>
          <table:table-cell table:number-columns-repeated="3"/>
          <table:table-cell table:style-name="ce44" table:formula="of:=MATCH([.C189];[.$Z$106:.$AG$106];1)" office:value-type="float" office:value="1" calcext:value-type="float">
            <text:p>1</text:p>
          </table:table-cell>
          <table:table-cell table:style-name="ce44" table:formula="of:=MATCH([.D189]+[.C189];[.$Z$106:.$AG$106];1)" office:value-type="float" office:value="1" calcext:value-type="float">
            <text:p>1</text:p>
          </table:table-cell>
          <table:table-cell table:style-name="ce2" table:formula="of:=IF(AND([.Z$112]&lt;=[.$Y189];[.Z$112]&gt;=[.$X189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89];[.AA$112]&gt;=[.$X189]);INDEX([.$Z$106:.$AG$106];[.AA$112]);&quot;&quot;)">
            <text:p/>
          </table:table-cell>
          <table:table-cell table:style-name="ce2" table:formula="of:=IF(AND([.AB$112]&lt;=[.$Y189];[.AB$112]&gt;=[.$X189]);INDEX([.$Z$106:.$AG$106];[.AB$112]);&quot;&quot;)">
            <text:p/>
          </table:table-cell>
          <table:table-cell table:style-name="ce2" table:formula="of:=IF(AND([.AC$112]&lt;=[.$Y189];[.AC$112]&gt;=[.$X189]);INDEX([.$Z$106:.$AG$106];[.AC$112]);&quot;&quot;)">
            <text:p/>
          </table:table-cell>
          <table:table-cell table:style-name="ce2" table:formula="of:=IF(AND([.AD$112]&lt;=[.$Y189];[.AD$112]&gt;=[.$X189]);INDEX([.$Z$106:.$AG$106];[.AD$112]);&quot;&quot;)">
            <text:p/>
          </table:table-cell>
          <table:table-cell table:style-name="ce2" table:formula="of:=IF(AND([.AE$112]&lt;=[.$Y189];[.AE$112]&gt;=[.$X189]);INDEX([.$Z$106:.$AG$106];[.AE$112]);&quot;&quot;)">
            <text:p/>
          </table:table-cell>
          <table:table-cell table:style-name="ce2" table:formula="of:=IF(AND([.AF$112]&lt;=[.$Y189];[.AF$112]&gt;=[.$X189]);INDEX([.$Z$106:.$AG$106];[.AF$112]);&quot;&quot;)">
            <text:p/>
          </table:table-cell>
          <table:table-cell table:style-name="ce2" table:formula="of:=IF(AND([.AG$112]&lt;=[.$Y189];[.AG$112]&gt;=[.$X189]);INDEX([.$Z$106:.$AG$106];[.AG$112]);&quot;&quot;)">
            <text:p/>
          </table:table-cell>
          <table:table-cell table:formula="of:=IF([.Z189]=&quot;&quot;;0;MIN([.D189];[.$AA$106]-[.C189]))" office:value-type="float" office:value="5" calcext:value-type="float">
            <text:p>5</text:p>
          </table:table-cell>
          <table:table-cell table:formula="of:=IF([.AA189]=&quot;&quot;;0;MIN([.$AB$106]-[.C189];[.$AB$106]-[.$AA$106];[.D189]-[.AH189]))" office:value-type="float" office:value="0" calcext:value-type="float">
            <text:p>0</text:p>
          </table:table-cell>
          <table:table-cell table:formula="of:=IF([.AB189]=&quot;&quot;;0;MIN([.$AC$106]-[.C189];[.$AC$106]-[.$AB$106];[.D189]-[.AH189]-[.AI189]))" office:value-type="float" office:value="0" calcext:value-type="float">
            <text:p>0</text:p>
          </table:table-cell>
          <table:table-cell table:formula="of:=IF([.AC189]=&quot;&quot;;0;MIN([.$AD$106]-[.C189];[.$AD$106]-[.$AC$106];[.D189]-[.AH189]-[.AI189]-[.AJ189]))" office:value-type="float" office:value="0" calcext:value-type="float">
            <text:p>0</text:p>
          </table:table-cell>
          <table:table-cell table:formula="of:=IF([.AD189]=&quot;&quot;;0;MIN([.$AE$106]-[.C189];[.$AE$106]-[.$AD$106];[.D189]-[.AH189]-[.AI189]-[.AJ189]-[.AK189]))" office:value-type="float" office:value="0" calcext:value-type="float">
            <text:p>0</text:p>
          </table:table-cell>
          <table:table-cell table:formula="of:=IF([.AE189]=&quot;&quot;;0;MIN([.$AF$106]-[.C189];[.$AF$106]-[.$AE$106];[.D189]-[.AH189]-[.AI189]-[.AJ189]-[.AK189]-[.AL189]))" office:value-type="float" office:value="0" calcext:value-type="float">
            <text:p>0</text:p>
          </table:table-cell>
          <table:table-cell table:formula="of:=IF([.AF189]=&quot;&quot;;0;MIN([.$AG$106]-[.C189];[.$AG$106]-[.$AF$106];[.D189]-[.AH189]-[.AI189]-[.AJ189]-[.AK189]-[.AL189]-[.AM189]))" office:value-type="float" office:value="0" calcext:value-type="float">
            <text:p>0</text:p>
          </table:table-cell>
          <table:table-cell/>
          <table:table-cell table:style-name="ce2" table:formula="of:=IF([.AH189]&gt;=1;[.$AH$112]&amp;&quot;*&quot;&amp;[.AH189]&amp;&quot; &quot;;&quot;&quot;)&amp;IF([.AI189]&gt;=1;[.$AI$112]&amp;&quot;*&quot;&amp;[.AI189]&amp;&quot; &quot;;&quot;&quot;)&amp;IF([.AJ189]&gt;=1;[.$AJ$112]&amp;&quot;*&quot;&amp;[.AJ189]&amp;&quot; &quot;;&quot;&quot;)&amp;IF([.AK189]&gt;=1;[.$AK$112]&amp;&quot;*&quot;&amp;[.AK189]&amp;&quot; &quot;;&quot;&quot;)&amp;IF([.AL189]&gt;=1;[.$AL$112]&amp;&quot;*&quot;&amp;[.AL189]&amp;&quot; &quot;;&quot;&quot;)&amp;IF([.AM189]&gt;=1;[.$AM$112]&amp;&quot;*&quot;&amp;[.AM189]&amp;&quot; &quot;;&quot;&quot;)&amp;IF([.AN189]&gt;=1;[.$AN$112]&amp;&quot;*&quot;&amp;[.AN189]&amp;&quot; &quot;;&quot;&quot;)" office:value-type="string" office:string-value="s1*5 " calcext:value-type="string">
            <text:p>s1*5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89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89:.T189])&amp;&quot;)))&quot;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formula="of:=IF([.$B$6]=&quot;Y&quot;;&quot;%&quot;;&quot;&quot;)&amp;IF([.U189]=&quot;Y&quot;;&quot;\acciaccatura s8 &quot;;&quot;&quot;)&amp;[.AP189]&amp;&quot; &quot;&amp;IF([.E189]=&quot;b&quot;;&quot;\break&quot;;IF([.E189]=&quot;pb&quot;;&quot;\pageBreak&quot;))" office:value-type="string" office:string-value="s1*5  \pageBreak" calcext:value-type="string">
            <text:p>s1*5 <text:s/>\pageBreak</text:p>
          </table:table-cell>
          <table:table-cell table:number-columns-repeated="4"/>
          <table:table-cell table:formula="of:=IF([.AZ185]&lt;[.$AZ$9];[.AZ185]+1;&quot;-&quot;)" office:value-type="float" office:value="45" calcext:value-type="float">
            <text:p>45</text:p>
          </table:table-cell>
          <table:table-cell table:formula="of:=IF([.AZ185]&lt;[.$AZ$9];[.BA185];&quot;-&quot;)" office:value-type="float" office:value="3" calcext:value-type="float">
            <text:p>3</text:p>
          </table:table-cell>
          <table:table-cell table:formula="of:=IF([.BA189]=&quot;-&quot;;&quot;&quot;;IF([.$B$1]=2;INDEX([.$AR$16:.$AU$31];[.AZ189];[.BA189]);IF([.$B$1]=3;INDEX([.$AR$44:.$AU$98];[.AZ189];[.BA189]);INDEX([.$AR$113:.$AU$218];[.AZ189];[.BA189]))))" office:value-type="string" office:string-value="      (alignment-distances . (9 9 9 14 11 13 9 10 9)))" calcext:value-type="string">
            <text:p><text:s text:c="6"/>(alignment-distances . (9 9 9 14 11 13 9 10 9)))</text:p>
          </table:table-cell>
          <table:table-cell table:number-columns-repeated="10"/>
        </table:table-row>
        <table:table-row table:style-name="ro1">
          <table:table-cell table:formula="of:=IF([.E189]=&quot;pb&quot;;[.A189]+1;[.A189])" office:value-type="float" office:value="37" calcext:value-type="float">
            <text:p>37</text:p>
          </table:table-cell>
          <table:table-cell office:value-type="float" office:value="78" calcext:value-type="float">
            <text:p>78</text:p>
          </table:table-cell>
          <table:table-cell office:value-type="float" office:value="411" calcext:value-type="float">
            <text:p>411</text:p>
          </table:table-cell>
          <table:table-cell table:style-name="ce7" table:formula="of:=IF([.C191]=&quot;&quot;;&quot;&quot;;[.C191]-[.C190])"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53" office:value-type="float" office:value="14" calcext:value-type="float">
            <text:p>14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8"/>
          <table:table-cell table:number-columns-repeated="3"/>
          <table:table-cell table:style-name="ce44" table:formula="of:=MATCH([.C190];[.$Z$106:.$AG$106];1)" office:value-type="float" office:value="1" calcext:value-type="float">
            <text:p>1</text:p>
          </table:table-cell>
          <table:table-cell table:style-name="ce44" table:formula="of:=MATCH([.D190]+[.C190];[.$Z$106:.$AG$106];1)" office:value-type="float" office:value="1" calcext:value-type="float">
            <text:p>1</text:p>
          </table:table-cell>
          <table:table-cell table:style-name="ce2" table:formula="of:=IF(AND([.Z$112]&lt;=[.$Y190];[.Z$112]&gt;=[.$X190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0];[.AA$112]&gt;=[.$X190]);INDEX([.$Z$106:.$AG$106];[.AA$112]);&quot;&quot;)">
            <text:p/>
          </table:table-cell>
          <table:table-cell table:style-name="ce2" table:formula="of:=IF(AND([.AB$112]&lt;=[.$Y190];[.AB$112]&gt;=[.$X190]);INDEX([.$Z$106:.$AG$106];[.AB$112]);&quot;&quot;)">
            <text:p/>
          </table:table-cell>
          <table:table-cell table:style-name="ce2" table:formula="of:=IF(AND([.AC$112]&lt;=[.$Y190];[.AC$112]&gt;=[.$X190]);INDEX([.$Z$106:.$AG$106];[.AC$112]);&quot;&quot;)">
            <text:p/>
          </table:table-cell>
          <table:table-cell table:style-name="ce2" table:formula="of:=IF(AND([.AD$112]&lt;=[.$Y190];[.AD$112]&gt;=[.$X190]);INDEX([.$Z$106:.$AG$106];[.AD$112]);&quot;&quot;)">
            <text:p/>
          </table:table-cell>
          <table:table-cell table:style-name="ce2" table:formula="of:=IF(AND([.AE$112]&lt;=[.$Y190];[.AE$112]&gt;=[.$X190]);INDEX([.$Z$106:.$AG$106];[.AE$112]);&quot;&quot;)">
            <text:p/>
          </table:table-cell>
          <table:table-cell table:style-name="ce2" table:formula="of:=IF(AND([.AF$112]&lt;=[.$Y190];[.AF$112]&gt;=[.$X190]);INDEX([.$Z$106:.$AG$106];[.AF$112]);&quot;&quot;)">
            <text:p/>
          </table:table-cell>
          <table:table-cell table:style-name="ce2" table:formula="of:=IF(AND([.AG$112]&lt;=[.$Y190];[.AG$112]&gt;=[.$X190]);INDEX([.$Z$106:.$AG$106];[.AG$112]);&quot;&quot;)">
            <text:p/>
          </table:table-cell>
          <table:table-cell table:formula="of:=IF([.Z190]=&quot;&quot;;0;MIN([.D190];[.$AA$106]-[.C190]))" office:value-type="float" office:value="7" calcext:value-type="float">
            <text:p>7</text:p>
          </table:table-cell>
          <table:table-cell table:formula="of:=IF([.AA190]=&quot;&quot;;0;MIN([.$AB$106]-[.C190];[.$AB$106]-[.$AA$106];[.D190]-[.AH190]))" office:value-type="float" office:value="0" calcext:value-type="float">
            <text:p>0</text:p>
          </table:table-cell>
          <table:table-cell table:formula="of:=IF([.AB190]=&quot;&quot;;0;MIN([.$AC$106]-[.C190];[.$AC$106]-[.$AB$106];[.D190]-[.AH190]-[.AI190]))" office:value-type="float" office:value="0" calcext:value-type="float">
            <text:p>0</text:p>
          </table:table-cell>
          <table:table-cell table:formula="of:=IF([.AC190]=&quot;&quot;;0;MIN([.$AD$106]-[.C190];[.$AD$106]-[.$AC$106];[.D190]-[.AH190]-[.AI190]-[.AJ190]))" office:value-type="float" office:value="0" calcext:value-type="float">
            <text:p>0</text:p>
          </table:table-cell>
          <table:table-cell table:formula="of:=IF([.AD190]=&quot;&quot;;0;MIN([.$AE$106]-[.C190];[.$AE$106]-[.$AD$106];[.D190]-[.AH190]-[.AI190]-[.AJ190]-[.AK190]))" office:value-type="float" office:value="0" calcext:value-type="float">
            <text:p>0</text:p>
          </table:table-cell>
          <table:table-cell table:formula="of:=IF([.AE190]=&quot;&quot;;0;MIN([.$AF$106]-[.C190];[.$AF$106]-[.$AE$106];[.D190]-[.AH190]-[.AI190]-[.AJ190]-[.AK190]-[.AL190]))" office:value-type="float" office:value="0" calcext:value-type="float">
            <text:p>0</text:p>
          </table:table-cell>
          <table:table-cell table:formula="of:=IF([.AF190]=&quot;&quot;;0;MIN([.$AG$106]-[.C190];[.$AG$106]-[.$AF$106];[.D190]-[.AH190]-[.AI190]-[.AJ190]-[.AK190]-[.AL190]-[.AM190]))" office:value-type="float" office:value="0" calcext:value-type="float">
            <text:p>0</text:p>
          </table:table-cell>
          <table:table-cell/>
          <table:table-cell table:style-name="ce2" table:formula="of:=IF([.AH190]&gt;=1;[.$AH$112]&amp;&quot;*&quot;&amp;[.AH190]&amp;&quot; &quot;;&quot;&quot;)&amp;IF([.AI190]&gt;=1;[.$AI$112]&amp;&quot;*&quot;&amp;[.AI190]&amp;&quot; &quot;;&quot;&quot;)&amp;IF([.AJ190]&gt;=1;[.$AJ$112]&amp;&quot;*&quot;&amp;[.AJ190]&amp;&quot; &quot;;&quot;&quot;)&amp;IF([.AK190]&gt;=1;[.$AK$112]&amp;&quot;*&quot;&amp;[.AK190]&amp;&quot; &quot;;&quot;&quot;)&amp;IF([.AL190]&gt;=1;[.$AL$112]&amp;&quot;*&quot;&amp;[.AL190]&amp;&quot; &quot;;&quot;&quot;)&amp;IF([.AM190]&gt;=1;[.$AM$112]&amp;&quot;*&quot;&amp;[.AM190]&amp;&quot; &quot;;&quot;&quot;)&amp;IF([.AN190]&gt;=1;[.$AN$112]&amp;&quot;*&quot;&amp;[.AN190]&amp;&quot; &quot;;&quot;&quot;)" office:value-type="string" office:string-value="s1*7 " calcext:value-type="string">
            <text:p>s1*7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0]&amp;&quot;)&quot;" office:value-type="string" office:string-value="    #'((Y-offset . 5)" calcext:value-type="string">
            <text:p><text:s text:c="4"/>#'((Y-offset . 5)</text:p>
          </table:table-cell>
          <table:table-cell table:formula="of:=IF([.$B$4]=&quot;Y&quot;;&quot;&quot;;&quot;%&quot;)&amp;&quot;      (alignment-distances . (&quot;&amp;COM.MICROSOFT.TEXTJOIN(&quot; &quot;;1;[.G190:.T190])&amp;&quot;)))&quot;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formula="of:=IF([.$B$6]=&quot;Y&quot;;&quot;%&quot;;&quot;&quot;)&amp;IF([.U190]=&quot;Y&quot;;&quot;\acciaccatura s8 &quot;;&quot;&quot;)&amp;[.AP190]&amp;&quot; &quot;&amp;IF([.E190]=&quot;b&quot;;&quot;\break&quot;;IF([.E190]=&quot;pb&quot;;&quot;\pageBreak&quot;))" office:value-type="string" office:string-value="s1*7  \break" calcext:value-type="string">
            <text:p>s1*7 <text:s/>\break</text:p>
          </table:table-cell>
          <table:table-cell table:number-columns-repeated="4"/>
          <table:table-cell table:formula="of:=IF([.AZ186]&lt;[.$AZ$9];[.AZ186]+1;&quot;-&quot;)" office:value-type="float" office:value="45" calcext:value-type="float">
            <text:p>45</text:p>
          </table:table-cell>
          <table:table-cell table:formula="of:=IF([.AZ186]&lt;[.$AZ$9];[.BA186];&quot;-&quot;)" office:value-type="float" office:value="4" calcext:value-type="float">
            <text:p>4</text:p>
          </table:table-cell>
          <table:table-cell table:formula="of:=IF([.BA190]=&quot;-&quot;;&quot;&quot;;IF([.$B$1]=2;INDEX([.$AR$16:.$AU$31];[.AZ190];[.BA190]);IF([.$B$1]=3;INDEX([.$AR$44:.$AU$98];[.AZ190];[.BA190]);INDEX([.$AR$113:.$AU$218];[.AZ190];[.BA19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formula="of:=IF([.E190]=&quot;pb&quot;;[.A190]+1;[.A190])" office:value-type="float" office:value="37" calcext:value-type="float">
            <text:p>37</text:p>
          </table:table-cell>
          <table:table-cell office:value-type="float" office:value="79" calcext:value-type="float">
            <text:p>79</text:p>
          </table:table-cell>
          <table:table-cell office:value-type="float" office:value="418" calcext:value-type="float">
            <text:p>418</text:p>
          </table:table-cell>
          <table:table-cell table:style-name="ce7" table:formula="of:=IF([.C192]=&quot;&quot;;&quot;&quot;;[.C192]-[.C191])" office:value-type="float" office:value="4" calcext:value-type="float">
            <text:p>4</text:p>
          </table:table-cell>
          <table:table-cell office:value-type="string" calcext:value-type="string">
            <text:p>pb</text:p>
          </table:table-cell>
          <table:table-cell office:value-type="float" office:value="130" calcext:value-type="float">
            <text:p>130</text:p>
          </table:table-cell>
          <table:table-cell table:style-name="ce53" office:value-type="float" office:value="13" calcext:value-type="float">
            <text:p>13</text:p>
          </table:table-cell>
          <table:table-cell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number-columns-repeated="2" table:style-name="ce53" office:value-type="float" office:value="10" calcext:value-type="float">
            <text:p>10</text:p>
          </table:table-cell>
          <table:table-cell table:style-name="ce53" table:number-columns-repeated="7"/>
          <table:table-cell table:number-columns-repeated="3"/>
          <table:table-cell table:style-name="ce44" table:formula="of:=MATCH([.C191];[.$Z$106:.$AG$106];1)" office:value-type="float" office:value="1" calcext:value-type="float">
            <text:p>1</text:p>
          </table:table-cell>
          <table:table-cell table:style-name="ce44" table:formula="of:=MATCH([.D191]+[.C191];[.$Z$106:.$AG$106];1)" office:value-type="float" office:value="1" calcext:value-type="float">
            <text:p>1</text:p>
          </table:table-cell>
          <table:table-cell table:style-name="ce2" table:formula="of:=IF(AND([.Z$112]&lt;=[.$Y191];[.Z$112]&gt;=[.$X191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1];[.AA$112]&gt;=[.$X191]);INDEX([.$Z$106:.$AG$106];[.AA$112]);&quot;&quot;)">
            <text:p/>
          </table:table-cell>
          <table:table-cell table:style-name="ce2" table:formula="of:=IF(AND([.AB$112]&lt;=[.$Y191];[.AB$112]&gt;=[.$X191]);INDEX([.$Z$106:.$AG$106];[.AB$112]);&quot;&quot;)">
            <text:p/>
          </table:table-cell>
          <table:table-cell table:style-name="ce2" table:formula="of:=IF(AND([.AC$112]&lt;=[.$Y191];[.AC$112]&gt;=[.$X191]);INDEX([.$Z$106:.$AG$106];[.AC$112]);&quot;&quot;)">
            <text:p/>
          </table:table-cell>
          <table:table-cell table:style-name="ce2" table:formula="of:=IF(AND([.AD$112]&lt;=[.$Y191];[.AD$112]&gt;=[.$X191]);INDEX([.$Z$106:.$AG$106];[.AD$112]);&quot;&quot;)">
            <text:p/>
          </table:table-cell>
          <table:table-cell table:style-name="ce2" table:formula="of:=IF(AND([.AE$112]&lt;=[.$Y191];[.AE$112]&gt;=[.$X191]);INDEX([.$Z$106:.$AG$106];[.AE$112]);&quot;&quot;)">
            <text:p/>
          </table:table-cell>
          <table:table-cell table:style-name="ce2" table:formula="of:=IF(AND([.AF$112]&lt;=[.$Y191];[.AF$112]&gt;=[.$X191]);INDEX([.$Z$106:.$AG$106];[.AF$112]);&quot;&quot;)">
            <text:p/>
          </table:table-cell>
          <table:table-cell table:style-name="ce2" table:formula="of:=IF(AND([.AG$112]&lt;=[.$Y191];[.AG$112]&gt;=[.$X191]);INDEX([.$Z$106:.$AG$106];[.AG$112]);&quot;&quot;)">
            <text:p/>
          </table:table-cell>
          <table:table-cell table:formula="of:=IF([.Z191]=&quot;&quot;;0;MIN([.D191];[.$AA$106]-[.C191]))" office:value-type="float" office:value="4" calcext:value-type="float">
            <text:p>4</text:p>
          </table:table-cell>
          <table:table-cell table:formula="of:=IF([.AA191]=&quot;&quot;;0;MIN([.$AB$106]-[.C191];[.$AB$106]-[.$AA$106];[.D191]-[.AH191]))" office:value-type="float" office:value="0" calcext:value-type="float">
            <text:p>0</text:p>
          </table:table-cell>
          <table:table-cell table:formula="of:=IF([.AB191]=&quot;&quot;;0;MIN([.$AC$106]-[.C191];[.$AC$106]-[.$AB$106];[.D191]-[.AH191]-[.AI191]))" office:value-type="float" office:value="0" calcext:value-type="float">
            <text:p>0</text:p>
          </table:table-cell>
          <table:table-cell table:formula="of:=IF([.AC191]=&quot;&quot;;0;MIN([.$AD$106]-[.C191];[.$AD$106]-[.$AC$106];[.D191]-[.AH191]-[.AI191]-[.AJ191]))" office:value-type="float" office:value="0" calcext:value-type="float">
            <text:p>0</text:p>
          </table:table-cell>
          <table:table-cell table:formula="of:=IF([.AD191]=&quot;&quot;;0;MIN([.$AE$106]-[.C191];[.$AE$106]-[.$AD$106];[.D191]-[.AH191]-[.AI191]-[.AJ191]-[.AK191]))" office:value-type="float" office:value="0" calcext:value-type="float">
            <text:p>0</text:p>
          </table:table-cell>
          <table:table-cell table:formula="of:=IF([.AE191]=&quot;&quot;;0;MIN([.$AF$106]-[.C191];[.$AF$106]-[.$AE$106];[.D191]-[.AH191]-[.AI191]-[.AJ191]-[.AK191]-[.AL191]))" office:value-type="float" office:value="0" calcext:value-type="float">
            <text:p>0</text:p>
          </table:table-cell>
          <table:table-cell table:formula="of:=IF([.AF191]=&quot;&quot;;0;MIN([.$AG$106]-[.C191];[.$AG$106]-[.$AF$106];[.D191]-[.AH191]-[.AI191]-[.AJ191]-[.AK191]-[.AL191]-[.AM191]))" office:value-type="float" office:value="0" calcext:value-type="float">
            <text:p>0</text:p>
          </table:table-cell>
          <table:table-cell/>
          <table:table-cell table:style-name="ce2" table:formula="of:=IF([.AH191]&gt;=1;[.$AH$112]&amp;&quot;*&quot;&amp;[.AH191]&amp;&quot; &quot;;&quot;&quot;)&amp;IF([.AI191]&gt;=1;[.$AI$112]&amp;&quot;*&quot;&amp;[.AI191]&amp;&quot; &quot;;&quot;&quot;)&amp;IF([.AJ191]&gt;=1;[.$AJ$112]&amp;&quot;*&quot;&amp;[.AJ191]&amp;&quot; &quot;;&quot;&quot;)&amp;IF([.AK191]&gt;=1;[.$AK$112]&amp;&quot;*&quot;&amp;[.AK191]&amp;&quot; &quot;;&quot;&quot;)&amp;IF([.AL191]&gt;=1;[.$AL$112]&amp;&quot;*&quot;&amp;[.AL191]&amp;&quot; &quot;;&quot;&quot;)&amp;IF([.AM191]&gt;=1;[.$AM$112]&amp;&quot;*&quot;&amp;[.AM191]&amp;&quot; &quot;;&quot;&quot;)&amp;IF([.AN191]&gt;=1;[.$AN$112]&amp;&quot;*&quot;&amp;[.AN191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1]&amp;&quot;)&quot;" office:value-type="string" office:string-value="    #'((Y-offset . 130)" calcext:value-type="string">
            <text:p><text:s text:c="4"/>#'((Y-offset . 130)</text:p>
          </table:table-cell>
          <table:table-cell table:formula="of:=IF([.$B$4]=&quot;Y&quot;;&quot;&quot;;&quot;%&quot;)&amp;&quot;      (alignment-distances . (&quot;&amp;COM.MICROSOFT.TEXTJOIN(&quot; &quot;;1;[.G191:.T191])&amp;&quot;)))&quot;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formula="of:=IF([.$B$6]=&quot;Y&quot;;&quot;%&quot;;&quot;&quot;)&amp;IF([.U191]=&quot;Y&quot;;&quot;\acciaccatura s8 &quot;;&quot;&quot;)&amp;[.AP191]&amp;&quot; &quot;&amp;IF([.E191]=&quot;b&quot;;&quot;\break&quot;;IF([.E191]=&quot;pb&quot;;&quot;\pageBreak&quot;))" office:value-type="string" office:string-value="s1*4  \pageBreak" calcext:value-type="string">
            <text:p>s1*4 <text:s/>\pageBreak</text:p>
          </table:table-cell>
          <table:table-cell table:number-columns-repeated="4"/>
          <table:table-cell table:formula="of:=IF([.AZ187]&lt;[.$AZ$9];[.AZ187]+1;&quot;-&quot;)" office:value-type="float" office:value="46" calcext:value-type="float">
            <text:p>46</text:p>
          </table:table-cell>
          <table:table-cell table:formula="of:=IF([.AZ187]&lt;[.$AZ$9];[.BA187];&quot;-&quot;)" office:value-type="float" office:value="1" calcext:value-type="float">
            <text:p>1</text:p>
          </table:table-cell>
          <table:table-cell table:formula="of:=IF([.BA191]=&quot;-&quot;;&quot;&quot;;IF([.$B$1]=2;INDEX([.$AR$16:.$AU$31];[.AZ191];[.BA191]);IF([.$B$1]=3;INDEX([.$AR$44:.$AU$98];[.AZ191];[.BA191]);INDEX([.$AR$113:.$AU$218];[.AZ191];[.BA1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formula="of:=IF([.E191]=&quot;pb&quot;;[.A191]+1;[.A191])"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22" calcext:value-type="float">
            <text:p>422</text:p>
          </table:table-cell>
          <table:table-cell table:style-name="ce7" table:formula="of:=IF([.C193]=&quot;&quot;;&quot;&quot;;[.C193]-[.C192])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53" office:value-type="float" office:value="8" calcext:value-type="float">
            <text:p>8</text:p>
          </table:table-cell>
          <table:table-cell table:style-name="ce53" office:value-type="float" office:value="10" calcext:value-type="float">
            <text:p>10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4" table:style-name="ce53" office:value-type="float" office:value="8" calcext:value-type="float">
            <text:p>8</text:p>
          </table:table-cell>
          <table:table-cell table:style-name="ce53" table:number-columns-repeated="4"/>
          <table:table-cell table:number-columns-repeated="3"/>
          <table:table-cell table:style-name="ce44" table:formula="of:=MATCH([.C192];[.$Z$106:.$AG$106];1)" office:value-type="float" office:value="1" calcext:value-type="float">
            <text:p>1</text:p>
          </table:table-cell>
          <table:table-cell table:style-name="ce44" table:formula="of:=MATCH([.D192]+[.C192];[.$Z$106:.$AG$106];1)" office:value-type="float" office:value="1" calcext:value-type="float">
            <text:p>1</text:p>
          </table:table-cell>
          <table:table-cell table:style-name="ce2" table:formula="of:=IF(AND([.Z$112]&lt;=[.$Y192];[.Z$112]&gt;=[.$X192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2];[.AA$112]&gt;=[.$X192]);INDEX([.$Z$106:.$AG$106];[.AA$112]);&quot;&quot;)">
            <text:p/>
          </table:table-cell>
          <table:table-cell table:style-name="ce2" table:formula="of:=IF(AND([.AB$112]&lt;=[.$Y192];[.AB$112]&gt;=[.$X192]);INDEX([.$Z$106:.$AG$106];[.AB$112]);&quot;&quot;)">
            <text:p/>
          </table:table-cell>
          <table:table-cell table:style-name="ce2" table:formula="of:=IF(AND([.AC$112]&lt;=[.$Y192];[.AC$112]&gt;=[.$X192]);INDEX([.$Z$106:.$AG$106];[.AC$112]);&quot;&quot;)">
            <text:p/>
          </table:table-cell>
          <table:table-cell table:style-name="ce2" table:formula="of:=IF(AND([.AD$112]&lt;=[.$Y192];[.AD$112]&gt;=[.$X192]);INDEX([.$Z$106:.$AG$106];[.AD$112]);&quot;&quot;)">
            <text:p/>
          </table:table-cell>
          <table:table-cell table:style-name="ce2" table:formula="of:=IF(AND([.AE$112]&lt;=[.$Y192];[.AE$112]&gt;=[.$X192]);INDEX([.$Z$106:.$AG$106];[.AE$112]);&quot;&quot;)">
            <text:p/>
          </table:table-cell>
          <table:table-cell table:style-name="ce2" table:formula="of:=IF(AND([.AF$112]&lt;=[.$Y192];[.AF$112]&gt;=[.$X192]);INDEX([.$Z$106:.$AG$106];[.AF$112]);&quot;&quot;)">
            <text:p/>
          </table:table-cell>
          <table:table-cell table:style-name="ce2" table:formula="of:=IF(AND([.AG$112]&lt;=[.$Y192];[.AG$112]&gt;=[.$X192]);INDEX([.$Z$106:.$AG$106];[.AG$112]);&quot;&quot;)">
            <text:p/>
          </table:table-cell>
          <table:table-cell table:formula="of:=IF([.Z192]=&quot;&quot;;0;MIN([.D192];[.$AA$106]-[.C192]))" office:value-type="float" office:value="4" calcext:value-type="float">
            <text:p>4</text:p>
          </table:table-cell>
          <table:table-cell table:formula="of:=IF([.AA192]=&quot;&quot;;0;MIN([.$AB$106]-[.C192];[.$AB$106]-[.$AA$106];[.D192]-[.AH192]))" office:value-type="float" office:value="0" calcext:value-type="float">
            <text:p>0</text:p>
          </table:table-cell>
          <table:table-cell table:formula="of:=IF([.AB192]=&quot;&quot;;0;MIN([.$AC$106]-[.C192];[.$AC$106]-[.$AB$106];[.D192]-[.AH192]-[.AI192]))" office:value-type="float" office:value="0" calcext:value-type="float">
            <text:p>0</text:p>
          </table:table-cell>
          <table:table-cell table:formula="of:=IF([.AC192]=&quot;&quot;;0;MIN([.$AD$106]-[.C192];[.$AD$106]-[.$AC$106];[.D192]-[.AH192]-[.AI192]-[.AJ192]))" office:value-type="float" office:value="0" calcext:value-type="float">
            <text:p>0</text:p>
          </table:table-cell>
          <table:table-cell table:formula="of:=IF([.AD192]=&quot;&quot;;0;MIN([.$AE$106]-[.C192];[.$AE$106]-[.$AD$106];[.D192]-[.AH192]-[.AI192]-[.AJ192]-[.AK192]))" office:value-type="float" office:value="0" calcext:value-type="float">
            <text:p>0</text:p>
          </table:table-cell>
          <table:table-cell table:formula="of:=IF([.AE192]=&quot;&quot;;0;MIN([.$AF$106]-[.C192];[.$AF$106]-[.$AE$106];[.D192]-[.AH192]-[.AI192]-[.AJ192]-[.AK192]-[.AL192]))" office:value-type="float" office:value="0" calcext:value-type="float">
            <text:p>0</text:p>
          </table:table-cell>
          <table:table-cell table:formula="of:=IF([.AF192]=&quot;&quot;;0;MIN([.$AG$106]-[.C192];[.$AG$106]-[.$AF$106];[.D192]-[.AH192]-[.AI192]-[.AJ192]-[.AK192]-[.AL192]-[.AM192]))" office:value-type="float" office:value="0" calcext:value-type="float">
            <text:p>0</text:p>
          </table:table-cell>
          <table:table-cell/>
          <table:table-cell table:style-name="ce2" table:formula="of:=IF([.AH192]&gt;=1;[.$AH$112]&amp;&quot;*&quot;&amp;[.AH192]&amp;&quot; &quot;;&quot;&quot;)&amp;IF([.AI192]&gt;=1;[.$AI$112]&amp;&quot;*&quot;&amp;[.AI192]&amp;&quot; &quot;;&quot;&quot;)&amp;IF([.AJ192]&gt;=1;[.$AJ$112]&amp;&quot;*&quot;&amp;[.AJ192]&amp;&quot; &quot;;&quot;&quot;)&amp;IF([.AK192]&gt;=1;[.$AK$112]&amp;&quot;*&quot;&amp;[.AK192]&amp;&quot; &quot;;&quot;&quot;)&amp;IF([.AL192]&gt;=1;[.$AL$112]&amp;&quot;*&quot;&amp;[.AL192]&amp;&quot; &quot;;&quot;&quot;)&amp;IF([.AM192]&gt;=1;[.$AM$112]&amp;&quot;*&quot;&amp;[.AM192]&amp;&quot; &quot;;&quot;&quot;)&amp;IF([.AN192]&gt;=1;[.$AN$112]&amp;&quot;*&quot;&amp;[.AN192]&amp;&quot; &quot;;&quot;&quot;)" office:value-type="string" office:string-value="s1*4 " calcext:value-type="string">
            <text:p>s1*4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2]&amp;&quot;)&quot;" office:value-type="string" office:string-value="    #'((Y-offset . 3)" calcext:value-type="string">
            <text:p><text:s text:c="4"/>#'((Y-offset . 3)</text:p>
          </table:table-cell>
          <table:table-cell table:formula="of:=IF([.$B$4]=&quot;Y&quot;;&quot;&quot;;&quot;%&quot;)&amp;&quot;      (alignment-distances . (&quot;&amp;COM.MICROSOFT.TEXTJOIN(&quot; &quot;;1;[.G192:.T192])&amp;&quot;)))&quot;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formula="of:=IF([.$B$6]=&quot;Y&quot;;&quot;%&quot;;&quot;&quot;)&amp;IF([.U192]=&quot;Y&quot;;&quot;\acciaccatura s8 &quot;;&quot;&quot;)&amp;[.AP192]&amp;&quot; &quot;&amp;IF([.E192]=&quot;b&quot;;&quot;\break&quot;;IF([.E192]=&quot;pb&quot;;&quot;\pageBreak&quot;))" office:value-type="string" office:string-value="s1*4  \break" calcext:value-type="string">
            <text:p>s1*4 <text:s/>\break</text:p>
          </table:table-cell>
          <table:table-cell table:number-columns-repeated="4"/>
          <table:table-cell table:formula="of:=IF([.AZ188]&lt;[.$AZ$9];[.AZ188]+1;&quot;-&quot;)" office:value-type="float" office:value="46" calcext:value-type="float">
            <text:p>46</text:p>
          </table:table-cell>
          <table:table-cell table:formula="of:=IF([.AZ188]&lt;[.$AZ$9];[.BA188];&quot;-&quot;)" office:value-type="float" office:value="2" calcext:value-type="float">
            <text:p>2</text:p>
          </table:table-cell>
          <table:table-cell table:formula="of:=IF([.BA192]=&quot;-&quot;;&quot;&quot;;IF([.$B$1]=2;INDEX([.$AR$16:.$AU$31];[.AZ192];[.BA192]);IF([.$B$1]=3;INDEX([.$AR$44:.$AU$98];[.AZ192];[.BA192]);INDEX([.$AR$113:.$AU$218];[.AZ192];[.BA19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formula="of:=IF([.E192]=&quot;pb&quot;;[.A192]+1;[.A192])" office:value-type="float" office:value="38" calcext:value-type="float">
            <text:p>38</text:p>
          </table:table-cell>
          <table:table-cell office:value-type="float" office:value="81" calcext:value-type="float">
            <text:p>81</text:p>
          </table:table-cell>
          <table:table-cell office:value-type="float" office:value="426" calcext:value-type="float">
            <text:p>426</text:p>
          </table:table-cell>
          <table:table-cell table:style-name="ce7" table:formula="of:=IF([.C194]=&quot;&quot;;&quot;&quot;;[.C194]-[.C193])" office:value-type="float" office:value="6" calcext:value-type="float">
            <text:p>6</text:p>
          </table:table-cell>
          <table:table-cell office:value-type="string" calcext:value-type="string">
            <text:p>pb</text:p>
          </table:table-cell>
          <table:table-cell office:value-type="float" office:value="107" calcext:value-type="float">
            <text:p>107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2" table:style-name="ce53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1" calcext:value-type="float">
            <text:p>11</text:p>
          </table:table-cell>
          <table:table-cell table:number-columns-repeated="3" table:style-name="ce53" office:value-type="float" office:value="9" calcext:value-type="float">
            <text:p>9</text:p>
          </table:table-cell>
          <table:table-cell table:style-name="ce53" office:value-type="float" office:value="8" calcext:value-type="float">
            <text:p>8</text:p>
          </table:table-cell>
          <table:table-cell table:number-columns-repeated="3"/>
          <table:table-cell table:style-name="ce44" table:formula="of:=MATCH([.C193];[.$Z$106:.$AG$106];1)" office:value-type="float" office:value="1" calcext:value-type="float">
            <text:p>1</text:p>
          </table:table-cell>
          <table:table-cell table:style-name="ce44" table:formula="of:=MATCH([.D193]+[.C193];[.$Z$106:.$AG$106];1)" office:value-type="float" office:value="2" calcext:value-type="float">
            <text:p>2</text:p>
          </table:table-cell>
          <table:table-cell table:style-name="ce2" table:formula="of:=IF(AND([.Z$112]&lt;=[.$Y193];[.Z$112]&gt;=[.$X193]);INDEX([.$Z$106:.$AG$106];[.Z$112]);&quot;&quot;)" office:value-type="float" office:value="0" calcext:value-type="float">
            <text:p>0</text:p>
          </table:table-cell>
          <table:table-cell table:style-name="ce2" table:formula="of:=IF(AND([.AA$112]&lt;=[.$Y193];[.AA$112]&gt;=[.$X193]);INDEX([.$Z$106:.$AG$106];[.AA$112]);&quot;&quot;)" office:value-type="float" office:value="432" calcext:value-type="float">
            <text:p>432</text:p>
          </table:table-cell>
          <table:table-cell table:style-name="ce2" table:formula="of:=IF(AND([.AB$112]&lt;=[.$Y193];[.AB$112]&gt;=[.$X193]);INDEX([.$Z$106:.$AG$106];[.AB$112]);&quot;&quot;)">
            <text:p/>
          </table:table-cell>
          <table:table-cell table:style-name="ce2" table:formula="of:=IF(AND([.AC$112]&lt;=[.$Y193];[.AC$112]&gt;=[.$X193]);INDEX([.$Z$106:.$AG$106];[.AC$112]);&quot;&quot;)">
            <text:p/>
          </table:table-cell>
          <table:table-cell table:style-name="ce2" table:formula="of:=IF(AND([.AD$112]&lt;=[.$Y193];[.AD$112]&gt;=[.$X193]);INDEX([.$Z$106:.$AG$106];[.AD$112]);&quot;&quot;)">
            <text:p/>
          </table:table-cell>
          <table:table-cell table:style-name="ce2" table:formula="of:=IF(AND([.AE$112]&lt;=[.$Y193];[.AE$112]&gt;=[.$X193]);INDEX([.$Z$106:.$AG$106];[.AE$112]);&quot;&quot;)">
            <text:p/>
          </table:table-cell>
          <table:table-cell table:style-name="ce2" table:formula="of:=IF(AND([.AF$112]&lt;=[.$Y193];[.AF$112]&gt;=[.$X193]);INDEX([.$Z$106:.$AG$106];[.AF$112]);&quot;&quot;)">
            <text:p/>
          </table:table-cell>
          <table:table-cell table:style-name="ce2" table:formula="of:=IF(AND([.AG$112]&lt;=[.$Y193];[.AG$112]&gt;=[.$X193]);INDEX([.$Z$106:.$AG$106];[.AG$112]);&quot;&quot;)">
            <text:p/>
          </table:table-cell>
          <table:table-cell table:formula="of:=IF([.Z193]=&quot;&quot;;0;MIN([.D193];[.$AA$106]-[.C193]))" office:value-type="float" office:value="6" calcext:value-type="float">
            <text:p>6</text:p>
          </table:table-cell>
          <table:table-cell table:formula="of:=IF([.AA193]=&quot;&quot;;0;MIN([.$AB$106]-[.C193];[.$AB$106]-[.$AA$106];[.D193]-[.AH193]))" office:value-type="float" office:value="-432" calcext:value-type="float">
            <text:p>-432</text:p>
          </table:table-cell>
          <table:table-cell table:formula="of:=IF([.AB193]=&quot;&quot;;0;MIN([.$AC$106]-[.C193];[.$AC$106]-[.$AB$106];[.D193]-[.AH193]-[.AI193]))" office:value-type="float" office:value="0" calcext:value-type="float">
            <text:p>0</text:p>
          </table:table-cell>
          <table:table-cell table:formula="of:=IF([.AC193]=&quot;&quot;;0;MIN([.$AD$106]-[.C193];[.$AD$106]-[.$AC$106];[.D193]-[.AH193]-[.AI193]-[.AJ193]))" office:value-type="float" office:value="0" calcext:value-type="float">
            <text:p>0</text:p>
          </table:table-cell>
          <table:table-cell table:formula="of:=IF([.AD193]=&quot;&quot;;0;MIN([.$AE$106]-[.C193];[.$AE$106]-[.$AD$106];[.D193]-[.AH193]-[.AI193]-[.AJ193]-[.AK193]))" office:value-type="float" office:value="0" calcext:value-type="float">
            <text:p>0</text:p>
          </table:table-cell>
          <table:table-cell table:formula="of:=IF([.AE193]=&quot;&quot;;0;MIN([.$AF$106]-[.C193];[.$AF$106]-[.$AE$106];[.D193]-[.AH193]-[.AI193]-[.AJ193]-[.AK193]-[.AL193]))" office:value-type="float" office:value="0" calcext:value-type="float">
            <text:p>0</text:p>
          </table:table-cell>
          <table:table-cell table:formula="of:=IF([.AF193]=&quot;&quot;;0;MIN([.$AG$106]-[.C193];[.$AG$106]-[.$AF$106];[.D193]-[.AH193]-[.AI193]-[.AJ193]-[.AK193]-[.AL193]-[.AM193]))" office:value-type="float" office:value="0" calcext:value-type="float">
            <text:p>0</text:p>
          </table:table-cell>
          <table:table-cell/>
          <table:table-cell table:style-name="ce2" table:formula="of:=IF([.AH193]&gt;=1;[.$AH$112]&amp;&quot;*&quot;&amp;[.AH193]&amp;&quot; &quot;;&quot;&quot;)&amp;IF([.AI193]&gt;=1;[.$AI$112]&amp;&quot;*&quot;&amp;[.AI193]&amp;&quot; &quot;;&quot;&quot;)&amp;IF([.AJ193]&gt;=1;[.$AJ$112]&amp;&quot;*&quot;&amp;[.AJ193]&amp;&quot; &quot;;&quot;&quot;)&amp;IF([.AK193]&gt;=1;[.$AK$112]&amp;&quot;*&quot;&amp;[.AK193]&amp;&quot; &quot;;&quot;&quot;)&amp;IF([.AL193]&gt;=1;[.$AL$112]&amp;&quot;*&quot;&amp;[.AL193]&amp;&quot; &quot;;&quot;&quot;)&amp;IF([.AM193]&gt;=1;[.$AM$112]&amp;&quot;*&quot;&amp;[.AM193]&amp;&quot; &quot;;&quot;&quot;)&amp;IF([.AN193]&gt;=1;[.$AN$112]&amp;&quot;*&quot;&amp;[.AN193]&amp;&quot; &quot;;&quot;&quot;)" office:value-type="string" office:string-value="s1*6 " calcext:value-type="string">
            <text:p>s1*6 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3]&amp;&quot;)&quot;" office:value-type="string" office:string-value="    #'((Y-offset . 107)" calcext:value-type="string">
            <text:p><text:s text:c="4"/>#'((Y-offset . 107)</text:p>
          </table:table-cell>
          <table:table-cell table:formula="of:=IF([.$B$4]=&quot;Y&quot;;&quot;&quot;;&quot;%&quot;)&amp;&quot;      (alignment-distances . (&quot;&amp;COM.MICROSOFT.TEXTJOIN(&quot; &quot;;1;[.G193:.T193])&amp;&quot;)))&quot;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formula="of:=IF([.$B$6]=&quot;Y&quot;;&quot;%&quot;;&quot;&quot;)&amp;IF([.U193]=&quot;Y&quot;;&quot;\acciaccatura s8 &quot;;&quot;&quot;)&amp;[.AP193]&amp;&quot; &quot;&amp;IF([.E193]=&quot;b&quot;;&quot;\break&quot;;IF([.E193]=&quot;pb&quot;;&quot;\pageBreak&quot;))" office:value-type="string" office:string-value="s1*6  \pageBreak" calcext:value-type="string">
            <text:p>s1*6 <text:s/>\pageBreak</text:p>
          </table:table-cell>
          <table:table-cell table:number-columns-repeated="4"/>
          <table:table-cell table:formula="of:=IF([.AZ189]&lt;[.$AZ$9];[.AZ189]+1;&quot;-&quot;)" office:value-type="float" office:value="46" calcext:value-type="float">
            <text:p>46</text:p>
          </table:table-cell>
          <table:table-cell table:formula="of:=IF([.AZ189]&lt;[.$AZ$9];[.BA189];&quot;-&quot;)" office:value-type="float" office:value="3" calcext:value-type="float">
            <text:p>3</text:p>
          </table:table-cell>
          <table:table-cell table:formula="of:=IF([.BA193]=&quot;-&quot;;&quot;&quot;;IF([.$B$1]=2;INDEX([.$AR$16:.$AU$31];[.AZ193];[.BA193]);IF([.$B$1]=3;INDEX([.$AR$44:.$AU$98];[.AZ193];[.BA193]);INDEX([.$AR$113:.$AU$218];[.AZ193];[.BA193]))))" office:value-type="string" office:string-value="      (alignment-distances . (9 9 9 9 11 12 11 8 9 10 9)))" calcext:value-type="string">
            <text:p><text:s text:c="6"/>(alignment-distances . (9 9 9 9 11 12 11 8 9 10 9)))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432" calcext:value-type="float">
            <text:p>432</text:p>
          </table:table-cell>
          <table:table-cell table:style-name="ce7" table:formula="of:=IF([.C195]=&quot;&quot;;&quot;&quot;;[.C195]-[.C194])">
            <text:p/>
          </table:table-cell>
          <table:table-cell table:number-columns-repeated="19"/>
          <table:table-cell table:style-name="ce44" table:formula="of:=MATCH([.C194];[.$Z$106:.$AG$106];1)" office:value-type="float" office:value="2" calcext:value-type="float">
            <text:p>2</text:p>
          </table:table-cell>
          <table:table-cell table:style-name="ce44" table:formula="of:=MATCH([.D194]+[.C194];[.$Z$106:.$AG$106];1)" office:value-type="string" office:string-value="" calcext:value-type="error">
            <text:p>#VALEUR !</text:p>
          </table:table-cell>
          <table:table-cell table:style-name="ce2" table:formula="of:=IF(AND([.Z$112]&lt;=[.$Y194];[.Z$112]&gt;=[.$X19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4];[.AA$112]&gt;=[.$X19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4];[.AB$112]&gt;=[.$X19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4];[.AC$112]&gt;=[.$X19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4];[.AD$112]&gt;=[.$X19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4];[.AE$112]&gt;=[.$X19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4];[.AF$112]&gt;=[.$X19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4];[.AG$112]&gt;=[.$X194]);INDEX([.$Z$106:.$AG$106];[.AG$112]);&quot;&quot;)" office:value-type="string" office:string-value="" calcext:value-type="error">
            <text:p>#VALEUR !</text:p>
          </table:table-cell>
          <table:table-cell table:formula="of:=IF([.Z194]=&quot;&quot;;0;MIN([.D194];[.$AA$106]-[.C194]))" office:value-type="string" office:string-value="" calcext:value-type="error">
            <text:p>#VALEUR !</text:p>
          </table:table-cell>
          <table:table-cell table:formula="of:=IF([.AA194]=&quot;&quot;;0;MIN([.$AB$106]-[.C194];[.$AB$106]-[.$AA$106];[.D194]-[.AH194]))" office:value-type="string" office:string-value="" calcext:value-type="error">
            <text:p>#VALEUR !</text:p>
          </table:table-cell>
          <table:table-cell table:formula="of:=IF([.AB194]=&quot;&quot;;0;MIN([.$AC$106]-[.C194];[.$AC$106]-[.$AB$106];[.D194]-[.AH194]-[.AI194]))" office:value-type="string" office:string-value="" calcext:value-type="error">
            <text:p>#VALEUR !</text:p>
          </table:table-cell>
          <table:table-cell table:formula="of:=IF([.AC194]=&quot;&quot;;0;MIN([.$AD$106]-[.C194];[.$AD$106]-[.$AC$106];[.D194]-[.AH194]-[.AI194]-[.AJ194]))" office:value-type="string" office:string-value="" calcext:value-type="error">
            <text:p>#VALEUR !</text:p>
          </table:table-cell>
          <table:table-cell table:formula="of:=IF([.AD194]=&quot;&quot;;0;MIN([.$AE$106]-[.C194];[.$AE$106]-[.$AD$106];[.D194]-[.AH194]-[.AI194]-[.AJ194]-[.AK194]))" office:value-type="string" office:string-value="" calcext:value-type="error">
            <text:p>#VALEUR !</text:p>
          </table:table-cell>
          <table:table-cell table:formula="of:=IF([.AE194]=&quot;&quot;;0;MIN([.$AF$106]-[.C194];[.$AF$106]-[.$AE$106];[.D194]-[.AH194]-[.AI194]-[.AJ194]-[.AK194]-[.AL194]))" office:value-type="string" office:string-value="" calcext:value-type="error">
            <text:p>#VALEUR !</text:p>
          </table:table-cell>
          <table:table-cell table:formula="of:=IF([.AF194]=&quot;&quot;;0;MIN([.$AG$106]-[.C194];[.$AG$106]-[.$AF$106];[.D194]-[.AH194]-[.AI194]-[.AJ194]-[.AK194]-[.AL194]-[.AM194]))" office:value-type="string" office:string-value="" calcext:value-type="error">
            <text:p>#VALEUR !</text:p>
          </table:table-cell>
          <table:table-cell/>
          <table:table-cell table:style-name="ce2" table:formula="of:=IF([.AH194]&gt;=1;[.$AH$112]&amp;&quot;*&quot;&amp;[.AH194]&amp;&quot; &quot;;&quot;&quot;)&amp;IF([.AI194]&gt;=1;[.$AI$112]&amp;&quot;*&quot;&amp;[.AI194]&amp;&quot; &quot;;&quot;&quot;)&amp;IF([.AJ194]&gt;=1;[.$AJ$112]&amp;&quot;*&quot;&amp;[.AJ194]&amp;&quot; &quot;;&quot;&quot;)&amp;IF([.AK194]&gt;=1;[.$AK$112]&amp;&quot;*&quot;&amp;[.AK194]&amp;&quot; &quot;;&quot;&quot;)&amp;IF([.AL194]&gt;=1;[.$AL$112]&amp;&quot;*&quot;&amp;[.AL194]&amp;&quot; &quot;;&quot;&quot;)&amp;IF([.AM194]&gt;=1;[.$AM$112]&amp;&quot;*&quot;&amp;[.AM194]&amp;&quot; &quot;;&quot;&quot;)&amp;IF([.AN194]&gt;=1;[.$AN$112]&amp;&quot;*&quot;&amp;[.AN19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4:.T19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4]=&quot;Y&quot;;&quot;\acciaccatura s8 &quot;;&quot;&quot;)&amp;[.AP194]&amp;&quot; &quot;&amp;IF([.E194]=&quot;b&quot;;&quot;\break&quot;;IF([.E19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0]&lt;[.$AZ$9];[.AZ190]+1;&quot;-&quot;)" office:value-type="float" office:value="46" calcext:value-type="float">
            <text:p>46</text:p>
          </table:table-cell>
          <table:table-cell table:formula="of:=IF([.AZ190]&lt;[.$AZ$9];[.BA190];&quot;-&quot;)" office:value-type="float" office:value="4" calcext:value-type="float">
            <text:p>4</text:p>
          </table:table-cell>
          <table:table-cell table:formula="of:=IF([.BA194]=&quot;-&quot;;&quot;&quot;;IF([.$B$1]=2;INDEX([.$AR$16:.$AU$31];[.AZ194];[.BA194]);IF([.$B$1]=3;INDEX([.$AR$44:.$AU$98];[.AZ194];[.BA194]);INDEX([.$AR$113:.$AU$218];[.AZ194];[.BA194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/>
          <table:table-cell table:style-name="ce7" table:formula="of:=IF([.C196]=&quot;&quot;;&quot;&quot;;[.C196]-[.C195])">
            <text:p/>
          </table:table-cell>
          <table:table-cell table:number-columns-repeated="19"/>
          <table:table-cell table:style-name="ce44" table:formula="of:=MATCH([.C195];[.$Z$106:.$AG$106];1)" office:value-type="string" office:string-value="" calcext:value-type="error">
            <text:p>#N/D</text:p>
          </table:table-cell>
          <table:table-cell table:style-name="ce44" table:formula="of:=MATCH([.D195]+[.C195];[.$Z$106:.$AG$106];1)" office:value-type="string" office:string-value="" calcext:value-type="error">
            <text:p>#VALEUR !</text:p>
          </table:table-cell>
          <table:table-cell table:style-name="ce2" table:formula="of:=IF(AND([.Z$112]&lt;=[.$Y195];[.Z$112]&gt;=[.$X19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5];[.AA$112]&gt;=[.$X19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5];[.AB$112]&gt;=[.$X19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5];[.AC$112]&gt;=[.$X19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5];[.AD$112]&gt;=[.$X19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5];[.AE$112]&gt;=[.$X19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5];[.AF$112]&gt;=[.$X19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5];[.AG$112]&gt;=[.$X195]);INDEX([.$Z$106:.$AG$106];[.AG$112]);&quot;&quot;)" office:value-type="string" office:string-value="" calcext:value-type="error">
            <text:p>#VALEUR !</text:p>
          </table:table-cell>
          <table:table-cell table:formula="of:=IF([.Z195]=&quot;&quot;;0;MIN([.D195];[.$AA$106]-[.C195]))" office:value-type="string" office:string-value="" calcext:value-type="error">
            <text:p>#VALEUR !</text:p>
          </table:table-cell>
          <table:table-cell table:formula="of:=IF([.AA195]=&quot;&quot;;0;MIN([.$AB$106]-[.C195];[.$AB$106]-[.$AA$106];[.D195]-[.AH195]))" office:value-type="string" office:string-value="" calcext:value-type="error">
            <text:p>#VALEUR !</text:p>
          </table:table-cell>
          <table:table-cell table:formula="of:=IF([.AB195]=&quot;&quot;;0;MIN([.$AC$106]-[.C195];[.$AC$106]-[.$AB$106];[.D195]-[.AH195]-[.AI195]))" office:value-type="string" office:string-value="" calcext:value-type="error">
            <text:p>#VALEUR !</text:p>
          </table:table-cell>
          <table:table-cell table:formula="of:=IF([.AC195]=&quot;&quot;;0;MIN([.$AD$106]-[.C195];[.$AD$106]-[.$AC$106];[.D195]-[.AH195]-[.AI195]-[.AJ195]))" office:value-type="string" office:string-value="" calcext:value-type="error">
            <text:p>#VALEUR !</text:p>
          </table:table-cell>
          <table:table-cell table:formula="of:=IF([.AD195]=&quot;&quot;;0;MIN([.$AE$106]-[.C195];[.$AE$106]-[.$AD$106];[.D195]-[.AH195]-[.AI195]-[.AJ195]-[.AK195]))" office:value-type="string" office:string-value="" calcext:value-type="error">
            <text:p>#VALEUR !</text:p>
          </table:table-cell>
          <table:table-cell table:formula="of:=IF([.AE195]=&quot;&quot;;0;MIN([.$AF$106]-[.C195];[.$AF$106]-[.$AE$106];[.D195]-[.AH195]-[.AI195]-[.AJ195]-[.AK195]-[.AL195]))" office:value-type="string" office:string-value="" calcext:value-type="error">
            <text:p>#VALEUR !</text:p>
          </table:table-cell>
          <table:table-cell table:formula="of:=IF([.AF195]=&quot;&quot;;0;MIN([.$AG$106]-[.C195];[.$AG$106]-[.$AF$106];[.D195]-[.AH195]-[.AI195]-[.AJ195]-[.AK195]-[.AL195]-[.AM195]))" office:value-type="string" office:string-value="" calcext:value-type="error">
            <text:p>#VALEUR !</text:p>
          </table:table-cell>
          <table:table-cell/>
          <table:table-cell table:style-name="ce2" table:formula="of:=IF([.AH195]&gt;=1;[.$AH$112]&amp;&quot;*&quot;&amp;[.AH195]&amp;&quot; &quot;;&quot;&quot;)&amp;IF([.AI195]&gt;=1;[.$AI$112]&amp;&quot;*&quot;&amp;[.AI195]&amp;&quot; &quot;;&quot;&quot;)&amp;IF([.AJ195]&gt;=1;[.$AJ$112]&amp;&quot;*&quot;&amp;[.AJ195]&amp;&quot; &quot;;&quot;&quot;)&amp;IF([.AK195]&gt;=1;[.$AK$112]&amp;&quot;*&quot;&amp;[.AK195]&amp;&quot; &quot;;&quot;&quot;)&amp;IF([.AL195]&gt;=1;[.$AL$112]&amp;&quot;*&quot;&amp;[.AL195]&amp;&quot; &quot;;&quot;&quot;)&amp;IF([.AM195]&gt;=1;[.$AM$112]&amp;&quot;*&quot;&amp;[.AM195]&amp;&quot; &quot;;&quot;&quot;)&amp;IF([.AN195]&gt;=1;[.$AN$112]&amp;&quot;*&quot;&amp;[.AN19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5:.T19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5]=&quot;Y&quot;;&quot;\acciaccatura s8 &quot;;&quot;&quot;)&amp;[.AP195]&amp;&quot; &quot;&amp;IF([.E195]=&quot;b&quot;;&quot;\break&quot;;IF([.E19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1]&lt;[.$AZ$9];[.AZ191]+1;&quot;-&quot;)" office:value-type="float" office:value="47" calcext:value-type="float">
            <text:p>47</text:p>
          </table:table-cell>
          <table:table-cell table:formula="of:=IF([.AZ191]&lt;[.$AZ$9];[.BA191];&quot;-&quot;)" office:value-type="float" office:value="1" calcext:value-type="float">
            <text:p>1</text:p>
          </table:table-cell>
          <table:table-cell table:formula="of:=IF([.BA195]=&quot;-&quot;;&quot;&quot;;IF([.$B$1]=2;INDEX([.$AR$16:.$AU$31];[.AZ195];[.BA195]);IF([.$B$1]=3;INDEX([.$AR$44:.$AU$98];[.AZ195];[.BA195]);INDEX([.$AR$113:.$AU$218];[.AZ195];[.BA1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/>
          <table:table-cell table:style-name="ce7" table:formula="of:=IF([.C197]=&quot;&quot;;&quot;&quot;;[.C197]-[.C196])">
            <text:p/>
          </table:table-cell>
          <table:table-cell table:number-columns-repeated="19"/>
          <table:table-cell table:style-name="ce44" table:formula="of:=MATCH([.C196];[.$Z$106:.$AG$106];1)" office:value-type="string" office:string-value="" calcext:value-type="error">
            <text:p>#N/D</text:p>
          </table:table-cell>
          <table:table-cell table:style-name="ce44" table:formula="of:=MATCH([.D196]+[.C196];[.$Z$106:.$AG$106];1)" office:value-type="string" office:string-value="" calcext:value-type="error">
            <text:p>#VALEUR !</text:p>
          </table:table-cell>
          <table:table-cell table:style-name="ce2" table:formula="of:=IF(AND([.Z$112]&lt;=[.$Y196];[.Z$112]&gt;=[.$X19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6];[.AA$112]&gt;=[.$X19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6];[.AB$112]&gt;=[.$X19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6];[.AC$112]&gt;=[.$X19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6];[.AD$112]&gt;=[.$X19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6];[.AE$112]&gt;=[.$X19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6];[.AF$112]&gt;=[.$X19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6];[.AG$112]&gt;=[.$X196]);INDEX([.$Z$106:.$AG$106];[.AG$112]);&quot;&quot;)" office:value-type="string" office:string-value="" calcext:value-type="error">
            <text:p>#VALEUR !</text:p>
          </table:table-cell>
          <table:table-cell table:formula="of:=IF([.Z196]=&quot;&quot;;0;MIN([.D196];[.$AA$106]-[.C196]))" office:value-type="string" office:string-value="" calcext:value-type="error">
            <text:p>#VALEUR !</text:p>
          </table:table-cell>
          <table:table-cell table:formula="of:=IF([.AA196]=&quot;&quot;;0;MIN([.$AB$106]-[.C196];[.$AB$106]-[.$AA$106];[.D196]-[.AH196]))" office:value-type="string" office:string-value="" calcext:value-type="error">
            <text:p>#VALEUR !</text:p>
          </table:table-cell>
          <table:table-cell table:formula="of:=IF([.AB196]=&quot;&quot;;0;MIN([.$AC$106]-[.C196];[.$AC$106]-[.$AB$106];[.D196]-[.AH196]-[.AI196]))" office:value-type="string" office:string-value="" calcext:value-type="error">
            <text:p>#VALEUR !</text:p>
          </table:table-cell>
          <table:table-cell table:formula="of:=IF([.AC196]=&quot;&quot;;0;MIN([.$AD$106]-[.C196];[.$AD$106]-[.$AC$106];[.D196]-[.AH196]-[.AI196]-[.AJ196]))" office:value-type="string" office:string-value="" calcext:value-type="error">
            <text:p>#VALEUR !</text:p>
          </table:table-cell>
          <table:table-cell table:formula="of:=IF([.AD196]=&quot;&quot;;0;MIN([.$AE$106]-[.C196];[.$AE$106]-[.$AD$106];[.D196]-[.AH196]-[.AI196]-[.AJ196]-[.AK196]))" office:value-type="string" office:string-value="" calcext:value-type="error">
            <text:p>#VALEUR !</text:p>
          </table:table-cell>
          <table:table-cell table:formula="of:=IF([.AE196]=&quot;&quot;;0;MIN([.$AF$106]-[.C196];[.$AF$106]-[.$AE$106];[.D196]-[.AH196]-[.AI196]-[.AJ196]-[.AK196]-[.AL196]))" office:value-type="string" office:string-value="" calcext:value-type="error">
            <text:p>#VALEUR !</text:p>
          </table:table-cell>
          <table:table-cell table:formula="of:=IF([.AF196]=&quot;&quot;;0;MIN([.$AG$106]-[.C196];[.$AG$106]-[.$AF$106];[.D196]-[.AH196]-[.AI196]-[.AJ196]-[.AK196]-[.AL196]-[.AM196]))" office:value-type="string" office:string-value="" calcext:value-type="error">
            <text:p>#VALEUR !</text:p>
          </table:table-cell>
          <table:table-cell/>
          <table:table-cell table:style-name="ce2" table:formula="of:=IF([.AH196]&gt;=1;[.$AH$112]&amp;&quot;*&quot;&amp;[.AH196]&amp;&quot; &quot;;&quot;&quot;)&amp;IF([.AI196]&gt;=1;[.$AI$112]&amp;&quot;*&quot;&amp;[.AI196]&amp;&quot; &quot;;&quot;&quot;)&amp;IF([.AJ196]&gt;=1;[.$AJ$112]&amp;&quot;*&quot;&amp;[.AJ196]&amp;&quot; &quot;;&quot;&quot;)&amp;IF([.AK196]&gt;=1;[.$AK$112]&amp;&quot;*&quot;&amp;[.AK196]&amp;&quot; &quot;;&quot;&quot;)&amp;IF([.AL196]&gt;=1;[.$AL$112]&amp;&quot;*&quot;&amp;[.AL196]&amp;&quot; &quot;;&quot;&quot;)&amp;IF([.AM196]&gt;=1;[.$AM$112]&amp;&quot;*&quot;&amp;[.AM196]&amp;&quot; &quot;;&quot;&quot;)&amp;IF([.AN196]&gt;=1;[.$AN$112]&amp;&quot;*&quot;&amp;[.AN19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6:.T19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6]=&quot;Y&quot;;&quot;\acciaccatura s8 &quot;;&quot;&quot;)&amp;[.AP196]&amp;&quot; &quot;&amp;IF([.E196]=&quot;b&quot;;&quot;\break&quot;;IF([.E19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2]&lt;[.$AZ$9];[.AZ192]+1;&quot;-&quot;)" office:value-type="float" office:value="47" calcext:value-type="float">
            <text:p>47</text:p>
          </table:table-cell>
          <table:table-cell table:formula="of:=IF([.AZ192]&lt;[.$AZ$9];[.BA192];&quot;-&quot;)" office:value-type="float" office:value="2" calcext:value-type="float">
            <text:p>2</text:p>
          </table:table-cell>
          <table:table-cell table:formula="of:=IF([.BA196]=&quot;-&quot;;&quot;&quot;;IF([.$B$1]=2;INDEX([.$AR$16:.$AU$31];[.AZ196];[.BA196]);IF([.$B$1]=3;INDEX([.$AR$44:.$AU$98];[.AZ196];[.BA196]);INDEX([.$AR$113:.$AU$218];[.AZ196];[.BA196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/>
          <table:table-cell table:style-name="ce7" table:formula="of:=IF([.C198]=&quot;&quot;;&quot;&quot;;[.C198]-[.C197])">
            <text:p/>
          </table:table-cell>
          <table:table-cell table:number-columns-repeated="19"/>
          <table:table-cell table:style-name="ce44" table:formula="of:=MATCH([.C197];[.$Z$106:.$AG$106];1)" office:value-type="string" office:string-value="" calcext:value-type="error">
            <text:p>#N/D</text:p>
          </table:table-cell>
          <table:table-cell table:style-name="ce44" table:formula="of:=MATCH([.D197]+[.C197];[.$Z$106:.$AG$106];1)" office:value-type="string" office:string-value="" calcext:value-type="error">
            <text:p>#VALEUR !</text:p>
          </table:table-cell>
          <table:table-cell table:style-name="ce2" table:formula="of:=IF(AND([.Z$112]&lt;=[.$Y197];[.Z$112]&gt;=[.$X19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7];[.AA$112]&gt;=[.$X19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7];[.AB$112]&gt;=[.$X19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7];[.AC$112]&gt;=[.$X19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7];[.AD$112]&gt;=[.$X19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7];[.AE$112]&gt;=[.$X19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7];[.AF$112]&gt;=[.$X19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7];[.AG$112]&gt;=[.$X197]);INDEX([.$Z$106:.$AG$106];[.AG$112]);&quot;&quot;)" office:value-type="string" office:string-value="" calcext:value-type="error">
            <text:p>#VALEUR !</text:p>
          </table:table-cell>
          <table:table-cell table:formula="of:=IF([.Z197]=&quot;&quot;;0;MIN([.D197];[.$AA$106]-[.C197]))" office:value-type="string" office:string-value="" calcext:value-type="error">
            <text:p>#VALEUR !</text:p>
          </table:table-cell>
          <table:table-cell table:formula="of:=IF([.AA197]=&quot;&quot;;0;MIN([.$AB$106]-[.C197];[.$AB$106]-[.$AA$106];[.D197]-[.AH197]))" office:value-type="string" office:string-value="" calcext:value-type="error">
            <text:p>#VALEUR !</text:p>
          </table:table-cell>
          <table:table-cell table:formula="of:=IF([.AB197]=&quot;&quot;;0;MIN([.$AC$106]-[.C197];[.$AC$106]-[.$AB$106];[.D197]-[.AH197]-[.AI197]))" office:value-type="string" office:string-value="" calcext:value-type="error">
            <text:p>#VALEUR !</text:p>
          </table:table-cell>
          <table:table-cell table:formula="of:=IF([.AC197]=&quot;&quot;;0;MIN([.$AD$106]-[.C197];[.$AD$106]-[.$AC$106];[.D197]-[.AH197]-[.AI197]-[.AJ197]))" office:value-type="string" office:string-value="" calcext:value-type="error">
            <text:p>#VALEUR !</text:p>
          </table:table-cell>
          <table:table-cell table:formula="of:=IF([.AD197]=&quot;&quot;;0;MIN([.$AE$106]-[.C197];[.$AE$106]-[.$AD$106];[.D197]-[.AH197]-[.AI197]-[.AJ197]-[.AK197]))" office:value-type="string" office:string-value="" calcext:value-type="error">
            <text:p>#VALEUR !</text:p>
          </table:table-cell>
          <table:table-cell table:formula="of:=IF([.AE197]=&quot;&quot;;0;MIN([.$AF$106]-[.C197];[.$AF$106]-[.$AE$106];[.D197]-[.AH197]-[.AI197]-[.AJ197]-[.AK197]-[.AL197]))" office:value-type="string" office:string-value="" calcext:value-type="error">
            <text:p>#VALEUR !</text:p>
          </table:table-cell>
          <table:table-cell table:formula="of:=IF([.AF197]=&quot;&quot;;0;MIN([.$AG$106]-[.C197];[.$AG$106]-[.$AF$106];[.D197]-[.AH197]-[.AI197]-[.AJ197]-[.AK197]-[.AL197]-[.AM197]))" office:value-type="string" office:string-value="" calcext:value-type="error">
            <text:p>#VALEUR !</text:p>
          </table:table-cell>
          <table:table-cell/>
          <table:table-cell table:style-name="ce2" table:formula="of:=IF([.AH197]&gt;=1;[.$AH$112]&amp;&quot;*&quot;&amp;[.AH197]&amp;&quot; &quot;;&quot;&quot;)&amp;IF([.AI197]&gt;=1;[.$AI$112]&amp;&quot;*&quot;&amp;[.AI197]&amp;&quot; &quot;;&quot;&quot;)&amp;IF([.AJ197]&gt;=1;[.$AJ$112]&amp;&quot;*&quot;&amp;[.AJ197]&amp;&quot; &quot;;&quot;&quot;)&amp;IF([.AK197]&gt;=1;[.$AK$112]&amp;&quot;*&quot;&amp;[.AK197]&amp;&quot; &quot;;&quot;&quot;)&amp;IF([.AL197]&gt;=1;[.$AL$112]&amp;&quot;*&quot;&amp;[.AL197]&amp;&quot; &quot;;&quot;&quot;)&amp;IF([.AM197]&gt;=1;[.$AM$112]&amp;&quot;*&quot;&amp;[.AM197]&amp;&quot; &quot;;&quot;&quot;)&amp;IF([.AN197]&gt;=1;[.$AN$112]&amp;&quot;*&quot;&amp;[.AN19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7:.T19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7]=&quot;Y&quot;;&quot;\acciaccatura s8 &quot;;&quot;&quot;)&amp;[.AP197]&amp;&quot; &quot;&amp;IF([.E197]=&quot;b&quot;;&quot;\break&quot;;IF([.E19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3]&lt;[.$AZ$9];[.AZ193]+1;&quot;-&quot;)" office:value-type="float" office:value="47" calcext:value-type="float">
            <text:p>47</text:p>
          </table:table-cell>
          <table:table-cell table:formula="of:=IF([.AZ193]&lt;[.$AZ$9];[.BA193];&quot;-&quot;)" office:value-type="float" office:value="3" calcext:value-type="float">
            <text:p>3</text:p>
          </table:table-cell>
          <table:table-cell table:formula="of:=IF([.BA197]=&quot;-&quot;;&quot;&quot;;IF([.$B$1]=2;INDEX([.$AR$16:.$AU$31];[.AZ197];[.BA197]);IF([.$B$1]=3;INDEX([.$AR$44:.$AU$98];[.AZ197];[.BA197]);INDEX([.$AR$113:.$AU$218];[.AZ197];[.BA197]))))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/>
          <table:table-cell table:style-name="ce7" table:formula="of:=IF([.C199]=&quot;&quot;;&quot;&quot;;[.C199]-[.C198])">
            <text:p/>
          </table:table-cell>
          <table:table-cell table:number-columns-repeated="19"/>
          <table:table-cell table:style-name="ce44" table:formula="of:=MATCH([.C198];[.$Z$106:.$AG$106];1)" office:value-type="string" office:string-value="" calcext:value-type="error">
            <text:p>#N/D</text:p>
          </table:table-cell>
          <table:table-cell table:style-name="ce44" table:formula="of:=MATCH([.D198]+[.C198];[.$Z$106:.$AG$106];1)" office:value-type="string" office:string-value="" calcext:value-type="error">
            <text:p>#VALEUR !</text:p>
          </table:table-cell>
          <table:table-cell table:style-name="ce2" table:formula="of:=IF(AND([.Z$112]&lt;=[.$Y198];[.Z$112]&gt;=[.$X19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8];[.AA$112]&gt;=[.$X19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8];[.AB$112]&gt;=[.$X19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8];[.AC$112]&gt;=[.$X19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8];[.AD$112]&gt;=[.$X19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8];[.AE$112]&gt;=[.$X19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8];[.AF$112]&gt;=[.$X19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8];[.AG$112]&gt;=[.$X198]);INDEX([.$Z$106:.$AG$106];[.AG$112]);&quot;&quot;)" office:value-type="string" office:string-value="" calcext:value-type="error">
            <text:p>#VALEUR !</text:p>
          </table:table-cell>
          <table:table-cell table:formula="of:=IF([.Z198]=&quot;&quot;;0;MIN([.D198];[.$AA$106]-[.C198]))" office:value-type="string" office:string-value="" calcext:value-type="error">
            <text:p>#VALEUR !</text:p>
          </table:table-cell>
          <table:table-cell table:formula="of:=IF([.AA198]=&quot;&quot;;0;MIN([.$AB$106]-[.C198];[.$AB$106]-[.$AA$106];[.D198]-[.AH198]))" office:value-type="string" office:string-value="" calcext:value-type="error">
            <text:p>#VALEUR !</text:p>
          </table:table-cell>
          <table:table-cell table:formula="of:=IF([.AB198]=&quot;&quot;;0;MIN([.$AC$106]-[.C198];[.$AC$106]-[.$AB$106];[.D198]-[.AH198]-[.AI198]))" office:value-type="string" office:string-value="" calcext:value-type="error">
            <text:p>#VALEUR !</text:p>
          </table:table-cell>
          <table:table-cell table:formula="of:=IF([.AC198]=&quot;&quot;;0;MIN([.$AD$106]-[.C198];[.$AD$106]-[.$AC$106];[.D198]-[.AH198]-[.AI198]-[.AJ198]))" office:value-type="string" office:string-value="" calcext:value-type="error">
            <text:p>#VALEUR !</text:p>
          </table:table-cell>
          <table:table-cell table:formula="of:=IF([.AD198]=&quot;&quot;;0;MIN([.$AE$106]-[.C198];[.$AE$106]-[.$AD$106];[.D198]-[.AH198]-[.AI198]-[.AJ198]-[.AK198]))" office:value-type="string" office:string-value="" calcext:value-type="error">
            <text:p>#VALEUR !</text:p>
          </table:table-cell>
          <table:table-cell table:formula="of:=IF([.AE198]=&quot;&quot;;0;MIN([.$AF$106]-[.C198];[.$AF$106]-[.$AE$106];[.D198]-[.AH198]-[.AI198]-[.AJ198]-[.AK198]-[.AL198]))" office:value-type="string" office:string-value="" calcext:value-type="error">
            <text:p>#VALEUR !</text:p>
          </table:table-cell>
          <table:table-cell table:formula="of:=IF([.AF198]=&quot;&quot;;0;MIN([.$AG$106]-[.C198];[.$AG$106]-[.$AF$106];[.D198]-[.AH198]-[.AI198]-[.AJ198]-[.AK198]-[.AL198]-[.AM198]))" office:value-type="string" office:string-value="" calcext:value-type="error">
            <text:p>#VALEUR !</text:p>
          </table:table-cell>
          <table:table-cell/>
          <table:table-cell table:style-name="ce2" table:formula="of:=IF([.AH198]&gt;=1;[.$AH$112]&amp;&quot;*&quot;&amp;[.AH198]&amp;&quot; &quot;;&quot;&quot;)&amp;IF([.AI198]&gt;=1;[.$AI$112]&amp;&quot;*&quot;&amp;[.AI198]&amp;&quot; &quot;;&quot;&quot;)&amp;IF([.AJ198]&gt;=1;[.$AJ$112]&amp;&quot;*&quot;&amp;[.AJ198]&amp;&quot; &quot;;&quot;&quot;)&amp;IF([.AK198]&gt;=1;[.$AK$112]&amp;&quot;*&quot;&amp;[.AK198]&amp;&quot; &quot;;&quot;&quot;)&amp;IF([.AL198]&gt;=1;[.$AL$112]&amp;&quot;*&quot;&amp;[.AL198]&amp;&quot; &quot;;&quot;&quot;)&amp;IF([.AM198]&gt;=1;[.$AM$112]&amp;&quot;*&quot;&amp;[.AM198]&amp;&quot; &quot;;&quot;&quot;)&amp;IF([.AN198]&gt;=1;[.$AN$112]&amp;&quot;*&quot;&amp;[.AN19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8:.T19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8]=&quot;Y&quot;;&quot;\acciaccatura s8 &quot;;&quot;&quot;)&amp;[.AP198]&amp;&quot; &quot;&amp;IF([.E198]=&quot;b&quot;;&quot;\break&quot;;IF([.E19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4]&lt;[.$AZ$9];[.AZ194]+1;&quot;-&quot;)" office:value-type="float" office:value="47" calcext:value-type="float">
            <text:p>47</text:p>
          </table:table-cell>
          <table:table-cell table:formula="of:=IF([.AZ194]&lt;[.$AZ$9];[.BA194];&quot;-&quot;)" office:value-type="float" office:value="4" calcext:value-type="float">
            <text:p>4</text:p>
          </table:table-cell>
          <table:table-cell table:formula="of:=IF([.BA198]=&quot;-&quot;;&quot;&quot;;IF([.$B$1]=2;INDEX([.$AR$16:.$AU$31];[.AZ198];[.BA198]);IF([.$B$1]=3;INDEX([.$AR$44:.$AU$98];[.AZ198];[.BA198]);INDEX([.$AR$113:.$AU$218];[.AZ198];[.BA198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/>
          <table:table-cell table:style-name="ce7" table:formula="of:=IF([.C200]=&quot;&quot;;&quot;&quot;;[.C200]-[.C199])">
            <text:p/>
          </table:table-cell>
          <table:table-cell table:number-columns-repeated="19"/>
          <table:table-cell table:style-name="ce44" table:formula="of:=MATCH([.C199];[.$Z$106:.$AG$106];1)" office:value-type="string" office:string-value="" calcext:value-type="error">
            <text:p>#N/D</text:p>
          </table:table-cell>
          <table:table-cell table:style-name="ce44" table:formula="of:=MATCH([.D199]+[.C199];[.$Z$106:.$AG$106];1)" office:value-type="string" office:string-value="" calcext:value-type="error">
            <text:p>#VALEUR !</text:p>
          </table:table-cell>
          <table:table-cell table:style-name="ce2" table:formula="of:=IF(AND([.Z$112]&lt;=[.$Y199];[.Z$112]&gt;=[.$X19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199];[.AA$112]&gt;=[.$X19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199];[.AB$112]&gt;=[.$X19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199];[.AC$112]&gt;=[.$X19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199];[.AD$112]&gt;=[.$X19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199];[.AE$112]&gt;=[.$X19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199];[.AF$112]&gt;=[.$X19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199];[.AG$112]&gt;=[.$X199]);INDEX([.$Z$106:.$AG$106];[.AG$112]);&quot;&quot;)" office:value-type="string" office:string-value="" calcext:value-type="error">
            <text:p>#VALEUR !</text:p>
          </table:table-cell>
          <table:table-cell table:formula="of:=IF([.Z199]=&quot;&quot;;0;MIN([.D199];[.$AA$106]-[.C199]))" office:value-type="string" office:string-value="" calcext:value-type="error">
            <text:p>#VALEUR !</text:p>
          </table:table-cell>
          <table:table-cell table:formula="of:=IF([.AA199]=&quot;&quot;;0;MIN([.$AB$106]-[.C199];[.$AB$106]-[.$AA$106];[.D199]-[.AH199]))" office:value-type="string" office:string-value="" calcext:value-type="error">
            <text:p>#VALEUR !</text:p>
          </table:table-cell>
          <table:table-cell table:formula="of:=IF([.AB199]=&quot;&quot;;0;MIN([.$AC$106]-[.C199];[.$AC$106]-[.$AB$106];[.D199]-[.AH199]-[.AI199]))" office:value-type="string" office:string-value="" calcext:value-type="error">
            <text:p>#VALEUR !</text:p>
          </table:table-cell>
          <table:table-cell table:formula="of:=IF([.AC199]=&quot;&quot;;0;MIN([.$AD$106]-[.C199];[.$AD$106]-[.$AC$106];[.D199]-[.AH199]-[.AI199]-[.AJ199]))" office:value-type="string" office:string-value="" calcext:value-type="error">
            <text:p>#VALEUR !</text:p>
          </table:table-cell>
          <table:table-cell table:formula="of:=IF([.AD199]=&quot;&quot;;0;MIN([.$AE$106]-[.C199];[.$AE$106]-[.$AD$106];[.D199]-[.AH199]-[.AI199]-[.AJ199]-[.AK199]))" office:value-type="string" office:string-value="" calcext:value-type="error">
            <text:p>#VALEUR !</text:p>
          </table:table-cell>
          <table:table-cell table:formula="of:=IF([.AE199]=&quot;&quot;;0;MIN([.$AF$106]-[.C199];[.$AF$106]-[.$AE$106];[.D199]-[.AH199]-[.AI199]-[.AJ199]-[.AK199]-[.AL199]))" office:value-type="string" office:string-value="" calcext:value-type="error">
            <text:p>#VALEUR !</text:p>
          </table:table-cell>
          <table:table-cell table:formula="of:=IF([.AF199]=&quot;&quot;;0;MIN([.$AG$106]-[.C199];[.$AG$106]-[.$AF$106];[.D199]-[.AH199]-[.AI199]-[.AJ199]-[.AK199]-[.AL199]-[.AM199]))" office:value-type="string" office:string-value="" calcext:value-type="error">
            <text:p>#VALEUR !</text:p>
          </table:table-cell>
          <table:table-cell/>
          <table:table-cell table:style-name="ce2" table:formula="of:=IF([.AH199]&gt;=1;[.$AH$112]&amp;&quot;*&quot;&amp;[.AH199]&amp;&quot; &quot;;&quot;&quot;)&amp;IF([.AI199]&gt;=1;[.$AI$112]&amp;&quot;*&quot;&amp;[.AI199]&amp;&quot; &quot;;&quot;&quot;)&amp;IF([.AJ199]&gt;=1;[.$AJ$112]&amp;&quot;*&quot;&amp;[.AJ199]&amp;&quot; &quot;;&quot;&quot;)&amp;IF([.AK199]&gt;=1;[.$AK$112]&amp;&quot;*&quot;&amp;[.AK199]&amp;&quot; &quot;;&quot;&quot;)&amp;IF([.AL199]&gt;=1;[.$AL$112]&amp;&quot;*&quot;&amp;[.AL199]&amp;&quot; &quot;;&quot;&quot;)&amp;IF([.AM199]&gt;=1;[.$AM$112]&amp;&quot;*&quot;&amp;[.AM199]&amp;&quot; &quot;;&quot;&quot;)&amp;IF([.AN199]&gt;=1;[.$AN$112]&amp;&quot;*&quot;&amp;[.AN19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19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199:.T19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199]=&quot;Y&quot;;&quot;\acciaccatura s8 &quot;;&quot;&quot;)&amp;[.AP199]&amp;&quot; &quot;&amp;IF([.E199]=&quot;b&quot;;&quot;\break&quot;;IF([.E19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5]&lt;[.$AZ$9];[.AZ195]+1;&quot;-&quot;)" office:value-type="float" office:value="48" calcext:value-type="float">
            <text:p>48</text:p>
          </table:table-cell>
          <table:table-cell table:formula="of:=IF([.AZ195]&lt;[.$AZ$9];[.BA195];&quot;-&quot;)" office:value-type="float" office:value="1" calcext:value-type="float">
            <text:p>1</text:p>
          </table:table-cell>
          <table:table-cell table:formula="of:=IF([.BA199]=&quot;-&quot;;&quot;&quot;;IF([.$B$1]=2;INDEX([.$AR$16:.$AU$31];[.AZ199];[.BA199]);IF([.$B$1]=3;INDEX([.$AR$44:.$AU$98];[.AZ199];[.BA199]);INDEX([.$AR$113:.$AU$218];[.AZ199];[.BA1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/>
          <table:table-cell table:style-name="ce7" table:formula="of:=IF([.C201]=&quot;&quot;;&quot;&quot;;[.C201]-[.C200])">
            <text:p/>
          </table:table-cell>
          <table:table-cell table:number-columns-repeated="19"/>
          <table:table-cell table:style-name="ce44" table:formula="of:=MATCH([.C200];[.$Z$106:.$AG$106];1)" office:value-type="string" office:string-value="" calcext:value-type="error">
            <text:p>#N/D</text:p>
          </table:table-cell>
          <table:table-cell table:style-name="ce44" table:formula="of:=MATCH([.D200]+[.C200];[.$Z$106:.$AG$106];1)" office:value-type="string" office:string-value="" calcext:value-type="error">
            <text:p>#VALEUR !</text:p>
          </table:table-cell>
          <table:table-cell table:style-name="ce2" table:formula="of:=IF(AND([.Z$112]&lt;=[.$Y200];[.Z$112]&gt;=[.$X20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0];[.AA$112]&gt;=[.$X20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0];[.AB$112]&gt;=[.$X20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0];[.AC$112]&gt;=[.$X20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0];[.AD$112]&gt;=[.$X20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0];[.AE$112]&gt;=[.$X20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0];[.AF$112]&gt;=[.$X20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0];[.AG$112]&gt;=[.$X200]);INDEX([.$Z$106:.$AG$106];[.AG$112]);&quot;&quot;)" office:value-type="string" office:string-value="" calcext:value-type="error">
            <text:p>#VALEUR !</text:p>
          </table:table-cell>
          <table:table-cell table:formula="of:=IF([.Z200]=&quot;&quot;;0;MIN([.D200];[.$AA$106]-[.C200]))" office:value-type="string" office:string-value="" calcext:value-type="error">
            <text:p>#VALEUR !</text:p>
          </table:table-cell>
          <table:table-cell table:formula="of:=IF([.AA200]=&quot;&quot;;0;MIN([.$AB$106]-[.C200];[.$AB$106]-[.$AA$106];[.D200]-[.AH200]))" office:value-type="string" office:string-value="" calcext:value-type="error">
            <text:p>#VALEUR !</text:p>
          </table:table-cell>
          <table:table-cell table:formula="of:=IF([.AB200]=&quot;&quot;;0;MIN([.$AC$106]-[.C200];[.$AC$106]-[.$AB$106];[.D200]-[.AH200]-[.AI200]))" office:value-type="string" office:string-value="" calcext:value-type="error">
            <text:p>#VALEUR !</text:p>
          </table:table-cell>
          <table:table-cell table:formula="of:=IF([.AC200]=&quot;&quot;;0;MIN([.$AD$106]-[.C200];[.$AD$106]-[.$AC$106];[.D200]-[.AH200]-[.AI200]-[.AJ200]))" office:value-type="string" office:string-value="" calcext:value-type="error">
            <text:p>#VALEUR !</text:p>
          </table:table-cell>
          <table:table-cell table:formula="of:=IF([.AD200]=&quot;&quot;;0;MIN([.$AE$106]-[.C200];[.$AE$106]-[.$AD$106];[.D200]-[.AH200]-[.AI200]-[.AJ200]-[.AK200]))" office:value-type="string" office:string-value="" calcext:value-type="error">
            <text:p>#VALEUR !</text:p>
          </table:table-cell>
          <table:table-cell table:formula="of:=IF([.AE200]=&quot;&quot;;0;MIN([.$AF$106]-[.C200];[.$AF$106]-[.$AE$106];[.D200]-[.AH200]-[.AI200]-[.AJ200]-[.AK200]-[.AL200]))" office:value-type="string" office:string-value="" calcext:value-type="error">
            <text:p>#VALEUR !</text:p>
          </table:table-cell>
          <table:table-cell table:formula="of:=IF([.AF200]=&quot;&quot;;0;MIN([.$AG$106]-[.C200];[.$AG$106]-[.$AF$106];[.D200]-[.AH200]-[.AI200]-[.AJ200]-[.AK200]-[.AL200]-[.AM200]))" office:value-type="string" office:string-value="" calcext:value-type="error">
            <text:p>#VALEUR !</text:p>
          </table:table-cell>
          <table:table-cell/>
          <table:table-cell table:style-name="ce2" table:formula="of:=IF([.AH200]&gt;=1;[.$AH$112]&amp;&quot;*&quot;&amp;[.AH200]&amp;&quot; &quot;;&quot;&quot;)&amp;IF([.AI200]&gt;=1;[.$AI$112]&amp;&quot;*&quot;&amp;[.AI200]&amp;&quot; &quot;;&quot;&quot;)&amp;IF([.AJ200]&gt;=1;[.$AJ$112]&amp;&quot;*&quot;&amp;[.AJ200]&amp;&quot; &quot;;&quot;&quot;)&amp;IF([.AK200]&gt;=1;[.$AK$112]&amp;&quot;*&quot;&amp;[.AK200]&amp;&quot; &quot;;&quot;&quot;)&amp;IF([.AL200]&gt;=1;[.$AL$112]&amp;&quot;*&quot;&amp;[.AL200]&amp;&quot; &quot;;&quot;&quot;)&amp;IF([.AM200]&gt;=1;[.$AM$112]&amp;&quot;*&quot;&amp;[.AM200]&amp;&quot; &quot;;&quot;&quot;)&amp;IF([.AN200]&gt;=1;[.$AN$112]&amp;&quot;*&quot;&amp;[.AN20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0:.T20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0]=&quot;Y&quot;;&quot;\acciaccatura s8 &quot;;&quot;&quot;)&amp;[.AP200]&amp;&quot; &quot;&amp;IF([.E200]=&quot;b&quot;;&quot;\break&quot;;IF([.E20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6]&lt;[.$AZ$9];[.AZ196]+1;&quot;-&quot;)" office:value-type="float" office:value="48" calcext:value-type="float">
            <text:p>48</text:p>
          </table:table-cell>
          <table:table-cell table:formula="of:=IF([.AZ196]&lt;[.$AZ$9];[.BA196];&quot;-&quot;)" office:value-type="float" office:value="2" calcext:value-type="float">
            <text:p>2</text:p>
          </table:table-cell>
          <table:table-cell table:formula="of:=IF([.BA200]=&quot;-&quot;;&quot;&quot;;IF([.$B$1]=2;INDEX([.$AR$16:.$AU$31];[.AZ200];[.BA200]);IF([.$B$1]=3;INDEX([.$AR$44:.$AU$98];[.AZ200];[.BA200]);INDEX([.$AR$113:.$AU$218];[.AZ200];[.BA200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/>
          <table:table-cell table:style-name="ce7" table:formula="of:=IF([.C202]=&quot;&quot;;&quot;&quot;;[.C202]-[.C201])">
            <text:p/>
          </table:table-cell>
          <table:table-cell table:number-columns-repeated="19"/>
          <table:table-cell table:style-name="ce44" table:formula="of:=MATCH([.C201];[.$Z$106:.$AG$106];1)" office:value-type="string" office:string-value="" calcext:value-type="error">
            <text:p>#N/D</text:p>
          </table:table-cell>
          <table:table-cell table:style-name="ce44" table:formula="of:=MATCH([.D201]+[.C201];[.$Z$106:.$AG$106];1)" office:value-type="string" office:string-value="" calcext:value-type="error">
            <text:p>#VALEUR !</text:p>
          </table:table-cell>
          <table:table-cell table:style-name="ce2" table:formula="of:=IF(AND([.Z$112]&lt;=[.$Y201];[.Z$112]&gt;=[.$X20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1];[.AA$112]&gt;=[.$X20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1];[.AB$112]&gt;=[.$X20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1];[.AC$112]&gt;=[.$X20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1];[.AD$112]&gt;=[.$X20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1];[.AE$112]&gt;=[.$X20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1];[.AF$112]&gt;=[.$X20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1];[.AG$112]&gt;=[.$X201]);INDEX([.$Z$106:.$AG$106];[.AG$112]);&quot;&quot;)" office:value-type="string" office:string-value="" calcext:value-type="error">
            <text:p>#VALEUR !</text:p>
          </table:table-cell>
          <table:table-cell table:formula="of:=IF([.Z201]=&quot;&quot;;0;MIN([.D201];[.$AA$106]-[.C201]))" office:value-type="string" office:string-value="" calcext:value-type="error">
            <text:p>#VALEUR !</text:p>
          </table:table-cell>
          <table:table-cell table:formula="of:=IF([.AA201]=&quot;&quot;;0;MIN([.$AB$106]-[.C201];[.$AB$106]-[.$AA$106];[.D201]-[.AH201]))" office:value-type="string" office:string-value="" calcext:value-type="error">
            <text:p>#VALEUR !</text:p>
          </table:table-cell>
          <table:table-cell table:formula="of:=IF([.AB201]=&quot;&quot;;0;MIN([.$AC$106]-[.C201];[.$AC$106]-[.$AB$106];[.D201]-[.AH201]-[.AI201]))" office:value-type="string" office:string-value="" calcext:value-type="error">
            <text:p>#VALEUR !</text:p>
          </table:table-cell>
          <table:table-cell table:formula="of:=IF([.AC201]=&quot;&quot;;0;MIN([.$AD$106]-[.C201];[.$AD$106]-[.$AC$106];[.D201]-[.AH201]-[.AI201]-[.AJ201]))" office:value-type="string" office:string-value="" calcext:value-type="error">
            <text:p>#VALEUR !</text:p>
          </table:table-cell>
          <table:table-cell table:formula="of:=IF([.AD201]=&quot;&quot;;0;MIN([.$AE$106]-[.C201];[.$AE$106]-[.$AD$106];[.D201]-[.AH201]-[.AI201]-[.AJ201]-[.AK201]))" office:value-type="string" office:string-value="" calcext:value-type="error">
            <text:p>#VALEUR !</text:p>
          </table:table-cell>
          <table:table-cell table:formula="of:=IF([.AE201]=&quot;&quot;;0;MIN([.$AF$106]-[.C201];[.$AF$106]-[.$AE$106];[.D201]-[.AH201]-[.AI201]-[.AJ201]-[.AK201]-[.AL201]))" office:value-type="string" office:string-value="" calcext:value-type="error">
            <text:p>#VALEUR !</text:p>
          </table:table-cell>
          <table:table-cell table:formula="of:=IF([.AF201]=&quot;&quot;;0;MIN([.$AG$106]-[.C201];[.$AG$106]-[.$AF$106];[.D201]-[.AH201]-[.AI201]-[.AJ201]-[.AK201]-[.AL201]-[.AM201]))" office:value-type="string" office:string-value="" calcext:value-type="error">
            <text:p>#VALEUR !</text:p>
          </table:table-cell>
          <table:table-cell/>
          <table:table-cell table:style-name="ce2" table:formula="of:=IF([.AH201]&gt;=1;[.$AH$112]&amp;&quot;*&quot;&amp;[.AH201]&amp;&quot; &quot;;&quot;&quot;)&amp;IF([.AI201]&gt;=1;[.$AI$112]&amp;&quot;*&quot;&amp;[.AI201]&amp;&quot; &quot;;&quot;&quot;)&amp;IF([.AJ201]&gt;=1;[.$AJ$112]&amp;&quot;*&quot;&amp;[.AJ201]&amp;&quot; &quot;;&quot;&quot;)&amp;IF([.AK201]&gt;=1;[.$AK$112]&amp;&quot;*&quot;&amp;[.AK201]&amp;&quot; &quot;;&quot;&quot;)&amp;IF([.AL201]&gt;=1;[.$AL$112]&amp;&quot;*&quot;&amp;[.AL201]&amp;&quot; &quot;;&quot;&quot;)&amp;IF([.AM201]&gt;=1;[.$AM$112]&amp;&quot;*&quot;&amp;[.AM201]&amp;&quot; &quot;;&quot;&quot;)&amp;IF([.AN201]&gt;=1;[.$AN$112]&amp;&quot;*&quot;&amp;[.AN20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1:.T20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1]=&quot;Y&quot;;&quot;\acciaccatura s8 &quot;;&quot;&quot;)&amp;[.AP201]&amp;&quot; &quot;&amp;IF([.E201]=&quot;b&quot;;&quot;\break&quot;;IF([.E20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7]&lt;[.$AZ$9];[.AZ197]+1;&quot;-&quot;)" office:value-type="float" office:value="48" calcext:value-type="float">
            <text:p>48</text:p>
          </table:table-cell>
          <table:table-cell table:formula="of:=IF([.AZ197]&lt;[.$AZ$9];[.BA197];&quot;-&quot;)" office:value-type="float" office:value="3" calcext:value-type="float">
            <text:p>3</text:p>
          </table:table-cell>
          <table:table-cell table:formula="of:=IF([.BA201]=&quot;-&quot;;&quot;&quot;;IF([.$B$1]=2;INDEX([.$AR$16:.$AU$31];[.AZ201];[.BA201]);IF([.$B$1]=3;INDEX([.$AR$44:.$AU$98];[.AZ201];[.BA201]);INDEX([.$AR$113:.$AU$218];[.AZ201];[.BA201]))))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/>
          <table:table-cell table:style-name="ce7" table:formula="of:=IF([.C203]=&quot;&quot;;&quot;&quot;;[.C203]-[.C202])">
            <text:p/>
          </table:table-cell>
          <table:table-cell table:number-columns-repeated="19"/>
          <table:table-cell table:style-name="ce44" table:formula="of:=MATCH([.C202];[.$Z$106:.$AG$106];1)" office:value-type="string" office:string-value="" calcext:value-type="error">
            <text:p>#N/D</text:p>
          </table:table-cell>
          <table:table-cell table:style-name="ce44" table:formula="of:=MATCH([.D202]+[.C202];[.$Z$106:.$AG$106];1)" office:value-type="string" office:string-value="" calcext:value-type="error">
            <text:p>#VALEUR !</text:p>
          </table:table-cell>
          <table:table-cell table:style-name="ce2" table:formula="of:=IF(AND([.Z$112]&lt;=[.$Y202];[.Z$112]&gt;=[.$X20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2];[.AA$112]&gt;=[.$X20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2];[.AB$112]&gt;=[.$X20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2];[.AC$112]&gt;=[.$X20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2];[.AD$112]&gt;=[.$X20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2];[.AE$112]&gt;=[.$X20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2];[.AF$112]&gt;=[.$X20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2];[.AG$112]&gt;=[.$X202]);INDEX([.$Z$106:.$AG$106];[.AG$112]);&quot;&quot;)" office:value-type="string" office:string-value="" calcext:value-type="error">
            <text:p>#VALEUR !</text:p>
          </table:table-cell>
          <table:table-cell table:formula="of:=IF([.Z202]=&quot;&quot;;0;MIN([.D202];[.$AA$106]-[.C202]))" office:value-type="string" office:string-value="" calcext:value-type="error">
            <text:p>#VALEUR !</text:p>
          </table:table-cell>
          <table:table-cell table:formula="of:=IF([.AA202]=&quot;&quot;;0;MIN([.$AB$106]-[.C202];[.$AB$106]-[.$AA$106];[.D202]-[.AH202]))" office:value-type="string" office:string-value="" calcext:value-type="error">
            <text:p>#VALEUR !</text:p>
          </table:table-cell>
          <table:table-cell table:formula="of:=IF([.AB202]=&quot;&quot;;0;MIN([.$AC$106]-[.C202];[.$AC$106]-[.$AB$106];[.D202]-[.AH202]-[.AI202]))" office:value-type="string" office:string-value="" calcext:value-type="error">
            <text:p>#VALEUR !</text:p>
          </table:table-cell>
          <table:table-cell table:formula="of:=IF([.AC202]=&quot;&quot;;0;MIN([.$AD$106]-[.C202];[.$AD$106]-[.$AC$106];[.D202]-[.AH202]-[.AI202]-[.AJ202]))" office:value-type="string" office:string-value="" calcext:value-type="error">
            <text:p>#VALEUR !</text:p>
          </table:table-cell>
          <table:table-cell table:formula="of:=IF([.AD202]=&quot;&quot;;0;MIN([.$AE$106]-[.C202];[.$AE$106]-[.$AD$106];[.D202]-[.AH202]-[.AI202]-[.AJ202]-[.AK202]))" office:value-type="string" office:string-value="" calcext:value-type="error">
            <text:p>#VALEUR !</text:p>
          </table:table-cell>
          <table:table-cell table:formula="of:=IF([.AE202]=&quot;&quot;;0;MIN([.$AF$106]-[.C202];[.$AF$106]-[.$AE$106];[.D202]-[.AH202]-[.AI202]-[.AJ202]-[.AK202]-[.AL202]))" office:value-type="string" office:string-value="" calcext:value-type="error">
            <text:p>#VALEUR !</text:p>
          </table:table-cell>
          <table:table-cell table:formula="of:=IF([.AF202]=&quot;&quot;;0;MIN([.$AG$106]-[.C202];[.$AG$106]-[.$AF$106];[.D202]-[.AH202]-[.AI202]-[.AJ202]-[.AK202]-[.AL202]-[.AM202]))" office:value-type="string" office:string-value="" calcext:value-type="error">
            <text:p>#VALEUR !</text:p>
          </table:table-cell>
          <table:table-cell/>
          <table:table-cell table:style-name="ce2" table:formula="of:=IF([.AH202]&gt;=1;[.$AH$112]&amp;&quot;*&quot;&amp;[.AH202]&amp;&quot; &quot;;&quot;&quot;)&amp;IF([.AI202]&gt;=1;[.$AI$112]&amp;&quot;*&quot;&amp;[.AI202]&amp;&quot; &quot;;&quot;&quot;)&amp;IF([.AJ202]&gt;=1;[.$AJ$112]&amp;&quot;*&quot;&amp;[.AJ202]&amp;&quot; &quot;;&quot;&quot;)&amp;IF([.AK202]&gt;=1;[.$AK$112]&amp;&quot;*&quot;&amp;[.AK202]&amp;&quot; &quot;;&quot;&quot;)&amp;IF([.AL202]&gt;=1;[.$AL$112]&amp;&quot;*&quot;&amp;[.AL202]&amp;&quot; &quot;;&quot;&quot;)&amp;IF([.AM202]&gt;=1;[.$AM$112]&amp;&quot;*&quot;&amp;[.AM202]&amp;&quot; &quot;;&quot;&quot;)&amp;IF([.AN202]&gt;=1;[.$AN$112]&amp;&quot;*&quot;&amp;[.AN20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2:.T20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2]=&quot;Y&quot;;&quot;\acciaccatura s8 &quot;;&quot;&quot;)&amp;[.AP202]&amp;&quot; &quot;&amp;IF([.E202]=&quot;b&quot;;&quot;\break&quot;;IF([.E20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8]&lt;[.$AZ$9];[.AZ198]+1;&quot;-&quot;)" office:value-type="float" office:value="48" calcext:value-type="float">
            <text:p>48</text:p>
          </table:table-cell>
          <table:table-cell table:formula="of:=IF([.AZ198]&lt;[.$AZ$9];[.BA198];&quot;-&quot;)" office:value-type="float" office:value="4" calcext:value-type="float">
            <text:p>4</text:p>
          </table:table-cell>
          <table:table-cell table:formula="of:=IF([.BA202]=&quot;-&quot;;&quot;&quot;;IF([.$B$1]=2;INDEX([.$AR$16:.$AU$31];[.AZ202];[.BA202]);IF([.$B$1]=3;INDEX([.$AR$44:.$AU$98];[.AZ202];[.BA202]);INDEX([.$AR$113:.$AU$218];[.AZ202];[.BA20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/>
          <table:table-cell table:style-name="ce7" table:formula="of:=IF([.C204]=&quot;&quot;;&quot;&quot;;[.C204]-[.C203])">
            <text:p/>
          </table:table-cell>
          <table:table-cell table:number-columns-repeated="19"/>
          <table:table-cell table:style-name="ce44" table:formula="of:=MATCH([.C203];[.$Z$106:.$AG$106];1)" office:value-type="string" office:string-value="" calcext:value-type="error">
            <text:p>#N/D</text:p>
          </table:table-cell>
          <table:table-cell table:style-name="ce44" table:formula="of:=MATCH([.D203]+[.C203];[.$Z$106:.$AG$106];1)" office:value-type="string" office:string-value="" calcext:value-type="error">
            <text:p>#VALEUR !</text:p>
          </table:table-cell>
          <table:table-cell table:style-name="ce2" table:formula="of:=IF(AND([.Z$112]&lt;=[.$Y203];[.Z$112]&gt;=[.$X20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3];[.AA$112]&gt;=[.$X20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3];[.AB$112]&gt;=[.$X20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3];[.AC$112]&gt;=[.$X20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3];[.AD$112]&gt;=[.$X20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3];[.AE$112]&gt;=[.$X20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3];[.AF$112]&gt;=[.$X20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3];[.AG$112]&gt;=[.$X203]);INDEX([.$Z$106:.$AG$106];[.AG$112]);&quot;&quot;)" office:value-type="string" office:string-value="" calcext:value-type="error">
            <text:p>#VALEUR !</text:p>
          </table:table-cell>
          <table:table-cell table:formula="of:=IF([.Z203]=&quot;&quot;;0;MIN([.D203];[.$AA$106]-[.C203]))" office:value-type="string" office:string-value="" calcext:value-type="error">
            <text:p>#VALEUR !</text:p>
          </table:table-cell>
          <table:table-cell table:formula="of:=IF([.AA203]=&quot;&quot;;0;MIN([.$AB$106]-[.C203];[.$AB$106]-[.$AA$106];[.D203]-[.AH203]))" office:value-type="string" office:string-value="" calcext:value-type="error">
            <text:p>#VALEUR !</text:p>
          </table:table-cell>
          <table:table-cell table:formula="of:=IF([.AB203]=&quot;&quot;;0;MIN([.$AC$106]-[.C203];[.$AC$106]-[.$AB$106];[.D203]-[.AH203]-[.AI203]))" office:value-type="string" office:string-value="" calcext:value-type="error">
            <text:p>#VALEUR !</text:p>
          </table:table-cell>
          <table:table-cell table:formula="of:=IF([.AC203]=&quot;&quot;;0;MIN([.$AD$106]-[.C203];[.$AD$106]-[.$AC$106];[.D203]-[.AH203]-[.AI203]-[.AJ203]))" office:value-type="string" office:string-value="" calcext:value-type="error">
            <text:p>#VALEUR !</text:p>
          </table:table-cell>
          <table:table-cell table:formula="of:=IF([.AD203]=&quot;&quot;;0;MIN([.$AE$106]-[.C203];[.$AE$106]-[.$AD$106];[.D203]-[.AH203]-[.AI203]-[.AJ203]-[.AK203]))" office:value-type="string" office:string-value="" calcext:value-type="error">
            <text:p>#VALEUR !</text:p>
          </table:table-cell>
          <table:table-cell table:formula="of:=IF([.AE203]=&quot;&quot;;0;MIN([.$AF$106]-[.C203];[.$AF$106]-[.$AE$106];[.D203]-[.AH203]-[.AI203]-[.AJ203]-[.AK203]-[.AL203]))" office:value-type="string" office:string-value="" calcext:value-type="error">
            <text:p>#VALEUR !</text:p>
          </table:table-cell>
          <table:table-cell table:formula="of:=IF([.AF203]=&quot;&quot;;0;MIN([.$AG$106]-[.C203];[.$AG$106]-[.$AF$106];[.D203]-[.AH203]-[.AI203]-[.AJ203]-[.AK203]-[.AL203]-[.AM203]))" office:value-type="string" office:string-value="" calcext:value-type="error">
            <text:p>#VALEUR !</text:p>
          </table:table-cell>
          <table:table-cell/>
          <table:table-cell table:style-name="ce2" table:formula="of:=IF([.AH203]&gt;=1;[.$AH$112]&amp;&quot;*&quot;&amp;[.AH203]&amp;&quot; &quot;;&quot;&quot;)&amp;IF([.AI203]&gt;=1;[.$AI$112]&amp;&quot;*&quot;&amp;[.AI203]&amp;&quot; &quot;;&quot;&quot;)&amp;IF([.AJ203]&gt;=1;[.$AJ$112]&amp;&quot;*&quot;&amp;[.AJ203]&amp;&quot; &quot;;&quot;&quot;)&amp;IF([.AK203]&gt;=1;[.$AK$112]&amp;&quot;*&quot;&amp;[.AK203]&amp;&quot; &quot;;&quot;&quot;)&amp;IF([.AL203]&gt;=1;[.$AL$112]&amp;&quot;*&quot;&amp;[.AL203]&amp;&quot; &quot;;&quot;&quot;)&amp;IF([.AM203]&gt;=1;[.$AM$112]&amp;&quot;*&quot;&amp;[.AM203]&amp;&quot; &quot;;&quot;&quot;)&amp;IF([.AN203]&gt;=1;[.$AN$112]&amp;&quot;*&quot;&amp;[.AN20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3:.T20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3]=&quot;Y&quot;;&quot;\acciaccatura s8 &quot;;&quot;&quot;)&amp;[.AP203]&amp;&quot; &quot;&amp;IF([.E203]=&quot;b&quot;;&quot;\break&quot;;IF([.E20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199]&lt;[.$AZ$9];[.AZ199]+1;&quot;-&quot;)" office:value-type="float" office:value="49" calcext:value-type="float">
            <text:p>49</text:p>
          </table:table-cell>
          <table:table-cell table:formula="of:=IF([.AZ199]&lt;[.$AZ$9];[.BA199];&quot;-&quot;)" office:value-type="float" office:value="1" calcext:value-type="float">
            <text:p>1</text:p>
          </table:table-cell>
          <table:table-cell table:formula="of:=IF([.BA203]=&quot;-&quot;;&quot;&quot;;IF([.$B$1]=2;INDEX([.$AR$16:.$AU$31];[.AZ203];[.BA203]);IF([.$B$1]=3;INDEX([.$AR$44:.$AU$98];[.AZ203];[.BA203]);INDEX([.$AR$113:.$AU$218];[.AZ203];[.BA2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/>
          <table:table-cell table:style-name="ce7" table:formula="of:=IF([.C205]=&quot;&quot;;&quot;&quot;;[.C205]-[.C204])">
            <text:p/>
          </table:table-cell>
          <table:table-cell table:number-columns-repeated="19"/>
          <table:table-cell table:style-name="ce44" table:formula="of:=MATCH([.C204];[.$Z$106:.$AG$106];1)" office:value-type="string" office:string-value="" calcext:value-type="error">
            <text:p>#N/D</text:p>
          </table:table-cell>
          <table:table-cell table:style-name="ce44" table:formula="of:=MATCH([.D204]+[.C204];[.$Z$106:.$AG$106];1)" office:value-type="string" office:string-value="" calcext:value-type="error">
            <text:p>#VALEUR !</text:p>
          </table:table-cell>
          <table:table-cell table:style-name="ce2" table:formula="of:=IF(AND([.Z$112]&lt;=[.$Y204];[.Z$112]&gt;=[.$X20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4];[.AA$112]&gt;=[.$X20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4];[.AB$112]&gt;=[.$X20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4];[.AC$112]&gt;=[.$X20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4];[.AD$112]&gt;=[.$X20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4];[.AE$112]&gt;=[.$X20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4];[.AF$112]&gt;=[.$X20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4];[.AG$112]&gt;=[.$X204]);INDEX([.$Z$106:.$AG$106];[.AG$112]);&quot;&quot;)" office:value-type="string" office:string-value="" calcext:value-type="error">
            <text:p>#VALEUR !</text:p>
          </table:table-cell>
          <table:table-cell table:formula="of:=IF([.Z204]=&quot;&quot;;0;MIN([.D204];[.$AA$106]-[.C204]))" office:value-type="string" office:string-value="" calcext:value-type="error">
            <text:p>#VALEUR !</text:p>
          </table:table-cell>
          <table:table-cell table:formula="of:=IF([.AA204]=&quot;&quot;;0;MIN([.$AB$106]-[.C204];[.$AB$106]-[.$AA$106];[.D204]-[.AH204]))" office:value-type="string" office:string-value="" calcext:value-type="error">
            <text:p>#VALEUR !</text:p>
          </table:table-cell>
          <table:table-cell table:formula="of:=IF([.AB204]=&quot;&quot;;0;MIN([.$AC$106]-[.C204];[.$AC$106]-[.$AB$106];[.D204]-[.AH204]-[.AI204]))" office:value-type="string" office:string-value="" calcext:value-type="error">
            <text:p>#VALEUR !</text:p>
          </table:table-cell>
          <table:table-cell table:formula="of:=IF([.AC204]=&quot;&quot;;0;MIN([.$AD$106]-[.C204];[.$AD$106]-[.$AC$106];[.D204]-[.AH204]-[.AI204]-[.AJ204]))" office:value-type="string" office:string-value="" calcext:value-type="error">
            <text:p>#VALEUR !</text:p>
          </table:table-cell>
          <table:table-cell table:formula="of:=IF([.AD204]=&quot;&quot;;0;MIN([.$AE$106]-[.C204];[.$AE$106]-[.$AD$106];[.D204]-[.AH204]-[.AI204]-[.AJ204]-[.AK204]))" office:value-type="string" office:string-value="" calcext:value-type="error">
            <text:p>#VALEUR !</text:p>
          </table:table-cell>
          <table:table-cell table:formula="of:=IF([.AE204]=&quot;&quot;;0;MIN([.$AF$106]-[.C204];[.$AF$106]-[.$AE$106];[.D204]-[.AH204]-[.AI204]-[.AJ204]-[.AK204]-[.AL204]))" office:value-type="string" office:string-value="" calcext:value-type="error">
            <text:p>#VALEUR !</text:p>
          </table:table-cell>
          <table:table-cell table:formula="of:=IF([.AF204]=&quot;&quot;;0;MIN([.$AG$106]-[.C204];[.$AG$106]-[.$AF$106];[.D204]-[.AH204]-[.AI204]-[.AJ204]-[.AK204]-[.AL204]-[.AM204]))" office:value-type="string" office:string-value="" calcext:value-type="error">
            <text:p>#VALEUR !</text:p>
          </table:table-cell>
          <table:table-cell/>
          <table:table-cell table:style-name="ce2" table:formula="of:=IF([.AH204]&gt;=1;[.$AH$112]&amp;&quot;*&quot;&amp;[.AH204]&amp;&quot; &quot;;&quot;&quot;)&amp;IF([.AI204]&gt;=1;[.$AI$112]&amp;&quot;*&quot;&amp;[.AI204]&amp;&quot; &quot;;&quot;&quot;)&amp;IF([.AJ204]&gt;=1;[.$AJ$112]&amp;&quot;*&quot;&amp;[.AJ204]&amp;&quot; &quot;;&quot;&quot;)&amp;IF([.AK204]&gt;=1;[.$AK$112]&amp;&quot;*&quot;&amp;[.AK204]&amp;&quot; &quot;;&quot;&quot;)&amp;IF([.AL204]&gt;=1;[.$AL$112]&amp;&quot;*&quot;&amp;[.AL204]&amp;&quot; &quot;;&quot;&quot;)&amp;IF([.AM204]&gt;=1;[.$AM$112]&amp;&quot;*&quot;&amp;[.AM204]&amp;&quot; &quot;;&quot;&quot;)&amp;IF([.AN204]&gt;=1;[.$AN$112]&amp;&quot;*&quot;&amp;[.AN20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4:.T20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4]=&quot;Y&quot;;&quot;\acciaccatura s8 &quot;;&quot;&quot;)&amp;[.AP204]&amp;&quot; &quot;&amp;IF([.E204]=&quot;b&quot;;&quot;\break&quot;;IF([.E20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0]&lt;[.$AZ$9];[.AZ200]+1;&quot;-&quot;)" office:value-type="float" office:value="49" calcext:value-type="float">
            <text:p>49</text:p>
          </table:table-cell>
          <table:table-cell table:formula="of:=IF([.AZ200]&lt;[.$AZ$9];[.BA200];&quot;-&quot;)" office:value-type="float" office:value="2" calcext:value-type="float">
            <text:p>2</text:p>
          </table:table-cell>
          <table:table-cell table:formula="of:=IF([.BA204]=&quot;-&quot;;&quot;&quot;;IF([.$B$1]=2;INDEX([.$AR$16:.$AU$31];[.AZ204];[.BA204]);IF([.$B$1]=3;INDEX([.$AR$44:.$AU$98];[.AZ204];[.BA204]);INDEX([.$AR$113:.$AU$218];[.AZ204];[.BA204]))))" office:value-type="string" office:string-value="    #'((Y-offset . 126)" calcext:value-type="string">
            <text:p><text:s text:c="4"/>#'((Y-offset . 126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/>
          <table:table-cell table:style-name="ce7" table:formula="of:=IF([.C206]=&quot;&quot;;&quot;&quot;;[.C206]-[.C205])">
            <text:p/>
          </table:table-cell>
          <table:table-cell table:number-columns-repeated="19"/>
          <table:table-cell table:style-name="ce44" table:formula="of:=MATCH([.C205];[.$Z$106:.$AG$106];1)" office:value-type="string" office:string-value="" calcext:value-type="error">
            <text:p>#N/D</text:p>
          </table:table-cell>
          <table:table-cell table:style-name="ce44" table:formula="of:=MATCH([.D205]+[.C205];[.$Z$106:.$AG$106];1)" office:value-type="string" office:string-value="" calcext:value-type="error">
            <text:p>#VALEUR !</text:p>
          </table:table-cell>
          <table:table-cell table:style-name="ce2" table:formula="of:=IF(AND([.Z$112]&lt;=[.$Y205];[.Z$112]&gt;=[.$X20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5];[.AA$112]&gt;=[.$X20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5];[.AB$112]&gt;=[.$X20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5];[.AC$112]&gt;=[.$X20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5];[.AD$112]&gt;=[.$X20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5];[.AE$112]&gt;=[.$X20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5];[.AF$112]&gt;=[.$X20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5];[.AG$112]&gt;=[.$X205]);INDEX([.$Z$106:.$AG$106];[.AG$112]);&quot;&quot;)" office:value-type="string" office:string-value="" calcext:value-type="error">
            <text:p>#VALEUR !</text:p>
          </table:table-cell>
          <table:table-cell table:formula="of:=IF([.Z205]=&quot;&quot;;0;MIN([.D205];[.$AA$106]-[.C205]))" office:value-type="string" office:string-value="" calcext:value-type="error">
            <text:p>#VALEUR !</text:p>
          </table:table-cell>
          <table:table-cell table:formula="of:=IF([.AA205]=&quot;&quot;;0;MIN([.$AB$106]-[.C205];[.$AB$106]-[.$AA$106];[.D205]-[.AH205]))" office:value-type="string" office:string-value="" calcext:value-type="error">
            <text:p>#VALEUR !</text:p>
          </table:table-cell>
          <table:table-cell table:formula="of:=IF([.AB205]=&quot;&quot;;0;MIN([.$AC$106]-[.C205];[.$AC$106]-[.$AB$106];[.D205]-[.AH205]-[.AI205]))" office:value-type="string" office:string-value="" calcext:value-type="error">
            <text:p>#VALEUR !</text:p>
          </table:table-cell>
          <table:table-cell table:formula="of:=IF([.AC205]=&quot;&quot;;0;MIN([.$AD$106]-[.C205];[.$AD$106]-[.$AC$106];[.D205]-[.AH205]-[.AI205]-[.AJ205]))" office:value-type="string" office:string-value="" calcext:value-type="error">
            <text:p>#VALEUR !</text:p>
          </table:table-cell>
          <table:table-cell table:formula="of:=IF([.AD205]=&quot;&quot;;0;MIN([.$AE$106]-[.C205];[.$AE$106]-[.$AD$106];[.D205]-[.AH205]-[.AI205]-[.AJ205]-[.AK205]))" office:value-type="string" office:string-value="" calcext:value-type="error">
            <text:p>#VALEUR !</text:p>
          </table:table-cell>
          <table:table-cell table:formula="of:=IF([.AE205]=&quot;&quot;;0;MIN([.$AF$106]-[.C205];[.$AF$106]-[.$AE$106];[.D205]-[.AH205]-[.AI205]-[.AJ205]-[.AK205]-[.AL205]))" office:value-type="string" office:string-value="" calcext:value-type="error">
            <text:p>#VALEUR !</text:p>
          </table:table-cell>
          <table:table-cell table:formula="of:=IF([.AF205]=&quot;&quot;;0;MIN([.$AG$106]-[.C205];[.$AG$106]-[.$AF$106];[.D205]-[.AH205]-[.AI205]-[.AJ205]-[.AK205]-[.AL205]-[.AM205]))" office:value-type="string" office:string-value="" calcext:value-type="error">
            <text:p>#VALEUR !</text:p>
          </table:table-cell>
          <table:table-cell/>
          <table:table-cell table:style-name="ce2" table:formula="of:=IF([.AH205]&gt;=1;[.$AH$112]&amp;&quot;*&quot;&amp;[.AH205]&amp;&quot; &quot;;&quot;&quot;)&amp;IF([.AI205]&gt;=1;[.$AI$112]&amp;&quot;*&quot;&amp;[.AI205]&amp;&quot; &quot;;&quot;&quot;)&amp;IF([.AJ205]&gt;=1;[.$AJ$112]&amp;&quot;*&quot;&amp;[.AJ205]&amp;&quot; &quot;;&quot;&quot;)&amp;IF([.AK205]&gt;=1;[.$AK$112]&amp;&quot;*&quot;&amp;[.AK205]&amp;&quot; &quot;;&quot;&quot;)&amp;IF([.AL205]&gt;=1;[.$AL$112]&amp;&quot;*&quot;&amp;[.AL205]&amp;&quot; &quot;;&quot;&quot;)&amp;IF([.AM205]&gt;=1;[.$AM$112]&amp;&quot;*&quot;&amp;[.AM205]&amp;&quot; &quot;;&quot;&quot;)&amp;IF([.AN205]&gt;=1;[.$AN$112]&amp;&quot;*&quot;&amp;[.AN20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5:.T20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5]=&quot;Y&quot;;&quot;\acciaccatura s8 &quot;;&quot;&quot;)&amp;[.AP205]&amp;&quot; &quot;&amp;IF([.E205]=&quot;b&quot;;&quot;\break&quot;;IF([.E20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1]&lt;[.$AZ$9];[.AZ201]+1;&quot;-&quot;)" office:value-type="float" office:value="49" calcext:value-type="float">
            <text:p>49</text:p>
          </table:table-cell>
          <table:table-cell table:formula="of:=IF([.AZ201]&lt;[.$AZ$9];[.BA201];&quot;-&quot;)" office:value-type="float" office:value="3" calcext:value-type="float">
            <text:p>3</text:p>
          </table:table-cell>
          <table:table-cell table:formula="of:=IF([.BA205]=&quot;-&quot;;&quot;&quot;;IF([.$B$1]=2;INDEX([.$AR$16:.$AU$31];[.AZ205];[.BA205]);IF([.$B$1]=3;INDEX([.$AR$44:.$AU$98];[.AZ205];[.BA205]);INDEX([.$AR$113:.$AU$218];[.AZ205];[.BA205]))))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/>
          <table:table-cell table:style-name="ce7" table:formula="of:=IF([.C207]=&quot;&quot;;&quot;&quot;;[.C207]-[.C206])">
            <text:p/>
          </table:table-cell>
          <table:table-cell table:number-columns-repeated="19"/>
          <table:table-cell table:style-name="ce44" table:formula="of:=MATCH([.C206];[.$Z$106:.$AG$106];1)" office:value-type="string" office:string-value="" calcext:value-type="error">
            <text:p>#N/D</text:p>
          </table:table-cell>
          <table:table-cell table:style-name="ce44" table:formula="of:=MATCH([.D206]+[.C206];[.$Z$106:.$AG$106];1)" office:value-type="string" office:string-value="" calcext:value-type="error">
            <text:p>#VALEUR !</text:p>
          </table:table-cell>
          <table:table-cell table:style-name="ce2" table:formula="of:=IF(AND([.Z$112]&lt;=[.$Y206];[.Z$112]&gt;=[.$X206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6];[.AA$112]&gt;=[.$X206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6];[.AB$112]&gt;=[.$X206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6];[.AC$112]&gt;=[.$X206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6];[.AD$112]&gt;=[.$X206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6];[.AE$112]&gt;=[.$X206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6];[.AF$112]&gt;=[.$X206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6];[.AG$112]&gt;=[.$X206]);INDEX([.$Z$106:.$AG$106];[.AG$112]);&quot;&quot;)" office:value-type="string" office:string-value="" calcext:value-type="error">
            <text:p>#VALEUR !</text:p>
          </table:table-cell>
          <table:table-cell table:formula="of:=IF([.Z206]=&quot;&quot;;0;MIN([.D206];[.$AA$106]-[.C206]))" office:value-type="string" office:string-value="" calcext:value-type="error">
            <text:p>#VALEUR !</text:p>
          </table:table-cell>
          <table:table-cell table:formula="of:=IF([.AA206]=&quot;&quot;;0;MIN([.$AB$106]-[.C206];[.$AB$106]-[.$AA$106];[.D206]-[.AH206]))" office:value-type="string" office:string-value="" calcext:value-type="error">
            <text:p>#VALEUR !</text:p>
          </table:table-cell>
          <table:table-cell table:formula="of:=IF([.AB206]=&quot;&quot;;0;MIN([.$AC$106]-[.C206];[.$AC$106]-[.$AB$106];[.D206]-[.AH206]-[.AI206]))" office:value-type="string" office:string-value="" calcext:value-type="error">
            <text:p>#VALEUR !</text:p>
          </table:table-cell>
          <table:table-cell table:formula="of:=IF([.AC206]=&quot;&quot;;0;MIN([.$AD$106]-[.C206];[.$AD$106]-[.$AC$106];[.D206]-[.AH206]-[.AI206]-[.AJ206]))" office:value-type="string" office:string-value="" calcext:value-type="error">
            <text:p>#VALEUR !</text:p>
          </table:table-cell>
          <table:table-cell table:formula="of:=IF([.AD206]=&quot;&quot;;0;MIN([.$AE$106]-[.C206];[.$AE$106]-[.$AD$106];[.D206]-[.AH206]-[.AI206]-[.AJ206]-[.AK206]))" office:value-type="string" office:string-value="" calcext:value-type="error">
            <text:p>#VALEUR !</text:p>
          </table:table-cell>
          <table:table-cell table:formula="of:=IF([.AE206]=&quot;&quot;;0;MIN([.$AF$106]-[.C206];[.$AF$106]-[.$AE$106];[.D206]-[.AH206]-[.AI206]-[.AJ206]-[.AK206]-[.AL206]))" office:value-type="string" office:string-value="" calcext:value-type="error">
            <text:p>#VALEUR !</text:p>
          </table:table-cell>
          <table:table-cell table:formula="of:=IF([.AF206]=&quot;&quot;;0;MIN([.$AG$106]-[.C206];[.$AG$106]-[.$AF$106];[.D206]-[.AH206]-[.AI206]-[.AJ206]-[.AK206]-[.AL206]-[.AM206]))" office:value-type="string" office:string-value="" calcext:value-type="error">
            <text:p>#VALEUR !</text:p>
          </table:table-cell>
          <table:table-cell/>
          <table:table-cell table:style-name="ce2" table:formula="of:=IF([.AH206]&gt;=1;[.$AH$112]&amp;&quot;*&quot;&amp;[.AH206]&amp;&quot; &quot;;&quot;&quot;)&amp;IF([.AI206]&gt;=1;[.$AI$112]&amp;&quot;*&quot;&amp;[.AI206]&amp;&quot; &quot;;&quot;&quot;)&amp;IF([.AJ206]&gt;=1;[.$AJ$112]&amp;&quot;*&quot;&amp;[.AJ206]&amp;&quot; &quot;;&quot;&quot;)&amp;IF([.AK206]&gt;=1;[.$AK$112]&amp;&quot;*&quot;&amp;[.AK206]&amp;&quot; &quot;;&quot;&quot;)&amp;IF([.AL206]&gt;=1;[.$AL$112]&amp;&quot;*&quot;&amp;[.AL206]&amp;&quot; &quot;;&quot;&quot;)&amp;IF([.AM206]&gt;=1;[.$AM$112]&amp;&quot;*&quot;&amp;[.AM206]&amp;&quot; &quot;;&quot;&quot;)&amp;IF([.AN206]&gt;=1;[.$AN$112]&amp;&quot;*&quot;&amp;[.AN206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6:.T20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6]=&quot;Y&quot;;&quot;\acciaccatura s8 &quot;;&quot;&quot;)&amp;[.AP206]&amp;&quot; &quot;&amp;IF([.E206]=&quot;b&quot;;&quot;\break&quot;;IF([.E206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2]&lt;[.$AZ$9];[.AZ202]+1;&quot;-&quot;)" office:value-type="float" office:value="49" calcext:value-type="float">
            <text:p>49</text:p>
          </table:table-cell>
          <table:table-cell table:formula="of:=IF([.AZ202]&lt;[.$AZ$9];[.BA202];&quot;-&quot;)" office:value-type="float" office:value="4" calcext:value-type="float">
            <text:p>4</text:p>
          </table:table-cell>
          <table:table-cell table:formula="of:=IF([.BA206]=&quot;-&quot;;&quot;&quot;;IF([.$B$1]=2;INDEX([.$AR$16:.$AU$31];[.AZ206];[.BA206]);IF([.$B$1]=3;INDEX([.$AR$44:.$AU$98];[.AZ206];[.BA206]);INDEX([.$AR$113:.$AU$218];[.AZ206];[.BA206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/>
          <table:table-cell table:style-name="ce7" table:formula="of:=IF([.C208]=&quot;&quot;;&quot;&quot;;[.C208]-[.C207])">
            <text:p/>
          </table:table-cell>
          <table:table-cell table:number-columns-repeated="19"/>
          <table:table-cell table:style-name="ce44" table:formula="of:=MATCH([.C207];[.$Z$106:.$AG$106];1)" office:value-type="string" office:string-value="" calcext:value-type="error">
            <text:p>#N/D</text:p>
          </table:table-cell>
          <table:table-cell table:style-name="ce44" table:formula="of:=MATCH([.D207]+[.C207];[.$Z$106:.$AG$106];1)" office:value-type="string" office:string-value="" calcext:value-type="error">
            <text:p>#VALEUR !</text:p>
          </table:table-cell>
          <table:table-cell table:style-name="ce2" table:formula="of:=IF(AND([.Z$112]&lt;=[.$Y207];[.Z$112]&gt;=[.$X207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7];[.AA$112]&gt;=[.$X207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7];[.AB$112]&gt;=[.$X207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7];[.AC$112]&gt;=[.$X207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7];[.AD$112]&gt;=[.$X207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7];[.AE$112]&gt;=[.$X207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7];[.AF$112]&gt;=[.$X207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7];[.AG$112]&gt;=[.$X207]);INDEX([.$Z$106:.$AG$106];[.AG$112]);&quot;&quot;)" office:value-type="string" office:string-value="" calcext:value-type="error">
            <text:p>#VALEUR !</text:p>
          </table:table-cell>
          <table:table-cell table:formula="of:=IF([.Z207]=&quot;&quot;;0;MIN([.D207];[.$AA$106]-[.C207]))" office:value-type="string" office:string-value="" calcext:value-type="error">
            <text:p>#VALEUR !</text:p>
          </table:table-cell>
          <table:table-cell table:formula="of:=IF([.AA207]=&quot;&quot;;0;MIN([.$AB$106]-[.C207];[.$AB$106]-[.$AA$106];[.D207]-[.AH207]))" office:value-type="string" office:string-value="" calcext:value-type="error">
            <text:p>#VALEUR !</text:p>
          </table:table-cell>
          <table:table-cell table:formula="of:=IF([.AB207]=&quot;&quot;;0;MIN([.$AC$106]-[.C207];[.$AC$106]-[.$AB$106];[.D207]-[.AH207]-[.AI207]))" office:value-type="string" office:string-value="" calcext:value-type="error">
            <text:p>#VALEUR !</text:p>
          </table:table-cell>
          <table:table-cell table:formula="of:=IF([.AC207]=&quot;&quot;;0;MIN([.$AD$106]-[.C207];[.$AD$106]-[.$AC$106];[.D207]-[.AH207]-[.AI207]-[.AJ207]))" office:value-type="string" office:string-value="" calcext:value-type="error">
            <text:p>#VALEUR !</text:p>
          </table:table-cell>
          <table:table-cell table:formula="of:=IF([.AD207]=&quot;&quot;;0;MIN([.$AE$106]-[.C207];[.$AE$106]-[.$AD$106];[.D207]-[.AH207]-[.AI207]-[.AJ207]-[.AK207]))" office:value-type="string" office:string-value="" calcext:value-type="error">
            <text:p>#VALEUR !</text:p>
          </table:table-cell>
          <table:table-cell table:formula="of:=IF([.AE207]=&quot;&quot;;0;MIN([.$AF$106]-[.C207];[.$AF$106]-[.$AE$106];[.D207]-[.AH207]-[.AI207]-[.AJ207]-[.AK207]-[.AL207]))" office:value-type="string" office:string-value="" calcext:value-type="error">
            <text:p>#VALEUR !</text:p>
          </table:table-cell>
          <table:table-cell table:formula="of:=IF([.AF207]=&quot;&quot;;0;MIN([.$AG$106]-[.C207];[.$AG$106]-[.$AF$106];[.D207]-[.AH207]-[.AI207]-[.AJ207]-[.AK207]-[.AL207]-[.AM207]))" office:value-type="string" office:string-value="" calcext:value-type="error">
            <text:p>#VALEUR !</text:p>
          </table:table-cell>
          <table:table-cell/>
          <table:table-cell table:style-name="ce2" table:formula="of:=IF([.AH207]&gt;=1;[.$AH$112]&amp;&quot;*&quot;&amp;[.AH207]&amp;&quot; &quot;;&quot;&quot;)&amp;IF([.AI207]&gt;=1;[.$AI$112]&amp;&quot;*&quot;&amp;[.AI207]&amp;&quot; &quot;;&quot;&quot;)&amp;IF([.AJ207]&gt;=1;[.$AJ$112]&amp;&quot;*&quot;&amp;[.AJ207]&amp;&quot; &quot;;&quot;&quot;)&amp;IF([.AK207]&gt;=1;[.$AK$112]&amp;&quot;*&quot;&amp;[.AK207]&amp;&quot; &quot;;&quot;&quot;)&amp;IF([.AL207]&gt;=1;[.$AL$112]&amp;&quot;*&quot;&amp;[.AL207]&amp;&quot; &quot;;&quot;&quot;)&amp;IF([.AM207]&gt;=1;[.$AM$112]&amp;&quot;*&quot;&amp;[.AM207]&amp;&quot; &quot;;&quot;&quot;)&amp;IF([.AN207]&gt;=1;[.$AN$112]&amp;&quot;*&quot;&amp;[.AN207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7:.T20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7]=&quot;Y&quot;;&quot;\acciaccatura s8 &quot;;&quot;&quot;)&amp;[.AP207]&amp;&quot; &quot;&amp;IF([.E207]=&quot;b&quot;;&quot;\break&quot;;IF([.E207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3]&lt;[.$AZ$9];[.AZ203]+1;&quot;-&quot;)" office:value-type="float" office:value="50" calcext:value-type="float">
            <text:p>50</text:p>
          </table:table-cell>
          <table:table-cell table:formula="of:=IF([.AZ203]&lt;[.$AZ$9];[.BA203];&quot;-&quot;)" office:value-type="float" office:value="1" calcext:value-type="float">
            <text:p>1</text:p>
          </table:table-cell>
          <table:table-cell table:formula="of:=IF([.BA207]=&quot;-&quot;;&quot;&quot;;IF([.$B$1]=2;INDEX([.$AR$16:.$AU$31];[.AZ207];[.BA207]);IF([.$B$1]=3;INDEX([.$AR$44:.$AU$98];[.AZ207];[.BA207]);INDEX([.$AR$113:.$AU$218];[.AZ207];[.BA2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/>
          <table:table-cell table:style-name="ce7" table:formula="of:=IF([.C209]=&quot;&quot;;&quot;&quot;;[.C209]-[.C208])">
            <text:p/>
          </table:table-cell>
          <table:table-cell table:number-columns-repeated="19"/>
          <table:table-cell table:style-name="ce44" table:formula="of:=MATCH([.C208];[.$Z$106:.$AG$106];1)" office:value-type="string" office:string-value="" calcext:value-type="error">
            <text:p>#N/D</text:p>
          </table:table-cell>
          <table:table-cell table:style-name="ce44" table:formula="of:=MATCH([.D208]+[.C208];[.$Z$106:.$AG$106];1)" office:value-type="string" office:string-value="" calcext:value-type="error">
            <text:p>#VALEUR !</text:p>
          </table:table-cell>
          <table:table-cell table:style-name="ce2" table:formula="of:=IF(AND([.Z$112]&lt;=[.$Y208];[.Z$112]&gt;=[.$X208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8];[.AA$112]&gt;=[.$X208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8];[.AB$112]&gt;=[.$X208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8];[.AC$112]&gt;=[.$X208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8];[.AD$112]&gt;=[.$X208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8];[.AE$112]&gt;=[.$X208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8];[.AF$112]&gt;=[.$X208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8];[.AG$112]&gt;=[.$X208]);INDEX([.$Z$106:.$AG$106];[.AG$112]);&quot;&quot;)" office:value-type="string" office:string-value="" calcext:value-type="error">
            <text:p>#VALEUR !</text:p>
          </table:table-cell>
          <table:table-cell table:formula="of:=IF([.Z208]=&quot;&quot;;0;MIN([.D208];[.$AA$106]-[.C208]))" office:value-type="string" office:string-value="" calcext:value-type="error">
            <text:p>#VALEUR !</text:p>
          </table:table-cell>
          <table:table-cell table:formula="of:=IF([.AA208]=&quot;&quot;;0;MIN([.$AB$106]-[.C208];[.$AB$106]-[.$AA$106];[.D208]-[.AH208]))" office:value-type="string" office:string-value="" calcext:value-type="error">
            <text:p>#VALEUR !</text:p>
          </table:table-cell>
          <table:table-cell table:formula="of:=IF([.AB208]=&quot;&quot;;0;MIN([.$AC$106]-[.C208];[.$AC$106]-[.$AB$106];[.D208]-[.AH208]-[.AI208]))" office:value-type="string" office:string-value="" calcext:value-type="error">
            <text:p>#VALEUR !</text:p>
          </table:table-cell>
          <table:table-cell table:formula="of:=IF([.AC208]=&quot;&quot;;0;MIN([.$AD$106]-[.C208];[.$AD$106]-[.$AC$106];[.D208]-[.AH208]-[.AI208]-[.AJ208]))" office:value-type="string" office:string-value="" calcext:value-type="error">
            <text:p>#VALEUR !</text:p>
          </table:table-cell>
          <table:table-cell table:formula="of:=IF([.AD208]=&quot;&quot;;0;MIN([.$AE$106]-[.C208];[.$AE$106]-[.$AD$106];[.D208]-[.AH208]-[.AI208]-[.AJ208]-[.AK208]))" office:value-type="string" office:string-value="" calcext:value-type="error">
            <text:p>#VALEUR !</text:p>
          </table:table-cell>
          <table:table-cell table:formula="of:=IF([.AE208]=&quot;&quot;;0;MIN([.$AF$106]-[.C208];[.$AF$106]-[.$AE$106];[.D208]-[.AH208]-[.AI208]-[.AJ208]-[.AK208]-[.AL208]))" office:value-type="string" office:string-value="" calcext:value-type="error">
            <text:p>#VALEUR !</text:p>
          </table:table-cell>
          <table:table-cell table:formula="of:=IF([.AF208]=&quot;&quot;;0;MIN([.$AG$106]-[.C208];[.$AG$106]-[.$AF$106];[.D208]-[.AH208]-[.AI208]-[.AJ208]-[.AK208]-[.AL208]-[.AM208]))" office:value-type="string" office:string-value="" calcext:value-type="error">
            <text:p>#VALEUR !</text:p>
          </table:table-cell>
          <table:table-cell/>
          <table:table-cell table:style-name="ce2" table:formula="of:=IF([.AH208]&gt;=1;[.$AH$112]&amp;&quot;*&quot;&amp;[.AH208]&amp;&quot; &quot;;&quot;&quot;)&amp;IF([.AI208]&gt;=1;[.$AI$112]&amp;&quot;*&quot;&amp;[.AI208]&amp;&quot; &quot;;&quot;&quot;)&amp;IF([.AJ208]&gt;=1;[.$AJ$112]&amp;&quot;*&quot;&amp;[.AJ208]&amp;&quot; &quot;;&quot;&quot;)&amp;IF([.AK208]&gt;=1;[.$AK$112]&amp;&quot;*&quot;&amp;[.AK208]&amp;&quot; &quot;;&quot;&quot;)&amp;IF([.AL208]&gt;=1;[.$AL$112]&amp;&quot;*&quot;&amp;[.AL208]&amp;&quot; &quot;;&quot;&quot;)&amp;IF([.AM208]&gt;=1;[.$AM$112]&amp;&quot;*&quot;&amp;[.AM208]&amp;&quot; &quot;;&quot;&quot;)&amp;IF([.AN208]&gt;=1;[.$AN$112]&amp;&quot;*&quot;&amp;[.AN208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8:.T20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8]=&quot;Y&quot;;&quot;\acciaccatura s8 &quot;;&quot;&quot;)&amp;[.AP208]&amp;&quot; &quot;&amp;IF([.E208]=&quot;b&quot;;&quot;\break&quot;;IF([.E208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4]&lt;[.$AZ$9];[.AZ204]+1;&quot;-&quot;)" office:value-type="float" office:value="50" calcext:value-type="float">
            <text:p>50</text:p>
          </table:table-cell>
          <table:table-cell table:formula="of:=IF([.AZ204]&lt;[.$AZ$9];[.BA204];&quot;-&quot;)" office:value-type="float" office:value="2" calcext:value-type="float">
            <text:p>2</text:p>
          </table:table-cell>
          <table:table-cell table:formula="of:=IF([.BA208]=&quot;-&quot;;&quot;&quot;;IF([.$B$1]=2;INDEX([.$AR$16:.$AU$31];[.AZ208];[.BA208]);IF([.$B$1]=3;INDEX([.$AR$44:.$AU$98];[.AZ208];[.BA208]);INDEX([.$AR$113:.$AU$218];[.AZ208];[.BA20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/>
          <table:table-cell table:style-name="ce7" table:formula="of:=IF([.C210]=&quot;&quot;;&quot;&quot;;[.C210]-[.C209])">
            <text:p/>
          </table:table-cell>
          <table:table-cell table:number-columns-repeated="19"/>
          <table:table-cell table:style-name="ce44" table:formula="of:=MATCH([.C209];[.$Z$106:.$AG$106];1)" office:value-type="string" office:string-value="" calcext:value-type="error">
            <text:p>#N/D</text:p>
          </table:table-cell>
          <table:table-cell table:style-name="ce44" table:formula="of:=MATCH([.D209]+[.C209];[.$Z$106:.$AG$106];1)" office:value-type="string" office:string-value="" calcext:value-type="error">
            <text:p>#VALEUR !</text:p>
          </table:table-cell>
          <table:table-cell table:style-name="ce2" table:formula="of:=IF(AND([.Z$112]&lt;=[.$Y209];[.Z$112]&gt;=[.$X209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09];[.AA$112]&gt;=[.$X209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09];[.AB$112]&gt;=[.$X209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09];[.AC$112]&gt;=[.$X209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09];[.AD$112]&gt;=[.$X209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09];[.AE$112]&gt;=[.$X209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09];[.AF$112]&gt;=[.$X209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09];[.AG$112]&gt;=[.$X209]);INDEX([.$Z$106:.$AG$106];[.AG$112]);&quot;&quot;)" office:value-type="string" office:string-value="" calcext:value-type="error">
            <text:p>#VALEUR !</text:p>
          </table:table-cell>
          <table:table-cell table:formula="of:=IF([.Z209]=&quot;&quot;;0;MIN([.D209];[.$AA$106]-[.C209]))" office:value-type="string" office:string-value="" calcext:value-type="error">
            <text:p>#VALEUR !</text:p>
          </table:table-cell>
          <table:table-cell table:formula="of:=IF([.AA209]=&quot;&quot;;0;MIN([.$AB$106]-[.C209];[.$AB$106]-[.$AA$106];[.D209]-[.AH209]))" office:value-type="string" office:string-value="" calcext:value-type="error">
            <text:p>#VALEUR !</text:p>
          </table:table-cell>
          <table:table-cell table:formula="of:=IF([.AB209]=&quot;&quot;;0;MIN([.$AC$106]-[.C209];[.$AC$106]-[.$AB$106];[.D209]-[.AH209]-[.AI209]))" office:value-type="string" office:string-value="" calcext:value-type="error">
            <text:p>#VALEUR !</text:p>
          </table:table-cell>
          <table:table-cell table:formula="of:=IF([.AC209]=&quot;&quot;;0;MIN([.$AD$106]-[.C209];[.$AD$106]-[.$AC$106];[.D209]-[.AH209]-[.AI209]-[.AJ209]))" office:value-type="string" office:string-value="" calcext:value-type="error">
            <text:p>#VALEUR !</text:p>
          </table:table-cell>
          <table:table-cell table:formula="of:=IF([.AD209]=&quot;&quot;;0;MIN([.$AE$106]-[.C209];[.$AE$106]-[.$AD$106];[.D209]-[.AH209]-[.AI209]-[.AJ209]-[.AK209]))" office:value-type="string" office:string-value="" calcext:value-type="error">
            <text:p>#VALEUR !</text:p>
          </table:table-cell>
          <table:table-cell table:formula="of:=IF([.AE209]=&quot;&quot;;0;MIN([.$AF$106]-[.C209];[.$AF$106]-[.$AE$106];[.D209]-[.AH209]-[.AI209]-[.AJ209]-[.AK209]-[.AL209]))" office:value-type="string" office:string-value="" calcext:value-type="error">
            <text:p>#VALEUR !</text:p>
          </table:table-cell>
          <table:table-cell table:formula="of:=IF([.AF209]=&quot;&quot;;0;MIN([.$AG$106]-[.C209];[.$AG$106]-[.$AF$106];[.D209]-[.AH209]-[.AI209]-[.AJ209]-[.AK209]-[.AL209]-[.AM209]))" office:value-type="string" office:string-value="" calcext:value-type="error">
            <text:p>#VALEUR !</text:p>
          </table:table-cell>
          <table:table-cell/>
          <table:table-cell table:style-name="ce2" table:formula="of:=IF([.AH209]&gt;=1;[.$AH$112]&amp;&quot;*&quot;&amp;[.AH209]&amp;&quot; &quot;;&quot;&quot;)&amp;IF([.AI209]&gt;=1;[.$AI$112]&amp;&quot;*&quot;&amp;[.AI209]&amp;&quot; &quot;;&quot;&quot;)&amp;IF([.AJ209]&gt;=1;[.$AJ$112]&amp;&quot;*&quot;&amp;[.AJ209]&amp;&quot; &quot;;&quot;&quot;)&amp;IF([.AK209]&gt;=1;[.$AK$112]&amp;&quot;*&quot;&amp;[.AK209]&amp;&quot; &quot;;&quot;&quot;)&amp;IF([.AL209]&gt;=1;[.$AL$112]&amp;&quot;*&quot;&amp;[.AL209]&amp;&quot; &quot;;&quot;&quot;)&amp;IF([.AM209]&gt;=1;[.$AM$112]&amp;&quot;*&quot;&amp;[.AM209]&amp;&quot; &quot;;&quot;&quot;)&amp;IF([.AN209]&gt;=1;[.$AN$112]&amp;&quot;*&quot;&amp;[.AN209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09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09:.T209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09]=&quot;Y&quot;;&quot;\acciaccatura s8 &quot;;&quot;&quot;)&amp;[.AP209]&amp;&quot; &quot;&amp;IF([.E209]=&quot;b&quot;;&quot;\break&quot;;IF([.E209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5]&lt;[.$AZ$9];[.AZ205]+1;&quot;-&quot;)" office:value-type="float" office:value="50" calcext:value-type="float">
            <text:p>50</text:p>
          </table:table-cell>
          <table:table-cell table:formula="of:=IF([.AZ205]&lt;[.$AZ$9];[.BA205];&quot;-&quot;)" office:value-type="float" office:value="3" calcext:value-type="float">
            <text:p>3</text:p>
          </table:table-cell>
          <table:table-cell table:formula="of:=IF([.BA209]=&quot;-&quot;;&quot;&quot;;IF([.$B$1]=2;INDEX([.$AR$16:.$AU$31];[.AZ209];[.BA209]);IF([.$B$1]=3;INDEX([.$AR$44:.$AU$98];[.AZ209];[.BA209]);INDEX([.$AR$113:.$AU$218];[.AZ209];[.BA209]))))" office:value-type="string" office:string-value="      (alignment-distances . (9 9 9 12 12 10 11 9 9)))" calcext:value-type="string">
            <text:p><text:s text:c="6"/>(alignment-distances . (9 9 9 12 12 10 11 9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/>
          <table:table-cell table:style-name="ce7" table:formula="of:=IF([.C211]=&quot;&quot;;&quot;&quot;;[.C211]-[.C210])">
            <text:p/>
          </table:table-cell>
          <table:table-cell table:number-columns-repeated="19"/>
          <table:table-cell table:style-name="ce44" table:formula="of:=MATCH([.C210];[.$Z$106:.$AG$106];1)" office:value-type="string" office:string-value="" calcext:value-type="error">
            <text:p>#N/D</text:p>
          </table:table-cell>
          <table:table-cell table:style-name="ce44" table:formula="of:=MATCH([.D210]+[.C210];[.$Z$106:.$AG$106];1)" office:value-type="string" office:string-value="" calcext:value-type="error">
            <text:p>#VALEUR !</text:p>
          </table:table-cell>
          <table:table-cell table:style-name="ce2" table:formula="of:=IF(AND([.Z$112]&lt;=[.$Y210];[.Z$112]&gt;=[.$X210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0];[.AA$112]&gt;=[.$X210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0];[.AB$112]&gt;=[.$X210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0];[.AC$112]&gt;=[.$X210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0];[.AD$112]&gt;=[.$X210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0];[.AE$112]&gt;=[.$X210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0];[.AF$112]&gt;=[.$X210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0];[.AG$112]&gt;=[.$X210]);INDEX([.$Z$106:.$AG$106];[.AG$112]);&quot;&quot;)" office:value-type="string" office:string-value="" calcext:value-type="error">
            <text:p>#VALEUR !</text:p>
          </table:table-cell>
          <table:table-cell table:formula="of:=IF([.Z210]=&quot;&quot;;0;MIN([.D210];[.$AA$106]-[.C210]))" office:value-type="string" office:string-value="" calcext:value-type="error">
            <text:p>#VALEUR !</text:p>
          </table:table-cell>
          <table:table-cell table:formula="of:=IF([.AA210]=&quot;&quot;;0;MIN([.$AB$106]-[.C210];[.$AB$106]-[.$AA$106];[.D210]-[.AH210]))" office:value-type="string" office:string-value="" calcext:value-type="error">
            <text:p>#VALEUR !</text:p>
          </table:table-cell>
          <table:table-cell table:formula="of:=IF([.AB210]=&quot;&quot;;0;MIN([.$AC$106]-[.C210];[.$AC$106]-[.$AB$106];[.D210]-[.AH210]-[.AI210]))" office:value-type="string" office:string-value="" calcext:value-type="error">
            <text:p>#VALEUR !</text:p>
          </table:table-cell>
          <table:table-cell table:formula="of:=IF([.AC210]=&quot;&quot;;0;MIN([.$AD$106]-[.C210];[.$AD$106]-[.$AC$106];[.D210]-[.AH210]-[.AI210]-[.AJ210]))" office:value-type="string" office:string-value="" calcext:value-type="error">
            <text:p>#VALEUR !</text:p>
          </table:table-cell>
          <table:table-cell table:formula="of:=IF([.AD210]=&quot;&quot;;0;MIN([.$AE$106]-[.C210];[.$AE$106]-[.$AD$106];[.D210]-[.AH210]-[.AI210]-[.AJ210]-[.AK210]))" office:value-type="string" office:string-value="" calcext:value-type="error">
            <text:p>#VALEUR !</text:p>
          </table:table-cell>
          <table:table-cell table:formula="of:=IF([.AE210]=&quot;&quot;;0;MIN([.$AF$106]-[.C210];[.$AF$106]-[.$AE$106];[.D210]-[.AH210]-[.AI210]-[.AJ210]-[.AK210]-[.AL210]))" office:value-type="string" office:string-value="" calcext:value-type="error">
            <text:p>#VALEUR !</text:p>
          </table:table-cell>
          <table:table-cell table:formula="of:=IF([.AF210]=&quot;&quot;;0;MIN([.$AG$106]-[.C210];[.$AG$106]-[.$AF$106];[.D210]-[.AH210]-[.AI210]-[.AJ210]-[.AK210]-[.AL210]-[.AM210]))" office:value-type="string" office:string-value="" calcext:value-type="error">
            <text:p>#VALEUR !</text:p>
          </table:table-cell>
          <table:table-cell/>
          <table:table-cell table:style-name="ce2" table:formula="of:=IF([.AH210]&gt;=1;[.$AH$112]&amp;&quot;*&quot;&amp;[.AH210]&amp;&quot; &quot;;&quot;&quot;)&amp;IF([.AI210]&gt;=1;[.$AI$112]&amp;&quot;*&quot;&amp;[.AI210]&amp;&quot; &quot;;&quot;&quot;)&amp;IF([.AJ210]&gt;=1;[.$AJ$112]&amp;&quot;*&quot;&amp;[.AJ210]&amp;&quot; &quot;;&quot;&quot;)&amp;IF([.AK210]&gt;=1;[.$AK$112]&amp;&quot;*&quot;&amp;[.AK210]&amp;&quot; &quot;;&quot;&quot;)&amp;IF([.AL210]&gt;=1;[.$AL$112]&amp;&quot;*&quot;&amp;[.AL210]&amp;&quot; &quot;;&quot;&quot;)&amp;IF([.AM210]&gt;=1;[.$AM$112]&amp;&quot;*&quot;&amp;[.AM210]&amp;&quot; &quot;;&quot;&quot;)&amp;IF([.AN210]&gt;=1;[.$AN$112]&amp;&quot;*&quot;&amp;[.AN210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0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0:.T210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0]=&quot;Y&quot;;&quot;\acciaccatura s8 &quot;;&quot;&quot;)&amp;[.AP210]&amp;&quot; &quot;&amp;IF([.E210]=&quot;b&quot;;&quot;\break&quot;;IF([.E210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6]&lt;[.$AZ$9];[.AZ206]+1;&quot;-&quot;)" office:value-type="float" office:value="50" calcext:value-type="float">
            <text:p>50</text:p>
          </table:table-cell>
          <table:table-cell table:formula="of:=IF([.AZ206]&lt;[.$AZ$9];[.BA206];&quot;-&quot;)" office:value-type="float" office:value="4" calcext:value-type="float">
            <text:p>4</text:p>
          </table:table-cell>
          <table:table-cell table:formula="of:=IF([.BA210]=&quot;-&quot;;&quot;&quot;;IF([.$B$1]=2;INDEX([.$AR$16:.$AU$31];[.AZ210];[.BA210]);IF([.$B$1]=3;INDEX([.$AR$44:.$AU$98];[.AZ210];[.BA210]);INDEX([.$AR$113:.$AU$218];[.AZ210];[.BA210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/>
          <table:table-cell table:style-name="ce7" table:formula="of:=IF([.C212]=&quot;&quot;;&quot;&quot;;[.C212]-[.C211])">
            <text:p/>
          </table:table-cell>
          <table:table-cell table:number-columns-repeated="19"/>
          <table:table-cell table:style-name="ce44" table:formula="of:=MATCH([.C211];[.$Z$106:.$AG$106];1)" office:value-type="string" office:string-value="" calcext:value-type="error">
            <text:p>#N/D</text:p>
          </table:table-cell>
          <table:table-cell table:style-name="ce44" table:formula="of:=MATCH([.D211]+[.C211];[.$Z$106:.$AG$106];1)" office:value-type="string" office:string-value="" calcext:value-type="error">
            <text:p>#VALEUR !</text:p>
          </table:table-cell>
          <table:table-cell table:style-name="ce2" table:formula="of:=IF(AND([.Z$112]&lt;=[.$Y211];[.Z$112]&gt;=[.$X211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1];[.AA$112]&gt;=[.$X211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1];[.AB$112]&gt;=[.$X211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1];[.AC$112]&gt;=[.$X211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1];[.AD$112]&gt;=[.$X211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1];[.AE$112]&gt;=[.$X211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1];[.AF$112]&gt;=[.$X211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1];[.AG$112]&gt;=[.$X211]);INDEX([.$Z$106:.$AG$106];[.AG$112]);&quot;&quot;)" office:value-type="string" office:string-value="" calcext:value-type="error">
            <text:p>#VALEUR !</text:p>
          </table:table-cell>
          <table:table-cell table:formula="of:=IF([.Z211]=&quot;&quot;;0;MIN([.D211];[.$AA$106]-[.C211]))" office:value-type="string" office:string-value="" calcext:value-type="error">
            <text:p>#VALEUR !</text:p>
          </table:table-cell>
          <table:table-cell table:formula="of:=IF([.AA211]=&quot;&quot;;0;MIN([.$AB$106]-[.C211];[.$AB$106]-[.$AA$106];[.D211]-[.AH211]))" office:value-type="string" office:string-value="" calcext:value-type="error">
            <text:p>#VALEUR !</text:p>
          </table:table-cell>
          <table:table-cell table:formula="of:=IF([.AB211]=&quot;&quot;;0;MIN([.$AC$106]-[.C211];[.$AC$106]-[.$AB$106];[.D211]-[.AH211]-[.AI211]))" office:value-type="string" office:string-value="" calcext:value-type="error">
            <text:p>#VALEUR !</text:p>
          </table:table-cell>
          <table:table-cell table:formula="of:=IF([.AC211]=&quot;&quot;;0;MIN([.$AD$106]-[.C211];[.$AD$106]-[.$AC$106];[.D211]-[.AH211]-[.AI211]-[.AJ211]))" office:value-type="string" office:string-value="" calcext:value-type="error">
            <text:p>#VALEUR !</text:p>
          </table:table-cell>
          <table:table-cell table:formula="of:=IF([.AD211]=&quot;&quot;;0;MIN([.$AE$106]-[.C211];[.$AE$106]-[.$AD$106];[.D211]-[.AH211]-[.AI211]-[.AJ211]-[.AK211]))" office:value-type="string" office:string-value="" calcext:value-type="error">
            <text:p>#VALEUR !</text:p>
          </table:table-cell>
          <table:table-cell table:formula="of:=IF([.AE211]=&quot;&quot;;0;MIN([.$AF$106]-[.C211];[.$AF$106]-[.$AE$106];[.D211]-[.AH211]-[.AI211]-[.AJ211]-[.AK211]-[.AL211]))" office:value-type="string" office:string-value="" calcext:value-type="error">
            <text:p>#VALEUR !</text:p>
          </table:table-cell>
          <table:table-cell table:formula="of:=IF([.AF211]=&quot;&quot;;0;MIN([.$AG$106]-[.C211];[.$AG$106]-[.$AF$106];[.D211]-[.AH211]-[.AI211]-[.AJ211]-[.AK211]-[.AL211]-[.AM211]))" office:value-type="string" office:string-value="" calcext:value-type="error">
            <text:p>#VALEUR !</text:p>
          </table:table-cell>
          <table:table-cell/>
          <table:table-cell table:style-name="ce2" table:formula="of:=IF([.AH211]&gt;=1;[.$AH$112]&amp;&quot;*&quot;&amp;[.AH211]&amp;&quot; &quot;;&quot;&quot;)&amp;IF([.AI211]&gt;=1;[.$AI$112]&amp;&quot;*&quot;&amp;[.AI211]&amp;&quot; &quot;;&quot;&quot;)&amp;IF([.AJ211]&gt;=1;[.$AJ$112]&amp;&quot;*&quot;&amp;[.AJ211]&amp;&quot; &quot;;&quot;&quot;)&amp;IF([.AK211]&gt;=1;[.$AK$112]&amp;&quot;*&quot;&amp;[.AK211]&amp;&quot; &quot;;&quot;&quot;)&amp;IF([.AL211]&gt;=1;[.$AL$112]&amp;&quot;*&quot;&amp;[.AL211]&amp;&quot; &quot;;&quot;&quot;)&amp;IF([.AM211]&gt;=1;[.$AM$112]&amp;&quot;*&quot;&amp;[.AM211]&amp;&quot; &quot;;&quot;&quot;)&amp;IF([.AN211]&gt;=1;[.$AN$112]&amp;&quot;*&quot;&amp;[.AN211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1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1:.T211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1]=&quot;Y&quot;;&quot;\acciaccatura s8 &quot;;&quot;&quot;)&amp;[.AP211]&amp;&quot; &quot;&amp;IF([.E211]=&quot;b&quot;;&quot;\break&quot;;IF([.E211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7]&lt;[.$AZ$9];[.AZ207]+1;&quot;-&quot;)" office:value-type="float" office:value="51" calcext:value-type="float">
            <text:p>51</text:p>
          </table:table-cell>
          <table:table-cell table:formula="of:=IF([.AZ207]&lt;[.$AZ$9];[.BA207];&quot;-&quot;)" office:value-type="float" office:value="1" calcext:value-type="float">
            <text:p>1</text:p>
          </table:table-cell>
          <table:table-cell table:formula="of:=IF([.BA211]=&quot;-&quot;;&quot;&quot;;IF([.$B$1]=2;INDEX([.$AR$16:.$AU$31];[.AZ211];[.BA211]);IF([.$B$1]=3;INDEX([.$AR$44:.$AU$98];[.AZ211];[.BA211]);INDEX([.$AR$113:.$AU$218];[.AZ211];[.BA2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/>
          <table:table-cell table:style-name="ce7" table:formula="of:=IF([.C213]=&quot;&quot;;&quot;&quot;;[.C213]-[.C212])">
            <text:p/>
          </table:table-cell>
          <table:table-cell table:number-columns-repeated="19"/>
          <table:table-cell table:style-name="ce44" table:formula="of:=MATCH([.C212];[.$Z$106:.$AG$106];1)" office:value-type="string" office:string-value="" calcext:value-type="error">
            <text:p>#N/D</text:p>
          </table:table-cell>
          <table:table-cell table:style-name="ce44" table:formula="of:=MATCH([.D212]+[.C212];[.$Z$106:.$AG$106];1)" office:value-type="string" office:string-value="" calcext:value-type="error">
            <text:p>#VALEUR !</text:p>
          </table:table-cell>
          <table:table-cell table:style-name="ce2" table:formula="of:=IF(AND([.Z$112]&lt;=[.$Y212];[.Z$112]&gt;=[.$X212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2];[.AA$112]&gt;=[.$X212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2];[.AB$112]&gt;=[.$X212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2];[.AC$112]&gt;=[.$X212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2];[.AD$112]&gt;=[.$X212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2];[.AE$112]&gt;=[.$X212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2];[.AF$112]&gt;=[.$X212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2];[.AG$112]&gt;=[.$X212]);INDEX([.$Z$106:.$AG$106];[.AG$112]);&quot;&quot;)" office:value-type="string" office:string-value="" calcext:value-type="error">
            <text:p>#VALEUR !</text:p>
          </table:table-cell>
          <table:table-cell table:formula="of:=IF([.Z212]=&quot;&quot;;0;MIN([.D212];[.$AA$106]-[.C212]))" office:value-type="string" office:string-value="" calcext:value-type="error">
            <text:p>#VALEUR !</text:p>
          </table:table-cell>
          <table:table-cell table:formula="of:=IF([.AA212]=&quot;&quot;;0;MIN([.$AB$106]-[.C212];[.$AB$106]-[.$AA$106];[.D212]-[.AH212]))" office:value-type="string" office:string-value="" calcext:value-type="error">
            <text:p>#VALEUR !</text:p>
          </table:table-cell>
          <table:table-cell table:formula="of:=IF([.AB212]=&quot;&quot;;0;MIN([.$AC$106]-[.C212];[.$AC$106]-[.$AB$106];[.D212]-[.AH212]-[.AI212]))" office:value-type="string" office:string-value="" calcext:value-type="error">
            <text:p>#VALEUR !</text:p>
          </table:table-cell>
          <table:table-cell table:formula="of:=IF([.AC212]=&quot;&quot;;0;MIN([.$AD$106]-[.C212];[.$AD$106]-[.$AC$106];[.D212]-[.AH212]-[.AI212]-[.AJ212]))" office:value-type="string" office:string-value="" calcext:value-type="error">
            <text:p>#VALEUR !</text:p>
          </table:table-cell>
          <table:table-cell table:formula="of:=IF([.AD212]=&quot;&quot;;0;MIN([.$AE$106]-[.C212];[.$AE$106]-[.$AD$106];[.D212]-[.AH212]-[.AI212]-[.AJ212]-[.AK212]))" office:value-type="string" office:string-value="" calcext:value-type="error">
            <text:p>#VALEUR !</text:p>
          </table:table-cell>
          <table:table-cell table:formula="of:=IF([.AE212]=&quot;&quot;;0;MIN([.$AF$106]-[.C212];[.$AF$106]-[.$AE$106];[.D212]-[.AH212]-[.AI212]-[.AJ212]-[.AK212]-[.AL212]))" office:value-type="string" office:string-value="" calcext:value-type="error">
            <text:p>#VALEUR !</text:p>
          </table:table-cell>
          <table:table-cell table:formula="of:=IF([.AF212]=&quot;&quot;;0;MIN([.$AG$106]-[.C212];[.$AG$106]-[.$AF$106];[.D212]-[.AH212]-[.AI212]-[.AJ212]-[.AK212]-[.AL212]-[.AM212]))" office:value-type="string" office:string-value="" calcext:value-type="error">
            <text:p>#VALEUR !</text:p>
          </table:table-cell>
          <table:table-cell/>
          <table:table-cell table:style-name="ce2" table:formula="of:=IF([.AH212]&gt;=1;[.$AH$112]&amp;&quot;*&quot;&amp;[.AH212]&amp;&quot; &quot;;&quot;&quot;)&amp;IF([.AI212]&gt;=1;[.$AI$112]&amp;&quot;*&quot;&amp;[.AI212]&amp;&quot; &quot;;&quot;&quot;)&amp;IF([.AJ212]&gt;=1;[.$AJ$112]&amp;&quot;*&quot;&amp;[.AJ212]&amp;&quot; &quot;;&quot;&quot;)&amp;IF([.AK212]&gt;=1;[.$AK$112]&amp;&quot;*&quot;&amp;[.AK212]&amp;&quot; &quot;;&quot;&quot;)&amp;IF([.AL212]&gt;=1;[.$AL$112]&amp;&quot;*&quot;&amp;[.AL212]&amp;&quot; &quot;;&quot;&quot;)&amp;IF([.AM212]&gt;=1;[.$AM$112]&amp;&quot;*&quot;&amp;[.AM212]&amp;&quot; &quot;;&quot;&quot;)&amp;IF([.AN212]&gt;=1;[.$AN$112]&amp;&quot;*&quot;&amp;[.AN212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2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2:.T212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2]=&quot;Y&quot;;&quot;\acciaccatura s8 &quot;;&quot;&quot;)&amp;[.AP212]&amp;&quot; &quot;&amp;IF([.E212]=&quot;b&quot;;&quot;\break&quot;;IF([.E212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8]&lt;[.$AZ$9];[.AZ208]+1;&quot;-&quot;)" office:value-type="float" office:value="51" calcext:value-type="float">
            <text:p>51</text:p>
          </table:table-cell>
          <table:table-cell table:formula="of:=IF([.AZ208]&lt;[.$AZ$9];[.BA208];&quot;-&quot;)" office:value-type="float" office:value="2" calcext:value-type="float">
            <text:p>2</text:p>
          </table:table-cell>
          <table:table-cell table:formula="of:=IF([.BA212]=&quot;-&quot;;&quot;&quot;;IF([.$B$1]=2;INDEX([.$AR$16:.$AU$31];[.AZ212];[.BA212]);IF([.$B$1]=3;INDEX([.$AR$44:.$AU$98];[.AZ212];[.BA212]);INDEX([.$AR$113:.$AU$218];[.AZ212];[.BA21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/>
          <table:table-cell table:style-name="ce7" table:formula="of:=IF([.C214]=&quot;&quot;;&quot;&quot;;[.C214]-[.C213])">
            <text:p/>
          </table:table-cell>
          <table:table-cell table:number-columns-repeated="19"/>
          <table:table-cell table:style-name="ce44" table:formula="of:=MATCH([.C213];[.$Z$106:.$AG$106];1)" office:value-type="string" office:string-value="" calcext:value-type="error">
            <text:p>#N/D</text:p>
          </table:table-cell>
          <table:table-cell table:style-name="ce44" table:formula="of:=MATCH([.D213]+[.C213];[.$Z$106:.$AG$106];1)" office:value-type="string" office:string-value="" calcext:value-type="error">
            <text:p>#VALEUR !</text:p>
          </table:table-cell>
          <table:table-cell table:style-name="ce2" table:formula="of:=IF(AND([.Z$112]&lt;=[.$Y213];[.Z$112]&gt;=[.$X213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3];[.AA$112]&gt;=[.$X213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3];[.AB$112]&gt;=[.$X213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3];[.AC$112]&gt;=[.$X213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3];[.AD$112]&gt;=[.$X213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3];[.AE$112]&gt;=[.$X213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3];[.AF$112]&gt;=[.$X213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3];[.AG$112]&gt;=[.$X213]);INDEX([.$Z$106:.$AG$106];[.AG$112]);&quot;&quot;)" office:value-type="string" office:string-value="" calcext:value-type="error">
            <text:p>#VALEUR !</text:p>
          </table:table-cell>
          <table:table-cell table:formula="of:=IF([.Z213]=&quot;&quot;;0;MIN([.D213];[.$AA$106]-[.C213]))" office:value-type="string" office:string-value="" calcext:value-type="error">
            <text:p>#VALEUR !</text:p>
          </table:table-cell>
          <table:table-cell table:formula="of:=IF([.AA213]=&quot;&quot;;0;MIN([.$AB$106]-[.C213];[.$AB$106]-[.$AA$106];[.D213]-[.AH213]))" office:value-type="string" office:string-value="" calcext:value-type="error">
            <text:p>#VALEUR !</text:p>
          </table:table-cell>
          <table:table-cell table:formula="of:=IF([.AB213]=&quot;&quot;;0;MIN([.$AC$106]-[.C213];[.$AC$106]-[.$AB$106];[.D213]-[.AH213]-[.AI213]))" office:value-type="string" office:string-value="" calcext:value-type="error">
            <text:p>#VALEUR !</text:p>
          </table:table-cell>
          <table:table-cell table:formula="of:=IF([.AC213]=&quot;&quot;;0;MIN([.$AD$106]-[.C213];[.$AD$106]-[.$AC$106];[.D213]-[.AH213]-[.AI213]-[.AJ213]))" office:value-type="string" office:string-value="" calcext:value-type="error">
            <text:p>#VALEUR !</text:p>
          </table:table-cell>
          <table:table-cell table:formula="of:=IF([.AD213]=&quot;&quot;;0;MIN([.$AE$106]-[.C213];[.$AE$106]-[.$AD$106];[.D213]-[.AH213]-[.AI213]-[.AJ213]-[.AK213]))" office:value-type="string" office:string-value="" calcext:value-type="error">
            <text:p>#VALEUR !</text:p>
          </table:table-cell>
          <table:table-cell table:formula="of:=IF([.AE213]=&quot;&quot;;0;MIN([.$AF$106]-[.C213];[.$AF$106]-[.$AE$106];[.D213]-[.AH213]-[.AI213]-[.AJ213]-[.AK213]-[.AL213]))" office:value-type="string" office:string-value="" calcext:value-type="error">
            <text:p>#VALEUR !</text:p>
          </table:table-cell>
          <table:table-cell table:formula="of:=IF([.AF213]=&quot;&quot;;0;MIN([.$AG$106]-[.C213];[.$AG$106]-[.$AF$106];[.D213]-[.AH213]-[.AI213]-[.AJ213]-[.AK213]-[.AL213]-[.AM213]))" office:value-type="string" office:string-value="" calcext:value-type="error">
            <text:p>#VALEUR !</text:p>
          </table:table-cell>
          <table:table-cell/>
          <table:table-cell table:style-name="ce2" table:formula="of:=IF([.AH213]&gt;=1;[.$AH$112]&amp;&quot;*&quot;&amp;[.AH213]&amp;&quot; &quot;;&quot;&quot;)&amp;IF([.AI213]&gt;=1;[.$AI$112]&amp;&quot;*&quot;&amp;[.AI213]&amp;&quot; &quot;;&quot;&quot;)&amp;IF([.AJ213]&gt;=1;[.$AJ$112]&amp;&quot;*&quot;&amp;[.AJ213]&amp;&quot; &quot;;&quot;&quot;)&amp;IF([.AK213]&gt;=1;[.$AK$112]&amp;&quot;*&quot;&amp;[.AK213]&amp;&quot; &quot;;&quot;&quot;)&amp;IF([.AL213]&gt;=1;[.$AL$112]&amp;&quot;*&quot;&amp;[.AL213]&amp;&quot; &quot;;&quot;&quot;)&amp;IF([.AM213]&gt;=1;[.$AM$112]&amp;&quot;*&quot;&amp;[.AM213]&amp;&quot; &quot;;&quot;&quot;)&amp;IF([.AN213]&gt;=1;[.$AN$112]&amp;&quot;*&quot;&amp;[.AN213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3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3:.T213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3]=&quot;Y&quot;;&quot;\acciaccatura s8 &quot;;&quot;&quot;)&amp;[.AP213]&amp;&quot; &quot;&amp;IF([.E213]=&quot;b&quot;;&quot;\break&quot;;IF([.E213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09]&lt;[.$AZ$9];[.AZ209]+1;&quot;-&quot;)" office:value-type="float" office:value="51" calcext:value-type="float">
            <text:p>51</text:p>
          </table:table-cell>
          <table:table-cell table:formula="of:=IF([.AZ209]&lt;[.$AZ$9];[.BA209];&quot;-&quot;)" office:value-type="float" office:value="3" calcext:value-type="float">
            <text:p>3</text:p>
          </table:table-cell>
          <table:table-cell table:formula="of:=IF([.BA213]=&quot;-&quot;;&quot;&quot;;IF([.$B$1]=2;INDEX([.$AR$16:.$AU$31];[.AZ213];[.BA213]);IF([.$B$1]=3;INDEX([.$AR$44:.$AU$98];[.AZ213];[.BA213]);INDEX([.$AR$113:.$AU$218];[.AZ213];[.BA213]))))" office:value-type="string" office:string-value="      (alignment-distances . (11 10 14 10 12 9 11 8 9)))" calcext:value-type="string">
            <text:p><text:s text:c="6"/>(alignment-distances . (11 10 14 10 12 9 11 8 9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/>
          <table:table-cell table:style-name="ce7" table:formula="of:=IF([.C215]=&quot;&quot;;&quot;&quot;;[.C215]-[.C214])">
            <text:p/>
          </table:table-cell>
          <table:table-cell table:number-columns-repeated="19"/>
          <table:table-cell table:style-name="ce44" table:formula="of:=MATCH([.C214];[.$Z$106:.$AG$106];1)" office:value-type="string" office:string-value="" calcext:value-type="error">
            <text:p>#N/D</text:p>
          </table:table-cell>
          <table:table-cell table:style-name="ce44" table:formula="of:=MATCH([.D214]+[.C214];[.$Z$106:.$AG$106];1)" office:value-type="string" office:string-value="" calcext:value-type="error">
            <text:p>#VALEUR !</text:p>
          </table:table-cell>
          <table:table-cell table:style-name="ce2" table:formula="of:=IF(AND([.Z$112]&lt;=[.$Y214];[.Z$112]&gt;=[.$X214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4];[.AA$112]&gt;=[.$X214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4];[.AB$112]&gt;=[.$X214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4];[.AC$112]&gt;=[.$X214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4];[.AD$112]&gt;=[.$X214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4];[.AE$112]&gt;=[.$X214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4];[.AF$112]&gt;=[.$X214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4];[.AG$112]&gt;=[.$X214]);INDEX([.$Z$106:.$AG$106];[.AG$112]);&quot;&quot;)" office:value-type="string" office:string-value="" calcext:value-type="error">
            <text:p>#VALEUR !</text:p>
          </table:table-cell>
          <table:table-cell table:formula="of:=IF([.Z214]=&quot;&quot;;0;MIN([.D214];[.$AA$106]-[.C214]))" office:value-type="string" office:string-value="" calcext:value-type="error">
            <text:p>#VALEUR !</text:p>
          </table:table-cell>
          <table:table-cell table:formula="of:=IF([.AA214]=&quot;&quot;;0;MIN([.$AB$106]-[.C214];[.$AB$106]-[.$AA$106];[.D214]-[.AH214]))" office:value-type="string" office:string-value="" calcext:value-type="error">
            <text:p>#VALEUR !</text:p>
          </table:table-cell>
          <table:table-cell table:formula="of:=IF([.AB214]=&quot;&quot;;0;MIN([.$AC$106]-[.C214];[.$AC$106]-[.$AB$106];[.D214]-[.AH214]-[.AI214]))" office:value-type="string" office:string-value="" calcext:value-type="error">
            <text:p>#VALEUR !</text:p>
          </table:table-cell>
          <table:table-cell table:formula="of:=IF([.AC214]=&quot;&quot;;0;MIN([.$AD$106]-[.C214];[.$AD$106]-[.$AC$106];[.D214]-[.AH214]-[.AI214]-[.AJ214]))" office:value-type="string" office:string-value="" calcext:value-type="error">
            <text:p>#VALEUR !</text:p>
          </table:table-cell>
          <table:table-cell table:formula="of:=IF([.AD214]=&quot;&quot;;0;MIN([.$AE$106]-[.C214];[.$AE$106]-[.$AD$106];[.D214]-[.AH214]-[.AI214]-[.AJ214]-[.AK214]))" office:value-type="string" office:string-value="" calcext:value-type="error">
            <text:p>#VALEUR !</text:p>
          </table:table-cell>
          <table:table-cell table:formula="of:=IF([.AE214]=&quot;&quot;;0;MIN([.$AF$106]-[.C214];[.$AF$106]-[.$AE$106];[.D214]-[.AH214]-[.AI214]-[.AJ214]-[.AK214]-[.AL214]))" office:value-type="string" office:string-value="" calcext:value-type="error">
            <text:p>#VALEUR !</text:p>
          </table:table-cell>
          <table:table-cell table:formula="of:=IF([.AF214]=&quot;&quot;;0;MIN([.$AG$106]-[.C214];[.$AG$106]-[.$AF$106];[.D214]-[.AH214]-[.AI214]-[.AJ214]-[.AK214]-[.AL214]-[.AM214]))" office:value-type="string" office:string-value="" calcext:value-type="error">
            <text:p>#VALEUR !</text:p>
          </table:table-cell>
          <table:table-cell/>
          <table:table-cell table:style-name="ce2" table:formula="of:=IF([.AH214]&gt;=1;[.$AH$112]&amp;&quot;*&quot;&amp;[.AH214]&amp;&quot; &quot;;&quot;&quot;)&amp;IF([.AI214]&gt;=1;[.$AI$112]&amp;&quot;*&quot;&amp;[.AI214]&amp;&quot; &quot;;&quot;&quot;)&amp;IF([.AJ214]&gt;=1;[.$AJ$112]&amp;&quot;*&quot;&amp;[.AJ214]&amp;&quot; &quot;;&quot;&quot;)&amp;IF([.AK214]&gt;=1;[.$AK$112]&amp;&quot;*&quot;&amp;[.AK214]&amp;&quot; &quot;;&quot;&quot;)&amp;IF([.AL214]&gt;=1;[.$AL$112]&amp;&quot;*&quot;&amp;[.AL214]&amp;&quot; &quot;;&quot;&quot;)&amp;IF([.AM214]&gt;=1;[.$AM$112]&amp;&quot;*&quot;&amp;[.AM214]&amp;&quot; &quot;;&quot;&quot;)&amp;IF([.AN214]&gt;=1;[.$AN$112]&amp;&quot;*&quot;&amp;[.AN214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4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4:.T214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4]=&quot;Y&quot;;&quot;\acciaccatura s8 &quot;;&quot;&quot;)&amp;[.AP214]&amp;&quot; &quot;&amp;IF([.E214]=&quot;b&quot;;&quot;\break&quot;;IF([.E214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0]&lt;[.$AZ$9];[.AZ210]+1;&quot;-&quot;)" office:value-type="float" office:value="51" calcext:value-type="float">
            <text:p>51</text:p>
          </table:table-cell>
          <table:table-cell table:formula="of:=IF([.AZ210]&lt;[.$AZ$9];[.BA210];&quot;-&quot;)" office:value-type="float" office:value="4" calcext:value-type="float">
            <text:p>4</text:p>
          </table:table-cell>
          <table:table-cell table:formula="of:=IF([.BA214]=&quot;-&quot;;&quot;&quot;;IF([.$B$1]=2;INDEX([.$AR$16:.$AU$31];[.AZ214];[.BA214]);IF([.$B$1]=3;INDEX([.$AR$44:.$AU$98];[.AZ214];[.BA214]);INDEX([.$AR$113:.$AU$218];[.AZ214];[.BA214]))))" office:value-type="string" office:string-value="s1*7  \pageBreak" calcext:value-type="string">
            <text:p>s1*7 <text:s/>\pageBreak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/>
          <table:table-cell table:style-name="ce7" table:formula="of:=IF([.C216]=&quot;&quot;;&quot;&quot;;[.C216]-[.C215])">
            <text:p/>
          </table:table-cell>
          <table:table-cell table:number-columns-repeated="19"/>
          <table:table-cell table:style-name="ce44" table:formula="of:=MATCH([.C215];[.$Z$106:.$AG$106];1)" office:value-type="string" office:string-value="" calcext:value-type="error">
            <text:p>#N/D</text:p>
          </table:table-cell>
          <table:table-cell table:style-name="ce44" table:formula="of:=MATCH([.D215]+[.C215];[.$Z$106:.$AG$106];1)" office:value-type="string" office:string-value="" calcext:value-type="error">
            <text:p>#VALEUR !</text:p>
          </table:table-cell>
          <table:table-cell table:style-name="ce2" table:formula="of:=IF(AND([.Z$112]&lt;=[.$Y215];[.Z$112]&gt;=[.$X215]);INDEX([.$Z$106:.$AG$106];[.Z$112]);&quot;&quot;)" office:value-type="string" office:string-value="" calcext:value-type="error">
            <text:p>#VALEUR !</text:p>
          </table:table-cell>
          <table:table-cell table:style-name="ce2" table:formula="of:=IF(AND([.AA$112]&lt;=[.$Y215];[.AA$112]&gt;=[.$X215]);INDEX([.$Z$106:.$AG$106];[.AA$112]);&quot;&quot;)" office:value-type="string" office:string-value="" calcext:value-type="error">
            <text:p>#VALEUR !</text:p>
          </table:table-cell>
          <table:table-cell table:style-name="ce2" table:formula="of:=IF(AND([.AB$112]&lt;=[.$Y215];[.AB$112]&gt;=[.$X215]);INDEX([.$Z$106:.$AG$106];[.AB$112]);&quot;&quot;)" office:value-type="string" office:string-value="" calcext:value-type="error">
            <text:p>#VALEUR !</text:p>
          </table:table-cell>
          <table:table-cell table:style-name="ce2" table:formula="of:=IF(AND([.AC$112]&lt;=[.$Y215];[.AC$112]&gt;=[.$X215]);INDEX([.$Z$106:.$AG$106];[.AC$112]);&quot;&quot;)" office:value-type="string" office:string-value="" calcext:value-type="error">
            <text:p>#VALEUR !</text:p>
          </table:table-cell>
          <table:table-cell table:style-name="ce2" table:formula="of:=IF(AND([.AD$112]&lt;=[.$Y215];[.AD$112]&gt;=[.$X215]);INDEX([.$Z$106:.$AG$106];[.AD$112]);&quot;&quot;)" office:value-type="string" office:string-value="" calcext:value-type="error">
            <text:p>#VALEUR !</text:p>
          </table:table-cell>
          <table:table-cell table:style-name="ce2" table:formula="of:=IF(AND([.AE$112]&lt;=[.$Y215];[.AE$112]&gt;=[.$X215]);INDEX([.$Z$106:.$AG$106];[.AE$112]);&quot;&quot;)" office:value-type="string" office:string-value="" calcext:value-type="error">
            <text:p>#VALEUR !</text:p>
          </table:table-cell>
          <table:table-cell table:style-name="ce2" table:formula="of:=IF(AND([.AF$112]&lt;=[.$Y215];[.AF$112]&gt;=[.$X215]);INDEX([.$Z$106:.$AG$106];[.AF$112]);&quot;&quot;)" office:value-type="string" office:string-value="" calcext:value-type="error">
            <text:p>#VALEUR !</text:p>
          </table:table-cell>
          <table:table-cell table:style-name="ce2" table:formula="of:=IF(AND([.AG$112]&lt;=[.$Y215];[.AG$112]&gt;=[.$X215]);INDEX([.$Z$106:.$AG$106];[.AG$112]);&quot;&quot;)" office:value-type="string" office:string-value="" calcext:value-type="error">
            <text:p>#VALEUR !</text:p>
          </table:table-cell>
          <table:table-cell table:formula="of:=IF([.Z215]=&quot;&quot;;0;MIN([.D215];[.$AA$106]-[.C215]))" office:value-type="string" office:string-value="" calcext:value-type="error">
            <text:p>#VALEUR !</text:p>
          </table:table-cell>
          <table:table-cell table:formula="of:=IF([.AA215]=&quot;&quot;;0;MIN([.$AB$106]-[.C215];[.$AB$106]-[.$AA$106];[.D215]-[.AH215]))" office:value-type="string" office:string-value="" calcext:value-type="error">
            <text:p>#VALEUR !</text:p>
          </table:table-cell>
          <table:table-cell table:formula="of:=IF([.AB215]=&quot;&quot;;0;MIN([.$AC$106]-[.C215];[.$AC$106]-[.$AB$106];[.D215]-[.AH215]-[.AI215]))" office:value-type="string" office:string-value="" calcext:value-type="error">
            <text:p>#VALEUR !</text:p>
          </table:table-cell>
          <table:table-cell table:formula="of:=IF([.AC215]=&quot;&quot;;0;MIN([.$AD$106]-[.C215];[.$AD$106]-[.$AC$106];[.D215]-[.AH215]-[.AI215]-[.AJ215]))" office:value-type="string" office:string-value="" calcext:value-type="error">
            <text:p>#VALEUR !</text:p>
          </table:table-cell>
          <table:table-cell table:formula="of:=IF([.AD215]=&quot;&quot;;0;MIN([.$AE$106]-[.C215];[.$AE$106]-[.$AD$106];[.D215]-[.AH215]-[.AI215]-[.AJ215]-[.AK215]))" office:value-type="string" office:string-value="" calcext:value-type="error">
            <text:p>#VALEUR !</text:p>
          </table:table-cell>
          <table:table-cell table:formula="of:=IF([.AE215]=&quot;&quot;;0;MIN([.$AF$106]-[.C215];[.$AF$106]-[.$AE$106];[.D215]-[.AH215]-[.AI215]-[.AJ215]-[.AK215]-[.AL215]))" office:value-type="string" office:string-value="" calcext:value-type="error">
            <text:p>#VALEUR !</text:p>
          </table:table-cell>
          <table:table-cell table:formula="of:=IF([.AF215]=&quot;&quot;;0;MIN([.$AG$106]-[.C215];[.$AG$106]-[.$AF$106];[.D215]-[.AH215]-[.AI215]-[.AJ215]-[.AK215]-[.AL215]-[.AM215]))" office:value-type="string" office:string-value="" calcext:value-type="error">
            <text:p>#VALEUR !</text:p>
          </table:table-cell>
          <table:table-cell/>
          <table:table-cell table:style-name="ce2" table:formula="of:=IF([.AH215]&gt;=1;[.$AH$112]&amp;&quot;*&quot;&amp;[.AH215]&amp;&quot; &quot;;&quot;&quot;)&amp;IF([.AI215]&gt;=1;[.$AI$112]&amp;&quot;*&quot;&amp;[.AI215]&amp;&quot; &quot;;&quot;&quot;)&amp;IF([.AJ215]&gt;=1;[.$AJ$112]&amp;&quot;*&quot;&amp;[.AJ215]&amp;&quot; &quot;;&quot;&quot;)&amp;IF([.AK215]&gt;=1;[.$AK$112]&amp;&quot;*&quot;&amp;[.AK215]&amp;&quot; &quot;;&quot;&quot;)&amp;IF([.AL215]&gt;=1;[.$AL$112]&amp;&quot;*&quot;&amp;[.AL215]&amp;&quot; &quot;;&quot;&quot;)&amp;IF([.AM215]&gt;=1;[.$AM$112]&amp;&quot;*&quot;&amp;[.AM215]&amp;&quot; &quot;;&quot;&quot;)&amp;IF([.AN215]&gt;=1;[.$AN$112]&amp;&quot;*&quot;&amp;[.AN215]&amp;&quot; &quot;;&quot;&quot;)" office:value-type="string" office:string-value="" calcext:value-type="error">
            <text:p>#VALEUR !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5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5:.T215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5]=&quot;Y&quot;;&quot;\acciaccatura s8 &quot;;&quot;&quot;)&amp;[.AP215]&amp;&quot; &quot;&amp;IF([.E215]=&quot;b&quot;;&quot;\break&quot;;IF([.E215]=&quot;pb&quot;;&quot;\pageBreak&quot;))" office:value-type="string" office:string-value="" calcext:value-type="error">
            <text:p>#VALEUR !</text:p>
          </table:table-cell>
          <table:table-cell table:number-columns-repeated="4"/>
          <table:table-cell table:formula="of:=IF([.AZ211]&lt;[.$AZ$9];[.AZ211]+1;&quot;-&quot;)" office:value-type="float" office:value="52" calcext:value-type="float">
            <text:p>52</text:p>
          </table:table-cell>
          <table:table-cell table:formula="of:=IF([.AZ211]&lt;[.$AZ$9];[.BA211];&quot;-&quot;)" office:value-type="float" office:value="1" calcext:value-type="float">
            <text:p>1</text:p>
          </table:table-cell>
          <table:table-cell table:formula="of:=IF([.BA215]=&quot;-&quot;;&quot;&quot;;IF([.$B$1]=2;INDEX([.$AR$16:.$AU$31];[.AZ215];[.BA215]);IF([.$B$1]=3;INDEX([.$AR$44:.$AU$98];[.AZ215];[.BA215]);INDEX([.$AR$113:.$AU$218];[.AZ215];[.BA2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21"/>
          <table:table-cell table:style-name="ce44" table:formula="of:=MATCH([.C216];[.$Z$106:.$AG$106];1)" office:value-type="string" office:string-value="" calcext:value-type="error">
            <text:p>#N/D</text:p>
          </table:table-cell>
          <table:table-cell table:style-name="ce44" table:formula="of:=MATCH([.D216]+[.C216];[.$Z$106:.$AG$106];1)" office:value-type="float" office:value="1" calcext:value-type="float">
            <text:p>1</text:p>
          </table:table-cell>
          <table:table-cell table:style-name="ce2" table:formula="of:=IF(AND([.Z$112]&lt;=[.$Y216];[.Z$112]&gt;=[.$X216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6];[.AA$112]&gt;=[.$X216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6];[.AB$112]&gt;=[.$X216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6];[.AC$112]&gt;=[.$X216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6];[.AD$112]&gt;=[.$X216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6];[.AE$112]&gt;=[.$X216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6];[.AF$112]&gt;=[.$X216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6];[.AG$112]&gt;=[.$X216]);INDEX([.$Z$106:.$AG$106];[.AG$112]);&quot;&quot;)" office:value-type="string" office:string-value="" calcext:value-type="error">
            <text:p>#N/D</text:p>
          </table:table-cell>
          <table:table-cell table:formula="of:=IF([.Z216]=&quot;&quot;;0;MIN([.D216];[.$AA$106]-[.C216]))" office:value-type="string" office:string-value="" calcext:value-type="error">
            <text:p>#N/D</text:p>
          </table:table-cell>
          <table:table-cell table:formula="of:=IF([.AA216]=&quot;&quot;;0;MIN([.$AB$106]-[.C216];[.$AB$106]-[.$AA$106];[.D216]-[.AH216]))" office:value-type="string" office:string-value="" calcext:value-type="error">
            <text:p>#N/D</text:p>
          </table:table-cell>
          <table:table-cell table:formula="of:=IF([.AB216]=&quot;&quot;;0;MIN([.$AC$106]-[.C216];[.$AC$106]-[.$AB$106];[.D216]-[.AH216]-[.AI216]))" office:value-type="string" office:string-value="" calcext:value-type="error">
            <text:p>#N/D</text:p>
          </table:table-cell>
          <table:table-cell table:formula="of:=IF([.AC216]=&quot;&quot;;0;MIN([.$AD$106]-[.C216];[.$AD$106]-[.$AC$106];[.D216]-[.AH216]-[.AI216]-[.AJ216]))" office:value-type="string" office:string-value="" calcext:value-type="error">
            <text:p>#N/D</text:p>
          </table:table-cell>
          <table:table-cell table:formula="of:=IF([.AD216]=&quot;&quot;;0;MIN([.$AE$106]-[.C216];[.$AE$106]-[.$AD$106];[.D216]-[.AH216]-[.AI216]-[.AJ216]-[.AK216]))" office:value-type="string" office:string-value="" calcext:value-type="error">
            <text:p>#N/D</text:p>
          </table:table-cell>
          <table:table-cell table:formula="of:=IF([.AE216]=&quot;&quot;;0;MIN([.$AF$106]-[.C216];[.$AF$106]-[.$AE$106];[.D216]-[.AH216]-[.AI216]-[.AJ216]-[.AK216]-[.AL216]))" office:value-type="string" office:string-value="" calcext:value-type="error">
            <text:p>#N/D</text:p>
          </table:table-cell>
          <table:table-cell table:formula="of:=IF([.AF216]=&quot;&quot;;0;MIN([.$AG$106]-[.C216];[.$AG$106]-[.$AF$106];[.D216]-[.AH216]-[.AI216]-[.AJ216]-[.AK216]-[.AL216]-[.AM216]))" office:value-type="string" office:string-value="" calcext:value-type="error">
            <text:p>#N/D</text:p>
          </table:table-cell>
          <table:table-cell/>
          <table:table-cell table:style-name="ce2" table:formula="of:=IF([.AH216]&gt;=1;[.$AH$112]&amp;&quot;*&quot;&amp;[.AH216]&amp;&quot; &quot;;&quot;&quot;)&amp;IF([.AI216]&gt;=1;[.$AI$112]&amp;&quot;*&quot;&amp;[.AI216]&amp;&quot; &quot;;&quot;&quot;)&amp;IF([.AJ216]&gt;=1;[.$AJ$112]&amp;&quot;*&quot;&amp;[.AJ216]&amp;&quot; &quot;;&quot;&quot;)&amp;IF([.AK216]&gt;=1;[.$AK$112]&amp;&quot;*&quot;&amp;[.AK216]&amp;&quot; &quot;;&quot;&quot;)&amp;IF([.AL216]&gt;=1;[.$AL$112]&amp;&quot;*&quot;&amp;[.AL216]&amp;&quot; &quot;;&quot;&quot;)&amp;IF([.AM216]&gt;=1;[.$AM$112]&amp;&quot;*&quot;&amp;[.AM216]&amp;&quot; &quot;;&quot;&quot;)&amp;IF([.AN216]&gt;=1;[.$AN$112]&amp;&quot;*&quot;&amp;[.AN216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6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6:.T216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6]=&quot;Y&quot;;&quot;\acciaccatura s8 &quot;;&quot;&quot;)&amp;[.AP216]&amp;&quot; &quot;&amp;IF([.E216]=&quot;b&quot;;&quot;\break&quot;;IF([.E216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2]&lt;[.$AZ$9];[.AZ212]+1;&quot;-&quot;)" office:value-type="float" office:value="52" calcext:value-type="float">
            <text:p>52</text:p>
          </table:table-cell>
          <table:table-cell table:formula="of:=IF([.AZ212]&lt;[.$AZ$9];[.BA212];&quot;-&quot;)" office:value-type="float" office:value="2" calcext:value-type="float">
            <text:p>2</text:p>
          </table:table-cell>
          <table:table-cell table:formula="of:=IF([.BA216]=&quot;-&quot;;&quot;&quot;;IF([.$B$1]=2;INDEX([.$AR$16:.$AU$31];[.AZ216];[.BA216]);IF([.$B$1]=3;INDEX([.$AR$44:.$AU$98];[.AZ216];[.BA216]);INDEX([.$AR$113:.$AU$218];[.AZ216];[.BA21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21"/>
          <table:table-cell table:style-name="ce44" table:formula="of:=MATCH([.C217];[.$Z$106:.$AG$106];1)" office:value-type="string" office:string-value="" calcext:value-type="error">
            <text:p>#N/D</text:p>
          </table:table-cell>
          <table:table-cell table:style-name="ce44" table:formula="of:=MATCH([.D217]+[.C217];[.$Z$106:.$AG$106];1)" office:value-type="float" office:value="1" calcext:value-type="float">
            <text:p>1</text:p>
          </table:table-cell>
          <table:table-cell table:style-name="ce2" table:formula="of:=IF(AND([.Z$112]&lt;=[.$Y217];[.Z$112]&gt;=[.$X217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7];[.AA$112]&gt;=[.$X217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7];[.AB$112]&gt;=[.$X217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7];[.AC$112]&gt;=[.$X217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7];[.AD$112]&gt;=[.$X217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7];[.AE$112]&gt;=[.$X217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7];[.AF$112]&gt;=[.$X217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7];[.AG$112]&gt;=[.$X217]);INDEX([.$Z$106:.$AG$106];[.AG$112]);&quot;&quot;)" office:value-type="string" office:string-value="" calcext:value-type="error">
            <text:p>#N/D</text:p>
          </table:table-cell>
          <table:table-cell table:formula="of:=IF([.Z217]=&quot;&quot;;0;MIN([.D217];[.$AA$106]-[.C217]))" office:value-type="string" office:string-value="" calcext:value-type="error">
            <text:p>#N/D</text:p>
          </table:table-cell>
          <table:table-cell table:formula="of:=IF([.AA217]=&quot;&quot;;0;MIN([.$AB$106]-[.C217];[.$AB$106]-[.$AA$106];[.D217]-[.AH217]))" office:value-type="string" office:string-value="" calcext:value-type="error">
            <text:p>#N/D</text:p>
          </table:table-cell>
          <table:table-cell table:formula="of:=IF([.AB217]=&quot;&quot;;0;MIN([.$AC$106]-[.C217];[.$AC$106]-[.$AB$106];[.D217]-[.AH217]-[.AI217]))" office:value-type="string" office:string-value="" calcext:value-type="error">
            <text:p>#N/D</text:p>
          </table:table-cell>
          <table:table-cell table:formula="of:=IF([.AC217]=&quot;&quot;;0;MIN([.$AD$106]-[.C217];[.$AD$106]-[.$AC$106];[.D217]-[.AH217]-[.AI217]-[.AJ217]))" office:value-type="string" office:string-value="" calcext:value-type="error">
            <text:p>#N/D</text:p>
          </table:table-cell>
          <table:table-cell table:formula="of:=IF([.AD217]=&quot;&quot;;0;MIN([.$AE$106]-[.C217];[.$AE$106]-[.$AD$106];[.D217]-[.AH217]-[.AI217]-[.AJ217]-[.AK217]))" office:value-type="string" office:string-value="" calcext:value-type="error">
            <text:p>#N/D</text:p>
          </table:table-cell>
          <table:table-cell table:formula="of:=IF([.AE217]=&quot;&quot;;0;MIN([.$AF$106]-[.C217];[.$AF$106]-[.$AE$106];[.D217]-[.AH217]-[.AI217]-[.AJ217]-[.AK217]-[.AL217]))" office:value-type="string" office:string-value="" calcext:value-type="error">
            <text:p>#N/D</text:p>
          </table:table-cell>
          <table:table-cell table:formula="of:=IF([.AF217]=&quot;&quot;;0;MIN([.$AG$106]-[.C217];[.$AG$106]-[.$AF$106];[.D217]-[.AH217]-[.AI217]-[.AJ217]-[.AK217]-[.AL217]-[.AM217]))" office:value-type="string" office:string-value="" calcext:value-type="error">
            <text:p>#N/D</text:p>
          </table:table-cell>
          <table:table-cell/>
          <table:table-cell table:style-name="ce2" table:formula="of:=IF([.AH217]&gt;=1;[.$AH$112]&amp;&quot;*&quot;&amp;[.AH217]&amp;&quot; &quot;;&quot;&quot;)&amp;IF([.AI217]&gt;=1;[.$AI$112]&amp;&quot;*&quot;&amp;[.AI217]&amp;&quot; &quot;;&quot;&quot;)&amp;IF([.AJ217]&gt;=1;[.$AJ$112]&amp;&quot;*&quot;&amp;[.AJ217]&amp;&quot; &quot;;&quot;&quot;)&amp;IF([.AK217]&gt;=1;[.$AK$112]&amp;&quot;*&quot;&amp;[.AK217]&amp;&quot; &quot;;&quot;&quot;)&amp;IF([.AL217]&gt;=1;[.$AL$112]&amp;&quot;*&quot;&amp;[.AL217]&amp;&quot; &quot;;&quot;&quot;)&amp;IF([.AM217]&gt;=1;[.$AM$112]&amp;&quot;*&quot;&amp;[.AM217]&amp;&quot; &quot;;&quot;&quot;)&amp;IF([.AN217]&gt;=1;[.$AN$112]&amp;&quot;*&quot;&amp;[.AN217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7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7:.T217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7]=&quot;Y&quot;;&quot;\acciaccatura s8 &quot;;&quot;&quot;)&amp;[.AP217]&amp;&quot; &quot;&amp;IF([.E217]=&quot;b&quot;;&quot;\break&quot;;IF([.E217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3]&lt;[.$AZ$9];[.AZ213]+1;&quot;-&quot;)" office:value-type="float" office:value="52" calcext:value-type="float">
            <text:p>52</text:p>
          </table:table-cell>
          <table:table-cell table:formula="of:=IF([.AZ213]&lt;[.$AZ$9];[.BA213];&quot;-&quot;)" office:value-type="float" office:value="3" calcext:value-type="float">
            <text:p>3</text:p>
          </table:table-cell>
          <table:table-cell table:formula="of:=IF([.BA217]=&quot;-&quot;;&quot;&quot;;IF([.$B$1]=2;INDEX([.$AR$16:.$AU$31];[.AZ217];[.BA217]);IF([.$B$1]=3;INDEX([.$AR$44:.$AU$98];[.AZ217];[.BA217]);INDEX([.$AR$113:.$AU$218];[.AZ217];[.BA217]))))" office:value-type="string" office:string-value="      (alignment-distances . (8 9 8 9 10 9 9 8 8 8 8)))" calcext:value-type="string">
            <text:p><text:s text:c="6"/>(alignment-distances . (8 9 8 9 10 9 9 8 8 8 8))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21"/>
          <table:table-cell table:style-name="ce44" table:formula="of:=MATCH([.C218];[.$Z$106:.$AG$106];1)" office:value-type="string" office:string-value="" calcext:value-type="error">
            <text:p>#N/D</text:p>
          </table:table-cell>
          <table:table-cell table:style-name="ce44" table:formula="of:=MATCH([.D218]+[.C218];[.$Z$106:.$AG$106];1)" office:value-type="float" office:value="1" calcext:value-type="float">
            <text:p>1</text:p>
          </table:table-cell>
          <table:table-cell table:style-name="ce2" table:formula="of:=IF(AND([.Z$112]&lt;=[.$Y218];[.Z$112]&gt;=[.$X218]);INDEX([.$Z$106:.$AG$106];[.Z$112]);&quot;&quot;)" office:value-type="string" office:string-value="" calcext:value-type="error">
            <text:p>#N/D</text:p>
          </table:table-cell>
          <table:table-cell table:style-name="ce2" table:formula="of:=IF(AND([.AA$112]&lt;=[.$Y218];[.AA$112]&gt;=[.$X218]);INDEX([.$Z$106:.$AG$106];[.AA$112]);&quot;&quot;)" office:value-type="string" office:string-value="" calcext:value-type="error">
            <text:p>#N/D</text:p>
          </table:table-cell>
          <table:table-cell table:style-name="ce2" table:formula="of:=IF(AND([.AB$112]&lt;=[.$Y218];[.AB$112]&gt;=[.$X218]);INDEX([.$Z$106:.$AG$106];[.AB$112]);&quot;&quot;)" office:value-type="string" office:string-value="" calcext:value-type="error">
            <text:p>#N/D</text:p>
          </table:table-cell>
          <table:table-cell table:style-name="ce2" table:formula="of:=IF(AND([.AC$112]&lt;=[.$Y218];[.AC$112]&gt;=[.$X218]);INDEX([.$Z$106:.$AG$106];[.AC$112]);&quot;&quot;)" office:value-type="string" office:string-value="" calcext:value-type="error">
            <text:p>#N/D</text:p>
          </table:table-cell>
          <table:table-cell table:style-name="ce2" table:formula="of:=IF(AND([.AD$112]&lt;=[.$Y218];[.AD$112]&gt;=[.$X218]);INDEX([.$Z$106:.$AG$106];[.AD$112]);&quot;&quot;)" office:value-type="string" office:string-value="" calcext:value-type="error">
            <text:p>#N/D</text:p>
          </table:table-cell>
          <table:table-cell table:style-name="ce2" table:formula="of:=IF(AND([.AE$112]&lt;=[.$Y218];[.AE$112]&gt;=[.$X218]);INDEX([.$Z$106:.$AG$106];[.AE$112]);&quot;&quot;)" office:value-type="string" office:string-value="" calcext:value-type="error">
            <text:p>#N/D</text:p>
          </table:table-cell>
          <table:table-cell table:style-name="ce2" table:formula="of:=IF(AND([.AF$112]&lt;=[.$Y218];[.AF$112]&gt;=[.$X218]);INDEX([.$Z$106:.$AG$106];[.AF$112]);&quot;&quot;)" office:value-type="string" office:string-value="" calcext:value-type="error">
            <text:p>#N/D</text:p>
          </table:table-cell>
          <table:table-cell table:style-name="ce2" table:formula="of:=IF(AND([.AG$112]&lt;=[.$Y218];[.AG$112]&gt;=[.$X218]);INDEX([.$Z$106:.$AG$106];[.AG$112]);&quot;&quot;)" office:value-type="string" office:string-value="" calcext:value-type="error">
            <text:p>#N/D</text:p>
          </table:table-cell>
          <table:table-cell table:formula="of:=IF([.Z218]=&quot;&quot;;0;MIN([.D218];[.$AA$106]-[.C218]))" office:value-type="string" office:string-value="" calcext:value-type="error">
            <text:p>#N/D</text:p>
          </table:table-cell>
          <table:table-cell table:formula="of:=IF([.AA218]=&quot;&quot;;0;MIN([.$AB$106]-[.C218];[.$AB$106]-[.$AA$106];[.D218]-[.AH218]))" office:value-type="string" office:string-value="" calcext:value-type="error">
            <text:p>#N/D</text:p>
          </table:table-cell>
          <table:table-cell table:formula="of:=IF([.AB218]=&quot;&quot;;0;MIN([.$AC$106]-[.C218];[.$AC$106]-[.$AB$106];[.D218]-[.AH218]-[.AI218]))" office:value-type="string" office:string-value="" calcext:value-type="error">
            <text:p>#N/D</text:p>
          </table:table-cell>
          <table:table-cell table:formula="of:=IF([.AC218]=&quot;&quot;;0;MIN([.$AD$106]-[.C218];[.$AD$106]-[.$AC$106];[.D218]-[.AH218]-[.AI218]-[.AJ218]))" office:value-type="string" office:string-value="" calcext:value-type="error">
            <text:p>#N/D</text:p>
          </table:table-cell>
          <table:table-cell table:formula="of:=IF([.AD218]=&quot;&quot;;0;MIN([.$AE$106]-[.C218];[.$AE$106]-[.$AD$106];[.D218]-[.AH218]-[.AI218]-[.AJ218]-[.AK218]))" office:value-type="string" office:string-value="" calcext:value-type="error">
            <text:p>#N/D</text:p>
          </table:table-cell>
          <table:table-cell table:formula="of:=IF([.AE218]=&quot;&quot;;0;MIN([.$AF$106]-[.C218];[.$AF$106]-[.$AE$106];[.D218]-[.AH218]-[.AI218]-[.AJ218]-[.AK218]-[.AL218]))" office:value-type="string" office:string-value="" calcext:value-type="error">
            <text:p>#N/D</text:p>
          </table:table-cell>
          <table:table-cell table:formula="of:=IF([.AF218]=&quot;&quot;;0;MIN([.$AG$106]-[.C218];[.$AG$106]-[.$AF$106];[.D218]-[.AH218]-[.AI218]-[.AJ218]-[.AK218]-[.AL218]-[.AM218]))" office:value-type="string" office:string-value="" calcext:value-type="error">
            <text:p>#N/D</text:p>
          </table:table-cell>
          <table:table-cell/>
          <table:table-cell table:style-name="ce2" table:formula="of:=IF([.AH218]&gt;=1;[.$AH$112]&amp;&quot;*&quot;&amp;[.AH218]&amp;&quot; &quot;;&quot;&quot;)&amp;IF([.AI218]&gt;=1;[.$AI$112]&amp;&quot;*&quot;&amp;[.AI218]&amp;&quot; &quot;;&quot;&quot;)&amp;IF([.AJ218]&gt;=1;[.$AJ$112]&amp;&quot;*&quot;&amp;[.AJ218]&amp;&quot; &quot;;&quot;&quot;)&amp;IF([.AK218]&gt;=1;[.$AK$112]&amp;&quot;*&quot;&amp;[.AK218]&amp;&quot; &quot;;&quot;&quot;)&amp;IF([.AL218]&gt;=1;[.$AL$112]&amp;&quot;*&quot;&amp;[.AL218]&amp;&quot; &quot;;&quot;&quot;)&amp;IF([.AM218]&gt;=1;[.$AM$112]&amp;&quot;*&quot;&amp;[.AM218]&amp;&quot; &quot;;&quot;&quot;)&amp;IF([.AN218]&gt;=1;[.$AN$112]&amp;&quot;*&quot;&amp;[.AN218]&amp;&quot; &quot;;&quot;&quot;)" office:value-type="string" office:string-value="" calcext:value-type="error">
            <text:p>#N/D</text:p>
          </table:table-cell>
          <table:table-cell/>
          <table:table-cell table:style-name="ce45" table:formula="of:=IF([.$B$4]=&quot;Y&quot;;&quot;&quot;;&quot;%&quot;)&amp;&quot;\overrideProperty Score.NonMusicalPaperColumn.line-break-system-details&quot;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formula="of:=IF([.$B$4]=&quot;Y&quot;;&quot;&quot;;&quot;%&quot;)&amp;&quot;    #'((Y-offset . &quot;&amp;[.F218]&amp;&quot;)&quot;" office:value-type="string" office:string-value="    #'((Y-offset . )" calcext:value-type="string">
            <text:p><text:s text:c="4"/>#'((Y-offset . )</text:p>
          </table:table-cell>
          <table:table-cell table:formula="of:=IF([.$B$4]=&quot;Y&quot;;&quot;&quot;;&quot;%&quot;)&amp;&quot;      (alignment-distances . (&quot;&amp;COM.MICROSOFT.TEXTJOIN(&quot; &quot;;1;[.G218:.T218])&amp;&quot;)))&quot;" office:value-type="string" office:string-value="      (alignment-distances . ()))" calcext:value-type="string">
            <text:p><text:s text:c="6"/>(alignment-distances . ()))</text:p>
          </table:table-cell>
          <table:table-cell table:formula="of:=IF([.$B$6]=&quot;Y&quot;;&quot;%&quot;;&quot;&quot;)&amp;IF([.U218]=&quot;Y&quot;;&quot;\acciaccatura s8 &quot;;&quot;&quot;)&amp;[.AP218]&amp;&quot; &quot;&amp;IF([.E218]=&quot;b&quot;;&quot;\break&quot;;IF([.E218]=&quot;pb&quot;;&quot;\pageBreak&quot;))" office:value-type="string" office:string-value="" calcext:value-type="error">
            <text:p>#N/D</text:p>
          </table:table-cell>
          <table:table-cell table:number-columns-repeated="4"/>
          <table:table-cell table:formula="of:=IF([.AZ214]&lt;[.$AZ$9];[.AZ214]+1;&quot;-&quot;)" office:value-type="float" office:value="52" calcext:value-type="float">
            <text:p>52</text:p>
          </table:table-cell>
          <table:table-cell table:formula="of:=IF([.AZ214]&lt;[.$AZ$9];[.BA214];&quot;-&quot;)" office:value-type="float" office:value="4" calcext:value-type="float">
            <text:p>4</text:p>
          </table:table-cell>
          <table:table-cell table:formula="of:=IF([.BA218]=&quot;-&quot;;&quot;&quot;;IF([.$B$1]=2;INDEX([.$AR$16:.$AU$31];[.AZ218];[.BA218]);IF([.$B$1]=3;INDEX([.$AR$44:.$AU$98];[.AZ218];[.BA218]);INDEX([.$AR$113:.$AU$218];[.AZ218];[.BA21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5]&lt;[.$AZ$9];[.AZ215]+1;&quot;-&quot;)" office:value-type="float" office:value="53" calcext:value-type="float">
            <text:p>53</text:p>
          </table:table-cell>
          <table:table-cell table:formula="of:=IF([.AZ215]&lt;[.$AZ$9];[.BA215];&quot;-&quot;)" office:value-type="float" office:value="1" calcext:value-type="float">
            <text:p>1</text:p>
          </table:table-cell>
          <table:table-cell table:formula="of:=IF([.BA219]=&quot;-&quot;;&quot;&quot;;IF([.$B$1]=2;INDEX([.$AR$16:.$AU$31];[.AZ219];[.BA219]);IF([.$B$1]=3;INDEX([.$AR$44:.$AU$98];[.AZ219];[.BA219]);INDEX([.$AR$113:.$AU$218];[.AZ219];[.BA2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6]&lt;[.$AZ$9];[.AZ216]+1;&quot;-&quot;)" office:value-type="float" office:value="53" calcext:value-type="float">
            <text:p>53</text:p>
          </table:table-cell>
          <table:table-cell table:formula="of:=IF([.AZ216]&lt;[.$AZ$9];[.BA216];&quot;-&quot;)" office:value-type="float" office:value="2" calcext:value-type="float">
            <text:p>2</text:p>
          </table:table-cell>
          <table:table-cell table:formula="of:=IF([.BA220]=&quot;-&quot;;&quot;&quot;;IF([.$B$1]=2;INDEX([.$AR$16:.$AU$31];[.AZ220];[.BA220]);IF([.$B$1]=3;INDEX([.$AR$44:.$AU$98];[.AZ220];[.BA220]);INDEX([.$AR$113:.$AU$218];[.AZ220];[.BA220]))))" office:value-type="string" office:string-value="    #'((Y-offset . 112)" calcext:value-type="string">
            <text:p><text:s text:c="4"/>#'((Y-offset . 11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7]&lt;[.$AZ$9];[.AZ217]+1;&quot;-&quot;)" office:value-type="float" office:value="53" calcext:value-type="float">
            <text:p>53</text:p>
          </table:table-cell>
          <table:table-cell table:formula="of:=IF([.AZ217]&lt;[.$AZ$9];[.BA217];&quot;-&quot;)" office:value-type="float" office:value="3" calcext:value-type="float">
            <text:p>3</text:p>
          </table:table-cell>
          <table:table-cell table:formula="of:=IF([.BA221]=&quot;-&quot;;&quot;&quot;;IF([.$B$1]=2;INDEX([.$AR$16:.$AU$31];[.AZ221];[.BA221]);IF([.$B$1]=3;INDEX([.$AR$44:.$AU$98];[.AZ221];[.BA221]);INDEX([.$AR$113:.$AU$218];[.AZ221];[.BA221]))))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8]&lt;[.$AZ$9];[.AZ218]+1;&quot;-&quot;)" office:value-type="float" office:value="53" calcext:value-type="float">
            <text:p>53</text:p>
          </table:table-cell>
          <table:table-cell table:formula="of:=IF([.AZ218]&lt;[.$AZ$9];[.BA218];&quot;-&quot;)" office:value-type="float" office:value="4" calcext:value-type="float">
            <text:p>4</text:p>
          </table:table-cell>
          <table:table-cell table:formula="of:=IF([.BA222]=&quot;-&quot;;&quot;&quot;;IF([.$B$1]=2;INDEX([.$AR$16:.$AU$31];[.AZ222];[.BA222]);IF([.$B$1]=3;INDEX([.$AR$44:.$AU$98];[.AZ222];[.BA222]);INDEX([.$AR$113:.$AU$218];[.AZ222];[.BA222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19]&lt;[.$AZ$9];[.AZ219]+1;&quot;-&quot;)" office:value-type="float" office:value="54" calcext:value-type="float">
            <text:p>54</text:p>
          </table:table-cell>
          <table:table-cell table:formula="of:=IF([.AZ219]&lt;[.$AZ$9];[.BA219];&quot;-&quot;)" office:value-type="float" office:value="1" calcext:value-type="float">
            <text:p>1</text:p>
          </table:table-cell>
          <table:table-cell table:formula="of:=IF([.BA223]=&quot;-&quot;;&quot;&quot;;IF([.$B$1]=2;INDEX([.$AR$16:.$AU$31];[.AZ223];[.BA223]);IF([.$B$1]=3;INDEX([.$AR$44:.$AU$98];[.AZ223];[.BA223]);INDEX([.$AR$113:.$AU$218];[.AZ223];[.BA2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0]&lt;[.$AZ$9];[.AZ220]+1;&quot;-&quot;)" office:value-type="float" office:value="54" calcext:value-type="float">
            <text:p>54</text:p>
          </table:table-cell>
          <table:table-cell table:formula="of:=IF([.AZ220]&lt;[.$AZ$9];[.BA220];&quot;-&quot;)" office:value-type="float" office:value="2" calcext:value-type="float">
            <text:p>2</text:p>
          </table:table-cell>
          <table:table-cell table:formula="of:=IF([.BA224]=&quot;-&quot;;&quot;&quot;;IF([.$B$1]=2;INDEX([.$AR$16:.$AU$31];[.AZ224];[.BA224]);IF([.$B$1]=3;INDEX([.$AR$44:.$AU$98];[.AZ224];[.BA224]);INDEX([.$AR$113:.$AU$218];[.AZ224];[.BA22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1]&lt;[.$AZ$9];[.AZ221]+1;&quot;-&quot;)" office:value-type="float" office:value="54" calcext:value-type="float">
            <text:p>54</text:p>
          </table:table-cell>
          <table:table-cell table:formula="of:=IF([.AZ221]&lt;[.$AZ$9];[.BA221];&quot;-&quot;)" office:value-type="float" office:value="3" calcext:value-type="float">
            <text:p>3</text:p>
          </table:table-cell>
          <table:table-cell table:formula="of:=IF([.BA225]=&quot;-&quot;;&quot;&quot;;IF([.$B$1]=2;INDEX([.$AR$16:.$AU$31];[.AZ225];[.BA225]);IF([.$B$1]=3;INDEX([.$AR$44:.$AU$98];[.AZ225];[.BA225]);INDEX([.$AR$113:.$AU$218];[.AZ225];[.BA225]))))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2]&lt;[.$AZ$9];[.AZ222]+1;&quot;-&quot;)" office:value-type="float" office:value="54" calcext:value-type="float">
            <text:p>54</text:p>
          </table:table-cell>
          <table:table-cell table:formula="of:=IF([.AZ222]&lt;[.$AZ$9];[.BA222];&quot;-&quot;)" office:value-type="float" office:value="4" calcext:value-type="float">
            <text:p>4</text:p>
          </table:table-cell>
          <table:table-cell table:formula="of:=IF([.BA226]=&quot;-&quot;;&quot;&quot;;IF([.$B$1]=2;INDEX([.$AR$16:.$AU$31];[.AZ226];[.BA226]);IF([.$B$1]=3;INDEX([.$AR$44:.$AU$98];[.AZ226];[.BA226]);INDEX([.$AR$113:.$AU$218];[.AZ226];[.BA226]))))" office:value-type="string" office:string-value="s1*8  \break" calcext:value-type="string">
            <text:p>s1*8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3]&lt;[.$AZ$9];[.AZ223]+1;&quot;-&quot;)" office:value-type="float" office:value="55" calcext:value-type="float">
            <text:p>55</text:p>
          </table:table-cell>
          <table:table-cell table:formula="of:=IF([.AZ223]&lt;[.$AZ$9];[.BA223];&quot;-&quot;)" office:value-type="float" office:value="1" calcext:value-type="float">
            <text:p>1</text:p>
          </table:table-cell>
          <table:table-cell table:formula="of:=IF([.BA227]=&quot;-&quot;;&quot;&quot;;IF([.$B$1]=2;INDEX([.$AR$16:.$AU$31];[.AZ227];[.BA227]);IF([.$B$1]=3;INDEX([.$AR$44:.$AU$98];[.AZ227];[.BA227]);INDEX([.$AR$113:.$AU$218];[.AZ227];[.BA2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4]&lt;[.$AZ$9];[.AZ224]+1;&quot;-&quot;)" office:value-type="float" office:value="55" calcext:value-type="float">
            <text:p>55</text:p>
          </table:table-cell>
          <table:table-cell table:formula="of:=IF([.AZ224]&lt;[.$AZ$9];[.BA224];&quot;-&quot;)" office:value-type="float" office:value="2" calcext:value-type="float">
            <text:p>2</text:p>
          </table:table-cell>
          <table:table-cell table:formula="of:=IF([.BA228]=&quot;-&quot;;&quot;&quot;;IF([.$B$1]=2;INDEX([.$AR$16:.$AU$31];[.AZ228];[.BA228]);IF([.$B$1]=3;INDEX([.$AR$44:.$AU$98];[.AZ228];[.BA228]);INDEX([.$AR$113:.$AU$218];[.AZ228];[.BA228]))))" office:value-type="string" office:string-value="    #'((Y-offset . 145)" calcext:value-type="string">
            <text:p><text:s text:c="4"/>#'((Y-offset . 14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5]&lt;[.$AZ$9];[.AZ225]+1;&quot;-&quot;)" office:value-type="float" office:value="55" calcext:value-type="float">
            <text:p>55</text:p>
          </table:table-cell>
          <table:table-cell table:formula="of:=IF([.AZ225]&lt;[.$AZ$9];[.BA225];&quot;-&quot;)" office:value-type="float" office:value="3" calcext:value-type="float">
            <text:p>3</text:p>
          </table:table-cell>
          <table:table-cell table:formula="of:=IF([.BA229]=&quot;-&quot;;&quot;&quot;;IF([.$B$1]=2;INDEX([.$AR$16:.$AU$31];[.AZ229];[.BA229]);IF([.$B$1]=3;INDEX([.$AR$44:.$AU$98];[.AZ229];[.BA229]);INDEX([.$AR$113:.$AU$218];[.AZ229];[.BA229]))))" office:value-type="string" office:string-value="      (alignment-distances . (8 9 10 11 10 9 11 11 10)))" calcext:value-type="string">
            <text:p><text:s text:c="6"/>(alignment-distances . (8 9 10 11 10 9 11 11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6]&lt;[.$AZ$9];[.AZ226]+1;&quot;-&quot;)" office:value-type="float" office:value="55" calcext:value-type="float">
            <text:p>55</text:p>
          </table:table-cell>
          <table:table-cell table:formula="of:=IF([.AZ226]&lt;[.$AZ$9];[.BA226];&quot;-&quot;)" office:value-type="float" office:value="4" calcext:value-type="float">
            <text:p>4</text:p>
          </table:table-cell>
          <table:table-cell table:formula="of:=IF([.BA230]=&quot;-&quot;;&quot;&quot;;IF([.$B$1]=2;INDEX([.$AR$16:.$AU$31];[.AZ230];[.BA230]);IF([.$B$1]=3;INDEX([.$AR$44:.$AU$98];[.AZ230];[.BA230]);INDEX([.$AR$113:.$AU$218];[.AZ230];[.BA230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7]&lt;[.$AZ$9];[.AZ227]+1;&quot;-&quot;)" office:value-type="float" office:value="56" calcext:value-type="float">
            <text:p>56</text:p>
          </table:table-cell>
          <table:table-cell table:formula="of:=IF([.AZ227]&lt;[.$AZ$9];[.BA227];&quot;-&quot;)" office:value-type="float" office:value="1" calcext:value-type="float">
            <text:p>1</text:p>
          </table:table-cell>
          <table:table-cell table:formula="of:=IF([.BA231]=&quot;-&quot;;&quot;&quot;;IF([.$B$1]=2;INDEX([.$AR$16:.$AU$31];[.AZ231];[.BA231]);IF([.$B$1]=3;INDEX([.$AR$44:.$AU$98];[.AZ231];[.BA231]);INDEX([.$AR$113:.$AU$218];[.AZ231];[.BA2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8]&lt;[.$AZ$9];[.AZ228]+1;&quot;-&quot;)" office:value-type="float" office:value="56" calcext:value-type="float">
            <text:p>56</text:p>
          </table:table-cell>
          <table:table-cell table:formula="of:=IF([.AZ228]&lt;[.$AZ$9];[.BA228];&quot;-&quot;)" office:value-type="float" office:value="2" calcext:value-type="float">
            <text:p>2</text:p>
          </table:table-cell>
          <table:table-cell table:formula="of:=IF([.BA232]=&quot;-&quot;;&quot;&quot;;IF([.$B$1]=2;INDEX([.$AR$16:.$AU$31];[.AZ232];[.BA232]);IF([.$B$1]=3;INDEX([.$AR$44:.$AU$98];[.AZ232];[.BA232]);INDEX([.$AR$113:.$AU$218];[.AZ232];[.BA23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29]&lt;[.$AZ$9];[.AZ229]+1;&quot;-&quot;)" office:value-type="float" office:value="56" calcext:value-type="float">
            <text:p>56</text:p>
          </table:table-cell>
          <table:table-cell table:formula="of:=IF([.AZ229]&lt;[.$AZ$9];[.BA229];&quot;-&quot;)" office:value-type="float" office:value="3" calcext:value-type="float">
            <text:p>3</text:p>
          </table:table-cell>
          <table:table-cell table:formula="of:=IF([.BA233]=&quot;-&quot;;&quot;&quot;;IF([.$B$1]=2;INDEX([.$AR$16:.$AU$31];[.AZ233];[.BA233]);IF([.$B$1]=3;INDEX([.$AR$44:.$AU$98];[.AZ233];[.BA233]);INDEX([.$AR$113:.$AU$218];[.AZ233];[.BA233]))))" office:value-type="string" office:string-value="      (alignment-distances . (10 9 14 11 11 10 9 9 9)))" calcext:value-type="string">
            <text:p><text:s text:c="6"/>(alignment-distances . (10 9 14 11 11 10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0]&lt;[.$AZ$9];[.AZ230]+1;&quot;-&quot;)" office:value-type="float" office:value="56" calcext:value-type="float">
            <text:p>56</text:p>
          </table:table-cell>
          <table:table-cell table:formula="of:=IF([.AZ230]&lt;[.$AZ$9];[.BA230];&quot;-&quot;)" office:value-type="float" office:value="4" calcext:value-type="float">
            <text:p>4</text:p>
          </table:table-cell>
          <table:table-cell table:formula="of:=IF([.BA234]=&quot;-&quot;;&quot;&quot;;IF([.$B$1]=2;INDEX([.$AR$16:.$AU$31];[.AZ234];[.BA234]);IF([.$B$1]=3;INDEX([.$AR$44:.$AU$98];[.AZ234];[.BA234]);INDEX([.$AR$113:.$AU$218];[.AZ234];[.BA234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1]&lt;[.$AZ$9];[.AZ231]+1;&quot;-&quot;)" office:value-type="float" office:value="57" calcext:value-type="float">
            <text:p>57</text:p>
          </table:table-cell>
          <table:table-cell table:formula="of:=IF([.AZ231]&lt;[.$AZ$9];[.BA231];&quot;-&quot;)" office:value-type="float" office:value="1" calcext:value-type="float">
            <text:p>1</text:p>
          </table:table-cell>
          <table:table-cell table:formula="of:=IF([.BA235]=&quot;-&quot;;&quot;&quot;;IF([.$B$1]=2;INDEX([.$AR$16:.$AU$31];[.AZ235];[.BA235]);IF([.$B$1]=3;INDEX([.$AR$44:.$AU$98];[.AZ235];[.BA235]);INDEX([.$AR$113:.$AU$218];[.AZ235];[.BA23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2]&lt;[.$AZ$9];[.AZ232]+1;&quot;-&quot;)" office:value-type="float" office:value="57" calcext:value-type="float">
            <text:p>57</text:p>
          </table:table-cell>
          <table:table-cell table:formula="of:=IF([.AZ232]&lt;[.$AZ$9];[.BA232];&quot;-&quot;)" office:value-type="float" office:value="2" calcext:value-type="float">
            <text:p>2</text:p>
          </table:table-cell>
          <table:table-cell table:formula="of:=IF([.BA236]=&quot;-&quot;;&quot;&quot;;IF([.$B$1]=2;INDEX([.$AR$16:.$AU$31];[.AZ236];[.BA236]);IF([.$B$1]=3;INDEX([.$AR$44:.$AU$98];[.AZ236];[.BA236]);INDEX([.$AR$113:.$AU$218];[.AZ236];[.BA236]))))" office:value-type="string" office:string-value="    #'((Y-offset . 118)" calcext:value-type="string">
            <text:p><text:s text:c="4"/>#'((Y-offset . 118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3]&lt;[.$AZ$9];[.AZ233]+1;&quot;-&quot;)" office:value-type="float" office:value="57" calcext:value-type="float">
            <text:p>57</text:p>
          </table:table-cell>
          <table:table-cell table:formula="of:=IF([.AZ233]&lt;[.$AZ$9];[.BA233];&quot;-&quot;)" office:value-type="float" office:value="3" calcext:value-type="float">
            <text:p>3</text:p>
          </table:table-cell>
          <table:table-cell table:formula="of:=IF([.BA237]=&quot;-&quot;;&quot;&quot;;IF([.$B$1]=2;INDEX([.$AR$16:.$AU$31];[.AZ237];[.BA237]);IF([.$B$1]=3;INDEX([.$AR$44:.$AU$98];[.AZ237];[.BA237]);INDEX([.$AR$113:.$AU$218];[.AZ237];[.BA237]))))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4]&lt;[.$AZ$9];[.AZ234]+1;&quot;-&quot;)" office:value-type="float" office:value="57" calcext:value-type="float">
            <text:p>57</text:p>
          </table:table-cell>
          <table:table-cell table:formula="of:=IF([.AZ234]&lt;[.$AZ$9];[.BA234];&quot;-&quot;)" office:value-type="float" office:value="4" calcext:value-type="float">
            <text:p>4</text:p>
          </table:table-cell>
          <table:table-cell table:formula="of:=IF([.BA238]=&quot;-&quot;;&quot;&quot;;IF([.$B$1]=2;INDEX([.$AR$16:.$AU$31];[.AZ238];[.BA238]);IF([.$B$1]=3;INDEX([.$AR$44:.$AU$98];[.AZ238];[.BA238]);INDEX([.$AR$113:.$AU$218];[.AZ238];[.BA238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5]&lt;[.$AZ$9];[.AZ235]+1;&quot;-&quot;)" office:value-type="float" office:value="58" calcext:value-type="float">
            <text:p>58</text:p>
          </table:table-cell>
          <table:table-cell table:formula="of:=IF([.AZ235]&lt;[.$AZ$9];[.BA235];&quot;-&quot;)" office:value-type="float" office:value="1" calcext:value-type="float">
            <text:p>1</text:p>
          </table:table-cell>
          <table:table-cell table:formula="of:=IF([.BA239]=&quot;-&quot;;&quot;&quot;;IF([.$B$1]=2;INDEX([.$AR$16:.$AU$31];[.AZ239];[.BA239]);IF([.$B$1]=3;INDEX([.$AR$44:.$AU$98];[.AZ239];[.BA239]);INDEX([.$AR$113:.$AU$218];[.AZ239];[.BA23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6]&lt;[.$AZ$9];[.AZ236]+1;&quot;-&quot;)" office:value-type="float" office:value="58" calcext:value-type="float">
            <text:p>58</text:p>
          </table:table-cell>
          <table:table-cell table:formula="of:=IF([.AZ236]&lt;[.$AZ$9];[.BA236];&quot;-&quot;)" office:value-type="float" office:value="2" calcext:value-type="float">
            <text:p>2</text:p>
          </table:table-cell>
          <table:table-cell table:formula="of:=IF([.BA240]=&quot;-&quot;;&quot;&quot;;IF([.$B$1]=2;INDEX([.$AR$16:.$AU$31];[.AZ240];[.BA240]);IF([.$B$1]=3;INDEX([.$AR$44:.$AU$98];[.AZ240];[.BA240]);INDEX([.$AR$113:.$AU$218];[.AZ240];[.BA24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7]&lt;[.$AZ$9];[.AZ237]+1;&quot;-&quot;)" office:value-type="float" office:value="58" calcext:value-type="float">
            <text:p>58</text:p>
          </table:table-cell>
          <table:table-cell table:formula="of:=IF([.AZ237]&lt;[.$AZ$9];[.BA237];&quot;-&quot;)" office:value-type="float" office:value="3" calcext:value-type="float">
            <text:p>3</text:p>
          </table:table-cell>
          <table:table-cell table:formula="of:=IF([.BA241]=&quot;-&quot;;&quot;&quot;;IF([.$B$1]=2;INDEX([.$AR$16:.$AU$31];[.AZ241];[.BA241]);IF([.$B$1]=3;INDEX([.$AR$44:.$AU$98];[.AZ241];[.BA241]);INDEX([.$AR$113:.$AU$218];[.AZ241];[.BA241]))))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8]&lt;[.$AZ$9];[.AZ238]+1;&quot;-&quot;)" office:value-type="float" office:value="58" calcext:value-type="float">
            <text:p>58</text:p>
          </table:table-cell>
          <table:table-cell table:formula="of:=IF([.AZ238]&lt;[.$AZ$9];[.BA238];&quot;-&quot;)" office:value-type="float" office:value="4" calcext:value-type="float">
            <text:p>4</text:p>
          </table:table-cell>
          <table:table-cell table:formula="of:=IF([.BA242]=&quot;-&quot;;&quot;&quot;;IF([.$B$1]=2;INDEX([.$AR$16:.$AU$31];[.AZ242];[.BA242]);IF([.$B$1]=3;INDEX([.$AR$44:.$AU$98];[.AZ242];[.BA242]);INDEX([.$AR$113:.$AU$218];[.AZ242];[.BA24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39]&lt;[.$AZ$9];[.AZ239]+1;&quot;-&quot;)" office:value-type="float" office:value="59" calcext:value-type="float">
            <text:p>59</text:p>
          </table:table-cell>
          <table:table-cell table:formula="of:=IF([.AZ239]&lt;[.$AZ$9];[.BA239];&quot;-&quot;)" office:value-type="float" office:value="1" calcext:value-type="float">
            <text:p>1</text:p>
          </table:table-cell>
          <table:table-cell table:formula="of:=IF([.BA243]=&quot;-&quot;;&quot;&quot;;IF([.$B$1]=2;INDEX([.$AR$16:.$AU$31];[.AZ243];[.BA243]);IF([.$B$1]=3;INDEX([.$AR$44:.$AU$98];[.AZ243];[.BA243]);INDEX([.$AR$113:.$AU$218];[.AZ243];[.BA24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0]&lt;[.$AZ$9];[.AZ240]+1;&quot;-&quot;)" office:value-type="float" office:value="59" calcext:value-type="float">
            <text:p>59</text:p>
          </table:table-cell>
          <table:table-cell table:formula="of:=IF([.AZ240]&lt;[.$AZ$9];[.BA240];&quot;-&quot;)" office:value-type="float" office:value="2" calcext:value-type="float">
            <text:p>2</text:p>
          </table:table-cell>
          <table:table-cell table:formula="of:=IF([.BA244]=&quot;-&quot;;&quot;&quot;;IF([.$B$1]=2;INDEX([.$AR$16:.$AU$31];[.AZ244];[.BA244]);IF([.$B$1]=3;INDEX([.$AR$44:.$AU$98];[.AZ244];[.BA244]);INDEX([.$AR$113:.$AU$218];[.AZ244];[.BA244]))))" office:value-type="string" office:string-value="    #'((Y-offset . 135)" calcext:value-type="string">
            <text:p><text:s text:c="4"/>#'((Y-offset . 13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1]&lt;[.$AZ$9];[.AZ241]+1;&quot;-&quot;)" office:value-type="float" office:value="59" calcext:value-type="float">
            <text:p>59</text:p>
          </table:table-cell>
          <table:table-cell table:formula="of:=IF([.AZ241]&lt;[.$AZ$9];[.BA241];&quot;-&quot;)" office:value-type="float" office:value="3" calcext:value-type="float">
            <text:p>3</text:p>
          </table:table-cell>
          <table:table-cell table:formula="of:=IF([.BA245]=&quot;-&quot;;&quot;&quot;;IF([.$B$1]=2;INDEX([.$AR$16:.$AU$31];[.AZ245];[.BA245]);IF([.$B$1]=3;INDEX([.$AR$44:.$AU$98];[.AZ245];[.BA245]);INDEX([.$AR$113:.$AU$218];[.AZ245];[.BA245]))))" office:value-type="string" office:string-value="      (alignment-distances . (8 11 8 15 13 11 12 9 9 9)))" calcext:value-type="string">
            <text:p><text:s text:c="6"/>(alignment-distances . (8 11 8 15 13 11 12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2]&lt;[.$AZ$9];[.AZ242]+1;&quot;-&quot;)" office:value-type="float" office:value="59" calcext:value-type="float">
            <text:p>59</text:p>
          </table:table-cell>
          <table:table-cell table:formula="of:=IF([.AZ242]&lt;[.$AZ$9];[.BA242];&quot;-&quot;)" office:value-type="float" office:value="4" calcext:value-type="float">
            <text:p>4</text:p>
          </table:table-cell>
          <table:table-cell table:formula="of:=IF([.BA246]=&quot;-&quot;;&quot;&quot;;IF([.$B$1]=2;INDEX([.$AR$16:.$AU$31];[.AZ246];[.BA246]);IF([.$B$1]=3;INDEX([.$AR$44:.$AU$98];[.AZ246];[.BA246]);INDEX([.$AR$113:.$AU$218];[.AZ246];[.BA246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3]&lt;[.$AZ$9];[.AZ243]+1;&quot;-&quot;)" office:value-type="float" office:value="60" calcext:value-type="float">
            <text:p>60</text:p>
          </table:table-cell>
          <table:table-cell table:formula="of:=IF([.AZ243]&lt;[.$AZ$9];[.BA243];&quot;-&quot;)" office:value-type="float" office:value="1" calcext:value-type="float">
            <text:p>1</text:p>
          </table:table-cell>
          <table:table-cell table:formula="of:=IF([.BA247]=&quot;-&quot;;&quot;&quot;;IF([.$B$1]=2;INDEX([.$AR$16:.$AU$31];[.AZ247];[.BA247]);IF([.$B$1]=3;INDEX([.$AR$44:.$AU$98];[.AZ247];[.BA247]);INDEX([.$AR$113:.$AU$218];[.AZ247];[.BA24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4]&lt;[.$AZ$9];[.AZ244]+1;&quot;-&quot;)" office:value-type="float" office:value="60" calcext:value-type="float">
            <text:p>60</text:p>
          </table:table-cell>
          <table:table-cell table:formula="of:=IF([.AZ244]&lt;[.$AZ$9];[.BA244];&quot;-&quot;)" office:value-type="float" office:value="2" calcext:value-type="float">
            <text:p>2</text:p>
          </table:table-cell>
          <table:table-cell table:formula="of:=IF([.BA248]=&quot;-&quot;;&quot;&quot;;IF([.$B$1]=2;INDEX([.$AR$16:.$AU$31];[.AZ248];[.BA248]);IF([.$B$1]=3;INDEX([.$AR$44:.$AU$98];[.AZ248];[.BA248]);INDEX([.$AR$113:.$AU$218];[.AZ248];[.BA248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5]&lt;[.$AZ$9];[.AZ245]+1;&quot;-&quot;)" office:value-type="float" office:value="60" calcext:value-type="float">
            <text:p>60</text:p>
          </table:table-cell>
          <table:table-cell table:formula="of:=IF([.AZ245]&lt;[.$AZ$9];[.BA245];&quot;-&quot;)" office:value-type="float" office:value="3" calcext:value-type="float">
            <text:p>3</text:p>
          </table:table-cell>
          <table:table-cell table:formula="of:=IF([.BA249]=&quot;-&quot;;&quot;&quot;;IF([.$B$1]=2;INDEX([.$AR$16:.$AU$31];[.AZ249];[.BA249]);IF([.$B$1]=3;INDEX([.$AR$44:.$AU$98];[.AZ249];[.BA249]);INDEX([.$AR$113:.$AU$218];[.AZ249];[.BA249]))))" office:value-type="string" office:string-value="      (alignment-distances . (15 11 14 10 10 11)))" calcext:value-type="string">
            <text:p><text:s text:c="6"/>(alignment-distances . (15 11 14 10 10 11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6]&lt;[.$AZ$9];[.AZ246]+1;&quot;-&quot;)" office:value-type="float" office:value="60" calcext:value-type="float">
            <text:p>60</text:p>
          </table:table-cell>
          <table:table-cell table:formula="of:=IF([.AZ246]&lt;[.$AZ$9];[.BA246];&quot;-&quot;)" office:value-type="float" office:value="4" calcext:value-type="float">
            <text:p>4</text:p>
          </table:table-cell>
          <table:table-cell table:formula="of:=IF([.BA250]=&quot;-&quot;;&quot;&quot;;IF([.$B$1]=2;INDEX([.$AR$16:.$AU$31];[.AZ250];[.BA250]);IF([.$B$1]=3;INDEX([.$AR$44:.$AU$98];[.AZ250];[.BA250]);INDEX([.$AR$113:.$AU$218];[.AZ250];[.BA250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7]&lt;[.$AZ$9];[.AZ247]+1;&quot;-&quot;)" office:value-type="float" office:value="61" calcext:value-type="float">
            <text:p>61</text:p>
          </table:table-cell>
          <table:table-cell table:formula="of:=IF([.AZ247]&lt;[.$AZ$9];[.BA247];&quot;-&quot;)" office:value-type="float" office:value="1" calcext:value-type="float">
            <text:p>1</text:p>
          </table:table-cell>
          <table:table-cell table:formula="of:=IF([.BA251]=&quot;-&quot;;&quot;&quot;;IF([.$B$1]=2;INDEX([.$AR$16:.$AU$31];[.AZ251];[.BA251]);IF([.$B$1]=3;INDEX([.$AR$44:.$AU$98];[.AZ251];[.BA251]);INDEX([.$AR$113:.$AU$218];[.AZ251];[.BA25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8]&lt;[.$AZ$9];[.AZ248]+1;&quot;-&quot;)" office:value-type="float" office:value="61" calcext:value-type="float">
            <text:p>61</text:p>
          </table:table-cell>
          <table:table-cell table:formula="of:=IF([.AZ248]&lt;[.$AZ$9];[.BA248];&quot;-&quot;)" office:value-type="float" office:value="2" calcext:value-type="float">
            <text:p>2</text:p>
          </table:table-cell>
          <table:table-cell table:formula="of:=IF([.BA252]=&quot;-&quot;;&quot;&quot;;IF([.$B$1]=2;INDEX([.$AR$16:.$AU$31];[.AZ252];[.BA252]);IF([.$B$1]=3;INDEX([.$AR$44:.$AU$98];[.AZ252];[.BA252]);INDEX([.$AR$113:.$AU$218];[.AZ252];[.BA252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49]&lt;[.$AZ$9];[.AZ249]+1;&quot;-&quot;)" office:value-type="float" office:value="61" calcext:value-type="float">
            <text:p>61</text:p>
          </table:table-cell>
          <table:table-cell table:formula="of:=IF([.AZ249]&lt;[.$AZ$9];[.BA249];&quot;-&quot;)" office:value-type="float" office:value="3" calcext:value-type="float">
            <text:p>3</text:p>
          </table:table-cell>
          <table:table-cell table:formula="of:=IF([.BA253]=&quot;-&quot;;&quot;&quot;;IF([.$B$1]=2;INDEX([.$AR$16:.$AU$31];[.AZ253];[.BA253]);IF([.$B$1]=3;INDEX([.$AR$44:.$AU$98];[.AZ253];[.BA253]);INDEX([.$AR$113:.$AU$218];[.AZ253];[.BA253]))))" office:value-type="string" office:string-value="      (alignment-distances . (12 10 12 11 10 10)))" calcext:value-type="string">
            <text:p><text:s text:c="6"/>(alignment-distances . (12 10 12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0]&lt;[.$AZ$9];[.AZ250]+1;&quot;-&quot;)" office:value-type="float" office:value="61" calcext:value-type="float">
            <text:p>61</text:p>
          </table:table-cell>
          <table:table-cell table:formula="of:=IF([.AZ250]&lt;[.$AZ$9];[.BA250];&quot;-&quot;)" office:value-type="float" office:value="4" calcext:value-type="float">
            <text:p>4</text:p>
          </table:table-cell>
          <table:table-cell table:formula="of:=IF([.BA254]=&quot;-&quot;;&quot;&quot;;IF([.$B$1]=2;INDEX([.$AR$16:.$AU$31];[.AZ254];[.BA254]);IF([.$B$1]=3;INDEX([.$AR$44:.$AU$98];[.AZ254];[.BA254]);INDEX([.$AR$113:.$AU$218];[.AZ254];[.BA254]))))" office:value-type="string" office:string-value="s1*8  \pageBreak" calcext:value-type="string">
            <text:p>s1*8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1]&lt;[.$AZ$9];[.AZ251]+1;&quot;-&quot;)" office:value-type="float" office:value="62" calcext:value-type="float">
            <text:p>62</text:p>
          </table:table-cell>
          <table:table-cell table:formula="of:=IF([.AZ251]&lt;[.$AZ$9];[.BA251];&quot;-&quot;)" office:value-type="float" office:value="1" calcext:value-type="float">
            <text:p>1</text:p>
          </table:table-cell>
          <table:table-cell table:formula="of:=IF([.BA255]=&quot;-&quot;;&quot;&quot;;IF([.$B$1]=2;INDEX([.$AR$16:.$AU$31];[.AZ255];[.BA255]);IF([.$B$1]=3;INDEX([.$AR$44:.$AU$98];[.AZ255];[.BA255]);INDEX([.$AR$113:.$AU$218];[.AZ255];[.BA25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2]&lt;[.$AZ$9];[.AZ252]+1;&quot;-&quot;)" office:value-type="float" office:value="62" calcext:value-type="float">
            <text:p>62</text:p>
          </table:table-cell>
          <table:table-cell table:formula="of:=IF([.AZ252]&lt;[.$AZ$9];[.BA252];&quot;-&quot;)" office:value-type="float" office:value="2" calcext:value-type="float">
            <text:p>2</text:p>
          </table:table-cell>
          <table:table-cell table:formula="of:=IF([.BA256]=&quot;-&quot;;&quot;&quot;;IF([.$B$1]=2;INDEX([.$AR$16:.$AU$31];[.AZ256];[.BA256]);IF([.$B$1]=3;INDEX([.$AR$44:.$AU$98];[.AZ256];[.BA256]);INDEX([.$AR$113:.$AU$218];[.AZ256];[.BA256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3]&lt;[.$AZ$9];[.AZ253]+1;&quot;-&quot;)" office:value-type="float" office:value="62" calcext:value-type="float">
            <text:p>62</text:p>
          </table:table-cell>
          <table:table-cell table:formula="of:=IF([.AZ253]&lt;[.$AZ$9];[.BA253];&quot;-&quot;)" office:value-type="float" office:value="3" calcext:value-type="float">
            <text:p>3</text:p>
          </table:table-cell>
          <table:table-cell table:formula="of:=IF([.BA257]=&quot;-&quot;;&quot;&quot;;IF([.$B$1]=2;INDEX([.$AR$16:.$AU$31];[.AZ257];[.BA257]);IF([.$B$1]=3;INDEX([.$AR$44:.$AU$98];[.AZ257];[.BA257]);INDEX([.$AR$113:.$AU$218];[.AZ257];[.BA257]))))" office:value-type="string" office:string-value="      (alignment-distances . (9 9 9 12 11 12 9 10 9 9)))" calcext:value-type="string">
            <text:p><text:s text:c="6"/>(alignment-distances . (9 9 9 12 11 12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4]&lt;[.$AZ$9];[.AZ254]+1;&quot;-&quot;)" office:value-type="float" office:value="62" calcext:value-type="float">
            <text:p>62</text:p>
          </table:table-cell>
          <table:table-cell table:formula="of:=IF([.AZ254]&lt;[.$AZ$9];[.BA254];&quot;-&quot;)" office:value-type="float" office:value="4" calcext:value-type="float">
            <text:p>4</text:p>
          </table:table-cell>
          <table:table-cell table:formula="of:=IF([.BA258]=&quot;-&quot;;&quot;&quot;;IF([.$B$1]=2;INDEX([.$AR$16:.$AU$31];[.AZ258];[.BA258]);IF([.$B$1]=3;INDEX([.$AR$44:.$AU$98];[.AZ258];[.BA258]);INDEX([.$AR$113:.$AU$218];[.AZ258];[.BA258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5]&lt;[.$AZ$9];[.AZ255]+1;&quot;-&quot;)" office:value-type="float" office:value="63" calcext:value-type="float">
            <text:p>63</text:p>
          </table:table-cell>
          <table:table-cell table:formula="of:=IF([.AZ255]&lt;[.$AZ$9];[.BA255];&quot;-&quot;)" office:value-type="float" office:value="1" calcext:value-type="float">
            <text:p>1</text:p>
          </table:table-cell>
          <table:table-cell table:formula="of:=IF([.BA259]=&quot;-&quot;;&quot;&quot;;IF([.$B$1]=2;INDEX([.$AR$16:.$AU$31];[.AZ259];[.BA259]);IF([.$B$1]=3;INDEX([.$AR$44:.$AU$98];[.AZ259];[.BA259]);INDEX([.$AR$113:.$AU$218];[.AZ259];[.BA25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6]&lt;[.$AZ$9];[.AZ256]+1;&quot;-&quot;)" office:value-type="float" office:value="63" calcext:value-type="float">
            <text:p>63</text:p>
          </table:table-cell>
          <table:table-cell table:formula="of:=IF([.AZ256]&lt;[.$AZ$9];[.BA256];&quot;-&quot;)" office:value-type="float" office:value="2" calcext:value-type="float">
            <text:p>2</text:p>
          </table:table-cell>
          <table:table-cell table:formula="of:=IF([.BA260]=&quot;-&quot;;&quot;&quot;;IF([.$B$1]=2;INDEX([.$AR$16:.$AU$31];[.AZ260];[.BA260]);IF([.$B$1]=3;INDEX([.$AR$44:.$AU$98];[.AZ260];[.BA260]);INDEX([.$AR$113:.$AU$218];[.AZ260];[.BA260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7]&lt;[.$AZ$9];[.AZ257]+1;&quot;-&quot;)" office:value-type="float" office:value="63" calcext:value-type="float">
            <text:p>63</text:p>
          </table:table-cell>
          <table:table-cell table:formula="of:=IF([.AZ257]&lt;[.$AZ$9];[.BA257];&quot;-&quot;)" office:value-type="float" office:value="3" calcext:value-type="float">
            <text:p>3</text:p>
          </table:table-cell>
          <table:table-cell table:formula="of:=IF([.BA261]=&quot;-&quot;;&quot;&quot;;IF([.$B$1]=2;INDEX([.$AR$16:.$AU$31];[.AZ261];[.BA261]);IF([.$B$1]=3;INDEX([.$AR$44:.$AU$98];[.AZ261];[.BA261]);INDEX([.$AR$113:.$AU$218];[.AZ261];[.BA261]))))" office:value-type="string" office:string-value="      (alignment-distances . (9 9 10 12 12 12 9 9 9 9)))" calcext:value-type="string">
            <text:p><text:s text:c="6"/>(alignment-distances . (9 9 10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8]&lt;[.$AZ$9];[.AZ258]+1;&quot;-&quot;)" office:value-type="float" office:value="63" calcext:value-type="float">
            <text:p>63</text:p>
          </table:table-cell>
          <table:table-cell table:formula="of:=IF([.AZ258]&lt;[.$AZ$9];[.BA258];&quot;-&quot;)" office:value-type="float" office:value="4" calcext:value-type="float">
            <text:p>4</text:p>
          </table:table-cell>
          <table:table-cell table:formula="of:=IF([.BA262]=&quot;-&quot;;&quot;&quot;;IF([.$B$1]=2;INDEX([.$AR$16:.$AU$31];[.AZ262];[.BA262]);IF([.$B$1]=3;INDEX([.$AR$44:.$AU$98];[.AZ262];[.BA262]);INDEX([.$AR$113:.$AU$218];[.AZ262];[.BA262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59]&lt;[.$AZ$9];[.AZ259]+1;&quot;-&quot;)" office:value-type="float" office:value="64" calcext:value-type="float">
            <text:p>64</text:p>
          </table:table-cell>
          <table:table-cell table:formula="of:=IF([.AZ259]&lt;[.$AZ$9];[.BA259];&quot;-&quot;)" office:value-type="float" office:value="1" calcext:value-type="float">
            <text:p>1</text:p>
          </table:table-cell>
          <table:table-cell table:formula="of:=IF([.BA263]=&quot;-&quot;;&quot;&quot;;IF([.$B$1]=2;INDEX([.$AR$16:.$AU$31];[.AZ263];[.BA263]);IF([.$B$1]=3;INDEX([.$AR$44:.$AU$98];[.AZ263];[.BA263]);INDEX([.$AR$113:.$AU$218];[.AZ263];[.BA26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0]&lt;[.$AZ$9];[.AZ260]+1;&quot;-&quot;)" office:value-type="float" office:value="64" calcext:value-type="float">
            <text:p>64</text:p>
          </table:table-cell>
          <table:table-cell table:formula="of:=IF([.AZ260]&lt;[.$AZ$9];[.BA260];&quot;-&quot;)" office:value-type="float" office:value="2" calcext:value-type="float">
            <text:p>2</text:p>
          </table:table-cell>
          <table:table-cell table:formula="of:=IF([.BA264]=&quot;-&quot;;&quot;&quot;;IF([.$B$1]=2;INDEX([.$AR$16:.$AU$31];[.AZ264];[.BA264]);IF([.$B$1]=3;INDEX([.$AR$44:.$AU$98];[.AZ264];[.BA264]);INDEX([.$AR$113:.$AU$218];[.AZ264];[.BA264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1]&lt;[.$AZ$9];[.AZ261]+1;&quot;-&quot;)" office:value-type="float" office:value="64" calcext:value-type="float">
            <text:p>64</text:p>
          </table:table-cell>
          <table:table-cell table:formula="of:=IF([.AZ261]&lt;[.$AZ$9];[.BA261];&quot;-&quot;)" office:value-type="float" office:value="3" calcext:value-type="float">
            <text:p>3</text:p>
          </table:table-cell>
          <table:table-cell table:formula="of:=IF([.BA265]=&quot;-&quot;;&quot;&quot;;IF([.$B$1]=2;INDEX([.$AR$16:.$AU$31];[.AZ265];[.BA265]);IF([.$B$1]=3;INDEX([.$AR$44:.$AU$98];[.AZ265];[.BA265]);INDEX([.$AR$113:.$AU$218];[.AZ265];[.BA265]))))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2]&lt;[.$AZ$9];[.AZ262]+1;&quot;-&quot;)" office:value-type="float" office:value="64" calcext:value-type="float">
            <text:p>64</text:p>
          </table:table-cell>
          <table:table-cell table:formula="of:=IF([.AZ262]&lt;[.$AZ$9];[.BA262];&quot;-&quot;)" office:value-type="float" office:value="4" calcext:value-type="float">
            <text:p>4</text:p>
          </table:table-cell>
          <table:table-cell table:formula="of:=IF([.BA266]=&quot;-&quot;;&quot;&quot;;IF([.$B$1]=2;INDEX([.$AR$16:.$AU$31];[.AZ266];[.BA266]);IF([.$B$1]=3;INDEX([.$AR$44:.$AU$98];[.AZ266];[.BA266]);INDEX([.$AR$113:.$AU$218];[.AZ266];[.BA266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3]&lt;[.$AZ$9];[.AZ263]+1;&quot;-&quot;)" office:value-type="float" office:value="65" calcext:value-type="float">
            <text:p>65</text:p>
          </table:table-cell>
          <table:table-cell table:formula="of:=IF([.AZ263]&lt;[.$AZ$9];[.BA263];&quot;-&quot;)" office:value-type="float" office:value="1" calcext:value-type="float">
            <text:p>1</text:p>
          </table:table-cell>
          <table:table-cell table:formula="of:=IF([.BA267]=&quot;-&quot;;&quot;&quot;;IF([.$B$1]=2;INDEX([.$AR$16:.$AU$31];[.AZ267];[.BA267]);IF([.$B$1]=3;INDEX([.$AR$44:.$AU$98];[.AZ267];[.BA267]);INDEX([.$AR$113:.$AU$218];[.AZ267];[.BA26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4]&lt;[.$AZ$9];[.AZ264]+1;&quot;-&quot;)" office:value-type="float" office:value="65" calcext:value-type="float">
            <text:p>65</text:p>
          </table:table-cell>
          <table:table-cell table:formula="of:=IF([.AZ264]&lt;[.$AZ$9];[.BA264];&quot;-&quot;)" office:value-type="float" office:value="2" calcext:value-type="float">
            <text:p>2</text:p>
          </table:table-cell>
          <table:table-cell table:formula="of:=IF([.BA268]=&quot;-&quot;;&quot;&quot;;IF([.$B$1]=2;INDEX([.$AR$16:.$AU$31];[.AZ268];[.BA268]);IF([.$B$1]=3;INDEX([.$AR$44:.$AU$98];[.AZ268];[.BA268]);INDEX([.$AR$113:.$AU$218];[.AZ268];[.BA268]))))" office:value-type="string" office:string-value="    #'((Y-offset . 131)" calcext:value-type="string">
            <text:p><text:s text:c="4"/>#'((Y-offset . 131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5]&lt;[.$AZ$9];[.AZ265]+1;&quot;-&quot;)" office:value-type="float" office:value="65" calcext:value-type="float">
            <text:p>65</text:p>
          </table:table-cell>
          <table:table-cell table:formula="of:=IF([.AZ265]&lt;[.$AZ$9];[.BA265];&quot;-&quot;)" office:value-type="float" office:value="3" calcext:value-type="float">
            <text:p>3</text:p>
          </table:table-cell>
          <table:table-cell table:formula="of:=IF([.BA269]=&quot;-&quot;;&quot;&quot;;IF([.$B$1]=2;INDEX([.$AR$16:.$AU$31];[.AZ269];[.BA269]);IF([.$B$1]=3;INDEX([.$AR$44:.$AU$98];[.AZ269];[.BA269]);INDEX([.$AR$113:.$AU$218];[.AZ269];[.BA269]))))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6]&lt;[.$AZ$9];[.AZ266]+1;&quot;-&quot;)" office:value-type="float" office:value="65" calcext:value-type="float">
            <text:p>65</text:p>
          </table:table-cell>
          <table:table-cell table:formula="of:=IF([.AZ266]&lt;[.$AZ$9];[.BA266];&quot;-&quot;)" office:value-type="float" office:value="4" calcext:value-type="float">
            <text:p>4</text:p>
          </table:table-cell>
          <table:table-cell table:formula="of:=IF([.BA270]=&quot;-&quot;;&quot;&quot;;IF([.$B$1]=2;INDEX([.$AR$16:.$AU$31];[.AZ270];[.BA270]);IF([.$B$1]=3;INDEX([.$AR$44:.$AU$98];[.AZ270];[.BA270]);INDEX([.$AR$113:.$AU$218];[.AZ270];[.BA270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7]&lt;[.$AZ$9];[.AZ267]+1;&quot;-&quot;)" office:value-type="float" office:value="66" calcext:value-type="float">
            <text:p>66</text:p>
          </table:table-cell>
          <table:table-cell table:formula="of:=IF([.AZ267]&lt;[.$AZ$9];[.BA267];&quot;-&quot;)" office:value-type="float" office:value="1" calcext:value-type="float">
            <text:p>1</text:p>
          </table:table-cell>
          <table:table-cell table:formula="of:=IF([.BA271]=&quot;-&quot;;&quot;&quot;;IF([.$B$1]=2;INDEX([.$AR$16:.$AU$31];[.AZ271];[.BA271]);IF([.$B$1]=3;INDEX([.$AR$44:.$AU$98];[.AZ271];[.BA271]);INDEX([.$AR$113:.$AU$218];[.AZ271];[.BA27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8]&lt;[.$AZ$9];[.AZ268]+1;&quot;-&quot;)" office:value-type="float" office:value="66" calcext:value-type="float">
            <text:p>66</text:p>
          </table:table-cell>
          <table:table-cell table:formula="of:=IF([.AZ268]&lt;[.$AZ$9];[.BA268];&quot;-&quot;)" office:value-type="float" office:value="2" calcext:value-type="float">
            <text:p>2</text:p>
          </table:table-cell>
          <table:table-cell table:formula="of:=IF([.BA272]=&quot;-&quot;;&quot;&quot;;IF([.$B$1]=2;INDEX([.$AR$16:.$AU$31];[.AZ272];[.BA272]);IF([.$B$1]=3;INDEX([.$AR$44:.$AU$98];[.AZ272];[.BA272]);INDEX([.$AR$113:.$AU$218];[.AZ272];[.BA27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69]&lt;[.$AZ$9];[.AZ269]+1;&quot;-&quot;)" office:value-type="float" office:value="66" calcext:value-type="float">
            <text:p>66</text:p>
          </table:table-cell>
          <table:table-cell table:formula="of:=IF([.AZ269]&lt;[.$AZ$9];[.BA269];&quot;-&quot;)" office:value-type="float" office:value="3" calcext:value-type="float">
            <text:p>3</text:p>
          </table:table-cell>
          <table:table-cell table:formula="of:=IF([.BA273]=&quot;-&quot;;&quot;&quot;;IF([.$B$1]=2;INDEX([.$AR$16:.$AU$31];[.AZ273];[.BA273]);IF([.$B$1]=3;INDEX([.$AR$44:.$AU$98];[.AZ273];[.BA273]);INDEX([.$AR$113:.$AU$218];[.AZ273];[.BA273]))))" office:value-type="string" office:string-value="      (alignment-distances . (9 9 12 12 12 9 9 9 9)))" calcext:value-type="string">
            <text:p><text:s text:c="6"/>(alignment-distances . (9 9 12 12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0]&lt;[.$AZ$9];[.AZ270]+1;&quot;-&quot;)" office:value-type="float" office:value="66" calcext:value-type="float">
            <text:p>66</text:p>
          </table:table-cell>
          <table:table-cell table:formula="of:=IF([.AZ270]&lt;[.$AZ$9];[.BA270];&quot;-&quot;)" office:value-type="float" office:value="4" calcext:value-type="float">
            <text:p>4</text:p>
          </table:table-cell>
          <table:table-cell table:formula="of:=IF([.BA274]=&quot;-&quot;;&quot;&quot;;IF([.$B$1]=2;INDEX([.$AR$16:.$AU$31];[.AZ274];[.BA274]);IF([.$B$1]=3;INDEX([.$AR$44:.$AU$98];[.AZ274];[.BA274]);INDEX([.$AR$113:.$AU$218];[.AZ274];[.BA27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1]&lt;[.$AZ$9];[.AZ271]+1;&quot;-&quot;)" office:value-type="float" office:value="67" calcext:value-type="float">
            <text:p>67</text:p>
          </table:table-cell>
          <table:table-cell table:formula="of:=IF([.AZ271]&lt;[.$AZ$9];[.BA271];&quot;-&quot;)" office:value-type="float" office:value="1" calcext:value-type="float">
            <text:p>1</text:p>
          </table:table-cell>
          <table:table-cell table:formula="of:=IF([.BA275]=&quot;-&quot;;&quot;&quot;;IF([.$B$1]=2;INDEX([.$AR$16:.$AU$31];[.AZ275];[.BA275]);IF([.$B$1]=3;INDEX([.$AR$44:.$AU$98];[.AZ275];[.BA275]);INDEX([.$AR$113:.$AU$218];[.AZ275];[.BA27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2]&lt;[.$AZ$9];[.AZ272]+1;&quot;-&quot;)" office:value-type="float" office:value="67" calcext:value-type="float">
            <text:p>67</text:p>
          </table:table-cell>
          <table:table-cell table:formula="of:=IF([.AZ272]&lt;[.$AZ$9];[.BA272];&quot;-&quot;)" office:value-type="float" office:value="2" calcext:value-type="float">
            <text:p>2</text:p>
          </table:table-cell>
          <table:table-cell table:formula="of:=IF([.BA276]=&quot;-&quot;;&quot;&quot;;IF([.$B$1]=2;INDEX([.$AR$16:.$AU$31];[.AZ276];[.BA276]);IF([.$B$1]=3;INDEX([.$AR$44:.$AU$98];[.AZ276];[.BA276]);INDEX([.$AR$113:.$AU$218];[.AZ276];[.BA27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3]&lt;[.$AZ$9];[.AZ273]+1;&quot;-&quot;)" office:value-type="float" office:value="67" calcext:value-type="float">
            <text:p>67</text:p>
          </table:table-cell>
          <table:table-cell table:formula="of:=IF([.AZ273]&lt;[.$AZ$9];[.BA273];&quot;-&quot;)" office:value-type="float" office:value="3" calcext:value-type="float">
            <text:p>3</text:p>
          </table:table-cell>
          <table:table-cell table:formula="of:=IF([.BA277]=&quot;-&quot;;&quot;&quot;;IF([.$B$1]=2;INDEX([.$AR$16:.$AU$31];[.AZ277];[.BA277]);IF([.$B$1]=3;INDEX([.$AR$44:.$AU$98];[.AZ277];[.BA277]);INDEX([.$AR$113:.$AU$218];[.AZ277];[.BA277]))))" office:value-type="string" office:string-value="      (alignment-distances . (9 9 12 12 12 10 10 10 10)))" calcext:value-type="string">
            <text:p><text:s text:c="6"/>(alignment-distances . (9 9 12 12 12 10 10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4]&lt;[.$AZ$9];[.AZ274]+1;&quot;-&quot;)" office:value-type="float" office:value="67" calcext:value-type="float">
            <text:p>67</text:p>
          </table:table-cell>
          <table:table-cell table:formula="of:=IF([.AZ274]&lt;[.$AZ$9];[.BA274];&quot;-&quot;)" office:value-type="float" office:value="4" calcext:value-type="float">
            <text:p>4</text:p>
          </table:table-cell>
          <table:table-cell table:formula="of:=IF([.BA278]=&quot;-&quot;;&quot;&quot;;IF([.$B$1]=2;INDEX([.$AR$16:.$AU$31];[.AZ278];[.BA278]);IF([.$B$1]=3;INDEX([.$AR$44:.$AU$98];[.AZ278];[.BA278]);INDEX([.$AR$113:.$AU$218];[.AZ278];[.BA27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5]&lt;[.$AZ$9];[.AZ275]+1;&quot;-&quot;)" office:value-type="float" office:value="68" calcext:value-type="float">
            <text:p>68</text:p>
          </table:table-cell>
          <table:table-cell table:formula="of:=IF([.AZ275]&lt;[.$AZ$9];[.BA275];&quot;-&quot;)" office:value-type="float" office:value="1" calcext:value-type="float">
            <text:p>1</text:p>
          </table:table-cell>
          <table:table-cell table:formula="of:=IF([.BA279]=&quot;-&quot;;&quot;&quot;;IF([.$B$1]=2;INDEX([.$AR$16:.$AU$31];[.AZ279];[.BA279]);IF([.$B$1]=3;INDEX([.$AR$44:.$AU$98];[.AZ279];[.BA279]);INDEX([.$AR$113:.$AU$218];[.AZ279];[.BA27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6]&lt;[.$AZ$9];[.AZ276]+1;&quot;-&quot;)" office:value-type="float" office:value="68" calcext:value-type="float">
            <text:p>68</text:p>
          </table:table-cell>
          <table:table-cell table:formula="of:=IF([.AZ276]&lt;[.$AZ$9];[.BA276];&quot;-&quot;)" office:value-type="float" office:value="2" calcext:value-type="float">
            <text:p>2</text:p>
          </table:table-cell>
          <table:table-cell table:formula="of:=IF([.BA280]=&quot;-&quot;;&quot;&quot;;IF([.$B$1]=2;INDEX([.$AR$16:.$AU$31];[.AZ280];[.BA280]);IF([.$B$1]=3;INDEX([.$AR$44:.$AU$98];[.AZ280];[.BA280]);INDEX([.$AR$113:.$AU$218];[.AZ280];[.BA280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7]&lt;[.$AZ$9];[.AZ277]+1;&quot;-&quot;)" office:value-type="float" office:value="68" calcext:value-type="float">
            <text:p>68</text:p>
          </table:table-cell>
          <table:table-cell table:formula="of:=IF([.AZ277]&lt;[.$AZ$9];[.BA277];&quot;-&quot;)" office:value-type="float" office:value="3" calcext:value-type="float">
            <text:p>3</text:p>
          </table:table-cell>
          <table:table-cell table:formula="of:=IF([.BA281]=&quot;-&quot;;&quot;&quot;;IF([.$B$1]=2;INDEX([.$AR$16:.$AU$31];[.AZ281];[.BA281]);IF([.$B$1]=3;INDEX([.$AR$44:.$AU$98];[.AZ281];[.BA281]);INDEX([.$AR$113:.$AU$218];[.AZ281];[.BA281]))))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8]&lt;[.$AZ$9];[.AZ278]+1;&quot;-&quot;)" office:value-type="float" office:value="68" calcext:value-type="float">
            <text:p>68</text:p>
          </table:table-cell>
          <table:table-cell table:formula="of:=IF([.AZ278]&lt;[.$AZ$9];[.BA278];&quot;-&quot;)" office:value-type="float" office:value="4" calcext:value-type="float">
            <text:p>4</text:p>
          </table:table-cell>
          <table:table-cell table:formula="of:=IF([.BA282]=&quot;-&quot;;&quot;&quot;;IF([.$B$1]=2;INDEX([.$AR$16:.$AU$31];[.AZ282];[.BA282]);IF([.$B$1]=3;INDEX([.$AR$44:.$AU$98];[.AZ282];[.BA282]);INDEX([.$AR$113:.$AU$218];[.AZ282];[.BA282]))))" office:value-type="string" office:string-value="s1*5  \break" calcext:value-type="string">
            <text:p>s1*5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79]&lt;[.$AZ$9];[.AZ279]+1;&quot;-&quot;)" office:value-type="float" office:value="69" calcext:value-type="float">
            <text:p>69</text:p>
          </table:table-cell>
          <table:table-cell table:formula="of:=IF([.AZ279]&lt;[.$AZ$9];[.BA279];&quot;-&quot;)" office:value-type="float" office:value="1" calcext:value-type="float">
            <text:p>1</text:p>
          </table:table-cell>
          <table:table-cell table:formula="of:=IF([.BA283]=&quot;-&quot;;&quot;&quot;;IF([.$B$1]=2;INDEX([.$AR$16:.$AU$31];[.AZ283];[.BA283]);IF([.$B$1]=3;INDEX([.$AR$44:.$AU$98];[.AZ283];[.BA283]);INDEX([.$AR$113:.$AU$218];[.AZ283];[.BA28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0]&lt;[.$AZ$9];[.AZ280]+1;&quot;-&quot;)" office:value-type="float" office:value="69" calcext:value-type="float">
            <text:p>69</text:p>
          </table:table-cell>
          <table:table-cell table:formula="of:=IF([.AZ280]&lt;[.$AZ$9];[.BA280];&quot;-&quot;)" office:value-type="float" office:value="2" calcext:value-type="float">
            <text:p>2</text:p>
          </table:table-cell>
          <table:table-cell table:formula="of:=IF([.BA284]=&quot;-&quot;;&quot;&quot;;IF([.$B$1]=2;INDEX([.$AR$16:.$AU$31];[.AZ284];[.BA284]);IF([.$B$1]=3;INDEX([.$AR$44:.$AU$98];[.AZ284];[.BA284]);INDEX([.$AR$113:.$AU$218];[.AZ284];[.BA284]))))" office:value-type="string" office:string-value="    #'((Y-offset . 142)" calcext:value-type="string">
            <text:p><text:s text:c="4"/>#'((Y-offset . 14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1]&lt;[.$AZ$9];[.AZ281]+1;&quot;-&quot;)" office:value-type="float" office:value="69" calcext:value-type="float">
            <text:p>69</text:p>
          </table:table-cell>
          <table:table-cell table:formula="of:=IF([.AZ281]&lt;[.$AZ$9];[.BA281];&quot;-&quot;)" office:value-type="float" office:value="3" calcext:value-type="float">
            <text:p>3</text:p>
          </table:table-cell>
          <table:table-cell table:formula="of:=IF([.BA285]=&quot;-&quot;;&quot;&quot;;IF([.$B$1]=2;INDEX([.$AR$16:.$AU$31];[.AZ285];[.BA285]);IF([.$B$1]=3;INDEX([.$AR$44:.$AU$98];[.AZ285];[.BA285]);INDEX([.$AR$113:.$AU$218];[.AZ285];[.BA285]))))" office:value-type="string" office:string-value="      (alignment-distances . (8 8 8 9 9 9 10 11 9 8 8)))" calcext:value-type="string">
            <text:p><text:s text:c="6"/>(alignment-distances . (8 8 8 9 9 9 10 11 9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2]&lt;[.$AZ$9];[.AZ282]+1;&quot;-&quot;)" office:value-type="float" office:value="69" calcext:value-type="float">
            <text:p>69</text:p>
          </table:table-cell>
          <table:table-cell table:formula="of:=IF([.AZ282]&lt;[.$AZ$9];[.BA282];&quot;-&quot;)" office:value-type="float" office:value="4" calcext:value-type="float">
            <text:p>4</text:p>
          </table:table-cell>
          <table:table-cell table:formula="of:=IF([.BA286]=&quot;-&quot;;&quot;&quot;;IF([.$B$1]=2;INDEX([.$AR$16:.$AU$31];[.AZ286];[.BA286]);IF([.$B$1]=3;INDEX([.$AR$44:.$AU$98];[.AZ286];[.BA286]);INDEX([.$AR$113:.$AU$218];[.AZ286];[.BA28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3]&lt;[.$AZ$9];[.AZ283]+1;&quot;-&quot;)" office:value-type="float" office:value="70" calcext:value-type="float">
            <text:p>70</text:p>
          </table:table-cell>
          <table:table-cell table:formula="of:=IF([.AZ283]&lt;[.$AZ$9];[.BA283];&quot;-&quot;)" office:value-type="float" office:value="1" calcext:value-type="float">
            <text:p>1</text:p>
          </table:table-cell>
          <table:table-cell table:formula="of:=IF([.BA287]=&quot;-&quot;;&quot;&quot;;IF([.$B$1]=2;INDEX([.$AR$16:.$AU$31];[.AZ287];[.BA287]);IF([.$B$1]=3;INDEX([.$AR$44:.$AU$98];[.AZ287];[.BA287]);INDEX([.$AR$113:.$AU$218];[.AZ287];[.BA28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4]&lt;[.$AZ$9];[.AZ284]+1;&quot;-&quot;)" office:value-type="float" office:value="70" calcext:value-type="float">
            <text:p>70</text:p>
          </table:table-cell>
          <table:table-cell table:formula="of:=IF([.AZ284]&lt;[.$AZ$9];[.BA284];&quot;-&quot;)" office:value-type="float" office:value="2" calcext:value-type="float">
            <text:p>2</text:p>
          </table:table-cell>
          <table:table-cell table:formula="of:=IF([.BA288]=&quot;-&quot;;&quot;&quot;;IF([.$B$1]=2;INDEX([.$AR$16:.$AU$31];[.AZ288];[.BA288]);IF([.$B$1]=3;INDEX([.$AR$44:.$AU$98];[.AZ288];[.BA288]);INDEX([.$AR$113:.$AU$218];[.AZ288];[.BA288]))))" office:value-type="string" office:string-value="    #'((Y-offset . 2)" calcext:value-type="string">
            <text:p><text:s text:c="4"/>#'((Y-offset . 2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5]&lt;[.$AZ$9];[.AZ285]+1;&quot;-&quot;)" office:value-type="float" office:value="70" calcext:value-type="float">
            <text:p>70</text:p>
          </table:table-cell>
          <table:table-cell table:formula="of:=IF([.AZ285]&lt;[.$AZ$9];[.BA285];&quot;-&quot;)" office:value-type="float" office:value="3" calcext:value-type="float">
            <text:p>3</text:p>
          </table:table-cell>
          <table:table-cell table:formula="of:=IF([.BA289]=&quot;-&quot;;&quot;&quot;;IF([.$B$1]=2;INDEX([.$AR$16:.$AU$31];[.AZ289];[.BA289]);IF([.$B$1]=3;INDEX([.$AR$44:.$AU$98];[.AZ289];[.BA289]);INDEX([.$AR$113:.$AU$218];[.AZ289];[.BA289]))))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6]&lt;[.$AZ$9];[.AZ286]+1;&quot;-&quot;)" office:value-type="float" office:value="70" calcext:value-type="float">
            <text:p>70</text:p>
          </table:table-cell>
          <table:table-cell table:formula="of:=IF([.AZ286]&lt;[.$AZ$9];[.BA286];&quot;-&quot;)" office:value-type="float" office:value="4" calcext:value-type="float">
            <text:p>4</text:p>
          </table:table-cell>
          <table:table-cell table:formula="of:=IF([.BA290]=&quot;-&quot;;&quot;&quot;;IF([.$B$1]=2;INDEX([.$AR$16:.$AU$31];[.AZ290];[.BA290]);IF([.$B$1]=3;INDEX([.$AR$44:.$AU$98];[.AZ290];[.BA290]);INDEX([.$AR$113:.$AU$218];[.AZ290];[.BA29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7]&lt;[.$AZ$9];[.AZ287]+1;&quot;-&quot;)" office:value-type="float" office:value="71" calcext:value-type="float">
            <text:p>71</text:p>
          </table:table-cell>
          <table:table-cell table:formula="of:=IF([.AZ287]&lt;[.$AZ$9];[.BA287];&quot;-&quot;)" office:value-type="float" office:value="1" calcext:value-type="float">
            <text:p>1</text:p>
          </table:table-cell>
          <table:table-cell table:formula="of:=IF([.BA291]=&quot;-&quot;;&quot;&quot;;IF([.$B$1]=2;INDEX([.$AR$16:.$AU$31];[.AZ291];[.BA291]);IF([.$B$1]=3;INDEX([.$AR$44:.$AU$98];[.AZ291];[.BA291]);INDEX([.$AR$113:.$AU$218];[.AZ291];[.BA29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8]&lt;[.$AZ$9];[.AZ288]+1;&quot;-&quot;)" office:value-type="float" office:value="71" calcext:value-type="float">
            <text:p>71</text:p>
          </table:table-cell>
          <table:table-cell table:formula="of:=IF([.AZ288]&lt;[.$AZ$9];[.BA288];&quot;-&quot;)" office:value-type="float" office:value="2" calcext:value-type="float">
            <text:p>2</text:p>
          </table:table-cell>
          <table:table-cell table:formula="of:=IF([.BA292]=&quot;-&quot;;&quot;&quot;;IF([.$B$1]=2;INDEX([.$AR$16:.$AU$31];[.AZ292];[.BA292]);IF([.$B$1]=3;INDEX([.$AR$44:.$AU$98];[.AZ292];[.BA292]);INDEX([.$AR$113:.$AU$218];[.AZ292];[.BA292]))))" office:value-type="string" office:string-value="    #'((Y-offset . 127)" calcext:value-type="string">
            <text:p><text:s text:c="4"/>#'((Y-offset . 12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89]&lt;[.$AZ$9];[.AZ289]+1;&quot;-&quot;)" office:value-type="float" office:value="71" calcext:value-type="float">
            <text:p>71</text:p>
          </table:table-cell>
          <table:table-cell table:formula="of:=IF([.AZ289]&lt;[.$AZ$9];[.BA289];&quot;-&quot;)" office:value-type="float" office:value="3" calcext:value-type="float">
            <text:p>3</text:p>
          </table:table-cell>
          <table:table-cell table:formula="of:=IF([.BA293]=&quot;-&quot;;&quot;&quot;;IF([.$B$1]=2;INDEX([.$AR$16:.$AU$31];[.AZ293];[.BA293]);IF([.$B$1]=3;INDEX([.$AR$44:.$AU$98];[.AZ293];[.BA293]);INDEX([.$AR$113:.$AU$218];[.AZ293];[.BA293]))))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0]&lt;[.$AZ$9];[.AZ290]+1;&quot;-&quot;)" office:value-type="float" office:value="71" calcext:value-type="float">
            <text:p>71</text:p>
          </table:table-cell>
          <table:table-cell table:formula="of:=IF([.AZ290]&lt;[.$AZ$9];[.BA290];&quot;-&quot;)" office:value-type="float" office:value="4" calcext:value-type="float">
            <text:p>4</text:p>
          </table:table-cell>
          <table:table-cell table:formula="of:=IF([.BA294]=&quot;-&quot;;&quot;&quot;;IF([.$B$1]=2;INDEX([.$AR$16:.$AU$31];[.AZ294];[.BA294]);IF([.$B$1]=3;INDEX([.$AR$44:.$AU$98];[.AZ294];[.BA294]);INDEX([.$AR$113:.$AU$218];[.AZ294];[.BA294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1]&lt;[.$AZ$9];[.AZ291]+1;&quot;-&quot;)" office:value-type="float" office:value="72" calcext:value-type="float">
            <text:p>72</text:p>
          </table:table-cell>
          <table:table-cell table:formula="of:=IF([.AZ291]&lt;[.$AZ$9];[.BA291];&quot;-&quot;)" office:value-type="float" office:value="1" calcext:value-type="float">
            <text:p>1</text:p>
          </table:table-cell>
          <table:table-cell table:formula="of:=IF([.BA295]=&quot;-&quot;;&quot;&quot;;IF([.$B$1]=2;INDEX([.$AR$16:.$AU$31];[.AZ295];[.BA295]);IF([.$B$1]=3;INDEX([.$AR$44:.$AU$98];[.AZ295];[.BA295]);INDEX([.$AR$113:.$AU$218];[.AZ295];[.BA29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2]&lt;[.$AZ$9];[.AZ292]+1;&quot;-&quot;)" office:value-type="float" office:value="72" calcext:value-type="float">
            <text:p>72</text:p>
          </table:table-cell>
          <table:table-cell table:formula="of:=IF([.AZ292]&lt;[.$AZ$9];[.BA292];&quot;-&quot;)" office:value-type="float" office:value="2" calcext:value-type="float">
            <text:p>2</text:p>
          </table:table-cell>
          <table:table-cell table:formula="of:=IF([.BA296]=&quot;-&quot;;&quot;&quot;;IF([.$B$1]=2;INDEX([.$AR$16:.$AU$31];[.AZ296];[.BA296]);IF([.$B$1]=3;INDEX([.$AR$44:.$AU$98];[.AZ296];[.BA296]);INDEX([.$AR$113:.$AU$218];[.AZ296];[.BA296]))))" office:value-type="string" office:string-value="    #'((Y-offset . 4)" calcext:value-type="string">
            <text:p><text:s text:c="4"/>#'((Y-offset . 4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3]&lt;[.$AZ$9];[.AZ293]+1;&quot;-&quot;)" office:value-type="float" office:value="72" calcext:value-type="float">
            <text:p>72</text:p>
          </table:table-cell>
          <table:table-cell table:formula="of:=IF([.AZ293]&lt;[.$AZ$9];[.BA293];&quot;-&quot;)" office:value-type="float" office:value="3" calcext:value-type="float">
            <text:p>3</text:p>
          </table:table-cell>
          <table:table-cell table:formula="of:=IF([.BA297]=&quot;-&quot;;&quot;&quot;;IF([.$B$1]=2;INDEX([.$AR$16:.$AU$31];[.AZ297];[.BA297]);IF([.$B$1]=3;INDEX([.$AR$44:.$AU$98];[.AZ297];[.BA297]);INDEX([.$AR$113:.$AU$218];[.AZ297];[.BA297]))))" office:value-type="string" office:string-value="      (alignment-distances . (9 10 10 9 9 9 10 11 8 12 8 8)))" calcext:value-type="string">
            <text:p><text:s text:c="6"/>(alignment-distances . (9 10 10 9 9 9 10 11 8 12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4]&lt;[.$AZ$9];[.AZ294]+1;&quot;-&quot;)" office:value-type="float" office:value="72" calcext:value-type="float">
            <text:p>72</text:p>
          </table:table-cell>
          <table:table-cell table:formula="of:=IF([.AZ294]&lt;[.$AZ$9];[.BA294];&quot;-&quot;)" office:value-type="float" office:value="4" calcext:value-type="float">
            <text:p>4</text:p>
          </table:table-cell>
          <table:table-cell table:formula="of:=IF([.BA298]=&quot;-&quot;;&quot;&quot;;IF([.$B$1]=2;INDEX([.$AR$16:.$AU$31];[.AZ298];[.BA298]);IF([.$B$1]=3;INDEX([.$AR$44:.$AU$98];[.AZ298];[.BA298]);INDEX([.$AR$113:.$AU$218];[.AZ298];[.BA298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5]&lt;[.$AZ$9];[.AZ295]+1;&quot;-&quot;)" office:value-type="float" office:value="73" calcext:value-type="float">
            <text:p>73</text:p>
          </table:table-cell>
          <table:table-cell table:formula="of:=IF([.AZ295]&lt;[.$AZ$9];[.BA295];&quot;-&quot;)" office:value-type="float" office:value="1" calcext:value-type="float">
            <text:p>1</text:p>
          </table:table-cell>
          <table:table-cell table:formula="of:=IF([.BA299]=&quot;-&quot;;&quot;&quot;;IF([.$B$1]=2;INDEX([.$AR$16:.$AU$31];[.AZ299];[.BA299]);IF([.$B$1]=3;INDEX([.$AR$44:.$AU$98];[.AZ299];[.BA299]);INDEX([.$AR$113:.$AU$218];[.AZ299];[.BA29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6]&lt;[.$AZ$9];[.AZ296]+1;&quot;-&quot;)" office:value-type="float" office:value="73" calcext:value-type="float">
            <text:p>73</text:p>
          </table:table-cell>
          <table:table-cell table:formula="of:=IF([.AZ296]&lt;[.$AZ$9];[.BA296];&quot;-&quot;)" office:value-type="float" office:value="2" calcext:value-type="float">
            <text:p>2</text:p>
          </table:table-cell>
          <table:table-cell table:formula="of:=IF([.BA300]=&quot;-&quot;;&quot;&quot;;IF([.$B$1]=2;INDEX([.$AR$16:.$AU$31];[.AZ300];[.BA300]);IF([.$B$1]=3;INDEX([.$AR$44:.$AU$98];[.AZ300];[.BA300]);INDEX([.$AR$113:.$AU$218];[.AZ300];[.BA300]))))" office:value-type="string" office:string-value="    #'((Y-offset . 128)" calcext:value-type="string">
            <text:p><text:s text:c="4"/>#'((Y-offset . 128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7]&lt;[.$AZ$9];[.AZ297]+1;&quot;-&quot;)" office:value-type="float" office:value="73" calcext:value-type="float">
            <text:p>73</text:p>
          </table:table-cell>
          <table:table-cell table:formula="of:=IF([.AZ297]&lt;[.$AZ$9];[.BA297];&quot;-&quot;)" office:value-type="float" office:value="3" calcext:value-type="float">
            <text:p>3</text:p>
          </table:table-cell>
          <table:table-cell table:formula="of:=IF([.BA301]=&quot;-&quot;;&quot;&quot;;IF([.$B$1]=2;INDEX([.$AR$16:.$AU$31];[.AZ301];[.BA301]);IF([.$B$1]=3;INDEX([.$AR$44:.$AU$98];[.AZ301];[.BA301]);INDEX([.$AR$113:.$AU$218];[.AZ301];[.BA301]))))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8]&lt;[.$AZ$9];[.AZ298]+1;&quot;-&quot;)" office:value-type="float" office:value="73" calcext:value-type="float">
            <text:p>73</text:p>
          </table:table-cell>
          <table:table-cell table:formula="of:=IF([.AZ298]&lt;[.$AZ$9];[.BA298];&quot;-&quot;)" office:value-type="float" office:value="4" calcext:value-type="float">
            <text:p>4</text:p>
          </table:table-cell>
          <table:table-cell table:formula="of:=IF([.BA302]=&quot;-&quot;;&quot;&quot;;IF([.$B$1]=2;INDEX([.$AR$16:.$AU$31];[.AZ302];[.BA302]);IF([.$B$1]=3;INDEX([.$AR$44:.$AU$98];[.AZ302];[.BA302]);INDEX([.$AR$113:.$AU$218];[.AZ302];[.BA302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299]&lt;[.$AZ$9];[.AZ299]+1;&quot;-&quot;)" office:value-type="float" office:value="74" calcext:value-type="float">
            <text:p>74</text:p>
          </table:table-cell>
          <table:table-cell table:formula="of:=IF([.AZ299]&lt;[.$AZ$9];[.BA299];&quot;-&quot;)" office:value-type="float" office:value="1" calcext:value-type="float">
            <text:p>1</text:p>
          </table:table-cell>
          <table:table-cell table:formula="of:=IF([.BA303]=&quot;-&quot;;&quot;&quot;;IF([.$B$1]=2;INDEX([.$AR$16:.$AU$31];[.AZ303];[.BA303]);IF([.$B$1]=3;INDEX([.$AR$44:.$AU$98];[.AZ303];[.BA303]);INDEX([.$AR$113:.$AU$218];[.AZ303];[.BA30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0]&lt;[.$AZ$9];[.AZ300]+1;&quot;-&quot;)" office:value-type="float" office:value="74" calcext:value-type="float">
            <text:p>74</text:p>
          </table:table-cell>
          <table:table-cell table:formula="of:=IF([.AZ300]&lt;[.$AZ$9];[.BA300];&quot;-&quot;)" office:value-type="float" office:value="2" calcext:value-type="float">
            <text:p>2</text:p>
          </table:table-cell>
          <table:table-cell table:formula="of:=IF([.BA304]=&quot;-&quot;;&quot;&quot;;IF([.$B$1]=2;INDEX([.$AR$16:.$AU$31];[.AZ304];[.BA304]);IF([.$B$1]=3;INDEX([.$AR$44:.$AU$98];[.AZ304];[.BA304]);INDEX([.$AR$113:.$AU$218];[.AZ304];[.BA304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1]&lt;[.$AZ$9];[.AZ301]+1;&quot;-&quot;)" office:value-type="float" office:value="74" calcext:value-type="float">
            <text:p>74</text:p>
          </table:table-cell>
          <table:table-cell table:formula="of:=IF([.AZ301]&lt;[.$AZ$9];[.BA301];&quot;-&quot;)" office:value-type="float" office:value="3" calcext:value-type="float">
            <text:p>3</text:p>
          </table:table-cell>
          <table:table-cell table:formula="of:=IF([.BA305]=&quot;-&quot;;&quot;&quot;;IF([.$B$1]=2;INDEX([.$AR$16:.$AU$31];[.AZ305];[.BA305]);IF([.$B$1]=3;INDEX([.$AR$44:.$AU$98];[.AZ305];[.BA305]);INDEX([.$AR$113:.$AU$218];[.AZ305];[.BA305]))))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2]&lt;[.$AZ$9];[.AZ302]+1;&quot;-&quot;)" office:value-type="float" office:value="74" calcext:value-type="float">
            <text:p>74</text:p>
          </table:table-cell>
          <table:table-cell table:formula="of:=IF([.AZ302]&lt;[.$AZ$9];[.BA302];&quot;-&quot;)" office:value-type="float" office:value="4" calcext:value-type="float">
            <text:p>4</text:p>
          </table:table-cell>
          <table:table-cell table:formula="of:=IF([.BA306]=&quot;-&quot;;&quot;&quot;;IF([.$B$1]=2;INDEX([.$AR$16:.$AU$31];[.AZ306];[.BA306]);IF([.$B$1]=3;INDEX([.$AR$44:.$AU$98];[.AZ306];[.BA306]);INDEX([.$AR$113:.$AU$218];[.AZ306];[.BA306]))))" office:value-type="string" office:string-value="s1*6  \break" calcext:value-type="string">
            <text:p>s1*6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3]&lt;[.$AZ$9];[.AZ303]+1;&quot;-&quot;)" office:value-type="float" office:value="75" calcext:value-type="float">
            <text:p>75</text:p>
          </table:table-cell>
          <table:table-cell table:formula="of:=IF([.AZ303]&lt;[.$AZ$9];[.BA303];&quot;-&quot;)" office:value-type="float" office:value="1" calcext:value-type="float">
            <text:p>1</text:p>
          </table:table-cell>
          <table:table-cell table:formula="of:=IF([.BA307]=&quot;-&quot;;&quot;&quot;;IF([.$B$1]=2;INDEX([.$AR$16:.$AU$31];[.AZ307];[.BA307]);IF([.$B$1]=3;INDEX([.$AR$44:.$AU$98];[.AZ307];[.BA307]);INDEX([.$AR$113:.$AU$218];[.AZ307];[.BA30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4]&lt;[.$AZ$9];[.AZ304]+1;&quot;-&quot;)" office:value-type="float" office:value="75" calcext:value-type="float">
            <text:p>75</text:p>
          </table:table-cell>
          <table:table-cell table:formula="of:=IF([.AZ304]&lt;[.$AZ$9];[.BA304];&quot;-&quot;)" office:value-type="float" office:value="2" calcext:value-type="float">
            <text:p>2</text:p>
          </table:table-cell>
          <table:table-cell table:formula="of:=IF([.BA308]=&quot;-&quot;;&quot;&quot;;IF([.$B$1]=2;INDEX([.$AR$16:.$AU$31];[.AZ308];[.BA308]);IF([.$B$1]=3;INDEX([.$AR$44:.$AU$98];[.AZ308];[.BA308]);INDEX([.$AR$113:.$AU$218];[.AZ308];[.BA308]))))" office:value-type="string" office:string-value="    #'((Y-offset . 150)" calcext:value-type="string">
            <text:p><text:s text:c="4"/>#'((Y-offset . 15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5]&lt;[.$AZ$9];[.AZ305]+1;&quot;-&quot;)" office:value-type="float" office:value="75" calcext:value-type="float">
            <text:p>75</text:p>
          </table:table-cell>
          <table:table-cell table:formula="of:=IF([.AZ305]&lt;[.$AZ$9];[.BA305];&quot;-&quot;)" office:value-type="float" office:value="3" calcext:value-type="float">
            <text:p>3</text:p>
          </table:table-cell>
          <table:table-cell table:formula="of:=IF([.BA309]=&quot;-&quot;;&quot;&quot;;IF([.$B$1]=2;INDEX([.$AR$16:.$AU$31];[.AZ309];[.BA309]);IF([.$B$1]=3;INDEX([.$AR$44:.$AU$98];[.AZ309];[.BA309]);INDEX([.$AR$113:.$AU$218];[.AZ309];[.BA309]))))" office:value-type="string" office:string-value="      (alignment-distances . (9 11 10 11 10 11 10 9)))" calcext:value-type="string">
            <text:p><text:s text:c="6"/>(alignment-distances . (9 11 10 11 10 11 10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6]&lt;[.$AZ$9];[.AZ306]+1;&quot;-&quot;)" office:value-type="float" office:value="75" calcext:value-type="float">
            <text:p>75</text:p>
          </table:table-cell>
          <table:table-cell table:formula="of:=IF([.AZ306]&lt;[.$AZ$9];[.BA306];&quot;-&quot;)" office:value-type="float" office:value="4" calcext:value-type="float">
            <text:p>4</text:p>
          </table:table-cell>
          <table:table-cell table:formula="of:=IF([.BA310]=&quot;-&quot;;&quot;&quot;;IF([.$B$1]=2;INDEX([.$AR$16:.$AU$31];[.AZ310];[.BA310]);IF([.$B$1]=3;INDEX([.$AR$44:.$AU$98];[.AZ310];[.BA310]);INDEX([.$AR$113:.$AU$218];[.AZ310];[.BA310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7]&lt;[.$AZ$9];[.AZ307]+1;&quot;-&quot;)" office:value-type="float" office:value="76" calcext:value-type="float">
            <text:p>76</text:p>
          </table:table-cell>
          <table:table-cell table:formula="of:=IF([.AZ307]&lt;[.$AZ$9];[.BA307];&quot;-&quot;)" office:value-type="float" office:value="1" calcext:value-type="float">
            <text:p>1</text:p>
          </table:table-cell>
          <table:table-cell table:formula="of:=IF([.BA311]=&quot;-&quot;;&quot;&quot;;IF([.$B$1]=2;INDEX([.$AR$16:.$AU$31];[.AZ311];[.BA311]);IF([.$B$1]=3;INDEX([.$AR$44:.$AU$98];[.AZ311];[.BA311]);INDEX([.$AR$113:.$AU$218];[.AZ311];[.BA31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8]&lt;[.$AZ$9];[.AZ308]+1;&quot;-&quot;)" office:value-type="float" office:value="76" calcext:value-type="float">
            <text:p>76</text:p>
          </table:table-cell>
          <table:table-cell table:formula="of:=IF([.AZ308]&lt;[.$AZ$9];[.BA308];&quot;-&quot;)" office:value-type="float" office:value="2" calcext:value-type="float">
            <text:p>2</text:p>
          </table:table-cell>
          <table:table-cell table:formula="of:=IF([.BA312]=&quot;-&quot;;&quot;&quot;;IF([.$B$1]=2;INDEX([.$AR$16:.$AU$31];[.AZ312];[.BA312]);IF([.$B$1]=3;INDEX([.$AR$44:.$AU$98];[.AZ312];[.BA312]);INDEX([.$AR$113:.$AU$218];[.AZ312];[.BA312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09]&lt;[.$AZ$9];[.AZ309]+1;&quot;-&quot;)" office:value-type="float" office:value="76" calcext:value-type="float">
            <text:p>76</text:p>
          </table:table-cell>
          <table:table-cell table:formula="of:=IF([.AZ309]&lt;[.$AZ$9];[.BA309];&quot;-&quot;)" office:value-type="float" office:value="3" calcext:value-type="float">
            <text:p>3</text:p>
          </table:table-cell>
          <table:table-cell table:formula="of:=IF([.BA313]=&quot;-&quot;;&quot;&quot;;IF([.$B$1]=2;INDEX([.$AR$16:.$AU$31];[.AZ313];[.BA313]);IF([.$B$1]=3;INDEX([.$AR$44:.$AU$98];[.AZ313];[.BA313]);INDEX([.$AR$113:.$AU$218];[.AZ313];[.BA313]))))" office:value-type="string" office:string-value="      (alignment-distances . (9 10 11 10 11 9 9 9 9)))" calcext:value-type="string">
            <text:p><text:s text:c="6"/>(alignment-distances . (9 10 11 10 11 9 9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0]&lt;[.$AZ$9];[.AZ310]+1;&quot;-&quot;)" office:value-type="float" office:value="76" calcext:value-type="float">
            <text:p>76</text:p>
          </table:table-cell>
          <table:table-cell table:formula="of:=IF([.AZ310]&lt;[.$AZ$9];[.BA310];&quot;-&quot;)" office:value-type="float" office:value="4" calcext:value-type="float">
            <text:p>4</text:p>
          </table:table-cell>
          <table:table-cell table:formula="of:=IF([.BA314]=&quot;-&quot;;&quot;&quot;;IF([.$B$1]=2;INDEX([.$AR$16:.$AU$31];[.AZ314];[.BA314]);IF([.$B$1]=3;INDEX([.$AR$44:.$AU$98];[.AZ314];[.BA314]);INDEX([.$AR$113:.$AU$218];[.AZ314];[.BA314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1]&lt;[.$AZ$9];[.AZ311]+1;&quot;-&quot;)" office:value-type="float" office:value="77" calcext:value-type="float">
            <text:p>77</text:p>
          </table:table-cell>
          <table:table-cell table:formula="of:=IF([.AZ311]&lt;[.$AZ$9];[.BA311];&quot;-&quot;)" office:value-type="float" office:value="1" calcext:value-type="float">
            <text:p>1</text:p>
          </table:table-cell>
          <table:table-cell table:formula="of:=IF([.BA315]=&quot;-&quot;;&quot;&quot;;IF([.$B$1]=2;INDEX([.$AR$16:.$AU$31];[.AZ315];[.BA315]);IF([.$B$1]=3;INDEX([.$AR$44:.$AU$98];[.AZ315];[.BA315]);INDEX([.$AR$113:.$AU$218];[.AZ315];[.BA315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2]&lt;[.$AZ$9];[.AZ312]+1;&quot;-&quot;)" office:value-type="float" office:value="77" calcext:value-type="float">
            <text:p>77</text:p>
          </table:table-cell>
          <table:table-cell table:formula="of:=IF([.AZ312]&lt;[.$AZ$9];[.BA312];&quot;-&quot;)" office:value-type="float" office:value="2" calcext:value-type="float">
            <text:p>2</text:p>
          </table:table-cell>
          <table:table-cell table:formula="of:=IF([.BA316]=&quot;-&quot;;&quot;&quot;;IF([.$B$1]=2;INDEX([.$AR$16:.$AU$31];[.AZ316];[.BA316]);IF([.$B$1]=3;INDEX([.$AR$44:.$AU$98];[.AZ316];[.BA316]);INDEX([.$AR$113:.$AU$218];[.AZ316];[.BA316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3]&lt;[.$AZ$9];[.AZ313]+1;&quot;-&quot;)" office:value-type="float" office:value="77" calcext:value-type="float">
            <text:p>77</text:p>
          </table:table-cell>
          <table:table-cell table:formula="of:=IF([.AZ313]&lt;[.$AZ$9];[.BA313];&quot;-&quot;)" office:value-type="float" office:value="3" calcext:value-type="float">
            <text:p>3</text:p>
          </table:table-cell>
          <table:table-cell table:formula="of:=IF([.BA317]=&quot;-&quot;;&quot;&quot;;IF([.$B$1]=2;INDEX([.$AR$16:.$AU$31];[.AZ317];[.BA317]);IF([.$B$1]=3;INDEX([.$AR$44:.$AU$98];[.AZ317];[.BA317]);INDEX([.$AR$113:.$AU$218];[.AZ317];[.BA317]))))" office:value-type="string" office:string-value="      (alignment-distances . (9 9 10 14 14 13 9 10 9 9)))" calcext:value-type="string">
            <text:p><text:s text:c="6"/>(alignment-distances . (9 9 10 14 14 13 9 10 9 9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4]&lt;[.$AZ$9];[.AZ314]+1;&quot;-&quot;)" office:value-type="float" office:value="77" calcext:value-type="float">
            <text:p>77</text:p>
          </table:table-cell>
          <table:table-cell table:formula="of:=IF([.AZ314]&lt;[.$AZ$9];[.BA314];&quot;-&quot;)" office:value-type="float" office:value="4" calcext:value-type="float">
            <text:p>4</text:p>
          </table:table-cell>
          <table:table-cell table:formula="of:=IF([.BA318]=&quot;-&quot;;&quot;&quot;;IF([.$B$1]=2;INDEX([.$AR$16:.$AU$31];[.AZ318];[.BA318]);IF([.$B$1]=3;INDEX([.$AR$44:.$AU$98];[.AZ318];[.BA318]);INDEX([.$AR$113:.$AU$218];[.AZ318];[.BA318]))))" office:value-type="string" office:string-value="s1*5  \pageBreak" calcext:value-type="string">
            <text:p>s1*5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5]&lt;[.$AZ$9];[.AZ315]+1;&quot;-&quot;)" office:value-type="float" office:value="78" calcext:value-type="float">
            <text:p>78</text:p>
          </table:table-cell>
          <table:table-cell table:formula="of:=IF([.AZ315]&lt;[.$AZ$9];[.BA315];&quot;-&quot;)" office:value-type="float" office:value="1" calcext:value-type="float">
            <text:p>1</text:p>
          </table:table-cell>
          <table:table-cell table:formula="of:=IF([.BA319]=&quot;-&quot;;&quot;&quot;;IF([.$B$1]=2;INDEX([.$AR$16:.$AU$31];[.AZ319];[.BA319]);IF([.$B$1]=3;INDEX([.$AR$44:.$AU$98];[.AZ319];[.BA319]);INDEX([.$AR$113:.$AU$218];[.AZ319];[.BA319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6]&lt;[.$AZ$9];[.AZ316]+1;&quot;-&quot;)" office:value-type="float" office:value="78" calcext:value-type="float">
            <text:p>78</text:p>
          </table:table-cell>
          <table:table-cell table:formula="of:=IF([.AZ316]&lt;[.$AZ$9];[.BA316];&quot;-&quot;)" office:value-type="float" office:value="2" calcext:value-type="float">
            <text:p>2</text:p>
          </table:table-cell>
          <table:table-cell table:formula="of:=IF([.BA320]=&quot;-&quot;;&quot;&quot;;IF([.$B$1]=2;INDEX([.$AR$16:.$AU$31];[.AZ320];[.BA320]);IF([.$B$1]=3;INDEX([.$AR$44:.$AU$98];[.AZ320];[.BA320]);INDEX([.$AR$113:.$AU$218];[.AZ320];[.BA320]))))" office:value-type="string" office:string-value="    #'((Y-offset . 5)" calcext:value-type="string">
            <text:p><text:s text:c="4"/>#'((Y-offset . 5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7]&lt;[.$AZ$9];[.AZ317]+1;&quot;-&quot;)" office:value-type="float" office:value="78" calcext:value-type="float">
            <text:p>78</text:p>
          </table:table-cell>
          <table:table-cell table:formula="of:=IF([.AZ317]&lt;[.$AZ$9];[.BA317];&quot;-&quot;)" office:value-type="float" office:value="3" calcext:value-type="float">
            <text:p>3</text:p>
          </table:table-cell>
          <table:table-cell table:formula="of:=IF([.BA321]=&quot;-&quot;;&quot;&quot;;IF([.$B$1]=2;INDEX([.$AR$16:.$AU$31];[.AZ321];[.BA321]);IF([.$B$1]=3;INDEX([.$AR$44:.$AU$98];[.AZ321];[.BA321]);INDEX([.$AR$113:.$AU$218];[.AZ321];[.BA321]))))" office:value-type="string" office:string-value="      (alignment-distances . (14 14 10 11 10 10)))" calcext:value-type="string">
            <text:p><text:s text:c="6"/>(alignment-distances . (14 14 10 11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8]&lt;[.$AZ$9];[.AZ318]+1;&quot;-&quot;)" office:value-type="float" office:value="78" calcext:value-type="float">
            <text:p>78</text:p>
          </table:table-cell>
          <table:table-cell table:formula="of:=IF([.AZ318]&lt;[.$AZ$9];[.BA318];&quot;-&quot;)" office:value-type="float" office:value="4" calcext:value-type="float">
            <text:p>4</text:p>
          </table:table-cell>
          <table:table-cell table:formula="of:=IF([.BA322]=&quot;-&quot;;&quot;&quot;;IF([.$B$1]=2;INDEX([.$AR$16:.$AU$31];[.AZ322];[.BA322]);IF([.$B$1]=3;INDEX([.$AR$44:.$AU$98];[.AZ322];[.BA322]);INDEX([.$AR$113:.$AU$218];[.AZ322];[.BA322]))))" office:value-type="string" office:string-value="s1*7  \break" calcext:value-type="string">
            <text:p>s1*7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19]&lt;[.$AZ$9];[.AZ319]+1;&quot;-&quot;)" office:value-type="float" office:value="79" calcext:value-type="float">
            <text:p>79</text:p>
          </table:table-cell>
          <table:table-cell table:formula="of:=IF([.AZ319]&lt;[.$AZ$9];[.BA319];&quot;-&quot;)" office:value-type="float" office:value="1" calcext:value-type="float">
            <text:p>1</text:p>
          </table:table-cell>
          <table:table-cell table:formula="of:=IF([.BA323]=&quot;-&quot;;&quot;&quot;;IF([.$B$1]=2;INDEX([.$AR$16:.$AU$31];[.AZ323];[.BA323]);IF([.$B$1]=3;INDEX([.$AR$44:.$AU$98];[.AZ323];[.BA323]);INDEX([.$AR$113:.$AU$218];[.AZ323];[.BA323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0]&lt;[.$AZ$9];[.AZ320]+1;&quot;-&quot;)" office:value-type="float" office:value="79" calcext:value-type="float">
            <text:p>79</text:p>
          </table:table-cell>
          <table:table-cell table:formula="of:=IF([.AZ320]&lt;[.$AZ$9];[.BA320];&quot;-&quot;)" office:value-type="float" office:value="2" calcext:value-type="float">
            <text:p>2</text:p>
          </table:table-cell>
          <table:table-cell table:formula="of:=IF([.BA324]=&quot;-&quot;;&quot;&quot;;IF([.$B$1]=2;INDEX([.$AR$16:.$AU$31];[.AZ324];[.BA324]);IF([.$B$1]=3;INDEX([.$AR$44:.$AU$98];[.AZ324];[.BA324]);INDEX([.$AR$113:.$AU$218];[.AZ324];[.BA324]))))" office:value-type="string" office:string-value="    #'((Y-offset . 130)" calcext:value-type="string">
            <text:p><text:s text:c="4"/>#'((Y-offset . 130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1]&lt;[.$AZ$9];[.AZ321]+1;&quot;-&quot;)" office:value-type="float" office:value="79" calcext:value-type="float">
            <text:p>79</text:p>
          </table:table-cell>
          <table:table-cell table:formula="of:=IF([.AZ321]&lt;[.$AZ$9];[.BA321];&quot;-&quot;)" office:value-type="float" office:value="3" calcext:value-type="float">
            <text:p>3</text:p>
          </table:table-cell>
          <table:table-cell table:formula="of:=IF([.BA325]=&quot;-&quot;;&quot;&quot;;IF([.$B$1]=2;INDEX([.$AR$16:.$AU$31];[.AZ325];[.BA325]);IF([.$B$1]=3;INDEX([.$AR$44:.$AU$98];[.AZ325];[.BA325]);INDEX([.$AR$113:.$AU$218];[.AZ325];[.BA325]))))" office:value-type="string" office:string-value="      (alignment-distances . (13 12 14 12 12 10 10)))" calcext:value-type="string">
            <text:p><text:s text:c="6"/>(alignment-distances . (13 12 14 12 12 10 10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2]&lt;[.$AZ$9];[.AZ322]+1;&quot;-&quot;)" office:value-type="float" office:value="79" calcext:value-type="float">
            <text:p>79</text:p>
          </table:table-cell>
          <table:table-cell table:formula="of:=IF([.AZ322]&lt;[.$AZ$9];[.BA322];&quot;-&quot;)" office:value-type="float" office:value="4" calcext:value-type="float">
            <text:p>4</text:p>
          </table:table-cell>
          <table:table-cell table:formula="of:=IF([.BA326]=&quot;-&quot;;&quot;&quot;;IF([.$B$1]=2;INDEX([.$AR$16:.$AU$31];[.AZ326];[.BA326]);IF([.$B$1]=3;INDEX([.$AR$44:.$AU$98];[.AZ326];[.BA326]);INDEX([.$AR$113:.$AU$218];[.AZ326];[.BA326]))))" office:value-type="string" office:string-value="s1*4  \pageBreak" calcext:value-type="string">
            <text:p>s1*4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3]&lt;[.$AZ$9];[.AZ323]+1;&quot;-&quot;)" office:value-type="float" office:value="80" calcext:value-type="float">
            <text:p>80</text:p>
          </table:table-cell>
          <table:table-cell table:formula="of:=IF([.AZ323]&lt;[.$AZ$9];[.BA323];&quot;-&quot;)" office:value-type="float" office:value="1" calcext:value-type="float">
            <text:p>1</text:p>
          </table:table-cell>
          <table:table-cell table:formula="of:=IF([.BA327]=&quot;-&quot;;&quot;&quot;;IF([.$B$1]=2;INDEX([.$AR$16:.$AU$31];[.AZ327];[.BA327]);IF([.$B$1]=3;INDEX([.$AR$44:.$AU$98];[.AZ327];[.BA327]);INDEX([.$AR$113:.$AU$218];[.AZ327];[.BA327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4]&lt;[.$AZ$9];[.AZ324]+1;&quot;-&quot;)" office:value-type="float" office:value="80" calcext:value-type="float">
            <text:p>80</text:p>
          </table:table-cell>
          <table:table-cell table:formula="of:=IF([.AZ324]&lt;[.$AZ$9];[.BA324];&quot;-&quot;)" office:value-type="float" office:value="2" calcext:value-type="float">
            <text:p>2</text:p>
          </table:table-cell>
          <table:table-cell table:formula="of:=IF([.BA328]=&quot;-&quot;;&quot;&quot;;IF([.$B$1]=2;INDEX([.$AR$16:.$AU$31];[.AZ328];[.BA328]);IF([.$B$1]=3;INDEX([.$AR$44:.$AU$98];[.AZ328];[.BA328]);INDEX([.$AR$113:.$AU$218];[.AZ328];[.BA328]))))" office:value-type="string" office:string-value="    #'((Y-offset . 3)" calcext:value-type="string">
            <text:p><text:s text:c="4"/>#'((Y-offset . 3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5]&lt;[.$AZ$9];[.AZ325]+1;&quot;-&quot;)" office:value-type="float" office:value="80" calcext:value-type="float">
            <text:p>80</text:p>
          </table:table-cell>
          <table:table-cell table:formula="of:=IF([.AZ325]&lt;[.$AZ$9];[.BA325];&quot;-&quot;)" office:value-type="float" office:value="3" calcext:value-type="float">
            <text:p>3</text:p>
          </table:table-cell>
          <table:table-cell table:formula="of:=IF([.BA329]=&quot;-&quot;;&quot;&quot;;IF([.$B$1]=2;INDEX([.$AR$16:.$AU$31];[.AZ329];[.BA329]);IF([.$B$1]=3;INDEX([.$AR$44:.$AU$98];[.AZ329];[.BA329]);INDEX([.$AR$113:.$AU$218];[.AZ329];[.BA329]))))" office:value-type="string" office:string-value="      (alignment-distances . (8 8 8 10 8 13 8 8 8 8)))" calcext:value-type="string">
            <text:p><text:s text:c="6"/>(alignment-distances . (8 8 8 10 8 13 8 8 8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6]&lt;[.$AZ$9];[.AZ326]+1;&quot;-&quot;)" office:value-type="float" office:value="80" calcext:value-type="float">
            <text:p>80</text:p>
          </table:table-cell>
          <table:table-cell table:formula="of:=IF([.AZ326]&lt;[.$AZ$9];[.BA326];&quot;-&quot;)" office:value-type="float" office:value="4" calcext:value-type="float">
            <text:p>4</text:p>
          </table:table-cell>
          <table:table-cell table:style-name="ce2" table:formula="of:=IF([.BA330]=&quot;-&quot;;&quot;&quot;;IF([.$B$1]=2;INDEX([.$AR$16:.$AU$31];[.AZ330];[.BA330]);IF([.$B$1]=3;INDEX([.$AR$44:.$AU$98];[.AZ330];[.BA330]);INDEX([.$AR$113:.$AU$218];[.AZ330];[.BA330]))))" office:value-type="string" office:string-value="s1*4  \break" calcext:value-type="string">
            <text:p>s1*4 <text:s/>\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7]&lt;[.$AZ$9];[.AZ327]+1;&quot;-&quot;)" office:value-type="float" office:value="81" calcext:value-type="float">
            <text:p>81</text:p>
          </table:table-cell>
          <table:table-cell table:formula="of:=IF([.AZ327]&lt;[.$AZ$9];[.BA327];&quot;-&quot;)" office:value-type="float" office:value="1" calcext:value-type="float">
            <text:p>1</text:p>
          </table:table-cell>
          <table:table-cell table:formula="of:=IF([.BA331]=&quot;-&quot;;&quot;&quot;;IF([.$B$1]=2;INDEX([.$AR$16:.$AU$31];[.AZ331];[.BA331]);IF([.$B$1]=3;INDEX([.$AR$44:.$AU$98];[.AZ331];[.BA331]);INDEX([.$AR$113:.$AU$218];[.AZ331];[.BA331]))))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8]&lt;[.$AZ$9];[.AZ328]+1;&quot;-&quot;)" office:value-type="float" office:value="81" calcext:value-type="float">
            <text:p>81</text:p>
          </table:table-cell>
          <table:table-cell table:formula="of:=IF([.AZ328]&lt;[.$AZ$9];[.BA328];&quot;-&quot;)" office:value-type="float" office:value="2" calcext:value-type="float">
            <text:p>2</text:p>
          </table:table-cell>
          <table:table-cell table:formula="of:=IF([.BA332]=&quot;-&quot;;&quot;&quot;;IF([.$B$1]=2;INDEX([.$AR$16:.$AU$31];[.AZ332];[.BA332]);IF([.$B$1]=3;INDEX([.$AR$44:.$AU$98];[.AZ332];[.BA332]);INDEX([.$AR$113:.$AU$218];[.AZ332];[.BA332]))))" office:value-type="string" office:string-value="    #'((Y-offset . 107)" calcext:value-type="string">
            <text:p><text:s text:c="4"/>#'((Y-offset . 107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29]&lt;[.$AZ$9];[.AZ329]+1;&quot;-&quot;)" office:value-type="float" office:value="81" calcext:value-type="float">
            <text:p>81</text:p>
          </table:table-cell>
          <table:table-cell table:formula="of:=IF([.AZ329]&lt;[.$AZ$9];[.BA329];&quot;-&quot;)" office:value-type="float" office:value="3" calcext:value-type="float">
            <text:p>3</text:p>
          </table:table-cell>
          <table:table-cell table:formula="of:=IF([.BA333]=&quot;-&quot;;&quot;&quot;;IF([.$B$1]=2;INDEX([.$AR$16:.$AU$31];[.AZ333];[.BA333]);IF([.$B$1]=3;INDEX([.$AR$44:.$AU$98];[.AZ333];[.BA333]);INDEX([.$AR$113:.$AU$218];[.AZ333];[.BA333]))))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0]&lt;[.$AZ$9];[.AZ330]+1;&quot;-&quot;)" office:value-type="float" office:value="81" calcext:value-type="float">
            <text:p>81</text:p>
          </table:table-cell>
          <table:table-cell table:formula="of:=IF([.AZ330]&lt;[.$AZ$9];[.BA330];&quot;-&quot;)" office:value-type="float" office:value="4" calcext:value-type="float">
            <text:p>4</text:p>
          </table:table-cell>
          <table:table-cell table:style-name="ce2" table:formula="of:=IF([.BA334]=&quot;-&quot;;&quot;&quot;;IF([.$B$1]=2;INDEX([.$AR$16:.$AU$31];[.AZ334];[.BA334]);IF([.$B$1]=3;INDEX([.$AR$44:.$AU$98];[.AZ334];[.BA334]);INDEX([.$AR$113:.$AU$218];[.AZ334];[.BA334]))))" office:value-type="string" office:string-value="s1*6  \pageBreak" calcext:value-type="string">
            <text:p>s1*6 <text:s/>\pageBreak</text:p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1]&lt;[.$AZ$9];[.AZ331]+1;&quot;-&quot;)" office:value-type="string" office:string-value="-" calcext:value-type="string">
            <text:p>-</text:p>
          </table:table-cell>
          <table:table-cell table:formula="of:=IF([.AZ331]&lt;[.$AZ$9];[.BA331];&quot;-&quot;)" office:value-type="string" office:string-value="-" calcext:value-type="string">
            <text:p>-</text:p>
          </table:table-cell>
          <table:table-cell table:formula="of:=IF([.BA335]=&quot;-&quot;;&quot;&quot;;IF([.$B$1]=2;INDEX([.$AR$16:.$AU$31];[.AZ335];[.BA335]);IF([.$B$1]=3;INDEX([.$AR$44:.$AU$98];[.AZ335];[.BA335]);INDEX([.$AR$113:.$AU$218];[.AZ335];[.BA3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2]&lt;[.$AZ$9];[.AZ332]+1;&quot;-&quot;)" office:value-type="string" office:string-value="-" calcext:value-type="string">
            <text:p>-</text:p>
          </table:table-cell>
          <table:table-cell table:formula="of:=IF([.AZ332]&lt;[.$AZ$9];[.BA332];&quot;-&quot;)" office:value-type="string" office:string-value="-" calcext:value-type="string">
            <text:p>-</text:p>
          </table:table-cell>
          <table:table-cell table:formula="of:=IF([.BA336]=&quot;-&quot;;&quot;&quot;;IF([.$B$1]=2;INDEX([.$AR$16:.$AU$31];[.AZ336];[.BA336]);IF([.$B$1]=3;INDEX([.$AR$44:.$AU$98];[.AZ336];[.BA336]);INDEX([.$AR$113:.$AU$218];[.AZ336];[.BA3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3]&lt;[.$AZ$9];[.AZ333]+1;&quot;-&quot;)" office:value-type="string" office:string-value="-" calcext:value-type="string">
            <text:p>-</text:p>
          </table:table-cell>
          <table:table-cell table:formula="of:=IF([.AZ333]&lt;[.$AZ$9];[.BA333];&quot;-&quot;)" office:value-type="string" office:string-value="-" calcext:value-type="string">
            <text:p>-</text:p>
          </table:table-cell>
          <table:table-cell table:formula="of:=IF([.BA337]=&quot;-&quot;;&quot;&quot;;IF([.$B$1]=2;INDEX([.$AR$16:.$AU$31];[.AZ337];[.BA337]);IF([.$B$1]=3;INDEX([.$AR$44:.$AU$98];[.AZ337];[.BA337]);INDEX([.$AR$113:.$AU$218];[.AZ337];[.BA3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4]&lt;[.$AZ$9];[.AZ334]+1;&quot;-&quot;)" office:value-type="string" office:string-value="-" calcext:value-type="string">
            <text:p>-</text:p>
          </table:table-cell>
          <table:table-cell table:formula="of:=IF([.AZ334]&lt;[.$AZ$9];[.BA334];&quot;-&quot;)" office:value-type="string" office:string-value="-" calcext:value-type="string">
            <text:p>-</text:p>
          </table:table-cell>
          <table:table-cell table:formula="of:=IF([.BA338]=&quot;-&quot;;&quot;&quot;;IF([.$B$1]=2;INDEX([.$AR$16:.$AU$31];[.AZ338];[.BA338]);IF([.$B$1]=3;INDEX([.$AR$44:.$AU$98];[.AZ338];[.BA338]);INDEX([.$AR$113:.$AU$218];[.AZ338];[.BA3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5]&lt;[.$AZ$9];[.AZ335]+1;&quot;-&quot;)" office:value-type="string" office:string-value="-" calcext:value-type="string">
            <text:p>-</text:p>
          </table:table-cell>
          <table:table-cell table:formula="of:=IF([.AZ335]&lt;[.$AZ$9];[.BA335];&quot;-&quot;)" office:value-type="string" office:string-value="-" calcext:value-type="string">
            <text:p>-</text:p>
          </table:table-cell>
          <table:table-cell table:formula="of:=IF([.BA339]=&quot;-&quot;;&quot;&quot;;IF([.$B$1]=2;INDEX([.$AR$16:.$AU$31];[.AZ339];[.BA339]);IF([.$B$1]=3;INDEX([.$AR$44:.$AU$98];[.AZ339];[.BA339]);INDEX([.$AR$113:.$AU$218];[.AZ339];[.BA3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6]&lt;[.$AZ$9];[.AZ336]+1;&quot;-&quot;)" office:value-type="string" office:string-value="-" calcext:value-type="string">
            <text:p>-</text:p>
          </table:table-cell>
          <table:table-cell table:formula="of:=IF([.AZ336]&lt;[.$AZ$9];[.BA336];&quot;-&quot;)" office:value-type="string" office:string-value="-" calcext:value-type="string">
            <text:p>-</text:p>
          </table:table-cell>
          <table:table-cell table:formula="of:=IF([.BA340]=&quot;-&quot;;&quot;&quot;;IF([.$B$1]=2;INDEX([.$AR$16:.$AU$31];[.AZ340];[.BA340]);IF([.$B$1]=3;INDEX([.$AR$44:.$AU$98];[.AZ340];[.BA340]);INDEX([.$AR$113:.$AU$218];[.AZ340];[.BA3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7]&lt;[.$AZ$9];[.AZ337]+1;&quot;-&quot;)" office:value-type="string" office:string-value="-" calcext:value-type="string">
            <text:p>-</text:p>
          </table:table-cell>
          <table:table-cell table:formula="of:=IF([.AZ337]&lt;[.$AZ$9];[.BA337];&quot;-&quot;)" office:value-type="string" office:string-value="-" calcext:value-type="string">
            <text:p>-</text:p>
          </table:table-cell>
          <table:table-cell table:formula="of:=IF([.BA341]=&quot;-&quot;;&quot;&quot;;IF([.$B$1]=2;INDEX([.$AR$16:.$AU$31];[.AZ341];[.BA341]);IF([.$B$1]=3;INDEX([.$AR$44:.$AU$98];[.AZ341];[.BA341]);INDEX([.$AR$113:.$AU$218];[.AZ341];[.BA3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8]&lt;[.$AZ$9];[.AZ338]+1;&quot;-&quot;)" office:value-type="string" office:string-value="-" calcext:value-type="string">
            <text:p>-</text:p>
          </table:table-cell>
          <table:table-cell table:formula="of:=IF([.AZ338]&lt;[.$AZ$9];[.BA338];&quot;-&quot;)" office:value-type="string" office:string-value="-" calcext:value-type="string">
            <text:p>-</text:p>
          </table:table-cell>
          <table:table-cell table:formula="of:=IF([.BA342]=&quot;-&quot;;&quot;&quot;;IF([.$B$1]=2;INDEX([.$AR$16:.$AU$31];[.AZ342];[.BA342]);IF([.$B$1]=3;INDEX([.$AR$44:.$AU$98];[.AZ342];[.BA342]);INDEX([.$AR$113:.$AU$218];[.AZ342];[.BA3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39]&lt;[.$AZ$9];[.AZ339]+1;&quot;-&quot;)" office:value-type="string" office:string-value="-" calcext:value-type="string">
            <text:p>-</text:p>
          </table:table-cell>
          <table:table-cell table:formula="of:=IF([.AZ339]&lt;[.$AZ$9];[.BA339];&quot;-&quot;)" office:value-type="string" office:string-value="-" calcext:value-type="string">
            <text:p>-</text:p>
          </table:table-cell>
          <table:table-cell table:formula="of:=IF([.BA343]=&quot;-&quot;;&quot;&quot;;IF([.$B$1]=2;INDEX([.$AR$16:.$AU$31];[.AZ343];[.BA343]);IF([.$B$1]=3;INDEX([.$AR$44:.$AU$98];[.AZ343];[.BA343]);INDEX([.$AR$113:.$AU$218];[.AZ343];[.BA3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0]&lt;[.$AZ$9];[.AZ340]+1;&quot;-&quot;)" office:value-type="string" office:string-value="-" calcext:value-type="string">
            <text:p>-</text:p>
          </table:table-cell>
          <table:table-cell table:formula="of:=IF([.AZ340]&lt;[.$AZ$9];[.BA340];&quot;-&quot;)" office:value-type="string" office:string-value="-" calcext:value-type="string">
            <text:p>-</text:p>
          </table:table-cell>
          <table:table-cell table:formula="of:=IF([.BA344]=&quot;-&quot;;&quot;&quot;;IF([.$B$1]=2;INDEX([.$AR$16:.$AU$31];[.AZ344];[.BA344]);IF([.$B$1]=3;INDEX([.$AR$44:.$AU$98];[.AZ344];[.BA344]);INDEX([.$AR$113:.$AU$218];[.AZ344];[.BA3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1]&lt;[.$AZ$9];[.AZ341]+1;&quot;-&quot;)" office:value-type="string" office:string-value="-" calcext:value-type="string">
            <text:p>-</text:p>
          </table:table-cell>
          <table:table-cell table:formula="of:=IF([.AZ341]&lt;[.$AZ$9];[.BA341];&quot;-&quot;)" office:value-type="string" office:string-value="-" calcext:value-type="string">
            <text:p>-</text:p>
          </table:table-cell>
          <table:table-cell table:formula="of:=IF([.BA345]=&quot;-&quot;;&quot;&quot;;IF([.$B$1]=2;INDEX([.$AR$16:.$AU$31];[.AZ345];[.BA345]);IF([.$B$1]=3;INDEX([.$AR$44:.$AU$98];[.AZ345];[.BA345]);INDEX([.$AR$113:.$AU$218];[.AZ345];[.BA3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2]&lt;[.$AZ$9];[.AZ342]+1;&quot;-&quot;)" office:value-type="string" office:string-value="-" calcext:value-type="string">
            <text:p>-</text:p>
          </table:table-cell>
          <table:table-cell table:formula="of:=IF([.AZ342]&lt;[.$AZ$9];[.BA342];&quot;-&quot;)" office:value-type="string" office:string-value="-" calcext:value-type="string">
            <text:p>-</text:p>
          </table:table-cell>
          <table:table-cell table:formula="of:=IF([.BA346]=&quot;-&quot;;&quot;&quot;;IF([.$B$1]=2;INDEX([.$AR$16:.$AU$31];[.AZ346];[.BA346]);IF([.$B$1]=3;INDEX([.$AR$44:.$AU$98];[.AZ346];[.BA346]);INDEX([.$AR$113:.$AU$218];[.AZ346];[.BA34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3]&lt;[.$AZ$9];[.AZ343]+1;&quot;-&quot;)" office:value-type="string" office:string-value="-" calcext:value-type="string">
            <text:p>-</text:p>
          </table:table-cell>
          <table:table-cell table:formula="of:=IF([.AZ343]&lt;[.$AZ$9];[.BA343];&quot;-&quot;)" office:value-type="string" office:string-value="-" calcext:value-type="string">
            <text:p>-</text:p>
          </table:table-cell>
          <table:table-cell table:formula="of:=IF([.BA347]=&quot;-&quot;;&quot;&quot;;IF([.$B$1]=2;INDEX([.$AR$16:.$AU$31];[.AZ347];[.BA347]);IF([.$B$1]=3;INDEX([.$AR$44:.$AU$98];[.AZ347];[.BA347]);INDEX([.$AR$113:.$AU$218];[.AZ347];[.BA34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4]&lt;[.$AZ$9];[.AZ344]+1;&quot;-&quot;)" office:value-type="string" office:string-value="-" calcext:value-type="string">
            <text:p>-</text:p>
          </table:table-cell>
          <table:table-cell table:formula="of:=IF([.AZ344]&lt;[.$AZ$9];[.BA344];&quot;-&quot;)" office:value-type="string" office:string-value="-" calcext:value-type="string">
            <text:p>-</text:p>
          </table:table-cell>
          <table:table-cell table:formula="of:=IF([.BA348]=&quot;-&quot;;&quot;&quot;;IF([.$B$1]=2;INDEX([.$AR$16:.$AU$31];[.AZ348];[.BA348]);IF([.$B$1]=3;INDEX([.$AR$44:.$AU$98];[.AZ348];[.BA348]);INDEX([.$AR$113:.$AU$218];[.AZ348];[.BA34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5]&lt;[.$AZ$9];[.AZ345]+1;&quot;-&quot;)" office:value-type="string" office:string-value="-" calcext:value-type="string">
            <text:p>-</text:p>
          </table:table-cell>
          <table:table-cell table:formula="of:=IF([.AZ345]&lt;[.$AZ$9];[.BA345];&quot;-&quot;)" office:value-type="string" office:string-value="-" calcext:value-type="string">
            <text:p>-</text:p>
          </table:table-cell>
          <table:table-cell table:formula="of:=IF([.BA349]=&quot;-&quot;;&quot;&quot;;IF([.$B$1]=2;INDEX([.$AR$16:.$AU$31];[.AZ349];[.BA349]);IF([.$B$1]=3;INDEX([.$AR$44:.$AU$98];[.AZ349];[.BA349]);INDEX([.$AR$113:.$AU$218];[.AZ349];[.BA34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6]&lt;[.$AZ$9];[.AZ346]+1;&quot;-&quot;)" office:value-type="string" office:string-value="-" calcext:value-type="string">
            <text:p>-</text:p>
          </table:table-cell>
          <table:table-cell table:formula="of:=IF([.AZ346]&lt;[.$AZ$9];[.BA346];&quot;-&quot;)" office:value-type="string" office:string-value="-" calcext:value-type="string">
            <text:p>-</text:p>
          </table:table-cell>
          <table:table-cell table:formula="of:=IF([.BA350]=&quot;-&quot;;&quot;&quot;;IF([.$B$1]=2;INDEX([.$AR$16:.$AU$31];[.AZ350];[.BA350]);IF([.$B$1]=3;INDEX([.$AR$44:.$AU$98];[.AZ350];[.BA350]);INDEX([.$AR$113:.$AU$218];[.AZ350];[.BA35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7]&lt;[.$AZ$9];[.AZ347]+1;&quot;-&quot;)" office:value-type="string" office:string-value="-" calcext:value-type="string">
            <text:p>-</text:p>
          </table:table-cell>
          <table:table-cell table:formula="of:=IF([.AZ347]&lt;[.$AZ$9];[.BA347];&quot;-&quot;)" office:value-type="string" office:string-value="-" calcext:value-type="string">
            <text:p>-</text:p>
          </table:table-cell>
          <table:table-cell table:formula="of:=IF([.BA351]=&quot;-&quot;;&quot;&quot;;IF([.$B$1]=2;INDEX([.$AR$16:.$AU$31];[.AZ351];[.BA351]);IF([.$B$1]=3;INDEX([.$AR$44:.$AU$98];[.AZ351];[.BA351]);INDEX([.$AR$113:.$AU$218];[.AZ351];[.BA35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8]&lt;[.$AZ$9];[.AZ348]+1;&quot;-&quot;)" office:value-type="string" office:string-value="-" calcext:value-type="string">
            <text:p>-</text:p>
          </table:table-cell>
          <table:table-cell table:formula="of:=IF([.AZ348]&lt;[.$AZ$9];[.BA348];&quot;-&quot;)" office:value-type="string" office:string-value="-" calcext:value-type="string">
            <text:p>-</text:p>
          </table:table-cell>
          <table:table-cell table:formula="of:=IF([.BA352]=&quot;-&quot;;&quot;&quot;;IF([.$B$1]=2;INDEX([.$AR$16:.$AU$31];[.AZ352];[.BA352]);IF([.$B$1]=3;INDEX([.$AR$44:.$AU$98];[.AZ352];[.BA352]);INDEX([.$AR$113:.$AU$218];[.AZ352];[.BA35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49]&lt;[.$AZ$9];[.AZ349]+1;&quot;-&quot;)" office:value-type="string" office:string-value="-" calcext:value-type="string">
            <text:p>-</text:p>
          </table:table-cell>
          <table:table-cell table:formula="of:=IF([.AZ349]&lt;[.$AZ$9];[.BA349];&quot;-&quot;)" office:value-type="string" office:string-value="-" calcext:value-type="string">
            <text:p>-</text:p>
          </table:table-cell>
          <table:table-cell table:formula="of:=IF([.BA353]=&quot;-&quot;;&quot;&quot;;IF([.$B$1]=2;INDEX([.$AR$16:.$AU$31];[.AZ353];[.BA353]);IF([.$B$1]=3;INDEX([.$AR$44:.$AU$98];[.AZ353];[.BA353]);INDEX([.$AR$113:.$AU$218];[.AZ353];[.BA35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0]&lt;[.$AZ$9];[.AZ350]+1;&quot;-&quot;)" office:value-type="string" office:string-value="-" calcext:value-type="string">
            <text:p>-</text:p>
          </table:table-cell>
          <table:table-cell table:formula="of:=IF([.AZ350]&lt;[.$AZ$9];[.BA350];&quot;-&quot;)" office:value-type="string" office:string-value="-" calcext:value-type="string">
            <text:p>-</text:p>
          </table:table-cell>
          <table:table-cell table:formula="of:=IF([.BA354]=&quot;-&quot;;&quot;&quot;;IF([.$B$1]=2;INDEX([.$AR$16:.$AU$31];[.AZ354];[.BA354]);IF([.$B$1]=3;INDEX([.$AR$44:.$AU$98];[.AZ354];[.BA354]);INDEX([.$AR$113:.$AU$218];[.AZ354];[.BA35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1]&lt;[.$AZ$9];[.AZ351]+1;&quot;-&quot;)" office:value-type="string" office:string-value="-" calcext:value-type="string">
            <text:p>-</text:p>
          </table:table-cell>
          <table:table-cell table:formula="of:=IF([.AZ351]&lt;[.$AZ$9];[.BA351];&quot;-&quot;)" office:value-type="string" office:string-value="-" calcext:value-type="string">
            <text:p>-</text:p>
          </table:table-cell>
          <table:table-cell table:formula="of:=IF([.BA355]=&quot;-&quot;;&quot;&quot;;IF([.$B$1]=2;INDEX([.$AR$16:.$AU$31];[.AZ355];[.BA355]);IF([.$B$1]=3;INDEX([.$AR$44:.$AU$98];[.AZ355];[.BA355]);INDEX([.$AR$113:.$AU$218];[.AZ355];[.BA35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2]&lt;[.$AZ$9];[.AZ352]+1;&quot;-&quot;)" office:value-type="string" office:string-value="-" calcext:value-type="string">
            <text:p>-</text:p>
          </table:table-cell>
          <table:table-cell table:formula="of:=IF([.AZ352]&lt;[.$AZ$9];[.BA352];&quot;-&quot;)" office:value-type="string" office:string-value="-" calcext:value-type="string">
            <text:p>-</text:p>
          </table:table-cell>
          <table:table-cell table:formula="of:=IF([.BA356]=&quot;-&quot;;&quot;&quot;;IF([.$B$1]=2;INDEX([.$AR$16:.$AU$31];[.AZ356];[.BA356]);IF([.$B$1]=3;INDEX([.$AR$44:.$AU$98];[.AZ356];[.BA356]);INDEX([.$AR$113:.$AU$218];[.AZ356];[.BA35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3]&lt;[.$AZ$9];[.AZ353]+1;&quot;-&quot;)" office:value-type="string" office:string-value="-" calcext:value-type="string">
            <text:p>-</text:p>
          </table:table-cell>
          <table:table-cell table:formula="of:=IF([.AZ353]&lt;[.$AZ$9];[.BA353];&quot;-&quot;)" office:value-type="string" office:string-value="-" calcext:value-type="string">
            <text:p>-</text:p>
          </table:table-cell>
          <table:table-cell table:formula="of:=IF([.BA357]=&quot;-&quot;;&quot;&quot;;IF([.$B$1]=2;INDEX([.$AR$16:.$AU$31];[.AZ357];[.BA357]);IF([.$B$1]=3;INDEX([.$AR$44:.$AU$98];[.AZ357];[.BA357]);INDEX([.$AR$113:.$AU$218];[.AZ357];[.BA35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4]&lt;[.$AZ$9];[.AZ354]+1;&quot;-&quot;)" office:value-type="string" office:string-value="-" calcext:value-type="string">
            <text:p>-</text:p>
          </table:table-cell>
          <table:table-cell table:formula="of:=IF([.AZ354]&lt;[.$AZ$9];[.BA354];&quot;-&quot;)" office:value-type="string" office:string-value="-" calcext:value-type="string">
            <text:p>-</text:p>
          </table:table-cell>
          <table:table-cell table:formula="of:=IF([.BA358]=&quot;-&quot;;&quot;&quot;;IF([.$B$1]=2;INDEX([.$AR$16:.$AU$31];[.AZ358];[.BA358]);IF([.$B$1]=3;INDEX([.$AR$44:.$AU$98];[.AZ358];[.BA358]);INDEX([.$AR$113:.$AU$218];[.AZ358];[.BA35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5]&lt;[.$AZ$9];[.AZ355]+1;&quot;-&quot;)" office:value-type="string" office:string-value="-" calcext:value-type="string">
            <text:p>-</text:p>
          </table:table-cell>
          <table:table-cell table:formula="of:=IF([.AZ355]&lt;[.$AZ$9];[.BA355];&quot;-&quot;)" office:value-type="string" office:string-value="-" calcext:value-type="string">
            <text:p>-</text:p>
          </table:table-cell>
          <table:table-cell table:formula="of:=IF([.BA359]=&quot;-&quot;;&quot;&quot;;IF([.$B$1]=2;INDEX([.$AR$16:.$AU$31];[.AZ359];[.BA359]);IF([.$B$1]=3;INDEX([.$AR$44:.$AU$98];[.AZ359];[.BA359]);INDEX([.$AR$113:.$AU$218];[.AZ359];[.BA35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6]&lt;[.$AZ$9];[.AZ356]+1;&quot;-&quot;)" office:value-type="string" office:string-value="-" calcext:value-type="string">
            <text:p>-</text:p>
          </table:table-cell>
          <table:table-cell table:formula="of:=IF([.AZ356]&lt;[.$AZ$9];[.BA356];&quot;-&quot;)" office:value-type="string" office:string-value="-" calcext:value-type="string">
            <text:p>-</text:p>
          </table:table-cell>
          <table:table-cell table:formula="of:=IF([.BA360]=&quot;-&quot;;&quot;&quot;;IF([.$B$1]=2;INDEX([.$AR$16:.$AU$31];[.AZ360];[.BA360]);IF([.$B$1]=3;INDEX([.$AR$44:.$AU$98];[.AZ360];[.BA360]);INDEX([.$AR$113:.$AU$218];[.AZ360];[.BA36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7]&lt;[.$AZ$9];[.AZ357]+1;&quot;-&quot;)" office:value-type="string" office:string-value="-" calcext:value-type="string">
            <text:p>-</text:p>
          </table:table-cell>
          <table:table-cell table:formula="of:=IF([.AZ357]&lt;[.$AZ$9];[.BA357];&quot;-&quot;)" office:value-type="string" office:string-value="-" calcext:value-type="string">
            <text:p>-</text:p>
          </table:table-cell>
          <table:table-cell table:formula="of:=IF([.BA361]=&quot;-&quot;;&quot;&quot;;IF([.$B$1]=2;INDEX([.$AR$16:.$AU$31];[.AZ361];[.BA361]);IF([.$B$1]=3;INDEX([.$AR$44:.$AU$98];[.AZ361];[.BA361]);INDEX([.$AR$113:.$AU$218];[.AZ361];[.BA36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8]&lt;[.$AZ$9];[.AZ358]+1;&quot;-&quot;)" office:value-type="string" office:string-value="-" calcext:value-type="string">
            <text:p>-</text:p>
          </table:table-cell>
          <table:table-cell table:formula="of:=IF([.AZ358]&lt;[.$AZ$9];[.BA358];&quot;-&quot;)" office:value-type="string" office:string-value="-" calcext:value-type="string">
            <text:p>-</text:p>
          </table:table-cell>
          <table:table-cell table:formula="of:=IF([.BA362]=&quot;-&quot;;&quot;&quot;;IF([.$B$1]=2;INDEX([.$AR$16:.$AU$31];[.AZ362];[.BA362]);IF([.$B$1]=3;INDEX([.$AR$44:.$AU$98];[.AZ362];[.BA362]);INDEX([.$AR$113:.$AU$218];[.AZ362];[.BA36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59]&lt;[.$AZ$9];[.AZ359]+1;&quot;-&quot;)" office:value-type="string" office:string-value="-" calcext:value-type="string">
            <text:p>-</text:p>
          </table:table-cell>
          <table:table-cell table:formula="of:=IF([.AZ359]&lt;[.$AZ$9];[.BA359];&quot;-&quot;)" office:value-type="string" office:string-value="-" calcext:value-type="string">
            <text:p>-</text:p>
          </table:table-cell>
          <table:table-cell table:formula="of:=IF([.BA363]=&quot;-&quot;;&quot;&quot;;IF([.$B$1]=2;INDEX([.$AR$16:.$AU$31];[.AZ363];[.BA363]);IF([.$B$1]=3;INDEX([.$AR$44:.$AU$98];[.AZ363];[.BA363]);INDEX([.$AR$113:.$AU$218];[.AZ363];[.BA36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0]&lt;[.$AZ$9];[.AZ360]+1;&quot;-&quot;)" office:value-type="string" office:string-value="-" calcext:value-type="string">
            <text:p>-</text:p>
          </table:table-cell>
          <table:table-cell table:formula="of:=IF([.AZ360]&lt;[.$AZ$9];[.BA360];&quot;-&quot;)" office:value-type="string" office:string-value="-" calcext:value-type="string">
            <text:p>-</text:p>
          </table:table-cell>
          <table:table-cell table:formula="of:=IF([.BA364]=&quot;-&quot;;&quot;&quot;;IF([.$B$1]=2;INDEX([.$AR$16:.$AU$31];[.AZ364];[.BA364]);IF([.$B$1]=3;INDEX([.$AR$44:.$AU$98];[.AZ364];[.BA364]);INDEX([.$AR$113:.$AU$218];[.AZ364];[.BA36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1]&lt;[.$AZ$9];[.AZ361]+1;&quot;-&quot;)" office:value-type="string" office:string-value="-" calcext:value-type="string">
            <text:p>-</text:p>
          </table:table-cell>
          <table:table-cell table:formula="of:=IF([.AZ361]&lt;[.$AZ$9];[.BA361];&quot;-&quot;)" office:value-type="string" office:string-value="-" calcext:value-type="string">
            <text:p>-</text:p>
          </table:table-cell>
          <table:table-cell table:formula="of:=IF([.BA365]=&quot;-&quot;;&quot;&quot;;IF([.$B$1]=2;INDEX([.$AR$16:.$AU$31];[.AZ365];[.BA365]);IF([.$B$1]=3;INDEX([.$AR$44:.$AU$98];[.AZ365];[.BA365]);INDEX([.$AR$113:.$AU$218];[.AZ365];[.BA36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2]&lt;[.$AZ$9];[.AZ362]+1;&quot;-&quot;)" office:value-type="string" office:string-value="-" calcext:value-type="string">
            <text:p>-</text:p>
          </table:table-cell>
          <table:table-cell table:formula="of:=IF([.AZ362]&lt;[.$AZ$9];[.BA362];&quot;-&quot;)" office:value-type="string" office:string-value="-" calcext:value-type="string">
            <text:p>-</text:p>
          </table:table-cell>
          <table:table-cell table:formula="of:=IF([.BA366]=&quot;-&quot;;&quot;&quot;;IF([.$B$1]=2;INDEX([.$AR$16:.$AU$31];[.AZ366];[.BA366]);IF([.$B$1]=3;INDEX([.$AR$44:.$AU$98];[.AZ366];[.BA366]);INDEX([.$AR$113:.$AU$218];[.AZ366];[.BA36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3]&lt;[.$AZ$9];[.AZ363]+1;&quot;-&quot;)" office:value-type="string" office:string-value="-" calcext:value-type="string">
            <text:p>-</text:p>
          </table:table-cell>
          <table:table-cell table:formula="of:=IF([.AZ363]&lt;[.$AZ$9];[.BA363];&quot;-&quot;)" office:value-type="string" office:string-value="-" calcext:value-type="string">
            <text:p>-</text:p>
          </table:table-cell>
          <table:table-cell table:formula="of:=IF([.BA367]=&quot;-&quot;;&quot;&quot;;IF([.$B$1]=2;INDEX([.$AR$16:.$AU$31];[.AZ367];[.BA367]);IF([.$B$1]=3;INDEX([.$AR$44:.$AU$98];[.AZ367];[.BA367]);INDEX([.$AR$113:.$AU$218];[.AZ367];[.BA36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4]&lt;[.$AZ$9];[.AZ364]+1;&quot;-&quot;)" office:value-type="string" office:string-value="-" calcext:value-type="string">
            <text:p>-</text:p>
          </table:table-cell>
          <table:table-cell table:formula="of:=IF([.AZ364]&lt;[.$AZ$9];[.BA364];&quot;-&quot;)" office:value-type="string" office:string-value="-" calcext:value-type="string">
            <text:p>-</text:p>
          </table:table-cell>
          <table:table-cell table:formula="of:=IF([.BA368]=&quot;-&quot;;&quot;&quot;;IF([.$B$1]=2;INDEX([.$AR$16:.$AU$31];[.AZ368];[.BA368]);IF([.$B$1]=3;INDEX([.$AR$44:.$AU$98];[.AZ368];[.BA368]);INDEX([.$AR$113:.$AU$218];[.AZ368];[.BA36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5]&lt;[.$AZ$9];[.AZ365]+1;&quot;-&quot;)" office:value-type="string" office:string-value="-" calcext:value-type="string">
            <text:p>-</text:p>
          </table:table-cell>
          <table:table-cell table:formula="of:=IF([.AZ365]&lt;[.$AZ$9];[.BA365];&quot;-&quot;)" office:value-type="string" office:string-value="-" calcext:value-type="string">
            <text:p>-</text:p>
          </table:table-cell>
          <table:table-cell table:formula="of:=IF([.BA369]=&quot;-&quot;;&quot;&quot;;IF([.$B$1]=2;INDEX([.$AR$16:.$AU$31];[.AZ369];[.BA369]);IF([.$B$1]=3;INDEX([.$AR$44:.$AU$98];[.AZ369];[.BA369]);INDEX([.$AR$113:.$AU$218];[.AZ369];[.BA36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6]&lt;[.$AZ$9];[.AZ366]+1;&quot;-&quot;)" office:value-type="string" office:string-value="-" calcext:value-type="string">
            <text:p>-</text:p>
          </table:table-cell>
          <table:table-cell table:formula="of:=IF([.AZ366]&lt;[.$AZ$9];[.BA366];&quot;-&quot;)" office:value-type="string" office:string-value="-" calcext:value-type="string">
            <text:p>-</text:p>
          </table:table-cell>
          <table:table-cell table:formula="of:=IF([.BA370]=&quot;-&quot;;&quot;&quot;;IF([.$B$1]=2;INDEX([.$AR$16:.$AU$31];[.AZ370];[.BA370]);IF([.$B$1]=3;INDEX([.$AR$44:.$AU$98];[.AZ370];[.BA370]);INDEX([.$AR$113:.$AU$218];[.AZ370];[.BA37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7]&lt;[.$AZ$9];[.AZ367]+1;&quot;-&quot;)" office:value-type="string" office:string-value="-" calcext:value-type="string">
            <text:p>-</text:p>
          </table:table-cell>
          <table:table-cell table:formula="of:=IF([.AZ367]&lt;[.$AZ$9];[.BA367];&quot;-&quot;)" office:value-type="string" office:string-value="-" calcext:value-type="string">
            <text:p>-</text:p>
          </table:table-cell>
          <table:table-cell table:formula="of:=IF([.BA371]=&quot;-&quot;;&quot;&quot;;IF([.$B$1]=2;INDEX([.$AR$16:.$AU$31];[.AZ371];[.BA371]);IF([.$B$1]=3;INDEX([.$AR$44:.$AU$98];[.AZ371];[.BA371]);INDEX([.$AR$113:.$AU$218];[.AZ371];[.BA37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8]&lt;[.$AZ$9];[.AZ368]+1;&quot;-&quot;)" office:value-type="string" office:string-value="-" calcext:value-type="string">
            <text:p>-</text:p>
          </table:table-cell>
          <table:table-cell table:formula="of:=IF([.AZ368]&lt;[.$AZ$9];[.BA368];&quot;-&quot;)" office:value-type="string" office:string-value="-" calcext:value-type="string">
            <text:p>-</text:p>
          </table:table-cell>
          <table:table-cell table:formula="of:=IF([.BA372]=&quot;-&quot;;&quot;&quot;;IF([.$B$1]=2;INDEX([.$AR$16:.$AU$31];[.AZ372];[.BA372]);IF([.$B$1]=3;INDEX([.$AR$44:.$AU$98];[.AZ372];[.BA372]);INDEX([.$AR$113:.$AU$218];[.AZ372];[.BA37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69]&lt;[.$AZ$9];[.AZ369]+1;&quot;-&quot;)" office:value-type="string" office:string-value="-" calcext:value-type="string">
            <text:p>-</text:p>
          </table:table-cell>
          <table:table-cell table:formula="of:=IF([.AZ369]&lt;[.$AZ$9];[.BA369];&quot;-&quot;)" office:value-type="string" office:string-value="-" calcext:value-type="string">
            <text:p>-</text:p>
          </table:table-cell>
          <table:table-cell table:formula="of:=IF([.BA373]=&quot;-&quot;;&quot;&quot;;IF([.$B$1]=2;INDEX([.$AR$16:.$AU$31];[.AZ373];[.BA373]);IF([.$B$1]=3;INDEX([.$AR$44:.$AU$98];[.AZ373];[.BA373]);INDEX([.$AR$113:.$AU$218];[.AZ373];[.BA37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0]&lt;[.$AZ$9];[.AZ370]+1;&quot;-&quot;)" office:value-type="string" office:string-value="-" calcext:value-type="string">
            <text:p>-</text:p>
          </table:table-cell>
          <table:table-cell table:formula="of:=IF([.AZ370]&lt;[.$AZ$9];[.BA370];&quot;-&quot;)" office:value-type="string" office:string-value="-" calcext:value-type="string">
            <text:p>-</text:p>
          </table:table-cell>
          <table:table-cell table:formula="of:=IF([.BA374]=&quot;-&quot;;&quot;&quot;;IF([.$B$1]=2;INDEX([.$AR$16:.$AU$31];[.AZ374];[.BA374]);IF([.$B$1]=3;INDEX([.$AR$44:.$AU$98];[.AZ374];[.BA374]);INDEX([.$AR$113:.$AU$218];[.AZ374];[.BA37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1]&lt;[.$AZ$9];[.AZ371]+1;&quot;-&quot;)" office:value-type="string" office:string-value="-" calcext:value-type="string">
            <text:p>-</text:p>
          </table:table-cell>
          <table:table-cell table:formula="of:=IF([.AZ371]&lt;[.$AZ$9];[.BA371];&quot;-&quot;)" office:value-type="string" office:string-value="-" calcext:value-type="string">
            <text:p>-</text:p>
          </table:table-cell>
          <table:table-cell table:formula="of:=IF([.BA375]=&quot;-&quot;;&quot;&quot;;IF([.$B$1]=2;INDEX([.$AR$16:.$AU$31];[.AZ375];[.BA375]);IF([.$B$1]=3;INDEX([.$AR$44:.$AU$98];[.AZ375];[.BA375]);INDEX([.$AR$113:.$AU$218];[.AZ375];[.BA37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2]&lt;[.$AZ$9];[.AZ372]+1;&quot;-&quot;)" office:value-type="string" office:string-value="-" calcext:value-type="string">
            <text:p>-</text:p>
          </table:table-cell>
          <table:table-cell table:formula="of:=IF([.AZ372]&lt;[.$AZ$9];[.BA372];&quot;-&quot;)" office:value-type="string" office:string-value="-" calcext:value-type="string">
            <text:p>-</text:p>
          </table:table-cell>
          <table:table-cell table:formula="of:=IF([.BA376]=&quot;-&quot;;&quot;&quot;;IF([.$B$1]=2;INDEX([.$AR$16:.$AU$31];[.AZ376];[.BA376]);IF([.$B$1]=3;INDEX([.$AR$44:.$AU$98];[.AZ376];[.BA376]);INDEX([.$AR$113:.$AU$218];[.AZ376];[.BA37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3]&lt;[.$AZ$9];[.AZ373]+1;&quot;-&quot;)" office:value-type="string" office:string-value="-" calcext:value-type="string">
            <text:p>-</text:p>
          </table:table-cell>
          <table:table-cell table:formula="of:=IF([.AZ373]&lt;[.$AZ$9];[.BA373];&quot;-&quot;)" office:value-type="string" office:string-value="-" calcext:value-type="string">
            <text:p>-</text:p>
          </table:table-cell>
          <table:table-cell table:formula="of:=IF([.BA377]=&quot;-&quot;;&quot;&quot;;IF([.$B$1]=2;INDEX([.$AR$16:.$AU$31];[.AZ377];[.BA377]);IF([.$B$1]=3;INDEX([.$AR$44:.$AU$98];[.AZ377];[.BA377]);INDEX([.$AR$113:.$AU$218];[.AZ377];[.BA37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4]&lt;[.$AZ$9];[.AZ374]+1;&quot;-&quot;)" office:value-type="string" office:string-value="-" calcext:value-type="string">
            <text:p>-</text:p>
          </table:table-cell>
          <table:table-cell table:formula="of:=IF([.AZ374]&lt;[.$AZ$9];[.BA374];&quot;-&quot;)" office:value-type="string" office:string-value="-" calcext:value-type="string">
            <text:p>-</text:p>
          </table:table-cell>
          <table:table-cell table:formula="of:=IF([.BA378]=&quot;-&quot;;&quot;&quot;;IF([.$B$1]=2;INDEX([.$AR$16:.$AU$31];[.AZ378];[.BA378]);IF([.$B$1]=3;INDEX([.$AR$44:.$AU$98];[.AZ378];[.BA378]);INDEX([.$AR$113:.$AU$218];[.AZ378];[.BA37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5]&lt;[.$AZ$9];[.AZ375]+1;&quot;-&quot;)" office:value-type="string" office:string-value="-" calcext:value-type="string">
            <text:p>-</text:p>
          </table:table-cell>
          <table:table-cell table:formula="of:=IF([.AZ375]&lt;[.$AZ$9];[.BA375];&quot;-&quot;)" office:value-type="string" office:string-value="-" calcext:value-type="string">
            <text:p>-</text:p>
          </table:table-cell>
          <table:table-cell table:formula="of:=IF([.BA379]=&quot;-&quot;;&quot;&quot;;IF([.$B$1]=2;INDEX([.$AR$16:.$AU$31];[.AZ379];[.BA379]);IF([.$B$1]=3;INDEX([.$AR$44:.$AU$98];[.AZ379];[.BA379]);INDEX([.$AR$113:.$AU$218];[.AZ379];[.BA37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6]&lt;[.$AZ$9];[.AZ376]+1;&quot;-&quot;)" office:value-type="string" office:string-value="-" calcext:value-type="string">
            <text:p>-</text:p>
          </table:table-cell>
          <table:table-cell table:formula="of:=IF([.AZ376]&lt;[.$AZ$9];[.BA376];&quot;-&quot;)" office:value-type="string" office:string-value="-" calcext:value-type="string">
            <text:p>-</text:p>
          </table:table-cell>
          <table:table-cell table:formula="of:=IF([.BA380]=&quot;-&quot;;&quot;&quot;;IF([.$B$1]=2;INDEX([.$AR$16:.$AU$31];[.AZ380];[.BA380]);IF([.$B$1]=3;INDEX([.$AR$44:.$AU$98];[.AZ380];[.BA380]);INDEX([.$AR$113:.$AU$218];[.AZ380];[.BA38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7]&lt;[.$AZ$9];[.AZ377]+1;&quot;-&quot;)" office:value-type="string" office:string-value="-" calcext:value-type="string">
            <text:p>-</text:p>
          </table:table-cell>
          <table:table-cell table:formula="of:=IF([.AZ377]&lt;[.$AZ$9];[.BA377];&quot;-&quot;)" office:value-type="string" office:string-value="-" calcext:value-type="string">
            <text:p>-</text:p>
          </table:table-cell>
          <table:table-cell table:formula="of:=IF([.BA381]=&quot;-&quot;;&quot;&quot;;IF([.$B$1]=2;INDEX([.$AR$16:.$AU$31];[.AZ381];[.BA381]);IF([.$B$1]=3;INDEX([.$AR$44:.$AU$98];[.AZ381];[.BA381]);INDEX([.$AR$113:.$AU$218];[.AZ381];[.BA38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8]&lt;[.$AZ$9];[.AZ378]+1;&quot;-&quot;)" office:value-type="string" office:string-value="-" calcext:value-type="string">
            <text:p>-</text:p>
          </table:table-cell>
          <table:table-cell table:formula="of:=IF([.AZ378]&lt;[.$AZ$9];[.BA378];&quot;-&quot;)" office:value-type="string" office:string-value="-" calcext:value-type="string">
            <text:p>-</text:p>
          </table:table-cell>
          <table:table-cell table:formula="of:=IF([.BA382]=&quot;-&quot;;&quot;&quot;;IF([.$B$1]=2;INDEX([.$AR$16:.$AU$31];[.AZ382];[.BA382]);IF([.$B$1]=3;INDEX([.$AR$44:.$AU$98];[.AZ382];[.BA382]);INDEX([.$AR$113:.$AU$218];[.AZ382];[.BA38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79]&lt;[.$AZ$9];[.AZ379]+1;&quot;-&quot;)" office:value-type="string" office:string-value="-" calcext:value-type="string">
            <text:p>-</text:p>
          </table:table-cell>
          <table:table-cell table:formula="of:=IF([.AZ379]&lt;[.$AZ$9];[.BA379];&quot;-&quot;)" office:value-type="string" office:string-value="-" calcext:value-type="string">
            <text:p>-</text:p>
          </table:table-cell>
          <table:table-cell table:formula="of:=IF([.BA383]=&quot;-&quot;;&quot;&quot;;IF([.$B$1]=2;INDEX([.$AR$16:.$AU$31];[.AZ383];[.BA383]);IF([.$B$1]=3;INDEX([.$AR$44:.$AU$98];[.AZ383];[.BA383]);INDEX([.$AR$113:.$AU$218];[.AZ383];[.BA38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0]&lt;[.$AZ$9];[.AZ380]+1;&quot;-&quot;)" office:value-type="string" office:string-value="-" calcext:value-type="string">
            <text:p>-</text:p>
          </table:table-cell>
          <table:table-cell table:formula="of:=IF([.AZ380]&lt;[.$AZ$9];[.BA380];&quot;-&quot;)" office:value-type="string" office:string-value="-" calcext:value-type="string">
            <text:p>-</text:p>
          </table:table-cell>
          <table:table-cell table:formula="of:=IF([.BA384]=&quot;-&quot;;&quot;&quot;;IF([.$B$1]=2;INDEX([.$AR$16:.$AU$31];[.AZ384];[.BA384]);IF([.$B$1]=3;INDEX([.$AR$44:.$AU$98];[.AZ384];[.BA384]);INDEX([.$AR$113:.$AU$218];[.AZ384];[.BA38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1]&lt;[.$AZ$9];[.AZ381]+1;&quot;-&quot;)" office:value-type="string" office:string-value="-" calcext:value-type="string">
            <text:p>-</text:p>
          </table:table-cell>
          <table:table-cell table:formula="of:=IF([.AZ381]&lt;[.$AZ$9];[.BA381];&quot;-&quot;)" office:value-type="string" office:string-value="-" calcext:value-type="string">
            <text:p>-</text:p>
          </table:table-cell>
          <table:table-cell table:formula="of:=IF([.BA385]=&quot;-&quot;;&quot;&quot;;IF([.$B$1]=2;INDEX([.$AR$16:.$AU$31];[.AZ385];[.BA385]);IF([.$B$1]=3;INDEX([.$AR$44:.$AU$98];[.AZ385];[.BA385]);INDEX([.$AR$113:.$AU$218];[.AZ385];[.BA38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2]&lt;[.$AZ$9];[.AZ382]+1;&quot;-&quot;)" office:value-type="string" office:string-value="-" calcext:value-type="string">
            <text:p>-</text:p>
          </table:table-cell>
          <table:table-cell table:formula="of:=IF([.AZ382]&lt;[.$AZ$9];[.BA382];&quot;-&quot;)" office:value-type="string" office:string-value="-" calcext:value-type="string">
            <text:p>-</text:p>
          </table:table-cell>
          <table:table-cell table:formula="of:=IF([.BA386]=&quot;-&quot;;&quot;&quot;;IF([.$B$1]=2;INDEX([.$AR$16:.$AU$31];[.AZ386];[.BA386]);IF([.$B$1]=3;INDEX([.$AR$44:.$AU$98];[.AZ386];[.BA386]);INDEX([.$AR$113:.$AU$218];[.AZ386];[.BA38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3]&lt;[.$AZ$9];[.AZ383]+1;&quot;-&quot;)" office:value-type="string" office:string-value="-" calcext:value-type="string">
            <text:p>-</text:p>
          </table:table-cell>
          <table:table-cell table:formula="of:=IF([.AZ383]&lt;[.$AZ$9];[.BA383];&quot;-&quot;)" office:value-type="string" office:string-value="-" calcext:value-type="string">
            <text:p>-</text:p>
          </table:table-cell>
          <table:table-cell table:formula="of:=IF([.BA387]=&quot;-&quot;;&quot;&quot;;IF([.$B$1]=2;INDEX([.$AR$16:.$AU$31];[.AZ387];[.BA387]);IF([.$B$1]=3;INDEX([.$AR$44:.$AU$98];[.AZ387];[.BA387]);INDEX([.$AR$113:.$AU$218];[.AZ387];[.BA38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4]&lt;[.$AZ$9];[.AZ384]+1;&quot;-&quot;)" office:value-type="string" office:string-value="-" calcext:value-type="string">
            <text:p>-</text:p>
          </table:table-cell>
          <table:table-cell table:formula="of:=IF([.AZ384]&lt;[.$AZ$9];[.BA384];&quot;-&quot;)" office:value-type="string" office:string-value="-" calcext:value-type="string">
            <text:p>-</text:p>
          </table:table-cell>
          <table:table-cell table:formula="of:=IF([.BA388]=&quot;-&quot;;&quot;&quot;;IF([.$B$1]=2;INDEX([.$AR$16:.$AU$31];[.AZ388];[.BA388]);IF([.$B$1]=3;INDEX([.$AR$44:.$AU$98];[.AZ388];[.BA388]);INDEX([.$AR$113:.$AU$218];[.AZ388];[.BA38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5]&lt;[.$AZ$9];[.AZ385]+1;&quot;-&quot;)" office:value-type="string" office:string-value="-" calcext:value-type="string">
            <text:p>-</text:p>
          </table:table-cell>
          <table:table-cell table:formula="of:=IF([.AZ385]&lt;[.$AZ$9];[.BA385];&quot;-&quot;)" office:value-type="string" office:string-value="-" calcext:value-type="string">
            <text:p>-</text:p>
          </table:table-cell>
          <table:table-cell table:formula="of:=IF([.BA389]=&quot;-&quot;;&quot;&quot;;IF([.$B$1]=2;INDEX([.$AR$16:.$AU$31];[.AZ389];[.BA389]);IF([.$B$1]=3;INDEX([.$AR$44:.$AU$98];[.AZ389];[.BA389]);INDEX([.$AR$113:.$AU$218];[.AZ389];[.BA38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6]&lt;[.$AZ$9];[.AZ386]+1;&quot;-&quot;)" office:value-type="string" office:string-value="-" calcext:value-type="string">
            <text:p>-</text:p>
          </table:table-cell>
          <table:table-cell table:formula="of:=IF([.AZ386]&lt;[.$AZ$9];[.BA386];&quot;-&quot;)" office:value-type="string" office:string-value="-" calcext:value-type="string">
            <text:p>-</text:p>
          </table:table-cell>
          <table:table-cell table:formula="of:=IF([.BA390]=&quot;-&quot;;&quot;&quot;;IF([.$B$1]=2;INDEX([.$AR$16:.$AU$31];[.AZ390];[.BA390]);IF([.$B$1]=3;INDEX([.$AR$44:.$AU$98];[.AZ390];[.BA390]);INDEX([.$AR$113:.$AU$218];[.AZ390];[.BA39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7]&lt;[.$AZ$9];[.AZ387]+1;&quot;-&quot;)" office:value-type="string" office:string-value="-" calcext:value-type="string">
            <text:p>-</text:p>
          </table:table-cell>
          <table:table-cell table:formula="of:=IF([.AZ387]&lt;[.$AZ$9];[.BA387];&quot;-&quot;)" office:value-type="string" office:string-value="-" calcext:value-type="string">
            <text:p>-</text:p>
          </table:table-cell>
          <table:table-cell table:formula="of:=IF([.BA391]=&quot;-&quot;;&quot;&quot;;IF([.$B$1]=2;INDEX([.$AR$16:.$AU$31];[.AZ391];[.BA391]);IF([.$B$1]=3;INDEX([.$AR$44:.$AU$98];[.AZ391];[.BA391]);INDEX([.$AR$113:.$AU$218];[.AZ391];[.BA39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8]&lt;[.$AZ$9];[.AZ388]+1;&quot;-&quot;)" office:value-type="string" office:string-value="-" calcext:value-type="string">
            <text:p>-</text:p>
          </table:table-cell>
          <table:table-cell table:formula="of:=IF([.AZ388]&lt;[.$AZ$9];[.BA388];&quot;-&quot;)" office:value-type="string" office:string-value="-" calcext:value-type="string">
            <text:p>-</text:p>
          </table:table-cell>
          <table:table-cell table:formula="of:=IF([.BA392]=&quot;-&quot;;&quot;&quot;;IF([.$B$1]=2;INDEX([.$AR$16:.$AU$31];[.AZ392];[.BA392]);IF([.$B$1]=3;INDEX([.$AR$44:.$AU$98];[.AZ392];[.BA392]);INDEX([.$AR$113:.$AU$218];[.AZ392];[.BA39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89]&lt;[.$AZ$9];[.AZ389]+1;&quot;-&quot;)" office:value-type="string" office:string-value="-" calcext:value-type="string">
            <text:p>-</text:p>
          </table:table-cell>
          <table:table-cell table:formula="of:=IF([.AZ389]&lt;[.$AZ$9];[.BA389];&quot;-&quot;)" office:value-type="string" office:string-value="-" calcext:value-type="string">
            <text:p>-</text:p>
          </table:table-cell>
          <table:table-cell table:formula="of:=IF([.BA393]=&quot;-&quot;;&quot;&quot;;IF([.$B$1]=2;INDEX([.$AR$16:.$AU$31];[.AZ393];[.BA393]);IF([.$B$1]=3;INDEX([.$AR$44:.$AU$98];[.AZ393];[.BA393]);INDEX([.$AR$113:.$AU$218];[.AZ393];[.BA39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0]&lt;[.$AZ$9];[.AZ390]+1;&quot;-&quot;)" office:value-type="string" office:string-value="-" calcext:value-type="string">
            <text:p>-</text:p>
          </table:table-cell>
          <table:table-cell table:formula="of:=IF([.AZ390]&lt;[.$AZ$9];[.BA390];&quot;-&quot;)" office:value-type="string" office:string-value="-" calcext:value-type="string">
            <text:p>-</text:p>
          </table:table-cell>
          <table:table-cell table:formula="of:=IF([.BA394]=&quot;-&quot;;&quot;&quot;;IF([.$B$1]=2;INDEX([.$AR$16:.$AU$31];[.AZ394];[.BA394]);IF([.$B$1]=3;INDEX([.$AR$44:.$AU$98];[.AZ394];[.BA394]);INDEX([.$AR$113:.$AU$218];[.AZ394];[.BA39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1]&lt;[.$AZ$9];[.AZ391]+1;&quot;-&quot;)" office:value-type="string" office:string-value="-" calcext:value-type="string">
            <text:p>-</text:p>
          </table:table-cell>
          <table:table-cell table:formula="of:=IF([.AZ391]&lt;[.$AZ$9];[.BA391];&quot;-&quot;)" office:value-type="string" office:string-value="-" calcext:value-type="string">
            <text:p>-</text:p>
          </table:table-cell>
          <table:table-cell table:formula="of:=IF([.BA395]=&quot;-&quot;;&quot;&quot;;IF([.$B$1]=2;INDEX([.$AR$16:.$AU$31];[.AZ395];[.BA395]);IF([.$B$1]=3;INDEX([.$AR$44:.$AU$98];[.AZ395];[.BA395]);INDEX([.$AR$113:.$AU$218];[.AZ395];[.BA39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2]&lt;[.$AZ$9];[.AZ392]+1;&quot;-&quot;)" office:value-type="string" office:string-value="-" calcext:value-type="string">
            <text:p>-</text:p>
          </table:table-cell>
          <table:table-cell table:formula="of:=IF([.AZ392]&lt;[.$AZ$9];[.BA392];&quot;-&quot;)" office:value-type="string" office:string-value="-" calcext:value-type="string">
            <text:p>-</text:p>
          </table:table-cell>
          <table:table-cell table:formula="of:=IF([.BA396]=&quot;-&quot;;&quot;&quot;;IF([.$B$1]=2;INDEX([.$AR$16:.$AU$31];[.AZ396];[.BA396]);IF([.$B$1]=3;INDEX([.$AR$44:.$AU$98];[.AZ396];[.BA396]);INDEX([.$AR$113:.$AU$218];[.AZ396];[.BA39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3]&lt;[.$AZ$9];[.AZ393]+1;&quot;-&quot;)" office:value-type="string" office:string-value="-" calcext:value-type="string">
            <text:p>-</text:p>
          </table:table-cell>
          <table:table-cell table:formula="of:=IF([.AZ393]&lt;[.$AZ$9];[.BA393];&quot;-&quot;)" office:value-type="string" office:string-value="-" calcext:value-type="string">
            <text:p>-</text:p>
          </table:table-cell>
          <table:table-cell table:formula="of:=IF([.BA397]=&quot;-&quot;;&quot;&quot;;IF([.$B$1]=2;INDEX([.$AR$16:.$AU$31];[.AZ397];[.BA397]);IF([.$B$1]=3;INDEX([.$AR$44:.$AU$98];[.AZ397];[.BA397]);INDEX([.$AR$113:.$AU$218];[.AZ397];[.BA39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4]&lt;[.$AZ$9];[.AZ394]+1;&quot;-&quot;)" office:value-type="string" office:string-value="-" calcext:value-type="string">
            <text:p>-</text:p>
          </table:table-cell>
          <table:table-cell table:formula="of:=IF([.AZ394]&lt;[.$AZ$9];[.BA394];&quot;-&quot;)" office:value-type="string" office:string-value="-" calcext:value-type="string">
            <text:p>-</text:p>
          </table:table-cell>
          <table:table-cell table:formula="of:=IF([.BA398]=&quot;-&quot;;&quot;&quot;;IF([.$B$1]=2;INDEX([.$AR$16:.$AU$31];[.AZ398];[.BA398]);IF([.$B$1]=3;INDEX([.$AR$44:.$AU$98];[.AZ398];[.BA398]);INDEX([.$AR$113:.$AU$218];[.AZ398];[.BA39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5]&lt;[.$AZ$9];[.AZ395]+1;&quot;-&quot;)" office:value-type="string" office:string-value="-" calcext:value-type="string">
            <text:p>-</text:p>
          </table:table-cell>
          <table:table-cell table:formula="of:=IF([.AZ395]&lt;[.$AZ$9];[.BA395];&quot;-&quot;)" office:value-type="string" office:string-value="-" calcext:value-type="string">
            <text:p>-</text:p>
          </table:table-cell>
          <table:table-cell table:formula="of:=IF([.BA399]=&quot;-&quot;;&quot;&quot;;IF([.$B$1]=2;INDEX([.$AR$16:.$AU$31];[.AZ399];[.BA399]);IF([.$B$1]=3;INDEX([.$AR$44:.$AU$98];[.AZ399];[.BA399]);INDEX([.$AR$113:.$AU$218];[.AZ399];[.BA39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6]&lt;[.$AZ$9];[.AZ396]+1;&quot;-&quot;)" office:value-type="string" office:string-value="-" calcext:value-type="string">
            <text:p>-</text:p>
          </table:table-cell>
          <table:table-cell table:formula="of:=IF([.AZ396]&lt;[.$AZ$9];[.BA396];&quot;-&quot;)" office:value-type="string" office:string-value="-" calcext:value-type="string">
            <text:p>-</text:p>
          </table:table-cell>
          <table:table-cell table:formula="of:=IF([.BA400]=&quot;-&quot;;&quot;&quot;;IF([.$B$1]=2;INDEX([.$AR$16:.$AU$31];[.AZ400];[.BA400]);IF([.$B$1]=3;INDEX([.$AR$44:.$AU$98];[.AZ400];[.BA400]);INDEX([.$AR$113:.$AU$218];[.AZ400];[.BA40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7]&lt;[.$AZ$9];[.AZ397]+1;&quot;-&quot;)" office:value-type="string" office:string-value="-" calcext:value-type="string">
            <text:p>-</text:p>
          </table:table-cell>
          <table:table-cell table:formula="of:=IF([.AZ397]&lt;[.$AZ$9];[.BA397];&quot;-&quot;)" office:value-type="string" office:string-value="-" calcext:value-type="string">
            <text:p>-</text:p>
          </table:table-cell>
          <table:table-cell table:formula="of:=IF([.BA401]=&quot;-&quot;;&quot;&quot;;IF([.$B$1]=2;INDEX([.$AR$16:.$AU$31];[.AZ401];[.BA401]);IF([.$B$1]=3;INDEX([.$AR$44:.$AU$98];[.AZ401];[.BA401]);INDEX([.$AR$113:.$AU$218];[.AZ401];[.BA40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8]&lt;[.$AZ$9];[.AZ398]+1;&quot;-&quot;)" office:value-type="string" office:string-value="-" calcext:value-type="string">
            <text:p>-</text:p>
          </table:table-cell>
          <table:table-cell table:formula="of:=IF([.AZ398]&lt;[.$AZ$9];[.BA398];&quot;-&quot;)" office:value-type="string" office:string-value="-" calcext:value-type="string">
            <text:p>-</text:p>
          </table:table-cell>
          <table:table-cell table:formula="of:=IF([.BA402]=&quot;-&quot;;&quot;&quot;;IF([.$B$1]=2;INDEX([.$AR$16:.$AU$31];[.AZ402];[.BA402]);IF([.$B$1]=3;INDEX([.$AR$44:.$AU$98];[.AZ402];[.BA402]);INDEX([.$AR$113:.$AU$218];[.AZ402];[.BA40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399]&lt;[.$AZ$9];[.AZ399]+1;&quot;-&quot;)" office:value-type="string" office:string-value="-" calcext:value-type="string">
            <text:p>-</text:p>
          </table:table-cell>
          <table:table-cell table:formula="of:=IF([.AZ399]&lt;[.$AZ$9];[.BA399];&quot;-&quot;)" office:value-type="string" office:string-value="-" calcext:value-type="string">
            <text:p>-</text:p>
          </table:table-cell>
          <table:table-cell table:formula="of:=IF([.BA403]=&quot;-&quot;;&quot;&quot;;IF([.$B$1]=2;INDEX([.$AR$16:.$AU$31];[.AZ403];[.BA403]);IF([.$B$1]=3;INDEX([.$AR$44:.$AU$98];[.AZ403];[.BA403]);INDEX([.$AR$113:.$AU$218];[.AZ403];[.BA40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0]&lt;[.$AZ$9];[.AZ400]+1;&quot;-&quot;)" office:value-type="string" office:string-value="-" calcext:value-type="string">
            <text:p>-</text:p>
          </table:table-cell>
          <table:table-cell table:formula="of:=IF([.AZ400]&lt;[.$AZ$9];[.BA400];&quot;-&quot;)" office:value-type="string" office:string-value="-" calcext:value-type="string">
            <text:p>-</text:p>
          </table:table-cell>
          <table:table-cell table:formula="of:=IF([.BA404]=&quot;-&quot;;&quot;&quot;;IF([.$B$1]=2;INDEX([.$AR$16:.$AU$31];[.AZ404];[.BA404]);IF([.$B$1]=3;INDEX([.$AR$44:.$AU$98];[.AZ404];[.BA404]);INDEX([.$AR$113:.$AU$218];[.AZ404];[.BA40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1]&lt;[.$AZ$9];[.AZ401]+1;&quot;-&quot;)" office:value-type="string" office:string-value="-" calcext:value-type="string">
            <text:p>-</text:p>
          </table:table-cell>
          <table:table-cell table:formula="of:=IF([.AZ401]&lt;[.$AZ$9];[.BA401];&quot;-&quot;)" office:value-type="string" office:string-value="-" calcext:value-type="string">
            <text:p>-</text:p>
          </table:table-cell>
          <table:table-cell table:formula="of:=IF([.BA405]=&quot;-&quot;;&quot;&quot;;IF([.$B$1]=2;INDEX([.$AR$16:.$AU$31];[.AZ405];[.BA405]);IF([.$B$1]=3;INDEX([.$AR$44:.$AU$98];[.AZ405];[.BA405]);INDEX([.$AR$113:.$AU$218];[.AZ405];[.BA40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2]&lt;[.$AZ$9];[.AZ402]+1;&quot;-&quot;)" office:value-type="string" office:string-value="-" calcext:value-type="string">
            <text:p>-</text:p>
          </table:table-cell>
          <table:table-cell table:formula="of:=IF([.AZ402]&lt;[.$AZ$9];[.BA402];&quot;-&quot;)" office:value-type="string" office:string-value="-" calcext:value-type="string">
            <text:p>-</text:p>
          </table:table-cell>
          <table:table-cell table:formula="of:=IF([.BA406]=&quot;-&quot;;&quot;&quot;;IF([.$B$1]=2;INDEX([.$AR$16:.$AU$31];[.AZ406];[.BA406]);IF([.$B$1]=3;INDEX([.$AR$44:.$AU$98];[.AZ406];[.BA406]);INDEX([.$AR$113:.$AU$218];[.AZ406];[.BA40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3]&lt;[.$AZ$9];[.AZ403]+1;&quot;-&quot;)" office:value-type="string" office:string-value="-" calcext:value-type="string">
            <text:p>-</text:p>
          </table:table-cell>
          <table:table-cell table:formula="of:=IF([.AZ403]&lt;[.$AZ$9];[.BA403];&quot;-&quot;)" office:value-type="string" office:string-value="-" calcext:value-type="string">
            <text:p>-</text:p>
          </table:table-cell>
          <table:table-cell table:formula="of:=IF([.BA407]=&quot;-&quot;;&quot;&quot;;IF([.$B$1]=2;INDEX([.$AR$16:.$AU$31];[.AZ407];[.BA407]);IF([.$B$1]=3;INDEX([.$AR$44:.$AU$98];[.AZ407];[.BA407]);INDEX([.$AR$113:.$AU$218];[.AZ407];[.BA40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4]&lt;[.$AZ$9];[.AZ404]+1;&quot;-&quot;)" office:value-type="string" office:string-value="-" calcext:value-type="string">
            <text:p>-</text:p>
          </table:table-cell>
          <table:table-cell table:formula="of:=IF([.AZ404]&lt;[.$AZ$9];[.BA404];&quot;-&quot;)" office:value-type="string" office:string-value="-" calcext:value-type="string">
            <text:p>-</text:p>
          </table:table-cell>
          <table:table-cell table:formula="of:=IF([.BA408]=&quot;-&quot;;&quot;&quot;;IF([.$B$1]=2;INDEX([.$AR$16:.$AU$31];[.AZ408];[.BA408]);IF([.$B$1]=3;INDEX([.$AR$44:.$AU$98];[.AZ408];[.BA408]);INDEX([.$AR$113:.$AU$218];[.AZ408];[.BA40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5]&lt;[.$AZ$9];[.AZ405]+1;&quot;-&quot;)" office:value-type="string" office:string-value="-" calcext:value-type="string">
            <text:p>-</text:p>
          </table:table-cell>
          <table:table-cell table:formula="of:=IF([.AZ405]&lt;[.$AZ$9];[.BA405];&quot;-&quot;)" office:value-type="string" office:string-value="-" calcext:value-type="string">
            <text:p>-</text:p>
          </table:table-cell>
          <table:table-cell table:formula="of:=IF([.BA409]=&quot;-&quot;;&quot;&quot;;IF([.$B$1]=2;INDEX([.$AR$16:.$AU$31];[.AZ409];[.BA409]);IF([.$B$1]=3;INDEX([.$AR$44:.$AU$98];[.AZ409];[.BA409]);INDEX([.$AR$113:.$AU$218];[.AZ409];[.BA40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6]&lt;[.$AZ$9];[.AZ406]+1;&quot;-&quot;)" office:value-type="string" office:string-value="-" calcext:value-type="string">
            <text:p>-</text:p>
          </table:table-cell>
          <table:table-cell table:formula="of:=IF([.AZ406]&lt;[.$AZ$9];[.BA406];&quot;-&quot;)" office:value-type="string" office:string-value="-" calcext:value-type="string">
            <text:p>-</text:p>
          </table:table-cell>
          <table:table-cell table:formula="of:=IF([.BA410]=&quot;-&quot;;&quot;&quot;;IF([.$B$1]=2;INDEX([.$AR$16:.$AU$31];[.AZ410];[.BA410]);IF([.$B$1]=3;INDEX([.$AR$44:.$AU$98];[.AZ410];[.BA410]);INDEX([.$AR$113:.$AU$218];[.AZ410];[.BA41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7]&lt;[.$AZ$9];[.AZ407]+1;&quot;-&quot;)" office:value-type="string" office:string-value="-" calcext:value-type="string">
            <text:p>-</text:p>
          </table:table-cell>
          <table:table-cell table:formula="of:=IF([.AZ407]&lt;[.$AZ$9];[.BA407];&quot;-&quot;)" office:value-type="string" office:string-value="-" calcext:value-type="string">
            <text:p>-</text:p>
          </table:table-cell>
          <table:table-cell table:formula="of:=IF([.BA411]=&quot;-&quot;;&quot;&quot;;IF([.$B$1]=2;INDEX([.$AR$16:.$AU$31];[.AZ411];[.BA411]);IF([.$B$1]=3;INDEX([.$AR$44:.$AU$98];[.AZ411];[.BA411]);INDEX([.$AR$113:.$AU$218];[.AZ411];[.BA41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8]&lt;[.$AZ$9];[.AZ408]+1;&quot;-&quot;)" office:value-type="string" office:string-value="-" calcext:value-type="string">
            <text:p>-</text:p>
          </table:table-cell>
          <table:table-cell table:formula="of:=IF([.AZ408]&lt;[.$AZ$9];[.BA408];&quot;-&quot;)" office:value-type="string" office:string-value="-" calcext:value-type="string">
            <text:p>-</text:p>
          </table:table-cell>
          <table:table-cell table:formula="of:=IF([.BA412]=&quot;-&quot;;&quot;&quot;;IF([.$B$1]=2;INDEX([.$AR$16:.$AU$31];[.AZ412];[.BA412]);IF([.$B$1]=3;INDEX([.$AR$44:.$AU$98];[.AZ412];[.BA412]);INDEX([.$AR$113:.$AU$218];[.AZ412];[.BA41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09]&lt;[.$AZ$9];[.AZ409]+1;&quot;-&quot;)" office:value-type="string" office:string-value="-" calcext:value-type="string">
            <text:p>-</text:p>
          </table:table-cell>
          <table:table-cell table:formula="of:=IF([.AZ409]&lt;[.$AZ$9];[.BA409];&quot;-&quot;)" office:value-type="string" office:string-value="-" calcext:value-type="string">
            <text:p>-</text:p>
          </table:table-cell>
          <table:table-cell table:formula="of:=IF([.BA413]=&quot;-&quot;;&quot;&quot;;IF([.$B$1]=2;INDEX([.$AR$16:.$AU$31];[.AZ413];[.BA413]);IF([.$B$1]=3;INDEX([.$AR$44:.$AU$98];[.AZ413];[.BA413]);INDEX([.$AR$113:.$AU$218];[.AZ413];[.BA41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0]&lt;[.$AZ$9];[.AZ410]+1;&quot;-&quot;)" office:value-type="string" office:string-value="-" calcext:value-type="string">
            <text:p>-</text:p>
          </table:table-cell>
          <table:table-cell table:formula="of:=IF([.AZ410]&lt;[.$AZ$9];[.BA410];&quot;-&quot;)" office:value-type="string" office:string-value="-" calcext:value-type="string">
            <text:p>-</text:p>
          </table:table-cell>
          <table:table-cell table:formula="of:=IF([.BA414]=&quot;-&quot;;&quot;&quot;;IF([.$B$1]=2;INDEX([.$AR$16:.$AU$31];[.AZ414];[.BA414]);IF([.$B$1]=3;INDEX([.$AR$44:.$AU$98];[.AZ414];[.BA414]);INDEX([.$AR$113:.$AU$218];[.AZ414];[.BA41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1]&lt;[.$AZ$9];[.AZ411]+1;&quot;-&quot;)" office:value-type="string" office:string-value="-" calcext:value-type="string">
            <text:p>-</text:p>
          </table:table-cell>
          <table:table-cell table:formula="of:=IF([.AZ411]&lt;[.$AZ$9];[.BA411];&quot;-&quot;)" office:value-type="string" office:string-value="-" calcext:value-type="string">
            <text:p>-</text:p>
          </table:table-cell>
          <table:table-cell table:formula="of:=IF([.BA415]=&quot;-&quot;;&quot;&quot;;IF([.$B$1]=2;INDEX([.$AR$16:.$AU$31];[.AZ415];[.BA415]);IF([.$B$1]=3;INDEX([.$AR$44:.$AU$98];[.AZ415];[.BA415]);INDEX([.$AR$113:.$AU$218];[.AZ415];[.BA41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2]&lt;[.$AZ$9];[.AZ412]+1;&quot;-&quot;)" office:value-type="string" office:string-value="-" calcext:value-type="string">
            <text:p>-</text:p>
          </table:table-cell>
          <table:table-cell table:formula="of:=IF([.AZ412]&lt;[.$AZ$9];[.BA412];&quot;-&quot;)" office:value-type="string" office:string-value="-" calcext:value-type="string">
            <text:p>-</text:p>
          </table:table-cell>
          <table:table-cell table:formula="of:=IF([.BA416]=&quot;-&quot;;&quot;&quot;;IF([.$B$1]=2;INDEX([.$AR$16:.$AU$31];[.AZ416];[.BA416]);IF([.$B$1]=3;INDEX([.$AR$44:.$AU$98];[.AZ416];[.BA416]);INDEX([.$AR$113:.$AU$218];[.AZ416];[.BA41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3]&lt;[.$AZ$9];[.AZ413]+1;&quot;-&quot;)" office:value-type="string" office:string-value="-" calcext:value-type="string">
            <text:p>-</text:p>
          </table:table-cell>
          <table:table-cell table:formula="of:=IF([.AZ413]&lt;[.$AZ$9];[.BA413];&quot;-&quot;)" office:value-type="string" office:string-value="-" calcext:value-type="string">
            <text:p>-</text:p>
          </table:table-cell>
          <table:table-cell table:formula="of:=IF([.BA417]=&quot;-&quot;;&quot;&quot;;IF([.$B$1]=2;INDEX([.$AR$16:.$AU$31];[.AZ417];[.BA417]);IF([.$B$1]=3;INDEX([.$AR$44:.$AU$98];[.AZ417];[.BA417]);INDEX([.$AR$113:.$AU$218];[.AZ417];[.BA41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4]&lt;[.$AZ$9];[.AZ414]+1;&quot;-&quot;)" office:value-type="string" office:string-value="-" calcext:value-type="string">
            <text:p>-</text:p>
          </table:table-cell>
          <table:table-cell table:formula="of:=IF([.AZ414]&lt;[.$AZ$9];[.BA414];&quot;-&quot;)" office:value-type="string" office:string-value="-" calcext:value-type="string">
            <text:p>-</text:p>
          </table:table-cell>
          <table:table-cell table:formula="of:=IF([.BA418]=&quot;-&quot;;&quot;&quot;;IF([.$B$1]=2;INDEX([.$AR$16:.$AU$31];[.AZ418];[.BA418]);IF([.$B$1]=3;INDEX([.$AR$44:.$AU$98];[.AZ418];[.BA418]);INDEX([.$AR$113:.$AU$218];[.AZ418];[.BA41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5]&lt;[.$AZ$9];[.AZ415]+1;&quot;-&quot;)" office:value-type="string" office:string-value="-" calcext:value-type="string">
            <text:p>-</text:p>
          </table:table-cell>
          <table:table-cell table:formula="of:=IF([.AZ415]&lt;[.$AZ$9];[.BA415];&quot;-&quot;)" office:value-type="string" office:string-value="-" calcext:value-type="string">
            <text:p>-</text:p>
          </table:table-cell>
          <table:table-cell table:formula="of:=IF([.BA419]=&quot;-&quot;;&quot;&quot;;IF([.$B$1]=2;INDEX([.$AR$16:.$AU$31];[.AZ419];[.BA419]);IF([.$B$1]=3;INDEX([.$AR$44:.$AU$98];[.AZ419];[.BA419]);INDEX([.$AR$113:.$AU$218];[.AZ419];[.BA41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6]&lt;[.$AZ$9];[.AZ416]+1;&quot;-&quot;)" office:value-type="string" office:string-value="-" calcext:value-type="string">
            <text:p>-</text:p>
          </table:table-cell>
          <table:table-cell table:formula="of:=IF([.AZ416]&lt;[.$AZ$9];[.BA416];&quot;-&quot;)" office:value-type="string" office:string-value="-" calcext:value-type="string">
            <text:p>-</text:p>
          </table:table-cell>
          <table:table-cell table:formula="of:=IF([.BA420]=&quot;-&quot;;&quot;&quot;;IF([.$B$1]=2;INDEX([.$AR$16:.$AU$31];[.AZ420];[.BA420]);IF([.$B$1]=3;INDEX([.$AR$44:.$AU$98];[.AZ420];[.BA420]);INDEX([.$AR$113:.$AU$218];[.AZ420];[.BA42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7]&lt;[.$AZ$9];[.AZ417]+1;&quot;-&quot;)" office:value-type="string" office:string-value="-" calcext:value-type="string">
            <text:p>-</text:p>
          </table:table-cell>
          <table:table-cell table:formula="of:=IF([.AZ417]&lt;[.$AZ$9];[.BA417];&quot;-&quot;)" office:value-type="string" office:string-value="-" calcext:value-type="string">
            <text:p>-</text:p>
          </table:table-cell>
          <table:table-cell table:formula="of:=IF([.BA421]=&quot;-&quot;;&quot;&quot;;IF([.$B$1]=2;INDEX([.$AR$16:.$AU$31];[.AZ421];[.BA421]);IF([.$B$1]=3;INDEX([.$AR$44:.$AU$98];[.AZ421];[.BA421]);INDEX([.$AR$113:.$AU$218];[.AZ421];[.BA42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8]&lt;[.$AZ$9];[.AZ418]+1;&quot;-&quot;)" office:value-type="string" office:string-value="-" calcext:value-type="string">
            <text:p>-</text:p>
          </table:table-cell>
          <table:table-cell table:formula="of:=IF([.AZ418]&lt;[.$AZ$9];[.BA418];&quot;-&quot;)" office:value-type="string" office:string-value="-" calcext:value-type="string">
            <text:p>-</text:p>
          </table:table-cell>
          <table:table-cell table:formula="of:=IF([.BA422]=&quot;-&quot;;&quot;&quot;;IF([.$B$1]=2;INDEX([.$AR$16:.$AU$31];[.AZ422];[.BA422]);IF([.$B$1]=3;INDEX([.$AR$44:.$AU$98];[.AZ422];[.BA422]);INDEX([.$AR$113:.$AU$218];[.AZ422];[.BA42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19]&lt;[.$AZ$9];[.AZ419]+1;&quot;-&quot;)" office:value-type="string" office:string-value="-" calcext:value-type="string">
            <text:p>-</text:p>
          </table:table-cell>
          <table:table-cell table:formula="of:=IF([.AZ419]&lt;[.$AZ$9];[.BA419];&quot;-&quot;)" office:value-type="string" office:string-value="-" calcext:value-type="string">
            <text:p>-</text:p>
          </table:table-cell>
          <table:table-cell table:formula="of:=IF([.BA423]=&quot;-&quot;;&quot;&quot;;IF([.$B$1]=2;INDEX([.$AR$16:.$AU$31];[.AZ423];[.BA423]);IF([.$B$1]=3;INDEX([.$AR$44:.$AU$98];[.AZ423];[.BA423]);INDEX([.$AR$113:.$AU$218];[.AZ423];[.BA42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0]&lt;[.$AZ$9];[.AZ420]+1;&quot;-&quot;)" office:value-type="string" office:string-value="-" calcext:value-type="string">
            <text:p>-</text:p>
          </table:table-cell>
          <table:table-cell table:formula="of:=IF([.AZ420]&lt;[.$AZ$9];[.BA420];&quot;-&quot;)" office:value-type="string" office:string-value="-" calcext:value-type="string">
            <text:p>-</text:p>
          </table:table-cell>
          <table:table-cell table:formula="of:=IF([.BA424]=&quot;-&quot;;&quot;&quot;;IF([.$B$1]=2;INDEX([.$AR$16:.$AU$31];[.AZ424];[.BA424]);IF([.$B$1]=3;INDEX([.$AR$44:.$AU$98];[.AZ424];[.BA424]);INDEX([.$AR$113:.$AU$218];[.AZ424];[.BA42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1]&lt;[.$AZ$9];[.AZ421]+1;&quot;-&quot;)" office:value-type="string" office:string-value="-" calcext:value-type="string">
            <text:p>-</text:p>
          </table:table-cell>
          <table:table-cell table:formula="of:=IF([.AZ421]&lt;[.$AZ$9];[.BA421];&quot;-&quot;)" office:value-type="string" office:string-value="-" calcext:value-type="string">
            <text:p>-</text:p>
          </table:table-cell>
          <table:table-cell table:formula="of:=IF([.BA425]=&quot;-&quot;;&quot;&quot;;IF([.$B$1]=2;INDEX([.$AR$16:.$AU$31];[.AZ425];[.BA425]);IF([.$B$1]=3;INDEX([.$AR$44:.$AU$98];[.AZ425];[.BA425]);INDEX([.$AR$113:.$AU$218];[.AZ425];[.BA42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2]&lt;[.$AZ$9];[.AZ422]+1;&quot;-&quot;)" office:value-type="string" office:string-value="-" calcext:value-type="string">
            <text:p>-</text:p>
          </table:table-cell>
          <table:table-cell table:formula="of:=IF([.AZ422]&lt;[.$AZ$9];[.BA422];&quot;-&quot;)" office:value-type="string" office:string-value="-" calcext:value-type="string">
            <text:p>-</text:p>
          </table:table-cell>
          <table:table-cell table:formula="of:=IF([.BA426]=&quot;-&quot;;&quot;&quot;;IF([.$B$1]=2;INDEX([.$AR$16:.$AU$31];[.AZ426];[.BA426]);IF([.$B$1]=3;INDEX([.$AR$44:.$AU$98];[.AZ426];[.BA426]);INDEX([.$AR$113:.$AU$218];[.AZ426];[.BA42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3]&lt;[.$AZ$9];[.AZ423]+1;&quot;-&quot;)" office:value-type="string" office:string-value="-" calcext:value-type="string">
            <text:p>-</text:p>
          </table:table-cell>
          <table:table-cell table:formula="of:=IF([.AZ423]&lt;[.$AZ$9];[.BA423];&quot;-&quot;)" office:value-type="string" office:string-value="-" calcext:value-type="string">
            <text:p>-</text:p>
          </table:table-cell>
          <table:table-cell table:formula="of:=IF([.BA427]=&quot;-&quot;;&quot;&quot;;IF([.$B$1]=2;INDEX([.$AR$16:.$AU$31];[.AZ427];[.BA427]);IF([.$B$1]=3;INDEX([.$AR$44:.$AU$98];[.AZ427];[.BA427]);INDEX([.$AR$113:.$AU$218];[.AZ427];[.BA42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4]&lt;[.$AZ$9];[.AZ424]+1;&quot;-&quot;)" office:value-type="string" office:string-value="-" calcext:value-type="string">
            <text:p>-</text:p>
          </table:table-cell>
          <table:table-cell table:formula="of:=IF([.AZ424]&lt;[.$AZ$9];[.BA424];&quot;-&quot;)" office:value-type="string" office:string-value="-" calcext:value-type="string">
            <text:p>-</text:p>
          </table:table-cell>
          <table:table-cell table:formula="of:=IF([.BA428]=&quot;-&quot;;&quot;&quot;;IF([.$B$1]=2;INDEX([.$AR$16:.$AU$31];[.AZ428];[.BA428]);IF([.$B$1]=3;INDEX([.$AR$44:.$AU$98];[.AZ428];[.BA428]);INDEX([.$AR$113:.$AU$218];[.AZ428];[.BA42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5]&lt;[.$AZ$9];[.AZ425]+1;&quot;-&quot;)" office:value-type="string" office:string-value="-" calcext:value-type="string">
            <text:p>-</text:p>
          </table:table-cell>
          <table:table-cell table:formula="of:=IF([.AZ425]&lt;[.$AZ$9];[.BA425];&quot;-&quot;)" office:value-type="string" office:string-value="-" calcext:value-type="string">
            <text:p>-</text:p>
          </table:table-cell>
          <table:table-cell table:formula="of:=IF([.BA429]=&quot;-&quot;;&quot;&quot;;IF([.$B$1]=2;INDEX([.$AR$16:.$AU$31];[.AZ429];[.BA429]);IF([.$B$1]=3;INDEX([.$AR$44:.$AU$98];[.AZ429];[.BA429]);INDEX([.$AR$113:.$AU$218];[.AZ429];[.BA42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6]&lt;[.$AZ$9];[.AZ426]+1;&quot;-&quot;)" office:value-type="string" office:string-value="-" calcext:value-type="string">
            <text:p>-</text:p>
          </table:table-cell>
          <table:table-cell table:formula="of:=IF([.AZ426]&lt;[.$AZ$9];[.BA426];&quot;-&quot;)" office:value-type="string" office:string-value="-" calcext:value-type="string">
            <text:p>-</text:p>
          </table:table-cell>
          <table:table-cell table:formula="of:=IF([.BA430]=&quot;-&quot;;&quot;&quot;;IF([.$B$1]=2;INDEX([.$AR$16:.$AU$31];[.AZ430];[.BA430]);IF([.$B$1]=3;INDEX([.$AR$44:.$AU$98];[.AZ430];[.BA430]);INDEX([.$AR$113:.$AU$218];[.AZ430];[.BA43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7]&lt;[.$AZ$9];[.AZ427]+1;&quot;-&quot;)" office:value-type="string" office:string-value="-" calcext:value-type="string">
            <text:p>-</text:p>
          </table:table-cell>
          <table:table-cell table:formula="of:=IF([.AZ427]&lt;[.$AZ$9];[.BA427];&quot;-&quot;)" office:value-type="string" office:string-value="-" calcext:value-type="string">
            <text:p>-</text:p>
          </table:table-cell>
          <table:table-cell table:formula="of:=IF([.BA431]=&quot;-&quot;;&quot;&quot;;IF([.$B$1]=2;INDEX([.$AR$16:.$AU$31];[.AZ431];[.BA431]);IF([.$B$1]=3;INDEX([.$AR$44:.$AU$98];[.AZ431];[.BA431]);INDEX([.$AR$113:.$AU$218];[.AZ431];[.BA43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8]&lt;[.$AZ$9];[.AZ428]+1;&quot;-&quot;)" office:value-type="string" office:string-value="-" calcext:value-type="string">
            <text:p>-</text:p>
          </table:table-cell>
          <table:table-cell table:formula="of:=IF([.AZ428]&lt;[.$AZ$9];[.BA428];&quot;-&quot;)" office:value-type="string" office:string-value="-" calcext:value-type="string">
            <text:p>-</text:p>
          </table:table-cell>
          <table:table-cell table:formula="of:=IF([.BA432]=&quot;-&quot;;&quot;&quot;;IF([.$B$1]=2;INDEX([.$AR$16:.$AU$31];[.AZ432];[.BA432]);IF([.$B$1]=3;INDEX([.$AR$44:.$AU$98];[.AZ432];[.BA432]);INDEX([.$AR$113:.$AU$218];[.AZ432];[.BA43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29]&lt;[.$AZ$9];[.AZ429]+1;&quot;-&quot;)" office:value-type="string" office:string-value="-" calcext:value-type="string">
            <text:p>-</text:p>
          </table:table-cell>
          <table:table-cell table:formula="of:=IF([.AZ429]&lt;[.$AZ$9];[.BA429];&quot;-&quot;)" office:value-type="string" office:string-value="-" calcext:value-type="string">
            <text:p>-</text:p>
          </table:table-cell>
          <table:table-cell table:formula="of:=IF([.BA433]=&quot;-&quot;;&quot;&quot;;IF([.$B$1]=2;INDEX([.$AR$16:.$AU$31];[.AZ433];[.BA433]);IF([.$B$1]=3;INDEX([.$AR$44:.$AU$98];[.AZ433];[.BA433]);INDEX([.$AR$113:.$AU$218];[.AZ433];[.BA43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0]&lt;[.$AZ$9];[.AZ430]+1;&quot;-&quot;)" office:value-type="string" office:string-value="-" calcext:value-type="string">
            <text:p>-</text:p>
          </table:table-cell>
          <table:table-cell table:formula="of:=IF([.AZ430]&lt;[.$AZ$9];[.BA430];&quot;-&quot;)" office:value-type="string" office:string-value="-" calcext:value-type="string">
            <text:p>-</text:p>
          </table:table-cell>
          <table:table-cell table:formula="of:=IF([.BA434]=&quot;-&quot;;&quot;&quot;;IF([.$B$1]=2;INDEX([.$AR$16:.$AU$31];[.AZ434];[.BA434]);IF([.$B$1]=3;INDEX([.$AR$44:.$AU$98];[.AZ434];[.BA434]);INDEX([.$AR$113:.$AU$218];[.AZ434];[.BA43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1]&lt;[.$AZ$9];[.AZ431]+1;&quot;-&quot;)" office:value-type="string" office:string-value="-" calcext:value-type="string">
            <text:p>-</text:p>
          </table:table-cell>
          <table:table-cell table:formula="of:=IF([.AZ431]&lt;[.$AZ$9];[.BA431];&quot;-&quot;)" office:value-type="string" office:string-value="-" calcext:value-type="string">
            <text:p>-</text:p>
          </table:table-cell>
          <table:table-cell table:formula="of:=IF([.BA435]=&quot;-&quot;;&quot;&quot;;IF([.$B$1]=2;INDEX([.$AR$16:.$AU$31];[.AZ435];[.BA435]);IF([.$B$1]=3;INDEX([.$AR$44:.$AU$98];[.AZ435];[.BA435]);INDEX([.$AR$113:.$AU$218];[.AZ435];[.BA43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2]&lt;[.$AZ$9];[.AZ432]+1;&quot;-&quot;)" office:value-type="string" office:string-value="-" calcext:value-type="string">
            <text:p>-</text:p>
          </table:table-cell>
          <table:table-cell table:formula="of:=IF([.AZ432]&lt;[.$AZ$9];[.BA432];&quot;-&quot;)" office:value-type="string" office:string-value="-" calcext:value-type="string">
            <text:p>-</text:p>
          </table:table-cell>
          <table:table-cell table:formula="of:=IF([.BA436]=&quot;-&quot;;&quot;&quot;;IF([.$B$1]=2;INDEX([.$AR$16:.$AU$31];[.AZ436];[.BA436]);IF([.$B$1]=3;INDEX([.$AR$44:.$AU$98];[.AZ436];[.BA436]);INDEX([.$AR$113:.$AU$218];[.AZ436];[.BA436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3]&lt;[.$AZ$9];[.AZ433]+1;&quot;-&quot;)" office:value-type="string" office:string-value="-" calcext:value-type="string">
            <text:p>-</text:p>
          </table:table-cell>
          <table:table-cell table:formula="of:=IF([.AZ433]&lt;[.$AZ$9];[.BA433];&quot;-&quot;)" office:value-type="string" office:string-value="-" calcext:value-type="string">
            <text:p>-</text:p>
          </table:table-cell>
          <table:table-cell table:formula="of:=IF([.BA437]=&quot;-&quot;;&quot;&quot;;IF([.$B$1]=2;INDEX([.$AR$16:.$AU$31];[.AZ437];[.BA437]);IF([.$B$1]=3;INDEX([.$AR$44:.$AU$98];[.AZ437];[.BA437]);INDEX([.$AR$113:.$AU$218];[.AZ437];[.BA437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4]&lt;[.$AZ$9];[.AZ434]+1;&quot;-&quot;)" office:value-type="string" office:string-value="-" calcext:value-type="string">
            <text:p>-</text:p>
          </table:table-cell>
          <table:table-cell table:formula="of:=IF([.AZ434]&lt;[.$AZ$9];[.BA434];&quot;-&quot;)" office:value-type="string" office:string-value="-" calcext:value-type="string">
            <text:p>-</text:p>
          </table:table-cell>
          <table:table-cell table:formula="of:=IF([.BA438]=&quot;-&quot;;&quot;&quot;;IF([.$B$1]=2;INDEX([.$AR$16:.$AU$31];[.AZ438];[.BA438]);IF([.$B$1]=3;INDEX([.$AR$44:.$AU$98];[.AZ438];[.BA438]);INDEX([.$AR$113:.$AU$218];[.AZ438];[.BA438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5]&lt;[.$AZ$9];[.AZ435]+1;&quot;-&quot;)" office:value-type="string" office:string-value="-" calcext:value-type="string">
            <text:p>-</text:p>
          </table:table-cell>
          <table:table-cell table:formula="of:=IF([.AZ435]&lt;[.$AZ$9];[.BA435];&quot;-&quot;)" office:value-type="string" office:string-value="-" calcext:value-type="string">
            <text:p>-</text:p>
          </table:table-cell>
          <table:table-cell table:formula="of:=IF([.BA439]=&quot;-&quot;;&quot;&quot;;IF([.$B$1]=2;INDEX([.$AR$16:.$AU$31];[.AZ439];[.BA439]);IF([.$B$1]=3;INDEX([.$AR$44:.$AU$98];[.AZ439];[.BA439]);INDEX([.$AR$113:.$AU$218];[.AZ439];[.BA439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6]&lt;[.$AZ$9];[.AZ436]+1;&quot;-&quot;)" office:value-type="string" office:string-value="-" calcext:value-type="string">
            <text:p>-</text:p>
          </table:table-cell>
          <table:table-cell table:formula="of:=IF([.AZ436]&lt;[.$AZ$9];[.BA436];&quot;-&quot;)" office:value-type="string" office:string-value="-" calcext:value-type="string">
            <text:p>-</text:p>
          </table:table-cell>
          <table:table-cell table:formula="of:=IF([.BA440]=&quot;-&quot;;&quot;&quot;;IF([.$B$1]=2;INDEX([.$AR$16:.$AU$31];[.AZ440];[.BA440]);IF([.$B$1]=3;INDEX([.$AR$44:.$AU$98];[.AZ440];[.BA440]);INDEX([.$AR$113:.$AU$218];[.AZ440];[.BA440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7]&lt;[.$AZ$9];[.AZ437]+1;&quot;-&quot;)" office:value-type="string" office:string-value="-" calcext:value-type="string">
            <text:p>-</text:p>
          </table:table-cell>
          <table:table-cell table:formula="of:=IF([.AZ437]&lt;[.$AZ$9];[.BA437];&quot;-&quot;)" office:value-type="string" office:string-value="-" calcext:value-type="string">
            <text:p>-</text:p>
          </table:table-cell>
          <table:table-cell table:formula="of:=IF([.BA441]=&quot;-&quot;;&quot;&quot;;IF([.$B$1]=2;INDEX([.$AR$16:.$AU$31];[.AZ441];[.BA441]);IF([.$B$1]=3;INDEX([.$AR$44:.$AU$98];[.AZ441];[.BA441]);INDEX([.$AR$113:.$AU$218];[.AZ441];[.BA441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8]&lt;[.$AZ$9];[.AZ438]+1;&quot;-&quot;)" office:value-type="string" office:string-value="-" calcext:value-type="string">
            <text:p>-</text:p>
          </table:table-cell>
          <table:table-cell table:formula="of:=IF([.AZ438]&lt;[.$AZ$9];[.BA438];&quot;-&quot;)" office:value-type="string" office:string-value="-" calcext:value-type="string">
            <text:p>-</text:p>
          </table:table-cell>
          <table:table-cell table:formula="of:=IF([.BA442]=&quot;-&quot;;&quot;&quot;;IF([.$B$1]=2;INDEX([.$AR$16:.$AU$31];[.AZ442];[.BA442]);IF([.$B$1]=3;INDEX([.$AR$44:.$AU$98];[.AZ442];[.BA442]);INDEX([.$AR$113:.$AU$218];[.AZ442];[.BA442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39]&lt;[.$AZ$9];[.AZ439]+1;&quot;-&quot;)" office:value-type="string" office:string-value="-" calcext:value-type="string">
            <text:p>-</text:p>
          </table:table-cell>
          <table:table-cell table:formula="of:=IF([.AZ439]&lt;[.$AZ$9];[.BA439];&quot;-&quot;)" office:value-type="string" office:string-value="-" calcext:value-type="string">
            <text:p>-</text:p>
          </table:table-cell>
          <table:table-cell table:formula="of:=IF([.BA443]=&quot;-&quot;;&quot;&quot;;IF([.$B$1]=2;INDEX([.$AR$16:.$AU$31];[.AZ443];[.BA443]);IF([.$B$1]=3;INDEX([.$AR$44:.$AU$98];[.AZ443];[.BA443]);INDEX([.$AR$113:.$AU$218];[.AZ443];[.BA443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0]&lt;[.$AZ$9];[.AZ440]+1;&quot;-&quot;)" office:value-type="string" office:string-value="-" calcext:value-type="string">
            <text:p>-</text:p>
          </table:table-cell>
          <table:table-cell table:formula="of:=IF([.AZ440]&lt;[.$AZ$9];[.BA440];&quot;-&quot;)" office:value-type="string" office:string-value="-" calcext:value-type="string">
            <text:p>-</text:p>
          </table:table-cell>
          <table:table-cell table:formula="of:=IF([.BA444]=&quot;-&quot;;&quot;&quot;;IF([.$B$1]=2;INDEX([.$AR$16:.$AU$31];[.AZ444];[.BA444]);IF([.$B$1]=3;INDEX([.$AR$44:.$AU$98];[.AZ444];[.BA444]);INDEX([.$AR$113:.$AU$218];[.AZ444];[.BA444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1]&lt;[.$AZ$9];[.AZ441]+1;&quot;-&quot;)" office:value-type="string" office:string-value="-" calcext:value-type="string">
            <text:p>-</text:p>
          </table:table-cell>
          <table:table-cell table:formula="of:=IF([.AZ441]&lt;[.$AZ$9];[.BA441];&quot;-&quot;)" office:value-type="string" office:string-value="-" calcext:value-type="string">
            <text:p>-</text:p>
          </table:table-cell>
          <table:table-cell table:formula="of:=IF([.BA445]=&quot;-&quot;;&quot;&quot;;IF([.$B$1]=2;INDEX([.$AR$16:.$AU$31];[.AZ445];[.BA445]);IF([.$B$1]=3;INDEX([.$AR$44:.$AU$98];[.AZ445];[.BA445]);INDEX([.$AR$113:.$AU$218];[.AZ445];[.BA445]))))">
            <text:p/>
          </table:table-cell>
          <table:table-cell table:number-columns-repeated="10"/>
        </table:table-row>
        <table:table-row table:style-name="ro1">
          <table:table-cell table:number-columns-repeated="51"/>
          <table:table-cell table:formula="of:=IF([.AZ442]&lt;[.$AZ$9];[.AZ442]+1;&quot;-&quot;)" office:value-type="string" office:string-value="-" calcext:value-type="string">
            <text:p>-</text:p>
          </table:table-cell>
          <table:table-cell table:formula="of:=IF([.AZ442]&lt;[.$AZ$9];[.BA442];&quot;-&quot;)" office:value-type="string" office:string-value="-" calcext:value-type="string">
            <text:p>-</text:p>
          </table:table-cell>
          <table:table-cell table:formula="of:=IF([.BA446]=&quot;-&quot;;&quot;&quot;;IF([.$B$1]=2;INDEX([.$AR$16:.$AU$31];[.AZ446];[.BA446]);IF([.$B$1]=3;INDEX([.$AR$44:.$AU$98];[.AZ446];[.BA446]);INDEX([.$AR$113:.$AU$218];[.AZ446];[.BA446]))))">
            <text:p/>
          </table:table-cell>
          <table:table-cell table:number-columns-repeated="10"/>
        </table:table-row>
        <table:table-row table:style-name="ro1">
          <table:table-cell table:number-columns-repeated="53"/>
          <table:table-cell office:value-type="string" calcext:value-type="string">
            <text:p>}</text:p>
          </table:table-cell>
          <table:table-cell table:number-columns-repeated="10"/>
        </table:table-row>
      </table:table>
      <table:table table:name="COND_EXPORT" table:style-name="ta1">
        <office:forms form:automatic-focus="false" form:apply-design-mode="false"/>
        <table:table-column table:style-name="co5" table:default-cell-style-name="Default"/>
        <table:table-row table:style-name="ro1">
          <table:table-cell table:formula="of:=[$COND.BB3]" office:value-type="string" office:string-value="displayFilterVoice = {" calcext:value-type="string">
            <text:p>displayFilterVoice = {</text:p>
          </table:table-cell>
        </table:table-row>
        <table:table-row table:style-name="ro1">
          <table:table-cell table:formula="of:=[$COND.BB4]" office:value-type="string" office:string-value="%\set Score.skipTypesetting = ##t s1*421 " calcext:value-type="string">
            <text:p>%\set Score.skipTypesetting = ##t s1*421 </text:p>
          </table:table-cell>
        </table:table-row>
        <table:table-row table:style-name="ro1">
          <table:table-cell table:formula="of:=[$COND.BB5]" office:value-type="string" office:string-value="%\set Score.skipTypesetting = ##f s1*10 " calcext:value-type="string">
            <text:p>%\set Score.skipTypesetting = ##f s1*10 </text:p>
          </table:table-cell>
        </table:table-row>
        <table:table-row table:style-name="ro1">
          <table:table-cell table:formula="of:=[$COND.BB6]" office:value-type="string" office:string-value="%\set Score.skipTypesetting = ##t " calcext:value-type="string">
            <text:p>%\set Score.skipTypesetting = ##t </text:p>
          </table:table-cell>
        </table:table-row>
        <table:table-row table:style-name="ro1">
          <table:table-cell table:formula="of:=[$COND.BB7]" office:value-type="string" office:string-value="}" calcext:value-type="string">
            <text:p>}</text:p>
          </table:table-cell>
        </table:table-row>
        <table:table-row table:style-name="ro1">
          <table:table-cell table:formula="of:=[$COND.BB8]" office:value-type="string" office:string-value="formatConductorMvtI = {" calcext:value-type="string">
            <text:p>formatConductorMvtI = {</text:p>
          </table:table-cell>
        </table:table-row>
        <table:table-row table:style-name="ro1">
          <table:table-cell table:formula="of:=[$COND.BB9]" office:value-type="string" office:string-value="\override Score.NonMusicalPaperColumn.line-break-permission = ##f" calcext:value-type="string">
            <text:p>\override Score.NonMusicalPaperColumn.line-break-permission = ##f</text:p>
          </table:table-cell>
        </table:table-row>
        <table:table-row table:style-name="ro1">
          <table:table-cell table:formula="of:=[$COND.BB10]" office:value-type="string" office:string-value="\override Score.NonMusicalPaperColumn.page-break-permission = ##f" calcext:value-type="string">
            <text:p>\override Score.NonMusicalPaperColumn.page-break-permission = ##f</text:p>
          </table:table-cell>
        </table:table-row>
        <table:table-row table:style-name="ro1">
          <table:table-cell table:formula="of:=[$COND.BB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]" office:value-type="string" office:string-value="      (alignment-distances . (10 10 10 9 11 9 10 12 10 12 9 10 10 10)))" calcext:value-type="string">
            <text:p><text:s text:c="6"/>(alignment-distances . (10 10 10 9 11 9 10 12 10 12 9 10 10 10)))</text:p>
          </table:table-cell>
        </table:table-row>
        <table:table-row table:style-name="ro1">
          <table:table-cell table:formula="of:=[$COND.BB14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]" office:value-type="string" office:string-value="    #'((Y-offset . 170)" calcext:value-type="string">
            <text:p><text:s text:c="4"/>#'((Y-offset . 170)</text:p>
          </table:table-cell>
        </table:table-row>
        <table:table-row table:style-name="ro1">
          <table:table-cell table:formula="of:=[$COND.BB17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1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]" office:value-type="string" office:string-value="    #'((Y-offset . 190)" calcext:value-type="string">
            <text:p><text:s text:c="4"/>#'((Y-offset . 190)</text:p>
          </table:table-cell>
        </table:table-row>
        <table:table-row table:style-name="ro1">
          <table:table-cell table:formula="of:=[$COND.BB21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2]" office:value-type="string" office:string-value="\acciaccatura s8 s1*4  \break" calcext:value-type="string">
            <text:p>\acciaccatura s8 s1*4 <text:s/>\break</text:p>
          </table:table-cell>
        </table:table-row>
        <table:table-row table:style-name="ro1">
          <table:table-cell table:formula="of:=[$COND.BB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]" office:value-type="string" office:string-value="    #'((Y-offset . 210)" calcext:value-type="string">
            <text:p><text:s text:c="4"/>#'((Y-offset . 210)</text:p>
          </table:table-cell>
        </table:table-row>
        <table:table-row table:style-name="ro1">
          <table:table-cell table:formula="of:=[$COND.BB25]" office:value-type="string" office:string-value="      (alignment-distances . ()))" calcext:value-type="string">
            <text:p><text:s text:c="6"/>(alignment-distances . ()))</text:p>
          </table:table-cell>
        </table:table-row>
        <table:table-row table:style-name="ro1">
          <table:table-cell table:formula="of:=[$COND.BB26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9]" office:value-type="string" office:string-value="      (alignment-distances . (9 10 13 9 14 10 11)))" calcext:value-type="string">
            <text:p><text:s text:c="6"/>(alignment-distances . (9 10 13 9 14 10 11)))</text:p>
          </table:table-cell>
        </table:table-row>
        <table:table-row table:style-name="ro1">
          <table:table-cell table:formula="of:=[$COND.BB30]" office:value-type="string" office:string-value="s1*9  \break" calcext:value-type="string">
            <text:p>s1*9 <text:s/>\break</text:p>
          </table:table-cell>
        </table:table-row>
        <table:table-row table:style-name="ro1">
          <table:table-cell table:formula="of:=[$COND.BB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]" office:value-type="string" office:string-value="    #'((Y-offset . 105)" calcext:value-type="string">
            <text:p><text:s text:c="4"/>#'((Y-offset . 105)</text:p>
          </table:table-cell>
        </table:table-row>
        <table:table-row table:style-name="ro1">
          <table:table-cell table:formula="of:=[$COND.BB33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4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6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37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3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0]" office:value-type="string" office:string-value="    #'((Y-offset . 175)" calcext:value-type="string">
            <text:p><text:s text:c="4"/>#'((Y-offset . 175)</text:p>
          </table:table-cell>
        </table:table-row>
        <table:table-row table:style-name="ro1">
          <table:table-cell table:formula="of:=[$COND.BB41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4]" office:value-type="string" office:string-value="    #'((Y-offset . 215)" calcext:value-type="string">
            <text:p><text:s text:c="4"/>#'((Y-offset . 215)</text:p>
          </table:table-cell>
        </table:table-row>
        <table:table-row table:style-name="ro1">
          <table:table-cell table:formula="of:=[$COND.BB45]" office:value-type="string" office:string-value="      (alignment-distances . (14)))" calcext:value-type="string">
            <text:p><text:s text:c="6"/>(alignment-distances . (14)))</text:p>
          </table:table-cell>
        </table:table-row>
        <table:table-row table:style-name="ro1">
          <table:table-cell table:formula="of:=[$COND.BB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48]" office:value-type="string" office:string-value="    #'((Y-offset . 1)" calcext:value-type="string">
            <text:p><text:s text:c="4"/>#'((Y-offset . 1)</text:p>
          </table:table-cell>
        </table:table-row>
        <table:table-row table:style-name="ro1">
          <table:table-cell table:formula="of:=[$COND.BB49]" office:value-type="string" office:string-value="      (alignment-distances . (9 9 10 9 9 9 9 10 9 10 9 9)))" calcext:value-type="string">
            <text:p><text:s text:c="6"/>(alignment-distances . (9 9 10 9 9 9 9 10 9 10 9 9)))</text:p>
          </table:table-cell>
        </table:table-row>
        <table:table-row table:style-name="ro1">
          <table:table-cell table:formula="of:=[$COND.BB50]" office:value-type="string" office:string-value="s1*10  \break" calcext:value-type="string">
            <text:p>s1*10 <text:s/>\break</text:p>
          </table:table-cell>
        </table:table-row>
        <table:table-row table:style-name="ro1">
          <table:table-cell table:formula="of:=[$COND.BB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53]" office:value-type="string" office:string-value="      (alignment-distances . (9 10 10 9 9 9 9 10 9 10 9 11)))" calcext:value-type="string">
            <text:p><text:s text:c="6"/>(alignment-distances . (9 10 10 9 9 9 9 10 9 10 9 11)))</text:p>
          </table:table-cell>
        </table:table-row>
        <table:table-row table:style-name="ro1">
          <table:table-cell table:formula="of:=[$COND.BB5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57]" office:value-type="string" office:string-value="      (alignment-distances . (10 10 10 9 9 9 12 10 12 11 9)))" calcext:value-type="string">
            <text:p><text:s text:c="6"/>(alignment-distances . (10 10 10 9 9 9 12 10 12 11 9)))</text:p>
          </table:table-cell>
        </table:table-row>
        <table:table-row table:style-name="ro1">
          <table:table-cell table:formula="of:=[$COND.BB58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0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61]" office:value-type="string" office:string-value="      (alignment-distances . (9 9 9 9 12 10 9 9 9)))" calcext:value-type="string">
            <text:p><text:s text:c="6"/>(alignment-distances . (9 9 9 9 12 10 9 9 9)))</text:p>
          </table:table-cell>
        </table:table-row>
        <table:table-row table:style-name="ro1">
          <table:table-cell table:formula="of:=[$COND.BB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65]" office:value-type="string" office:string-value="      (alignment-distances . (9 9 9 12 10 11 9 9)))" calcext:value-type="string">
            <text:p><text:s text:c="6"/>(alignment-distances . (9 9 9 12 10 11 9 9)))</text:p>
          </table:table-cell>
        </table:table-row>
        <table:table-row table:style-name="ro1">
          <table:table-cell table:formula="of:=[$COND.BB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6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69]" office:value-type="string" office:string-value="      (alignment-distances . (10 11 10 9 10 13 10 11 11 9)))" calcext:value-type="string">
            <text:p><text:s text:c="6"/>(alignment-distances . (10 11 10 9 10 13 10 11 11 9)))</text:p>
          </table:table-cell>
        </table:table-row>
        <table:table-row table:style-name="ro1">
          <table:table-cell table:formula="of:=[$COND.BB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2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73]" office:value-type="string" office:string-value="      (alignment-distances . (9 10 10 10 9 9 14 9 10 10 9)))" calcext:value-type="string">
            <text:p><text:s text:c="6"/>(alignment-distances . (9 10 10 10 9 9 14 9 10 10 9)))</text:p>
          </table:table-cell>
        </table:table-row>
        <table:table-row table:style-name="ro1">
          <table:table-cell table:formula="of:=[$COND.BB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76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77]" office:value-type="string" office:string-value="      (alignment-distances . (9 10 10 9 8 8 10 10 8 11 9 8)))" calcext:value-type="string">
            <text:p><text:s text:c="6"/>(alignment-distances . (9 10 10 9 8 8 10 10 8 11 9 8)))</text:p>
          </table:table-cell>
        </table:table-row>
        <table:table-row table:style-name="ro1">
          <table:table-cell table:formula="of:=[$COND.BB7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0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81]" office:value-type="string" office:string-value="      (alignment-distances . (9 9 9 10 9 9 9 11 9 9 8 9)))" calcext:value-type="string">
            <text:p><text:s text:c="6"/>(alignment-distances . (9 9 9 10 9 9 9 11 9 9 8 9)))</text:p>
          </table:table-cell>
        </table:table-row>
        <table:table-row table:style-name="ro1">
          <table:table-cell table:formula="of:=[$COND.BB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85]" office:value-type="string" office:string-value="      (alignment-distances . (13 14 14 9 9 9 10 8 9 9 9)))" calcext:value-type="string">
            <text:p><text:s text:c="6"/>(alignment-distances . (13 14 14 9 9 9 10 8 9 9 9)))</text:p>
          </table:table-cell>
        </table:table-row>
        <table:table-row table:style-name="ro1">
          <table:table-cell table:formula="of:=[$COND.BB8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8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89]" office:value-type="string" office:string-value="      (alignment-distances . (11 11 11 8 8 8 10 10 10 10 10 9)))" calcext:value-type="string">
            <text:p><text:s text:c="6"/>(alignment-distances . (11 11 11 8 8 8 10 10 10 10 10 9)))</text:p>
          </table:table-cell>
        </table:table-row>
        <table:table-row table:style-name="ro1">
          <table:table-cell table:formula="of:=[$COND.BB90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2]" office:value-type="string" office:string-value="    #'((Y-offset . 148)" calcext:value-type="string">
            <text:p><text:s text:c="4"/>#'((Y-offset . 148)</text:p>
          </table:table-cell>
        </table:table-row>
        <table:table-row table:style-name="ro1">
          <table:table-cell table:formula="of:=[$COND.BB93]" office:value-type="string" office:string-value="      (alignment-distances . (8 12 11 12 9 12 10 10)))" calcext:value-type="string">
            <text:p><text:s text:c="6"/>(alignment-distances . (8 12 11 12 9 12 10 10)))</text:p>
          </table:table-cell>
        </table:table-row>
        <table:table-row table:style-name="ro1">
          <table:table-cell table:formula="of:=[$COND.BB94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9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97]" office:value-type="string" office:string-value="      (alignment-distances . (9 11 12 9 11 9 9 9 9)))" calcext:value-type="string">
            <text:p><text:s text:c="6"/>(alignment-distances . (9 11 12 9 11 9 9 9 9)))</text:p>
          </table:table-cell>
        </table:table-row>
        <table:table-row table:style-name="ro1">
          <table:table-cell table:formula="of:=[$COND.BB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01]" office:value-type="string" office:string-value="      (alignment-distances . (10 11 15 13 14 10 11 10 11)))" calcext:value-type="string">
            <text:p><text:s text:c="6"/>(alignment-distances . (10 11 15 13 14 10 11 10 11)))</text:p>
          </table:table-cell>
        </table:table-row>
        <table:table-row table:style-name="ro1">
          <table:table-cell table:formula="of:=[$COND.BB102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05]" office:value-type="string" office:string-value="      (alignment-distances . (9 9 12 11 12 9 9 9 9)))" calcext:value-type="string">
            <text:p><text:s text:c="6"/>(alignment-distances . (9 9 12 11 12 9 9 9 9)))</text:p>
          </table:table-cell>
        </table:table-row>
        <table:table-row table:style-name="ro1">
          <table:table-cell table:formula="of:=[$COND.BB106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08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09]" office:value-type="string" office:string-value="      (alignment-distances . (9 9 10 9 12 12 12 10 9 9 9)))" calcext:value-type="string">
            <text:p><text:s text:c="6"/>(alignment-distances . (9 9 10 9 12 12 12 10 9 9 9)))</text:p>
          </table:table-cell>
        </table:table-row>
        <table:table-row table:style-name="ro1">
          <table:table-cell table:formula="of:=[$COND.BB11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13]" office:value-type="string" office:string-value="      (alignment-distances . (9 10 9 9 10 13 12 11 8 8 8)))" calcext:value-type="string">
            <text:p><text:s text:c="6"/>(alignment-distances . (9 10 9 9 10 13 12 11 8 8 8)))</text:p>
          </table:table-cell>
        </table:table-row>
        <table:table-row table:style-name="ro1">
          <table:table-cell table:formula="of:=[$COND.BB11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16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117]" office:value-type="string" office:string-value="      (alignment-distances . (15 12 11 10 13 10 12 8 8 8)))" calcext:value-type="string">
            <text:p><text:s text:c="6"/>(alignment-distances . (15 12 11 10 13 10 12 8 8 8)))</text:p>
          </table:table-cell>
        </table:table-row>
        <table:table-row table:style-name="ro1">
          <table:table-cell table:formula="of:=[$COND.BB11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1]" office:value-type="string" office:string-value="      (alignment-distances . (9 10 12 11 8 9 9 11)))" calcext:value-type="string">
            <text:p><text:s text:c="6"/>(alignment-distances . (9 10 12 11 8 9 9 11)))</text:p>
          </table:table-cell>
        </table:table-row>
        <table:table-row table:style-name="ro1">
          <table:table-cell table:formula="of:=[$COND.BB122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1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4]" office:value-type="string" office:string-value="    #'((Y-offset . 120)" calcext:value-type="string">
            <text:p><text:s text:c="4"/>#'((Y-offset . 120)</text:p>
          </table:table-cell>
        </table:table-row>
        <table:table-row table:style-name="ro1">
          <table:table-cell table:formula="of:=[$COND.BB125]" office:value-type="string" office:string-value="      (alignment-distances . (12 11 9 11 11 11 8 9 10 10)))" calcext:value-type="string">
            <text:p><text:s text:c="6"/>(alignment-distances . (12 11 9 11 11 11 8 9 10 10)))</text:p>
          </table:table-cell>
        </table:table-row>
        <table:table-row table:style-name="ro1">
          <table:table-cell table:formula="of:=[$COND.BB126]" office:value-type="string" office:string-value="s1*9  \pageBreak" calcext:value-type="string">
            <text:p>s1*9 <text:s/>\pageBreak</text:p>
          </table:table-cell>
        </table:table-row>
        <table:table-row table:style-name="ro1">
          <table:table-cell table:formula="of:=[$COND.BB1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2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29]" office:value-type="string" office:string-value="      (alignment-distances . (9 8 10 9 12 11 11 9 9 9 9)))" calcext:value-type="string">
            <text:p><text:s text:c="6"/>(alignment-distances . (9 8 10 9 12 11 11 9 9 9 9)))</text:p>
          </table:table-cell>
        </table:table-row>
        <table:table-row table:style-name="ro1">
          <table:table-cell table:formula="of:=[$COND.BB13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33]" office:value-type="string" office:string-value="      (alignment-distances . (9 9 11 9 12 12 11 8 8 8 8)))" calcext:value-type="string">
            <text:p><text:s text:c="6"/>(alignment-distances . (9 9 11 9 12 12 11 8 8 8 8)))</text:p>
          </table:table-cell>
        </table:table-row>
        <table:table-row table:style-name="ro1">
          <table:table-cell table:formula="of:=[$COND.BB13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3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37]" office:value-type="string" office:string-value="      (alignment-distances . (10 9 10 14 11 12 9 9 10 9)))" calcext:value-type="string">
            <text:p><text:s text:c="6"/>(alignment-distances . (10 9 10 14 11 12 9 9 10 9)))</text:p>
          </table:table-cell>
        </table:table-row>
        <table:table-row table:style-name="ro1">
          <table:table-cell table:formula="of:=[$COND.BB13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41]" office:value-type="string" office:string-value="      (alignment-distances . (9 9 9 11 11 9 10 9 9 9 9)))" calcext:value-type="string">
            <text:p><text:s text:c="6"/>(alignment-distances . (9 9 9 11 11 9 10 9 9 9 9)))</text:p>
          </table:table-cell>
        </table:table-row>
        <table:table-row table:style-name="ro1">
          <table:table-cell table:formula="of:=[$COND.BB14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45]" office:value-type="string" office:string-value="      (alignment-distances . (8 9 9 9 15 12 13 8 8 8 8)))" calcext:value-type="string">
            <text:p><text:s text:c="6"/>(alignment-distances . (8 9 9 9 15 12 13 8 8 8 8)))</text:p>
          </table:table-cell>
        </table:table-row>
        <table:table-row table:style-name="ro1">
          <table:table-cell table:formula="of:=[$COND.BB14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48]" office:value-type="string" office:string-value="    #'((Y-offset . 140)" calcext:value-type="string">
            <text:p><text:s text:c="4"/>#'((Y-offset . 140)</text:p>
          </table:table-cell>
        </table:table-row>
        <table:table-row table:style-name="ro1">
          <table:table-cell table:formula="of:=[$COND.BB149]" office:value-type="string" office:string-value="      (alignment-distances . (8 12 13 12 9 9 9 9)))" calcext:value-type="string">
            <text:p><text:s text:c="6"/>(alignment-distances . (8 12 13 12 9 9 9 9)))</text:p>
          </table:table-cell>
        </table:table-row>
        <table:table-row table:style-name="ro1">
          <table:table-cell table:formula="of:=[$COND.BB15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53]" office:value-type="string" office:string-value="      (alignment-distances . (10 10 8 10 9 8 13 11 10 8 9 8 8)))" calcext:value-type="string">
            <text:p><text:s text:c="6"/>(alignment-distances . (10 10 8 10 9 8 13 11 10 8 9 8 8)))</text:p>
          </table:table-cell>
        </table:table-row>
        <table:table-row table:style-name="ro1">
          <table:table-cell table:formula="of:=[$COND.BB15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56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157]" office:value-type="string" office:string-value="      (alignment-distances . (8 8 8 8 8 9 12 8 9 8 8)))" calcext:value-type="string">
            <text:p><text:s text:c="6"/>(alignment-distances . (8 8 8 8 8 9 12 8 9 8 8)))</text:p>
          </table:table-cell>
        </table:table-row>
        <table:table-row table:style-name="ro1">
          <table:table-cell table:formula="of:=[$COND.BB15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1]" office:value-type="string" office:string-value="      (alignment-distances . (9 9 10 10 12 9 9 9 11)))" calcext:value-type="string">
            <text:p><text:s text:c="6"/>(alignment-distances . (9 9 10 10 12 9 9 9 11)))</text:p>
          </table:table-cell>
        </table:table-row>
        <table:table-row table:style-name="ro1">
          <table:table-cell table:formula="of:=[$COND.BB162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4]" office:value-type="string" office:string-value="    #'((Y-offset . 110)" calcext:value-type="string">
            <text:p><text:s text:c="4"/>#'((Y-offset . 110)</text:p>
          </table:table-cell>
        </table:table-row>
        <table:table-row table:style-name="ro1">
          <table:table-cell table:formula="of:=[$COND.BB165]" office:value-type="string" office:string-value="      (alignment-distances . (10 11 10 9 10 10 9 13 10 10 9 9)))" calcext:value-type="string">
            <text:p><text:s text:c="6"/>(alignment-distances . (10 11 10 9 10 10 9 13 10 10 9 9)))</text:p>
          </table:table-cell>
        </table:table-row>
        <table:table-row table:style-name="ro1">
          <table:table-cell table:formula="of:=[$COND.BB16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6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69]" office:value-type="string" office:string-value="      (alignment-distances . (9 9 10 10 9 9 9 12 10 12 10 9 10 10)))" calcext:value-type="string">
            <text:p><text:s text:c="6"/>(alignment-distances . (9 9 10 10 9 9 9 12 10 12 10 9 10 10)))</text:p>
          </table:table-cell>
        </table:table-row>
        <table:table-row table:style-name="ro1">
          <table:table-cell table:formula="of:=[$COND.BB17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2]" office:value-type="string" office:string-value="    #'((Y-offset . 162)" calcext:value-type="string">
            <text:p><text:s text:c="4"/>#'((Y-offset . 162)</text:p>
          </table:table-cell>
        </table:table-row>
        <table:table-row table:style-name="ro1">
          <table:table-cell table:formula="of:=[$COND.BB173]" office:value-type="string" office:string-value="      (alignment-distances . (9 13 11 10 9 9 9 9)))" calcext:value-type="string">
            <text:p><text:s text:c="6"/>(alignment-distances . (9 13 11 10 9 9 9 9)))</text:p>
          </table:table-cell>
        </table:table-row>
        <table:table-row table:style-name="ro1">
          <table:table-cell table:formula="of:=[$COND.BB17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1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7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77]" office:value-type="string" office:string-value="      (alignment-distances . (9 13 10 12 9 9 9)))" calcext:value-type="string">
            <text:p><text:s text:c="6"/>(alignment-distances . (9 13 10 12 9 9 9)))</text:p>
          </table:table-cell>
        </table:table-row>
        <table:table-row table:style-name="ro1">
          <table:table-cell table:formula="of:=[$COND.BB17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1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1]" office:value-type="string" office:string-value="      (alignment-distances . (9 9 9 12 10 12 9 9)))" calcext:value-type="string">
            <text:p><text:s text:c="6"/>(alignment-distances . (9 9 9 12 10 12 9 9)))</text:p>
          </table:table-cell>
        </table:table-row>
        <table:table-row table:style-name="ro1">
          <table:table-cell table:formula="of:=[$COND.BB18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1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85]" office:value-type="string" office:string-value="      (alignment-distances . (11 9 12 11 11 10 10)))" calcext:value-type="string">
            <text:p><text:s text:c="6"/>(alignment-distances . (11 9 12 11 11 10 10)))</text:p>
          </table:table-cell>
        </table:table-row>
        <table:table-row table:style-name="ro1">
          <table:table-cell table:formula="of:=[$COND.BB18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1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88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189]" office:value-type="string" office:string-value="      (alignment-distances . (9 9 9 14 11 13 9 10 9)))" calcext:value-type="string">
            <text:p><text:s text:c="6"/>(alignment-distances . (9 9 9 14 11 13 9 10 9)))</text:p>
          </table:table-cell>
        </table:table-row>
        <table:table-row table:style-name="ro1">
          <table:table-cell table:formula="of:=[$COND.BB19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1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193]" office:value-type="string" office:string-value="      (alignment-distances . (9 9 9 9 11 12 11 8 9 10 9)))" calcext:value-type="string">
            <text:p><text:s text:c="6"/>(alignment-distances . (9 9 9 9 11 12 11 8 9 10 9)))</text:p>
          </table:table-cell>
        </table:table-row>
        <table:table-row table:style-name="ro1">
          <table:table-cell table:formula="of:=[$COND.BB194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1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196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197]" office:value-type="string" office:string-value="      (alignment-distances . (9 9 10 15 13 12 9 10 10 11)))" calcext:value-type="string">
            <text:p><text:s text:c="6"/>(alignment-distances . (9 9 10 15 13 12 9 10 10 11)))</text:p>
          </table:table-cell>
        </table:table-row>
        <table:table-row table:style-name="ro1">
          <table:table-cell table:formula="of:=[$COND.BB198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1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0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01]" office:value-type="string" office:string-value="      (alignment-distances . (9 9 8 9 9 12 11 11 9 9 9 10)))" calcext:value-type="string">
            <text:p><text:s text:c="6"/>(alignment-distances . (9 9 8 9 9 12 11 11 9 9 9 10)))</text:p>
          </table:table-cell>
        </table:table-row>
        <table:table-row table:style-name="ro1">
          <table:table-cell table:formula="of:=[$COND.BB20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4]" office:value-type="string" office:string-value="    #'((Y-offset . 126)" calcext:value-type="string">
            <text:p><text:s text:c="4"/>#'((Y-offset . 126)</text:p>
          </table:table-cell>
        </table:table-row>
        <table:table-row table:style-name="ro1">
          <table:table-cell table:formula="of:=[$COND.BB205]" office:value-type="string" office:string-value="      (alignment-distances . (10 11 9 9 8 8 9 12 10 9 9 9 9)))" calcext:value-type="string">
            <text:p><text:s text:c="6"/>(alignment-distances . (10 11 9 9 8 8 9 12 10 9 9 9 9)))</text:p>
          </table:table-cell>
        </table:table-row>
        <table:table-row table:style-name="ro1">
          <table:table-cell table:formula="of:=[$COND.BB206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2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0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09]" office:value-type="string" office:string-value="      (alignment-distances . (9 9 9 12 12 10 11 9 9)))" calcext:value-type="string">
            <text:p><text:s text:c="6"/>(alignment-distances . (9 9 9 12 12 10 11 9 9)))</text:p>
          </table:table-cell>
        </table:table-row>
        <table:table-row table:style-name="ro1">
          <table:table-cell table:formula="of:=[$COND.BB210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2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13]" office:value-type="string" office:string-value="      (alignment-distances . (11 10 14 10 12 9 11 8 9)))" calcext:value-type="string">
            <text:p><text:s text:c="6"/>(alignment-distances . (11 10 14 10 12 9 11 8 9)))</text:p>
          </table:table-cell>
        </table:table-row>
        <table:table-row table:style-name="ro1">
          <table:table-cell table:formula="of:=[$COND.BB214]" office:value-type="string" office:string-value="s1*7  \pageBreak" calcext:value-type="string">
            <text:p>s1*7 <text:s/>\pageBreak</text:p>
          </table:table-cell>
        </table:table-row>
        <table:table-row table:style-name="ro1">
          <table:table-cell table:formula="of:=[$COND.BB2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1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17]" office:value-type="string" office:string-value="      (alignment-distances . (8 9 8 9 10 9 9 8 8 8 8)))" calcext:value-type="string">
            <text:p><text:s text:c="6"/>(alignment-distances . (8 9 8 9 10 9 9 8 8 8 8)))</text:p>
          </table:table-cell>
        </table:table-row>
        <table:table-row table:style-name="ro1">
          <table:table-cell table:formula="of:=[$COND.BB21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0]" office:value-type="string" office:string-value="    #'((Y-offset . 112)" calcext:value-type="string">
            <text:p><text:s text:c="4"/>#'((Y-offset . 112)</text:p>
          </table:table-cell>
        </table:table-row>
        <table:table-row table:style-name="ro1">
          <table:table-cell table:formula="of:=[$COND.BB221]" office:value-type="string" office:string-value="      (alignment-distances . (9 9 10 9 10 9 9 11 11 10 9 9 8 8)))" calcext:value-type="string">
            <text:p><text:s text:c="6"/>(alignment-distances . (9 9 10 9 10 9 9 11 11 10 9 9 8 8)))</text:p>
          </table:table-cell>
        </table:table-row>
        <table:table-row table:style-name="ro1">
          <table:table-cell table:formula="of:=[$COND.BB222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25]" office:value-type="string" office:string-value="      (alignment-distances . (8 8 9 9 9 8 9 11 11 9 10 9 9)))" calcext:value-type="string">
            <text:p><text:s text:c="6"/>(alignment-distances . (8 8 9 9 9 8 9 11 11 9 10 9 9)))</text:p>
          </table:table-cell>
        </table:table-row>
        <table:table-row table:style-name="ro1">
          <table:table-cell table:formula="of:=[$COND.BB226]" office:value-type="string" office:string-value="s1*8  \break" calcext:value-type="string">
            <text:p>s1*8 <text:s/>\break</text:p>
          </table:table-cell>
        </table:table-row>
        <table:table-row table:style-name="ro1">
          <table:table-cell table:formula="of:=[$COND.BB2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28]" office:value-type="string" office:string-value="    #'((Y-offset . 145)" calcext:value-type="string">
            <text:p><text:s text:c="4"/>#'((Y-offset . 145)</text:p>
          </table:table-cell>
        </table:table-row>
        <table:table-row table:style-name="ro1">
          <table:table-cell table:formula="of:=[$COND.BB229]" office:value-type="string" office:string-value="      (alignment-distances . (8 9 10 11 10 9 11 11 10)))" calcext:value-type="string">
            <text:p><text:s text:c="6"/>(alignment-distances . (8 9 10 11 10 9 11 11 10)))</text:p>
          </table:table-cell>
        </table:table-row>
        <table:table-row table:style-name="ro1">
          <table:table-cell table:formula="of:=[$COND.BB230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33]" office:value-type="string" office:string-value="      (alignment-distances . (10 9 14 11 11 10 9 9 9)))" calcext:value-type="string">
            <text:p><text:s text:c="6"/>(alignment-distances . (10 9 14 11 11 10 9 9 9)))</text:p>
          </table:table-cell>
        </table:table-row>
        <table:table-row table:style-name="ro1">
          <table:table-cell table:formula="of:=[$COND.BB234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3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36]" office:value-type="string" office:string-value="    #'((Y-offset . 118)" calcext:value-type="string">
            <text:p><text:s text:c="4"/>#'((Y-offset . 118)</text:p>
          </table:table-cell>
        </table:table-row>
        <table:table-row table:style-name="ro1">
          <table:table-cell table:formula="of:=[$COND.BB237]" office:value-type="string" office:string-value="      (alignment-distances . (8 8 12 10 9 12 10 12 9 9 9 9)))" calcext:value-type="string">
            <text:p><text:s text:c="6"/>(alignment-distances . (8 8 12 10 9 12 10 12 9 9 9 9)))</text:p>
          </table:table-cell>
        </table:table-row>
        <table:table-row table:style-name="ro1">
          <table:table-cell table:formula="of:=[$COND.BB238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3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1]" office:value-type="string" office:string-value="      (alignment-distances . (9 9 9 12 12 13 11 9 10 10 9)))" calcext:value-type="string">
            <text:p><text:s text:c="6"/>(alignment-distances . (9 9 9 12 12 13 11 9 10 10 9)))</text:p>
          </table:table-cell>
        </table:table-row>
        <table:table-row table:style-name="ro1">
          <table:table-cell table:formula="of:=[$COND.BB24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4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4]" office:value-type="string" office:string-value="    #'((Y-offset . 135)" calcext:value-type="string">
            <text:p><text:s text:c="4"/>#'((Y-offset . 135)</text:p>
          </table:table-cell>
        </table:table-row>
        <table:table-row table:style-name="ro1">
          <table:table-cell table:formula="of:=[$COND.BB245]" office:value-type="string" office:string-value="      (alignment-distances . (8 11 8 15 13 11 12 9 9 9)))" calcext:value-type="string">
            <text:p><text:s text:c="6"/>(alignment-distances . (8 11 8 15 13 11 12 9 9 9)))</text:p>
          </table:table-cell>
        </table:table-row>
        <table:table-row table:style-name="ro1">
          <table:table-cell table:formula="of:=[$COND.BB246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4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48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49]" office:value-type="string" office:string-value="      (alignment-distances . (15 11 14 10 10 11)))" calcext:value-type="string">
            <text:p><text:s text:c="6"/>(alignment-distances . (15 11 14 10 10 11)))</text:p>
          </table:table-cell>
        </table:table-row>
        <table:table-row table:style-name="ro1">
          <table:table-cell table:formula="of:=[$COND.BB250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2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53]" office:value-type="string" office:string-value="      (alignment-distances . (12 10 12 11 10 10)))" calcext:value-type="string">
            <text:p><text:s text:c="6"/>(alignment-distances . (12 10 12 11 10 10)))</text:p>
          </table:table-cell>
        </table:table-row>
        <table:table-row table:style-name="ro1">
          <table:table-cell table:formula="of:=[$COND.BB254]" office:value-type="string" office:string-value="s1*8  \pageBreak" calcext:value-type="string">
            <text:p>s1*8 <text:s/>\pageBreak</text:p>
          </table:table-cell>
        </table:table-row>
        <table:table-row table:style-name="ro1">
          <table:table-cell table:formula="of:=[$COND.BB25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56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57]" office:value-type="string" office:string-value="      (alignment-distances . (9 9 9 12 11 12 9 10 9 9)))" calcext:value-type="string">
            <text:p><text:s text:c="6"/>(alignment-distances . (9 9 9 12 11 12 9 10 9 9)))</text:p>
          </table:table-cell>
        </table:table-row>
        <table:table-row table:style-name="ro1">
          <table:table-cell table:formula="of:=[$COND.BB258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5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0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61]" office:value-type="string" office:string-value="      (alignment-distances . (9 9 10 12 12 12 9 9 9 9)))" calcext:value-type="string">
            <text:p><text:s text:c="6"/>(alignment-distances . (9 9 10 12 12 12 9 9 9 9)))</text:p>
          </table:table-cell>
        </table:table-row>
        <table:table-row table:style-name="ro1">
          <table:table-cell table:formula="of:=[$COND.BB262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6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4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265]" office:value-type="string" office:string-value="      (alignment-distances . (9 8 10 9 9 10 10 10 8 9 8 9)))" calcext:value-type="string">
            <text:p><text:s text:c="6"/>(alignment-distances . (9 8 10 9 9 10 10 10 8 9 8 9)))</text:p>
          </table:table-cell>
        </table:table-row>
        <table:table-row table:style-name="ro1">
          <table:table-cell table:formula="of:=[$COND.BB266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6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68]" office:value-type="string" office:string-value="    #'((Y-offset . 131)" calcext:value-type="string">
            <text:p><text:s text:c="4"/>#'((Y-offset . 131)</text:p>
          </table:table-cell>
        </table:table-row>
        <table:table-row table:style-name="ro1">
          <table:table-cell table:formula="of:=[$COND.BB269]" office:value-type="string" office:string-value="      (alignment-distances . (8 10 8 9 9 10 10 10 8 9 8 9)))" calcext:value-type="string">
            <text:p><text:s text:c="6"/>(alignment-distances . (8 10 8 9 9 10 10 10 8 9 8 9)))</text:p>
          </table:table-cell>
        </table:table-row>
        <table:table-row table:style-name="ro1">
          <table:table-cell table:formula="of:=[$COND.BB270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7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273]" office:value-type="string" office:string-value="      (alignment-distances . (9 9 12 12 12 9 9 9 9)))" calcext:value-type="string">
            <text:p><text:s text:c="6"/>(alignment-distances . (9 9 12 12 12 9 9 9 9)))</text:p>
          </table:table-cell>
        </table:table-row>
        <table:table-row table:style-name="ro1">
          <table:table-cell table:formula="of:=[$COND.BB27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7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7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277]" office:value-type="string" office:string-value="      (alignment-distances . (9 9 12 12 12 10 10 10 10)))" calcext:value-type="string">
            <text:p><text:s text:c="6"/>(alignment-distances . (9 9 12 12 12 10 10 10 10)))</text:p>
          </table:table-cell>
        </table:table-row>
        <table:table-row table:style-name="ro1">
          <table:table-cell table:formula="of:=[$COND.BB27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27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0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81]" office:value-type="string" office:string-value="      (alignment-distances . (9 10 9 9 10 15 10 11 9 9 9 9)))" calcext:value-type="string">
            <text:p><text:s text:c="6"/>(alignment-distances . (9 10 9 9 10 15 10 11 9 9 9 9)))</text:p>
          </table:table-cell>
        </table:table-row>
        <table:table-row table:style-name="ro1">
          <table:table-cell table:formula="of:=[$COND.BB282]" office:value-type="string" office:string-value="s1*5  \break" calcext:value-type="string">
            <text:p>s1*5 <text:s/>\break</text:p>
          </table:table-cell>
        </table:table-row>
        <table:table-row table:style-name="ro1">
          <table:table-cell table:formula="of:=[$COND.BB28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4]" office:value-type="string" office:string-value="    #'((Y-offset . 142)" calcext:value-type="string">
            <text:p><text:s text:c="4"/>#'((Y-offset . 142)</text:p>
          </table:table-cell>
        </table:table-row>
        <table:table-row table:style-name="ro1">
          <table:table-cell table:formula="of:=[$COND.BB285]" office:value-type="string" office:string-value="      (alignment-distances . (8 8 8 9 9 9 10 11 9 8 8)))" calcext:value-type="string">
            <text:p><text:s text:c="6"/>(alignment-distances . (8 8 8 9 9 9 10 11 9 8 8)))</text:p>
          </table:table-cell>
        </table:table-row>
        <table:table-row table:style-name="ro1">
          <table:table-cell table:formula="of:=[$COND.BB28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8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88]" office:value-type="string" office:string-value="    #'((Y-offset . 2)" calcext:value-type="string">
            <text:p><text:s text:c="4"/>#'((Y-offset . 2)</text:p>
          </table:table-cell>
        </table:table-row>
        <table:table-row table:style-name="ro1">
          <table:table-cell table:formula="of:=[$COND.BB289]" office:value-type="string" office:string-value="      (alignment-distances . (8 8 8 8 12 8 9 11 10 10 9 10)))" calcext:value-type="string">
            <text:p><text:s text:c="6"/>(alignment-distances . (8 8 8 8 12 8 9 11 10 10 9 10)))</text:p>
          </table:table-cell>
        </table:table-row>
        <table:table-row table:style-name="ro1">
          <table:table-cell table:formula="of:=[$COND.BB29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2]" office:value-type="string" office:string-value="    #'((Y-offset . 127)" calcext:value-type="string">
            <text:p><text:s text:c="4"/>#'((Y-offset . 127)</text:p>
          </table:table-cell>
        </table:table-row>
        <table:table-row table:style-name="ro1">
          <table:table-cell table:formula="of:=[$COND.BB293]" office:value-type="string" office:string-value="      (alignment-distances . (10 9 9 9 10 8 10 12 9 9 9 9)))" calcext:value-type="string">
            <text:p><text:s text:c="6"/>(alignment-distances . (10 9 9 9 10 8 10 12 9 9 9 9)))</text:p>
          </table:table-cell>
        </table:table-row>
        <table:table-row table:style-name="ro1">
          <table:table-cell table:formula="of:=[$COND.BB294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29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296]" office:value-type="string" office:string-value="    #'((Y-offset . 4)" calcext:value-type="string">
            <text:p><text:s text:c="4"/>#'((Y-offset . 4)</text:p>
          </table:table-cell>
        </table:table-row>
        <table:table-row table:style-name="ro1">
          <table:table-cell table:formula="of:=[$COND.BB297]" office:value-type="string" office:string-value="      (alignment-distances . (9 10 10 9 9 9 10 11 8 12 8 8)))" calcext:value-type="string">
            <text:p><text:s text:c="6"/>(alignment-distances . (9 10 10 9 9 9 10 11 8 12 8 8)))</text:p>
          </table:table-cell>
        </table:table-row>
        <table:table-row table:style-name="ro1">
          <table:table-cell table:formula="of:=[$COND.BB298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29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0]" office:value-type="string" office:string-value="    #'((Y-offset . 128)" calcext:value-type="string">
            <text:p><text:s text:c="4"/>#'((Y-offset . 128)</text:p>
          </table:table-cell>
        </table:table-row>
        <table:table-row table:style-name="ro1">
          <table:table-cell table:formula="of:=[$COND.BB301]" office:value-type="string" office:string-value="      (alignment-distances . (9 9 9 9 9 9 9 11 10 10 9 9)))" calcext:value-type="string">
            <text:p><text:s text:c="6"/>(alignment-distances . (9 9 9 9 9 9 9 11 10 10 9 9)))</text:p>
          </table:table-cell>
        </table:table-row>
        <table:table-row table:style-name="ro1">
          <table:table-cell table:formula="of:=[$COND.BB302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0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4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05]" office:value-type="string" office:string-value="      (alignment-distances . (9 10 11 9 10 9 9 12 9 10 12 9)))" calcext:value-type="string">
            <text:p><text:s text:c="6"/>(alignment-distances . (9 10 11 9 10 9 9 12 9 10 12 9)))</text:p>
          </table:table-cell>
        </table:table-row>
        <table:table-row table:style-name="ro1">
          <table:table-cell table:formula="of:=[$COND.BB306]" office:value-type="string" office:string-value="s1*6  \break" calcext:value-type="string">
            <text:p>s1*6 <text:s/>\break</text:p>
          </table:table-cell>
        </table:table-row>
        <table:table-row table:style-name="ro1">
          <table:table-cell table:formula="of:=[$COND.BB30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08]" office:value-type="string" office:string-value="    #'((Y-offset . 150)" calcext:value-type="string">
            <text:p><text:s text:c="4"/>#'((Y-offset . 150)</text:p>
          </table:table-cell>
        </table:table-row>
        <table:table-row table:style-name="ro1">
          <table:table-cell table:formula="of:=[$COND.BB309]" office:value-type="string" office:string-value="      (alignment-distances . (9 11 10 11 10 11 10 9)))" calcext:value-type="string">
            <text:p><text:s text:c="6"/>(alignment-distances . (9 11 10 11 10 11 10 9)))</text:p>
          </table:table-cell>
        </table:table-row>
        <table:table-row table:style-name="ro1">
          <table:table-cell table:formula="of:=[$COND.BB310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1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2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13]" office:value-type="string" office:string-value="      (alignment-distances . (9 10 11 10 11 9 9 9 9)))" calcext:value-type="string">
            <text:p><text:s text:c="6"/>(alignment-distances . (9 10 11 10 11 9 9 9 9)))</text:p>
          </table:table-cell>
        </table:table-row>
        <table:table-row table:style-name="ro1">
          <table:table-cell table:formula="of:=[$COND.BB314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15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16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17]" office:value-type="string" office:string-value="      (alignment-distances . (9 9 10 14 14 13 9 10 9 9)))" calcext:value-type="string">
            <text:p><text:s text:c="6"/>(alignment-distances . (9 9 10 14 14 13 9 10 9 9)))</text:p>
          </table:table-cell>
        </table:table-row>
        <table:table-row table:style-name="ro1">
          <table:table-cell table:formula="of:=[$COND.BB318]" office:value-type="string" office:string-value="s1*5  \pageBreak" calcext:value-type="string">
            <text:p>s1*5 <text:s/>\pageBreak</text:p>
          </table:table-cell>
        </table:table-row>
        <table:table-row table:style-name="ro1">
          <table:table-cell table:formula="of:=[$COND.BB319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0]" office:value-type="string" office:string-value="    #'((Y-offset . 5)" calcext:value-type="string">
            <text:p><text:s text:c="4"/>#'((Y-offset . 5)</text:p>
          </table:table-cell>
        </table:table-row>
        <table:table-row table:style-name="ro1">
          <table:table-cell table:formula="of:=[$COND.BB321]" office:value-type="string" office:string-value="      (alignment-distances . (14 14 10 11 10 10)))" calcext:value-type="string">
            <text:p><text:s text:c="6"/>(alignment-distances . (14 14 10 11 10 10)))</text:p>
          </table:table-cell>
        </table:table-row>
        <table:table-row table:style-name="ro1">
          <table:table-cell table:formula="of:=[$COND.BB322]" office:value-type="string" office:string-value="s1*7  \break" calcext:value-type="string">
            <text:p>s1*7 <text:s/>\break</text:p>
          </table:table-cell>
        </table:table-row>
        <table:table-row table:style-name="ro1">
          <table:table-cell table:formula="of:=[$COND.BB323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4]" office:value-type="string" office:string-value="    #'((Y-offset . 130)" calcext:value-type="string">
            <text:p><text:s text:c="4"/>#'((Y-offset . 130)</text:p>
          </table:table-cell>
        </table:table-row>
        <table:table-row table:style-name="ro1">
          <table:table-cell table:formula="of:=[$COND.BB325]" office:value-type="string" office:string-value="      (alignment-distances . (13 12 14 12 12 10 10)))" calcext:value-type="string">
            <text:p><text:s text:c="6"/>(alignment-distances . (13 12 14 12 12 10 10)))</text:p>
          </table:table-cell>
        </table:table-row>
        <table:table-row table:style-name="ro1">
          <table:table-cell table:formula="of:=[$COND.BB326]" office:value-type="string" office:string-value="s1*4  \pageBreak" calcext:value-type="string">
            <text:p>s1*4 <text:s/>\pageBreak</text:p>
          </table:table-cell>
        </table:table-row>
        <table:table-row table:style-name="ro1">
          <table:table-cell table:formula="of:=[$COND.BB327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28]" office:value-type="string" office:string-value="    #'((Y-offset . 3)" calcext:value-type="string">
            <text:p><text:s text:c="4"/>#'((Y-offset . 3)</text:p>
          </table:table-cell>
        </table:table-row>
        <table:table-row table:style-name="ro1">
          <table:table-cell table:formula="of:=[$COND.BB329]" office:value-type="string" office:string-value="      (alignment-distances . (8 8 8 10 8 13 8 8 8 8)))" calcext:value-type="string">
            <text:p><text:s text:c="6"/>(alignment-distances . (8 8 8 10 8 13 8 8 8 8)))</text:p>
          </table:table-cell>
        </table:table-row>
        <table:table-row table:style-name="ro1">
          <table:table-cell table:style-name="ce2" table:formula="of:=[$COND.BB330]" office:value-type="string" office:string-value="s1*4  \break" calcext:value-type="string">
            <text:p>s1*4 <text:s/>\break</text:p>
          </table:table-cell>
        </table:table-row>
        <table:table-row table:style-name="ro1">
          <table:table-cell table:formula="of:=[$COND.BB331]" office:value-type="string" office:string-value="\overrideProperty Score.NonMusicalPaperColumn.line-break-system-details" calcext:value-type="string">
            <text:p>\overrideProperty Score.NonMusicalPaperColumn.line-break-system-details</text:p>
          </table:table-cell>
        </table:table-row>
        <table:table-row table:style-name="ro1">
          <table:table-cell table:formula="of:=[$COND.BB332]" office:value-type="string" office:string-value="    #'((Y-offset . 107)" calcext:value-type="string">
            <text:p><text:s text:c="4"/>#'((Y-offset . 107)</text:p>
          </table:table-cell>
        </table:table-row>
        <table:table-row table:style-name="ro1">
          <table:table-cell table:formula="of:=[$COND.BB333]" office:value-type="string" office:string-value="      (alignment-distances . (8 9 8 9 9 10 12 12 9 11 9 9 9 8)))" calcext:value-type="string">
            <text:p><text:s text:c="6"/>(alignment-distances . (8 9 8 9 9 10 12 12 9 11 9 9 9 8)))</text:p>
          </table:table-cell>
        </table:table-row>
        <table:table-row table:style-name="ro1">
          <table:table-cell table:style-name="ce2" table:formula="of:=[$COND.BB334]" office:value-type="string" office:string-value="s1*6  \pageBreak" calcext:value-type="string">
            <text:p>s1*6 <text:s/>\pageBreak</text:p>
          </table:table-cell>
        </table:table-row>
        <table:table-row table:style-name="ro1">
          <table:table-cell table:formula="of:=[$COND.BB335]">
            <text:p/>
          </table:table-cell>
        </table:table-row>
        <table:table-row table:style-name="ro1">
          <table:table-cell table:formula="of:=[$COND.BB336]">
            <text:p/>
          </table:table-cell>
        </table:table-row>
        <table:table-row table:style-name="ro1">
          <table:table-cell table:formula="of:=[$COND.BB337]">
            <text:p/>
          </table:table-cell>
        </table:table-row>
        <table:table-row table:style-name="ro1">
          <table:table-cell table:formula="of:=[$COND.BB338]">
            <text:p/>
          </table:table-cell>
        </table:table-row>
        <table:table-row table:style-name="ro1">
          <table:table-cell table:formula="of:=[$COND.BB339]">
            <text:p/>
          </table:table-cell>
        </table:table-row>
        <table:table-row table:style-name="ro1">
          <table:table-cell table:formula="of:=[$COND.BB340]">
            <text:p/>
          </table:table-cell>
        </table:table-row>
        <table:table-row table:style-name="ro1">
          <table:table-cell table:formula="of:=[$COND.BB341]">
            <text:p/>
          </table:table-cell>
        </table:table-row>
        <table:table-row table:style-name="ro1">
          <table:table-cell table:formula="of:=[$COND.BB342]">
            <text:p/>
          </table:table-cell>
        </table:table-row>
        <table:table-row table:style-name="ro1">
          <table:table-cell table:formula="of:=[$COND.BB343]">
            <text:p/>
          </table:table-cell>
        </table:table-row>
        <table:table-row table:style-name="ro1">
          <table:table-cell table:formula="of:=[$COND.BB344]">
            <text:p/>
          </table:table-cell>
        </table:table-row>
        <table:table-row table:style-name="ro1">
          <table:table-cell table:formula="of:=[$COND.BB345]">
            <text:p/>
          </table:table-cell>
        </table:table-row>
        <table:table-row table:style-name="ro1">
          <table:table-cell table:formula="of:=[$COND.BB346]">
            <text:p/>
          </table:table-cell>
        </table:table-row>
        <table:table-row table:style-name="ro1">
          <table:table-cell table:formula="of:=[$COND.BB347]">
            <text:p/>
          </table:table-cell>
        </table:table-row>
        <table:table-row table:style-name="ro1">
          <table:table-cell table:formula="of:=[$COND.BB348]">
            <text:p/>
          </table:table-cell>
        </table:table-row>
        <table:table-row table:style-name="ro1">
          <table:table-cell table:formula="of:=[$COND.BB349]">
            <text:p/>
          </table:table-cell>
        </table:table-row>
        <table:table-row table:style-name="ro1">
          <table:table-cell table:formula="of:=[$COND.BB350]">
            <text:p/>
          </table:table-cell>
        </table:table-row>
        <table:table-row table:style-name="ro1">
          <table:table-cell table:formula="of:=[$COND.BB351]">
            <text:p/>
          </table:table-cell>
        </table:table-row>
        <table:table-row table:style-name="ro1">
          <table:table-cell table:formula="of:=[$COND.BB352]">
            <text:p/>
          </table:table-cell>
        </table:table-row>
        <table:table-row table:style-name="ro1">
          <table:table-cell table:formula="of:=[$COND.BB353]">
            <text:p/>
          </table:table-cell>
        </table:table-row>
        <table:table-row table:style-name="ro1">
          <table:table-cell table:formula="of:=[$COND.BB354]">
            <text:p/>
          </table:table-cell>
        </table:table-row>
        <table:table-row table:style-name="ro1">
          <table:table-cell table:formula="of:=[$COND.BB355]">
            <text:p/>
          </table:table-cell>
        </table:table-row>
        <table:table-row table:style-name="ro1">
          <table:table-cell table:formula="of:=[$COND.BB356]">
            <text:p/>
          </table:table-cell>
        </table:table-row>
        <table:table-row table:style-name="ro1">
          <table:table-cell table:formula="of:=[$COND.BB357]">
            <text:p/>
          </table:table-cell>
        </table:table-row>
        <table:table-row table:style-name="ro1">
          <table:table-cell table:formula="of:=[$COND.BB358]">
            <text:p/>
          </table:table-cell>
        </table:table-row>
        <table:table-row table:style-name="ro1">
          <table:table-cell table:formula="of:=[$COND.BB359]">
            <text:p/>
          </table:table-cell>
        </table:table-row>
        <table:table-row table:style-name="ro1">
          <table:table-cell table:formula="of:=[$COND.BB360]">
            <text:p/>
          </table:table-cell>
        </table:table-row>
        <table:table-row table:style-name="ro1">
          <table:table-cell table:formula="of:=[$COND.BB361]">
            <text:p/>
          </table:table-cell>
        </table:table-row>
        <table:table-row table:style-name="ro1">
          <table:table-cell table:formula="of:=[$COND.BB362]">
            <text:p/>
          </table:table-cell>
        </table:table-row>
        <table:table-row table:style-name="ro1">
          <table:table-cell table:formula="of:=[$COND.BB363]">
            <text:p/>
          </table:table-cell>
        </table:table-row>
        <table:table-row table:style-name="ro1">
          <table:table-cell table:formula="of:=[$COND.BB364]">
            <text:p/>
          </table:table-cell>
        </table:table-row>
        <table:table-row table:style-name="ro1">
          <table:table-cell table:formula="of:=[$COND.BB365]">
            <text:p/>
          </table:table-cell>
        </table:table-row>
        <table:table-row table:style-name="ro1">
          <table:table-cell table:formula="of:=[$COND.BB366]">
            <text:p/>
          </table:table-cell>
        </table:table-row>
        <table:table-row table:style-name="ro1">
          <table:table-cell table:formula="of:=[$COND.BB367]">
            <text:p/>
          </table:table-cell>
        </table:table-row>
        <table:table-row table:style-name="ro1">
          <table:table-cell table:formula="of:=[$COND.BB368]">
            <text:p/>
          </table:table-cell>
        </table:table-row>
        <table:table-row table:style-name="ro1">
          <table:table-cell table:formula="of:=[$COND.BB369]">
            <text:p/>
          </table:table-cell>
        </table:table-row>
        <table:table-row table:style-name="ro1">
          <table:table-cell table:formula="of:=[$COND.BB370]">
            <text:p/>
          </table:table-cell>
        </table:table-row>
        <table:table-row table:style-name="ro1">
          <table:table-cell table:formula="of:=[$COND.BB371]">
            <text:p/>
          </table:table-cell>
        </table:table-row>
        <table:table-row table:style-name="ro1">
          <table:table-cell table:formula="of:=[$COND.BB372]">
            <text:p/>
          </table:table-cell>
        </table:table-row>
        <table:table-row table:style-name="ro1">
          <table:table-cell table:formula="of:=[$COND.BB373]">
            <text:p/>
          </table:table-cell>
        </table:table-row>
        <table:table-row table:style-name="ro1">
          <table:table-cell table:formula="of:=[$COND.BB374]">
            <text:p/>
          </table:table-cell>
        </table:table-row>
        <table:table-row table:style-name="ro1">
          <table:table-cell table:formula="of:=[$COND.BB375]">
            <text:p/>
          </table:table-cell>
        </table:table-row>
        <table:table-row table:style-name="ro1">
          <table:table-cell table:formula="of:=[$COND.BB376]">
            <text:p/>
          </table:table-cell>
        </table:table-row>
        <table:table-row table:style-name="ro1">
          <table:table-cell table:formula="of:=[$COND.BB377]">
            <text:p/>
          </table:table-cell>
        </table:table-row>
        <table:table-row table:style-name="ro1">
          <table:table-cell table:formula="of:=[$COND.BB378]">
            <text:p/>
          </table:table-cell>
        </table:table-row>
        <table:table-row table:style-name="ro1">
          <table:table-cell table:formula="of:=[$COND.BB379]">
            <text:p/>
          </table:table-cell>
        </table:table-row>
        <table:table-row table:style-name="ro1">
          <table:table-cell table:formula="of:=[$COND.BB380]">
            <text:p/>
          </table:table-cell>
        </table:table-row>
        <table:table-row table:style-name="ro1">
          <table:table-cell table:formula="of:=[$COND.BB381]">
            <text:p/>
          </table:table-cell>
        </table:table-row>
        <table:table-row table:style-name="ro1">
          <table:table-cell table:formula="of:=[$COND.BB382]">
            <text:p/>
          </table:table-cell>
        </table:table-row>
        <table:table-row table:style-name="ro1">
          <table:table-cell table:formula="of:=[$COND.BB383]">
            <text:p/>
          </table:table-cell>
        </table:table-row>
        <table:table-row table:style-name="ro1">
          <table:table-cell table:formula="of:=[$COND.BB384]">
            <text:p/>
          </table:table-cell>
        </table:table-row>
        <table:table-row table:style-name="ro1">
          <table:table-cell table:formula="of:=[$COND.BB385]">
            <text:p/>
          </table:table-cell>
        </table:table-row>
        <table:table-row table:style-name="ro1">
          <table:table-cell table:formula="of:=[$COND.BB386]">
            <text:p/>
          </table:table-cell>
        </table:table-row>
        <table:table-row table:style-name="ro1">
          <table:table-cell table:formula="of:=[$COND.BB387]">
            <text:p/>
          </table:table-cell>
        </table:table-row>
        <table:table-row table:style-name="ro1">
          <table:table-cell table:formula="of:=[$COND.BB388]">
            <text:p/>
          </table:table-cell>
        </table:table-row>
        <table:table-row table:style-name="ro1">
          <table:table-cell table:formula="of:=[$COND.BB389]">
            <text:p/>
          </table:table-cell>
        </table:table-row>
        <table:table-row table:style-name="ro1">
          <table:table-cell table:formula="of:=[$COND.BB390]">
            <text:p/>
          </table:table-cell>
        </table:table-row>
        <table:table-row table:style-name="ro1">
          <table:table-cell table:formula="of:=[$COND.BB391]">
            <text:p/>
          </table:table-cell>
        </table:table-row>
        <table:table-row table:style-name="ro1">
          <table:table-cell table:formula="of:=[$COND.BB392]">
            <text:p/>
          </table:table-cell>
        </table:table-row>
        <table:table-row table:style-name="ro1">
          <table:table-cell table:formula="of:=[$COND.BB393]">
            <text:p/>
          </table:table-cell>
        </table:table-row>
        <table:table-row table:style-name="ro1">
          <table:table-cell table:formula="of:=[$COND.BB394]">
            <text:p/>
          </table:table-cell>
        </table:table-row>
        <table:table-row table:style-name="ro1">
          <table:table-cell table:formula="of:=[$COND.BB395]">
            <text:p/>
          </table:table-cell>
        </table:table-row>
        <table:table-row table:style-name="ro1">
          <table:table-cell table:formula="of:=[$COND.BB396]">
            <text:p/>
          </table:table-cell>
        </table:table-row>
        <table:table-row table:style-name="ro1">
          <table:table-cell table:formula="of:=[$COND.BB397]">
            <text:p/>
          </table:table-cell>
        </table:table-row>
        <table:table-row table:style-name="ro1">
          <table:table-cell table:formula="of:=[$COND.BB398]">
            <text:p/>
          </table:table-cell>
        </table:table-row>
        <table:table-row table:style-name="ro1">
          <table:table-cell table:formula="of:=[$COND.BB399]">
            <text:p/>
          </table:table-cell>
        </table:table-row>
        <table:table-row table:style-name="ro1">
          <table:table-cell table:formula="of:=[$COND.BB400]">
            <text:p/>
          </table:table-cell>
        </table:table-row>
        <table:table-row table:style-name="ro1">
          <table:table-cell table:formula="of:=[$COND.BB401]">
            <text:p/>
          </table:table-cell>
        </table:table-row>
        <table:table-row table:style-name="ro1">
          <table:table-cell table:formula="of:=[$COND.BB402]">
            <text:p/>
          </table:table-cell>
        </table:table-row>
        <table:table-row table:style-name="ro1">
          <table:table-cell table:formula="of:=[$COND.BB403]">
            <text:p/>
          </table:table-cell>
        </table:table-row>
        <table:table-row table:style-name="ro1">
          <table:table-cell table:formula="of:=[$COND.BB404]">
            <text:p/>
          </table:table-cell>
        </table:table-row>
        <table:table-row table:style-name="ro1">
          <table:table-cell table:formula="of:=[$COND.BB405]">
            <text:p/>
          </table:table-cell>
        </table:table-row>
        <table:table-row table:style-name="ro1">
          <table:table-cell table:formula="of:=[$COND.BB406]">
            <text:p/>
          </table:table-cell>
        </table:table-row>
        <table:table-row table:style-name="ro1">
          <table:table-cell table:formula="of:=[$COND.BB407]">
            <text:p/>
          </table:table-cell>
        </table:table-row>
        <table:table-row table:style-name="ro1">
          <table:table-cell table:formula="of:=[$COND.BB408]">
            <text:p/>
          </table:table-cell>
        </table:table-row>
        <table:table-row table:style-name="ro1">
          <table:table-cell table:formula="of:=[$COND.BB409]">
            <text:p/>
          </table:table-cell>
        </table:table-row>
        <table:table-row table:style-name="ro1">
          <table:table-cell table:formula="of:=[$COND.BB410]">
            <text:p/>
          </table:table-cell>
        </table:table-row>
        <table:table-row table:style-name="ro1">
          <table:table-cell table:formula="of:=[$COND.BB411]">
            <text:p/>
          </table:table-cell>
        </table:table-row>
        <table:table-row table:style-name="ro1">
          <table:table-cell table:formula="of:=[$COND.BB412]">
            <text:p/>
          </table:table-cell>
        </table:table-row>
        <table:table-row table:style-name="ro1">
          <table:table-cell table:formula="of:=[$COND.BB413]">
            <text:p/>
          </table:table-cell>
        </table:table-row>
        <table:table-row table:style-name="ro1">
          <table:table-cell table:formula="of:=[$COND.BB414]">
            <text:p/>
          </table:table-cell>
        </table:table-row>
        <table:table-row table:style-name="ro1">
          <table:table-cell table:formula="of:=[$COND.BB415]">
            <text:p/>
          </table:table-cell>
        </table:table-row>
        <table:table-row table:style-name="ro1">
          <table:table-cell table:formula="of:=[$COND.BB416]">
            <text:p/>
          </table:table-cell>
        </table:table-row>
        <table:table-row table:style-name="ro1">
          <table:table-cell table:formula="of:=[$COND.BB417]">
            <text:p/>
          </table:table-cell>
        </table:table-row>
        <table:table-row table:style-name="ro1">
          <table:table-cell table:formula="of:=[$COND.BB418]">
            <text:p/>
          </table:table-cell>
        </table:table-row>
        <table:table-row table:style-name="ro1">
          <table:table-cell table:formula="of:=[$COND.BB419]">
            <text:p/>
          </table:table-cell>
        </table:table-row>
        <table:table-row table:style-name="ro1">
          <table:table-cell table:formula="of:=[$COND.BB420]">
            <text:p/>
          </table:table-cell>
        </table:table-row>
        <table:table-row table:style-name="ro1">
          <table:table-cell table:formula="of:=[$COND.BB421]">
            <text:p/>
          </table:table-cell>
        </table:table-row>
        <table:table-row table:style-name="ro1">
          <table:table-cell table:formula="of:=[$COND.BB422]">
            <text:p/>
          </table:table-cell>
        </table:table-row>
        <table:table-row table:style-name="ro1">
          <table:table-cell table:formula="of:=[$COND.BB423]">
            <text:p/>
          </table:table-cell>
        </table:table-row>
        <table:table-row table:style-name="ro1">
          <table:table-cell table:formula="of:=[$COND.BB424]">
            <text:p/>
          </table:table-cell>
        </table:table-row>
        <table:table-row table:style-name="ro1">
          <table:table-cell table:formula="of:=[$COND.BB425]">
            <text:p/>
          </table:table-cell>
        </table:table-row>
        <table:table-row table:style-name="ro1">
          <table:table-cell table:formula="of:=[$COND.BB426]">
            <text:p/>
          </table:table-cell>
        </table:table-row>
        <table:table-row table:style-name="ro1">
          <table:table-cell table:formula="of:=[$COND.BB427]">
            <text:p/>
          </table:table-cell>
        </table:table-row>
        <table:table-row table:style-name="ro1">
          <table:table-cell table:formula="of:=[$COND.BB428]">
            <text:p/>
          </table:table-cell>
        </table:table-row>
        <table:table-row table:style-name="ro1">
          <table:table-cell table:formula="of:=[$COND.BB429]">
            <text:p/>
          </table:table-cell>
        </table:table-row>
        <table:table-row table:style-name="ro1">
          <table:table-cell table:formula="of:=[$COND.BB430]">
            <text:p/>
          </table:table-cell>
        </table:table-row>
        <table:table-row table:style-name="ro1">
          <table:table-cell table:formula="of:=[$COND.BB431]">
            <text:p/>
          </table:table-cell>
        </table:table-row>
        <table:table-row table:style-name="ro1">
          <table:table-cell table:formula="of:=[$COND.BB432]">
            <text:p/>
          </table:table-cell>
        </table:table-row>
        <table:table-row table:style-name="ro1">
          <table:table-cell table:formula="of:=[$COND.BB433]">
            <text:p/>
          </table:table-cell>
        </table:table-row>
        <table:table-row table:style-name="ro1">
          <table:table-cell table:formula="of:=[$COND.BB434]">
            <text:p/>
          </table:table-cell>
        </table:table-row>
        <table:table-row table:style-name="ro1">
          <table:table-cell table:formula="of:=[$COND.BB435]">
            <text:p/>
          </table:table-cell>
        </table:table-row>
        <table:table-row table:style-name="ro1">
          <table:table-cell table:formula="of:=[$COND.BB436]">
            <text:p/>
          </table:table-cell>
        </table:table-row>
        <table:table-row table:style-name="ro1">
          <table:table-cell table:formula="of:=[$COND.BB437]">
            <text:p/>
          </table:table-cell>
        </table:table-row>
        <table:table-row table:style-name="ro1">
          <table:table-cell table:formula="of:=[$COND.BB438]">
            <text:p/>
          </table:table-cell>
        </table:table-row>
        <table:table-row table:style-name="ro1">
          <table:table-cell table:formula="of:=[$COND.BB439]">
            <text:p/>
          </table:table-cell>
        </table:table-row>
        <table:table-row table:style-name="ro1">
          <table:table-cell table:formula="of:=[$COND.BB440]">
            <text:p/>
          </table:table-cell>
        </table:table-row>
        <table:table-row table:style-name="ro1">
          <table:table-cell table:formula="of:=[$COND.BB441]">
            <text:p/>
          </table:table-cell>
        </table:table-row>
        <table:table-row table:style-name="ro1">
          <table:table-cell table:formula="of:=[$COND.BB442]">
            <text:p/>
          </table:table-cell>
        </table:table-row>
        <table:table-row table:style-name="ro1">
          <table:table-cell table:formula="of:=[$COND.BB443]">
            <text:p/>
          </table:table-cell>
        </table:table-row>
        <table:table-row table:style-name="ro1">
          <table:table-cell table:formula="of:=[$COND.BB444]">
            <text:p/>
          </table:table-cell>
        </table:table-row>
        <table:table-row table:style-name="ro1">
          <table:table-cell table:formula="of:=[$COND.BB445]">
            <text:p/>
          </table:table-cell>
        </table:table-row>
        <table:table-row table:style-name="ro1">
          <table:table-cell table:formula="of:=[$COND.BB446]">
            <text:p/>
          </table:table-cell>
        </table:table-row>
        <table:table-row table:style-name="ro1">
          <table:table-cell table:formula="of:=[$COND.BB447]" office:value-type="string" office:string-value="}" calcext:value-type="string"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18:51:49.565257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5T19:30:38.758808289</meta:creation-date>
    <dc:date>2020-01-12T21:04:09.856085570</dc:date>
    <meta:editing-duration>P8DT5H22M50S</meta:editing-duration>
    <meta:editing-cycles>1534</meta:editing-cycles>
    <meta:generator>LibreOffice/6.3.4.2$Linux_X86_64 LibreOffice_project/30$Build-2</meta:generator>
    <meta:document-statistic meta:table-count="4" meta:cell-count="14508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0)
oCell = xSheet.getCellByPosition(1,8)
filePath = oCell.getString()
oCell = xSheet.getCellByPosition(1,9)
fileName = oCell.getString()

rem ----------------------------------------------------------------------
dim args1(0) as new com.sun.star.beans.PropertyValue
args1(0).Name = "Nr"
args1(0).Value = 2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1

dispatcher.executeDispatch(document, ".uno:JumpToTable", "", 0, args5())

End Sub
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rem ----------------------------------------------------------------------------------------------------------

Sub ecriture_conducteur

rem macro for part formatting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xSheet = ThisComponent.Sheets(2)
oCell = xSheet.getCellByPosition(7,0)
filePath = oCell.getString()
oCell = xSheet.getCellByPosition(7,1)
fileName = oCell.getString()

rem ----------------------------------------------------------------------
dim args1(0) as new com.sun.star.beans.PropertyValue
args1(0).Name = "Nr"
args1(0).Value = 4

dispatcher.executeDispatch(document, ".uno:JumpToTable", "", 0, args1())

rem ----------------------------------------------------------------------
dim args2(2) as new com.sun.star.beans.PropertyValue
args2(0).Name = "URL"
args2(0).Value = "file://" + filePath + "/" + fileName
rem args2(0).Value = "file:///media/Documents/Partitions/lilypond/17-BWV1046/00-Common/00_BWV1046_Format_Corno.ly"
args2(1).Name = "FilterName"
args2(1).Value = "Text - txt - csv (StarCalc)"
args2(2).Name = "FilterOptions"
args2(2).Value = "44,34,76,1,,0,false,true,true,false,false"

dispatcher.executeDispatch(document, ".uno:SaveAs", "", 0, args2())

rem ----------------------------------------------------------------------
dim args3(0) as new com.sun.star.beans.PropertyValue
args3(0).Name = "Nr"
args3(0).Value = 3

dispatcher.executeDispatch(document, ".uno:JumpToTable", "", 0, args3())

rem ----------------------------------------------------------------------
dim args4(1) as new com.sun.star.beans.PropertyValue
args4(0).Name = "URL"
args4(0).Value = "file:///media/Documents/Partitions/lilypond/18-BrahmsDouble/ToolPartFormatting_v2.ods"
args4(1).Name = "FilterName"
args4(1).Value = "calc8"

dispatcher.executeDispatch(document, ".uno:SaveAs", "", 0, args4())

rem ----------------------------------------------------------------------
dim args5(0) as new com.sun.star.beans.PropertyValue
args5(0).Name = "Nr"
args5(0).Value = 3

dispatcher.executeDispatch(document, ".uno:JumpToTable", "", 0, args5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